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Таблица1.A319" style:family="table-cell">
      <style:table-cell-properties fo:padding="0.097cm" fo:border-left="0.05pt solid #000000" fo:border-right="none" fo:border-top="none" fo:border-bottom="0.05pt solid #000000"/>
    </style:style>
    <style:style style:name="Таблица1.A320" style:family="table-cell">
      <style:table-cell-properties fo:padding="0.097cm" fo:border-left="0.05pt solid #000000" fo:border-right="none" fo:border-top="none" fo:border-bottom="0.05pt solid #000000"/>
    </style:style>
    <style:style style:name="Таблица1.A321" style:family="table-cell">
      <style:table-cell-properties fo:padding="0.097cm" fo:border-left="0.05pt solid #000000" fo:border-right="none" fo:border-top="none" fo:border-bottom="0.05pt solid #000000"/>
    </style:style>
    <style:style style:name="Таблица1.A322" style:family="table-cell">
      <style:table-cell-properties fo:padding="0.097cm" fo:border-left="0.05pt solid #000000" fo:border-right="none" fo:border-top="none" fo:border-bottom="0.05pt solid #000000"/>
    </style:style>
    <style:style style:name="Таблица1.A323" style:family="table-cell">
      <style:table-cell-properties fo:padding="0.097cm" fo:border-left="0.05pt solid #000000" fo:border-right="none" fo:border-top="none" fo:border-bottom="0.05pt solid #000000"/>
    </style:style>
    <style:style style:name="Таблица1.A324" style:family="table-cell">
      <style:table-cell-properties fo:padding="0.097cm" fo:border-left="0.05pt solid #000000" fo:border-right="none" fo:border-top="none" fo:border-bottom="0.05pt solid #000000"/>
    </style:style>
    <style:style style:name="Таблица1.A325" style:family="table-cell">
      <style:table-cell-properties fo:padding="0.097cm" fo:border-left="0.05pt solid #000000" fo:border-right="none" fo:border-top="none" fo:border-bottom="0.05pt solid #000000"/>
    </style:style>
    <style:style style:name="Таблица1.A326" style:family="table-cell">
      <style:table-cell-properties fo:padding="0.097cm" fo:border-left="0.05pt solid #000000" fo:border-right="none" fo:border-top="none" fo:border-bottom="0.05pt solid #000000"/>
    </style:style>
    <style:style style:name="Таблица1.A327" style:family="table-cell">
      <style:table-cell-properties fo:padding="0.097cm" fo:border-left="0.05pt solid #000000" fo:border-right="none" fo:border-top="none" fo:border-bottom="0.05pt solid #000000"/>
    </style:style>
    <style:style style:name="Таблица1.A328" style:family="table-cell">
      <style:table-cell-properties fo:padding="0.097cm" fo:border-left="0.05pt solid #000000" fo:border-right="none" fo:border-top="none" fo:border-bottom="0.05pt solid #000000"/>
    </style:style>
    <style:style style:name="Таблица1.A329" style:family="table-cell">
      <style:table-cell-properties fo:padding="0.097cm" fo:border-left="0.05pt solid #000000" fo:border-right="none" fo:border-top="none" fo:border-bottom="0.05pt solid #000000"/>
    </style:style>
    <style:style style:name="Таблица1.A330" style:family="table-cell">
      <style:table-cell-properties fo:padding="0.097cm" fo:border-left="0.05pt solid #000000" fo:border-right="none" fo:border-top="none" fo:border-bottom="0.05pt solid #000000"/>
    </style:style>
    <style:style style:name="Таблица1.A331" style:family="table-cell">
      <style:table-cell-properties fo:padding="0.097cm" fo:border-left="0.05pt solid #000000" fo:border-right="none" fo:border-top="none" fo:border-bottom="0.05pt solid #000000"/>
    </style:style>
    <style:style style:name="Таблица1.A332" style:family="table-cell">
      <style:table-cell-properties fo:padding="0.097cm" fo:border-left="0.05pt solid #000000" fo:border-right="none" fo:border-top="none" fo:border-bottom="0.05pt solid #000000"/>
    </style:style>
    <style:style style:name="Таблица1.A333" style:family="table-cell">
      <style:table-cell-properties fo:padding="0.097cm" fo:border-left="0.05pt solid #000000" fo:border-right="none" fo:border-top="none" fo:border-bottom="0.05pt solid #000000"/>
    </style:style>
    <style:style style:name="Таблица1.A334" style:family="table-cell">
      <style:table-cell-properties fo:padding="0.097cm" fo:border-left="0.05pt solid #000000" fo:border-right="none" fo:border-top="none" fo:border-bottom="0.05pt solid #000000"/>
    </style:style>
    <style:style style:name="Таблица1.A335" style:family="table-cell">
      <style:table-cell-properties fo:padding="0.097cm" fo:border-left="0.05pt solid #000000" fo:border-right="none" fo:border-top="none" fo:border-bottom="0.05pt solid #000000"/>
    </style:style>
    <style:style style:name="Таблица1.A336" style:family="table-cell">
      <style:table-cell-properties fo:padding="0.097cm" fo:border-left="0.05pt solid #000000" fo:border-right="none" fo:border-top="none" fo:border-bottom="0.05pt solid #000000"/>
    </style:style>
    <style:style style:name="Таблица1.A337" style:family="table-cell">
      <style:table-cell-properties fo:padding="0.097cm" fo:border-left="0.05pt solid #000000" fo:border-right="none" fo:border-top="none" fo:border-bottom="0.05pt solid #000000"/>
    </style:style>
    <style:style style:name="Таблица1.A338" style:family="table-cell">
      <style:table-cell-properties fo:padding="0.097cm" fo:border-left="0.05pt solid #000000" fo:border-right="none" fo:border-top="none" fo:border-bottom="0.05pt solid #000000"/>
    </style:style>
    <style:style style:name="Таблица1.A339" style:family="table-cell">
      <style:table-cell-properties fo:padding="0.097cm" fo:border-left="0.05pt solid #000000" fo:border-right="none" fo:border-top="none" fo:border-bottom="0.05pt solid #000000"/>
    </style:style>
    <style:style style:name="Таблица1.A340" style:family="table-cell">
      <style:table-cell-properties fo:padding="0.097cm" fo:border-left="0.05pt solid #000000" fo:border-right="none" fo:border-top="none" fo:border-bottom="0.05pt solid #000000"/>
    </style:style>
    <style:style style:name="Таблица1.A341" style:family="table-cell">
      <style:table-cell-properties fo:padding="0.097cm" fo:border-left="0.05pt solid #000000" fo:border-right="none" fo:border-top="none" fo:border-bottom="0.05pt solid #000000"/>
    </style:style>
    <style:style style:name="Таблица1.A342" style:family="table-cell">
      <style:table-cell-properties fo:padding="0.097cm" fo:border-left="0.05pt solid #000000" fo:border-right="none" fo:border-top="none" fo:border-bottom="0.05pt solid #000000"/>
    </style:style>
    <style:style style:name="Таблица1.A343" style:family="table-cell">
      <style:table-cell-properties fo:padding="0.097cm" fo:border-left="0.05pt solid #000000" fo:border-right="none" fo:border-top="none" fo:border-bottom="0.05pt solid #000000"/>
    </style:style>
    <style:style style:name="Таблица1.A344" style:family="table-cell">
      <style:table-cell-properties fo:padding="0.097cm" fo:border-left="0.05pt solid #000000" fo:border-right="none" fo:border-top="none" fo:border-bottom="0.05pt solid #000000"/>
    </style:style>
    <style:style style:name="Таблица1.A345" style:family="table-cell">
      <style:table-cell-properties fo:padding="0.097cm" fo:border-left="0.05pt solid #000000" fo:border-right="none" fo:border-top="none" fo:border-bottom="0.05pt solid #000000"/>
    </style:style>
    <style:style style:name="Таблица1.A346" style:family="table-cell">
      <style:table-cell-properties fo:padding="0.097cm" fo:border-left="0.05pt solid #000000" fo:border-right="none" fo:border-top="none" fo:border-bottom="0.05pt solid #000000"/>
    </style:style>
    <style:style style:name="Таблица1.A347" style:family="table-cell">
      <style:table-cell-properties fo:padding="0.097cm" fo:border-left="0.05pt solid #000000" fo:border-right="none" fo:border-top="none" fo:border-bottom="0.05pt solid #000000"/>
    </style:style>
    <style:style style:name="Таблица1.A348" style:family="table-cell">
      <style:table-cell-properties fo:padding="0.097cm" fo:border-left="0.05pt solid #000000" fo:border-right="none" fo:border-top="none" fo:border-bottom="0.05pt solid #000000"/>
    </style:style>
    <style:style style:name="Таблица1.A349" style:family="table-cell">
      <style:table-cell-properties fo:padding="0.097cm" fo:border-left="0.05pt solid #000000" fo:border-right="none" fo:border-top="none" fo:border-bottom="0.05pt solid #000000"/>
    </style:style>
    <style:style style:name="Таблица1.A350" style:family="table-cell">
      <style:table-cell-properties fo:padding="0.097cm" fo:border-left="0.05pt solid #000000" fo:border-right="none" fo:border-top="none" fo:border-bottom="0.05pt solid #000000"/>
    </style:style>
    <style:style style:name="Таблица1.A351" style:family="table-cell">
      <style:table-cell-properties fo:padding="0.097cm" fo:border-left="0.05pt solid #000000" fo:border-right="none" fo:border-top="none" fo:border-bottom="0.05pt solid #000000"/>
    </style:style>
    <style:style style:name="Таблица1.A352" style:family="table-cell">
      <style:table-cell-properties fo:padding="0.097cm" fo:border-left="0.05pt solid #000000" fo:border-right="none" fo:border-top="none" fo:border-bottom="0.05pt solid #000000"/>
    </style:style>
    <style:style style:name="Таблица1.A353" style:family="table-cell">
      <style:table-cell-properties fo:padding="0.097cm" fo:border-left="0.05pt solid #000000" fo:border-right="none" fo:border-top="none" fo:border-bottom="0.05pt solid #000000"/>
    </style:style>
    <style:style style:name="Таблица1.A354" style:family="table-cell">
      <style:table-cell-properties fo:padding="0.097cm" fo:border-left="0.05pt solid #000000" fo:border-right="none" fo:border-top="none" fo:border-bottom="0.05pt solid #000000"/>
    </style:style>
    <style:style style:name="Таблица1.A355" style:family="table-cell">
      <style:table-cell-properties fo:padding="0.097cm" fo:border-left="0.05pt solid #000000" fo:border-right="none" fo:border-top="none" fo:border-bottom="0.05pt solid #000000"/>
    </style:style>
    <style:style style:name="Таблица1.A356" style:family="table-cell">
      <style:table-cell-properties fo:padding="0.097cm" fo:border-left="0.05pt solid #000000" fo:border-right="none" fo:border-top="none" fo:border-bottom="0.05pt solid #000000"/>
    </style:style>
    <style:style style:name="Таблица1.A357" style:family="table-cell">
      <style:table-cell-properties fo:padding="0.097cm" fo:border-left="0.05pt solid #000000" fo:border-right="none" fo:border-top="none" fo:border-bottom="0.05pt solid #000000"/>
    </style:style>
    <style:style style:name="Таблица1.A358" style:family="table-cell">
      <style:table-cell-properties fo:padding="0.097cm" fo:border-left="0.05pt solid #000000" fo:border-right="none" fo:border-top="none" fo:border-bottom="0.05pt solid #000000"/>
    </style:style>
    <style:style style:name="Таблица1.A359" style:family="table-cell">
      <style:table-cell-properties fo:padding="0.097cm" fo:border-left="0.05pt solid #000000" fo:border-right="none" fo:border-top="none" fo:border-bottom="0.05pt solid #000000"/>
    </style:style>
    <style:style style:name="Таблица1.A360" style:family="table-cell">
      <style:table-cell-properties fo:padding="0.097cm" fo:border-left="0.05pt solid #000000" fo:border-right="none" fo:border-top="none" fo:border-bottom="0.05pt solid #000000"/>
    </style:style>
    <style:style style:name="Таблица1.A361" style:family="table-cell">
      <style:table-cell-properties fo:padding="0.097cm" fo:border-left="0.05pt solid #000000" fo:border-right="none" fo:border-top="none" fo:border-bottom="0.05pt solid #000000"/>
    </style:style>
    <style:style style:name="Таблица1.A362" style:family="table-cell">
      <style:table-cell-properties fo:padding="0.097cm" fo:border-left="0.05pt solid #000000" fo:border-right="none" fo:border-top="none" fo:border-bottom="0.05pt solid #000000"/>
    </style:style>
    <style:style style:name="Таблица1.A363" style:family="table-cell">
      <style:table-cell-properties fo:padding="0.097cm" fo:border-left="0.05pt solid #000000" fo:border-right="none" fo:border-top="none" fo:border-bottom="0.05pt solid #000000"/>
    </style:style>
    <style:style style:name="Таблица1.A364" style:family="table-cell">
      <style:table-cell-properties fo:padding="0.097cm" fo:border-left="0.05pt solid #000000" fo:border-right="none" fo:border-top="none" fo:border-bottom="0.05pt solid #000000"/>
    </style:style>
    <style:style style:name="Таблица1.A365" style:family="table-cell">
      <style:table-cell-properties fo:padding="0.097cm" fo:border-left="0.05pt solid #000000" fo:border-right="none" fo:border-top="none" fo:border-bottom="0.05pt solid #000000"/>
    </style:style>
    <style:style style:name="Таблица1.A366" style:family="table-cell">
      <style:table-cell-properties fo:padding="0.097cm" fo:border-left="0.05pt solid #000000" fo:border-right="none" fo:border-top="none" fo:border-bottom="0.05pt solid #000000"/>
    </style:style>
    <style:style style:name="Таблица1.A367" style:family="table-cell">
      <style:table-cell-properties fo:padding="0.097cm" fo:border-left="0.05pt solid #000000" fo:border-right="none" fo:border-top="none" fo:border-bottom="0.05pt solid #000000"/>
    </style:style>
    <style:style style:name="Таблица1.A368" style:family="table-cell">
      <style:table-cell-properties fo:padding="0.097cm" fo:border-left="0.05pt solid #000000" fo:border-right="none" fo:border-top="none" fo:border-bottom="0.05pt solid #000000"/>
    </style:style>
    <style:style style:name="Таблица1.A369" style:family="table-cell">
      <style:table-cell-properties fo:padding="0.097cm" fo:border-left="0.05pt solid #000000" fo:border-right="none" fo:border-top="none" fo:border-bottom="0.05pt solid #000000"/>
    </style:style>
    <style:style style:name="Таблица1.A370" style:family="table-cell">
      <style:table-cell-properties fo:padding="0.097cm" fo:border-left="0.05pt solid #000000" fo:border-right="none" fo:border-top="none" fo:border-bottom="0.05pt solid #000000"/>
    </style:style>
    <style:style style:name="Таблица1.A371" style:family="table-cell">
      <style:table-cell-properties fo:padding="0.097cm" fo:border-left="0.05pt solid #000000" fo:border-right="none" fo:border-top="none" fo:border-bottom="0.05pt solid #000000"/>
    </style:style>
    <style:style style:name="Таблица1.A372" style:family="table-cell">
      <style:table-cell-properties fo:padding="0.097cm" fo:border-left="0.05pt solid #000000" fo:border-right="none" fo:border-top="none" fo:border-bottom="0.05pt solid #000000"/>
    </style:style>
    <style:style style:name="Таблица1.A373" style:family="table-cell">
      <style:table-cell-properties fo:padding="0.097cm" fo:border-left="0.05pt solid #000000" fo:border-right="none" fo:border-top="none" fo:border-bottom="0.05pt solid #000000"/>
    </style:style>
    <style:style style:name="Таблица1.A374" style:family="table-cell">
      <style:table-cell-properties fo:padding="0.097cm" fo:border-left="0.05pt solid #000000" fo:border-right="none" fo:border-top="none" fo:border-bottom="0.05pt solid #000000"/>
    </style:style>
    <style:style style:name="Таблица1.A375" style:family="table-cell">
      <style:table-cell-properties fo:padding="0.097cm" fo:border-left="0.05pt solid #000000" fo:border-right="none" fo:border-top="none" fo:border-bottom="0.05pt solid #000000"/>
    </style:style>
    <style:style style:name="Таблица1.A376" style:family="table-cell">
      <style:table-cell-properties fo:padding="0.097cm" fo:border-left="0.05pt solid #000000" fo:border-right="none" fo:border-top="none" fo:border-bottom="0.05pt solid #000000"/>
    </style:style>
    <style:style style:name="Таблица1.A377" style:family="table-cell">
      <style:table-cell-properties fo:padding="0.097cm" fo:border-left="0.05pt solid #000000" fo:border-right="none" fo:border-top="none" fo:border-bottom="0.05pt solid #000000"/>
    </style:style>
    <style:style style:name="Таблица1.A378" style:family="table-cell">
      <style:table-cell-properties fo:padding="0.097cm" fo:border-left="0.05pt solid #000000" fo:border-right="none" fo:border-top="none" fo:border-bottom="0.05pt solid #000000"/>
    </style:style>
    <style:style style:name="Таблица1.A379" style:family="table-cell">
      <style:table-cell-properties fo:padding="0.097cm" fo:border-left="0.05pt solid #000000" fo:border-right="none" fo:border-top="none" fo:border-bottom="0.05pt solid #000000"/>
    </style:style>
    <style:style style:name="Таблица1.A380" style:family="table-cell">
      <style:table-cell-properties fo:padding="0.097cm" fo:border-left="0.05pt solid #000000" fo:border-right="none" fo:border-top="none" fo:border-bottom="0.05pt solid #000000"/>
    </style:style>
    <style:style style:name="Таблица1.A381" style:family="table-cell">
      <style:table-cell-properties fo:padding="0.097cm" fo:border-left="0.05pt solid #000000" fo:border-right="none" fo:border-top="none" fo:border-bottom="0.05pt solid #000000"/>
    </style:style>
    <style:style style:name="Таблица1.A382" style:family="table-cell">
      <style:table-cell-properties fo:padding="0.097cm" fo:border-left="0.05pt solid #000000" fo:border-right="none" fo:border-top="none" fo:border-bottom="0.05pt solid #000000"/>
    </style:style>
    <style:style style:name="Таблица1.A383" style:family="table-cell">
      <style:table-cell-properties fo:padding="0.097cm" fo:border-left="0.05pt solid #000000" fo:border-right="none" fo:border-top="none" fo:border-bottom="0.05pt solid #000000"/>
    </style:style>
    <style:style style:name="Таблица1.A384" style:family="table-cell">
      <style:table-cell-properties fo:padding="0.097cm" fo:border-left="0.05pt solid #000000" fo:border-right="none" fo:border-top="none" fo:border-bottom="0.05pt solid #000000"/>
    </style:style>
    <style:style style:name="Таблица1.A385" style:family="table-cell">
      <style:table-cell-properties fo:padding="0.097cm" fo:border-left="0.05pt solid #000000" fo:border-right="none" fo:border-top="none" fo:border-bottom="0.05pt solid #000000"/>
    </style:style>
    <style:style style:name="Таблица1.A386" style:family="table-cell">
      <style:table-cell-properties fo:padding="0.097cm" fo:border-left="0.05pt solid #000000" fo:border-right="none" fo:border-top="none" fo:border-bottom="0.05pt solid #000000"/>
    </style:style>
    <style:style style:name="Таблица1.A387" style:family="table-cell">
      <style:table-cell-properties fo:padding="0.097cm" fo:border-left="0.05pt solid #000000" fo:border-right="none" fo:border-top="none" fo:border-bottom="0.05pt solid #000000"/>
    </style:style>
    <style:style style:name="Таблица1.A388" style:family="table-cell">
      <style:table-cell-properties fo:padding="0.097cm" fo:border-left="0.05pt solid #000000" fo:border-right="none" fo:border-top="none" fo:border-bottom="0.05pt solid #000000"/>
    </style:style>
    <style:style style:name="Таблица1.A389" style:family="table-cell">
      <style:table-cell-properties fo:padding="0.097cm" fo:border-left="0.05pt solid #000000" fo:border-right="none" fo:border-top="none" fo:border-bottom="0.05pt solid #000000"/>
    </style:style>
    <style:style style:name="Таблица1.A390" style:family="table-cell">
      <style:table-cell-properties fo:padding="0.097cm" fo:border-left="0.05pt solid #000000" fo:border-right="none" fo:border-top="none" fo:border-bottom="0.05pt solid #000000"/>
    </style:style>
    <style:style style:name="Таблица1.A391" style:family="table-cell">
      <style:table-cell-properties fo:padding="0.097cm" fo:border-left="0.05pt solid #000000" fo:border-right="none" fo:border-top="none" fo:border-bottom="0.05pt solid #000000"/>
    </style:style>
    <style:style style:name="Таблица1.A392" style:family="table-cell">
      <style:table-cell-properties fo:padding="0.097cm" fo:border-left="0.05pt solid #000000" fo:border-right="none" fo:border-top="none" fo:border-bottom="0.05pt solid #000000"/>
    </style:style>
    <style:style style:name="Таблица1.A393" style:family="table-cell">
      <style:table-cell-properties fo:padding="0.097cm" fo:border-left="0.05pt solid #000000" fo:border-right="none" fo:border-top="none" fo:border-bottom="0.05pt solid #000000"/>
    </style:style>
    <style:style style:name="Таблица1.A394" style:family="table-cell">
      <style:table-cell-properties fo:padding="0.097cm" fo:border-left="0.05pt solid #000000" fo:border-right="none" fo:border-top="none" fo:border-bottom="0.05pt solid #000000"/>
    </style:style>
    <style:style style:name="Таблица1.A395" style:family="table-cell">
      <style:table-cell-properties fo:padding="0.097cm" fo:border-left="0.05pt solid #000000" fo:border-right="none" fo:border-top="none" fo:border-bottom="0.05pt solid #000000"/>
    </style:style>
    <style:style style:name="Таблица1.A396" style:family="table-cell">
      <style:table-cell-properties fo:padding="0.097cm" fo:border-left="0.05pt solid #000000" fo:border-right="none" fo:border-top="none" fo:border-bottom="0.05pt solid #000000"/>
    </style:style>
    <style:style style:name="Таблица1.A397" style:family="table-cell">
      <style:table-cell-properties fo:padding="0.097cm" fo:border-left="0.05pt solid #000000" fo:border-right="none" fo:border-top="none" fo:border-bottom="0.05pt solid #000000"/>
    </style:style>
    <style:style style:name="Таблица1.A398" style:family="table-cell">
      <style:table-cell-properties fo:padding="0.097cm" fo:border-left="0.05pt solid #000000" fo:border-right="none" fo:border-top="none" fo:border-bottom="0.05pt solid #000000"/>
    </style:style>
    <style:style style:name="Таблица1.A399" style:family="table-cell">
      <style:table-cell-properties fo:padding="0.097cm" fo:border-left="0.05pt solid #000000" fo:border-right="none" fo:border-top="none" fo:border-bottom="0.05pt solid #000000"/>
    </style:style>
    <style:style style:name="Таблица1.A400" style:family="table-cell">
      <style:table-cell-properties fo:padding="0.097cm" fo:border-left="0.05pt solid #000000" fo:border-right="none" fo:border-top="none" fo:border-bottom="0.05pt solid #000000"/>
    </style:style>
    <style:style style:name="Таблица1.A401" style:family="table-cell">
      <style:table-cell-properties fo:padding="0.097cm" fo:border-left="0.05pt solid #000000" fo:border-right="none" fo:border-top="none" fo:border-bottom="0.05pt solid #000000"/>
    </style:style>
    <style:style style:name="Таблица1.A402" style:family="table-cell">
      <style:table-cell-properties fo:padding="0.097cm" fo:border-left="0.05pt solid #000000" fo:border-right="none" fo:border-top="none" fo:border-bottom="0.05pt solid #000000"/>
    </style:style>
    <style:style style:name="Таблица1.A403" style:family="table-cell">
      <style:table-cell-properties fo:padding="0.097cm" fo:border-left="0.05pt solid #000000" fo:border-right="none" fo:border-top="none" fo:border-bottom="0.05pt solid #000000"/>
    </style:style>
    <style:style style:name="Таблица1.A404" style:family="table-cell">
      <style:table-cell-properties fo:padding="0.097cm" fo:border-left="0.05pt solid #000000" fo:border-right="none" fo:border-top="none" fo:border-bottom="0.05pt solid #000000"/>
    </style:style>
    <style:style style:name="Таблица1.A405" style:family="table-cell">
      <style:table-cell-properties fo:padding="0.097cm" fo:border-left="0.05pt solid #000000" fo:border-right="none" fo:border-top="none" fo:border-bottom="0.05pt solid #000000"/>
    </style:style>
    <style:style style:name="Таблица1.A406" style:family="table-cell">
      <style:table-cell-properties fo:padding="0.097cm" fo:border-left="0.05pt solid #000000" fo:border-right="none" fo:border-top="none" fo:border-bottom="0.05pt solid #000000"/>
    </style:style>
    <style:style style:name="Таблица1.A407" style:family="table-cell">
      <style:table-cell-properties fo:padding="0.097cm" fo:border-left="0.05pt solid #000000" fo:border-right="none" fo:border-top="none" fo:border-bottom="0.05pt solid #000000"/>
    </style:style>
    <style:style style:name="Таблица1.A408" style:family="table-cell">
      <style:table-cell-properties fo:padding="0.097cm" fo:border-left="0.05pt solid #000000" fo:border-right="none" fo:border-top="none" fo:border-bottom="0.05pt solid #000000"/>
    </style:style>
    <style:style style:name="Таблица1.A409" style:family="table-cell">
      <style:table-cell-properties fo:padding="0.097cm" fo:border-left="0.05pt solid #000000" fo:border-right="none" fo:border-top="none" fo:border-bottom="0.05pt solid #000000"/>
    </style:style>
    <style:style style:name="Таблица1.A410" style:family="table-cell">
      <style:table-cell-properties fo:padding="0.097cm" fo:border-left="0.05pt solid #000000" fo:border-right="none" fo:border-top="none" fo:border-bottom="0.05pt solid #000000"/>
    </style:style>
    <style:style style:name="Таблица1.A411" style:family="table-cell">
      <style:table-cell-properties fo:padding="0.097cm" fo:border-left="0.05pt solid #000000" fo:border-right="none" fo:border-top="none" fo:border-bottom="0.05pt solid #000000"/>
    </style:style>
    <style:style style:name="Таблица1.A412" style:family="table-cell">
      <style:table-cell-properties fo:padding="0.097cm" fo:border-left="0.05pt solid #000000" fo:border-right="none" fo:border-top="none" fo:border-bottom="0.05pt solid #000000"/>
    </style:style>
    <style:style style:name="Таблица1.A413" style:family="table-cell">
      <style:table-cell-properties fo:padding="0.097cm" fo:border-left="0.05pt solid #000000" fo:border-right="none" fo:border-top="none" fo:border-bottom="0.05pt solid #000000"/>
    </style:style>
    <style:style style:name="Таблица1.A414" style:family="table-cell">
      <style:table-cell-properties fo:padding="0.097cm" fo:border-left="0.05pt solid #000000" fo:border-right="none" fo:border-top="none" fo:border-bottom="0.05pt solid #000000"/>
    </style:style>
    <style:style style:name="Таблица1.A415" style:family="table-cell">
      <style:table-cell-properties fo:padding="0.097cm" fo:border-left="0.05pt solid #000000" fo:border-right="none" fo:border-top="none" fo:border-bottom="0.05pt solid #000000"/>
    </style:style>
    <style:style style:name="Таблица1.A416" style:family="table-cell">
      <style:table-cell-properties fo:padding="0.097cm" fo:border-left="0.05pt solid #000000" fo:border-right="none" fo:border-top="none" fo:border-bottom="0.05pt solid #000000"/>
    </style:style>
    <style:style style:name="Таблица1.A417" style:family="table-cell">
      <style:table-cell-properties fo:padding="0.097cm" fo:border-left="0.05pt solid #000000" fo:border-right="none" fo:border-top="none" fo:border-bottom="0.05pt solid #000000"/>
    </style:style>
    <style:style style:name="Таблица1.A418" style:family="table-cell">
      <style:table-cell-properties fo:padding="0.097cm" fo:border-left="0.05pt solid #000000" fo:border-right="none" fo:border-top="none" fo:border-bottom="0.05pt solid #000000"/>
    </style:style>
    <style:style style:name="Таблица1.A419" style:family="table-cell">
      <style:table-cell-properties fo:padding="0.097cm" fo:border-left="0.05pt solid #000000" fo:border-right="none" fo:border-top="none" fo:border-bottom="0.05pt solid #000000"/>
    </style:style>
    <style:style style:name="Таблица1.A420" style:family="table-cell">
      <style:table-cell-properties fo:padding="0.097cm" fo:border-left="0.05pt solid #000000" fo:border-right="none" fo:border-top="none" fo:border-bottom="0.05pt solid #000000"/>
    </style:style>
    <style:style style:name="Таблица1.A421" style:family="table-cell">
      <style:table-cell-properties fo:padding="0.097cm" fo:border-left="0.05pt solid #000000" fo:border-right="none" fo:border-top="none" fo:border-bottom="0.05pt solid #000000"/>
    </style:style>
    <style:style style:name="Таблица1.A422" style:family="table-cell">
      <style:table-cell-properties fo:padding="0.097cm" fo:border-left="0.05pt solid #000000" fo:border-right="none" fo:border-top="none" fo:border-bottom="0.05pt solid #000000"/>
    </style:style>
    <style:style style:name="Таблица1.A423" style:family="table-cell">
      <style:table-cell-properties fo:padding="0.097cm" fo:border-left="0.05pt solid #000000" fo:border-right="none" fo:border-top="none" fo:border-bottom="0.05pt solid #000000"/>
    </style:style>
    <style:style style:name="Таблица1.A424" style:family="table-cell">
      <style:table-cell-properties fo:padding="0.097cm" fo:border-left="0.05pt solid #000000" fo:border-right="none" fo:border-top="none" fo:border-bottom="0.05pt solid #000000"/>
    </style:style>
    <style:style style:name="Таблица1.A425" style:family="table-cell">
      <style:table-cell-properties fo:padding="0.097cm" fo:border-left="0.05pt solid #000000" fo:border-right="none" fo:border-top="none" fo:border-bottom="0.05pt solid #000000"/>
    </style:style>
    <style:style style:name="Таблица1.A426" style:family="table-cell">
      <style:table-cell-properties fo:padding="0.097cm" fo:border-left="0.05pt solid #000000" fo:border-right="none" fo:border-top="none" fo:border-bottom="0.05pt solid #000000"/>
    </style:style>
    <style:style style:name="Таблица1.A427" style:family="table-cell">
      <style:table-cell-properties fo:padding="0.097cm" fo:border-left="0.05pt solid #000000" fo:border-right="none" fo:border-top="none" fo:border-bottom="0.05pt solid #000000"/>
    </style:style>
    <style:style style:name="Таблица1.A428" style:family="table-cell">
      <style:table-cell-properties fo:padding="0.097cm" fo:border-left="0.05pt solid #000000" fo:border-right="none" fo:border-top="none" fo:border-bottom="0.05pt solid #000000"/>
    </style:style>
    <style:style style:name="Таблица1.A429" style:family="table-cell">
      <style:table-cell-properties fo:padding="0.097cm" fo:border-left="0.05pt solid #000000" fo:border-right="none" fo:border-top="none" fo:border-bottom="0.05pt solid #000000"/>
    </style:style>
    <style:style style:name="Таблица1.A430" style:family="table-cell">
      <style:table-cell-properties fo:padding="0.097cm" fo:border-left="0.05pt solid #000000" fo:border-right="none" fo:border-top="none" fo:border-bottom="0.05pt solid #000000"/>
    </style:style>
    <style:style style:name="Таблица1.A431" style:family="table-cell">
      <style:table-cell-properties fo:padding="0.097cm" fo:border-left="0.05pt solid #000000" fo:border-right="none" fo:border-top="none" fo:border-bottom="0.05pt solid #000000"/>
    </style:style>
    <style:style style:name="Таблица1.A432" style:family="table-cell">
      <style:table-cell-properties fo:padding="0.097cm" fo:border-left="0.05pt solid #000000" fo:border-right="none" fo:border-top="none" fo:border-bottom="0.05pt solid #000000"/>
    </style:style>
    <style:style style:name="Таблица1.A433" style:family="table-cell">
      <style:table-cell-properties fo:padding="0.097cm" fo:border-left="0.05pt solid #000000" fo:border-right="none" fo:border-top="none" fo:border-bottom="0.05pt solid #000000"/>
    </style:style>
    <style:style style:name="Таблица1.A434" style:family="table-cell">
      <style:table-cell-properties fo:padding="0.097cm" fo:border-left="0.05pt solid #000000" fo:border-right="none" fo:border-top="none" fo:border-bottom="0.05pt solid #000000"/>
    </style:style>
    <style:style style:name="Таблица1.A435" style:family="table-cell">
      <style:table-cell-properties fo:padding="0.097cm" fo:border-left="0.05pt solid #000000" fo:border-right="none" fo:border-top="none" fo:border-bottom="0.05pt solid #000000"/>
    </style:style>
    <style:style style:name="Таблица1.A436" style:family="table-cell">
      <style:table-cell-properties fo:padding="0.097cm" fo:border-left="0.05pt solid #000000" fo:border-right="none" fo:border-top="none" fo:border-bottom="0.05pt solid #000000"/>
    </style:style>
    <style:style style:name="Таблица1.A437" style:family="table-cell">
      <style:table-cell-properties fo:padding="0.097cm" fo:border-left="0.05pt solid #000000" fo:border-right="none" fo:border-top="none" fo:border-bottom="0.05pt solid #000000"/>
    </style:style>
    <style:style style:name="Таблица1.A438" style:family="table-cell">
      <style:table-cell-properties fo:padding="0.097cm" fo:border-left="0.05pt solid #000000" fo:border-right="none" fo:border-top="none" fo:border-bottom="0.05pt solid #000000"/>
    </style:style>
    <style:style style:name="Таблица1.A439" style:family="table-cell">
      <style:table-cell-properties fo:padding="0.097cm" fo:border-left="0.05pt solid #000000" fo:border-right="none" fo:border-top="none" fo:border-bottom="0.05pt solid #000000"/>
    </style:style>
    <style:style style:name="Таблица1.A440" style:family="table-cell">
      <style:table-cell-properties fo:padding="0.097cm" fo:border-left="0.05pt solid #000000" fo:border-right="none" fo:border-top="none" fo:border-bottom="0.05pt solid #000000"/>
    </style:style>
    <style:style style:name="Таблица1.A441" style:family="table-cell">
      <style:table-cell-properties fo:padding="0.097cm" fo:border-left="0.05pt solid #000000" fo:border-right="none" fo:border-top="none" fo:border-bottom="0.05pt solid #000000"/>
    </style:style>
    <style:style style:name="Таблица1.A442" style:family="table-cell">
      <style:table-cell-properties fo:padding="0.097cm" fo:border-left="0.05pt solid #000000" fo:border-right="none" fo:border-top="none" fo:border-bottom="0.05pt solid #000000"/>
    </style:style>
    <style:style style:name="Таблица1.A443" style:family="table-cell">
      <style:table-cell-properties fo:padding="0.097cm" fo:border-left="0.05pt solid #000000" fo:border-right="none" fo:border-top="none" fo:border-bottom="0.05pt solid #000000"/>
    </style:style>
    <style:style style:name="Таблица1.A444" style:family="table-cell">
      <style:table-cell-properties fo:padding="0.097cm" fo:border-left="0.05pt solid #000000" fo:border-right="none" fo:border-top="none" fo:border-bottom="0.05pt solid #000000"/>
    </style:style>
    <style:style style:name="Таблица1.A445" style:family="table-cell">
      <style:table-cell-properties fo:padding="0.097cm" fo:border-left="0.05pt solid #000000" fo:border-right="none" fo:border-top="none" fo:border-bottom="0.05pt solid #000000"/>
    </style:style>
    <style:style style:name="Таблица1.A446" style:family="table-cell">
      <style:table-cell-properties fo:padding="0.097cm" fo:border-left="0.05pt solid #000000" fo:border-right="none" fo:border-top="none" fo:border-bottom="0.05pt solid #000000"/>
    </style:style>
    <style:style style:name="Таблица1.A447" style:family="table-cell">
      <style:table-cell-properties fo:padding="0.097cm" fo:border-left="0.05pt solid #000000" fo:border-right="none" fo:border-top="none" fo:border-bottom="0.05pt solid #000000"/>
    </style:style>
    <style:style style:name="Таблица1.A448" style:family="table-cell">
      <style:table-cell-properties fo:padding="0.097cm" fo:border-left="0.05pt solid #000000" fo:border-right="none" fo:border-top="none" fo:border-bottom="0.05pt solid #000000"/>
    </style:style>
    <style:style style:name="Таблица1.A449" style:family="table-cell">
      <style:table-cell-properties fo:padding="0.097cm" fo:border-left="0.05pt solid #000000" fo:border-right="none" fo:border-top="none" fo:border-bottom="0.05pt solid #000000"/>
    </style:style>
    <style:style style:name="Таблица1.A450" style:family="table-cell">
      <style:table-cell-properties fo:padding="0.097cm" fo:border-left="0.05pt solid #000000" fo:border-right="none" fo:border-top="none" fo:border-bottom="0.05pt solid #000000"/>
    </style:style>
    <style:style style:name="Таблица1.A451" style:family="table-cell">
      <style:table-cell-properties fo:padding="0.097cm" fo:border-left="0.05pt solid #000000" fo:border-right="none" fo:border-top="none" fo:border-bottom="0.05pt solid #000000"/>
    </style:style>
    <style:style style:name="Таблица1.A452" style:family="table-cell">
      <style:table-cell-properties fo:padding="0.097cm" fo:border-left="0.05pt solid #000000" fo:border-right="none" fo:border-top="none" fo:border-bottom="0.05pt solid #000000"/>
    </style:style>
    <style:style style:name="Таблица1.A453" style:family="table-cell">
      <style:table-cell-properties fo:padding="0.097cm" fo:border-left="0.05pt solid #000000" fo:border-right="none" fo:border-top="none" fo:border-bottom="0.05pt solid #000000"/>
    </style:style>
    <style:style style:name="Таблица1.A454" style:family="table-cell">
      <style:table-cell-properties fo:padding="0.097cm" fo:border-left="0.05pt solid #000000" fo:border-right="none" fo:border-top="none" fo:border-bottom="0.05pt solid #000000"/>
    </style:style>
    <style:style style:name="Таблица1.A455" style:family="table-cell">
      <style:table-cell-properties fo:padding="0.097cm" fo:border-left="0.05pt solid #000000" fo:border-right="none" fo:border-top="none" fo:border-bottom="0.05pt solid #000000"/>
    </style:style>
    <style:style style:name="Таблица1.A456" style:family="table-cell">
      <style:table-cell-properties fo:padding="0.097cm" fo:border-left="0.05pt solid #000000" fo:border-right="none" fo:border-top="none" fo:border-bottom="0.05pt solid #000000"/>
    </style:style>
    <style:style style:name="Таблица1.A457" style:family="table-cell">
      <style:table-cell-properties fo:padding="0.097cm" fo:border-left="0.05pt solid #000000" fo:border-right="none" fo:border-top="none" fo:border-bottom="0.05pt solid #000000"/>
    </style:style>
    <style:style style:name="Таблица1.A458" style:family="table-cell">
      <style:table-cell-properties fo:padding="0.097cm" fo:border-left="0.05pt solid #000000" fo:border-right="none" fo:border-top="none" fo:border-bottom="0.05pt solid #000000"/>
    </style:style>
    <style:style style:name="Таблица1.A459" style:family="table-cell">
      <style:table-cell-properties fo:padding="0.097cm" fo:border-left="0.05pt solid #000000" fo:border-right="none" fo:border-top="none" fo:border-bottom="0.05pt solid #000000"/>
    </style:style>
    <style:style style:name="Таблица1.A460" style:family="table-cell">
      <style:table-cell-properties fo:padding="0.097cm" fo:border-left="0.05pt solid #000000" fo:border-right="none" fo:border-top="none" fo:border-bottom="0.05pt solid #000000"/>
    </style:style>
    <style:style style:name="Таблица1.A461" style:family="table-cell">
      <style:table-cell-properties fo:padding="0.097cm" fo:border-left="0.05pt solid #000000" fo:border-right="none" fo:border-top="none" fo:border-bottom="0.05pt solid #000000"/>
    </style:style>
    <style:style style:name="Таблица1.A462" style:family="table-cell">
      <style:table-cell-properties fo:padding="0.097cm" fo:border-left="0.05pt solid #000000" fo:border-right="none" fo:border-top="none" fo:border-bottom="0.05pt solid #000000"/>
    </style:style>
    <style:style style:name="Таблица1.A463" style:family="table-cell">
      <style:table-cell-properties fo:padding="0.097cm" fo:border-left="0.05pt solid #000000" fo:border-right="none" fo:border-top="none" fo:border-bottom="0.05pt solid #000000"/>
    </style:style>
    <style:style style:name="Таблица1.A464" style:family="table-cell">
      <style:table-cell-properties fo:padding="0.097cm" fo:border-left="0.05pt solid #000000" fo:border-right="none" fo:border-top="none" fo:border-bottom="0.05pt solid #000000"/>
    </style:style>
    <style:style style:name="Таблица1.A465" style:family="table-cell">
      <style:table-cell-properties fo:padding="0.097cm" fo:border-left="0.05pt solid #000000" fo:border-right="none" fo:border-top="none" fo:border-bottom="0.05pt solid #000000"/>
    </style:style>
    <style:style style:name="Таблица1.A466" style:family="table-cell">
      <style:table-cell-properties fo:padding="0.097cm" fo:border-left="0.05pt solid #000000" fo:border-right="none" fo:border-top="none" fo:border-bottom="0.05pt solid #000000"/>
    </style:style>
    <style:style style:name="Таблица1.A467" style:family="table-cell">
      <style:table-cell-properties fo:padding="0.097cm" fo:border-left="0.05pt solid #000000" fo:border-right="none" fo:border-top="none" fo:border-bottom="0.05pt solid #000000"/>
    </style:style>
    <style:style style:name="Таблица1.A468" style:family="table-cell">
      <style:table-cell-properties fo:padding="0.097cm" fo:border-left="0.05pt solid #000000" fo:border-right="none" fo:border-top="none" fo:border-bottom="0.05pt solid #000000"/>
    </style:style>
    <style:style style:name="Таблица1.A469" style:family="table-cell">
      <style:table-cell-properties fo:padding="0.097cm" fo:border-left="0.05pt solid #000000" fo:border-right="none" fo:border-top="none" fo:border-bottom="0.05pt solid #000000"/>
    </style:style>
    <style:style style:name="Таблица1.A470" style:family="table-cell">
      <style:table-cell-properties fo:padding="0.097cm" fo:border-left="0.05pt solid #000000" fo:border-right="none" fo:border-top="none" fo:border-bottom="0.05pt solid #000000"/>
    </style:style>
    <style:style style:name="Таблица1.A471" style:family="table-cell">
      <style:table-cell-properties fo:padding="0.097cm" fo:border-left="0.05pt solid #000000" fo:border-right="none" fo:border-top="none" fo:border-bottom="0.05pt solid #000000"/>
    </style:style>
    <style:style style:name="Таблица1.A472" style:family="table-cell">
      <style:table-cell-properties fo:padding="0.097cm" fo:border-left="0.05pt solid #000000" fo:border-right="none" fo:border-top="none" fo:border-bottom="0.05pt solid #000000"/>
    </style:style>
    <style:style style:name="Таблица1.A473" style:family="table-cell">
      <style:table-cell-properties fo:padding="0.097cm" fo:border-left="0.05pt solid #000000" fo:border-right="none" fo:border-top="none" fo:border-bottom="0.05pt solid #000000"/>
    </style:style>
    <style:style style:name="Таблица1.A474" style:family="table-cell">
      <style:table-cell-properties fo:padding="0.097cm" fo:border-left="0.05pt solid #000000" fo:border-right="none" fo:border-top="none" fo:border-bottom="0.05pt solid #000000"/>
    </style:style>
    <style:style style:name="Таблица1.A475" style:family="table-cell">
      <style:table-cell-properties fo:padding="0.097cm" fo:border-left="0.05pt solid #000000" fo:border-right="none" fo:border-top="none" fo:border-bottom="0.05pt solid #000000"/>
    </style:style>
    <style:style style:name="Таблица1.A476" style:family="table-cell">
      <style:table-cell-properties fo:padding="0.097cm" fo:border-left="0.05pt solid #000000" fo:border-right="none" fo:border-top="none" fo:border-bottom="0.05pt solid #000000"/>
    </style:style>
    <style:style style:name="Таблица1.A477" style:family="table-cell">
      <style:table-cell-properties fo:padding="0.097cm" fo:border-left="0.05pt solid #000000" fo:border-right="none" fo:border-top="none" fo:border-bottom="0.05pt solid #000000"/>
    </style:style>
    <style:style style:name="Таблица1.A478" style:family="table-cell">
      <style:table-cell-properties fo:padding="0.097cm" fo:border-left="0.05pt solid #000000" fo:border-right="none" fo:border-top="none" fo:border-bottom="0.05pt solid #000000"/>
    </style:style>
    <style:style style:name="Таблица1.A479" style:family="table-cell">
      <style:table-cell-properties fo:padding="0.097cm" fo:border-left="0.05pt solid #000000" fo:border-right="none" fo:border-top="none" fo:border-bottom="0.05pt solid #000000"/>
    </style:style>
    <style:style style:name="Таблица1.A480" style:family="table-cell">
      <style:table-cell-properties fo:padding="0.097cm" fo:border-left="0.05pt solid #000000" fo:border-right="none" fo:border-top="none" fo:border-bottom="0.05pt solid #000000"/>
    </style:style>
    <style:style style:name="Таблица1.A481" style:family="table-cell">
      <style:table-cell-properties fo:padding="0.097cm" fo:border-left="0.05pt solid #000000" fo:border-right="none" fo:border-top="none" fo:border-bottom="0.05pt solid #000000"/>
    </style:style>
    <style:style style:name="Таблица1.A482" style:family="table-cell">
      <style:table-cell-properties fo:padding="0.097cm" fo:border-left="0.05pt solid #000000" fo:border-right="none" fo:border-top="none" fo:border-bottom="0.05pt solid #000000"/>
    </style:style>
    <style:style style:name="Таблица1.A483" style:family="table-cell">
      <style:table-cell-properties fo:padding="0.097cm" fo:border-left="0.05pt solid #000000" fo:border-right="none" fo:border-top="none" fo:border-bottom="0.05pt solid #000000"/>
    </style:style>
    <style:style style:name="Таблица1.A484" style:family="table-cell">
      <style:table-cell-properties fo:padding="0.097cm" fo:border-left="0.05pt solid #000000" fo:border-right="none" fo:border-top="none" fo:border-bottom="0.05pt solid #000000"/>
    </style:style>
    <style:style style:name="Таблица1.A485" style:family="table-cell">
      <style:table-cell-properties fo:padding="0.097cm" fo:border-left="0.05pt solid #000000" fo:border-right="none" fo:border-top="none" fo:border-bottom="0.05pt solid #000000"/>
    </style:style>
    <style:style style:name="Таблица1.A486" style:family="table-cell">
      <style:table-cell-properties fo:padding="0.097cm" fo:border-left="0.05pt solid #000000" fo:border-right="none" fo:border-top="none" fo:border-bottom="0.05pt solid #000000"/>
    </style:style>
    <style:style style:name="Таблица1.A487" style:family="table-cell">
      <style:table-cell-properties fo:padding="0.097cm" fo:border-left="0.05pt solid #000000" fo:border-right="none" fo:border-top="none" fo:border-bottom="0.05pt solid #000000"/>
    </style:style>
    <style:style style:name="Таблица1.A488" style:family="table-cell">
      <style:table-cell-properties fo:padding="0.097cm" fo:border-left="0.05pt solid #000000" fo:border-right="none" fo:border-top="none" fo:border-bottom="0.05pt solid #000000"/>
    </style:style>
    <style:style style:name="Таблица1.A489" style:family="table-cell">
      <style:table-cell-properties fo:padding="0.097cm" fo:border-left="0.05pt solid #000000" fo:border-right="none" fo:border-top="none" fo:border-bottom="0.05pt solid #000000"/>
    </style:style>
    <style:style style:name="Таблица1.A490" style:family="table-cell">
      <style:table-cell-properties fo:padding="0.097cm" fo:border-left="0.05pt solid #000000" fo:border-right="none" fo:border-top="none" fo:border-bottom="0.05pt solid #000000"/>
    </style:style>
    <style:style style:name="Таблица1.A491" style:family="table-cell">
      <style:table-cell-properties fo:padding="0.097cm" fo:border-left="0.05pt solid #000000" fo:border-right="none" fo:border-top="none" fo:border-bottom="0.05pt solid #000000"/>
    </style:style>
    <style:style style:name="Таблица1.A492" style:family="table-cell">
      <style:table-cell-properties fo:padding="0.097cm" fo:border-left="0.05pt solid #000000" fo:border-right="none" fo:border-top="none" fo:border-bottom="0.05pt solid #000000"/>
    </style:style>
    <style:style style:name="Таблица1.A493" style:family="table-cell">
      <style:table-cell-properties fo:padding="0.097cm" fo:border-left="0.05pt solid #000000" fo:border-right="none" fo:border-top="none" fo:border-bottom="0.05pt solid #000000"/>
    </style:style>
    <style:style style:name="Таблица1.A494" style:family="table-cell">
      <style:table-cell-properties fo:padding="0.097cm" fo:border-left="0.05pt solid #000000" fo:border-right="none" fo:border-top="none" fo:border-bottom="0.05pt solid #000000"/>
    </style:style>
    <style:style style:name="Таблица1.A495" style:family="table-cell">
      <style:table-cell-properties fo:padding="0.097cm" fo:border-left="0.05pt solid #000000" fo:border-right="none" fo:border-top="none" fo:border-bottom="0.05pt solid #000000"/>
    </style:style>
    <style:style style:name="Таблица1.A496" style:family="table-cell">
      <style:table-cell-properties fo:padding="0.097cm" fo:border-left="0.05pt solid #000000" fo:border-right="none" fo:border-top="none" fo:border-bottom="0.05pt solid #000000"/>
    </style:style>
    <style:style style:name="Таблица1.A497" style:family="table-cell">
      <style:table-cell-properties fo:padding="0.097cm" fo:border-left="0.05pt solid #000000" fo:border-right="none" fo:border-top="none" fo:border-bottom="0.05pt solid #000000"/>
    </style:style>
    <style:style style:name="Таблица1.A498" style:family="table-cell">
      <style:table-cell-properties fo:padding="0.097cm" fo:border-left="0.05pt solid #000000" fo:border-right="none" fo:border-top="none" fo:border-bottom="0.05pt solid #000000"/>
    </style:style>
    <style:style style:name="Таблица1.A499" style:family="table-cell">
      <style:table-cell-properties fo:padding="0.097cm" fo:border-left="0.05pt solid #000000" fo:border-right="none" fo:border-top="none" fo:border-bottom="0.05pt solid #000000"/>
    </style:style>
    <style:style style:name="Таблица1.A500" style:family="table-cell">
      <style:table-cell-properties fo:padding="0.097cm" fo:border-left="0.05pt solid #000000" fo:border-right="none" fo:border-top="none" fo:border-bottom="0.05pt solid #000000"/>
    </style:style>
    <style:style style:name="Таблица1.A501" style:family="table-cell">
      <style:table-cell-properties fo:padding="0.097cm" fo:border-left="0.05pt solid #000000" fo:border-right="none" fo:border-top="none" fo:border-bottom="0.05pt solid #000000"/>
    </style:style>
    <style:style style:name="Таблица1.A502" style:family="table-cell">
      <style:table-cell-properties fo:padding="0.097cm" fo:border-left="0.05pt solid #000000" fo:border-right="none" fo:border-top="none" fo:border-bottom="0.05pt solid #000000"/>
    </style:style>
    <style:style style:name="Таблица1.A503" style:family="table-cell">
      <style:table-cell-properties fo:padding="0.097cm" fo:border-left="0.05pt solid #000000" fo:border-right="none" fo:border-top="none" fo:border-bottom="0.05pt solid #000000"/>
    </style:style>
    <style:style style:name="Таблица1.A504" style:family="table-cell">
      <style:table-cell-properties fo:padding="0.097cm" fo:border-left="0.05pt solid #000000" fo:border-right="none" fo:border-top="none" fo:border-bottom="0.05pt solid #000000"/>
    </style:style>
    <style:style style:name="Таблица1.A505" style:family="table-cell">
      <style:table-cell-properties fo:padding="0.097cm" fo:border-left="0.05pt solid #000000" fo:border-right="none" fo:border-top="none" fo:border-bottom="0.05pt solid #000000"/>
    </style:style>
    <style:style style:name="Таблица1.A506" style:family="table-cell">
      <style:table-cell-properties fo:padding="0.097cm" fo:border-left="0.05pt solid #000000" fo:border-right="none" fo:border-top="none" fo:border-bottom="0.05pt solid #000000"/>
    </style:style>
    <style:style style:name="Таблица1.A507" style:family="table-cell">
      <style:table-cell-properties fo:padding="0.097cm" fo:border-left="0.05pt solid #000000" fo:border-right="none" fo:border-top="none" fo:border-bottom="0.05pt solid #000000"/>
    </style:style>
    <style:style style:name="Таблица1.A508" style:family="table-cell">
      <style:table-cell-properties fo:padding="0.097cm" fo:border-left="0.05pt solid #000000" fo:border-right="none" fo:border-top="none" fo:border-bottom="0.05pt solid #000000"/>
    </style:style>
    <style:style style:name="Таблица1.A509" style:family="table-cell">
      <style:table-cell-properties fo:padding="0.097cm" fo:border-left="0.05pt solid #000000" fo:border-right="none" fo:border-top="none" fo:border-bottom="0.05pt solid #000000"/>
    </style:style>
    <style:style style:name="Таблица1.A510" style:family="table-cell">
      <style:table-cell-properties fo:padding="0.097cm" fo:border-left="0.05pt solid #000000" fo:border-right="none" fo:border-top="none" fo:border-bottom="0.05pt solid #000000"/>
    </style:style>
    <style:style style:name="Таблица1.A511" style:family="table-cell">
      <style:table-cell-properties fo:padding="0.097cm" fo:border-left="0.05pt solid #000000" fo:border-right="none" fo:border-top="none" fo:border-bottom="0.05pt solid #000000"/>
    </style:style>
    <style:style style:name="Таблица1.A512" style:family="table-cell">
      <style:table-cell-properties fo:padding="0.097cm" fo:border-left="0.05pt solid #000000" fo:border-right="none" fo:border-top="none" fo:border-bottom="0.05pt solid #000000"/>
    </style:style>
    <style:style style:name="Таблица1.A513" style:family="table-cell">
      <style:table-cell-properties fo:padding="0.097cm" fo:border-left="0.05pt solid #000000" fo:border-right="none" fo:border-top="none" fo:border-bottom="0.05pt solid #000000"/>
    </style:style>
    <style:style style:name="Таблица1.A514" style:family="table-cell">
      <style:table-cell-properties fo:padding="0.097cm" fo:border-left="0.05pt solid #000000" fo:border-right="none" fo:border-top="none" fo:border-bottom="0.05pt solid #000000"/>
    </style:style>
    <style:style style:name="Таблица1.A515" style:family="table-cell">
      <style:table-cell-properties fo:padding="0.097cm" fo:border-left="0.05pt solid #000000" fo:border-right="none" fo:border-top="none" fo:border-bottom="0.05pt solid #000000"/>
    </style:style>
    <style:style style:name="Таблица1.A516" style:family="table-cell">
      <style:table-cell-properties fo:padding="0.097cm" fo:border-left="0.05pt solid #000000" fo:border-right="none" fo:border-top="none" fo:border-bottom="0.05pt solid #000000"/>
    </style:style>
    <style:style style:name="Таблица1.A517" style:family="table-cell">
      <style:table-cell-properties fo:padding="0.097cm" fo:border-left="0.05pt solid #000000" fo:border-right="none" fo:border-top="none" fo:border-bottom="0.05pt solid #000000"/>
    </style:style>
    <style:style style:name="Таблица1.A518" style:family="table-cell">
      <style:table-cell-properties fo:padding="0.097cm" fo:border-left="0.05pt solid #000000" fo:border-right="none" fo:border-top="none" fo:border-bottom="0.05pt solid #000000"/>
    </style:style>
    <style:style style:name="Таблица1.A519" style:family="table-cell">
      <style:table-cell-properties fo:padding="0.097cm" fo:border-left="0.05pt solid #000000" fo:border-right="none" fo:border-top="none" fo:border-bottom="0.05pt solid #000000"/>
    </style:style>
    <style:style style:name="Таблица1.A520" style:family="table-cell">
      <style:table-cell-properties fo:padding="0.097cm" fo:border-left="0.05pt solid #000000" fo:border-right="none" fo:border-top="none" fo:border-bottom="0.05pt solid #000000"/>
    </style:style>
    <style:style style:name="Таблица1.A521" style:family="table-cell">
      <style:table-cell-properties fo:padding="0.097cm" fo:border-left="0.05pt solid #000000" fo:border-right="none" fo:border-top="none" fo:border-bottom="0.05pt solid #000000"/>
    </style:style>
    <style:style style:name="Таблица1.A522" style:family="table-cell">
      <style:table-cell-properties fo:padding="0.097cm" fo:border-left="0.05pt solid #000000" fo:border-right="none" fo:border-top="none" fo:border-bottom="0.05pt solid #000000"/>
    </style:style>
    <style:style style:name="Таблица1.A523" style:family="table-cell">
      <style:table-cell-properties fo:padding="0.097cm" fo:border-left="0.05pt solid #000000" fo:border-right="none" fo:border-top="none" fo:border-bottom="0.05pt solid #000000"/>
    </style:style>
    <style:style style:name="Таблица1.A524" style:family="table-cell">
      <style:table-cell-properties fo:padding="0.097cm" fo:border-left="0.05pt solid #000000" fo:border-right="none" fo:border-top="none" fo:border-bottom="0.05pt solid #000000"/>
    </style:style>
    <style:style style:name="Таблица1.A525" style:family="table-cell">
      <style:table-cell-properties fo:padding="0.097cm" fo:border-left="0.05pt solid #000000" fo:border-right="none" fo:border-top="none" fo:border-bottom="0.05pt solid #000000"/>
    </style:style>
    <style:style style:name="Таблица1.A526" style:family="table-cell">
      <style:table-cell-properties fo:padding="0.097cm" fo:border-left="0.05pt solid #000000" fo:border-right="none" fo:border-top="none" fo:border-bottom="0.05pt solid #000000"/>
    </style:style>
    <style:style style:name="Таблица1.A527" style:family="table-cell">
      <style:table-cell-properties fo:padding="0.097cm" fo:border-left="0.05pt solid #000000" fo:border-right="none" fo:border-top="none" fo:border-bottom="0.05pt solid #000000"/>
    </style:style>
    <style:style style:name="Таблица1.A528" style:family="table-cell">
      <style:table-cell-properties fo:padding="0.097cm" fo:border-left="0.05pt solid #000000" fo:border-right="none" fo:border-top="none" fo:border-bottom="0.05pt solid #000000"/>
    </style:style>
    <style:style style:name="Таблица1.A529" style:family="table-cell">
      <style:table-cell-properties fo:padding="0.097cm" fo:border-left="0.05pt solid #000000" fo:border-right="none" fo:border-top="none" fo:border-bottom="0.05pt solid #000000"/>
    </style:style>
    <style:style style:name="Таблица1.A530" style:family="table-cell">
      <style:table-cell-properties fo:padding="0.097cm" fo:border-left="0.05pt solid #000000" fo:border-right="none" fo:border-top="none" fo:border-bottom="0.05pt solid #000000"/>
    </style:style>
    <style:style style:name="Таблица1.A531" style:family="table-cell">
      <style:table-cell-properties fo:padding="0.097cm" fo:border-left="0.05pt solid #000000" fo:border-right="none" fo:border-top="none" fo:border-bottom="0.05pt solid #000000"/>
    </style:style>
    <style:style style:name="Таблица1.A532" style:family="table-cell">
      <style:table-cell-properties fo:padding="0.097cm" fo:border-left="0.05pt solid #000000" fo:border-right="none" fo:border-top="none" fo:border-bottom="0.05pt solid #000000"/>
    </style:style>
    <style:style style:name="Таблица1.A533" style:family="table-cell">
      <style:table-cell-properties fo:padding="0.097cm" fo:border-left="0.05pt solid #000000" fo:border-right="none" fo:border-top="none" fo:border-bottom="0.05pt solid #000000"/>
    </style:style>
    <style:style style:name="Таблица1.A534" style:family="table-cell">
      <style:table-cell-properties fo:padding="0.097cm" fo:border-left="0.05pt solid #000000" fo:border-right="none" fo:border-top="none" fo:border-bottom="0.05pt solid #000000"/>
    </style:style>
    <style:style style:name="Таблица1.A535" style:family="table-cell">
      <style:table-cell-properties fo:padding="0.097cm" fo:border-left="0.05pt solid #000000" fo:border-right="none" fo:border-top="none" fo:border-bottom="0.05pt solid #000000"/>
    </style:style>
    <style:style style:name="Таблица1.A536" style:family="table-cell">
      <style:table-cell-properties fo:padding="0.097cm" fo:border-left="0.05pt solid #000000" fo:border-right="none" fo:border-top="none" fo:border-bottom="0.05pt solid #000000"/>
    </style:style>
    <style:style style:name="Таблица1.A537" style:family="table-cell">
      <style:table-cell-properties fo:padding="0.097cm" fo:border-left="0.05pt solid #000000" fo:border-right="none" fo:border-top="none" fo:border-bottom="0.05pt solid #000000"/>
    </style:style>
    <style:style style:name="Таблица1.A538" style:family="table-cell">
      <style:table-cell-properties fo:padding="0.097cm" fo:border-left="0.05pt solid #000000" fo:border-right="none" fo:border-top="none" fo:border-bottom="0.05pt solid #000000"/>
    </style:style>
    <style:style style:name="Таблица1.A539" style:family="table-cell">
      <style:table-cell-properties fo:padding="0.097cm" fo:border-left="0.05pt solid #000000" fo:border-right="none" fo:border-top="none" fo:border-bottom="0.05pt solid #000000"/>
    </style:style>
    <style:style style:name="Таблица1.A540" style:family="table-cell">
      <style:table-cell-properties fo:padding="0.097cm" fo:border-left="0.05pt solid #000000" fo:border-right="none" fo:border-top="none" fo:border-bottom="0.05pt solid #000000"/>
    </style:style>
    <style:style style:name="Таблица1.A541" style:family="table-cell">
      <style:table-cell-properties fo:padding="0.097cm" fo:border-left="0.05pt solid #000000" fo:border-right="none" fo:border-top="none" fo:border-bottom="0.05pt solid #000000"/>
    </style:style>
    <style:style style:name="Таблица1.A542" style:family="table-cell">
      <style:table-cell-properties fo:padding="0.097cm" fo:border-left="0.05pt solid #000000" fo:border-right="none" fo:border-top="none" fo:border-bottom="0.05pt solid #000000"/>
    </style:style>
    <style:style style:name="Таблица1.A543" style:family="table-cell">
      <style:table-cell-properties fo:padding="0.097cm" fo:border-left="0.05pt solid #000000" fo:border-right="none" fo:border-top="none" fo:border-bottom="0.05pt solid #000000"/>
    </style:style>
    <style:style style:name="Таблица1.A544" style:family="table-cell">
      <style:table-cell-properties fo:padding="0.097cm" fo:border-left="0.05pt solid #000000" fo:border-right="none" fo:border-top="none" fo:border-bottom="0.05pt solid #000000"/>
    </style:style>
    <style:style style:name="Таблица1.A545" style:family="table-cell">
      <style:table-cell-properties fo:padding="0.097cm" fo:border-left="0.05pt solid #000000" fo:border-right="none" fo:border-top="none" fo:border-bottom="0.05pt solid #000000"/>
    </style:style>
    <style:style style:name="Таблица1.A546" style:family="table-cell">
      <style:table-cell-properties fo:padding="0.097cm" fo:border-left="0.05pt solid #000000" fo:border-right="none" fo:border-top="none" fo:border-bottom="0.05pt solid #000000"/>
    </style:style>
    <style:style style:name="Таблица1.A547" style:family="table-cell">
      <style:table-cell-properties fo:padding="0.097cm" fo:border-left="0.05pt solid #000000" fo:border-right="none" fo:border-top="none" fo:border-bottom="0.05pt solid #000000"/>
    </style:style>
    <style:style style:name="Таблица1.A548" style:family="table-cell">
      <style:table-cell-properties fo:padding="0.097cm" fo:border-left="0.05pt solid #000000" fo:border-right="none" fo:border-top="none" fo:border-bottom="0.05pt solid #000000"/>
    </style:style>
    <style:style style:name="Таблица1.A549" style:family="table-cell">
      <style:table-cell-properties fo:padding="0.097cm" fo:border-left="0.05pt solid #000000" fo:border-right="none" fo:border-top="none" fo:border-bottom="0.05pt solid #000000"/>
    </style:style>
    <style:style style:name="Таблица1.A550" style:family="table-cell">
      <style:table-cell-properties fo:padding="0.097cm" fo:border-left="0.05pt solid #000000" fo:border-right="none" fo:border-top="none" fo:border-bottom="0.05pt solid #000000"/>
    </style:style>
    <style:style style:name="Таблица1.A551" style:family="table-cell">
      <style:table-cell-properties fo:padding="0.097cm" fo:border-left="0.05pt solid #000000" fo:border-right="none" fo:border-top="none" fo:border-bottom="0.05pt solid #000000"/>
    </style:style>
    <style:style style:name="Таблица1.A552" style:family="table-cell">
      <style:table-cell-properties fo:padding="0.097cm" fo:border-left="0.05pt solid #000000" fo:border-right="none" fo:border-top="none" fo:border-bottom="0.05pt solid #000000"/>
    </style:style>
    <style:style style:name="Таблица1.A553" style:family="table-cell">
      <style:table-cell-properties fo:padding="0.097cm" fo:border-left="0.05pt solid #000000" fo:border-right="none" fo:border-top="none" fo:border-bottom="0.05pt solid #000000"/>
    </style:style>
    <style:style style:name="Таблица1.A554" style:family="table-cell">
      <style:table-cell-properties fo:padding="0.097cm" fo:border-left="0.05pt solid #000000" fo:border-right="none" fo:border-top="none" fo:border-bottom="0.05pt solid #000000"/>
    </style:style>
    <style:style style:name="Таблица1.A555" style:family="table-cell">
      <style:table-cell-properties fo:padding="0.097cm" fo:border-left="0.05pt solid #000000" fo:border-right="none" fo:border-top="none" fo:border-bottom="0.05pt solid #000000"/>
    </style:style>
    <style:style style:name="Таблица1.A556" style:family="table-cell">
      <style:table-cell-properties fo:padding="0.097cm" fo:border-left="0.05pt solid #000000" fo:border-right="none" fo:border-top="none" fo:border-bottom="0.05pt solid #000000"/>
    </style:style>
    <style:style style:name="Таблица1.A557" style:family="table-cell">
      <style:table-cell-properties fo:padding="0.097cm" fo:border-left="0.05pt solid #000000" fo:border-right="none" fo:border-top="none" fo:border-bottom="0.05pt solid #000000"/>
    </style:style>
    <style:style style:name="Таблица1.A558" style:family="table-cell">
      <style:table-cell-properties fo:padding="0.097cm" fo:border-left="0.05pt solid #000000" fo:border-right="none" fo:border-top="none" fo:border-bottom="0.05pt solid #000000"/>
    </style:style>
    <style:style style:name="Таблица1.A559" style:family="table-cell">
      <style:table-cell-properties fo:padding="0.097cm" fo:border-left="0.05pt solid #000000" fo:border-right="none" fo:border-top="none" fo:border-bottom="0.05pt solid #000000"/>
    </style:style>
    <style:style style:name="Таблица1.A560" style:family="table-cell">
      <style:table-cell-properties fo:padding="0.097cm" fo:border-left="0.05pt solid #000000" fo:border-right="none" fo:border-top="none" fo:border-bottom="0.05pt solid #000000"/>
    </style:style>
    <style:style style:name="Таблица1.A561" style:family="table-cell">
      <style:table-cell-properties fo:padding="0.097cm" fo:border-left="0.05pt solid #000000" fo:border-right="none" fo:border-top="none" fo:border-bottom="0.05pt solid #000000"/>
    </style:style>
    <style:style style:name="Таблица1.A562" style:family="table-cell">
      <style:table-cell-properties fo:padding="0.097cm" fo:border-left="0.05pt solid #000000" fo:border-right="none" fo:border-top="none" fo:border-bottom="0.05pt solid #000000"/>
    </style:style>
    <style:style style:name="Таблица1.A563" style:family="table-cell">
      <style:table-cell-properties fo:padding="0.097cm" fo:border-left="0.05pt solid #000000" fo:border-right="none" fo:border-top="none" fo:border-bottom="0.05pt solid #000000"/>
    </style:style>
    <style:style style:name="Таблица1.A564" style:family="table-cell">
      <style:table-cell-properties fo:padding="0.097cm" fo:border-left="0.05pt solid #000000" fo:border-right="none" fo:border-top="none" fo:border-bottom="0.05pt solid #000000"/>
    </style:style>
    <style:style style:name="Таблица1.A565" style:family="table-cell">
      <style:table-cell-properties fo:padding="0.097cm" fo:border-left="0.05pt solid #000000" fo:border-right="none" fo:border-top="none" fo:border-bottom="0.05pt solid #000000"/>
    </style:style>
    <style:style style:name="Таблица1.A566" style:family="table-cell">
      <style:table-cell-properties fo:padding="0.097cm" fo:border-left="0.05pt solid #000000" fo:border-right="none" fo:border-top="none" fo:border-bottom="0.05pt solid #000000"/>
    </style:style>
    <style:style style:name="Таблица1.A567" style:family="table-cell">
      <style:table-cell-properties fo:padding="0.097cm" fo:border-left="0.05pt solid #000000" fo:border-right="none" fo:border-top="none" fo:border-bottom="0.05pt solid #000000"/>
    </style:style>
    <style:style style:name="Таблица1.A568" style:family="table-cell">
      <style:table-cell-properties fo:padding="0.097cm" fo:border-left="0.05pt solid #000000" fo:border-right="none" fo:border-top="none" fo:border-bottom="0.05pt solid #000000"/>
    </style:style>
    <style:style style:name="Таблица1.A569" style:family="table-cell">
      <style:table-cell-properties fo:padding="0.097cm" fo:border-left="0.05pt solid #000000" fo:border-right="none" fo:border-top="none" fo:border-bottom="0.05pt solid #000000"/>
    </style:style>
    <style:style style:name="Таблица1.A570" style:family="table-cell">
      <style:table-cell-properties fo:padding="0.097cm" fo:border-left="0.05pt solid #000000" fo:border-right="none" fo:border-top="none" fo:border-bottom="0.05pt solid #000000"/>
    </style:style>
    <style:style style:name="Таблица1.A571" style:family="table-cell">
      <style:table-cell-properties fo:padding="0.097cm" fo:border-left="0.05pt solid #000000" fo:border-right="none" fo:border-top="none" fo:border-bottom="0.05pt solid #000000"/>
    </style:style>
    <style:style style:name="Таблица1.A572" style:family="table-cell">
      <style:table-cell-properties fo:padding="0.097cm" fo:border-left="0.05pt solid #000000" fo:border-right="none" fo:border-top="none" fo:border-bottom="0.05pt solid #000000"/>
    </style:style>
    <style:style style:name="Таблица1.A573" style:family="table-cell">
      <style:table-cell-properties fo:padding="0.097cm" fo:border-left="0.05pt solid #000000" fo:border-right="none" fo:border-top="none" fo:border-bottom="0.05pt solid #000000"/>
    </style:style>
    <style:style style:name="Таблица1.A574" style:family="table-cell">
      <style:table-cell-properties fo:padding="0.097cm" fo:border-left="0.05pt solid #000000" fo:border-right="none" fo:border-top="none" fo:border-bottom="0.05pt solid #000000"/>
    </style:style>
    <style:style style:name="Таблица1.A575" style:family="table-cell">
      <style:table-cell-properties fo:padding="0.097cm" fo:border-left="0.05pt solid #000000" fo:border-right="none" fo:border-top="none" fo:border-bottom="0.05pt solid #000000"/>
    </style:style>
    <style:style style:name="Таблица1.A576" style:family="table-cell">
      <style:table-cell-properties fo:padding="0.097cm" fo:border-left="0.05pt solid #000000" fo:border-right="none" fo:border-top="none" fo:border-bottom="0.05pt solid #000000"/>
    </style:style>
    <style:style style:name="Таблица1.A577" style:family="table-cell">
      <style:table-cell-properties fo:padding="0.097cm" fo:border-left="0.05pt solid #000000" fo:border-right="none" fo:border-top="none" fo:border-bottom="0.05pt solid #000000"/>
    </style:style>
    <style:style style:name="Таблица1.A578" style:family="table-cell">
      <style:table-cell-properties fo:padding="0.097cm" fo:border-left="0.05pt solid #000000" fo:border-right="none" fo:border-top="none" fo:border-bottom="0.05pt solid #000000"/>
    </style:style>
    <style:style style:name="Таблица1.A579" style:family="table-cell">
      <style:table-cell-properties fo:padding="0.097cm" fo:border-left="0.05pt solid #000000" fo:border-right="none" fo:border-top="none" fo:border-bottom="0.05pt solid #000000"/>
    </style:style>
    <style:style style:name="Таблица1.A580" style:family="table-cell">
      <style:table-cell-properties fo:padding="0.097cm" fo:border-left="0.05pt solid #000000" fo:border-right="none" fo:border-top="none" fo:border-bottom="0.05pt solid #000000"/>
    </style:style>
    <style:style style:name="Таблица1.A581" style:family="table-cell">
      <style:table-cell-properties fo:padding="0.097cm" fo:border-left="0.05pt solid #000000" fo:border-right="none" fo:border-top="none" fo:border-bottom="0.05pt solid #000000"/>
    </style:style>
    <style:style style:name="Таблица1.A582" style:family="table-cell">
      <style:table-cell-properties fo:padding="0.097cm" fo:border-left="0.05pt solid #000000" fo:border-right="none" fo:border-top="none" fo:border-bottom="0.05pt solid #000000"/>
    </style:style>
    <style:style style:name="Таблица1.A583" style:family="table-cell">
      <style:table-cell-properties fo:padding="0.097cm" fo:border-left="0.05pt solid #000000" fo:border-right="none" fo:border-top="none" fo:border-bottom="0.05pt solid #000000"/>
    </style:style>
    <style:style style:name="Таблица1.A584" style:family="table-cell">
      <style:table-cell-properties fo:padding="0.097cm" fo:border-left="0.05pt solid #000000" fo:border-right="none" fo:border-top="none" fo:border-bottom="0.05pt solid #000000"/>
    </style:style>
    <style:style style:name="Таблица1.A585" style:family="table-cell">
      <style:table-cell-properties fo:padding="0.097cm" fo:border-left="0.05pt solid #000000" fo:border-right="none" fo:border-top="none" fo:border-bottom="0.05pt solid #000000"/>
    </style:style>
    <style:style style:name="Таблица1.A586" style:family="table-cell">
      <style:table-cell-properties fo:padding="0.097cm" fo:border-left="0.05pt solid #000000" fo:border-right="none" fo:border-top="none" fo:border-bottom="0.05pt solid #000000"/>
    </style:style>
    <style:style style:name="Таблица1.A587" style:family="table-cell">
      <style:table-cell-properties fo:padding="0.097cm" fo:border-left="0.05pt solid #000000" fo:border-right="none" fo:border-top="none" fo:border-bottom="0.05pt solid #000000"/>
    </style:style>
    <style:style style:name="Таблица1.A588" style:family="table-cell">
      <style:table-cell-properties fo:padding="0.097cm" fo:border-left="0.05pt solid #000000" fo:border-right="none" fo:border-top="none" fo:border-bottom="0.05pt solid #000000"/>
    </style:style>
    <style:style style:name="Таблица1.A589" style:family="table-cell">
      <style:table-cell-properties fo:padding="0.097cm" fo:border-left="0.05pt solid #000000" fo:border-right="none" fo:border-top="none" fo:border-bottom="0.05pt solid #000000"/>
    </style:style>
    <style:style style:name="Таблица1.A590" style:family="table-cell">
      <style:table-cell-properties fo:padding="0.097cm" fo:border-left="0.05pt solid #000000" fo:border-right="none" fo:border-top="none" fo:border-bottom="0.05pt solid #000000"/>
    </style:style>
    <style:style style:name="Таблица1.A591" style:family="table-cell">
      <style:table-cell-properties fo:padding="0.097cm" fo:border-left="0.05pt solid #000000" fo:border-right="none" fo:border-top="none" fo:border-bottom="0.05pt solid #000000"/>
    </style:style>
    <style:style style:name="Таблица1.A592" style:family="table-cell">
      <style:table-cell-properties fo:padding="0.097cm" fo:border-left="0.05pt solid #000000" fo:border-right="none" fo:border-top="none" fo:border-bottom="0.05pt solid #000000"/>
    </style:style>
    <style:style style:name="Таблица1.A593" style:family="table-cell">
      <style:table-cell-properties fo:padding="0.097cm" fo:border-left="0.05pt solid #000000" fo:border-right="none" fo:border-top="none" fo:border-bottom="0.05pt solid #000000"/>
    </style:style>
    <style:style style:name="Таблица1.A594" style:family="table-cell">
      <style:table-cell-properties fo:padding="0.097cm" fo:border-left="0.05pt solid #000000" fo:border-right="none" fo:border-top="none" fo:border-bottom="0.05pt solid #000000"/>
    </style:style>
    <style:style style:name="Таблица1.A595" style:family="table-cell">
      <style:table-cell-properties fo:padding="0.097cm" fo:border-left="0.05pt solid #000000" fo:border-right="none" fo:border-top="none" fo:border-bottom="0.05pt solid #000000"/>
    </style:style>
    <style:style style:name="Таблица1.A596" style:family="table-cell">
      <style:table-cell-properties fo:padding="0.097cm" fo:border-left="0.05pt solid #000000" fo:border-right="none" fo:border-top="none" fo:border-bottom="0.05pt solid #000000"/>
    </style:style>
    <style:style style:name="Таблица1.A597" style:family="table-cell">
      <style:table-cell-properties fo:padding="0.097cm" fo:border-left="0.05pt solid #000000" fo:border-right="none" fo:border-top="none" fo:border-bottom="0.05pt solid #000000"/>
    </style:style>
    <style:style style:name="Таблица1.A598" style:family="table-cell">
      <style:table-cell-properties fo:padding="0.097cm" fo:border-left="0.05pt solid #000000" fo:border-right="none" fo:border-top="none" fo:border-bottom="0.05pt solid #000000"/>
    </style:style>
    <style:style style:name="Таблица1.A599" style:family="table-cell">
      <style:table-cell-properties fo:padding="0.097cm" fo:border-left="0.05pt solid #000000" fo:border-right="none" fo:border-top="none" fo:border-bottom="0.05pt solid #000000"/>
    </style:style>
    <style:style style:name="Таблица1.A600" style:family="table-cell">
      <style:table-cell-properties fo:padding="0.097cm" fo:border-left="0.05pt solid #000000" fo:border-right="none" fo:border-top="none" fo:border-bottom="0.05pt solid #000000"/>
    </style:style>
    <style:style style:name="Таблица1.A601" style:family="table-cell">
      <style:table-cell-properties fo:padding="0.097cm" fo:border-left="0.05pt solid #000000" fo:border-right="none" fo:border-top="none" fo:border-bottom="0.05pt solid #000000"/>
    </style:style>
    <style:style style:name="Таблица1.A602" style:family="table-cell">
      <style:table-cell-properties fo:padding="0.097cm" fo:border-left="0.05pt solid #000000" fo:border-right="none" fo:border-top="none" fo:border-bottom="0.05pt solid #000000"/>
    </style:style>
    <style:style style:name="Таблица1.A603" style:family="table-cell">
      <style:table-cell-properties fo:padding="0.097cm" fo:border-left="0.05pt solid #000000" fo:border-right="none" fo:border-top="none" fo:border-bottom="0.05pt solid #000000"/>
    </style:style>
    <style:style style:name="Таблица1.A604" style:family="table-cell">
      <style:table-cell-properties fo:padding="0.097cm" fo:border-left="0.05pt solid #000000" fo:border-right="none" fo:border-top="none" fo:border-bottom="0.05pt solid #000000"/>
    </style:style>
    <style:style style:name="Таблица1.A605" style:family="table-cell">
      <style:table-cell-properties fo:padding="0.097cm" fo:border-left="0.05pt solid #000000" fo:border-right="none" fo:border-top="none" fo:border-bottom="0.05pt solid #000000"/>
    </style:style>
    <style:style style:name="Таблица1.A606" style:family="table-cell">
      <style:table-cell-properties fo:padding="0.097cm" fo:border-left="0.05pt solid #000000" fo:border-right="none" fo:border-top="none" fo:border-bottom="0.05pt solid #000000"/>
    </style:style>
    <style:style style:name="Таблица1.A607" style:family="table-cell">
      <style:table-cell-properties fo:padding="0.097cm" fo:border-left="0.05pt solid #000000" fo:border-right="none" fo:border-top="none" fo:border-bottom="0.05pt solid #000000"/>
    </style:style>
    <style:style style:name="Таблица1.A608" style:family="table-cell">
      <style:table-cell-properties fo:padding="0.097cm" fo:border-left="0.05pt solid #000000" fo:border-right="none" fo:border-top="none" fo:border-bottom="0.05pt solid #000000"/>
    </style:style>
    <style:style style:name="Таблица1.A609" style:family="table-cell">
      <style:table-cell-properties fo:padding="0.097cm" fo:border-left="0.05pt solid #000000" fo:border-right="none" fo:border-top="none" fo:border-bottom="0.05pt solid #000000"/>
    </style:style>
    <style:style style:name="Таблица1.A610" style:family="table-cell">
      <style:table-cell-properties fo:padding="0.097cm" fo:border-left="0.05pt solid #000000" fo:border-right="none" fo:border-top="none" fo:border-bottom="0.05pt solid #000000"/>
    </style:style>
    <style:style style:name="Таблица1.A611" style:family="table-cell">
      <style:table-cell-properties fo:padding="0.097cm" fo:border-left="0.05pt solid #000000" fo:border-right="none" fo:border-top="none" fo:border-bottom="0.05pt solid #000000"/>
    </style:style>
    <style:style style:name="Таблица1.A612" style:family="table-cell">
      <style:table-cell-properties fo:padding="0.097cm" fo:border-left="0.05pt solid #000000" fo:border-right="none" fo:border-top="none" fo:border-bottom="0.05pt solid #000000"/>
    </style:style>
    <style:style style:name="Таблица1.A613" style:family="table-cell">
      <style:table-cell-properties fo:padding="0.097cm" fo:border-left="0.05pt solid #000000" fo:border-right="none" fo:border-top="none" fo:border-bottom="0.05pt solid #000000"/>
    </style:style>
    <style:style style:name="Таблица1.A614" style:family="table-cell">
      <style:table-cell-properties fo:padding="0.097cm" fo:border-left="0.05pt solid #000000" fo:border-right="none" fo:border-top="none" fo:border-bottom="0.05pt solid #000000"/>
    </style:style>
    <style:style style:name="Таблица1.A615" style:family="table-cell">
      <style:table-cell-properties fo:padding="0.097cm" fo:border-left="0.05pt solid #000000" fo:border-right="none" fo:border-top="none" fo:border-bottom="0.05pt solid #000000"/>
    </style:style>
    <style:style style:name="Таблица1.A616" style:family="table-cell">
      <style:table-cell-properties fo:padding="0.097cm" fo:border-left="0.05pt solid #000000" fo:border-right="none" fo:border-top="none" fo:border-bottom="0.05pt solid #000000"/>
    </style:style>
    <style:style style:name="Таблица1.A617" style:family="table-cell">
      <style:table-cell-properties fo:padding="0.097cm" fo:border-left="0.05pt solid #000000" fo:border-right="none" fo:border-top="none" fo:border-bottom="0.05pt solid #000000"/>
    </style:style>
    <style:style style:name="Таблица1.A618" style:family="table-cell">
      <style:table-cell-properties fo:padding="0.097cm" fo:border-left="0.05pt solid #000000" fo:border-right="none" fo:border-top="none" fo:border-bottom="0.05pt solid #000000"/>
    </style:style>
    <style:style style:name="Таблица1.A619" style:family="table-cell">
      <style:table-cell-properties fo:padding="0.097cm" fo:border-left="0.05pt solid #000000" fo:border-right="none" fo:border-top="none" fo:border-bottom="0.05pt solid #000000"/>
    </style:style>
    <style:style style:name="Таблица1.A620" style:family="table-cell">
      <style:table-cell-properties fo:padding="0.097cm" fo:border-left="0.05pt solid #000000" fo:border-right="none" fo:border-top="none" fo:border-bottom="0.05pt solid #000000"/>
    </style:style>
    <style:style style:name="Таблица1.A621" style:family="table-cell">
      <style:table-cell-properties fo:padding="0.097cm" fo:border-left="0.05pt solid #000000" fo:border-right="none" fo:border-top="none" fo:border-bottom="0.05pt solid #000000"/>
    </style:style>
    <style:style style:name="Таблица1.A622" style:family="table-cell">
      <style:table-cell-properties fo:padding="0.097cm" fo:border-left="0.05pt solid #000000" fo:border-right="none" fo:border-top="none" fo:border-bottom="0.05pt solid #000000"/>
    </style:style>
    <style:style style:name="Таблица1.A623" style:family="table-cell">
      <style:table-cell-properties fo:padding="0.097cm" fo:border-left="0.05pt solid #000000" fo:border-right="none" fo:border-top="none" fo:border-bottom="0.05pt solid #000000"/>
    </style:style>
    <style:style style:name="Таблица1.A624" style:family="table-cell">
      <style:table-cell-properties fo:padding="0.097cm" fo:border-left="0.05pt solid #000000" fo:border-right="none" fo:border-top="none" fo:border-bottom="0.05pt solid #000000"/>
    </style:style>
    <style:style style:name="Таблица1.A625" style:family="table-cell">
      <style:table-cell-properties fo:padding="0.097cm" fo:border-left="0.05pt solid #000000" fo:border-right="none" fo:border-top="none" fo:border-bottom="0.05pt solid #000000"/>
    </style:style>
    <style:style style:name="Таблица1.A626" style:family="table-cell">
      <style:table-cell-properties fo:padding="0.097cm" fo:border-left="0.05pt solid #000000" fo:border-right="none" fo:border-top="none" fo:border-bottom="0.05pt solid #000000"/>
    </style:style>
    <style:style style:name="Таблица1.A627" style:family="table-cell">
      <style:table-cell-properties fo:padding="0.097cm" fo:border-left="0.05pt solid #000000" fo:border-right="none" fo:border-top="none" fo:border-bottom="0.05pt solid #000000"/>
    </style:style>
    <style:style style:name="Таблица1.A628" style:family="table-cell">
      <style:table-cell-properties fo:padding="0.097cm" fo:border-left="0.05pt solid #000000" fo:border-right="none" fo:border-top="none" fo:border-bottom="0.05pt solid #000000"/>
    </style:style>
    <style:style style:name="Таблица1.A629" style:family="table-cell">
      <style:table-cell-properties fo:padding="0.097cm" fo:border-left="0.05pt solid #000000" fo:border-right="none" fo:border-top="none" fo:border-bottom="0.05pt solid #000000"/>
    </style:style>
    <style:style style:name="Таблица1.A630" style:family="table-cell">
      <style:table-cell-properties fo:padding="0.097cm" fo:border-left="0.05pt solid #000000" fo:border-right="none" fo:border-top="none" fo:border-bottom="0.05pt solid #000000"/>
    </style:style>
    <style:style style:name="Таблица1.A631" style:family="table-cell">
      <style:table-cell-properties fo:padding="0.097cm" fo:border-left="0.05pt solid #000000" fo:border-right="none" fo:border-top="none" fo:border-bottom="0.05pt solid #000000"/>
    </style:style>
    <style:style style:name="Таблица1.A632" style:family="table-cell">
      <style:table-cell-properties fo:padding="0.097cm" fo:border-left="0.05pt solid #000000" fo:border-right="none" fo:border-top="none" fo:border-bottom="0.05pt solid #000000"/>
    </style:style>
    <style:style style:name="Таблица1.A633" style:family="table-cell">
      <style:table-cell-properties fo:padding="0.097cm" fo:border-left="0.05pt solid #000000" fo:border-right="none" fo:border-top="none" fo:border-bottom="0.05pt solid #000000"/>
    </style:style>
    <style:style style:name="Таблица1.A634" style:family="table-cell">
      <style:table-cell-properties fo:padding="0.097cm" fo:border-left="0.05pt solid #000000" fo:border-right="none" fo:border-top="none" fo:border-bottom="0.05pt solid #000000"/>
    </style:style>
    <style:style style:name="Таблица1.A635" style:family="table-cell">
      <style:table-cell-properties fo:padding="0.097cm" fo:border-left="0.05pt solid #000000" fo:border-right="none" fo:border-top="none" fo:border-bottom="0.05pt solid #000000"/>
    </style:style>
    <style:style style:name="Таблица1.A636" style:family="table-cell">
      <style:table-cell-properties fo:padding="0.097cm" fo:border-left="0.05pt solid #000000" fo:border-right="none" fo:border-top="none" fo:border-bottom="0.05pt solid #000000"/>
    </style:style>
    <style:style style:name="Таблица1.A637" style:family="table-cell">
      <style:table-cell-properties fo:padding="0.097cm" fo:border-left="0.05pt solid #000000" fo:border-right="none" fo:border-top="none" fo:border-bottom="0.05pt solid #000000"/>
    </style:style>
    <style:style style:name="Таблица1.A638" style:family="table-cell">
      <style:table-cell-properties fo:padding="0.097cm" fo:border-left="0.05pt solid #000000" fo:border-right="none" fo:border-top="none" fo:border-bottom="0.05pt solid #000000"/>
    </style:style>
    <style:style style:name="Таблица1.A639" style:family="table-cell">
      <style:table-cell-properties fo:padding="0.097cm" fo:border-left="0.05pt solid #000000" fo:border-right="none" fo:border-top="none" fo:border-bottom="0.05pt solid #000000"/>
    </style:style>
    <style:style style:name="Таблица1.A640" style:family="table-cell">
      <style:table-cell-properties fo:padding="0.097cm" fo:border-left="0.05pt solid #000000" fo:border-right="none" fo:border-top="none" fo:border-bottom="0.05pt solid #000000"/>
    </style:style>
    <style:style style:name="Таблица1.A641" style:family="table-cell">
      <style:table-cell-properties fo:padding="0.097cm" fo:border-left="0.05pt solid #000000" fo:border-right="none" fo:border-top="none" fo:border-bottom="0.05pt solid #000000"/>
    </style:style>
    <style:style style:name="Таблица1.A642" style:family="table-cell">
      <style:table-cell-properties fo:padding="0.097cm" fo:border-left="0.05pt solid #000000" fo:border-right="none" fo:border-top="none" fo:border-bottom="0.05pt solid #000000"/>
    </style:style>
    <style:style style:name="Таблица1.A643" style:family="table-cell">
      <style:table-cell-properties fo:padding="0.097cm" fo:border-left="0.05pt solid #000000" fo:border-right="none" fo:border-top="none" fo:border-bottom="0.05pt solid #000000"/>
    </style:style>
    <style:style style:name="Таблица1.A644" style:family="table-cell">
      <style:table-cell-properties fo:padding="0.097cm" fo:border-left="0.05pt solid #000000" fo:border-right="none" fo:border-top="none" fo:border-bottom="0.05pt solid #000000"/>
    </style:style>
    <style:style style:name="Таблица1.A645" style:family="table-cell">
      <style:table-cell-properties fo:padding="0.097cm" fo:border-left="0.05pt solid #000000" fo:border-right="none" fo:border-top="none" fo:border-bottom="0.05pt solid #000000"/>
    </style:style>
    <style:style style:name="Таблица1.A646" style:family="table-cell">
      <style:table-cell-properties fo:padding="0.097cm" fo:border-left="0.05pt solid #000000" fo:border-right="none" fo:border-top="none" fo:border-bottom="0.05pt solid #000000"/>
    </style:style>
    <style:style style:name="Таблица1.A647" style:family="table-cell">
      <style:table-cell-properties fo:padding="0.097cm" fo:border-left="0.05pt solid #000000" fo:border-right="none" fo:border-top="none" fo:border-bottom="0.05pt solid #000000"/>
    </style:style>
    <style:style style:name="Таблица1.A648" style:family="table-cell">
      <style:table-cell-properties fo:padding="0.097cm" fo:border-left="0.05pt solid #000000" fo:border-right="none" fo:border-top="none" fo:border-bottom="0.05pt solid #000000"/>
    </style:style>
    <style:style style:name="Таблица1.A649" style:family="table-cell">
      <style:table-cell-properties fo:padding="0.097cm" fo:border-left="0.05pt solid #000000" fo:border-right="none" fo:border-top="none" fo:border-bottom="0.05pt solid #000000"/>
    </style:style>
    <style:style style:name="Таблица1.A650" style:family="table-cell">
      <style:table-cell-properties fo:padding="0.097cm" fo:border-left="0.05pt solid #000000" fo:border-right="none" fo:border-top="none" fo:border-bottom="0.05pt solid #000000"/>
    </style:style>
    <style:style style:name="Таблица1.A651" style:family="table-cell">
      <style:table-cell-properties fo:padding="0.097cm" fo:border-left="0.05pt solid #000000" fo:border-right="none" fo:border-top="none" fo:border-bottom="0.05pt solid #000000"/>
    </style:style>
    <style:style style:name="Таблица1.A652" style:family="table-cell">
      <style:table-cell-properties fo:padding="0.097cm" fo:border-left="0.05pt solid #000000" fo:border-right="none" fo:border-top="none" fo:border-bottom="0.05pt solid #000000"/>
    </style:style>
    <style:style style:name="Таблица1.A653" style:family="table-cell">
      <style:table-cell-properties fo:padding="0.097cm" fo:border-left="0.05pt solid #000000" fo:border-right="none" fo:border-top="none" fo:border-bottom="0.05pt solid #000000"/>
    </style:style>
    <style:style style:name="Таблица1.A654" style:family="table-cell">
      <style:table-cell-properties fo:padding="0.097cm" fo:border-left="0.05pt solid #000000" fo:border-right="none" fo:border-top="none" fo:border-bottom="0.05pt solid #000000"/>
    </style:style>
    <style:style style:name="Таблица1.A655" style:family="table-cell">
      <style:table-cell-properties fo:padding="0.097cm" fo:border-left="0.05pt solid #000000" fo:border-right="none" fo:border-top="none" fo:border-bottom="0.05pt solid #000000"/>
    </style:style>
    <style:style style:name="Таблица1.A656" style:family="table-cell">
      <style:table-cell-properties fo:padding="0.097cm" fo:border-left="0.05pt solid #000000" fo:border-right="none" fo:border-top="none" fo:border-bottom="0.05pt solid #000000"/>
    </style:style>
    <style:style style:name="Таблица1.A657" style:family="table-cell">
      <style:table-cell-properties fo:padding="0.097cm" fo:border-left="0.05pt solid #000000" fo:border-right="none" fo:border-top="none" fo:border-bottom="0.05pt solid #000000"/>
    </style:style>
    <style:style style:name="Таблица1.A658" style:family="table-cell">
      <style:table-cell-properties fo:padding="0.097cm" fo:border-left="0.05pt solid #000000" fo:border-right="none" fo:border-top="none" fo:border-bottom="0.05pt solid #000000"/>
    </style:style>
    <style:style style:name="Таблица1.A659" style:family="table-cell">
      <style:table-cell-properties fo:padding="0.097cm" fo:border-left="0.05pt solid #000000" fo:border-right="none" fo:border-top="none" fo:border-bottom="0.05pt solid #000000"/>
    </style:style>
    <style:style style:name="Таблица1.A660" style:family="table-cell">
      <style:table-cell-properties fo:padding="0.097cm" fo:border-left="0.05pt solid #000000" fo:border-right="none" fo:border-top="none" fo:border-bottom="0.05pt solid #000000"/>
    </style:style>
    <style:style style:name="Таблица1.A661" style:family="table-cell">
      <style:table-cell-properties fo:padding="0.097cm" fo:border-left="0.05pt solid #000000" fo:border-right="none" fo:border-top="none" fo:border-bottom="0.05pt solid #000000"/>
    </style:style>
    <style:style style:name="Таблица1.A662" style:family="table-cell">
      <style:table-cell-properties fo:padding="0.097cm" fo:border-left="0.05pt solid #000000" fo:border-right="none" fo:border-top="none" fo:border-bottom="0.05pt solid #000000"/>
    </style:style>
    <style:style style:name="Таблица1.A663" style:family="table-cell">
      <style:table-cell-properties fo:padding="0.097cm" fo:border-left="0.05pt solid #000000" fo:border-right="none" fo:border-top="none" fo:border-bottom="0.05pt solid #000000"/>
    </style:style>
    <style:style style:name="Таблица1.A664" style:family="table-cell">
      <style:table-cell-properties fo:padding="0.097cm" fo:border-left="0.05pt solid #000000" fo:border-right="none" fo:border-top="none" fo:border-bottom="0.05pt solid #000000"/>
    </style:style>
    <style:style style:name="Таблица1.A665" style:family="table-cell">
      <style:table-cell-properties fo:padding="0.097cm" fo:border-left="0.05pt solid #000000" fo:border-right="none" fo:border-top="none" fo:border-bottom="0.05pt solid #000000"/>
    </style:style>
    <style:style style:name="Таблица1.A666" style:family="table-cell">
      <style:table-cell-properties fo:padding="0.097cm" fo:border-left="0.05pt solid #000000" fo:border-right="none" fo:border-top="none" fo:border-bottom="0.05pt solid #000000"/>
    </style:style>
    <style:style style:name="Таблица1.A667" style:family="table-cell">
      <style:table-cell-properties fo:padding="0.097cm" fo:border-left="0.05pt solid #000000" fo:border-right="none" fo:border-top="none" fo:border-bottom="0.05pt solid #000000"/>
    </style:style>
    <style:style style:name="Таблица1.A668" style:family="table-cell">
      <style:table-cell-properties fo:padding="0.097cm" fo:border-left="0.05pt solid #000000" fo:border-right="none" fo:border-top="none" fo:border-bottom="0.05pt solid #000000"/>
    </style:style>
    <style:style style:name="Таблица1.A669" style:family="table-cell">
      <style:table-cell-properties fo:padding="0.097cm" fo:border-left="0.05pt solid #000000" fo:border-right="none" fo:border-top="none" fo:border-bottom="0.05pt solid #000000"/>
    </style:style>
    <style:style style:name="Таблица1.A670" style:family="table-cell">
      <style:table-cell-properties fo:padding="0.097cm" fo:border-left="0.05pt solid #000000" fo:border-right="none" fo:border-top="none" fo:border-bottom="0.05pt solid #000000"/>
    </style:style>
    <style:style style:name="Таблица1.A671" style:family="table-cell">
      <style:table-cell-properties fo:padding="0.097cm" fo:border-left="0.05pt solid #000000" fo:border-right="none" fo:border-top="none" fo:border-bottom="0.05pt solid #000000"/>
    </style:style>
    <style:style style:name="Таблица1.A672" style:family="table-cell">
      <style:table-cell-properties fo:padding="0.097cm" fo:border-left="0.05pt solid #000000" fo:border-right="none" fo:border-top="none" fo:border-bottom="0.05pt solid #000000"/>
    </style:style>
    <style:style style:name="Таблица1.A673" style:family="table-cell">
      <style:table-cell-properties fo:padding="0.097cm" fo:border-left="0.05pt solid #000000" fo:border-right="none" fo:border-top="none" fo:border-bottom="0.05pt solid #000000"/>
    </style:style>
    <style:style style:name="Таблица1.A674" style:family="table-cell">
      <style:table-cell-properties fo:padding="0.097cm" fo:border-left="0.05pt solid #000000" fo:border-right="none" fo:border-top="none" fo:border-bottom="0.05pt solid #000000"/>
    </style:style>
    <style:style style:name="Таблица1.A675" style:family="table-cell">
      <style:table-cell-properties fo:padding="0.097cm" fo:border-left="0.05pt solid #000000" fo:border-right="none" fo:border-top="none" fo:border-bottom="0.05pt solid #000000"/>
    </style:style>
    <style:style style:name="Таблица1.A676" style:family="table-cell">
      <style:table-cell-properties fo:padding="0.097cm" fo:border-left="0.05pt solid #000000" fo:border-right="none" fo:border-top="none" fo:border-bottom="0.05pt solid #000000"/>
    </style:style>
    <style:style style:name="Таблица1.A677" style:family="table-cell">
      <style:table-cell-properties fo:padding="0.097cm" fo:border-left="0.05pt solid #000000" fo:border-right="none" fo:border-top="none" fo:border-bottom="0.05pt solid #000000"/>
    </style:style>
    <style:style style:name="Таблица1.A678" style:family="table-cell">
      <style:table-cell-properties fo:padding="0.097cm" fo:border-left="0.05pt solid #000000" fo:border-right="none" fo:border-top="none" fo:border-bottom="0.05pt solid #000000"/>
    </style:style>
    <style:style style:name="Таблица1.A679" style:family="table-cell">
      <style:table-cell-properties fo:padding="0.097cm" fo:border-left="0.05pt solid #000000" fo:border-right="none" fo:border-top="none" fo:border-bottom="0.05pt solid #000000"/>
    </style:style>
    <style:style style:name="Таблица1.A680" style:family="table-cell">
      <style:table-cell-properties fo:padding="0.097cm" fo:border-left="0.05pt solid #000000" fo:border-right="none" fo:border-top="none" fo:border-bottom="0.05pt solid #000000"/>
    </style:style>
    <style:style style:name="Таблица1.A681" style:family="table-cell">
      <style:table-cell-properties fo:padding="0.097cm" fo:border-left="0.05pt solid #000000" fo:border-right="none" fo:border-top="none" fo:border-bottom="0.05pt solid #000000"/>
    </style:style>
    <style:style style:name="Таблица1.A682" style:family="table-cell">
      <style:table-cell-properties fo:padding="0.097cm" fo:border-left="0.05pt solid #000000" fo:border-right="none" fo:border-top="none" fo:border-bottom="0.05pt solid #000000"/>
    </style:style>
    <style:style style:name="Таблица1.A683" style:family="table-cell">
      <style:table-cell-properties fo:padding="0.097cm" fo:border-left="0.05pt solid #000000" fo:border-right="none" fo:border-top="none" fo:border-bottom="0.05pt solid #000000"/>
    </style:style>
    <style:style style:name="Таблица1.A684" style:family="table-cell">
      <style:table-cell-properties fo:padding="0.097cm" fo:border-left="0.05pt solid #000000" fo:border-right="none" fo:border-top="none" fo:border-bottom="0.05pt solid #000000"/>
    </style:style>
    <style:style style:name="Таблица1.A685" style:family="table-cell">
      <style:table-cell-properties fo:padding="0.097cm" fo:border-left="0.05pt solid #000000" fo:border-right="none" fo:border-top="none" fo:border-bottom="0.05pt solid #000000"/>
    </style:style>
    <style:style style:name="Таблица1.A686" style:family="table-cell">
      <style:table-cell-properties fo:padding="0.097cm" fo:border-left="0.05pt solid #000000" fo:border-right="none" fo:border-top="none" fo:border-bottom="0.05pt solid #000000"/>
    </style:style>
    <style:style style:name="Таблица1.A687" style:family="table-cell">
      <style:table-cell-properties fo:padding="0.097cm" fo:border-left="0.05pt solid #000000" fo:border-right="none" fo:border-top="none" fo:border-bottom="0.05pt solid #000000"/>
    </style:style>
    <style:style style:name="Таблица1.A688" style:family="table-cell">
      <style:table-cell-properties fo:padding="0.097cm" fo:border-left="0.05pt solid #000000" fo:border-right="none" fo:border-top="none" fo:border-bottom="0.05pt solid #000000"/>
    </style:style>
    <style:style style:name="Таблица1.A689" style:family="table-cell">
      <style:table-cell-properties fo:padding="0.097cm" fo:border-left="0.05pt solid #000000" fo:border-right="none" fo:border-top="none" fo:border-bottom="0.05pt solid #000000"/>
    </style:style>
    <style:style style:name="Таблица1.A690" style:family="table-cell">
      <style:table-cell-properties fo:padding="0.097cm" fo:border-left="0.05pt solid #000000" fo:border-right="none" fo:border-top="none" fo:border-bottom="0.05pt solid #000000"/>
    </style:style>
    <style:style style:name="Таблица1.A691" style:family="table-cell">
      <style:table-cell-properties fo:padding="0.097cm" fo:border-left="0.05pt solid #000000" fo:border-right="none" fo:border-top="none" fo:border-bottom="0.05pt solid #000000"/>
    </style:style>
    <style:style style:name="Таблица1.A692" style:family="table-cell">
      <style:table-cell-properties fo:padding="0.097cm" fo:border-left="0.05pt solid #000000" fo:border-right="none" fo:border-top="none" fo:border-bottom="0.05pt solid #000000"/>
    </style:style>
    <style:style style:name="Таблица1.A693" style:family="table-cell">
      <style:table-cell-properties fo:padding="0.097cm" fo:border-left="0.05pt solid #000000" fo:border-right="none" fo:border-top="none" fo:border-bottom="0.05pt solid #000000"/>
    </style:style>
    <style:style style:name="Таблица1.A694" style:family="table-cell">
      <style:table-cell-properties fo:padding="0.097cm" fo:border-left="0.05pt solid #000000" fo:border-right="none" fo:border-top="none" fo:border-bottom="0.05pt solid #000000"/>
    </style:style>
    <style:style style:name="Таблица1.A695" style:family="table-cell">
      <style:table-cell-properties fo:padding="0.097cm" fo:border-left="0.05pt solid #000000" fo:border-right="none" fo:border-top="none" fo:border-bottom="0.05pt solid #000000"/>
    </style:style>
    <style:style style:name="Таблица1.A696" style:family="table-cell">
      <style:table-cell-properties fo:padding="0.097cm" fo:border-left="0.05pt solid #000000" fo:border-right="none" fo:border-top="none" fo:border-bottom="0.05pt solid #000000"/>
    </style:style>
    <style:style style:name="Таблица1.A697" style:family="table-cell">
      <style:table-cell-properties fo:padding="0.097cm" fo:border-left="0.05pt solid #000000" fo:border-right="none" fo:border-top="none" fo:border-bottom="0.05pt solid #000000"/>
    </style:style>
    <style:style style:name="Таблица1.A698" style:family="table-cell">
      <style:table-cell-properties fo:padding="0.097cm" fo:border-left="0.05pt solid #000000" fo:border-right="none" fo:border-top="none" fo:border-bottom="0.05pt solid #000000"/>
    </style:style>
    <style:style style:name="Таблица1.A699" style:family="table-cell">
      <style:table-cell-properties fo:padding="0.097cm" fo:border-left="0.05pt solid #000000" fo:border-right="none" fo:border-top="none" fo:border-bottom="0.05pt solid #000000"/>
    </style:style>
    <style:style style:name="Таблица1.A700" style:family="table-cell">
      <style:table-cell-properties fo:padding="0.097cm" fo:border-left="0.05pt solid #000000" fo:border-right="none" fo:border-top="none" fo:border-bottom="0.05pt solid #000000"/>
    </style:style>
    <style:style style:name="Таблица1.A701" style:family="table-cell">
      <style:table-cell-properties fo:padding="0.097cm" fo:border-left="0.05pt solid #000000" fo:border-right="none" fo:border-top="none" fo:border-bottom="0.05pt solid #000000"/>
    </style:style>
    <style:style style:name="Таблица1.A702" style:family="table-cell">
      <style:table-cell-properties fo:padding="0.097cm" fo:border-left="0.05pt solid #000000" fo:border-right="none" fo:border-top="none" fo:border-bottom="0.05pt solid #000000"/>
    </style:style>
    <style:style style:name="Таблица1.A703" style:family="table-cell">
      <style:table-cell-properties fo:padding="0.097cm" fo:border-left="0.05pt solid #000000" fo:border-right="none" fo:border-top="none" fo:border-bottom="0.05pt solid #000000"/>
    </style:style>
    <style:style style:name="Таблица1.A704" style:family="table-cell">
      <style:table-cell-properties fo:padding="0.097cm" fo:border-left="0.05pt solid #000000" fo:border-right="none" fo:border-top="none" fo:border-bottom="0.05pt solid #000000"/>
    </style:style>
    <style:style style:name="Таблица1.A705" style:family="table-cell">
      <style:table-cell-properties fo:padding="0.097cm" fo:border-left="0.05pt solid #000000" fo:border-right="none" fo:border-top="none" fo:border-bottom="0.05pt solid #000000"/>
    </style:style>
    <style:style style:name="Таблица1.A706" style:family="table-cell">
      <style:table-cell-properties fo:padding="0.097cm" fo:border-left="0.05pt solid #000000" fo:border-right="none" fo:border-top="none" fo:border-bottom="0.05pt solid #000000"/>
    </style:style>
    <style:style style:name="Таблица1.A707" style:family="table-cell">
      <style:table-cell-properties fo:padding="0.097cm" fo:border-left="0.05pt solid #000000" fo:border-right="none" fo:border-top="none" fo:border-bottom="0.05pt solid #000000"/>
    </style:style>
    <style:style style:name="Таблица1.A708" style:family="table-cell">
      <style:table-cell-properties fo:padding="0.097cm" fo:border-left="0.05pt solid #000000" fo:border-right="none" fo:border-top="none" fo:border-bottom="0.05pt solid #000000"/>
    </style:style>
    <style:style style:name="Таблица1.A709" style:family="table-cell">
      <style:table-cell-properties fo:padding="0.097cm" fo:border-left="0.05pt solid #000000" fo:border-right="none" fo:border-top="none" fo:border-bottom="0.05pt solid #000000"/>
    </style:style>
    <style:style style:name="Таблица1.A710" style:family="table-cell">
      <style:table-cell-properties fo:padding="0.097cm" fo:border-left="0.05pt solid #000000" fo:border-right="none" fo:border-top="none" fo:border-bottom="0.05pt solid #000000"/>
    </style:style>
    <style:style style:name="Таблица1.A711" style:family="table-cell">
      <style:table-cell-properties fo:padding="0.097cm" fo:border-left="0.05pt solid #000000" fo:border-right="none" fo:border-top="none" fo:border-bottom="0.05pt solid #000000"/>
    </style:style>
    <style:style style:name="Таблица1.A712" style:family="table-cell">
      <style:table-cell-properties fo:padding="0.097cm" fo:border-left="0.05pt solid #000000" fo:border-right="none" fo:border-top="none" fo:border-bottom="0.05pt solid #000000"/>
    </style:style>
    <style:style style:name="Таблица1.A713" style:family="table-cell">
      <style:table-cell-properties fo:padding="0.097cm" fo:border-left="0.05pt solid #000000" fo:border-right="none" fo:border-top="none" fo:border-bottom="0.05pt solid #000000"/>
    </style:style>
    <style:style style:name="Таблица1.A714" style:family="table-cell">
      <style:table-cell-properties fo:padding="0.097cm" fo:border-left="0.05pt solid #000000" fo:border-right="none" fo:border-top="none" fo:border-bottom="0.05pt solid #000000"/>
    </style:style>
    <style:style style:name="Таблица1.A715" style:family="table-cell">
      <style:table-cell-properties fo:padding="0.097cm" fo:border-left="0.05pt solid #000000" fo:border-right="none" fo:border-top="none" fo:border-bottom="0.05pt solid #000000"/>
    </style:style>
    <style:style style:name="Таблица1.A716" style:family="table-cell">
      <style:table-cell-properties fo:padding="0.097cm" fo:border-left="0.05pt solid #000000" fo:border-right="none" fo:border-top="none" fo:border-bottom="0.05pt solid #000000"/>
    </style:style>
    <style:style style:name="Таблица1.A717" style:family="table-cell">
      <style:table-cell-properties fo:padding="0.097cm" fo:border-left="0.05pt solid #000000" fo:border-right="none" fo:border-top="none" fo:border-bottom="0.05pt solid #000000"/>
    </style:style>
    <style:style style:name="Таблица1.A718" style:family="table-cell">
      <style:table-cell-properties fo:padding="0.097cm" fo:border-left="0.05pt solid #000000" fo:border-right="none" fo:border-top="none" fo:border-bottom="0.05pt solid #000000"/>
    </style:style>
    <style:style style:name="Таблица1.A719" style:family="table-cell">
      <style:table-cell-properties fo:padding="0.097cm" fo:border-left="0.05pt solid #000000" fo:border-right="none" fo:border-top="none" fo:border-bottom="0.05pt solid #000000"/>
    </style:style>
    <style:style style:name="Таблица1.A720" style:family="table-cell">
      <style:table-cell-properties fo:padding="0.097cm" fo:border-left="0.05pt solid #000000" fo:border-right="none" fo:border-top="none" fo:border-bottom="0.05pt solid #000000"/>
    </style:style>
    <style:style style:name="Таблица1.A721" style:family="table-cell">
      <style:table-cell-properties fo:padding="0.097cm" fo:border-left="0.05pt solid #000000" fo:border-right="none" fo:border-top="none" fo:border-bottom="0.05pt solid #000000"/>
    </style:style>
    <style:style style:name="Таблица1.A722" style:family="table-cell">
      <style:table-cell-properties fo:padding="0.097cm" fo:border-left="0.05pt solid #000000" fo:border-right="none" fo:border-top="none" fo:border-bottom="0.05pt solid #000000"/>
    </style:style>
    <style:style style:name="Таблица1.A723" style:family="table-cell">
      <style:table-cell-properties fo:padding="0.097cm" fo:border-left="0.05pt solid #000000" fo:border-right="none" fo:border-top="none" fo:border-bottom="0.05pt solid #000000"/>
    </style:style>
    <style:style style:name="Таблица1.A724" style:family="table-cell">
      <style:table-cell-properties fo:padding="0.097cm" fo:border-left="0.05pt solid #000000" fo:border-right="none" fo:border-top="none" fo:border-bottom="0.05pt solid #000000"/>
    </style:style>
    <style:style style:name="Таблица1.A725" style:family="table-cell">
      <style:table-cell-properties fo:padding="0.097cm" fo:border-left="0.05pt solid #000000" fo:border-right="none" fo:border-top="none" fo:border-bottom="0.05pt solid #000000"/>
    </style:style>
    <style:style style:name="Таблица1.A726" style:family="table-cell">
      <style:table-cell-properties fo:padding="0.097cm" fo:border-left="0.05pt solid #000000" fo:border-right="none" fo:border-top="none" fo:border-bottom="0.05pt solid #000000"/>
    </style:style>
    <style:style style:name="Таблица1.A727" style:family="table-cell">
      <style:table-cell-properties fo:padding="0.097cm" fo:border-left="0.05pt solid #000000" fo:border-right="none" fo:border-top="none" fo:border-bottom="0.05pt solid #000000"/>
    </style:style>
    <style:style style:name="Таблица1.A728" style:family="table-cell">
      <style:table-cell-properties fo:padding="0.097cm" fo:border-left="0.05pt solid #000000" fo:border-right="none" fo:border-top="none" fo:border-bottom="0.05pt solid #000000"/>
    </style:style>
    <style:style style:name="Таблица1.A729" style:family="table-cell">
      <style:table-cell-properties fo:padding="0.097cm" fo:border-left="0.05pt solid #000000" fo:border-right="none" fo:border-top="none" fo:border-bottom="0.05pt solid #000000"/>
    </style:style>
    <style:style style:name="Таблица1.A730" style:family="table-cell">
      <style:table-cell-properties fo:padding="0.097cm" fo:border-left="0.05pt solid #000000" fo:border-right="none" fo:border-top="none" fo:border-bottom="0.05pt solid #000000"/>
    </style:style>
    <style:style style:name="Таблица1.A731" style:family="table-cell">
      <style:table-cell-properties fo:padding="0.097cm" fo:border-left="0.05pt solid #000000" fo:border-right="none" fo:border-top="none" fo:border-bottom="0.05pt solid #000000"/>
    </style:style>
    <style:style style:name="Таблица1.A732" style:family="table-cell">
      <style:table-cell-properties fo:padding="0.097cm" fo:border-left="0.05pt solid #000000" fo:border-right="none" fo:border-top="none" fo:border-bottom="0.05pt solid #000000"/>
    </style:style>
    <style:style style:name="Таблица1.A733" style:family="table-cell">
      <style:table-cell-properties fo:padding="0.097cm" fo:border-left="0.05pt solid #000000" fo:border-right="none" fo:border-top="none" fo:border-bottom="0.05pt solid #000000"/>
    </style:style>
    <style:style style:name="Таблица1.A734" style:family="table-cell">
      <style:table-cell-properties fo:padding="0.097cm" fo:border-left="0.05pt solid #000000" fo:border-right="none" fo:border-top="none" fo:border-bottom="0.05pt solid #000000"/>
    </style:style>
    <style:style style:name="Таблица1.A735" style:family="table-cell">
      <style:table-cell-properties fo:padding="0.097cm" fo:border-left="0.05pt solid #000000" fo:border-right="none" fo:border-top="none" fo:border-bottom="0.05pt solid #000000"/>
    </style:style>
    <style:style style:name="Таблица1.A736" style:family="table-cell">
      <style:table-cell-properties fo:padding="0.097cm" fo:border-left="0.05pt solid #000000" fo:border-right="none" fo:border-top="none" fo:border-bottom="0.05pt solid #000000"/>
    </style:style>
    <style:style style:name="Таблица1.A737" style:family="table-cell">
      <style:table-cell-properties fo:padding="0.097cm" fo:border-left="0.05pt solid #000000" fo:border-right="none" fo:border-top="none" fo:border-bottom="0.05pt solid #000000"/>
    </style:style>
    <style:style style:name="Таблица1.A738" style:family="table-cell">
      <style:table-cell-properties fo:padding="0.097cm" fo:border-left="0.05pt solid #000000" fo:border-right="none" fo:border-top="none" fo:border-bottom="0.05pt solid #000000"/>
    </style:style>
    <style:style style:name="Таблица1.A739" style:family="table-cell">
      <style:table-cell-properties fo:padding="0.097cm" fo:border-left="0.05pt solid #000000" fo:border-right="none" fo:border-top="none" fo:border-bottom="0.05pt solid #000000"/>
    </style:style>
    <style:style style:name="Таблица1.A740" style:family="table-cell">
      <style:table-cell-properties fo:padding="0.097cm" fo:border-left="0.05pt solid #000000" fo:border-right="none" fo:border-top="none" fo:border-bottom="0.05pt solid #000000"/>
    </style:style>
    <style:style style:name="Таблица1.A741" style:family="table-cell">
      <style:table-cell-properties fo:padding="0.097cm" fo:border-left="0.05pt solid #000000" fo:border-right="none" fo:border-top="none" fo:border-bottom="0.05pt solid #000000"/>
    </style:style>
    <style:style style:name="Таблица1.A742" style:family="table-cell">
      <style:table-cell-properties fo:padding="0.097cm" fo:border-left="0.05pt solid #000000" fo:border-right="none" fo:border-top="none" fo:border-bottom="0.05pt solid #000000"/>
    </style:style>
    <style:style style:name="Таблица1.A743" style:family="table-cell">
      <style:table-cell-properties fo:padding="0.097cm" fo:border-left="0.05pt solid #000000" fo:border-right="none" fo:border-top="none" fo:border-bottom="0.05pt solid #000000"/>
    </style:style>
    <style:style style:name="Таблица1.A744" style:family="table-cell">
      <style:table-cell-properties fo:padding="0.097cm" fo:border-left="0.05pt solid #000000" fo:border-right="none" fo:border-top="none" fo:border-bottom="0.05pt solid #000000"/>
    </style:style>
    <style:style style:name="Таблица1.A745" style:family="table-cell">
      <style:table-cell-properties fo:padding="0.097cm" fo:border-left="0.05pt solid #000000" fo:border-right="none" fo:border-top="none" fo:border-bottom="0.05pt solid #000000"/>
    </style:style>
    <style:style style:name="Таблица1.A746" style:family="table-cell">
      <style:table-cell-properties fo:padding="0.097cm" fo:border-left="0.05pt solid #000000" fo:border-right="none" fo:border-top="none" fo:border-bottom="0.05pt solid #000000"/>
    </style:style>
    <style:style style:name="Таблица1.A747" style:family="table-cell">
      <style:table-cell-properties fo:padding="0.097cm" fo:border-left="0.05pt solid #000000" fo:border-right="none" fo:border-top="none" fo:border-bottom="0.05pt solid #000000"/>
    </style:style>
    <style:style style:name="Таблица1.A748" style:family="table-cell">
      <style:table-cell-properties fo:padding="0.097cm" fo:border-left="0.05pt solid #000000" fo:border-right="none" fo:border-top="none" fo:border-bottom="0.05pt solid #000000"/>
    </style:style>
    <style:style style:name="Таблица1.A749" style:family="table-cell">
      <style:table-cell-properties fo:padding="0.097cm" fo:border-left="0.05pt solid #000000" fo:border-right="none" fo:border-top="none" fo:border-bottom="0.05pt solid #000000"/>
    </style:style>
    <style:style style:name="Таблица1.A750" style:family="table-cell">
      <style:table-cell-properties fo:padding="0.097cm" fo:border-left="0.05pt solid #000000" fo:border-right="none" fo:border-top="none" fo:border-bottom="0.05pt solid #000000"/>
    </style:style>
    <style:style style:name="Таблица1.A751" style:family="table-cell">
      <style:table-cell-properties fo:padding="0.097cm" fo:border-left="0.05pt solid #000000" fo:border-right="none" fo:border-top="none" fo:border-bottom="0.05pt solid #000000"/>
    </style:style>
    <style:style style:name="Таблица1.A752" style:family="table-cell">
      <style:table-cell-properties fo:padding="0.097cm" fo:border-left="0.05pt solid #000000" fo:border-right="none" fo:border-top="none" fo:border-bottom="0.05pt solid #000000"/>
    </style:style>
    <style:style style:name="Таблица1.A753" style:family="table-cell">
      <style:table-cell-properties fo:padding="0.097cm" fo:border-left="0.05pt solid #000000" fo:border-right="none" fo:border-top="none" fo:border-bottom="0.05pt solid #000000"/>
    </style:style>
    <style:style style:name="Таблица1.A754" style:family="table-cell">
      <style:table-cell-properties fo:padding="0.097cm" fo:border-left="0.05pt solid #000000" fo:border-right="none" fo:border-top="none" fo:border-bottom="0.05pt solid #000000"/>
    </style:style>
    <style:style style:name="Таблица1.A755" style:family="table-cell">
      <style:table-cell-properties fo:padding="0.097cm" fo:border-left="0.05pt solid #000000" fo:border-right="none" fo:border-top="none" fo:border-bottom="0.05pt solid #000000"/>
    </style:style>
    <style:style style:name="Таблица1.A756" style:family="table-cell">
      <style:table-cell-properties fo:padding="0.097cm" fo:border-left="0.05pt solid #000000" fo:border-right="none" fo:border-top="none" fo:border-bottom="0.05pt solid #000000"/>
    </style:style>
    <style:style style:name="Таблица1.A757" style:family="table-cell">
      <style:table-cell-properties fo:padding="0.097cm" fo:border-left="0.05pt solid #000000" fo:border-right="none" fo:border-top="none" fo:border-bottom="0.05pt solid #000000"/>
    </style:style>
    <style:style style:name="Таблица1.A758" style:family="table-cell">
      <style:table-cell-properties fo:padding="0.097cm" fo:border-left="0.05pt solid #000000" fo:border-right="none" fo:border-top="none" fo:border-bottom="0.05pt solid #000000"/>
    </style:style>
    <style:style style:name="Таблица1.A759" style:family="table-cell">
      <style:table-cell-properties fo:padding="0.097cm" fo:border-left="0.05pt solid #000000" fo:border-right="none" fo:border-top="none" fo:border-bottom="0.05pt solid #000000"/>
    </style:style>
    <style:style style:name="Таблица1.A760" style:family="table-cell">
      <style:table-cell-properties fo:padding="0.097cm" fo:border-left="0.05pt solid #000000" fo:border-right="none" fo:border-top="none" fo:border-bottom="0.05pt solid #000000"/>
    </style:style>
    <style:style style:name="Таблица1.A761" style:family="table-cell">
      <style:table-cell-properties fo:padding="0.097cm" fo:border-left="0.05pt solid #000000" fo:border-right="none" fo:border-top="none" fo:border-bottom="0.05pt solid #000000"/>
    </style:style>
    <style:style style:name="Таблица1.A762" style:family="table-cell">
      <style:table-cell-properties fo:padding="0.097cm" fo:border-left="0.05pt solid #000000" fo:border-right="none" fo:border-top="none" fo:border-bottom="0.05pt solid #000000"/>
    </style:style>
    <style:style style:name="Таблица1.A763" style:family="table-cell">
      <style:table-cell-properties fo:padding="0.097cm" fo:border-left="0.05pt solid #000000" fo:border-right="none" fo:border-top="none" fo:border-bottom="0.05pt solid #000000"/>
    </style:style>
    <style:style style:name="Таблица1.A764" style:family="table-cell">
      <style:table-cell-properties fo:padding="0.097cm" fo:border-left="0.05pt solid #000000" fo:border-right="none" fo:border-top="none" fo:border-bottom="0.05pt solid #000000"/>
    </style:style>
    <style:style style:name="Таблица1.A765" style:family="table-cell">
      <style:table-cell-properties fo:padding="0.097cm" fo:border-left="0.05pt solid #000000" fo:border-right="none" fo:border-top="none" fo:border-bottom="0.05pt solid #000000"/>
    </style:style>
    <style:style style:name="Таблица1.A766" style:family="table-cell">
      <style:table-cell-properties fo:padding="0.097cm" fo:border-left="0.05pt solid #000000" fo:border-right="none" fo:border-top="none" fo:border-bottom="0.05pt solid #000000"/>
    </style:style>
    <style:style style:name="Таблица1.A767" style:family="table-cell">
      <style:table-cell-properties fo:padding="0.097cm" fo:border-left="0.05pt solid #000000" fo:border-right="none" fo:border-top="none" fo:border-bottom="0.05pt solid #000000"/>
    </style:style>
    <style:style style:name="Таблица1.A768" style:family="table-cell">
      <style:table-cell-properties fo:padding="0.097cm" fo:border-left="0.05pt solid #000000" fo:border-right="none" fo:border-top="none" fo:border-bottom="0.05pt solid #000000"/>
    </style:style>
    <style:style style:name="Таблица1.A769" style:family="table-cell">
      <style:table-cell-properties fo:padding="0.097cm" fo:border-left="0.05pt solid #000000" fo:border-right="none" fo:border-top="none" fo:border-bottom="0.05pt solid #000000"/>
    </style:style>
    <style:style style:name="Таблица1.A770" style:family="table-cell">
      <style:table-cell-properties fo:padding="0.097cm" fo:border-left="0.05pt solid #000000" fo:border-right="none" fo:border-top="none" fo:border-bottom="0.05pt solid #000000"/>
    </style:style>
    <style:style style:name="Таблица1.A771" style:family="table-cell">
      <style:table-cell-properties fo:padding="0.097cm" fo:border-left="0.05pt solid #000000" fo:border-right="none" fo:border-top="none" fo:border-bottom="0.05pt solid #000000"/>
    </style:style>
    <style:style style:name="Таблица1.A772" style:family="table-cell">
      <style:table-cell-properties fo:padding="0.097cm" fo:border-left="0.05pt solid #000000" fo:border-right="none" fo:border-top="none" fo:border-bottom="0.05pt solid #000000"/>
    </style:style>
    <style:style style:name="Таблица1.A773" style:family="table-cell">
      <style:table-cell-properties fo:padding="0.097cm" fo:border-left="0.05pt solid #000000" fo:border-right="none" fo:border-top="none" fo:border-bottom="0.05pt solid #000000"/>
    </style:style>
    <style:style style:name="Таблица1.A774" style:family="table-cell">
      <style:table-cell-properties fo:padding="0.097cm" fo:border-left="0.05pt solid #000000" fo:border-right="none" fo:border-top="none" fo:border-bottom="0.05pt solid #000000"/>
    </style:style>
    <style:style style:name="Таблица1.A775" style:family="table-cell">
      <style:table-cell-properties fo:padding="0.097cm" fo:border-left="0.05pt solid #000000" fo:border-right="none" fo:border-top="none" fo:border-bottom="0.05pt solid #000000"/>
    </style:style>
    <style:style style:name="Таблица1.A776" style:family="table-cell">
      <style:table-cell-properties fo:padding="0.097cm" fo:border-left="0.05pt solid #000000" fo:border-right="none" fo:border-top="none" fo:border-bottom="0.05pt solid #000000"/>
    </style:style>
    <style:style style:name="Таблица1.A777" style:family="table-cell">
      <style:table-cell-properties fo:padding="0.097cm" fo:border-left="0.05pt solid #000000" fo:border-right="none" fo:border-top="none" fo:border-bottom="0.05pt solid #000000"/>
    </style:style>
    <style:style style:name="Таблица1.A778" style:family="table-cell">
      <style:table-cell-properties fo:padding="0.097cm" fo:border-left="0.05pt solid #000000" fo:border-right="none" fo:border-top="none" fo:border-bottom="0.05pt solid #000000"/>
    </style:style>
    <style:style style:name="Таблица1.A779" style:family="table-cell">
      <style:table-cell-properties fo:padding="0.097cm" fo:border-left="0.05pt solid #000000" fo:border-right="none" fo:border-top="none" fo:border-bottom="0.05pt solid #000000"/>
    </style:style>
    <style:style style:name="Таблица1.A780" style:family="table-cell">
      <style:table-cell-properties fo:padding="0.097cm" fo:border-left="0.05pt solid #000000" fo:border-right="none" fo:border-top="none" fo:border-bottom="0.05pt solid #000000"/>
    </style:style>
    <style:style style:name="Таблица1.A781" style:family="table-cell">
      <style:table-cell-properties fo:padding="0.097cm" fo:border-left="0.05pt solid #000000" fo:border-right="none" fo:border-top="none" fo:border-bottom="0.05pt solid #000000"/>
    </style:style>
    <style:style style:name="Таблица1.A782" style:family="table-cell">
      <style:table-cell-properties fo:padding="0.097cm" fo:border-left="0.05pt solid #000000" fo:border-right="none" fo:border-top="none" fo:border-bottom="0.05pt solid #000000"/>
    </style:style>
    <style:style style:name="Таблица1.A783" style:family="table-cell">
      <style:table-cell-properties fo:padding="0.097cm" fo:border-left="0.05pt solid #000000" fo:border-right="none" fo:border-top="none" fo:border-bottom="0.05pt solid #000000"/>
    </style:style>
    <style:style style:name="Таблица1.A784" style:family="table-cell">
      <style:table-cell-properties fo:padding="0.097cm" fo:border-left="0.05pt solid #000000" fo:border-right="none" fo:border-top="none" fo:border-bottom="0.05pt solid #000000"/>
    </style:style>
    <style:style style:name="Таблица1.A785" style:family="table-cell">
      <style:table-cell-properties fo:padding="0.097cm" fo:border-left="0.05pt solid #000000" fo:border-right="none" fo:border-top="none" fo:border-bottom="0.05pt solid #000000"/>
    </style:style>
    <style:style style:name="Таблица1.A786" style:family="table-cell">
      <style:table-cell-properties fo:padding="0.097cm" fo:border-left="0.05pt solid #000000" fo:border-right="none" fo:border-top="none" fo:border-bottom="0.05pt solid #000000"/>
    </style:style>
    <style:style style:name="Таблица1.A787" style:family="table-cell">
      <style:table-cell-properties fo:padding="0.097cm" fo:border-left="0.05pt solid #000000" fo:border-right="none" fo:border-top="none" fo:border-bottom="0.05pt solid #000000"/>
    </style:style>
    <style:style style:name="Таблица1.A788" style:family="table-cell">
      <style:table-cell-properties fo:padding="0.097cm" fo:border-left="0.05pt solid #000000" fo:border-right="none" fo:border-top="none" fo:border-bottom="0.05pt solid #000000"/>
    </style:style>
    <style:style style:name="Таблица1.A789" style:family="table-cell">
      <style:table-cell-properties fo:padding="0.097cm" fo:border-left="0.05pt solid #000000" fo:border-right="none" fo:border-top="none" fo:border-bottom="0.05pt solid #000000"/>
    </style:style>
    <style:style style:name="Таблица1.A790" style:family="table-cell">
      <style:table-cell-properties fo:padding="0.097cm" fo:border-left="0.05pt solid #000000" fo:border-right="none" fo:border-top="none" fo:border-bottom="0.05pt solid #000000"/>
    </style:style>
    <style:style style:name="Таблица1.A791" style:family="table-cell">
      <style:table-cell-properties fo:padding="0.097cm" fo:border-left="0.05pt solid #000000" fo:border-right="none" fo:border-top="none" fo:border-bottom="0.05pt solid #000000"/>
    </style:style>
    <style:style style:name="Таблица1.A792" style:family="table-cell">
      <style:table-cell-properties fo:padding="0.097cm" fo:border-left="0.05pt solid #000000" fo:border-right="none" fo:border-top="none" fo:border-bottom="0.05pt solid #000000"/>
    </style:style>
    <style:style style:name="Таблица1.A793" style:family="table-cell">
      <style:table-cell-properties fo:padding="0.097cm" fo:border-left="0.05pt solid #000000" fo:border-right="none" fo:border-top="none" fo:border-bottom="0.05pt solid #000000"/>
    </style:style>
    <style:style style:name="Таблица1.A794" style:family="table-cell">
      <style:table-cell-properties fo:padding="0.097cm" fo:border-left="0.05pt solid #000000" fo:border-right="none" fo:border-top="none" fo:border-bottom="0.05pt solid #000000"/>
    </style:style>
    <style:style style:name="Таблица1.A795" style:family="table-cell">
      <style:table-cell-properties fo:padding="0.097cm" fo:border-left="0.05pt solid #000000" fo:border-right="none" fo:border-top="none" fo:border-bottom="0.05pt solid #000000"/>
    </style:style>
    <style:style style:name="Таблица1.A796" style:family="table-cell">
      <style:table-cell-properties fo:padding="0.097cm" fo:border-left="0.05pt solid #000000" fo:border-right="none" fo:border-top="none" fo:border-bottom="0.05pt solid #000000"/>
    </style:style>
    <style:style style:name="Таблица1.A797" style:family="table-cell">
      <style:table-cell-properties fo:padding="0.097cm" fo:border-left="0.05pt solid #000000" fo:border-right="none" fo:border-top="none" fo:border-bottom="0.05pt solid #000000"/>
    </style:style>
    <style:style style:name="Таблица1.A798" style:family="table-cell">
      <style:table-cell-properties fo:padding="0.097cm" fo:border-left="0.05pt solid #000000" fo:border-right="none" fo:border-top="none" fo:border-bottom="0.05pt solid #000000"/>
    </style:style>
    <style:style style:name="Таблица1.A799" style:family="table-cell">
      <style:table-cell-properties fo:padding="0.097cm" fo:border-left="0.05pt solid #000000" fo:border-right="none" fo:border-top="none" fo:border-bottom="0.05pt solid #000000"/>
    </style:style>
    <style:style style:name="Таблица1.A800" style:family="table-cell">
      <style:table-cell-properties fo:padding="0.097cm" fo:border-left="0.05pt solid #000000" fo:border-right="none" fo:border-top="none" fo:border-bottom="0.05pt solid #000000"/>
    </style:style>
    <style:style style:name="Таблица1.A801" style:family="table-cell">
      <style:table-cell-properties fo:padding="0.097cm" fo:border-left="0.05pt solid #000000" fo:border-right="none" fo:border-top="none" fo:border-bottom="0.05pt solid #000000"/>
    </style:style>
    <style:style style:name="Таблица1.A802" style:family="table-cell">
      <style:table-cell-properties fo:padding="0.097cm" fo:border-left="0.05pt solid #000000" fo:border-right="none" fo:border-top="none" fo:border-bottom="0.05pt solid #000000"/>
    </style:style>
    <style:style style:name="Таблица1.A803" style:family="table-cell">
      <style:table-cell-properties fo:padding="0.097cm" fo:border-left="0.05pt solid #000000" fo:border-right="none" fo:border-top="none" fo:border-bottom="0.05pt solid #000000"/>
    </style:style>
    <style:style style:name="Таблица1.A804" style:family="table-cell">
      <style:table-cell-properties fo:padding="0.097cm" fo:border-left="0.05pt solid #000000" fo:border-right="none" fo:border-top="none" fo:border-bottom="0.05pt solid #000000"/>
    </style:style>
    <style:style style:name="Таблица1.A805" style:family="table-cell">
      <style:table-cell-properties fo:padding="0.097cm" fo:border-left="0.05pt solid #000000" fo:border-right="none" fo:border-top="none" fo:border-bottom="0.05pt solid #000000"/>
    </style:style>
    <style:style style:name="Таблица1.A806" style:family="table-cell">
      <style:table-cell-properties fo:padding="0.097cm" fo:border-left="0.05pt solid #000000" fo:border-right="none" fo:border-top="none" fo:border-bottom="0.05pt solid #000000"/>
    </style:style>
    <style:style style:name="Таблица1.A807" style:family="table-cell">
      <style:table-cell-properties fo:padding="0.097cm" fo:border-left="0.05pt solid #000000" fo:border-right="none" fo:border-top="none" fo:border-bottom="0.05pt solid #000000"/>
    </style:style>
    <style:style style:name="Таблица1.A808" style:family="table-cell">
      <style:table-cell-properties fo:padding="0.097cm" fo:border-left="0.05pt solid #000000" fo:border-right="none" fo:border-top="none" fo:border-bottom="0.05pt solid #000000"/>
    </style:style>
    <style:style style:name="Таблица1.A809" style:family="table-cell">
      <style:table-cell-properties fo:padding="0.097cm" fo:border-left="0.05pt solid #000000" fo:border-right="none" fo:border-top="none" fo:border-bottom="0.05pt solid #000000"/>
    </style:style>
    <style:style style:name="Таблица1.A810" style:family="table-cell">
      <style:table-cell-properties fo:padding="0.097cm" fo:border-left="0.05pt solid #000000" fo:border-right="none" fo:border-top="none" fo:border-bottom="0.05pt solid #000000"/>
    </style:style>
    <style:style style:name="Таблица1.A811" style:family="table-cell">
      <style:table-cell-properties fo:padding="0.097cm" fo:border-left="0.05pt solid #000000" fo:border-right="none" fo:border-top="none" fo:border-bottom="0.05pt solid #000000"/>
    </style:style>
    <style:style style:name="Таблица1.A812" style:family="table-cell">
      <style:table-cell-properties fo:padding="0.097cm" fo:border-left="0.05pt solid #000000" fo:border-right="none" fo:border-top="none" fo:border-bottom="0.05pt solid #000000"/>
    </style:style>
    <style:style style:name="Таблица1.A813" style:family="table-cell">
      <style:table-cell-properties fo:padding="0.097cm" fo:border-left="0.05pt solid #000000" fo:border-right="none" fo:border-top="none" fo:border-bottom="0.05pt solid #000000"/>
    </style:style>
    <style:style style:name="Таблица1.A814" style:family="table-cell">
      <style:table-cell-properties fo:padding="0.097cm" fo:border-left="0.05pt solid #000000" fo:border-right="none" fo:border-top="none" fo:border-bottom="0.05pt solid #000000"/>
    </style:style>
    <style:style style:name="Таблица1.A815" style:family="table-cell">
      <style:table-cell-properties fo:padding="0.097cm" fo:border-left="0.05pt solid #000000" fo:border-right="none" fo:border-top="none" fo:border-bottom="0.05pt solid #000000"/>
    </style:style>
    <style:style style:name="Таблица1.A816" style:family="table-cell">
      <style:table-cell-properties fo:padding="0.097cm" fo:border-left="0.05pt solid #000000" fo:border-right="none" fo:border-top="none" fo:border-bottom="0.05pt solid #000000"/>
    </style:style>
    <style:style style:name="Таблица1.A817" style:family="table-cell">
      <style:table-cell-properties fo:padding="0.097cm" fo:border-left="0.05pt solid #000000" fo:border-right="none" fo:border-top="none" fo:border-bottom="0.05pt solid #000000"/>
    </style:style>
    <style:style style:name="Таблица1.A818" style:family="table-cell">
      <style:table-cell-properties fo:padding="0.097cm" fo:border-left="0.05pt solid #000000" fo:border-right="none" fo:border-top="none" fo:border-bottom="0.05pt solid #000000"/>
    </style:style>
    <style:style style:name="Таблица1.A819" style:family="table-cell">
      <style:table-cell-properties fo:padding="0.097cm" fo:border-left="0.05pt solid #000000" fo:border-right="none" fo:border-top="none" fo:border-bottom="0.05pt solid #000000"/>
    </style:style>
    <style:style style:name="Таблица1.A820" style:family="table-cell">
      <style:table-cell-properties fo:padding="0.097cm" fo:border-left="0.05pt solid #000000" fo:border-right="none" fo:border-top="none" fo:border-bottom="0.05pt solid #000000"/>
    </style:style>
    <style:style style:name="Таблица1.A821" style:family="table-cell">
      <style:table-cell-properties fo:padding="0.097cm" fo:border-left="0.05pt solid #000000" fo:border-right="none" fo:border-top="none" fo:border-bottom="0.05pt solid #000000"/>
    </style:style>
    <style:style style:name="Таблица1.A822" style:family="table-cell">
      <style:table-cell-properties fo:padding="0.097cm" fo:border-left="0.05pt solid #000000" fo:border-right="none" fo:border-top="none" fo:border-bottom="0.05pt solid #000000"/>
    </style:style>
    <style:style style:name="Таблица1.A823" style:family="table-cell">
      <style:table-cell-properties fo:padding="0.097cm" fo:border-left="0.05pt solid #000000" fo:border-right="none" fo:border-top="none" fo:border-bottom="0.05pt solid #000000"/>
    </style:style>
    <style:style style:name="Таблица1.A824" style:family="table-cell">
      <style:table-cell-properties fo:padding="0.097cm" fo:border-left="0.05pt solid #000000" fo:border-right="none" fo:border-top="none" fo:border-bottom="0.05pt solid #000000"/>
    </style:style>
    <style:style style:name="Таблица1.A825" style:family="table-cell">
      <style:table-cell-properties fo:padding="0.097cm" fo:border-left="0.05pt solid #000000" fo:border-right="none" fo:border-top="none" fo:border-bottom="0.05pt solid #000000"/>
    </style:style>
    <style:style style:name="Таблица1.A826" style:family="table-cell">
      <style:table-cell-properties fo:padding="0.097cm" fo:border-left="0.05pt solid #000000" fo:border-right="none" fo:border-top="none" fo:border-bottom="0.05pt solid #000000"/>
    </style:style>
    <style:style style:name="Таблица1.A827" style:family="table-cell">
      <style:table-cell-properties fo:padding="0.097cm" fo:border-left="0.05pt solid #000000" fo:border-right="none" fo:border-top="none" fo:border-bottom="0.05pt solid #000000"/>
    </style:style>
    <style:style style:name="Таблица1.A828" style:family="table-cell">
      <style:table-cell-properties fo:padding="0.097cm" fo:border-left="0.05pt solid #000000" fo:border-right="none" fo:border-top="none" fo:border-bottom="0.05pt solid #000000"/>
    </style:style>
    <style:style style:name="Таблица1.A829" style:family="table-cell">
      <style:table-cell-properties fo:padding="0.097cm" fo:border-left="0.05pt solid #000000" fo:border-right="none" fo:border-top="none" fo:border-bottom="0.05pt solid #000000"/>
    </style:style>
    <style:style style:name="Таблица1.A830" style:family="table-cell">
      <style:table-cell-properties fo:padding="0.097cm" fo:border-left="0.05pt solid #000000" fo:border-right="none" fo:border-top="none" fo:border-bottom="0.05pt solid #000000"/>
    </style:style>
    <style:style style:name="Таблица1.A831" style:family="table-cell">
      <style:table-cell-properties fo:padding="0.097cm" fo:border-left="0.05pt solid #000000" fo:border-right="none" fo:border-top="none" fo:border-bottom="0.05pt solid #000000"/>
    </style:style>
    <style:style style:name="Таблица1.A832" style:family="table-cell">
      <style:table-cell-properties fo:padding="0.097cm" fo:border-left="0.05pt solid #000000" fo:border-right="none" fo:border-top="none" fo:border-bottom="0.05pt solid #000000"/>
    </style:style>
    <style:style style:name="Таблица1.A833" style:family="table-cell">
      <style:table-cell-properties fo:padding="0.097cm" fo:border-left="0.05pt solid #000000" fo:border-right="none" fo:border-top="none" fo:border-bottom="0.05pt solid #000000"/>
    </style:style>
    <style:style style:name="Таблица1.A834" style:family="table-cell">
      <style:table-cell-properties fo:padding="0.097cm" fo:border-left="0.05pt solid #000000" fo:border-right="none" fo:border-top="none" fo:border-bottom="0.05pt solid #000000"/>
    </style:style>
    <style:style style:name="Таблица1.A835" style:family="table-cell">
      <style:table-cell-properties fo:padding="0.097cm" fo:border-left="0.05pt solid #000000" fo:border-right="none" fo:border-top="none" fo:border-bottom="0.05pt solid #000000"/>
    </style:style>
    <style:style style:name="Таблица1.A836" style:family="table-cell">
      <style:table-cell-properties fo:padding="0.097cm" fo:border-left="0.05pt solid #000000" fo:border-right="none" fo:border-top="none" fo:border-bottom="0.05pt solid #000000"/>
    </style:style>
    <style:style style:name="Таблица1.A837" style:family="table-cell">
      <style:table-cell-properties fo:padding="0.097cm" fo:border-left="0.05pt solid #000000" fo:border-right="none" fo:border-top="none" fo:border-bottom="0.05pt solid #000000"/>
    </style:style>
    <style:style style:name="Таблица1.A838" style:family="table-cell">
      <style:table-cell-properties fo:padding="0.097cm" fo:border-left="0.05pt solid #000000" fo:border-right="none" fo:border-top="none" fo:border-bottom="0.05pt solid #000000"/>
    </style:style>
    <style:style style:name="Таблица1.A839" style:family="table-cell">
      <style:table-cell-properties fo:padding="0.097cm" fo:border-left="0.05pt solid #000000" fo:border-right="none" fo:border-top="none" fo:border-bottom="0.05pt solid #000000"/>
    </style:style>
    <style:style style:name="Таблица1.A840" style:family="table-cell">
      <style:table-cell-properties fo:padding="0.097cm" fo:border-left="0.05pt solid #000000" fo:border-right="none" fo:border-top="none" fo:border-bottom="0.05pt solid #000000"/>
    </style:style>
    <style:style style:name="Таблица1.A841" style:family="table-cell">
      <style:table-cell-properties fo:padding="0.097cm" fo:border-left="0.05pt solid #000000" fo:border-right="none" fo:border-top="none" fo:border-bottom="0.05pt solid #000000"/>
    </style:style>
    <style:style style:name="Таблица1.A842" style:family="table-cell">
      <style:table-cell-properties fo:padding="0.097cm" fo:border-left="0.05pt solid #000000" fo:border-right="none" fo:border-top="none" fo:border-bottom="0.05pt solid #000000"/>
    </style:style>
    <style:style style:name="Таблица1.A843" style:family="table-cell">
      <style:table-cell-properties fo:padding="0.097cm" fo:border-left="0.05pt solid #000000" fo:border-right="none" fo:border-top="none" fo:border-bottom="0.05pt solid #000000"/>
    </style:style>
    <style:style style:name="Таблица1.A844" style:family="table-cell">
      <style:table-cell-properties fo:padding="0.097cm" fo:border-left="0.05pt solid #000000" fo:border-right="none" fo:border-top="none" fo:border-bottom="0.05pt solid #000000"/>
    </style:style>
    <style:style style:name="Таблица1.A845" style:family="table-cell">
      <style:table-cell-properties fo:padding="0.097cm" fo:border-left="0.05pt solid #000000" fo:border-right="none" fo:border-top="none" fo:border-bottom="0.05pt solid #000000"/>
    </style:style>
    <style:style style:name="Таблица1.A846" style:family="table-cell">
      <style:table-cell-properties fo:padding="0.097cm" fo:border-left="0.05pt solid #000000" fo:border-right="none" fo:border-top="none" fo:border-bottom="0.05pt solid #000000"/>
    </style:style>
    <style:style style:name="Таблица1.A847" style:family="table-cell">
      <style:table-cell-properties fo:padding="0.097cm" fo:border-left="0.05pt solid #000000" fo:border-right="none" fo:border-top="none" fo:border-bottom="0.05pt solid #000000"/>
    </style:style>
    <style:style style:name="Таблица1.A848" style:family="table-cell">
      <style:table-cell-properties fo:padding="0.097cm" fo:border-left="0.05pt solid #000000" fo:border-right="none" fo:border-top="none" fo:border-bottom="0.05pt solid #000000"/>
    </style:style>
    <style:style style:name="Таблица1.A849" style:family="table-cell">
      <style:table-cell-properties fo:padding="0.097cm" fo:border-left="0.05pt solid #000000" fo:border-right="none" fo:border-top="none" fo:border-bottom="0.05pt solid #000000"/>
    </style:style>
    <style:style style:name="Таблица1.A850" style:family="table-cell">
      <style:table-cell-properties fo:padding="0.097cm" fo:border-left="0.05pt solid #000000" fo:border-right="none" fo:border-top="none" fo:border-bottom="0.05pt solid #000000"/>
    </style:style>
    <style:style style:name="Таблица1.A851" style:family="table-cell">
      <style:table-cell-properties fo:padding="0.097cm" fo:border-left="0.05pt solid #000000" fo:border-right="none" fo:border-top="none" fo:border-bottom="0.05pt solid #000000"/>
    </style:style>
    <style:style style:name="Таблица1.A852" style:family="table-cell">
      <style:table-cell-properties fo:padding="0.097cm" fo:border-left="0.05pt solid #000000" fo:border-right="none" fo:border-top="none" fo:border-bottom="0.05pt solid #000000"/>
    </style:style>
    <style:style style:name="Таблица1.A853" style:family="table-cell">
      <style:table-cell-properties fo:padding="0.097cm" fo:border-left="0.05pt solid #000000" fo:border-right="none" fo:border-top="none" fo:border-bottom="0.05pt solid #000000"/>
    </style:style>
    <style:style style:name="Таблица1.A854" style:family="table-cell">
      <style:table-cell-properties fo:padding="0.097cm" fo:border-left="0.05pt solid #000000" fo:border-right="none" fo:border-top="none" fo:border-bottom="0.05pt solid #000000"/>
    </style:style>
    <style:style style:name="Таблица1.A855" style:family="table-cell">
      <style:table-cell-properties fo:padding="0.097cm" fo:border-left="0.05pt solid #000000" fo:border-right="none" fo:border-top="none" fo:border-bottom="0.05pt solid #000000"/>
    </style:style>
    <style:style style:name="Таблица1.A856" style:family="table-cell">
      <style:table-cell-properties fo:padding="0.097cm" fo:border-left="0.05pt solid #000000" fo:border-right="none" fo:border-top="none" fo:border-bottom="0.05pt solid #000000"/>
    </style:style>
    <style:style style:name="Таблица1.A857" style:family="table-cell">
      <style:table-cell-properties fo:padding="0.097cm" fo:border-left="0.05pt solid #000000" fo:border-right="none" fo:border-top="none" fo:border-bottom="0.05pt solid #000000"/>
    </style:style>
    <style:style style:name="Таблица1.A858" style:family="table-cell">
      <style:table-cell-properties fo:padding="0.097cm" fo:border-left="0.05pt solid #000000" fo:border-right="none" fo:border-top="none" fo:border-bottom="0.05pt solid #000000"/>
    </style:style>
    <style:style style:name="Таблица1.A859" style:family="table-cell">
      <style:table-cell-properties fo:padding="0.097cm" fo:border-left="0.05pt solid #000000" fo:border-right="none" fo:border-top="none" fo:border-bottom="0.05pt solid #000000"/>
    </style:style>
    <style:style style:name="Таблица1.A860" style:family="table-cell">
      <style:table-cell-properties fo:padding="0.097cm" fo:border-left="0.05pt solid #000000" fo:border-right="none" fo:border-top="none" fo:border-bottom="0.05pt solid #000000"/>
    </style:style>
    <style:style style:name="Таблица1.A861" style:family="table-cell">
      <style:table-cell-properties fo:padding="0.097cm" fo:border-left="0.05pt solid #000000" fo:border-right="none" fo:border-top="none" fo:border-bottom="0.05pt solid #000000"/>
    </style:style>
    <style:style style:name="Таблица1.A862" style:family="table-cell">
      <style:table-cell-properties fo:padding="0.097cm" fo:border-left="0.05pt solid #000000" fo:border-right="none" fo:border-top="none" fo:border-bottom="0.05pt solid #000000"/>
    </style:style>
    <style:style style:name="Таблица1.A863" style:family="table-cell">
      <style:table-cell-properties fo:padding="0.097cm" fo:border-left="0.05pt solid #000000" fo:border-right="none" fo:border-top="none" fo:border-bottom="0.05pt solid #000000"/>
    </style:style>
    <style:style style:name="Таблица1.A864" style:family="table-cell">
      <style:table-cell-properties fo:padding="0.097cm" fo:border-left="0.05pt solid #000000" fo:border-right="none" fo:border-top="none" fo:border-bottom="0.05pt solid #000000"/>
    </style:style>
    <style:style style:name="Таблица1.A865" style:family="table-cell">
      <style:table-cell-properties fo:padding="0.097cm" fo:border-left="0.05pt solid #000000" fo:border-right="none" fo:border-top="none" fo:border-bottom="0.05pt solid #000000"/>
    </style:style>
    <style:style style:name="Таблица1.A866" style:family="table-cell">
      <style:table-cell-properties fo:padding="0.097cm" fo:border-left="0.05pt solid #000000" fo:border-right="none" fo:border-top="none" fo:border-bottom="0.05pt solid #000000"/>
    </style:style>
    <style:style style:name="Таблица1.A867" style:family="table-cell">
      <style:table-cell-properties fo:padding="0.097cm" fo:border-left="0.05pt solid #000000" fo:border-right="none" fo:border-top="none" fo:border-bottom="0.05pt solid #000000"/>
    </style:style>
    <style:style style:name="Таблица1.A868" style:family="table-cell">
      <style:table-cell-properties fo:padding="0.097cm" fo:border-left="0.05pt solid #000000" fo:border-right="none" fo:border-top="none" fo:border-bottom="0.05pt solid #000000"/>
    </style:style>
    <style:style style:name="Таблица1.A869" style:family="table-cell">
      <style:table-cell-properties fo:padding="0.097cm" fo:border-left="0.05pt solid #000000" fo:border-right="none" fo:border-top="none" fo:border-bottom="0.05pt solid #000000"/>
    </style:style>
    <style:style style:name="Таблица1.A870" style:family="table-cell">
      <style:table-cell-properties fo:padding="0.097cm" fo:border-left="0.05pt solid #000000" fo:border-right="none" fo:border-top="none" fo:border-bottom="0.05pt solid #000000"/>
    </style:style>
    <style:style style:name="Таблица1.A871" style:family="table-cell">
      <style:table-cell-properties fo:padding="0.097cm" fo:border-left="0.05pt solid #000000" fo:border-right="none" fo:border-top="none" fo:border-bottom="0.05pt solid #000000"/>
    </style:style>
    <style:style style:name="Таблица1.A872" style:family="table-cell">
      <style:table-cell-properties fo:padding="0.097cm" fo:border-left="0.05pt solid #000000" fo:border-right="none" fo:border-top="none" fo:border-bottom="0.05pt solid #000000"/>
    </style:style>
    <style:style style:name="Таблица1.A873" style:family="table-cell">
      <style:table-cell-properties fo:padding="0.097cm" fo:border-left="0.05pt solid #000000" fo:border-right="none" fo:border-top="none" fo:border-bottom="0.05pt solid #000000"/>
    </style:style>
    <style:style style:name="Таблица1.A874" style:family="table-cell">
      <style:table-cell-properties fo:padding="0.097cm" fo:border-left="0.05pt solid #000000" fo:border-right="none" fo:border-top="none" fo:border-bottom="0.05pt solid #000000"/>
    </style:style>
    <style:style style:name="Таблица1.A875" style:family="table-cell">
      <style:table-cell-properties fo:padding="0.097cm" fo:border-left="0.05pt solid #000000" fo:border-right="none" fo:border-top="none" fo:border-bottom="0.05pt solid #000000"/>
    </style:style>
    <style:style style:name="Таблица1.A876" style:family="table-cell">
      <style:table-cell-properties fo:padding="0.097cm" fo:border-left="0.05pt solid #000000" fo:border-right="none" fo:border-top="none" fo:border-bottom="0.05pt solid #000000"/>
    </style:style>
    <style:style style:name="Таблица1.A877" style:family="table-cell">
      <style:table-cell-properties fo:padding="0.097cm" fo:border-left="0.05pt solid #000000" fo:border-right="none" fo:border-top="none" fo:border-bottom="0.05pt solid #000000"/>
    </style:style>
    <style:style style:name="Таблица1.A878" style:family="table-cell">
      <style:table-cell-properties fo:padding="0.097cm" fo:border-left="0.05pt solid #000000" fo:border-right="none" fo:border-top="none" fo:border-bottom="0.05pt solid #000000"/>
    </style:style>
    <style:style style:name="Таблица1.A879" style:family="table-cell">
      <style:table-cell-properties fo:padding="0.097cm" fo:border-left="0.05pt solid #000000" fo:border-right="none" fo:border-top="none" fo:border-bottom="0.05pt solid #000000"/>
    </style:style>
    <style:style style:name="Таблица1.A880" style:family="table-cell">
      <style:table-cell-properties fo:padding="0.097cm" fo:border-left="0.05pt solid #000000" fo:border-right="none" fo:border-top="none" fo:border-bottom="0.05pt solid #000000"/>
    </style:style>
    <style:style style:name="Таблица1.A881" style:family="table-cell">
      <style:table-cell-properties fo:padding="0.097cm" fo:border-left="0.05pt solid #000000" fo:border-right="none" fo:border-top="none" fo:border-bottom="0.05pt solid #000000"/>
    </style:style>
    <style:style style:name="Таблица1.A882" style:family="table-cell">
      <style:table-cell-properties fo:padding="0.097cm" fo:border-left="0.05pt solid #000000" fo:border-right="none" fo:border-top="none" fo:border-bottom="0.05pt solid #000000"/>
    </style:style>
    <style:style style:name="Таблица1.A883" style:family="table-cell">
      <style:table-cell-properties fo:padding="0.097cm" fo:border-left="0.05pt solid #000000" fo:border-right="none" fo:border-top="none" fo:border-bottom="0.05pt solid #000000"/>
    </style:style>
    <style:style style:name="Таблица1.A884" style:family="table-cell">
      <style:table-cell-properties fo:padding="0.097cm" fo:border-left="0.05pt solid #000000" fo:border-right="none" fo:border-top="none" fo:border-bottom="0.05pt solid #000000"/>
    </style:style>
    <style:style style:name="Таблица1.A885" style:family="table-cell">
      <style:table-cell-properties fo:padding="0.097cm" fo:border-left="0.05pt solid #000000" fo:border-right="none" fo:border-top="none" fo:border-bottom="0.05pt solid #000000"/>
    </style:style>
    <style:style style:name="Таблица1.A886" style:family="table-cell">
      <style:table-cell-properties fo:padding="0.097cm" fo:border-left="0.05pt solid #000000" fo:border-right="none" fo:border-top="none" fo:border-bottom="0.05pt solid #000000"/>
    </style:style>
    <style:style style:name="Таблица1.A887" style:family="table-cell">
      <style:table-cell-properties fo:padding="0.097cm" fo:border-left="0.05pt solid #000000" fo:border-right="none" fo:border-top="none" fo:border-bottom="0.05pt solid #000000"/>
    </style:style>
    <style:style style:name="Таблица1.A888" style:family="table-cell">
      <style:table-cell-properties fo:padding="0.097cm" fo:border-left="0.05pt solid #000000" fo:border-right="none" fo:border-top="none" fo:border-bottom="0.05pt solid #000000"/>
    </style:style>
    <style:style style:name="Таблица1.A889" style:family="table-cell">
      <style:table-cell-properties fo:padding="0.097cm" fo:border-left="0.05pt solid #000000" fo:border-right="none" fo:border-top="none" fo:border-bottom="0.05pt solid #000000"/>
    </style:style>
    <style:style style:name="Таблица1.A890" style:family="table-cell">
      <style:table-cell-properties fo:padding="0.097cm" fo:border-left="0.05pt solid #000000" fo:border-right="none" fo:border-top="none" fo:border-bottom="0.05pt solid #000000"/>
    </style:style>
    <style:style style:name="Таблица1.A891" style:family="table-cell">
      <style:table-cell-properties fo:padding="0.097cm" fo:border-left="0.05pt solid #000000" fo:border-right="none" fo:border-top="none" fo:border-bottom="0.05pt solid #000000"/>
    </style:style>
    <style:style style:name="Таблица1.A892" style:family="table-cell">
      <style:table-cell-properties fo:padding="0.097cm" fo:border-left="0.05pt solid #000000" fo:border-right="none" fo:border-top="none" fo:border-bottom="0.05pt solid #000000"/>
    </style:style>
    <style:style style:name="Таблица1.A893" style:family="table-cell">
      <style:table-cell-properties fo:padding="0.097cm" fo:border-left="0.05pt solid #000000" fo:border-right="none" fo:border-top="none" fo:border-bottom="0.05pt solid #000000"/>
    </style:style>
    <style:style style:name="Таблица1.A894" style:family="table-cell">
      <style:table-cell-properties fo:padding="0.097cm" fo:border-left="0.05pt solid #000000" fo:border-right="none" fo:border-top="none" fo:border-bottom="0.05pt solid #000000"/>
    </style:style>
    <style:style style:name="Таблица1.A895" style:family="table-cell">
      <style:table-cell-properties fo:padding="0.097cm" fo:border-left="0.05pt solid #000000" fo:border-right="none" fo:border-top="none" fo:border-bottom="0.05pt solid #000000"/>
    </style:style>
    <style:style style:name="Таблица1.A896" style:family="table-cell">
      <style:table-cell-properties fo:padding="0.097cm" fo:border-left="0.05pt solid #000000" fo:border-right="none" fo:border-top="none" fo:border-bottom="0.05pt solid #000000"/>
    </style:style>
    <style:style style:name="Таблица1.A897" style:family="table-cell">
      <style:table-cell-properties fo:padding="0.097cm" fo:border-left="0.05pt solid #000000" fo:border-right="none" fo:border-top="none" fo:border-bottom="0.05pt solid #000000"/>
    </style:style>
    <style:style style:name="Таблица1.A898" style:family="table-cell">
      <style:table-cell-properties fo:padding="0.097cm" fo:border-left="0.05pt solid #000000" fo:border-right="none" fo:border-top="none" fo:border-bottom="0.05pt solid #000000"/>
    </style:style>
    <style:style style:name="Таблица1.A899" style:family="table-cell">
      <style:table-cell-properties fo:padding="0.097cm" fo:border-left="0.05pt solid #000000" fo:border-right="none" fo:border-top="none" fo:border-bottom="0.05pt solid #000000"/>
    </style:style>
    <style:style style:name="Таблица1.A900" style:family="table-cell">
      <style:table-cell-properties fo:padding="0.097cm" fo:border-left="0.05pt solid #000000" fo:border-right="none" fo:border-top="none" fo:border-bottom="0.05pt solid #000000"/>
    </style:style>
    <style:style style:name="Таблица1.A901" style:family="table-cell">
      <style:table-cell-properties fo:padding="0.097cm" fo:border-left="0.05pt solid #000000" fo:border-right="none" fo:border-top="none" fo:border-bottom="0.05pt solid #000000"/>
    </style:style>
    <style:style style:name="Таблица1.A902" style:family="table-cell">
      <style:table-cell-properties fo:padding="0.097cm" fo:border-left="0.05pt solid #000000" fo:border-right="none" fo:border-top="none" fo:border-bottom="0.05pt solid #000000"/>
    </style:style>
    <style:style style:name="Таблица1.A903" style:family="table-cell">
      <style:table-cell-properties fo:padding="0.097cm" fo:border-left="0.05pt solid #000000" fo:border-right="none" fo:border-top="none" fo:border-bottom="0.05pt solid #000000"/>
    </style:style>
    <style:style style:name="Таблица1.A904" style:family="table-cell">
      <style:table-cell-properties fo:padding="0.097cm" fo:border-left="0.05pt solid #000000" fo:border-right="none" fo:border-top="none" fo:border-bottom="0.05pt solid #000000"/>
    </style:style>
    <style:style style:name="Таблица1.A905" style:family="table-cell">
      <style:table-cell-properties fo:padding="0.097cm" fo:border-left="0.05pt solid #000000" fo:border-right="none" fo:border-top="none" fo:border-bottom="0.05pt solid #000000"/>
    </style:style>
    <style:style style:name="Таблица1.A906" style:family="table-cell">
      <style:table-cell-properties fo:padding="0.097cm" fo:border-left="0.05pt solid #000000" fo:border-right="none" fo:border-top="none" fo:border-bottom="0.05pt solid #000000"/>
    </style:style>
    <style:style style:name="Таблица1.A907" style:family="table-cell">
      <style:table-cell-properties fo:padding="0.097cm" fo:border-left="0.05pt solid #000000" fo:border-right="none" fo:border-top="none" fo:border-bottom="0.05pt solid #000000"/>
    </style:style>
    <style:style style:name="Таблица1.A908" style:family="table-cell">
      <style:table-cell-properties fo:padding="0.097cm" fo:border-left="0.05pt solid #000000" fo:border-right="none" fo:border-top="none" fo:border-bottom="0.05pt solid #000000"/>
    </style:style>
    <style:style style:name="Таблица1.A909" style:family="table-cell">
      <style:table-cell-properties fo:padding="0.097cm" fo:border-left="0.05pt solid #000000" fo:border-right="none" fo:border-top="none" fo:border-bottom="0.05pt solid #000000"/>
    </style:style>
    <style:style style:name="Таблица1.A910" style:family="table-cell">
      <style:table-cell-properties fo:padding="0.097cm" fo:border-left="0.05pt solid #000000" fo:border-right="none" fo:border-top="none" fo:border-bottom="0.05pt solid #000000"/>
    </style:style>
    <style:style style:name="Таблица1.A911" style:family="table-cell">
      <style:table-cell-properties fo:padding="0.097cm" fo:border-left="0.05pt solid #000000" fo:border-right="none" fo:border-top="none" fo:border-bottom="0.05pt solid #000000"/>
    </style:style>
    <style:style style:name="Таблица1.A912" style:family="table-cell">
      <style:table-cell-properties fo:padding="0.097cm" fo:border-left="0.05pt solid #000000" fo:border-right="none" fo:border-top="none" fo:border-bottom="0.05pt solid #000000"/>
    </style:style>
    <style:style style:name="Таблица1.A913" style:family="table-cell">
      <style:table-cell-properties fo:padding="0.097cm" fo:border-left="0.05pt solid #000000" fo:border-right="none" fo:border-top="none" fo:border-bottom="0.05pt solid #000000"/>
    </style:style>
    <style:style style:name="Таблица1.A914" style:family="table-cell">
      <style:table-cell-properties fo:padding="0.097cm" fo:border-left="0.05pt solid #000000" fo:border-right="none" fo:border-top="none" fo:border-bottom="0.05pt solid #000000"/>
    </style:style>
    <style:style style:name="Таблица1.A915" style:family="table-cell">
      <style:table-cell-properties fo:padding="0.097cm" fo:border-left="0.05pt solid #000000" fo:border-right="none" fo:border-top="none" fo:border-bottom="0.05pt solid #000000"/>
    </style:style>
    <style:style style:name="Таблица1.A916" style:family="table-cell">
      <style:table-cell-properties fo:padding="0.097cm" fo:border-left="0.05pt solid #000000" fo:border-right="none" fo:border-top="none" fo:border-bottom="0.05pt solid #000000"/>
    </style:style>
    <style:style style:name="Таблица1.A917" style:family="table-cell">
      <style:table-cell-properties fo:padding="0.097cm" fo:border-left="0.05pt solid #000000" fo:border-right="none" fo:border-top="none" fo:border-bottom="0.05pt solid #000000"/>
    </style:style>
    <style:style style:name="Таблица1.A918" style:family="table-cell">
      <style:table-cell-properties fo:padding="0.097cm" fo:border-left="0.05pt solid #000000" fo:border-right="none" fo:border-top="none" fo:border-bottom="0.05pt solid #000000"/>
    </style:style>
    <style:style style:name="Таблица1.A919" style:family="table-cell">
      <style:table-cell-properties fo:padding="0.097cm" fo:border-left="0.05pt solid #000000" fo:border-right="none" fo:border-top="none" fo:border-bottom="0.05pt solid #000000"/>
    </style:style>
    <style:style style:name="Таблица1.A920" style:family="table-cell">
      <style:table-cell-properties fo:padding="0.097cm" fo:border-left="0.05pt solid #000000" fo:border-right="none" fo:border-top="none" fo:border-bottom="0.05pt solid #000000"/>
    </style:style>
    <style:style style:name="Таблица1.A921" style:family="table-cell">
      <style:table-cell-properties fo:padding="0.097cm" fo:border-left="0.05pt solid #000000" fo:border-right="none" fo:border-top="none" fo:border-bottom="0.05pt solid #000000"/>
    </style:style>
    <style:style style:name="Таблица1.A922" style:family="table-cell">
      <style:table-cell-properties fo:padding="0.097cm" fo:border-left="0.05pt solid #000000" fo:border-right="none" fo:border-top="none" fo:border-bottom="0.05pt solid #000000"/>
    </style:style>
    <style:style style:name="Таблица1.A923" style:family="table-cell">
      <style:table-cell-properties fo:padding="0.097cm" fo:border-left="0.05pt solid #000000" fo:border-right="none" fo:border-top="none" fo:border-bottom="0.05pt solid #000000"/>
    </style:style>
    <style:style style:name="Таблица1.A924" style:family="table-cell">
      <style:table-cell-properties fo:padding="0.097cm" fo:border-left="0.05pt solid #000000" fo:border-right="none" fo:border-top="none" fo:border-bottom="0.05pt solid #000000"/>
    </style:style>
    <style:style style:name="Таблица1.A925" style:family="table-cell">
      <style:table-cell-properties fo:padding="0.097cm" fo:border-left="0.05pt solid #000000" fo:border-right="none" fo:border-top="none" fo:border-bottom="0.05pt solid #000000"/>
    </style:style>
    <style:style style:name="Таблица1.A926" style:family="table-cell">
      <style:table-cell-properties fo:padding="0.097cm" fo:border-left="0.05pt solid #000000" fo:border-right="none" fo:border-top="none" fo:border-bottom="0.05pt solid #000000"/>
    </style:style>
    <style:style style:name="Таблица1.A927" style:family="table-cell">
      <style:table-cell-properties fo:padding="0.097cm" fo:border-left="0.05pt solid #000000" fo:border-right="none" fo:border-top="none" fo:border-bottom="0.05pt solid #000000"/>
    </style:style>
    <style:style style:name="Таблица1.A928" style:family="table-cell">
      <style:table-cell-properties fo:padding="0.097cm" fo:border-left="0.05pt solid #000000" fo:border-right="none" fo:border-top="none" fo:border-bottom="0.05pt solid #000000"/>
    </style:style>
    <style:style style:name="Таблица1.A929" style:family="table-cell">
      <style:table-cell-properties fo:padding="0.097cm" fo:border-left="0.05pt solid #000000" fo:border-right="none" fo:border-top="none" fo:border-bottom="0.05pt solid #000000"/>
    </style:style>
    <style:style style:name="Таблица1.A930" style:family="table-cell">
      <style:table-cell-properties fo:padding="0.097cm" fo:border-left="0.05pt solid #000000" fo:border-right="none" fo:border-top="none" fo:border-bottom="0.05pt solid #000000"/>
    </style:style>
    <style:style style:name="Таблица1.A931" style:family="table-cell">
      <style:table-cell-properties fo:padding="0.097cm" fo:border-left="0.05pt solid #000000" fo:border-right="none" fo:border-top="none" fo:border-bottom="0.05pt solid #000000"/>
    </style:style>
    <style:style style:name="Таблица1.A932" style:family="table-cell">
      <style:table-cell-properties fo:padding="0.097cm" fo:border-left="0.05pt solid #000000" fo:border-right="none" fo:border-top="none" fo:border-bottom="0.05pt solid #000000"/>
    </style:style>
    <style:style style:name="Таблица1.A933" style:family="table-cell">
      <style:table-cell-properties fo:padding="0.097cm" fo:border-left="0.05pt solid #000000" fo:border-right="none" fo:border-top="none" fo:border-bottom="0.05pt solid #000000"/>
    </style:style>
    <style:style style:name="Таблица1.A934" style:family="table-cell">
      <style:table-cell-properties fo:padding="0.097cm" fo:border-left="0.05pt solid #000000" fo:border-right="none" fo:border-top="none" fo:border-bottom="0.05pt solid #000000"/>
    </style:style>
    <style:style style:name="Таблица1.A935" style:family="table-cell">
      <style:table-cell-properties fo:padding="0.097cm" fo:border-left="0.05pt solid #000000" fo:border-right="none" fo:border-top="none" fo:border-bottom="0.05pt solid #000000"/>
    </style:style>
    <style:style style:name="Таблица1.A936" style:family="table-cell">
      <style:table-cell-properties fo:padding="0.097cm" fo:border-left="0.05pt solid #000000" fo:border-right="none" fo:border-top="none" fo:border-bottom="0.05pt solid #000000"/>
    </style:style>
    <style:style style:name="Таблица1.A937" style:family="table-cell">
      <style:table-cell-properties fo:padding="0.097cm" fo:border-left="0.05pt solid #000000" fo:border-right="none" fo:border-top="none" fo:border-bottom="0.05pt solid #000000"/>
    </style:style>
    <style:style style:name="Таблица1.A938" style:family="table-cell">
      <style:table-cell-properties fo:padding="0.097cm" fo:border-left="0.05pt solid #000000" fo:border-right="none" fo:border-top="none" fo:border-bottom="0.05pt solid #000000"/>
    </style:style>
    <style:style style:name="Таблица1.A939" style:family="table-cell">
      <style:table-cell-properties fo:padding="0.097cm" fo:border-left="0.05pt solid #000000" fo:border-right="none" fo:border-top="none" fo:border-bottom="0.05pt solid #000000"/>
    </style:style>
    <style:style style:name="Таблица1.A940" style:family="table-cell">
      <style:table-cell-properties fo:padding="0.097cm" fo:border-left="0.05pt solid #000000" fo:border-right="none" fo:border-top="none" fo:border-bottom="0.05pt solid #000000"/>
    </style:style>
    <style:style style:name="Таблица1.A941" style:family="table-cell">
      <style:table-cell-properties fo:padding="0.097cm" fo:border-left="0.05pt solid #000000" fo:border-right="none" fo:border-top="none" fo:border-bottom="0.05pt solid #000000"/>
    </style:style>
    <style:style style:name="Таблица1.A942" style:family="table-cell">
      <style:table-cell-properties fo:padding="0.097cm" fo:border-left="0.05pt solid #000000" fo:border-right="none" fo:border-top="none" fo:border-bottom="0.05pt solid #000000"/>
    </style:style>
    <style:style style:name="Таблица1.A943" style:family="table-cell">
      <style:table-cell-properties fo:padding="0.097cm" fo:border-left="0.05pt solid #000000" fo:border-right="none" fo:border-top="none" fo:border-bottom="0.05pt solid #000000"/>
    </style:style>
    <style:style style:name="Таблица1.A944" style:family="table-cell">
      <style:table-cell-properties fo:padding="0.097cm" fo:border-left="0.05pt solid #000000" fo:border-right="none" fo:border-top="none" fo:border-bottom="0.05pt solid #000000"/>
    </style:style>
    <style:style style:name="Таблица1.A945" style:family="table-cell">
      <style:table-cell-properties fo:padding="0.097cm" fo:border-left="0.05pt solid #000000" fo:border-right="none" fo:border-top="none" fo:border-bottom="0.05pt solid #000000"/>
    </style:style>
    <style:style style:name="Таблица1.A946" style:family="table-cell">
      <style:table-cell-properties fo:padding="0.097cm" fo:border-left="0.05pt solid #000000" fo:border-right="none" fo:border-top="none" fo:border-bottom="0.05pt solid #000000"/>
    </style:style>
    <style:style style:name="Таблица1.A947" style:family="table-cell">
      <style:table-cell-properties fo:padding="0.097cm" fo:border-left="0.05pt solid #000000" fo:border-right="none" fo:border-top="none" fo:border-bottom="0.05pt solid #000000"/>
    </style:style>
    <style:style style:name="Таблица1.A948" style:family="table-cell">
      <style:table-cell-properties fo:padding="0.097cm" fo:border-left="0.05pt solid #000000" fo:border-right="none" fo:border-top="none" fo:border-bottom="0.05pt solid #000000"/>
    </style:style>
    <style:style style:name="Таблица1.A949" style:family="table-cell">
      <style:table-cell-properties fo:padding="0.097cm" fo:border-left="0.05pt solid #000000" fo:border-right="none" fo:border-top="none" fo:border-bottom="0.05pt solid #000000"/>
    </style:style>
    <style:style style:name="Таблица1.A950" style:family="table-cell">
      <style:table-cell-properties fo:padding="0.097cm" fo:border-left="0.05pt solid #000000" fo:border-right="none" fo:border-top="none" fo:border-bottom="0.05pt solid #000000"/>
    </style:style>
    <style:style style:name="Таблица1.A951" style:family="table-cell">
      <style:table-cell-properties fo:padding="0.097cm" fo:border-left="0.05pt solid #000000" fo:border-right="none" fo:border-top="none" fo:border-bottom="0.05pt solid #000000"/>
    </style:style>
    <style:style style:name="Таблица1.A952" style:family="table-cell">
      <style:table-cell-properties fo:padding="0.097cm" fo:border-left="0.05pt solid #000000" fo:border-right="none" fo:border-top="none" fo:border-bottom="0.05pt solid #000000"/>
    </style:style>
    <style:style style:name="Таблица1.A953" style:family="table-cell">
      <style:table-cell-properties fo:padding="0.097cm" fo:border-left="0.05pt solid #000000" fo:border-right="none" fo:border-top="none" fo:border-bottom="0.05pt solid #000000"/>
    </style:style>
    <style:style style:name="Таблица1.A954" style:family="table-cell">
      <style:table-cell-properties fo:padding="0.097cm" fo:border-left="0.05pt solid #000000" fo:border-right="none" fo:border-top="none" fo:border-bottom="0.05pt solid #000000"/>
    </style:style>
    <style:style style:name="Таблица1.A955" style:family="table-cell">
      <style:table-cell-properties fo:padding="0.097cm" fo:border-left="0.05pt solid #000000" fo:border-right="none" fo:border-top="none" fo:border-bottom="0.05pt solid #000000"/>
    </style:style>
    <style:style style:name="Таблица1.A956" style:family="table-cell">
      <style:table-cell-properties fo:padding="0.097cm" fo:border-left="0.05pt solid #000000" fo:border-right="none" fo:border-top="none" fo:border-bottom="0.05pt solid #000000"/>
    </style:style>
    <style:style style:name="Таблица1.A957" style:family="table-cell">
      <style:table-cell-properties fo:padding="0.097cm" fo:border-left="0.05pt solid #000000" fo:border-right="none" fo:border-top="none" fo:border-bottom="0.05pt solid #000000"/>
    </style:style>
    <style:style style:name="Таблица1.A958" style:family="table-cell">
      <style:table-cell-properties fo:padding="0.097cm" fo:border-left="0.05pt solid #000000" fo:border-right="none" fo:border-top="none" fo:border-bottom="0.05pt solid #000000"/>
    </style:style>
    <style:style style:name="Таблица1.A959" style:family="table-cell">
      <style:table-cell-properties fo:padding="0.097cm" fo:border-left="0.05pt solid #000000" fo:border-right="none" fo:border-top="none" fo:border-bottom="0.05pt solid #000000"/>
    </style:style>
    <style:style style:name="Таблица1.A960" style:family="table-cell">
      <style:table-cell-properties fo:padding="0.097cm" fo:border-left="0.05pt solid #000000" fo:border-right="none" fo:border-top="none" fo:border-bottom="0.05pt solid #000000"/>
    </style:style>
    <style:style style:name="Таблица1.A961" style:family="table-cell">
      <style:table-cell-properties fo:padding="0.097cm" fo:border-left="0.05pt solid #000000" fo:border-right="none" fo:border-top="none" fo:border-bottom="0.05pt solid #000000"/>
    </style:style>
    <style:style style:name="Таблица1.A962" style:family="table-cell">
      <style:table-cell-properties fo:padding="0.097cm" fo:border-left="0.05pt solid #000000" fo:border-right="none" fo:border-top="none" fo:border-bottom="0.05pt solid #000000"/>
    </style:style>
    <style:style style:name="Таблица1.A963" style:family="table-cell">
      <style:table-cell-properties fo:padding="0.097cm" fo:border-left="0.05pt solid #000000" fo:border-right="none" fo:border-top="none" fo:border-bottom="0.05pt solid #000000"/>
    </style:style>
    <style:style style:name="Таблица1.A964" style:family="table-cell">
      <style:table-cell-properties fo:padding="0.097cm" fo:border-left="0.05pt solid #000000" fo:border-right="none" fo:border-top="none" fo:border-bottom="0.05pt solid #000000"/>
    </style:style>
    <style:style style:name="Таблица1.A965" style:family="table-cell">
      <style:table-cell-properties fo:padding="0.097cm" fo:border-left="0.05pt solid #000000" fo:border-right="none" fo:border-top="none" fo:border-bottom="0.05pt solid #000000"/>
    </style:style>
    <style:style style:name="Таблица1.A966" style:family="table-cell">
      <style:table-cell-properties fo:padding="0.097cm" fo:border-left="0.05pt solid #000000" fo:border-right="none" fo:border-top="none" fo:border-bottom="0.05pt solid #000000"/>
    </style:style>
    <style:style style:name="Таблица1.A967" style:family="table-cell">
      <style:table-cell-properties fo:padding="0.097cm" fo:border-left="0.05pt solid #000000" fo:border-right="none" fo:border-top="none" fo:border-bottom="0.05pt solid #000000"/>
    </style:style>
    <style:style style:name="Таблица1.A968" style:family="table-cell">
      <style:table-cell-properties fo:padding="0.097cm" fo:border-left="0.05pt solid #000000" fo:border-right="none" fo:border-top="none" fo:border-bottom="0.05pt solid #000000"/>
    </style:style>
    <style:style style:name="Таблица1.A969" style:family="table-cell">
      <style:table-cell-properties fo:padding="0.097cm" fo:border-left="0.05pt solid #000000" fo:border-right="none" fo:border-top="none" fo:border-bottom="0.05pt solid #000000"/>
    </style:style>
    <style:style style:name="Таблица1.970" style:family="table-row">
      <style:table-row-properties style:min-row-height="0.508cm"/>
    </style:style>
    <style:style style:name="Таблица1.A970" style:family="table-cell">
      <style:table-cell-properties fo:padding="0.097cm" fo:border-left="0.05pt solid #000000" fo:border-right="none" fo:border-top="none" fo:border-bottom="0.05pt solid #000000"/>
    </style:style>
    <style:style style:name="Таблица1.A971" style:family="table-cell">
      <style:table-cell-properties fo:padding="0.097cm" fo:border-left="0.05pt solid #000000" fo:border-right="none" fo:border-top="none" fo:border-bottom="0.05pt solid #000000"/>
    </style:style>
    <style:style style:name="Таблица1.A972" style:family="table-cell">
      <style:table-cell-properties fo:padding="0.097cm" fo:border-left="0.05pt solid #000000" fo:border-right="none" fo:border-top="none" fo:border-bottom="0.05pt solid #000000"/>
    </style:style>
    <style:style style:name="Таблица1.A973" style:family="table-cell">
      <style:table-cell-properties fo:padding="0.097cm" fo:border-left="0.05pt solid #000000" fo:border-right="none" fo:border-top="none" fo:border-bottom="0.05pt solid #000000"/>
    </style:style>
    <style:style style:name="Таблица1.A974" style:family="table-cell">
      <style:table-cell-properties fo:padding="0.097cm" fo:border-left="0.05pt solid #000000" fo:border-right="none" fo:border-top="none" fo:border-bottom="0.05pt solid #000000"/>
    </style:style>
    <style:style style:name="Таблица1.A975" style:family="table-cell">
      <style:table-cell-properties fo:padding="0.097cm" fo:border-left="0.05pt solid #000000" fo:border-right="none" fo:border-top="none" fo:border-bottom="0.05pt solid #000000"/>
    </style:style>
    <style:style style:name="Таблица1.A976" style:family="table-cell">
      <style:table-cell-properties fo:padding="0.097cm" fo:border-left="0.05pt solid #000000" fo:border-right="none" fo:border-top="none" fo:border-bottom="0.05pt solid #000000"/>
    </style:style>
    <style:style style:name="Таблица1.A977" style:family="table-cell">
      <style:table-cell-properties fo:padding="0.097cm" fo:border-left="0.05pt solid #000000" fo:border-right="none" fo:border-top="none" fo:border-bottom="0.05pt solid #000000"/>
    </style:style>
    <style:style style:name="Таблица1.A978" style:family="table-cell">
      <style:table-cell-properties fo:padding="0.097cm" fo:border-left="0.05pt solid #000000" fo:border-right="none" fo:border-top="none" fo:border-bottom="0.05pt solid #000000"/>
    </style:style>
    <style:style style:name="Таблица1.A979" style:family="table-cell">
      <style:table-cell-properties fo:padding="0.097cm" fo:border-left="0.05pt solid #000000" fo:border-right="none" fo:border-top="none" fo:border-bottom="0.05pt solid #000000"/>
    </style:style>
    <style:style style:name="Таблица1.A980" style:family="table-cell">
      <style:table-cell-properties fo:padding="0.097cm" fo:border-left="0.05pt solid #000000" fo:border-right="none" fo:border-top="none" fo:border-bottom="0.05pt solid #000000"/>
    </style:style>
    <style:style style:name="Таблица1.A981" style:family="table-cell">
      <style:table-cell-properties fo:padding="0.097cm" fo:border-left="0.05pt solid #000000" fo:border-right="none" fo:border-top="none" fo:border-bottom="0.05pt solid #000000"/>
    </style:style>
    <style:style style:name="Таблица1.A982" style:family="table-cell">
      <style:table-cell-properties fo:padding="0.097cm" fo:border-left="0.05pt solid #000000" fo:border-right="none" fo:border-top="none" fo:border-bottom="0.05pt solid #000000"/>
    </style:style>
    <style:style style:name="Таблица1.A983" style:family="table-cell">
      <style:table-cell-properties fo:padding="0.097cm" fo:border-left="0.05pt solid #000000" fo:border-right="none" fo:border-top="none" fo:border-bottom="0.05pt solid #000000"/>
    </style:style>
    <style:style style:name="Таблица1.A984" style:family="table-cell">
      <style:table-cell-properties fo:padding="0.097cm" fo:border-left="0.05pt solid #000000" fo:border-right="none" fo:border-top="none" fo:border-bottom="0.05pt solid #000000"/>
    </style:style>
    <style:style style:name="Таблица1.A985" style:family="table-cell">
      <style:table-cell-properties fo:padding="0.097cm" fo:border-left="0.05pt solid #000000" fo:border-right="none" fo:border-top="none" fo:border-bottom="0.05pt solid #000000"/>
    </style:style>
    <style:style style:name="Таблица1.A986" style:family="table-cell">
      <style:table-cell-properties fo:padding="0.097cm" fo:border-left="0.05pt solid #000000" fo:border-right="none" fo:border-top="none" fo:border-bottom="0.05pt solid #000000"/>
    </style:style>
    <style:style style:name="Таблица1.A987" style:family="table-cell">
      <style:table-cell-properties fo:padding="0.097cm" fo:border-left="0.05pt solid #000000" fo:border-right="none" fo:border-top="none" fo:border-bottom="0.05pt solid #000000"/>
    </style:style>
    <style:style style:name="Таблица1.A988" style:family="table-cell">
      <style:table-cell-properties fo:padding="0.097cm" fo:border-left="0.05pt solid #000000" fo:border-right="none" fo:border-top="none" fo:border-bottom="0.05pt solid #000000"/>
    </style:style>
    <style:style style:name="Таблица1.A989" style:family="table-cell">
      <style:table-cell-properties fo:padding="0.097cm" fo:border-left="0.05pt solid #000000" fo:border-right="none" fo:border-top="none" fo:border-bottom="0.05pt solid #000000"/>
    </style:style>
    <style:style style:name="Таблица1.A990" style:family="table-cell">
      <style:table-cell-properties fo:padding="0.097cm" fo:border-left="0.05pt solid #000000" fo:border-right="none" fo:border-top="none" fo:border-bottom="0.05pt solid #000000"/>
    </style:style>
    <style:style style:name="Таблица1.A991" style:family="table-cell">
      <style:table-cell-properties fo:padding="0.097cm" fo:border-left="0.05pt solid #000000" fo:border-right="none" fo:border-top="none" fo:border-bottom="0.05pt solid #000000"/>
    </style:style>
    <style:style style:name="Таблица1.A992" style:family="table-cell">
      <style:table-cell-properties fo:padding="0.097cm" fo:border-left="0.05pt solid #000000" fo:border-right="none" fo:border-top="none" fo:border-bottom="0.05pt solid #000000"/>
    </style:style>
    <style:style style:name="Таблица1.A993" style:family="table-cell">
      <style:table-cell-properties fo:padding="0.097cm" fo:border-left="0.05pt solid #000000" fo:border-right="none" fo:border-top="none" fo:border-bottom="0.05pt solid #000000"/>
    </style:style>
    <style:style style:name="Таблица1.A994" style:family="table-cell">
      <style:table-cell-properties fo:padding="0.097cm" fo:border-left="0.05pt solid #000000" fo:border-right="none" fo:border-top="none" fo:border-bottom="0.05pt solid #000000"/>
    </style:style>
    <style:style style:name="Таблица1.A995" style:family="table-cell">
      <style:table-cell-properties fo:padding="0.097cm" fo:border-left="0.05pt solid #000000" fo:border-right="none" fo:border-top="none" fo:border-bottom="0.05pt solid #000000"/>
    </style:style>
    <style:style style:name="Таблица1.A996" style:family="table-cell">
      <style:table-cell-properties fo:padding="0.097cm" fo:border-left="0.05pt solid #000000" fo:border-right="none" fo:border-top="none" fo:border-bottom="0.05pt solid #000000"/>
    </style:style>
    <style:style style:name="Таблица1.A997" style:family="table-cell">
      <style:table-cell-properties fo:padding="0.097cm" fo:border-left="0.05pt solid #000000" fo:border-right="none" fo:border-top="none" fo:border-bottom="0.05pt solid #000000"/>
    </style:style>
    <style:style style:name="Таблица1.A998" style:family="table-cell">
      <style:table-cell-properties fo:padding="0.097cm" fo:border-left="0.05pt solid #000000" fo:border-right="none" fo:border-top="none" fo:border-bottom="0.05pt solid #000000"/>
    </style:style>
    <style:style style:name="Таблица1.A999" style:family="table-cell">
      <style:table-cell-properties fo:padding="0.097cm" fo:border-left="0.05pt solid #000000" fo:border-right="none" fo:border-top="none" fo:border-bottom="0.05pt solid #000000"/>
    </style:style>
    <style:style style:name="Таблица1.A1000" style:family="table-cell">
      <style:table-cell-properties fo:padding="0.097cm" fo:border-left="0.05pt solid #000000" fo:border-right="none" fo:border-top="none" fo:border-bottom="0.05pt solid #000000"/>
    </style:style>
    <style:style style:name="Таблица1.A1001" style:family="table-cell">
      <style:table-cell-properties fo:padding="0.097cm" fo:border-left="0.05pt solid #000000" fo:border-right="none" fo:border-top="none" fo:border-bottom="0.05pt solid #000000"/>
    </style:style>
    <style:style style:name="Таблица1.A1002" style:family="table-cell">
      <style:table-cell-properties fo:padding="0.097cm" fo:border-left="0.05pt solid #000000" fo:border-right="none" fo:border-top="none" fo:border-bottom="0.05pt solid #000000"/>
    </style:style>
    <style:style style:name="Таблица1.A1003" style:family="table-cell">
      <style:table-cell-properties fo:padding="0.097cm" fo:border-left="0.05pt solid #000000" fo:border-right="none" fo:border-top="none" fo:border-bottom="0.05pt solid #000000"/>
    </style:style>
    <style:style style:name="Таблица1.A1004" style:family="table-cell">
      <style:table-cell-properties fo:padding="0.097cm" fo:border-left="0.05pt solid #000000" fo:border-right="none" fo:border-top="none" fo:border-bottom="0.05pt solid #000000"/>
    </style:style>
    <style:style style:name="Таблица1.A1005" style:family="table-cell">
      <style:table-cell-properties fo:padding="0.097cm" fo:border-left="0.05pt solid #000000" fo:border-right="none" fo:border-top="none" fo:border-bottom="0.05pt solid #000000"/>
    </style:style>
    <style:style style:name="Таблица1.A1006" style:family="table-cell">
      <style:table-cell-properties fo:padding="0.097cm" fo:border-left="0.05pt solid #000000" fo:border-right="none" fo:border-top="none" fo:border-bottom="0.05pt solid #000000"/>
    </style:style>
    <style:style style:name="Таблица1.A1007" style:family="table-cell">
      <style:table-cell-properties fo:padding="0.097cm" fo:border-left="0.05pt solid #000000" fo:border-right="none" fo:border-top="none" fo:border-bottom="0.05pt solid #000000"/>
    </style:style>
    <style:style style:name="Таблица1.A1008" style:family="table-cell">
      <style:table-cell-properties fo:padding="0.097cm" fo:border-left="0.05pt solid #000000" fo:border-right="none" fo:border-top="none" fo:border-bottom="0.05pt solid #000000"/>
    </style:style>
    <style:style style:name="Таблица1.A1009" style:family="table-cell">
      <style:table-cell-properties fo:padding="0.097cm" fo:border-left="0.05pt solid #000000" fo:border-right="none" fo:border-top="none" fo:border-bottom="0.05pt solid #000000"/>
    </style:style>
    <style:style style:name="Таблица1.A1010" style:family="table-cell">
      <style:table-cell-properties fo:padding="0.097cm" fo:border-left="0.05pt solid #000000" fo:border-right="none" fo:border-top="none" fo:border-bottom="0.05pt solid #000000"/>
    </style:style>
    <style:style style:name="Таблица1.A1011" style:family="table-cell">
      <style:table-cell-properties fo:padding="0.097cm" fo:border-left="0.05pt solid #000000" fo:border-right="none" fo:border-top="none" fo:border-bottom="0.05pt solid #000000"/>
    </style:style>
    <style:style style:name="Таблица1.A1012" style:family="table-cell">
      <style:table-cell-properties fo:padding="0.097cm" fo:border-left="0.05pt solid #000000" fo:border-right="none" fo:border-top="none" fo:border-bottom="0.05pt solid #000000"/>
    </style:style>
    <style:style style:name="Таблица1.A1013" style:family="table-cell">
      <style:table-cell-properties fo:padding="0.097cm" fo:border-left="0.05pt solid #000000" fo:border-right="none" fo:border-top="none" fo:border-bottom="0.05pt solid #000000"/>
    </style:style>
    <style:style style:name="Таблица1.A1014" style:family="table-cell">
      <style:table-cell-properties fo:padding="0.097cm" fo:border-left="0.05pt solid #000000" fo:border-right="none" fo:border-top="none" fo:border-bottom="0.05pt solid #000000"/>
    </style:style>
    <style:style style:name="Таблица1.A1015" style:family="table-cell">
      <style:table-cell-properties fo:padding="0.097cm" fo:border-left="0.05pt solid #000000" fo:border-right="none" fo:border-top="none" fo:border-bottom="0.05pt solid #000000"/>
    </style:style>
    <style:style style:name="Таблица1.A1016" style:family="table-cell">
      <style:table-cell-properties fo:padding="0.097cm" fo:border-left="0.05pt solid #000000" fo:border-right="none" fo:border-top="none" fo:border-bottom="0.05pt solid #000000"/>
    </style:style>
    <style:style style:name="Таблица1.A1017" style:family="table-cell">
      <style:table-cell-properties fo:padding="0.097cm" fo:border-left="0.05pt solid #000000" fo:border-right="none" fo:border-top="none" fo:border-bottom="0.05pt solid #000000"/>
    </style:style>
    <style:style style:name="Таблица1.A1018" style:family="table-cell">
      <style:table-cell-properties fo:padding="0.097cm" fo:border-left="0.05pt solid #000000" fo:border-right="none" fo:border-top="none" fo:border-bottom="0.05pt solid #000000"/>
    </style:style>
    <style:style style:name="Таблица1.A1019" style:family="table-cell">
      <style:table-cell-properties fo:padding="0.097cm" fo:border-left="0.05pt solid #000000" fo:border-right="none" fo:border-top="none" fo:border-bottom="0.05pt solid #000000"/>
    </style:style>
    <style:style style:name="Таблица1.A1020" style:family="table-cell">
      <style:table-cell-properties fo:padding="0.097cm" fo:border-left="0.05pt solid #000000" fo:border-right="none" fo:border-top="none" fo:border-bottom="0.05pt solid #000000"/>
    </style:style>
    <style:style style:name="Таблица1.A1021" style:family="table-cell">
      <style:table-cell-properties fo:padding="0.097cm" fo:border-left="0.05pt solid #000000" fo:border-right="none" fo:border-top="none" fo:border-bottom="0.05pt solid #000000"/>
    </style:style>
    <style:style style:name="Таблица1.A1022" style:family="table-cell">
      <style:table-cell-properties fo:padding="0.097cm" fo:border-left="0.05pt solid #000000" fo:border-right="none" fo:border-top="none" fo:border-bottom="0.05pt solid #000000"/>
    </style:style>
    <style:style style:name="Таблица1.A1023" style:family="table-cell">
      <style:table-cell-properties fo:padding="0.097cm" fo:border-left="0.05pt solid #000000" fo:border-right="none" fo:border-top="none" fo:border-bottom="0.05pt solid #000000"/>
    </style:style>
    <style:style style:name="Таблица1.A1024" style:family="table-cell">
      <style:table-cell-properties fo:padding="0.097cm" fo:border-left="0.05pt solid #000000" fo:border-right="none" fo:border-top="none" fo:border-bottom="0.05pt solid #000000"/>
    </style:style>
    <style:style style:name="Таблица1.A1025" style:family="table-cell">
      <style:table-cell-properties fo:padding="0.097cm" fo:border-left="0.05pt solid #000000" fo:border-right="none" fo:border-top="none" fo:border-bottom="0.05pt solid #000000"/>
    </style:style>
    <style:style style:name="Таблица1.A1026" style:family="table-cell">
      <style:table-cell-properties fo:padding="0.097cm" fo:border-left="0.05pt solid #000000" fo:border-right="none" fo:border-top="none" fo:border-bottom="0.05pt solid #000000"/>
    </style:style>
    <style:style style:name="Таблица1.A1027" style:family="table-cell">
      <style:table-cell-properties fo:padding="0.097cm" fo:border-left="0.05pt solid #000000" fo:border-right="none" fo:border-top="none" fo:border-bottom="0.05pt solid #000000"/>
    </style:style>
    <style:style style:name="Таблица1.A1028" style:family="table-cell">
      <style:table-cell-properties fo:padding="0.097cm" fo:border-left="0.05pt solid #000000" fo:border-right="none" fo:border-top="none" fo:border-bottom="0.05pt solid #000000"/>
    </style:style>
    <style:style style:name="Таблица1.A1029" style:family="table-cell">
      <style:table-cell-properties fo:padding="0.097cm" fo:border-left="0.05pt solid #000000" fo:border-right="none" fo:border-top="none" fo:border-bottom="0.05pt solid #000000"/>
    </style:style>
    <style:style style:name="Таблица1.A1030" style:family="table-cell">
      <style:table-cell-properties fo:padding="0.097cm" fo:border-left="0.05pt solid #000000" fo:border-right="none" fo:border-top="none" fo:border-bottom="0.05pt solid #000000"/>
    </style:style>
    <style:style style:name="Таблица1.A1031" style:family="table-cell">
      <style:table-cell-properties fo:padding="0.097cm" fo:border-left="0.05pt solid #000000" fo:border-right="none" fo:border-top="none" fo:border-bottom="0.05pt solid #000000"/>
    </style:style>
    <style:style style:name="Таблица1.A1032" style:family="table-cell">
      <style:table-cell-properties fo:padding="0.097cm" fo:border-left="0.05pt solid #000000" fo:border-right="none" fo:border-top="none" fo:border-bottom="0.05pt solid #000000"/>
    </style:style>
    <style:style style:name="Таблица1.A1033" style:family="table-cell">
      <style:table-cell-properties fo:padding="0.097cm" fo:border-left="0.05pt solid #000000" fo:border-right="none" fo:border-top="none" fo:border-bottom="0.05pt solid #000000"/>
    </style:style>
    <style:style style:name="Таблица1.A1034" style:family="table-cell">
      <style:table-cell-properties fo:padding="0.097cm" fo:border-left="0.05pt solid #000000" fo:border-right="none" fo:border-top="none" fo:border-bottom="0.05pt solid #000000"/>
    </style:style>
    <style:style style:name="Таблица1.A1035" style:family="table-cell">
      <style:table-cell-properties fo:padding="0.097cm" fo:border-left="0.05pt solid #000000" fo:border-right="none" fo:border-top="none" fo:border-bottom="0.05pt solid #000000"/>
    </style:style>
    <style:style style:name="Таблица1.A1036" style:family="table-cell">
      <style:table-cell-properties fo:padding="0.097cm" fo:border-left="0.05pt solid #000000" fo:border-right="none" fo:border-top="none" fo:border-bottom="0.05pt solid #000000"/>
    </style:style>
    <style:style style:name="Таблица1.A1037" style:family="table-cell">
      <style:table-cell-properties fo:padding="0.097cm" fo:border-left="0.05pt solid #000000" fo:border-right="none" fo:border-top="none" fo:border-bottom="0.05pt solid #000000"/>
    </style:style>
    <style:style style:name="Таблица1.A1038" style:family="table-cell">
      <style:table-cell-properties fo:padding="0.097cm" fo:border-left="0.05pt solid #000000" fo:border-right="none" fo:border-top="none" fo:border-bottom="0.05pt solid #000000"/>
    </style:style>
    <style:style style:name="Таблица1.A1039" style:family="table-cell">
      <style:table-cell-properties fo:padding="0.097cm" fo:border-left="0.05pt solid #000000" fo:border-right="none" fo:border-top="none" fo:border-bottom="0.05pt solid #000000"/>
    </style:style>
    <style:style style:name="Таблица1.A1040" style:family="table-cell">
      <style:table-cell-properties fo:padding="0.097cm" fo:border-left="0.05pt solid #000000" fo:border-right="none" fo:border-top="none" fo:border-bottom="0.05pt solid #000000"/>
    </style:style>
    <style:style style:name="Таблица1.A1041" style:family="table-cell">
      <style:table-cell-properties fo:padding="0.097cm" fo:border-left="0.05pt solid #000000" fo:border-right="none" fo:border-top="none" fo:border-bottom="0.05pt solid #000000"/>
    </style:style>
    <style:style style:name="Таблица1.A1042" style:family="table-cell">
      <style:table-cell-properties fo:padding="0.097cm" fo:border-left="0.05pt solid #000000" fo:border-right="none" fo:border-top="none" fo:border-bottom="0.05pt solid #000000"/>
    </style:style>
    <style:style style:name="Таблица1.A1043" style:family="table-cell">
      <style:table-cell-properties fo:padding="0.097cm" fo:border-left="0.05pt solid #000000" fo:border-right="none" fo:border-top="none" fo:border-bottom="0.05pt solid #000000"/>
    </style:style>
    <style:style style:name="Таблица1.A1044" style:family="table-cell">
      <style:table-cell-properties fo:padding="0.097cm" fo:border-left="0.05pt solid #000000" fo:border-right="none" fo:border-top="none" fo:border-bottom="0.05pt solid #000000"/>
    </style:style>
    <style:style style:name="Таблица1.A1045" style:family="table-cell">
      <style:table-cell-properties fo:padding="0.097cm" fo:border-left="0.05pt solid #000000" fo:border-right="none" fo:border-top="none" fo:border-bottom="0.05pt solid #000000"/>
    </style:style>
    <style:style style:name="Таблица1.A1046" style:family="table-cell">
      <style:table-cell-properties fo:padding="0.097cm" fo:border-left="0.05pt solid #000000" fo:border-right="none" fo:border-top="none" fo:border-bottom="0.05pt solid #000000"/>
    </style:style>
    <style:style style:name="Таблица1.A1047" style:family="table-cell">
      <style:table-cell-properties fo:padding="0.097cm" fo:border-left="0.05pt solid #000000" fo:border-right="none" fo:border-top="none" fo:border-bottom="0.05pt solid #000000"/>
    </style:style>
    <style:style style:name="Таблица1.A1048" style:family="table-cell">
      <style:table-cell-properties fo:padding="0.097cm" fo:border-left="0.05pt solid #000000" fo:border-right="none" fo:border-top="none" fo:border-bottom="0.05pt solid #000000"/>
    </style:style>
    <style:style style:name="Таблица1.A1049" style:family="table-cell">
      <style:table-cell-properties fo:padding="0.097cm" fo:border-left="0.05pt solid #000000" fo:border-right="none" fo:border-top="none" fo:border-bottom="0.05pt solid #000000"/>
    </style:style>
    <style:style style:name="Таблица1.A1050" style:family="table-cell">
      <style:table-cell-properties fo:padding="0.097cm" fo:border-left="0.05pt solid #000000" fo:border-right="none" fo:border-top="none" fo:border-bottom="0.05pt solid #000000"/>
    </style:style>
    <style:style style:name="Таблица1.A1051" style:family="table-cell">
      <style:table-cell-properties fo:padding="0.097cm" fo:border-left="0.05pt solid #000000" fo:border-right="none" fo:border-top="none" fo:border-bottom="0.05pt solid #000000"/>
    </style:style>
    <style:style style:name="Таблица1.A1052" style:family="table-cell">
      <style:table-cell-properties fo:padding="0.097cm" fo:border-left="0.05pt solid #000000" fo:border-right="none" fo:border-top="none" fo:border-bottom="0.05pt solid #000000"/>
    </style:style>
    <style:style style:name="Таблица1.A1053" style:family="table-cell">
      <style:table-cell-properties fo:padding="0.097cm" fo:border-left="0.05pt solid #000000" fo:border-right="none" fo:border-top="none" fo:border-bottom="0.05pt solid #000000"/>
    </style:style>
    <style:style style:name="Таблица1.A1054" style:family="table-cell">
      <style:table-cell-properties fo:padding="0.097cm" fo:border-left="0.05pt solid #000000" fo:border-right="none" fo:border-top="none" fo:border-bottom="0.05pt solid #000000"/>
    </style:style>
    <style:style style:name="Таблица1.A1055" style:family="table-cell">
      <style:table-cell-properties fo:padding="0.097cm" fo:border-left="0.05pt solid #000000" fo:border-right="none" fo:border-top="none" fo:border-bottom="0.05pt solid #000000"/>
    </style:style>
    <style:style style:name="Таблица1.A1056" style:family="table-cell">
      <style:table-cell-properties fo:padding="0.097cm" fo:border-left="0.05pt solid #000000" fo:border-right="none" fo:border-top="none" fo:border-bottom="0.05pt solid #000000"/>
    </style:style>
    <style:style style:name="Таблица1.A1057" style:family="table-cell">
      <style:table-cell-properties fo:padding="0.097cm" fo:border-left="0.05pt solid #000000" fo:border-right="none" fo:border-top="none" fo:border-bottom="0.05pt solid #000000"/>
    </style:style>
    <style:style style:name="Таблица1.A1058" style:family="table-cell">
      <style:table-cell-properties fo:padding="0.097cm" fo:border-left="0.05pt solid #000000" fo:border-right="none" fo:border-top="none" fo:border-bottom="0.05pt solid #000000"/>
    </style:style>
    <style:style style:name="Таблица1.A1059" style:family="table-cell">
      <style:table-cell-properties fo:padding="0.097cm" fo:border-left="0.05pt solid #000000" fo:border-right="none" fo:border-top="none" fo:border-bottom="0.05pt solid #000000"/>
    </style:style>
    <style:style style:name="Таблица1.A1060" style:family="table-cell">
      <style:table-cell-properties fo:padding="0.097cm" fo:border-left="0.05pt solid #000000" fo:border-right="none" fo:border-top="none" fo:border-bottom="0.05pt solid #000000"/>
    </style:style>
    <style:style style:name="Таблица1.A1061" style:family="table-cell">
      <style:table-cell-properties fo:padding="0.097cm" fo:border-left="0.05pt solid #000000" fo:border-right="none" fo:border-top="none" fo:border-bottom="0.05pt solid #000000"/>
    </style:style>
    <style:style style:name="Таблица1.A1062" style:family="table-cell">
      <style:table-cell-properties fo:padding="0.097cm" fo:border-left="0.05pt solid #000000" fo:border-right="none" fo:border-top="none" fo:border-bottom="0.05pt solid #000000"/>
    </style:style>
    <style:style style:name="Таблица1.A1063" style:family="table-cell">
      <style:table-cell-properties fo:padding="0.097cm" fo:border-left="0.05pt solid #000000" fo:border-right="none" fo:border-top="none" fo:border-bottom="0.05pt solid #000000"/>
    </style:style>
    <style:style style:name="Таблица1.A1064" style:family="table-cell">
      <style:table-cell-properties fo:padding="0.097cm" fo:border-left="0.05pt solid #000000" fo:border-right="none" fo:border-top="none" fo:border-bottom="0.05pt solid #000000"/>
    </style:style>
    <style:style style:name="Таблица1.A1065" style:family="table-cell">
      <style:table-cell-properties fo:padding="0.097cm" fo:border-left="0.05pt solid #000000" fo:border-right="none" fo:border-top="none" fo:border-bottom="0.05pt solid #000000"/>
    </style:style>
    <style:style style:name="Таблица1.A1066" style:family="table-cell">
      <style:table-cell-properties fo:padding="0.097cm" fo:border-left="0.05pt solid #000000" fo:border-right="none" fo:border-top="none" fo:border-bottom="0.05pt solid #000000"/>
    </style:style>
    <style:style style:name="Таблица1.A1067" style:family="table-cell">
      <style:table-cell-properties fo:padding="0.097cm" fo:border-left="0.05pt solid #000000" fo:border-right="none" fo:border-top="none" fo:border-bottom="0.05pt solid #000000"/>
    </style:style>
    <style:style style:name="Таблица1.A1068" style:family="table-cell">
      <style:table-cell-properties fo:padding="0.097cm" fo:border-left="0.05pt solid #000000" fo:border-right="none" fo:border-top="none" fo:border-bottom="0.05pt solid #000000"/>
    </style:style>
    <style:style style:name="Таблица1.A1069" style:family="table-cell">
      <style:table-cell-properties fo:padding="0.097cm" fo:border-left="0.05pt solid #000000" fo:border-right="none" fo:border-top="none" fo:border-bottom="0.05pt solid #000000"/>
    </style:style>
    <style:style style:name="Таблица1.A1070" style:family="table-cell">
      <style:table-cell-properties fo:padding="0.097cm" fo:border-left="0.05pt solid #000000" fo:border-right="none" fo:border-top="none" fo:border-bottom="0.05pt solid #000000"/>
    </style:style>
    <style:style style:name="Таблица1.A1071" style:family="table-cell">
      <style:table-cell-properties fo:padding="0.097cm" fo:border-left="0.05pt solid #000000" fo:border-right="none" fo:border-top="none" fo:border-bottom="0.05pt solid #000000"/>
    </style:style>
    <style:style style:name="Таблица1.A1072" style:family="table-cell">
      <style:table-cell-properties fo:padding="0.097cm" fo:border-left="0.05pt solid #000000" fo:border-right="none" fo:border-top="none" fo:border-bottom="0.05pt solid #000000"/>
    </style:style>
    <style:style style:name="Таблица1.A1073" style:family="table-cell">
      <style:table-cell-properties fo:padding="0.097cm" fo:border-left="0.05pt solid #000000" fo:border-right="none" fo:border-top="none" fo:border-bottom="0.05pt solid #000000"/>
    </style:style>
    <style:style style:name="Таблица1.A1074" style:family="table-cell">
      <style:table-cell-properties fo:padding="0.097cm" fo:border-left="0.05pt solid #000000" fo:border-right="none" fo:border-top="none" fo:border-bottom="0.05pt solid #000000"/>
    </style:style>
    <style:style style:name="Таблица1.A1075" style:family="table-cell">
      <style:table-cell-properties fo:padding="0.097cm" fo:border-left="0.05pt solid #000000" fo:border-right="none" fo:border-top="none" fo:border-bottom="0.05pt solid #000000"/>
    </style:style>
    <style:style style:name="Таблица1.A1076" style:family="table-cell">
      <style:table-cell-properties fo:padding="0.097cm" fo:border-left="0.05pt solid #000000" fo:border-right="none" fo:border-top="none" fo:border-bottom="0.05pt solid #000000"/>
    </style:style>
    <style:style style:name="Таблица1.A1077" style:family="table-cell">
      <style:table-cell-properties fo:padding="0.097cm" fo:border-left="0.05pt solid #000000" fo:border-right="none" fo:border-top="none" fo:border-bottom="0.05pt solid #000000"/>
    </style:style>
    <style:style style:name="Таблица1.A1078" style:family="table-cell">
      <style:table-cell-properties fo:padding="0.097cm" fo:border-left="0.05pt solid #000000" fo:border-right="none" fo:border-top="none" fo:border-bottom="0.05pt solid #000000"/>
    </style:style>
    <style:style style:name="Таблица1.A1079" style:family="table-cell">
      <style:table-cell-properties fo:padding="0.097cm" fo:border-left="0.05pt solid #000000" fo:border-right="none" fo:border-top="none" fo:border-bottom="0.05pt solid #000000"/>
    </style:style>
    <style:style style:name="Таблица1.A1080" style:family="table-cell">
      <style:table-cell-properties fo:padding="0.097cm" fo:border-left="0.05pt solid #000000" fo:border-right="none" fo:border-top="none" fo:border-bottom="0.05pt solid #000000"/>
    </style:style>
    <style:style style:name="Таблица1.A1081" style:family="table-cell">
      <style:table-cell-properties fo:padding="0.097cm" fo:border-left="0.05pt solid #000000" fo:border-right="none" fo:border-top="none" fo:border-bottom="0.05pt solid #000000"/>
    </style:style>
    <style:style style:name="Таблица1.A1082" style:family="table-cell">
      <style:table-cell-properties fo:padding="0.097cm" fo:border-left="0.05pt solid #000000" fo:border-right="none" fo:border-top="none" fo:border-bottom="0.05pt solid #000000"/>
    </style:style>
    <style:style style:name="Таблица1.A1083" style:family="table-cell">
      <style:table-cell-properties fo:padding="0.097cm" fo:border-left="0.05pt solid #000000" fo:border-right="none" fo:border-top="none" fo:border-bottom="0.05pt solid #000000"/>
    </style:style>
    <style:style style:name="Таблица1.A1084" style:family="table-cell">
      <style:table-cell-properties fo:padding="0.097cm" fo:border-left="0.05pt solid #000000" fo:border-right="none" fo:border-top="none" fo:border-bottom="0.05pt solid #000000"/>
    </style:style>
    <style:style style:name="Таблица1.A1085" style:family="table-cell">
      <style:table-cell-properties fo:padding="0.097cm" fo:border-left="0.05pt solid #000000" fo:border-right="none" fo:border-top="none" fo:border-bottom="0.05pt solid #000000"/>
    </style:style>
    <style:style style:name="Таблица1.A1086" style:family="table-cell">
      <style:table-cell-properties fo:padding="0.097cm" fo:border-left="0.05pt solid #000000" fo:border-right="none" fo:border-top="none" fo:border-bottom="0.05pt solid #000000"/>
    </style:style>
    <style:style style:name="Таблица1.A1087" style:family="table-cell">
      <style:table-cell-properties fo:padding="0.097cm" fo:border-left="0.05pt solid #000000" fo:border-right="none" fo:border-top="none" fo:border-bottom="0.05pt solid #000000"/>
    </style:style>
    <style:style style:name="Таблица1.A1088" style:family="table-cell">
      <style:table-cell-properties fo:padding="0.097cm" fo:border-left="0.05pt solid #000000" fo:border-right="none" fo:border-top="none" fo:border-bottom="0.05pt solid #000000"/>
    </style:style>
    <style:style style:name="Таблица1.A1089" style:family="table-cell">
      <style:table-cell-properties fo:padding="0.097cm" fo:border-left="0.05pt solid #000000" fo:border-right="none" fo:border-top="none" fo:border-bottom="0.05pt solid #000000"/>
    </style:style>
    <style:style style:name="Таблица1.A1090" style:family="table-cell">
      <style:table-cell-properties fo:padding="0.097cm" fo:border-left="0.05pt solid #000000" fo:border-right="none" fo:border-top="none" fo:border-bottom="0.05pt solid #000000"/>
    </style:style>
    <style:style style:name="Таблица1.A1091" style:family="table-cell">
      <style:table-cell-properties fo:padding="0.097cm" fo:border-left="0.05pt solid #000000" fo:border-right="none" fo:border-top="none" fo:border-bottom="0.05pt solid #000000"/>
    </style:style>
    <style:style style:name="Таблица1.A1092" style:family="table-cell">
      <style:table-cell-properties fo:padding="0.097cm" fo:border-left="0.05pt solid #000000" fo:border-right="none" fo:border-top="none" fo:border-bottom="0.05pt solid #000000"/>
    </style:style>
    <style:style style:name="Таблица1.A1093" style:family="table-cell">
      <style:table-cell-properties fo:padding="0.097cm" fo:border-left="0.05pt solid #000000" fo:border-right="none" fo:border-top="none" fo:border-bottom="0.05pt solid #000000"/>
    </style:style>
    <style:style style:name="Таблица1.A1094" style:family="table-cell">
      <style:table-cell-properties fo:padding="0.097cm" fo:border-left="0.05pt solid #000000" fo:border-right="none" fo:border-top="none" fo:border-bottom="0.05pt solid #000000"/>
    </style:style>
    <style:style style:name="Таблица1.A1095" style:family="table-cell">
      <style:table-cell-properties fo:padding="0.097cm" fo:border-left="0.05pt solid #000000" fo:border-right="none" fo:border-top="none" fo:border-bottom="0.05pt solid #000000"/>
    </style:style>
    <style:style style:name="Таблица1.A1096" style:family="table-cell">
      <style:table-cell-properties fo:padding="0.097cm" fo:border-left="0.05pt solid #000000" fo:border-right="none" fo:border-top="none" fo:border-bottom="0.05pt solid #000000"/>
    </style:style>
    <style:style style:name="Таблица1.A1097" style:family="table-cell">
      <style:table-cell-properties fo:padding="0.097cm" fo:border-left="0.05pt solid #000000" fo:border-right="none" fo:border-top="none" fo:border-bottom="0.05pt solid #000000"/>
    </style:style>
    <style:style style:name="Таблица1.A1098" style:family="table-cell">
      <style:table-cell-properties fo:padding="0.097cm" fo:border-left="0.05pt solid #000000" fo:border-right="none" fo:border-top="none" fo:border-bottom="0.05pt solid #000000"/>
    </style:style>
    <style:style style:name="Таблица1.A1099" style:family="table-cell">
      <style:table-cell-properties fo:padding="0.097cm" fo:border-left="0.05pt solid #000000" fo:border-right="none" fo:border-top="none" fo:border-bottom="0.05pt solid #000000"/>
    </style:style>
    <style:style style:name="Таблица1.A1100" style:family="table-cell">
      <style:table-cell-properties fo:padding="0.097cm" fo:border-left="0.05pt solid #000000" fo:border-right="none" fo:border-top="none" fo:border-bottom="0.05pt solid #000000"/>
    </style:style>
    <style:style style:name="Таблица1.A1101" style:family="table-cell">
      <style:table-cell-properties fo:padding="0.097cm" fo:border-left="0.05pt solid #000000" fo:border-right="none" fo:border-top="none" fo:border-bottom="0.05pt solid #000000"/>
    </style:style>
    <style:style style:name="Таблица1.A1102" style:family="table-cell">
      <style:table-cell-properties fo:padding="0.097cm" fo:border-left="0.05pt solid #000000" fo:border-right="none" fo:border-top="none" fo:border-bottom="0.05pt solid #000000"/>
    </style:style>
    <style:style style:name="Таблица1.A1103" style:family="table-cell">
      <style:table-cell-properties fo:padding="0.097cm" fo:border-left="0.05pt solid #000000" fo:border-right="none" fo:border-top="none" fo:border-bottom="0.05pt solid #000000"/>
    </style:style>
    <style:style style:name="Таблица1.A1104" style:family="table-cell">
      <style:table-cell-properties fo:padding="0.097cm" fo:border-left="0.05pt solid #000000" fo:border-right="none" fo:border-top="none" fo:border-bottom="0.05pt solid #000000"/>
    </style:style>
    <style:style style:name="Таблица1.A1105" style:family="table-cell">
      <style:table-cell-properties fo:padding="0.097cm" fo:border-left="0.05pt solid #000000" fo:border-right="none" fo:border-top="none" fo:border-bottom="0.05pt solid #000000"/>
    </style:style>
    <style:style style:name="Таблица1.A1106" style:family="table-cell">
      <style:table-cell-properties fo:padding="0.097cm" fo:border-left="0.05pt solid #000000" fo:border-right="none" fo:border-top="none" fo:border-bottom="0.05pt solid #000000"/>
    </style:style>
    <style:style style:name="Таблица1.A1107" style:family="table-cell">
      <style:table-cell-properties fo:padding="0.097cm" fo:border-left="0.05pt solid #000000" fo:border-right="none" fo:border-top="none" fo:border-bottom="0.05pt solid #000000"/>
    </style:style>
    <style:style style:name="Таблица1.A1108" style:family="table-cell">
      <style:table-cell-properties fo:padding="0.097cm" fo:border-left="0.05pt solid #000000" fo:border-right="none" fo:border-top="none" fo:border-bottom="0.05pt solid #000000"/>
    </style:style>
    <style:style style:name="Таблица1.A1109" style:family="table-cell">
      <style:table-cell-properties fo:padding="0.097cm" fo:border-left="0.05pt solid #000000" fo:border-right="none" fo:border-top="none" fo:border-bottom="0.05pt solid #000000"/>
    </style:style>
    <style:style style:name="Таблица1.A1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1" style:family="table-cell">
      <style:table-cell-properties fo:padding="0.097cm" fo:border-left="0.05pt solid #000000" fo:border-right="none" fo:border-top="none" fo:border-bottom="0.05pt solid #000000"/>
    </style:style>
    <style:style style:name="Таблица1.A1112" style:family="table-cell">
      <style:table-cell-properties fo:padding="0.097cm" fo:border-left="0.05pt solid #000000" fo:border-right="none" fo:border-top="none" fo:border-bottom="0.05pt solid #000000"/>
    </style:style>
    <style:style style:name="Таблица1.A1113" style:family="table-cell">
      <style:table-cell-properties fo:padding="0.097cm" fo:border-left="0.05pt solid #000000" fo:border-right="none" fo:border-top="none" fo:border-bottom="0.05pt solid #000000"/>
    </style:style>
    <style:style style:name="Таблица1.A1114" style:family="table-cell">
      <style:table-cell-properties fo:padding="0.097cm" fo:border-left="0.05pt solid #000000" fo:border-right="none" fo:border-top="none" fo:border-bottom="0.05pt solid #000000"/>
    </style:style>
    <style:style style:name="Таблица1.A1115" style:family="table-cell">
      <style:table-cell-properties fo:padding="0.097cm" fo:border-left="0.05pt solid #000000" fo:border-right="none" fo:border-top="none" fo:border-bottom="0.05pt solid #000000"/>
    </style:style>
    <style:style style:name="Таблица1.A1116" style:family="table-cell">
      <style:table-cell-properties fo:padding="0.097cm" fo:border-left="0.05pt solid #000000" fo:border-right="none" fo:border-top="none" fo:border-bottom="0.05pt solid #000000"/>
    </style:style>
    <style:style style:name="Таблица1.A1117" style:family="table-cell">
      <style:table-cell-properties fo:padding="0.097cm" fo:border-left="0.05pt solid #000000" fo:border-right="none" fo:border-top="none" fo:border-bottom="0.05pt solid #000000"/>
    </style:style>
    <style:style style:name="Таблица1.A1118" style:family="table-cell">
      <style:table-cell-properties fo:padding="0.097cm" fo:border-left="0.05pt solid #000000" fo:border-right="none" fo:border-top="none" fo:border-bottom="0.05pt solid #000000"/>
    </style:style>
    <style:style style:name="Таблица1.A1119" style:family="table-cell">
      <style:table-cell-properties fo:padding="0.097cm" fo:border-left="0.05pt solid #000000" fo:border-right="none" fo:border-top="none" fo:border-bottom="0.05pt solid #000000"/>
    </style:style>
    <style:style style:name="Таблица1.A1120" style:family="table-cell">
      <style:table-cell-properties fo:padding="0.097cm" fo:border-left="0.05pt solid #000000" fo:border-right="none" fo:border-top="none" fo:border-bottom="0.05pt solid #000000"/>
    </style:style>
    <style:style style:name="Таблица1.A1121" style:family="table-cell">
      <style:table-cell-properties fo:padding="0.097cm" fo:border-left="0.05pt solid #000000" fo:border-right="none" fo:border-top="none" fo:border-bottom="0.05pt solid #000000"/>
    </style:style>
    <style:style style:name="Таблица1.A1122" style:family="table-cell">
      <style:table-cell-properties fo:padding="0.097cm" fo:border-left="0.05pt solid #000000" fo:border-right="none" fo:border-top="none" fo:border-bottom="0.05pt solid #000000"/>
    </style:style>
    <style:style style:name="Таблица1.A1123" style:family="table-cell">
      <style:table-cell-properties fo:padding="0.097cm" fo:border-left="0.05pt solid #000000" fo:border-right="none" fo:border-top="none" fo:border-bottom="0.05pt solid #000000"/>
    </style:style>
    <style:style style:name="Таблица1.A1124" style:family="table-cell">
      <style:table-cell-properties fo:padding="0.097cm" fo:border-left="0.05pt solid #000000" fo:border-right="none" fo:border-top="none" fo:border-bottom="0.05pt solid #000000"/>
    </style:style>
    <style:style style:name="Таблица1.A1125" style:family="table-cell">
      <style:table-cell-properties fo:padding="0.097cm" fo:border-left="0.05pt solid #000000" fo:border-right="none" fo:border-top="none" fo:border-bottom="0.05pt solid #000000"/>
    </style:style>
    <style:style style:name="Таблица1.A1126" style:family="table-cell">
      <style:table-cell-properties fo:padding="0.097cm" fo:border-left="0.05pt solid #000000" fo:border-right="none" fo:border-top="none" fo:border-bottom="0.05pt solid #000000"/>
    </style:style>
    <style:style style:name="Таблица1.A1127" style:family="table-cell">
      <style:table-cell-properties fo:padding="0.097cm" fo:border-left="0.05pt solid #000000" fo:border-right="none" fo:border-top="none" fo:border-bottom="0.05pt solid #000000"/>
    </style:style>
    <style:style style:name="Таблица1.A1128" style:family="table-cell">
      <style:table-cell-properties fo:padding="0.097cm" fo:border-left="0.05pt solid #000000" fo:border-right="none" fo:border-top="none" fo:border-bottom="0.05pt solid #000000"/>
    </style:style>
    <style:style style:name="Таблица1.A1129" style:family="table-cell">
      <style:table-cell-properties fo:padding="0.097cm" fo:border-left="0.05pt solid #000000" fo:border-right="none" fo:border-top="none" fo:border-bottom="0.05pt solid #000000"/>
    </style:style>
    <style:style style:name="Таблица1.A1130" style:family="table-cell">
      <style:table-cell-properties fo:padding="0.097cm" fo:border-left="0.05pt solid #000000" fo:border-right="none" fo:border-top="none" fo:border-bottom="0.05pt solid #000000"/>
    </style:style>
    <style:style style:name="Таблица1.A1131" style:family="table-cell">
      <style:table-cell-properties fo:padding="0.097cm" fo:border-left="0.05pt solid #000000" fo:border-right="none" fo:border-top="none" fo:border-bottom="0.05pt solid #000000"/>
    </style:style>
    <style:style style:name="Таблица1.A1132" style:family="table-cell">
      <style:table-cell-properties fo:padding="0.097cm" fo:border-left="0.05pt solid #000000" fo:border-right="none" fo:border-top="none" fo:border-bottom="0.05pt solid #000000"/>
    </style:style>
    <style:style style:name="Таблица1.A1133" style:family="table-cell">
      <style:table-cell-properties fo:padding="0.097cm" fo:border-left="0.05pt solid #000000" fo:border-right="none" fo:border-top="none" fo:border-bottom="0.05pt solid #000000"/>
    </style:style>
    <style:style style:name="Таблица1.A1134" style:family="table-cell">
      <style:table-cell-properties fo:padding="0.097cm" fo:border-left="0.05pt solid #000000" fo:border-right="none" fo:border-top="none" fo:border-bottom="0.05pt solid #000000"/>
    </style:style>
    <style:style style:name="Таблица1.A1135" style:family="table-cell">
      <style:table-cell-properties fo:padding="0.097cm" fo:border-left="0.05pt solid #000000" fo:border-right="none" fo:border-top="none" fo:border-bottom="0.05pt solid #000000"/>
    </style:style>
    <style:style style:name="Таблица1.A1136" style:family="table-cell">
      <style:table-cell-properties fo:padding="0.097cm" fo:border-left="0.05pt solid #000000" fo:border-right="none" fo:border-top="none" fo:border-bottom="0.05pt solid #000000"/>
    </style:style>
    <style:style style:name="Таблица1.A1137" style:family="table-cell">
      <style:table-cell-properties fo:padding="0.097cm" fo:border-left="0.05pt solid #000000" fo:border-right="none" fo:border-top="none" fo:border-bottom="0.05pt solid #000000"/>
    </style:style>
    <style:style style:name="Таблица1.A1138" style:family="table-cell">
      <style:table-cell-properties fo:padding="0.097cm" fo:border-left="0.05pt solid #000000" fo:border-right="none" fo:border-top="none" fo:border-bottom="0.05pt solid #000000"/>
    </style:style>
    <style:style style:name="Таблица1.A1139" style:family="table-cell">
      <style:table-cell-properties fo:padding="0.097cm" fo:border-left="0.05pt solid #000000" fo:border-right="none" fo:border-top="none" fo:border-bottom="0.05pt solid #000000"/>
    </style:style>
    <style:style style:name="Таблица1.A1140" style:family="table-cell">
      <style:table-cell-properties fo:padding="0.097cm" fo:border-left="0.05pt solid #000000" fo:border-right="none" fo:border-top="none" fo:border-bottom="0.05pt solid #000000"/>
    </style:style>
    <style:style style:name="Таблица1.A1141" style:family="table-cell">
      <style:table-cell-properties fo:padding="0.097cm" fo:border-left="0.05pt solid #000000" fo:border-right="none" fo:border-top="none" fo:border-bottom="0.05pt solid #000000"/>
    </style:style>
    <style:style style:name="Таблица1.A1142" style:family="table-cell">
      <style:table-cell-properties fo:padding="0.097cm" fo:border-left="0.05pt solid #000000" fo:border-right="none" fo:border-top="none" fo:border-bottom="0.05pt solid #000000"/>
    </style:style>
    <style:style style:name="Таблица1.A1143" style:family="table-cell">
      <style:table-cell-properties fo:padding="0.097cm" fo:border-left="0.05pt solid #000000" fo:border-right="none" fo:border-top="none" fo:border-bottom="0.05pt solid #000000"/>
    </style:style>
    <style:style style:name="Таблица1.A1144" style:family="table-cell">
      <style:table-cell-properties fo:padding="0.097cm" fo:border-left="0.05pt solid #000000" fo:border-right="none" fo:border-top="none" fo:border-bottom="0.05pt solid #000000"/>
    </style:style>
    <style:style style:name="Таблица1.A1145" style:family="table-cell">
      <style:table-cell-properties fo:padding="0.097cm" fo:border-left="0.05pt solid #000000" fo:border-right="none" fo:border-top="none" fo:border-bottom="0.05pt solid #000000"/>
    </style:style>
    <style:style style:name="Таблица1.A1146" style:family="table-cell">
      <style:table-cell-properties fo:padding="0.097cm" fo:border-left="0.05pt solid #000000" fo:border-right="none" fo:border-top="none" fo:border-bottom="0.05pt solid #000000"/>
    </style:style>
    <style:style style:name="Таблица1.A1147" style:family="table-cell">
      <style:table-cell-properties fo:padding="0.097cm" fo:border-left="0.05pt solid #000000" fo:border-right="none" fo:border-top="none" fo:border-bottom="0.05pt solid #000000"/>
    </style:style>
    <style:style style:name="Таблица1.A1148" style:family="table-cell">
      <style:table-cell-properties fo:padding="0.097cm" fo:border-left="0.05pt solid #000000" fo:border-right="none" fo:border-top="none" fo:border-bottom="0.05pt solid #000000"/>
    </style:style>
    <style:style style:name="Таблица1.A1149" style:family="table-cell">
      <style:table-cell-properties fo:padding="0.097cm" fo:border-left="0.05pt solid #000000" fo:border-right="none" fo:border-top="none" fo:border-bottom="0.05pt solid #000000"/>
    </style:style>
    <style:style style:name="Таблица1.A1150" style:family="table-cell">
      <style:table-cell-properties fo:padding="0.097cm" fo:border-left="0.05pt solid #000000" fo:border-right="none" fo:border-top="none" fo:border-bottom="0.05pt solid #000000"/>
    </style:style>
    <style:style style:name="Таблица1.A1151" style:family="table-cell">
      <style:table-cell-properties fo:padding="0.097cm" fo:border-left="0.05pt solid #000000" fo:border-right="none" fo:border-top="none" fo:border-bottom="0.05pt solid #000000"/>
    </style:style>
    <style:style style:name="Таблица1.A1152" style:family="table-cell">
      <style:table-cell-properties fo:padding="0.097cm" fo:border-left="0.05pt solid #000000" fo:border-right="none" fo:border-top="none" fo:border-bottom="0.05pt solid #000000"/>
    </style:style>
    <style:style style:name="Таблица1.A1153" style:family="table-cell">
      <style:table-cell-properties fo:padding="0.097cm" fo:border-left="0.05pt solid #000000" fo:border-right="none" fo:border-top="none" fo:border-bottom="0.05pt solid #000000"/>
    </style:style>
    <style:style style:name="Таблица1.A1154" style:family="table-cell">
      <style:table-cell-properties fo:padding="0.097cm" fo:border-left="0.05pt solid #000000" fo:border-right="none" fo:border-top="none" fo:border-bottom="0.05pt solid #000000"/>
    </style:style>
    <style:style style:name="Таблица1.A1155" style:family="table-cell">
      <style:table-cell-properties fo:padding="0.097cm" fo:border-left="0.05pt solid #000000" fo:border-right="none" fo:border-top="none" fo:border-bottom="0.05pt solid #000000"/>
    </style:style>
    <style:style style:name="Таблица1.A1156" style:family="table-cell">
      <style:table-cell-properties fo:padding="0.097cm" fo:border-left="0.05pt solid #000000" fo:border-right="none" fo:border-top="none" fo:border-bottom="0.05pt solid #000000"/>
    </style:style>
    <style:style style:name="Таблица1.A1157" style:family="table-cell">
      <style:table-cell-properties fo:padding="0.097cm" fo:border-left="0.05pt solid #000000" fo:border-right="none" fo:border-top="none" fo:border-bottom="0.05pt solid #000000"/>
    </style:style>
    <style:style style:name="Таблица1.A1158" style:family="table-cell">
      <style:table-cell-properties fo:padding="0.097cm" fo:border-left="0.05pt solid #000000" fo:border-right="none" fo:border-top="none" fo:border-bottom="0.05pt solid #000000"/>
    </style:style>
    <style:style style:name="Таблица1.A1159" style:family="table-cell">
      <style:table-cell-properties fo:padding="0.097cm" fo:border-left="0.05pt solid #000000" fo:border-right="none" fo:border-top="none" fo:border-bottom="0.05pt solid #000000"/>
    </style:style>
    <style:style style:name="Таблица1.A1160" style:family="table-cell">
      <style:table-cell-properties fo:padding="0.097cm" fo:border-left="0.05pt solid #000000" fo:border-right="none" fo:border-top="none" fo:border-bottom="0.05pt solid #000000"/>
    </style:style>
    <style:style style:name="Таблица1.A1161" style:family="table-cell">
      <style:table-cell-properties fo:padding="0.097cm" fo:border-left="0.05pt solid #000000" fo:border-right="none" fo:border-top="none" fo:border-bottom="0.05pt solid #000000"/>
    </style:style>
    <style:style style:name="Таблица1.A1162" style:family="table-cell">
      <style:table-cell-properties fo:padding="0.097cm" fo:border-left="0.05pt solid #000000" fo:border-right="none" fo:border-top="none" fo:border-bottom="0.05pt solid #000000"/>
    </style:style>
    <style:style style:name="Таблица1.A1163" style:family="table-cell">
      <style:table-cell-properties fo:padding="0.097cm" fo:border-left="0.05pt solid #000000" fo:border-right="none" fo:border-top="none" fo:border-bottom="0.05pt solid #000000"/>
    </style:style>
    <style:style style:name="Таблица1.A1164" style:family="table-cell">
      <style:table-cell-properties fo:padding="0.097cm" fo:border-left="0.05pt solid #000000" fo:border-right="none" fo:border-top="none" fo:border-bottom="0.05pt solid #000000"/>
    </style:style>
    <style:style style:name="Таблица1.A1165" style:family="table-cell">
      <style:table-cell-properties fo:padding="0.097cm" fo:border-left="0.05pt solid #000000" fo:border-right="none" fo:border-top="none" fo:border-bottom="0.05pt solid #000000"/>
    </style:style>
    <style:style style:name="Таблица1.A1166" style:family="table-cell">
      <style:table-cell-properties fo:padding="0.097cm" fo:border-left="0.05pt solid #000000" fo:border-right="none" fo:border-top="none" fo:border-bottom="0.05pt solid #000000"/>
    </style:style>
    <style:style style:name="Таблица1.A1167" style:family="table-cell">
      <style:table-cell-properties fo:padding="0.097cm" fo:border-left="0.05pt solid #000000" fo:border-right="none" fo:border-top="none" fo:border-bottom="0.05pt solid #000000"/>
    </style:style>
    <style:style style:name="Таблица1.A1168" style:family="table-cell">
      <style:table-cell-properties fo:padding="0.097cm" fo:border-left="0.05pt solid #000000" fo:border-right="none" fo:border-top="none" fo:border-bottom="0.05pt solid #000000"/>
    </style:style>
    <style:style style:name="Таблица1.A1169" style:family="table-cell">
      <style:table-cell-properties fo:padding="0.097cm" fo:border-left="0.05pt solid #000000" fo:border-right="none" fo:border-top="none" fo:border-bottom="0.05pt solid #000000"/>
    </style:style>
    <style:style style:name="Таблица1.A1170" style:family="table-cell">
      <style:table-cell-properties fo:padding="0.097cm" fo:border-left="0.05pt solid #000000" fo:border-right="none" fo:border-top="none" fo:border-bottom="0.05pt solid #000000"/>
    </style:style>
    <style:style style:name="Таблица1.A1171" style:family="table-cell">
      <style:table-cell-properties fo:padding="0.097cm" fo:border-left="0.05pt solid #000000" fo:border-right="none" fo:border-top="none" fo:border-bottom="0.05pt solid #000000"/>
    </style:style>
    <style:style style:name="Таблица1.A1172" style:family="table-cell">
      <style:table-cell-properties fo:padding="0.097cm" fo:border-left="0.05pt solid #000000" fo:border-right="none" fo:border-top="none" fo:border-bottom="0.05pt solid #000000"/>
    </style:style>
    <style:style style:name="Таблица1.A1173" style:family="table-cell">
      <style:table-cell-properties fo:padding="0.097cm" fo:border-left="0.05pt solid #000000" fo:border-right="none" fo:border-top="none" fo:border-bottom="0.05pt solid #000000"/>
    </style:style>
    <style:style style:name="Таблица1.A1174" style:family="table-cell">
      <style:table-cell-properties fo:padding="0.097cm" fo:border-left="0.05pt solid #000000" fo:border-right="none" fo:border-top="none" fo:border-bottom="0.05pt solid #000000"/>
    </style:style>
    <style:style style:name="Таблица1.A1175" style:family="table-cell">
      <style:table-cell-properties fo:padding="0.097cm" fo:border-left="0.05pt solid #000000" fo:border-right="none" fo:border-top="none" fo:border-bottom="0.05pt solid #000000"/>
    </style:style>
    <style:style style:name="Таблица1.A1176" style:family="table-cell">
      <style:table-cell-properties fo:padding="0.097cm" fo:border-left="0.05pt solid #000000" fo:border-right="none" fo:border-top="none" fo:border-bottom="0.05pt solid #000000"/>
    </style:style>
    <style:style style:name="Таблица1.A1177" style:family="table-cell">
      <style:table-cell-properties fo:padding="0.097cm" fo:border-left="0.05pt solid #000000" fo:border-right="none" fo:border-top="none" fo:border-bottom="0.05pt solid #000000"/>
    </style:style>
    <style:style style:name="Таблица1.A1178" style:family="table-cell">
      <style:table-cell-properties fo:padding="0.097cm" fo:border-left="0.05pt solid #000000" fo:border-right="none" fo:border-top="none" fo:border-bottom="0.05pt solid #000000"/>
    </style:style>
    <style:style style:name="Таблица1.A1179" style:family="table-cell">
      <style:table-cell-properties fo:padding="0.097cm" fo:border-left="0.05pt solid #000000" fo:border-right="none" fo:border-top="none" fo:border-bottom="0.05pt solid #000000"/>
    </style:style>
    <style:style style:name="Таблица1.A1180" style:family="table-cell">
      <style:table-cell-properties fo:padding="0.097cm" fo:border-left="0.05pt solid #000000" fo:border-right="none" fo:border-top="none" fo:border-bottom="0.05pt solid #000000"/>
    </style:style>
    <style:style style:name="Таблица1.A1181" style:family="table-cell">
      <style:table-cell-properties fo:padding="0.097cm" fo:border-left="0.05pt solid #000000" fo:border-right="none" fo:border-top="none" fo:border-bottom="0.05pt solid #000000"/>
    </style:style>
    <style:style style:name="Таблица1.A1182" style:family="table-cell">
      <style:table-cell-properties fo:padding="0.097cm" fo:border-left="0.05pt solid #000000" fo:border-right="none" fo:border-top="none" fo:border-bottom="0.05pt solid #000000"/>
    </style:style>
    <style:style style:name="Таблица1.A1183" style:family="table-cell">
      <style:table-cell-properties fo:padding="0.097cm" fo:border-left="0.05pt solid #000000" fo:border-right="none" fo:border-top="none" fo:border-bottom="0.05pt solid #000000"/>
    </style:style>
    <style:style style:name="Таблица1.A1184" style:family="table-cell">
      <style:table-cell-properties fo:padding="0.097cm" fo:border-left="0.05pt solid #000000" fo:border-right="none" fo:border-top="none" fo:border-bottom="0.05pt solid #000000"/>
    </style:style>
    <style:style style:name="Таблица1.A1185" style:family="table-cell">
      <style:table-cell-properties fo:padding="0.097cm" fo:border-left="0.05pt solid #000000" fo:border-right="none" fo:border-top="none" fo:border-bottom="0.05pt solid #000000"/>
    </style:style>
    <style:style style:name="Таблица1.A1186" style:family="table-cell">
      <style:table-cell-properties fo:padding="0.097cm" fo:border-left="0.05pt solid #000000" fo:border-right="none" fo:border-top="none" fo:border-bottom="0.05pt solid #000000"/>
    </style:style>
    <style:style style:name="Таблица1.A1187" style:family="table-cell">
      <style:table-cell-properties fo:padding="0.097cm" fo:border-left="0.05pt solid #000000" fo:border-right="none" fo:border-top="none" fo:border-bottom="0.05pt solid #000000"/>
    </style:style>
    <style:style style:name="Таблица1.A1188" style:family="table-cell">
      <style:table-cell-properties fo:padding="0.097cm" fo:border-left="0.05pt solid #000000" fo:border-right="none" fo:border-top="none" fo:border-bottom="0.05pt solid #000000"/>
    </style:style>
    <style:style style:name="Таблица1.A1189" style:family="table-cell">
      <style:table-cell-properties fo:padding="0.097cm" fo:border-left="0.05pt solid #000000" fo:border-right="none" fo:border-top="none" fo:border-bottom="0.05pt solid #000000"/>
    </style:style>
    <style:style style:name="Таблица1.A1190" style:family="table-cell">
      <style:table-cell-properties fo:padding="0.097cm" fo:border-left="0.05pt solid #000000" fo:border-right="none" fo:border-top="none" fo:border-bottom="0.05pt solid #000000"/>
    </style:style>
    <style:style style:name="Таблица1.A1191" style:family="table-cell">
      <style:table-cell-properties fo:padding="0.097cm" fo:border-left="0.05pt solid #000000" fo:border-right="none" fo:border-top="none" fo:border-bottom="0.05pt solid #000000"/>
    </style:style>
    <style:style style:name="Таблица1.A1192" style:family="table-cell">
      <style:table-cell-properties fo:padding="0.097cm" fo:border-left="0.05pt solid #000000" fo:border-right="none" fo:border-top="none" fo:border-bottom="0.05pt solid #000000"/>
    </style:style>
    <style:style style:name="Таблица1.A1193" style:family="table-cell">
      <style:table-cell-properties fo:padding="0.097cm" fo:border-left="0.05pt solid #000000" fo:border-right="none" fo:border-top="none" fo:border-bottom="0.05pt solid #000000"/>
    </style:style>
    <style:style style:name="Таблица1.A1194" style:family="table-cell">
      <style:table-cell-properties fo:padding="0.097cm" fo:border-left="0.05pt solid #000000" fo:border-right="none" fo:border-top="none" fo:border-bottom="0.05pt solid #000000"/>
    </style:style>
    <style:style style:name="Таблица1.A1195" style:family="table-cell">
      <style:table-cell-properties fo:padding="0.097cm" fo:border-left="0.05pt solid #000000" fo:border-right="none" fo:border-top="none" fo:border-bottom="0.05pt solid #000000"/>
    </style:style>
    <style:style style:name="Таблица1.A1196" style:family="table-cell">
      <style:table-cell-properties fo:padding="0.097cm" fo:border-left="0.05pt solid #000000" fo:border-right="none" fo:border-top="none" fo:border-bottom="0.05pt solid #000000"/>
    </style:style>
    <style:style style:name="Таблица1.A1197" style:family="table-cell">
      <style:table-cell-properties fo:padding="0.097cm" fo:border-left="0.05pt solid #000000" fo:border-right="none" fo:border-top="none" fo:border-bottom="0.05pt solid #000000"/>
    </style:style>
    <style:style style:name="Таблица1.A1198" style:family="table-cell">
      <style:table-cell-properties fo:padding="0.097cm" fo:border-left="0.05pt solid #000000" fo:border-right="none" fo:border-top="none" fo:border-bottom="0.05pt solid #000000"/>
    </style:style>
    <style:style style:name="Таблица1.A1199" style:family="table-cell">
      <style:table-cell-properties fo:padding="0.097cm" fo:border-left="0.05pt solid #000000" fo:border-right="none" fo:border-top="none" fo:border-bottom="0.05pt solid #000000"/>
    </style:style>
    <style:style style:name="Таблица1.A1200" style:family="table-cell">
      <style:table-cell-properties fo:padding="0.097cm" fo:border-left="0.05pt solid #000000" fo:border-right="none" fo:border-top="none" fo:border-bottom="0.05pt solid #000000"/>
    </style:style>
    <style:style style:name="Таблица1.A1201" style:family="table-cell">
      <style:table-cell-properties fo:padding="0.097cm" fo:border-left="0.05pt solid #000000" fo:border-right="none" fo:border-top="none" fo:border-bottom="0.05pt solid #000000"/>
    </style:style>
    <style:style style:name="Таблица1.A1202" style:family="table-cell">
      <style:table-cell-properties fo:padding="0.097cm" fo:border-left="0.05pt solid #000000" fo:border-right="none" fo:border-top="none" fo:border-bottom="0.05pt solid #000000"/>
    </style:style>
    <style:style style:name="Таблица1.A1203" style:family="table-cell">
      <style:table-cell-properties fo:padding="0.097cm" fo:border-left="0.05pt solid #000000" fo:border-right="none" fo:border-top="none" fo:border-bottom="0.05pt solid #000000"/>
    </style:style>
    <style:style style:name="Таблица1.A1204" style:family="table-cell">
      <style:table-cell-properties fo:padding="0.097cm" fo:border-left="0.05pt solid #000000" fo:border-right="none" fo:border-top="none" fo:border-bottom="0.05pt solid #000000"/>
    </style:style>
    <style:style style:name="Таблица1.A1205" style:family="table-cell">
      <style:table-cell-properties fo:padding="0.097cm" fo:border-left="0.05pt solid #000000" fo:border-right="none" fo:border-top="none" fo:border-bottom="0.05pt solid #000000"/>
    </style:style>
    <style:style style:name="Таблица1.A1206" style:family="table-cell">
      <style:table-cell-properties fo:padding="0.097cm" fo:border-left="0.05pt solid #000000" fo:border-right="none" fo:border-top="none" fo:border-bottom="0.05pt solid #000000"/>
    </style:style>
    <style:style style:name="Таблица1.A1207" style:family="table-cell">
      <style:table-cell-properties fo:padding="0.097cm" fo:border-left="0.05pt solid #000000" fo:border-right="none" fo:border-top="none" fo:border-bottom="0.05pt solid #000000"/>
    </style:style>
    <style:style style:name="Таблица1.A1208" style:family="table-cell">
      <style:table-cell-properties fo:padding="0.097cm" fo:border-left="0.05pt solid #000000" fo:border-right="none" fo:border-top="none" fo:border-bottom="0.05pt solid #000000"/>
    </style:style>
    <style:style style:name="Таблица1.A1209" style:family="table-cell">
      <style:table-cell-properties fo:padding="0.097cm" fo:border-left="0.05pt solid #000000" fo:border-right="none" fo:border-top="none" fo:border-bottom="0.05pt solid #000000"/>
    </style:style>
    <style:style style:name="Таблица1.A1210" style:family="table-cell">
      <style:table-cell-properties fo:padding="0.097cm" fo:border-left="0.05pt solid #000000" fo:border-right="none" fo:border-top="none" fo:border-bottom="0.05pt solid #000000"/>
    </style:style>
    <style:style style:name="Таблица1.A1211" style:family="table-cell">
      <style:table-cell-properties fo:padding="0.097cm" fo:border-left="0.05pt solid #000000" fo:border-right="none" fo:border-top="none" fo:border-bottom="0.05pt solid #000000"/>
    </style:style>
    <style:style style:name="Таблица1.A1212" style:family="table-cell">
      <style:table-cell-properties fo:padding="0.097cm" fo:border-left="0.05pt solid #000000" fo:border-right="none" fo:border-top="none" fo:border-bottom="0.05pt solid #000000"/>
    </style:style>
    <style:style style:name="Таблица1.A1213" style:family="table-cell">
      <style:table-cell-properties fo:padding="0.097cm" fo:border-left="0.05pt solid #000000" fo:border-right="none" fo:border-top="none" fo:border-bottom="0.05pt solid #000000"/>
    </style:style>
    <style:style style:name="Таблица1.A1214" style:family="table-cell">
      <style:table-cell-properties fo:padding="0.097cm" fo:border-left="0.05pt solid #000000" fo:border-right="none" fo:border-top="none" fo:border-bottom="0.05pt solid #000000"/>
    </style:style>
    <style:style style:name="Таблица1.A1215" style:family="table-cell">
      <style:table-cell-properties fo:padding="0.097cm" fo:border-left="0.05pt solid #000000" fo:border-right="none" fo:border-top="none" fo:border-bottom="0.05pt solid #000000"/>
    </style:style>
    <style:style style:name="Таблица1.A1216" style:family="table-cell">
      <style:table-cell-properties fo:padding="0.097cm" fo:border-left="0.05pt solid #000000" fo:border-right="none" fo:border-top="none" fo:border-bottom="0.05pt solid #000000"/>
    </style:style>
    <style:style style:name="Таблица1.A1217" style:family="table-cell">
      <style:table-cell-properties fo:padding="0.097cm" fo:border-left="0.05pt solid #000000" fo:border-right="none" fo:border-top="none" fo:border-bottom="0.05pt solid #000000"/>
    </style:style>
    <style:style style:name="Таблица1.A1218" style:family="table-cell">
      <style:table-cell-properties fo:padding="0.097cm" fo:border-left="0.05pt solid #000000" fo:border-right="none" fo:border-top="none" fo:border-bottom="0.05pt solid #000000"/>
    </style:style>
    <style:style style:name="Таблица1.A1219" style:family="table-cell">
      <style:table-cell-properties fo:padding="0.097cm" fo:border-left="0.05pt solid #000000" fo:border-right="none" fo:border-top="none" fo:border-bottom="0.05pt solid #000000"/>
    </style:style>
    <style:style style:name="Таблица1.A1220" style:family="table-cell">
      <style:table-cell-properties fo:padding="0.097cm" fo:border-left="0.05pt solid #000000" fo:border-right="none" fo:border-top="none" fo:border-bottom="0.05pt solid #000000"/>
    </style:style>
    <style:style style:name="Таблица1.A1221" style:family="table-cell">
      <style:table-cell-properties fo:padding="0.097cm" fo:border-left="0.05pt solid #000000" fo:border-right="none" fo:border-top="none" fo:border-bottom="0.05pt solid #000000"/>
    </style:style>
    <style:style style:name="Таблица1.A1222" style:family="table-cell">
      <style:table-cell-properties fo:padding="0.097cm" fo:border-left="0.05pt solid #000000" fo:border-right="none" fo:border-top="none" fo:border-bottom="0.05pt solid #000000"/>
    </style:style>
    <style:style style:name="Таблица1.A1223" style:family="table-cell">
      <style:table-cell-properties fo:padding="0.097cm" fo:border-left="0.05pt solid #000000" fo:border-right="none" fo:border-top="none" fo:border-bottom="0.05pt solid #000000"/>
    </style:style>
    <style:style style:name="Таблица1.A1224" style:family="table-cell">
      <style:table-cell-properties fo:padding="0.097cm" fo:border-left="0.05pt solid #000000" fo:border-right="none" fo:border-top="none" fo:border-bottom="0.05pt solid #000000"/>
    </style:style>
    <style:style style:name="Таблица1.A1225" style:family="table-cell">
      <style:table-cell-properties fo:padding="0.097cm" fo:border-left="0.05pt solid #000000" fo:border-right="none" fo:border-top="none" fo:border-bottom="0.05pt solid #000000"/>
    </style:style>
    <style:style style:name="Таблица1.A1226" style:family="table-cell">
      <style:table-cell-properties fo:padding="0.097cm" fo:border-left="0.05pt solid #000000" fo:border-right="none" fo:border-top="none" fo:border-bottom="0.05pt solid #000000"/>
    </style:style>
    <style:style style:name="Таблица1.A1227" style:family="table-cell">
      <style:table-cell-properties fo:padding="0.097cm" fo:border-left="0.05pt solid #000000" fo:border-right="none" fo:border-top="none" fo:border-bottom="0.05pt solid #000000"/>
    </style:style>
    <style:style style:name="Таблица1.A1228" style:family="table-cell">
      <style:table-cell-properties fo:padding="0.097cm" fo:border-left="0.05pt solid #000000" fo:border-right="none" fo:border-top="none" fo:border-bottom="0.05pt solid #000000"/>
    </style:style>
    <style:style style:name="Таблица1.A1229" style:family="table-cell">
      <style:table-cell-properties fo:padding="0.097cm" fo:border-left="0.05pt solid #000000" fo:border-right="none" fo:border-top="none" fo:border-bottom="0.05pt solid #000000"/>
    </style:style>
    <style:style style:name="Таблица1.A1230" style:family="table-cell">
      <style:table-cell-properties fo:padding="0.097cm" fo:border-left="0.05pt solid #000000" fo:border-right="none" fo:border-top="none" fo:border-bottom="0.05pt solid #000000"/>
    </style:style>
    <style:style style:name="Таблица1.A1231" style:family="table-cell">
      <style:table-cell-properties fo:padding="0.097cm" fo:border-left="0.05pt solid #000000" fo:border-right="none" fo:border-top="none" fo:border-bottom="0.05pt solid #000000"/>
    </style:style>
    <style:style style:name="Таблица1.A1232" style:family="table-cell">
      <style:table-cell-properties fo:padding="0.097cm" fo:border-left="0.05pt solid #000000" fo:border-right="none" fo:border-top="none" fo:border-bottom="0.05pt solid #000000"/>
    </style:style>
    <style:style style:name="Таблица1.A1233" style:family="table-cell">
      <style:table-cell-properties fo:padding="0.097cm" fo:border-left="0.05pt solid #000000" fo:border-right="none" fo:border-top="none" fo:border-bottom="0.05pt solid #000000"/>
    </style:style>
    <style:style style:name="Таблица1.A1234" style:family="table-cell">
      <style:table-cell-properties fo:padding="0.097cm" fo:border-left="0.05pt solid #000000" fo:border-right="none" fo:border-top="none" fo:border-bottom="0.05pt solid #000000"/>
    </style:style>
    <style:style style:name="Таблица1.A1235" style:family="table-cell">
      <style:table-cell-properties fo:padding="0.097cm" fo:border-left="0.05pt solid #000000" fo:border-right="none" fo:border-top="none" fo:border-bottom="0.05pt solid #000000"/>
    </style:style>
    <style:style style:name="Таблица1.A1236" style:family="table-cell">
      <style:table-cell-properties fo:padding="0.097cm" fo:border-left="0.05pt solid #000000" fo:border-right="none" fo:border-top="none" fo:border-bottom="0.05pt solid #000000"/>
    </style:style>
    <style:style style:name="Таблица1.A1237" style:family="table-cell">
      <style:table-cell-properties fo:padding="0.097cm" fo:border-left="0.05pt solid #000000" fo:border-right="none" fo:border-top="none" fo:border-bottom="0.05pt solid #000000"/>
    </style:style>
    <style:style style:name="Таблица1.A1238" style:family="table-cell">
      <style:table-cell-properties fo:padding="0.097cm" fo:border-left="0.05pt solid #000000" fo:border-right="none" fo:border-top="none" fo:border-bottom="0.05pt solid #000000"/>
    </style:style>
    <style:style style:name="Таблица1.A1239" style:family="table-cell">
      <style:table-cell-properties fo:padding="0.097cm" fo:border-left="0.05pt solid #000000" fo:border-right="none" fo:border-top="none" fo:border-bottom="0.05pt solid #000000"/>
    </style:style>
    <style:style style:name="Таблица1.A1240" style:family="table-cell">
      <style:table-cell-properties fo:padding="0.097cm" fo:border-left="0.05pt solid #000000" fo:border-right="none" fo:border-top="none" fo:border-bottom="0.05pt solid #000000"/>
    </style:style>
    <style:style style:name="Таблица1.A1241" style:family="table-cell">
      <style:table-cell-properties fo:padding="0.097cm" fo:border-left="0.05pt solid #000000" fo:border-right="none" fo:border-top="none" fo:border-bottom="0.05pt solid #000000"/>
    </style:style>
    <style:style style:name="Таблица1.A1242" style:family="table-cell">
      <style:table-cell-properties fo:padding="0.097cm" fo:border-left="0.05pt solid #000000" fo:border-right="none" fo:border-top="none" fo:border-bottom="0.05pt solid #000000"/>
    </style:style>
    <style:style style:name="Таблица1.A1243" style:family="table-cell">
      <style:table-cell-properties fo:padding="0.097cm" fo:border-left="0.05pt solid #000000" fo:border-right="none" fo:border-top="none" fo:border-bottom="0.05pt solid #000000"/>
    </style:style>
    <style:style style:name="Таблица1.A1244" style:family="table-cell">
      <style:table-cell-properties fo:padding="0.097cm" fo:border-left="0.05pt solid #000000" fo:border-right="none" fo:border-top="none" fo:border-bottom="0.05pt solid #000000"/>
    </style:style>
    <style:style style:name="Таблица1.A1245" style:family="table-cell">
      <style:table-cell-properties fo:padding="0.097cm" fo:border-left="0.05pt solid #000000" fo:border-right="none" fo:border-top="none" fo:border-bottom="0.05pt solid #000000"/>
    </style:style>
    <style:style style:name="Таблица1.A1246" style:family="table-cell">
      <style:table-cell-properties fo:padding="0.097cm" fo:border-left="0.05pt solid #000000" fo:border-right="none" fo:border-top="none" fo:border-bottom="0.05pt solid #000000"/>
    </style:style>
    <style:style style:name="Таблица1.A1247" style:family="table-cell">
      <style:table-cell-properties fo:padding="0.097cm" fo:border-left="0.05pt solid #000000" fo:border-right="none" fo:border-top="none" fo:border-bottom="0.05pt solid #000000"/>
    </style:style>
    <style:style style:name="Таблица1.A1248" style:family="table-cell">
      <style:table-cell-properties fo:padding="0.097cm" fo:border-left="0.05pt solid #000000" fo:border-right="none" fo:border-top="none" fo:border-bottom="0.05pt solid #000000"/>
    </style:style>
    <style:style style:name="Таблица1.A1249" style:family="table-cell">
      <style:table-cell-properties fo:padding="0.097cm" fo:border-left="0.05pt solid #000000" fo:border-right="none" fo:border-top="none" fo:border-bottom="0.05pt solid #000000"/>
    </style:style>
    <style:style style:name="Таблица1.A1250" style:family="table-cell">
      <style:table-cell-properties fo:padding="0.097cm" fo:border-left="0.05pt solid #000000" fo:border-right="none" fo:border-top="none" fo:border-bottom="0.05pt solid #000000"/>
    </style:style>
    <style:style style:name="Таблица1.A1251" style:family="table-cell">
      <style:table-cell-properties fo:padding="0.097cm" fo:border-left="0.05pt solid #000000" fo:border-right="none" fo:border-top="none" fo:border-bottom="0.05pt solid #000000"/>
    </style:style>
    <style:style style:name="Таблица1.A1252" style:family="table-cell">
      <style:table-cell-properties fo:padding="0.097cm" fo:border-left="0.05pt solid #000000" fo:border-right="none" fo:border-top="none" fo:border-bottom="0.05pt solid #000000"/>
    </style:style>
    <style:style style:name="Таблица1.A1253" style:family="table-cell">
      <style:table-cell-properties fo:padding="0.097cm" fo:border-left="0.05pt solid #000000" fo:border-right="none" fo:border-top="none" fo:border-bottom="0.05pt solid #000000"/>
    </style:style>
    <style:style style:name="Таблица1.A1254" style:family="table-cell">
      <style:table-cell-properties fo:padding="0.097cm" fo:border-left="0.05pt solid #000000" fo:border-right="none" fo:border-top="none" fo:border-bottom="0.05pt solid #000000"/>
    </style:style>
    <style:style style:name="Таблица1.A1255" style:family="table-cell">
      <style:table-cell-properties fo:padding="0.097cm" fo:border-left="0.05pt solid #000000" fo:border-right="none" fo:border-top="none" fo:border-bottom="0.05pt solid #000000"/>
    </style:style>
    <style:style style:name="Таблица1.A1256" style:family="table-cell">
      <style:table-cell-properties fo:padding="0.097cm" fo:border-left="0.05pt solid #000000" fo:border-right="none" fo:border-top="none" fo:border-bottom="0.05pt solid #000000"/>
    </style:style>
    <style:style style:name="Таблица1.A1257" style:family="table-cell">
      <style:table-cell-properties fo:padding="0.097cm" fo:border-left="0.05pt solid #000000" fo:border-right="none" fo:border-top="none" fo:border-bottom="0.05pt solid #000000"/>
    </style:style>
    <style:style style:name="Таблица1.A1258" style:family="table-cell">
      <style:table-cell-properties fo:padding="0.097cm" fo:border-left="0.05pt solid #000000" fo:border-right="none" fo:border-top="none" fo:border-bottom="0.05pt solid #000000"/>
    </style:style>
    <style:style style:name="Таблица1.A1259" style:family="table-cell">
      <style:table-cell-properties fo:padding="0.097cm" fo:border-left="0.05pt solid #000000" fo:border-right="none" fo:border-top="none" fo:border-bottom="0.05pt solid #000000"/>
    </style:style>
    <style:style style:name="Таблица1.A1260" style:family="table-cell">
      <style:table-cell-properties fo:padding="0.097cm" fo:border-left="0.05pt solid #000000" fo:border-right="none" fo:border-top="none" fo:border-bottom="0.05pt solid #000000"/>
    </style:style>
    <style:style style:name="Таблица1.A1261" style:family="table-cell">
      <style:table-cell-properties fo:padding="0.097cm" fo:border-left="0.05pt solid #000000" fo:border-right="none" fo:border-top="none" fo:border-bottom="0.05pt solid #000000"/>
    </style:style>
    <style:style style:name="Таблица1.A1262" style:family="table-cell">
      <style:table-cell-properties fo:padding="0.097cm" fo:border-left="0.05pt solid #000000" fo:border-right="none" fo:border-top="none" fo:border-bottom="0.05pt solid #000000"/>
    </style:style>
    <style:style style:name="Таблица1.A1263" style:family="table-cell">
      <style:table-cell-properties fo:padding="0.097cm" fo:border-left="0.05pt solid #000000" fo:border-right="none" fo:border-top="none" fo:border-bottom="0.05pt solid #000000"/>
    </style:style>
    <style:style style:name="Таблица1.A1264" style:family="table-cell">
      <style:table-cell-properties fo:padding="0.097cm" fo:border-left="0.05pt solid #000000" fo:border-right="none" fo:border-top="none" fo:border-bottom="0.05pt solid #000000"/>
    </style:style>
    <style:style style:name="Таблица1.A1265" style:family="table-cell">
      <style:table-cell-properties fo:padding="0.097cm" fo:border-left="0.05pt solid #000000" fo:border-right="none" fo:border-top="none" fo:border-bottom="0.05pt solid #000000"/>
    </style:style>
    <style:style style:name="Таблица1.A1266" style:family="table-cell">
      <style:table-cell-properties fo:padding="0.097cm" fo:border-left="0.05pt solid #000000" fo:border-right="none" fo:border-top="none" fo:border-bottom="0.05pt solid #000000"/>
    </style:style>
    <style:style style:name="Таблица1.A1267" style:family="table-cell">
      <style:table-cell-properties fo:padding="0.097cm" fo:border-left="0.05pt solid #000000" fo:border-right="none" fo:border-top="none" fo:border-bottom="0.05pt solid #000000"/>
    </style:style>
    <style:style style:name="Таблица1.A1268" style:family="table-cell">
      <style:table-cell-properties fo:padding="0.097cm" fo:border-left="0.05pt solid #000000" fo:border-right="none" fo:border-top="none" fo:border-bottom="0.05pt solid #000000"/>
    </style:style>
    <style:style style:name="Таблица1.A1269" style:family="table-cell">
      <style:table-cell-properties fo:padding="0.097cm" fo:border-left="0.05pt solid #000000" fo:border-right="none" fo:border-top="none" fo:border-bottom="0.05pt solid #000000"/>
    </style:style>
    <style:style style:name="Таблица1.A1270" style:family="table-cell">
      <style:table-cell-properties fo:padding="0.097cm" fo:border-left="0.05pt solid #000000" fo:border-right="none" fo:border-top="none" fo:border-bottom="0.05pt solid #000000"/>
    </style:style>
    <style:style style:name="Таблица1.A1271" style:family="table-cell">
      <style:table-cell-properties fo:padding="0.097cm" fo:border-left="0.05pt solid #000000" fo:border-right="none" fo:border-top="none" fo:border-bottom="0.05pt solid #000000"/>
    </style:style>
    <style:style style:name="Таблица1.A1272" style:family="table-cell">
      <style:table-cell-properties fo:padding="0.097cm" fo:border-left="0.05pt solid #000000" fo:border-right="none" fo:border-top="none" fo:border-bottom="0.05pt solid #000000"/>
    </style:style>
    <style:style style:name="Таблица1.A1273" style:family="table-cell">
      <style:table-cell-properties fo:padding="0.097cm" fo:border-left="0.05pt solid #000000" fo:border-right="none" fo:border-top="none" fo:border-bottom="0.05pt solid #000000"/>
    </style:style>
    <style:style style:name="Таблица1.A1274" style:family="table-cell">
      <style:table-cell-properties fo:padding="0.097cm" fo:border-left="0.05pt solid #000000" fo:border-right="none" fo:border-top="none" fo:border-bottom="0.05pt solid #000000"/>
    </style:style>
    <style:style style:name="Таблица1.A1275" style:family="table-cell">
      <style:table-cell-properties fo:padding="0.097cm" fo:border-left="0.05pt solid #000000" fo:border-right="none" fo:border-top="none" fo:border-bottom="0.05pt solid #000000"/>
    </style:style>
    <style:style style:name="Таблица1.A1276" style:family="table-cell">
      <style:table-cell-properties fo:padding="0.097cm" fo:border-left="0.05pt solid #000000" fo:border-right="none" fo:border-top="none" fo:border-bottom="0.05pt solid #000000"/>
    </style:style>
    <style:style style:name="Таблица1.A1277" style:family="table-cell">
      <style:table-cell-properties fo:padding="0.097cm" fo:border-left="0.05pt solid #000000" fo:border-right="none" fo:border-top="none" fo:border-bottom="0.05pt solid #000000"/>
    </style:style>
    <style:style style:name="Таблица1.A1278" style:family="table-cell">
      <style:table-cell-properties fo:padding="0.097cm" fo:border-left="0.05pt solid #000000" fo:border-right="none" fo:border-top="none" fo:border-bottom="0.05pt solid #000000"/>
    </style:style>
    <style:style style:name="Таблица1.A1279" style:family="table-cell">
      <style:table-cell-properties fo:padding="0.097cm" fo:border-left="0.05pt solid #000000" fo:border-right="none" fo:border-top="none" fo:border-bottom="0.05pt solid #000000"/>
    </style:style>
    <style:style style:name="Таблица1.A1280" style:family="table-cell">
      <style:table-cell-properties fo:padding="0.097cm" fo:border-left="0.05pt solid #000000" fo:border-right="none" fo:border-top="none" fo:border-bottom="0.05pt solid #000000"/>
    </style:style>
    <style:style style:name="Таблица1.A1281" style:family="table-cell">
      <style:table-cell-properties fo:padding="0.097cm" fo:border-left="0.05pt solid #000000" fo:border-right="none" fo:border-top="none" fo:border-bottom="0.05pt solid #000000"/>
    </style:style>
    <style:style style:name="Таблица1.A1282" style:family="table-cell">
      <style:table-cell-properties fo:padding="0.097cm" fo:border-left="0.05pt solid #000000" fo:border-right="none" fo:border-top="none" fo:border-bottom="0.05pt solid #000000"/>
    </style:style>
    <style:style style:name="Таблица1.A1283" style:family="table-cell">
      <style:table-cell-properties fo:padding="0.097cm" fo:border-left="0.05pt solid #000000" fo:border-right="none" fo:border-top="none" fo:border-bottom="0.05pt solid #000000"/>
    </style:style>
    <style:style style:name="Таблица1.A1284" style:family="table-cell">
      <style:table-cell-properties fo:padding="0.097cm" fo:border-left="0.05pt solid #000000" fo:border-right="none" fo:border-top="none" fo:border-bottom="0.05pt solid #000000"/>
    </style:style>
    <style:style style:name="Таблица1.A1285" style:family="table-cell">
      <style:table-cell-properties fo:padding="0.097cm" fo:border-left="0.05pt solid #000000" fo:border-right="none" fo:border-top="none" fo:border-bottom="0.05pt solid #000000"/>
    </style:style>
    <style:style style:name="Таблица1.A1286" style:family="table-cell">
      <style:table-cell-properties fo:padding="0.097cm" fo:border-left="0.05pt solid #000000" fo:border-right="none" fo:border-top="none" fo:border-bottom="0.05pt solid #000000"/>
    </style:style>
    <style:style style:name="Таблица1.A1287" style:family="table-cell">
      <style:table-cell-properties fo:padding="0.097cm" fo:border-left="0.05pt solid #000000" fo:border-right="none" fo:border-top="none" fo:border-bottom="0.05pt solid #000000"/>
    </style:style>
    <style:style style:name="Таблица1.A1288" style:family="table-cell">
      <style:table-cell-properties fo:padding="0.097cm" fo:border-left="0.05pt solid #000000" fo:border-right="none" fo:border-top="none" fo:border-bottom="0.05pt solid #000000"/>
    </style:style>
    <style:style style:name="Таблица1.A1289" style:family="table-cell">
      <style:table-cell-properties fo:padding="0.097cm" fo:border-left="0.05pt solid #000000" fo:border-right="none" fo:border-top="none" fo:border-bottom="0.05pt solid #000000"/>
    </style:style>
    <style:style style:name="Таблица1.A1290" style:family="table-cell">
      <style:table-cell-properties fo:padding="0.097cm" fo:border-left="0.05pt solid #000000" fo:border-right="none" fo:border-top="none" fo:border-bottom="0.05pt solid #000000"/>
    </style:style>
    <style:style style:name="Таблица1.A1291" style:family="table-cell">
      <style:table-cell-properties fo:padding="0.097cm" fo:border-left="0.05pt solid #000000" fo:border-right="none" fo:border-top="none" fo:border-bottom="0.05pt solid #000000"/>
    </style:style>
    <style:style style:name="Таблица1.A1292" style:family="table-cell">
      <style:table-cell-properties fo:padding="0.097cm" fo:border-left="0.05pt solid #000000" fo:border-right="none" fo:border-top="none" fo:border-bottom="0.05pt solid #000000"/>
    </style:style>
    <style:style style:name="Таблица1.A1293" style:family="table-cell">
      <style:table-cell-properties fo:padding="0.097cm" fo:border-left="0.05pt solid #000000" fo:border-right="none" fo:border-top="none" fo:border-bottom="0.05pt solid #000000"/>
    </style:style>
    <style:style style:name="Таблица1.A1294" style:family="table-cell">
      <style:table-cell-properties fo:padding="0.097cm" fo:border-left="0.05pt solid #000000" fo:border-right="none" fo:border-top="none" fo:border-bottom="0.05pt solid #000000"/>
    </style:style>
    <style:style style:name="Таблица1.A1295" style:family="table-cell">
      <style:table-cell-properties fo:padding="0.097cm" fo:border-left="0.05pt solid #000000" fo:border-right="none" fo:border-top="none" fo:border-bottom="0.05pt solid #000000"/>
    </style:style>
    <style:style style:name="Таблица1.A1296" style:family="table-cell">
      <style:table-cell-properties fo:padding="0.097cm" fo:border-left="0.05pt solid #000000" fo:border-right="none" fo:border-top="none" fo:border-bottom="0.05pt solid #000000"/>
    </style:style>
    <style:style style:name="Таблица1.A1297" style:family="table-cell">
      <style:table-cell-properties fo:padding="0.097cm" fo:border-left="0.05pt solid #000000" fo:border-right="none" fo:border-top="none" fo:border-bottom="0.05pt solid #000000"/>
    </style:style>
    <style:style style:name="Таблица1.A1298" style:family="table-cell">
      <style:table-cell-properties fo:padding="0.097cm" fo:border-left="0.05pt solid #000000" fo:border-right="none" fo:border-top="none" fo:border-bottom="0.05pt solid #000000"/>
    </style:style>
    <style:style style:name="Таблица1.A1299" style:family="table-cell">
      <style:table-cell-properties fo:padding="0.097cm" fo:border-left="0.05pt solid #000000" fo:border-right="none" fo:border-top="none" fo:border-bottom="0.05pt solid #000000"/>
    </style:style>
    <style:style style:name="Таблица1.A1300" style:family="table-cell">
      <style:table-cell-properties fo:padding="0.097cm" fo:border-left="0.05pt solid #000000" fo:border-right="none" fo:border-top="none" fo:border-bottom="0.05pt solid #000000"/>
    </style:style>
    <style:style style:name="Таблица1.A1301" style:family="table-cell">
      <style:table-cell-properties fo:padding="0.097cm" fo:border-left="0.05pt solid #000000" fo:border-right="none" fo:border-top="none" fo:border-bottom="0.05pt solid #000000"/>
    </style:style>
    <style:style style:name="Таблица1.A1302" style:family="table-cell">
      <style:table-cell-properties fo:padding="0.097cm" fo:border-left="0.05pt solid #000000" fo:border-right="none" fo:border-top="none" fo:border-bottom="0.05pt solid #000000"/>
    </style:style>
    <style:style style:name="Таблица1.A1303" style:family="table-cell">
      <style:table-cell-properties fo:padding="0.097cm" fo:border-left="0.05pt solid #000000" fo:border-right="none" fo:border-top="none" fo:border-bottom="0.05pt solid #000000"/>
    </style:style>
    <style:style style:name="Таблица1.A1304" style:family="table-cell">
      <style:table-cell-properties fo:padding="0.097cm" fo:border-left="0.05pt solid #000000" fo:border-right="none" fo:border-top="none" fo:border-bottom="0.05pt solid #000000"/>
    </style:style>
    <style:style style:name="Таблица1.A1305" style:family="table-cell">
      <style:table-cell-properties fo:padding="0.097cm" fo:border-left="0.05pt solid #000000" fo:border-right="none" fo:border-top="none" fo:border-bottom="0.05pt solid #000000"/>
    </style:style>
    <style:style style:name="Таблица1.A1306" style:family="table-cell">
      <style:table-cell-properties fo:padding="0.097cm" fo:border-left="0.05pt solid #000000" fo:border-right="none" fo:border-top="none" fo:border-bottom="0.05pt solid #000000"/>
    </style:style>
    <style:style style:name="Таблица1.A1307" style:family="table-cell">
      <style:table-cell-properties fo:padding="0.097cm" fo:border-left="0.05pt solid #000000" fo:border-right="none" fo:border-top="none" fo:border-bottom="0.05pt solid #000000"/>
    </style:style>
    <style:style style:name="Таблица1.A1308" style:family="table-cell">
      <style:table-cell-properties fo:padding="0.097cm" fo:border-left="0.05pt solid #000000" fo:border-right="none" fo:border-top="none" fo:border-bottom="0.05pt solid #000000"/>
    </style:style>
    <style:style style:name="Таблица1.A1309" style:family="table-cell">
      <style:table-cell-properties fo:padding="0.097cm" fo:border-left="0.05pt solid #000000" fo:border-right="none" fo:border-top="none" fo:border-bottom="0.05pt solid #000000"/>
    </style:style>
    <style:style style:name="Таблица1.A1310" style:family="table-cell">
      <style:table-cell-properties fo:padding="0.097cm" fo:border-left="0.05pt solid #000000" fo:border-right="none" fo:border-top="none" fo:border-bottom="0.05pt solid #000000"/>
    </style:style>
    <style:style style:name="Таблица1.A1311" style:family="table-cell">
      <style:table-cell-properties fo:padding="0.097cm" fo:border-left="0.05pt solid #000000" fo:border-right="none" fo:border-top="none" fo:border-bottom="0.05pt solid #000000"/>
    </style:style>
    <style:style style:name="Таблица1.A1312" style:family="table-cell">
      <style:table-cell-properties fo:padding="0.097cm" fo:border-left="0.05pt solid #000000" fo:border-right="none" fo:border-top="none" fo:border-bottom="0.05pt solid #000000"/>
    </style:style>
    <style:style style:name="Таблица1.A1313" style:family="table-cell">
      <style:table-cell-properties fo:padding="0.097cm" fo:border-left="0.05pt solid #000000" fo:border-right="none" fo:border-top="none" fo:border-bottom="0.05pt solid #000000"/>
    </style:style>
    <style:style style:name="Таблица1.A1314" style:family="table-cell">
      <style:table-cell-properties fo:padding="0.097cm" fo:border-left="0.05pt solid #000000" fo:border-right="none" fo:border-top="none" fo:border-bottom="0.05pt solid #000000"/>
    </style:style>
    <style:style style:name="Таблица1.A1315" style:family="table-cell">
      <style:table-cell-properties fo:padding="0.097cm" fo:border-left="0.05pt solid #000000" fo:border-right="none" fo:border-top="none" fo:border-bottom="0.05pt solid #000000"/>
    </style:style>
    <style:style style:name="Таблица1.A1316" style:family="table-cell">
      <style:table-cell-properties fo:padding="0.097cm" fo:border-left="0.05pt solid #000000" fo:border-right="none" fo:border-top="none" fo:border-bottom="0.05pt solid #000000"/>
    </style:style>
    <style:style style:name="Таблица1.A1317" style:family="table-cell">
      <style:table-cell-properties fo:padding="0.097cm" fo:border-left="0.05pt solid #000000" fo:border-right="none" fo:border-top="none" fo:border-bottom="0.05pt solid #000000"/>
    </style:style>
    <style:style style:name="Таблица1.A1318" style:family="table-cell">
      <style:table-cell-properties fo:padding="0.097cm" fo:border-left="0.05pt solid #000000" fo:border-right="none" fo:border-top="none" fo:border-bottom="0.05pt solid #000000"/>
    </style:style>
    <style:style style:name="Таблица1.A1319" style:family="table-cell">
      <style:table-cell-properties fo:padding="0.097cm" fo:border-left="0.05pt solid #000000" fo:border-right="none" fo:border-top="none" fo:border-bottom="0.05pt solid #000000"/>
    </style:style>
    <style:style style:name="Таблица1.A1320" style:family="table-cell">
      <style:table-cell-properties fo:padding="0.097cm" fo:border-left="0.05pt solid #000000" fo:border-right="none" fo:border-top="none" fo:border-bottom="0.05pt solid #000000"/>
    </style:style>
    <style:style style:name="Таблица1.A1321" style:family="table-cell">
      <style:table-cell-properties fo:padding="0.097cm" fo:border-left="0.05pt solid #000000" fo:border-right="none" fo:border-top="none" fo:border-bottom="0.05pt solid #000000"/>
    </style:style>
    <style:style style:name="Таблица1.A1322" style:family="table-cell">
      <style:table-cell-properties fo:padding="0.097cm" fo:border-left="0.05pt solid #000000" fo:border-right="none" fo:border-top="none" fo:border-bottom="0.05pt solid #000000"/>
    </style:style>
    <style:style style:name="Таблица1.A1323" style:family="table-cell">
      <style:table-cell-properties fo:padding="0.097cm" fo:border-left="0.05pt solid #000000" fo:border-right="none" fo:border-top="none" fo:border-bottom="0.05pt solid #000000"/>
    </style:style>
    <style:style style:name="Таблица1.A1324" style:family="table-cell">
      <style:table-cell-properties fo:padding="0.097cm" fo:border-left="0.05pt solid #000000" fo:border-right="none" fo:border-top="none" fo:border-bottom="0.05pt solid #000000"/>
    </style:style>
    <style:style style:name="Таблица1.A1325" style:family="table-cell">
      <style:table-cell-properties fo:padding="0.097cm" fo:border-left="0.05pt solid #000000" fo:border-right="none" fo:border-top="none" fo:border-bottom="0.05pt solid #000000"/>
    </style:style>
    <style:style style:name="Таблица1.A1326" style:family="table-cell">
      <style:table-cell-properties fo:padding="0.097cm" fo:border-left="0.05pt solid #000000" fo:border-right="none" fo:border-top="none" fo:border-bottom="0.05pt solid #000000"/>
    </style:style>
    <style:style style:name="Таблица1.A1327" style:family="table-cell">
      <style:table-cell-properties fo:padding="0.097cm" fo:border-left="0.05pt solid #000000" fo:border-right="none" fo:border-top="none" fo:border-bottom="0.05pt solid #000000"/>
    </style:style>
    <style:style style:name="Таблица1.A1328" style:family="table-cell">
      <style:table-cell-properties fo:padding="0.097cm" fo:border-left="0.05pt solid #000000" fo:border-right="none" fo:border-top="none" fo:border-bottom="0.05pt solid #000000"/>
    </style:style>
    <style:style style:name="Таблица1.A1329" style:family="table-cell">
      <style:table-cell-properties fo:padding="0.097cm" fo:border-left="0.05pt solid #000000" fo:border-right="none" fo:border-top="none" fo:border-bottom="0.05pt solid #000000"/>
    </style:style>
    <style:style style:name="Таблица1.A1330" style:family="table-cell">
      <style:table-cell-properties fo:padding="0.097cm" fo:border-left="0.05pt solid #000000" fo:border-right="none" fo:border-top="none" fo:border-bottom="0.05pt solid #000000"/>
    </style:style>
    <style:style style:name="Таблица1.A1331" style:family="table-cell">
      <style:table-cell-properties fo:padding="0.097cm" fo:border-left="0.05pt solid #000000" fo:border-right="none" fo:border-top="none" fo:border-bottom="0.05pt solid #000000"/>
    </style:style>
    <style:style style:name="Таблица1.A1332" style:family="table-cell">
      <style:table-cell-properties fo:padding="0.097cm" fo:border-left="0.05pt solid #000000" fo:border-right="none" fo:border-top="none" fo:border-bottom="0.05pt solid #000000"/>
    </style:style>
    <style:style style:name="Таблица1.A1333" style:family="table-cell">
      <style:table-cell-properties fo:padding="0.097cm" fo:border-left="0.05pt solid #000000" fo:border-right="none" fo:border-top="none" fo:border-bottom="0.05pt solid #000000"/>
    </style:style>
    <style:style style:name="Таблица1.A1334" style:family="table-cell">
      <style:table-cell-properties fo:padding="0.097cm" fo:border-left="0.05pt solid #000000" fo:border-right="none" fo:border-top="none" fo:border-bottom="0.05pt solid #000000"/>
    </style:style>
    <style:style style:name="Таблица1.A1335" style:family="table-cell">
      <style:table-cell-properties fo:padding="0.097cm" fo:border-left="0.05pt solid #000000" fo:border-right="none" fo:border-top="none" fo:border-bottom="0.05pt solid #000000"/>
    </style:style>
    <style:style style:name="Таблица1.A1336" style:family="table-cell">
      <style:table-cell-properties fo:padding="0.097cm" fo:border-left="0.05pt solid #000000" fo:border-right="none" fo:border-top="none" fo:border-bottom="0.05pt solid #000000"/>
    </style:style>
    <style:style style:name="Таблица1.A1337" style:family="table-cell">
      <style:table-cell-properties fo:padding="0.097cm" fo:border-left="0.05pt solid #000000" fo:border-right="none" fo:border-top="none" fo:border-bottom="0.05pt solid #000000"/>
    </style:style>
    <style:style style:name="Таблица1.A1338" style:family="table-cell">
      <style:table-cell-properties fo:padding="0.097cm" fo:border-left="0.05pt solid #000000" fo:border-right="none" fo:border-top="none" fo:border-bottom="0.05pt solid #000000"/>
    </style:style>
    <style:style style:name="Таблица1.A1339" style:family="table-cell">
      <style:table-cell-properties fo:padding="0.097cm" fo:border-left="0.05pt solid #000000" fo:border-right="none" fo:border-top="none" fo:border-bottom="0.05pt solid #000000"/>
    </style:style>
    <style:style style:name="Таблица1.A1340" style:family="table-cell">
      <style:table-cell-properties fo:padding="0.097cm" fo:border-left="0.05pt solid #000000" fo:border-right="none" fo:border-top="none" fo:border-bottom="0.05pt solid #000000"/>
    </style:style>
    <style:style style:name="Таблица1.A1341" style:family="table-cell">
      <style:table-cell-properties fo:padding="0.097cm" fo:border-left="0.05pt solid #000000" fo:border-right="none" fo:border-top="none" fo:border-bottom="0.05pt solid #000000"/>
    </style:style>
    <style:style style:name="Таблица1.A1342" style:family="table-cell">
      <style:table-cell-properties fo:padding="0.097cm" fo:border-left="0.05pt solid #000000" fo:border-right="none" fo:border-top="none" fo:border-bottom="0.05pt solid #000000"/>
    </style:style>
    <style:style style:name="Таблица1.A1343" style:family="table-cell">
      <style:table-cell-properties fo:padding="0.097cm" fo:border-left="0.05pt solid #000000" fo:border-right="none" fo:border-top="none" fo:border-bottom="0.05pt solid #000000"/>
    </style:style>
    <style:style style:name="Таблица1.A1344" style:family="table-cell">
      <style:table-cell-properties fo:padding="0.097cm" fo:border-left="0.05pt solid #000000" fo:border-right="none" fo:border-top="none" fo:border-bottom="0.05pt solid #000000"/>
    </style:style>
    <style:style style:name="Таблица1.A1345" style:family="table-cell">
      <style:table-cell-properties fo:padding="0.097cm" fo:border-left="0.05pt solid #000000" fo:border-right="none" fo:border-top="none" fo:border-bottom="0.05pt solid #000000"/>
    </style:style>
    <style:style style:name="Таблица1.A1346" style:family="table-cell">
      <style:table-cell-properties fo:padding="0.097cm" fo:border-left="0.05pt solid #000000" fo:border-right="none" fo:border-top="none" fo:border-bottom="0.05pt solid #000000"/>
    </style:style>
    <style:style style:name="Таблица1.A1347" style:family="table-cell">
      <style:table-cell-properties fo:padding="0.097cm" fo:border-left="0.05pt solid #000000" fo:border-right="none" fo:border-top="none" fo:border-bottom="0.05pt solid #000000"/>
    </style:style>
    <style:style style:name="Таблица1.A1348" style:family="table-cell">
      <style:table-cell-properties fo:padding="0.097cm" fo:border-left="0.05pt solid #000000" fo:border-right="none" fo:border-top="none" fo:border-bottom="0.05pt solid #000000"/>
    </style:style>
    <style:style style:name="Таблица1.A1349" style:family="table-cell">
      <style:table-cell-properties fo:padding="0.097cm" fo:border-left="0.05pt solid #000000" fo:border-right="none" fo:border-top="none" fo:border-bottom="0.05pt solid #000000"/>
    </style:style>
    <style:style style:name="Таблица1.A1350" style:family="table-cell">
      <style:table-cell-properties fo:padding="0.097cm" fo:border-left="0.05pt solid #000000" fo:border-right="none" fo:border-top="none" fo:border-bottom="0.05pt solid #000000"/>
    </style:style>
    <style:style style:name="Таблица1.A1351" style:family="table-cell">
      <style:table-cell-properties fo:padding="0.097cm" fo:border-left="0.05pt solid #000000" fo:border-right="none" fo:border-top="none" fo:border-bottom="0.05pt solid #000000"/>
    </style:style>
    <style:style style:name="Таблица1.A1352" style:family="table-cell">
      <style:table-cell-properties fo:padding="0.097cm" fo:border-left="0.05pt solid #000000" fo:border-right="none" fo:border-top="none" fo:border-bottom="0.05pt solid #000000"/>
    </style:style>
    <style:style style:name="Таблица1.A1353" style:family="table-cell">
      <style:table-cell-properties fo:padding="0.097cm" fo:border-left="0.05pt solid #000000" fo:border-right="none" fo:border-top="none" fo:border-bottom="0.05pt solid #000000"/>
    </style:style>
    <style:style style:name="Таблица1.A1354" style:family="table-cell">
      <style:table-cell-properties fo:padding="0.097cm" fo:border-left="0.05pt solid #000000" fo:border-right="none" fo:border-top="none" fo:border-bottom="0.05pt solid #000000"/>
    </style:style>
    <style:style style:name="Таблица1.A1355" style:family="table-cell">
      <style:table-cell-properties fo:padding="0.097cm" fo:border-left="0.05pt solid #000000" fo:border-right="none" fo:border-top="none" fo:border-bottom="0.05pt solid #000000"/>
    </style:style>
    <style:style style:name="Таблица1.A1356" style:family="table-cell">
      <style:table-cell-properties fo:padding="0.097cm" fo:border-left="0.05pt solid #000000" fo:border-right="none" fo:border-top="none" fo:border-bottom="0.05pt solid #000000"/>
    </style:style>
    <style:style style:name="Таблица1.A1357" style:family="table-cell">
      <style:table-cell-properties fo:padding="0.097cm" fo:border-left="0.05pt solid #000000" fo:border-right="none" fo:border-top="none" fo:border-bottom="0.05pt solid #000000"/>
    </style:style>
    <style:style style:name="Таблица1.A1358" style:family="table-cell">
      <style:table-cell-properties fo:padding="0.097cm" fo:border-left="0.05pt solid #000000" fo:border-right="none" fo:border-top="none" fo:border-bottom="0.05pt solid #000000"/>
    </style:style>
    <style:style style:name="Таблица1.A1359" style:family="table-cell">
      <style:table-cell-properties fo:padding="0.097cm" fo:border-left="0.05pt solid #000000" fo:border-right="none" fo:border-top="none" fo:border-bottom="0.05pt solid #000000"/>
    </style:style>
    <style:style style:name="Таблица1.A1360" style:family="table-cell">
      <style:table-cell-properties fo:padding="0.097cm" fo:border-left="0.05pt solid #000000" fo:border-right="none" fo:border-top="none" fo:border-bottom="0.05pt solid #000000"/>
    </style:style>
    <style:style style:name="Таблица1.A1361" style:family="table-cell">
      <style:table-cell-properties fo:padding="0.097cm" fo:border-left="0.05pt solid #000000" fo:border-right="none" fo:border-top="none" fo:border-bottom="0.05pt solid #000000"/>
    </style:style>
    <style:style style:name="Таблица1.A1362" style:family="table-cell">
      <style:table-cell-properties fo:padding="0.097cm" fo:border-left="0.05pt solid #000000" fo:border-right="none" fo:border-top="none" fo:border-bottom="0.05pt solid #000000"/>
    </style:style>
    <style:style style:name="Таблица1.A1363" style:family="table-cell">
      <style:table-cell-properties fo:padding="0.097cm" fo:border-left="0.05pt solid #000000" fo:border-right="none" fo:border-top="none" fo:border-bottom="0.05pt solid #000000"/>
    </style:style>
    <style:style style:name="Таблица1.A1364" style:family="table-cell">
      <style:table-cell-properties fo:padding="0.097cm" fo:border-left="0.05pt solid #000000" fo:border-right="none" fo:border-top="none" fo:border-bottom="0.05pt solid #000000"/>
    </style:style>
    <style:style style:name="Таблица1.A1365" style:family="table-cell">
      <style:table-cell-properties fo:padding="0.097cm" fo:border-left="0.05pt solid #000000" fo:border-right="none" fo:border-top="none" fo:border-bottom="0.05pt solid #000000"/>
    </style:style>
    <style:style style:name="Таблица1.A1366" style:family="table-cell">
      <style:table-cell-properties fo:padding="0.097cm" fo:border-left="0.05pt solid #000000" fo:border-right="none" fo:border-top="none" fo:border-bottom="0.05pt solid #000000"/>
    </style:style>
    <style:style style:name="Таблица1.A1367" style:family="table-cell">
      <style:table-cell-properties fo:padding="0.097cm" fo:border-left="0.05pt solid #000000" fo:border-right="none" fo:border-top="none" fo:border-bottom="0.05pt solid #000000"/>
    </style:style>
    <style:style style:name="Таблица1.A1368" style:family="table-cell">
      <style:table-cell-properties fo:padding="0.097cm" fo:border-left="0.05pt solid #000000" fo:border-right="none" fo:border-top="none" fo:border-bottom="0.05pt solid #000000"/>
    </style:style>
    <style:style style:name="Таблица1.A1369" style:family="table-cell">
      <style:table-cell-properties fo:padding="0.097cm" fo:border-left="0.05pt solid #000000" fo:border-right="none" fo:border-top="none" fo:border-bottom="0.05pt solid #000000"/>
    </style:style>
    <style:style style:name="Таблица1.A1370" style:family="table-cell">
      <style:table-cell-properties fo:padding="0.097cm" fo:border-left="0.05pt solid #000000" fo:border-right="none" fo:border-top="none" fo:border-bottom="0.05pt solid #000000"/>
    </style:style>
    <style:style style:name="Таблица1.A1371" style:family="table-cell">
      <style:table-cell-properties fo:padding="0.097cm" fo:border-left="0.05pt solid #000000" fo:border-right="none" fo:border-top="none" fo:border-bottom="0.05pt solid #000000"/>
    </style:style>
    <style:style style:name="Таблица1.A1372" style:family="table-cell">
      <style:table-cell-properties fo:padding="0.097cm" fo:border-left="0.05pt solid #000000" fo:border-right="none" fo:border-top="none" fo:border-bottom="0.05pt solid #000000"/>
    </style:style>
    <style:style style:name="Таблица1.A1373" style:family="table-cell">
      <style:table-cell-properties fo:padding="0.097cm" fo:border-left="0.05pt solid #000000" fo:border-right="none" fo:border-top="none" fo:border-bottom="0.05pt solid #000000"/>
    </style:style>
    <style:style style:name="Таблица1.A1374" style:family="table-cell">
      <style:table-cell-properties fo:padding="0.097cm" fo:border-left="0.05pt solid #000000" fo:border-right="none" fo:border-top="none" fo:border-bottom="0.05pt solid #000000"/>
    </style:style>
    <style:style style:name="Таблица1.A1375" style:family="table-cell">
      <style:table-cell-properties fo:padding="0.097cm" fo:border-left="0.05pt solid #000000" fo:border-right="none" fo:border-top="none" fo:border-bottom="0.05pt solid #000000"/>
    </style:style>
    <style:style style:name="Таблица1.A1376" style:family="table-cell">
      <style:table-cell-properties fo:padding="0.097cm" fo:border-left="0.05pt solid #000000" fo:border-right="none" fo:border-top="none" fo:border-bottom="0.05pt solid #000000"/>
    </style:style>
    <style:style style:name="Таблица1.A1377" style:family="table-cell">
      <style:table-cell-properties fo:padding="0.097cm" fo:border-left="0.05pt solid #000000" fo:border-right="none" fo:border-top="none" fo:border-bottom="0.05pt solid #000000"/>
    </style:style>
    <style:style style:name="Таблица1.A1378" style:family="table-cell">
      <style:table-cell-properties fo:padding="0.097cm" fo:border-left="0.05pt solid #000000" fo:border-right="none" fo:border-top="none" fo:border-bottom="0.05pt solid #000000"/>
    </style:style>
    <style:style style:name="Таблица1.A1379" style:family="table-cell">
      <style:table-cell-properties fo:padding="0.097cm" fo:border-left="0.05pt solid #000000" fo:border-right="none" fo:border-top="none" fo:border-bottom="0.05pt solid #000000"/>
    </style:style>
    <style:style style:name="Таблица1.A1380" style:family="table-cell">
      <style:table-cell-properties fo:padding="0.097cm" fo:border-left="0.05pt solid #000000" fo:border-right="none" fo:border-top="none" fo:border-bottom="0.05pt solid #000000"/>
    </style:style>
    <style:style style:name="Таблица1.A1381" style:family="table-cell">
      <style:table-cell-properties fo:padding="0.097cm" fo:border-left="0.05pt solid #000000" fo:border-right="none" fo:border-top="none" fo:border-bottom="0.05pt solid #000000"/>
    </style:style>
    <style:style style:name="Таблица1.A1382" style:family="table-cell">
      <style:table-cell-properties fo:padding="0.097cm" fo:border-left="0.05pt solid #000000" fo:border-right="none" fo:border-top="none" fo:border-bottom="0.05pt solid #000000"/>
    </style:style>
    <style:style style:name="Таблица1.A1383" style:family="table-cell">
      <style:table-cell-properties fo:padding="0.097cm" fo:border-left="0.05pt solid #000000" fo:border-right="none" fo:border-top="none" fo:border-bottom="0.05pt solid #000000"/>
    </style:style>
    <style:style style:name="Таблица1.A1384" style:family="table-cell">
      <style:table-cell-properties fo:padding="0.097cm" fo:border-left="0.05pt solid #000000" fo:border-right="none" fo:border-top="none" fo:border-bottom="0.05pt solid #000000"/>
    </style:style>
    <style:style style:name="Таблица1.A1385" style:family="table-cell">
      <style:table-cell-properties fo:padding="0.097cm" fo:border-left="0.05pt solid #000000" fo:border-right="none" fo:border-top="none" fo:border-bottom="0.05pt solid #000000"/>
    </style:style>
    <style:style style:name="Таблица1.A1386" style:family="table-cell">
      <style:table-cell-properties fo:padding="0.097cm" fo:border-left="0.05pt solid #000000" fo:border-right="none" fo:border-top="none" fo:border-bottom="0.05pt solid #000000"/>
    </style:style>
    <style:style style:name="Таблица1.A1387" style:family="table-cell">
      <style:table-cell-properties fo:padding="0.097cm" fo:border-left="0.05pt solid #000000" fo:border-right="none" fo:border-top="none" fo:border-bottom="0.05pt solid #000000"/>
    </style:style>
    <style:style style:name="Таблица1.A1388" style:family="table-cell">
      <style:table-cell-properties fo:padding="0.097cm" fo:border-left="0.05pt solid #000000" fo:border-right="none" fo:border-top="none" fo:border-bottom="0.05pt solid #000000"/>
    </style:style>
    <style:style style:name="Таблица1.A1389" style:family="table-cell">
      <style:table-cell-properties fo:padding="0.097cm" fo:border-left="0.05pt solid #000000" fo:border-right="none" fo:border-top="none" fo:border-bottom="0.05pt solid #000000"/>
    </style:style>
    <style:style style:name="Таблица1.A1390" style:family="table-cell">
      <style:table-cell-properties fo:padding="0.097cm" fo:border-left="0.05pt solid #000000" fo:border-right="none" fo:border-top="none" fo:border-bottom="0.05pt solid #000000"/>
    </style:style>
    <style:style style:name="Таблица1.A1391" style:family="table-cell">
      <style:table-cell-properties fo:padding="0.097cm" fo:border-left="0.05pt solid #000000" fo:border-right="none" fo:border-top="none" fo:border-bottom="0.05pt solid #000000"/>
    </style:style>
    <style:style style:name="Таблица1.A1392" style:family="table-cell">
      <style:table-cell-properties fo:padding="0.097cm" fo:border-left="0.05pt solid #000000" fo:border-right="none" fo:border-top="none" fo:border-bottom="0.05pt solid #000000"/>
    </style:style>
    <style:style style:name="Таблица1.A1393" style:family="table-cell">
      <style:table-cell-properties fo:padding="0.097cm" fo:border-left="0.05pt solid #000000" fo:border-right="none" fo:border-top="none" fo:border-bottom="0.05pt solid #000000"/>
    </style:style>
    <style:style style:name="Таблица1.A1394" style:family="table-cell">
      <style:table-cell-properties fo:padding="0.097cm" fo:border-left="0.05pt solid #000000" fo:border-right="none" fo:border-top="none" fo:border-bottom="0.05pt solid #000000"/>
    </style:style>
    <style:style style:name="Таблица1.A1395" style:family="table-cell">
      <style:table-cell-properties fo:padding="0.097cm" fo:border-left="0.05pt solid #000000" fo:border-right="none" fo:border-top="none" fo:border-bottom="0.05pt solid #000000"/>
    </style:style>
    <style:style style:name="Таблица1.A1396" style:family="table-cell">
      <style:table-cell-properties fo:padding="0.097cm" fo:border-left="0.05pt solid #000000" fo:border-right="none" fo:border-top="none" fo:border-bottom="0.05pt solid #000000"/>
    </style:style>
    <style:style style:name="Таблица1.A1397" style:family="table-cell">
      <style:table-cell-properties fo:padding="0.097cm" fo:border-left="0.05pt solid #000000" fo:border-right="none" fo:border-top="none" fo:border-bottom="0.05pt solid #000000"/>
    </style:style>
    <style:style style:name="Таблица1.A1398" style:family="table-cell">
      <style:table-cell-properties fo:padding="0.097cm" fo:border-left="0.05pt solid #000000" fo:border-right="none" fo:border-top="none" fo:border-bottom="0.05pt solid #000000"/>
    </style:style>
    <style:style style:name="Таблица1.A1399" style:family="table-cell">
      <style:table-cell-properties fo:padding="0.097cm" fo:border-left="0.05pt solid #000000" fo:border-right="none" fo:border-top="none" fo:border-bottom="0.05pt solid #000000"/>
    </style:style>
    <style:style style:name="Таблица1.A1400" style:family="table-cell">
      <style:table-cell-properties fo:padding="0.097cm" fo:border-left="0.05pt solid #000000" fo:border-right="none" fo:border-top="none" fo:border-bottom="0.05pt solid #000000"/>
    </style:style>
    <style:style style:name="Таблица1.A1401" style:family="table-cell">
      <style:table-cell-properties fo:padding="0.097cm" fo:border-left="0.05pt solid #000000" fo:border-right="none" fo:border-top="none" fo:border-bottom="0.05pt solid #000000"/>
    </style:style>
    <style:style style:name="Таблица1.A1402" style:family="table-cell">
      <style:table-cell-properties fo:padding="0.097cm" fo:border-left="0.05pt solid #000000" fo:border-right="none" fo:border-top="none" fo:border-bottom="0.05pt solid #000000"/>
    </style:style>
    <style:style style:name="Таблица1.A1403" style:family="table-cell">
      <style:table-cell-properties fo:padding="0.097cm" fo:border-left="0.05pt solid #000000" fo:border-right="none" fo:border-top="none" fo:border-bottom="0.05pt solid #000000"/>
    </style:style>
    <style:style style:name="Таблица1.A1404" style:family="table-cell">
      <style:table-cell-properties fo:padding="0.097cm" fo:border-left="0.05pt solid #000000" fo:border-right="none" fo:border-top="none" fo:border-bottom="0.05pt solid #000000"/>
    </style:style>
    <style:style style:name="Таблица1.A1405" style:family="table-cell">
      <style:table-cell-properties fo:padding="0.097cm" fo:border-left="0.05pt solid #000000" fo:border-right="none" fo:border-top="none" fo:border-bottom="0.05pt solid #000000"/>
    </style:style>
    <style:style style:name="Таблица1.A1406" style:family="table-cell">
      <style:table-cell-properties fo:padding="0.097cm" fo:border-left="0.05pt solid #000000" fo:border-right="none" fo:border-top="none" fo:border-bottom="0.05pt solid #000000"/>
    </style:style>
    <style:style style:name="Таблица1.A1407" style:family="table-cell">
      <style:table-cell-properties fo:padding="0.097cm" fo:border-left="0.05pt solid #000000" fo:border-right="none" fo:border-top="none" fo:border-bottom="0.05pt solid #000000"/>
    </style:style>
    <style:style style:name="Таблица1.A1408" style:family="table-cell">
      <style:table-cell-properties fo:padding="0.097cm" fo:border-left="0.05pt solid #000000" fo:border-right="none" fo:border-top="none" fo:border-bottom="0.05pt solid #000000"/>
    </style:style>
    <style:style style:name="Таблица1.A1409" style:family="table-cell">
      <style:table-cell-properties fo:padding="0.097cm" fo:border-left="0.05pt solid #000000" fo:border-right="none" fo:border-top="none" fo:border-bottom="0.05pt solid #000000"/>
    </style:style>
    <style:style style:name="Таблица1.A1410" style:family="table-cell">
      <style:table-cell-properties fo:padding="0.097cm" fo:border-left="0.05pt solid #000000" fo:border-right="none" fo:border-top="none" fo:border-bottom="0.05pt solid #000000"/>
    </style:style>
    <style:style style:name="Таблица1.A1411" style:family="table-cell">
      <style:table-cell-properties fo:padding="0.097cm" fo:border-left="0.05pt solid #000000" fo:border-right="none" fo:border-top="none" fo:border-bottom="0.05pt solid #000000"/>
    </style:style>
    <style:style style:name="Таблица1.A1412" style:family="table-cell">
      <style:table-cell-properties fo:padding="0.097cm" fo:border-left="0.05pt solid #000000" fo:border-right="none" fo:border-top="none" fo:border-bottom="0.05pt solid #000000"/>
    </style:style>
    <style:style style:name="Таблица1.A1413" style:family="table-cell">
      <style:table-cell-properties fo:padding="0.097cm" fo:border-left="0.05pt solid #000000" fo:border-right="none" fo:border-top="none" fo:border-bottom="0.05pt solid #000000"/>
    </style:style>
    <style:style style:name="Таблица1.A1414" style:family="table-cell">
      <style:table-cell-properties fo:padding="0.097cm" fo:border-left="0.05pt solid #000000" fo:border-right="none" fo:border-top="none" fo:border-bottom="0.05pt solid #000000"/>
    </style:style>
    <style:style style:name="Таблица1.A1415" style:family="table-cell">
      <style:table-cell-properties fo:padding="0.097cm" fo:border-left="0.05pt solid #000000" fo:border-right="none" fo:border-top="none" fo:border-bottom="0.05pt solid #000000"/>
    </style:style>
    <style:style style:name="Таблица1.A1416" style:family="table-cell">
      <style:table-cell-properties fo:padding="0.097cm" fo:border-left="0.05pt solid #000000" fo:border-right="none" fo:border-top="none" fo:border-bottom="0.05pt solid #000000"/>
    </style:style>
    <style:style style:name="Таблица1.A1417" style:family="table-cell">
      <style:table-cell-properties fo:padding="0.097cm" fo:border-left="0.05pt solid #000000" fo:border-right="none" fo:border-top="none" fo:border-bottom="0.05pt solid #000000"/>
    </style:style>
    <style:style style:name="Таблица1.A1418" style:family="table-cell">
      <style:table-cell-properties fo:padding="0.097cm" fo:border-left="0.05pt solid #000000" fo:border-right="none" fo:border-top="none" fo:border-bottom="0.05pt solid #000000"/>
    </style:style>
    <style:style style:name="Таблица1.A1419" style:family="table-cell">
      <style:table-cell-properties fo:padding="0.097cm" fo:border-left="0.05pt solid #000000" fo:border-right="none" fo:border-top="none" fo:border-bottom="0.05pt solid #000000"/>
    </style:style>
    <style:style style:name="Таблица1.A1420" style:family="table-cell">
      <style:table-cell-properties fo:padding="0.097cm" fo:border-left="0.05pt solid #000000" fo:border-right="none" fo:border-top="none" fo:border-bottom="0.05pt solid #000000"/>
    </style:style>
    <style:style style:name="Таблица1.A1421" style:family="table-cell">
      <style:table-cell-properties fo:padding="0.097cm" fo:border-left="0.05pt solid #000000" fo:border-right="none" fo:border-top="none" fo:border-bottom="0.05pt solid #000000"/>
    </style:style>
    <style:style style:name="Таблица1.A1422" style:family="table-cell">
      <style:table-cell-properties fo:padding="0.097cm" fo:border-left="0.05pt solid #000000" fo:border-right="none" fo:border-top="none" fo:border-bottom="0.05pt solid #000000"/>
    </style:style>
    <style:style style:name="Таблица1.A1423" style:family="table-cell">
      <style:table-cell-properties fo:padding="0.097cm" fo:border-left="0.05pt solid #000000" fo:border-right="none" fo:border-top="none" fo:border-bottom="0.05pt solid #000000"/>
    </style:style>
    <style:style style:name="Таблица1.A1424" style:family="table-cell">
      <style:table-cell-properties fo:padding="0.097cm" fo:border-left="0.05pt solid #000000" fo:border-right="none" fo:border-top="none" fo:border-bottom="0.05pt solid #000000"/>
    </style:style>
    <style:style style:name="Таблица1.A1425" style:family="table-cell">
      <style:table-cell-properties fo:padding="0.097cm" fo:border-left="0.05pt solid #000000" fo:border-right="none" fo:border-top="none" fo:border-bottom="0.05pt solid #000000"/>
    </style:style>
    <style:style style:name="Таблица1.A1426" style:family="table-cell">
      <style:table-cell-properties fo:padding="0.097cm" fo:border-left="0.05pt solid #000000" fo:border-right="none" fo:border-top="none" fo:border-bottom="0.05pt solid #000000"/>
    </style:style>
    <style:style style:name="Таблица1.A1427" style:family="table-cell">
      <style:table-cell-properties fo:padding="0.097cm" fo:border-left="0.05pt solid #000000" fo:border-right="none" fo:border-top="none" fo:border-bottom="0.05pt solid #000000"/>
    </style:style>
    <style:style style:name="Таблица1.A1428" style:family="table-cell">
      <style:table-cell-properties fo:padding="0.097cm" fo:border-left="0.05pt solid #000000" fo:border-right="none" fo:border-top="none" fo:border-bottom="0.05pt solid #000000"/>
    </style:style>
    <style:style style:name="Таблица1.A1429" style:family="table-cell">
      <style:table-cell-properties fo:padding="0.097cm" fo:border-left="0.05pt solid #000000" fo:border-right="none" fo:border-top="none" fo:border-bottom="0.05pt solid #000000"/>
    </style:style>
    <style:style style:name="Таблица1.A1430" style:family="table-cell">
      <style:table-cell-properties fo:padding="0.097cm" fo:border-left="0.05pt solid #000000" fo:border-right="none" fo:border-top="none" fo:border-bottom="0.05pt solid #000000"/>
    </style:style>
    <style:style style:name="Таблица1.A1431" style:family="table-cell">
      <style:table-cell-properties fo:padding="0.097cm" fo:border-left="0.05pt solid #000000" fo:border-right="none" fo:border-top="none" fo:border-bottom="0.05pt solid #000000"/>
    </style:style>
    <style:style style:name="Таблица1.A1432" style:family="table-cell">
      <style:table-cell-properties fo:padding="0.097cm" fo:border-left="0.05pt solid #000000" fo:border-right="none" fo:border-top="none" fo:border-bottom="0.05pt solid #000000"/>
    </style:style>
    <style:style style:name="Таблица1.A1433" style:family="table-cell">
      <style:table-cell-properties fo:padding="0.097cm" fo:border-left="0.05pt solid #000000" fo:border-right="none" fo:border-top="none" fo:border-bottom="0.05pt solid #000000"/>
    </style:style>
    <style:style style:name="Таблица1.A1434" style:family="table-cell">
      <style:table-cell-properties fo:padding="0.097cm" fo:border-left="0.05pt solid #000000" fo:border-right="none" fo:border-top="none" fo:border-bottom="0.05pt solid #000000"/>
    </style:style>
    <style:style style:name="Таблица1.A1435" style:family="table-cell">
      <style:table-cell-properties fo:padding="0.097cm" fo:border-left="0.05pt solid #000000" fo:border-right="none" fo:border-top="none" fo:border-bottom="0.05pt solid #000000"/>
    </style:style>
    <style:style style:name="Таблица1.A1436" style:family="table-cell">
      <style:table-cell-properties fo:padding="0.097cm" fo:border-left="0.05pt solid #000000" fo:border-right="none" fo:border-top="none" fo:border-bottom="0.05pt solid #000000"/>
    </style:style>
    <style:style style:name="Таблица1.A1437" style:family="table-cell">
      <style:table-cell-properties fo:padding="0.097cm" fo:border-left="0.05pt solid #000000" fo:border-right="none" fo:border-top="none" fo:border-bottom="0.05pt solid #000000"/>
    </style:style>
    <style:style style:name="Таблица1.A1438" style:family="table-cell">
      <style:table-cell-properties fo:padding="0.097cm" fo:border-left="0.05pt solid #000000" fo:border-right="none" fo:border-top="none" fo:border-bottom="0.05pt solid #000000"/>
    </style:style>
    <style:style style:name="Таблица1.A1439" style:family="table-cell">
      <style:table-cell-properties fo:padding="0.097cm" fo:border-left="0.05pt solid #000000" fo:border-right="none" fo:border-top="none" fo:border-bottom="0.05pt solid #000000"/>
    </style:style>
    <style:style style:name="Таблица1.A1440" style:family="table-cell">
      <style:table-cell-properties fo:padding="0.097cm" fo:border-left="0.05pt solid #000000" fo:border-right="none" fo:border-top="none" fo:border-bottom="0.05pt solid #000000"/>
    </style:style>
    <style:style style:name="Таблица1.A1441" style:family="table-cell">
      <style:table-cell-properties fo:padding="0.097cm" fo:border-left="0.05pt solid #000000" fo:border-right="none" fo:border-top="none" fo:border-bottom="0.05pt solid #000000"/>
    </style:style>
    <style:style style:name="Таблица1.A1442" style:family="table-cell">
      <style:table-cell-properties fo:padding="0.097cm" fo:border-left="0.05pt solid #000000" fo:border-right="none" fo:border-top="none" fo:border-bottom="0.05pt solid #000000"/>
    </style:style>
    <style:style style:name="Таблица1.A1443" style:family="table-cell">
      <style:table-cell-properties fo:padding="0.097cm" fo:border-left="0.05pt solid #000000" fo:border-right="none" fo:border-top="none" fo:border-bottom="0.05pt solid #000000"/>
    </style:style>
    <style:style style:name="Таблица1.A1444" style:family="table-cell">
      <style:table-cell-properties fo:padding="0.097cm" fo:border-left="0.05pt solid #000000" fo:border-right="none" fo:border-top="none" fo:border-bottom="0.05pt solid #000000"/>
    </style:style>
    <style:style style:name="Таблица1.A1445" style:family="table-cell">
      <style:table-cell-properties fo:padding="0.097cm" fo:border-left="0.05pt solid #000000" fo:border-right="none" fo:border-top="none" fo:border-bottom="0.05pt solid #000000"/>
    </style:style>
    <style:style style:name="Таблица1.A1446" style:family="table-cell">
      <style:table-cell-properties fo:padding="0.097cm" fo:border-left="0.05pt solid #000000" fo:border-right="none" fo:border-top="none" fo:border-bottom="0.05pt solid #000000"/>
    </style:style>
    <style:style style:name="Таблица1.A1447" style:family="table-cell">
      <style:table-cell-properties fo:padding="0.097cm" fo:border-left="0.05pt solid #000000" fo:border-right="none" fo:border-top="none" fo:border-bottom="0.05pt solid #000000"/>
    </style:style>
    <style:style style:name="Таблица1.A1448" style:family="table-cell">
      <style:table-cell-properties fo:padding="0.097cm" fo:border-left="0.05pt solid #000000" fo:border-right="none" fo:border-top="none" fo:border-bottom="0.05pt solid #000000"/>
    </style:style>
    <style:style style:name="Таблица1.A1449" style:family="table-cell">
      <style:table-cell-properties fo:padding="0.097cm" fo:border-left="0.05pt solid #000000" fo:border-right="none" fo:border-top="none" fo:border-bottom="0.05pt solid #000000"/>
    </style:style>
    <style:style style:name="Таблица1.A1450" style:family="table-cell">
      <style:table-cell-properties fo:padding="0.097cm" fo:border-left="0.05pt solid #000000" fo:border-right="none" fo:border-top="none" fo:border-bottom="0.05pt solid #000000"/>
    </style:style>
    <style:style style:name="Таблица1.A1451" style:family="table-cell">
      <style:table-cell-properties fo:padding="0.097cm" fo:border-left="0.05pt solid #000000" fo:border-right="none" fo:border-top="none" fo:border-bottom="0.05pt solid #000000"/>
    </style:style>
    <style:style style:name="Таблица1.A1452" style:family="table-cell">
      <style:table-cell-properties fo:padding="0.097cm" fo:border-left="0.05pt solid #000000" fo:border-right="none" fo:border-top="none" fo:border-bottom="0.05pt solid #000000"/>
    </style:style>
    <style:style style:name="Таблица1.A1453" style:family="table-cell">
      <style:table-cell-properties fo:padding="0.097cm" fo:border-left="0.05pt solid #000000" fo:border-right="none" fo:border-top="none" fo:border-bottom="0.05pt solid #000000"/>
    </style:style>
    <style:style style:name="Таблица1.A1454" style:family="table-cell">
      <style:table-cell-properties fo:padding="0.097cm" fo:border-left="0.05pt solid #000000" fo:border-right="none" fo:border-top="none" fo:border-bottom="0.05pt solid #000000"/>
    </style:style>
    <style:style style:name="Таблица1.A1455" style:family="table-cell">
      <style:table-cell-properties fo:padding="0.097cm" fo:border-left="0.05pt solid #000000" fo:border-right="none" fo:border-top="none" fo:border-bottom="0.05pt solid #000000"/>
    </style:style>
    <style:style style:name="Таблица1.A1456" style:family="table-cell">
      <style:table-cell-properties fo:padding="0.097cm" fo:border-left="0.05pt solid #000000" fo:border-right="none" fo:border-top="none" fo:border-bottom="0.05pt solid #000000"/>
    </style:style>
    <style:style style:name="Таблица1.A1457" style:family="table-cell">
      <style:table-cell-properties fo:padding="0.097cm" fo:border-left="0.05pt solid #000000" fo:border-right="none" fo:border-top="none" fo:border-bottom="0.05pt solid #000000"/>
    </style:style>
    <style:style style:name="Таблица1.A1458" style:family="table-cell">
      <style:table-cell-properties fo:padding="0.097cm" fo:border-left="0.05pt solid #000000" fo:border-right="none" fo:border-top="none" fo:border-bottom="0.05pt solid #000000"/>
    </style:style>
    <style:style style:name="Таблица1.A1459" style:family="table-cell">
      <style:table-cell-properties fo:padding="0.097cm" fo:border-left="0.05pt solid #000000" fo:border-right="none" fo:border-top="none" fo:border-bottom="0.05pt solid #000000"/>
    </style:style>
    <style:style style:name="Таблица1.A1460" style:family="table-cell">
      <style:table-cell-properties fo:padding="0.097cm" fo:border-left="0.05pt solid #000000" fo:border-right="none" fo:border-top="none" fo:border-bottom="0.05pt solid #000000"/>
    </style:style>
    <style:style style:name="Таблица1.A1461" style:family="table-cell">
      <style:table-cell-properties fo:padding="0.097cm" fo:border-left="0.05pt solid #000000" fo:border-right="none" fo:border-top="none" fo:border-bottom="0.05pt solid #000000"/>
    </style:style>
    <style:style style:name="Таблица1.A1462" style:family="table-cell">
      <style:table-cell-properties fo:padding="0.097cm" fo:border-left="0.05pt solid #000000" fo:border-right="none" fo:border-top="none" fo:border-bottom="0.05pt solid #000000"/>
    </style:style>
    <style:style style:name="Таблица1.A1463" style:family="table-cell">
      <style:table-cell-properties fo:padding="0.097cm" fo:border-left="0.05pt solid #000000" fo:border-right="none" fo:border-top="none" fo:border-bottom="0.05pt solid #000000"/>
    </style:style>
    <style:style style:name="Таблица1.A1464" style:family="table-cell">
      <style:table-cell-properties fo:padding="0.097cm" fo:border-left="0.05pt solid #000000" fo:border-right="none" fo:border-top="none" fo:border-bottom="0.05pt solid #000000"/>
    </style:style>
    <style:style style:name="Таблица1.A1465" style:family="table-cell">
      <style:table-cell-properties fo:padding="0.097cm" fo:border-left="0.05pt solid #000000" fo:border-right="none" fo:border-top="none" fo:border-bottom="0.05pt solid #000000"/>
    </style:style>
    <style:style style:name="Таблица1.A1466" style:family="table-cell">
      <style:table-cell-properties fo:padding="0.097cm" fo:border-left="0.05pt solid #000000" fo:border-right="none" fo:border-top="none" fo:border-bottom="0.05pt solid #000000"/>
    </style:style>
    <style:style style:name="Таблица1.A1467" style:family="table-cell">
      <style:table-cell-properties fo:padding="0.097cm" fo:border-left="0.05pt solid #000000" fo:border-right="none" fo:border-top="none" fo:border-bottom="0.05pt solid #000000"/>
    </style:style>
    <style:style style:name="Таблица1.A1468" style:family="table-cell">
      <style:table-cell-properties fo:padding="0.097cm" fo:border-left="0.05pt solid #000000" fo:border-right="none" fo:border-top="none" fo:border-bottom="0.05pt solid #000000"/>
    </style:style>
    <style:style style:name="Таблица1.A1469" style:family="table-cell">
      <style:table-cell-properties fo:padding="0.097cm" fo:border-left="0.05pt solid #000000" fo:border-right="none" fo:border-top="none" fo:border-bottom="0.05pt solid #000000"/>
    </style:style>
    <style:style style:name="Таблица1.A1470" style:family="table-cell">
      <style:table-cell-properties fo:padding="0.097cm" fo:border-left="0.05pt solid #000000" fo:border-right="none" fo:border-top="none" fo:border-bottom="0.05pt solid #000000"/>
    </style:style>
    <style:style style:name="Таблица1.A1471" style:family="table-cell">
      <style:table-cell-properties fo:padding="0.097cm" fo:border-left="0.05pt solid #000000" fo:border-right="none" fo:border-top="none" fo:border-bottom="0.05pt solid #000000"/>
    </style:style>
    <style:style style:name="Таблица1.A1472" style:family="table-cell">
      <style:table-cell-properties fo:padding="0.097cm" fo:border-left="0.05pt solid #000000" fo:border-right="none" fo:border-top="none" fo:border-bottom="0.05pt solid #000000"/>
    </style:style>
    <style:style style:name="Таблица1.A1473" style:family="table-cell">
      <style:table-cell-properties fo:padding="0.097cm" fo:border-left="0.05pt solid #000000" fo:border-right="none" fo:border-top="none" fo:border-bottom="0.05pt solid #000000"/>
    </style:style>
    <style:style style:name="Таблица1.A1474" style:family="table-cell">
      <style:table-cell-properties fo:padding="0.097cm" fo:border-left="0.05pt solid #000000" fo:border-right="none" fo:border-top="none" fo:border-bottom="0.05pt solid #000000"/>
    </style:style>
    <style:style style:name="Таблица1.A1475" style:family="table-cell">
      <style:table-cell-properties fo:padding="0.097cm" fo:border-left="0.05pt solid #000000" fo:border-right="none" fo:border-top="none" fo:border-bottom="0.05pt solid #000000"/>
    </style:style>
    <style:style style:name="Таблица1.A1476" style:family="table-cell">
      <style:table-cell-properties fo:padding="0.097cm" fo:border-left="0.05pt solid #000000" fo:border-right="none" fo:border-top="none" fo:border-bottom="0.05pt solid #000000"/>
    </style:style>
    <style:style style:name="Таблица1.A1477" style:family="table-cell">
      <style:table-cell-properties fo:padding="0.097cm" fo:border-left="0.05pt solid #000000" fo:border-right="none" fo:border-top="none" fo:border-bottom="0.05pt solid #000000"/>
    </style:style>
    <style:style style:name="Таблица1.A1478" style:family="table-cell">
      <style:table-cell-properties fo:padding="0.097cm" fo:border-left="0.05pt solid #000000" fo:border-right="none" fo:border-top="none" fo:border-bottom="0.05pt solid #000000"/>
    </style:style>
    <style:style style:name="Таблица1.A1479" style:family="table-cell">
      <style:table-cell-properties fo:padding="0.097cm" fo:border-left="0.05pt solid #000000" fo:border-right="none" fo:border-top="none" fo:border-bottom="0.05pt solid #000000"/>
    </style:style>
    <style:style style:name="Таблица1.A1480" style:family="table-cell">
      <style:table-cell-properties fo:padding="0.097cm" fo:border-left="0.05pt solid #000000" fo:border-right="none" fo:border-top="none" fo:border-bottom="0.05pt solid #000000"/>
    </style:style>
    <style:style style:name="Таблица1.A1481" style:family="table-cell">
      <style:table-cell-properties fo:padding="0.097cm" fo:border-left="0.05pt solid #000000" fo:border-right="none" fo:border-top="none" fo:border-bottom="0.05pt solid #000000"/>
    </style:style>
    <style:style style:name="Таблица1.A1482" style:family="table-cell">
      <style:table-cell-properties fo:padding="0.097cm" fo:border-left="0.05pt solid #000000" fo:border-right="none" fo:border-top="none" fo:border-bottom="0.05pt solid #000000"/>
    </style:style>
    <style:style style:name="Таблица1.A1483" style:family="table-cell">
      <style:table-cell-properties fo:padding="0.097cm" fo:border-left="0.05pt solid #000000" fo:border-right="none" fo:border-top="none" fo:border-bottom="0.05pt solid #000000"/>
    </style:style>
    <style:style style:name="Таблица1.A1484" style:family="table-cell">
      <style:table-cell-properties fo:padding="0.097cm" fo:border-left="0.05pt solid #000000" fo:border-right="none" fo:border-top="none" fo:border-bottom="0.05pt solid #000000"/>
    </style:style>
    <style:style style:name="Таблица1.A1485" style:family="table-cell">
      <style:table-cell-properties fo:padding="0.097cm" fo:border-left="0.05pt solid #000000" fo:border-right="none" fo:border-top="none" fo:border-bottom="0.05pt solid #000000"/>
    </style:style>
    <style:style style:name="Таблица1.A1486" style:family="table-cell">
      <style:table-cell-properties fo:padding="0.097cm" fo:border-left="0.05pt solid #000000" fo:border-right="none" fo:border-top="none" fo:border-bottom="0.05pt solid #000000"/>
    </style:style>
    <style:style style:name="Таблица1.A1487" style:family="table-cell">
      <style:table-cell-properties fo:padding="0.097cm" fo:border-left="0.05pt solid #000000" fo:border-right="none" fo:border-top="none" fo:border-bottom="0.05pt solid #000000"/>
    </style:style>
    <style:style style:name="Таблица1.A1488" style:family="table-cell">
      <style:table-cell-properties fo:padding="0.097cm" fo:border-left="0.05pt solid #000000" fo:border-right="none" fo:border-top="none" fo:border-bottom="0.05pt solid #000000"/>
    </style:style>
    <style:style style:name="Таблица1.A1489" style:family="table-cell">
      <style:table-cell-properties fo:padding="0.097cm" fo:border-left="0.05pt solid #000000" fo:border-right="none" fo:border-top="none" fo:border-bottom="0.05pt solid #000000"/>
    </style:style>
    <style:style style:name="Таблица1.A1490" style:family="table-cell">
      <style:table-cell-properties fo:padding="0.097cm" fo:border-left="0.05pt solid #000000" fo:border-right="none" fo:border-top="none" fo:border-bottom="0.05pt solid #000000"/>
    </style:style>
    <style:style style:name="Таблица1.A1491" style:family="table-cell">
      <style:table-cell-properties fo:padding="0.097cm" fo:border-left="0.05pt solid #000000" fo:border-right="none" fo:border-top="none" fo:border-bottom="0.05pt solid #000000"/>
    </style:style>
    <style:style style:name="Таблица1.A1492" style:family="table-cell">
      <style:table-cell-properties fo:padding="0.097cm" fo:border-left="0.05pt solid #000000" fo:border-right="none" fo:border-top="none" fo:border-bottom="0.05pt solid #000000"/>
    </style:style>
    <style:style style:name="Таблица1.A1493" style:family="table-cell">
      <style:table-cell-properties fo:padding="0.097cm" fo:border-left="0.05pt solid #000000" fo:border-right="none" fo:border-top="none" fo:border-bottom="0.05pt solid #000000"/>
    </style:style>
    <style:style style:name="Таблица1.A1494" style:family="table-cell">
      <style:table-cell-properties fo:padding="0.097cm" fo:border-left="0.05pt solid #000000" fo:border-right="none" fo:border-top="none" fo:border-bottom="0.05pt solid #000000"/>
    </style:style>
    <style:style style:name="Таблица1.A1495" style:family="table-cell">
      <style:table-cell-properties fo:padding="0.097cm" fo:border-left="0.05pt solid #000000" fo:border-right="none" fo:border-top="none" fo:border-bottom="0.05pt solid #000000"/>
    </style:style>
    <style:style style:name="Таблица1.A1496" style:family="table-cell">
      <style:table-cell-properties fo:padding="0.097cm" fo:border-left="0.05pt solid #000000" fo:border-right="none" fo:border-top="none" fo:border-bottom="0.05pt solid #000000"/>
    </style:style>
    <style:style style:name="Таблица1.A1497" style:family="table-cell">
      <style:table-cell-properties fo:padding="0.097cm" fo:border-left="0.05pt solid #000000" fo:border-right="none" fo:border-top="none" fo:border-bottom="0.05pt solid #000000"/>
    </style:style>
    <style:style style:name="Таблица1.A1498" style:family="table-cell">
      <style:table-cell-properties fo:padding="0.097cm" fo:border-left="0.05pt solid #000000" fo:border-right="none" fo:border-top="none" fo:border-bottom="0.05pt solid #000000"/>
    </style:style>
    <style:style style:name="Таблица1.A1499" style:family="table-cell">
      <style:table-cell-properties fo:padding="0.097cm" fo:border-left="0.05pt solid #000000" fo:border-right="none" fo:border-top="none" fo:border-bottom="0.05pt solid #000000"/>
    </style:style>
    <style:style style:name="Таблица1.A1500" style:family="table-cell">
      <style:table-cell-properties fo:padding="0.097cm" fo:border-left="0.05pt solid #000000" fo:border-right="none" fo:border-top="none" fo:border-bottom="0.05pt solid #000000"/>
    </style:style>
    <style:style style:name="Таблица1.A1501" style:family="table-cell">
      <style:table-cell-properties fo:padding="0.097cm" fo:border-left="0.05pt solid #000000" fo:border-right="none" fo:border-top="none" fo:border-bottom="0.05pt solid #000000"/>
    </style:style>
    <style:style style:name="Таблица1.A1502" style:family="table-cell">
      <style:table-cell-properties fo:padding="0.097cm" fo:border-left="0.05pt solid #000000" fo:border-right="none" fo:border-top="none" fo:border-bottom="0.05pt solid #000000"/>
    </style:style>
    <style:style style:name="Таблица1.A1503" style:family="table-cell">
      <style:table-cell-properties fo:padding="0.097cm" fo:border-left="0.05pt solid #000000" fo:border-right="none" fo:border-top="none" fo:border-bottom="0.05pt solid #000000"/>
    </style:style>
    <style:style style:name="Таблица1.A1504" style:family="table-cell">
      <style:table-cell-properties fo:padding="0.097cm" fo:border-left="0.05pt solid #000000" fo:border-right="none" fo:border-top="none" fo:border-bottom="0.05pt solid #000000"/>
    </style:style>
    <style:style style:name="Таблица1.A1505" style:family="table-cell">
      <style:table-cell-properties fo:padding="0.097cm" fo:border-left="0.05pt solid #000000" fo:border-right="none" fo:border-top="none" fo:border-bottom="0.05pt solid #000000"/>
    </style:style>
    <style:style style:name="Таблица1.A1506" style:family="table-cell">
      <style:table-cell-properties fo:padding="0.097cm" fo:border-left="0.05pt solid #000000" fo:border-right="none" fo:border-top="none" fo:border-bottom="0.05pt solid #000000"/>
    </style:style>
    <style:style style:name="Таблица1.A1507" style:family="table-cell">
      <style:table-cell-properties fo:padding="0.097cm" fo:border-left="0.05pt solid #000000" fo:border-right="none" fo:border-top="none" fo:border-bottom="0.05pt solid #000000"/>
    </style:style>
    <style:style style:name="Таблица1.A1508" style:family="table-cell">
      <style:table-cell-properties fo:padding="0.097cm" fo:border-left="0.05pt solid #000000" fo:border-right="none" fo:border-top="none" fo:border-bottom="0.05pt solid #000000"/>
    </style:style>
    <style:style style:name="Таблица1.A1509" style:family="table-cell">
      <style:table-cell-properties fo:padding="0.097cm" fo:border-left="0.05pt solid #000000" fo:border-right="none" fo:border-top="none" fo:border-bottom="0.05pt solid #000000"/>
    </style:style>
    <style:style style:name="Таблица1.A1510" style:family="table-cell">
      <style:table-cell-properties fo:padding="0.097cm" fo:border-left="0.05pt solid #000000" fo:border-right="none" fo:border-top="none" fo:border-bottom="0.05pt solid #000000"/>
    </style:style>
    <style:style style:name="Таблица1.A1511" style:family="table-cell">
      <style:table-cell-properties fo:padding="0.097cm" fo:border-left="0.05pt solid #000000" fo:border-right="none" fo:border-top="none" fo:border-bottom="0.05pt solid #000000"/>
    </style:style>
    <style:style style:name="Таблица1.A1512" style:family="table-cell">
      <style:table-cell-properties fo:padding="0.097cm" fo:border-left="0.05pt solid #000000" fo:border-right="none" fo:border-top="none" fo:border-bottom="0.05pt solid #000000"/>
    </style:style>
    <style:style style:name="Таблица1.A1513" style:family="table-cell">
      <style:table-cell-properties fo:padding="0.097cm" fo:border-left="0.05pt solid #000000" fo:border-right="none" fo:border-top="none" fo:border-bottom="0.05pt solid #000000"/>
    </style:style>
    <style:style style:name="Таблица1.A1514" style:family="table-cell">
      <style:table-cell-properties fo:padding="0.097cm" fo:border-left="0.05pt solid #000000" fo:border-right="none" fo:border-top="none" fo:border-bottom="0.05pt solid #000000"/>
    </style:style>
    <style:style style:name="Таблица1.A1515" style:family="table-cell">
      <style:table-cell-properties fo:padding="0.097cm" fo:border-left="0.05pt solid #000000" fo:border-right="none" fo:border-top="none" fo:border-bottom="0.05pt solid #000000"/>
    </style:style>
    <style:style style:name="Таблица1.A1516" style:family="table-cell">
      <style:table-cell-properties fo:padding="0.097cm" fo:border-left="0.05pt solid #000000" fo:border-right="none" fo:border-top="none" fo:border-bottom="0.05pt solid #000000"/>
    </style:style>
    <style:style style:name="Таблица1.A1517" style:family="table-cell">
      <style:table-cell-properties fo:padding="0.097cm" fo:border-left="0.05pt solid #000000" fo:border-right="none" fo:border-top="none" fo:border-bottom="0.05pt solid #000000"/>
    </style:style>
    <style:style style:name="Таблица1.A1518" style:family="table-cell">
      <style:table-cell-properties fo:padding="0.097cm" fo:border-left="0.05pt solid #000000" fo:border-right="none" fo:border-top="none" fo:border-bottom="0.05pt solid #000000"/>
    </style:style>
    <style:style style:name="Таблица1.A1519" style:family="table-cell">
      <style:table-cell-properties fo:padding="0.097cm" fo:border-left="0.05pt solid #000000" fo:border-right="none" fo:border-top="none" fo:border-bottom="0.05pt solid #000000"/>
    </style:style>
    <style:style style:name="Таблица1.A1520" style:family="table-cell">
      <style:table-cell-properties fo:padding="0.097cm" fo:border-left="0.05pt solid #000000" fo:border-right="none" fo:border-top="none" fo:border-bottom="0.05pt solid #000000"/>
    </style:style>
    <style:style style:name="Таблица1.A1521" style:family="table-cell">
      <style:table-cell-properties fo:padding="0.097cm" fo:border-left="0.05pt solid #000000" fo:border-right="none" fo:border-top="none" fo:border-bottom="0.05pt solid #000000"/>
    </style:style>
    <style:style style:name="Таблица1.A1522" style:family="table-cell">
      <style:table-cell-properties fo:padding="0.097cm" fo:border-left="0.05pt solid #000000" fo:border-right="none" fo:border-top="none" fo:border-bottom="0.05pt solid #000000"/>
    </style:style>
    <style:style style:name="Таблица1.A1523" style:family="table-cell">
      <style:table-cell-properties fo:padding="0.097cm" fo:border-left="0.05pt solid #000000" fo:border-right="none" fo:border-top="none" fo:border-bottom="0.05pt solid #000000"/>
    </style:style>
    <style:style style:name="Таблица1.A1524" style:family="table-cell">
      <style:table-cell-properties fo:padding="0.097cm" fo:border-left="0.05pt solid #000000" fo:border-right="none" fo:border-top="none" fo:border-bottom="0.05pt solid #000000"/>
    </style:style>
    <style:style style:name="Таблица1.A1525" style:family="table-cell">
      <style:table-cell-properties fo:padding="0.097cm" fo:border-left="0.05pt solid #000000" fo:border-right="none" fo:border-top="none" fo:border-bottom="0.05pt solid #000000"/>
    </style:style>
    <style:style style:name="Таблица1.A1526" style:family="table-cell">
      <style:table-cell-properties fo:padding="0.097cm" fo:border-left="0.05pt solid #000000" fo:border-right="none" fo:border-top="none" fo:border-bottom="0.05pt solid #000000"/>
    </style:style>
    <style:style style:name="Таблица1.A1527" style:family="table-cell">
      <style:table-cell-properties fo:padding="0.097cm" fo:border-left="0.05pt solid #000000" fo:border-right="none" fo:border-top="none" fo:border-bottom="0.05pt solid #000000"/>
    </style:style>
    <style:style style:name="Таблица1.A1528" style:family="table-cell">
      <style:table-cell-properties fo:padding="0.097cm" fo:border-left="0.05pt solid #000000" fo:border-right="none" fo:border-top="none" fo:border-bottom="0.05pt solid #000000"/>
    </style:style>
    <style:style style:name="Таблица1.A1529" style:family="table-cell">
      <style:table-cell-properties fo:padding="0.097cm" fo:border-left="0.05pt solid #000000" fo:border-right="none" fo:border-top="none" fo:border-bottom="0.05pt solid #000000"/>
    </style:style>
    <style:style style:name="Таблица1.A1530" style:family="table-cell">
      <style:table-cell-properties fo:padding="0.097cm" fo:border-left="0.05pt solid #000000" fo:border-right="none" fo:border-top="none" fo:border-bottom="0.05pt solid #000000"/>
    </style:style>
    <style:style style:name="Таблица1.A1531" style:family="table-cell">
      <style:table-cell-properties fo:padding="0.097cm" fo:border-left="0.05pt solid #000000" fo:border-right="none" fo:border-top="none" fo:border-bottom="0.05pt solid #000000"/>
    </style:style>
    <style:style style:name="Таблица1.A1532" style:family="table-cell">
      <style:table-cell-properties fo:padding="0.097cm" fo:border-left="0.05pt solid #000000" fo:border-right="none" fo:border-top="none" fo:border-bottom="0.05pt solid #000000"/>
    </style:style>
    <style:style style:name="Таблица1.A1533" style:family="table-cell">
      <style:table-cell-properties fo:padding="0.097cm" fo:border-left="0.05pt solid #000000" fo:border-right="none" fo:border-top="none" fo:border-bottom="0.05pt solid #000000"/>
    </style:style>
    <style:style style:name="Таблица1.A1534" style:family="table-cell">
      <style:table-cell-properties fo:padding="0.097cm" fo:border-left="0.05pt solid #000000" fo:border-right="none" fo:border-top="none" fo:border-bottom="0.05pt solid #000000"/>
    </style:style>
    <style:style style:name="Таблица1.A1535" style:family="table-cell">
      <style:table-cell-properties fo:padding="0.097cm" fo:border-left="0.05pt solid #000000" fo:border-right="none" fo:border-top="none" fo:border-bottom="0.05pt solid #000000"/>
    </style:style>
    <style:style style:name="Таблица1.A153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2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2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2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c31f" officeooo:paragraph-rsid="017dc31f" style:font-size-asian="6pt" style:font-weight-asian="normal" style:font-size-complex="6pt" style:font-weight-complex="normal"/>
    </style:style>
    <style:style style:name="P2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4decd" officeooo:paragraph-rsid="0184decd" style:font-size-asian="6pt" style:font-weight-asian="normal" style:font-size-complex="6pt" style:font-weight-complex="normal"/>
    </style:style>
    <style:style style:name="P2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61be4" officeooo:paragraph-rsid="01861be4" style:font-size-asian="6pt" style:font-weight-asian="normal" style:font-size-complex="6pt" style:font-weight-complex="normal"/>
    </style:style>
    <style:style style:name="P2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77731" officeooo:paragraph-rsid="01877731" style:font-size-asian="6pt" style:font-weight-asian="normal" style:font-size-complex="6pt" style:font-weight-complex="normal"/>
    </style:style>
    <style:style style:name="P2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94a2d" officeooo:paragraph-rsid="01894a2d" style:font-size-asian="6pt" style:font-weight-asian="normal" style:font-size-complex="6pt" style:font-weight-complex="normal"/>
    </style:style>
    <style:style style:name="P2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b27bc" officeooo:paragraph-rsid="018b27bc" style:font-size-asian="6pt" style:font-weight-asian="normal" style:font-size-complex="6pt" style:font-weight-complex="normal"/>
    </style:style>
    <style:style style:name="P2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a996" officeooo:paragraph-rsid="018da996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d0a5" officeooo:paragraph-rsid="018dd0a5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e62a1" officeooo:paragraph-rsid="018e62a1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273e8" officeooo:paragraph-rsid="019273e8" style:font-size-asian="6pt" style:font-weight-asian="normal" style:font-size-complex="6pt" style:font-weight-complex="normal"/>
    </style:style>
    <style:style style:name="P2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5f62" officeooo:paragraph-rsid="01935f62" style:font-size-asian="6pt" style:font-weight-asian="normal" style:font-size-complex="6pt" style:font-weight-complex="normal"/>
    </style:style>
    <style:style style:name="P2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de0f" officeooo:paragraph-rsid="0193de0f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689bc" officeooo:paragraph-rsid="019689bc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4983" officeooo:paragraph-rsid="01984983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876a" officeooo:paragraph-rsid="0198876a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a56e1" officeooo:paragraph-rsid="019a56e1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ba5ac" officeooo:paragraph-rsid="019ba5ac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cf6e0" officeooo:paragraph-rsid="019cf6e0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e33a2" officeooo:paragraph-rsid="019e33a2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59ddb" officeooo:paragraph-rsid="01a59dd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6bf99" officeooo:paragraph-rsid="01a6bf99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72acf" officeooo:paragraph-rsid="01a72ac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835ab" officeooo:paragraph-rsid="01a982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b779a" officeooo:paragraph-rsid="01ab779a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cbf35" officeooo:paragraph-rsid="01acbf3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fc0cf" officeooo:paragraph-rsid="01afc0cf" style:font-size-asian="6pt" style:font-weight-asian="normal" style:font-size-complex="6pt" style:font-weight-complex="normal"/>
    </style:style>
    <style:style style:name="P2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1b831" officeooo:paragraph-rsid="01b1b831" style:font-size-asian="6pt" style:font-weight-asian="normal" style:font-size-complex="6pt" style:font-weight-complex="normal"/>
    </style:style>
    <style:style style:name="P2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41ad" officeooo:paragraph-rsid="01b241ad" style:font-size-asian="6pt" style:font-weight-asian="normal" style:font-size-complex="6pt" style:font-weight-complex="normal"/>
    </style:style>
    <style:style style:name="P2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ca58" officeooo:paragraph-rsid="01b2ca58" style:font-size-asian="6pt" style:font-weight-asian="normal" style:font-size-complex="6pt" style:font-weight-complex="normal"/>
    </style:style>
    <style:style style:name="P2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3264e" officeooo:paragraph-rsid="01b3264e" style:font-size-asian="6pt" style:font-weight-asian="normal" style:font-size-complex="6pt" style:font-weight-complex="normal"/>
    </style:style>
    <style:style style:name="P2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169e" officeooo:paragraph-rsid="01b5169e" style:font-size-asian="6pt" style:font-weight-asian="normal" style:font-size-complex="6pt" style:font-weight-complex="normal"/>
    </style:style>
    <style:style style:name="P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b810" officeooo:paragraph-rsid="01b5b810" style:font-size-asian="6pt" style:font-weight-asian="normal" style:font-size-complex="6pt" style:font-weight-complex="normal"/>
    </style:style>
    <style:style style:name="P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3222" officeooo:paragraph-rsid="01b63222" style:font-size-asian="6pt" style:font-weight-asian="normal" style:font-size-complex="6pt" style:font-weight-complex="normal"/>
    </style:style>
    <style:style style:name="P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eed7" officeooo:paragraph-rsid="01b6eed7" style:font-size-asian="6pt" style:font-weight-asian="normal" style:font-size-complex="6pt" style:font-weight-complex="normal"/>
    </style:style>
    <style:style style:name="P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a7e0e" officeooo:paragraph-rsid="01ba7e0e" style:font-size-asian="6pt" style:font-weight-asian="normal" style:font-size-complex="6pt" style:font-weight-complex="normal"/>
    </style:style>
    <style:style style:name="P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dd307" officeooo:paragraph-rsid="01bdd307" style:font-size-asian="6pt" style:font-weight-asian="normal" style:font-size-complex="6pt" style:font-weight-complex="normal"/>
    </style:style>
    <style:style style:name="P2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0e4b4" officeooo:paragraph-rsid="01c0e4b4" style:font-size-asian="6pt" style:font-weight-asian="normal" style:font-size-complex="6pt" style:font-weight-complex="normal"/>
    </style:style>
    <style:style style:name="P2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2892a" officeooo:paragraph-rsid="01c2892a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51270" officeooo:paragraph-rsid="01c51270" style:font-size-asian="6pt" style:font-weight-asian="normal" style:font-size-complex="6pt" style:font-weight-complex="normal"/>
    </style:style>
    <style:style style:name="P2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b4e7d" officeooo:paragraph-rsid="01cb4e7d" style:font-size-asian="6pt" style:font-weight-asian="normal" style:font-size-complex="6pt" style:font-weight-complex="normal"/>
    </style:style>
    <style:style style:name="P2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dc731" officeooo:paragraph-rsid="01cdc731" style:font-size-asian="6pt" style:font-weight-asian="normal" style:font-size-complex="6pt" style:font-weight-complex="normal"/>
    </style:style>
    <style:style style:name="P2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edf68" officeooo:paragraph-rsid="01cedf68" style:font-size-asian="6pt" style:font-weight-asian="normal" style:font-size-complex="6pt" style:font-weight-complex="normal"/>
    </style:style>
    <style:style style:name="P2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fd92c" officeooo:paragraph-rsid="01cfd92c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4a6ee" officeooo:paragraph-rsid="01d4a6ee" style:font-size-asian="6pt" style:font-weight-asian="normal" style:font-size-complex="6pt" style:font-weight-complex="normal"/>
    </style:style>
    <style:style style:name="P2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6b8da" officeooo:paragraph-rsid="01d6b8da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7aa31" officeooo:paragraph-rsid="01d7aa31" style:font-size-asian="6pt" style:font-weight-asian="normal" style:font-size-complex="6pt" style:font-weight-complex="normal"/>
    </style:style>
    <style:style style:name="P2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a4f7" officeooo:paragraph-rsid="01d9a4f7" style:font-size-asian="6pt" style:font-weight-asian="normal" style:font-size-complex="6pt" style:font-weight-complex="normal"/>
    </style:style>
    <style:style style:name="P2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e336" officeooo:paragraph-rsid="01d9e336" style:font-size-asian="6pt" style:font-weight-asian="normal" style:font-size-complex="6pt" style:font-weight-complex="normal"/>
    </style:style>
    <style:style style:name="P2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ba28d" officeooo:paragraph-rsid="01dba28d" style:font-size-asian="6pt" style:font-weight-asian="normal" style:font-size-complex="6pt" style:font-weight-complex="normal"/>
    </style:style>
    <style:style style:name="P2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dd94b" officeooo:paragraph-rsid="01ddd94b" style:font-size-asian="6pt" style:font-weight-asian="normal" style:font-size-complex="6pt" style:font-weight-complex="normal"/>
    </style:style>
    <style:style style:name="P2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01b4d" officeooo:paragraph-rsid="01e01b4d" style:font-size-asian="6pt" style:font-weight-asian="normal" style:font-size-complex="6pt" style:font-weight-complex="normal"/>
    </style:style>
    <style:style style:name="P2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1c451" officeooo:paragraph-rsid="01e1c451" style:font-size-asian="6pt" style:font-weight-asian="normal" style:font-size-complex="6pt" style:font-weight-complex="normal"/>
    </style:style>
    <style:style style:name="P2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43b11" officeooo:paragraph-rsid="01e43b11" style:font-size-asian="6pt" style:font-weight-asian="normal" style:font-size-complex="6pt" style:font-weight-complex="normal"/>
    </style:style>
    <style:style style:name="P2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5cef5" officeooo:paragraph-rsid="01e5cef5" style:font-size-asian="6pt" style:font-weight-asian="normal" style:font-size-complex="6pt" style:font-weight-complex="normal"/>
    </style:style>
    <style:style style:name="P2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78c83" officeooo:paragraph-rsid="01e78c83" style:font-size-asian="6pt" style:font-weight-asian="normal" style:font-size-complex="6pt" style:font-weight-complex="normal"/>
    </style:style>
    <style:style style:name="P2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86526" officeooo:paragraph-rsid="01e86526" style:font-size-asian="6pt" style:font-weight-asian="normal" style:font-size-complex="6pt" style:font-weight-complex="normal"/>
    </style:style>
    <style:style style:name="P2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b0f98" officeooo:paragraph-rsid="01eb0f98" style:font-size-asian="6pt" style:font-weight-asian="normal" style:font-size-complex="6pt" style:font-weight-complex="normal"/>
    </style:style>
    <style:style style:name="P2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c4629" officeooo:paragraph-rsid="01ec4629" style:font-size-asian="6pt" style:font-weight-asian="normal" style:font-size-complex="6pt" style:font-weight-complex="normal"/>
    </style:style>
    <style:style style:name="P2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dfadc" officeooo:paragraph-rsid="01edfadc" style:font-size-asian="6pt" style:font-weight-asian="normal" style:font-size-complex="6pt" style:font-weight-complex="normal"/>
    </style:style>
    <style:style style:name="P2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fd3c1" officeooo:paragraph-rsid="01efd3c1" style:font-size-asian="6pt" style:font-weight-asian="normal" style:font-size-complex="6pt" style:font-weight-complex="normal"/>
    </style:style>
    <style:style style:name="P2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2d1dc" officeooo:paragraph-rsid="01f2d1dc" style:font-size-asian="6pt" style:font-weight-asian="normal" style:font-size-complex="6pt" style:font-weight-complex="normal"/>
    </style:style>
    <style:style style:name="P2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40f79" officeooo:paragraph-rsid="01f40f79" style:font-size-asian="6pt" style:font-weight-asian="normal" style:font-size-complex="6pt" style:font-weight-complex="normal"/>
    </style:style>
    <style:style style:name="P2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6398d" officeooo:paragraph-rsid="01f6398d" style:font-size-asian="6pt" style:font-weight-asian="normal" style:font-size-complex="6pt" style:font-weight-complex="normal"/>
    </style:style>
    <style:style style:name="P2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80fb5" officeooo:paragraph-rsid="01f80fb5" style:font-size-asian="6pt" style:font-weight-asian="normal" style:font-size-complex="6pt" style:font-weight-complex="normal"/>
    </style:style>
    <style:style style:name="P2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0340" officeooo:paragraph-rsid="01fc0340" style:font-size-asian="6pt" style:font-weight-asian="normal" style:font-size-complex="6pt" style:font-weight-complex="normal"/>
    </style:style>
    <style:style style:name="P2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c97c" officeooo:paragraph-rsid="01fcc97c" style:font-size-asian="6pt" style:font-weight-asian="normal" style:font-size-complex="6pt" style:font-weight-complex="normal"/>
    </style:style>
    <style:style style:name="P2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d1acf" officeooo:paragraph-rsid="01fd1acf" style:font-size-asian="6pt" style:font-weight-asian="normal" style:font-size-complex="6pt" style:font-weight-complex="normal"/>
    </style:style>
    <style:style style:name="P2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0d731" officeooo:paragraph-rsid="0200d731" style:font-size-asian="6pt" style:font-weight-asian="normal" style:font-size-complex="6pt" style:font-weight-complex="normal"/>
    </style:style>
    <style:style style:name="P2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124c3" officeooo:paragraph-rsid="020124c3" style:font-size-asian="6pt" style:font-weight-asian="normal" style:font-size-complex="6pt" style:font-weight-complex="normal"/>
    </style:style>
    <style:style style:name="P2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3be96" officeooo:paragraph-rsid="0203be96" style:font-size-asian="6pt" style:font-weight-asian="normal" style:font-size-complex="6pt" style:font-weight-complex="normal"/>
    </style:style>
    <style:style style:name="P2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61515" officeooo:paragraph-rsid="02061515" style:font-size-asian="6pt" style:font-weight-asian="normal" style:font-size-complex="6pt" style:font-weight-complex="normal"/>
    </style:style>
    <style:style style:name="P2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76c74" officeooo:paragraph-rsid="02076c74" style:font-size-asian="6pt" style:font-weight-asian="normal" style:font-size-complex="6pt" style:font-weight-complex="normal"/>
    </style:style>
    <style:style style:name="P2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ab21d" officeooo:paragraph-rsid="020ab21d" style:font-size-asian="6pt" style:font-weight-asian="normal" style:font-size-complex="6pt" style:font-weight-complex="normal"/>
    </style:style>
    <style:style style:name="P2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d6857" officeooo:paragraph-rsid="020d6857" style:font-size-asian="6pt" style:font-weight-asian="normal" style:font-size-complex="6pt" style:font-weight-complex="normal"/>
    </style:style>
    <style:style style:name="P2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e603c" officeooo:paragraph-rsid="020e603c" style:font-size-asian="6pt" style:font-weight-asian="normal" style:font-size-complex="6pt" style:font-weight-complex="normal"/>
    </style:style>
    <style:style style:name="P2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ffa1d" officeooo:paragraph-rsid="020ffa1d" style:font-size-asian="6pt" style:font-weight-asian="normal" style:font-size-complex="6pt" style:font-weight-complex="normal"/>
    </style:style>
    <style:style style:name="P2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1370f" officeooo:paragraph-rsid="0211370f" style:font-size-asian="6pt" style:font-weight-asian="normal" style:font-size-complex="6pt" style:font-weight-complex="normal"/>
    </style:style>
    <style:style style:name="P2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94dd" officeooo:paragraph-rsid="021294dd" style:font-size-asian="6pt" style:font-weight-asian="normal" style:font-size-complex="6pt" style:font-weight-complex="normal"/>
    </style:style>
    <style:style style:name="P2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a4bc" officeooo:paragraph-rsid="0212a4bc" style:font-size-asian="6pt" style:font-weight-asian="normal" style:font-size-complex="6pt" style:font-weight-complex="normal"/>
    </style:style>
    <style:style style:name="P2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37fd8" officeooo:paragraph-rsid="02137fd8" style:font-size-asian="6pt" style:font-weight-asian="normal" style:font-size-complex="6pt" style:font-weight-complex="normal"/>
    </style:style>
    <style:style style:name="P2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5c996" officeooo:paragraph-rsid="0215c996" style:font-size-asian="6pt" style:font-weight-asian="normal" style:font-size-complex="6pt" style:font-weight-complex="normal"/>
    </style:style>
    <style:style style:name="P2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74ab0" officeooo:paragraph-rsid="02174ab0" style:font-size-asian="6pt" style:font-weight-asian="normal" style:font-size-complex="6pt" style:font-weight-complex="normal"/>
    </style:style>
    <style:style style:name="P2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a4b86" officeooo:paragraph-rsid="025a9ca8" style:font-size-asian="6pt" style:font-weight-asian="normal" style:font-size-complex="6pt" style:font-weight-complex="normal"/>
    </style:style>
    <style:style style:name="P2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90804" officeooo:paragraph-rsid="02190804" style:font-size-asian="6pt" style:font-weight-asian="normal" style:font-size-complex="6pt" style:font-weight-complex="normal"/>
    </style:style>
    <style:style style:name="P2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a9aee" officeooo:paragraph-rsid="021a9aee" style:font-size-asian="6pt" style:font-weight-asian="normal" style:font-size-complex="6pt" style:font-weight-complex="normal"/>
    </style:style>
    <style:style style:name="P3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c9529" officeooo:paragraph-rsid="021c9529" style:font-size-asian="6pt" style:font-weight-asian="normal" style:font-size-complex="6pt" style:font-weight-complex="normal"/>
    </style:style>
    <style:style style:name="P3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e509d" officeooo:paragraph-rsid="021e509d" style:font-size-asian="6pt" style:font-weight-asian="normal" style:font-size-complex="6pt" style:font-weight-complex="normal"/>
    </style:style>
    <style:style style:name="P3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0d7de" officeooo:paragraph-rsid="0220d7de" style:font-size-asian="6pt" style:font-weight-asian="normal" style:font-size-complex="6pt" style:font-weight-complex="normal"/>
    </style:style>
    <style:style style:name="P3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28be4" officeooo:paragraph-rsid="02228be4" style:font-size-asian="6pt" style:font-weight-asian="normal" style:font-size-complex="6pt" style:font-weight-complex="normal"/>
    </style:style>
    <style:style style:name="P3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37717" officeooo:paragraph-rsid="02237717" style:font-size-asian="6pt" style:font-weight-asian="normal" style:font-size-complex="6pt" style:font-weight-complex="normal"/>
    </style:style>
    <style:style style:name="P3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53012" officeooo:paragraph-rsid="02253012" style:font-size-asian="6pt" style:font-weight-asian="normal" style:font-size-complex="6pt" style:font-weight-complex="normal"/>
    </style:style>
    <style:style style:name="P3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80b96" officeooo:paragraph-rsid="02280b96" style:font-size-asian="6pt" style:font-weight-asian="normal" style:font-size-complex="6pt" style:font-weight-complex="normal"/>
    </style:style>
    <style:style style:name="P3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bb32b" officeooo:paragraph-rsid="022bb32b" style:font-size-asian="6pt" style:font-weight-asian="normal" style:font-size-complex="6pt" style:font-weight-complex="normal"/>
    </style:style>
    <style:style style:name="P3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c111a" officeooo:paragraph-rsid="022c111a" style:font-size-asian="6pt" style:font-weight-asian="normal" style:font-size-complex="6pt" style:font-weight-complex="normal"/>
    </style:style>
    <style:style style:name="P3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e072a" officeooo:paragraph-rsid="022e072a" style:font-size-asian="6pt" style:font-weight-asian="normal" style:font-size-complex="6pt" style:font-weight-complex="normal"/>
    </style:style>
    <style:style style:name="P3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2b92f" officeooo:paragraph-rsid="0232b92f" style:font-size-asian="6pt" style:font-weight-asian="normal" style:font-size-complex="6pt" style:font-weight-complex="normal"/>
    </style:style>
    <style:style style:name="P3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574b2" officeooo:paragraph-rsid="023574b2" style:font-size-asian="6pt" style:font-weight-asian="normal" style:font-size-complex="6pt" style:font-weight-complex="normal"/>
    </style:style>
    <style:style style:name="P3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8bc9c" officeooo:paragraph-rsid="0238bc9c" style:font-size-asian="6pt" style:font-weight-asian="normal" style:font-size-complex="6pt" style:font-weight-complex="normal"/>
    </style:style>
    <style:style style:name="P3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c5201" officeooo:paragraph-rsid="023c5201" style:font-size-asian="6pt" style:font-weight-asian="normal" style:font-size-complex="6pt" style:font-weight-complex="normal"/>
    </style:style>
    <style:style style:name="P3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e07b3" officeooo:paragraph-rsid="023e07b3" style:font-size-asian="6pt" style:font-weight-asian="normal" style:font-size-complex="6pt" style:font-weight-complex="normal"/>
    </style:style>
    <style:style style:name="P3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1467" officeooo:paragraph-rsid="02401467" style:font-size-asian="6pt" style:font-weight-asian="normal" style:font-size-complex="6pt" style:font-weight-complex="normal"/>
    </style:style>
    <style:style style:name="P3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d0ff" officeooo:paragraph-rsid="0240d0ff" style:font-size-asian="6pt" style:font-weight-asian="normal" style:font-size-complex="6pt" style:font-weight-complex="normal"/>
    </style:style>
    <style:style style:name="P3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1f72a" officeooo:paragraph-rsid="0241f72a" style:font-size-asian="6pt" style:font-weight-asian="normal" style:font-size-complex="6pt" style:font-weight-complex="normal"/>
    </style:style>
    <style:style style:name="P3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2c901" officeooo:paragraph-rsid="0242c901" style:font-size-asian="6pt" style:font-weight-asian="normal" style:font-size-complex="6pt" style:font-weight-complex="normal"/>
    </style:style>
    <style:style style:name="P3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3e8c9" officeooo:paragraph-rsid="0243e8c9" style:font-size-asian="6pt" style:font-weight-asian="normal" style:font-size-complex="6pt" style:font-weight-complex="normal"/>
    </style:style>
    <style:style style:name="P3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62a61" officeooo:paragraph-rsid="02462a61" style:font-size-asian="6pt" style:font-weight-asian="normal" style:font-size-complex="6pt" style:font-weight-complex="normal"/>
    </style:style>
    <style:style style:name="P3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7159d" officeooo:paragraph-rsid="0247159d" style:font-size-asian="6pt" style:font-weight-asian="normal" style:font-size-complex="6pt" style:font-weight-complex="normal"/>
    </style:style>
    <style:style style:name="P3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8f5d5" officeooo:paragraph-rsid="0248f5d5" style:font-size-asian="6pt" style:font-weight-asian="normal" style:font-size-complex="6pt" style:font-weight-complex="normal"/>
    </style:style>
    <style:style style:name="P3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b2bbc" officeooo:paragraph-rsid="024b2bbc" style:font-size-asian="6pt" style:font-weight-asian="normal" style:font-size-complex="6pt" style:font-weight-complex="normal"/>
    </style:style>
    <style:style style:name="P3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ec85d" officeooo:paragraph-rsid="024ec85d" style:font-size-asian="6pt" style:font-weight-asian="normal" style:font-size-complex="6pt" style:font-weight-complex="normal"/>
    </style:style>
    <style:style style:name="P3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f5101" officeooo:paragraph-rsid="024f5101" style:font-size-asian="6pt" style:font-weight-asian="normal" style:font-size-complex="6pt" style:font-weight-complex="normal"/>
    </style:style>
    <style:style style:name="P3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5c2e" officeooo:paragraph-rsid="02505c2e" style:font-size-asian="6pt" style:font-weight-asian="normal" style:font-size-complex="6pt" style:font-weight-complex="normal"/>
    </style:style>
    <style:style style:name="P3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9e95" officeooo:paragraph-rsid="02509e95" style:font-size-asian="6pt" style:font-weight-asian="normal" style:font-size-complex="6pt" style:font-weight-complex="normal"/>
    </style:style>
    <style:style style:name="P3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1ada9" officeooo:paragraph-rsid="0251ada9" style:font-size-asian="6pt" style:font-weight-asian="normal" style:font-size-complex="6pt" style:font-weight-complex="normal"/>
    </style:style>
    <style:style style:name="P3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3a1c1" officeooo:paragraph-rsid="0254b494" style:font-size-asian="6pt" style:font-weight-asian="normal" style:font-size-complex="6pt" style:font-weight-complex="normal"/>
    </style:style>
    <style:style style:name="P3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6c6ba" officeooo:paragraph-rsid="0256c6ba" style:font-size-asian="6pt" style:font-weight-asian="normal" style:font-size-complex="6pt" style:font-weight-complex="normal"/>
    </style:style>
    <style:style style:name="P3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73c13" officeooo:paragraph-rsid="02573c13" style:font-size-asian="6pt" style:font-weight-asian="normal" style:font-size-complex="6pt" style:font-weight-complex="normal"/>
    </style:style>
    <style:style style:name="P3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cea16" officeooo:paragraph-rsid="025cea16" style:font-size-asian="6pt" style:font-weight-asian="normal" style:font-size-complex="6pt" style:font-weight-complex="normal"/>
    </style:style>
    <style:style style:name="P3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e9c86" officeooo:paragraph-rsid="025e9c86" style:font-size-asian="6pt" style:font-weight-asian="normal" style:font-size-complex="6pt" style:font-weight-complex="normal"/>
    </style:style>
    <style:style style:name="P3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0671b" officeooo:paragraph-rsid="0260671b" style:font-size-asian="6pt" style:font-weight-asian="normal" style:font-size-complex="6pt" style:font-weight-complex="normal"/>
    </style:style>
    <style:style style:name="P3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2c660" officeooo:paragraph-rsid="0262c660" style:font-size-asian="6pt" style:font-weight-asian="normal" style:font-size-complex="6pt" style:font-weight-complex="normal"/>
    </style:style>
    <style:style style:name="P3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4d88b" officeooo:paragraph-rsid="0264d88b" style:font-size-asian="6pt" style:font-weight-asian="normal" style:font-size-complex="6pt" style:font-weight-complex="normal"/>
    </style:style>
    <style:style style:name="P3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59009" officeooo:paragraph-rsid="02659009" style:font-size-asian="6pt" style:font-weight-asian="normal" style:font-size-complex="6pt" style:font-weight-complex="normal"/>
    </style:style>
    <style:style style:name="P3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6f536" officeooo:paragraph-rsid="0266f536" style:font-size-asian="6pt" style:font-weight-asian="normal" style:font-size-complex="6pt" style:font-weight-complex="normal"/>
    </style:style>
    <style:style style:name="P3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054a" officeooo:paragraph-rsid="0267054a" style:font-size-asian="6pt" style:font-weight-asian="normal" style:font-size-complex="6pt" style:font-weight-complex="normal"/>
    </style:style>
    <style:style style:name="P3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cccb" officeooo:paragraph-rsid="0267cccb" style:font-size-asian="6pt" style:font-weight-asian="normal" style:font-size-complex="6pt" style:font-weight-complex="normal"/>
    </style:style>
    <style:style style:name="P3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c1d2c" officeooo:paragraph-rsid="026c1d2c" style:font-size-asian="6pt" style:font-weight-asian="normal" style:font-size-complex="6pt" style:font-weight-complex="normal"/>
    </style:style>
    <style:style style:name="P3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d0afb" officeooo:paragraph-rsid="026d0afb" style:font-size-asian="6pt" style:font-weight-asian="normal" style:font-size-complex="6pt" style:font-weight-complex="normal"/>
    </style:style>
    <style:style style:name="P3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5db4" officeooo:paragraph-rsid="026f5db4" style:font-size-asian="6pt" style:font-weight-asian="normal" style:font-size-complex="6pt" style:font-weight-complex="normal"/>
    </style:style>
    <style:style style:name="P3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a87a" officeooo:paragraph-rsid="026fa87a" style:font-size-asian="6pt" style:font-weight-asian="normal" style:font-size-complex="6pt" style:font-weight-complex="normal"/>
    </style:style>
    <style:style style:name="P3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32ae2" officeooo:paragraph-rsid="02732ae2" style:font-size-asian="6pt" style:font-weight-asian="normal" style:font-size-complex="6pt" style:font-weight-complex="normal"/>
    </style:style>
    <style:style style:name="P3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505de" officeooo:paragraph-rsid="027505de" style:font-size-asian="6pt" style:font-weight-asian="normal" style:font-size-complex="6pt" style:font-weight-complex="normal"/>
    </style:style>
    <style:style style:name="P3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7e1a" officeooo:paragraph-rsid="02767e1a" style:font-size-asian="6pt" style:font-weight-asian="normal" style:font-size-complex="6pt" style:font-weight-complex="normal"/>
    </style:style>
    <style:style style:name="P3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c189" officeooo:paragraph-rsid="0276c189" style:font-size-asian="6pt" style:font-weight-asian="normal" style:font-size-complex="6pt" style:font-weight-complex="normal"/>
    </style:style>
    <style:style style:name="P3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92a72" officeooo:paragraph-rsid="02792a72" style:font-size-asian="6pt" style:font-weight-asian="normal" style:font-size-complex="6pt" style:font-weight-complex="normal"/>
    </style:style>
    <style:style style:name="P3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a1a46" officeooo:paragraph-rsid="027a1a46" style:font-size-asian="6pt" style:font-weight-asian="normal" style:font-size-complex="6pt" style:font-weight-complex="normal"/>
    </style:style>
    <style:style style:name="P3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d520b" officeooo:paragraph-rsid="027d520b" style:font-size-asian="6pt" style:font-weight-asian="normal" style:font-size-complex="6pt" style:font-weight-complex="normal"/>
    </style:style>
    <style:style style:name="P3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0670" officeooo:paragraph-rsid="02820670" style:font-size-asian="6pt" style:font-weight-asian="normal" style:font-size-complex="6pt" style:font-weight-complex="normal"/>
    </style:style>
    <style:style style:name="P3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c94f" officeooo:paragraph-rsid="0282c94f" style:font-size-asian="6pt" style:font-weight-asian="normal" style:font-size-complex="6pt" style:font-weight-complex="normal"/>
    </style:style>
    <style:style style:name="P3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4305f" officeooo:paragraph-rsid="0284305f" style:font-size-asian="6pt" style:font-weight-asian="normal" style:font-size-complex="6pt" style:font-weight-complex="normal"/>
    </style:style>
    <style:style style:name="P3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7fbb4" officeooo:paragraph-rsid="0287fbb4" style:font-size-asian="6pt" style:font-weight-asian="normal" style:font-size-complex="6pt" style:font-weight-complex="normal"/>
    </style:style>
    <style:style style:name="P3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87499" officeooo:paragraph-rsid="02887499" style:font-size-asian="6pt" style:font-weight-asian="normal" style:font-size-complex="6pt" style:font-weight-complex="normal"/>
    </style:style>
    <style:style style:name="P3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93d87" officeooo:paragraph-rsid="02893d87" style:font-size-asian="6pt" style:font-weight-asian="normal" style:font-size-complex="6pt" style:font-weight-complex="normal"/>
    </style:style>
    <style:style style:name="P3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d1e7c" officeooo:paragraph-rsid="028d1e7c" style:font-size-asian="6pt" style:font-weight-asian="normal" style:font-size-complex="6pt" style:font-weight-complex="normal"/>
    </style:style>
    <style:style style:name="P3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e5f9a" officeooo:paragraph-rsid="028e5f9a" style:font-size-asian="6pt" style:font-weight-asian="normal" style:font-size-complex="6pt" style:font-weight-complex="normal"/>
    </style:style>
    <style:style style:name="P3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f7d05" officeooo:paragraph-rsid="028f7d05" style:font-size-asian="6pt" style:font-weight-asian="normal" style:font-size-complex="6pt" style:font-weight-complex="normal"/>
    </style:style>
    <style:style style:name="P3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32fc2" officeooo:paragraph-rsid="02932fc2" style:font-size-asian="6pt" style:font-weight-asian="normal" style:font-size-complex="6pt" style:font-weight-complex="normal"/>
    </style:style>
    <style:style style:name="P3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4ebd0" officeooo:paragraph-rsid="0294ebd0" style:font-size-asian="6pt" style:font-weight-asian="normal" style:font-size-complex="6pt" style:font-weight-complex="normal"/>
    </style:style>
    <style:style style:name="P3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6de3e" officeooo:paragraph-rsid="0296de3e" style:font-size-asian="6pt" style:font-weight-asian="normal" style:font-size-complex="6pt" style:font-weight-complex="normal"/>
    </style:style>
    <style:style style:name="P3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11fc" officeooo:paragraph-rsid="029911fc" style:font-size-asian="6pt" style:font-weight-asian="normal" style:font-size-complex="6pt" style:font-weight-complex="normal"/>
    </style:style>
    <style:style style:name="P3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2afd" officeooo:paragraph-rsid="02992afd" style:font-size-asian="6pt" style:font-weight-asian="normal" style:font-size-complex="6pt" style:font-weight-complex="normal"/>
    </style:style>
    <style:style style:name="P3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e3aa" officeooo:paragraph-rsid="0299e3aa" style:font-size-asian="6pt" style:font-weight-asian="normal" style:font-size-complex="6pt" style:font-weight-complex="normal"/>
    </style:style>
    <style:style style:name="P3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dba99" officeooo:paragraph-rsid="029dba99" style:font-size-asian="6pt" style:font-weight-asian="normal" style:font-size-complex="6pt" style:font-weight-complex="normal"/>
    </style:style>
    <style:style style:name="P3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f8166" officeooo:paragraph-rsid="029f8166" style:font-size-asian="6pt" style:font-weight-asian="normal" style:font-size-complex="6pt" style:font-weight-complex="normal"/>
    </style:style>
    <style:style style:name="P3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128a9" officeooo:paragraph-rsid="02a128a9" style:font-size-asian="6pt" style:font-weight-asian="normal" style:font-size-complex="6pt" style:font-weight-complex="normal"/>
    </style:style>
    <style:style style:name="P3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4cd7a" officeooo:paragraph-rsid="02a4cd7a" style:font-size-asian="6pt" style:font-weight-asian="normal" style:font-size-complex="6pt" style:font-weight-complex="normal"/>
    </style:style>
    <style:style style:name="P3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66bee" officeooo:paragraph-rsid="02a66bee" style:font-size-asian="6pt" style:font-weight-asian="normal" style:font-size-complex="6pt" style:font-weight-complex="normal"/>
    </style:style>
    <style:style style:name="P3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7a58" officeooo:paragraph-rsid="02ab7a58" style:font-size-asian="6pt" style:font-weight-asian="normal" style:font-size-complex="6pt" style:font-weight-complex="normal"/>
    </style:style>
    <style:style style:name="P3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b0e1" officeooo:paragraph-rsid="02abb0e1" style:font-size-asian="6pt" style:font-weight-asian="normal" style:font-size-complex="6pt" style:font-weight-complex="normal"/>
    </style:style>
    <style:style style:name="P3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d457c" officeooo:paragraph-rsid="02ad457c" style:font-size-asian="6pt" style:font-weight-asian="normal" style:font-size-complex="6pt" style:font-weight-complex="normal"/>
    </style:style>
    <style:style style:name="P3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0f802" officeooo:paragraph-rsid="02b0f802" style:font-size-asian="6pt" style:font-weight-asian="normal" style:font-size-complex="6pt" style:font-weight-complex="normal"/>
    </style:style>
    <style:style style:name="P3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1b9ee" officeooo:paragraph-rsid="02b1b9ee" style:font-size-asian="6pt" style:font-weight-asian="normal" style:font-size-complex="6pt" style:font-weight-complex="normal"/>
    </style:style>
    <style:style style:name="P3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34731" officeooo:paragraph-rsid="02b34731" style:font-size-asian="6pt" style:font-weight-asian="normal" style:font-size-complex="6pt" style:font-weight-complex="normal"/>
    </style:style>
    <style:style style:name="P3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56824" officeooo:paragraph-rsid="02b56824" style:font-size-asian="6pt" style:font-weight-asian="normal" style:font-size-complex="6pt" style:font-weight-complex="normal"/>
    </style:style>
    <style:style style:name="P3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75a59" officeooo:paragraph-rsid="02b75a59" style:font-size-asian="6pt" style:font-weight-asian="normal" style:font-size-complex="6pt" style:font-weight-complex="normal"/>
    </style:style>
    <style:style style:name="P3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8edee" officeooo:paragraph-rsid="02b8edee" style:font-size-asian="6pt" style:font-weight-asian="normal" style:font-size-complex="6pt" style:font-weight-complex="normal"/>
    </style:style>
    <style:style style:name="P3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a7f37" officeooo:paragraph-rsid="02ba7f37" style:font-size-asian="6pt" style:font-weight-asian="normal" style:font-size-complex="6pt" style:font-weight-complex="normal"/>
    </style:style>
    <style:style style:name="P3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cf13e" officeooo:paragraph-rsid="02bcf13e" style:font-size-asian="6pt" style:font-weight-asian="normal" style:font-size-complex="6pt" style:font-weight-complex="normal"/>
    </style:style>
    <style:style style:name="P3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de23a" officeooo:paragraph-rsid="02bde23a" style:font-size-asian="6pt" style:font-weight-asian="normal" style:font-size-complex="6pt" style:font-weight-complex="normal"/>
    </style:style>
    <style:style style:name="P3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f5f14" officeooo:paragraph-rsid="02bf5f14" style:font-size-asian="6pt" style:font-weight-asian="normal" style:font-size-complex="6pt" style:font-weight-complex="normal"/>
    </style:style>
    <style:style style:name="P3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326fe" officeooo:paragraph-rsid="02c326fe" style:font-size-asian="6pt" style:font-weight-asian="normal" style:font-size-complex="6pt" style:font-weight-complex="normal"/>
    </style:style>
    <style:style style:name="P3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449e4" officeooo:paragraph-rsid="02c449e4" style:font-size-asian="6pt" style:font-weight-asian="normal" style:font-size-complex="6pt" style:font-weight-complex="normal"/>
    </style:style>
    <style:style style:name="P3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62bdd" officeooo:paragraph-rsid="02c62bdd" style:font-size-asian="6pt" style:font-weight-asian="normal" style:font-size-complex="6pt" style:font-weight-complex="normal"/>
    </style:style>
    <style:style style:name="P3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7b953" officeooo:paragraph-rsid="02c7b953" style:font-size-asian="6pt" style:font-weight-asian="normal" style:font-size-complex="6pt" style:font-weight-complex="normal"/>
    </style:style>
    <style:style style:name="P3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2446" officeooo:paragraph-rsid="02c82446" style:font-size-asian="6pt" style:font-weight-asian="normal" style:font-size-complex="6pt" style:font-weight-complex="normal"/>
    </style:style>
    <style:style style:name="P3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bc52" officeooo:paragraph-rsid="02c8bc52" style:font-size-asian="6pt" style:font-weight-asian="normal" style:font-size-complex="6pt" style:font-weight-complex="normal"/>
    </style:style>
    <style:style style:name="P3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9b4cb" officeooo:paragraph-rsid="02c9b4cb" style:font-size-asian="6pt" style:font-weight-asian="normal" style:font-size-complex="6pt" style:font-weight-complex="normal"/>
    </style:style>
    <style:style style:name="P3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acc10" officeooo:paragraph-rsid="02cacc10" style:font-size-asian="6pt" style:font-weight-asian="normal" style:font-size-complex="6pt" style:font-weight-complex="normal"/>
    </style:style>
    <style:style style:name="P3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3bc8" officeooo:paragraph-rsid="02cc3bc8" style:font-size-asian="6pt" style:font-weight-asian="normal" style:font-size-complex="6pt" style:font-weight-complex="normal"/>
    </style:style>
    <style:style style:name="P3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fc51" officeooo:paragraph-rsid="02ccfc51" style:font-size-asian="6pt" style:font-weight-asian="normal" style:font-size-complex="6pt" style:font-weight-complex="normal"/>
    </style:style>
    <style:style style:name="P3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9af1" officeooo:paragraph-rsid="02cd9af1" style:font-size-asian="6pt" style:font-weight-asian="normal" style:font-size-complex="6pt" style:font-weight-complex="normal"/>
    </style:style>
    <style:style style:name="P3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b155" officeooo:paragraph-rsid="02cdb155" style:font-size-asian="6pt" style:font-weight-asian="normal" style:font-size-complex="6pt" style:font-weight-complex="normal"/>
    </style:style>
    <style:style style:name="P3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fd148" officeooo:paragraph-rsid="02cfd148" style:font-size-asian="6pt" style:font-weight-asian="normal" style:font-size-complex="6pt" style:font-weight-complex="normal"/>
    </style:style>
    <style:style style:name="P3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0cd8d" officeooo:paragraph-rsid="02d0cd8d" style:font-size-asian="6pt" style:font-weight-asian="normal" style:font-size-complex="6pt" style:font-weight-complex="normal"/>
    </style:style>
    <style:style style:name="P3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224f5" officeooo:paragraph-rsid="02d224f5" style:font-size-asian="6pt" style:font-weight-asian="normal" style:font-size-complex="6pt" style:font-weight-complex="normal"/>
    </style:style>
    <style:style style:name="P4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5d51" officeooo:paragraph-rsid="02d45d51" style:font-size-asian="6pt" style:font-weight-asian="normal" style:font-size-complex="6pt" style:font-weight-complex="normal"/>
    </style:style>
    <style:style style:name="P4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ef8b" officeooo:paragraph-rsid="02d4ef8b" style:font-size-asian="6pt" style:font-weight-asian="normal" style:font-size-complex="6pt" style:font-weight-complex="normal"/>
    </style:style>
    <style:style style:name="P4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789f4" officeooo:paragraph-rsid="02d789f4" style:font-size-asian="6pt" style:font-weight-asian="normal" style:font-size-complex="6pt" style:font-weight-complex="normal"/>
    </style:style>
    <style:style style:name="P4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a837b" officeooo:paragraph-rsid="02da837b" style:font-size-asian="6pt" style:font-weight-asian="normal" style:font-size-complex="6pt" style:font-weight-complex="normal"/>
    </style:style>
    <style:style style:name="P4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b8d6c" officeooo:paragraph-rsid="02db8d6c" style:font-size-asian="6pt" style:font-weight-asian="normal" style:font-size-complex="6pt" style:font-weight-complex="normal"/>
    </style:style>
    <style:style style:name="P4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e4400" officeooo:paragraph-rsid="02de4400" style:font-size-asian="6pt" style:font-weight-asian="normal" style:font-size-complex="6pt" style:font-weight-complex="normal"/>
    </style:style>
    <style:style style:name="P4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097d4" officeooo:paragraph-rsid="02e097d4" style:font-size-asian="6pt" style:font-weight-asian="normal" style:font-size-complex="6pt" style:font-weight-complex="normal"/>
    </style:style>
    <style:style style:name="P4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2da83" officeooo:paragraph-rsid="02e2da83" style:font-size-asian="6pt" style:font-weight-asian="normal" style:font-size-complex="6pt" style:font-weight-complex="normal"/>
    </style:style>
    <style:style style:name="P4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9c4f" officeooo:paragraph-rsid="02e49c4f" style:font-size-asian="6pt" style:font-weight-asian="normal" style:font-size-complex="6pt" style:font-weight-complex="normal"/>
    </style:style>
    <style:style style:name="P4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f04c" officeooo:paragraph-rsid="02e4f04c" style:font-size-asian="6pt" style:font-weight-asian="normal" style:font-size-complex="6pt" style:font-weight-complex="normal"/>
    </style:style>
    <style:style style:name="P4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a503f" officeooo:paragraph-rsid="02ea503f" style:font-size-asian="6pt" style:font-weight-asian="normal" style:font-size-complex="6pt" style:font-weight-complex="normal"/>
    </style:style>
    <style:style style:name="P4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b32c3" officeooo:paragraph-rsid="02eb32c3" style:font-size-asian="6pt" style:font-weight-asian="normal" style:font-size-complex="6pt" style:font-weight-complex="normal"/>
    </style:style>
    <style:style style:name="P4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dfd90" officeooo:paragraph-rsid="02edfd90" style:font-size-asian="6pt" style:font-weight-asian="normal" style:font-size-complex="6pt" style:font-weight-complex="normal"/>
    </style:style>
    <style:style style:name="P4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ebdbe" officeooo:paragraph-rsid="02eebdbe" style:font-size-asian="6pt" style:font-weight-asian="normal" style:font-size-complex="6pt" style:font-weight-complex="normal"/>
    </style:style>
    <style:style style:name="P4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f9dbd" officeooo:paragraph-rsid="02ef9dbd" style:font-size-asian="6pt" style:font-weight-asian="normal" style:font-size-complex="6pt" style:font-weight-complex="normal"/>
    </style:style>
    <style:style style:name="P4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3c37" officeooo:paragraph-rsid="02f13c37" style:font-size-asian="6pt" style:font-weight-asian="normal" style:font-size-complex="6pt" style:font-weight-complex="normal"/>
    </style:style>
    <style:style style:name="P4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c63b" officeooo:paragraph-rsid="02f1c63b" style:font-size-asian="6pt" style:font-weight-asian="normal" style:font-size-complex="6pt" style:font-weight-complex="normal"/>
    </style:style>
    <style:style style:name="P4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32859" officeooo:paragraph-rsid="02f32859" style:font-size-asian="6pt" style:font-weight-asian="normal" style:font-size-complex="6pt" style:font-weight-complex="normal"/>
    </style:style>
    <style:style style:name="P4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65036" officeooo:paragraph-rsid="02f65036" style:font-size-asian="6pt" style:font-weight-asian="normal" style:font-size-complex="6pt" style:font-weight-complex="normal"/>
    </style:style>
    <style:style style:name="P4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819fd" officeooo:paragraph-rsid="02f819fd" style:font-size-asian="6pt" style:font-weight-asian="normal" style:font-size-complex="6pt" style:font-weight-complex="normal"/>
    </style:style>
    <style:style style:name="P4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a1afd" officeooo:paragraph-rsid="02fa1afd" style:font-size-asian="6pt" style:font-weight-asian="normal" style:font-size-complex="6pt" style:font-weight-complex="normal"/>
    </style:style>
    <style:style style:name="P4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b7231" officeooo:paragraph-rsid="02fb7231" style:font-size-asian="6pt" style:font-weight-asian="normal" style:font-size-complex="6pt" style:font-weight-complex="normal"/>
    </style:style>
    <style:style style:name="P4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d0d48" officeooo:paragraph-rsid="02fd0d48" style:font-size-asian="6pt" style:font-weight-asian="normal" style:font-size-complex="6pt" style:font-weight-complex="normal"/>
    </style:style>
    <style:style style:name="P4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8fe7" officeooo:paragraph-rsid="02ff8fe7" style:font-size-asian="6pt" style:font-weight-asian="normal" style:font-size-complex="6pt" style:font-weight-complex="normal"/>
    </style:style>
    <style:style style:name="P4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9233" officeooo:paragraph-rsid="02ff9233" style:font-size-asian="6pt" style:font-weight-asian="normal" style:font-size-complex="6pt" style:font-weight-complex="normal"/>
    </style:style>
    <style:style style:name="P4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18f9c" officeooo:paragraph-rsid="03018f9c" style:font-size-asian="6pt" style:font-weight-asian="normal" style:font-size-complex="6pt" style:font-weight-complex="normal"/>
    </style:style>
    <style:style style:name="P4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59fd9" officeooo:paragraph-rsid="03059fd9" style:font-size-asian="6pt" style:font-weight-asian="normal" style:font-size-complex="6pt" style:font-weight-complex="normal"/>
    </style:style>
    <style:style style:name="P4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737f3" officeooo:paragraph-rsid="030737f3" style:font-size-asian="6pt" style:font-weight-asian="normal" style:font-size-complex="6pt" style:font-weight-complex="normal"/>
    </style:style>
    <style:style style:name="P4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b10b8" officeooo:paragraph-rsid="030b10b8" style:font-size-asian="6pt" style:font-weight-asian="normal" style:font-size-complex="6pt" style:font-weight-complex="normal"/>
    </style:style>
    <style:style style:name="P4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3929" officeooo:paragraph-rsid="030f3929" style:font-size-asian="6pt" style:font-weight-asian="normal" style:font-size-complex="6pt" style:font-weight-complex="normal"/>
    </style:style>
    <style:style style:name="P4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54aa" officeooo:paragraph-rsid="030f54aa" style:font-size-asian="6pt" style:font-weight-asian="normal" style:font-size-complex="6pt" style:font-weight-complex="normal"/>
    </style:style>
    <style:style style:name="P4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cc28" officeooo:paragraph-rsid="030fcc28" style:font-size-asian="6pt" style:font-weight-asian="normal" style:font-size-complex="6pt" style:font-weight-complex="normal"/>
    </style:style>
    <style:style style:name="P4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07e5f" officeooo:paragraph-rsid="03107e5f" style:font-size-asian="6pt" style:font-weight-asian="normal" style:font-size-complex="6pt" style:font-weight-complex="normal"/>
    </style:style>
    <style:style style:name="P4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57e7" officeooo:paragraph-rsid="031157e7" style:font-size-asian="6pt" style:font-weight-asian="normal" style:font-size-complex="6pt" style:font-weight-complex="normal"/>
    </style:style>
    <style:style style:name="P4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d497" officeooo:paragraph-rsid="0311d497" style:font-size-asian="6pt" style:font-weight-asian="normal" style:font-size-complex="6pt" style:font-weight-complex="normal"/>
    </style:style>
    <style:style style:name="P4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9232" officeooo:paragraph-rsid="03129232" style:font-size-asian="6pt" style:font-weight-asian="normal" style:font-size-complex="6pt" style:font-weight-complex="normal"/>
    </style:style>
    <style:style style:name="P4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bc14" officeooo:paragraph-rsid="0312bc14" style:font-size-asian="6pt" style:font-weight-asian="normal" style:font-size-complex="6pt" style:font-weight-complex="normal"/>
    </style:style>
    <style:style style:name="P4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486a2" officeooo:paragraph-rsid="031486a2" style:font-size-asian="6pt" style:font-weight-asian="normal" style:font-size-complex="6pt" style:font-weight-complex="normal"/>
    </style:style>
    <style:style style:name="P4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803cb" officeooo:paragraph-rsid="031803cb" style:font-size-asian="6pt" style:font-weight-asian="normal" style:font-size-complex="6pt" style:font-weight-complex="normal"/>
    </style:style>
    <style:style style:name="P4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a627a" officeooo:paragraph-rsid="031a627a" style:font-size-asian="6pt" style:font-weight-asian="normal" style:font-size-complex="6pt" style:font-weight-complex="normal"/>
    </style:style>
    <style:style style:name="P4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b3b89" officeooo:paragraph-rsid="031b3b89" style:font-size-asian="6pt" style:font-weight-asian="normal" style:font-size-complex="6pt" style:font-weight-complex="normal"/>
    </style:style>
    <style:style style:name="P4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dae3e" officeooo:paragraph-rsid="031e3fb1" style:font-size-asian="6pt" style:font-weight-asian="normal" style:font-size-complex="6pt" style:font-weight-complex="normal"/>
    </style:style>
    <style:style style:name="P4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f549d" officeooo:paragraph-rsid="031f549d" style:font-size-asian="6pt" style:font-weight-asian="normal" style:font-size-complex="6pt" style:font-weight-complex="normal"/>
    </style:style>
    <style:style style:name="P4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219a6" officeooo:paragraph-rsid="032219a6" style:font-size-asian="6pt" style:font-weight-asian="normal" style:font-size-complex="6pt" style:font-weight-complex="normal"/>
    </style:style>
    <style:style style:name="P4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379f2" officeooo:paragraph-rsid="032379f2" style:font-size-asian="6pt" style:font-weight-asian="normal" style:font-size-complex="6pt" style:font-weight-complex="normal"/>
    </style:style>
    <style:style style:name="P4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53c56" officeooo:paragraph-rsid="03253c56" style:font-size-asian="6pt" style:font-weight-asian="normal" style:font-size-complex="6pt" style:font-weight-complex="normal"/>
    </style:style>
    <style:style style:name="P4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68732" officeooo:paragraph-rsid="03268732" style:font-size-asian="6pt" style:font-weight-asian="normal" style:font-size-complex="6pt" style:font-weight-complex="normal"/>
    </style:style>
    <style:style style:name="P4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77423" officeooo:paragraph-rsid="03277423" style:font-size-asian="6pt" style:font-weight-asian="normal" style:font-size-complex="6pt" style:font-weight-complex="normal"/>
    </style:style>
    <style:style style:name="P4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84b33" officeooo:paragraph-rsid="03284b33" style:font-size-asian="6pt" style:font-weight-asian="normal" style:font-size-complex="6pt" style:font-weight-complex="normal"/>
    </style:style>
    <style:style style:name="P4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cf077" officeooo:paragraph-rsid="032cf077" style:font-size-asian="6pt" style:font-weight-asian="normal" style:font-size-complex="6pt" style:font-weight-complex="normal"/>
    </style:style>
    <style:style style:name="P4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dbdac" officeooo:paragraph-rsid="032dbdac" style:font-size-asian="6pt" style:font-weight-asian="normal" style:font-size-complex="6pt" style:font-weight-complex="normal"/>
    </style:style>
    <style:style style:name="P4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f771b" officeooo:paragraph-rsid="032f771b" style:font-size-asian="6pt" style:font-weight-asian="normal" style:font-size-complex="6pt" style:font-weight-complex="normal"/>
    </style:style>
    <style:style style:name="P4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7f4df" officeooo:paragraph-rsid="0337f4df" style:font-size-asian="6pt" style:font-weight-asian="normal" style:font-size-complex="6pt" style:font-weight-complex="normal"/>
    </style:style>
    <style:style style:name="P4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a6bf7" officeooo:paragraph-rsid="033a6bf7" style:font-size-asian="6pt" style:font-weight-asian="normal" style:font-size-complex="6pt" style:font-weight-complex="normal"/>
    </style:style>
    <style:style style:name="P4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b8229" officeooo:paragraph-rsid="033b8229" style:font-size-asian="6pt" style:font-weight-asian="normal" style:font-size-complex="6pt" style:font-weight-complex="normal"/>
    </style:style>
    <style:style style:name="P4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e7ac2" officeooo:paragraph-rsid="033e7ac2" style:font-size-asian="6pt" style:font-weight-asian="normal" style:font-size-complex="6pt" style:font-weight-complex="normal"/>
    </style:style>
    <style:style style:name="P4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14c30" officeooo:paragraph-rsid="03414c30" style:font-size-asian="6pt" style:font-weight-asian="normal" style:font-size-complex="6pt" style:font-weight-complex="normal"/>
    </style:style>
    <style:style style:name="P4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5a575" officeooo:paragraph-rsid="0345a575" style:font-size-asian="6pt" style:font-weight-asian="normal" style:font-size-complex="6pt" style:font-weight-complex="normal"/>
    </style:style>
    <style:style style:name="P4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6d56e" officeooo:paragraph-rsid="0346d56e" style:font-size-asian="6pt" style:font-weight-asian="normal" style:font-size-complex="6pt" style:font-weight-complex="normal"/>
    </style:style>
    <style:style style:name="P4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755fc" officeooo:paragraph-rsid="034755fc" style:font-size-asian="6pt" style:font-weight-asian="normal" style:font-size-complex="6pt" style:font-weight-complex="normal"/>
    </style:style>
    <style:style style:name="P4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93c95" officeooo:paragraph-rsid="03493c95" style:font-size-asian="6pt" style:font-weight-asian="normal" style:font-size-complex="6pt" style:font-weight-complex="normal"/>
    </style:style>
    <style:style style:name="P4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79eb" officeooo:paragraph-rsid="034a79eb" style:font-size-asian="6pt" style:font-weight-asian="normal" style:font-size-complex="6pt" style:font-weight-complex="normal"/>
    </style:style>
    <style:style style:name="P4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9447" officeooo:paragraph-rsid="034a9447" style:font-size-asian="6pt" style:font-weight-asian="normal" style:font-size-complex="6pt" style:font-weight-complex="normal"/>
    </style:style>
    <style:style style:name="P4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d8b5a" officeooo:paragraph-rsid="034d8b5a" style:font-size-asian="6pt" style:font-weight-asian="normal" style:font-size-complex="6pt" style:font-weight-complex="normal"/>
    </style:style>
    <style:style style:name="P4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e50bf" officeooo:paragraph-rsid="034e50bf" style:font-size-asian="6pt" style:font-weight-asian="normal" style:font-size-complex="6pt" style:font-weight-complex="normal"/>
    </style:style>
    <style:style style:name="P4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ff5c4" officeooo:paragraph-rsid="034ff5c4" style:font-size-asian="6pt" style:font-weight-asian="normal" style:font-size-complex="6pt" style:font-weight-complex="normal"/>
    </style:style>
    <style:style style:name="P4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31f8e" officeooo:paragraph-rsid="035438ac" style:font-size-asian="6pt" style:font-weight-asian="normal" style:font-size-complex="6pt" style:font-weight-complex="normal"/>
    </style:style>
    <style:style style:name="P4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4c92d" officeooo:paragraph-rsid="0354c92d" style:font-size-asian="6pt" style:font-weight-asian="normal" style:font-size-complex="6pt" style:font-weight-complex="normal"/>
    </style:style>
    <style:style style:name="P4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55db1" officeooo:paragraph-rsid="03555db1" style:font-size-asian="6pt" style:font-weight-asian="normal" style:font-size-complex="6pt" style:font-weight-complex="normal"/>
    </style:style>
    <style:style style:name="P4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7f915" officeooo:paragraph-rsid="0357f915" style:font-size-asian="6pt" style:font-weight-asian="normal" style:font-size-complex="6pt" style:font-weight-complex="normal"/>
    </style:style>
    <style:style style:name="P4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95434" officeooo:paragraph-rsid="03595434" style:font-size-asian="6pt" style:font-weight-asian="normal" style:font-size-complex="6pt" style:font-weight-complex="normal"/>
    </style:style>
    <style:style style:name="P4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aa691" officeooo:paragraph-rsid="035aa691" style:font-size-asian="6pt" style:font-weight-asian="normal" style:font-size-complex="6pt" style:font-weight-complex="normal"/>
    </style:style>
    <style:style style:name="P4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c90a9" officeooo:paragraph-rsid="035c90a9" style:font-size-asian="6pt" style:font-weight-asian="normal" style:font-size-complex="6pt" style:font-weight-complex="normal"/>
    </style:style>
    <style:style style:name="P4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ecf1a" officeooo:paragraph-rsid="035ecf1a" style:font-size-asian="6pt" style:font-weight-asian="normal" style:font-size-complex="6pt" style:font-weight-complex="normal"/>
    </style:style>
    <style:style style:name="P4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1629e" officeooo:paragraph-rsid="0361629e" style:font-size-asian="6pt" style:font-weight-asian="normal" style:font-size-complex="6pt" style:font-weight-complex="normal"/>
    </style:style>
    <style:style style:name="P4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2f83d" officeooo:paragraph-rsid="0362f83d" style:font-size-asian="6pt" style:font-weight-asian="normal" style:font-size-complex="6pt" style:font-weight-complex="normal"/>
    </style:style>
    <style:style style:name="P4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39aae" officeooo:paragraph-rsid="03639aae" style:font-size-asian="6pt" style:font-weight-asian="normal" style:font-size-complex="6pt" style:font-weight-complex="normal"/>
    </style:style>
    <style:style style:name="P4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942f6" officeooo:paragraph-rsid="036942f6" style:font-size-asian="6pt" style:font-weight-asian="normal" style:font-size-complex="6pt" style:font-weight-complex="normal"/>
    </style:style>
    <style:style style:name="P4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b51f3" officeooo:paragraph-rsid="036b51f3" style:font-size-asian="6pt" style:font-weight-asian="normal" style:font-size-complex="6pt" style:font-weight-complex="normal"/>
    </style:style>
    <style:style style:name="P4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eaae2" officeooo:paragraph-rsid="036eaae2" style:font-size-asian="6pt" style:font-weight-asian="normal" style:font-size-complex="6pt" style:font-weight-complex="normal"/>
    </style:style>
    <style:style style:name="P4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f764c" officeooo:paragraph-rsid="036f764c" style:font-size-asian="6pt" style:font-weight-asian="normal" style:font-size-complex="6pt" style:font-weight-complex="normal"/>
    </style:style>
    <style:style style:name="P4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0cde9" officeooo:paragraph-rsid="0370cde9" style:font-size-asian="6pt" style:font-weight-asian="normal" style:font-size-complex="6pt" style:font-weight-complex="normal"/>
    </style:style>
    <style:style style:name="P4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5f851" officeooo:paragraph-rsid="0375f851" style:font-size-asian="6pt" style:font-weight-asian="normal" style:font-size-complex="6pt" style:font-weight-complex="normal"/>
    </style:style>
    <style:style style:name="P4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b859" officeooo:paragraph-rsid="0376b859" style:font-size-asian="6pt" style:font-weight-asian="normal" style:font-size-complex="6pt" style:font-weight-complex="normal"/>
    </style:style>
    <style:style style:name="P4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ea92" officeooo:paragraph-rsid="0376ea92" style:font-size-asian="6pt" style:font-weight-asian="normal" style:font-size-complex="6pt" style:font-weight-complex="normal"/>
    </style:style>
    <style:style style:name="P4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93496" officeooo:paragraph-rsid="03793496" style:font-size-asian="6pt" style:font-weight-asian="normal" style:font-size-complex="6pt" style:font-weight-complex="normal"/>
    </style:style>
    <style:style style:name="P4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b1f9e" officeooo:paragraph-rsid="037b1f9e" style:font-size-asian="6pt" style:font-weight-asian="normal" style:font-size-complex="6pt" style:font-weight-complex="normal"/>
    </style:style>
    <style:style style:name="P4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dbd16" officeooo:paragraph-rsid="037dbd16" style:font-size-asian="6pt" style:font-weight-asian="normal" style:font-size-complex="6pt" style:font-weight-complex="normal"/>
    </style:style>
    <style:style style:name="P4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021a7" officeooo:paragraph-rsid="038021a7" style:font-size-asian="6pt" style:font-weight-asian="normal" style:font-size-complex="6pt" style:font-weight-complex="normal"/>
    </style:style>
    <style:style style:name="P4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49beb" officeooo:paragraph-rsid="03849beb" style:font-size-asian="6pt" style:font-weight-asian="normal" style:font-size-complex="6pt" style:font-weight-complex="normal"/>
    </style:style>
    <style:style style:name="P4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61349" officeooo:paragraph-rsid="03861349" style:font-size-asian="6pt" style:font-weight-asian="normal" style:font-size-complex="6pt" style:font-weight-complex="normal"/>
    </style:style>
    <style:style style:name="P4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b4554" officeooo:paragraph-rsid="038b4554" style:font-size-asian="6pt" style:font-weight-asian="normal" style:font-size-complex="6pt" style:font-weight-complex="normal"/>
    </style:style>
    <style:style style:name="P4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d0d04" officeooo:paragraph-rsid="038d0d04" style:font-size-asian="6pt" style:font-weight-asian="normal" style:font-size-complex="6pt" style:font-weight-complex="normal"/>
    </style:style>
    <style:style style:name="P4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21d2" officeooo:paragraph-rsid="038e21d2" style:font-size-asian="6pt" style:font-weight-asian="normal" style:font-size-complex="6pt" style:font-weight-complex="normal"/>
    </style:style>
    <style:style style:name="P4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f4c1" officeooo:paragraph-rsid="038ef4c1" style:font-size-asian="6pt" style:font-weight-asian="normal" style:font-size-complex="6pt" style:font-weight-complex="normal"/>
    </style:style>
    <style:style style:name="P4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fc631" officeooo:paragraph-rsid="038fc631" style:font-size-asian="6pt" style:font-weight-asian="normal" style:font-size-complex="6pt" style:font-weight-complex="normal"/>
    </style:style>
    <style:style style:name="P4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2642f" officeooo:paragraph-rsid="0392642f" style:font-size-asian="6pt" style:font-weight-asian="normal" style:font-size-complex="6pt" style:font-weight-complex="normal"/>
    </style:style>
    <style:style style:name="P4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73ba" officeooo:paragraph-rsid="039673ba" style:font-size-asian="6pt" style:font-weight-asian="normal" style:font-size-complex="6pt" style:font-weight-complex="normal"/>
    </style:style>
    <style:style style:name="P4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bc13" officeooo:paragraph-rsid="0396bc13" style:font-size-asian="6pt" style:font-weight-asian="normal" style:font-size-complex="6pt" style:font-weight-complex="normal"/>
    </style:style>
    <style:style style:name="P4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8d39e" officeooo:paragraph-rsid="0398d39e" style:font-size-asian="6pt" style:font-weight-asian="normal" style:font-size-complex="6pt" style:font-weight-complex="normal"/>
    </style:style>
    <style:style style:name="P5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8845" officeooo:paragraph-rsid="039d8845" style:font-size-asian="6pt" style:font-weight-asian="normal" style:font-size-complex="6pt" style:font-weight-complex="normal"/>
    </style:style>
    <style:style style:name="P5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f69c" officeooo:paragraph-rsid="039df69c" style:font-size-asian="6pt" style:font-weight-asian="normal" style:font-size-complex="6pt" style:font-weight-complex="normal"/>
    </style:style>
    <style:style style:name="P5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20ac8" officeooo:paragraph-rsid="03a20ac8" style:font-size-asian="6pt" style:font-weight-asian="normal" style:font-size-complex="6pt" style:font-weight-complex="normal"/>
    </style:style>
    <style:style style:name="P5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3a4ba" officeooo:paragraph-rsid="03a3a4ba" style:font-size-asian="6pt" style:font-weight-asian="normal" style:font-size-complex="6pt" style:font-weight-complex="normal"/>
    </style:style>
    <style:style style:name="P5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42024" officeooo:paragraph-rsid="03a42024" style:font-size-asian="6pt" style:font-weight-asian="normal" style:font-size-complex="6pt" style:font-weight-complex="normal"/>
    </style:style>
    <style:style style:name="P5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53a31" officeooo:paragraph-rsid="03a53a31" style:font-size-asian="6pt" style:font-weight-asian="normal" style:font-size-complex="6pt" style:font-weight-complex="normal"/>
    </style:style>
    <style:style style:name="P5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6da79" officeooo:paragraph-rsid="03a6da79" style:font-size-asian="6pt" style:font-weight-asian="normal" style:font-size-complex="6pt" style:font-weight-complex="normal"/>
    </style:style>
    <style:style style:name="P5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7e1e3" officeooo:paragraph-rsid="03a7e1e3" style:font-size-asian="6pt" style:font-weight-asian="normal" style:font-size-complex="6pt" style:font-weight-complex="normal"/>
    </style:style>
    <style:style style:name="P5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5113" officeooo:paragraph-rsid="03aa5113" style:font-size-asian="6pt" style:font-weight-asian="normal" style:font-size-complex="6pt" style:font-weight-complex="normal"/>
    </style:style>
    <style:style style:name="P5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d131" officeooo:paragraph-rsid="03aad131" style:font-size-asian="6pt" style:font-weight-asian="normal" style:font-size-complex="6pt" style:font-weight-complex="normal"/>
    </style:style>
    <style:style style:name="P5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ef6a" officeooo:paragraph-rsid="03aaef6a" style:font-size-asian="6pt" style:font-weight-asian="normal" style:font-size-complex="6pt" style:font-weight-complex="normal"/>
    </style:style>
    <style:style style:name="P5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bedf6" officeooo:paragraph-rsid="03abedf6" style:font-size-asian="6pt" style:font-weight-asian="normal" style:font-size-complex="6pt" style:font-weight-complex="normal"/>
    </style:style>
    <style:style style:name="P5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c8fdb" officeooo:paragraph-rsid="03ac8fdb" style:font-size-asian="6pt" style:font-weight-asian="normal" style:font-size-complex="6pt" style:font-weight-complex="normal"/>
    </style:style>
    <style:style style:name="P5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d7140" officeooo:paragraph-rsid="03ad7140" style:font-size-asian="6pt" style:font-weight-asian="normal" style:font-size-complex="6pt" style:font-weight-complex="normal"/>
    </style:style>
    <style:style style:name="P5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e6e81" officeooo:paragraph-rsid="03ae6e81" style:font-size-asian="6pt" style:font-weight-asian="normal" style:font-size-complex="6pt" style:font-weight-complex="normal"/>
    </style:style>
    <style:style style:name="P5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f14d8" officeooo:paragraph-rsid="03af14d8" style:font-size-asian="6pt" style:font-weight-asian="normal" style:font-size-complex="6pt" style:font-weight-complex="normal"/>
    </style:style>
    <style:style style:name="P5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0a558" officeooo:paragraph-rsid="03b0a558" style:font-size-asian="6pt" style:font-weight-asian="normal" style:font-size-complex="6pt" style:font-weight-complex="normal"/>
    </style:style>
    <style:style style:name="P5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1a1aa" officeooo:paragraph-rsid="03b1a1aa" style:font-size-asian="6pt" style:font-weight-asian="normal" style:font-size-complex="6pt" style:font-weight-complex="normal"/>
    </style:style>
    <style:style style:name="P5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34ad6" officeooo:paragraph-rsid="03b34ad6" style:font-size-asian="6pt" style:font-weight-asian="normal" style:font-size-complex="6pt" style:font-weight-complex="normal"/>
    </style:style>
    <style:style style:name="P5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cf2e" officeooo:paragraph-rsid="03b4cf2e" style:font-size-asian="6pt" style:font-weight-asian="normal" style:font-size-complex="6pt" style:font-weight-complex="normal"/>
    </style:style>
    <style:style style:name="P5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df6a" officeooo:paragraph-rsid="03b4df6a" style:font-size-asian="6pt" style:font-weight-asian="normal" style:font-size-complex="6pt" style:font-weight-complex="normal"/>
    </style:style>
    <style:style style:name="P5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738e1" officeooo:paragraph-rsid="03b738e1" style:font-size-asian="6pt" style:font-weight-asian="normal" style:font-size-complex="6pt" style:font-weight-complex="normal"/>
    </style:style>
    <style:style style:name="P5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ad30c" officeooo:paragraph-rsid="03bad30c" style:font-size-asian="6pt" style:font-weight-asian="normal" style:font-size-complex="6pt" style:font-weight-complex="normal"/>
    </style:style>
    <style:style style:name="P5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c4417" officeooo:paragraph-rsid="03bc4417" style:font-size-asian="6pt" style:font-weight-asian="normal" style:font-size-complex="6pt" style:font-weight-complex="normal"/>
    </style:style>
    <style:style style:name="P5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dcbda" officeooo:paragraph-rsid="03bdcbda" style:font-size-asian="6pt" style:font-weight-asian="normal" style:font-size-complex="6pt" style:font-weight-complex="normal"/>
    </style:style>
    <style:style style:name="P5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f54e9" officeooo:paragraph-rsid="03bf54e9" style:font-size-asian="6pt" style:font-weight-asian="normal" style:font-size-complex="6pt" style:font-weight-complex="normal"/>
    </style:style>
    <style:style style:name="P5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262d3" officeooo:paragraph-rsid="03c262d3" style:font-size-asian="6pt" style:font-weight-asian="normal" style:font-size-complex="6pt" style:font-weight-complex="normal"/>
    </style:style>
    <style:style style:name="P5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56c17" officeooo:paragraph-rsid="03c56c17" style:font-size-asian="6pt" style:font-weight-asian="normal" style:font-size-complex="6pt" style:font-weight-complex="normal"/>
    </style:style>
    <style:style style:name="P5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68922" officeooo:paragraph-rsid="03c68922" style:font-size-asian="6pt" style:font-weight-asian="normal" style:font-size-complex="6pt" style:font-weight-complex="normal"/>
    </style:style>
    <style:style style:name="P5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98dee" officeooo:paragraph-rsid="03c98dee" style:font-size-asian="6pt" style:font-weight-asian="normal" style:font-size-complex="6pt" style:font-weight-complex="normal"/>
    </style:style>
    <style:style style:name="P5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a9e69" officeooo:paragraph-rsid="03ca9e69" style:font-size-asian="6pt" style:font-weight-asian="normal" style:font-size-complex="6pt" style:font-weight-complex="normal"/>
    </style:style>
    <style:style style:name="P5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494f" officeooo:paragraph-rsid="03cc494f" style:font-size-asian="6pt" style:font-weight-asian="normal" style:font-size-complex="6pt" style:font-weight-complex="normal"/>
    </style:style>
    <style:style style:name="P5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d8dc" officeooo:paragraph-rsid="03ccd8dc" style:font-size-asian="6pt" style:font-weight-asian="normal" style:font-size-complex="6pt" style:font-weight-complex="normal"/>
    </style:style>
    <style:style style:name="P5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ea342" officeooo:paragraph-rsid="03cea342" style:font-size-asian="6pt" style:font-weight-asian="normal" style:font-size-complex="6pt" style:font-weight-complex="normal"/>
    </style:style>
    <style:style style:name="P5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08f73" officeooo:paragraph-rsid="03d08f73" style:font-size-asian="6pt" style:font-weight-asian="normal" style:font-size-complex="6pt" style:font-weight-complex="normal"/>
    </style:style>
    <style:style style:name="P5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390a" officeooo:paragraph-rsid="03d2390a" style:font-size-asian="6pt" style:font-weight-asian="normal" style:font-size-complex="6pt" style:font-weight-complex="normal"/>
    </style:style>
    <style:style style:name="P5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a410" officeooo:paragraph-rsid="03d2a410" style:font-size-asian="6pt" style:font-weight-asian="normal" style:font-size-complex="6pt" style:font-weight-complex="normal"/>
    </style:style>
    <style:style style:name="P5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05b0" officeooo:paragraph-rsid="03d305b0" style:font-size-asian="6pt" style:font-weight-asian="normal" style:font-size-complex="6pt" style:font-weight-complex="normal"/>
    </style:style>
    <style:style style:name="P5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bcdf" officeooo:paragraph-rsid="03d3bcdf" style:font-size-asian="6pt" style:font-weight-asian="normal" style:font-size-complex="6pt" style:font-weight-complex="normal"/>
    </style:style>
    <style:style style:name="P5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08f8" officeooo:paragraph-rsid="03d808f8" style:font-size-asian="6pt" style:font-weight-asian="normal" style:font-size-complex="6pt" style:font-weight-complex="normal"/>
    </style:style>
    <style:style style:name="P5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eb70" officeooo:paragraph-rsid="03d8eb70" style:font-size-asian="6pt" style:font-weight-asian="normal" style:font-size-complex="6pt" style:font-weight-complex="normal"/>
    </style:style>
    <style:style style:name="P5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9152e" officeooo:paragraph-rsid="03d9152e" style:font-size-asian="6pt" style:font-weight-asian="normal" style:font-size-complex="6pt" style:font-weight-complex="normal"/>
    </style:style>
    <style:style style:name="P5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c5c2c" officeooo:paragraph-rsid="03dc5c2c" style:font-size-asian="6pt" style:font-weight-asian="normal" style:font-size-complex="6pt" style:font-weight-complex="normal"/>
    </style:style>
    <style:style style:name="P5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e107c" officeooo:paragraph-rsid="03de107c" style:font-size-asian="6pt" style:font-weight-asian="normal" style:font-size-complex="6pt" style:font-weight-complex="normal"/>
    </style:style>
    <style:style style:name="P5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16d0f" officeooo:paragraph-rsid="03e16d0f" style:font-size-asian="6pt" style:font-weight-asian="normal" style:font-size-complex="6pt" style:font-weight-complex="normal"/>
    </style:style>
    <style:style style:name="P5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2ee86" officeooo:paragraph-rsid="03e2ee86" style:font-size-asian="6pt" style:font-weight-asian="normal" style:font-size-complex="6pt" style:font-weight-complex="normal"/>
    </style:style>
    <style:style style:name="P5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45f97" officeooo:paragraph-rsid="03e45f97" style:font-size-asian="6pt" style:font-weight-asian="normal" style:font-size-complex="6pt" style:font-weight-complex="normal"/>
    </style:style>
    <style:style style:name="P5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6337b" officeooo:paragraph-rsid="03e6337b" style:font-size-asian="6pt" style:font-weight-asian="normal" style:font-size-complex="6pt" style:font-weight-complex="normal"/>
    </style:style>
    <style:style style:name="P5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9d4b6" officeooo:paragraph-rsid="03e9d4b6" style:font-size-asian="6pt" style:font-weight-asian="normal" style:font-size-complex="6pt" style:font-weight-complex="normal"/>
    </style:style>
    <style:style style:name="P5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a0731" officeooo:paragraph-rsid="03ea0731" style:font-size-asian="6pt" style:font-weight-asian="normal" style:font-size-complex="6pt" style:font-weight-complex="normal"/>
    </style:style>
    <style:style style:name="P5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b4a62" officeooo:paragraph-rsid="03eb4a62" style:font-size-asian="6pt" style:font-weight-asian="normal" style:font-size-complex="6pt" style:font-weight-complex="normal"/>
    </style:style>
    <style:style style:name="P5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e3a72" officeooo:paragraph-rsid="03ee3a72" style:font-size-asian="6pt" style:font-weight-asian="normal" style:font-size-complex="6pt" style:font-weight-complex="normal"/>
    </style:style>
    <style:style style:name="P5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328b" officeooo:paragraph-rsid="03ef328b" style:font-size-asian="6pt" style:font-weight-asian="normal" style:font-size-complex="6pt" style:font-weight-complex="normal"/>
    </style:style>
    <style:style style:name="P5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970c" officeooo:paragraph-rsid="03ef970c" style:font-size-asian="6pt" style:font-weight-asian="normal" style:font-size-complex="6pt" style:font-weight-complex="normal"/>
    </style:style>
    <style:style style:name="P5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3b342" officeooo:paragraph-rsid="03f3b342" style:font-size-asian="6pt" style:font-weight-asian="normal" style:font-size-complex="6pt" style:font-weight-complex="normal"/>
    </style:style>
    <style:style style:name="P5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58bbe" officeooo:paragraph-rsid="03f58bbe" style:font-size-asian="6pt" style:font-weight-asian="normal" style:font-size-complex="6pt" style:font-weight-complex="normal"/>
    </style:style>
    <style:style style:name="P5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6bd90" officeooo:paragraph-rsid="03f6bd90" style:font-size-asian="6pt" style:font-weight-asian="normal" style:font-size-complex="6pt" style:font-weight-complex="normal"/>
    </style:style>
    <style:style style:name="P5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833a3" officeooo:paragraph-rsid="03f833a3" style:font-size-asian="6pt" style:font-weight-asian="normal" style:font-size-complex="6pt" style:font-weight-complex="normal"/>
    </style:style>
    <style:style style:name="P5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98bda" officeooo:paragraph-rsid="03f98bda" style:font-size-asian="6pt" style:font-weight-asian="normal" style:font-size-complex="6pt" style:font-weight-complex="normal"/>
    </style:style>
    <style:style style:name="P5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ce48f" officeooo:paragraph-rsid="03fce48f" style:font-size-asian="6pt" style:font-weight-asian="normal" style:font-size-complex="6pt" style:font-weight-complex="normal"/>
    </style:style>
    <style:style style:name="P5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04cf3" officeooo:paragraph-rsid="04004cf3" style:font-size-asian="6pt" style:font-weight-asian="normal" style:font-size-complex="6pt" style:font-weight-complex="normal"/>
    </style:style>
    <style:style style:name="P5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406d9" officeooo:paragraph-rsid="040406d9" style:font-size-asian="6pt" style:font-weight-asian="normal" style:font-size-complex="6pt" style:font-weight-complex="normal"/>
    </style:style>
    <style:style style:name="P5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5d3b6" officeooo:paragraph-rsid="0405d3b6" style:font-size-asian="6pt" style:font-weight-asian="normal" style:font-size-complex="6pt" style:font-weight-complex="normal"/>
    </style:style>
    <style:style style:name="P5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698b7" officeooo:paragraph-rsid="040698b7" style:font-size-asian="6pt" style:font-weight-asian="normal" style:font-size-complex="6pt" style:font-weight-complex="normal"/>
    </style:style>
    <style:style style:name="P5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7876f" officeooo:paragraph-rsid="0407876f" style:font-size-asian="6pt" style:font-weight-asian="normal" style:font-size-complex="6pt" style:font-weight-complex="normal"/>
    </style:style>
    <style:style style:name="P5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908bc" officeooo:paragraph-rsid="040908bc" style:font-size-asian="6pt" style:font-weight-asian="normal" style:font-size-complex="6pt" style:font-weight-complex="normal"/>
    </style:style>
    <style:style style:name="P5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ac1e9" officeooo:paragraph-rsid="040ac1e9" style:font-size-asian="6pt" style:font-weight-asian="normal" style:font-size-complex="6pt" style:font-weight-complex="normal"/>
    </style:style>
    <style:style style:name="P5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de9d3" officeooo:paragraph-rsid="040de9d3" style:font-size-asian="6pt" style:font-weight-asian="normal" style:font-size-complex="6pt" style:font-weight-complex="normal"/>
    </style:style>
    <style:style style:name="P5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f9d25" officeooo:paragraph-rsid="040f9d25" style:font-size-asian="6pt" style:font-weight-asian="normal" style:font-size-complex="6pt" style:font-weight-complex="normal"/>
    </style:style>
    <style:style style:name="P5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3257c" officeooo:paragraph-rsid="0413257c" style:font-size-asian="6pt" style:font-weight-asian="normal" style:font-size-complex="6pt" style:font-weight-complex="normal"/>
    </style:style>
    <style:style style:name="P5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54c92" officeooo:paragraph-rsid="04154c92" style:font-size-asian="6pt" style:font-weight-asian="normal" style:font-size-complex="6pt" style:font-weight-complex="normal"/>
    </style:style>
    <style:style style:name="P5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6b9a8" officeooo:paragraph-rsid="0416b9a8" style:font-size-asian="6pt" style:font-weight-asian="normal" style:font-size-complex="6pt" style:font-weight-complex="normal"/>
    </style:style>
    <style:style style:name="P5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7a5f5" officeooo:paragraph-rsid="0417a5f5" style:font-size-asian="6pt" style:font-weight-asian="normal" style:font-size-complex="6pt" style:font-weight-complex="normal"/>
    </style:style>
    <style:style style:name="P5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7abf6" officeooo:paragraph-rsid="0417abf6" style:font-size-asian="6pt" style:font-weight-asian="normal" style:font-size-complex="6pt" style:font-weight-complex="normal"/>
    </style:style>
    <style:style style:name="P5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a22dd" officeooo:paragraph-rsid="041a22dd" style:font-size-asian="6pt" style:font-weight-asian="normal" style:font-size-complex="6pt" style:font-weight-complex="normal"/>
    </style:style>
    <style:style style:name="P5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b531e" officeooo:paragraph-rsid="041b531e" style:font-size-asian="6pt" style:font-weight-asian="normal" style:font-size-complex="6pt" style:font-weight-complex="normal"/>
    </style:style>
    <style:style style:name="P5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bbec6" officeooo:paragraph-rsid="041bbec6" style:font-size-asian="6pt" style:font-weight-asian="normal" style:font-size-complex="6pt" style:font-weight-complex="normal"/>
    </style:style>
    <style:style style:name="P5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d0ec2" officeooo:paragraph-rsid="041d0ec2" style:font-size-asian="6pt" style:font-weight-asian="normal" style:font-size-complex="6pt" style:font-weight-complex="normal"/>
    </style:style>
    <style:style style:name="P5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1369a" officeooo:paragraph-rsid="0421369a" style:font-size-asian="6pt" style:font-weight-asian="normal" style:font-size-complex="6pt" style:font-weight-complex="normal"/>
    </style:style>
    <style:style style:name="P5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573cc" officeooo:paragraph-rsid="042573cc" style:font-size-asian="6pt" style:font-weight-asian="normal" style:font-size-complex="6pt" style:font-weight-complex="normal"/>
    </style:style>
    <style:style style:name="P5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60486" officeooo:paragraph-rsid="04260486" style:font-size-asian="6pt" style:font-weight-asian="normal" style:font-size-complex="6pt" style:font-weight-complex="normal"/>
    </style:style>
    <style:style style:name="P5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7027f" officeooo:paragraph-rsid="0427027f" style:font-size-asian="6pt" style:font-weight-asian="normal" style:font-size-complex="6pt" style:font-weight-complex="normal"/>
    </style:style>
    <style:style style:name="P5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71068" officeooo:paragraph-rsid="04271068" style:font-size-asian="6pt" style:font-weight-asian="normal" style:font-size-complex="6pt" style:font-weight-complex="normal"/>
    </style:style>
    <style:style style:name="P5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8f4fa" officeooo:paragraph-rsid="0428f4fa" style:font-size-asian="6pt" style:font-weight-asian="normal" style:font-size-complex="6pt" style:font-weight-complex="normal"/>
    </style:style>
    <style:style style:name="P5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97133" officeooo:paragraph-rsid="04297133" style:font-size-asian="6pt" style:font-weight-asian="normal" style:font-size-complex="6pt" style:font-weight-complex="normal"/>
    </style:style>
    <style:style style:name="P5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abf6e" officeooo:paragraph-rsid="042abf6e" style:font-size-asian="6pt" style:font-weight-asian="normal" style:font-size-complex="6pt" style:font-weight-complex="normal"/>
    </style:style>
    <style:style style:name="P5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c2db4" officeooo:paragraph-rsid="042c2db4" style:font-size-asian="6pt" style:font-weight-asian="normal" style:font-size-complex="6pt" style:font-weight-complex="normal"/>
    </style:style>
    <style:style style:name="P5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4573" officeooo:paragraph-rsid="042e4573" style:font-size-asian="6pt" style:font-weight-asian="normal" style:font-size-complex="6pt" style:font-weight-complex="normal"/>
    </style:style>
    <style:style style:name="P5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d1f3" officeooo:paragraph-rsid="042ed1f3" style:font-size-asian="6pt" style:font-weight-asian="normal" style:font-size-complex="6pt" style:font-weight-complex="normal"/>
    </style:style>
    <style:style style:name="P5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d610" officeooo:paragraph-rsid="042ed610" style:font-size-asian="6pt" style:font-weight-asian="normal" style:font-size-complex="6pt" style:font-weight-complex="normal"/>
    </style:style>
    <style:style style:name="P5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634a5" officeooo:paragraph-rsid="043634a5" style:font-size-asian="6pt" style:font-weight-asian="normal" style:font-size-complex="6pt" style:font-weight-complex="normal"/>
    </style:style>
    <style:style style:name="P5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749c5" officeooo:paragraph-rsid="043749c5" style:font-size-asian="6pt" style:font-weight-asian="normal" style:font-size-complex="6pt" style:font-weight-complex="normal"/>
    </style:style>
    <style:style style:name="P5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93af7" officeooo:paragraph-rsid="04393af7" style:font-size-asian="6pt" style:font-weight-asian="normal" style:font-size-complex="6pt" style:font-weight-complex="normal"/>
    </style:style>
    <style:style style:name="P5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93d4e" officeooo:paragraph-rsid="04393d4e" style:font-size-asian="6pt" style:font-weight-asian="normal" style:font-size-complex="6pt" style:font-weight-complex="normal"/>
    </style:style>
    <style:style style:name="P5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b1bc7" officeooo:paragraph-rsid="043b1bc7" style:font-size-asian="6pt" style:font-weight-asian="normal" style:font-size-complex="6pt" style:font-weight-complex="normal"/>
    </style:style>
    <style:style style:name="P5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bedcd" officeooo:paragraph-rsid="043bedcd" style:font-size-asian="6pt" style:font-weight-asian="normal" style:font-size-complex="6pt" style:font-weight-complex="normal"/>
    </style:style>
    <style:style style:name="P5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ddfb9" officeooo:paragraph-rsid="043ddfb9" style:font-size-asian="6pt" style:font-weight-asian="normal" style:font-size-complex="6pt" style:font-weight-complex="normal"/>
    </style:style>
    <style:style style:name="P5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ef629" officeooo:paragraph-rsid="043ef629" style:font-size-asian="6pt" style:font-weight-asian="normal" style:font-size-complex="6pt" style:font-weight-complex="normal"/>
    </style:style>
    <style:style style:name="P5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05465" officeooo:paragraph-rsid="04405465" style:font-size-asian="6pt" style:font-weight-asian="normal" style:font-size-complex="6pt" style:font-weight-complex="normal"/>
    </style:style>
    <style:style style:name="P5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1163b" officeooo:paragraph-rsid="0441163b" style:font-size-asian="6pt" style:font-weight-asian="normal" style:font-size-complex="6pt" style:font-weight-complex="normal"/>
    </style:style>
    <style:style style:name="P6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840c8" officeooo:paragraph-rsid="048840c8" style:font-size-asian="6pt" style:font-weight-asian="normal" style:font-size-complex="6pt" style:font-weight-complex="normal"/>
    </style:style>
    <style:style style:name="P6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4cfb8" officeooo:paragraph-rsid="0444cfb8" style:font-size-asian="6pt" style:font-weight-asian="normal" style:font-size-complex="6pt" style:font-weight-complex="normal"/>
    </style:style>
    <style:style style:name="P6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586eb" officeooo:paragraph-rsid="044586eb" style:font-size-asian="6pt" style:font-weight-asian="normal" style:font-size-complex="6pt" style:font-weight-complex="normal"/>
    </style:style>
    <style:style style:name="P6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74212" officeooo:paragraph-rsid="04474212" style:font-size-asian="6pt" style:font-weight-asian="normal" style:font-size-complex="6pt" style:font-weight-complex="normal"/>
    </style:style>
    <style:style style:name="P6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8f347" officeooo:paragraph-rsid="0448f347" style:font-size-asian="6pt" style:font-weight-asian="normal" style:font-size-complex="6pt" style:font-weight-complex="normal"/>
    </style:style>
    <style:style style:name="P6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930fd" officeooo:paragraph-rsid="044930fd" style:font-size-asian="6pt" style:font-weight-asian="normal" style:font-size-complex="6pt" style:font-weight-complex="normal"/>
    </style:style>
    <style:style style:name="P6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ab42e" officeooo:paragraph-rsid="044ab42e" style:font-size-asian="6pt" style:font-weight-asian="normal" style:font-size-complex="6pt" style:font-weight-complex="normal"/>
    </style:style>
    <style:style style:name="P6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c6363" officeooo:paragraph-rsid="044c6363" style:font-size-asian="6pt" style:font-weight-asian="normal" style:font-size-complex="6pt" style:font-weight-complex="normal"/>
    </style:style>
    <style:style style:name="P6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01672" officeooo:paragraph-rsid="04501672" style:font-size-asian="6pt" style:font-weight-asian="normal" style:font-size-complex="6pt" style:font-weight-complex="normal"/>
    </style:style>
    <style:style style:name="P6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1363a" officeooo:paragraph-rsid="0451363a" style:font-size-asian="6pt" style:font-weight-asian="normal" style:font-size-complex="6pt" style:font-weight-complex="normal"/>
    </style:style>
    <style:style style:name="P6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40f4b" officeooo:paragraph-rsid="04540f4b" style:font-size-asian="6pt" style:font-weight-asian="normal" style:font-size-complex="6pt" style:font-weight-complex="normal"/>
    </style:style>
    <style:style style:name="P6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5ea42" officeooo:paragraph-rsid="0455ea42" style:font-size-asian="6pt" style:font-weight-asian="normal" style:font-size-complex="6pt" style:font-weight-complex="normal"/>
    </style:style>
    <style:style style:name="P6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68780" officeooo:paragraph-rsid="04568780" style:font-size-asian="6pt" style:font-weight-asian="normal" style:font-size-complex="6pt" style:font-weight-complex="normal"/>
    </style:style>
    <style:style style:name="P6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91bda" officeooo:paragraph-rsid="04591bda" style:font-size-asian="6pt" style:font-weight-asian="normal" style:font-size-complex="6pt" style:font-weight-complex="normal"/>
    </style:style>
    <style:style style:name="P6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aca52" officeooo:paragraph-rsid="045aca52" style:font-size-asian="6pt" style:font-weight-asian="normal" style:font-size-complex="6pt" style:font-weight-complex="normal"/>
    </style:style>
    <style:style style:name="P6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d9cf5" officeooo:paragraph-rsid="045d9cf5" style:font-size-asian="6pt" style:font-weight-asian="normal" style:font-size-complex="6pt" style:font-weight-complex="normal"/>
    </style:style>
    <style:style style:name="P6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f8faa" officeooo:paragraph-rsid="045f8faa" style:font-size-asian="6pt" style:font-weight-asian="normal" style:font-size-complex="6pt" style:font-weight-complex="normal"/>
    </style:style>
    <style:style style:name="P6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0a1cc" officeooo:paragraph-rsid="0460a1cc" style:font-size-asian="6pt" style:font-weight-asian="normal" style:font-size-complex="6pt" style:font-weight-complex="normal"/>
    </style:style>
    <style:style style:name="P6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4a20a" officeooo:paragraph-rsid="0464a20a" style:font-size-asian="6pt" style:font-weight-asian="normal" style:font-size-complex="6pt" style:font-weight-complex="normal"/>
    </style:style>
    <style:style style:name="P6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60e79" officeooo:paragraph-rsid="04660e79" style:font-size-asian="6pt" style:font-weight-asian="normal" style:font-size-complex="6pt" style:font-weight-complex="normal"/>
    </style:style>
    <style:style style:name="P6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8df69" officeooo:paragraph-rsid="0468df69" style:font-size-asian="6pt" style:font-weight-asian="normal" style:font-size-complex="6pt" style:font-weight-complex="normal"/>
    </style:style>
    <style:style style:name="P6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c25fc" officeooo:paragraph-rsid="046c25fc" style:font-size-asian="6pt" style:font-weight-asian="normal" style:font-size-complex="6pt" style:font-weight-complex="normal"/>
    </style:style>
    <style:style style:name="P6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d22de" officeooo:paragraph-rsid="046d22de" style:font-size-asian="6pt" style:font-weight-asian="normal" style:font-size-complex="6pt" style:font-weight-complex="normal"/>
    </style:style>
    <style:style style:name="P6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0bdd0" officeooo:paragraph-rsid="0470bdd0" style:font-size-asian="6pt" style:font-weight-asian="normal" style:font-size-complex="6pt" style:font-weight-complex="normal"/>
    </style:style>
    <style:style style:name="P6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37814" officeooo:paragraph-rsid="04737814" style:font-size-asian="6pt" style:font-weight-asian="normal" style:font-size-complex="6pt" style:font-weight-complex="normal"/>
    </style:style>
    <style:style style:name="P6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5c550" officeooo:paragraph-rsid="0475c550" style:font-size-asian="6pt" style:font-weight-asian="normal" style:font-size-complex="6pt" style:font-weight-complex="normal"/>
    </style:style>
    <style:style style:name="P6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7492f" officeooo:paragraph-rsid="0477492f" style:font-size-asian="6pt" style:font-weight-asian="normal" style:font-size-complex="6pt" style:font-weight-complex="normal"/>
    </style:style>
    <style:style style:name="P6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afcfd" officeooo:paragraph-rsid="047afcfd" style:font-size-asian="6pt" style:font-weight-asian="normal" style:font-size-complex="6pt" style:font-weight-complex="normal"/>
    </style:style>
    <style:style style:name="P6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c1104" officeooo:paragraph-rsid="047c1104" style:font-size-asian="6pt" style:font-weight-asian="normal" style:font-size-complex="6pt" style:font-weight-complex="normal"/>
    </style:style>
    <style:style style:name="P6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db9e8" officeooo:paragraph-rsid="047db9e8" style:font-size-asian="6pt" style:font-weight-asian="normal" style:font-size-complex="6pt" style:font-weight-complex="normal"/>
    </style:style>
    <style:style style:name="P6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0cc71" officeooo:paragraph-rsid="0480cc71" style:font-size-asian="6pt" style:font-weight-asian="normal" style:font-size-complex="6pt" style:font-weight-complex="normal"/>
    </style:style>
    <style:style style:name="P6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1b9c3" officeooo:paragraph-rsid="0481b9c3" style:font-size-asian="6pt" style:font-weight-asian="normal" style:font-size-complex="6pt" style:font-weight-complex="normal"/>
    </style:style>
    <style:style style:name="P6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30e34" officeooo:paragraph-rsid="04830e34" style:font-size-asian="6pt" style:font-weight-asian="normal" style:font-size-complex="6pt" style:font-weight-complex="normal"/>
    </style:style>
    <style:style style:name="P6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7a7f1" officeooo:paragraph-rsid="0487a7f1" style:font-size-asian="6pt" style:font-weight-asian="normal" style:font-size-complex="6pt" style:font-weight-complex="normal"/>
    </style:style>
    <style:style style:name="P6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a1f98" officeooo:paragraph-rsid="048a1f98" style:font-size-asian="6pt" style:font-weight-asian="normal" style:font-size-complex="6pt" style:font-weight-complex="normal"/>
    </style:style>
    <style:style style:name="P6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c0866" officeooo:paragraph-rsid="048c0866" style:font-size-asian="6pt" style:font-weight-asian="normal" style:font-size-complex="6pt" style:font-weight-complex="normal"/>
    </style:style>
    <style:style style:name="P6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27334" officeooo:paragraph-rsid="04927334" style:font-size-asian="6pt" style:font-weight-asian="normal" style:font-size-complex="6pt" style:font-weight-complex="normal"/>
    </style:style>
    <style:style style:name="P6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4621a" officeooo:paragraph-rsid="0494621a" style:font-size-asian="6pt" style:font-weight-asian="normal" style:font-size-complex="6pt" style:font-weight-complex="normal"/>
    </style:style>
    <style:style style:name="P6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57c9b" officeooo:paragraph-rsid="04957c9b" style:font-size-asian="6pt" style:font-weight-asian="normal" style:font-size-complex="6pt" style:font-weight-complex="normal"/>
    </style:style>
    <style:style style:name="P6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92afb" officeooo:paragraph-rsid="04992afb" style:font-size-asian="6pt" style:font-weight-asian="normal" style:font-size-complex="6pt" style:font-weight-complex="normal"/>
    </style:style>
    <style:style style:name="P6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b0970" officeooo:paragraph-rsid="049b0970" style:font-size-asian="6pt" style:font-weight-asian="normal" style:font-size-complex="6pt" style:font-weight-complex="normal"/>
    </style:style>
    <style:style style:name="P6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ec86d" officeooo:paragraph-rsid="049ec86d" style:font-size-asian="6pt" style:font-weight-asian="normal" style:font-size-complex="6pt" style:font-weight-complex="normal"/>
    </style:style>
    <style:style style:name="P6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04b25" officeooo:paragraph-rsid="04a04b25" style:font-size-asian="6pt" style:font-weight-asian="normal" style:font-size-complex="6pt" style:font-weight-complex="normal"/>
    </style:style>
    <style:style style:name="P6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1d0d2" officeooo:paragraph-rsid="04a1d0d2" style:font-size-asian="6pt" style:font-weight-asian="normal" style:font-size-complex="6pt" style:font-weight-complex="normal"/>
    </style:style>
    <style:style style:name="P6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2339d" officeooo:paragraph-rsid="04a2339d" style:font-size-asian="6pt" style:font-weight-asian="normal" style:font-size-complex="6pt" style:font-weight-complex="normal"/>
    </style:style>
    <style:style style:name="P6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5fa03" officeooo:paragraph-rsid="04a5fa03" style:font-size-asian="6pt" style:font-weight-asian="normal" style:font-size-complex="6pt" style:font-weight-complex="normal"/>
    </style:style>
    <style:style style:name="P6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66a63" officeooo:paragraph-rsid="04a66a63" style:font-size-asian="6pt" style:font-weight-asian="normal" style:font-size-complex="6pt" style:font-weight-complex="normal"/>
    </style:style>
    <style:style style:name="P6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8614c" officeooo:paragraph-rsid="04a8614c" style:font-size-asian="6pt" style:font-weight-asian="normal" style:font-size-complex="6pt" style:font-weight-complex="normal"/>
    </style:style>
    <style:style style:name="P6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a93bc" officeooo:paragraph-rsid="04aa93bc" style:font-size-asian="6pt" style:font-weight-asian="normal" style:font-size-complex="6pt" style:font-weight-complex="normal"/>
    </style:style>
    <style:style style:name="P6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c68b3" officeooo:paragraph-rsid="04ac68b3" style:font-size-asian="6pt" style:font-weight-asian="normal" style:font-size-complex="6pt" style:font-weight-complex="normal"/>
    </style:style>
    <style:style style:name="P6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e2228" officeooo:paragraph-rsid="04ae2228" style:font-size-asian="6pt" style:font-weight-asian="normal" style:font-size-complex="6pt" style:font-weight-complex="normal"/>
    </style:style>
    <style:style style:name="P6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ee17a" officeooo:paragraph-rsid="04aee17a" style:font-size-asian="6pt" style:font-weight-asian="normal" style:font-size-complex="6pt" style:font-weight-complex="normal"/>
    </style:style>
    <style:style style:name="P6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fb63b" officeooo:paragraph-rsid="04afb63b" style:font-size-asian="6pt" style:font-weight-asian="normal" style:font-size-complex="6pt" style:font-weight-complex="normal"/>
    </style:style>
    <style:style style:name="P6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0cf10" officeooo:paragraph-rsid="04b0cf10" style:font-size-asian="6pt" style:font-weight-asian="normal" style:font-size-complex="6pt" style:font-weight-complex="normal"/>
    </style:style>
    <style:style style:name="P6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217db" officeooo:paragraph-rsid="04b217db" style:font-size-asian="6pt" style:font-weight-asian="normal" style:font-size-complex="6pt" style:font-weight-complex="normal"/>
    </style:style>
    <style:style style:name="P6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246fc" officeooo:paragraph-rsid="04b246fc" style:font-size-asian="6pt" style:font-weight-asian="normal" style:font-size-complex="6pt" style:font-weight-complex="normal"/>
    </style:style>
    <style:style style:name="P6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3ae48" officeooo:paragraph-rsid="04b3ae48" style:font-size-asian="6pt" style:font-weight-asian="normal" style:font-size-complex="6pt" style:font-weight-complex="normal"/>
    </style:style>
    <style:style style:name="P6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650f8" officeooo:paragraph-rsid="04b650f8" style:font-size-asian="6pt" style:font-weight-asian="normal" style:font-size-complex="6pt" style:font-weight-complex="normal"/>
    </style:style>
    <style:style style:name="P6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a06e3" officeooo:paragraph-rsid="04ba06e3" style:font-size-asian="6pt" style:font-weight-asian="normal" style:font-size-complex="6pt" style:font-weight-complex="normal"/>
    </style:style>
    <style:style style:name="P6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a7607" officeooo:paragraph-rsid="04ba7607" style:font-size-asian="6pt" style:font-weight-asian="normal" style:font-size-complex="6pt" style:font-weight-complex="normal"/>
    </style:style>
    <style:style style:name="P6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bc959" officeooo:paragraph-rsid="04bbc959" style:font-size-asian="6pt" style:font-weight-asian="normal" style:font-size-complex="6pt" style:font-weight-complex="normal"/>
    </style:style>
    <style:style style:name="P6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cb1a7" officeooo:paragraph-rsid="04bcb1a7" style:font-size-asian="6pt" style:font-weight-asian="normal" style:font-size-complex="6pt" style:font-weight-complex="normal"/>
    </style:style>
    <style:style style:name="P6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cd7ff" officeooo:paragraph-rsid="04bcd7ff" style:font-size-asian="6pt" style:font-weight-asian="normal" style:font-size-complex="6pt" style:font-weight-complex="normal"/>
    </style:style>
    <style:style style:name="P6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ede5c" officeooo:paragraph-rsid="04cede5c" style:font-size-asian="6pt" style:font-weight-asian="normal" style:font-size-complex="6pt" style:font-weight-complex="normal"/>
    </style:style>
    <style:style style:name="P6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05200" officeooo:paragraph-rsid="04c05200" style:font-size-asian="6pt" style:font-weight-asian="normal" style:font-size-complex="6pt" style:font-weight-complex="normal"/>
    </style:style>
    <style:style style:name="P6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0f3ba" officeooo:paragraph-rsid="04c0f3ba" style:font-size-asian="6pt" style:font-weight-asian="normal" style:font-size-complex="6pt" style:font-weight-complex="normal"/>
    </style:style>
    <style:style style:name="P6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1bec7" officeooo:paragraph-rsid="04c1bec7" style:font-size-asian="6pt" style:font-weight-asian="normal" style:font-size-complex="6pt" style:font-weight-complex="normal"/>
    </style:style>
    <style:style style:name="P6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200c6" officeooo:paragraph-rsid="04c200c6" style:font-size-asian="6pt" style:font-weight-asian="normal" style:font-size-complex="6pt" style:font-weight-complex="normal"/>
    </style:style>
    <style:style style:name="P6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3dccc" style:font-size-asian="6pt" style:font-weight-asian="normal" style:font-size-complex="6pt" style:font-weight-complex="normal"/>
    </style:style>
    <style:style style:name="P6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59032" style:font-size-asian="6pt" style:font-weight-asian="normal" style:font-size-complex="6pt" style:font-weight-complex="normal"/>
    </style:style>
    <style:style style:name="P6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6a0c5" style:font-size-asian="6pt" style:font-weight-asian="normal" style:font-size-complex="6pt" style:font-weight-complex="normal"/>
    </style:style>
    <style:style style:name="P6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88f5d" style:font-size-asian="6pt" style:font-weight-asian="normal" style:font-size-complex="6pt" style:font-weight-complex="normal"/>
    </style:style>
    <style:style style:name="P6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9f142" officeooo:paragraph-rsid="04c9f142" style:font-size-asian="6pt" style:font-weight-asian="normal" style:font-size-complex="6pt" style:font-weight-complex="normal"/>
    </style:style>
    <style:style style:name="P6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b8b59" officeooo:paragraph-rsid="04cb8b59" style:font-size-asian="6pt" style:font-weight-asian="normal" style:font-size-complex="6pt" style:font-weight-complex="normal"/>
    </style:style>
    <style:style style:name="P6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bde71" style:font-size-asian="6pt" style:font-weight-asian="normal" style:font-size-complex="6pt" style:font-weight-complex="normal"/>
    </style:style>
    <style:style style:name="P6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cdf7f" style:font-size-asian="6pt" style:font-weight-asian="normal" style:font-size-complex="6pt" style:font-weight-complex="normal"/>
    </style:style>
    <style:style style:name="P6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08116" officeooo:paragraph-rsid="04d08116" style:font-size-asian="6pt" style:font-weight-asian="normal" style:font-size-complex="6pt" style:font-weight-complex="normal"/>
    </style:style>
    <style:style style:name="P6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d25532" style:font-size-asian="6pt" style:font-weight-asian="normal" style:font-size-complex="6pt" style:font-weight-complex="normal"/>
    </style:style>
    <style:style style:name="P6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4976a" officeooo:paragraph-rsid="04d4976a" style:font-size-asian="6pt" style:font-weight-asian="normal" style:font-size-complex="6pt" style:font-weight-complex="normal"/>
    </style:style>
    <style:style style:name="P6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d6c7d" officeooo:paragraph-rsid="04fd6c7d" style:font-size-asian="6pt" style:font-weight-asian="normal" style:font-size-complex="6pt" style:font-weight-complex="normal"/>
    </style:style>
    <style:style style:name="P6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6ad28" officeooo:paragraph-rsid="04d6ad28" style:font-size-asian="6pt" style:font-weight-asian="normal" style:font-size-complex="6pt" style:font-weight-complex="normal"/>
    </style:style>
    <style:style style:name="P6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7c102" officeooo:paragraph-rsid="04d7c102" style:font-size-asian="6pt" style:font-weight-asian="normal" style:font-size-complex="6pt" style:font-weight-complex="normal"/>
    </style:style>
    <style:style style:name="P6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9a806" officeooo:paragraph-rsid="04d9a806" style:font-size-asian="6pt" style:font-weight-asian="normal" style:font-size-complex="6pt" style:font-weight-complex="normal"/>
    </style:style>
    <style:style style:name="P6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9df73" officeooo:paragraph-rsid="04d9df73" style:font-size-asian="6pt" style:font-weight-asian="normal" style:font-size-complex="6pt" style:font-weight-complex="normal"/>
    </style:style>
    <style:style style:name="P6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c958f" officeooo:paragraph-rsid="04dc958f" style:font-size-asian="6pt" style:font-weight-asian="normal" style:font-size-complex="6pt" style:font-weight-complex="normal"/>
    </style:style>
    <style:style style:name="P6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e935b" officeooo:paragraph-rsid="04d9df73" style:font-size-asian="6pt" style:font-weight-asian="normal" style:font-size-complex="6pt" style:font-weight-complex="normal"/>
    </style:style>
    <style:style style:name="P6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e935b" officeooo:paragraph-rsid="04de935b" style:font-size-asian="6pt" style:font-weight-asian="normal" style:font-size-complex="6pt" style:font-weight-complex="normal"/>
    </style:style>
    <style:style style:name="P6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176f4" officeooo:paragraph-rsid="04e176f4" style:font-size-asian="6pt" style:font-weight-asian="normal" style:font-size-complex="6pt" style:font-weight-complex="normal"/>
    </style:style>
    <style:style style:name="P6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3a8e3" officeooo:paragraph-rsid="04e3a8e3" style:font-size-asian="6pt" style:font-weight-asian="normal" style:font-size-complex="6pt" style:font-weight-complex="normal"/>
    </style:style>
    <style:style style:name="P6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7487c" officeooo:paragraph-rsid="04e7487c" style:font-size-asian="6pt" style:font-weight-asian="normal" style:font-size-complex="6pt" style:font-weight-complex="normal"/>
    </style:style>
    <style:style style:name="P6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7af7d" officeooo:paragraph-rsid="04e7af7d" style:font-size-asian="6pt" style:font-weight-asian="normal" style:font-size-complex="6pt" style:font-weight-complex="normal"/>
    </style:style>
    <style:style style:name="P6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951fd" officeooo:paragraph-rsid="04e951fd" style:font-size-asian="6pt" style:font-weight-asian="normal" style:font-size-complex="6pt" style:font-weight-complex="normal"/>
    </style:style>
    <style:style style:name="P6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b00d7" officeooo:paragraph-rsid="04eb00d7" style:font-size-asian="6pt" style:font-weight-asian="normal" style:font-size-complex="6pt" style:font-weight-complex="normal"/>
    </style:style>
    <style:style style:name="P6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c21bf" officeooo:paragraph-rsid="04ec21bf" style:font-size-asian="6pt" style:font-weight-asian="normal" style:font-size-complex="6pt" style:font-weight-complex="normal"/>
    </style:style>
    <style:style style:name="P6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d1b04" officeooo:paragraph-rsid="04ed1b04" style:font-size-asian="6pt" style:font-weight-asian="normal" style:font-size-complex="6pt" style:font-weight-complex="normal"/>
    </style:style>
    <style:style style:name="P6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edabf" officeooo:paragraph-rsid="04eedabf" style:font-size-asian="6pt" style:font-weight-asian="normal" style:font-size-complex="6pt" style:font-weight-complex="normal"/>
    </style:style>
    <style:style style:name="P6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3f250" officeooo:paragraph-rsid="04f3f250" style:font-size-asian="6pt" style:font-weight-asian="normal" style:font-size-complex="6pt" style:font-weight-complex="normal"/>
    </style:style>
    <style:style style:name="P6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5b642" officeooo:paragraph-rsid="04f5b642" style:font-size-asian="6pt" style:font-weight-asian="normal" style:font-size-complex="6pt" style:font-weight-complex="normal"/>
    </style:style>
    <style:style style:name="P6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8cc6f" officeooo:paragraph-rsid="04f8cc6f" style:font-size-asian="6pt" style:font-weight-asian="normal" style:font-size-complex="6pt" style:font-weight-complex="normal"/>
    </style:style>
    <style:style style:name="P6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a8cfd" officeooo:paragraph-rsid="04fa8cfd" style:font-size-asian="6pt" style:font-weight-asian="normal" style:font-size-complex="6pt" style:font-weight-complex="normal"/>
    </style:style>
    <style:style style:name="P7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b970e" officeooo:paragraph-rsid="04fb970e" style:font-size-asian="6pt" style:font-weight-asian="normal" style:font-size-complex="6pt" style:font-weight-complex="normal"/>
    </style:style>
    <style:style style:name="P7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ffe60" officeooo:paragraph-rsid="04fffe60" style:font-size-asian="6pt" style:font-weight-asian="normal" style:font-size-complex="6pt" style:font-weight-complex="normal"/>
    </style:style>
    <style:style style:name="P7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01494" officeooo:paragraph-rsid="05001494" style:font-size-asian="6pt" style:font-weight-asian="normal" style:font-size-complex="6pt" style:font-weight-complex="normal"/>
    </style:style>
    <style:style style:name="P7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1665d" officeooo:paragraph-rsid="0501665d" style:font-size-asian="6pt" style:font-weight-asian="normal" style:font-size-complex="6pt" style:font-weight-complex="normal"/>
    </style:style>
    <style:style style:name="P7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5c80a" officeooo:paragraph-rsid="0505c80a" style:font-size-asian="6pt" style:font-weight-asian="normal" style:font-size-complex="6pt" style:font-weight-complex="normal"/>
    </style:style>
    <style:style style:name="P7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6029b" officeooo:paragraph-rsid="0506029b" style:font-size-asian="6pt" style:font-weight-asian="normal" style:font-size-complex="6pt" style:font-weight-complex="normal"/>
    </style:style>
    <style:style style:name="P7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66bd7" officeooo:paragraph-rsid="05066bd7" style:font-size-asian="6pt" style:font-weight-asian="normal" style:font-size-complex="6pt" style:font-weight-complex="normal"/>
    </style:style>
    <style:style style:name="P7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76485" officeooo:paragraph-rsid="05076485" style:font-size-asian="6pt" style:font-weight-asian="normal" style:font-size-complex="6pt" style:font-weight-complex="normal"/>
    </style:style>
    <style:style style:name="P7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8aebe" officeooo:paragraph-rsid="0508aebe" style:font-size-asian="6pt" style:font-weight-asian="normal" style:font-size-complex="6pt" style:font-weight-complex="normal"/>
    </style:style>
    <style:style style:name="P7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969bb" officeooo:paragraph-rsid="050969bb" style:font-size-asian="6pt" style:font-weight-asian="normal" style:font-size-complex="6pt" style:font-weight-complex="normal"/>
    </style:style>
    <style:style style:name="P7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9b926" officeooo:paragraph-rsid="0509b926" style:font-size-asian="6pt" style:font-weight-asian="normal" style:font-size-complex="6pt" style:font-weight-complex="normal"/>
    </style:style>
    <style:style style:name="P7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bd2ba" officeooo:paragraph-rsid="050bd2ba" style:font-size-asian="6pt" style:font-weight-asian="normal" style:font-size-complex="6pt" style:font-weight-complex="normal"/>
    </style:style>
    <style:style style:name="P7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d9d14" officeooo:paragraph-rsid="050d9d14" style:font-size-asian="6pt" style:font-weight-asian="normal" style:font-size-complex="6pt" style:font-weight-complex="normal"/>
    </style:style>
    <style:style style:name="P7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e8593" officeooo:paragraph-rsid="050e8593" style:font-size-asian="6pt" style:font-weight-asian="normal" style:font-size-complex="6pt" style:font-weight-complex="normal"/>
    </style:style>
    <style:style style:name="P7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f453b" officeooo:paragraph-rsid="050f453b" style:font-size-asian="6pt" style:font-weight-asian="normal" style:font-size-complex="6pt" style:font-weight-complex="normal"/>
    </style:style>
    <style:style style:name="P7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1294b" officeooo:paragraph-rsid="0511294b" style:font-size-asian="6pt" style:font-weight-asian="normal" style:font-size-complex="6pt" style:font-weight-complex="normal"/>
    </style:style>
    <style:style style:name="P7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23669" officeooo:paragraph-rsid="05123669" style:font-size-asian="6pt" style:font-weight-asian="normal" style:font-size-complex="6pt" style:font-weight-complex="normal"/>
    </style:style>
    <style:style style:name="P7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85e77" officeooo:paragraph-rsid="05185e77" style:font-size-asian="6pt" style:font-weight-asian="normal" style:font-size-complex="6pt" style:font-weight-complex="normal"/>
    </style:style>
    <style:style style:name="P7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8b0bc" officeooo:paragraph-rsid="0518b0bc" style:font-size-asian="6pt" style:font-weight-asian="normal" style:font-size-complex="6pt" style:font-weight-complex="normal"/>
    </style:style>
    <style:style style:name="P7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a977b" officeooo:paragraph-rsid="051a977b" style:font-size-asian="6pt" style:font-weight-asian="normal" style:font-size-complex="6pt" style:font-weight-complex="normal"/>
    </style:style>
    <style:style style:name="P7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c4cbd" officeooo:paragraph-rsid="051c4cbd" style:font-size-asian="6pt" style:font-weight-asian="normal" style:font-size-complex="6pt" style:font-weight-complex="normal"/>
    </style:style>
    <style:style style:name="P7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e2896" officeooo:paragraph-rsid="051e2896" style:font-size-asian="6pt" style:font-weight-asian="normal" style:font-size-complex="6pt" style:font-weight-complex="normal"/>
    </style:style>
    <style:style style:name="P7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183ce" officeooo:paragraph-rsid="052183ce" style:font-size-asian="6pt" style:font-weight-asian="normal" style:font-size-complex="6pt" style:font-weight-complex="normal"/>
    </style:style>
    <style:style style:name="P7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23c88" officeooo:paragraph-rsid="05223c88" style:font-size-asian="6pt" style:font-weight-asian="normal" style:font-size-complex="6pt" style:font-weight-complex="normal"/>
    </style:style>
    <style:style style:name="P7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36e13" officeooo:paragraph-rsid="05236e13" style:font-size-asian="6pt" style:font-weight-asian="normal" style:font-size-complex="6pt" style:font-weight-complex="normal"/>
    </style:style>
    <style:style style:name="P7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4c56a" officeooo:paragraph-rsid="0524c56a" style:font-size-asian="6pt" style:font-weight-asian="normal" style:font-size-complex="6pt" style:font-weight-complex="normal"/>
    </style:style>
    <style:style style:name="P7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6bbf0" officeooo:paragraph-rsid="0526bbf0" style:font-size-asian="6pt" style:font-weight-asian="normal" style:font-size-complex="6pt" style:font-weight-complex="normal"/>
    </style:style>
    <style:style style:name="P7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77073" officeooo:paragraph-rsid="05277073" style:font-size-asian="6pt" style:font-weight-asian="normal" style:font-size-complex="6pt" style:font-weight-complex="normal"/>
    </style:style>
    <style:style style:name="P7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97ba2" officeooo:paragraph-rsid="05297ba2" style:font-size-asian="6pt" style:font-weight-asian="normal" style:font-size-complex="6pt" style:font-weight-complex="normal"/>
    </style:style>
    <style:style style:name="P7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9d9fa" officeooo:paragraph-rsid="0529d9fa" style:font-size-asian="6pt" style:font-weight-asian="normal" style:font-size-complex="6pt" style:font-weight-complex="normal"/>
    </style:style>
    <style:style style:name="P7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b53ae" officeooo:paragraph-rsid="052b53ae" style:font-size-asian="6pt" style:font-weight-asian="normal" style:font-size-complex="6pt" style:font-weight-complex="normal"/>
    </style:style>
    <style:style style:name="P7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dd834" officeooo:paragraph-rsid="052dd834" style:font-size-asian="6pt" style:font-weight-asian="normal" style:font-size-complex="6pt" style:font-weight-complex="normal"/>
    </style:style>
    <style:style style:name="P7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eeae8" officeooo:paragraph-rsid="052eeae8" style:font-size-asian="6pt" style:font-weight-asian="normal" style:font-size-complex="6pt" style:font-weight-complex="normal"/>
    </style:style>
    <style:style style:name="P7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078a1" officeooo:paragraph-rsid="053078a1" style:font-size-asian="6pt" style:font-weight-asian="normal" style:font-size-complex="6pt" style:font-weight-complex="normal"/>
    </style:style>
    <style:style style:name="P7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1fb69" officeooo:paragraph-rsid="0531fb69" style:font-size-asian="6pt" style:font-weight-asian="normal" style:font-size-complex="6pt" style:font-weight-complex="normal"/>
    </style:style>
    <style:style style:name="P7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26e54" officeooo:paragraph-rsid="05326e54" style:font-size-asian="6pt" style:font-weight-asian="normal" style:font-size-complex="6pt" style:font-weight-complex="normal"/>
    </style:style>
    <style:style style:name="P7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5745b" officeooo:paragraph-rsid="0535745b" style:font-size-asian="6pt" style:font-weight-asian="normal" style:font-size-complex="6pt" style:font-weight-complex="normal"/>
    </style:style>
    <style:style style:name="P7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59b38" officeooo:paragraph-rsid="05359b38" style:font-size-asian="6pt" style:font-weight-asian="normal" style:font-size-complex="6pt" style:font-weight-complex="normal"/>
    </style:style>
    <style:style style:name="P7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75335" officeooo:paragraph-rsid="05375335" style:font-size-asian="6pt" style:font-weight-asian="normal" style:font-size-complex="6pt" style:font-weight-complex="normal"/>
    </style:style>
    <style:style style:name="P7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93349" officeooo:paragraph-rsid="05393349" style:font-size-asian="6pt" style:font-weight-asian="normal" style:font-size-complex="6pt" style:font-weight-complex="normal"/>
    </style:style>
    <style:style style:name="P7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ad7f7" officeooo:paragraph-rsid="053ad7f7" style:font-size-asian="6pt" style:font-weight-asian="normal" style:font-size-complex="6pt" style:font-weight-complex="normal"/>
    </style:style>
    <style:style style:name="P7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c90f3" officeooo:paragraph-rsid="053c90f3" style:font-size-asian="6pt" style:font-weight-asian="normal" style:font-size-complex="6pt" style:font-weight-complex="normal"/>
    </style:style>
    <style:style style:name="P7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e47d2" officeooo:paragraph-rsid="053e47d2" style:font-size-asian="6pt" style:font-weight-asian="normal" style:font-size-complex="6pt" style:font-weight-complex="normal"/>
    </style:style>
    <style:style style:name="P7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f523e" officeooo:paragraph-rsid="053f523e" style:font-size-asian="6pt" style:font-weight-asian="normal" style:font-size-complex="6pt" style:font-weight-complex="normal"/>
    </style:style>
    <style:style style:name="P7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fc828" officeooo:paragraph-rsid="053fc828" style:font-size-asian="6pt" style:font-weight-asian="normal" style:font-size-complex="6pt" style:font-weight-complex="normal"/>
    </style:style>
    <style:style style:name="P7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0f791" officeooo:paragraph-rsid="0540f791" style:font-size-asian="6pt" style:font-weight-asian="normal" style:font-size-complex="6pt" style:font-weight-complex="normal"/>
    </style:style>
    <style:style style:name="P7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1e5b7" officeooo:paragraph-rsid="0541e5b7" style:font-size-asian="6pt" style:font-weight-asian="normal" style:font-size-complex="6pt" style:font-weight-complex="normal"/>
    </style:style>
    <style:style style:name="P7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38d94" officeooo:paragraph-rsid="05438d94" style:font-size-asian="6pt" style:font-weight-asian="normal" style:font-size-complex="6pt" style:font-weight-complex="normal"/>
    </style:style>
    <style:style style:name="P7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6edd4" officeooo:paragraph-rsid="0546edd4" style:font-size-asian="6pt" style:font-weight-asian="normal" style:font-size-complex="6pt" style:font-weight-complex="normal"/>
    </style:style>
    <style:style style:name="P7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8c5d9" officeooo:paragraph-rsid="0548c5d9" style:font-size-asian="6pt" style:font-weight-asian="normal" style:font-size-complex="6pt" style:font-weight-complex="normal"/>
    </style:style>
    <style:style style:name="P7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bddf7" officeooo:paragraph-rsid="054bddf7" style:font-size-asian="6pt" style:font-weight-asian="normal" style:font-size-complex="6pt" style:font-weight-complex="normal"/>
    </style:style>
    <style:style style:name="P7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d4489" officeooo:paragraph-rsid="054d4489" style:font-size-asian="6pt" style:font-weight-asian="normal" style:font-size-complex="6pt" style:font-weight-complex="normal"/>
    </style:style>
    <style:style style:name="P7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e8108" officeooo:paragraph-rsid="054e8108" style:font-size-asian="6pt" style:font-weight-asian="normal" style:font-size-complex="6pt" style:font-weight-complex="normal"/>
    </style:style>
    <style:style style:name="P7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4fb1a6" officeooo:paragraph-rsid="054fb1a6" style:font-size-asian="6pt" style:font-weight-asian="normal" style:font-size-complex="6pt" style:font-weight-complex="normal"/>
    </style:style>
    <style:style style:name="P7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3c223" officeooo:paragraph-rsid="0553c223" style:font-size-asian="6pt" style:font-weight-asian="normal" style:font-size-complex="6pt" style:font-weight-complex="normal"/>
    </style:style>
    <style:style style:name="P7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502ef" officeooo:paragraph-rsid="055502ef" style:font-size-asian="6pt" style:font-weight-asian="normal" style:font-size-complex="6pt" style:font-weight-complex="normal"/>
    </style:style>
    <style:style style:name="P7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5a46d" officeooo:paragraph-rsid="0555a46d" style:font-size-asian="6pt" style:font-weight-asian="normal" style:font-size-complex="6pt" style:font-weight-complex="normal"/>
    </style:style>
    <style:style style:name="P7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66e1e" officeooo:paragraph-rsid="05566e1e" style:font-size-asian="6pt" style:font-weight-asian="normal" style:font-size-complex="6pt" style:font-weight-complex="normal"/>
    </style:style>
    <style:style style:name="P7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6d033" officeooo:paragraph-rsid="0556d033" style:font-size-asian="6pt" style:font-weight-asian="normal" style:font-size-complex="6pt" style:font-weight-complex="normal"/>
    </style:style>
    <style:style style:name="P7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93a0c" officeooo:paragraph-rsid="05593a0c" style:font-size-asian="6pt" style:font-weight-asian="normal" style:font-size-complex="6pt" style:font-weight-complex="normal"/>
    </style:style>
    <style:style style:name="P7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9d62f" officeooo:paragraph-rsid="0559d62f" style:font-size-asian="6pt" style:font-weight-asian="normal" style:font-size-complex="6pt" style:font-weight-complex="normal"/>
    </style:style>
    <style:style style:name="P7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b6ae6" officeooo:paragraph-rsid="055b6ae6" style:font-size-asian="6pt" style:font-weight-asian="normal" style:font-size-complex="6pt" style:font-weight-complex="normal"/>
    </style:style>
    <style:style style:name="P7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cad70" officeooo:paragraph-rsid="055cad70" style:font-size-asian="6pt" style:font-weight-asian="normal" style:font-size-complex="6pt" style:font-weight-complex="normal"/>
    </style:style>
    <style:style style:name="P7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5d2aaf" officeooo:paragraph-rsid="055d2aaf" style:font-size-asian="6pt" style:font-weight-asian="normal" style:font-size-complex="6pt" style:font-weight-complex="normal"/>
    </style:style>
    <style:style style:name="P7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23cc0" officeooo:paragraph-rsid="05623cc0" style:font-size-asian="6pt" style:font-weight-asian="normal" style:font-size-complex="6pt" style:font-weight-complex="normal"/>
    </style:style>
    <style:style style:name="P7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4255f" officeooo:paragraph-rsid="0564255f" style:font-size-asian="6pt" style:font-weight-asian="normal" style:font-size-complex="6pt" style:font-weight-complex="normal"/>
    </style:style>
    <style:style style:name="P7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536ea" officeooo:paragraph-rsid="056536ea" style:font-size-asian="6pt" style:font-weight-asian="normal" style:font-size-complex="6pt" style:font-weight-complex="normal"/>
    </style:style>
    <style:style style:name="P7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6747d" officeooo:paragraph-rsid="0566747d" style:font-size-asian="6pt" style:font-weight-asian="normal" style:font-size-complex="6pt" style:font-weight-complex="normal"/>
    </style:style>
    <style:style style:name="P7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79d68" officeooo:paragraph-rsid="05679d68" style:font-size-asian="6pt" style:font-weight-asian="normal" style:font-size-complex="6pt" style:font-weight-complex="normal"/>
    </style:style>
    <style:style style:name="P7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86f51" officeooo:paragraph-rsid="05686f51" style:font-size-asian="6pt" style:font-weight-asian="normal" style:font-size-complex="6pt" style:font-weight-complex="normal"/>
    </style:style>
    <style:style style:name="P7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a063a" officeooo:paragraph-rsid="056a063a" style:font-size-asian="6pt" style:font-weight-asian="normal" style:font-size-complex="6pt" style:font-weight-complex="normal"/>
    </style:style>
    <style:style style:name="P7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c136a" officeooo:paragraph-rsid="056c136a" style:font-size-asian="6pt" style:font-weight-asian="normal" style:font-size-complex="6pt" style:font-weight-complex="normal"/>
    </style:style>
    <style:style style:name="P7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c97a1" officeooo:paragraph-rsid="056c97a1" style:font-size-asian="6pt" style:font-weight-asian="normal" style:font-size-complex="6pt" style:font-weight-complex="normal"/>
    </style:style>
    <style:style style:name="P7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e2fbf" officeooo:paragraph-rsid="056e2fbf" style:font-size-asian="6pt" style:font-weight-asian="normal" style:font-size-complex="6pt" style:font-weight-complex="normal"/>
    </style:style>
    <style:style style:name="P7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6ebb42" officeooo:paragraph-rsid="056ebb42" style:font-size-asian="6pt" style:font-weight-asian="normal" style:font-size-complex="6pt" style:font-weight-complex="normal"/>
    </style:style>
    <style:style style:name="P7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1ac82" officeooo:paragraph-rsid="0571ac82" style:font-size-asian="6pt" style:font-weight-asian="normal" style:font-size-complex="6pt" style:font-weight-complex="normal"/>
    </style:style>
    <style:style style:name="P7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39ee4" officeooo:paragraph-rsid="05739ee4" style:font-size-asian="6pt" style:font-weight-asian="normal" style:font-size-complex="6pt" style:font-weight-complex="normal"/>
    </style:style>
    <style:style style:name="P7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9c572" officeooo:paragraph-rsid="0579c572" style:font-size-asian="6pt" style:font-weight-asian="normal" style:font-size-complex="6pt" style:font-weight-complex="normal"/>
    </style:style>
    <style:style style:name="P7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ba64d" officeooo:paragraph-rsid="057ba64d" style:font-size-asian="6pt" style:font-weight-asian="normal" style:font-size-complex="6pt" style:font-weight-complex="normal"/>
    </style:style>
    <style:style style:name="P7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dcceb" officeooo:paragraph-rsid="057dcceb" style:font-size-asian="6pt" style:font-weight-asian="normal" style:font-size-complex="6pt" style:font-weight-complex="normal"/>
    </style:style>
    <style:style style:name="P7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7e5ff0" officeooo:paragraph-rsid="057e5ff0" style:font-size-asian="6pt" style:font-weight-asian="normal" style:font-size-complex="6pt" style:font-weight-complex="normal"/>
    </style:style>
    <style:style style:name="P7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05d8d" officeooo:paragraph-rsid="05805d8d" style:font-size-asian="6pt" style:font-weight-asian="normal" style:font-size-complex="6pt" style:font-weight-complex="normal"/>
    </style:style>
    <style:style style:name="P7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0bc31" officeooo:paragraph-rsid="0580bc31" style:font-size-asian="6pt" style:font-weight-asian="normal" style:font-size-complex="6pt" style:font-weight-complex="normal"/>
    </style:style>
    <style:style style:name="P7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2677c" officeooo:paragraph-rsid="0582677c" style:font-size-asian="6pt" style:font-weight-asian="normal" style:font-size-complex="6pt" style:font-weight-complex="normal"/>
    </style:style>
    <style:style style:name="P7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34193" officeooo:paragraph-rsid="05834193" style:font-size-asian="6pt" style:font-weight-asian="normal" style:font-size-complex="6pt" style:font-weight-complex="normal"/>
    </style:style>
    <style:style style:name="P7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37bba" officeooo:paragraph-rsid="05837bba" style:font-size-asian="6pt" style:font-weight-asian="normal" style:font-size-complex="6pt" style:font-weight-complex="normal"/>
    </style:style>
    <style:style style:name="P7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389be" officeooo:paragraph-rsid="058389be" style:font-size-asian="6pt" style:font-weight-asian="normal" style:font-size-complex="6pt" style:font-weight-complex="normal"/>
    </style:style>
    <style:style style:name="P7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4866c" officeooo:paragraph-rsid="0584866c" style:font-size-asian="6pt" style:font-weight-asian="normal" style:font-size-complex="6pt" style:font-weight-complex="normal"/>
    </style:style>
    <style:style style:name="P7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7c783" officeooo:paragraph-rsid="0587c783" style:font-size-asian="6pt" style:font-weight-asian="normal" style:font-size-complex="6pt" style:font-weight-complex="normal"/>
    </style:style>
    <style:style style:name="P7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91b0a" officeooo:paragraph-rsid="05891b0a" style:font-size-asian="6pt" style:font-weight-asian="normal" style:font-size-complex="6pt" style:font-weight-complex="normal"/>
    </style:style>
    <style:style style:name="P7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9bf2c" officeooo:paragraph-rsid="0589bf2c" style:font-size-asian="6pt" style:font-weight-asian="normal" style:font-size-complex="6pt" style:font-weight-complex="normal"/>
    </style:style>
    <style:style style:name="P7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ac444" officeooo:paragraph-rsid="058ac444" style:font-size-asian="6pt" style:font-weight-asian="normal" style:font-size-complex="6pt" style:font-weight-complex="normal"/>
    </style:style>
    <style:style style:name="P7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c70d5" officeooo:paragraph-rsid="058c70d5" style:font-size-asian="6pt" style:font-weight-asian="normal" style:font-size-complex="6pt" style:font-weight-complex="normal"/>
    </style:style>
    <style:style style:name="P7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ca422" officeooo:paragraph-rsid="058ca422" style:font-size-asian="6pt" style:font-weight-asian="normal" style:font-size-complex="6pt" style:font-weight-complex="normal"/>
    </style:style>
    <style:style style:name="P7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f4619" officeooo:paragraph-rsid="058f4619" style:font-size-asian="6pt" style:font-weight-asian="normal" style:font-size-complex="6pt" style:font-weight-complex="normal"/>
    </style:style>
    <style:style style:name="P7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8f8d28" officeooo:paragraph-rsid="058f8d28" style:font-size-asian="6pt" style:font-weight-asian="normal" style:font-size-complex="6pt" style:font-weight-complex="normal"/>
    </style:style>
    <style:style style:name="P7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25a15" officeooo:paragraph-rsid="05925a15" style:font-size-asian="6pt" style:font-weight-asian="normal" style:font-size-complex="6pt" style:font-weight-complex="normal"/>
    </style:style>
    <style:style style:name="P7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2bf92" officeooo:paragraph-rsid="0592bf92" style:font-size-asian="6pt" style:font-weight-asian="normal" style:font-size-complex="6pt" style:font-weight-complex="normal"/>
    </style:style>
    <style:style style:name="P7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53086" officeooo:paragraph-rsid="05953086" style:font-size-asian="6pt" style:font-weight-asian="normal" style:font-size-complex="6pt" style:font-weight-complex="normal"/>
    </style:style>
    <style:style style:name="P7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58b6a" officeooo:paragraph-rsid="05958b6a" style:font-size-asian="6pt" style:font-weight-asian="normal" style:font-size-complex="6pt" style:font-weight-complex="normal"/>
    </style:style>
    <style:style style:name="P8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6019d" officeooo:paragraph-rsid="0596019d" style:font-size-asian="6pt" style:font-weight-asian="normal" style:font-size-complex="6pt" style:font-weight-complex="normal"/>
    </style:style>
    <style:style style:name="P8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785d3" officeooo:paragraph-rsid="059785d3" style:font-size-asian="6pt" style:font-weight-asian="normal" style:font-size-complex="6pt" style:font-weight-complex="normal"/>
    </style:style>
    <style:style style:name="P8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7966e" officeooo:paragraph-rsid="0597966e" style:font-size-asian="6pt" style:font-weight-asian="normal" style:font-size-complex="6pt" style:font-weight-complex="normal"/>
    </style:style>
    <style:style style:name="P8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8dadd" officeooo:paragraph-rsid="0598dadd" style:font-size-asian="6pt" style:font-weight-asian="normal" style:font-size-complex="6pt" style:font-weight-complex="normal"/>
    </style:style>
    <style:style style:name="P8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92ea4" officeooo:paragraph-rsid="05992ea4" style:font-size-asian="6pt" style:font-weight-asian="normal" style:font-size-complex="6pt" style:font-weight-complex="normal"/>
    </style:style>
    <style:style style:name="P8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968ff" officeooo:paragraph-rsid="059968ff" style:font-size-asian="6pt" style:font-weight-asian="normal" style:font-size-complex="6pt" style:font-weight-complex="normal"/>
    </style:style>
    <style:style style:name="P8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b46d1" officeooo:paragraph-rsid="059b46d1" style:font-size-asian="6pt" style:font-weight-asian="normal" style:font-size-complex="6pt" style:font-weight-complex="normal"/>
    </style:style>
    <style:style style:name="P8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c2fbc" officeooo:paragraph-rsid="059c2fbc" style:font-size-asian="6pt" style:font-weight-asian="normal" style:font-size-complex="6pt" style:font-weight-complex="normal"/>
    </style:style>
    <style:style style:name="P8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9e1d80" officeooo:paragraph-rsid="059e1d80" style:font-size-asian="6pt" style:font-weight-asian="normal" style:font-size-complex="6pt" style:font-weight-complex="normal"/>
    </style:style>
    <style:style style:name="P8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001f0" officeooo:paragraph-rsid="05a001f0" style:font-size-asian="6pt" style:font-weight-asian="normal" style:font-size-complex="6pt" style:font-weight-complex="normal"/>
    </style:style>
    <style:style style:name="P8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05a07" officeooo:paragraph-rsid="05a05a07" style:font-size-asian="6pt" style:font-weight-asian="normal" style:font-size-complex="6pt" style:font-weight-complex="normal"/>
    </style:style>
    <style:style style:name="P8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14ab0" officeooo:paragraph-rsid="05a14ab0" style:font-size-asian="6pt" style:font-weight-asian="normal" style:font-size-complex="6pt" style:font-weight-complex="normal"/>
    </style:style>
    <style:style style:name="P8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2dc94" officeooo:paragraph-rsid="05a2dc94" style:font-size-asian="6pt" style:font-weight-asian="normal" style:font-size-complex="6pt" style:font-weight-complex="normal"/>
    </style:style>
    <style:style style:name="P8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5b1e9" officeooo:paragraph-rsid="05a5b1e9" style:font-size-asian="6pt" style:font-weight-asian="normal" style:font-size-complex="6pt" style:font-weight-complex="normal"/>
    </style:style>
    <style:style style:name="P8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71880" officeooo:paragraph-rsid="05a71880" style:font-size-asian="6pt" style:font-weight-asian="normal" style:font-size-complex="6pt" style:font-weight-complex="normal"/>
    </style:style>
    <style:style style:name="P8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83567" officeooo:paragraph-rsid="05a83567" style:font-size-asian="6pt" style:font-weight-asian="normal" style:font-size-complex="6pt" style:font-weight-complex="normal"/>
    </style:style>
    <style:style style:name="P8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b362e" officeooo:paragraph-rsid="05ab362e" style:font-size-asian="6pt" style:font-weight-asian="normal" style:font-size-complex="6pt" style:font-weight-complex="normal"/>
    </style:style>
    <style:style style:name="P8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ad095b" officeooo:paragraph-rsid="05ad095b" style:font-size-asian="6pt" style:font-weight-asian="normal" style:font-size-complex="6pt" style:font-weight-complex="normal"/>
    </style:style>
    <style:style style:name="P8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021de" officeooo:paragraph-rsid="05b021de" style:font-size-asian="6pt" style:font-weight-asian="normal" style:font-size-complex="6pt" style:font-weight-complex="normal"/>
    </style:style>
    <style:style style:name="P8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0fb83" officeooo:paragraph-rsid="05b0fb83" style:font-size-asian="6pt" style:font-weight-asian="normal" style:font-size-complex="6pt" style:font-weight-complex="normal"/>
    </style:style>
    <style:style style:name="P8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1f7b2" officeooo:paragraph-rsid="05b1f7b2" style:font-size-asian="6pt" style:font-weight-asian="normal" style:font-size-complex="6pt" style:font-weight-complex="normal"/>
    </style:style>
    <style:style style:name="P8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38c8c" officeooo:paragraph-rsid="05b38c8c" style:font-size-asian="6pt" style:font-weight-asian="normal" style:font-size-complex="6pt" style:font-weight-complex="normal"/>
    </style:style>
    <style:style style:name="P8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42a15" officeooo:paragraph-rsid="05b42a15" style:font-size-asian="6pt" style:font-weight-asian="normal" style:font-size-complex="6pt" style:font-weight-complex="normal"/>
    </style:style>
    <style:style style:name="P8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5c223" officeooo:paragraph-rsid="05b5c223" style:font-size-asian="6pt" style:font-weight-asian="normal" style:font-size-complex="6pt" style:font-weight-complex="normal"/>
    </style:style>
    <style:style style:name="P8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8a1c5" officeooo:paragraph-rsid="05b8a1c5" style:font-size-asian="6pt" style:font-weight-asian="normal" style:font-size-complex="6pt" style:font-weight-complex="normal"/>
    </style:style>
    <style:style style:name="P8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aa79a" officeooo:paragraph-rsid="05baa79a" style:font-size-asian="6pt" style:font-weight-asian="normal" style:font-size-complex="6pt" style:font-weight-complex="normal"/>
    </style:style>
    <style:style style:name="P8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c940c" officeooo:paragraph-rsid="05bc940c" style:font-size-asian="6pt" style:font-weight-asian="normal" style:font-size-complex="6pt" style:font-weight-complex="normal"/>
    </style:style>
    <style:style style:name="P8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e33ad" officeooo:paragraph-rsid="05be33ad" style:font-size-asian="6pt" style:font-weight-asian="normal" style:font-size-complex="6pt" style:font-weight-complex="normal"/>
    </style:style>
    <style:style style:name="P8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e4a48" officeooo:paragraph-rsid="05be4a48" style:font-size-asian="6pt" style:font-weight-asian="normal" style:font-size-complex="6pt" style:font-weight-complex="normal"/>
    </style:style>
    <style:style style:name="P8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bf96bf" officeooo:paragraph-rsid="05bf96bf" style:font-size-asian="6pt" style:font-weight-asian="normal" style:font-size-complex="6pt" style:font-weight-complex="normal"/>
    </style:style>
    <style:style style:name="P8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0f695" officeooo:paragraph-rsid="05c0f695" style:font-size-asian="6pt" style:font-weight-asian="normal" style:font-size-complex="6pt" style:font-weight-complex="normal"/>
    </style:style>
    <style:style style:name="P8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3d9a2" officeooo:paragraph-rsid="05c3d9a2" style:font-size-asian="6pt" style:font-weight-asian="normal" style:font-size-complex="6pt" style:font-weight-complex="normal"/>
    </style:style>
    <style:style style:name="P8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4f62a" officeooo:paragraph-rsid="05c4f62a" style:font-size-asian="6pt" style:font-weight-asian="normal" style:font-size-complex="6pt" style:font-weight-complex="normal"/>
    </style:style>
    <style:style style:name="P8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53734" officeooo:paragraph-rsid="05c53734" style:font-size-asian="6pt" style:font-weight-asian="normal" style:font-size-complex="6pt" style:font-weight-complex="normal"/>
    </style:style>
    <style:style style:name="P8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6ae95" officeooo:paragraph-rsid="05c6ae95" style:font-size-asian="6pt" style:font-weight-asian="normal" style:font-size-complex="6pt" style:font-weight-complex="normal"/>
    </style:style>
    <style:style style:name="P8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a1fde" officeooo:paragraph-rsid="05ca1fde" style:font-size-asian="6pt" style:font-weight-asian="normal" style:font-size-complex="6pt" style:font-weight-complex="normal"/>
    </style:style>
    <style:style style:name="P8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d49e4" officeooo:paragraph-rsid="05cd49e4" style:font-size-asian="6pt" style:font-weight-asian="normal" style:font-size-complex="6pt" style:font-weight-complex="normal"/>
    </style:style>
    <style:style style:name="P8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ce410c" officeooo:paragraph-rsid="05ce410c" style:font-size-asian="6pt" style:font-weight-asian="normal" style:font-size-complex="6pt" style:font-weight-complex="normal"/>
    </style:style>
    <style:style style:name="P8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02849" officeooo:paragraph-rsid="05d02849" style:font-size-asian="6pt" style:font-weight-asian="normal" style:font-size-complex="6pt" style:font-weight-complex="normal"/>
    </style:style>
    <style:style style:name="P8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5482c" officeooo:paragraph-rsid="05d5482c" style:font-size-asian="6pt" style:font-weight-asian="normal" style:font-size-complex="6pt" style:font-weight-complex="normal"/>
    </style:style>
    <style:style style:name="P8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2077e" officeooo:paragraph-rsid="05d2077e" style:font-size-asian="6pt" style:font-weight-asian="normal" style:font-size-complex="6pt" style:font-weight-complex="normal"/>
    </style:style>
    <style:style style:name="P8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384c2" officeooo:paragraph-rsid="05d384c2" style:font-size-asian="6pt" style:font-weight-asian="normal" style:font-size-complex="6pt" style:font-weight-complex="normal"/>
    </style:style>
    <style:style style:name="P8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48955" officeooo:paragraph-rsid="05d48955" style:font-size-asian="6pt" style:font-weight-asian="normal" style:font-size-complex="6pt" style:font-weight-complex="normal"/>
    </style:style>
    <style:style style:name="P8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7a3ee" officeooo:paragraph-rsid="05d7a3ee" style:font-size-asian="6pt" style:font-weight-asian="normal" style:font-size-complex="6pt" style:font-weight-complex="normal"/>
    </style:style>
    <style:style style:name="P8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85f8f" officeooo:paragraph-rsid="05d85f8f" style:font-size-asian="6pt" style:font-weight-asian="normal" style:font-size-complex="6pt" style:font-weight-complex="normal"/>
    </style:style>
    <style:style style:name="P8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b3a70" officeooo:paragraph-rsid="05db3a70" style:font-size-asian="6pt" style:font-weight-asian="normal" style:font-size-complex="6pt" style:font-weight-complex="normal"/>
    </style:style>
    <style:style style:name="P8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bed61" officeooo:paragraph-rsid="05dbed61" style:font-size-asian="6pt" style:font-weight-asian="normal" style:font-size-complex="6pt" style:font-weight-complex="normal"/>
    </style:style>
    <style:style style:name="P8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efb92" officeooo:paragraph-rsid="05defb92" style:font-size-asian="6pt" style:font-weight-asian="normal" style:font-size-complex="6pt" style:font-weight-complex="normal"/>
    </style:style>
    <style:style style:name="P8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df1cbc" officeooo:paragraph-rsid="05df1cbc" style:font-size-asian="6pt" style:font-weight-asian="normal" style:font-size-complex="6pt" style:font-weight-complex="normal"/>
    </style:style>
    <style:style style:name="P8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13847" officeooo:paragraph-rsid="05e13847" style:font-size-asian="6pt" style:font-weight-asian="normal" style:font-size-complex="6pt" style:font-weight-complex="normal"/>
    </style:style>
    <style:style style:name="P8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283bb" officeooo:paragraph-rsid="05e283bb" style:font-size-asian="6pt" style:font-weight-asian="normal" style:font-size-complex="6pt" style:font-weight-complex="normal"/>
    </style:style>
    <style:style style:name="P8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3165a" officeooo:paragraph-rsid="05e3165a" style:font-size-asian="6pt" style:font-weight-asian="normal" style:font-size-complex="6pt" style:font-weight-complex="normal"/>
    </style:style>
    <style:style style:name="P8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3fce1" officeooo:paragraph-rsid="05e3fce1" style:font-size-asian="6pt" style:font-weight-asian="normal" style:font-size-complex="6pt" style:font-weight-complex="normal"/>
    </style:style>
    <style:style style:name="P8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47d6c" officeooo:paragraph-rsid="05e47d6c" style:font-size-asian="6pt" style:font-weight-asian="normal" style:font-size-complex="6pt" style:font-weight-complex="normal"/>
    </style:style>
    <style:style style:name="P8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48bcf" officeooo:paragraph-rsid="05e48bcf" style:font-size-asian="6pt" style:font-weight-asian="normal" style:font-size-complex="6pt" style:font-weight-complex="normal"/>
    </style:style>
    <style:style style:name="P8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54699" officeooo:paragraph-rsid="05e54699" style:font-size-asian="6pt" style:font-weight-asian="normal" style:font-size-complex="6pt" style:font-weight-complex="normal"/>
    </style:style>
    <style:style style:name="P8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5696a" officeooo:paragraph-rsid="05e5696a" style:font-size-asian="6pt" style:font-weight-asian="normal" style:font-size-complex="6pt" style:font-weight-complex="normal"/>
    </style:style>
    <style:style style:name="P8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68de8" officeooo:paragraph-rsid="05e68de8" style:font-size-asian="6pt" style:font-weight-asian="normal" style:font-size-complex="6pt" style:font-weight-complex="normal"/>
    </style:style>
    <style:style style:name="P8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83afb" officeooo:paragraph-rsid="05e83afb" style:font-size-asian="6pt" style:font-weight-asian="normal" style:font-size-complex="6pt" style:font-weight-complex="normal"/>
    </style:style>
    <style:style style:name="P8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95322" officeooo:paragraph-rsid="05e95322" style:font-size-asian="6pt" style:font-weight-asian="normal" style:font-size-complex="6pt" style:font-weight-complex="normal"/>
    </style:style>
    <style:style style:name="P8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a3272" officeooo:paragraph-rsid="05ea3272" style:font-size-asian="6pt" style:font-weight-asian="normal" style:font-size-complex="6pt" style:font-weight-complex="normal"/>
    </style:style>
    <style:style style:name="P8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c1d0b" officeooo:paragraph-rsid="05ec1d0b" style:font-size-asian="6pt" style:font-weight-asian="normal" style:font-size-complex="6pt" style:font-weight-complex="normal"/>
    </style:style>
    <style:style style:name="P8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d70f3" officeooo:paragraph-rsid="05ed70f3" style:font-size-asian="6pt" style:font-weight-asian="normal" style:font-size-complex="6pt" style:font-weight-complex="normal"/>
    </style:style>
    <style:style style:name="P8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ef2323" officeooo:paragraph-rsid="05ef2323" style:font-size-asian="6pt" style:font-weight-asian="normal" style:font-size-complex="6pt" style:font-weight-complex="normal"/>
    </style:style>
    <style:style style:name="P8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0f5e0" officeooo:paragraph-rsid="05f0f5e0" style:font-size-asian="6pt" style:font-weight-asian="normal" style:font-size-complex="6pt" style:font-weight-complex="normal"/>
    </style:style>
    <style:style style:name="P8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10a02" officeooo:paragraph-rsid="05f10a02" style:font-size-asian="6pt" style:font-weight-asian="normal" style:font-size-complex="6pt" style:font-weight-complex="normal"/>
    </style:style>
    <style:style style:name="P8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180a1" officeooo:paragraph-rsid="05f180a1" style:font-size-asian="6pt" style:font-weight-asian="normal" style:font-size-complex="6pt" style:font-weight-complex="normal"/>
    </style:style>
    <style:style style:name="P8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34d8a" officeooo:paragraph-rsid="05f34d8a" style:font-size-asian="6pt" style:font-weight-asian="normal" style:font-size-complex="6pt" style:font-weight-complex="normal"/>
    </style:style>
    <style:style style:name="P8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3a666" officeooo:paragraph-rsid="05f3a666" style:font-size-asian="6pt" style:font-weight-asian="normal" style:font-size-complex="6pt" style:font-weight-complex="normal"/>
    </style:style>
    <style:style style:name="P8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5a06d" officeooo:paragraph-rsid="05f5a06d" style:font-size-asian="6pt" style:font-weight-asian="normal" style:font-size-complex="6pt" style:font-weight-complex="normal"/>
    </style:style>
    <style:style style:name="P8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7233e" officeooo:paragraph-rsid="05f7233e" style:font-size-asian="6pt" style:font-weight-asian="normal" style:font-size-complex="6pt" style:font-weight-complex="normal"/>
    </style:style>
    <style:style style:name="P8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75a68" officeooo:paragraph-rsid="05f75a68" style:font-size-asian="6pt" style:font-weight-asian="normal" style:font-size-complex="6pt" style:font-weight-complex="normal"/>
    </style:style>
    <style:style style:name="P8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92176" officeooo:paragraph-rsid="05f92176" style:font-size-asian="6pt" style:font-weight-asian="normal" style:font-size-complex="6pt" style:font-weight-complex="normal"/>
    </style:style>
    <style:style style:name="P8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9e955" officeooo:paragraph-rsid="05f9e955" style:font-size-asian="6pt" style:font-weight-asian="normal" style:font-size-complex="6pt" style:font-weight-complex="normal"/>
    </style:style>
    <style:style style:name="P8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bb115" officeooo:paragraph-rsid="05fbb115" style:font-size-asian="6pt" style:font-weight-asian="normal" style:font-size-complex="6pt" style:font-weight-complex="normal"/>
    </style:style>
    <style:style style:name="P8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ff1a74" officeooo:paragraph-rsid="05ff1a74" style:font-size-asian="6pt" style:font-weight-asian="normal" style:font-size-complex="6pt" style:font-weight-complex="normal"/>
    </style:style>
    <style:style style:name="P8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0d426" officeooo:paragraph-rsid="0600d426" style:font-size-asian="6pt" style:font-weight-asian="normal" style:font-size-complex="6pt" style:font-weight-complex="normal"/>
    </style:style>
    <style:style style:name="P8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27566" officeooo:paragraph-rsid="06027566" style:font-size-asian="6pt" style:font-weight-asian="normal" style:font-size-complex="6pt" style:font-weight-complex="normal"/>
    </style:style>
    <style:style style:name="P8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62623" officeooo:paragraph-rsid="06062623" style:font-size-asian="6pt" style:font-weight-asian="normal" style:font-size-complex="6pt" style:font-weight-complex="normal"/>
    </style:style>
    <style:style style:name="P8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7ac9f" officeooo:paragraph-rsid="0607ac9f" style:font-size-asian="6pt" style:font-weight-asian="normal" style:font-size-complex="6pt" style:font-weight-complex="normal"/>
    </style:style>
    <style:style style:name="P8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99430" officeooo:paragraph-rsid="06099430" style:font-size-asian="6pt" style:font-weight-asian="normal" style:font-size-complex="6pt" style:font-weight-complex="normal"/>
    </style:style>
    <style:style style:name="P8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afc22" officeooo:paragraph-rsid="060afc22" style:font-size-asian="6pt" style:font-weight-asian="normal" style:font-size-complex="6pt" style:font-weight-complex="normal"/>
    </style:style>
    <style:style style:name="P8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c090e" officeooo:paragraph-rsid="060c090e" style:font-size-asian="6pt" style:font-weight-asian="normal" style:font-size-complex="6pt" style:font-weight-complex="normal"/>
    </style:style>
    <style:style style:name="P8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c0f1e" officeooo:paragraph-rsid="060c0f1e" style:font-size-asian="6pt" style:font-weight-asian="normal" style:font-size-complex="6pt" style:font-weight-complex="normal"/>
    </style:style>
    <style:style style:name="P8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d7a30" officeooo:paragraph-rsid="060d7a30" style:font-size-asian="6pt" style:font-weight-asian="normal" style:font-size-complex="6pt" style:font-weight-complex="normal"/>
    </style:style>
    <style:style style:name="P8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dde4d" officeooo:paragraph-rsid="060dde4d" style:font-size-asian="6pt" style:font-weight-asian="normal" style:font-size-complex="6pt" style:font-weight-complex="normal"/>
    </style:style>
    <style:style style:name="P8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0f93c8" officeooo:paragraph-rsid="060f93c8" style:font-size-asian="6pt" style:font-weight-asian="normal" style:font-size-complex="6pt" style:font-weight-complex="normal"/>
    </style:style>
    <style:style style:name="P8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000c8" officeooo:paragraph-rsid="0611cc47" style:font-size-asian="6pt" style:font-weight-asian="normal" style:font-size-complex="6pt" style:font-weight-complex="normal"/>
    </style:style>
    <style:style style:name="P8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2c111" officeooo:paragraph-rsid="0612c111" style:font-size-asian="6pt" style:font-weight-asian="normal" style:font-size-complex="6pt" style:font-weight-complex="normal"/>
    </style:style>
    <style:style style:name="P8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54380" officeooo:paragraph-rsid="06154380" style:font-size-asian="6pt" style:font-weight-asian="normal" style:font-size-complex="6pt" style:font-weight-complex="normal"/>
    </style:style>
    <style:style style:name="P8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91bd2" officeooo:paragraph-rsid="06191bd2" style:font-size-asian="6pt" style:font-weight-asian="normal" style:font-size-complex="6pt" style:font-weight-complex="normal"/>
    </style:style>
    <style:style style:name="P8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9c91c" officeooo:paragraph-rsid="0619c91c" style:font-size-asian="6pt" style:font-weight-asian="normal" style:font-size-complex="6pt" style:font-weight-complex="normal"/>
    </style:style>
    <style:style style:name="P8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bb783" officeooo:paragraph-rsid="061bb783" style:font-size-asian="6pt" style:font-weight-asian="normal" style:font-size-complex="6pt" style:font-weight-complex="normal"/>
    </style:style>
    <style:style style:name="P8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e9199" officeooo:paragraph-rsid="061e9199" style:font-size-asian="6pt" style:font-weight-asian="normal" style:font-size-complex="6pt" style:font-weight-complex="normal"/>
    </style:style>
    <style:style style:name="P8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1f4727" officeooo:paragraph-rsid="061f4727" style:font-size-asian="6pt" style:font-weight-asian="normal" style:font-size-complex="6pt" style:font-weight-complex="normal"/>
    </style:style>
    <style:style style:name="P8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140ef" officeooo:paragraph-rsid="062140ef" style:font-size-asian="6pt" style:font-weight-asian="normal" style:font-size-complex="6pt" style:font-weight-complex="normal"/>
    </style:style>
    <style:style style:name="P8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1bff3" officeooo:paragraph-rsid="0621bff3" style:font-size-asian="6pt" style:font-weight-asian="normal" style:font-size-complex="6pt" style:font-weight-complex="normal"/>
    </style:style>
    <style:style style:name="P8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48d71" officeooo:paragraph-rsid="06248d71" style:font-size-asian="6pt" style:font-weight-asian="normal" style:font-size-complex="6pt" style:font-weight-complex="normal"/>
    </style:style>
    <style:style style:name="P8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4c2a9" officeooo:paragraph-rsid="0624c2a9" style:font-size-asian="6pt" style:font-weight-asian="normal" style:font-size-complex="6pt" style:font-weight-complex="normal"/>
    </style:style>
    <style:style style:name="P8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7e855" officeooo:paragraph-rsid="0627e855" style:font-size-asian="6pt" style:font-weight-asian="normal" style:font-size-complex="6pt" style:font-weight-complex="normal"/>
    </style:style>
    <style:style style:name="P9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a250e" officeooo:paragraph-rsid="062a250e" style:font-size-asian="6pt" style:font-weight-asian="normal" style:font-size-complex="6pt" style:font-weight-complex="normal"/>
    </style:style>
    <style:style style:name="P9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be295" officeooo:paragraph-rsid="062be295" style:font-size-asian="6pt" style:font-weight-asian="normal" style:font-size-complex="6pt" style:font-weight-complex="normal"/>
    </style:style>
    <style:style style:name="P9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c4c6e" officeooo:paragraph-rsid="062c4c6e" style:font-size-asian="6pt" style:font-weight-asian="normal" style:font-size-complex="6pt" style:font-weight-complex="normal"/>
    </style:style>
    <style:style style:name="P9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2ee6fc" officeooo:paragraph-rsid="062ee6fc" style:font-size-asian="6pt" style:font-weight-asian="normal" style:font-size-complex="6pt" style:font-weight-complex="normal"/>
    </style:style>
    <style:style style:name="P9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00068" officeooo:paragraph-rsid="06300068" style:font-size-asian="6pt" style:font-weight-asian="normal" style:font-size-complex="6pt" style:font-weight-complex="normal"/>
    </style:style>
    <style:style style:name="P9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08703" officeooo:paragraph-rsid="06308703" style:font-size-asian="6pt" style:font-weight-asian="normal" style:font-size-complex="6pt" style:font-weight-complex="normal"/>
    </style:style>
    <style:style style:name="P9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20f55" officeooo:paragraph-rsid="06320f55" style:font-size-asian="6pt" style:font-weight-asian="normal" style:font-size-complex="6pt" style:font-weight-complex="normal"/>
    </style:style>
    <style:style style:name="P9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3c15c" officeooo:paragraph-rsid="0633c15c" style:font-size-asian="6pt" style:font-weight-asian="normal" style:font-size-complex="6pt" style:font-weight-complex="normal"/>
    </style:style>
    <style:style style:name="P9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5787d" officeooo:paragraph-rsid="0635787d" style:font-size-asian="6pt" style:font-weight-asian="normal" style:font-size-complex="6pt" style:font-weight-complex="normal"/>
    </style:style>
    <style:style style:name="P9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6bb7b" officeooo:paragraph-rsid="0636bb7b" style:font-size-asian="6pt" style:font-weight-asian="normal" style:font-size-complex="6pt" style:font-weight-complex="normal"/>
    </style:style>
    <style:style style:name="P9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7b819" officeooo:paragraph-rsid="0637b819" style:font-size-asian="6pt" style:font-weight-asian="normal" style:font-size-complex="6pt" style:font-weight-complex="normal"/>
    </style:style>
    <style:style style:name="P9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851bb" officeooo:paragraph-rsid="063851bb" style:font-size-asian="6pt" style:font-weight-asian="normal" style:font-size-complex="6pt" style:font-weight-complex="normal"/>
    </style:style>
    <style:style style:name="P9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a5050" officeooo:paragraph-rsid="063a5050" style:font-size-asian="6pt" style:font-weight-asian="normal" style:font-size-complex="6pt" style:font-weight-complex="normal"/>
    </style:style>
    <style:style style:name="P9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aa78d" officeooo:paragraph-rsid="063aa78d" style:font-size-asian="6pt" style:font-weight-asian="normal" style:font-size-complex="6pt" style:font-weight-complex="normal"/>
    </style:style>
    <style:style style:name="P9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c6afe" officeooo:paragraph-rsid="063c6afe" style:font-size-asian="6pt" style:font-weight-asian="normal" style:font-size-complex="6pt" style:font-weight-complex="normal"/>
    </style:style>
    <style:style style:name="P9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d7309" officeooo:paragraph-rsid="063d7309" style:font-size-asian="6pt" style:font-weight-asian="normal" style:font-size-complex="6pt" style:font-weight-complex="normal"/>
    </style:style>
    <style:style style:name="P9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ee54f" officeooo:paragraph-rsid="063ee54f" style:font-size-asian="6pt" style:font-weight-asian="normal" style:font-size-complex="6pt" style:font-weight-complex="normal"/>
    </style:style>
    <style:style style:name="P9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3f7562" officeooo:paragraph-rsid="063f7562" style:font-size-asian="6pt" style:font-weight-asian="normal" style:font-size-complex="6pt" style:font-weight-complex="normal"/>
    </style:style>
    <style:style style:name="P9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120ef" officeooo:paragraph-rsid="064120ef" style:font-size-asian="6pt" style:font-weight-asian="normal" style:font-size-complex="6pt" style:font-weight-complex="normal"/>
    </style:style>
    <style:style style:name="P9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2b495" officeooo:paragraph-rsid="0642b495" style:font-size-asian="6pt" style:font-weight-asian="normal" style:font-size-complex="6pt" style:font-weight-complex="normal"/>
    </style:style>
    <style:style style:name="P9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3d31a" officeooo:paragraph-rsid="0643d31a" style:font-size-asian="6pt" style:font-weight-asian="normal" style:font-size-complex="6pt" style:font-weight-complex="normal"/>
    </style:style>
    <style:style style:name="P9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4c5d8" officeooo:paragraph-rsid="0644c5d8" style:font-size-asian="6pt" style:font-weight-asian="normal" style:font-size-complex="6pt" style:font-weight-complex="normal"/>
    </style:style>
    <style:style style:name="P9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5f86e" officeooo:paragraph-rsid="0645f86e" style:font-size-asian="6pt" style:font-weight-asian="normal" style:font-size-complex="6pt" style:font-weight-complex="normal"/>
    </style:style>
    <style:style style:name="P9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78efd" officeooo:paragraph-rsid="06478efd" style:font-size-asian="6pt" style:font-weight-asian="normal" style:font-size-complex="6pt" style:font-weight-complex="normal"/>
    </style:style>
    <style:style style:name="P9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96fa7" officeooo:paragraph-rsid="06496fa7" style:font-size-asian="6pt" style:font-weight-asian="normal" style:font-size-complex="6pt" style:font-weight-complex="normal"/>
    </style:style>
    <style:style style:name="P9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a856a" officeooo:paragraph-rsid="064a856a" style:font-size-asian="6pt" style:font-weight-asian="normal" style:font-size-complex="6pt" style:font-weight-complex="normal"/>
    </style:style>
    <style:style style:name="P9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ab066" officeooo:paragraph-rsid="064ab066" style:font-size-asian="6pt" style:font-weight-asian="normal" style:font-size-complex="6pt" style:font-weight-complex="normal"/>
    </style:style>
    <style:style style:name="P9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cc5f8" officeooo:paragraph-rsid="064cc5f8" style:font-size-asian="6pt" style:font-weight-asian="normal" style:font-size-complex="6pt" style:font-weight-complex="normal"/>
    </style:style>
    <style:style style:name="P9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cfacb" officeooo:paragraph-rsid="064cfacb" style:font-size-asian="6pt" style:font-weight-asian="normal" style:font-size-complex="6pt" style:font-weight-complex="normal"/>
    </style:style>
    <style:style style:name="P9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4ecdd0" officeooo:paragraph-rsid="064ecdd0" style:font-size-asian="6pt" style:font-weight-asian="normal" style:font-size-complex="6pt" style:font-weight-complex="normal"/>
    </style:style>
    <style:style style:name="P9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07be9" officeooo:paragraph-rsid="06507be9" style:font-size-asian="6pt" style:font-weight-asian="normal" style:font-size-complex="6pt" style:font-weight-complex="normal"/>
    </style:style>
    <style:style style:name="P9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2c33f" officeooo:paragraph-rsid="0652c33f" style:font-size-asian="6pt" style:font-weight-asian="normal" style:font-size-complex="6pt" style:font-weight-complex="normal"/>
    </style:style>
    <style:style style:name="P9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45c2d" officeooo:paragraph-rsid="06545c2d" style:font-size-asian="6pt" style:font-weight-asian="normal" style:font-size-complex="6pt" style:font-weight-complex="normal"/>
    </style:style>
    <style:style style:name="P9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5e985" officeooo:paragraph-rsid="0655e985" style:font-size-asian="6pt" style:font-weight-asian="normal" style:font-size-complex="6pt" style:font-weight-complex="normal"/>
    </style:style>
    <style:style style:name="P9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6ae62" officeooo:paragraph-rsid="0656ae62" style:font-size-asian="6pt" style:font-weight-asian="normal" style:font-size-complex="6pt" style:font-weight-complex="normal"/>
    </style:style>
    <style:style style:name="P9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87671" officeooo:paragraph-rsid="06587671" style:font-size-asian="6pt" style:font-weight-asian="normal" style:font-size-complex="6pt" style:font-weight-complex="normal"/>
    </style:style>
    <style:style style:name="P9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9bb88" officeooo:paragraph-rsid="0659bb88" style:font-size-asian="6pt" style:font-weight-asian="normal" style:font-size-complex="6pt" style:font-weight-complex="normal"/>
    </style:style>
    <style:style style:name="P9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a9e2d" officeooo:paragraph-rsid="065a9e2d" style:font-size-asian="6pt" style:font-weight-asian="normal" style:font-size-complex="6pt" style:font-weight-complex="normal"/>
    </style:style>
    <style:style style:name="P9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c2d44" officeooo:paragraph-rsid="065c2d44" style:font-size-asian="6pt" style:font-weight-asian="normal" style:font-size-complex="6pt" style:font-weight-complex="normal"/>
    </style:style>
    <style:style style:name="P9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c84f4" officeooo:paragraph-rsid="065c84f4" style:font-size-asian="6pt" style:font-weight-asian="normal" style:font-size-complex="6pt" style:font-weight-complex="normal"/>
    </style:style>
    <style:style style:name="P9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cf3d0" officeooo:paragraph-rsid="065cf3d0" style:font-size-asian="6pt" style:font-weight-asian="normal" style:font-size-complex="6pt" style:font-weight-complex="normal"/>
    </style:style>
    <style:style style:name="P9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de9a8" officeooo:paragraph-rsid="065de9a8" style:font-size-asian="6pt" style:font-weight-asian="normal" style:font-size-complex="6pt" style:font-weight-complex="normal"/>
    </style:style>
    <style:style style:name="P9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5f8c8d" officeooo:paragraph-rsid="065f8c8d" style:font-size-asian="6pt" style:font-weight-asian="normal" style:font-size-complex="6pt" style:font-weight-complex="normal"/>
    </style:style>
    <style:style style:name="P9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0903b" officeooo:paragraph-rsid="0660903b" style:font-size-asian="6pt" style:font-weight-asian="normal" style:font-size-complex="6pt" style:font-weight-complex="normal"/>
    </style:style>
    <style:style style:name="P9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1fcec" officeooo:paragraph-rsid="0661fcec" style:font-size-asian="6pt" style:font-weight-asian="normal" style:font-size-complex="6pt" style:font-weight-complex="normal"/>
    </style:style>
    <style:style style:name="P9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3690a" officeooo:paragraph-rsid="0663690a" style:font-size-asian="6pt" style:font-weight-asian="normal" style:font-size-complex="6pt" style:font-weight-complex="normal"/>
    </style:style>
    <style:style style:name="P9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5928f" officeooo:paragraph-rsid="0665928f" style:font-size-asian="6pt" style:font-weight-asian="normal" style:font-size-complex="6pt" style:font-weight-complex="normal"/>
    </style:style>
    <style:style style:name="P9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6581a" officeooo:paragraph-rsid="0666581a" style:font-size-asian="6pt" style:font-weight-asian="normal" style:font-size-complex="6pt" style:font-weight-complex="normal"/>
    </style:style>
    <style:style style:name="P9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8cfe4" officeooo:paragraph-rsid="0668cfe4" style:font-size-asian="6pt" style:font-weight-asian="normal" style:font-size-complex="6pt" style:font-weight-complex="normal"/>
    </style:style>
    <style:style style:name="P9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a4909" officeooo:paragraph-rsid="066a4909" style:font-size-asian="6pt" style:font-weight-asian="normal" style:font-size-complex="6pt" style:font-weight-complex="normal"/>
    </style:style>
    <style:style style:name="P9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b905d" officeooo:paragraph-rsid="066b905d" style:font-size-asian="6pt" style:font-weight-asian="normal" style:font-size-complex="6pt" style:font-weight-complex="normal"/>
    </style:style>
    <style:style style:name="P9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c1376" officeooo:paragraph-rsid="066c1376" style:font-size-asian="6pt" style:font-weight-asian="normal" style:font-size-complex="6pt" style:font-weight-complex="normal"/>
    </style:style>
    <style:style style:name="P9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6e58d5" officeooo:paragraph-rsid="066e58d5" style:font-size-asian="6pt" style:font-weight-asian="normal" style:font-size-complex="6pt" style:font-weight-complex="normal"/>
    </style:style>
    <style:style style:name="P9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04128" officeooo:paragraph-rsid="06704128" style:font-size-asian="6pt" style:font-weight-asian="normal" style:font-size-complex="6pt" style:font-weight-complex="normal"/>
    </style:style>
    <style:style style:name="P9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0bb59" officeooo:paragraph-rsid="0670bb59" style:font-size-asian="6pt" style:font-weight-asian="normal" style:font-size-complex="6pt" style:font-weight-complex="normal"/>
    </style:style>
    <style:style style:name="P9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28a6d" officeooo:paragraph-rsid="06728a6d" style:font-size-asian="6pt" style:font-weight-asian="normal" style:font-size-complex="6pt" style:font-weight-complex="normal"/>
    </style:style>
    <style:style style:name="P9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462a5" officeooo:paragraph-rsid="067462a5" style:font-size-asian="6pt" style:font-weight-asian="normal" style:font-size-complex="6pt" style:font-weight-complex="normal"/>
    </style:style>
    <style:style style:name="P9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6678f" officeooo:paragraph-rsid="0676678f" style:font-size-asian="6pt" style:font-weight-asian="normal" style:font-size-complex="6pt" style:font-weight-complex="normal"/>
    </style:style>
    <style:style style:name="P9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6be3b" officeooo:paragraph-rsid="0676be3b" style:font-size-asian="6pt" style:font-weight-asian="normal" style:font-size-complex="6pt" style:font-weight-complex="normal"/>
    </style:style>
    <style:style style:name="P9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78a3a" officeooo:paragraph-rsid="06778a3a" style:font-size-asian="6pt" style:font-weight-asian="normal" style:font-size-complex="6pt" style:font-weight-complex="normal"/>
    </style:style>
    <style:style style:name="P9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94687" officeooo:paragraph-rsid="06794687" style:font-size-asian="6pt" style:font-weight-asian="normal" style:font-size-complex="6pt" style:font-weight-complex="normal"/>
    </style:style>
    <style:style style:name="P9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be5db" officeooo:paragraph-rsid="067be5db" style:font-size-asian="6pt" style:font-weight-asian="normal" style:font-size-complex="6pt" style:font-weight-complex="normal"/>
    </style:style>
    <style:style style:name="P9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c22db" officeooo:paragraph-rsid="067c22db" style:font-size-asian="6pt" style:font-weight-asian="normal" style:font-size-complex="6pt" style:font-weight-complex="normal"/>
    </style:style>
    <style:style style:name="P9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c2339" officeooo:paragraph-rsid="067c2339" style:font-size-asian="6pt" style:font-weight-asian="normal" style:font-size-complex="6pt" style:font-weight-complex="normal"/>
    </style:style>
    <style:style style:name="P9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db22c" officeooo:paragraph-rsid="067db22c" style:font-size-asian="6pt" style:font-weight-asian="normal" style:font-size-complex="6pt" style:font-weight-complex="normal"/>
    </style:style>
    <style:style style:name="P9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deec5" officeooo:paragraph-rsid="067deec5" style:font-size-asian="6pt" style:font-weight-asian="normal" style:font-size-complex="6pt" style:font-weight-complex="normal"/>
    </style:style>
    <style:style style:name="P9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f7159" officeooo:paragraph-rsid="067f7159" style:font-size-asian="6pt" style:font-weight-asian="normal" style:font-size-complex="6pt" style:font-weight-complex="normal"/>
    </style:style>
    <style:style style:name="P9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7f967a" officeooo:paragraph-rsid="067f967a" style:font-size-asian="6pt" style:font-weight-asian="normal" style:font-size-complex="6pt" style:font-weight-complex="normal"/>
    </style:style>
    <style:style style:name="P9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02c02" officeooo:paragraph-rsid="06802c02" style:font-size-asian="6pt" style:font-weight-asian="normal" style:font-size-complex="6pt" style:font-weight-complex="normal"/>
    </style:style>
    <style:style style:name="P9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08647" officeooo:paragraph-rsid="06808647" style:font-size-asian="6pt" style:font-weight-asian="normal" style:font-size-complex="6pt" style:font-weight-complex="normal"/>
    </style:style>
    <style:style style:name="P9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11c0c" officeooo:paragraph-rsid="06811c0c" style:font-size-asian="6pt" style:font-weight-asian="normal" style:font-size-complex="6pt" style:font-weight-complex="normal"/>
    </style:style>
    <style:style style:name="P9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2a56b" officeooo:paragraph-rsid="0682a56b" style:font-size-asian="6pt" style:font-weight-asian="normal" style:font-size-complex="6pt" style:font-weight-complex="normal"/>
    </style:style>
    <style:style style:name="P9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4532e" officeooo:paragraph-rsid="0684532e" style:font-size-asian="6pt" style:font-weight-asian="normal" style:font-size-complex="6pt" style:font-weight-complex="normal"/>
    </style:style>
    <style:style style:name="P9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4aa8a" officeooo:paragraph-rsid="0684aa8a" style:font-size-asian="6pt" style:font-weight-asian="normal" style:font-size-complex="6pt" style:font-weight-complex="normal"/>
    </style:style>
    <style:style style:name="P9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620b8" officeooo:paragraph-rsid="068620b8" style:font-size-asian="6pt" style:font-weight-asian="normal" style:font-size-complex="6pt" style:font-weight-complex="normal"/>
    </style:style>
    <style:style style:name="P9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7c1f3" officeooo:paragraph-rsid="0687c1f3" style:font-size-asian="6pt" style:font-weight-asian="normal" style:font-size-complex="6pt" style:font-weight-complex="normal"/>
    </style:style>
    <style:style style:name="P9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94c17" officeooo:paragraph-rsid="06894c17" style:font-size-asian="6pt" style:font-weight-asian="normal" style:font-size-complex="6pt" style:font-weight-complex="normal"/>
    </style:style>
    <style:style style:name="P9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a6365" officeooo:paragraph-rsid="068a6365" style:font-size-asian="6pt" style:font-weight-asian="normal" style:font-size-complex="6pt" style:font-weight-complex="normal"/>
    </style:style>
    <style:style style:name="P9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acccb" officeooo:paragraph-rsid="068acccb" style:font-size-asian="6pt" style:font-weight-asian="normal" style:font-size-complex="6pt" style:font-weight-complex="normal"/>
    </style:style>
    <style:style style:name="P9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c0ed0" officeooo:paragraph-rsid="068c0ed0" style:font-size-asian="6pt" style:font-weight-asian="normal" style:font-size-complex="6pt" style:font-weight-complex="normal"/>
    </style:style>
    <style:style style:name="P9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deb7d" officeooo:paragraph-rsid="068deb7d" style:font-size-asian="6pt" style:font-weight-asian="normal" style:font-size-complex="6pt" style:font-weight-complex="normal"/>
    </style:style>
    <style:style style:name="P9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e8f95" officeooo:paragraph-rsid="068e8f95" style:font-size-asian="6pt" style:font-weight-asian="normal" style:font-size-complex="6pt" style:font-weight-complex="normal"/>
    </style:style>
    <style:style style:name="P9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8f8c5c" officeooo:paragraph-rsid="068f8c5c" style:font-size-asian="6pt" style:font-weight-asian="normal" style:font-size-complex="6pt" style:font-weight-complex="normal"/>
    </style:style>
    <style:style style:name="P9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53df6" officeooo:paragraph-rsid="06953df6" style:font-size-asian="6pt" style:font-weight-asian="normal" style:font-size-complex="6pt" style:font-weight-complex="normal"/>
    </style:style>
    <style:style style:name="P9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79ef0" officeooo:paragraph-rsid="06979ef0" style:font-size-asian="6pt" style:font-weight-asian="normal" style:font-size-complex="6pt" style:font-weight-complex="normal"/>
    </style:style>
    <style:style style:name="P9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8d58a" officeooo:paragraph-rsid="0698d58a" style:font-size-asian="6pt" style:font-weight-asian="normal" style:font-size-complex="6pt" style:font-weight-complex="normal"/>
    </style:style>
    <style:style style:name="P9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94445" officeooo:paragraph-rsid="06994445" style:font-size-asian="6pt" style:font-weight-asian="normal" style:font-size-complex="6pt" style:font-weight-complex="normal"/>
    </style:style>
    <style:style style:name="P9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c0132" officeooo:paragraph-rsid="069c0132" style:font-size-asian="6pt" style:font-weight-asian="normal" style:font-size-complex="6pt" style:font-weight-complex="normal"/>
    </style:style>
    <style:style style:name="P9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d7b7d" officeooo:paragraph-rsid="069d7b7d" style:font-size-asian="6pt" style:font-weight-asian="normal" style:font-size-complex="6pt" style:font-weight-complex="normal"/>
    </style:style>
    <style:style style:name="P9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9f6595" officeooo:paragraph-rsid="069f6595" style:font-size-asian="6pt" style:font-weight-asian="normal" style:font-size-complex="6pt" style:font-weight-complex="normal"/>
    </style:style>
    <style:style style:name="P9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01514" officeooo:paragraph-rsid="06a01514" style:font-size-asian="6pt" style:font-weight-asian="normal" style:font-size-complex="6pt" style:font-weight-complex="normal"/>
    </style:style>
    <style:style style:name="P9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267f9" officeooo:paragraph-rsid="06a267f9" style:font-size-asian="6pt" style:font-weight-asian="normal" style:font-size-complex="6pt" style:font-weight-complex="normal"/>
    </style:style>
    <style:style style:name="P9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3c931" officeooo:paragraph-rsid="06a3c931" style:font-size-asian="6pt" style:font-weight-asian="normal" style:font-size-complex="6pt" style:font-weight-complex="normal"/>
    </style:style>
    <style:style style:name="P9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4b8e7" officeooo:paragraph-rsid="06a4b8e7" style:font-size-asian="6pt" style:font-weight-asian="normal" style:font-size-complex="6pt" style:font-weight-complex="normal"/>
    </style:style>
    <style:style style:name="P9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65df9" officeooo:paragraph-rsid="06a65df9" style:font-size-asian="6pt" style:font-weight-asian="normal" style:font-size-complex="6pt" style:font-weight-complex="normal"/>
    </style:style>
    <style:style style:name="P9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a8b77" officeooo:paragraph-rsid="06aa8b77" style:font-size-asian="6pt" style:font-weight-asian="normal" style:font-size-complex="6pt" style:font-weight-complex="normal"/>
    </style:style>
    <style:style style:name="P9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95921" officeooo:paragraph-rsid="06a95921" style:font-size-asian="6pt" style:font-weight-asian="normal" style:font-size-complex="6pt" style:font-weight-complex="normal"/>
    </style:style>
    <style:style style:name="P9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9b8be" officeooo:paragraph-rsid="06a9b8be" style:font-size-asian="6pt" style:font-weight-asian="normal" style:font-size-complex="6pt" style:font-weight-complex="normal"/>
    </style:style>
    <style:style style:name="P9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c4e9f" officeooo:paragraph-rsid="06ac4e9f" style:font-size-asian="6pt" style:font-weight-asian="normal" style:font-size-complex="6pt" style:font-weight-complex="normal"/>
    </style:style>
    <style:style style:name="P9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af579f" officeooo:paragraph-rsid="06af579f" style:font-size-asian="6pt" style:font-weight-asian="normal" style:font-size-complex="6pt" style:font-weight-complex="normal"/>
    </style:style>
    <style:style style:name="P10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128a9" officeooo:paragraph-rsid="06b128a9" style:font-size-asian="6pt" style:font-weight-asian="normal" style:font-size-complex="6pt" style:font-weight-complex="normal"/>
    </style:style>
    <style:style style:name="P10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368b2" officeooo:paragraph-rsid="06b368b2" style:font-size-asian="6pt" style:font-weight-asian="normal" style:font-size-complex="6pt" style:font-weight-complex="normal"/>
    </style:style>
    <style:style style:name="P10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38369" officeooo:paragraph-rsid="06b38369" style:font-size-asian="6pt" style:font-weight-asian="normal" style:font-size-complex="6pt" style:font-weight-complex="normal"/>
    </style:style>
    <style:style style:name="P10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4754e" officeooo:paragraph-rsid="06b4754e" style:font-size-asian="6pt" style:font-weight-asian="normal" style:font-size-complex="6pt" style:font-weight-complex="normal"/>
    </style:style>
    <style:style style:name="P10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53d99" officeooo:paragraph-rsid="06b53d99" style:font-size-asian="6pt" style:font-weight-asian="normal" style:font-size-complex="6pt" style:font-weight-complex="normal"/>
    </style:style>
    <style:style style:name="P10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572e7" officeooo:paragraph-rsid="06b572e7" style:font-size-asian="6pt" style:font-weight-asian="normal" style:font-size-complex="6pt" style:font-weight-complex="normal"/>
    </style:style>
    <style:style style:name="P10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82862" officeooo:paragraph-rsid="06b82862" style:font-size-asian="6pt" style:font-weight-asian="normal" style:font-size-complex="6pt" style:font-weight-complex="normal"/>
    </style:style>
    <style:style style:name="P10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96d6d" officeooo:paragraph-rsid="06b96d6d" style:font-size-asian="6pt" style:font-weight-asian="normal" style:font-size-complex="6pt" style:font-weight-complex="normal"/>
    </style:style>
    <style:style style:name="P10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ad83c" officeooo:paragraph-rsid="06bad83c" style:font-size-asian="6pt" style:font-weight-asian="normal" style:font-size-complex="6pt" style:font-weight-complex="normal"/>
    </style:style>
    <style:style style:name="P10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c5639" officeooo:paragraph-rsid="06bc5639" style:font-size-asian="6pt" style:font-weight-asian="normal" style:font-size-complex="6pt" style:font-weight-complex="normal"/>
    </style:style>
    <style:style style:name="P10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d6839" officeooo:paragraph-rsid="06bd6839" style:font-size-asian="6pt" style:font-weight-asian="normal" style:font-size-complex="6pt" style:font-weight-complex="normal"/>
    </style:style>
    <style:style style:name="P10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bde28e" officeooo:paragraph-rsid="06bde28e" style:font-size-asian="6pt" style:font-weight-asian="normal" style:font-size-complex="6pt" style:font-weight-complex="normal"/>
    </style:style>
    <style:style style:name="P10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1947f" officeooo:paragraph-rsid="06c1947f" style:font-size-asian="6pt" style:font-weight-asian="normal" style:font-size-complex="6pt" style:font-weight-complex="normal"/>
    </style:style>
    <style:style style:name="P10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29af9" officeooo:paragraph-rsid="06c29af9" style:font-size-asian="6pt" style:font-weight-asian="normal" style:font-size-complex="6pt" style:font-weight-complex="normal"/>
    </style:style>
    <style:style style:name="P10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53eec" officeooo:paragraph-rsid="06c53eec" style:font-size-asian="6pt" style:font-weight-asian="normal" style:font-size-complex="6pt" style:font-weight-complex="normal"/>
    </style:style>
    <style:style style:name="P10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65a9c" officeooo:paragraph-rsid="06c65a9c" style:font-size-asian="6pt" style:font-weight-asian="normal" style:font-size-complex="6pt" style:font-weight-complex="normal"/>
    </style:style>
    <style:style style:name="P10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820e9" officeooo:paragraph-rsid="06c820e9" style:font-size-asian="6pt" style:font-weight-asian="normal" style:font-size-complex="6pt" style:font-weight-complex="normal"/>
    </style:style>
    <style:style style:name="P10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92adc" officeooo:paragraph-rsid="06c92adc" style:font-size-asian="6pt" style:font-weight-asian="normal" style:font-size-complex="6pt" style:font-weight-complex="normal"/>
    </style:style>
    <style:style style:name="P10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a8cdf" officeooo:paragraph-rsid="06ca8cdf" style:font-size-asian="6pt" style:font-weight-asian="normal" style:font-size-complex="6pt" style:font-weight-complex="normal"/>
    </style:style>
    <style:style style:name="P10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c5aad" officeooo:paragraph-rsid="06cc5aad" style:font-size-asian="6pt" style:font-weight-asian="normal" style:font-size-complex="6pt" style:font-weight-complex="normal"/>
    </style:style>
    <style:style style:name="P10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cd831e" officeooo:paragraph-rsid="06cd831e" style:font-size-asian="6pt" style:font-weight-asian="normal" style:font-size-complex="6pt" style:font-weight-complex="normal"/>
    </style:style>
    <style:style style:name="P10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6ce8e78" style:font-size-asian="6pt" style:font-weight-asian="normal" style:font-size-complex="6pt" style:font-weight-complex="normal"/>
    </style:style>
    <style:style style:name="P10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149f3" officeooo:paragraph-rsid="06d149f3" style:font-size-asian="6pt" style:font-weight-asian="normal" style:font-size-complex="6pt" style:font-weight-complex="normal"/>
    </style:style>
    <style:style style:name="P10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1a707" officeooo:paragraph-rsid="06d1a707" style:font-size-asian="6pt" style:font-weight-asian="normal" style:font-size-complex="6pt" style:font-weight-complex="normal"/>
    </style:style>
    <style:style style:name="P10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3ffa6" officeooo:paragraph-rsid="06d3ffa6" style:font-size-asian="6pt" style:font-weight-asian="normal" style:font-size-complex="6pt" style:font-weight-complex="normal"/>
    </style:style>
    <style:style style:name="P10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4f3e8" officeooo:paragraph-rsid="06d4f3e8" style:font-size-asian="6pt" style:font-weight-asian="normal" style:font-size-complex="6pt" style:font-weight-complex="normal"/>
    </style:style>
    <style:style style:name="P10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53585" officeooo:paragraph-rsid="06d53585" style:font-size-asian="6pt" style:font-weight-asian="normal" style:font-size-complex="6pt" style:font-weight-complex="normal"/>
    </style:style>
    <style:style style:name="P10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57d22" officeooo:paragraph-rsid="06d57d22" style:font-size-asian="6pt" style:font-weight-asian="normal" style:font-size-complex="6pt" style:font-weight-complex="normal"/>
    </style:style>
    <style:style style:name="P10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59b58" officeooo:paragraph-rsid="06d59b58" style:font-size-asian="6pt" style:font-weight-asian="normal" style:font-size-complex="6pt" style:font-weight-complex="normal"/>
    </style:style>
    <style:style style:name="P10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66c5c" officeooo:paragraph-rsid="06d66c5c" style:font-size-asian="6pt" style:font-weight-asian="normal" style:font-size-complex="6pt" style:font-weight-complex="normal"/>
    </style:style>
    <style:style style:name="P10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a200f" officeooo:paragraph-rsid="06da200f" style:font-size-asian="6pt" style:font-weight-asian="normal" style:font-size-complex="6pt" style:font-weight-complex="normal"/>
    </style:style>
    <style:style style:name="P10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bcacf" officeooo:paragraph-rsid="06dbcacf" style:font-size-asian="6pt" style:font-weight-asian="normal" style:font-size-complex="6pt" style:font-weight-complex="normal"/>
    </style:style>
    <style:style style:name="P10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da850" officeooo:paragraph-rsid="06dda850" style:font-size-asian="6pt" style:font-weight-asian="normal" style:font-size-complex="6pt" style:font-weight-complex="normal"/>
    </style:style>
    <style:style style:name="P10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e412a" officeooo:paragraph-rsid="06de412a" style:font-size-asian="6pt" style:font-weight-asian="normal" style:font-size-complex="6pt" style:font-weight-complex="normal"/>
    </style:style>
    <style:style style:name="P10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dff614" officeooo:paragraph-rsid="06dff614" style:font-size-asian="6pt" style:font-weight-asian="normal" style:font-size-complex="6pt" style:font-weight-complex="normal"/>
    </style:style>
    <style:style style:name="P10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0a866" officeooo:paragraph-rsid="06e0a866" style:font-size-asian="6pt" style:font-weight-asian="normal" style:font-size-complex="6pt" style:font-weight-complex="normal"/>
    </style:style>
    <style:style style:name="P10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108a2" officeooo:paragraph-rsid="06e108a2" style:font-size-asian="6pt" style:font-weight-asian="normal" style:font-size-complex="6pt" style:font-weight-complex="normal"/>
    </style:style>
    <style:style style:name="P10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18181" officeooo:paragraph-rsid="06e18181" style:font-size-asian="6pt" style:font-weight-asian="normal" style:font-size-complex="6pt" style:font-weight-complex="normal"/>
    </style:style>
    <style:style style:name="P10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33885" officeooo:paragraph-rsid="06e33885" style:font-size-asian="6pt" style:font-weight-asian="normal" style:font-size-complex="6pt" style:font-weight-complex="normal"/>
    </style:style>
    <style:style style:name="P10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45367" officeooo:paragraph-rsid="06e45367" style:font-size-asian="6pt" style:font-weight-asian="normal" style:font-size-complex="6pt" style:font-weight-complex="normal"/>
    </style:style>
    <style:style style:name="P10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4c33b" officeooo:paragraph-rsid="06e4c33b" style:font-size-asian="6pt" style:font-weight-asian="normal" style:font-size-complex="6pt" style:font-weight-complex="normal"/>
    </style:style>
    <style:style style:name="P10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5f154" officeooo:paragraph-rsid="06e5f154" style:font-size-asian="6pt" style:font-weight-asian="normal" style:font-size-complex="6pt" style:font-weight-complex="normal"/>
    </style:style>
    <style:style style:name="P10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6492e" officeooo:paragraph-rsid="06e6492e" style:font-size-asian="6pt" style:font-weight-asian="normal" style:font-size-complex="6pt" style:font-weight-complex="normal"/>
    </style:style>
    <style:style style:name="P10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927ef" officeooo:paragraph-rsid="06e927ef" style:font-size-asian="6pt" style:font-weight-asian="normal" style:font-size-complex="6pt" style:font-weight-complex="normal"/>
    </style:style>
    <style:style style:name="P10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a8a16" officeooo:paragraph-rsid="06ea8a16" style:font-size-asian="6pt" style:font-weight-asian="normal" style:font-size-complex="6pt" style:font-weight-complex="normal"/>
    </style:style>
    <style:style style:name="P10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bb2b3" officeooo:paragraph-rsid="06ebb2b3" style:font-size-asian="6pt" style:font-weight-asian="normal" style:font-size-complex="6pt" style:font-weight-complex="normal"/>
    </style:style>
    <style:style style:name="P10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cd0f1" officeooo:paragraph-rsid="06ecd0f1" style:font-size-asian="6pt" style:font-weight-asian="normal" style:font-size-complex="6pt" style:font-weight-complex="normal"/>
    </style:style>
    <style:style style:name="P10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cf8aa" officeooo:paragraph-rsid="06ecf8aa" style:font-size-asian="6pt" style:font-weight-asian="normal" style:font-size-complex="6pt" style:font-weight-complex="normal"/>
    </style:style>
    <style:style style:name="P10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ef77d7" officeooo:paragraph-rsid="06ef77d7" style:font-size-asian="6pt" style:font-weight-asian="normal" style:font-size-complex="6pt" style:font-weight-complex="normal"/>
    </style:style>
    <style:style style:name="P10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03765" officeooo:paragraph-rsid="06f03765" style:font-size-asian="6pt" style:font-weight-asian="normal" style:font-size-complex="6pt" style:font-weight-complex="normal"/>
    </style:style>
    <style:style style:name="P10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1e757" officeooo:paragraph-rsid="06f1e757" style:font-size-asian="6pt" style:font-weight-asian="normal" style:font-size-complex="6pt" style:font-weight-complex="normal"/>
    </style:style>
    <style:style style:name="P10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3b56f" officeooo:paragraph-rsid="06f3b56f" style:font-size-asian="6pt" style:font-weight-asian="normal" style:font-size-complex="6pt" style:font-weight-complex="normal"/>
    </style:style>
    <style:style style:name="P10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4a196" officeooo:paragraph-rsid="06f4a196" style:font-size-asian="6pt" style:font-weight-asian="normal" style:font-size-complex="6pt" style:font-weight-complex="normal"/>
    </style:style>
    <style:style style:name="P10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524b7" officeooo:paragraph-rsid="06f524b7" style:font-size-asian="6pt" style:font-weight-asian="normal" style:font-size-complex="6pt" style:font-weight-complex="normal"/>
    </style:style>
    <style:style style:name="P10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5c30c" officeooo:paragraph-rsid="06f5c30c" style:font-size-asian="6pt" style:font-weight-asian="normal" style:font-size-complex="6pt" style:font-weight-complex="normal"/>
    </style:style>
    <style:style style:name="P10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7c63b" officeooo:paragraph-rsid="06f7c63b" style:font-size-asian="6pt" style:font-weight-asian="normal" style:font-size-complex="6pt" style:font-weight-complex="normal"/>
    </style:style>
    <style:style style:name="P10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8eeed" officeooo:paragraph-rsid="06f8eeed" style:font-size-asian="6pt" style:font-weight-asian="normal" style:font-size-complex="6pt" style:font-weight-complex="normal"/>
    </style:style>
    <style:style style:name="P10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92e07" officeooo:paragraph-rsid="06f92e07" style:font-size-asian="6pt" style:font-weight-asian="normal" style:font-size-complex="6pt" style:font-weight-complex="normal"/>
    </style:style>
    <style:style style:name="P10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af4ba" officeooo:paragraph-rsid="06faf4ba" style:font-size-asian="6pt" style:font-weight-asian="normal" style:font-size-complex="6pt" style:font-weight-complex="normal"/>
    </style:style>
    <style:style style:name="P10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c0c1d" officeooo:paragraph-rsid="06fc0c1d" style:font-size-asian="6pt" style:font-weight-asian="normal" style:font-size-complex="6pt" style:font-weight-complex="normal"/>
    </style:style>
    <style:style style:name="P10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e2cbc" officeooo:paragraph-rsid="06fe2cbc" style:font-size-asian="6pt" style:font-weight-asian="normal" style:font-size-complex="6pt" style:font-weight-complex="normal"/>
    </style:style>
    <style:style style:name="P10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6fedfa6" officeooo:paragraph-rsid="06fedfa6" style:font-size-asian="6pt" style:font-weight-asian="normal" style:font-size-complex="6pt" style:font-weight-complex="normal"/>
    </style:style>
    <style:style style:name="P10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07201" officeooo:paragraph-rsid="07007201" style:font-size-asian="6pt" style:font-weight-asian="normal" style:font-size-complex="6pt" style:font-weight-complex="normal"/>
    </style:style>
    <style:style style:name="P10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3608e" officeooo:paragraph-rsid="0703608e" style:font-size-asian="6pt" style:font-weight-asian="normal" style:font-size-complex="6pt" style:font-weight-complex="normal"/>
    </style:style>
    <style:style style:name="P10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42bfe" officeooo:paragraph-rsid="07042bfe" style:font-size-asian="6pt" style:font-weight-asian="normal" style:font-size-complex="6pt" style:font-weight-complex="normal"/>
    </style:style>
    <style:style style:name="P10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4a0fe" officeooo:paragraph-rsid="0704a0fe" style:font-size-asian="6pt" style:font-weight-asian="normal" style:font-size-complex="6pt" style:font-weight-complex="normal"/>
    </style:style>
    <style:style style:name="P10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62135" officeooo:paragraph-rsid="07062135" style:font-size-asian="6pt" style:font-weight-asian="normal" style:font-size-complex="6pt" style:font-weight-complex="normal"/>
    </style:style>
    <style:style style:name="P10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7bc32" officeooo:paragraph-rsid="0707bc32" style:font-size-asian="6pt" style:font-weight-asian="normal" style:font-size-complex="6pt" style:font-weight-complex="normal"/>
    </style:style>
    <style:style style:name="P10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8f771" officeooo:paragraph-rsid="0708f771" style:font-size-asian="6pt" style:font-weight-asian="normal" style:font-size-complex="6pt" style:font-weight-complex="normal"/>
    </style:style>
    <style:style style:name="P10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af6f4" officeooo:paragraph-rsid="070af6f4" style:font-size-asian="6pt" style:font-weight-asian="normal" style:font-size-complex="6pt" style:font-weight-complex="normal"/>
    </style:style>
    <style:style style:name="P10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b4823" officeooo:paragraph-rsid="070b4823" style:font-size-asian="6pt" style:font-weight-asian="normal" style:font-size-complex="6pt" style:font-weight-complex="normal"/>
    </style:style>
    <style:style style:name="P10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0f6ca4" officeooo:paragraph-rsid="070f6ca4" style:font-size-asian="6pt" style:font-weight-asian="normal" style:font-size-complex="6pt" style:font-weight-complex="normal"/>
    </style:style>
    <style:style style:name="P10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08db6" officeooo:paragraph-rsid="07108db6" style:font-size-asian="6pt" style:font-weight-asian="normal" style:font-size-complex="6pt" style:font-weight-complex="normal"/>
    </style:style>
    <style:style style:name="P10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26db1" officeooo:paragraph-rsid="07126db1" style:font-size-asian="6pt" style:font-weight-asian="normal" style:font-size-complex="6pt" style:font-weight-complex="normal"/>
    </style:style>
    <style:style style:name="P10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5a261" officeooo:paragraph-rsid="0715a261" style:font-size-asian="6pt" style:font-weight-asian="normal" style:font-size-complex="6pt" style:font-weight-complex="normal"/>
    </style:style>
    <style:style style:name="P10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651c6" officeooo:paragraph-rsid="071651c6" style:font-size-asian="6pt" style:font-weight-asian="normal" style:font-size-complex="6pt" style:font-weight-complex="normal"/>
    </style:style>
    <style:style style:name="P10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78014" officeooo:paragraph-rsid="07178014" style:font-size-asian="6pt" style:font-weight-asian="normal" style:font-size-complex="6pt" style:font-weight-complex="normal"/>
    </style:style>
    <style:style style:name="P10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8548c" officeooo:paragraph-rsid="0718548c" style:font-size-asian="6pt" style:font-weight-asian="normal" style:font-size-complex="6pt" style:font-weight-complex="normal"/>
    </style:style>
    <style:style style:name="P10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9ab60" officeooo:paragraph-rsid="0719ab60" style:font-size-asian="6pt" style:font-weight-asian="normal" style:font-size-complex="6pt" style:font-weight-complex="normal"/>
    </style:style>
    <style:style style:name="P10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b6356" officeooo:paragraph-rsid="071b6356" style:font-size-asian="6pt" style:font-weight-asian="normal" style:font-size-complex="6pt" style:font-weight-complex="normal"/>
    </style:style>
    <style:style style:name="P10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cc3ab" officeooo:paragraph-rsid="071cc3ab" style:font-size-asian="6pt" style:font-weight-asian="normal" style:font-size-complex="6pt" style:font-weight-complex="normal"/>
    </style:style>
    <style:style style:name="P10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e2475" officeooo:paragraph-rsid="071e2475" style:font-size-asian="6pt" style:font-weight-asian="normal" style:font-size-complex="6pt" style:font-weight-complex="normal"/>
    </style:style>
    <style:style style:name="P10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e6c06" officeooo:paragraph-rsid="071e6c06" style:font-size-asian="6pt" style:font-weight-asian="normal" style:font-size-complex="6pt" style:font-weight-complex="normal"/>
    </style:style>
    <style:style style:name="P10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1f085a" officeooo:paragraph-rsid="071f085a" style:font-size-asian="6pt" style:font-weight-asian="normal" style:font-size-complex="6pt" style:font-weight-complex="normal"/>
    </style:style>
    <style:style style:name="P10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1dc49" officeooo:paragraph-rsid="0721dc49" style:font-size-asian="6pt" style:font-weight-asian="normal" style:font-size-complex="6pt" style:font-weight-complex="normal"/>
    </style:style>
    <style:style style:name="P10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481c4" officeooo:paragraph-rsid="072481c4" style:font-size-asian="6pt" style:font-weight-asian="normal" style:font-size-complex="6pt" style:font-weight-complex="normal"/>
    </style:style>
    <style:style style:name="P10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5ba25" officeooo:paragraph-rsid="0725ba25" style:font-size-asian="6pt" style:font-weight-asian="normal" style:font-size-complex="6pt" style:font-weight-complex="normal"/>
    </style:style>
    <style:style style:name="P10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65fb3" officeooo:paragraph-rsid="07265fb3" style:font-size-asian="6pt" style:font-weight-asian="normal" style:font-size-complex="6pt" style:font-weight-complex="normal"/>
    </style:style>
    <style:style style:name="P10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6d78e" officeooo:paragraph-rsid="0726d78e" style:font-size-asian="6pt" style:font-weight-asian="normal" style:font-size-complex="6pt" style:font-weight-complex="normal"/>
    </style:style>
    <style:style style:name="P10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7ef8a" officeooo:paragraph-rsid="0727ef8a" style:font-size-asian="6pt" style:font-weight-asian="normal" style:font-size-complex="6pt" style:font-weight-complex="normal"/>
    </style:style>
    <style:style style:name="P10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96b7d" officeooo:paragraph-rsid="07296b7d" style:font-size-asian="6pt" style:font-weight-asian="normal" style:font-size-complex="6pt" style:font-weight-complex="normal"/>
    </style:style>
    <style:style style:name="P10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b21f7" officeooo:paragraph-rsid="072b21f7" style:font-size-asian="6pt" style:font-weight-asian="normal" style:font-size-complex="6pt" style:font-weight-complex="normal"/>
    </style:style>
    <style:style style:name="P10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b60d6" officeooo:paragraph-rsid="072b60d6" style:font-size-asian="6pt" style:font-weight-asian="normal" style:font-size-complex="6pt" style:font-weight-complex="normal"/>
    </style:style>
    <style:style style:name="P10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cb999" officeooo:paragraph-rsid="072cb999" style:font-size-asian="6pt" style:font-weight-asian="normal" style:font-size-complex="6pt" style:font-weight-complex="normal"/>
    </style:style>
    <style:style style:name="P10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cbc45" officeooo:paragraph-rsid="072cbc45" style:font-size-asian="6pt" style:font-weight-asian="normal" style:font-size-complex="6pt" style:font-weight-complex="normal"/>
    </style:style>
    <style:style style:name="P10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de5f8" officeooo:paragraph-rsid="072de5f8" style:font-size-asian="6pt" style:font-weight-asian="normal" style:font-size-complex="6pt" style:font-weight-complex="normal"/>
    </style:style>
    <style:style style:name="P10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2f6a1f" officeooo:paragraph-rsid="072f6a1f" style:font-size-asian="6pt" style:font-weight-asian="normal" style:font-size-complex="6pt" style:font-weight-complex="normal"/>
    </style:style>
    <style:style style:name="P10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1688c" officeooo:paragraph-rsid="0731688c" style:font-size-asian="6pt" style:font-weight-asian="normal" style:font-size-complex="6pt" style:font-weight-complex="normal"/>
    </style:style>
    <style:style style:name="P10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270d0" officeooo:paragraph-rsid="073270d0" style:font-size-asian="6pt" style:font-weight-asian="normal" style:font-size-complex="6pt" style:font-weight-complex="normal"/>
    </style:style>
    <style:style style:name="P10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2c829" officeooo:paragraph-rsid="0732c829" style:font-size-asian="6pt" style:font-weight-asian="normal" style:font-size-complex="6pt" style:font-weight-complex="normal"/>
    </style:style>
    <style:style style:name="P1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3cb1c" officeooo:paragraph-rsid="0733cb1c" style:font-size-asian="6pt" style:font-weight-asian="normal" style:font-size-complex="6pt" style:font-weight-complex="normal"/>
    </style:style>
    <style:style style:name="P1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77c48" officeooo:paragraph-rsid="07377c48" style:font-size-asian="6pt" style:font-weight-asian="normal" style:font-size-complex="6pt" style:font-weight-complex="normal"/>
    </style:style>
    <style:style style:name="P1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8764d" officeooo:paragraph-rsid="0738764d" style:font-size-asian="6pt" style:font-weight-asian="normal" style:font-size-complex="6pt" style:font-weight-complex="normal"/>
    </style:style>
    <style:style style:name="P1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9aa62" officeooo:paragraph-rsid="0739aa62" style:font-size-asian="6pt" style:font-weight-asian="normal" style:font-size-complex="6pt" style:font-weight-complex="normal"/>
    </style:style>
    <style:style style:name="P1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a28a9" officeooo:paragraph-rsid="073a28a9" style:font-size-asian="6pt" style:font-weight-asian="normal" style:font-size-complex="6pt" style:font-weight-complex="normal"/>
    </style:style>
    <style:style style:name="P1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3e325d" officeooo:paragraph-rsid="073e325d" style:font-size-asian="6pt" style:font-weight-asian="normal" style:font-size-complex="6pt" style:font-weight-complex="normal"/>
    </style:style>
    <style:style style:name="P1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4101e9" officeooo:paragraph-rsid="074101e9" style:font-size-asian="6pt" style:font-weight-asian="normal" style:font-size-complex="6pt" style:font-weight-complex="normal"/>
    </style:style>
    <style:style style:name="P1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42ec7b" officeooo:paragraph-rsid="0742ec7b" style:font-size-asian="6pt" style:font-weight-asian="normal" style:font-size-complex="6pt" style:font-weight-complex="normal"/>
    </style:style>
    <style:style style:name="P1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441072" officeooo:paragraph-rsid="07441072" style:font-size-asian="6pt" style:font-weight-asian="normal" style:font-size-complex="6pt" style:font-weight-complex="normal"/>
    </style:style>
    <style:style style:name="P1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459313" officeooo:paragraph-rsid="07459313" style:font-size-asian="6pt" style:font-weight-asian="normal" style:font-size-complex="6pt" style:font-weight-complex="normal"/>
    </style:style>
    <style:style style:name="P1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46856d" officeooo:paragraph-rsid="0746856d" style:font-size-asian="6pt" style:font-weight-asian="normal" style:font-size-complex="6pt" style:font-weight-complex="normal"/>
    </style:style>
    <style:style style:name="P1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4ad3d6" officeooo:paragraph-rsid="074ad3d6" style:font-size-asian="6pt" style:font-weight-asian="normal" style:font-size-complex="6pt" style:font-weight-complex="normal"/>
    </style:style>
    <style:style style:name="P1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4dc2bf" officeooo:paragraph-rsid="074dc2bf" style:font-size-asian="6pt" style:font-weight-asian="normal" style:font-size-complex="6pt" style:font-weight-complex="normal"/>
    </style:style>
    <style:style style:name="P1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01163" officeooo:paragraph-rsid="07501163" style:font-size-asian="6pt" style:font-weight-asian="normal" style:font-size-complex="6pt" style:font-weight-complex="normal"/>
    </style:style>
    <style:style style:name="P1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05eb4" officeooo:paragraph-rsid="07505eb4" style:font-size-asian="6pt" style:font-weight-asian="normal" style:font-size-complex="6pt" style:font-weight-complex="normal"/>
    </style:style>
    <style:style style:name="P1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16d11" officeooo:paragraph-rsid="07516d11" style:font-size-asian="6pt" style:font-weight-asian="normal" style:font-size-complex="6pt" style:font-weight-complex="normal"/>
    </style:style>
    <style:style style:name="P1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29b5a" officeooo:paragraph-rsid="07529b5a" style:font-size-asian="6pt" style:font-weight-asian="normal" style:font-size-complex="6pt" style:font-weight-complex="normal"/>
    </style:style>
    <style:style style:name="P1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3d9c4" officeooo:paragraph-rsid="0753d9c4" style:font-size-asian="6pt" style:font-weight-asian="normal" style:font-size-complex="6pt" style:font-weight-complex="normal"/>
    </style:style>
    <style:style style:name="P1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461da" officeooo:paragraph-rsid="075461da" style:font-size-asian="6pt" style:font-weight-asian="normal" style:font-size-complex="6pt" style:font-weight-complex="normal"/>
    </style:style>
    <style:style style:name="P1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80e98" officeooo:paragraph-rsid="07580e98" style:font-size-asian="6pt" style:font-weight-asian="normal" style:font-size-complex="6pt" style:font-weight-complex="normal"/>
    </style:style>
    <style:style style:name="P1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81285" officeooo:paragraph-rsid="07581285" style:font-size-asian="6pt" style:font-weight-asian="normal" style:font-size-complex="6pt" style:font-weight-complex="normal"/>
    </style:style>
    <style:style style:name="P1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8f3cb" officeooo:paragraph-rsid="0758f3cb" style:font-size-asian="6pt" style:font-weight-asian="normal" style:font-size-complex="6pt" style:font-weight-complex="normal"/>
    </style:style>
    <style:style style:name="P1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a3daf" officeooo:paragraph-rsid="075a3daf" style:font-size-asian="6pt" style:font-weight-asian="normal" style:font-size-complex="6pt" style:font-weight-complex="normal"/>
    </style:style>
    <style:style style:name="P1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a88a9" officeooo:paragraph-rsid="075a88a9" style:font-size-asian="6pt" style:font-weight-asian="normal" style:font-size-complex="6pt" style:font-weight-complex="normal"/>
    </style:style>
    <style:style style:name="P1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ba00a" officeooo:paragraph-rsid="075ba00a" style:font-size-asian="6pt" style:font-weight-asian="normal" style:font-size-complex="6pt" style:font-weight-complex="normal"/>
    </style:style>
    <style:style style:name="P1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e4cdd" officeooo:paragraph-rsid="075e4cdd" style:font-size-asian="6pt" style:font-weight-asian="normal" style:font-size-complex="6pt" style:font-weight-complex="normal"/>
    </style:style>
    <style:style style:name="P1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5f715c" officeooo:paragraph-rsid="075f715c" style:font-size-asian="6pt" style:font-weight-asian="normal" style:font-size-complex="6pt" style:font-weight-complex="normal"/>
    </style:style>
    <style:style style:name="P1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0ab09" officeooo:paragraph-rsid="0760ab09" style:font-size-asian="6pt" style:font-weight-asian="normal" style:font-size-complex="6pt" style:font-weight-complex="normal"/>
    </style:style>
    <style:style style:name="P1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2bffd" officeooo:paragraph-rsid="0762bffd" style:font-size-asian="6pt" style:font-weight-asian="normal" style:font-size-complex="6pt" style:font-weight-complex="normal"/>
    </style:style>
    <style:style style:name="P1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3f694" officeooo:paragraph-rsid="0763f694" style:font-size-asian="6pt" style:font-weight-asian="normal" style:font-size-complex="6pt" style:font-weight-complex="normal"/>
    </style:style>
    <style:style style:name="P1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5479d" officeooo:paragraph-rsid="0765479d" style:font-size-asian="6pt" style:font-weight-asian="normal" style:font-size-complex="6pt" style:font-weight-complex="normal"/>
    </style:style>
    <style:style style:name="P1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5ba0b" officeooo:paragraph-rsid="0765ba0b" style:font-size-asian="6pt" style:font-weight-asian="normal" style:font-size-complex="6pt" style:font-weight-complex="normal"/>
    </style:style>
    <style:style style:name="P1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6cab0" officeooo:paragraph-rsid="0766cab0" style:font-size-asian="6pt" style:font-weight-asian="normal" style:font-size-complex="6pt" style:font-weight-complex="normal"/>
    </style:style>
    <style:style style:name="P1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867e9" officeooo:paragraph-rsid="076867e9" style:font-size-asian="6pt" style:font-weight-asian="normal" style:font-size-complex="6pt" style:font-weight-complex="normal"/>
    </style:style>
    <style:style style:name="P1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a24fd" officeooo:paragraph-rsid="076a24fd" style:font-size-asian="6pt" style:font-weight-asian="normal" style:font-size-complex="6pt" style:font-weight-complex="normal"/>
    </style:style>
    <style:style style:name="P1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b1f20" officeooo:paragraph-rsid="076b1f20" style:font-size-asian="6pt" style:font-weight-asian="normal" style:font-size-complex="6pt" style:font-weight-complex="normal"/>
    </style:style>
    <style:style style:name="P1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c1cf5" officeooo:paragraph-rsid="076cd165" style:font-size-asian="6pt" style:font-weight-asian="normal" style:font-size-complex="6pt" style:font-weight-complex="normal"/>
    </style:style>
    <style:style style:name="P1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cf447" officeooo:paragraph-rsid="076cf447" style:font-size-asian="6pt" style:font-weight-asian="normal" style:font-size-complex="6pt" style:font-weight-complex="normal"/>
    </style:style>
    <style:style style:name="P1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da336" officeooo:paragraph-rsid="076da336" style:font-size-asian="6pt" style:font-weight-asian="normal" style:font-size-complex="6pt" style:font-weight-complex="normal"/>
    </style:style>
    <style:style style:name="P1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6e4244" officeooo:paragraph-rsid="076e4244" style:font-size-asian="6pt" style:font-weight-asian="normal" style:font-size-complex="6pt" style:font-weight-complex="normal"/>
    </style:style>
    <style:style style:name="P1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740fc3" officeooo:paragraph-rsid="07740fc3" style:font-size-asian="6pt" style:font-weight-asian="normal" style:font-size-complex="6pt" style:font-weight-complex="normal"/>
    </style:style>
    <style:style style:name="P1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74af80" officeooo:paragraph-rsid="0774af80" style:font-size-asian="6pt" style:font-weight-asian="normal" style:font-size-complex="6pt" style:font-weight-complex="normal"/>
    </style:style>
    <style:style style:name="P1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75eb4e" officeooo:paragraph-rsid="0775eb4e" style:font-size-asian="6pt" style:font-weight-asian="normal" style:font-size-complex="6pt" style:font-weight-complex="normal"/>
    </style:style>
    <style:style style:name="P1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77588c" officeooo:paragraph-rsid="0777588c" style:font-size-asian="6pt" style:font-weight-asian="normal" style:font-size-complex="6pt" style:font-weight-complex="normal"/>
    </style:style>
    <style:style style:name="P1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7906cc" officeooo:paragraph-rsid="077906cc" style:font-size-asian="6pt" style:font-weight-asian="normal" style:font-size-complex="6pt" style:font-weight-complex="normal"/>
    </style:style>
    <style:style style:name="P1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7a3043" officeooo:paragraph-rsid="077a3043" style:font-size-asian="6pt" style:font-weight-asian="normal" style:font-size-complex="6pt" style:font-weight-complex="normal"/>
    </style:style>
    <style:style style:name="P1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7bc50c" officeooo:paragraph-rsid="077bc50c" style:font-size-asian="6pt" style:font-weight-asian="normal" style:font-size-complex="6pt" style:font-weight-complex="normal"/>
    </style:style>
    <style:style style:name="P1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7dfeeb" officeooo:paragraph-rsid="077dfeeb" style:font-size-asian="6pt" style:font-weight-asian="normal" style:font-size-complex="6pt" style:font-weight-complex="normal"/>
    </style:style>
    <style:style style:name="P1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7ecfca" officeooo:paragraph-rsid="07809e40" style:font-size-asian="6pt" style:font-weight-asian="normal" style:font-size-complex="6pt" style:font-weight-complex="normal"/>
    </style:style>
    <style:style style:name="P1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1ca2d" officeooo:paragraph-rsid="0781ca2d" style:font-size-asian="6pt" style:font-weight-asian="normal" style:font-size-complex="6pt" style:font-weight-complex="normal"/>
    </style:style>
    <style:style style:name="P1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38183" officeooo:paragraph-rsid="07838183" style:font-size-asian="6pt" style:font-weight-asian="normal" style:font-size-complex="6pt" style:font-weight-complex="normal"/>
    </style:style>
    <style:style style:name="P1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4b467" officeooo:paragraph-rsid="0784b467" style:font-size-asian="6pt" style:font-weight-asian="normal" style:font-size-complex="6pt" style:font-weight-complex="normal"/>
    </style:style>
    <style:style style:name="P1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66ab7" officeooo:paragraph-rsid="07866ab7" style:font-size-asian="6pt" style:font-weight-asian="normal" style:font-size-complex="6pt" style:font-weight-complex="normal"/>
    </style:style>
    <style:style style:name="P1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936e2" officeooo:paragraph-rsid="078936e2" style:font-size-asian="6pt" style:font-weight-asian="normal" style:font-size-complex="6pt" style:font-weight-complex="normal"/>
    </style:style>
    <style:style style:name="P1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a9557" officeooo:paragraph-rsid="078a9557" style:font-size-asian="6pt" style:font-weight-asian="normal" style:font-size-complex="6pt" style:font-weight-complex="normal"/>
    </style:style>
    <style:style style:name="P1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abbb6" officeooo:paragraph-rsid="078abbb6" style:font-size-asian="6pt" style:font-weight-asian="normal" style:font-size-complex="6pt" style:font-weight-complex="normal"/>
    </style:style>
    <style:style style:name="P1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aee84" officeooo:paragraph-rsid="078aee84" style:font-size-asian="6pt" style:font-weight-asian="normal" style:font-size-complex="6pt" style:font-weight-complex="normal"/>
    </style:style>
    <style:style style:name="P1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ba32d" officeooo:paragraph-rsid="078ba32d" style:font-size-asian="6pt" style:font-weight-asian="normal" style:font-size-complex="6pt" style:font-weight-complex="normal"/>
    </style:style>
    <style:style style:name="P1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cc1da" officeooo:paragraph-rsid="078cc1da" style:font-size-asian="6pt" style:font-weight-asian="normal" style:font-size-complex="6pt" style:font-weight-complex="normal"/>
    </style:style>
    <style:style style:name="P1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e7d3d" officeooo:paragraph-rsid="078e7d3d" style:font-size-asian="6pt" style:font-weight-asian="normal" style:font-size-complex="6pt" style:font-weight-complex="normal"/>
    </style:style>
    <style:style style:name="P1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8f2e6b" officeooo:paragraph-rsid="078f2e6b" style:font-size-asian="6pt" style:font-weight-asian="normal" style:font-size-complex="6pt" style:font-weight-complex="normal"/>
    </style:style>
    <style:style style:name="P1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0d19c" officeooo:paragraph-rsid="0790d19c" style:font-size-asian="6pt" style:font-weight-asian="normal" style:font-size-complex="6pt" style:font-weight-complex="normal"/>
    </style:style>
    <style:style style:name="P1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10a5d" officeooo:paragraph-rsid="07910a5d" style:font-size-asian="6pt" style:font-weight-asian="normal" style:font-size-complex="6pt" style:font-weight-complex="normal"/>
    </style:style>
    <style:style style:name="P1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11699" officeooo:paragraph-rsid="07911699" style:font-size-asian="6pt" style:font-weight-asian="normal" style:font-size-complex="6pt" style:font-weight-complex="normal"/>
    </style:style>
    <style:style style:name="P1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1bffd" officeooo:paragraph-rsid="0791bffd" style:font-size-asian="6pt" style:font-weight-asian="normal" style:font-size-complex="6pt" style:font-weight-complex="normal"/>
    </style:style>
    <style:style style:name="P1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43a99" officeooo:paragraph-rsid="07943a99" style:font-size-asian="6pt" style:font-weight-asian="normal" style:font-size-complex="6pt" style:font-weight-complex="normal"/>
    </style:style>
    <style:style style:name="P1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63ade" officeooo:paragraph-rsid="07963ade" style:font-size-asian="6pt" style:font-weight-asian="normal" style:font-size-complex="6pt" style:font-weight-complex="normal"/>
    </style:style>
    <style:style style:name="P1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7abc3" officeooo:paragraph-rsid="0797abc3" style:font-size-asian="6pt" style:font-weight-asian="normal" style:font-size-complex="6pt" style:font-weight-complex="normal"/>
    </style:style>
    <style:style style:name="P1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967a6" officeooo:paragraph-rsid="079967a6" style:font-size-asian="6pt" style:font-weight-asian="normal" style:font-size-complex="6pt" style:font-weight-complex="normal"/>
    </style:style>
    <style:style style:name="P1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991bd" officeooo:paragraph-rsid="079991bd" style:font-size-asian="6pt" style:font-weight-asian="normal" style:font-size-complex="6pt" style:font-weight-complex="normal"/>
    </style:style>
    <style:style style:name="P1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b65af" officeooo:paragraph-rsid="079b65af" style:font-size-asian="6pt" style:font-weight-asian="normal" style:font-size-complex="6pt" style:font-weight-complex="normal"/>
    </style:style>
    <style:style style:name="P1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c3088" officeooo:paragraph-rsid="079c3088" style:font-size-asian="6pt" style:font-weight-asian="normal" style:font-size-complex="6pt" style:font-weight-complex="normal"/>
    </style:style>
    <style:style style:name="P1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e12d3" officeooo:paragraph-rsid="079e12d3" style:font-size-asian="6pt" style:font-weight-asian="normal" style:font-size-complex="6pt" style:font-weight-complex="normal"/>
    </style:style>
    <style:style style:name="P1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9fecff" officeooo:paragraph-rsid="079fecff" style:font-size-asian="6pt" style:font-weight-asian="normal" style:font-size-complex="6pt" style:font-weight-complex="normal"/>
    </style:style>
    <style:style style:name="P1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135b8" officeooo:paragraph-rsid="07a135b8" style:font-size-asian="6pt" style:font-weight-asian="normal" style:font-size-complex="6pt" style:font-weight-complex="normal"/>
    </style:style>
    <style:style style:name="P1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29b14" officeooo:paragraph-rsid="07a29b14" style:font-size-asian="6pt" style:font-weight-asian="normal" style:font-size-complex="6pt" style:font-weight-complex="normal"/>
    </style:style>
    <style:style style:name="P1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419a8" officeooo:paragraph-rsid="07a419a8" style:font-size-asian="6pt" style:font-weight-asian="normal" style:font-size-complex="6pt" style:font-weight-complex="normal"/>
    </style:style>
    <style:style style:name="P1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61777" officeooo:paragraph-rsid="07a61777" style:font-size-asian="6pt" style:font-weight-asian="normal" style:font-size-complex="6pt" style:font-weight-complex="normal"/>
    </style:style>
    <style:style style:name="P1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68275" officeooo:paragraph-rsid="07a68275" style:font-size-asian="6pt" style:font-weight-asian="normal" style:font-size-complex="6pt" style:font-weight-complex="normal"/>
    </style:style>
    <style:style style:name="P1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82c0d" officeooo:paragraph-rsid="07a82c0d" style:font-size-asian="6pt" style:font-weight-asian="normal" style:font-size-complex="6pt" style:font-weight-complex="normal"/>
    </style:style>
    <style:style style:name="P1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8722e" officeooo:paragraph-rsid="07a8722e" style:font-size-asian="6pt" style:font-weight-asian="normal" style:font-size-complex="6pt" style:font-weight-complex="normal"/>
    </style:style>
    <style:style style:name="P1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94b0d" officeooo:paragraph-rsid="07a94b0d" style:font-size-asian="6pt" style:font-weight-asian="normal" style:font-size-complex="6pt" style:font-weight-complex="normal"/>
    </style:style>
    <style:style style:name="P1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9dcf8" officeooo:paragraph-rsid="07a9dcf8" style:font-size-asian="6pt" style:font-weight-asian="normal" style:font-size-complex="6pt" style:font-weight-complex="normal"/>
    </style:style>
    <style:style style:name="P1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af757" officeooo:paragraph-rsid="07aaf757" style:font-size-asian="6pt" style:font-weight-asian="normal" style:font-size-complex="6pt" style:font-weight-complex="normal"/>
    </style:style>
    <style:style style:name="P1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ad05ef" officeooo:paragraph-rsid="07ad05ef" style:font-size-asian="6pt" style:font-weight-asian="normal" style:font-size-complex="6pt" style:font-weight-complex="normal"/>
    </style:style>
    <style:style style:name="P1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b051dd" officeooo:paragraph-rsid="07b051dd" style:font-size-asian="6pt" style:font-weight-asian="normal" style:font-size-complex="6pt" style:font-weight-complex="normal"/>
    </style:style>
    <style:style style:name="P1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b185e1" officeooo:paragraph-rsid="07b185e1" style:font-size-asian="6pt" style:font-weight-asian="normal" style:font-size-complex="6pt" style:font-weight-complex="normal"/>
    </style:style>
    <style:style style:name="P1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b278a1" officeooo:paragraph-rsid="07b278a1" style:font-size-asian="6pt" style:font-weight-asian="normal" style:font-size-complex="6pt" style:font-weight-complex="normal"/>
    </style:style>
    <style:style style:name="P1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b48ab4" officeooo:paragraph-rsid="07b48ab4" style:font-size-asian="6pt" style:font-weight-asian="normal" style:font-size-complex="6pt" style:font-weight-complex="normal"/>
    </style:style>
    <style:style style:name="P1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b67324" officeooo:paragraph-rsid="07b67324" style:font-size-asian="6pt" style:font-weight-asian="normal" style:font-size-complex="6pt" style:font-weight-complex="normal"/>
    </style:style>
    <style:style style:name="P1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b871db" officeooo:paragraph-rsid="07b871db" style:font-size-asian="6pt" style:font-weight-asian="normal" style:font-size-complex="6pt" style:font-weight-complex="normal"/>
    </style:style>
    <style:style style:name="P1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bbc7ae" officeooo:paragraph-rsid="07bbc7ae" style:font-size-asian="6pt" style:font-weight-asian="normal" style:font-size-complex="6pt" style:font-weight-complex="normal"/>
    </style:style>
    <style:style style:name="P1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bec9d2" officeooo:paragraph-rsid="07bec9d2" style:font-size-asian="6pt" style:font-weight-asian="normal" style:font-size-complex="6pt" style:font-weight-complex="normal"/>
    </style:style>
    <style:style style:name="P1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bf8174" officeooo:paragraph-rsid="07bf8174" style:font-size-asian="6pt" style:font-weight-asian="normal" style:font-size-complex="6pt" style:font-weight-complex="normal"/>
    </style:style>
    <style:style style:name="P1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c05527" officeooo:paragraph-rsid="07c05527" style:font-size-asian="6pt" style:font-weight-asian="normal" style:font-size-complex="6pt" style:font-weight-complex="normal"/>
    </style:style>
    <style:style style:name="P1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c26554" officeooo:paragraph-rsid="07c26554" style:font-size-asian="6pt" style:font-weight-asian="normal" style:font-size-complex="6pt" style:font-weight-complex="normal"/>
    </style:style>
    <style:style style:name="P1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c8e14b" officeooo:paragraph-rsid="07c8e14b" style:font-size-asian="6pt" style:font-weight-asian="normal" style:font-size-complex="6pt" style:font-weight-complex="normal"/>
    </style:style>
    <style:style style:name="P1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ca5ede" officeooo:paragraph-rsid="07ca5ede" style:font-size-asian="6pt" style:font-weight-asian="normal" style:font-size-complex="6pt" style:font-weight-complex="normal"/>
    </style:style>
    <style:style style:name="P1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ca88f9" officeooo:paragraph-rsid="07ca88f9" style:font-size-asian="6pt" style:font-weight-asian="normal" style:font-size-complex="6pt" style:font-weight-complex="normal"/>
    </style:style>
    <style:style style:name="P1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cbb74b" officeooo:paragraph-rsid="07cbb74b" style:font-size-asian="6pt" style:font-weight-asian="normal" style:font-size-complex="6pt" style:font-weight-complex="normal"/>
    </style:style>
    <style:style style:name="P1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ccf219" officeooo:paragraph-rsid="07ccf219" style:font-size-asian="6pt" style:font-weight-asian="normal" style:font-size-complex="6pt" style:font-weight-complex="normal"/>
    </style:style>
    <style:style style:name="P1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ce2072" officeooo:paragraph-rsid="07ce2072" style:font-size-asian="6pt" style:font-weight-asian="normal" style:font-size-complex="6pt" style:font-weight-complex="normal"/>
    </style:style>
    <style:style style:name="P1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cff294" officeooo:paragraph-rsid="07cff294" style:font-size-asian="6pt" style:font-weight-asian="normal" style:font-size-complex="6pt" style:font-weight-complex="normal"/>
    </style:style>
    <style:style style:name="P1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d0ed41" officeooo:paragraph-rsid="07d0ed41" style:font-size-asian="6pt" style:font-weight-asian="normal" style:font-size-complex="6pt" style:font-weight-complex="normal"/>
    </style:style>
    <style:style style:name="P1204" style:family="paragraph" style:parent-style-name="Table_20_Contents">
      <style:text-properties officeooo:paragraph-rsid="000f042a"/>
    </style:style>
    <style:style style:name="P1205" style:family="paragraph" style:parent-style-name="Table_20_Contents">
      <style:paragraph-properties fo:line-height="200%"/>
      <style:text-properties officeooo:rsid="0012afe2" officeooo:paragraph-rsid="0012afe2"/>
    </style:style>
    <style:style style:name="P1206" style:family="paragraph" style:parent-style-name="Table_20_Contents">
      <style:text-properties officeooo:rsid="001484de" officeooo:paragraph-rsid="001484de"/>
    </style:style>
    <style:style style:name="P1207" style:family="paragraph" style:parent-style-name="Table_20_Contents">
      <style:text-properties officeooo:rsid="0011476d" officeooo:paragraph-rsid="0012a348"/>
    </style:style>
    <style:style style:name="P1208" style:family="paragraph" style:parent-style-name="Table_20_Contents">
      <style:text-properties officeooo:rsid="0011476d" officeooo:paragraph-rsid="0011476d"/>
    </style:style>
    <style:style style:name="P1209" style:family="paragraph" style:parent-style-name="Table_20_Contents">
      <style:text-properties officeooo:rsid="0011476d" officeooo:paragraph-rsid="0186f55b"/>
    </style:style>
    <style:style style:name="P1210" style:family="paragraph" style:parent-style-name="Table_20_Contents">
      <style:text-properties officeooo:rsid="001d02b6" officeooo:paragraph-rsid="001d02b6"/>
    </style:style>
    <style:style style:name="P1211" style:family="paragraph" style:parent-style-name="Table_20_Contents">
      <style:text-properties officeooo:rsid="00174428" officeooo:paragraph-rsid="00174428"/>
    </style:style>
    <style:style style:name="P1212" style:family="paragraph" style:parent-style-name="Table_20_Contents">
      <style:text-properties officeooo:rsid="001e1150" officeooo:paragraph-rsid="001e1150"/>
    </style:style>
    <style:style style:name="P1213" style:family="paragraph" style:parent-style-name="Table_20_Contents">
      <style:text-properties officeooo:rsid="001f843c" officeooo:paragraph-rsid="001f843c"/>
    </style:style>
    <style:style style:name="P1214" style:family="paragraph" style:parent-style-name="Table_20_Contents">
      <style:text-properties officeooo:rsid="00204a5c" officeooo:paragraph-rsid="00204a5c"/>
    </style:style>
    <style:style style:name="P1215" style:family="paragraph" style:parent-style-name="Table_20_Contents">
      <style:text-properties officeooo:rsid="00210d34" officeooo:paragraph-rsid="00210d34"/>
    </style:style>
    <style:style style:name="P1216" style:family="paragraph" style:parent-style-name="Table_20_Contents">
      <style:text-properties officeooo:rsid="00230bff" officeooo:paragraph-rsid="00230bff"/>
    </style:style>
    <style:style style:name="P1217" style:family="paragraph" style:parent-style-name="Table_20_Contents">
      <style:text-properties officeooo:rsid="0023a74d" officeooo:paragraph-rsid="0023a74d"/>
    </style:style>
    <style:style style:name="P1218" style:family="paragraph" style:parent-style-name="Table_20_Contents">
      <style:text-properties officeooo:rsid="00257e5a" officeooo:paragraph-rsid="00257e5a"/>
    </style:style>
    <style:style style:name="P1219" style:family="paragraph" style:parent-style-name="Table_20_Contents">
      <style:text-properties officeooo:rsid="0025f6cc" officeooo:paragraph-rsid="0025f6cc"/>
    </style:style>
    <style:style style:name="P1220" style:family="paragraph" style:parent-style-name="Table_20_Contents">
      <style:text-properties officeooo:rsid="0026098f" officeooo:paragraph-rsid="0026098f"/>
    </style:style>
    <style:style style:name="P1221" style:family="paragraph" style:parent-style-name="Table_20_Contents">
      <style:text-properties officeooo:rsid="00274efe" officeooo:paragraph-rsid="00274efe"/>
    </style:style>
    <style:style style:name="P1222" style:family="paragraph" style:parent-style-name="Table_20_Contents">
      <style:text-properties officeooo:rsid="0028c587" officeooo:paragraph-rsid="0028c587"/>
    </style:style>
    <style:style style:name="P1223" style:family="paragraph" style:parent-style-name="Table_20_Contents">
      <style:text-properties officeooo:rsid="0028c587" officeooo:paragraph-rsid="00b64c13"/>
    </style:style>
    <style:style style:name="P1224" style:family="paragraph" style:parent-style-name="Table_20_Contents">
      <style:text-properties officeooo:paragraph-rsid="002fe77d"/>
    </style:style>
    <style:style style:name="P1225" style:family="paragraph" style:parent-style-name="Table_20_Contents">
      <style:text-properties officeooo:rsid="002aa739" officeooo:paragraph-rsid="002aa739"/>
    </style:style>
    <style:style style:name="P1226" style:family="paragraph" style:parent-style-name="Table_20_Contents">
      <style:text-properties officeooo:rsid="002c7ec2" officeooo:paragraph-rsid="002c7ec2"/>
    </style:style>
    <style:style style:name="P1227" style:family="paragraph" style:parent-style-name="Table_20_Contents">
      <style:text-properties officeooo:rsid="002e425f" officeooo:paragraph-rsid="002e425f"/>
    </style:style>
    <style:style style:name="P1228" style:family="paragraph" style:parent-style-name="Table_20_Contents">
      <style:text-properties officeooo:rsid="002fe77d" officeooo:paragraph-rsid="002fe77d"/>
    </style:style>
    <style:style style:name="P1229" style:family="paragraph" style:parent-style-name="Table_20_Contents">
      <style:text-properties officeooo:rsid="00300b56" officeooo:paragraph-rsid="00300b56"/>
    </style:style>
    <style:style style:name="P1230" style:family="paragraph" style:parent-style-name="Table_20_Contents">
      <style:text-properties officeooo:rsid="00319b59" officeooo:paragraph-rsid="00319b59"/>
    </style:style>
    <style:style style:name="P1231" style:family="paragraph" style:parent-style-name="Table_20_Contents">
      <style:text-properties officeooo:rsid="003274f3" officeooo:paragraph-rsid="003274f3"/>
    </style:style>
    <style:style style:name="P1232" style:family="paragraph" style:parent-style-name="Table_20_Contents">
      <style:text-properties officeooo:rsid="003274f3" officeooo:paragraph-rsid="006d0df6"/>
    </style:style>
    <style:style style:name="P1233" style:family="paragraph" style:parent-style-name="Table_20_Contents">
      <style:text-properties officeooo:paragraph-rsid="0041fc43"/>
    </style:style>
    <style:style style:name="P1234" style:family="paragraph" style:parent-style-name="Table_20_Contents">
      <style:text-properties officeooo:rsid="00336c24" officeooo:paragraph-rsid="00336c24"/>
    </style:style>
    <style:style style:name="P1235" style:family="paragraph" style:parent-style-name="Table_20_Contents">
      <style:text-properties officeooo:rsid="00351ae0" officeooo:paragraph-rsid="00351ae0"/>
    </style:style>
    <style:style style:name="P1236" style:family="paragraph" style:parent-style-name="Table_20_Contents">
      <style:text-properties officeooo:rsid="00359246" officeooo:paragraph-rsid="00359246"/>
    </style:style>
    <style:style style:name="P1237" style:family="paragraph" style:parent-style-name="Table_20_Contents">
      <style:text-properties officeooo:rsid="0037aea3" officeooo:paragraph-rsid="0037aea3"/>
    </style:style>
    <style:style style:name="P1238" style:family="paragraph" style:parent-style-name="Table_20_Contents">
      <style:text-properties officeooo:rsid="0039581a" officeooo:paragraph-rsid="0039581a"/>
    </style:style>
    <style:style style:name="P1239" style:family="paragraph" style:parent-style-name="Table_20_Contents">
      <style:text-properties officeooo:rsid="003b55b3" officeooo:paragraph-rsid="003b55b3"/>
    </style:style>
    <style:style style:name="P1240" style:family="paragraph" style:parent-style-name="Table_20_Contents">
      <style:text-properties officeooo:rsid="003b55b3" officeooo:paragraph-rsid="003c57ca"/>
    </style:style>
    <style:style style:name="P1241" style:family="paragraph" style:parent-style-name="Table_20_Contents">
      <style:text-properties officeooo:rsid="003c57ca" officeooo:paragraph-rsid="003c57ca"/>
    </style:style>
    <style:style style:name="P1242" style:family="paragraph" style:parent-style-name="Table_20_Contents">
      <style:text-properties officeooo:rsid="003d4040" officeooo:paragraph-rsid="003d4040"/>
    </style:style>
    <style:style style:name="P1243" style:family="paragraph" style:parent-style-name="Table_20_Contents">
      <style:text-properties officeooo:rsid="003e1c29" officeooo:paragraph-rsid="003e1c29"/>
    </style:style>
    <style:style style:name="P1244" style:family="paragraph" style:parent-style-name="Table_20_Contents">
      <style:text-properties officeooo:rsid="003eb328" officeooo:paragraph-rsid="003eb328"/>
    </style:style>
    <style:style style:name="P1245" style:family="paragraph" style:parent-style-name="Table_20_Contents">
      <style:text-properties officeooo:rsid="00409fb2" officeooo:paragraph-rsid="00409fb2"/>
    </style:style>
    <style:style style:name="P1246" style:family="paragraph" style:parent-style-name="Table_20_Contents">
      <style:text-properties officeooo:rsid="0041fc43" officeooo:paragraph-rsid="0041fc43"/>
    </style:style>
    <style:style style:name="P1247" style:family="paragraph" style:parent-style-name="Table_20_Contents">
      <style:text-properties officeooo:rsid="004302c6" officeooo:paragraph-rsid="004302c6"/>
    </style:style>
    <style:style style:name="P1248" style:family="paragraph" style:parent-style-name="Table_20_Contents">
      <style:text-properties officeooo:rsid="00448b1f" officeooo:paragraph-rsid="00448b1f"/>
    </style:style>
    <style:style style:name="P1249" style:family="paragraph" style:parent-style-name="Table_20_Contents">
      <style:text-properties officeooo:rsid="00457af7" officeooo:paragraph-rsid="00457af7"/>
    </style:style>
    <style:style style:name="P1250" style:family="paragraph" style:parent-style-name="Table_20_Contents">
      <style:text-properties officeooo:rsid="00458dd4" officeooo:paragraph-rsid="00458dd4"/>
    </style:style>
    <style:style style:name="P1251" style:family="paragraph" style:parent-style-name="Table_20_Contents">
      <style:text-properties officeooo:rsid="00460564" officeooo:paragraph-rsid="00460564"/>
    </style:style>
    <style:style style:name="P1252" style:family="paragraph" style:parent-style-name="Table_20_Contents">
      <style:text-properties officeooo:rsid="00470063" officeooo:paragraph-rsid="00470063"/>
    </style:style>
    <style:style style:name="P1253" style:family="paragraph" style:parent-style-name="Table_20_Contents">
      <style:text-properties officeooo:paragraph-rsid="004a2ebd"/>
    </style:style>
    <style:style style:name="P1254" style:family="paragraph" style:parent-style-name="Table_20_Contents">
      <style:text-properties officeooo:rsid="00482ce7" officeooo:paragraph-rsid="00482ce7"/>
    </style:style>
    <style:style style:name="P1255" style:family="paragraph" style:parent-style-name="Table_20_Contents">
      <style:text-properties officeooo:rsid="00486e09" officeooo:paragraph-rsid="00486e09"/>
    </style:style>
    <style:style style:name="P1256" style:family="paragraph" style:parent-style-name="Table_20_Contents">
      <style:text-properties officeooo:rsid="004a2ebd" officeooo:paragraph-rsid="004a2ebd"/>
    </style:style>
    <style:style style:name="P1257" style:family="paragraph" style:parent-style-name="Table_20_Contents">
      <style:text-properties officeooo:rsid="004c2668" officeooo:paragraph-rsid="004c2668"/>
    </style:style>
    <style:style style:name="P1258" style:family="paragraph" style:parent-style-name="Table_20_Contents">
      <style:text-properties officeooo:rsid="004e5749" officeooo:paragraph-rsid="004e5749"/>
    </style:style>
    <style:style style:name="P1259" style:family="paragraph" style:parent-style-name="Table_20_Contents">
      <style:text-properties officeooo:rsid="004f6ee4" officeooo:paragraph-rsid="004f6ee4"/>
    </style:style>
    <style:style style:name="P1260" style:family="paragraph" style:parent-style-name="Table_20_Contents">
      <style:text-properties officeooo:rsid="00504e75" officeooo:paragraph-rsid="00504e75"/>
    </style:style>
    <style:style style:name="P1261" style:family="paragraph" style:parent-style-name="Table_20_Contents">
      <style:text-properties officeooo:rsid="0051e898" officeooo:paragraph-rsid="0051e898"/>
    </style:style>
    <style:style style:name="P1262" style:family="paragraph" style:parent-style-name="Table_20_Contents">
      <style:text-properties officeooo:rsid="00538d9d" officeooo:paragraph-rsid="00538d9d"/>
    </style:style>
    <style:style style:name="P1263" style:family="paragraph" style:parent-style-name="Table_20_Contents">
      <style:text-properties officeooo:paragraph-rsid="005c5d24"/>
    </style:style>
    <style:style style:name="P1264" style:family="paragraph" style:parent-style-name="Table_20_Contents">
      <style:text-properties officeooo:rsid="005550af" officeooo:paragraph-rsid="005550af"/>
    </style:style>
    <style:style style:name="P1265" style:family="paragraph" style:parent-style-name="Table_20_Contents">
      <style:text-properties officeooo:rsid="00561828" officeooo:paragraph-rsid="00561828"/>
    </style:style>
    <style:style style:name="P1266" style:family="paragraph" style:parent-style-name="Table_20_Contents">
      <style:text-properties officeooo:rsid="00561eff" officeooo:paragraph-rsid="00561eff"/>
    </style:style>
    <style:style style:name="P1267" style:family="paragraph" style:parent-style-name="Table_20_Contents">
      <style:text-properties officeooo:rsid="00580f13" officeooo:paragraph-rsid="00580f13"/>
    </style:style>
    <style:style style:name="P1268" style:family="paragraph" style:parent-style-name="Table_20_Contents">
      <style:text-properties officeooo:rsid="005817af" officeooo:paragraph-rsid="005817af"/>
    </style:style>
    <style:style style:name="P1269" style:family="paragraph" style:parent-style-name="Table_20_Contents">
      <style:text-properties officeooo:rsid="00587a32" officeooo:paragraph-rsid="00587a32"/>
    </style:style>
    <style:style style:name="P1270" style:family="paragraph" style:parent-style-name="Table_20_Contents">
      <style:text-properties officeooo:rsid="005a7189" officeooo:paragraph-rsid="005a7189"/>
    </style:style>
    <style:style style:name="P1271" style:family="paragraph" style:parent-style-name="Table_20_Contents">
      <style:text-properties officeooo:rsid="005c5d24" officeooo:paragraph-rsid="005c5d24"/>
    </style:style>
    <style:style style:name="P1272" style:family="paragraph" style:parent-style-name="Table_20_Contents">
      <style:text-properties officeooo:rsid="005cba42" officeooo:paragraph-rsid="005cba42"/>
    </style:style>
    <style:style style:name="P1273" style:family="paragraph" style:parent-style-name="Table_20_Contents">
      <style:text-properties officeooo:rsid="005e71da" officeooo:paragraph-rsid="005e71da"/>
    </style:style>
    <style:style style:name="P1274" style:family="paragraph" style:parent-style-name="Table_20_Contents">
      <style:text-properties officeooo:rsid="0061a7a0" officeooo:paragraph-rsid="0061a7a0"/>
    </style:style>
    <style:style style:name="P1275" style:family="paragraph" style:parent-style-name="Table_20_Contents">
      <style:text-properties officeooo:rsid="006354ae" officeooo:paragraph-rsid="006354ae"/>
    </style:style>
    <style:style style:name="P1276" style:family="paragraph" style:parent-style-name="Table_20_Contents">
      <style:text-properties officeooo:rsid="0063df1c" officeooo:paragraph-rsid="0063df1c"/>
    </style:style>
    <style:style style:name="P1277" style:family="paragraph" style:parent-style-name="Table_20_Contents">
      <style:text-properties officeooo:rsid="0063e7f5" officeooo:paragraph-rsid="0063e7f5"/>
    </style:style>
    <style:style style:name="P1278" style:family="paragraph" style:parent-style-name="Table_20_Contents">
      <style:text-properties officeooo:rsid="0065a27d" officeooo:paragraph-rsid="0065a27d"/>
    </style:style>
    <style:style style:name="P1279" style:family="paragraph" style:parent-style-name="Table_20_Contents">
      <style:text-properties officeooo:rsid="0065f4ec" officeooo:paragraph-rsid="0065f4ec"/>
    </style:style>
    <style:style style:name="P1280" style:family="paragraph" style:parent-style-name="Table_20_Contents">
      <style:text-properties officeooo:rsid="00669c13" officeooo:paragraph-rsid="00669c13"/>
    </style:style>
    <style:style style:name="P1281" style:family="paragraph" style:parent-style-name="Table_20_Contents">
      <style:text-properties officeooo:paragraph-rsid="0068e4d0"/>
    </style:style>
    <style:style style:name="P1282" style:family="paragraph" style:parent-style-name="Table_20_Contents">
      <style:text-properties officeooo:rsid="00678280" officeooo:paragraph-rsid="00678280"/>
    </style:style>
    <style:style style:name="P1283" style:family="paragraph" style:parent-style-name="Table_20_Contents">
      <style:text-properties officeooo:rsid="0068e4d0" officeooo:paragraph-rsid="0068e4d0"/>
    </style:style>
    <style:style style:name="P1284" style:family="paragraph" style:parent-style-name="Table_20_Contents">
      <style:text-properties officeooo:rsid="0069062b" officeooo:paragraph-rsid="0069062b"/>
    </style:style>
    <style:style style:name="P1285" style:family="paragraph" style:parent-style-name="Table_20_Contents">
      <style:text-properties officeooo:rsid="006a3409" officeooo:paragraph-rsid="006a3409"/>
    </style:style>
    <style:style style:name="P1286" style:family="paragraph" style:parent-style-name="Table_20_Contents">
      <style:text-properties officeooo:rsid="006ad3b7" officeooo:paragraph-rsid="006ad3b7"/>
    </style:style>
    <style:style style:name="P1287" style:family="paragraph" style:parent-style-name="Table_20_Contents">
      <style:text-properties officeooo:rsid="006b7443" officeooo:paragraph-rsid="006b7443"/>
    </style:style>
    <style:style style:name="P1288" style:family="paragraph" style:parent-style-name="Table_20_Contents">
      <style:text-properties officeooo:rsid="006d0df6" officeooo:paragraph-rsid="006d0df6"/>
    </style:style>
    <style:style style:name="P1289" style:family="paragraph" style:parent-style-name="Table_20_Contents">
      <style:text-properties officeooo:rsid="006d651c" officeooo:paragraph-rsid="006d651c"/>
    </style:style>
    <style:style style:name="P1290" style:family="paragraph" style:parent-style-name="Table_20_Contents">
      <style:text-properties officeooo:rsid="006eec5f" officeooo:paragraph-rsid="006eec5f"/>
    </style:style>
    <style:style style:name="P1291" style:family="paragraph" style:parent-style-name="Table_20_Contents">
      <style:text-properties officeooo:rsid="006fc44f" officeooo:paragraph-rsid="006fc44f"/>
    </style:style>
    <style:style style:name="P1292" style:family="paragraph" style:parent-style-name="Table_20_Contents">
      <style:text-properties officeooo:rsid="0071327a" officeooo:paragraph-rsid="0071327a"/>
    </style:style>
    <style:style style:name="P1293" style:family="paragraph" style:parent-style-name="Table_20_Contents">
      <style:text-properties officeooo:rsid="00716ae9" officeooo:paragraph-rsid="00716ae9"/>
    </style:style>
    <style:style style:name="P1294" style:family="paragraph" style:parent-style-name="Table_20_Contents">
      <style:text-properties officeooo:rsid="0071fc2c" officeooo:paragraph-rsid="0071fc2c"/>
    </style:style>
    <style:style style:name="P1295" style:family="paragraph" style:parent-style-name="Table_20_Contents">
      <style:text-properties officeooo:rsid="00736752" officeooo:paragraph-rsid="00736752"/>
    </style:style>
    <style:style style:name="P1296" style:family="paragraph" style:parent-style-name="Table_20_Contents">
      <style:text-properties officeooo:rsid="0073f860" officeooo:paragraph-rsid="0073f860"/>
    </style:style>
    <style:style style:name="P1297" style:family="paragraph" style:parent-style-name="Table_20_Contents">
      <style:text-properties officeooo:rsid="00757ccf" officeooo:paragraph-rsid="00757ccf"/>
    </style:style>
    <style:style style:name="P1298" style:family="paragraph" style:parent-style-name="Table_20_Contents">
      <style:text-properties officeooo:rsid="0075ef47" officeooo:paragraph-rsid="0075ef47"/>
    </style:style>
    <style:style style:name="P1299" style:family="paragraph" style:parent-style-name="Table_20_Contents">
      <style:text-properties officeooo:rsid="0076bcec" officeooo:paragraph-rsid="0076bcec"/>
    </style:style>
    <style:style style:name="P1300" style:family="paragraph" style:parent-style-name="Table_20_Contents">
      <style:text-properties officeooo:rsid="0077d0c4" officeooo:paragraph-rsid="0077d0c4"/>
    </style:style>
    <style:style style:name="P1301" style:family="paragraph" style:parent-style-name="Table_20_Contents">
      <style:text-properties officeooo:rsid="00785cf4" officeooo:paragraph-rsid="00785cf4"/>
    </style:style>
    <style:style style:name="P1302" style:family="paragraph" style:parent-style-name="Table_20_Contents">
      <style:text-properties officeooo:rsid="0079aecc" officeooo:paragraph-rsid="0079aecc"/>
    </style:style>
    <style:style style:name="P1303" style:family="paragraph" style:parent-style-name="Table_20_Contents">
      <style:text-properties officeooo:rsid="007a4b2f" officeooo:paragraph-rsid="007a4b2f"/>
    </style:style>
    <style:style style:name="P1304" style:family="paragraph" style:parent-style-name="Table_20_Contents">
      <style:text-properties officeooo:rsid="007a831d" officeooo:paragraph-rsid="007a831d"/>
    </style:style>
    <style:style style:name="P1305" style:family="paragraph" style:parent-style-name="Table_20_Contents">
      <style:text-properties officeooo:rsid="007c2bc9" officeooo:paragraph-rsid="007c2bc9"/>
    </style:style>
    <style:style style:name="P1306" style:family="paragraph" style:parent-style-name="Table_20_Contents">
      <style:text-properties officeooo:rsid="007d0bd8" officeooo:paragraph-rsid="007d0bd8"/>
    </style:style>
    <style:style style:name="P1307" style:family="paragraph" style:parent-style-name="Table_20_Contents">
      <style:text-properties officeooo:rsid="007edc22" officeooo:paragraph-rsid="007edc22"/>
    </style:style>
    <style:style style:name="P1308" style:family="paragraph" style:parent-style-name="Table_20_Contents">
      <style:text-properties officeooo:rsid="007ef847" officeooo:paragraph-rsid="007ef847"/>
    </style:style>
    <style:style style:name="P1309" style:family="paragraph" style:parent-style-name="Table_20_Contents">
      <style:text-properties officeooo:rsid="00815661" officeooo:paragraph-rsid="00815661"/>
    </style:style>
    <style:style style:name="P1310" style:family="paragraph" style:parent-style-name="Table_20_Contents">
      <style:text-properties officeooo:rsid="0082009c" officeooo:paragraph-rsid="0082009c"/>
    </style:style>
    <style:style style:name="P1311" style:family="paragraph" style:parent-style-name="Table_20_Contents">
      <style:text-properties officeooo:rsid="0083d91f" officeooo:paragraph-rsid="0083d91f"/>
    </style:style>
    <style:style style:name="P1312" style:family="paragraph" style:parent-style-name="Table_20_Contents">
      <style:text-properties officeooo:rsid="0085721f" officeooo:paragraph-rsid="0085721f"/>
    </style:style>
    <style:style style:name="P1313" style:family="paragraph" style:parent-style-name="Table_20_Contents">
      <style:text-properties officeooo:rsid="0086348e" officeooo:paragraph-rsid="0086348e"/>
    </style:style>
    <style:style style:name="P1314" style:family="paragraph" style:parent-style-name="Table_20_Contents">
      <style:text-properties officeooo:rsid="0086b39e" officeooo:paragraph-rsid="0086b39e"/>
    </style:style>
    <style:style style:name="P1315" style:family="paragraph" style:parent-style-name="Table_20_Contents">
      <style:text-properties officeooo:rsid="00890808" officeooo:paragraph-rsid="00890808"/>
    </style:style>
    <style:style style:name="P1316" style:family="paragraph" style:parent-style-name="Table_20_Contents">
      <style:text-properties officeooo:rsid="008b9ccb" officeooo:paragraph-rsid="008b9ccb"/>
    </style:style>
    <style:style style:name="P1317" style:family="paragraph" style:parent-style-name="Table_20_Contents">
      <style:text-properties officeooo:rsid="008ce6a2" officeooo:paragraph-rsid="008ce6a2"/>
    </style:style>
    <style:style style:name="P1318" style:family="paragraph" style:parent-style-name="Table_20_Contents">
      <style:text-properties officeooo:rsid="008d43ba" officeooo:paragraph-rsid="008d43ba"/>
    </style:style>
    <style:style style:name="P1319" style:family="paragraph" style:parent-style-name="Table_20_Contents">
      <style:text-properties officeooo:rsid="008e2300" officeooo:paragraph-rsid="008e2300"/>
    </style:style>
    <style:style style:name="P1320" style:family="paragraph" style:parent-style-name="Table_20_Contents">
      <style:text-properties officeooo:rsid="008f1528" officeooo:paragraph-rsid="008f1528"/>
    </style:style>
    <style:style style:name="P1321" style:family="paragraph" style:parent-style-name="Table_20_Contents">
      <style:text-properties officeooo:rsid="008f577c" officeooo:paragraph-rsid="008f577c"/>
    </style:style>
    <style:style style:name="P1322" style:family="paragraph" style:parent-style-name="Table_20_Contents">
      <style:text-properties officeooo:rsid="009059ec" officeooo:paragraph-rsid="009059ec"/>
    </style:style>
    <style:style style:name="P1323" style:family="paragraph" style:parent-style-name="Table_20_Contents">
      <style:text-properties officeooo:rsid="00908d6f" officeooo:paragraph-rsid="00908d6f"/>
    </style:style>
    <style:style style:name="P1324" style:family="paragraph" style:parent-style-name="Table_20_Contents">
      <style:text-properties officeooo:rsid="0091a2f0" officeooo:paragraph-rsid="0091a2f0"/>
    </style:style>
    <style:style style:name="P1325" style:family="paragraph" style:parent-style-name="Table_20_Contents">
      <style:text-properties officeooo:rsid="00944950" officeooo:paragraph-rsid="00944950"/>
    </style:style>
    <style:style style:name="P1326" style:family="paragraph" style:parent-style-name="Table_20_Contents">
      <style:text-properties officeooo:rsid="0094ad8d" officeooo:paragraph-rsid="0094ad8d"/>
    </style:style>
    <style:style style:name="P1327" style:family="paragraph" style:parent-style-name="Table_20_Contents">
      <style:text-properties officeooo:rsid="0096806b" officeooo:paragraph-rsid="0096806b"/>
    </style:style>
    <style:style style:name="P1328" style:family="paragraph" style:parent-style-name="Table_20_Contents">
      <style:text-properties officeooo:rsid="0098224a" officeooo:paragraph-rsid="0098224a"/>
    </style:style>
    <style:style style:name="P1329" style:family="paragraph" style:parent-style-name="Table_20_Contents">
      <style:text-properties officeooo:rsid="001872f1" officeooo:paragraph-rsid="00174428"/>
    </style:style>
    <style:style style:name="P1330" style:family="paragraph" style:parent-style-name="Table_20_Contents">
      <style:text-properties officeooo:rsid="003a511f" officeooo:paragraph-rsid="003b55b3"/>
    </style:style>
    <style:style style:name="P1331" style:family="paragraph" style:parent-style-name="Table_20_Contents">
      <style:text-properties officeooo:rsid="009baa7f" officeooo:paragraph-rsid="009baa7f"/>
    </style:style>
    <style:style style:name="P1332" style:family="paragraph" style:parent-style-name="Table_20_Contents">
      <style:text-properties officeooo:rsid="009da75f" officeooo:paragraph-rsid="009da75f"/>
    </style:style>
    <style:style style:name="P1333" style:family="paragraph" style:parent-style-name="Table_20_Contents">
      <style:text-properties officeooo:rsid="009e7a15" officeooo:paragraph-rsid="009e7a15"/>
    </style:style>
    <style:style style:name="P1334" style:family="paragraph" style:parent-style-name="Table_20_Contents">
      <style:text-properties officeooo:rsid="009fbca1" officeooo:paragraph-rsid="009fbca1"/>
    </style:style>
    <style:style style:name="P1335" style:family="paragraph" style:parent-style-name="Table_20_Contents">
      <style:text-properties officeooo:rsid="00a0afcf" officeooo:paragraph-rsid="00a0afcf"/>
    </style:style>
    <style:style style:name="P1336" style:family="paragraph" style:parent-style-name="Table_20_Contents">
      <style:text-properties officeooo:rsid="00a27b0e" officeooo:paragraph-rsid="00a27b0e"/>
    </style:style>
    <style:style style:name="P1337" style:family="paragraph" style:parent-style-name="Table_20_Contents">
      <style:text-properties officeooo:rsid="00a3e98f" officeooo:paragraph-rsid="00a3e98f"/>
    </style:style>
    <style:style style:name="P1338" style:family="paragraph" style:parent-style-name="Table_20_Contents">
      <style:text-properties officeooo:rsid="00a5cb42" officeooo:paragraph-rsid="00a5cb42"/>
    </style:style>
    <style:style style:name="P1339" style:family="paragraph" style:parent-style-name="Table_20_Contents">
      <style:text-properties officeooo:rsid="00a78bc6" officeooo:paragraph-rsid="00a78bc6"/>
    </style:style>
    <style:style style:name="P1340" style:family="paragraph" style:parent-style-name="Table_20_Contents">
      <style:text-properties officeooo:rsid="00a8bf74" officeooo:paragraph-rsid="00a8bf74"/>
    </style:style>
    <style:style style:name="P1341" style:family="paragraph" style:parent-style-name="Table_20_Contents">
      <style:text-properties officeooo:rsid="00abaf02" officeooo:paragraph-rsid="00abaf02"/>
    </style:style>
    <style:style style:name="P1342" style:family="paragraph" style:parent-style-name="Table_20_Contents">
      <style:text-properties officeooo:rsid="00ad47c9" officeooo:paragraph-rsid="00ad47c9"/>
    </style:style>
    <style:style style:name="P1343" style:family="paragraph" style:parent-style-name="Table_20_Contents">
      <style:text-properties officeooo:rsid="00af03b1" officeooo:paragraph-rsid="00af03b1"/>
    </style:style>
    <style:style style:name="P1344" style:family="paragraph" style:parent-style-name="Table_20_Contents">
      <style:text-properties officeooo:rsid="00b01b77" officeooo:paragraph-rsid="00b01b77"/>
    </style:style>
    <style:style style:name="P1345" style:family="paragraph" style:parent-style-name="Table_20_Contents">
      <style:text-properties officeooo:rsid="00b15789" officeooo:paragraph-rsid="00b15789"/>
    </style:style>
    <style:style style:name="P1346" style:family="paragraph" style:parent-style-name="Table_20_Contents">
      <style:text-properties officeooo:rsid="00b30261" officeooo:paragraph-rsid="00b30261"/>
    </style:style>
    <style:style style:name="P1347" style:family="paragraph" style:parent-style-name="Table_20_Contents">
      <style:text-properties officeooo:rsid="00b833e7" officeooo:paragraph-rsid="00b833e7"/>
    </style:style>
    <style:style style:name="P1348" style:family="paragraph" style:parent-style-name="Table_20_Contents">
      <style:text-properties officeooo:rsid="00b9abd6" officeooo:paragraph-rsid="00b9abd6"/>
    </style:style>
    <style:style style:name="P1349" style:family="paragraph" style:parent-style-name="Table_20_Contents">
      <style:text-properties officeooo:rsid="00bafc0f" officeooo:paragraph-rsid="00bafc0f"/>
    </style:style>
    <style:style style:name="P1350" style:family="paragraph" style:parent-style-name="Table_20_Contents">
      <style:text-properties officeooo:rsid="00bbdacf" officeooo:paragraph-rsid="00bbdacf"/>
    </style:style>
    <style:style style:name="P1351" style:family="paragraph" style:parent-style-name="Table_20_Contents">
      <style:text-properties officeooo:rsid="00bcd536" officeooo:paragraph-rsid="00bcd536"/>
    </style:style>
    <style:style style:name="P1352" style:family="paragraph" style:parent-style-name="Table_20_Contents">
      <style:text-properties officeooo:rsid="00bd648d" officeooo:paragraph-rsid="00bd648d"/>
    </style:style>
    <style:style style:name="P1353" style:family="paragraph" style:parent-style-name="Table_20_Contents">
      <style:text-properties officeooo:rsid="00bd96e4" officeooo:paragraph-rsid="00bd96e4"/>
    </style:style>
    <style:style style:name="P1354" style:family="paragraph" style:parent-style-name="Table_20_Contents">
      <style:text-properties officeooo:rsid="00bf6746" officeooo:paragraph-rsid="00bf6746"/>
    </style:style>
    <style:style style:name="P1355" style:family="paragraph" style:parent-style-name="Table_20_Contents">
      <style:text-properties officeooo:rsid="00c0c3b0" officeooo:paragraph-rsid="00c0c3b0"/>
    </style:style>
    <style:style style:name="P1356" style:family="paragraph" style:parent-style-name="Table_20_Contents">
      <style:text-properties officeooo:rsid="00c12a74" officeooo:paragraph-rsid="00c12a74"/>
    </style:style>
    <style:style style:name="P1357" style:family="paragraph" style:parent-style-name="Table_20_Contents">
      <style:text-properties officeooo:rsid="00c320a2" officeooo:paragraph-rsid="00c320a2"/>
    </style:style>
    <style:style style:name="P1358" style:family="paragraph" style:parent-style-name="Table_20_Contents">
      <style:text-properties officeooo:rsid="00c491bc" officeooo:paragraph-rsid="00c491bc"/>
    </style:style>
    <style:style style:name="P1359" style:family="paragraph" style:parent-style-name="Table_20_Contents">
      <style:text-properties officeooo:rsid="00c65b14" officeooo:paragraph-rsid="00c65b14"/>
    </style:style>
    <style:style style:name="P1360" style:family="paragraph" style:parent-style-name="Table_20_Contents">
      <style:text-properties officeooo:rsid="00c8de99" officeooo:paragraph-rsid="00c8de99"/>
    </style:style>
    <style:style style:name="P1361" style:family="paragraph" style:parent-style-name="Table_20_Contents">
      <style:text-properties officeooo:rsid="00ca3571" officeooo:paragraph-rsid="00ca3571"/>
    </style:style>
    <style:style style:name="P1362" style:family="paragraph" style:parent-style-name="Table_20_Contents">
      <style:text-properties officeooo:rsid="00cba6b5" officeooo:paragraph-rsid="00cba6b5"/>
    </style:style>
    <style:style style:name="P1363" style:family="paragraph" style:parent-style-name="Table_20_Contents">
      <style:text-properties officeooo:rsid="00cc11a7" officeooo:paragraph-rsid="00cc11a7"/>
    </style:style>
    <style:style style:name="P1364" style:family="paragraph" style:parent-style-name="Table_20_Contents">
      <style:text-properties officeooo:rsid="00cd0406" officeooo:paragraph-rsid="00cd0406"/>
    </style:style>
    <style:style style:name="P1365" style:family="paragraph" style:parent-style-name="Table_20_Contents">
      <style:text-properties officeooo:rsid="00cdc07a" officeooo:paragraph-rsid="00cdc07a"/>
    </style:style>
    <style:style style:name="P1366" style:family="paragraph" style:parent-style-name="Table_20_Contents">
      <style:text-properties officeooo:rsid="00ce8a9d" officeooo:paragraph-rsid="00cea373"/>
    </style:style>
    <style:style style:name="P1367" style:family="paragraph" style:parent-style-name="Table_20_Contents">
      <style:text-properties officeooo:rsid="00cea373" officeooo:paragraph-rsid="00cea373"/>
    </style:style>
    <style:style style:name="P1368" style:family="paragraph" style:parent-style-name="Table_20_Contents">
      <style:text-properties officeooo:rsid="00cfbaa8" officeooo:paragraph-rsid="00cfbaa8"/>
    </style:style>
    <style:style style:name="P1369" style:family="paragraph" style:parent-style-name="Table_20_Contents">
      <style:text-properties officeooo:rsid="00d107eb" officeooo:paragraph-rsid="00d107eb"/>
    </style:style>
    <style:style style:name="P1370" style:family="paragraph" style:parent-style-name="Table_20_Contents">
      <style:text-properties officeooo:rsid="00d18b36" officeooo:paragraph-rsid="00d18b36"/>
    </style:style>
    <style:style style:name="P1371" style:family="paragraph" style:parent-style-name="Table_20_Contents">
      <style:text-properties officeooo:rsid="00d28458" officeooo:paragraph-rsid="00d28458"/>
    </style:style>
    <style:style style:name="P1372" style:family="paragraph" style:parent-style-name="Table_20_Contents">
      <style:text-properties officeooo:rsid="00d47500" officeooo:paragraph-rsid="00d47500"/>
    </style:style>
    <style:style style:name="P1373" style:family="paragraph" style:parent-style-name="Table_20_Contents">
      <style:text-properties officeooo:rsid="00d52790" officeooo:paragraph-rsid="00d52790"/>
    </style:style>
    <style:style style:name="P1374" style:family="paragraph" style:parent-style-name="Table_20_Contents">
      <style:text-properties officeooo:rsid="00d6eb11" officeooo:paragraph-rsid="00d6eb11"/>
    </style:style>
    <style:style style:name="P1375" style:family="paragraph" style:parent-style-name="Table_20_Contents">
      <style:text-properties officeooo:rsid="00d7ab91" officeooo:paragraph-rsid="00d7ab91"/>
    </style:style>
    <style:style style:name="P1376" style:family="paragraph" style:parent-style-name="Table_20_Contents">
      <style:text-properties officeooo:rsid="00d8ddee" officeooo:paragraph-rsid="00d8ddee"/>
    </style:style>
    <style:style style:name="P1377" style:family="paragraph" style:parent-style-name="Table_20_Contents">
      <style:text-properties officeooo:rsid="00d9c619" officeooo:paragraph-rsid="00d9c619"/>
    </style:style>
    <style:style style:name="P1378" style:family="paragraph" style:parent-style-name="Table_20_Contents">
      <style:text-properties officeooo:rsid="00da2a6a" officeooo:paragraph-rsid="00da2a6a"/>
    </style:style>
    <style:style style:name="P1379" style:family="paragraph" style:parent-style-name="Table_20_Contents">
      <style:text-properties officeooo:rsid="00dbbb0a" officeooo:paragraph-rsid="00dbbb0a"/>
    </style:style>
    <style:style style:name="P1380" style:family="paragraph" style:parent-style-name="Table_20_Contents">
      <style:text-properties officeooo:rsid="00dccd9e" officeooo:paragraph-rsid="00dccd9e"/>
    </style:style>
    <style:style style:name="P1381" style:family="paragraph" style:parent-style-name="Table_20_Contents">
      <style:text-properties officeooo:rsid="00de3183" officeooo:paragraph-rsid="00de3183"/>
    </style:style>
    <style:style style:name="P1382" style:family="paragraph" style:parent-style-name="Table_20_Contents">
      <style:text-properties officeooo:rsid="00df37e2" officeooo:paragraph-rsid="00df37e2"/>
    </style:style>
    <style:style style:name="P1383" style:family="paragraph" style:parent-style-name="Table_20_Contents">
      <style:text-properties officeooo:rsid="00e0dbdf" officeooo:paragraph-rsid="00e0dbdf"/>
    </style:style>
    <style:style style:name="P1384" style:family="paragraph" style:parent-style-name="Table_20_Contents">
      <style:text-properties officeooo:rsid="00e11a20" officeooo:paragraph-rsid="00e11a20"/>
    </style:style>
    <style:style style:name="P1385" style:family="paragraph" style:parent-style-name="Table_20_Contents">
      <style:text-properties officeooo:rsid="00e25d74" officeooo:paragraph-rsid="00e25d74"/>
    </style:style>
    <style:style style:name="P1386" style:family="paragraph" style:parent-style-name="Table_20_Contents">
      <style:text-properties officeooo:rsid="00e3a846" officeooo:paragraph-rsid="00e3a846"/>
    </style:style>
    <style:style style:name="P1387" style:family="paragraph" style:parent-style-name="Table_20_Contents">
      <style:text-properties officeooo:rsid="00e69136" officeooo:paragraph-rsid="00e69136"/>
    </style:style>
    <style:style style:name="P1388" style:family="paragraph" style:parent-style-name="Table_20_Contents">
      <style:text-properties officeooo:rsid="00e865d8" officeooo:paragraph-rsid="00e865d8"/>
    </style:style>
    <style:style style:name="P1389" style:family="paragraph" style:parent-style-name="Table_20_Contents">
      <style:text-properties officeooo:rsid="00e958a2" officeooo:paragraph-rsid="00e958a2"/>
    </style:style>
    <style:style style:name="P1390" style:family="paragraph" style:parent-style-name="Table_20_Contents">
      <style:text-properties officeooo:rsid="00ea675c" officeooo:paragraph-rsid="00ea675c"/>
    </style:style>
    <style:style style:name="P1391" style:family="paragraph" style:parent-style-name="Table_20_Contents">
      <style:text-properties officeooo:rsid="00ec588c" officeooo:paragraph-rsid="00ec588c"/>
    </style:style>
    <style:style style:name="P1392" style:family="paragraph" style:parent-style-name="Table_20_Contents">
      <style:text-properties officeooo:rsid="00eda1ff" officeooo:paragraph-rsid="00eda1ff"/>
    </style:style>
    <style:style style:name="P1393" style:family="paragraph" style:parent-style-name="Table_20_Contents">
      <style:text-properties officeooo:rsid="00ef46db" officeooo:paragraph-rsid="00ef46db"/>
    </style:style>
    <style:style style:name="P1394" style:family="paragraph" style:parent-style-name="Table_20_Contents">
      <style:text-properties officeooo:rsid="00efd9c5" officeooo:paragraph-rsid="00efd9c5"/>
    </style:style>
    <style:style style:name="P1395" style:family="paragraph" style:parent-style-name="Table_20_Contents">
      <style:text-properties officeooo:rsid="00f248cd" officeooo:paragraph-rsid="00f248cd"/>
    </style:style>
    <style:style style:name="P1396" style:family="paragraph" style:parent-style-name="Table_20_Contents">
      <style:text-properties officeooo:rsid="00f41969" officeooo:paragraph-rsid="00f41969"/>
    </style:style>
    <style:style style:name="P1397" style:family="paragraph" style:parent-style-name="Table_20_Contents">
      <style:text-properties officeooo:rsid="00f4fe91" officeooo:paragraph-rsid="00f4fe91"/>
    </style:style>
    <style:style style:name="P1398" style:family="paragraph" style:parent-style-name="Table_20_Contents">
      <style:text-properties officeooo:rsid="00f68b2c" officeooo:paragraph-rsid="00f68b2c"/>
    </style:style>
    <style:style style:name="P1399" style:family="paragraph" style:parent-style-name="Table_20_Contents">
      <style:text-properties officeooo:rsid="00f6fb3c" officeooo:paragraph-rsid="00f6fb3c"/>
    </style:style>
    <style:style style:name="P1400" style:family="paragraph" style:parent-style-name="Table_20_Contents">
      <style:text-properties officeooo:rsid="00f82b18" officeooo:paragraph-rsid="00f82b18"/>
    </style:style>
    <style:style style:name="P1401" style:family="paragraph" style:parent-style-name="Table_20_Contents">
      <style:text-properties officeooo:rsid="00f9c930" officeooo:paragraph-rsid="00f9c930"/>
    </style:style>
    <style:style style:name="P1402" style:family="paragraph" style:parent-style-name="Table_20_Contents">
      <style:text-properties officeooo:rsid="00fa28be" officeooo:paragraph-rsid="00fa28be"/>
    </style:style>
    <style:style style:name="P1403" style:family="paragraph" style:parent-style-name="Table_20_Contents">
      <style:text-properties officeooo:rsid="00fa778e" officeooo:paragraph-rsid="00fa778e"/>
    </style:style>
    <style:style style:name="P1404" style:family="paragraph" style:parent-style-name="Table_20_Contents">
      <style:text-properties officeooo:rsid="00fbccdb" officeooo:paragraph-rsid="00fbccdb"/>
    </style:style>
    <style:style style:name="P1405" style:family="paragraph" style:parent-style-name="Table_20_Contents">
      <style:text-properties officeooo:rsid="00fd1b70" officeooo:paragraph-rsid="00ff0909"/>
    </style:style>
    <style:style style:name="P1406" style:family="paragraph" style:parent-style-name="Table_20_Contents">
      <style:text-properties officeooo:rsid="00ff0909" officeooo:paragraph-rsid="00ff0909"/>
    </style:style>
    <style:style style:name="P1407" style:family="paragraph" style:parent-style-name="Table_20_Contents">
      <style:text-properties officeooo:rsid="00ffb0e5" officeooo:paragraph-rsid="00ffb0e5"/>
    </style:style>
    <style:style style:name="P1408" style:family="paragraph" style:parent-style-name="Table_20_Contents">
      <style:text-properties officeooo:rsid="00fff4a7" officeooo:paragraph-rsid="00fff4a7"/>
    </style:style>
    <style:style style:name="P1409" style:family="paragraph" style:parent-style-name="Table_20_Contents">
      <style:text-properties officeooo:rsid="01019099" officeooo:paragraph-rsid="01019099"/>
    </style:style>
    <style:style style:name="P1410" style:family="paragraph" style:parent-style-name="Table_20_Contents">
      <style:text-properties officeooo:rsid="0101e94a" officeooo:paragraph-rsid="0101e94a"/>
    </style:style>
    <style:style style:name="P1411" style:family="paragraph" style:parent-style-name="Table_20_Contents">
      <style:text-properties officeooo:rsid="010588ca" officeooo:paragraph-rsid="010588ca"/>
    </style:style>
    <style:style style:name="P1412" style:family="paragraph" style:parent-style-name="Table_20_Contents">
      <style:text-properties officeooo:rsid="01072146" officeooo:paragraph-rsid="01072146"/>
    </style:style>
    <style:style style:name="P1413" style:family="paragraph" style:parent-style-name="Table_20_Contents">
      <style:text-properties officeooo:rsid="0108b30e" officeooo:paragraph-rsid="0108b30e"/>
    </style:style>
    <style:style style:name="P1414" style:family="paragraph" style:parent-style-name="Table_20_Contents">
      <style:text-properties officeooo:rsid="010a4cb9" officeooo:paragraph-rsid="010a4cb9"/>
    </style:style>
    <style:style style:name="P1415" style:family="paragraph" style:parent-style-name="Table_20_Contents">
      <style:text-properties officeooo:rsid="010b8a68" officeooo:paragraph-rsid="010b8a68"/>
    </style:style>
    <style:style style:name="P1416" style:family="paragraph" style:parent-style-name="Table_20_Contents">
      <style:text-properties officeooo:rsid="010c31f7" officeooo:paragraph-rsid="010c31f7"/>
    </style:style>
    <style:style style:name="P1417" style:family="paragraph" style:parent-style-name="Table_20_Contents">
      <style:text-properties officeooo:rsid="010d164c" officeooo:paragraph-rsid="010d164c"/>
    </style:style>
    <style:style style:name="P1418" style:family="paragraph" style:parent-style-name="Table_20_Contents">
      <style:text-properties officeooo:rsid="010d7eae" officeooo:paragraph-rsid="010f3d41"/>
    </style:style>
    <style:style style:name="P1419" style:family="paragraph" style:parent-style-name="Table_20_Contents">
      <style:text-properties officeooo:rsid="010f3d41" officeooo:paragraph-rsid="010f3d41"/>
    </style:style>
    <style:style style:name="P1420" style:family="paragraph" style:parent-style-name="Table_20_Contents">
      <style:text-properties officeooo:rsid="011121d6" officeooo:paragraph-rsid="011121d6"/>
    </style:style>
    <style:style style:name="P1421" style:family="paragraph" style:parent-style-name="Table_20_Contents">
      <style:text-properties officeooo:rsid="01124726" officeooo:paragraph-rsid="01124726"/>
    </style:style>
    <style:style style:name="P1422" style:family="paragraph" style:parent-style-name="Table_20_Contents">
      <style:text-properties officeooo:rsid="01128273" officeooo:paragraph-rsid="01128273"/>
    </style:style>
    <style:style style:name="P1423" style:family="paragraph" style:parent-style-name="Table_20_Contents">
      <style:text-properties officeooo:rsid="0112989a" officeooo:paragraph-rsid="0112989a"/>
    </style:style>
    <style:style style:name="P1424" style:family="paragraph" style:parent-style-name="Table_20_Contents">
      <style:text-properties officeooo:rsid="01135369" officeooo:paragraph-rsid="01135369"/>
    </style:style>
    <style:style style:name="P1425" style:family="paragraph" style:parent-style-name="Table_20_Contents">
      <style:text-properties officeooo:rsid="01141b28" officeooo:paragraph-rsid="01141b28"/>
    </style:style>
    <style:style style:name="P1426" style:family="paragraph" style:parent-style-name="Table_20_Contents">
      <style:text-properties officeooo:rsid="0114315a" officeooo:paragraph-rsid="0114315a"/>
    </style:style>
    <style:style style:name="P1427" style:family="paragraph" style:parent-style-name="Table_20_Contents">
      <style:text-properties officeooo:rsid="01163109" officeooo:paragraph-rsid="01163109"/>
    </style:style>
    <style:style style:name="P1428" style:family="paragraph" style:parent-style-name="Table_20_Contents">
      <style:text-properties officeooo:rsid="01175ccc" officeooo:paragraph-rsid="01175ccc"/>
    </style:style>
    <style:style style:name="P1429" style:family="paragraph" style:parent-style-name="Table_20_Contents">
      <style:text-properties officeooo:rsid="0118b6fd" officeooo:paragraph-rsid="0118b6fd"/>
    </style:style>
    <style:style style:name="P1430" style:family="paragraph" style:parent-style-name="Table_20_Contents">
      <style:text-properties officeooo:rsid="0118fcc6" officeooo:paragraph-rsid="0118fcc6"/>
    </style:style>
    <style:style style:name="P1431" style:family="paragraph" style:parent-style-name="Table_20_Contents">
      <style:text-properties officeooo:rsid="01193aa3" officeooo:paragraph-rsid="01193aa3"/>
    </style:style>
    <style:style style:name="P1432" style:family="paragraph" style:parent-style-name="Table_20_Contents">
      <style:text-properties officeooo:rsid="0119808e" officeooo:paragraph-rsid="0119808e"/>
    </style:style>
    <style:style style:name="P1433" style:family="paragraph" style:parent-style-name="Table_20_Contents">
      <style:text-properties officeooo:rsid="011b5549" officeooo:paragraph-rsid="011b5549"/>
    </style:style>
    <style:style style:name="P1434" style:family="paragraph" style:parent-style-name="Table_20_Contents">
      <style:text-properties officeooo:rsid="011cabfb" officeooo:paragraph-rsid="011cabfb"/>
    </style:style>
    <style:style style:name="P1435" style:family="paragraph" style:parent-style-name="Table_20_Contents">
      <style:text-properties officeooo:rsid="011e57ca" officeooo:paragraph-rsid="011e57ca"/>
    </style:style>
    <style:style style:name="P1436" style:family="paragraph" style:parent-style-name="Table_20_Contents">
      <style:text-properties officeooo:rsid="011fe129" officeooo:paragraph-rsid="011fe129"/>
    </style:style>
    <style:style style:name="P1437" style:family="paragraph" style:parent-style-name="Table_20_Contents">
      <style:text-properties officeooo:rsid="01206d23" officeooo:paragraph-rsid="01206d23"/>
    </style:style>
    <style:style style:name="P1438" style:family="paragraph" style:parent-style-name="Table_20_Contents">
      <style:text-properties officeooo:rsid="0120732b" officeooo:paragraph-rsid="0120732b"/>
    </style:style>
    <style:style style:name="P1439" style:family="paragraph" style:parent-style-name="Table_20_Contents">
      <style:text-properties officeooo:rsid="01210703" officeooo:paragraph-rsid="01210703"/>
    </style:style>
    <style:style style:name="P1440" style:family="paragraph" style:parent-style-name="Table_20_Contents">
      <style:text-properties officeooo:rsid="01225b20" officeooo:paragraph-rsid="01225b20"/>
    </style:style>
    <style:style style:name="P1441" style:family="paragraph" style:parent-style-name="Table_20_Contents">
      <style:text-properties officeooo:rsid="0122c46f" officeooo:paragraph-rsid="011cabfb"/>
    </style:style>
    <style:style style:name="P1442" style:family="paragraph" style:parent-style-name="Table_20_Contents">
      <style:text-properties officeooo:rsid="01245f26" officeooo:paragraph-rsid="01245f26"/>
    </style:style>
    <style:style style:name="P1443" style:family="paragraph" style:parent-style-name="Table_20_Contents">
      <style:text-properties officeooo:rsid="012482c1" officeooo:paragraph-rsid="012482c1"/>
    </style:style>
    <style:style style:name="P1444" style:family="paragraph" style:parent-style-name="Table_20_Contents">
      <style:text-properties officeooo:rsid="01256950" officeooo:paragraph-rsid="01256950"/>
    </style:style>
    <style:style style:name="P1445" style:family="paragraph" style:parent-style-name="Table_20_Contents">
      <style:text-properties officeooo:rsid="01268fe7" officeooo:paragraph-rsid="01268fe7"/>
    </style:style>
    <style:style style:name="P1446" style:family="paragraph" style:parent-style-name="Table_20_Contents">
      <style:text-properties officeooo:rsid="01288be0" officeooo:paragraph-rsid="01288be0"/>
    </style:style>
    <style:style style:name="P1447" style:family="paragraph" style:parent-style-name="Table_20_Contents">
      <style:text-properties officeooo:rsid="012904fa" officeooo:paragraph-rsid="012904fa"/>
    </style:style>
    <style:style style:name="P1448" style:family="paragraph" style:parent-style-name="Table_20_Contents">
      <style:text-properties officeooo:rsid="012ad183" officeooo:paragraph-rsid="012ad183"/>
    </style:style>
    <style:style style:name="P1449" style:family="paragraph" style:parent-style-name="Table_20_Contents">
      <style:text-properties officeooo:rsid="012c73d9" officeooo:paragraph-rsid="012c73d9"/>
    </style:style>
    <style:style style:name="P1450" style:family="paragraph" style:parent-style-name="Table_20_Contents">
      <style:text-properties officeooo:rsid="012c7e7e" officeooo:paragraph-rsid="012c7e7e"/>
    </style:style>
    <style:style style:name="P1451" style:family="paragraph" style:parent-style-name="Table_20_Contents">
      <style:text-properties officeooo:rsid="012e553b" officeooo:paragraph-rsid="012e553b"/>
    </style:style>
    <style:style style:name="P1452" style:family="paragraph" style:parent-style-name="Table_20_Contents">
      <style:text-properties officeooo:rsid="012f1d3c" officeooo:paragraph-rsid="012f1d3c"/>
    </style:style>
    <style:style style:name="P1453" style:family="paragraph" style:parent-style-name="Table_20_Contents">
      <style:text-properties officeooo:rsid="012f3c48" officeooo:paragraph-rsid="012f3c48"/>
    </style:style>
    <style:style style:name="P1454" style:family="paragraph" style:parent-style-name="Table_20_Contents">
      <style:text-properties officeooo:rsid="012fc4b0" officeooo:paragraph-rsid="012fc4b0"/>
    </style:style>
    <style:style style:name="P1455" style:family="paragraph" style:parent-style-name="Table_20_Contents">
      <style:text-properties officeooo:rsid="012ffd6d" officeooo:paragraph-rsid="012ffd6d"/>
    </style:style>
    <style:style style:name="P1456" style:family="paragraph" style:parent-style-name="Table_20_Contents">
      <style:text-properties officeooo:rsid="0131f313" officeooo:paragraph-rsid="0131f313"/>
    </style:style>
    <style:style style:name="P1457" style:family="paragraph" style:parent-style-name="Table_20_Contents">
      <style:text-properties officeooo:rsid="0134040f" officeooo:paragraph-rsid="0134040f"/>
    </style:style>
    <style:style style:name="P1458" style:family="paragraph" style:parent-style-name="Table_20_Contents">
      <style:text-properties officeooo:rsid="01346dea" officeooo:paragraph-rsid="01346dea"/>
    </style:style>
    <style:style style:name="P1459" style:family="paragraph" style:parent-style-name="Table_20_Contents">
      <style:text-properties officeooo:rsid="0134e1e2" officeooo:paragraph-rsid="0134e1e2"/>
    </style:style>
    <style:style style:name="P1460" style:family="paragraph" style:parent-style-name="Table_20_Contents">
      <style:text-properties officeooo:rsid="01353239" officeooo:paragraph-rsid="01353239"/>
    </style:style>
    <style:style style:name="P1461" style:family="paragraph" style:parent-style-name="Table_20_Contents">
      <style:text-properties officeooo:rsid="01370bab" officeooo:paragraph-rsid="01370bab"/>
    </style:style>
    <style:style style:name="P1462" style:family="paragraph" style:parent-style-name="Table_20_Contents">
      <style:text-properties officeooo:rsid="01376567" officeooo:paragraph-rsid="01382fa0"/>
    </style:style>
    <style:style style:name="P1463" style:family="paragraph" style:parent-style-name="Table_20_Contents">
      <style:text-properties officeooo:rsid="01382fa0" officeooo:paragraph-rsid="01382fa0"/>
    </style:style>
    <style:style style:name="P1464" style:family="paragraph" style:parent-style-name="Table_20_Contents">
      <style:text-properties officeooo:rsid="01390c97" officeooo:paragraph-rsid="01390c97"/>
    </style:style>
    <style:style style:name="P1465" style:family="paragraph" style:parent-style-name="Table_20_Contents">
      <style:text-properties officeooo:rsid="0139d0e2" officeooo:paragraph-rsid="0139d0e2"/>
    </style:style>
    <style:style style:name="P1466" style:family="paragraph" style:parent-style-name="Table_20_Contents">
      <style:text-properties officeooo:rsid="013a8431" officeooo:paragraph-rsid="013a8431"/>
    </style:style>
    <style:style style:name="P1467" style:family="paragraph" style:parent-style-name="Table_20_Contents">
      <style:text-properties officeooo:rsid="013adf7f" officeooo:paragraph-rsid="013adf7f"/>
    </style:style>
    <style:style style:name="P1468" style:family="paragraph" style:parent-style-name="Table_20_Contents">
      <style:text-properties officeooo:rsid="013bb376" officeooo:paragraph-rsid="013bb376"/>
    </style:style>
    <style:style style:name="P1469" style:family="paragraph" style:parent-style-name="Table_20_Contents">
      <style:text-properties officeooo:rsid="013dad0e" officeooo:paragraph-rsid="013dad0e"/>
    </style:style>
    <style:style style:name="P1470" style:family="paragraph" style:parent-style-name="Table_20_Contents">
      <style:text-properties officeooo:rsid="013f6aa1" officeooo:paragraph-rsid="013f6aa1"/>
    </style:style>
    <style:style style:name="P1471" style:family="paragraph" style:parent-style-name="Table_20_Contents">
      <style:text-properties officeooo:rsid="01409067" officeooo:paragraph-rsid="01409067"/>
    </style:style>
    <style:style style:name="P1472" style:family="paragraph" style:parent-style-name="Table_20_Contents">
      <style:text-properties officeooo:rsid="01409e70" officeooo:paragraph-rsid="01409e70"/>
    </style:style>
    <style:style style:name="P1473" style:family="paragraph" style:parent-style-name="Table_20_Contents">
      <style:text-properties officeooo:rsid="0141802a" officeooo:paragraph-rsid="0141802a"/>
    </style:style>
    <style:style style:name="P1474" style:family="paragraph" style:parent-style-name="Table_20_Contents">
      <style:text-properties officeooo:rsid="01427f1e" officeooo:paragraph-rsid="01427f1e"/>
    </style:style>
    <style:style style:name="P1475" style:family="paragraph" style:parent-style-name="Table_20_Contents">
      <style:text-properties officeooo:rsid="01433e53" officeooo:paragraph-rsid="01433e53"/>
    </style:style>
    <style:style style:name="P1476" style:family="paragraph" style:parent-style-name="Table_20_Contents">
      <style:text-properties officeooo:rsid="0144a4ab" officeooo:paragraph-rsid="0144a4ab"/>
    </style:style>
    <style:style style:name="P1477" style:family="paragraph" style:parent-style-name="Table_20_Contents">
      <style:text-properties officeooo:rsid="0144b7cc" officeooo:paragraph-rsid="0144b7cc"/>
    </style:style>
    <style:style style:name="P1478" style:family="paragraph" style:parent-style-name="Table_20_Contents">
      <style:text-properties officeooo:rsid="01460158" officeooo:paragraph-rsid="01460158"/>
    </style:style>
    <style:style style:name="P1479" style:family="paragraph" style:parent-style-name="Table_20_Contents">
      <style:text-properties officeooo:rsid="0147014c" officeooo:paragraph-rsid="0147014c"/>
    </style:style>
    <style:style style:name="P1480" style:family="paragraph" style:parent-style-name="Table_20_Contents">
      <style:text-properties officeooo:rsid="0147da70" officeooo:paragraph-rsid="0147da70"/>
    </style:style>
    <style:style style:name="P1481" style:family="paragraph" style:parent-style-name="Table_20_Contents">
      <style:text-properties officeooo:rsid="01495865" officeooo:paragraph-rsid="01495865"/>
    </style:style>
    <style:style style:name="P1482" style:family="paragraph" style:parent-style-name="Table_20_Contents">
      <style:text-properties officeooo:rsid="014b7f65" officeooo:paragraph-rsid="014b7f65"/>
    </style:style>
    <style:style style:name="P1483" style:family="paragraph" style:parent-style-name="Table_20_Contents">
      <style:text-properties officeooo:rsid="014c2aa8" officeooo:paragraph-rsid="014c2aa8"/>
    </style:style>
    <style:style style:name="P1484" style:family="paragraph" style:parent-style-name="Table_20_Contents">
      <style:text-properties officeooo:rsid="014d782d" officeooo:paragraph-rsid="014d782d"/>
    </style:style>
    <style:style style:name="P1485" style:family="paragraph" style:parent-style-name="Table_20_Contents">
      <style:text-properties officeooo:rsid="014de685" officeooo:paragraph-rsid="014de685"/>
    </style:style>
    <style:style style:name="P1486" style:family="paragraph" style:parent-style-name="Table_20_Contents">
      <style:text-properties officeooo:rsid="014e31ad" officeooo:paragraph-rsid="014e31ad"/>
    </style:style>
    <style:style style:name="P1487" style:family="paragraph" style:parent-style-name="Table_20_Contents">
      <style:text-properties officeooo:rsid="014f1a0c" officeooo:paragraph-rsid="014f1a0c"/>
    </style:style>
    <style:style style:name="P1488" style:family="paragraph" style:parent-style-name="Table_20_Contents">
      <style:text-properties officeooo:rsid="0150dc2e" officeooo:paragraph-rsid="0150dc2e"/>
    </style:style>
    <style:style style:name="P1489" style:family="paragraph" style:parent-style-name="Table_20_Contents">
      <style:text-properties officeooo:rsid="0150e307" officeooo:paragraph-rsid="0150e307"/>
    </style:style>
    <style:style style:name="P1490" style:family="paragraph" style:parent-style-name="Table_20_Contents">
      <style:text-properties officeooo:rsid="01517e47" officeooo:paragraph-rsid="01517e47"/>
    </style:style>
    <style:style style:name="P1491" style:family="paragraph" style:parent-style-name="Table_20_Contents">
      <style:text-properties officeooo:rsid="01536f1c" officeooo:paragraph-rsid="01536f1c"/>
    </style:style>
    <style:style style:name="P1492" style:family="paragraph" style:parent-style-name="Table_20_Contents">
      <style:text-properties officeooo:rsid="01543f7c" officeooo:paragraph-rsid="01543f7c"/>
    </style:style>
    <style:style style:name="P1493" style:family="paragraph" style:parent-style-name="Table_20_Contents">
      <style:text-properties officeooo:rsid="015627e7" officeooo:paragraph-rsid="015627e7"/>
    </style:style>
    <style:style style:name="P1494" style:family="paragraph" style:parent-style-name="Table_20_Contents">
      <style:text-properties officeooo:rsid="0157747d" officeooo:paragraph-rsid="0157747d"/>
    </style:style>
    <style:style style:name="P1495" style:family="paragraph" style:parent-style-name="Table_20_Contents">
      <style:text-properties officeooo:rsid="01586a16" officeooo:paragraph-rsid="01586a16"/>
    </style:style>
    <style:style style:name="P1496" style:family="paragraph" style:parent-style-name="Table_20_Contents">
      <style:text-properties officeooo:rsid="0158e708" officeooo:paragraph-rsid="0158e708"/>
    </style:style>
    <style:style style:name="P1497" style:family="paragraph" style:parent-style-name="Table_20_Contents">
      <style:text-properties officeooo:rsid="015928c6" officeooo:paragraph-rsid="015928c6"/>
    </style:style>
    <style:style style:name="P1498" style:family="paragraph" style:parent-style-name="Table_20_Contents">
      <style:text-properties officeooo:rsid="015a0cc6" officeooo:paragraph-rsid="015a0cc6"/>
    </style:style>
    <style:style style:name="P1499" style:family="paragraph" style:parent-style-name="Table_20_Contents">
      <style:text-properties officeooo:rsid="015bf73a" officeooo:paragraph-rsid="015bf73a"/>
    </style:style>
    <style:style style:name="P1500" style:family="paragraph" style:parent-style-name="Table_20_Contents">
      <style:text-properties officeooo:rsid="015ceacc" officeooo:paragraph-rsid="015ceacc"/>
    </style:style>
    <style:style style:name="P1501" style:family="paragraph" style:parent-style-name="Table_20_Contents">
      <style:text-properties officeooo:rsid="015da81b" officeooo:paragraph-rsid="015da81b"/>
    </style:style>
    <style:style style:name="P1502" style:family="paragraph" style:parent-style-name="Table_20_Contents">
      <style:text-properties officeooo:rsid="015db745" officeooo:paragraph-rsid="015db745"/>
    </style:style>
    <style:style style:name="P1503" style:family="paragraph" style:parent-style-name="Table_20_Contents">
      <style:text-properties officeooo:rsid="015f18e8" officeooo:paragraph-rsid="015f18e8"/>
    </style:style>
    <style:style style:name="P1504" style:family="paragraph" style:parent-style-name="Table_20_Contents">
      <style:text-properties officeooo:rsid="01603210" officeooo:paragraph-rsid="01603210"/>
    </style:style>
    <style:style style:name="P1505" style:family="paragraph" style:parent-style-name="Table_20_Contents">
      <style:text-properties officeooo:rsid="01612d91" officeooo:paragraph-rsid="01612d91"/>
    </style:style>
    <style:style style:name="P1506" style:family="paragraph" style:parent-style-name="Table_20_Contents">
      <style:text-properties officeooo:rsid="01615760" officeooo:paragraph-rsid="01615760"/>
    </style:style>
    <style:style style:name="P1507" style:family="paragraph" style:parent-style-name="Table_20_Contents">
      <style:text-properties officeooo:rsid="0161ab96" officeooo:paragraph-rsid="0161ab96"/>
    </style:style>
    <style:style style:name="P1508" style:family="paragraph" style:parent-style-name="Table_20_Contents">
      <style:text-properties officeooo:rsid="0161c0a1" officeooo:paragraph-rsid="0161c0a1"/>
    </style:style>
    <style:style style:name="P1509" style:family="paragraph" style:parent-style-name="Table_20_Contents">
      <style:text-properties officeooo:rsid="0165b660" officeooo:paragraph-rsid="0165b660"/>
    </style:style>
    <style:style style:name="P1510" style:family="paragraph" style:parent-style-name="Table_20_Contents">
      <style:text-properties officeooo:rsid="0166dc0d" officeooo:paragraph-rsid="0166dc0d"/>
    </style:style>
    <style:style style:name="P1511" style:family="paragraph" style:parent-style-name="Table_20_Contents">
      <style:text-properties officeooo:rsid="01682bf6" officeooo:paragraph-rsid="01682bf6"/>
    </style:style>
    <style:style style:name="P1512" style:family="paragraph" style:parent-style-name="Table_20_Contents">
      <style:text-properties officeooo:rsid="01691ffe" officeooo:paragraph-rsid="01691ffe"/>
    </style:style>
    <style:style style:name="P1513" style:family="paragraph" style:parent-style-name="Table_20_Contents">
      <style:text-properties officeooo:rsid="016b18eb" officeooo:paragraph-rsid="016b18eb"/>
    </style:style>
    <style:style style:name="P1514" style:family="paragraph" style:parent-style-name="Table_20_Contents">
      <style:text-properties officeooo:rsid="016d1365" officeooo:paragraph-rsid="016d1365"/>
    </style:style>
    <style:style style:name="P1515" style:family="paragraph" style:parent-style-name="Table_20_Contents">
      <style:text-properties officeooo:rsid="016e9650" officeooo:paragraph-rsid="016e9650"/>
    </style:style>
    <style:style style:name="P1516" style:family="paragraph" style:parent-style-name="Table_20_Contents">
      <style:text-properties officeooo:rsid="016faa84" officeooo:paragraph-rsid="016faa84"/>
    </style:style>
    <style:style style:name="P1517" style:family="paragraph" style:parent-style-name="Table_20_Contents">
      <style:text-properties officeooo:rsid="01705d6c" officeooo:paragraph-rsid="01705d6c"/>
    </style:style>
    <style:style style:name="P1518" style:family="paragraph" style:parent-style-name="Table_20_Contents">
      <style:text-properties officeooo:rsid="0171af94" officeooo:paragraph-rsid="0171af94"/>
    </style:style>
    <style:style style:name="P1519" style:family="paragraph" style:parent-style-name="Table_20_Contents">
      <style:text-properties officeooo:rsid="01720eb7" officeooo:paragraph-rsid="01720eb7"/>
    </style:style>
    <style:style style:name="P1520" style:family="paragraph" style:parent-style-name="Table_20_Contents">
      <style:text-properties officeooo:rsid="0172e973" officeooo:paragraph-rsid="0172e973"/>
    </style:style>
    <style:style style:name="P1521" style:family="paragraph" style:parent-style-name="Table_20_Contents">
      <style:text-properties officeooo:rsid="0173eace" officeooo:paragraph-rsid="0173eace"/>
    </style:style>
    <style:style style:name="P1522" style:family="paragraph" style:parent-style-name="Table_20_Contents">
      <style:text-properties officeooo:rsid="01751945" officeooo:paragraph-rsid="01751945"/>
    </style:style>
    <style:style style:name="P1523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1524" style:family="paragraph" style:parent-style-name="Table_20_Contents">
      <style:text-properties fo:font-size="6pt" fo:font-weight="normal" officeooo:paragraph-rsid="01ba0ee2" style:font-size-asian="6pt" style:font-weight-asian="normal" style:font-size-complex="6pt" style:font-weight-complex="normal"/>
    </style:style>
    <style:style style:name="P1525" style:family="paragraph" style:parent-style-name="Table_20_Contents">
      <style:text-properties fo:font-size="6pt" fo:font-weight="normal" officeooo:paragraph-rsid="02e74d7a" style:font-size-asian="6pt" style:font-weight-asian="normal" style:font-size-complex="6pt" style:font-weight-complex="normal"/>
    </style:style>
    <style:style style:name="P1526" style:family="paragraph" style:parent-style-name="Table_20_Contents">
      <style:text-properties fo:font-size="6pt" fo:font-weight="normal" officeooo:rsid="05c843d3" officeooo:paragraph-rsid="05c843d3" style:font-size-asian="6pt" style:font-weight-asian="normal" style:font-size-complex="6pt" style:font-weight-complex="normal"/>
    </style:style>
    <style:style style:name="P1527" style:family="paragraph" style:parent-style-name="Table_20_Contents">
      <style:text-properties fo:font-size="6pt" fo:font-weight="normal" officeooo:rsid="05d9792b" officeooo:paragraph-rsid="05d9792b" style:font-size-asian="6pt" style:font-weight-asian="normal" style:font-size-complex="6pt" style:font-weight-complex="normal"/>
    </style:style>
    <style:style style:name="P1528" style:family="paragraph" style:parent-style-name="Table_20_Contents">
      <style:text-properties fo:font-size="6pt" fo:font-weight="normal" officeooo:rsid="07c40db1" officeooo:paragraph-rsid="07c40db1" style:font-size-asian="6pt" style:font-weight-asian="normal" style:font-size-complex="6pt" style:font-weight-complex="normal"/>
    </style:style>
    <style:style style:name="P1529" style:family="paragraph" style:parent-style-name="Table_20_Contents">
      <style:text-properties officeooo:rsid="0175f94f" officeooo:paragraph-rsid="0175f94f"/>
    </style:style>
    <style:style style:name="P1530" style:family="paragraph" style:parent-style-name="Table_20_Contents">
      <style:text-properties officeooo:rsid="0176df3c" officeooo:paragraph-rsid="0176df3c"/>
    </style:style>
    <style:style style:name="P1531" style:family="paragraph" style:parent-style-name="Table_20_Contents">
      <style:text-properties officeooo:rsid="01792070" officeooo:paragraph-rsid="01792070"/>
    </style:style>
    <style:style style:name="P1532" style:family="paragraph" style:parent-style-name="Table_20_Contents">
      <style:text-properties officeooo:rsid="017a8e75" officeooo:paragraph-rsid="017a8e75"/>
    </style:style>
    <style:style style:name="P1533" style:family="paragraph" style:parent-style-name="Table_20_Contents">
      <style:text-properties officeooo:rsid="017c870b" officeooo:paragraph-rsid="017c870b"/>
    </style:style>
    <style:style style:name="P1534" style:family="paragraph" style:parent-style-name="Table_20_Contents">
      <style:text-properties officeooo:rsid="017dc31f" officeooo:paragraph-rsid="017dc31f"/>
    </style:style>
    <style:style style:name="P1535" style:family="paragraph" style:parent-style-name="Table_20_Contents">
      <style:text-properties officeooo:rsid="017df468" officeooo:paragraph-rsid="017df468"/>
    </style:style>
    <style:style style:name="P1536" style:family="paragraph" style:parent-style-name="Table_20_Contents">
      <style:text-properties officeooo:rsid="017e677a" officeooo:paragraph-rsid="017e677a"/>
    </style:style>
    <style:style style:name="P1537" style:family="paragraph" style:parent-style-name="Table_20_Contents">
      <style:text-properties officeooo:rsid="0180aa5b" officeooo:paragraph-rsid="0180aa5b"/>
    </style:style>
    <style:style style:name="P1538" style:family="paragraph" style:parent-style-name="Table_20_Contents">
      <style:text-properties officeooo:rsid="0184decd" officeooo:paragraph-rsid="0184decd"/>
    </style:style>
    <style:style style:name="P1539" style:family="paragraph" style:parent-style-name="Table_20_Contents">
      <style:text-properties officeooo:rsid="01861be4" officeooo:paragraph-rsid="01861be4"/>
    </style:style>
    <style:style style:name="P1540" style:family="paragraph" style:parent-style-name="Table_20_Contents">
      <style:text-properties officeooo:rsid="0186860a" officeooo:paragraph-rsid="0186860a"/>
    </style:style>
    <style:style style:name="P1541" style:family="paragraph" style:parent-style-name="Table_20_Contents">
      <style:text-properties officeooo:rsid="0186a8e2" officeooo:paragraph-rsid="0186a8e2"/>
    </style:style>
    <style:style style:name="P1542" style:family="paragraph" style:parent-style-name="Table_20_Contents">
      <style:text-properties officeooo:rsid="0186b35b" officeooo:paragraph-rsid="0186b35b"/>
    </style:style>
    <style:style style:name="P1543" style:family="paragraph" style:parent-style-name="Table_20_Contents">
      <style:text-properties officeooo:rsid="01877731" officeooo:paragraph-rsid="01877731"/>
    </style:style>
    <style:style style:name="P1544" style:family="paragraph" style:parent-style-name="Table_20_Contents">
      <style:text-properties officeooo:rsid="01894a2d" officeooo:paragraph-rsid="01894a2d"/>
    </style:style>
    <style:style style:name="P1545" style:family="paragraph" style:parent-style-name="Table_20_Contents">
      <style:text-properties officeooo:rsid="018b27bc" officeooo:paragraph-rsid="018b27bc"/>
    </style:style>
    <style:style style:name="P1546" style:family="paragraph" style:parent-style-name="Table_20_Contents">
      <style:text-properties officeooo:rsid="018bef3f" officeooo:paragraph-rsid="018bef3f"/>
    </style:style>
    <style:style style:name="P1547" style:family="paragraph" style:parent-style-name="Table_20_Contents">
      <style:text-properties officeooo:rsid="018da996" officeooo:paragraph-rsid="018da996"/>
    </style:style>
    <style:style style:name="P1548" style:family="paragraph" style:parent-style-name="Table_20_Contents">
      <style:text-properties officeooo:rsid="018dd0a5" officeooo:paragraph-rsid="018dd0a5"/>
    </style:style>
    <style:style style:name="P1549" style:family="paragraph" style:parent-style-name="Table_20_Contents">
      <style:text-properties officeooo:rsid="018e62a1" officeooo:paragraph-rsid="018e62a1"/>
    </style:style>
    <style:style style:name="P1550" style:family="paragraph" style:parent-style-name="Table_20_Contents">
      <style:text-properties officeooo:rsid="018fc3fd" officeooo:paragraph-rsid="018fc3fd"/>
    </style:style>
    <style:style style:name="P1551" style:family="paragraph" style:parent-style-name="Table_20_Contents">
      <style:text-properties officeooo:rsid="019273e8" officeooo:paragraph-rsid="019273e8"/>
    </style:style>
    <style:style style:name="P1552" style:family="paragraph" style:parent-style-name="Table_20_Contents">
      <style:text-properties officeooo:rsid="01935f62" officeooo:paragraph-rsid="01935f62"/>
    </style:style>
    <style:style style:name="P1553" style:family="paragraph" style:parent-style-name="Table_20_Contents">
      <style:text-properties officeooo:rsid="0193de0f" officeooo:paragraph-rsid="0193de0f"/>
    </style:style>
    <style:style style:name="P1554" style:family="paragraph" style:parent-style-name="Table_20_Contents">
      <style:text-properties officeooo:rsid="019689bc" officeooo:paragraph-rsid="019689bc"/>
    </style:style>
    <style:style style:name="P1555" style:family="paragraph" style:parent-style-name="Table_20_Contents">
      <style:text-properties officeooo:rsid="01976582" officeooo:paragraph-rsid="01976582"/>
    </style:style>
    <style:style style:name="P1556" style:family="paragraph" style:parent-style-name="Table_20_Contents">
      <style:text-properties officeooo:rsid="01984983" officeooo:paragraph-rsid="01984983"/>
    </style:style>
    <style:style style:name="P1557" style:family="paragraph" style:parent-style-name="Table_20_Contents">
      <style:text-properties officeooo:rsid="0198876a" officeooo:paragraph-rsid="0198876a"/>
    </style:style>
    <style:style style:name="P1558" style:family="paragraph" style:parent-style-name="Table_20_Contents">
      <style:text-properties officeooo:rsid="019a56e1" officeooo:paragraph-rsid="019a56e1"/>
    </style:style>
    <style:style style:name="P1559" style:family="paragraph" style:parent-style-name="Table_20_Contents">
      <style:text-properties officeooo:rsid="019ba5ac" officeooo:paragraph-rsid="019ba5ac"/>
    </style:style>
    <style:style style:name="P1560" style:family="paragraph" style:parent-style-name="Table_20_Contents">
      <style:text-properties officeooo:rsid="019cf6e0" officeooo:paragraph-rsid="019cf6e0"/>
    </style:style>
    <style:style style:name="P1561" style:family="paragraph" style:parent-style-name="Table_20_Contents">
      <style:text-properties officeooo:rsid="019e33a2" officeooo:paragraph-rsid="019e33a2"/>
    </style:style>
    <style:style style:name="P1562" style:family="paragraph" style:parent-style-name="Table_20_Contents">
      <style:text-properties officeooo:rsid="01a21a49" officeooo:paragraph-rsid="01a21a49"/>
    </style:style>
    <style:style style:name="P1563" style:family="paragraph" style:parent-style-name="Table_20_Contents">
      <style:text-properties officeooo:rsid="01a2212f" officeooo:paragraph-rsid="01a2212f"/>
    </style:style>
    <style:style style:name="P1564" style:family="paragraph" style:parent-style-name="Table_20_Contents">
      <style:text-properties officeooo:rsid="01a59ddb" officeooo:paragraph-rsid="01a59ddb"/>
    </style:style>
    <style:style style:name="P1565" style:family="paragraph" style:parent-style-name="Table_20_Contents">
      <style:text-properties officeooo:rsid="01a6bf99" officeooo:paragraph-rsid="01a6bf99"/>
    </style:style>
    <style:style style:name="P1566" style:family="paragraph" style:parent-style-name="Table_20_Contents">
      <style:text-properties officeooo:rsid="01a72acf" officeooo:paragraph-rsid="01a72acf"/>
    </style:style>
    <style:style style:name="P1567" style:family="paragraph" style:parent-style-name="Table_20_Contents">
      <style:text-properties officeooo:rsid="01a835ab" officeooo:paragraph-rsid="01a98201"/>
    </style:style>
    <style:style style:name="P1568" style:family="paragraph" style:parent-style-name="Table_20_Contents">
      <style:text-properties officeooo:rsid="01a98201" officeooo:paragraph-rsid="01a98201"/>
    </style:style>
    <style:style style:name="P1569" style:family="paragraph" style:parent-style-name="Table_20_Contents">
      <style:text-properties officeooo:rsid="01ab779a" officeooo:paragraph-rsid="01ab779a"/>
    </style:style>
    <style:style style:name="P1570" style:family="paragraph" style:parent-style-name="Table_20_Contents">
      <style:text-properties officeooo:rsid="01acbf35" officeooo:paragraph-rsid="01acbf35"/>
    </style:style>
    <style:style style:name="P1571" style:family="paragraph" style:parent-style-name="Table_20_Contents">
      <style:text-properties officeooo:rsid="01aefd7c" officeooo:paragraph-rsid="01aefd7c"/>
    </style:style>
    <style:style style:name="P1572" style:family="paragraph" style:parent-style-name="Table_20_Contents">
      <style:text-properties officeooo:rsid="01afc0cf" officeooo:paragraph-rsid="01afc0cf"/>
    </style:style>
    <style:style style:name="P1573" style:family="paragraph" style:parent-style-name="Table_20_Contents">
      <style:text-properties officeooo:rsid="01b1b831" officeooo:paragraph-rsid="01b1b831"/>
    </style:style>
    <style:style style:name="P1574" style:family="paragraph" style:parent-style-name="Table_20_Contents">
      <style:text-properties officeooo:rsid="01b241ad" officeooo:paragraph-rsid="01b241ad"/>
    </style:style>
    <style:style style:name="P1575" style:family="paragraph" style:parent-style-name="Table_20_Contents">
      <style:text-properties officeooo:rsid="01b2ca58" officeooo:paragraph-rsid="01b2ca58"/>
    </style:style>
    <style:style style:name="P1576" style:family="paragraph" style:parent-style-name="Table_20_Contents">
      <style:text-properties officeooo:rsid="01b3264e" officeooo:paragraph-rsid="01b3264e"/>
    </style:style>
    <style:style style:name="P1577" style:family="paragraph" style:parent-style-name="Table_20_Contents">
      <style:text-properties officeooo:rsid="01b4cea4" officeooo:paragraph-rsid="01b4cea4"/>
    </style:style>
    <style:style style:name="P1578" style:family="paragraph" style:parent-style-name="Table_20_Contents">
      <style:text-properties officeooo:rsid="01b5169e" officeooo:paragraph-rsid="01b5169e"/>
    </style:style>
    <style:style style:name="P1579" style:family="paragraph" style:parent-style-name="Table_20_Contents">
      <style:text-properties officeooo:rsid="01b5b810" officeooo:paragraph-rsid="01b5b810"/>
    </style:style>
    <style:style style:name="P1580" style:family="paragraph" style:parent-style-name="Table_20_Contents">
      <style:text-properties officeooo:rsid="01b63222" officeooo:paragraph-rsid="01b63222"/>
    </style:style>
    <style:style style:name="P1581" style:family="paragraph" style:parent-style-name="Table_20_Contents">
      <style:text-properties officeooo:rsid="01b6eed7" officeooo:paragraph-rsid="01b6eed7"/>
    </style:style>
    <style:style style:name="P1582" style:family="paragraph" style:parent-style-name="Table_20_Contents">
      <style:text-properties officeooo:rsid="01ba0ee2" officeooo:paragraph-rsid="01ba0ee2"/>
    </style:style>
    <style:style style:name="P1583" style:family="paragraph" style:parent-style-name="Table_20_Contents">
      <style:text-properties officeooo:rsid="01ba7e0e" officeooo:paragraph-rsid="01ba7e0e"/>
    </style:style>
    <style:style style:name="P1584" style:family="paragraph" style:parent-style-name="Table_20_Contents">
      <style:text-properties officeooo:rsid="01bdd307" officeooo:paragraph-rsid="01bdd307"/>
    </style:style>
    <style:style style:name="P1585" style:family="paragraph" style:parent-style-name="Table_20_Contents">
      <style:text-properties officeooo:rsid="01bf0945" officeooo:paragraph-rsid="01bf0945"/>
    </style:style>
    <style:style style:name="P1586" style:family="paragraph" style:parent-style-name="Table_20_Contents">
      <style:text-properties officeooo:rsid="01c0e4b4" officeooo:paragraph-rsid="01c0e4b4"/>
    </style:style>
    <style:style style:name="P1587" style:family="paragraph" style:parent-style-name="Table_20_Contents">
      <style:text-properties officeooo:rsid="01c2892a" officeooo:paragraph-rsid="01c2892a"/>
    </style:style>
    <style:style style:name="P1588" style:family="paragraph" style:parent-style-name="Table_20_Contents">
      <style:text-properties officeooo:rsid="01c3ccc8" officeooo:paragraph-rsid="01c3ccc8"/>
    </style:style>
    <style:style style:name="P1589" style:family="paragraph" style:parent-style-name="Table_20_Contents">
      <style:text-properties officeooo:rsid="01c51270" officeooo:paragraph-rsid="01c51270"/>
    </style:style>
    <style:style style:name="P1590" style:family="paragraph" style:parent-style-name="Table_20_Contents">
      <style:text-properties officeooo:rsid="01c6cdc7" officeooo:paragraph-rsid="01c6cdc7"/>
    </style:style>
    <style:style style:name="P1591" style:family="paragraph" style:parent-style-name="Table_20_Contents">
      <style:text-properties officeooo:rsid="01c82e32" officeooo:paragraph-rsid="01c82e32"/>
    </style:style>
    <style:style style:name="P1592" style:family="paragraph" style:parent-style-name="Table_20_Contents">
      <style:text-properties officeooo:rsid="01c9cdbe" officeooo:paragraph-rsid="01c9cdbe"/>
    </style:style>
    <style:style style:name="P1593" style:family="paragraph" style:parent-style-name="Table_20_Contents">
      <style:text-properties officeooo:rsid="01cb4e7d" officeooo:paragraph-rsid="01cb4e7d"/>
    </style:style>
    <style:style style:name="P1594" style:family="paragraph" style:parent-style-name="Table_20_Contents">
      <style:text-properties officeooo:rsid="01ccfc44" officeooo:paragraph-rsid="01ccfc44"/>
    </style:style>
    <style:style style:name="P1595" style:family="paragraph" style:parent-style-name="Table_20_Contents">
      <style:text-properties officeooo:rsid="01cdc731" officeooo:paragraph-rsid="01cdc731"/>
    </style:style>
    <style:style style:name="P1596" style:family="paragraph" style:parent-style-name="Table_20_Contents">
      <style:text-properties officeooo:rsid="01cedf68" officeooo:paragraph-rsid="01cedf68"/>
    </style:style>
    <style:style style:name="P1597" style:family="paragraph" style:parent-style-name="Table_20_Contents">
      <style:text-properties officeooo:rsid="01cfd92c" officeooo:paragraph-rsid="01cfd92c"/>
    </style:style>
    <style:style style:name="P1598" style:family="paragraph" style:parent-style-name="Table_20_Contents">
      <style:text-properties officeooo:rsid="01d1bfac" officeooo:paragraph-rsid="01d1bfac"/>
    </style:style>
    <style:style style:name="P1599" style:family="paragraph" style:parent-style-name="Table_20_Contents">
      <style:text-properties officeooo:rsid="01d36767" officeooo:paragraph-rsid="01d36767"/>
    </style:style>
    <style:style style:name="P1600" style:family="paragraph" style:parent-style-name="Table_20_Contents">
      <style:text-properties officeooo:rsid="01d4a6ee" officeooo:paragraph-rsid="01d4a6ee"/>
    </style:style>
    <style:style style:name="P1601" style:family="paragraph" style:parent-style-name="Table_20_Contents">
      <style:text-properties officeooo:rsid="01d6b8da" officeooo:paragraph-rsid="01d6b8da"/>
    </style:style>
    <style:style style:name="P1602" style:family="paragraph" style:parent-style-name="Table_20_Contents">
      <style:text-properties officeooo:rsid="01d7aa31" officeooo:paragraph-rsid="01d7aa31"/>
    </style:style>
    <style:style style:name="P1603" style:family="paragraph" style:parent-style-name="Table_20_Contents">
      <style:text-properties officeooo:rsid="01d7c77a" officeooo:paragraph-rsid="01d7c77a"/>
    </style:style>
    <style:style style:name="P1604" style:family="paragraph" style:parent-style-name="Table_20_Contents">
      <style:text-properties officeooo:rsid="01d9a4f7" officeooo:paragraph-rsid="01d9a4f7"/>
    </style:style>
    <style:style style:name="P1605" style:family="paragraph" style:parent-style-name="Table_20_Contents">
      <style:text-properties officeooo:rsid="01d9e336" officeooo:paragraph-rsid="01d9e336"/>
    </style:style>
    <style:style style:name="P1606" style:family="paragraph" style:parent-style-name="Table_20_Contents">
      <style:text-properties officeooo:rsid="01dba28d" officeooo:paragraph-rsid="01dba28d"/>
    </style:style>
    <style:style style:name="P1607" style:family="paragraph" style:parent-style-name="Table_20_Contents">
      <style:text-properties officeooo:rsid="01dd1317" officeooo:paragraph-rsid="01dd1317"/>
    </style:style>
    <style:style style:name="P1608" style:family="paragraph" style:parent-style-name="Table_20_Contents">
      <style:text-properties officeooo:rsid="01ddd94b" officeooo:paragraph-rsid="01ddd94b"/>
    </style:style>
    <style:style style:name="P1609" style:family="paragraph" style:parent-style-name="Table_20_Contents">
      <style:text-properties officeooo:rsid="01e01b4d" officeooo:paragraph-rsid="01e01b4d"/>
    </style:style>
    <style:style style:name="P1610" style:family="paragraph" style:parent-style-name="Table_20_Contents">
      <style:text-properties officeooo:rsid="01e1c451" officeooo:paragraph-rsid="01e1c451"/>
    </style:style>
    <style:style style:name="P1611" style:family="paragraph" style:parent-style-name="Table_20_Contents">
      <style:text-properties officeooo:rsid="01e43b11" officeooo:paragraph-rsid="01e43b11"/>
    </style:style>
    <style:style style:name="P1612" style:family="paragraph" style:parent-style-name="Table_20_Contents">
      <style:text-properties officeooo:rsid="01e5cef5" officeooo:paragraph-rsid="01e5cef5"/>
    </style:style>
    <style:style style:name="P1613" style:family="paragraph" style:parent-style-name="Table_20_Contents">
      <style:text-properties officeooo:rsid="01e78c83" officeooo:paragraph-rsid="01e78c83"/>
    </style:style>
    <style:style style:name="P1614" style:family="paragraph" style:parent-style-name="Table_20_Contents">
      <style:text-properties officeooo:rsid="01e86526" officeooo:paragraph-rsid="01e86526"/>
    </style:style>
    <style:style style:name="P1615" style:family="paragraph" style:parent-style-name="Table_20_Contents">
      <style:text-properties officeooo:rsid="01e95ffa" officeooo:paragraph-rsid="01e95ffa"/>
    </style:style>
    <style:style style:name="P1616" style:family="paragraph" style:parent-style-name="Table_20_Contents">
      <style:text-properties officeooo:rsid="01eb0f98" officeooo:paragraph-rsid="01eb0f98"/>
    </style:style>
    <style:style style:name="P1617" style:family="paragraph" style:parent-style-name="Table_20_Contents">
      <style:text-properties officeooo:rsid="01ec4629" officeooo:paragraph-rsid="01ec4629"/>
    </style:style>
    <style:style style:name="P1618" style:family="paragraph" style:parent-style-name="Table_20_Contents">
      <style:text-properties officeooo:rsid="01edfadc" officeooo:paragraph-rsid="01edfadc"/>
    </style:style>
    <style:style style:name="P1619" style:family="paragraph" style:parent-style-name="Table_20_Contents">
      <style:text-properties officeooo:rsid="01ef3e8f" officeooo:paragraph-rsid="01ef3e8f"/>
    </style:style>
    <style:style style:name="P1620" style:family="paragraph" style:parent-style-name="Table_20_Contents">
      <style:text-properties officeooo:rsid="01efd3c1" officeooo:paragraph-rsid="01efd3c1"/>
    </style:style>
    <style:style style:name="P1621" style:family="paragraph" style:parent-style-name="Table_20_Contents">
      <style:text-properties officeooo:rsid="01f1cd59" officeooo:paragraph-rsid="01f1cd59"/>
    </style:style>
    <style:style style:name="P1622" style:family="paragraph" style:parent-style-name="Table_20_Contents">
      <style:text-properties officeooo:rsid="01f2d1dc" officeooo:paragraph-rsid="01f2d1dc"/>
    </style:style>
    <style:style style:name="P1623" style:family="paragraph" style:parent-style-name="Table_20_Contents">
      <style:text-properties officeooo:rsid="01f40f79" officeooo:paragraph-rsid="01f40f79"/>
    </style:style>
    <style:style style:name="P1624" style:family="paragraph" style:parent-style-name="Table_20_Contents">
      <style:text-properties officeooo:rsid="01f6398d" officeooo:paragraph-rsid="01f6398d"/>
    </style:style>
    <style:style style:name="P1625" style:family="paragraph" style:parent-style-name="Table_20_Contents">
      <style:text-properties officeooo:rsid="01f678a3" officeooo:paragraph-rsid="01f678a3"/>
    </style:style>
    <style:style style:name="P1626" style:family="paragraph" style:parent-style-name="Table_20_Contents">
      <style:text-properties officeooo:rsid="01f80fb5" officeooo:paragraph-rsid="01f80fb5"/>
    </style:style>
    <style:style style:name="P1627" style:family="paragraph" style:parent-style-name="Table_20_Contents">
      <style:text-properties officeooo:rsid="01fa0a20" officeooo:paragraph-rsid="01fa0a20"/>
    </style:style>
    <style:style style:name="P1628" style:family="paragraph" style:parent-style-name="Table_20_Contents">
      <style:text-properties officeooo:rsid="01fc0340" officeooo:paragraph-rsid="01fc0340"/>
    </style:style>
    <style:style style:name="P1629" style:family="paragraph" style:parent-style-name="Table_20_Contents">
      <style:text-properties officeooo:rsid="01fcc97c" officeooo:paragraph-rsid="01fcc97c"/>
    </style:style>
    <style:style style:name="P1630" style:family="paragraph" style:parent-style-name="Table_20_Contents">
      <style:text-properties officeooo:rsid="01fd1acf" officeooo:paragraph-rsid="01fd1acf"/>
    </style:style>
    <style:style style:name="P1631" style:family="paragraph" style:parent-style-name="Table_20_Contents">
      <style:text-properties officeooo:rsid="01ff0f7c" officeooo:paragraph-rsid="01ff0f7c"/>
    </style:style>
    <style:style style:name="P1632" style:family="paragraph" style:parent-style-name="Table_20_Contents">
      <style:text-properties officeooo:rsid="0200d731" officeooo:paragraph-rsid="0200d731"/>
    </style:style>
    <style:style style:name="P1633" style:family="paragraph" style:parent-style-name="Table_20_Contents">
      <style:text-properties officeooo:rsid="020124c3" officeooo:paragraph-rsid="020124c3"/>
    </style:style>
    <style:style style:name="P1634" style:family="paragraph" style:parent-style-name="Table_20_Contents">
      <style:text-properties officeooo:rsid="0203be96" officeooo:paragraph-rsid="0203be96"/>
    </style:style>
    <style:style style:name="P1635" style:family="paragraph" style:parent-style-name="Table_20_Contents">
      <style:text-properties officeooo:rsid="02061515" officeooo:paragraph-rsid="02061515"/>
    </style:style>
    <style:style style:name="P1636" style:family="paragraph" style:parent-style-name="Table_20_Contents">
      <style:text-properties officeooo:rsid="02076c74" officeooo:paragraph-rsid="02076c74"/>
    </style:style>
    <style:style style:name="P1637" style:family="paragraph" style:parent-style-name="Table_20_Contents">
      <style:text-properties officeooo:rsid="020ab21d" officeooo:paragraph-rsid="020ab21d"/>
    </style:style>
    <style:style style:name="P1638" style:family="paragraph" style:parent-style-name="Table_20_Contents">
      <style:text-properties officeooo:rsid="020c123b" officeooo:paragraph-rsid="020c123b"/>
    </style:style>
    <style:style style:name="P1639" style:family="paragraph" style:parent-style-name="Table_20_Contents">
      <style:text-properties officeooo:rsid="020d6857" officeooo:paragraph-rsid="020d6857"/>
    </style:style>
    <style:style style:name="P1640" style:family="paragraph" style:parent-style-name="Table_20_Contents">
      <style:text-properties officeooo:rsid="020e603c" officeooo:paragraph-rsid="020e603c"/>
    </style:style>
    <style:style style:name="P1641" style:family="paragraph" style:parent-style-name="Table_20_Contents">
      <style:text-properties officeooo:rsid="020ffa1d" officeooo:paragraph-rsid="020ffa1d"/>
    </style:style>
    <style:style style:name="P1642" style:family="paragraph" style:parent-style-name="Table_20_Contents">
      <style:text-properties officeooo:rsid="0211370f" officeooo:paragraph-rsid="0211370f"/>
    </style:style>
    <style:style style:name="P1643" style:family="paragraph" style:parent-style-name="Table_20_Contents">
      <style:text-properties officeooo:rsid="021294dd" officeooo:paragraph-rsid="021294dd"/>
    </style:style>
    <style:style style:name="P1644" style:family="paragraph" style:parent-style-name="Table_20_Contents">
      <style:text-properties officeooo:rsid="0212a4bc" officeooo:paragraph-rsid="0212a4bc"/>
    </style:style>
    <style:style style:name="P1645" style:family="paragraph" style:parent-style-name="Table_20_Contents">
      <style:text-properties officeooo:rsid="02137fd8" officeooo:paragraph-rsid="02137fd8"/>
    </style:style>
    <style:style style:name="P1646" style:family="paragraph" style:parent-style-name="Table_20_Contents">
      <style:text-properties officeooo:rsid="0214ac46" officeooo:paragraph-rsid="0214ac46"/>
    </style:style>
    <style:style style:name="P1647" style:family="paragraph" style:parent-style-name="Table_20_Contents">
      <style:text-properties officeooo:rsid="0215c996" officeooo:paragraph-rsid="0215c996"/>
    </style:style>
    <style:style style:name="P1648" style:family="paragraph" style:parent-style-name="Table_20_Contents">
      <style:text-properties officeooo:rsid="02174ab0" officeooo:paragraph-rsid="02174ab0"/>
    </style:style>
    <style:style style:name="P1649" style:family="paragraph" style:parent-style-name="Table_20_Contents">
      <style:text-properties officeooo:rsid="02190804" officeooo:paragraph-rsid="02190804"/>
    </style:style>
    <style:style style:name="P1650" style:family="paragraph" style:parent-style-name="Table_20_Contents">
      <style:text-properties officeooo:rsid="021a8bcd" officeooo:paragraph-rsid="021a8bcd"/>
    </style:style>
    <style:style style:name="P1651" style:family="paragraph" style:parent-style-name="Table_20_Contents">
      <style:text-properties officeooo:rsid="021a9aee" officeooo:paragraph-rsid="021a9aee"/>
    </style:style>
    <style:style style:name="P1652" style:family="paragraph" style:parent-style-name="Table_20_Contents">
      <style:text-properties officeooo:rsid="021c9529" officeooo:paragraph-rsid="021c9529"/>
    </style:style>
    <style:style style:name="P1653" style:family="paragraph" style:parent-style-name="Table_20_Contents">
      <style:text-properties officeooo:rsid="021e509d" officeooo:paragraph-rsid="021e509d"/>
    </style:style>
    <style:style style:name="P1654" style:family="paragraph" style:parent-style-name="Table_20_Contents">
      <style:text-properties officeooo:rsid="02204ba2" officeooo:paragraph-rsid="02204ba2"/>
    </style:style>
    <style:style style:name="P1655" style:family="paragraph" style:parent-style-name="Table_20_Contents">
      <style:text-properties officeooo:rsid="02209d11" officeooo:paragraph-rsid="02209d11"/>
    </style:style>
    <style:style style:name="P1656" style:family="paragraph" style:parent-style-name="Table_20_Contents">
      <style:text-properties officeooo:rsid="0220d7de" officeooo:paragraph-rsid="0220d7de"/>
    </style:style>
    <style:style style:name="P1657" style:family="paragraph" style:parent-style-name="Table_20_Contents">
      <style:text-properties officeooo:rsid="02228be4" officeooo:paragraph-rsid="02228be4"/>
    </style:style>
    <style:style style:name="P1658" style:family="paragraph" style:parent-style-name="Table_20_Contents">
      <style:text-properties officeooo:rsid="02237717" officeooo:paragraph-rsid="02237717"/>
    </style:style>
    <style:style style:name="P1659" style:family="paragraph" style:parent-style-name="Table_20_Contents">
      <style:text-properties officeooo:rsid="02253012" officeooo:paragraph-rsid="02253012"/>
    </style:style>
    <style:style style:name="P1660" style:family="paragraph" style:parent-style-name="Table_20_Contents">
      <style:text-properties officeooo:rsid="02280b96" officeooo:paragraph-rsid="02280b96"/>
    </style:style>
    <style:style style:name="P1661" style:family="paragraph" style:parent-style-name="Table_20_Contents">
      <style:text-properties officeooo:rsid="02280b96" officeooo:paragraph-rsid="02291409"/>
    </style:style>
    <style:style style:name="P1662" style:family="paragraph" style:parent-style-name="Table_20_Contents">
      <style:text-properties officeooo:rsid="02291409" officeooo:paragraph-rsid="02291409"/>
    </style:style>
    <style:style style:name="P1663" style:family="paragraph" style:parent-style-name="Table_20_Contents">
      <style:text-properties officeooo:rsid="022bb32b" officeooo:paragraph-rsid="022bb32b"/>
    </style:style>
    <style:style style:name="P1664" style:family="paragraph" style:parent-style-name="Table_20_Contents">
      <style:text-properties officeooo:rsid="022c111a" officeooo:paragraph-rsid="022c111a"/>
    </style:style>
    <style:style style:name="P1665" style:family="paragraph" style:parent-style-name="Table_20_Contents">
      <style:text-properties officeooo:rsid="022e072a" officeooo:paragraph-rsid="022e072a"/>
    </style:style>
    <style:style style:name="P1666" style:family="paragraph" style:parent-style-name="Table_20_Contents">
      <style:text-properties officeooo:rsid="022fc1ee" officeooo:paragraph-rsid="022fc1ee"/>
    </style:style>
    <style:style style:name="P1667" style:family="paragraph" style:parent-style-name="Table_20_Contents">
      <style:text-properties officeooo:rsid="0230f68e" officeooo:paragraph-rsid="0230f68e"/>
    </style:style>
    <style:style style:name="P1668" style:family="paragraph" style:parent-style-name="Table_20_Contents">
      <style:text-properties officeooo:rsid="023282cd" officeooo:paragraph-rsid="023282cd"/>
    </style:style>
    <style:style style:name="P1669" style:family="paragraph" style:parent-style-name="Table_20_Contents">
      <style:text-properties officeooo:rsid="0232b92f" officeooo:paragraph-rsid="0232b92f"/>
    </style:style>
    <style:style style:name="P1670" style:family="paragraph" style:parent-style-name="Table_20_Contents">
      <style:text-properties officeooo:rsid="023490de" officeooo:paragraph-rsid="023490de"/>
    </style:style>
    <style:style style:name="P1671" style:family="paragraph" style:parent-style-name="Table_20_Contents">
      <style:text-properties officeooo:rsid="023574b2" officeooo:paragraph-rsid="023574b2"/>
    </style:style>
    <style:style style:name="P1672" style:family="paragraph" style:parent-style-name="Table_20_Contents">
      <style:text-properties officeooo:rsid="0238bc9c" officeooo:paragraph-rsid="0238bc9c"/>
    </style:style>
    <style:style style:name="P1673" style:family="paragraph" style:parent-style-name="Table_20_Contents">
      <style:text-properties officeooo:rsid="023c5201" officeooo:paragraph-rsid="023c5201"/>
    </style:style>
    <style:style style:name="P1674" style:family="paragraph" style:parent-style-name="Table_20_Contents">
      <style:text-properties officeooo:rsid="023da658" officeooo:paragraph-rsid="023da658"/>
    </style:style>
    <style:style style:name="P1675" style:family="paragraph" style:parent-style-name="Table_20_Contents">
      <style:text-properties officeooo:rsid="023e07b3" officeooo:paragraph-rsid="023e07b3"/>
    </style:style>
    <style:style style:name="P1676" style:family="paragraph" style:parent-style-name="Table_20_Contents">
      <style:text-properties officeooo:rsid="02401467" officeooo:paragraph-rsid="02401467"/>
    </style:style>
    <style:style style:name="P1677" style:family="paragraph" style:parent-style-name="Table_20_Contents">
      <style:text-properties officeooo:rsid="0240d0ff" officeooo:paragraph-rsid="0240d0ff"/>
    </style:style>
    <style:style style:name="P1678" style:family="paragraph" style:parent-style-name="Table_20_Contents">
      <style:text-properties officeooo:rsid="0241f72a" officeooo:paragraph-rsid="0241f72a"/>
    </style:style>
    <style:style style:name="P1679" style:family="paragraph" style:parent-style-name="Table_20_Contents">
      <style:text-properties officeooo:rsid="0242c901" officeooo:paragraph-rsid="0242c901"/>
    </style:style>
    <style:style style:name="P1680" style:family="paragraph" style:parent-style-name="Table_20_Contents">
      <style:text-properties officeooo:rsid="0243e8c9" officeooo:paragraph-rsid="0243e8c9"/>
    </style:style>
    <style:style style:name="P1681" style:family="paragraph" style:parent-style-name="Table_20_Contents">
      <style:text-properties officeooo:rsid="02452221" officeooo:paragraph-rsid="02452221"/>
    </style:style>
    <style:style style:name="P1682" style:family="paragraph" style:parent-style-name="Table_20_Contents">
      <style:text-properties officeooo:rsid="02462a61" officeooo:paragraph-rsid="02462a61"/>
    </style:style>
    <style:style style:name="P1683" style:family="paragraph" style:parent-style-name="Table_20_Contents">
      <style:text-properties officeooo:rsid="0247159d" officeooo:paragraph-rsid="0247159d"/>
    </style:style>
    <style:style style:name="P1684" style:family="paragraph" style:parent-style-name="Table_20_Contents">
      <style:text-properties officeooo:rsid="0248f5d5" officeooo:paragraph-rsid="0248f5d5"/>
    </style:style>
    <style:style style:name="P1685" style:family="paragraph" style:parent-style-name="Table_20_Contents">
      <style:text-properties officeooo:rsid="02493ad8" officeooo:paragraph-rsid="02493ad8"/>
    </style:style>
    <style:style style:name="P1686" style:family="paragraph" style:parent-style-name="Table_20_Contents">
      <style:text-properties officeooo:rsid="024b2bbc" officeooo:paragraph-rsid="024b2bbc"/>
    </style:style>
    <style:style style:name="P1687" style:family="paragraph" style:parent-style-name="Table_20_Contents">
      <style:text-properties officeooo:rsid="024ec85d" officeooo:paragraph-rsid="024ec85d"/>
    </style:style>
    <style:style style:name="P1688" style:family="paragraph" style:parent-style-name="Table_20_Contents">
      <style:text-properties officeooo:rsid="024f5101" officeooo:paragraph-rsid="024f5101"/>
    </style:style>
    <style:style style:name="P1689" style:family="paragraph" style:parent-style-name="Table_20_Contents">
      <style:text-properties officeooo:rsid="02505c2e" officeooo:paragraph-rsid="02505c2e"/>
    </style:style>
    <style:style style:name="P1690" style:family="paragraph" style:parent-style-name="Table_20_Contents">
      <style:text-properties officeooo:rsid="02509e95" officeooo:paragraph-rsid="02509e95"/>
    </style:style>
    <style:style style:name="P1691" style:family="paragraph" style:parent-style-name="Table_20_Contents">
      <style:text-properties officeooo:rsid="0251ada9" officeooo:paragraph-rsid="0251ada9"/>
    </style:style>
    <style:style style:name="P1692" style:family="paragraph" style:parent-style-name="Table_20_Contents">
      <style:text-properties officeooo:rsid="0252e433" officeooo:paragraph-rsid="0252e433"/>
    </style:style>
    <style:style style:name="P1693" style:family="paragraph" style:parent-style-name="Table_20_Contents">
      <style:text-properties officeooo:rsid="0253a1c1" officeooo:paragraph-rsid="0254b494"/>
    </style:style>
    <style:style style:name="P1694" style:family="paragraph" style:parent-style-name="Table_20_Contents">
      <style:text-properties officeooo:rsid="0254b494" officeooo:paragraph-rsid="0254b494"/>
    </style:style>
    <style:style style:name="P1695" style:family="paragraph" style:parent-style-name="Table_20_Contents">
      <style:text-properties officeooo:rsid="0256c6ba" officeooo:paragraph-rsid="0256c6ba"/>
    </style:style>
    <style:style style:name="P1696" style:family="paragraph" style:parent-style-name="Table_20_Contents">
      <style:text-properties officeooo:rsid="02573c13" officeooo:paragraph-rsid="02573c13"/>
    </style:style>
    <style:style style:name="P1697" style:family="paragraph" style:parent-style-name="Table_20_Contents">
      <style:text-properties officeooo:rsid="0258e43e" officeooo:paragraph-rsid="0258e43e"/>
    </style:style>
    <style:style style:name="P1698" style:family="paragraph" style:parent-style-name="Table_20_Contents">
      <style:text-properties officeooo:rsid="025a4b86" officeooo:paragraph-rsid="025a9ca8"/>
    </style:style>
    <style:style style:name="P1699" style:family="paragraph" style:parent-style-name="Table_20_Contents">
      <style:text-properties officeooo:rsid="025b8454" officeooo:paragraph-rsid="025b8454"/>
    </style:style>
    <style:style style:name="P1700" style:family="paragraph" style:parent-style-name="Table_20_Contents">
      <style:text-properties officeooo:rsid="025cea16" officeooo:paragraph-rsid="025cea16"/>
    </style:style>
    <style:style style:name="P1701" style:family="paragraph" style:parent-style-name="Table_20_Contents">
      <style:text-properties officeooo:rsid="025e9c86" officeooo:paragraph-rsid="025e9c86"/>
    </style:style>
    <style:style style:name="P1702" style:family="paragraph" style:parent-style-name="Table_20_Contents">
      <style:text-properties officeooo:rsid="0260671b" officeooo:paragraph-rsid="0260671b"/>
    </style:style>
    <style:style style:name="P1703" style:family="paragraph" style:parent-style-name="Table_20_Contents">
      <style:text-properties officeooo:rsid="0260d28d" officeooo:paragraph-rsid="0260d28d"/>
    </style:style>
    <style:style style:name="P1704" style:family="paragraph" style:parent-style-name="Table_20_Contents">
      <style:text-properties officeooo:rsid="0262a4c1" officeooo:paragraph-rsid="0262a4c1"/>
    </style:style>
    <style:style style:name="P1705" style:family="paragraph" style:parent-style-name="Table_20_Contents">
      <style:text-properties officeooo:rsid="0262c660" officeooo:paragraph-rsid="0262c660"/>
    </style:style>
    <style:style style:name="P1706" style:family="paragraph" style:parent-style-name="Table_20_Contents">
      <style:text-properties officeooo:rsid="02639c6a" officeooo:paragraph-rsid="02639c6a"/>
    </style:style>
    <style:style style:name="P1707" style:family="paragraph" style:parent-style-name="Table_20_Contents">
      <style:text-properties officeooo:rsid="0264d88b" officeooo:paragraph-rsid="0264d88b"/>
    </style:style>
    <style:style style:name="P1708" style:family="paragraph" style:parent-style-name="Table_20_Contents">
      <style:text-properties officeooo:rsid="0265803e" officeooo:paragraph-rsid="0265803e"/>
    </style:style>
    <style:style style:name="P1709" style:family="paragraph" style:parent-style-name="Table_20_Contents">
      <style:text-properties officeooo:rsid="02659009" officeooo:paragraph-rsid="02659009"/>
    </style:style>
    <style:style style:name="P1710" style:family="paragraph" style:parent-style-name="Table_20_Contents">
      <style:text-properties officeooo:rsid="0265cfd3" officeooo:paragraph-rsid="0265cfd3"/>
    </style:style>
    <style:style style:name="P1711" style:family="paragraph" style:parent-style-name="Table_20_Contents">
      <style:text-properties officeooo:rsid="0266f536" officeooo:paragraph-rsid="0266f536"/>
    </style:style>
    <style:style style:name="P1712" style:family="paragraph" style:parent-style-name="Table_20_Contents">
      <style:text-properties officeooo:rsid="0267054a" officeooo:paragraph-rsid="0267054a"/>
    </style:style>
    <style:style style:name="P1713" style:family="paragraph" style:parent-style-name="Table_20_Contents">
      <style:text-properties officeooo:rsid="0267cccb" officeooo:paragraph-rsid="0267cccb"/>
    </style:style>
    <style:style style:name="P1714" style:family="paragraph" style:parent-style-name="Table_20_Contents">
      <style:text-properties officeooo:rsid="0268ee8a" officeooo:paragraph-rsid="0268ee8a"/>
    </style:style>
    <style:style style:name="P1715" style:family="paragraph" style:parent-style-name="Table_20_Contents">
      <style:text-properties officeooo:rsid="026aaa81" officeooo:paragraph-rsid="026aaa81"/>
    </style:style>
    <style:style style:name="P1716" style:family="paragraph" style:parent-style-name="Table_20_Contents">
      <style:text-properties officeooo:rsid="026c1d2c" officeooo:paragraph-rsid="026c1d2c"/>
    </style:style>
    <style:style style:name="P1717" style:family="paragraph" style:parent-style-name="Table_20_Contents">
      <style:text-properties officeooo:rsid="026d0afb" officeooo:paragraph-rsid="026d0afb"/>
    </style:style>
    <style:style style:name="P1718" style:family="paragraph" style:parent-style-name="Table_20_Contents">
      <style:text-properties officeooo:rsid="026d7b10" officeooo:paragraph-rsid="026d7b10"/>
    </style:style>
    <style:style style:name="P1719" style:family="paragraph" style:parent-style-name="Table_20_Contents">
      <style:text-properties officeooo:rsid="026da99e" officeooo:paragraph-rsid="026da99e"/>
    </style:style>
    <style:style style:name="P1720" style:family="paragraph" style:parent-style-name="Table_20_Contents">
      <style:text-properties officeooo:rsid="026ea1f8" officeooo:paragraph-rsid="026ea1f8"/>
    </style:style>
    <style:style style:name="P1721" style:family="paragraph" style:parent-style-name="Table_20_Contents">
      <style:text-properties officeooo:rsid="026f5db4" officeooo:paragraph-rsid="026f5db4"/>
    </style:style>
    <style:style style:name="P1722" style:family="paragraph" style:parent-style-name="Table_20_Contents">
      <style:text-properties officeooo:rsid="026fa87a" officeooo:paragraph-rsid="026fa87a"/>
    </style:style>
    <style:style style:name="P1723" style:family="paragraph" style:parent-style-name="Table_20_Contents">
      <style:text-properties officeooo:rsid="026fd7cc" officeooo:paragraph-rsid="026fd7cc"/>
    </style:style>
    <style:style style:name="P1724" style:family="paragraph" style:parent-style-name="Table_20_Contents">
      <style:text-properties officeooo:rsid="027027ae" officeooo:paragraph-rsid="027027ae"/>
    </style:style>
    <style:style style:name="P1725" style:family="paragraph" style:parent-style-name="Table_20_Contents">
      <style:text-properties officeooo:rsid="0272552e" officeooo:paragraph-rsid="0272552e"/>
    </style:style>
    <style:style style:name="P1726" style:family="paragraph" style:parent-style-name="Table_20_Contents">
      <style:text-properties officeooo:rsid="02732ae2" officeooo:paragraph-rsid="02732ae2"/>
    </style:style>
    <style:style style:name="P1727" style:family="paragraph" style:parent-style-name="Table_20_Contents">
      <style:text-properties officeooo:rsid="027505de" officeooo:paragraph-rsid="027505de"/>
    </style:style>
    <style:style style:name="P1728" style:family="paragraph" style:parent-style-name="Table_20_Contents">
      <style:text-properties officeooo:rsid="0275ce56" officeooo:paragraph-rsid="0275ce56"/>
    </style:style>
    <style:style style:name="P1729" style:family="paragraph" style:parent-style-name="Table_20_Contents">
      <style:text-properties officeooo:rsid="02767e1a" officeooo:paragraph-rsid="02767e1a"/>
    </style:style>
    <style:style style:name="P1730" style:family="paragraph" style:parent-style-name="Table_20_Contents">
      <style:text-properties officeooo:rsid="0276c189" officeooo:paragraph-rsid="0276c189"/>
    </style:style>
    <style:style style:name="P1731" style:family="paragraph" style:parent-style-name="Table_20_Contents">
      <style:text-properties officeooo:rsid="02792a72" officeooo:paragraph-rsid="02792a72"/>
    </style:style>
    <style:style style:name="P1732" style:family="paragraph" style:parent-style-name="Table_20_Contents">
      <style:text-properties officeooo:rsid="027a1a46" officeooo:paragraph-rsid="027a1a46"/>
    </style:style>
    <style:style style:name="P1733" style:family="paragraph" style:parent-style-name="Table_20_Contents">
      <style:text-properties officeooo:rsid="027b5331" officeooo:paragraph-rsid="027b5331"/>
    </style:style>
    <style:style style:name="P1734" style:family="paragraph" style:parent-style-name="Table_20_Contents">
      <style:text-properties officeooo:rsid="027d520b" officeooo:paragraph-rsid="027d520b"/>
    </style:style>
    <style:style style:name="P1735" style:family="paragraph" style:parent-style-name="Table_20_Contents">
      <style:text-properties officeooo:rsid="027e3a59" officeooo:paragraph-rsid="027e3a59"/>
    </style:style>
    <style:style style:name="P1736" style:family="paragraph" style:parent-style-name="Table_20_Contents">
      <style:text-properties officeooo:rsid="02820670" officeooo:paragraph-rsid="02820670"/>
    </style:style>
    <style:style style:name="P1737" style:family="paragraph" style:parent-style-name="Table_20_Contents">
      <style:text-properties officeooo:rsid="0282c94f" officeooo:paragraph-rsid="0282c94f"/>
    </style:style>
    <style:style style:name="P1738" style:family="paragraph" style:parent-style-name="Table_20_Contents">
      <style:text-properties officeooo:rsid="0284305f" officeooo:paragraph-rsid="0284305f"/>
    </style:style>
    <style:style style:name="P1739" style:family="paragraph" style:parent-style-name="Table_20_Contents">
      <style:text-properties officeooo:rsid="02862a72" officeooo:paragraph-rsid="02862a72"/>
    </style:style>
    <style:style style:name="P1740" style:family="paragraph" style:parent-style-name="Table_20_Contents">
      <style:text-properties officeooo:rsid="0287fbb4" officeooo:paragraph-rsid="0287fbb4"/>
    </style:style>
    <style:style style:name="P1741" style:family="paragraph" style:parent-style-name="Table_20_Contents">
      <style:text-properties officeooo:rsid="02887499" officeooo:paragraph-rsid="02887499"/>
    </style:style>
    <style:style style:name="P1742" style:family="paragraph" style:parent-style-name="Table_20_Contents">
      <style:text-properties officeooo:rsid="02893d87" officeooo:paragraph-rsid="02893d87"/>
    </style:style>
    <style:style style:name="P1743" style:family="paragraph" style:parent-style-name="Table_20_Contents">
      <style:text-properties officeooo:rsid="028b3795" officeooo:paragraph-rsid="028b3795"/>
    </style:style>
    <style:style style:name="P1744" style:family="paragraph" style:parent-style-name="Table_20_Contents">
      <style:text-properties officeooo:rsid="028d1e7c" officeooo:paragraph-rsid="028d1e7c"/>
    </style:style>
    <style:style style:name="P1745" style:family="paragraph" style:parent-style-name="Table_20_Contents">
      <style:text-properties officeooo:rsid="028e5f9a" officeooo:paragraph-rsid="028e5f9a"/>
    </style:style>
    <style:style style:name="P1746" style:family="paragraph" style:parent-style-name="Table_20_Contents">
      <style:text-properties officeooo:rsid="028f7d05" officeooo:paragraph-rsid="028f7d05"/>
    </style:style>
    <style:style style:name="P1747" style:family="paragraph" style:parent-style-name="Table_20_Contents">
      <style:text-properties officeooo:rsid="02909725" officeooo:paragraph-rsid="02909725"/>
    </style:style>
    <style:style style:name="P1748" style:family="paragraph" style:parent-style-name="Table_20_Contents">
      <style:text-properties officeooo:rsid="02911877" officeooo:paragraph-rsid="02911877"/>
    </style:style>
    <style:style style:name="P1749" style:family="paragraph" style:parent-style-name="Table_20_Contents">
      <style:text-properties officeooo:rsid="02932fc2" officeooo:paragraph-rsid="02932fc2"/>
    </style:style>
    <style:style style:name="P1750" style:family="paragraph" style:parent-style-name="Table_20_Contents">
      <style:text-properties officeooo:rsid="0294ebd0" officeooo:paragraph-rsid="0294ebd0"/>
    </style:style>
    <style:style style:name="P1751" style:family="paragraph" style:parent-style-name="Table_20_Contents">
      <style:text-properties officeooo:rsid="0296de3e" officeooo:paragraph-rsid="0296de3e"/>
    </style:style>
    <style:style style:name="P1752" style:family="paragraph" style:parent-style-name="Table_20_Contents">
      <style:text-properties officeooo:rsid="0297bad2" officeooo:paragraph-rsid="0297bad2"/>
    </style:style>
    <style:style style:name="P1753" style:family="paragraph" style:parent-style-name="Table_20_Contents">
      <style:text-properties officeooo:rsid="029911fc" officeooo:paragraph-rsid="029911fc"/>
    </style:style>
    <style:style style:name="P1754" style:family="paragraph" style:parent-style-name="Table_20_Contents">
      <style:text-properties officeooo:rsid="02992afd" officeooo:paragraph-rsid="02992afd"/>
    </style:style>
    <style:style style:name="P1755" style:family="paragraph" style:parent-style-name="Table_20_Contents">
      <style:text-properties officeooo:rsid="0299e3aa" officeooo:paragraph-rsid="0299e3aa"/>
    </style:style>
    <style:style style:name="P1756" style:family="paragraph" style:parent-style-name="Table_20_Contents">
      <style:text-properties officeooo:rsid="029a7015" officeooo:paragraph-rsid="029a7015"/>
    </style:style>
    <style:style style:name="P1757" style:family="paragraph" style:parent-style-name="Table_20_Contents">
      <style:text-properties officeooo:rsid="029b5911" officeooo:paragraph-rsid="029b5911"/>
    </style:style>
    <style:style style:name="P1758" style:family="paragraph" style:parent-style-name="Table_20_Contents">
      <style:text-properties officeooo:rsid="029dba99" officeooo:paragraph-rsid="029dba99"/>
    </style:style>
    <style:style style:name="P1759" style:family="paragraph" style:parent-style-name="Table_20_Contents">
      <style:text-properties officeooo:rsid="029f8166" officeooo:paragraph-rsid="029f8166"/>
    </style:style>
    <style:style style:name="P1760" style:family="paragraph" style:parent-style-name="Table_20_Contents">
      <style:text-properties officeooo:rsid="02a128a9" officeooo:paragraph-rsid="02a128a9"/>
    </style:style>
    <style:style style:name="P1761" style:family="paragraph" style:parent-style-name="Table_20_Contents">
      <style:text-properties officeooo:rsid="02a2b82a" officeooo:paragraph-rsid="02a2b82a"/>
    </style:style>
    <style:style style:name="P1762" style:family="paragraph" style:parent-style-name="Table_20_Contents">
      <style:text-properties officeooo:rsid="02a4cd7a" officeooo:paragraph-rsid="02a4cd7a"/>
    </style:style>
    <style:style style:name="P1763" style:family="paragraph" style:parent-style-name="Table_20_Contents">
      <style:text-properties officeooo:rsid="02a53ad3" officeooo:paragraph-rsid="02a53ad3"/>
    </style:style>
    <style:style style:name="P1764" style:family="paragraph" style:parent-style-name="Table_20_Contents">
      <style:text-properties officeooo:rsid="02a66bee" officeooo:paragraph-rsid="02a66bee"/>
    </style:style>
    <style:style style:name="P1765" style:family="paragraph" style:parent-style-name="Table_20_Contents">
      <style:text-properties officeooo:rsid="02a860ec" officeooo:paragraph-rsid="02a860ec"/>
    </style:style>
    <style:style style:name="P1766" style:family="paragraph" style:parent-style-name="Table_20_Contents">
      <style:text-properties officeooo:rsid="02ab7a58" officeooo:paragraph-rsid="02ab7a58"/>
    </style:style>
    <style:style style:name="P1767" style:family="paragraph" style:parent-style-name="Table_20_Contents">
      <style:text-properties officeooo:rsid="02abb0e1" officeooo:paragraph-rsid="02abb0e1"/>
    </style:style>
    <style:style style:name="P1768" style:family="paragraph" style:parent-style-name="Table_20_Contents">
      <style:text-properties officeooo:rsid="02ad457c" officeooo:paragraph-rsid="02ad457c"/>
    </style:style>
    <style:style style:name="P1769" style:family="paragraph" style:parent-style-name="Table_20_Contents">
      <style:text-properties officeooo:rsid="02ae56c8" officeooo:paragraph-rsid="02ae56c8"/>
    </style:style>
    <style:style style:name="P1770" style:family="paragraph" style:parent-style-name="Table_20_Contents">
      <style:text-properties officeooo:rsid="02b0f802" officeooo:paragraph-rsid="02b0f802"/>
    </style:style>
    <style:style style:name="P1771" style:family="paragraph" style:parent-style-name="Table_20_Contents">
      <style:text-properties officeooo:rsid="02b1b9ee" officeooo:paragraph-rsid="02b1b9ee"/>
    </style:style>
    <style:style style:name="P1772" style:family="paragraph" style:parent-style-name="Table_20_Contents">
      <style:text-properties officeooo:rsid="02b24e31" officeooo:paragraph-rsid="02b24e31"/>
    </style:style>
    <style:style style:name="P1773" style:family="paragraph" style:parent-style-name="Table_20_Contents">
      <style:text-properties officeooo:rsid="02b34731" officeooo:paragraph-rsid="02b34731"/>
    </style:style>
    <style:style style:name="P1774" style:family="paragraph" style:parent-style-name="Table_20_Contents">
      <style:text-properties officeooo:rsid="02b37674" officeooo:paragraph-rsid="02b37674"/>
    </style:style>
    <style:style style:name="P1775" style:family="paragraph" style:parent-style-name="Table_20_Contents">
      <style:text-properties officeooo:rsid="02b56824" officeooo:paragraph-rsid="02b56824"/>
    </style:style>
    <style:style style:name="P1776" style:family="paragraph" style:parent-style-name="Table_20_Contents">
      <style:text-properties officeooo:rsid="02b5e65c" officeooo:paragraph-rsid="02b5e65c"/>
    </style:style>
    <style:style style:name="P1777" style:family="paragraph" style:parent-style-name="Table_20_Contents">
      <style:text-properties officeooo:rsid="02b75a59" officeooo:paragraph-rsid="02b75a59"/>
    </style:style>
    <style:style style:name="P1778" style:family="paragraph" style:parent-style-name="Table_20_Contents">
      <style:text-properties officeooo:rsid="02b8edee" officeooo:paragraph-rsid="02b8edee"/>
    </style:style>
    <style:style style:name="P1779" style:family="paragraph" style:parent-style-name="Table_20_Contents">
      <style:text-properties officeooo:rsid="02ba7f37" officeooo:paragraph-rsid="02ba7f37"/>
    </style:style>
    <style:style style:name="P1780" style:family="paragraph" style:parent-style-name="Table_20_Contents">
      <style:text-properties officeooo:rsid="02bbef8c" officeooo:paragraph-rsid="02bbef8c"/>
    </style:style>
    <style:style style:name="P1781" style:family="paragraph" style:parent-style-name="Table_20_Contents">
      <style:text-properties officeooo:rsid="02bcf13e" officeooo:paragraph-rsid="02bcf13e"/>
    </style:style>
    <style:style style:name="P1782" style:family="paragraph" style:parent-style-name="Table_20_Contents">
      <style:text-properties officeooo:rsid="02bde23a" officeooo:paragraph-rsid="02bde23a"/>
    </style:style>
    <style:style style:name="P1783" style:family="paragraph" style:parent-style-name="Table_20_Contents">
      <style:text-properties officeooo:rsid="02bf5f14" officeooo:paragraph-rsid="02bf5f14"/>
    </style:style>
    <style:style style:name="P1784" style:family="paragraph" style:parent-style-name="Table_20_Contents">
      <style:text-properties officeooo:rsid="02c13f19" officeooo:paragraph-rsid="02c13f19"/>
    </style:style>
    <style:style style:name="P1785" style:family="paragraph" style:parent-style-name="Table_20_Contents">
      <style:text-properties officeooo:rsid="02c326fe" officeooo:paragraph-rsid="02c326fe"/>
    </style:style>
    <style:style style:name="P1786" style:family="paragraph" style:parent-style-name="Table_20_Contents">
      <style:text-properties officeooo:rsid="02c449e4" officeooo:paragraph-rsid="02c449e4"/>
    </style:style>
    <style:style style:name="P1787" style:family="paragraph" style:parent-style-name="Table_20_Contents">
      <style:text-properties officeooo:rsid="02c62bdd" officeooo:paragraph-rsid="02c62bdd"/>
    </style:style>
    <style:style style:name="P1788" style:family="paragraph" style:parent-style-name="Table_20_Contents">
      <style:text-properties officeooo:rsid="02c6bc79" officeooo:paragraph-rsid="02c6bc79"/>
    </style:style>
    <style:style style:name="P1789" style:family="paragraph" style:parent-style-name="Table_20_Contents">
      <style:text-properties officeooo:rsid="02c7b953" officeooo:paragraph-rsid="02c7b953"/>
    </style:style>
    <style:style style:name="P1790" style:family="paragraph" style:parent-style-name="Table_20_Contents">
      <style:text-properties officeooo:rsid="02c82446" officeooo:paragraph-rsid="02c82446"/>
    </style:style>
    <style:style style:name="P1791" style:family="paragraph" style:parent-style-name="Table_20_Contents">
      <style:text-properties officeooo:rsid="02c8bc52" officeooo:paragraph-rsid="02c8bc52"/>
    </style:style>
    <style:style style:name="P1792" style:family="paragraph" style:parent-style-name="Table_20_Contents">
      <style:text-properties officeooo:rsid="02c9167a" officeooo:paragraph-rsid="02c9167a"/>
    </style:style>
    <style:style style:name="P1793" style:family="paragraph" style:parent-style-name="Table_20_Contents">
      <style:text-properties officeooo:rsid="02c9b4cb" officeooo:paragraph-rsid="02c9b4cb"/>
    </style:style>
    <style:style style:name="P1794" style:family="paragraph" style:parent-style-name="Table_20_Contents">
      <style:text-properties officeooo:rsid="02cacc10" officeooo:paragraph-rsid="02cacc10"/>
    </style:style>
    <style:style style:name="P1795" style:family="paragraph" style:parent-style-name="Table_20_Contents">
      <style:text-properties officeooo:rsid="02cc3bc8" officeooo:paragraph-rsid="02cc3bc8"/>
    </style:style>
    <style:style style:name="P1796" style:family="paragraph" style:parent-style-name="Table_20_Contents">
      <style:text-properties officeooo:rsid="02ccaa96" officeooo:paragraph-rsid="02ccaa96"/>
    </style:style>
    <style:style style:name="P1797" style:family="paragraph" style:parent-style-name="Table_20_Contents">
      <style:text-properties officeooo:rsid="02ccfc51" officeooo:paragraph-rsid="02ccfc51"/>
    </style:style>
    <style:style style:name="P1798" style:family="paragraph" style:parent-style-name="Table_20_Contents">
      <style:text-properties officeooo:rsid="02cd9af1" officeooo:paragraph-rsid="02cd9af1"/>
    </style:style>
    <style:style style:name="P1799" style:family="paragraph" style:parent-style-name="Table_20_Contents">
      <style:text-properties officeooo:rsid="02cdb155" officeooo:paragraph-rsid="02cdb155"/>
    </style:style>
    <style:style style:name="P1800" style:family="paragraph" style:parent-style-name="Table_20_Contents">
      <style:text-properties officeooo:rsid="02ce2e88" officeooo:paragraph-rsid="02ce2e88"/>
    </style:style>
    <style:style style:name="P1801" style:family="paragraph" style:parent-style-name="Table_20_Contents">
      <style:text-properties officeooo:rsid="02cfd148" officeooo:paragraph-rsid="02cfd148"/>
    </style:style>
    <style:style style:name="P1802" style:family="paragraph" style:parent-style-name="Table_20_Contents">
      <style:text-properties officeooo:rsid="02d0cd8d" officeooo:paragraph-rsid="02d0cd8d"/>
    </style:style>
    <style:style style:name="P1803" style:family="paragraph" style:parent-style-name="Table_20_Contents">
      <style:text-properties officeooo:rsid="02d224f5" officeooo:paragraph-rsid="02d224f5"/>
    </style:style>
    <style:style style:name="P1804" style:family="paragraph" style:parent-style-name="Table_20_Contents">
      <style:text-properties officeooo:rsid="02d36145" officeooo:paragraph-rsid="02d36145"/>
    </style:style>
    <style:style style:name="P1805" style:family="paragraph" style:parent-style-name="Table_20_Contents">
      <style:text-properties officeooo:rsid="02d3c854" officeooo:paragraph-rsid="02d3c854"/>
    </style:style>
    <style:style style:name="P1806" style:family="paragraph" style:parent-style-name="Table_20_Contents">
      <style:text-properties officeooo:rsid="02d45d51" officeooo:paragraph-rsid="02d45d51"/>
    </style:style>
    <style:style style:name="P1807" style:family="paragraph" style:parent-style-name="Table_20_Contents">
      <style:text-properties officeooo:rsid="02d4ef8b" officeooo:paragraph-rsid="02d4ef8b"/>
    </style:style>
    <style:style style:name="P1808" style:family="paragraph" style:parent-style-name="Table_20_Contents">
      <style:text-properties officeooo:rsid="02d598a1" officeooo:paragraph-rsid="02d598a1"/>
    </style:style>
    <style:style style:name="P1809" style:family="paragraph" style:parent-style-name="Table_20_Contents">
      <style:text-properties officeooo:rsid="02d789f4" officeooo:paragraph-rsid="02d789f4"/>
    </style:style>
    <style:style style:name="P1810" style:family="paragraph" style:parent-style-name="Table_20_Contents">
      <style:text-properties officeooo:rsid="02d98742" officeooo:paragraph-rsid="02d98742"/>
    </style:style>
    <style:style style:name="P1811" style:family="paragraph" style:parent-style-name="Table_20_Contents">
      <style:text-properties officeooo:rsid="02da837b" officeooo:paragraph-rsid="02da837b"/>
    </style:style>
    <style:style style:name="P1812" style:family="paragraph" style:parent-style-name="Table_20_Contents">
      <style:text-properties officeooo:rsid="02db8d6c" officeooo:paragraph-rsid="02db8d6c"/>
    </style:style>
    <style:style style:name="P1813" style:family="paragraph" style:parent-style-name="Table_20_Contents">
      <style:text-properties officeooo:rsid="02dd65b2" officeooo:paragraph-rsid="02dd65b2"/>
    </style:style>
    <style:style style:name="P1814" style:family="paragraph" style:parent-style-name="Table_20_Contents">
      <style:text-properties officeooo:rsid="02de4400" officeooo:paragraph-rsid="02de4400"/>
    </style:style>
    <style:style style:name="P1815" style:family="paragraph" style:parent-style-name="Table_20_Contents">
      <style:text-properties officeooo:rsid="02df09a4" officeooo:paragraph-rsid="02df09a4"/>
    </style:style>
    <style:style style:name="P1816" style:family="paragraph" style:parent-style-name="Table_20_Contents">
      <style:text-properties officeooo:rsid="02e097d4" officeooo:paragraph-rsid="02e097d4"/>
    </style:style>
    <style:style style:name="P1817" style:family="paragraph" style:parent-style-name="Table_20_Contents">
      <style:text-properties officeooo:rsid="02e24e5d" officeooo:paragraph-rsid="02e24e5d"/>
    </style:style>
    <style:style style:name="P1818" style:family="paragraph" style:parent-style-name="Table_20_Contents">
      <style:text-properties officeooo:rsid="02e2da83" officeooo:paragraph-rsid="02e2da83"/>
    </style:style>
    <style:style style:name="P1819" style:family="paragraph" style:parent-style-name="Table_20_Contents">
      <style:text-properties officeooo:rsid="02e49c4f" officeooo:paragraph-rsid="02e49c4f"/>
    </style:style>
    <style:style style:name="P1820" style:family="paragraph" style:parent-style-name="Table_20_Contents">
      <style:text-properties officeooo:rsid="02e4f04c" officeooo:paragraph-rsid="02e4f04c"/>
    </style:style>
    <style:style style:name="P1821" style:family="paragraph" style:parent-style-name="Table_20_Contents">
      <style:text-properties officeooo:rsid="02e50aa9" officeooo:paragraph-rsid="02e50aa9"/>
    </style:style>
    <style:style style:name="P1822" style:family="paragraph" style:parent-style-name="Table_20_Contents">
      <style:text-properties officeooo:rsid="02e74d7a" officeooo:paragraph-rsid="02e74d7a"/>
    </style:style>
    <style:style style:name="P1823" style:family="paragraph" style:parent-style-name="Table_20_Contents">
      <style:text-properties officeooo:rsid="02e88930" officeooo:paragraph-rsid="02e88930"/>
    </style:style>
    <style:style style:name="P1824" style:family="paragraph" style:parent-style-name="Table_20_Contents">
      <style:text-properties officeooo:rsid="02ea503f" officeooo:paragraph-rsid="02ea503f"/>
    </style:style>
    <style:style style:name="P1825" style:family="paragraph" style:parent-style-name="Table_20_Contents">
      <style:text-properties officeooo:rsid="02eb32c3" officeooo:paragraph-rsid="02eb32c3"/>
    </style:style>
    <style:style style:name="P1826" style:family="paragraph" style:parent-style-name="Table_20_Contents">
      <style:text-properties officeooo:rsid="02ebb978" officeooo:paragraph-rsid="02ebb978"/>
    </style:style>
    <style:style style:name="P1827" style:family="paragraph" style:parent-style-name="Table_20_Contents">
      <style:text-properties officeooo:rsid="02edfd90" officeooo:paragraph-rsid="02edfd90"/>
    </style:style>
    <style:style style:name="P1828" style:family="paragraph" style:parent-style-name="Table_20_Contents">
      <style:text-properties officeooo:rsid="02eebdbe" officeooo:paragraph-rsid="02eebdbe"/>
    </style:style>
    <style:style style:name="P1829" style:family="paragraph" style:parent-style-name="Table_20_Contents">
      <style:text-properties officeooo:rsid="02ef9dbd" officeooo:paragraph-rsid="02ef9dbd"/>
    </style:style>
    <style:style style:name="P1830" style:family="paragraph" style:parent-style-name="Table_20_Contents">
      <style:text-properties officeooo:rsid="02f13c37" officeooo:paragraph-rsid="02f13c37"/>
    </style:style>
    <style:style style:name="P1831" style:family="paragraph" style:parent-style-name="Table_20_Contents">
      <style:text-properties officeooo:rsid="02f1c63b" officeooo:paragraph-rsid="02f1c63b"/>
    </style:style>
    <style:style style:name="P1832" style:family="paragraph" style:parent-style-name="Table_20_Contents">
      <style:text-properties officeooo:rsid="02f32859" officeooo:paragraph-rsid="02f32859"/>
    </style:style>
    <style:style style:name="P1833" style:family="paragraph" style:parent-style-name="Table_20_Contents">
      <style:text-properties officeooo:rsid="02f65036" officeooo:paragraph-rsid="02f65036"/>
    </style:style>
    <style:style style:name="P1834" style:family="paragraph" style:parent-style-name="Table_20_Contents">
      <style:text-properties officeooo:rsid="02f819fd" officeooo:paragraph-rsid="02f819fd"/>
    </style:style>
    <style:style style:name="P1835" style:family="paragraph" style:parent-style-name="Table_20_Contents">
      <style:text-properties officeooo:rsid="02fa1afd" officeooo:paragraph-rsid="02fa1afd"/>
    </style:style>
    <style:style style:name="P1836" style:family="paragraph" style:parent-style-name="Table_20_Contents">
      <style:text-properties officeooo:rsid="02fb06d9" officeooo:paragraph-rsid="02fb06d9"/>
    </style:style>
    <style:style style:name="P1837" style:family="paragraph" style:parent-style-name="Table_20_Contents">
      <style:text-properties officeooo:rsid="02fb7231" officeooo:paragraph-rsid="02fb7231"/>
    </style:style>
    <style:style style:name="P1838" style:family="paragraph" style:parent-style-name="Table_20_Contents">
      <style:text-properties officeooo:rsid="02fd0d48" officeooo:paragraph-rsid="02fd0d48"/>
    </style:style>
    <style:style style:name="P1839" style:family="paragraph" style:parent-style-name="Table_20_Contents">
      <style:text-properties officeooo:rsid="02fe5a61" officeooo:paragraph-rsid="02fe5a61"/>
    </style:style>
    <style:style style:name="P1840" style:family="paragraph" style:parent-style-name="Table_20_Contents">
      <style:text-properties officeooo:rsid="02ff4f99" officeooo:paragraph-rsid="02ff4f99"/>
    </style:style>
    <style:style style:name="P1841" style:family="paragraph" style:parent-style-name="Table_20_Contents">
      <style:text-properties officeooo:rsid="02ff8fe7" officeooo:paragraph-rsid="02ff8fe7"/>
    </style:style>
    <style:style style:name="P1842" style:family="paragraph" style:parent-style-name="Table_20_Contents">
      <style:text-properties officeooo:rsid="02ff9233" officeooo:paragraph-rsid="02ff9233"/>
    </style:style>
    <style:style style:name="P1843" style:family="paragraph" style:parent-style-name="Table_20_Contents">
      <style:text-properties officeooo:rsid="03018f9c" officeooo:paragraph-rsid="03018f9c"/>
    </style:style>
    <style:style style:name="P1844" style:family="paragraph" style:parent-style-name="Table_20_Contents">
      <style:text-properties officeooo:rsid="0303017c" officeooo:paragraph-rsid="0303017c"/>
    </style:style>
    <style:style style:name="P1845" style:family="paragraph" style:parent-style-name="Table_20_Contents">
      <style:text-properties officeooo:rsid="03059fd9" officeooo:paragraph-rsid="03059fd9"/>
    </style:style>
    <style:style style:name="P1846" style:family="paragraph" style:parent-style-name="Table_20_Contents">
      <style:text-properties officeooo:rsid="0306f2a5" officeooo:paragraph-rsid="0306f2a5"/>
    </style:style>
    <style:style style:name="P1847" style:family="paragraph" style:parent-style-name="Table_20_Contents">
      <style:text-properties officeooo:rsid="030737f3" officeooo:paragraph-rsid="030737f3"/>
    </style:style>
    <style:style style:name="P1848" style:family="paragraph" style:parent-style-name="Table_20_Contents">
      <style:text-properties officeooo:rsid="0307d7cd" officeooo:paragraph-rsid="0307d7cd"/>
    </style:style>
    <style:style style:name="P1849" style:family="paragraph" style:parent-style-name="Table_20_Contents">
      <style:text-properties officeooo:rsid="030b10b8" officeooo:paragraph-rsid="030b10b8"/>
    </style:style>
    <style:style style:name="P1850" style:family="paragraph" style:parent-style-name="Table_20_Contents">
      <style:text-properties officeooo:rsid="030dae4d" officeooo:paragraph-rsid="030dae4d"/>
    </style:style>
    <style:style style:name="P1851" style:family="paragraph" style:parent-style-name="Table_20_Contents">
      <style:text-properties officeooo:rsid="030f3929" officeooo:paragraph-rsid="030f3929"/>
    </style:style>
    <style:style style:name="P1852" style:family="paragraph" style:parent-style-name="Table_20_Contents">
      <style:text-properties officeooo:rsid="030f54aa" officeooo:paragraph-rsid="030f54aa"/>
    </style:style>
    <style:style style:name="P1853" style:family="paragraph" style:parent-style-name="Table_20_Contents">
      <style:text-properties officeooo:rsid="030fcc28" officeooo:paragraph-rsid="030fcc28"/>
    </style:style>
    <style:style style:name="P1854" style:family="paragraph" style:parent-style-name="Table_20_Contents">
      <style:text-properties officeooo:rsid="03107e5f" officeooo:paragraph-rsid="03107e5f"/>
    </style:style>
    <style:style style:name="P1855" style:family="paragraph" style:parent-style-name="Table_20_Contents">
      <style:text-properties officeooo:rsid="031157e7" officeooo:paragraph-rsid="031157e7"/>
    </style:style>
    <style:style style:name="P1856" style:family="paragraph" style:parent-style-name="Table_20_Contents">
      <style:text-properties officeooo:rsid="0311d497" officeooo:paragraph-rsid="0311d497"/>
    </style:style>
    <style:style style:name="P1857" style:family="paragraph" style:parent-style-name="Table_20_Contents">
      <style:text-properties officeooo:rsid="03129232" officeooo:paragraph-rsid="03129232"/>
    </style:style>
    <style:style style:name="P1858" style:family="paragraph" style:parent-style-name="Table_20_Contents">
      <style:text-properties officeooo:rsid="0312bc14" officeooo:paragraph-rsid="0312bc14"/>
    </style:style>
    <style:style style:name="P1859" style:family="paragraph" style:parent-style-name="Table_20_Contents">
      <style:text-properties officeooo:rsid="031486a2" officeooo:paragraph-rsid="031486a2"/>
    </style:style>
    <style:style style:name="P1860" style:family="paragraph" style:parent-style-name="Table_20_Contents">
      <style:text-properties officeooo:rsid="03149eca" officeooo:paragraph-rsid="03149eca"/>
    </style:style>
    <style:style style:name="P1861" style:family="paragraph" style:parent-style-name="Table_20_Contents">
      <style:text-properties officeooo:rsid="031803cb" officeooo:paragraph-rsid="031803cb"/>
    </style:style>
    <style:style style:name="P1862" style:family="paragraph" style:parent-style-name="Table_20_Contents">
      <style:text-properties officeooo:rsid="03188848" officeooo:paragraph-rsid="03188848"/>
    </style:style>
    <style:style style:name="P1863" style:family="paragraph" style:parent-style-name="Table_20_Contents">
      <style:text-properties officeooo:rsid="031a627a" officeooo:paragraph-rsid="031a627a"/>
    </style:style>
    <style:style style:name="P1864" style:family="paragraph" style:parent-style-name="Table_20_Contents">
      <style:text-properties officeooo:rsid="031b3b89" officeooo:paragraph-rsid="031b3b89"/>
    </style:style>
    <style:style style:name="P1865" style:family="paragraph" style:parent-style-name="Table_20_Contents">
      <style:text-properties officeooo:rsid="031d28dc" officeooo:paragraph-rsid="031d28dc"/>
    </style:style>
    <style:style style:name="P1866" style:family="paragraph" style:parent-style-name="Table_20_Contents">
      <style:text-properties officeooo:rsid="031dae3e" officeooo:paragraph-rsid="031e3fb1"/>
    </style:style>
    <style:style style:name="P1867" style:family="paragraph" style:parent-style-name="Table_20_Contents">
      <style:text-properties officeooo:rsid="031e3fb1" officeooo:paragraph-rsid="031e3fb1"/>
    </style:style>
    <style:style style:name="P1868" style:family="paragraph" style:parent-style-name="Table_20_Contents">
      <style:text-properties officeooo:rsid="031f549d" officeooo:paragraph-rsid="031f549d"/>
    </style:style>
    <style:style style:name="P1869" style:family="paragraph" style:parent-style-name="Table_20_Contents">
      <style:text-properties officeooo:rsid="032219a6" officeooo:paragraph-rsid="032219a6"/>
    </style:style>
    <style:style style:name="P1870" style:family="paragraph" style:parent-style-name="Table_20_Contents">
      <style:text-properties officeooo:rsid="032379f2" officeooo:paragraph-rsid="032379f2"/>
    </style:style>
    <style:style style:name="P1871" style:family="paragraph" style:parent-style-name="Table_20_Contents">
      <style:text-properties officeooo:rsid="03253c56" officeooo:paragraph-rsid="03253c56"/>
    </style:style>
    <style:style style:name="P1872" style:family="paragraph" style:parent-style-name="Table_20_Contents">
      <style:text-properties officeooo:rsid="03265686" officeooo:paragraph-rsid="03265686"/>
    </style:style>
    <style:style style:name="P1873" style:family="paragraph" style:parent-style-name="Table_20_Contents">
      <style:text-properties officeooo:rsid="03268732" officeooo:paragraph-rsid="03268732"/>
    </style:style>
    <style:style style:name="P1874" style:family="paragraph" style:parent-style-name="Table_20_Contents">
      <style:text-properties officeooo:rsid="03277423" officeooo:paragraph-rsid="03277423"/>
    </style:style>
    <style:style style:name="P1875" style:family="paragraph" style:parent-style-name="Table_20_Contents">
      <style:text-properties officeooo:rsid="03284b33" officeooo:paragraph-rsid="03284b33"/>
    </style:style>
    <style:style style:name="P1876" style:family="paragraph" style:parent-style-name="Table_20_Contents">
      <style:text-properties officeooo:rsid="0329eff4" officeooo:paragraph-rsid="0329eff4"/>
    </style:style>
    <style:style style:name="P1877" style:family="paragraph" style:parent-style-name="Table_20_Contents">
      <style:text-properties officeooo:rsid="032cf077" officeooo:paragraph-rsid="032cf077"/>
    </style:style>
    <style:style style:name="P1878" style:family="paragraph" style:parent-style-name="Table_20_Contents">
      <style:text-properties officeooo:rsid="032dbdac" officeooo:paragraph-rsid="032dbdac"/>
    </style:style>
    <style:style style:name="P1879" style:family="paragraph" style:parent-style-name="Table_20_Contents">
      <style:text-properties officeooo:rsid="032f771b" officeooo:paragraph-rsid="032f771b"/>
    </style:style>
    <style:style style:name="P1880" style:family="paragraph" style:parent-style-name="Table_20_Contents">
      <style:text-properties officeooo:rsid="03317627" officeooo:paragraph-rsid="03317627"/>
    </style:style>
    <style:style style:name="P1881" style:family="paragraph" style:parent-style-name="Table_20_Contents">
      <style:text-properties officeooo:rsid="03345e04" officeooo:paragraph-rsid="03345e04"/>
    </style:style>
    <style:style style:name="P1882" style:family="paragraph" style:parent-style-name="Table_20_Contents">
      <style:text-properties officeooo:rsid="0334a5b6" officeooo:paragraph-rsid="0334a5b6"/>
    </style:style>
    <style:style style:name="P1883" style:family="paragraph" style:parent-style-name="Table_20_Contents">
      <style:text-properties officeooo:rsid="0337f4df" officeooo:paragraph-rsid="0337f4df"/>
    </style:style>
    <style:style style:name="P1884" style:family="paragraph" style:parent-style-name="Table_20_Contents">
      <style:text-properties officeooo:rsid="033a6bf7" officeooo:paragraph-rsid="033a6bf7"/>
    </style:style>
    <style:style style:name="P1885" style:family="paragraph" style:parent-style-name="Table_20_Contents">
      <style:text-properties officeooo:rsid="033b8229" officeooo:paragraph-rsid="033b8229"/>
    </style:style>
    <style:style style:name="P1886" style:family="paragraph" style:parent-style-name="Table_20_Contents">
      <style:text-properties officeooo:rsid="033d18ab" officeooo:paragraph-rsid="033d18ab"/>
    </style:style>
    <style:style style:name="P1887" style:family="paragraph" style:parent-style-name="Table_20_Contents">
      <style:text-properties officeooo:rsid="033e7ac2" officeooo:paragraph-rsid="033e7ac2"/>
    </style:style>
    <style:style style:name="P1888" style:family="paragraph" style:parent-style-name="Table_20_Contents">
      <style:text-properties officeooo:rsid="03401c7f" officeooo:paragraph-rsid="03401c7f"/>
    </style:style>
    <style:style style:name="P1889" style:family="paragraph" style:parent-style-name="Table_20_Contents">
      <style:text-properties officeooo:rsid="03414c30" officeooo:paragraph-rsid="03414c30"/>
    </style:style>
    <style:style style:name="P1890" style:family="paragraph" style:parent-style-name="Table_20_Contents">
      <style:text-properties officeooo:rsid="034410f4" officeooo:paragraph-rsid="034410f4"/>
    </style:style>
    <style:style style:name="P1891" style:family="paragraph" style:parent-style-name="Table_20_Contents">
      <style:text-properties officeooo:rsid="0345a575" officeooo:paragraph-rsid="0345a575"/>
    </style:style>
    <style:style style:name="P1892" style:family="paragraph" style:parent-style-name="Table_20_Contents">
      <style:text-properties officeooo:rsid="0346d56e" officeooo:paragraph-rsid="0346d56e"/>
    </style:style>
    <style:style style:name="P1893" style:family="paragraph" style:parent-style-name="Table_20_Contents">
      <style:text-properties officeooo:rsid="034755fc" officeooo:paragraph-rsid="034755fc"/>
    </style:style>
    <style:style style:name="P1894" style:family="paragraph" style:parent-style-name="Table_20_Contents">
      <style:text-properties officeooo:rsid="0347d7c4" officeooo:paragraph-rsid="0347d7c4"/>
    </style:style>
    <style:style style:name="P1895" style:family="paragraph" style:parent-style-name="Table_20_Contents">
      <style:text-properties officeooo:rsid="03493c95" officeooo:paragraph-rsid="03493c95"/>
    </style:style>
    <style:style style:name="P1896" style:family="paragraph" style:parent-style-name="Table_20_Contents">
      <style:text-properties officeooo:rsid="034a79eb" officeooo:paragraph-rsid="034a79eb"/>
    </style:style>
    <style:style style:name="P1897" style:family="paragraph" style:parent-style-name="Table_20_Contents">
      <style:text-properties officeooo:rsid="034a9447" officeooo:paragraph-rsid="034a9447"/>
    </style:style>
    <style:style style:name="P1898" style:family="paragraph" style:parent-style-name="Table_20_Contents">
      <style:text-properties officeooo:rsid="034aa5f1" officeooo:paragraph-rsid="034aa5f1"/>
    </style:style>
    <style:style style:name="P1899" style:family="paragraph" style:parent-style-name="Table_20_Contents">
      <style:text-properties officeooo:rsid="034d8b5a" officeooo:paragraph-rsid="034d8b5a"/>
    </style:style>
    <style:style style:name="P1900" style:family="paragraph" style:parent-style-name="Table_20_Contents">
      <style:text-properties officeooo:rsid="034e50bf" officeooo:paragraph-rsid="034e50bf"/>
    </style:style>
    <style:style style:name="P1901" style:family="paragraph" style:parent-style-name="Table_20_Contents">
      <style:text-properties officeooo:rsid="034ff5c4" officeooo:paragraph-rsid="034ff5c4"/>
    </style:style>
    <style:style style:name="P1902" style:family="paragraph" style:parent-style-name="Table_20_Contents">
      <style:text-properties officeooo:rsid="0351b8d3" officeooo:paragraph-rsid="0351b8d3"/>
    </style:style>
    <style:style style:name="P1903" style:family="paragraph" style:parent-style-name="Table_20_Contents">
      <style:text-properties officeooo:rsid="03531f8e" officeooo:paragraph-rsid="035438ac"/>
    </style:style>
    <style:style style:name="P1904" style:family="paragraph" style:parent-style-name="Table_20_Contents">
      <style:text-properties officeooo:rsid="035438ac" officeooo:paragraph-rsid="035438ac"/>
    </style:style>
    <style:style style:name="P1905" style:family="paragraph" style:parent-style-name="Table_20_Contents">
      <style:text-properties officeooo:rsid="0354c92d" officeooo:paragraph-rsid="0354c92d"/>
    </style:style>
    <style:style style:name="P1906" style:family="paragraph" style:parent-style-name="Table_20_Contents">
      <style:text-properties officeooo:rsid="03555db1" officeooo:paragraph-rsid="03555db1"/>
    </style:style>
    <style:style style:name="P1907" style:family="paragraph" style:parent-style-name="Table_20_Contents">
      <style:text-properties officeooo:rsid="0355798a" officeooo:paragraph-rsid="0355798a"/>
    </style:style>
    <style:style style:name="P1908" style:family="paragraph" style:parent-style-name="Table_20_Contents">
      <style:text-properties officeooo:rsid="035665f4" officeooo:paragraph-rsid="035665f4"/>
    </style:style>
    <style:style style:name="P1909" style:family="paragraph" style:parent-style-name="Table_20_Contents">
      <style:text-properties officeooo:rsid="0357f915" officeooo:paragraph-rsid="0357f915"/>
    </style:style>
    <style:style style:name="P1910" style:family="paragraph" style:parent-style-name="Table_20_Contents">
      <style:text-properties officeooo:rsid="03589426" officeooo:paragraph-rsid="03589426"/>
    </style:style>
    <style:style style:name="P1911" style:family="paragraph" style:parent-style-name="Table_20_Contents">
      <style:text-properties officeooo:rsid="03595434" officeooo:paragraph-rsid="03595434"/>
    </style:style>
    <style:style style:name="P1912" style:family="paragraph" style:parent-style-name="Table_20_Contents">
      <style:text-properties officeooo:rsid="035a7e4d" officeooo:paragraph-rsid="035a7e4d"/>
    </style:style>
    <style:style style:name="P1913" style:family="paragraph" style:parent-style-name="Table_20_Contents">
      <style:text-properties officeooo:rsid="035aa691" officeooo:paragraph-rsid="035aa691"/>
    </style:style>
    <style:style style:name="P1914" style:family="paragraph" style:parent-style-name="Table_20_Contents">
      <style:text-properties officeooo:rsid="035c90a9" officeooo:paragraph-rsid="035c90a9"/>
    </style:style>
    <style:style style:name="P1915" style:family="paragraph" style:parent-style-name="Table_20_Contents">
      <style:text-properties officeooo:rsid="035d602a" officeooo:paragraph-rsid="035d602a"/>
    </style:style>
    <style:style style:name="P1916" style:family="paragraph" style:parent-style-name="Table_20_Contents">
      <style:text-properties officeooo:rsid="035ecf1a" officeooo:paragraph-rsid="035ecf1a"/>
    </style:style>
    <style:style style:name="P1917" style:family="paragraph" style:parent-style-name="Table_20_Contents">
      <style:text-properties officeooo:rsid="035ef0c8" officeooo:paragraph-rsid="035ef0c8"/>
    </style:style>
    <style:style style:name="P1918" style:family="paragraph" style:parent-style-name="Table_20_Contents">
      <style:text-properties officeooo:rsid="0361629e" officeooo:paragraph-rsid="0361629e"/>
    </style:style>
    <style:style style:name="P1919" style:family="paragraph" style:parent-style-name="Table_20_Contents">
      <style:text-properties officeooo:rsid="0362f83d" officeooo:paragraph-rsid="0362f83d"/>
    </style:style>
    <style:style style:name="P1920" style:family="paragraph" style:parent-style-name="Table_20_Contents">
      <style:text-properties officeooo:rsid="03639aae" officeooo:paragraph-rsid="03639aae"/>
    </style:style>
    <style:style style:name="P1921" style:family="paragraph" style:parent-style-name="Table_20_Contents">
      <style:text-properties officeooo:rsid="03640668" officeooo:paragraph-rsid="03640668"/>
    </style:style>
    <style:style style:name="P1922" style:family="paragraph" style:parent-style-name="Table_20_Contents">
      <style:text-properties officeooo:rsid="0365def4" officeooo:paragraph-rsid="0365def4"/>
    </style:style>
    <style:style style:name="P1923" style:family="paragraph" style:parent-style-name="Table_20_Contents">
      <style:text-properties officeooo:rsid="036942f6" officeooo:paragraph-rsid="036942f6"/>
    </style:style>
    <style:style style:name="P1924" style:family="paragraph" style:parent-style-name="Table_20_Contents">
      <style:text-properties officeooo:rsid="0369ad62" officeooo:paragraph-rsid="0369ad62"/>
    </style:style>
    <style:style style:name="P1925" style:family="paragraph" style:parent-style-name="Table_20_Contents">
      <style:text-properties officeooo:rsid="036ae825" officeooo:paragraph-rsid="036ae825"/>
    </style:style>
    <style:style style:name="P1926" style:family="paragraph" style:parent-style-name="Table_20_Contents">
      <style:text-properties officeooo:rsid="036b51f3" officeooo:paragraph-rsid="036b51f3"/>
    </style:style>
    <style:style style:name="P1927" style:family="paragraph" style:parent-style-name="Table_20_Contents">
      <style:text-properties officeooo:rsid="036d47f5" officeooo:paragraph-rsid="036d47f5"/>
    </style:style>
    <style:style style:name="P1928" style:family="paragraph" style:parent-style-name="Table_20_Contents">
      <style:text-properties officeooo:rsid="036eaae2" officeooo:paragraph-rsid="036eaae2"/>
    </style:style>
    <style:style style:name="P1929" style:family="paragraph" style:parent-style-name="Table_20_Contents">
      <style:text-properties officeooo:rsid="036f764c" officeooo:paragraph-rsid="036f764c"/>
    </style:style>
    <style:style style:name="P1930" style:family="paragraph" style:parent-style-name="Table_20_Contents">
      <style:text-properties officeooo:rsid="0370cde9" officeooo:paragraph-rsid="0370cde9"/>
    </style:style>
    <style:style style:name="P1931" style:family="paragraph" style:parent-style-name="Table_20_Contents">
      <style:text-properties officeooo:rsid="0372cdcf" officeooo:paragraph-rsid="0372cdcf"/>
    </style:style>
    <style:style style:name="P1932" style:family="paragraph" style:parent-style-name="Table_20_Contents">
      <style:text-properties officeooo:rsid="0375f851" officeooo:paragraph-rsid="0375f851"/>
    </style:style>
    <style:style style:name="P1933" style:family="paragraph" style:parent-style-name="Table_20_Contents">
      <style:text-properties officeooo:rsid="0376b859" officeooo:paragraph-rsid="0376b859"/>
    </style:style>
    <style:style style:name="P1934" style:family="paragraph" style:parent-style-name="Table_20_Contents">
      <style:text-properties officeooo:rsid="0376ea92" officeooo:paragraph-rsid="0376ea92"/>
    </style:style>
    <style:style style:name="P1935" style:family="paragraph" style:parent-style-name="Table_20_Contents">
      <style:text-properties officeooo:rsid="0378591b" officeooo:paragraph-rsid="0378591b"/>
    </style:style>
    <style:style style:name="P1936" style:family="paragraph" style:parent-style-name="Table_20_Contents">
      <style:text-properties officeooo:rsid="03793496" officeooo:paragraph-rsid="03793496"/>
    </style:style>
    <style:style style:name="P1937" style:family="paragraph" style:parent-style-name="Table_20_Contents">
      <style:text-properties officeooo:rsid="037b1f9e" officeooo:paragraph-rsid="037b1f9e"/>
    </style:style>
    <style:style style:name="P1938" style:family="paragraph" style:parent-style-name="Table_20_Contents">
      <style:text-properties officeooo:rsid="037d93ec" officeooo:paragraph-rsid="037d93ec"/>
    </style:style>
    <style:style style:name="P1939" style:family="paragraph" style:parent-style-name="Table_20_Contents">
      <style:text-properties officeooo:rsid="037dbd16" officeooo:paragraph-rsid="037dbd16"/>
    </style:style>
    <style:style style:name="P1940" style:family="paragraph" style:parent-style-name="Table_20_Contents">
      <style:text-properties officeooo:rsid="038021a7" officeooo:paragraph-rsid="038021a7"/>
    </style:style>
    <style:style style:name="P1941" style:family="paragraph" style:parent-style-name="Table_20_Contents">
      <style:text-properties officeooo:rsid="0381342d" officeooo:paragraph-rsid="0381342d"/>
    </style:style>
    <style:style style:name="P1942" style:family="paragraph" style:parent-style-name="Table_20_Contents">
      <style:text-properties officeooo:rsid="03835d17" officeooo:paragraph-rsid="03835d17"/>
    </style:style>
    <style:style style:name="P1943" style:family="paragraph" style:parent-style-name="Table_20_Contents">
      <style:text-properties officeooo:rsid="03849beb" officeooo:paragraph-rsid="03849beb"/>
    </style:style>
    <style:style style:name="P1944" style:family="paragraph" style:parent-style-name="Table_20_Contents">
      <style:text-properties officeooo:rsid="03861349" officeooo:paragraph-rsid="03861349"/>
    </style:style>
    <style:style style:name="P1945" style:family="paragraph" style:parent-style-name="Table_20_Contents">
      <style:text-properties officeooo:rsid="0387c781" officeooo:paragraph-rsid="0387c781"/>
    </style:style>
    <style:style style:name="P1946" style:family="paragraph" style:parent-style-name="Table_20_Contents">
      <style:text-properties officeooo:rsid="038b4554" officeooo:paragraph-rsid="038b4554"/>
    </style:style>
    <style:style style:name="P1947" style:family="paragraph" style:parent-style-name="Table_20_Contents">
      <style:text-properties officeooo:rsid="038c6a29" officeooo:paragraph-rsid="00448b1f"/>
    </style:style>
    <style:style style:name="P1948" style:family="paragraph" style:parent-style-name="Table_20_Contents">
      <style:text-properties officeooo:rsid="038d0d04" officeooo:paragraph-rsid="038d0d04"/>
    </style:style>
    <style:style style:name="P1949" style:family="paragraph" style:parent-style-name="Table_20_Contents">
      <style:text-properties officeooo:rsid="038e21d2" officeooo:paragraph-rsid="038e21d2"/>
    </style:style>
    <style:style style:name="P1950" style:family="paragraph" style:parent-style-name="Table_20_Contents">
      <style:text-properties officeooo:rsid="038ef4c1" officeooo:paragraph-rsid="038ef4c1"/>
    </style:style>
    <style:style style:name="P1951" style:family="paragraph" style:parent-style-name="Table_20_Contents">
      <style:text-properties officeooo:rsid="038fc631" officeooo:paragraph-rsid="038fc631"/>
    </style:style>
    <style:style style:name="P1952" style:family="paragraph" style:parent-style-name="Table_20_Contents">
      <style:text-properties officeooo:rsid="0390a33a" officeooo:paragraph-rsid="0390a33a"/>
    </style:style>
    <style:style style:name="P1953" style:family="paragraph" style:parent-style-name="Table_20_Contents">
      <style:text-properties officeooo:rsid="0392642f" officeooo:paragraph-rsid="0392642f"/>
    </style:style>
    <style:style style:name="P1954" style:family="paragraph" style:parent-style-name="Table_20_Contents">
      <style:text-properties officeooo:rsid="0392e169" officeooo:paragraph-rsid="0392e169"/>
    </style:style>
    <style:style style:name="P1955" style:family="paragraph" style:parent-style-name="Table_20_Contents">
      <style:text-properties officeooo:rsid="039673ba" officeooo:paragraph-rsid="039673ba"/>
    </style:style>
    <style:style style:name="P1956" style:family="paragraph" style:parent-style-name="Table_20_Contents">
      <style:text-properties officeooo:rsid="0396bc13" officeooo:paragraph-rsid="0396bc13"/>
    </style:style>
    <style:style style:name="P1957" style:family="paragraph" style:parent-style-name="Table_20_Contents">
      <style:text-properties officeooo:rsid="0398d39e" officeooo:paragraph-rsid="0398d39e"/>
    </style:style>
    <style:style style:name="P1958" style:family="paragraph" style:parent-style-name="Table_20_Contents">
      <style:text-properties officeooo:rsid="03996926" officeooo:paragraph-rsid="03996926"/>
    </style:style>
    <style:style style:name="P1959" style:family="paragraph" style:parent-style-name="Table_20_Contents">
      <style:text-properties officeooo:rsid="03996926" officeooo:paragraph-rsid="039a7810"/>
    </style:style>
    <style:style style:name="P1960" style:family="paragraph" style:parent-style-name="Table_20_Contents">
      <style:text-properties officeooo:rsid="039d8845" officeooo:paragraph-rsid="039d8845"/>
    </style:style>
    <style:style style:name="P1961" style:family="paragraph" style:parent-style-name="Table_20_Contents">
      <style:text-properties officeooo:rsid="039df69c" officeooo:paragraph-rsid="039df69c"/>
    </style:style>
    <style:style style:name="P1962" style:family="paragraph" style:parent-style-name="Table_20_Contents">
      <style:text-properties officeooo:rsid="039fd7ab" officeooo:paragraph-rsid="039fd7ab"/>
    </style:style>
    <style:style style:name="P1963" style:family="paragraph" style:parent-style-name="Table_20_Contents">
      <style:text-properties officeooo:rsid="03a20ac8" officeooo:paragraph-rsid="03a20ac8"/>
    </style:style>
    <style:style style:name="P1964" style:family="paragraph" style:parent-style-name="Table_20_Contents">
      <style:text-properties officeooo:rsid="03a3a4ba" officeooo:paragraph-rsid="03a3a4ba"/>
    </style:style>
    <style:style style:name="P1965" style:family="paragraph" style:parent-style-name="Table_20_Contents">
      <style:text-properties officeooo:rsid="03a42024" officeooo:paragraph-rsid="03a42024"/>
    </style:style>
    <style:style style:name="P1966" style:family="paragraph" style:parent-style-name="Table_20_Contents">
      <style:text-properties officeooo:rsid="03a53a31" officeooo:paragraph-rsid="03a53a31"/>
    </style:style>
    <style:style style:name="P1967" style:family="paragraph" style:parent-style-name="Table_20_Contents">
      <style:text-properties officeooo:rsid="03a6338e" officeooo:paragraph-rsid="03a6338e"/>
    </style:style>
    <style:style style:name="P1968" style:family="paragraph" style:parent-style-name="Table_20_Contents">
      <style:text-properties officeooo:rsid="03a6da79" officeooo:paragraph-rsid="03a6da79"/>
    </style:style>
    <style:style style:name="P1969" style:family="paragraph" style:parent-style-name="Table_20_Contents">
      <style:text-properties officeooo:rsid="03a7e1e3" officeooo:paragraph-rsid="03a7e1e3"/>
    </style:style>
    <style:style style:name="P1970" style:family="paragraph" style:parent-style-name="Table_20_Contents">
      <style:text-properties officeooo:rsid="03a929c2" officeooo:paragraph-rsid="03a929c2"/>
    </style:style>
    <style:style style:name="P1971" style:family="paragraph" style:parent-style-name="Table_20_Contents">
      <style:text-properties officeooo:rsid="03aa5113" officeooo:paragraph-rsid="03aa5113"/>
    </style:style>
    <style:style style:name="P1972" style:family="paragraph" style:parent-style-name="Table_20_Contents">
      <style:text-properties officeooo:rsid="03aad131" officeooo:paragraph-rsid="03aad131"/>
    </style:style>
    <style:style style:name="P1973" style:family="paragraph" style:parent-style-name="Table_20_Contents">
      <style:text-properties officeooo:rsid="03aaef6a" officeooo:paragraph-rsid="03aaef6a"/>
    </style:style>
    <style:style style:name="P1974" style:family="paragraph" style:parent-style-name="Table_20_Contents">
      <style:text-properties officeooo:rsid="03abedf6" officeooo:paragraph-rsid="03abedf6"/>
    </style:style>
    <style:style style:name="P1975" style:family="paragraph" style:parent-style-name="Table_20_Contents">
      <style:text-properties officeooo:rsid="03ac8fdb" officeooo:paragraph-rsid="03ac8fdb"/>
    </style:style>
    <style:style style:name="P1976" style:family="paragraph" style:parent-style-name="Table_20_Contents">
      <style:text-properties officeooo:rsid="03ad7140" officeooo:paragraph-rsid="03ad7140"/>
    </style:style>
    <style:style style:name="P1977" style:family="paragraph" style:parent-style-name="Table_20_Contents">
      <style:text-properties officeooo:rsid="03ae6e81" officeooo:paragraph-rsid="03ae6e81"/>
    </style:style>
    <style:style style:name="P1978" style:family="paragraph" style:parent-style-name="Table_20_Contents">
      <style:text-properties officeooo:rsid="03af14d8" officeooo:paragraph-rsid="03af14d8"/>
    </style:style>
    <style:style style:name="P1979" style:family="paragraph" style:parent-style-name="Table_20_Contents">
      <style:text-properties officeooo:rsid="03b0a558" officeooo:paragraph-rsid="03b0a558"/>
    </style:style>
    <style:style style:name="P1980" style:family="paragraph" style:parent-style-name="Table_20_Contents">
      <style:text-properties officeooo:rsid="03b1a1aa" officeooo:paragraph-rsid="03b1a1aa"/>
    </style:style>
    <style:style style:name="P1981" style:family="paragraph" style:parent-style-name="Table_20_Contents">
      <style:text-properties officeooo:rsid="03b34ad6" officeooo:paragraph-rsid="03b34ad6"/>
    </style:style>
    <style:style style:name="P1982" style:family="paragraph" style:parent-style-name="Table_20_Contents">
      <style:text-properties officeooo:rsid="03b4cf2e" officeooo:paragraph-rsid="03b4cf2e"/>
    </style:style>
    <style:style style:name="P1983" style:family="paragraph" style:parent-style-name="Table_20_Contents">
      <style:text-properties officeooo:rsid="03b4d27a" officeooo:paragraph-rsid="03b4d27a"/>
    </style:style>
    <style:style style:name="P1984" style:family="paragraph" style:parent-style-name="Table_20_Contents">
      <style:text-properties officeooo:rsid="03b4df6a" officeooo:paragraph-rsid="03b4df6a"/>
    </style:style>
    <style:style style:name="P1985" style:family="paragraph" style:parent-style-name="Table_20_Contents">
      <style:text-properties officeooo:rsid="03b5dff1" officeooo:paragraph-rsid="03b5dff1"/>
    </style:style>
    <style:style style:name="P1986" style:family="paragraph" style:parent-style-name="Table_20_Contents">
      <style:text-properties officeooo:rsid="03b738e1" officeooo:paragraph-rsid="03b738e1"/>
    </style:style>
    <style:style style:name="P1987" style:family="paragraph" style:parent-style-name="Table_20_Contents">
      <style:text-properties officeooo:rsid="03b899db" officeooo:paragraph-rsid="03b899db"/>
    </style:style>
    <style:style style:name="P1988" style:family="paragraph" style:parent-style-name="Table_20_Contents">
      <style:text-properties officeooo:rsid="03ba5b86" officeooo:paragraph-rsid="03ba5b86"/>
    </style:style>
    <style:style style:name="P1989" style:family="paragraph" style:parent-style-name="Table_20_Contents">
      <style:text-properties officeooo:rsid="03bad30c" officeooo:paragraph-rsid="03bad30c"/>
    </style:style>
    <style:style style:name="P1990" style:family="paragraph" style:parent-style-name="Table_20_Contents">
      <style:text-properties officeooo:rsid="03bbc50b" officeooo:paragraph-rsid="03bbc50b"/>
    </style:style>
    <style:style style:name="P1991" style:family="paragraph" style:parent-style-name="Table_20_Contents">
      <style:text-properties officeooo:rsid="03bc4417" officeooo:paragraph-rsid="03bc4417"/>
    </style:style>
    <style:style style:name="P1992" style:family="paragraph" style:parent-style-name="Table_20_Contents">
      <style:text-properties officeooo:rsid="03bdcbda" officeooo:paragraph-rsid="03bdcbda"/>
    </style:style>
    <style:style style:name="P1993" style:family="paragraph" style:parent-style-name="Table_20_Contents">
      <style:text-properties officeooo:rsid="03bf54e9" officeooo:paragraph-rsid="03bf54e9"/>
    </style:style>
    <style:style style:name="P1994" style:family="paragraph" style:parent-style-name="Table_20_Contents">
      <style:text-properties officeooo:rsid="03c06317" officeooo:paragraph-rsid="03c06317"/>
    </style:style>
    <style:style style:name="P1995" style:family="paragraph" style:parent-style-name="Table_20_Contents">
      <style:text-properties officeooo:rsid="03c0f551" officeooo:paragraph-rsid="03c0f551"/>
    </style:style>
    <style:style style:name="P1996" style:family="paragraph" style:parent-style-name="Table_20_Contents">
      <style:text-properties officeooo:rsid="03c262d3" officeooo:paragraph-rsid="03c262d3"/>
    </style:style>
    <style:style style:name="P1997" style:family="paragraph" style:parent-style-name="Table_20_Contents">
      <style:text-properties officeooo:rsid="03c56c17" officeooo:paragraph-rsid="03c56c17"/>
    </style:style>
    <style:style style:name="P1998" style:family="paragraph" style:parent-style-name="Table_20_Contents">
      <style:text-properties officeooo:rsid="03c57868" officeooo:paragraph-rsid="03c57868"/>
    </style:style>
    <style:style style:name="P1999" style:family="paragraph" style:parent-style-name="Table_20_Contents">
      <style:text-properties officeooo:rsid="03c68922" officeooo:paragraph-rsid="03c68922"/>
    </style:style>
    <style:style style:name="P2000" style:family="paragraph" style:parent-style-name="Table_20_Contents">
      <style:text-properties officeooo:rsid="03c85f85" officeooo:paragraph-rsid="03c85f85"/>
    </style:style>
    <style:style style:name="P2001" style:family="paragraph" style:parent-style-name="Table_20_Contents">
      <style:text-properties officeooo:rsid="03c98dee" officeooo:paragraph-rsid="03c98dee"/>
    </style:style>
    <style:style style:name="P2002" style:family="paragraph" style:parent-style-name="Table_20_Contents">
      <style:text-properties officeooo:rsid="03ca9e69" officeooo:paragraph-rsid="03ca9e69"/>
    </style:style>
    <style:style style:name="P2003" style:family="paragraph" style:parent-style-name="Table_20_Contents">
      <style:text-properties officeooo:rsid="03cb89ba" officeooo:paragraph-rsid="03cb89ba"/>
    </style:style>
    <style:style style:name="P2004" style:family="paragraph" style:parent-style-name="Table_20_Contents">
      <style:text-properties officeooo:rsid="03cbbe35" officeooo:paragraph-rsid="03cbbe35"/>
    </style:style>
    <style:style style:name="P2005" style:family="paragraph" style:parent-style-name="Table_20_Contents">
      <style:text-properties officeooo:rsid="03cc494f" officeooo:paragraph-rsid="03cc494f"/>
    </style:style>
    <style:style style:name="P2006" style:family="paragraph" style:parent-style-name="Table_20_Contents">
      <style:text-properties officeooo:rsid="03ccd8dc" officeooo:paragraph-rsid="03ccd8dc"/>
    </style:style>
    <style:style style:name="P2007" style:family="paragraph" style:parent-style-name="Table_20_Contents">
      <style:text-properties officeooo:rsid="03cd8a57" officeooo:paragraph-rsid="03cd8a57"/>
    </style:style>
    <style:style style:name="P2008" style:family="paragraph" style:parent-style-name="Table_20_Contents">
      <style:text-properties officeooo:rsid="03cea342" officeooo:paragraph-rsid="03cea342"/>
    </style:style>
    <style:style style:name="P2009" style:family="paragraph" style:parent-style-name="Table_20_Contents">
      <style:text-properties officeooo:rsid="03d08f73" officeooo:paragraph-rsid="03d08f73"/>
    </style:style>
    <style:style style:name="P2010" style:family="paragraph" style:parent-style-name="Table_20_Contents">
      <style:text-properties officeooo:rsid="03d2390a" officeooo:paragraph-rsid="03d2390a"/>
    </style:style>
    <style:style style:name="P2011" style:family="paragraph" style:parent-style-name="Table_20_Contents">
      <style:text-properties officeooo:rsid="03d2a410" officeooo:paragraph-rsid="03d2a410"/>
    </style:style>
    <style:style style:name="P2012" style:family="paragraph" style:parent-style-name="Table_20_Contents">
      <style:text-properties officeooo:rsid="03d305b0" officeooo:paragraph-rsid="03d305b0"/>
    </style:style>
    <style:style style:name="P2013" style:family="paragraph" style:parent-style-name="Table_20_Contents">
      <style:text-properties officeooo:rsid="03d3bcdf" officeooo:paragraph-rsid="03d3bcdf"/>
    </style:style>
    <style:style style:name="P2014" style:family="paragraph" style:parent-style-name="Table_20_Contents">
      <style:text-properties officeooo:rsid="03d4d999" officeooo:paragraph-rsid="03d4d999"/>
    </style:style>
    <style:style style:name="P2015" style:family="paragraph" style:parent-style-name="Table_20_Contents">
      <style:text-properties officeooo:rsid="03d6660c" officeooo:paragraph-rsid="03d6660c"/>
    </style:style>
    <style:style style:name="P2016" style:family="paragraph" style:parent-style-name="Table_20_Contents">
      <style:text-properties officeooo:rsid="03d808f8" officeooo:paragraph-rsid="03d808f8"/>
    </style:style>
    <style:style style:name="P2017" style:family="paragraph" style:parent-style-name="Table_20_Contents">
      <style:text-properties officeooo:rsid="03d8eb70" officeooo:paragraph-rsid="03d8eb70"/>
    </style:style>
    <style:style style:name="P2018" style:family="paragraph" style:parent-style-name="Table_20_Contents">
      <style:text-properties officeooo:rsid="03d9152e" officeooo:paragraph-rsid="03d9152e"/>
    </style:style>
    <style:style style:name="P2019" style:family="paragraph" style:parent-style-name="Table_20_Contents">
      <style:text-properties officeooo:rsid="03dac617" officeooo:paragraph-rsid="03dac617"/>
    </style:style>
    <style:style style:name="P2020" style:family="paragraph" style:parent-style-name="Table_20_Contents">
      <style:text-properties officeooo:rsid="03dc5c2c" officeooo:paragraph-rsid="03dc5c2c"/>
    </style:style>
    <style:style style:name="P2021" style:family="paragraph" style:parent-style-name="Table_20_Contents">
      <style:text-properties officeooo:rsid="03de107c" officeooo:paragraph-rsid="03de107c"/>
    </style:style>
    <style:style style:name="P2022" style:family="paragraph" style:parent-style-name="Table_20_Contents">
      <style:text-properties officeooo:rsid="03df8ba8" officeooo:paragraph-rsid="03df8ba8"/>
    </style:style>
    <style:style style:name="P2023" style:family="paragraph" style:parent-style-name="Table_20_Contents">
      <style:text-properties officeooo:rsid="03e03b13" officeooo:paragraph-rsid="03e03b13"/>
    </style:style>
    <style:style style:name="P2024" style:family="paragraph" style:parent-style-name="Table_20_Contents">
      <style:text-properties officeooo:rsid="03e16d0f" officeooo:paragraph-rsid="03e16d0f"/>
    </style:style>
    <style:style style:name="P2025" style:family="paragraph" style:parent-style-name="Table_20_Contents">
      <style:text-properties officeooo:rsid="03e2ee86" officeooo:paragraph-rsid="03e2ee86"/>
    </style:style>
    <style:style style:name="P2026" style:family="paragraph" style:parent-style-name="Table_20_Contents">
      <style:text-properties officeooo:rsid="03e45f97" officeooo:paragraph-rsid="03e45f97"/>
    </style:style>
    <style:style style:name="P2027" style:family="paragraph" style:parent-style-name="Table_20_Contents">
      <style:text-properties officeooo:rsid="03e6337b" officeooo:paragraph-rsid="03e6337b"/>
    </style:style>
    <style:style style:name="P2028" style:family="paragraph" style:parent-style-name="Table_20_Contents">
      <style:text-properties officeooo:rsid="03e7d65c" officeooo:paragraph-rsid="03e7d65c"/>
    </style:style>
    <style:style style:name="P2029" style:family="paragraph" style:parent-style-name="Table_20_Contents">
      <style:text-properties officeooo:rsid="03e9d4b6" officeooo:paragraph-rsid="03e9d4b6"/>
    </style:style>
    <style:style style:name="P2030" style:family="paragraph" style:parent-style-name="Table_20_Contents">
      <style:text-properties officeooo:rsid="03ea0731" officeooo:paragraph-rsid="03ea0731"/>
    </style:style>
    <style:style style:name="P2031" style:family="paragraph" style:parent-style-name="Table_20_Contents">
      <style:text-properties officeooo:rsid="03eb4a62" officeooo:paragraph-rsid="03eb4a62"/>
    </style:style>
    <style:style style:name="P2032" style:family="paragraph" style:parent-style-name="Table_20_Contents">
      <style:text-properties officeooo:rsid="03eba7a3" officeooo:paragraph-rsid="03eba7a3"/>
    </style:style>
    <style:style style:name="P2033" style:family="paragraph" style:parent-style-name="Table_20_Contents">
      <style:text-properties officeooo:rsid="03ed704c" officeooo:paragraph-rsid="03ed704c"/>
    </style:style>
    <style:style style:name="P2034" style:family="paragraph" style:parent-style-name="Table_20_Contents">
      <style:text-properties officeooo:rsid="03ee3a72" officeooo:paragraph-rsid="03ee3a72"/>
    </style:style>
    <style:style style:name="P2035" style:family="paragraph" style:parent-style-name="Table_20_Contents">
      <style:text-properties officeooo:rsid="03ee812a" officeooo:paragraph-rsid="03ee812a"/>
    </style:style>
    <style:style style:name="P2036" style:family="paragraph" style:parent-style-name="Table_20_Contents">
      <style:text-properties officeooo:rsid="03ef328b" officeooo:paragraph-rsid="03ef328b"/>
    </style:style>
    <style:style style:name="P2037" style:family="paragraph" style:parent-style-name="Table_20_Contents">
      <style:text-properties officeooo:rsid="03ef970c" officeooo:paragraph-rsid="03ef970c"/>
    </style:style>
    <style:style style:name="P2038" style:family="paragraph" style:parent-style-name="Table_20_Contents">
      <style:text-properties officeooo:rsid="03f15db6" officeooo:paragraph-rsid="03f15db6"/>
    </style:style>
    <style:style style:name="P2039" style:family="paragraph" style:parent-style-name="Table_20_Contents">
      <style:text-properties officeooo:rsid="03f3b342" officeooo:paragraph-rsid="03f3b342"/>
    </style:style>
    <style:style style:name="P2040" style:family="paragraph" style:parent-style-name="Table_20_Contents">
      <style:text-properties officeooo:rsid="03f58bbe" officeooo:paragraph-rsid="03f58bbe"/>
    </style:style>
    <style:style style:name="P2041" style:family="paragraph" style:parent-style-name="Table_20_Contents">
      <style:text-properties officeooo:rsid="03f6bd90" officeooo:paragraph-rsid="03f6bd90"/>
    </style:style>
    <style:style style:name="P2042" style:family="paragraph" style:parent-style-name="Table_20_Contents">
      <style:text-properties officeooo:rsid="03f833a3" officeooo:paragraph-rsid="03f833a3"/>
    </style:style>
    <style:style style:name="P2043" style:family="paragraph" style:parent-style-name="Table_20_Contents">
      <style:text-properties officeooo:rsid="03f98bda" officeooo:paragraph-rsid="03f98bda"/>
    </style:style>
    <style:style style:name="P2044" style:family="paragraph" style:parent-style-name="Table_20_Contents">
      <style:text-properties officeooo:rsid="03fce48f" officeooo:paragraph-rsid="03fce48f"/>
    </style:style>
    <style:style style:name="P2045" style:family="paragraph" style:parent-style-name="Table_20_Contents">
      <style:text-properties officeooo:rsid="03fea34d" officeooo:paragraph-rsid="03fea34d"/>
    </style:style>
    <style:style style:name="P2046" style:family="paragraph" style:parent-style-name="Table_20_Contents">
      <style:text-properties officeooo:rsid="040035e1" officeooo:paragraph-rsid="040035e1"/>
    </style:style>
    <style:style style:name="P2047" style:family="paragraph" style:parent-style-name="Table_20_Contents">
      <style:text-properties officeooo:rsid="04004cf3" officeooo:paragraph-rsid="04004cf3"/>
    </style:style>
    <style:style style:name="P2048" style:family="paragraph" style:parent-style-name="Table_20_Contents">
      <style:text-properties officeooo:rsid="04017a64" officeooo:paragraph-rsid="04017a64"/>
    </style:style>
    <style:style style:name="P2049" style:family="paragraph" style:parent-style-name="Table_20_Contents">
      <style:text-properties officeooo:rsid="0403f7b5" officeooo:paragraph-rsid="0403f7b5"/>
    </style:style>
    <style:style style:name="P2050" style:family="paragraph" style:parent-style-name="Table_20_Contents">
      <style:text-properties officeooo:rsid="040406d9" officeooo:paragraph-rsid="040406d9"/>
    </style:style>
    <style:style style:name="P2051" style:family="paragraph" style:parent-style-name="Table_20_Contents">
      <style:text-properties officeooo:rsid="0405d3b6" officeooo:paragraph-rsid="0405d3b6"/>
    </style:style>
    <style:style style:name="P2052" style:family="paragraph" style:parent-style-name="Table_20_Contents">
      <style:text-properties officeooo:rsid="040698b7" officeooo:paragraph-rsid="040698b7"/>
    </style:style>
    <style:style style:name="P2053" style:family="paragraph" style:parent-style-name="Table_20_Contents">
      <style:text-properties officeooo:rsid="0407876f" officeooo:paragraph-rsid="0407876f"/>
    </style:style>
    <style:style style:name="P2054" style:family="paragraph" style:parent-style-name="Table_20_Contents">
      <style:text-properties officeooo:rsid="040908bc" officeooo:paragraph-rsid="040908bc"/>
    </style:style>
    <style:style style:name="P2055" style:family="paragraph" style:parent-style-name="Table_20_Contents">
      <style:text-properties officeooo:rsid="040ac1e9" officeooo:paragraph-rsid="040ac1e9"/>
    </style:style>
    <style:style style:name="P2056" style:family="paragraph" style:parent-style-name="Table_20_Contents">
      <style:text-properties officeooo:rsid="040de9d3" officeooo:paragraph-rsid="040de9d3"/>
    </style:style>
    <style:style style:name="P2057" style:family="paragraph" style:parent-style-name="Table_20_Contents">
      <style:text-properties officeooo:rsid="040f9d25" officeooo:paragraph-rsid="040f9d25"/>
    </style:style>
    <style:style style:name="P2058" style:family="paragraph" style:parent-style-name="Table_20_Contents">
      <style:text-properties officeooo:rsid="041125d6" officeooo:paragraph-rsid="041125d6"/>
    </style:style>
    <style:style style:name="P2059" style:family="paragraph" style:parent-style-name="Table_20_Contents">
      <style:text-properties officeooo:rsid="0413257c" officeooo:paragraph-rsid="0413257c"/>
    </style:style>
    <style:style style:name="P2060" style:family="paragraph" style:parent-style-name="Table_20_Contents">
      <style:text-properties officeooo:rsid="0414a042" officeooo:paragraph-rsid="0414a042"/>
    </style:style>
    <style:style style:name="P2061" style:family="paragraph" style:parent-style-name="Table_20_Contents">
      <style:text-properties officeooo:rsid="0414b8a6" officeooo:paragraph-rsid="0414b8a6"/>
    </style:style>
    <style:style style:name="P2062" style:family="paragraph" style:parent-style-name="Table_20_Contents">
      <style:text-properties officeooo:rsid="04154c92" officeooo:paragraph-rsid="04154c92"/>
    </style:style>
    <style:style style:name="P2063" style:family="paragraph" style:parent-style-name="Table_20_Contents">
      <style:text-properties officeooo:rsid="0416b9a8" officeooo:paragraph-rsid="0416b9a8"/>
    </style:style>
    <style:style style:name="P2064" style:family="paragraph" style:parent-style-name="Table_20_Contents">
      <style:text-properties officeooo:rsid="0417a5f5" officeooo:paragraph-rsid="0417a5f5"/>
    </style:style>
    <style:style style:name="P2065" style:family="paragraph" style:parent-style-name="Table_20_Contents">
      <style:text-properties officeooo:rsid="0417abf6" officeooo:paragraph-rsid="0417abf6"/>
    </style:style>
    <style:style style:name="P2066" style:family="paragraph" style:parent-style-name="Table_20_Contents">
      <style:text-properties officeooo:rsid="0417deab" officeooo:paragraph-rsid="0417deab"/>
    </style:style>
    <style:style style:name="P2067" style:family="paragraph" style:parent-style-name="Table_20_Contents">
      <style:text-properties officeooo:rsid="041a22dd" officeooo:paragraph-rsid="041a22dd"/>
    </style:style>
    <style:style style:name="P2068" style:family="paragraph" style:parent-style-name="Table_20_Contents">
      <style:text-properties officeooo:rsid="041b531e" officeooo:paragraph-rsid="041b531e"/>
    </style:style>
    <style:style style:name="P2069" style:family="paragraph" style:parent-style-name="Table_20_Contents">
      <style:text-properties officeooo:rsid="041b9507" officeooo:paragraph-rsid="041b9507"/>
    </style:style>
    <style:style style:name="P2070" style:family="paragraph" style:parent-style-name="Table_20_Contents">
      <style:text-properties officeooo:rsid="041bbec6" officeooo:paragraph-rsid="041bbec6"/>
    </style:style>
    <style:style style:name="P2071" style:family="paragraph" style:parent-style-name="Table_20_Contents">
      <style:text-properties officeooo:rsid="041bc21f" officeooo:paragraph-rsid="041bc21f"/>
    </style:style>
    <style:style style:name="P2072" style:family="paragraph" style:parent-style-name="Table_20_Contents">
      <style:text-properties officeooo:rsid="041bf67f" officeooo:paragraph-rsid="041bf67f"/>
    </style:style>
    <style:style style:name="P2073" style:family="paragraph" style:parent-style-name="Table_20_Contents">
      <style:text-properties officeooo:rsid="041d0ec2" officeooo:paragraph-rsid="041d0ec2"/>
    </style:style>
    <style:style style:name="P2074" style:family="paragraph" style:parent-style-name="Table_20_Contents">
      <style:text-properties officeooo:rsid="041eb772" officeooo:paragraph-rsid="041eb772"/>
    </style:style>
    <style:style style:name="P2075" style:family="paragraph" style:parent-style-name="Table_20_Contents">
      <style:text-properties officeooo:rsid="0421369a" officeooo:paragraph-rsid="0421369a"/>
    </style:style>
    <style:style style:name="P2076" style:family="paragraph" style:parent-style-name="Table_20_Contents">
      <style:text-properties officeooo:rsid="042370c7" officeooo:paragraph-rsid="042549c7"/>
    </style:style>
    <style:style style:name="P2077" style:family="paragraph" style:parent-style-name="Table_20_Contents">
      <style:text-properties officeooo:rsid="042549c7" officeooo:paragraph-rsid="042549c7"/>
    </style:style>
    <style:style style:name="P2078" style:family="paragraph" style:parent-style-name="Table_20_Contents">
      <style:text-properties officeooo:rsid="042573cc" officeooo:paragraph-rsid="042573cc"/>
    </style:style>
    <style:style style:name="P2079" style:family="paragraph" style:parent-style-name="Table_20_Contents">
      <style:text-properties officeooo:rsid="04260486" officeooo:paragraph-rsid="04260486"/>
    </style:style>
    <style:style style:name="P2080" style:family="paragraph" style:parent-style-name="Table_20_Contents">
      <style:text-properties officeooo:rsid="0427027f" officeooo:paragraph-rsid="0427027f"/>
    </style:style>
    <style:style style:name="P2081" style:family="paragraph" style:parent-style-name="Table_20_Contents">
      <style:text-properties officeooo:rsid="04271068" officeooo:paragraph-rsid="04271068"/>
    </style:style>
    <style:style style:name="P2082" style:family="paragraph" style:parent-style-name="Table_20_Contents">
      <style:text-properties officeooo:rsid="0427efa0" officeooo:paragraph-rsid="0427efa0"/>
    </style:style>
    <style:style style:name="P2083" style:family="paragraph" style:parent-style-name="Table_20_Contents">
      <style:text-properties officeooo:rsid="0428f4fa" officeooo:paragraph-rsid="0428f4fa"/>
    </style:style>
    <style:style style:name="P2084" style:family="paragraph" style:parent-style-name="Table_20_Contents">
      <style:text-properties officeooo:rsid="04297133" officeooo:paragraph-rsid="04297133"/>
    </style:style>
    <style:style style:name="P2085" style:family="paragraph" style:parent-style-name="Table_20_Contents">
      <style:text-properties officeooo:rsid="042abf6e" officeooo:paragraph-rsid="042abf6e"/>
    </style:style>
    <style:style style:name="P2086" style:family="paragraph" style:parent-style-name="Table_20_Contents">
      <style:text-properties officeooo:rsid="042c2db4" officeooo:paragraph-rsid="042c2db4"/>
    </style:style>
    <style:style style:name="P2087" style:family="paragraph" style:parent-style-name="Table_20_Contents">
      <style:text-properties officeooo:rsid="042d2a6f" officeooo:paragraph-rsid="042d2a6f"/>
    </style:style>
    <style:style style:name="P2088" style:family="paragraph" style:parent-style-name="Table_20_Contents">
      <style:text-properties officeooo:rsid="042e4573" officeooo:paragraph-rsid="042e4573"/>
    </style:style>
    <style:style style:name="P2089" style:family="paragraph" style:parent-style-name="Table_20_Contents">
      <style:text-properties officeooo:rsid="042e7276" officeooo:paragraph-rsid="042e7276"/>
    </style:style>
    <style:style style:name="P2090" style:family="paragraph" style:parent-style-name="Table_20_Contents">
      <style:text-properties officeooo:rsid="042ed1f3" officeooo:paragraph-rsid="042ed1f3"/>
    </style:style>
    <style:style style:name="P2091" style:family="paragraph" style:parent-style-name="Table_20_Contents">
      <style:text-properties officeooo:rsid="042ed610" officeooo:paragraph-rsid="042ed610"/>
    </style:style>
    <style:style style:name="P2092" style:family="paragraph" style:parent-style-name="Table_20_Contents">
      <style:text-properties officeooo:rsid="04302fe1" officeooo:paragraph-rsid="04302fe1"/>
    </style:style>
    <style:style style:name="P2093" style:family="paragraph" style:parent-style-name="Table_20_Contents">
      <style:text-properties officeooo:rsid="04317d86" officeooo:paragraph-rsid="04317d86"/>
    </style:style>
    <style:style style:name="P2094" style:family="paragraph" style:parent-style-name="Table_20_Contents">
      <style:text-properties officeooo:rsid="04347be1" officeooo:paragraph-rsid="04347be1"/>
    </style:style>
    <style:style style:name="P2095" style:family="paragraph" style:parent-style-name="Table_20_Contents">
      <style:text-properties officeooo:rsid="0434b54f" officeooo:paragraph-rsid="0434b54f"/>
    </style:style>
    <style:style style:name="P2096" style:family="paragraph" style:parent-style-name="Table_20_Contents">
      <style:text-properties officeooo:rsid="04355a8a" officeooo:paragraph-rsid="04355a8a"/>
    </style:style>
    <style:style style:name="P2097" style:family="paragraph" style:parent-style-name="Table_20_Contents">
      <style:text-properties officeooo:rsid="043634a5" officeooo:paragraph-rsid="043634a5"/>
    </style:style>
    <style:style style:name="P2098" style:family="paragraph" style:parent-style-name="Table_20_Contents">
      <style:text-properties officeooo:rsid="043749c5" officeooo:paragraph-rsid="043749c5"/>
    </style:style>
    <style:style style:name="P2099" style:family="paragraph" style:parent-style-name="Table_20_Contents">
      <style:text-properties officeooo:rsid="04393af7" officeooo:paragraph-rsid="04393af7"/>
    </style:style>
    <style:style style:name="P2100" style:family="paragraph" style:parent-style-name="Table_20_Contents">
      <style:text-properties officeooo:rsid="04393d4e" officeooo:paragraph-rsid="04393d4e"/>
    </style:style>
    <style:style style:name="P2101" style:family="paragraph" style:parent-style-name="Table_20_Contents">
      <style:text-properties officeooo:rsid="043b1bc7" officeooo:paragraph-rsid="043b1bc7"/>
    </style:style>
    <style:style style:name="P2102" style:family="paragraph" style:parent-style-name="Table_20_Contents">
      <style:text-properties officeooo:rsid="043bedcd" officeooo:paragraph-rsid="043bedcd"/>
    </style:style>
    <style:style style:name="P2103" style:family="paragraph" style:parent-style-name="Table_20_Contents">
      <style:text-properties officeooo:rsid="043ddfb9" officeooo:paragraph-rsid="043ddfb9"/>
    </style:style>
    <style:style style:name="P2104" style:family="paragraph" style:parent-style-name="Table_20_Contents">
      <style:text-properties officeooo:rsid="043e765f" officeooo:paragraph-rsid="043e765f"/>
    </style:style>
    <style:style style:name="P2105" style:family="paragraph" style:parent-style-name="Table_20_Contents">
      <style:text-properties officeooo:rsid="043ef629" officeooo:paragraph-rsid="043ef629"/>
    </style:style>
    <style:style style:name="P2106" style:family="paragraph" style:parent-style-name="Table_20_Contents">
      <style:text-properties officeooo:rsid="04405465" officeooo:paragraph-rsid="04405465"/>
    </style:style>
    <style:style style:name="P2107" style:family="paragraph" style:parent-style-name="Table_20_Contents">
      <style:text-properties officeooo:rsid="0441163b" officeooo:paragraph-rsid="0441163b"/>
    </style:style>
    <style:style style:name="P2108" style:family="paragraph" style:parent-style-name="Table_20_Contents">
      <style:text-properties officeooo:rsid="04423889" officeooo:paragraph-rsid="04423889"/>
    </style:style>
    <style:style style:name="P2109" style:family="paragraph" style:parent-style-name="Table_20_Contents">
      <style:text-properties officeooo:rsid="04433985" officeooo:paragraph-rsid="04433985"/>
    </style:style>
    <style:style style:name="P2110" style:family="paragraph" style:parent-style-name="Table_20_Contents">
      <style:text-properties officeooo:rsid="04442047" officeooo:paragraph-rsid="04442047"/>
    </style:style>
    <style:style style:name="P2111" style:family="paragraph" style:parent-style-name="Table_20_Contents">
      <style:text-properties officeooo:rsid="0444cfb8" officeooo:paragraph-rsid="0444cfb8"/>
    </style:style>
    <style:style style:name="P2112" style:family="paragraph" style:parent-style-name="Table_20_Contents">
      <style:text-properties officeooo:rsid="044586eb" officeooo:paragraph-rsid="044586eb"/>
    </style:style>
    <style:style style:name="P2113" style:family="paragraph" style:parent-style-name="Table_20_Contents">
      <style:text-properties officeooo:rsid="04462b31" officeooo:paragraph-rsid="04462b31"/>
    </style:style>
    <style:style style:name="P2114" style:family="paragraph" style:parent-style-name="Table_20_Contents">
      <style:text-properties officeooo:rsid="04474212" officeooo:paragraph-rsid="04474212"/>
    </style:style>
    <style:style style:name="P2115" style:family="paragraph" style:parent-style-name="Table_20_Contents">
      <style:text-properties officeooo:rsid="0447966a" officeooo:paragraph-rsid="0447966a"/>
    </style:style>
    <style:style style:name="P2116" style:family="paragraph" style:parent-style-name="Table_20_Contents">
      <style:text-properties officeooo:rsid="0448f347" officeooo:paragraph-rsid="0448f347"/>
    </style:style>
    <style:style style:name="P2117" style:family="paragraph" style:parent-style-name="Table_20_Contents">
      <style:text-properties officeooo:rsid="044930fd" officeooo:paragraph-rsid="044930fd"/>
    </style:style>
    <style:style style:name="P2118" style:family="paragraph" style:parent-style-name="Table_20_Contents">
      <style:text-properties officeooo:rsid="044ab42e" officeooo:paragraph-rsid="044ab42e"/>
    </style:style>
    <style:style style:name="P2119" style:family="paragraph" style:parent-style-name="Table_20_Contents">
      <style:text-properties officeooo:rsid="044c6363" officeooo:paragraph-rsid="044c6363"/>
    </style:style>
    <style:style style:name="P2120" style:family="paragraph" style:parent-style-name="Table_20_Contents">
      <style:text-properties officeooo:rsid="044d92b5" officeooo:paragraph-rsid="044d92b5"/>
    </style:style>
    <style:style style:name="P2121" style:family="paragraph" style:parent-style-name="Table_20_Contents">
      <style:text-properties officeooo:rsid="04501672" officeooo:paragraph-rsid="04501672"/>
    </style:style>
    <style:style style:name="P2122" style:family="paragraph" style:parent-style-name="Table_20_Contents">
      <style:text-properties officeooo:rsid="045017cb" officeooo:paragraph-rsid="045017cb"/>
    </style:style>
    <style:style style:name="P2123" style:family="paragraph" style:parent-style-name="Table_20_Contents">
      <style:text-properties officeooo:rsid="0451363a" officeooo:paragraph-rsid="0451363a"/>
    </style:style>
    <style:style style:name="P2124" style:family="paragraph" style:parent-style-name="Table_20_Contents">
      <style:text-properties officeooo:rsid="04540f4b" officeooo:paragraph-rsid="04540f4b"/>
    </style:style>
    <style:style style:name="P2125" style:family="paragraph" style:parent-style-name="Table_20_Contents">
      <style:text-properties officeooo:rsid="045480be" officeooo:paragraph-rsid="045480be"/>
    </style:style>
    <style:style style:name="P2126" style:family="paragraph" style:parent-style-name="Table_20_Contents">
      <style:text-properties officeooo:rsid="0454ed95" officeooo:paragraph-rsid="0454ed95"/>
    </style:style>
    <style:style style:name="P2127" style:family="paragraph" style:parent-style-name="Table_20_Contents">
      <style:text-properties officeooo:rsid="0455ea42" officeooo:paragraph-rsid="0455ea42"/>
    </style:style>
    <style:style style:name="P2128" style:family="paragraph" style:parent-style-name="Table_20_Contents">
      <style:text-properties officeooo:rsid="04568780" officeooo:paragraph-rsid="04568780"/>
    </style:style>
    <style:style style:name="P2129" style:family="paragraph" style:parent-style-name="Table_20_Contents">
      <style:text-properties officeooo:rsid="0457a01e" officeooo:paragraph-rsid="0457a01e"/>
    </style:style>
    <style:style style:name="P2130" style:family="paragraph" style:parent-style-name="Table_20_Contents">
      <style:text-properties officeooo:rsid="04591bda" officeooo:paragraph-rsid="04591bda"/>
    </style:style>
    <style:style style:name="P2131" style:family="paragraph" style:parent-style-name="Table_20_Contents">
      <style:text-properties officeooo:rsid="045aca52" officeooo:paragraph-rsid="045aca52"/>
    </style:style>
    <style:style style:name="P2132" style:family="paragraph" style:parent-style-name="Table_20_Contents">
      <style:text-properties officeooo:rsid="045bec4e" officeooo:paragraph-rsid="045bec4e"/>
    </style:style>
    <style:style style:name="P2133" style:family="paragraph" style:parent-style-name="Table_20_Contents">
      <style:text-properties officeooo:rsid="045d9cf5" officeooo:paragraph-rsid="045d9cf5"/>
    </style:style>
    <style:style style:name="P2134" style:family="paragraph" style:parent-style-name="Table_20_Contents">
      <style:text-properties officeooo:rsid="045f8faa" officeooo:paragraph-rsid="045f8faa"/>
    </style:style>
    <style:style style:name="P2135" style:family="paragraph" style:parent-style-name="Table_20_Contents">
      <style:text-properties officeooo:rsid="0460a1cc" officeooo:paragraph-rsid="0460a1cc"/>
    </style:style>
    <style:style style:name="P2136" style:family="paragraph" style:parent-style-name="Table_20_Contents">
      <style:text-properties officeooo:rsid="0460e244" officeooo:paragraph-rsid="0460e244"/>
    </style:style>
    <style:style style:name="P2137" style:family="paragraph" style:parent-style-name="Table_20_Contents">
      <style:text-properties officeooo:rsid="046133a9" officeooo:paragraph-rsid="046133a9"/>
    </style:style>
    <style:style style:name="P2138" style:family="paragraph" style:parent-style-name="Table_20_Contents">
      <style:text-properties officeooo:rsid="0464a20a" officeooo:paragraph-rsid="0464a20a"/>
    </style:style>
    <style:style style:name="P2139" style:family="paragraph" style:parent-style-name="Table_20_Contents">
      <style:text-properties officeooo:rsid="0465deb4" officeooo:paragraph-rsid="0465deb4"/>
    </style:style>
    <style:style style:name="P2140" style:family="paragraph" style:parent-style-name="Table_20_Contents">
      <style:text-properties officeooo:rsid="04660e79" officeooo:paragraph-rsid="04660e79"/>
    </style:style>
    <style:style style:name="P2141" style:family="paragraph" style:parent-style-name="Table_20_Contents">
      <style:text-properties officeooo:rsid="0467aeba" officeooo:paragraph-rsid="0467aeba"/>
    </style:style>
    <style:style style:name="P2142" style:family="paragraph" style:parent-style-name="Table_20_Contents">
      <style:text-properties officeooo:rsid="0468df69" officeooo:paragraph-rsid="0468df69"/>
    </style:style>
    <style:style style:name="P2143" style:family="paragraph" style:parent-style-name="Table_20_Contents">
      <style:text-properties officeooo:rsid="046949ff" officeooo:paragraph-rsid="046949ff"/>
    </style:style>
    <style:style style:name="P2144" style:family="paragraph" style:parent-style-name="Table_20_Contents">
      <style:text-properties officeooo:rsid="046c25fc" officeooo:paragraph-rsid="046c25fc"/>
    </style:style>
    <style:style style:name="P2145" style:family="paragraph" style:parent-style-name="Table_20_Contents">
      <style:text-properties officeooo:rsid="046d22de" officeooo:paragraph-rsid="046d22de"/>
    </style:style>
    <style:style style:name="P2146" style:family="paragraph" style:parent-style-name="Table_20_Contents">
      <style:text-properties officeooo:rsid="046fdcde" officeooo:paragraph-rsid="046fdcde"/>
    </style:style>
    <style:style style:name="P2147" style:family="paragraph" style:parent-style-name="Table_20_Contents">
      <style:text-properties officeooo:rsid="0470bdd0" officeooo:paragraph-rsid="0470bdd0"/>
    </style:style>
    <style:style style:name="P2148" style:family="paragraph" style:parent-style-name="Table_20_Contents">
      <style:text-properties officeooo:rsid="047158bf" officeooo:paragraph-rsid="047158bf"/>
    </style:style>
    <style:style style:name="P2149" style:family="paragraph" style:parent-style-name="Table_20_Contents">
      <style:text-properties officeooo:rsid="04737814" officeooo:paragraph-rsid="04737814"/>
    </style:style>
    <style:style style:name="P2150" style:family="paragraph" style:parent-style-name="Table_20_Contents">
      <style:text-properties officeooo:rsid="0473dbb7" officeooo:paragraph-rsid="0473dbb7"/>
    </style:style>
    <style:style style:name="P2151" style:family="paragraph" style:parent-style-name="Table_20_Contents">
      <style:text-properties officeooo:rsid="0475c550" officeooo:paragraph-rsid="0475c550"/>
    </style:style>
    <style:style style:name="P2152" style:family="paragraph" style:parent-style-name="Table_20_Contents">
      <style:text-properties officeooo:rsid="0477492f" officeooo:paragraph-rsid="0477492f"/>
    </style:style>
    <style:style style:name="P2153" style:family="paragraph" style:parent-style-name="Table_20_Contents">
      <style:text-properties officeooo:rsid="0479161b" officeooo:paragraph-rsid="0479161b"/>
    </style:style>
    <style:style style:name="P2154" style:family="paragraph" style:parent-style-name="Table_20_Contents">
      <style:text-properties officeooo:rsid="047ad6e8" officeooo:paragraph-rsid="047ad6e8"/>
    </style:style>
    <style:style style:name="P2155" style:family="paragraph" style:parent-style-name="Table_20_Contents">
      <style:text-properties officeooo:rsid="047afcfd" officeooo:paragraph-rsid="047afcfd"/>
    </style:style>
    <style:style style:name="P2156" style:family="paragraph" style:parent-style-name="Table_20_Contents">
      <style:text-properties officeooo:rsid="047c1104" officeooo:paragraph-rsid="047c1104"/>
    </style:style>
    <style:style style:name="P2157" style:family="paragraph" style:parent-style-name="Table_20_Contents">
      <style:text-properties officeooo:rsid="047db9e8" officeooo:paragraph-rsid="047db9e8"/>
    </style:style>
    <style:style style:name="P2158" style:family="paragraph" style:parent-style-name="Table_20_Contents">
      <style:text-properties officeooo:rsid="047f9704" officeooo:paragraph-rsid="047f9704"/>
    </style:style>
    <style:style style:name="P2159" style:family="paragraph" style:parent-style-name="Table_20_Contents">
      <style:text-properties officeooo:rsid="0480cc71" officeooo:paragraph-rsid="0480cc71"/>
    </style:style>
    <style:style style:name="P2160" style:family="paragraph" style:parent-style-name="Table_20_Contents">
      <style:text-properties officeooo:rsid="0481b9c3" officeooo:paragraph-rsid="0481b9c3"/>
    </style:style>
    <style:style style:name="P2161" style:family="paragraph" style:parent-style-name="Table_20_Contents">
      <style:text-properties officeooo:rsid="0481d150" officeooo:paragraph-rsid="0481d150"/>
    </style:style>
    <style:style style:name="P2162" style:family="paragraph" style:parent-style-name="Table_20_Contents">
      <style:text-properties officeooo:rsid="04830e34" officeooo:paragraph-rsid="04830e34"/>
    </style:style>
    <style:style style:name="P2163" style:family="paragraph" style:parent-style-name="Table_20_Contents">
      <style:text-properties officeooo:rsid="04850c4c" officeooo:paragraph-rsid="04850c4c"/>
    </style:style>
    <style:style style:name="P2164" style:family="paragraph" style:parent-style-name="Table_20_Contents">
      <style:text-properties officeooo:rsid="0487a7f1" officeooo:paragraph-rsid="0487a7f1"/>
    </style:style>
    <style:style style:name="P2165" style:family="paragraph" style:parent-style-name="Table_20_Contents">
      <style:text-properties officeooo:rsid="048840c8" officeooo:paragraph-rsid="048840c8"/>
    </style:style>
    <style:style style:name="P2166" style:family="paragraph" style:parent-style-name="Table_20_Contents">
      <style:text-properties officeooo:rsid="048a1f98" officeooo:paragraph-rsid="048a1f98"/>
    </style:style>
    <style:style style:name="P2167" style:family="paragraph" style:parent-style-name="Table_20_Contents">
      <style:text-properties officeooo:rsid="048c0866" officeooo:paragraph-rsid="048c0866"/>
    </style:style>
    <style:style style:name="P2168" style:family="paragraph" style:parent-style-name="Table_20_Contents">
      <style:text-properties officeooo:rsid="048fd774" officeooo:paragraph-rsid="048fd774"/>
    </style:style>
    <style:style style:name="P2169" style:family="paragraph" style:parent-style-name="Table_20_Contents">
      <style:text-properties officeooo:rsid="0491416a" officeooo:paragraph-rsid="0491416a"/>
    </style:style>
    <style:style style:name="P2170" style:family="paragraph" style:parent-style-name="Table_20_Contents">
      <style:text-properties officeooo:rsid="04927334" officeooo:paragraph-rsid="04927334"/>
    </style:style>
    <style:style style:name="P2171" style:family="paragraph" style:parent-style-name="Table_20_Contents">
      <style:text-properties officeooo:rsid="0494621a" officeooo:paragraph-rsid="0494621a"/>
    </style:style>
    <style:style style:name="P2172" style:family="paragraph" style:parent-style-name="Table_20_Contents">
      <style:text-properties officeooo:rsid="04948d52" officeooo:paragraph-rsid="04948d52"/>
    </style:style>
    <style:style style:name="P2173" style:family="paragraph" style:parent-style-name="Table_20_Contents">
      <style:text-properties officeooo:rsid="04957c9b" officeooo:paragraph-rsid="04957c9b"/>
    </style:style>
    <style:style style:name="P2174" style:family="paragraph" style:parent-style-name="Table_20_Contents">
      <style:text-properties officeooo:rsid="04992afb" officeooo:paragraph-rsid="04992afb"/>
    </style:style>
    <style:style style:name="P2175" style:family="paragraph" style:parent-style-name="Table_20_Contents">
      <style:text-properties officeooo:rsid="049b0970" officeooo:paragraph-rsid="049b0970"/>
    </style:style>
    <style:style style:name="P2176" style:family="paragraph" style:parent-style-name="Table_20_Contents">
      <style:text-properties officeooo:rsid="049ec86d" officeooo:paragraph-rsid="049ec86d"/>
    </style:style>
    <style:style style:name="P2177" style:family="paragraph" style:parent-style-name="Table_20_Contents">
      <style:text-properties officeooo:rsid="04a04b25" officeooo:paragraph-rsid="04a04b25"/>
    </style:style>
    <style:style style:name="P2178" style:family="paragraph" style:parent-style-name="Table_20_Contents">
      <style:text-properties officeooo:rsid="04a1d0d2" officeooo:paragraph-rsid="04a1d0d2"/>
    </style:style>
    <style:style style:name="P2179" style:family="paragraph" style:parent-style-name="Table_20_Contents">
      <style:text-properties officeooo:rsid="04a2339d" officeooo:paragraph-rsid="04a2339d"/>
    </style:style>
    <style:style style:name="P2180" style:family="paragraph" style:parent-style-name="Table_20_Contents">
      <style:text-properties officeooo:rsid="04a38021" officeooo:paragraph-rsid="04a38021"/>
    </style:style>
    <style:style style:name="P2181" style:family="paragraph" style:parent-style-name="Table_20_Contents">
      <style:text-properties officeooo:rsid="04a5fa03" officeooo:paragraph-rsid="04a5fa03"/>
    </style:style>
    <style:style style:name="P2182" style:family="paragraph" style:parent-style-name="Table_20_Contents">
      <style:text-properties officeooo:rsid="04a66a63" officeooo:paragraph-rsid="04a66a63"/>
    </style:style>
    <style:style style:name="P2183" style:family="paragraph" style:parent-style-name="Table_20_Contents">
      <style:text-properties officeooo:rsid="04a67a62" officeooo:paragraph-rsid="04a67a62"/>
    </style:style>
    <style:style style:name="P2184" style:family="paragraph" style:parent-style-name="Table_20_Contents">
      <style:text-properties officeooo:rsid="04a8614c" officeooo:paragraph-rsid="04a8614c"/>
    </style:style>
    <style:style style:name="P2185" style:family="paragraph" style:parent-style-name="Table_20_Contents">
      <style:text-properties officeooo:rsid="04aa4748" officeooo:paragraph-rsid="04aa4748"/>
    </style:style>
    <style:style style:name="P2186" style:family="paragraph" style:parent-style-name="Table_20_Contents">
      <style:text-properties officeooo:rsid="04aa93bc" officeooo:paragraph-rsid="04aa93bc"/>
    </style:style>
    <style:style style:name="P2187" style:family="paragraph" style:parent-style-name="Table_20_Contents">
      <style:text-properties officeooo:rsid="04ac68b3" officeooo:paragraph-rsid="04ac68b3"/>
    </style:style>
    <style:style style:name="P2188" style:family="paragraph" style:parent-style-name="Table_20_Contents">
      <style:text-properties officeooo:rsid="04ad0669" officeooo:paragraph-rsid="04ad0669"/>
    </style:style>
    <style:style style:name="P2189" style:family="paragraph" style:parent-style-name="Table_20_Contents">
      <style:text-properties officeooo:rsid="04ae2228" officeooo:paragraph-rsid="04ae2228"/>
    </style:style>
    <style:style style:name="P2190" style:family="paragraph" style:parent-style-name="Table_20_Contents">
      <style:text-properties officeooo:rsid="04aee17a" officeooo:paragraph-rsid="04aee17a"/>
    </style:style>
    <style:style style:name="P2191" style:family="paragraph" style:parent-style-name="Table_20_Contents">
      <style:text-properties officeooo:rsid="04afb63b" officeooo:paragraph-rsid="04afb63b"/>
    </style:style>
    <style:style style:name="P2192" style:family="paragraph" style:parent-style-name="Table_20_Contents">
      <style:text-properties officeooo:rsid="04b0cf10" officeooo:paragraph-rsid="04b0cf10"/>
    </style:style>
    <style:style style:name="P2193" style:family="paragraph" style:parent-style-name="Table_20_Contents">
      <style:text-properties officeooo:rsid="04b217db" officeooo:paragraph-rsid="04b217db"/>
    </style:style>
    <style:style style:name="P2194" style:family="paragraph" style:parent-style-name="Table_20_Contents">
      <style:text-properties officeooo:rsid="04b246fc" officeooo:paragraph-rsid="04b246fc"/>
    </style:style>
    <style:style style:name="P2195" style:family="paragraph" style:parent-style-name="Table_20_Contents">
      <style:text-properties officeooo:rsid="04b3ae48" officeooo:paragraph-rsid="04b3ae48"/>
    </style:style>
    <style:style style:name="P2196" style:family="paragraph" style:parent-style-name="Table_20_Contents">
      <style:text-properties officeooo:rsid="04b50367" officeooo:paragraph-rsid="04b50367"/>
    </style:style>
    <style:style style:name="P2197" style:family="paragraph" style:parent-style-name="Table_20_Contents">
      <style:text-properties officeooo:rsid="04b650f8" officeooo:paragraph-rsid="04b650f8"/>
    </style:style>
    <style:style style:name="P2198" style:family="paragraph" style:parent-style-name="Table_20_Contents">
      <style:text-properties officeooo:rsid="04b8138d" officeooo:paragraph-rsid="04b8138d"/>
    </style:style>
    <style:style style:name="P2199" style:family="paragraph" style:parent-style-name="Table_20_Contents">
      <style:text-properties officeooo:rsid="04ba06e3" officeooo:paragraph-rsid="04ba06e3"/>
    </style:style>
    <style:style style:name="P2200" style:family="paragraph" style:parent-style-name="Table_20_Contents">
      <style:text-properties officeooo:rsid="04ba7607" officeooo:paragraph-rsid="04ba7607"/>
    </style:style>
    <style:style style:name="P2201" style:family="paragraph" style:parent-style-name="Table_20_Contents">
      <style:text-properties officeooo:rsid="04bbc959" officeooo:paragraph-rsid="04bbc959"/>
    </style:style>
    <style:style style:name="P2202" style:family="paragraph" style:parent-style-name="Table_20_Contents">
      <style:text-properties officeooo:rsid="04bcb1a7" officeooo:paragraph-rsid="04bcb1a7"/>
    </style:style>
    <style:style style:name="P2203" style:family="paragraph" style:parent-style-name="Table_20_Contents">
      <style:text-properties officeooo:rsid="04bcd7ff" officeooo:paragraph-rsid="04bcd7ff"/>
    </style:style>
    <style:style style:name="P2204" style:family="paragraph" style:parent-style-name="Table_20_Contents">
      <style:text-properties officeooo:rsid="04be3751" officeooo:paragraph-rsid="04be3751"/>
    </style:style>
    <style:style style:name="P2205" style:family="paragraph" style:parent-style-name="Table_20_Contents">
      <style:text-properties officeooo:rsid="04bd94f3" officeooo:paragraph-rsid="04be3751"/>
    </style:style>
    <style:style style:name="P2206" style:family="paragraph" style:parent-style-name="Table_20_Contents">
      <style:text-properties officeooo:rsid="04bfd1f4" officeooo:paragraph-rsid="04bfd1f4"/>
    </style:style>
    <style:style style:name="P2207" style:family="paragraph" style:parent-style-name="Table_20_Contents">
      <style:text-properties officeooo:rsid="04c05200" officeooo:paragraph-rsid="04c05200"/>
    </style:style>
    <style:style style:name="P2208" style:family="paragraph" style:parent-style-name="Table_20_Contents">
      <style:text-properties officeooo:rsid="04c0f3ba" officeooo:paragraph-rsid="04c0f3ba"/>
    </style:style>
    <style:style style:name="P2209" style:family="paragraph" style:parent-style-name="Table_20_Contents">
      <style:text-properties officeooo:rsid="04c1bec7" officeooo:paragraph-rsid="04c1bec7"/>
    </style:style>
    <style:style style:name="P2210" style:family="paragraph" style:parent-style-name="Table_20_Contents">
      <style:text-properties officeooo:rsid="04c200c6" officeooo:paragraph-rsid="04c200c6"/>
    </style:style>
    <style:style style:name="P2211" style:family="paragraph" style:parent-style-name="Table_20_Contents">
      <style:text-properties officeooo:rsid="04c3dccc" officeooo:paragraph-rsid="04c3dccc"/>
    </style:style>
    <style:style style:name="P2212" style:family="paragraph" style:parent-style-name="Table_20_Contents">
      <style:text-properties officeooo:paragraph-rsid="04c3dccc"/>
    </style:style>
    <style:style style:name="P2213" style:family="paragraph" style:parent-style-name="Table_20_Contents">
      <style:text-properties officeooo:rsid="04c59032" officeooo:paragraph-rsid="04c59032"/>
    </style:style>
    <style:style style:name="P2214" style:family="paragraph" style:parent-style-name="Table_20_Contents">
      <style:text-properties officeooo:paragraph-rsid="04c59032"/>
    </style:style>
    <style:style style:name="P2215" style:family="paragraph" style:parent-style-name="Table_20_Contents">
      <style:text-properties officeooo:rsid="04c6a0c5" officeooo:paragraph-rsid="04c6a0c5"/>
    </style:style>
    <style:style style:name="P2216" style:family="paragraph" style:parent-style-name="Table_20_Contents">
      <style:text-properties officeooo:paragraph-rsid="04c6a0c5"/>
    </style:style>
    <style:style style:name="P2217" style:family="paragraph" style:parent-style-name="Table_20_Contents">
      <style:text-properties officeooo:rsid="04c74282" officeooo:paragraph-rsid="04c74282"/>
    </style:style>
    <style:style style:name="P2218" style:family="paragraph" style:parent-style-name="Table_20_Contents">
      <style:text-properties officeooo:rsid="04c80912" officeooo:paragraph-rsid="04c80912"/>
    </style:style>
    <style:style style:name="P2219" style:family="paragraph" style:parent-style-name="Table_20_Contents">
      <style:text-properties officeooo:paragraph-rsid="04c88f5d"/>
    </style:style>
    <style:style style:name="P2220" style:family="paragraph" style:parent-style-name="Table_20_Contents">
      <style:text-properties officeooo:rsid="04c9f142" officeooo:paragraph-rsid="04c9f142"/>
    </style:style>
    <style:style style:name="P2221" style:family="paragraph" style:parent-style-name="Table_20_Contents">
      <style:text-properties officeooo:rsid="04cb8b59" officeooo:paragraph-rsid="04cb8b59"/>
    </style:style>
    <style:style style:name="P2222" style:family="paragraph" style:parent-style-name="Table_20_Contents">
      <style:text-properties officeooo:rsid="04cbde71" officeooo:paragraph-rsid="04cbde71"/>
    </style:style>
    <style:style style:name="P2223" style:family="paragraph" style:parent-style-name="Table_20_Contents">
      <style:text-properties officeooo:paragraph-rsid="04cbde71"/>
    </style:style>
    <style:style style:name="P2224" style:family="paragraph" style:parent-style-name="Table_20_Contents">
      <style:text-properties officeooo:rsid="04ccdf7f" officeooo:paragraph-rsid="04ccdf7f"/>
    </style:style>
    <style:style style:name="P2225" style:family="paragraph" style:parent-style-name="Table_20_Contents">
      <style:text-properties officeooo:paragraph-rsid="04ccdf7f"/>
    </style:style>
    <style:style style:name="P2226" style:family="paragraph" style:parent-style-name="Table_20_Contents">
      <style:text-properties officeooo:rsid="04cede5c" officeooo:paragraph-rsid="04cede5c"/>
    </style:style>
    <style:style style:name="P2227" style:family="paragraph" style:parent-style-name="Table_20_Contents">
      <style:text-properties officeooo:rsid="04d08116" officeooo:paragraph-rsid="04d08116"/>
    </style:style>
    <style:style style:name="P2228" style:family="paragraph" style:parent-style-name="Table_20_Contents">
      <style:text-properties officeooo:rsid="04d25532" officeooo:paragraph-rsid="04d25532"/>
    </style:style>
    <style:style style:name="P2229" style:family="paragraph" style:parent-style-name="Table_20_Contents">
      <style:text-properties officeooo:paragraph-rsid="04d25532"/>
    </style:style>
    <style:style style:name="P2230" style:family="paragraph" style:parent-style-name="Table_20_Contents">
      <style:text-properties officeooo:rsid="04d3deea" officeooo:paragraph-rsid="04d3deea"/>
    </style:style>
    <style:style style:name="P2231" style:family="paragraph" style:parent-style-name="Table_20_Contents">
      <style:text-properties officeooo:paragraph-rsid="04d3deea"/>
    </style:style>
    <style:style style:name="P2232" style:family="paragraph" style:parent-style-name="Table_20_Contents">
      <style:text-properties officeooo:rsid="04d40b82" officeooo:paragraph-rsid="04d40b82"/>
    </style:style>
    <style:style style:name="P2233" style:family="paragraph" style:parent-style-name="Table_20_Contents">
      <style:text-properties officeooo:rsid="04d4976a" officeooo:paragraph-rsid="04d4976a"/>
    </style:style>
    <style:style style:name="P2234" style:family="paragraph" style:parent-style-name="Table_20_Contents">
      <style:text-properties officeooo:rsid="04d6ad28" officeooo:paragraph-rsid="04d6ad28"/>
    </style:style>
    <style:style style:name="P2235" style:family="paragraph" style:parent-style-name="Table_20_Contents">
      <style:text-properties officeooo:rsid="04d7c102" officeooo:paragraph-rsid="04d7c102"/>
    </style:style>
    <style:style style:name="P2236" style:family="paragraph" style:parent-style-name="Table_20_Contents">
      <style:text-properties officeooo:rsid="04d9a806" officeooo:paragraph-rsid="04d9a806"/>
    </style:style>
    <style:style style:name="P2237" style:family="paragraph" style:parent-style-name="Table_20_Contents">
      <style:text-properties officeooo:rsid="04d9df73" officeooo:paragraph-rsid="04d9df73"/>
    </style:style>
    <style:style style:name="P2238" style:family="paragraph" style:parent-style-name="Table_20_Contents">
      <style:text-properties officeooo:rsid="04dc958f" officeooo:paragraph-rsid="04dc958f"/>
    </style:style>
    <style:style style:name="P2239" style:family="paragraph" style:parent-style-name="Table_20_Contents">
      <style:text-properties officeooo:rsid="04de5af9" officeooo:paragraph-rsid="04de5af9"/>
    </style:style>
    <style:style style:name="P2240" style:family="paragraph" style:parent-style-name="Table_20_Contents">
      <style:text-properties officeooo:rsid="04de935b" officeooo:paragraph-rsid="04d9df73"/>
    </style:style>
    <style:style style:name="P2241" style:family="paragraph" style:parent-style-name="Table_20_Contents">
      <style:text-properties officeooo:rsid="04de935b" officeooo:paragraph-rsid="04de935b"/>
    </style:style>
    <style:style style:name="P2242" style:family="paragraph" style:parent-style-name="Table_20_Contents">
      <style:text-properties officeooo:rsid="04de96c5" officeooo:paragraph-rsid="04de96c5"/>
    </style:style>
    <style:style style:name="P2243" style:family="paragraph" style:parent-style-name="Table_20_Contents">
      <style:text-properties officeooo:rsid="04df9e44" officeooo:paragraph-rsid="04df9e44"/>
    </style:style>
    <style:style style:name="P2244" style:family="paragraph" style:parent-style-name="Table_20_Contents">
      <style:text-properties officeooo:rsid="04e04f0d" officeooo:paragraph-rsid="04e04f0d"/>
    </style:style>
    <style:style style:name="P2245" style:family="paragraph" style:parent-style-name="Table_20_Contents">
      <style:text-properties officeooo:rsid="04e176f4" officeooo:paragraph-rsid="04e176f4"/>
    </style:style>
    <style:style style:name="P2246" style:family="paragraph" style:parent-style-name="Table_20_Contents">
      <style:text-properties officeooo:rsid="04e3a8e3" officeooo:paragraph-rsid="04e3a8e3"/>
    </style:style>
    <style:style style:name="P2247" style:family="paragraph" style:parent-style-name="Table_20_Contents">
      <style:text-properties officeooo:rsid="04e538a2" officeooo:paragraph-rsid="04e538a2"/>
    </style:style>
    <style:style style:name="P2248" style:family="paragraph" style:parent-style-name="Table_20_Contents">
      <style:text-properties officeooo:rsid="04e7487c" officeooo:paragraph-rsid="04e7487c"/>
    </style:style>
    <style:style style:name="P2249" style:family="paragraph" style:parent-style-name="Table_20_Contents">
      <style:text-properties officeooo:rsid="04e7af7d" officeooo:paragraph-rsid="04e7af7d"/>
    </style:style>
    <style:style style:name="P2250" style:family="paragraph" style:parent-style-name="Table_20_Contents">
      <style:text-properties officeooo:rsid="04e951fd" officeooo:paragraph-rsid="04e951fd"/>
    </style:style>
    <style:style style:name="P2251" style:family="paragraph" style:parent-style-name="Table_20_Contents">
      <style:text-properties officeooo:rsid="04ea7a47" officeooo:paragraph-rsid="04ea7a47"/>
    </style:style>
    <style:style style:name="P2252" style:family="paragraph" style:parent-style-name="Table_20_Contents">
      <style:text-properties officeooo:rsid="04eb00d7" officeooo:paragraph-rsid="04eb00d7"/>
    </style:style>
    <style:style style:name="P2253" style:family="paragraph" style:parent-style-name="Table_20_Contents">
      <style:text-properties officeooo:rsid="04ec21bf" officeooo:paragraph-rsid="04ec21bf"/>
    </style:style>
    <style:style style:name="P2254" style:family="paragraph" style:parent-style-name="Table_20_Contents">
      <style:text-properties officeooo:rsid="04ed1b04" officeooo:paragraph-rsid="04ed1b04"/>
    </style:style>
    <style:style style:name="P2255" style:family="paragraph" style:parent-style-name="Table_20_Contents">
      <style:text-properties officeooo:rsid="04eedabf" officeooo:paragraph-rsid="04eedabf"/>
    </style:style>
    <style:style style:name="P2256" style:family="paragraph" style:parent-style-name="Table_20_Contents">
      <style:text-properties officeooo:rsid="04f034f4" officeooo:paragraph-rsid="04f034f4"/>
    </style:style>
    <style:style style:name="P2257" style:family="paragraph" style:parent-style-name="Table_20_Contents">
      <style:text-properties officeooo:rsid="04f22fa7" officeooo:paragraph-rsid="04f22fa7"/>
    </style:style>
    <style:style style:name="P2258" style:family="paragraph" style:parent-style-name="Table_20_Contents">
      <style:text-properties officeooo:rsid="04f3f250" officeooo:paragraph-rsid="04f3f250"/>
    </style:style>
    <style:style style:name="P2259" style:family="paragraph" style:parent-style-name="Table_20_Contents">
      <style:text-properties officeooo:rsid="04f5b642" officeooo:paragraph-rsid="04f5b642"/>
    </style:style>
    <style:style style:name="P2260" style:family="paragraph" style:parent-style-name="Table_20_Contents">
      <style:text-properties officeooo:rsid="04f78175" officeooo:paragraph-rsid="04f78175"/>
    </style:style>
    <style:style style:name="P2261" style:family="paragraph" style:parent-style-name="Table_20_Contents">
      <style:text-properties officeooo:rsid="04f8cc6f" officeooo:paragraph-rsid="04f8cc6f"/>
    </style:style>
    <style:style style:name="P2262" style:family="paragraph" style:parent-style-name="Table_20_Contents">
      <style:text-properties officeooo:rsid="04fa8cfd" officeooo:paragraph-rsid="04fa8cfd"/>
    </style:style>
    <style:style style:name="P2263" style:family="paragraph" style:parent-style-name="Table_20_Contents">
      <style:text-properties officeooo:rsid="04fb970e" officeooo:paragraph-rsid="04fb970e"/>
    </style:style>
    <style:style style:name="P2264" style:family="paragraph" style:parent-style-name="Table_20_Contents">
      <style:text-properties officeooo:rsid="04fd6c7d" officeooo:paragraph-rsid="04fd6c7d"/>
    </style:style>
    <style:style style:name="P2265" style:family="paragraph" style:parent-style-name="Table_20_Contents">
      <style:text-properties officeooo:rsid="04fffe60" officeooo:paragraph-rsid="04fffe60"/>
    </style:style>
    <style:style style:name="P2266" style:family="paragraph" style:parent-style-name="Table_20_Contents">
      <style:text-properties officeooo:rsid="05001494" officeooo:paragraph-rsid="05001494"/>
    </style:style>
    <style:style style:name="P2267" style:family="paragraph" style:parent-style-name="Table_20_Contents">
      <style:text-properties officeooo:rsid="0501665d" officeooo:paragraph-rsid="0501665d"/>
    </style:style>
    <style:style style:name="P2268" style:family="paragraph" style:parent-style-name="Table_20_Contents">
      <style:text-properties officeooo:rsid="05033ad8" officeooo:paragraph-rsid="05033ad8"/>
    </style:style>
    <style:style style:name="P2269" style:family="paragraph" style:parent-style-name="Table_20_Contents">
      <style:text-properties officeooo:rsid="0505c80a" officeooo:paragraph-rsid="0505c80a"/>
    </style:style>
    <style:style style:name="P2270" style:family="paragraph" style:parent-style-name="Table_20_Contents">
      <style:text-properties officeooo:rsid="0506029b" officeooo:paragraph-rsid="0506029b"/>
    </style:style>
    <style:style style:name="P2271" style:family="paragraph" style:parent-style-name="Table_20_Contents">
      <style:text-properties officeooo:rsid="05066bd7" officeooo:paragraph-rsid="05066bd7"/>
    </style:style>
    <style:style style:name="P2272" style:family="paragraph" style:parent-style-name="Table_20_Contents">
      <style:text-properties officeooo:rsid="05076485" officeooo:paragraph-rsid="05076485"/>
    </style:style>
    <style:style style:name="P2273" style:family="paragraph" style:parent-style-name="Table_20_Contents">
      <style:text-properties officeooo:rsid="0508aebe" officeooo:paragraph-rsid="0508aebe"/>
    </style:style>
    <style:style style:name="P2274" style:family="paragraph" style:parent-style-name="Table_20_Contents">
      <style:text-properties officeooo:rsid="050969bb" officeooo:paragraph-rsid="050969bb"/>
    </style:style>
    <style:style style:name="P2275" style:family="paragraph" style:parent-style-name="Table_20_Contents">
      <style:text-properties officeooo:rsid="0509b926" officeooo:paragraph-rsid="0509b926"/>
    </style:style>
    <style:style style:name="P2276" style:family="paragraph" style:parent-style-name="Table_20_Contents">
      <style:text-properties officeooo:rsid="050b8e5d" officeooo:paragraph-rsid="050b8e5d"/>
    </style:style>
    <style:style style:name="P2277" style:family="paragraph" style:parent-style-name="Table_20_Contents">
      <style:text-properties officeooo:rsid="050bd2ba" officeooo:paragraph-rsid="050bd2ba"/>
    </style:style>
    <style:style style:name="P2278" style:family="paragraph" style:parent-style-name="Table_20_Contents">
      <style:text-properties officeooo:rsid="050d9d14" officeooo:paragraph-rsid="050d9d14"/>
    </style:style>
    <style:style style:name="P2279" style:family="paragraph" style:parent-style-name="Table_20_Contents">
      <style:text-properties officeooo:rsid="050e8593" officeooo:paragraph-rsid="050e8593"/>
    </style:style>
    <style:style style:name="P2280" style:family="paragraph" style:parent-style-name="Table_20_Contents">
      <style:text-properties officeooo:rsid="050f453b" officeooo:paragraph-rsid="050f453b"/>
    </style:style>
    <style:style style:name="P2281" style:family="paragraph" style:parent-style-name="Table_20_Contents">
      <style:text-properties officeooo:rsid="050f55f2" officeooo:paragraph-rsid="050f55f2"/>
    </style:style>
    <style:style style:name="P2282" style:family="paragraph" style:parent-style-name="Table_20_Contents">
      <style:text-properties officeooo:rsid="0511294b" officeooo:paragraph-rsid="0511294b"/>
    </style:style>
    <style:style style:name="P2283" style:family="paragraph" style:parent-style-name="Table_20_Contents">
      <style:text-properties officeooo:rsid="05123669" officeooo:paragraph-rsid="05123669"/>
    </style:style>
    <style:style style:name="P2284" style:family="paragraph" style:parent-style-name="Table_20_Contents">
      <style:text-properties officeooo:rsid="05152d5f" officeooo:paragraph-rsid="05152d5f"/>
    </style:style>
    <style:style style:name="P2285" style:family="paragraph" style:parent-style-name="Table_20_Contents">
      <style:text-properties officeooo:rsid="05166462" officeooo:paragraph-rsid="05166462"/>
    </style:style>
    <style:style style:name="P2286" style:family="paragraph" style:parent-style-name="Table_20_Contents">
      <style:text-properties officeooo:rsid="05185e77" officeooo:paragraph-rsid="05185e77"/>
    </style:style>
    <style:style style:name="P2287" style:family="paragraph" style:parent-style-name="Table_20_Contents">
      <style:text-properties officeooo:rsid="0518b0bc" officeooo:paragraph-rsid="0518b0bc"/>
    </style:style>
    <style:style style:name="P2288" style:family="paragraph" style:parent-style-name="Table_20_Contents">
      <style:text-properties officeooo:rsid="051a977b" officeooo:paragraph-rsid="051a977b"/>
    </style:style>
    <style:style style:name="P2289" style:family="paragraph" style:parent-style-name="Table_20_Contents">
      <style:text-properties officeooo:rsid="051c4cbd" officeooo:paragraph-rsid="051c4cbd"/>
    </style:style>
    <style:style style:name="P2290" style:family="paragraph" style:parent-style-name="Table_20_Contents">
      <style:text-properties officeooo:rsid="051c95c5" officeooo:paragraph-rsid="051c95c5"/>
    </style:style>
    <style:style style:name="P2291" style:family="paragraph" style:parent-style-name="Table_20_Contents">
      <style:text-properties officeooo:rsid="051e2896" officeooo:paragraph-rsid="051e2896"/>
    </style:style>
    <style:style style:name="P2292" style:family="paragraph" style:parent-style-name="Table_20_Contents">
      <style:text-properties officeooo:rsid="051f9c82" officeooo:paragraph-rsid="051f9c82"/>
    </style:style>
    <style:style style:name="P2293" style:family="paragraph" style:parent-style-name="Table_20_Contents">
      <style:text-properties officeooo:rsid="052183ce" officeooo:paragraph-rsid="052183ce"/>
    </style:style>
    <style:style style:name="P2294" style:family="paragraph" style:parent-style-name="Table_20_Contents">
      <style:text-properties officeooo:rsid="05223c88" officeooo:paragraph-rsid="05223c88"/>
    </style:style>
    <style:style style:name="P2295" style:family="paragraph" style:parent-style-name="Table_20_Contents">
      <style:text-properties officeooo:rsid="05236e13" officeooo:paragraph-rsid="05236e13"/>
    </style:style>
    <style:style style:name="P2296" style:family="paragraph" style:parent-style-name="Table_20_Contents">
      <style:text-properties officeooo:rsid="0524c56a" officeooo:paragraph-rsid="0524c56a"/>
    </style:style>
    <style:style style:name="P2297" style:family="paragraph" style:parent-style-name="Table_20_Contents">
      <style:text-properties officeooo:rsid="05250d81" officeooo:paragraph-rsid="05250d81"/>
    </style:style>
    <style:style style:name="P2298" style:family="paragraph" style:parent-style-name="Table_20_Contents">
      <style:text-properties officeooo:rsid="0526bbf0" officeooo:paragraph-rsid="0526bbf0"/>
    </style:style>
    <style:style style:name="P2299" style:family="paragraph" style:parent-style-name="Table_20_Contents">
      <style:text-properties officeooo:rsid="05277073" officeooo:paragraph-rsid="05277073"/>
    </style:style>
    <style:style style:name="P2300" style:family="paragraph" style:parent-style-name="Table_20_Contents">
      <style:text-properties officeooo:rsid="0527b5f7" officeooo:paragraph-rsid="0527b5f7"/>
    </style:style>
    <style:style style:name="P2301" style:family="paragraph" style:parent-style-name="Table_20_Contents">
      <style:text-properties officeooo:rsid="05297ba2" officeooo:paragraph-rsid="05297ba2"/>
    </style:style>
    <style:style style:name="P2302" style:family="paragraph" style:parent-style-name="Table_20_Contents">
      <style:text-properties officeooo:rsid="0529d9fa" officeooo:paragraph-rsid="0529d9fa"/>
    </style:style>
    <style:style style:name="P2303" style:family="paragraph" style:parent-style-name="Table_20_Contents">
      <style:text-properties officeooo:rsid="052b53ae" officeooo:paragraph-rsid="052b53ae"/>
    </style:style>
    <style:style style:name="P2304" style:family="paragraph" style:parent-style-name="Table_20_Contents">
      <style:text-properties officeooo:rsid="052c7b89" officeooo:paragraph-rsid="052c7b89"/>
    </style:style>
    <style:style style:name="P2305" style:family="paragraph" style:parent-style-name="Table_20_Contents">
      <style:text-properties officeooo:rsid="052dd834" officeooo:paragraph-rsid="052dd834"/>
    </style:style>
    <style:style style:name="P2306" style:family="paragraph" style:parent-style-name="Table_20_Contents">
      <style:text-properties officeooo:rsid="052eeae8" officeooo:paragraph-rsid="052eeae8"/>
    </style:style>
    <style:style style:name="P2307" style:family="paragraph" style:parent-style-name="Table_20_Contents">
      <style:text-properties officeooo:rsid="053078a1" officeooo:paragraph-rsid="053078a1"/>
    </style:style>
    <style:style style:name="P2308" style:family="paragraph" style:parent-style-name="Table_20_Contents">
      <style:text-properties officeooo:rsid="053159db" officeooo:paragraph-rsid="053159db"/>
    </style:style>
    <style:style style:name="P2309" style:family="paragraph" style:parent-style-name="Table_20_Contents">
      <style:text-properties officeooo:rsid="0531fb69" officeooo:paragraph-rsid="0531fb69"/>
    </style:style>
    <style:style style:name="P2310" style:family="paragraph" style:parent-style-name="Table_20_Contents">
      <style:text-properties officeooo:rsid="05326e54" officeooo:paragraph-rsid="05326e54"/>
    </style:style>
    <style:style style:name="P2311" style:family="paragraph" style:parent-style-name="Table_20_Contents">
      <style:text-properties officeooo:rsid="0535745b" officeooo:paragraph-rsid="0535745b"/>
    </style:style>
    <style:style style:name="P2312" style:family="paragraph" style:parent-style-name="Table_20_Contents">
      <style:text-properties officeooo:rsid="05359b38" officeooo:paragraph-rsid="05359b38"/>
    </style:style>
    <style:style style:name="P2313" style:family="paragraph" style:parent-style-name="Table_20_Contents">
      <style:text-properties officeooo:rsid="05375335" officeooo:paragraph-rsid="05375335"/>
    </style:style>
    <style:style style:name="P2314" style:family="paragraph" style:parent-style-name="Table_20_Contents">
      <style:text-properties officeooo:rsid="05393349" officeooo:paragraph-rsid="05393349"/>
    </style:style>
    <style:style style:name="P2315" style:family="paragraph" style:parent-style-name="Table_20_Contents">
      <style:text-properties officeooo:rsid="053ad7f7" officeooo:paragraph-rsid="053ad7f7"/>
    </style:style>
    <style:style style:name="P2316" style:family="paragraph" style:parent-style-name="Table_20_Contents">
      <style:text-properties officeooo:rsid="053c90f3" officeooo:paragraph-rsid="053c90f3"/>
    </style:style>
    <style:style style:name="P2317" style:family="paragraph" style:parent-style-name="Table_20_Contents">
      <style:text-properties officeooo:rsid="053e47d2" officeooo:paragraph-rsid="053e47d2"/>
    </style:style>
    <style:style style:name="P2318" style:family="paragraph" style:parent-style-name="Table_20_Contents">
      <style:text-properties officeooo:rsid="053f523e" officeooo:paragraph-rsid="053f523e"/>
    </style:style>
    <style:style style:name="P2319" style:family="paragraph" style:parent-style-name="Table_20_Contents">
      <style:text-properties officeooo:rsid="053fc828" officeooo:paragraph-rsid="053fc828"/>
    </style:style>
    <style:style style:name="P2320" style:family="paragraph" style:parent-style-name="Table_20_Contents">
      <style:text-properties officeooo:rsid="0540f791" officeooo:paragraph-rsid="0540f791"/>
    </style:style>
    <style:style style:name="P2321" style:family="paragraph" style:parent-style-name="Table_20_Contents">
      <style:text-properties officeooo:rsid="0541e5b7" officeooo:paragraph-rsid="0541e5b7"/>
    </style:style>
    <style:style style:name="P2322" style:family="paragraph" style:parent-style-name="Table_20_Contents">
      <style:text-properties officeooo:rsid="05438d94" officeooo:paragraph-rsid="05438d94"/>
    </style:style>
    <style:style style:name="P2323" style:family="paragraph" style:parent-style-name="Table_20_Contents">
      <style:text-properties officeooo:rsid="054550ff" officeooo:paragraph-rsid="054550ff"/>
    </style:style>
    <style:style style:name="P2324" style:family="paragraph" style:parent-style-name="Table_20_Contents">
      <style:text-properties officeooo:rsid="0546edd4" officeooo:paragraph-rsid="0546edd4"/>
    </style:style>
    <style:style style:name="P2325" style:family="paragraph" style:parent-style-name="Table_20_Contents">
      <style:text-properties officeooo:rsid="0548c5d9" officeooo:paragraph-rsid="0548c5d9"/>
    </style:style>
    <style:style style:name="P2326" style:family="paragraph" style:parent-style-name="Table_20_Contents">
      <style:text-properties officeooo:rsid="054bddf7" officeooo:paragraph-rsid="054bddf7"/>
    </style:style>
    <style:style style:name="P2327" style:family="paragraph" style:parent-style-name="Table_20_Contents">
      <style:text-properties officeooo:rsid="054d084d" officeooo:paragraph-rsid="054d084d"/>
    </style:style>
    <style:style style:name="P2328" style:family="paragraph" style:parent-style-name="Table_20_Contents">
      <style:text-properties officeooo:rsid="054d4489" officeooo:paragraph-rsid="054d4489"/>
    </style:style>
    <style:style style:name="P2329" style:family="paragraph" style:parent-style-name="Table_20_Contents">
      <style:text-properties officeooo:rsid="054e8108" officeooo:paragraph-rsid="054e8108"/>
    </style:style>
    <style:style style:name="P2330" style:family="paragraph" style:parent-style-name="Table_20_Contents">
      <style:text-properties officeooo:rsid="054fb1a6" officeooo:paragraph-rsid="054fb1a6"/>
    </style:style>
    <style:style style:name="P2331" style:family="paragraph" style:parent-style-name="Table_20_Contents">
      <style:text-properties officeooo:rsid="055166ea" officeooo:paragraph-rsid="055166ea"/>
    </style:style>
    <style:style style:name="P2332" style:family="paragraph" style:parent-style-name="Table_20_Contents">
      <style:text-properties officeooo:rsid="0553c223" officeooo:paragraph-rsid="0553c223"/>
    </style:style>
    <style:style style:name="P2333" style:family="paragraph" style:parent-style-name="Table_20_Contents">
      <style:text-properties officeooo:rsid="055502ef" officeooo:paragraph-rsid="055502ef"/>
    </style:style>
    <style:style style:name="P2334" style:family="paragraph" style:parent-style-name="Table_20_Contents">
      <style:text-properties officeooo:rsid="0555a46d" officeooo:paragraph-rsid="0555a46d"/>
    </style:style>
    <style:style style:name="P2335" style:family="paragraph" style:parent-style-name="Table_20_Contents">
      <style:text-properties officeooo:rsid="05566e1e" officeooo:paragraph-rsid="05566e1e"/>
    </style:style>
    <style:style style:name="P2336" style:family="paragraph" style:parent-style-name="Table_20_Contents">
      <style:text-properties officeooo:rsid="0556d033" officeooo:paragraph-rsid="0556d033"/>
    </style:style>
    <style:style style:name="P2337" style:family="paragraph" style:parent-style-name="Table_20_Contents">
      <style:text-properties officeooo:rsid="05593a0c" officeooo:paragraph-rsid="05593a0c"/>
    </style:style>
    <style:style style:name="P2338" style:family="paragraph" style:parent-style-name="Table_20_Contents">
      <style:text-properties officeooo:rsid="0559d62f" officeooo:paragraph-rsid="0559d62f"/>
    </style:style>
    <style:style style:name="P2339" style:family="paragraph" style:parent-style-name="Table_20_Contents">
      <style:text-properties officeooo:rsid="055b6ae6" officeooo:paragraph-rsid="055b6ae6"/>
    </style:style>
    <style:style style:name="P2340" style:family="paragraph" style:parent-style-name="Table_20_Contents">
      <style:text-properties officeooo:rsid="055cad70" officeooo:paragraph-rsid="055cad70"/>
    </style:style>
    <style:style style:name="P2341" style:family="paragraph" style:parent-style-name="Table_20_Contents">
      <style:text-properties officeooo:rsid="055d2aaf" officeooo:paragraph-rsid="055d2aaf"/>
    </style:style>
    <style:style style:name="P2342" style:family="paragraph" style:parent-style-name="Table_20_Contents">
      <style:text-properties officeooo:rsid="055fddf6" officeooo:paragraph-rsid="055fddf6"/>
    </style:style>
    <style:style style:name="P2343" style:family="paragraph" style:parent-style-name="Table_20_Contents">
      <style:text-properties officeooo:rsid="0560dfff" officeooo:paragraph-rsid="0560dfff"/>
    </style:style>
    <style:style style:name="P2344" style:family="paragraph" style:parent-style-name="Table_20_Contents">
      <style:text-properties officeooo:rsid="05623cc0" officeooo:paragraph-rsid="05623cc0"/>
    </style:style>
    <style:style style:name="P2345" style:family="paragraph" style:parent-style-name="Table_20_Contents">
      <style:text-properties officeooo:rsid="0564255f" officeooo:paragraph-rsid="0564255f"/>
    </style:style>
    <style:style style:name="P2346" style:family="paragraph" style:parent-style-name="Table_20_Contents">
      <style:text-properties officeooo:rsid="0564c931" officeooo:paragraph-rsid="0564c931"/>
    </style:style>
    <style:style style:name="P2347" style:family="paragraph" style:parent-style-name="Table_20_Contents">
      <style:text-properties officeooo:rsid="056536ea" officeooo:paragraph-rsid="056536ea"/>
    </style:style>
    <style:style style:name="P2348" style:family="paragraph" style:parent-style-name="Table_20_Contents">
      <style:text-properties officeooo:rsid="0566747d" officeooo:paragraph-rsid="0566747d"/>
    </style:style>
    <style:style style:name="P2349" style:family="paragraph" style:parent-style-name="Table_20_Contents">
      <style:text-properties officeooo:rsid="05679d68" officeooo:paragraph-rsid="05679d68"/>
    </style:style>
    <style:style style:name="P2350" style:family="paragraph" style:parent-style-name="Table_20_Contents">
      <style:text-properties officeooo:rsid="05686f51" officeooo:paragraph-rsid="05686f51"/>
    </style:style>
    <style:style style:name="P2351" style:family="paragraph" style:parent-style-name="Table_20_Contents">
      <style:text-properties officeooo:rsid="056a063a" officeooo:paragraph-rsid="056a063a"/>
    </style:style>
    <style:style style:name="P2352" style:family="paragraph" style:parent-style-name="Table_20_Contents">
      <style:text-properties officeooo:rsid="056b5059" officeooo:paragraph-rsid="056b5059"/>
    </style:style>
    <style:style style:name="P2353" style:family="paragraph" style:parent-style-name="Table_20_Contents">
      <style:text-properties officeooo:rsid="056c136a" officeooo:paragraph-rsid="056c136a"/>
    </style:style>
    <style:style style:name="P2354" style:family="paragraph" style:parent-style-name="Table_20_Contents">
      <style:text-properties officeooo:rsid="056c97a1" officeooo:paragraph-rsid="056c97a1"/>
    </style:style>
    <style:style style:name="P2355" style:family="paragraph" style:parent-style-name="Table_20_Contents">
      <style:text-properties officeooo:rsid="056e2fbf" officeooo:paragraph-rsid="056e2fbf"/>
    </style:style>
    <style:style style:name="P2356" style:family="paragraph" style:parent-style-name="Table_20_Contents">
      <style:text-properties officeooo:rsid="056ebb42" officeooo:paragraph-rsid="056ebb42"/>
    </style:style>
    <style:style style:name="P2357" style:family="paragraph" style:parent-style-name="Table_20_Contents">
      <style:text-properties officeooo:rsid="056fd791" officeooo:paragraph-rsid="056fd791"/>
    </style:style>
    <style:style style:name="P2358" style:family="paragraph" style:parent-style-name="Table_20_Contents">
      <style:text-properties officeooo:rsid="0571ac82" officeooo:paragraph-rsid="0571ac82"/>
    </style:style>
    <style:style style:name="P2359" style:family="paragraph" style:parent-style-name="Table_20_Contents">
      <style:text-properties officeooo:rsid="05739ee4" officeooo:paragraph-rsid="05739ee4"/>
    </style:style>
    <style:style style:name="P2360" style:family="paragraph" style:parent-style-name="Table_20_Contents">
      <style:text-properties officeooo:rsid="0575e00b" officeooo:paragraph-rsid="0575e00b"/>
    </style:style>
    <style:style style:name="P2361" style:family="paragraph" style:parent-style-name="Table_20_Contents">
      <style:text-properties officeooo:rsid="0576cb7e" officeooo:paragraph-rsid="0576cb7e"/>
    </style:style>
    <style:style style:name="P2362" style:family="paragraph" style:parent-style-name="Table_20_Contents">
      <style:text-properties officeooo:rsid="0578df3e" officeooo:paragraph-rsid="0578df3e"/>
    </style:style>
    <style:style style:name="P2363" style:family="paragraph" style:parent-style-name="Table_20_Contents">
      <style:text-properties officeooo:rsid="0579c572" officeooo:paragraph-rsid="0579c572"/>
    </style:style>
    <style:style style:name="P2364" style:family="paragraph" style:parent-style-name="Table_20_Contents">
      <style:text-properties officeooo:rsid="057ba64d" officeooo:paragraph-rsid="057ba64d"/>
    </style:style>
    <style:style style:name="P2365" style:family="paragraph" style:parent-style-name="Table_20_Contents">
      <style:text-properties officeooo:rsid="057cefd4" officeooo:paragraph-rsid="0541e5b7"/>
    </style:style>
    <style:style style:name="P2366" style:family="paragraph" style:parent-style-name="Table_20_Contents">
      <style:text-properties officeooo:rsid="057dcceb" officeooo:paragraph-rsid="057dcceb"/>
    </style:style>
    <style:style style:name="P2367" style:family="paragraph" style:parent-style-name="Table_20_Contents">
      <style:text-properties officeooo:rsid="057e5ff0" officeooo:paragraph-rsid="057e5ff0"/>
    </style:style>
    <style:style style:name="P2368" style:family="paragraph" style:parent-style-name="Table_20_Contents">
      <style:text-properties officeooo:rsid="057fdac5" officeooo:paragraph-rsid="057fdac5"/>
    </style:style>
    <style:style style:name="P2369" style:family="paragraph" style:parent-style-name="Table_20_Contents">
      <style:text-properties officeooo:rsid="05805d8d" officeooo:paragraph-rsid="05805d8d"/>
    </style:style>
    <style:style style:name="P2370" style:family="paragraph" style:parent-style-name="Table_20_Contents">
      <style:text-properties officeooo:rsid="0580bc31" officeooo:paragraph-rsid="0580bc31"/>
    </style:style>
    <style:style style:name="P2371" style:family="paragraph" style:parent-style-name="Table_20_Contents">
      <style:text-properties officeooo:rsid="0582677c" officeooo:paragraph-rsid="0582677c"/>
    </style:style>
    <style:style style:name="P2372" style:family="paragraph" style:parent-style-name="Table_20_Contents">
      <style:text-properties officeooo:rsid="05834193" officeooo:paragraph-rsid="05834193"/>
    </style:style>
    <style:style style:name="P2373" style:family="paragraph" style:parent-style-name="Table_20_Contents">
      <style:text-properties officeooo:rsid="05837bba" officeooo:paragraph-rsid="05837bba"/>
    </style:style>
    <style:style style:name="P2374" style:family="paragraph" style:parent-style-name="Table_20_Contents">
      <style:text-properties officeooo:rsid="058389be" officeooo:paragraph-rsid="058389be"/>
    </style:style>
    <style:style style:name="P2375" style:family="paragraph" style:parent-style-name="Table_20_Contents">
      <style:text-properties officeooo:rsid="0583b8ed" officeooo:paragraph-rsid="0583b8ed"/>
    </style:style>
    <style:style style:name="P2376" style:family="paragraph" style:parent-style-name="Table_20_Contents">
      <style:text-properties officeooo:rsid="0584866c" officeooo:paragraph-rsid="0584866c"/>
    </style:style>
    <style:style style:name="P2377" style:family="paragraph" style:parent-style-name="Table_20_Contents">
      <style:text-properties officeooo:rsid="05860867" officeooo:paragraph-rsid="05860867"/>
    </style:style>
    <style:style style:name="P2378" style:family="paragraph" style:parent-style-name="Table_20_Contents">
      <style:text-properties officeooo:rsid="0587c783" officeooo:paragraph-rsid="0587c783"/>
    </style:style>
    <style:style style:name="P2379" style:family="paragraph" style:parent-style-name="Table_20_Contents">
      <style:text-properties officeooo:rsid="05891b0a" officeooo:paragraph-rsid="05891b0a"/>
    </style:style>
    <style:style style:name="P2380" style:family="paragraph" style:parent-style-name="Table_20_Contents">
      <style:text-properties officeooo:rsid="0589bf2c" officeooo:paragraph-rsid="0589bf2c"/>
    </style:style>
    <style:style style:name="P2381" style:family="paragraph" style:parent-style-name="Table_20_Contents">
      <style:text-properties officeooo:rsid="058ac444" officeooo:paragraph-rsid="058ac444"/>
    </style:style>
    <style:style style:name="P2382" style:family="paragraph" style:parent-style-name="Table_20_Contents">
      <style:text-properties officeooo:rsid="058c70d5" officeooo:paragraph-rsid="058c70d5"/>
    </style:style>
    <style:style style:name="P2383" style:family="paragraph" style:parent-style-name="Table_20_Contents">
      <style:text-properties officeooo:rsid="058ca422" officeooo:paragraph-rsid="058ca422"/>
    </style:style>
    <style:style style:name="P2384" style:family="paragraph" style:parent-style-name="Table_20_Contents">
      <style:text-properties officeooo:rsid="058f4619" officeooo:paragraph-rsid="058f4619"/>
    </style:style>
    <style:style style:name="P2385" style:family="paragraph" style:parent-style-name="Table_20_Contents">
      <style:text-properties officeooo:rsid="058f8d28" officeooo:paragraph-rsid="058f8d28"/>
    </style:style>
    <style:style style:name="P2386" style:family="paragraph" style:parent-style-name="Table_20_Contents">
      <style:text-properties officeooo:rsid="0590b981" officeooo:paragraph-rsid="0590b981"/>
    </style:style>
    <style:style style:name="P2387" style:family="paragraph" style:parent-style-name="Table_20_Contents">
      <style:text-properties officeooo:rsid="05925a15" officeooo:paragraph-rsid="05925a15"/>
    </style:style>
    <style:style style:name="P2388" style:family="paragraph" style:parent-style-name="Table_20_Contents">
      <style:text-properties officeooo:rsid="0592bf92" officeooo:paragraph-rsid="0592bf92"/>
    </style:style>
    <style:style style:name="P2389" style:family="paragraph" style:parent-style-name="Table_20_Contents">
      <style:text-properties officeooo:rsid="05953086" officeooo:paragraph-rsid="05953086"/>
    </style:style>
    <style:style style:name="P2390" style:family="paragraph" style:parent-style-name="Table_20_Contents">
      <style:text-properties officeooo:rsid="05958b6a" officeooo:paragraph-rsid="05958b6a"/>
    </style:style>
    <style:style style:name="P2391" style:family="paragraph" style:parent-style-name="Table_20_Contents">
      <style:text-properties officeooo:rsid="0596019d" officeooo:paragraph-rsid="0596019d"/>
    </style:style>
    <style:style style:name="P2392" style:family="paragraph" style:parent-style-name="Table_20_Contents">
      <style:text-properties officeooo:rsid="059785d3" officeooo:paragraph-rsid="059785d3"/>
    </style:style>
    <style:style style:name="P2393" style:family="paragraph" style:parent-style-name="Table_20_Contents">
      <style:text-properties officeooo:rsid="0597966e" officeooo:paragraph-rsid="0597966e"/>
    </style:style>
    <style:style style:name="P2394" style:family="paragraph" style:parent-style-name="Table_20_Contents">
      <style:text-properties officeooo:rsid="0598dadd" officeooo:paragraph-rsid="0598dadd"/>
    </style:style>
    <style:style style:name="P2395" style:family="paragraph" style:parent-style-name="Table_20_Contents">
      <style:text-properties officeooo:rsid="05992ea4" officeooo:paragraph-rsid="05992ea4"/>
    </style:style>
    <style:style style:name="P2396" style:family="paragraph" style:parent-style-name="Table_20_Contents">
      <style:text-properties officeooo:rsid="059968ff" officeooo:paragraph-rsid="059968ff"/>
    </style:style>
    <style:style style:name="P2397" style:family="paragraph" style:parent-style-name="Table_20_Contents">
      <style:text-properties officeooo:rsid="059b46d1" officeooo:paragraph-rsid="059b46d1"/>
    </style:style>
    <style:style style:name="P2398" style:family="paragraph" style:parent-style-name="Table_20_Contents">
      <style:text-properties officeooo:rsid="059c2fbc" officeooo:paragraph-rsid="059c2fbc"/>
    </style:style>
    <style:style style:name="P2399" style:family="paragraph" style:parent-style-name="Table_20_Contents">
      <style:text-properties officeooo:rsid="059e1d80" officeooo:paragraph-rsid="059e1d80"/>
    </style:style>
    <style:style style:name="P2400" style:family="paragraph" style:parent-style-name="Table_20_Contents">
      <style:text-properties officeooo:rsid="05a001f0" officeooo:paragraph-rsid="05a001f0"/>
    </style:style>
    <style:style style:name="P2401" style:family="paragraph" style:parent-style-name="Table_20_Contents">
      <style:text-properties officeooo:rsid="05a05a07" officeooo:paragraph-rsid="05a05a07"/>
    </style:style>
    <style:style style:name="P2402" style:family="paragraph" style:parent-style-name="Table_20_Contents">
      <style:text-properties officeooo:rsid="05a091c2" officeooo:paragraph-rsid="04c88f5d"/>
    </style:style>
    <style:style style:name="P2403" style:family="paragraph" style:parent-style-name="Table_20_Contents">
      <style:text-properties officeooo:rsid="05a14ab0" officeooo:paragraph-rsid="05a14ab0"/>
    </style:style>
    <style:style style:name="P2404" style:family="paragraph" style:parent-style-name="Table_20_Contents">
      <style:text-properties officeooo:rsid="05a2dc94" officeooo:paragraph-rsid="05a2dc94"/>
    </style:style>
    <style:style style:name="P2405" style:family="paragraph" style:parent-style-name="Table_20_Contents">
      <style:text-properties officeooo:rsid="05a460dc" officeooo:paragraph-rsid="05a460dc"/>
    </style:style>
    <style:style style:name="P2406" style:family="paragraph" style:parent-style-name="Table_20_Contents">
      <style:text-properties officeooo:rsid="05a5b1e9" officeooo:paragraph-rsid="05a5b1e9"/>
    </style:style>
    <style:style style:name="P2407" style:family="paragraph" style:parent-style-name="Table_20_Contents">
      <style:text-properties officeooo:rsid="05a71880" officeooo:paragraph-rsid="05a71880"/>
    </style:style>
    <style:style style:name="P2408" style:family="paragraph" style:parent-style-name="Table_20_Contents">
      <style:text-properties officeooo:rsid="05a83567" officeooo:paragraph-rsid="05a83567"/>
    </style:style>
    <style:style style:name="P2409" style:family="paragraph" style:parent-style-name="Table_20_Contents">
      <style:text-properties officeooo:rsid="05a9e97d" officeooo:paragraph-rsid="05a9e97d"/>
    </style:style>
    <style:style style:name="P2410" style:family="paragraph" style:parent-style-name="Table_20_Contents">
      <style:text-properties officeooo:rsid="05ab362e" officeooo:paragraph-rsid="05ab362e"/>
    </style:style>
    <style:style style:name="P2411" style:family="paragraph" style:parent-style-name="Table_20_Contents">
      <style:text-properties officeooo:rsid="05ad095b" officeooo:paragraph-rsid="05ad095b"/>
    </style:style>
    <style:style style:name="P2412" style:family="paragraph" style:parent-style-name="Table_20_Contents">
      <style:text-properties officeooo:rsid="05ada7ea" officeooo:paragraph-rsid="05ada7ea"/>
    </style:style>
    <style:style style:name="P2413" style:family="paragraph" style:parent-style-name="Table_20_Contents">
      <style:text-properties officeooo:rsid="05af3081" officeooo:paragraph-rsid="05af3081"/>
    </style:style>
    <style:style style:name="P2414" style:family="paragraph" style:parent-style-name="Table_20_Contents">
      <style:text-properties officeooo:rsid="05b021de" officeooo:paragraph-rsid="05b021de"/>
    </style:style>
    <style:style style:name="P2415" style:family="paragraph" style:parent-style-name="Table_20_Contents">
      <style:text-properties officeooo:rsid="05b0fb83" officeooo:paragraph-rsid="05b0fb83"/>
    </style:style>
    <style:style style:name="P2416" style:family="paragraph" style:parent-style-name="Table_20_Contents">
      <style:text-properties officeooo:rsid="05b1f7b2" officeooo:paragraph-rsid="05b1f7b2"/>
    </style:style>
    <style:style style:name="P2417" style:family="paragraph" style:parent-style-name="Table_20_Contents">
      <style:text-properties officeooo:rsid="05b2de24" officeooo:paragraph-rsid="05b2de24"/>
    </style:style>
    <style:style style:name="P2418" style:family="paragraph" style:parent-style-name="Table_20_Contents">
      <style:text-properties officeooo:rsid="05b38c8c" officeooo:paragraph-rsid="05b38c8c"/>
    </style:style>
    <style:style style:name="P2419" style:family="paragraph" style:parent-style-name="Table_20_Contents">
      <style:text-properties officeooo:rsid="05b42a15" officeooo:paragraph-rsid="05b42a15"/>
    </style:style>
    <style:style style:name="P2420" style:family="paragraph" style:parent-style-name="Table_20_Contents">
      <style:text-properties officeooo:rsid="05b562a0" officeooo:paragraph-rsid="05b562a0"/>
    </style:style>
    <style:style style:name="P2421" style:family="paragraph" style:parent-style-name="Table_20_Contents">
      <style:text-properties officeooo:rsid="05b5c223" officeooo:paragraph-rsid="05b5c223"/>
    </style:style>
    <style:style style:name="P2422" style:family="paragraph" style:parent-style-name="Table_20_Contents">
      <style:text-properties officeooo:rsid="05b6c7fa" officeooo:paragraph-rsid="05b6c7fa"/>
    </style:style>
    <style:style style:name="P2423" style:family="paragraph" style:parent-style-name="Table_20_Contents">
      <style:text-properties officeooo:rsid="05b8a1c5" officeooo:paragraph-rsid="05b8a1c5"/>
    </style:style>
    <style:style style:name="P2424" style:family="paragraph" style:parent-style-name="Table_20_Contents">
      <style:text-properties officeooo:rsid="05baa79a" officeooo:paragraph-rsid="05baa79a"/>
    </style:style>
    <style:style style:name="P2425" style:family="paragraph" style:parent-style-name="Table_20_Contents">
      <style:text-properties officeooo:rsid="05bc35dc" officeooo:paragraph-rsid="05bc35dc"/>
    </style:style>
    <style:style style:name="P2426" style:family="paragraph" style:parent-style-name="Table_20_Contents">
      <style:text-properties officeooo:rsid="05bc940c" officeooo:paragraph-rsid="05bc940c"/>
    </style:style>
    <style:style style:name="P2427" style:family="paragraph" style:parent-style-name="Table_20_Contents">
      <style:text-properties officeooo:rsid="05be33ad" officeooo:paragraph-rsid="05be33ad"/>
    </style:style>
    <style:style style:name="P2428" style:family="paragraph" style:parent-style-name="Table_20_Contents">
      <style:text-properties officeooo:rsid="05be4a48" officeooo:paragraph-rsid="05be4a48"/>
    </style:style>
    <style:style style:name="P2429" style:family="paragraph" style:parent-style-name="Table_20_Contents">
      <style:text-properties officeooo:rsid="05bf96bf" officeooo:paragraph-rsid="05bf96bf"/>
    </style:style>
    <style:style style:name="P2430" style:family="paragraph" style:parent-style-name="Table_20_Contents">
      <style:text-properties officeooo:rsid="05c0f695" officeooo:paragraph-rsid="05c0f695"/>
    </style:style>
    <style:style style:name="P2431" style:family="paragraph" style:parent-style-name="Table_20_Contents">
      <style:text-properties officeooo:rsid="05c3d9a2" officeooo:paragraph-rsid="05c3d9a2"/>
    </style:style>
    <style:style style:name="P2432" style:family="paragraph" style:parent-style-name="Table_20_Contents">
      <style:text-properties officeooo:rsid="05c3d9a2" officeooo:paragraph-rsid="05c223e2"/>
    </style:style>
    <style:style style:name="P2433" style:family="paragraph" style:parent-style-name="Table_20_Contents">
      <style:text-properties officeooo:rsid="05c4f62a" officeooo:paragraph-rsid="05c4f62a"/>
    </style:style>
    <style:style style:name="P2434" style:family="paragraph" style:parent-style-name="Table_20_Contents">
      <style:text-properties officeooo:rsid="05c53734" officeooo:paragraph-rsid="05c53734"/>
    </style:style>
    <style:style style:name="P2435" style:family="paragraph" style:parent-style-name="Table_20_Contents">
      <style:text-properties officeooo:rsid="05c60466" officeooo:paragraph-rsid="05c60466"/>
    </style:style>
    <style:style style:name="P2436" style:family="paragraph" style:parent-style-name="Table_20_Contents">
      <style:text-properties officeooo:rsid="05c6ae95" officeooo:paragraph-rsid="05c6ae95"/>
    </style:style>
    <style:style style:name="P2437" style:family="paragraph" style:parent-style-name="Table_20_Contents">
      <style:text-properties officeooo:rsid="05c843d3" officeooo:paragraph-rsid="05c843d3"/>
    </style:style>
    <style:style style:name="P2438" style:family="paragraph" style:parent-style-name="Table_20_Contents">
      <style:text-properties officeooo:rsid="05c8772b" officeooo:paragraph-rsid="05c8772b"/>
    </style:style>
    <style:style style:name="P2439" style:family="paragraph" style:parent-style-name="Table_20_Contents">
      <style:text-properties officeooo:rsid="05ca1fde" officeooo:paragraph-rsid="05ca1fde"/>
    </style:style>
    <style:style style:name="P2440" style:family="paragraph" style:parent-style-name="Table_20_Contents">
      <style:text-properties officeooo:rsid="05ca8ec8" officeooo:paragraph-rsid="05ca8ec8"/>
    </style:style>
    <style:style style:name="P2441" style:family="paragraph" style:parent-style-name="Table_20_Contents">
      <style:text-properties officeooo:rsid="05cb9360" officeooo:paragraph-rsid="05cb9360"/>
    </style:style>
    <style:style style:name="P2442" style:family="paragraph" style:parent-style-name="Table_20_Contents">
      <style:text-properties officeooo:rsid="05cd49e4" officeooo:paragraph-rsid="05cd49e4"/>
    </style:style>
    <style:style style:name="P2443" style:family="paragraph" style:parent-style-name="Table_20_Contents">
      <style:text-properties officeooo:rsid="05ce410c" officeooo:paragraph-rsid="05ce410c"/>
    </style:style>
    <style:style style:name="P2444" style:family="paragraph" style:parent-style-name="Table_20_Contents">
      <style:text-properties officeooo:rsid="05d02849" officeooo:paragraph-rsid="05d02849"/>
    </style:style>
    <style:style style:name="P2445" style:family="paragraph" style:parent-style-name="Table_20_Contents">
      <style:text-properties officeooo:rsid="05d2077e" officeooo:paragraph-rsid="05d2077e"/>
    </style:style>
    <style:style style:name="P2446" style:family="paragraph" style:parent-style-name="Table_20_Contents">
      <style:text-properties officeooo:rsid="05d384c2" officeooo:paragraph-rsid="05d384c2"/>
    </style:style>
    <style:style style:name="P2447" style:family="paragraph" style:parent-style-name="Table_20_Contents">
      <style:text-properties officeooo:rsid="05d48955" officeooo:paragraph-rsid="05d48955"/>
    </style:style>
    <style:style style:name="P2448" style:family="paragraph" style:parent-style-name="Table_20_Contents">
      <style:text-properties officeooo:rsid="05d5482c" officeooo:paragraph-rsid="05d5482c"/>
    </style:style>
    <style:style style:name="P2449" style:family="paragraph" style:parent-style-name="Table_20_Contents">
      <style:text-properties officeooo:rsid="05d7a3ee" officeooo:paragraph-rsid="05d7a3ee"/>
    </style:style>
    <style:style style:name="P2450" style:family="paragraph" style:parent-style-name="Table_20_Contents">
      <style:text-properties officeooo:rsid="05d85f8f" officeooo:paragraph-rsid="05d85f8f"/>
    </style:style>
    <style:style style:name="P2451" style:family="paragraph" style:parent-style-name="Table_20_Contents">
      <style:text-properties officeooo:rsid="05d9792b" officeooo:paragraph-rsid="05d9792b"/>
    </style:style>
    <style:style style:name="P2452" style:family="paragraph" style:parent-style-name="Table_20_Contents">
      <style:text-properties officeooo:rsid="05da0cc2" officeooo:paragraph-rsid="05da0cc2"/>
    </style:style>
    <style:style style:name="P2453" style:family="paragraph" style:parent-style-name="Table_20_Contents">
      <style:text-properties officeooo:rsid="05db3a70" officeooo:paragraph-rsid="05db3a70"/>
    </style:style>
    <style:style style:name="P2454" style:family="paragraph" style:parent-style-name="Table_20_Contents">
      <style:text-properties officeooo:rsid="05dbed61" officeooo:paragraph-rsid="05dbed61"/>
    </style:style>
    <style:style style:name="P2455" style:family="paragraph" style:parent-style-name="Table_20_Contents">
      <style:text-properties officeooo:rsid="05defb92" officeooo:paragraph-rsid="05defb92"/>
    </style:style>
    <style:style style:name="P2456" style:family="paragraph" style:parent-style-name="Table_20_Contents">
      <style:text-properties officeooo:rsid="05df06b0" officeooo:paragraph-rsid="05df06b0"/>
    </style:style>
    <style:style style:name="P2457" style:family="paragraph" style:parent-style-name="Table_20_Contents">
      <style:text-properties officeooo:rsid="05df1cbc" officeooo:paragraph-rsid="05df1cbc"/>
    </style:style>
    <style:style style:name="P2458" style:family="paragraph" style:parent-style-name="Table_20_Contents">
      <style:text-properties officeooo:rsid="05e0f0c0" officeooo:paragraph-rsid="05e0f0c0"/>
    </style:style>
    <style:style style:name="P2459" style:family="paragraph" style:parent-style-name="Table_20_Contents">
      <style:text-properties officeooo:rsid="05e13847" officeooo:paragraph-rsid="05e13847"/>
    </style:style>
    <style:style style:name="P2460" style:family="paragraph" style:parent-style-name="Table_20_Contents">
      <style:text-properties officeooo:rsid="05e283bb" officeooo:paragraph-rsid="05e283bb"/>
    </style:style>
    <style:style style:name="P2461" style:family="paragraph" style:parent-style-name="Table_20_Contents">
      <style:text-properties officeooo:rsid="05e3165a" officeooo:paragraph-rsid="05e3165a"/>
    </style:style>
    <style:style style:name="P2462" style:family="paragraph" style:parent-style-name="Table_20_Contents">
      <style:text-properties officeooo:rsid="05e32c58" officeooo:paragraph-rsid="05d48955"/>
    </style:style>
    <style:style style:name="P2463" style:family="paragraph" style:parent-style-name="Table_20_Contents">
      <style:text-properties officeooo:rsid="05e3fce1" officeooo:paragraph-rsid="05e3fce1"/>
    </style:style>
    <style:style style:name="P2464" style:family="paragraph" style:parent-style-name="Table_20_Contents">
      <style:text-properties officeooo:rsid="05e47d6c" officeooo:paragraph-rsid="05e47d6c"/>
    </style:style>
    <style:style style:name="P2465" style:family="paragraph" style:parent-style-name="Table_20_Contents">
      <style:text-properties officeooo:rsid="05e48bcf" officeooo:paragraph-rsid="05e48bcf"/>
    </style:style>
    <style:style style:name="P2466" style:family="paragraph" style:parent-style-name="Table_20_Contents">
      <style:text-properties officeooo:rsid="05e54699" officeooo:paragraph-rsid="05e54699"/>
    </style:style>
    <style:style style:name="P2467" style:family="paragraph" style:parent-style-name="Table_20_Contents">
      <style:text-properties officeooo:rsid="05e5696a" officeooo:paragraph-rsid="05e5696a"/>
    </style:style>
    <style:style style:name="P2468" style:family="paragraph" style:parent-style-name="Table_20_Contents">
      <style:text-properties officeooo:rsid="05e68de8" officeooo:paragraph-rsid="05e68de8"/>
    </style:style>
    <style:style style:name="P2469" style:family="paragraph" style:parent-style-name="Table_20_Contents">
      <style:text-properties officeooo:rsid="05e83afb" officeooo:paragraph-rsid="05e83afb"/>
    </style:style>
    <style:style style:name="P2470" style:family="paragraph" style:parent-style-name="Table_20_Contents">
      <style:text-properties officeooo:rsid="05e95322" officeooo:paragraph-rsid="05e95322"/>
    </style:style>
    <style:style style:name="P2471" style:family="paragraph" style:parent-style-name="Table_20_Contents">
      <style:text-properties officeooo:rsid="05e98261" officeooo:paragraph-rsid="05e98261"/>
    </style:style>
    <style:style style:name="P2472" style:family="paragraph" style:parent-style-name="Table_20_Contents">
      <style:text-properties officeooo:rsid="05ea3272" officeooo:paragraph-rsid="05ea3272"/>
    </style:style>
    <style:style style:name="P2473" style:family="paragraph" style:parent-style-name="Table_20_Contents">
      <style:text-properties officeooo:rsid="05ec1d0b" officeooo:paragraph-rsid="05ec1d0b"/>
    </style:style>
    <style:style style:name="P2474" style:family="paragraph" style:parent-style-name="Table_20_Contents">
      <style:text-properties officeooo:rsid="05ed70f3" officeooo:paragraph-rsid="05ed70f3"/>
    </style:style>
    <style:style style:name="P2475" style:family="paragraph" style:parent-style-name="Table_20_Contents">
      <style:text-properties officeooo:rsid="05ef2323" officeooo:paragraph-rsid="05ef2323"/>
    </style:style>
    <style:style style:name="P2476" style:family="paragraph" style:parent-style-name="Table_20_Contents">
      <style:text-properties officeooo:rsid="05ef9dbc" officeooo:paragraph-rsid="05ef9dbc"/>
    </style:style>
    <style:style style:name="P2477" style:family="paragraph" style:parent-style-name="Table_20_Contents">
      <style:text-properties officeooo:rsid="05effc93" officeooo:paragraph-rsid="05effc93"/>
    </style:style>
    <style:style style:name="P2478" style:family="paragraph" style:parent-style-name="Table_20_Contents">
      <style:text-properties officeooo:rsid="05f0f5e0" officeooo:paragraph-rsid="05f0f5e0"/>
    </style:style>
    <style:style style:name="P2479" style:family="paragraph" style:parent-style-name="Table_20_Contents">
      <style:text-properties officeooo:rsid="05f10a02" officeooo:paragraph-rsid="05f10a02"/>
    </style:style>
    <style:style style:name="P2480" style:family="paragraph" style:parent-style-name="Table_20_Contents">
      <style:text-properties officeooo:rsid="05f180a1" officeooo:paragraph-rsid="05f180a1"/>
    </style:style>
    <style:style style:name="P2481" style:family="paragraph" style:parent-style-name="Table_20_Contents">
      <style:text-properties officeooo:rsid="05f34d8a" officeooo:paragraph-rsid="05f34d8a"/>
    </style:style>
    <style:style style:name="P2482" style:family="paragraph" style:parent-style-name="Table_20_Contents">
      <style:text-properties officeooo:rsid="05f3a666" officeooo:paragraph-rsid="05f3a666"/>
    </style:style>
    <style:style style:name="P2483" style:family="paragraph" style:parent-style-name="Table_20_Contents">
      <style:text-properties officeooo:rsid="05f5a06d" officeooo:paragraph-rsid="05f5a06d"/>
    </style:style>
    <style:style style:name="P2484" style:family="paragraph" style:parent-style-name="Table_20_Contents">
      <style:text-properties officeooo:rsid="05f7233e" officeooo:paragraph-rsid="05f7233e"/>
    </style:style>
    <style:style style:name="P2485" style:family="paragraph" style:parent-style-name="Table_20_Contents">
      <style:text-properties officeooo:rsid="05f75a68" officeooo:paragraph-rsid="05f75a68"/>
    </style:style>
    <style:style style:name="P2486" style:family="paragraph" style:parent-style-name="Table_20_Contents">
      <style:text-properties officeooo:rsid="05f92176" officeooo:paragraph-rsid="05f92176"/>
    </style:style>
    <style:style style:name="P2487" style:family="paragraph" style:parent-style-name="Table_20_Contents">
      <style:text-properties officeooo:rsid="05f9e955" officeooo:paragraph-rsid="05f9e955"/>
    </style:style>
    <style:style style:name="P2488" style:family="paragraph" style:parent-style-name="Table_20_Contents">
      <style:text-properties officeooo:rsid="05fbb115" officeooo:paragraph-rsid="05fbb115"/>
    </style:style>
    <style:style style:name="P2489" style:family="paragraph" style:parent-style-name="Table_20_Contents">
      <style:text-properties officeooo:rsid="05ff1a74" officeooo:paragraph-rsid="05ff1a74"/>
    </style:style>
    <style:style style:name="P2490" style:family="paragraph" style:parent-style-name="Table_20_Contents">
      <style:text-properties officeooo:rsid="0600d426" officeooo:paragraph-rsid="0600d426"/>
    </style:style>
    <style:style style:name="P2491" style:family="paragraph" style:parent-style-name="Table_20_Contents">
      <style:text-properties officeooo:rsid="0601e978" officeooo:paragraph-rsid="0601e978"/>
    </style:style>
    <style:style style:name="P2492" style:family="paragraph" style:parent-style-name="Table_20_Contents">
      <style:text-properties officeooo:rsid="0602106d" officeooo:paragraph-rsid="0602106d"/>
    </style:style>
    <style:style style:name="P2493" style:family="paragraph" style:parent-style-name="Table_20_Contents">
      <style:text-properties officeooo:rsid="06027566" officeooo:paragraph-rsid="06027566"/>
    </style:style>
    <style:style style:name="P2494" style:family="paragraph" style:parent-style-name="Table_20_Contents">
      <style:text-properties officeooo:rsid="06062623" officeooo:paragraph-rsid="06062623"/>
    </style:style>
    <style:style style:name="P2495" style:family="paragraph" style:parent-style-name="Table_20_Contents">
      <style:text-properties officeooo:rsid="0607ac9f" officeooo:paragraph-rsid="0607ac9f"/>
    </style:style>
    <style:style style:name="P2496" style:family="paragraph" style:parent-style-name="Table_20_Contents">
      <style:text-properties officeooo:rsid="06081a45" officeooo:paragraph-rsid="06081a45"/>
    </style:style>
    <style:style style:name="P2497" style:family="paragraph" style:parent-style-name="Table_20_Contents">
      <style:text-properties officeooo:rsid="06099430" officeooo:paragraph-rsid="06099430"/>
    </style:style>
    <style:style style:name="P2498" style:family="paragraph" style:parent-style-name="Table_20_Contents">
      <style:text-properties officeooo:rsid="060afc22" officeooo:paragraph-rsid="060afc22"/>
    </style:style>
    <style:style style:name="P2499" style:family="paragraph" style:parent-style-name="Table_20_Contents">
      <style:text-properties officeooo:rsid="060c090e" officeooo:paragraph-rsid="060c090e"/>
    </style:style>
    <style:style style:name="P2500" style:family="paragraph" style:parent-style-name="Table_20_Contents">
      <style:text-properties officeooo:rsid="060c0f1e" officeooo:paragraph-rsid="060c0f1e"/>
    </style:style>
    <style:style style:name="P2501" style:family="paragraph" style:parent-style-name="Table_20_Contents">
      <style:text-properties officeooo:rsid="060d7a30" officeooo:paragraph-rsid="060d7a30"/>
    </style:style>
    <style:style style:name="P2502" style:family="paragraph" style:parent-style-name="Table_20_Contents">
      <style:text-properties officeooo:rsid="060dde4d" officeooo:paragraph-rsid="060dde4d"/>
    </style:style>
    <style:style style:name="P2503" style:family="paragraph" style:parent-style-name="Table_20_Contents">
      <style:text-properties officeooo:rsid="060f93c8" officeooo:paragraph-rsid="060f93c8"/>
    </style:style>
    <style:style style:name="P2504" style:family="paragraph" style:parent-style-name="Table_20_Contents">
      <style:text-properties officeooo:rsid="060fb88e" officeooo:paragraph-rsid="060fb88e"/>
    </style:style>
    <style:style style:name="P2505" style:family="paragraph" style:parent-style-name="Table_20_Contents">
      <style:text-properties officeooo:rsid="061000c8" officeooo:paragraph-rsid="0611cc47"/>
    </style:style>
    <style:style style:name="P2506" style:family="paragraph" style:parent-style-name="Table_20_Contents">
      <style:text-properties officeooo:rsid="0611cc47" officeooo:paragraph-rsid="0611cc47"/>
    </style:style>
    <style:style style:name="P2507" style:family="paragraph" style:parent-style-name="Table_20_Contents">
      <style:text-properties officeooo:rsid="0612c111" officeooo:paragraph-rsid="0612c111"/>
    </style:style>
    <style:style style:name="P2508" style:family="paragraph" style:parent-style-name="Table_20_Contents">
      <style:text-properties officeooo:rsid="06154380" officeooo:paragraph-rsid="06154380"/>
    </style:style>
    <style:style style:name="P2509" style:family="paragraph" style:parent-style-name="Table_20_Contents">
      <style:text-properties officeooo:rsid="0617398b" officeooo:paragraph-rsid="0617398b"/>
    </style:style>
    <style:style style:name="P2510" style:family="paragraph" style:parent-style-name="Table_20_Contents">
      <style:text-properties officeooo:rsid="06191bd2" officeooo:paragraph-rsid="06191bd2"/>
    </style:style>
    <style:style style:name="P2511" style:family="paragraph" style:parent-style-name="Table_20_Contents">
      <style:text-properties officeooo:rsid="0619c91c" officeooo:paragraph-rsid="0619c91c"/>
    </style:style>
    <style:style style:name="P2512" style:family="paragraph" style:parent-style-name="Table_20_Contents">
      <style:text-properties officeooo:rsid="061bb783" officeooo:paragraph-rsid="061bb783"/>
    </style:style>
    <style:style style:name="P2513" style:family="paragraph" style:parent-style-name="Table_20_Contents">
      <style:text-properties officeooo:rsid="061d519e" officeooo:paragraph-rsid="061d519e"/>
    </style:style>
    <style:style style:name="P2514" style:family="paragraph" style:parent-style-name="Table_20_Contents">
      <style:text-properties officeooo:rsid="061e9199" officeooo:paragraph-rsid="061e9199"/>
    </style:style>
    <style:style style:name="P2515" style:family="paragraph" style:parent-style-name="Table_20_Contents">
      <style:text-properties officeooo:rsid="061f4727" officeooo:paragraph-rsid="061f4727"/>
    </style:style>
    <style:style style:name="P2516" style:family="paragraph" style:parent-style-name="Table_20_Contents">
      <style:text-properties officeooo:rsid="062140ef" officeooo:paragraph-rsid="062140ef"/>
    </style:style>
    <style:style style:name="P2517" style:family="paragraph" style:parent-style-name="Table_20_Contents">
      <style:text-properties officeooo:rsid="0621bff3" officeooo:paragraph-rsid="0621bff3"/>
    </style:style>
    <style:style style:name="P2518" style:family="paragraph" style:parent-style-name="Table_20_Contents">
      <style:text-properties officeooo:rsid="06233122" officeooo:paragraph-rsid="06233122"/>
    </style:style>
    <style:style style:name="P2519" style:family="paragraph" style:parent-style-name="Table_20_Contents">
      <style:text-properties officeooo:rsid="06248d71" officeooo:paragraph-rsid="06248d71"/>
    </style:style>
    <style:style style:name="P2520" style:family="paragraph" style:parent-style-name="Table_20_Contents">
      <style:text-properties officeooo:rsid="0624c2a9" officeooo:paragraph-rsid="0624c2a9"/>
    </style:style>
    <style:style style:name="P2521" style:family="paragraph" style:parent-style-name="Table_20_Contents">
      <style:text-properties officeooo:rsid="0625ba98" officeooo:paragraph-rsid="0625ba98"/>
    </style:style>
    <style:style style:name="P2522" style:family="paragraph" style:parent-style-name="Table_20_Contents">
      <style:text-properties officeooo:rsid="0626695c" officeooo:paragraph-rsid="0626695c"/>
    </style:style>
    <style:style style:name="P2523" style:family="paragraph" style:parent-style-name="Table_20_Contents">
      <style:text-properties officeooo:rsid="0627e855" officeooo:paragraph-rsid="0627e855"/>
    </style:style>
    <style:style style:name="P2524" style:family="paragraph" style:parent-style-name="Table_20_Contents">
      <style:text-properties officeooo:rsid="06283363" officeooo:paragraph-rsid="06283363"/>
    </style:style>
    <style:style style:name="P2525" style:family="paragraph" style:parent-style-name="Table_20_Contents">
      <style:text-properties officeooo:rsid="062a250e" officeooo:paragraph-rsid="062a250e"/>
    </style:style>
    <style:style style:name="P2526" style:family="paragraph" style:parent-style-name="Table_20_Contents">
      <style:text-properties officeooo:rsid="062be295" officeooo:paragraph-rsid="062be295"/>
    </style:style>
    <style:style style:name="P2527" style:family="paragraph" style:parent-style-name="Table_20_Contents">
      <style:text-properties officeooo:rsid="062c4c6e" officeooo:paragraph-rsid="062c4c6e"/>
    </style:style>
    <style:style style:name="P2528" style:family="paragraph" style:parent-style-name="Table_20_Contents">
      <style:text-properties officeooo:rsid="062ee6fc" officeooo:paragraph-rsid="062ee6fc"/>
    </style:style>
    <style:style style:name="P2529" style:family="paragraph" style:parent-style-name="Table_20_Contents">
      <style:text-properties officeooo:rsid="06300068" officeooo:paragraph-rsid="06300068"/>
    </style:style>
    <style:style style:name="P2530" style:family="paragraph" style:parent-style-name="Table_20_Contents">
      <style:text-properties officeooo:rsid="06308703" officeooo:paragraph-rsid="06308703"/>
    </style:style>
    <style:style style:name="P2531" style:family="paragraph" style:parent-style-name="Table_20_Contents">
      <style:text-properties officeooo:rsid="06317cd2" officeooo:paragraph-rsid="06317cd2"/>
    </style:style>
    <style:style style:name="P2532" style:family="paragraph" style:parent-style-name="Table_20_Contents">
      <style:text-properties officeooo:rsid="06320f55" officeooo:paragraph-rsid="06320f55"/>
    </style:style>
    <style:style style:name="P2533" style:family="paragraph" style:parent-style-name="Table_20_Contents">
      <style:text-properties officeooo:rsid="0633c15c" officeooo:paragraph-rsid="0633c15c"/>
    </style:style>
    <style:style style:name="P2534" style:family="paragraph" style:parent-style-name="Table_20_Contents">
      <style:text-properties officeooo:rsid="0635787d" officeooo:paragraph-rsid="0635787d"/>
    </style:style>
    <style:style style:name="P2535" style:family="paragraph" style:parent-style-name="Table_20_Contents">
      <style:text-properties officeooo:rsid="0636bb7b" officeooo:paragraph-rsid="0636bb7b"/>
    </style:style>
    <style:style style:name="P2536" style:family="paragraph" style:parent-style-name="Table_20_Contents">
      <style:text-properties officeooo:rsid="0637b819" officeooo:paragraph-rsid="0637b819"/>
    </style:style>
    <style:style style:name="P2537" style:family="paragraph" style:parent-style-name="Table_20_Contents">
      <style:text-properties officeooo:rsid="063851bb" officeooo:paragraph-rsid="063851bb"/>
    </style:style>
    <style:style style:name="P2538" style:family="paragraph" style:parent-style-name="Table_20_Contents">
      <style:text-properties officeooo:rsid="063a5050" officeooo:paragraph-rsid="063a5050"/>
    </style:style>
    <style:style style:name="P2539" style:family="paragraph" style:parent-style-name="Table_20_Contents">
      <style:text-properties officeooo:rsid="063aa78d" officeooo:paragraph-rsid="063aa78d"/>
    </style:style>
    <style:style style:name="P2540" style:family="paragraph" style:parent-style-name="Table_20_Contents">
      <style:text-properties officeooo:rsid="063c6afe" officeooo:paragraph-rsid="063c6afe"/>
    </style:style>
    <style:style style:name="P2541" style:family="paragraph" style:parent-style-name="Table_20_Contents">
      <style:text-properties officeooo:rsid="063d7309" officeooo:paragraph-rsid="063d7309"/>
    </style:style>
    <style:style style:name="P2542" style:family="paragraph" style:parent-style-name="Table_20_Contents">
      <style:text-properties officeooo:rsid="063ee54f" officeooo:paragraph-rsid="063ee54f"/>
    </style:style>
    <style:style style:name="P2543" style:family="paragraph" style:parent-style-name="Table_20_Contents">
      <style:text-properties officeooo:rsid="063f4c7f" officeooo:paragraph-rsid="063f4c7f"/>
    </style:style>
    <style:style style:name="P2544" style:family="paragraph" style:parent-style-name="Table_20_Contents">
      <style:text-properties officeooo:rsid="063f7562" officeooo:paragraph-rsid="063f7562"/>
    </style:style>
    <style:style style:name="P2545" style:family="paragraph" style:parent-style-name="Table_20_Contents">
      <style:text-properties officeooo:rsid="064120ef" officeooo:paragraph-rsid="064120ef"/>
    </style:style>
    <style:style style:name="P2546" style:family="paragraph" style:parent-style-name="Table_20_Contents">
      <style:text-properties officeooo:rsid="0642b495" officeooo:paragraph-rsid="0642b495"/>
    </style:style>
    <style:style style:name="P2547" style:family="paragraph" style:parent-style-name="Table_20_Contents">
      <style:text-properties officeooo:rsid="0643d31a" officeooo:paragraph-rsid="0643d31a"/>
    </style:style>
    <style:style style:name="P2548" style:family="paragraph" style:parent-style-name="Table_20_Contents">
      <style:text-properties officeooo:rsid="0644c5d8" officeooo:paragraph-rsid="0644c5d8"/>
    </style:style>
    <style:style style:name="P2549" style:family="paragraph" style:parent-style-name="Table_20_Contents">
      <style:text-properties officeooo:rsid="0644cfe3" officeooo:paragraph-rsid="0644cfe3"/>
    </style:style>
    <style:style style:name="P2550" style:family="paragraph" style:parent-style-name="Table_20_Contents">
      <style:text-properties officeooo:rsid="0645f86e" officeooo:paragraph-rsid="0645f86e"/>
    </style:style>
    <style:style style:name="P2551" style:family="paragraph" style:parent-style-name="Table_20_Contents">
      <style:text-properties officeooo:rsid="06478efd" officeooo:paragraph-rsid="06478efd"/>
    </style:style>
    <style:style style:name="P2552" style:family="paragraph" style:parent-style-name="Table_20_Contents">
      <style:text-properties officeooo:rsid="06496fa7" officeooo:paragraph-rsid="06496fa7"/>
    </style:style>
    <style:style style:name="P2553" style:family="paragraph" style:parent-style-name="Table_20_Contents">
      <style:text-properties officeooo:rsid="0649d000" officeooo:paragraph-rsid="0649d000"/>
    </style:style>
    <style:style style:name="P2554" style:family="paragraph" style:parent-style-name="Table_20_Contents">
      <style:text-properties officeooo:rsid="064a856a" officeooo:paragraph-rsid="064a856a"/>
    </style:style>
    <style:style style:name="P2555" style:family="paragraph" style:parent-style-name="Table_20_Contents">
      <style:text-properties officeooo:rsid="064ab066" officeooo:paragraph-rsid="064ab066"/>
    </style:style>
    <style:style style:name="P2556" style:family="paragraph" style:parent-style-name="Table_20_Contents">
      <style:text-properties officeooo:rsid="064c8555" officeooo:paragraph-rsid="064c8555"/>
    </style:style>
    <style:style style:name="P2557" style:family="paragraph" style:parent-style-name="Table_20_Contents">
      <style:text-properties officeooo:rsid="064cc5f8" officeooo:paragraph-rsid="064cc5f8"/>
    </style:style>
    <style:style style:name="P2558" style:family="paragraph" style:parent-style-name="Table_20_Contents">
      <style:text-properties officeooo:rsid="064cfacb" officeooo:paragraph-rsid="064cfacb"/>
    </style:style>
    <style:style style:name="P2559" style:family="paragraph" style:parent-style-name="Table_20_Contents">
      <style:text-properties officeooo:rsid="064ecdd0" officeooo:paragraph-rsid="064ecdd0"/>
    </style:style>
    <style:style style:name="P2560" style:family="paragraph" style:parent-style-name="Table_20_Contents">
      <style:text-properties officeooo:rsid="06507be9" officeooo:paragraph-rsid="06507be9"/>
    </style:style>
    <style:style style:name="P2561" style:family="paragraph" style:parent-style-name="Table_20_Contents">
      <style:text-properties officeooo:rsid="0652c33f" officeooo:paragraph-rsid="0652c33f"/>
    </style:style>
    <style:style style:name="P2562" style:family="paragraph" style:parent-style-name="Table_20_Contents">
      <style:text-properties officeooo:rsid="0652c7f8" officeooo:paragraph-rsid="0652c7f8"/>
    </style:style>
    <style:style style:name="P2563" style:family="paragraph" style:parent-style-name="Table_20_Contents">
      <style:text-properties officeooo:rsid="06545c2d" officeooo:paragraph-rsid="06545c2d"/>
    </style:style>
    <style:style style:name="P2564" style:family="paragraph" style:parent-style-name="Table_20_Contents">
      <style:text-properties officeooo:rsid="0655e985" officeooo:paragraph-rsid="0655e985"/>
    </style:style>
    <style:style style:name="P2565" style:family="paragraph" style:parent-style-name="Table_20_Contents">
      <style:text-properties officeooo:rsid="0656ae62" officeooo:paragraph-rsid="0656ae62"/>
    </style:style>
    <style:style style:name="P2566" style:family="paragraph" style:parent-style-name="Table_20_Contents">
      <style:text-properties officeooo:rsid="06587671" officeooo:paragraph-rsid="06587671"/>
    </style:style>
    <style:style style:name="P2567" style:family="paragraph" style:parent-style-name="Table_20_Contents">
      <style:text-properties officeooo:rsid="0659bb88" officeooo:paragraph-rsid="0659bb88"/>
    </style:style>
    <style:style style:name="P2568" style:family="paragraph" style:parent-style-name="Table_20_Contents">
      <style:text-properties officeooo:rsid="065a9e2d" officeooo:paragraph-rsid="065a9e2d"/>
    </style:style>
    <style:style style:name="P2569" style:family="paragraph" style:parent-style-name="Table_20_Contents">
      <style:text-properties officeooo:rsid="065c2d44" officeooo:paragraph-rsid="065c2d44"/>
    </style:style>
    <style:style style:name="P2570" style:family="paragraph" style:parent-style-name="Table_20_Contents">
      <style:text-properties officeooo:rsid="065c84f4" officeooo:paragraph-rsid="065c84f4"/>
    </style:style>
    <style:style style:name="P2571" style:family="paragraph" style:parent-style-name="Table_20_Contents">
      <style:text-properties officeooo:rsid="065cf3d0" officeooo:paragraph-rsid="065cf3d0"/>
    </style:style>
    <style:style style:name="P2572" style:family="paragraph" style:parent-style-name="Table_20_Contents">
      <style:text-properties officeooo:rsid="065de9a8" officeooo:paragraph-rsid="065de9a8"/>
    </style:style>
    <style:style style:name="P2573" style:family="paragraph" style:parent-style-name="Table_20_Contents">
      <style:text-properties officeooo:rsid="065f8c8d" officeooo:paragraph-rsid="065f8c8d"/>
    </style:style>
    <style:style style:name="P2574" style:family="paragraph" style:parent-style-name="Table_20_Contents">
      <style:text-properties officeooo:rsid="0660903b" officeooo:paragraph-rsid="0660903b"/>
    </style:style>
    <style:style style:name="P2575" style:family="paragraph" style:parent-style-name="Table_20_Contents">
      <style:text-properties officeooo:rsid="0661fcec" officeooo:paragraph-rsid="0661fcec"/>
    </style:style>
    <style:style style:name="P2576" style:family="paragraph" style:parent-style-name="Table_20_Contents">
      <style:text-properties officeooo:rsid="0663323b" officeooo:paragraph-rsid="0663323b"/>
    </style:style>
    <style:style style:name="P2577" style:family="paragraph" style:parent-style-name="Table_20_Contents">
      <style:text-properties officeooo:rsid="0663690a" officeooo:paragraph-rsid="0663690a"/>
    </style:style>
    <style:style style:name="P2578" style:family="paragraph" style:parent-style-name="Table_20_Contents">
      <style:text-properties officeooo:rsid="0665928f" officeooo:paragraph-rsid="0665928f"/>
    </style:style>
    <style:style style:name="P2579" style:family="paragraph" style:parent-style-name="Table_20_Contents">
      <style:text-properties officeooo:rsid="0666581a" officeooo:paragraph-rsid="0666581a"/>
    </style:style>
    <style:style style:name="P2580" style:family="paragraph" style:parent-style-name="Table_20_Contents">
      <style:text-properties officeooo:rsid="06672c3a" officeooo:paragraph-rsid="06672c3a"/>
    </style:style>
    <style:style style:name="P2581" style:family="paragraph" style:parent-style-name="Table_20_Contents">
      <style:text-properties officeooo:rsid="0668cfe4" officeooo:paragraph-rsid="0668cfe4"/>
    </style:style>
    <style:style style:name="P2582" style:family="paragraph" style:parent-style-name="Table_20_Contents">
      <style:text-properties officeooo:rsid="066a4909" officeooo:paragraph-rsid="066a4909"/>
    </style:style>
    <style:style style:name="P2583" style:family="paragraph" style:parent-style-name="Table_20_Contents">
      <style:text-properties officeooo:rsid="066b905d" officeooo:paragraph-rsid="066b905d"/>
    </style:style>
    <style:style style:name="P2584" style:family="paragraph" style:parent-style-name="Table_20_Contents">
      <style:text-properties officeooo:rsid="066c1376" officeooo:paragraph-rsid="066c1376"/>
    </style:style>
    <style:style style:name="P2585" style:family="paragraph" style:parent-style-name="Table_20_Contents">
      <style:text-properties officeooo:rsid="066d6025" officeooo:paragraph-rsid="066d6025"/>
    </style:style>
    <style:style style:name="P2586" style:family="paragraph" style:parent-style-name="Table_20_Contents">
      <style:text-properties officeooo:rsid="066e58d5" officeooo:paragraph-rsid="066e58d5"/>
    </style:style>
    <style:style style:name="P2587" style:family="paragraph" style:parent-style-name="Table_20_Contents">
      <style:text-properties officeooo:rsid="066eb66f" officeooo:paragraph-rsid="066eb66f"/>
    </style:style>
    <style:style style:name="P2588" style:family="paragraph" style:parent-style-name="Table_20_Contents">
      <style:text-properties officeooo:rsid="06704128" officeooo:paragraph-rsid="06704128"/>
    </style:style>
    <style:style style:name="P2589" style:family="paragraph" style:parent-style-name="Table_20_Contents">
      <style:text-properties officeooo:rsid="0670bb59" officeooo:paragraph-rsid="0670bb59"/>
    </style:style>
    <style:style style:name="P2590" style:family="paragraph" style:parent-style-name="Table_20_Contents">
      <style:text-properties officeooo:rsid="06728a6d" officeooo:paragraph-rsid="06728a6d"/>
    </style:style>
    <style:style style:name="P2591" style:family="paragraph" style:parent-style-name="Table_20_Contents">
      <style:text-properties officeooo:rsid="067462a5" officeooo:paragraph-rsid="067462a5"/>
    </style:style>
    <style:style style:name="P2592" style:family="paragraph" style:parent-style-name="Table_20_Contents">
      <style:text-properties officeooo:rsid="0676379b" officeooo:paragraph-rsid="0676379b"/>
    </style:style>
    <style:style style:name="P2593" style:family="paragraph" style:parent-style-name="Table_20_Contents">
      <style:text-properties officeooo:rsid="0676678f" officeooo:paragraph-rsid="0676678f"/>
    </style:style>
    <style:style style:name="P2594" style:family="paragraph" style:parent-style-name="Table_20_Contents">
      <style:text-properties officeooo:rsid="067695b9" officeooo:paragraph-rsid="067695b9"/>
    </style:style>
    <style:style style:name="P2595" style:family="paragraph" style:parent-style-name="Table_20_Contents">
      <style:text-properties officeooo:rsid="0676be3b" officeooo:paragraph-rsid="0676be3b"/>
    </style:style>
    <style:style style:name="P2596" style:family="paragraph" style:parent-style-name="Table_20_Contents">
      <style:text-properties officeooo:rsid="06778a3a" officeooo:paragraph-rsid="06778a3a"/>
    </style:style>
    <style:style style:name="P2597" style:family="paragraph" style:parent-style-name="Table_20_Contents">
      <style:text-properties officeooo:rsid="06794687" officeooo:paragraph-rsid="06794687"/>
    </style:style>
    <style:style style:name="P2598" style:family="paragraph" style:parent-style-name="Table_20_Contents">
      <style:text-properties officeooo:rsid="067aae9c" officeooo:paragraph-rsid="067aae9c"/>
    </style:style>
    <style:style style:name="P2599" style:family="paragraph" style:parent-style-name="Table_20_Contents">
      <style:text-properties officeooo:rsid="067be5db" officeooo:paragraph-rsid="067be5db"/>
    </style:style>
    <style:style style:name="P2600" style:family="paragraph" style:parent-style-name="Table_20_Contents">
      <style:text-properties officeooo:rsid="067c22db" officeooo:paragraph-rsid="067c22db"/>
    </style:style>
    <style:style style:name="P2601" style:family="paragraph" style:parent-style-name="Table_20_Contents">
      <style:text-properties officeooo:rsid="067c2339" officeooo:paragraph-rsid="067c2339"/>
    </style:style>
    <style:style style:name="P2602" style:family="paragraph" style:parent-style-name="Table_20_Contents">
      <style:text-properties officeooo:rsid="067db22c" officeooo:paragraph-rsid="067db22c"/>
    </style:style>
    <style:style style:name="P2603" style:family="paragraph" style:parent-style-name="Table_20_Contents">
      <style:text-properties officeooo:rsid="067deec5" officeooo:paragraph-rsid="067deec5"/>
    </style:style>
    <style:style style:name="P2604" style:family="paragraph" style:parent-style-name="Table_20_Contents">
      <style:text-properties officeooo:rsid="067f2fc6" officeooo:paragraph-rsid="067f2fc6"/>
    </style:style>
    <style:style style:name="P2605" style:family="paragraph" style:parent-style-name="Table_20_Contents">
      <style:text-properties officeooo:rsid="067f7159" officeooo:paragraph-rsid="067f7159"/>
    </style:style>
    <style:style style:name="P2606" style:family="paragraph" style:parent-style-name="Table_20_Contents">
      <style:text-properties officeooo:rsid="067f967a" officeooo:paragraph-rsid="067f967a"/>
    </style:style>
    <style:style style:name="P2607" style:family="paragraph" style:parent-style-name="Table_20_Contents">
      <style:text-properties officeooo:rsid="06802c02" officeooo:paragraph-rsid="06802c02"/>
    </style:style>
    <style:style style:name="P2608" style:family="paragraph" style:parent-style-name="Table_20_Contents">
      <style:text-properties officeooo:rsid="06808647" officeooo:paragraph-rsid="06808647"/>
    </style:style>
    <style:style style:name="P2609" style:family="paragraph" style:parent-style-name="Table_20_Contents">
      <style:text-properties officeooo:rsid="06811c0c" officeooo:paragraph-rsid="06811c0c"/>
    </style:style>
    <style:style style:name="P2610" style:family="paragraph" style:parent-style-name="Table_20_Contents">
      <style:text-properties officeooo:rsid="0682a56b" officeooo:paragraph-rsid="0682a56b"/>
    </style:style>
    <style:style style:name="P2611" style:family="paragraph" style:parent-style-name="Table_20_Contents">
      <style:text-properties officeooo:rsid="0683e03e" officeooo:paragraph-rsid="0683e03e"/>
    </style:style>
    <style:style style:name="P2612" style:family="paragraph" style:parent-style-name="Table_20_Contents">
      <style:text-properties officeooo:rsid="0684532e" officeooo:paragraph-rsid="0684532e"/>
    </style:style>
    <style:style style:name="P2613" style:family="paragraph" style:parent-style-name="Table_20_Contents">
      <style:text-properties officeooo:rsid="0684aa8a" officeooo:paragraph-rsid="0684aa8a"/>
    </style:style>
    <style:style style:name="P2614" style:family="paragraph" style:parent-style-name="Table_20_Contents">
      <style:text-properties officeooo:rsid="068620b8" officeooo:paragraph-rsid="068620b8"/>
    </style:style>
    <style:style style:name="P2615" style:family="paragraph" style:parent-style-name="Table_20_Contents">
      <style:text-properties officeooo:rsid="0687c1f3" officeooo:paragraph-rsid="0687c1f3"/>
    </style:style>
    <style:style style:name="P2616" style:family="paragraph" style:parent-style-name="Table_20_Contents">
      <style:text-properties officeooo:rsid="06893c42" officeooo:paragraph-rsid="06893c42"/>
    </style:style>
    <style:style style:name="P2617" style:family="paragraph" style:parent-style-name="Table_20_Contents">
      <style:text-properties officeooo:rsid="06894c17" officeooo:paragraph-rsid="06894c17"/>
    </style:style>
    <style:style style:name="P2618" style:family="paragraph" style:parent-style-name="Table_20_Contents">
      <style:text-properties officeooo:rsid="068a6365" officeooo:paragraph-rsid="068a6365"/>
    </style:style>
    <style:style style:name="P2619" style:family="paragraph" style:parent-style-name="Table_20_Contents">
      <style:text-properties officeooo:rsid="068acccb" officeooo:paragraph-rsid="068acccb"/>
    </style:style>
    <style:style style:name="P2620" style:family="paragraph" style:parent-style-name="Table_20_Contents">
      <style:text-properties officeooo:rsid="068c0ed0" officeooo:paragraph-rsid="068c0ed0"/>
    </style:style>
    <style:style style:name="P2621" style:family="paragraph" style:parent-style-name="Table_20_Contents">
      <style:text-properties officeooo:rsid="068deb7d" officeooo:paragraph-rsid="068deb7d"/>
    </style:style>
    <style:style style:name="P2622" style:family="paragraph" style:parent-style-name="Table_20_Contents">
      <style:text-properties officeooo:rsid="068e8f95" officeooo:paragraph-rsid="068e8f95"/>
    </style:style>
    <style:style style:name="P2623" style:family="paragraph" style:parent-style-name="Table_20_Contents">
      <style:text-properties officeooo:rsid="068f8c5c" officeooo:paragraph-rsid="068f8c5c"/>
    </style:style>
    <style:style style:name="P2624" style:family="paragraph" style:parent-style-name="Table_20_Contents">
      <style:text-properties officeooo:rsid="0690b862" officeooo:paragraph-rsid="0690b862"/>
    </style:style>
    <style:style style:name="P2625" style:family="paragraph" style:parent-style-name="Table_20_Contents">
      <style:text-properties officeooo:rsid="0693a5e1" officeooo:paragraph-rsid="0693a5e1"/>
    </style:style>
    <style:style style:name="P2626" style:family="paragraph" style:parent-style-name="Table_20_Contents">
      <style:text-properties officeooo:rsid="06953df6" officeooo:paragraph-rsid="06953df6"/>
    </style:style>
    <style:style style:name="P2627" style:family="paragraph" style:parent-style-name="Table_20_Contents">
      <style:text-properties officeooo:rsid="06979ef0" officeooo:paragraph-rsid="06979ef0"/>
    </style:style>
    <style:style style:name="P2628" style:family="paragraph" style:parent-style-name="Table_20_Contents">
      <style:text-properties officeooo:rsid="0698d58a" officeooo:paragraph-rsid="0698d58a"/>
    </style:style>
    <style:style style:name="P2629" style:family="paragraph" style:parent-style-name="Table_20_Contents">
      <style:text-properties officeooo:rsid="06994445" officeooo:paragraph-rsid="06994445"/>
    </style:style>
    <style:style style:name="P2630" style:family="paragraph" style:parent-style-name="Table_20_Contents">
      <style:text-properties officeooo:rsid="069c0132" officeooo:paragraph-rsid="069c0132"/>
    </style:style>
    <style:style style:name="P2631" style:family="paragraph" style:parent-style-name="Table_20_Contents">
      <style:text-properties officeooo:rsid="069c7c66" officeooo:paragraph-rsid="069c7c66"/>
    </style:style>
    <style:style style:name="P2632" style:family="paragraph" style:parent-style-name="Table_20_Contents">
      <style:text-properties officeooo:rsid="069d7b7d" officeooo:paragraph-rsid="069d7b7d"/>
    </style:style>
    <style:style style:name="P2633" style:family="paragraph" style:parent-style-name="Table_20_Contents">
      <style:text-properties officeooo:rsid="069f6595" officeooo:paragraph-rsid="069f6595"/>
    </style:style>
    <style:style style:name="P2634" style:family="paragraph" style:parent-style-name="Table_20_Contents">
      <style:text-properties officeooo:rsid="06a01514" officeooo:paragraph-rsid="06a01514"/>
    </style:style>
    <style:style style:name="P2635" style:family="paragraph" style:parent-style-name="Table_20_Contents">
      <style:text-properties officeooo:rsid="06a1ebe9" officeooo:paragraph-rsid="06a1ebe9"/>
    </style:style>
    <style:style style:name="P2636" style:family="paragraph" style:parent-style-name="Table_20_Contents">
      <style:text-properties officeooo:rsid="06a219e4" officeooo:paragraph-rsid="06a219e4"/>
    </style:style>
    <style:style style:name="P2637" style:family="paragraph" style:parent-style-name="Table_20_Contents">
      <style:text-properties officeooo:rsid="06a267f9" officeooo:paragraph-rsid="06a267f9"/>
    </style:style>
    <style:style style:name="P2638" style:family="paragraph" style:parent-style-name="Table_20_Contents">
      <style:text-properties officeooo:rsid="06a3c931" officeooo:paragraph-rsid="06a3c931"/>
    </style:style>
    <style:style style:name="P2639" style:family="paragraph" style:parent-style-name="Table_20_Contents">
      <style:text-properties officeooo:rsid="06a4a039" officeooo:paragraph-rsid="06a4a039"/>
    </style:style>
    <style:style style:name="P2640" style:family="paragraph" style:parent-style-name="Table_20_Contents">
      <style:text-properties officeooo:rsid="06a4b8e7" officeooo:paragraph-rsid="06a4b8e7"/>
    </style:style>
    <style:style style:name="P2641" style:family="paragraph" style:parent-style-name="Table_20_Contents">
      <style:text-properties officeooo:rsid="06a65df9" officeooo:paragraph-rsid="06a65df9"/>
    </style:style>
    <style:style style:name="P2642" style:family="paragraph" style:parent-style-name="Table_20_Contents">
      <style:text-properties officeooo:rsid="06a83cd8" officeooo:paragraph-rsid="06a83cd8"/>
    </style:style>
    <style:style style:name="P2643" style:family="paragraph" style:parent-style-name="Table_20_Contents">
      <style:text-properties officeooo:rsid="06a95921" officeooo:paragraph-rsid="06a95921"/>
    </style:style>
    <style:style style:name="P2644" style:family="paragraph" style:parent-style-name="Table_20_Contents">
      <style:text-properties officeooo:rsid="06a9b8be" officeooo:paragraph-rsid="06a9b8be"/>
    </style:style>
    <style:style style:name="P2645" style:family="paragraph" style:parent-style-name="Table_20_Contents">
      <style:text-properties officeooo:rsid="06aa8b77" officeooo:paragraph-rsid="06aa8b77"/>
    </style:style>
    <style:style style:name="P2646" style:family="paragraph" style:parent-style-name="Table_20_Contents">
      <style:text-properties officeooo:rsid="06aab58c" officeooo:paragraph-rsid="06aab58c"/>
    </style:style>
    <style:style style:name="P2647" style:family="paragraph" style:parent-style-name="Table_20_Contents">
      <style:text-properties officeooo:rsid="06ac4e9f" officeooo:paragraph-rsid="06ac4e9f"/>
    </style:style>
    <style:style style:name="P2648" style:family="paragraph" style:parent-style-name="Table_20_Contents">
      <style:text-properties officeooo:rsid="06af579f" officeooo:paragraph-rsid="06af579f"/>
    </style:style>
    <style:style style:name="P2649" style:family="paragraph" style:parent-style-name="Table_20_Contents">
      <style:text-properties officeooo:rsid="06b128a9" officeooo:paragraph-rsid="06b128a9"/>
    </style:style>
    <style:style style:name="P2650" style:family="paragraph" style:parent-style-name="Table_20_Contents">
      <style:text-properties officeooo:rsid="06b187da" officeooo:paragraph-rsid="06b187da"/>
    </style:style>
    <style:style style:name="P2651" style:family="paragraph" style:parent-style-name="Table_20_Contents">
      <style:text-properties officeooo:rsid="06b23ecd" officeooo:paragraph-rsid="069d7b7d"/>
    </style:style>
    <style:style style:name="P2652" style:family="paragraph" style:parent-style-name="Table_20_Contents">
      <style:text-properties officeooo:rsid="06b368b2" officeooo:paragraph-rsid="06b368b2"/>
    </style:style>
    <style:style style:name="P2653" style:family="paragraph" style:parent-style-name="Table_20_Contents">
      <style:text-properties officeooo:rsid="06b38369" officeooo:paragraph-rsid="06b38369"/>
    </style:style>
    <style:style style:name="P2654" style:family="paragraph" style:parent-style-name="Table_20_Contents">
      <style:text-properties officeooo:rsid="06b38369" officeooo:paragraph-rsid="06b42975"/>
    </style:style>
    <style:style style:name="P2655" style:family="paragraph" style:parent-style-name="Table_20_Contents">
      <style:text-properties officeooo:rsid="06b42975" officeooo:paragraph-rsid="06b42975"/>
    </style:style>
    <style:style style:name="P2656" style:family="paragraph" style:parent-style-name="Table_20_Contents">
      <style:text-properties officeooo:rsid="06b4754e" officeooo:paragraph-rsid="06b4754e"/>
    </style:style>
    <style:style style:name="P2657" style:family="paragraph" style:parent-style-name="Table_20_Contents">
      <style:text-properties officeooo:rsid="06b53d99" officeooo:paragraph-rsid="06b53d99"/>
    </style:style>
    <style:style style:name="P2658" style:family="paragraph" style:parent-style-name="Table_20_Contents">
      <style:text-properties officeooo:rsid="06b572e7" officeooo:paragraph-rsid="06b572e7"/>
    </style:style>
    <style:style style:name="P2659" style:family="paragraph" style:parent-style-name="Table_20_Contents">
      <style:text-properties officeooo:rsid="06b68649" officeooo:paragraph-rsid="06b68649"/>
    </style:style>
    <style:style style:name="P2660" style:family="paragraph" style:parent-style-name="Table_20_Contents">
      <style:text-properties officeooo:rsid="06b6ce15" officeooo:paragraph-rsid="06b6ce15"/>
    </style:style>
    <style:style style:name="P2661" style:family="paragraph" style:parent-style-name="Table_20_Contents">
      <style:text-properties officeooo:rsid="06b82862" officeooo:paragraph-rsid="06b82862"/>
    </style:style>
    <style:style style:name="P2662" style:family="paragraph" style:parent-style-name="Table_20_Contents">
      <style:text-properties officeooo:rsid="06b96d6d" officeooo:paragraph-rsid="06b96d6d"/>
    </style:style>
    <style:style style:name="P2663" style:family="paragraph" style:parent-style-name="Table_20_Contents">
      <style:text-properties officeooo:rsid="06bad83c" officeooo:paragraph-rsid="06bad83c"/>
    </style:style>
    <style:style style:name="P2664" style:family="paragraph" style:parent-style-name="Table_20_Contents">
      <style:text-properties officeooo:rsid="06bc485f" officeooo:paragraph-rsid="06bc485f"/>
    </style:style>
    <style:style style:name="P2665" style:family="paragraph" style:parent-style-name="Table_20_Contents">
      <style:text-properties officeooo:rsid="06bc5639" officeooo:paragraph-rsid="06bc5639"/>
    </style:style>
    <style:style style:name="P2666" style:family="paragraph" style:parent-style-name="Table_20_Contents">
      <style:text-properties officeooo:rsid="06bd6839" officeooo:paragraph-rsid="06bd6839"/>
    </style:style>
    <style:style style:name="P2667" style:family="paragraph" style:parent-style-name="Table_20_Contents">
      <style:text-properties officeooo:rsid="06bdcdab" officeooo:paragraph-rsid="06bdcdab"/>
    </style:style>
    <style:style style:name="P2668" style:family="paragraph" style:parent-style-name="Table_20_Contents">
      <style:text-properties officeooo:rsid="06bde28e" officeooo:paragraph-rsid="06bde28e"/>
    </style:style>
    <style:style style:name="P2669" style:family="paragraph" style:parent-style-name="Table_20_Contents">
      <style:text-properties officeooo:rsid="06bfda50" officeooo:paragraph-rsid="06bfda50"/>
    </style:style>
    <style:style style:name="P2670" style:family="paragraph" style:parent-style-name="Table_20_Contents">
      <style:text-properties officeooo:rsid="06c1947f" officeooo:paragraph-rsid="06c1947f"/>
    </style:style>
    <style:style style:name="P2671" style:family="paragraph" style:parent-style-name="Table_20_Contents">
      <style:text-properties officeooo:rsid="06c29af9" officeooo:paragraph-rsid="06c29af9"/>
    </style:style>
    <style:style style:name="P2672" style:family="paragraph" style:parent-style-name="Table_20_Contents">
      <style:text-properties officeooo:rsid="06c3a42d" officeooo:paragraph-rsid="06c3a42d"/>
    </style:style>
    <style:style style:name="P2673" style:family="paragraph" style:parent-style-name="Table_20_Contents">
      <style:text-properties officeooo:rsid="06c53eec" officeooo:paragraph-rsid="06c53eec"/>
    </style:style>
    <style:style style:name="P2674" style:family="paragraph" style:parent-style-name="Table_20_Contents">
      <style:text-properties officeooo:rsid="06c5942b" officeooo:paragraph-rsid="06c5942b"/>
    </style:style>
    <style:style style:name="P2675" style:family="paragraph" style:parent-style-name="Table_20_Contents">
      <style:text-properties officeooo:rsid="06c65a9c" officeooo:paragraph-rsid="06c65a9c"/>
    </style:style>
    <style:style style:name="P2676" style:family="paragraph" style:parent-style-name="Table_20_Contents">
      <style:text-properties officeooo:rsid="06c820e9" officeooo:paragraph-rsid="06c820e9"/>
    </style:style>
    <style:style style:name="P2677" style:family="paragraph" style:parent-style-name="Table_20_Contents">
      <style:text-properties officeooo:rsid="06c92adc" officeooo:paragraph-rsid="06c92adc"/>
    </style:style>
    <style:style style:name="P2678" style:family="paragraph" style:parent-style-name="Table_20_Contents">
      <style:text-properties officeooo:rsid="06ca8cdf" officeooo:paragraph-rsid="06ca8cdf"/>
    </style:style>
    <style:style style:name="P2679" style:family="paragraph" style:parent-style-name="Table_20_Contents">
      <style:text-properties officeooo:rsid="06cc5aad" officeooo:paragraph-rsid="06cc5aad"/>
    </style:style>
    <style:style style:name="P2680" style:family="paragraph" style:parent-style-name="Table_20_Contents">
      <style:text-properties officeooo:rsid="06cd831e" officeooo:paragraph-rsid="06cd831e"/>
    </style:style>
    <style:style style:name="P2681" style:family="paragraph" style:parent-style-name="Table_20_Contents">
      <style:text-properties officeooo:paragraph-rsid="06ce8e78"/>
    </style:style>
    <style:style style:name="P2682" style:family="paragraph" style:parent-style-name="Table_20_Contents">
      <style:text-properties officeooo:rsid="06cfd8a2" officeooo:paragraph-rsid="06cfd8a2"/>
    </style:style>
    <style:style style:name="P2683" style:family="paragraph" style:parent-style-name="Table_20_Contents">
      <style:text-properties officeooo:rsid="06d149f3" officeooo:paragraph-rsid="06d149f3"/>
    </style:style>
    <style:style style:name="P2684" style:family="paragraph" style:parent-style-name="Table_20_Contents">
      <style:text-properties officeooo:rsid="06ce8e78" officeooo:paragraph-rsid="06ce8e78"/>
    </style:style>
    <style:style style:name="P2685" style:family="paragraph" style:parent-style-name="Table_20_Contents">
      <style:text-properties officeooo:rsid="06d1a707" officeooo:paragraph-rsid="06d1a707"/>
    </style:style>
    <style:style style:name="P2686" style:family="paragraph" style:parent-style-name="Table_20_Contents">
      <style:text-properties officeooo:rsid="06d3ffa6" officeooo:paragraph-rsid="06d3ffa6"/>
    </style:style>
    <style:style style:name="P2687" style:family="paragraph" style:parent-style-name="Table_20_Contents">
      <style:text-properties officeooo:rsid="06d4f3e8" officeooo:paragraph-rsid="06d4f3e8"/>
    </style:style>
    <style:style style:name="P2688" style:family="paragraph" style:parent-style-name="Table_20_Contents">
      <style:text-properties officeooo:rsid="06d53585" officeooo:paragraph-rsid="06d53585"/>
    </style:style>
    <style:style style:name="P2689" style:family="paragraph" style:parent-style-name="Table_20_Contents">
      <style:text-properties officeooo:rsid="06d57d22" officeooo:paragraph-rsid="06d57d22"/>
    </style:style>
    <style:style style:name="P2690" style:family="paragraph" style:parent-style-name="Table_20_Contents">
      <style:text-properties officeooo:rsid="06d59b58" officeooo:paragraph-rsid="06d59b58"/>
    </style:style>
    <style:style style:name="P2691" style:family="paragraph" style:parent-style-name="Table_20_Contents">
      <style:text-properties officeooo:rsid="06d66c5c" officeooo:paragraph-rsid="06d66c5c"/>
    </style:style>
    <style:style style:name="P2692" style:family="paragraph" style:parent-style-name="Table_20_Contents">
      <style:text-properties officeooo:rsid="06d8f299" officeooo:paragraph-rsid="06d8f299"/>
    </style:style>
    <style:style style:name="P2693" style:family="paragraph" style:parent-style-name="Table_20_Contents">
      <style:text-properties officeooo:rsid="06da200f" officeooo:paragraph-rsid="06da200f"/>
    </style:style>
    <style:style style:name="P2694" style:family="paragraph" style:parent-style-name="Table_20_Contents">
      <style:text-properties officeooo:rsid="06dbcacf" officeooo:paragraph-rsid="06dbcacf"/>
    </style:style>
    <style:style style:name="P2695" style:family="paragraph" style:parent-style-name="Table_20_Contents">
      <style:text-properties officeooo:rsid="06dda850" officeooo:paragraph-rsid="06dda850"/>
    </style:style>
    <style:style style:name="P2696" style:family="paragraph" style:parent-style-name="Table_20_Contents">
      <style:text-properties officeooo:rsid="06de412a" officeooo:paragraph-rsid="06de412a"/>
    </style:style>
    <style:style style:name="P2697" style:family="paragraph" style:parent-style-name="Table_20_Contents">
      <style:text-properties officeooo:rsid="06dff614" officeooo:paragraph-rsid="06dff614"/>
    </style:style>
    <style:style style:name="P2698" style:family="paragraph" style:parent-style-name="Table_20_Contents">
      <style:text-properties officeooo:rsid="06e0a866" officeooo:paragraph-rsid="06e0a866"/>
    </style:style>
    <style:style style:name="P2699" style:family="paragraph" style:parent-style-name="Table_20_Contents">
      <style:text-properties officeooo:rsid="06e108a2" officeooo:paragraph-rsid="06e108a2"/>
    </style:style>
    <style:style style:name="P2700" style:family="paragraph" style:parent-style-name="Table_20_Contents">
      <style:text-properties officeooo:rsid="06e18181" officeooo:paragraph-rsid="06e18181"/>
    </style:style>
    <style:style style:name="P2701" style:family="paragraph" style:parent-style-name="Table_20_Contents">
      <style:text-properties officeooo:rsid="06e33885" officeooo:paragraph-rsid="06e33885"/>
    </style:style>
    <style:style style:name="P2702" style:family="paragraph" style:parent-style-name="Table_20_Contents">
      <style:text-properties officeooo:rsid="06e45367" officeooo:paragraph-rsid="06e45367"/>
    </style:style>
    <style:style style:name="P2703" style:family="paragraph" style:parent-style-name="Table_20_Contents">
      <style:text-properties officeooo:rsid="06e4c33b" officeooo:paragraph-rsid="06e4c33b"/>
    </style:style>
    <style:style style:name="P2704" style:family="paragraph" style:parent-style-name="Table_20_Contents">
      <style:text-properties officeooo:rsid="06e5f154" officeooo:paragraph-rsid="06e5f154"/>
    </style:style>
    <style:style style:name="P2705" style:family="paragraph" style:parent-style-name="Table_20_Contents">
      <style:text-properties officeooo:rsid="06e6492e" officeooo:paragraph-rsid="06e6492e"/>
    </style:style>
    <style:style style:name="P2706" style:family="paragraph" style:parent-style-name="Table_20_Contents">
      <style:text-properties officeooo:rsid="06e6ad53" officeooo:paragraph-rsid="06e6ad53"/>
    </style:style>
    <style:style style:name="P2707" style:family="paragraph" style:parent-style-name="Table_20_Contents">
      <style:text-properties officeooo:rsid="06e77f7a" officeooo:paragraph-rsid="06e77f7a"/>
    </style:style>
    <style:style style:name="P2708" style:family="paragraph" style:parent-style-name="Table_20_Contents">
      <style:text-properties officeooo:rsid="06e927ef" officeooo:paragraph-rsid="06e927ef"/>
    </style:style>
    <style:style style:name="P2709" style:family="paragraph" style:parent-style-name="Table_20_Contents">
      <style:text-properties officeooo:rsid="06ea8a16" officeooo:paragraph-rsid="06ea8a16"/>
    </style:style>
    <style:style style:name="P2710" style:family="paragraph" style:parent-style-name="Table_20_Contents">
      <style:text-properties officeooo:rsid="06ebb2b3" officeooo:paragraph-rsid="06ebb2b3"/>
    </style:style>
    <style:style style:name="P2711" style:family="paragraph" style:parent-style-name="Table_20_Contents">
      <style:text-properties officeooo:rsid="06ecd0f1" officeooo:paragraph-rsid="06ecd0f1"/>
    </style:style>
    <style:style style:name="P2712" style:family="paragraph" style:parent-style-name="Table_20_Contents">
      <style:text-properties officeooo:rsid="06ecf8aa" officeooo:paragraph-rsid="06ecf8aa"/>
    </style:style>
    <style:style style:name="P2713" style:family="paragraph" style:parent-style-name="Table_20_Contents">
      <style:text-properties officeooo:rsid="06ef77d7" officeooo:paragraph-rsid="06ef77d7"/>
    </style:style>
    <style:style style:name="P2714" style:family="paragraph" style:parent-style-name="Table_20_Contents">
      <style:text-properties officeooo:rsid="06ef910d" officeooo:paragraph-rsid="06ef910d"/>
    </style:style>
    <style:style style:name="P2715" style:family="paragraph" style:parent-style-name="Table_20_Contents">
      <style:text-properties officeooo:rsid="06f03765" officeooo:paragraph-rsid="06f03765"/>
    </style:style>
    <style:style style:name="P2716" style:family="paragraph" style:parent-style-name="Table_20_Contents">
      <style:text-properties officeooo:rsid="06f1e757" officeooo:paragraph-rsid="06f1e757"/>
    </style:style>
    <style:style style:name="P2717" style:family="paragraph" style:parent-style-name="Table_20_Contents">
      <style:text-properties officeooo:rsid="06f3b56f" officeooo:paragraph-rsid="06f3b56f"/>
    </style:style>
    <style:style style:name="P2718" style:family="paragraph" style:parent-style-name="Table_20_Contents">
      <style:text-properties officeooo:rsid="06f4a196" officeooo:paragraph-rsid="06f4a196"/>
    </style:style>
    <style:style style:name="P2719" style:family="paragraph" style:parent-style-name="Table_20_Contents">
      <style:text-properties officeooo:rsid="06f524b7" officeooo:paragraph-rsid="06f524b7"/>
    </style:style>
    <style:style style:name="P2720" style:family="paragraph" style:parent-style-name="Table_20_Contents">
      <style:text-properties officeooo:rsid="06f5c30c" officeooo:paragraph-rsid="06f5c30c"/>
    </style:style>
    <style:style style:name="P2721" style:family="paragraph" style:parent-style-name="Table_20_Contents">
      <style:text-properties officeooo:rsid="06f6b34b" officeooo:paragraph-rsid="06f6b34b"/>
    </style:style>
    <style:style style:name="P2722" style:family="paragraph" style:parent-style-name="Table_20_Contents">
      <style:text-properties officeooo:rsid="06f7c63b" officeooo:paragraph-rsid="06f7c63b"/>
    </style:style>
    <style:style style:name="P2723" style:family="paragraph" style:parent-style-name="Table_20_Contents">
      <style:text-properties officeooo:rsid="06f8eeed" officeooo:paragraph-rsid="06f8eeed"/>
    </style:style>
    <style:style style:name="P2724" style:family="paragraph" style:parent-style-name="Table_20_Contents">
      <style:text-properties officeooo:rsid="06f92e07" officeooo:paragraph-rsid="06f92e07"/>
    </style:style>
    <style:style style:name="P2725" style:family="paragraph" style:parent-style-name="Table_20_Contents">
      <style:text-properties officeooo:rsid="06faf4ba" officeooo:paragraph-rsid="06faf4ba"/>
    </style:style>
    <style:style style:name="P2726" style:family="paragraph" style:parent-style-name="Table_20_Contents">
      <style:text-properties officeooo:rsid="06fc0c1d" officeooo:paragraph-rsid="06fc0c1d"/>
    </style:style>
    <style:style style:name="P2727" style:family="paragraph" style:parent-style-name="Table_20_Contents">
      <style:text-properties officeooo:rsid="06fe2cbc" officeooo:paragraph-rsid="06fe2cbc"/>
    </style:style>
    <style:style style:name="P2728" style:family="paragraph" style:parent-style-name="Table_20_Contents">
      <style:text-properties officeooo:rsid="06fedfa6" officeooo:paragraph-rsid="06fedfa6"/>
    </style:style>
    <style:style style:name="P2729" style:family="paragraph" style:parent-style-name="Table_20_Contents">
      <style:text-properties officeooo:rsid="07007201" officeooo:paragraph-rsid="07007201"/>
    </style:style>
    <style:style style:name="P2730" style:family="paragraph" style:parent-style-name="Table_20_Contents">
      <style:text-properties officeooo:rsid="0701fd4b" officeooo:paragraph-rsid="0701fd4b"/>
    </style:style>
    <style:style style:name="P2731" style:family="paragraph" style:parent-style-name="Table_20_Contents">
      <style:text-properties officeooo:rsid="0703286c" officeooo:paragraph-rsid="0703286c"/>
    </style:style>
    <style:style style:name="P2732" style:family="paragraph" style:parent-style-name="Table_20_Contents">
      <style:text-properties officeooo:rsid="0703608e" officeooo:paragraph-rsid="0703608e"/>
    </style:style>
    <style:style style:name="P2733" style:family="paragraph" style:parent-style-name="Table_20_Contents">
      <style:text-properties officeooo:rsid="07042bfe" officeooo:paragraph-rsid="07042bfe"/>
    </style:style>
    <style:style style:name="P2734" style:family="paragraph" style:parent-style-name="Table_20_Contents">
      <style:text-properties officeooo:rsid="0704a0fe" officeooo:paragraph-rsid="0704a0fe"/>
    </style:style>
    <style:style style:name="P2735" style:family="paragraph" style:parent-style-name="Table_20_Contents">
      <style:text-properties officeooo:rsid="07062135" officeooo:paragraph-rsid="07062135"/>
    </style:style>
    <style:style style:name="P2736" style:family="paragraph" style:parent-style-name="Table_20_Contents">
      <style:text-properties officeooo:rsid="0707bc32" officeooo:paragraph-rsid="0707bc32"/>
    </style:style>
    <style:style style:name="P2737" style:family="paragraph" style:parent-style-name="Table_20_Contents">
      <style:text-properties officeooo:rsid="0708f771" officeooo:paragraph-rsid="0708f771"/>
    </style:style>
    <style:style style:name="P2738" style:family="paragraph" style:parent-style-name="Table_20_Contents">
      <style:text-properties officeooo:rsid="070af6f4" officeooo:paragraph-rsid="070af6f4"/>
    </style:style>
    <style:style style:name="P2739" style:family="paragraph" style:parent-style-name="Table_20_Contents">
      <style:text-properties officeooo:rsid="070b4823" officeooo:paragraph-rsid="070b4823"/>
    </style:style>
    <style:style style:name="P2740" style:family="paragraph" style:parent-style-name="Table_20_Contents">
      <style:text-properties officeooo:rsid="070ca31c" officeooo:paragraph-rsid="070ca31c"/>
    </style:style>
    <style:style style:name="P2741" style:family="paragraph" style:parent-style-name="Table_20_Contents">
      <style:text-properties officeooo:rsid="070db45f" officeooo:paragraph-rsid="070db45f"/>
    </style:style>
    <style:style style:name="P2742" style:family="paragraph" style:parent-style-name="Table_20_Contents">
      <style:text-properties officeooo:rsid="070f6ca4" officeooo:paragraph-rsid="070f6ca4"/>
    </style:style>
    <style:style style:name="P2743" style:family="paragraph" style:parent-style-name="Table_20_Contents">
      <style:text-properties officeooo:rsid="07108db6" officeooo:paragraph-rsid="07108db6"/>
    </style:style>
    <style:style style:name="P2744" style:family="paragraph" style:parent-style-name="Table_20_Contents">
      <style:text-properties officeooo:rsid="07126db1" officeooo:paragraph-rsid="07126db1"/>
    </style:style>
    <style:style style:name="P2745" style:family="paragraph" style:parent-style-name="Table_20_Contents">
      <style:text-properties officeooo:rsid="0715a261" officeooo:paragraph-rsid="0715a261"/>
    </style:style>
    <style:style style:name="P2746" style:family="paragraph" style:parent-style-name="Table_20_Contents">
      <style:text-properties officeooo:rsid="071651c6" officeooo:paragraph-rsid="071651c6"/>
    </style:style>
    <style:style style:name="P2747" style:family="paragraph" style:parent-style-name="Table_20_Contents">
      <style:text-properties officeooo:rsid="07178014" officeooo:paragraph-rsid="07178014"/>
    </style:style>
    <style:style style:name="P2748" style:family="paragraph" style:parent-style-name="Table_20_Contents">
      <style:text-properties officeooo:rsid="0718548c" officeooo:paragraph-rsid="0718548c"/>
    </style:style>
    <style:style style:name="P2749" style:family="paragraph" style:parent-style-name="Table_20_Contents">
      <style:text-properties officeooo:rsid="0719ab60" officeooo:paragraph-rsid="0719ab60"/>
    </style:style>
    <style:style style:name="P2750" style:family="paragraph" style:parent-style-name="Table_20_Contents">
      <style:text-properties officeooo:rsid="071b6356" officeooo:paragraph-rsid="071b6356"/>
    </style:style>
    <style:style style:name="P2751" style:family="paragraph" style:parent-style-name="Table_20_Contents">
      <style:text-properties officeooo:rsid="071cc3ab" officeooo:paragraph-rsid="071cc3ab"/>
    </style:style>
    <style:style style:name="P2752" style:family="paragraph" style:parent-style-name="Table_20_Contents">
      <style:text-properties officeooo:rsid="071e2475" officeooo:paragraph-rsid="071e2475"/>
    </style:style>
    <style:style style:name="P2753" style:family="paragraph" style:parent-style-name="Table_20_Contents">
      <style:text-properties officeooo:rsid="071e6c06" officeooo:paragraph-rsid="071e6c06"/>
    </style:style>
    <style:style style:name="P2754" style:family="paragraph" style:parent-style-name="Table_20_Contents">
      <style:text-properties officeooo:rsid="071f085a" officeooo:paragraph-rsid="071f085a"/>
    </style:style>
    <style:style style:name="P2755" style:family="paragraph" style:parent-style-name="Table_20_Contents">
      <style:text-properties officeooo:rsid="07206fd2" officeooo:paragraph-rsid="07206fd2"/>
    </style:style>
    <style:style style:name="P2756" style:family="paragraph" style:parent-style-name="Table_20_Contents">
      <style:text-properties officeooo:rsid="0721dc49" officeooo:paragraph-rsid="0721dc49"/>
    </style:style>
    <style:style style:name="P2757" style:family="paragraph" style:parent-style-name="Table_20_Contents">
      <style:text-properties officeooo:rsid="07229e3c" officeooo:paragraph-rsid="07229e3c"/>
    </style:style>
    <style:style style:name="P2758" style:family="paragraph" style:parent-style-name="Table_20_Contents">
      <style:text-properties officeooo:rsid="072481c4" officeooo:paragraph-rsid="072481c4"/>
    </style:style>
    <style:style style:name="P2759" style:family="paragraph" style:parent-style-name="Table_20_Contents">
      <style:text-properties officeooo:rsid="0725ba25" officeooo:paragraph-rsid="0725ba25"/>
    </style:style>
    <style:style style:name="P2760" style:family="paragraph" style:parent-style-name="Table_20_Contents">
      <style:text-properties officeooo:rsid="07265fb3" officeooo:paragraph-rsid="07265fb3"/>
    </style:style>
    <style:style style:name="P2761" style:family="paragraph" style:parent-style-name="Table_20_Contents">
      <style:text-properties officeooo:rsid="0726d78e" officeooo:paragraph-rsid="0726d78e"/>
    </style:style>
    <style:style style:name="P2762" style:family="paragraph" style:parent-style-name="Table_20_Contents">
      <style:text-properties officeooo:rsid="0727ef8a" officeooo:paragraph-rsid="0727ef8a"/>
    </style:style>
    <style:style style:name="P2763" style:family="paragraph" style:parent-style-name="Table_20_Contents">
      <style:text-properties officeooo:rsid="07296b7d" officeooo:paragraph-rsid="07296b7d"/>
    </style:style>
    <style:style style:name="P2764" style:family="paragraph" style:parent-style-name="Table_20_Contents">
      <style:text-properties officeooo:rsid="072b21f7" officeooo:paragraph-rsid="072b21f7"/>
    </style:style>
    <style:style style:name="P2765" style:family="paragraph" style:parent-style-name="Table_20_Contents">
      <style:text-properties officeooo:rsid="072b60d6" officeooo:paragraph-rsid="072b60d6"/>
    </style:style>
    <style:style style:name="P2766" style:family="paragraph" style:parent-style-name="Table_20_Contents">
      <style:text-properties officeooo:rsid="072cb999" officeooo:paragraph-rsid="072cb999"/>
    </style:style>
    <style:style style:name="P2767" style:family="paragraph" style:parent-style-name="Table_20_Contents">
      <style:text-properties officeooo:rsid="072cbc45" officeooo:paragraph-rsid="072cbc45"/>
    </style:style>
    <style:style style:name="P2768" style:family="paragraph" style:parent-style-name="Table_20_Contents">
      <style:text-properties officeooo:rsid="072de5f8" officeooo:paragraph-rsid="072de5f8"/>
    </style:style>
    <style:style style:name="P2769" style:family="paragraph" style:parent-style-name="Table_20_Contents">
      <style:text-properties officeooo:rsid="072f6a1f" officeooo:paragraph-rsid="072f6a1f"/>
    </style:style>
    <style:style style:name="P2770" style:family="paragraph" style:parent-style-name="Table_20_Contents">
      <style:text-properties officeooo:rsid="0731688c" officeooo:paragraph-rsid="0731688c"/>
    </style:style>
    <style:style style:name="P2771" style:family="paragraph" style:parent-style-name="Table_20_Contents">
      <style:text-properties officeooo:rsid="073270d0" officeooo:paragraph-rsid="073270d0"/>
    </style:style>
    <style:style style:name="P2772" style:family="paragraph" style:parent-style-name="Table_20_Contents">
      <style:text-properties officeooo:rsid="0732c829" officeooo:paragraph-rsid="0732c829"/>
    </style:style>
    <style:style style:name="P2773" style:family="paragraph" style:parent-style-name="Table_20_Contents">
      <style:text-properties officeooo:rsid="0733cb1c" officeooo:paragraph-rsid="0733cb1c"/>
    </style:style>
    <style:style style:name="P2774" style:family="paragraph" style:parent-style-name="Table_20_Contents">
      <style:text-properties officeooo:rsid="0734ef1b" officeooo:paragraph-rsid="0734ef1b"/>
    </style:style>
    <style:style style:name="P2775" style:family="paragraph" style:parent-style-name="Table_20_Contents">
      <style:text-properties officeooo:rsid="0735962c" officeooo:paragraph-rsid="0735962c"/>
    </style:style>
    <style:style style:name="P2776" style:family="paragraph" style:parent-style-name="Table_20_Contents">
      <style:text-properties officeooo:rsid="07377c48" officeooo:paragraph-rsid="07377c48"/>
    </style:style>
    <style:style style:name="P2777" style:family="paragraph" style:parent-style-name="Table_20_Contents">
      <style:text-properties officeooo:rsid="0738653c" officeooo:paragraph-rsid="0738653c"/>
    </style:style>
    <style:style style:name="P2778" style:family="paragraph" style:parent-style-name="Table_20_Contents">
      <style:text-properties officeooo:rsid="0738764d" officeooo:paragraph-rsid="0738764d"/>
    </style:style>
    <style:style style:name="P2779" style:family="paragraph" style:parent-style-name="Table_20_Contents">
      <style:text-properties officeooo:rsid="0739aa62" officeooo:paragraph-rsid="0739aa62"/>
    </style:style>
    <style:style style:name="P2780" style:family="paragraph" style:parent-style-name="Table_20_Contents">
      <style:text-properties officeooo:rsid="073a28a9" officeooo:paragraph-rsid="073a28a9"/>
    </style:style>
    <style:style style:name="P2781" style:family="paragraph" style:parent-style-name="Table_20_Contents">
      <style:text-properties officeooo:rsid="073b7308" officeooo:paragraph-rsid="073b7308"/>
    </style:style>
    <style:style style:name="P2782" style:family="paragraph" style:parent-style-name="Table_20_Contents">
      <style:text-properties officeooo:rsid="073e325d" officeooo:paragraph-rsid="073e325d"/>
    </style:style>
    <style:style style:name="P2783" style:family="paragraph" style:parent-style-name="Table_20_Contents">
      <style:text-properties officeooo:rsid="073f7208" officeooo:paragraph-rsid="073f7208"/>
    </style:style>
    <style:style style:name="P2784" style:family="paragraph" style:parent-style-name="Table_20_Contents">
      <style:text-properties officeooo:rsid="074101e9" officeooo:paragraph-rsid="074101e9"/>
    </style:style>
    <style:style style:name="P2785" style:family="paragraph" style:parent-style-name="Table_20_Contents">
      <style:text-properties officeooo:rsid="0742c34c" officeooo:paragraph-rsid="0742c34c"/>
    </style:style>
    <style:style style:name="P2786" style:family="paragraph" style:parent-style-name="Table_20_Contents">
      <style:text-properties officeooo:rsid="0742ec7b" officeooo:paragraph-rsid="0742ec7b"/>
    </style:style>
    <style:style style:name="P2787" style:family="paragraph" style:parent-style-name="Table_20_Contents">
      <style:text-properties officeooo:rsid="07441072" officeooo:paragraph-rsid="07441072"/>
    </style:style>
    <style:style style:name="P2788" style:family="paragraph" style:parent-style-name="Table_20_Contents">
      <style:text-properties officeooo:rsid="0744daf4" officeooo:paragraph-rsid="0744daf4"/>
    </style:style>
    <style:style style:name="P2789" style:family="paragraph" style:parent-style-name="Table_20_Contents">
      <style:text-properties officeooo:rsid="07459313" officeooo:paragraph-rsid="07459313"/>
    </style:style>
    <style:style style:name="P2790" style:family="paragraph" style:parent-style-name="Table_20_Contents">
      <style:text-properties officeooo:rsid="0746856d" officeooo:paragraph-rsid="0746856d"/>
    </style:style>
    <style:style style:name="P2791" style:family="paragraph" style:parent-style-name="Table_20_Contents">
      <style:text-properties officeooo:rsid="07499e49" officeooo:paragraph-rsid="07499e49"/>
    </style:style>
    <style:style style:name="P2792" style:family="paragraph" style:parent-style-name="Table_20_Contents">
      <style:text-properties officeooo:rsid="074ad3d6" officeooo:paragraph-rsid="074ad3d6"/>
    </style:style>
    <style:style style:name="P2793" style:family="paragraph" style:parent-style-name="Table_20_Contents">
      <style:text-properties officeooo:rsid="074dc2bf" officeooo:paragraph-rsid="074dc2bf"/>
    </style:style>
    <style:style style:name="P2794" style:family="paragraph" style:parent-style-name="Table_20_Contents">
      <style:text-properties officeooo:rsid="07501163" officeooo:paragraph-rsid="07501163"/>
    </style:style>
    <style:style style:name="P2795" style:family="paragraph" style:parent-style-name="Table_20_Contents">
      <style:text-properties officeooo:rsid="07505eb4" officeooo:paragraph-rsid="07505eb4"/>
    </style:style>
    <style:style style:name="P2796" style:family="paragraph" style:parent-style-name="Table_20_Contents">
      <style:text-properties officeooo:rsid="07516d11" officeooo:paragraph-rsid="07516d11"/>
    </style:style>
    <style:style style:name="P2797" style:family="paragraph" style:parent-style-name="Table_20_Contents">
      <style:text-properties officeooo:rsid="07529b5a" officeooo:paragraph-rsid="07529b5a"/>
    </style:style>
    <style:style style:name="P2798" style:family="paragraph" style:parent-style-name="Table_20_Contents">
      <style:text-properties officeooo:rsid="0753ab4d" officeooo:paragraph-rsid="0753ab4d"/>
    </style:style>
    <style:style style:name="P2799" style:family="paragraph" style:parent-style-name="Table_20_Contents">
      <style:text-properties officeooo:rsid="0753d9c4" officeooo:paragraph-rsid="0753d9c4"/>
    </style:style>
    <style:style style:name="P2800" style:family="paragraph" style:parent-style-name="Table_20_Contents">
      <style:text-properties officeooo:rsid="075461da" officeooo:paragraph-rsid="075461da"/>
    </style:style>
    <style:style style:name="P2801" style:family="paragraph" style:parent-style-name="Table_20_Contents">
      <style:text-properties officeooo:rsid="07580e98" officeooo:paragraph-rsid="07580e98"/>
    </style:style>
    <style:style style:name="P2802" style:family="paragraph" style:parent-style-name="Table_20_Contents">
      <style:text-properties officeooo:rsid="07581285" officeooo:paragraph-rsid="07581285"/>
    </style:style>
    <style:style style:name="P2803" style:family="paragraph" style:parent-style-name="Table_20_Contents">
      <style:text-properties officeooo:rsid="0758f3cb" officeooo:paragraph-rsid="0758f3cb"/>
    </style:style>
    <style:style style:name="P2804" style:family="paragraph" style:parent-style-name="Table_20_Contents">
      <style:text-properties officeooo:rsid="075a3daf" officeooo:paragraph-rsid="075a3daf"/>
    </style:style>
    <style:style style:name="P2805" style:family="paragraph" style:parent-style-name="Table_20_Contents">
      <style:text-properties officeooo:rsid="075a88a9" officeooo:paragraph-rsid="075a88a9"/>
    </style:style>
    <style:style style:name="P2806" style:family="paragraph" style:parent-style-name="Table_20_Contents">
      <style:text-properties officeooo:rsid="075ba00a" officeooo:paragraph-rsid="075ba00a"/>
    </style:style>
    <style:style style:name="P2807" style:family="paragraph" style:parent-style-name="Table_20_Contents">
      <style:text-properties officeooo:rsid="075d431e" officeooo:paragraph-rsid="075d431e"/>
    </style:style>
    <style:style style:name="P2808" style:family="paragraph" style:parent-style-name="Table_20_Contents">
      <style:text-properties officeooo:rsid="075e4cdd" officeooo:paragraph-rsid="075e4cdd"/>
    </style:style>
    <style:style style:name="P2809" style:family="paragraph" style:parent-style-name="Table_20_Contents">
      <style:text-properties officeooo:rsid="075f715c" officeooo:paragraph-rsid="075f715c"/>
    </style:style>
    <style:style style:name="P2810" style:family="paragraph" style:parent-style-name="Table_20_Contents">
      <style:text-properties officeooo:rsid="0760ab09" officeooo:paragraph-rsid="0760ab09"/>
    </style:style>
    <style:style style:name="P2811" style:family="paragraph" style:parent-style-name="Table_20_Contents">
      <style:text-properties officeooo:rsid="0762bffd" officeooo:paragraph-rsid="0762bffd"/>
    </style:style>
    <style:style style:name="P2812" style:family="paragraph" style:parent-style-name="Table_20_Contents">
      <style:text-properties officeooo:rsid="0763f694" officeooo:paragraph-rsid="0763f694"/>
    </style:style>
    <style:style style:name="P2813" style:family="paragraph" style:parent-style-name="Table_20_Contents">
      <style:text-properties officeooo:rsid="0765479d" officeooo:paragraph-rsid="0765479d"/>
    </style:style>
    <style:style style:name="P2814" style:family="paragraph" style:parent-style-name="Table_20_Contents">
      <style:text-properties officeooo:rsid="0765ba0b" officeooo:paragraph-rsid="0765ba0b"/>
    </style:style>
    <style:style style:name="P2815" style:family="paragraph" style:parent-style-name="Table_20_Contents">
      <style:text-properties officeooo:rsid="0766cab0" officeooo:paragraph-rsid="0766cab0"/>
    </style:style>
    <style:style style:name="P2816" style:family="paragraph" style:parent-style-name="Table_20_Contents">
      <style:text-properties officeooo:rsid="076867e9" officeooo:paragraph-rsid="076867e9"/>
    </style:style>
    <style:style style:name="P2817" style:family="paragraph" style:parent-style-name="Table_20_Contents">
      <style:text-properties officeooo:rsid="0768afcd" officeooo:paragraph-rsid="0768afcd"/>
    </style:style>
    <style:style style:name="P2818" style:family="paragraph" style:parent-style-name="Table_20_Contents">
      <style:text-properties officeooo:rsid="076a24fd" officeooo:paragraph-rsid="076a24fd"/>
    </style:style>
    <style:style style:name="P2819" style:family="paragraph" style:parent-style-name="Table_20_Contents">
      <style:text-properties officeooo:rsid="076b1f20" officeooo:paragraph-rsid="076b1f20"/>
    </style:style>
    <style:style style:name="P2820" style:family="paragraph" style:parent-style-name="Table_20_Contents">
      <style:text-properties officeooo:rsid="076c1cf5" officeooo:paragraph-rsid="076cd165"/>
    </style:style>
    <style:style style:name="P2821" style:family="paragraph" style:parent-style-name="Table_20_Contents">
      <style:text-properties officeooo:rsid="076cd165" officeooo:paragraph-rsid="076cd165"/>
    </style:style>
    <style:style style:name="P2822" style:family="paragraph" style:parent-style-name="Table_20_Contents">
      <style:text-properties officeooo:rsid="076cf447" officeooo:paragraph-rsid="076cf447"/>
    </style:style>
    <style:style style:name="P2823" style:family="paragraph" style:parent-style-name="Table_20_Contents">
      <style:text-properties officeooo:rsid="076da336" officeooo:paragraph-rsid="076da336"/>
    </style:style>
    <style:style style:name="P2824" style:family="paragraph" style:parent-style-name="Table_20_Contents">
      <style:text-properties officeooo:rsid="076e4244" officeooo:paragraph-rsid="076e4244"/>
    </style:style>
    <style:style style:name="P2825" style:family="paragraph" style:parent-style-name="Table_20_Contents">
      <style:text-properties officeooo:rsid="076f6dca" officeooo:paragraph-rsid="076f6dca"/>
    </style:style>
    <style:style style:name="P2826" style:family="paragraph" style:parent-style-name="Table_20_Contents">
      <style:text-properties officeooo:rsid="07715599" officeooo:paragraph-rsid="07715599"/>
    </style:style>
    <style:style style:name="P2827" style:family="paragraph" style:parent-style-name="Table_20_Contents">
      <style:text-properties officeooo:rsid="07740fc3" officeooo:paragraph-rsid="07740fc3"/>
    </style:style>
    <style:style style:name="P2828" style:family="paragraph" style:parent-style-name="Table_20_Contents">
      <style:text-properties officeooo:rsid="0774af80" officeooo:paragraph-rsid="0774af80"/>
    </style:style>
    <style:style style:name="P2829" style:family="paragraph" style:parent-style-name="Table_20_Contents">
      <style:text-properties officeooo:rsid="0775eb4e" officeooo:paragraph-rsid="0775eb4e"/>
    </style:style>
    <style:style style:name="P2830" style:family="paragraph" style:parent-style-name="Table_20_Contents">
      <style:text-properties officeooo:rsid="0775f6d0" officeooo:paragraph-rsid="0775f6d0"/>
    </style:style>
    <style:style style:name="P2831" style:family="paragraph" style:parent-style-name="Table_20_Contents">
      <style:text-properties officeooo:rsid="0777588c" officeooo:paragraph-rsid="0777588c"/>
    </style:style>
    <style:style style:name="P2832" style:family="paragraph" style:parent-style-name="Table_20_Contents">
      <style:text-properties officeooo:rsid="077906cc" officeooo:paragraph-rsid="077906cc"/>
    </style:style>
    <style:style style:name="P2833" style:family="paragraph" style:parent-style-name="Table_20_Contents">
      <style:text-properties officeooo:rsid="077a3043" officeooo:paragraph-rsid="077a3043"/>
    </style:style>
    <style:style style:name="P2834" style:family="paragraph" style:parent-style-name="Table_20_Contents">
      <style:text-properties officeooo:rsid="077a71a0" officeooo:paragraph-rsid="077a71a0"/>
    </style:style>
    <style:style style:name="P2835" style:family="paragraph" style:parent-style-name="Table_20_Contents">
      <style:text-properties officeooo:rsid="077bc50c" officeooo:paragraph-rsid="077bc50c"/>
    </style:style>
    <style:style style:name="P2836" style:family="paragraph" style:parent-style-name="Table_20_Contents">
      <style:text-properties officeooo:rsid="077dfeeb" officeooo:paragraph-rsid="077dfeeb"/>
    </style:style>
    <style:style style:name="P2837" style:family="paragraph" style:parent-style-name="Table_20_Contents">
      <style:text-properties officeooo:rsid="077ecfca" officeooo:paragraph-rsid="07809e40"/>
    </style:style>
    <style:style style:name="P2838" style:family="paragraph" style:parent-style-name="Table_20_Contents">
      <style:text-properties officeooo:rsid="07809e40" officeooo:paragraph-rsid="07809e40"/>
    </style:style>
    <style:style style:name="P2839" style:family="paragraph" style:parent-style-name="Table_20_Contents">
      <style:text-properties officeooo:rsid="0781ca2d" officeooo:paragraph-rsid="0781ca2d"/>
    </style:style>
    <style:style style:name="P2840" style:family="paragraph" style:parent-style-name="Table_20_Contents">
      <style:text-properties officeooo:rsid="07838183" officeooo:paragraph-rsid="07838183"/>
    </style:style>
    <style:style style:name="P2841" style:family="paragraph" style:parent-style-name="Table_20_Contents">
      <style:text-properties officeooo:rsid="0784b467" officeooo:paragraph-rsid="0784b467"/>
    </style:style>
    <style:style style:name="P2842" style:family="paragraph" style:parent-style-name="Table_20_Contents">
      <style:text-properties officeooo:rsid="07866ab7" officeooo:paragraph-rsid="07866ab7"/>
    </style:style>
    <style:style style:name="P2843" style:family="paragraph" style:parent-style-name="Table_20_Contents">
      <style:text-properties officeooo:rsid="078936e2" officeooo:paragraph-rsid="078936e2"/>
    </style:style>
    <style:style style:name="P2844" style:family="paragraph" style:parent-style-name="Table_20_Contents">
      <style:text-properties officeooo:rsid="078a9557" officeooo:paragraph-rsid="078a9557"/>
    </style:style>
    <style:style style:name="P2845" style:family="paragraph" style:parent-style-name="Table_20_Contents">
      <style:text-properties officeooo:rsid="078abbb6" officeooo:paragraph-rsid="078abbb6"/>
    </style:style>
    <style:style style:name="P2846" style:family="paragraph" style:parent-style-name="Table_20_Contents">
      <style:text-properties officeooo:rsid="078aee84" officeooo:paragraph-rsid="078aee84"/>
    </style:style>
    <style:style style:name="P2847" style:family="paragraph" style:parent-style-name="Table_20_Contents">
      <style:text-properties officeooo:rsid="078ba32d" officeooo:paragraph-rsid="078ba32d"/>
    </style:style>
    <style:style style:name="P2848" style:family="paragraph" style:parent-style-name="Table_20_Contents">
      <style:text-properties officeooo:rsid="078cc1da" officeooo:paragraph-rsid="078cc1da"/>
    </style:style>
    <style:style style:name="P2849" style:family="paragraph" style:parent-style-name="Table_20_Contents">
      <style:text-properties officeooo:rsid="078e597a" officeooo:paragraph-rsid="078e597a"/>
    </style:style>
    <style:style style:name="P2850" style:family="paragraph" style:parent-style-name="Table_20_Contents">
      <style:text-properties officeooo:rsid="078e7d3d" officeooo:paragraph-rsid="078e7d3d"/>
    </style:style>
    <style:style style:name="P2851" style:family="paragraph" style:parent-style-name="Table_20_Contents">
      <style:text-properties officeooo:rsid="078f2e6b" officeooo:paragraph-rsid="078f2e6b"/>
    </style:style>
    <style:style style:name="P2852" style:family="paragraph" style:parent-style-name="Table_20_Contents">
      <style:text-properties officeooo:rsid="0790d19c" officeooo:paragraph-rsid="0790d19c"/>
    </style:style>
    <style:style style:name="P2853" style:family="paragraph" style:parent-style-name="Table_20_Contents">
      <style:text-properties officeooo:rsid="07910a5d" officeooo:paragraph-rsid="07910a5d"/>
    </style:style>
    <style:style style:name="P2854" style:family="paragraph" style:parent-style-name="Table_20_Contents">
      <style:text-properties officeooo:rsid="07911699" officeooo:paragraph-rsid="07911699"/>
    </style:style>
    <style:style style:name="P2855" style:family="paragraph" style:parent-style-name="Table_20_Contents">
      <style:text-properties officeooo:rsid="0791bffd" officeooo:paragraph-rsid="0791bffd"/>
    </style:style>
    <style:style style:name="P2856" style:family="paragraph" style:parent-style-name="Table_20_Contents">
      <style:text-properties officeooo:rsid="07943a99" officeooo:paragraph-rsid="07943a99"/>
    </style:style>
    <style:style style:name="P2857" style:family="paragraph" style:parent-style-name="Table_20_Contents">
      <style:text-properties officeooo:rsid="07944362" officeooo:paragraph-rsid="07944362"/>
    </style:style>
    <style:style style:name="P2858" style:family="paragraph" style:parent-style-name="Table_20_Contents">
      <style:text-properties officeooo:rsid="07963ade" officeooo:paragraph-rsid="07963ade"/>
    </style:style>
    <style:style style:name="P2859" style:family="paragraph" style:parent-style-name="Table_20_Contents">
      <style:text-properties officeooo:rsid="0797abc3" officeooo:paragraph-rsid="0797abc3"/>
    </style:style>
    <style:style style:name="P2860" style:family="paragraph" style:parent-style-name="Table_20_Contents">
      <style:text-properties officeooo:rsid="079967a6" officeooo:paragraph-rsid="079967a6"/>
    </style:style>
    <style:style style:name="P2861" style:family="paragraph" style:parent-style-name="Table_20_Contents">
      <style:text-properties officeooo:rsid="079991bd" officeooo:paragraph-rsid="079991bd"/>
    </style:style>
    <style:style style:name="P2862" style:family="paragraph" style:parent-style-name="Table_20_Contents">
      <style:text-properties officeooo:rsid="079b65af" officeooo:paragraph-rsid="079b65af"/>
    </style:style>
    <style:style style:name="P2863" style:family="paragraph" style:parent-style-name="Table_20_Contents">
      <style:text-properties officeooo:rsid="079c3088" officeooo:paragraph-rsid="079c3088"/>
    </style:style>
    <style:style style:name="P2864" style:family="paragraph" style:parent-style-name="Table_20_Contents">
      <style:text-properties officeooo:rsid="079cc64c" officeooo:paragraph-rsid="079cc64c"/>
    </style:style>
    <style:style style:name="P2865" style:family="paragraph" style:parent-style-name="Table_20_Contents">
      <style:text-properties officeooo:rsid="079e12d3" officeooo:paragraph-rsid="079e12d3"/>
    </style:style>
    <style:style style:name="P2866" style:family="paragraph" style:parent-style-name="Table_20_Contents">
      <style:text-properties officeooo:rsid="079fecff" officeooo:paragraph-rsid="079fecff"/>
    </style:style>
    <style:style style:name="P2867" style:family="paragraph" style:parent-style-name="Table_20_Contents">
      <style:text-properties officeooo:rsid="07a01904" officeooo:paragraph-rsid="07a01904"/>
    </style:style>
    <style:style style:name="P2868" style:family="paragraph" style:parent-style-name="Table_20_Contents">
      <style:text-properties officeooo:rsid="07a135b8" officeooo:paragraph-rsid="07a135b8"/>
    </style:style>
    <style:style style:name="P2869" style:family="paragraph" style:parent-style-name="Table_20_Contents">
      <style:text-properties officeooo:rsid="07a29b14" officeooo:paragraph-rsid="07a29b14"/>
    </style:style>
    <style:style style:name="P2870" style:family="paragraph" style:parent-style-name="Table_20_Contents">
      <style:text-properties officeooo:rsid="07a419a8" officeooo:paragraph-rsid="07a419a8"/>
    </style:style>
    <style:style style:name="P2871" style:family="paragraph" style:parent-style-name="Table_20_Contents">
      <style:text-properties officeooo:rsid="07a61777" officeooo:paragraph-rsid="07a61777"/>
    </style:style>
    <style:style style:name="P2872" style:family="paragraph" style:parent-style-name="Table_20_Contents">
      <style:text-properties officeooo:rsid="07a68275" officeooo:paragraph-rsid="07a68275"/>
    </style:style>
    <style:style style:name="P2873" style:family="paragraph" style:parent-style-name="Table_20_Contents">
      <style:text-properties officeooo:rsid="07a7966a" officeooo:paragraph-rsid="07a7966a"/>
    </style:style>
    <style:style style:name="P2874" style:family="paragraph" style:parent-style-name="Table_20_Contents">
      <style:text-properties officeooo:rsid="07a82c0d" officeooo:paragraph-rsid="07a82c0d"/>
    </style:style>
    <style:style style:name="P2875" style:family="paragraph" style:parent-style-name="Table_20_Contents">
      <style:text-properties officeooo:rsid="07a8722e" officeooo:paragraph-rsid="07a8722e"/>
    </style:style>
    <style:style style:name="P2876" style:family="paragraph" style:parent-style-name="Table_20_Contents">
      <style:text-properties officeooo:rsid="07a94b0d" officeooo:paragraph-rsid="07a94b0d"/>
    </style:style>
    <style:style style:name="P2877" style:family="paragraph" style:parent-style-name="Table_20_Contents">
      <style:text-properties officeooo:rsid="07a9dcf8" officeooo:paragraph-rsid="07a9dcf8"/>
    </style:style>
    <style:style style:name="P2878" style:family="paragraph" style:parent-style-name="Table_20_Contents">
      <style:text-properties officeooo:rsid="07aa6eee" officeooo:paragraph-rsid="07aa6eee"/>
    </style:style>
    <style:style style:name="P2879" style:family="paragraph" style:parent-style-name="Table_20_Contents">
      <style:text-properties officeooo:rsid="07aaf757" officeooo:paragraph-rsid="07aaf757"/>
    </style:style>
    <style:style style:name="P2880" style:family="paragraph" style:parent-style-name="Table_20_Contents">
      <style:text-properties officeooo:rsid="07ad05ef" officeooo:paragraph-rsid="07ad05ef"/>
    </style:style>
    <style:style style:name="P2881" style:family="paragraph" style:parent-style-name="Table_20_Contents">
      <style:text-properties officeooo:rsid="07aec0a8" officeooo:paragraph-rsid="07aec0a8"/>
    </style:style>
    <style:style style:name="P2882" style:family="paragraph" style:parent-style-name="Table_20_Contents">
      <style:text-properties officeooo:rsid="07b051dd" officeooo:paragraph-rsid="07b051dd"/>
    </style:style>
    <style:style style:name="P2883" style:family="paragraph" style:parent-style-name="Table_20_Contents">
      <style:text-properties officeooo:rsid="07b185e1" officeooo:paragraph-rsid="07b185e1"/>
    </style:style>
    <style:style style:name="P2884" style:family="paragraph" style:parent-style-name="Table_20_Contents">
      <style:text-properties officeooo:rsid="07b278a1" officeooo:paragraph-rsid="07b278a1"/>
    </style:style>
    <style:style style:name="P2885" style:family="paragraph" style:parent-style-name="Table_20_Contents">
      <style:text-properties officeooo:rsid="07b280bb" officeooo:paragraph-rsid="07b280bb"/>
    </style:style>
    <style:style style:name="P2886" style:family="paragraph" style:parent-style-name="Table_20_Contents">
      <style:text-properties officeooo:rsid="07b48ab4" officeooo:paragraph-rsid="07b48ab4"/>
    </style:style>
    <style:style style:name="P2887" style:family="paragraph" style:parent-style-name="Table_20_Contents">
      <style:text-properties officeooo:rsid="07b4bf92" officeooo:paragraph-rsid="07b4bf92"/>
    </style:style>
    <style:style style:name="P2888" style:family="paragraph" style:parent-style-name="Table_20_Contents">
      <style:text-properties officeooo:rsid="07b67324" officeooo:paragraph-rsid="07b67324"/>
    </style:style>
    <style:style style:name="P2889" style:family="paragraph" style:parent-style-name="Table_20_Contents">
      <style:text-properties officeooo:rsid="07b67a9e" officeooo:paragraph-rsid="07b67a9e"/>
    </style:style>
    <style:style style:name="P2890" style:family="paragraph" style:parent-style-name="Table_20_Contents">
      <style:text-properties officeooo:rsid="07b871db" officeooo:paragraph-rsid="07b871db"/>
    </style:style>
    <style:style style:name="P2891" style:family="paragraph" style:parent-style-name="Table_20_Contents">
      <style:text-properties officeooo:rsid="07ba35c3" officeooo:paragraph-rsid="07ba35c3"/>
    </style:style>
    <style:style style:name="P2892" style:family="paragraph" style:parent-style-name="Table_20_Contents">
      <style:text-properties officeooo:rsid="07bbc7ae" officeooo:paragraph-rsid="07bbc7ae"/>
    </style:style>
    <style:style style:name="P2893" style:family="paragraph" style:parent-style-name="Table_20_Contents">
      <style:text-properties officeooo:rsid="07bd0761" officeooo:paragraph-rsid="07bd0761"/>
    </style:style>
    <style:style style:name="P2894" style:family="paragraph" style:parent-style-name="Table_20_Contents">
      <style:text-properties officeooo:rsid="07bec9d2" officeooo:paragraph-rsid="07bec9d2"/>
    </style:style>
    <style:style style:name="P2895" style:family="paragraph" style:parent-style-name="Table_20_Contents">
      <style:text-properties officeooo:rsid="07bf8174" officeooo:paragraph-rsid="07bf8174"/>
    </style:style>
    <style:style style:name="P2896" style:family="paragraph" style:parent-style-name="Table_20_Contents">
      <style:text-properties officeooo:rsid="07bfaafe" officeooo:paragraph-rsid="07bfaafe"/>
    </style:style>
    <style:style style:name="P2897" style:family="paragraph" style:parent-style-name="Table_20_Contents">
      <style:text-properties officeooo:rsid="07c05527" officeooo:paragraph-rsid="07c05527"/>
    </style:style>
    <style:style style:name="P2898" style:family="paragraph" style:parent-style-name="Table_20_Contents">
      <style:text-properties officeooo:rsid="07c17a37" officeooo:paragraph-rsid="07c17a37"/>
    </style:style>
    <style:style style:name="P2899" style:family="paragraph" style:parent-style-name="Table_20_Contents">
      <style:text-properties officeooo:rsid="07c26554" officeooo:paragraph-rsid="07c26554"/>
    </style:style>
    <style:style style:name="P2900" style:family="paragraph" style:parent-style-name="Table_20_Contents">
      <style:text-properties officeooo:rsid="07c26c6b" officeooo:paragraph-rsid="07c26c6b"/>
    </style:style>
    <style:style style:name="P2901" style:family="paragraph" style:parent-style-name="Table_20_Contents">
      <style:text-properties officeooo:rsid="07c40db1" officeooo:paragraph-rsid="07c40db1"/>
    </style:style>
    <style:style style:name="P2902" style:family="paragraph" style:parent-style-name="Table_20_Contents">
      <style:text-properties officeooo:rsid="07c5e959" officeooo:paragraph-rsid="07c5e959"/>
    </style:style>
    <style:style style:name="P2903" style:family="paragraph" style:parent-style-name="Table_20_Contents">
      <style:text-properties officeooo:rsid="07c7883e" officeooo:paragraph-rsid="07c7883e"/>
    </style:style>
    <style:style style:name="P2904" style:family="paragraph" style:parent-style-name="Table_20_Contents">
      <style:text-properties officeooo:rsid="07c8e14b" officeooo:paragraph-rsid="07c8e14b"/>
    </style:style>
    <style:style style:name="P2905" style:family="paragraph" style:parent-style-name="Table_20_Contents">
      <style:text-properties officeooo:rsid="07ca5ede" officeooo:paragraph-rsid="07ca5ede"/>
    </style:style>
    <style:style style:name="P2906" style:family="paragraph" style:parent-style-name="Table_20_Contents">
      <style:text-properties officeooo:rsid="07ca88f9" officeooo:paragraph-rsid="07ca88f9"/>
    </style:style>
    <style:style style:name="P2907" style:family="paragraph" style:parent-style-name="Table_20_Contents">
      <style:text-properties officeooo:rsid="07cbb74b" officeooo:paragraph-rsid="07cbb74b"/>
    </style:style>
    <style:style style:name="P2908" style:family="paragraph" style:parent-style-name="Table_20_Contents">
      <style:text-properties officeooo:rsid="07cbe973" officeooo:paragraph-rsid="07cbe973"/>
    </style:style>
    <style:style style:name="P2909" style:family="paragraph" style:parent-style-name="Table_20_Contents">
      <style:text-properties officeooo:rsid="07ccf219" officeooo:paragraph-rsid="07ccf219"/>
    </style:style>
    <style:style style:name="P2910" style:family="paragraph" style:parent-style-name="Table_20_Contents">
      <style:text-properties officeooo:rsid="07cd5dc5" officeooo:paragraph-rsid="07cd5dc5"/>
    </style:style>
    <style:style style:name="P2911" style:family="paragraph" style:parent-style-name="Table_20_Contents">
      <style:text-properties officeooo:rsid="07ce2072" officeooo:paragraph-rsid="07ce2072"/>
    </style:style>
    <style:style style:name="P2912" style:family="paragraph" style:parent-style-name="Table_20_Contents">
      <style:text-properties officeooo:rsid="07cff294" officeooo:paragraph-rsid="07cff294"/>
    </style:style>
    <style:style style:name="P2913" style:family="paragraph" style:parent-style-name="Table_20_Contents">
      <style:text-properties officeooo:rsid="07d0ed41" officeooo:paragraph-rsid="07d0ed41"/>
    </style:style>
    <style:style style:name="P2914" style:family="paragraph" style:parent-style-name="Table_20_Contents">
      <style:text-properties officeooo:rsid="07d17ff1" officeooo:paragraph-rsid="07d17ff1"/>
    </style:style>
    <style:style style:name="P2915" style:family="paragraph" style:parent-style-name="Table_20_Contents">
      <style:text-properties officeooo:rsid="07d2464c" officeooo:paragraph-rsid="07d2464c"/>
    </style:style>
    <style:style style:name="P291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2917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29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d17ff1" officeooo:paragraph-rsid="07d17ff1" style:font-size-asian="6pt" style:font-weight-asian="normal" style:font-size-complex="6pt" style:font-weight-complex="normal"/>
    </style:style>
    <style:style style:name="P29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7d2464c" officeooo:paragraph-rsid="07d2464c" style:font-size-asian="6pt" style:font-weight-asian="normal" style:font-size-complex="6pt" style:font-weight-complex="normal"/>
    </style:style>
    <style:style style:name="P2920" style:family="paragraph" style:parent-style-name="Table_20_Contents">
      <style:text-properties officeooo:rsid="07d3c952" officeooo:paragraph-rsid="07d3c952"/>
    </style:style>
    <style:style style:name="P2921" style:family="paragraph" style:parent-style-name="Table_20_Contents">
      <style:text-properties fo:font-size="6pt" fo:font-weight="normal" officeooo:rsid="07d3c952" officeooo:paragraph-rsid="07d3c952" style:font-size-asian="6pt" style:font-weight-asian="normal" style:font-size-complex="6pt" style:font-weight-complex="normal"/>
    </style:style>
    <style:style style:name="P2922" style:family="paragraph" style:parent-style-name="Table_20_Contents">
      <style:text-properties fo:font-size="6pt" fo:font-weight="normal" officeooo:rsid="07d58ba7" officeooo:paragraph-rsid="07d58ba7" style:font-size-asian="6pt" style:font-weight-asian="normal" style:font-size-complex="6pt" style:font-weight-complex="normal"/>
    </style:style>
    <style:style style:name="P2923" style:family="paragraph" style:parent-style-name="Table_20_Contents">
      <style:text-properties officeooo:rsid="07d58ba7" officeooo:paragraph-rsid="07d58ba7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letter-spacing="normal" fo:font-style="normal"/>
    </style:style>
    <style:style style:name="T4" style:family="text">
      <style:text-properties fo:font-variant="normal" fo:text-transform="none" fo:color="#000000" style:font-name="Tahoma" fo:letter-spacing="normal" fo:font-style="normal" officeooo:rsid="0175f94f"/>
    </style:style>
    <style:style style:name="T5" style:family="text">
      <style:text-properties fo:font-variant="normal" fo:text-transform="none" fo:color="#000000" style:font-name="Tahoma" fo:letter-spacing="normal" fo:font-style="normal" officeooo:rsid="01ba0ee2"/>
    </style:style>
    <style:style style:name="T6" style:family="text">
      <style:text-properties fo:font-variant="normal" fo:text-transform="none" fo:color="#000000" style:font-name="Tahoma" fo:letter-spacing="normal" fo:font-style="normal" officeooo:rsid="02e74d7a"/>
    </style:style>
    <style:style style:name="T7" style:family="text">
      <style:text-properties fo:font-variant="normal" fo:text-transform="none" fo:color="#000000" style:font-name="Tahoma" fo:letter-spacing="normal" fo:font-style="normal" officeooo:rsid="05c8772b"/>
    </style:style>
    <style:style style:name="T8" style:family="text">
      <style:text-properties fo:font-variant="normal" fo:text-transform="none" fo:color="#000000" style:font-name="Tahoma" fo:letter-spacing="normal" fo:font-style="normal" officeooo:rsid="05da0cc2"/>
    </style:style>
    <style:style style:name="T9" style:family="text">
      <style:text-properties fo:font-variant="normal" fo:text-transform="none" fo:color="#000000" style:font-name="Tahoma" fo:letter-spacing="normal" fo:font-style="normal" fo:font-weight="normal"/>
    </style:style>
    <style:style style:name="T10" style:family="text">
      <style:text-properties fo:font-variant="normal" fo:text-transform="none" fo:color="#000000" style:font-name="Tahoma" fo:letter-spacing="normal" fo:font-style="normal" fo:font-weight="bold"/>
    </style:style>
    <style:style style:name="T11" style:family="text">
      <style:text-properties fo:font-variant="normal" fo:text-transform="none" fo:color="#000000" style:font-name="Tahoma" fo:letter-spacing="normal" fo:font-style="normal" officeooo:rsid="07c5e959"/>
    </style:style>
    <style:style style:name="T12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3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4" style:family="text">
      <style:text-properties officeooo:rsid="0099df44"/>
    </style:style>
    <style:style style:name="T15" style:family="text">
      <style:text-properties officeooo:rsid="00cea373"/>
    </style:style>
    <style:style style:name="T16" style:family="text">
      <style:text-properties officeooo:rsid="00ff0909"/>
    </style:style>
    <style:style style:name="T17" style:family="text">
      <style:text-properties officeooo:rsid="0102aea8"/>
    </style:style>
    <style:style style:name="T18" style:family="text">
      <style:text-properties officeooo:rsid="010f3d41"/>
    </style:style>
    <style:style style:name="T19" style:family="text">
      <style:text-properties officeooo:rsid="01128273"/>
    </style:style>
    <style:style style:name="T20" style:family="text">
      <style:text-properties officeooo:rsid="0126effd"/>
    </style:style>
    <style:style style:name="T21" style:family="text">
      <style:text-properties officeooo:rsid="0128e0e7"/>
    </style:style>
    <style:style style:name="T22" style:family="text">
      <style:text-properties officeooo:rsid="012be59f"/>
    </style:style>
    <style:style style:name="T23" style:family="text">
      <style:text-properties officeooo:rsid="0133ae4d"/>
    </style:style>
    <style:style style:name="T24" style:family="text">
      <style:text-properties officeooo:rsid="01382fa0"/>
    </style:style>
    <style:style style:name="T25" style:family="text">
      <style:text-properties officeooo:rsid="01409a44"/>
    </style:style>
    <style:style style:name="T26" style:family="text">
      <style:text-properties officeooo:rsid="015bd7dd"/>
    </style:style>
    <style:style style:name="T27" style:family="text">
      <style:text-properties officeooo:rsid="01824a83"/>
    </style:style>
    <style:style style:name="T28" style:family="text">
      <style:text-properties officeooo:rsid="01833f31"/>
    </style:style>
    <style:style style:name="T29" style:family="text">
      <style:text-properties officeooo:rsid="0186f55b"/>
    </style:style>
    <style:style style:name="T30" style:family="text">
      <style:text-properties officeooo:rsid="01a98201"/>
    </style:style>
    <style:style style:name="T31" style:family="text">
      <style:text-properties officeooo:rsid="01b8b81c"/>
    </style:style>
    <style:style style:name="T32" style:family="text">
      <style:text-properties officeooo:rsid="01e33e30"/>
    </style:style>
    <style:style style:name="T33" style:family="text">
      <style:text-properties officeooo:rsid="01e86a3c"/>
    </style:style>
    <style:style style:name="T34" style:family="text">
      <style:text-properties officeooo:rsid="0202bf01"/>
    </style:style>
    <style:style style:name="T35" style:family="text">
      <style:text-properties officeooo:rsid="02095e98"/>
    </style:style>
    <style:style style:name="T36" style:family="text">
      <style:text-properties officeooo:rsid="022618b7"/>
    </style:style>
    <style:style style:name="T37" style:family="text">
      <style:text-properties officeooo:rsid="02291409"/>
    </style:style>
    <style:style style:name="T38" style:family="text">
      <style:text-properties officeooo:rsid="023a5d85"/>
    </style:style>
    <style:style style:name="T39" style:family="text">
      <style:text-properties officeooo:rsid="024d2fa2"/>
    </style:style>
    <style:style style:name="T40" style:family="text">
      <style:text-properties officeooo:rsid="0254b494"/>
    </style:style>
    <style:style style:name="T41" style:family="text">
      <style:text-properties officeooo:rsid="0254e1af"/>
    </style:style>
    <style:style style:name="T42" style:family="text">
      <style:text-properties officeooo:rsid="025a9ca8"/>
    </style:style>
    <style:style style:name="T43" style:family="text">
      <style:text-properties officeooo:rsid="026206b0"/>
    </style:style>
    <style:style style:name="T44" style:family="text">
      <style:text-properties officeooo:rsid="02792c31"/>
    </style:style>
    <style:style style:name="T45" style:family="text">
      <style:text-properties officeooo:rsid="0285b3ae"/>
    </style:style>
    <style:style style:name="T46" style:family="text">
      <style:text-properties officeooo:rsid="02950dc1"/>
    </style:style>
    <style:style style:name="T47" style:family="text">
      <style:text-properties officeooo:rsid="02b8abe6"/>
    </style:style>
    <style:style style:name="T48" style:family="text">
      <style:text-properties officeooo:rsid="030be9fe"/>
    </style:style>
    <style:style style:name="T49" style:family="text">
      <style:text-properties officeooo:rsid="0312b11c"/>
    </style:style>
    <style:style style:name="T50" style:family="text">
      <style:text-properties officeooo:rsid="031e3fb1"/>
    </style:style>
    <style:style style:name="T51" style:family="text">
      <style:text-properties officeooo:rsid="03327b00"/>
    </style:style>
    <style:style style:name="T52" style:family="text">
      <style:text-properties officeooo:rsid="034340a8"/>
    </style:style>
    <style:style style:name="T53" style:family="text">
      <style:text-properties officeooo:rsid="03471d0a"/>
    </style:style>
    <style:style style:name="T54" style:family="text">
      <style:text-properties officeooo:rsid="035438ac"/>
    </style:style>
    <style:style style:name="T55" style:family="text">
      <style:text-properties officeooo:rsid="037ee5b7"/>
    </style:style>
    <style:style style:name="T56" style:family="text">
      <style:text-properties officeooo:rsid="03965744"/>
    </style:style>
    <style:style style:name="T57" style:family="text">
      <style:text-properties officeooo:rsid="03a44df1"/>
    </style:style>
    <style:style style:name="T58" style:family="text">
      <style:text-properties officeooo:rsid="03bb24a6"/>
    </style:style>
    <style:style style:name="T59" style:family="text">
      <style:text-properties officeooo:rsid="040698b7"/>
    </style:style>
    <style:style style:name="T60" style:family="text">
      <style:text-properties officeooo:rsid="040dac9d"/>
    </style:style>
    <style:style style:name="T61" style:family="text">
      <style:text-properties officeooo:rsid="041f85d1"/>
    </style:style>
    <style:style style:name="T62" style:family="text">
      <style:text-properties officeooo:rsid="042199c5"/>
    </style:style>
    <style:style style:name="T63" style:family="text">
      <style:text-properties officeooo:rsid="042549c7"/>
    </style:style>
    <style:style style:name="T64" style:family="text">
      <style:text-properties officeooo:rsid="0437f1db"/>
    </style:style>
    <style:style style:name="T65" style:family="text">
      <style:text-properties officeooo:rsid="04419286"/>
    </style:style>
    <style:style style:name="T66" style:family="text">
      <style:text-properties officeooo:rsid="0441a0b7"/>
    </style:style>
    <style:style style:name="T67" style:family="text">
      <style:text-properties officeooo:rsid="04524fe7"/>
    </style:style>
    <style:style style:name="T68" style:family="text">
      <style:text-properties officeooo:rsid="045908e1"/>
    </style:style>
    <style:style style:name="T69" style:family="text">
      <style:text-properties officeooo:rsid="04975960"/>
    </style:style>
    <style:style style:name="T70" style:family="text">
      <style:text-properties officeooo:rsid="049f49cb"/>
    </style:style>
    <style:style style:name="T71" style:family="text">
      <style:text-properties officeooo:rsid="04bd94f3"/>
    </style:style>
    <style:style style:name="T72" style:family="text">
      <style:text-properties officeooo:rsid="04be004e"/>
    </style:style>
    <style:style style:name="T73" style:family="text">
      <style:text-properties officeooo:rsid="04be3751"/>
    </style:style>
    <style:style style:name="T74" style:family="text">
      <style:text-properties officeooo:rsid="04c3dccc"/>
    </style:style>
    <style:style style:name="T75" style:family="text">
      <style:text-properties officeooo:rsid="04c59032"/>
    </style:style>
    <style:style style:name="T76" style:family="text">
      <style:text-properties officeooo:rsid="04c6a0c5"/>
    </style:style>
    <style:style style:name="T77" style:family="text">
      <style:text-properties officeooo:rsid="04c88f5d"/>
    </style:style>
    <style:style style:name="T78" style:family="text">
      <style:text-properties officeooo:rsid="04cbde71"/>
    </style:style>
    <style:style style:name="T79" style:family="text">
      <style:text-properties officeooo:rsid="04ccdf7f"/>
    </style:style>
    <style:style style:name="T80" style:family="text">
      <style:text-properties officeooo:rsid="04d25532"/>
    </style:style>
    <style:style style:name="T81" style:family="text">
      <style:text-properties officeooo:rsid="04d3deea"/>
    </style:style>
    <style:style style:name="T82" style:family="text">
      <style:text-properties officeooo:rsid="04e538a2"/>
    </style:style>
    <style:style style:name="T83" style:family="text">
      <style:text-properties officeooo:rsid="04e61003"/>
    </style:style>
    <style:style style:name="T84" style:family="text">
      <style:text-properties officeooo:rsid="04ff1b33"/>
    </style:style>
    <style:style style:name="T85" style:family="text">
      <style:text-properties officeooo:rsid="0504bdbf"/>
    </style:style>
    <style:style style:name="T86" style:family="text">
      <style:text-properties officeooo:rsid="050a7fe6"/>
    </style:style>
    <style:style style:name="T87" style:family="text">
      <style:text-properties officeooo:rsid="052f8abb"/>
    </style:style>
    <style:style style:name="T88" style:family="text">
      <style:text-properties officeooo:rsid="05302ed0"/>
    </style:style>
    <style:style style:name="T89" style:family="text">
      <style:text-properties officeooo:rsid="05581de8"/>
    </style:style>
    <style:style style:name="T90" style:family="text">
      <style:text-properties officeooo:rsid="057b0380"/>
    </style:style>
    <style:style style:name="T91" style:family="text">
      <style:text-properties officeooo:rsid="057c1365"/>
    </style:style>
    <style:style style:name="T92" style:family="text">
      <style:text-properties officeooo:rsid="05c492da"/>
    </style:style>
    <style:style style:name="T93" style:family="text">
      <style:text-properties officeooo:rsid="05e5404a"/>
    </style:style>
    <style:style style:name="T94" style:family="text">
      <style:text-properties officeooo:rsid="05ea4a42"/>
    </style:style>
    <style:style style:name="T95" style:family="text">
      <style:text-properties officeooo:rsid="05f33ef4"/>
    </style:style>
    <style:style style:name="T96" style:family="text">
      <style:text-properties officeooo:rsid="05f92176"/>
    </style:style>
    <style:style style:name="T97" style:family="text">
      <style:text-properties officeooo:rsid="05fbd33a"/>
    </style:style>
    <style:style style:name="T98" style:family="text">
      <style:text-properties officeooo:rsid="060af568"/>
    </style:style>
    <style:style style:name="T99" style:family="text">
      <style:text-properties officeooo:rsid="060b5db6"/>
    </style:style>
    <style:style style:name="T100" style:family="text">
      <style:text-properties officeooo:rsid="061000c8"/>
    </style:style>
    <style:style style:name="T101" style:family="text">
      <style:text-properties officeooo:rsid="0611cc47"/>
    </style:style>
    <style:style style:name="T102" style:family="text">
      <style:text-properties officeooo:rsid="0629d403"/>
    </style:style>
    <style:style style:name="T103" style:family="text">
      <style:text-properties officeooo:rsid="062de001"/>
    </style:style>
    <style:style style:name="T104" style:family="text">
      <style:text-properties officeooo:rsid="065f13d6"/>
    </style:style>
    <style:style style:name="T105" style:family="text">
      <style:text-properties officeooo:rsid="06639508"/>
    </style:style>
    <style:style style:name="T106" style:family="text">
      <style:text-properties officeooo:rsid="06aa8056"/>
    </style:style>
    <style:style style:name="T107" style:family="text">
      <style:text-properties officeooo:rsid="06b42975"/>
    </style:style>
    <style:style style:name="T108" style:family="text">
      <style:text-properties officeooo:rsid="06b44e53"/>
    </style:style>
    <style:style style:name="T109" style:family="text">
      <style:text-properties officeooo:rsid="06bc2cf5"/>
    </style:style>
    <style:style style:name="T110" style:family="text">
      <style:text-properties officeooo:rsid="06c3f992"/>
    </style:style>
    <style:style style:name="T111" style:family="text">
      <style:text-properties officeooo:rsid="06d23150"/>
    </style:style>
    <style:style style:name="T112" style:family="text">
      <style:text-properties officeooo:rsid="06ea3137"/>
    </style:style>
    <style:style style:name="T113" style:family="text">
      <style:text-properties officeooo:rsid="06ed952d"/>
    </style:style>
    <style:style style:name="T114" style:family="text">
      <style:text-properties officeooo:rsid="06fac757"/>
    </style:style>
    <style:style style:name="T115" style:family="text">
      <style:text-properties officeooo:rsid="06fc9b28"/>
    </style:style>
    <style:style style:name="T116" style:family="text">
      <style:text-properties officeooo:rsid="072de5f8"/>
    </style:style>
    <style:style style:name="T117" style:family="text">
      <style:text-properties officeooo:rsid="074c73dd"/>
    </style:style>
    <style:style style:name="T118" style:family="text">
      <style:text-properties officeooo:rsid="07520b3b"/>
    </style:style>
    <style:style style:name="T119" style:family="text">
      <style:text-properties officeooo:rsid="0756b571"/>
    </style:style>
    <style:style style:name="T120" style:family="text">
      <style:text-properties officeooo:rsid="075f3e76"/>
    </style:style>
    <style:style style:name="T121" style:family="text">
      <style:text-properties officeooo:rsid="0760f225"/>
    </style:style>
    <style:style style:name="T122" style:family="text">
      <style:text-properties officeooo:rsid="076cd165"/>
    </style:style>
    <style:style style:name="T123" style:family="text">
      <style:text-properties officeooo:rsid="077c3640"/>
    </style:style>
    <style:style style:name="T124" style:family="text">
      <style:text-properties officeooo:rsid="07809e40"/>
    </style:style>
    <style:style style:name="T125" style:family="text">
      <style:text-properties officeooo:rsid="078864c1"/>
    </style:style>
    <style:style style:name="T126" style:family="text">
      <style:text-properties officeooo:rsid="07ac18b6"/>
    </style:style>
    <style:style style:name="T127" style:family="text">
      <style:text-properties officeooo:rsid="07ade67e"/>
    </style:style>
    <style:style style:name="T128" style:family="text">
      <style:text-properties officeooo:rsid="07b31add"/>
    </style:style>
    <style:style style:name="T129" style:family="text">
      <style:text-properties officeooo:rsid="07bb8751"/>
    </style:style>
    <style:style style:name="T130" style:family="text">
      <style:text-properties officeooo:rsid="05f723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denomination"><text:span text:style-name="T1">2656</text:span>)equipment</text:p>
            <text:p text:style-name="P1204"/>
            <text:p text:style-name="P1204"/>
            <text:p text:style-name="P1204">[ɪˈkwɪpmənt]</text:p>
          </table:table-cell>
          <table:table-cell table:style-name="Таблица1.B1" office:value-type="string">
            <text:p text:style-name="P1205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2916">[ˈpauəf(ə)l]</text:p>
          </table:table-cell>
          <table:table-cell table:style-name="Таблица1.B2" office:value-type="string">
            <text:p text:style-name="P1206">Сильный, мощный</text:p>
          </table:table-cell>
        </table:table-row>
        <table:table-row>
          <table:table-cell table:style-name="Таблица1.A41" office:value-type="string">
            <text:p text:style-name="P1209">2658)<text:span text:style-name="T29">progressive</text:span></text:p>
            <text:p text:style-name="P1207"/>
            <text:p text:style-name="P1"/>
            <text:p text:style-name="P2">[prəˈgresɪv]</text:p>
          </table:table-cell>
          <table:table-cell table:style-name="Таблица1.B2" office:value-type="string">
            <text:p text:style-name="P1206">Постепенный, прогрессивный</text:p>
          </table:table-cell>
        </table:table-row>
        <table:table-row>
          <table:table-cell table:style-name="Таблица1.A41" office:value-type="string">
            <text:p text:style-name="P1208">2659)God bless you</text:p>
            <text:p text:style-name="P1208"/>
            <text:p text:style-name="P1208"/>
            <text:p text:style-name="P1208"/>
          </table:table-cell>
          <table:table-cell table:style-name="Таблица1.B2" office:value-type="string">
            <text:p text:style-name="P1206">Будьте здоровы</text:p>
          </table:table-cell>
        </table:table-row>
        <table:table-row>
          <table:table-cell table:style-name="Таблица1.A41" office:value-type="string">
            <text:p text:style-name="P1208">2660)custom</text:p>
            <text:p text:style-name="P1208"/>
            <text:p text:style-name="P1208"/>
            <text:p text:style-name="P3">[ˈkʌstəm]</text:p>
          </table:table-cell>
          <table:table-cell table:style-name="Таблица1.B2" office:value-type="string">
            <text:p text:style-name="P1206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1208">2661)favorite</text:p>
            <text:p text:style-name="P1208"/>
            <text:p text:style-name="P1208"/>
            <text:p text:style-name="P3">[ˈfeɪv(ə)rɪt]</text:p>
          </table:table-cell>
          <table:table-cell table:style-name="Таблица1.B2" office:value-type="string">
            <text:p text:style-name="P1206">Любимый, фаворит</text:p>
          </table:table-cell>
        </table:table-row>
        <table:table-row>
          <table:table-cell table:style-name="Таблица1.A41" office:value-type="string">
            <text:p text:style-name="P1208">2662)project</text:p>
            <text:p text:style-name="P1208"/>
            <text:p text:style-name="P1208"/>
            <text:p text:style-name="P3">[ˈprɔʤekt]</text:p>
          </table:table-cell>
          <table:table-cell table:style-name="Таблица1.B2" office:value-type="string">
            <text:p text:style-name="P1206">Проект</text:p>
          </table:table-cell>
        </table:table-row>
        <table:table-row>
          <table:table-cell table:style-name="Таблица1.A41" office:value-type="string">
            <text:p text:style-name="P1208">2663)In all senses</text:p>
            <text:p text:style-name="P1208"/>
            <text:p text:style-name="P1208"/>
            <text:p text:style-name="P1208"/>
          </table:table-cell>
          <table:table-cell table:style-name="Таблица1.B2" office:value-type="string">
            <text:p text:style-name="P1206">Во всех смыслах</text:p>
          </table:table-cell>
        </table:table-row>
        <table:table-row>
          <table:table-cell table:style-name="Таблица1.A41" office:value-type="string">
            <text:p text:style-name="P1208">2664)proportion</text:p>
            <text:p text:style-name="P1208"/>
            <text:p text:style-name="P1208"/>
            <text:p text:style-name="P3">[prəˈpɔːʃ(ə)n]</text:p>
          </table:table-cell>
          <table:table-cell table:style-name="Таблица1.B2" office:value-type="string">
            <text:p text:style-name="P1206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1208">2665)week-end</text:p>
            <text:p text:style-name="P1208"/>
            <text:p text:style-name="P1208"/>
            <text:p text:style-name="P3">[ˌwiːkˈend]</text:p>
          </table:table-cell>
          <table:table-cell table:style-name="Таблица1.B2" office:value-type="string">
            <text:p text:style-name="P1206">Выходные</text:p>
          </table:table-cell>
        </table:table-row>
        <table:table-row>
          <table:table-cell table:style-name="Таблица1.A41" office:value-type="string">
            <text:p text:style-name="P1208">2666)reduce</text:p>
            <text:p text:style-name="P1208"/>
            <text:p text:style-name="P1208"/>
            <text:p text:style-name="P3">[rɪˈdjuːs]</text:p>
          </table:table-cell>
          <table:table-cell table:style-name="Таблица1.B2" office:value-type="string">
            <text:p text:style-name="P1206">Уменьшать, снижать</text:p>
          </table:table-cell>
        </table:table-row>
        <table:table-row>
          <table:table-cell table:style-name="Таблица1.A41" office:value-type="string">
            <text:p text:style-name="P1208">2667)prose</text:p>
            <text:p text:style-name="P1208"/>
            <text:p text:style-name="P1208"/>
            <text:p text:style-name="P3">[prəuz]</text:p>
          </table:table-cell>
          <table:table-cell table:style-name="Таблица1.B2" office:value-type="string">
            <text:p text:style-name="P1206"/>
            <text:p text:style-name="P1206"/>
            <text:p text:style-name="P1210">Проза</text:p>
          </table:table-cell>
        </table:table-row>
        <table:table-row>
          <table:table-cell table:style-name="Таблица1.A41" office:value-type="string">
            <text:p text:style-name="P1208">2668)incorporate</text:p>
            <text:p text:style-name="P1208"/>
            <text:p text:style-name="P1208"/>
            <text:p text:style-name="P3">[ɪnˈkɔːp(ə)rət]</text:p>
          </table:table-cell>
          <table:table-cell table:style-name="Таблица1.B2" office:value-type="string">
            <text:p text:style-name="P1206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1208">2669)environment</text:p>
            <text:p text:style-name="P1208"><text:soft-page-break/></text:p>
            <text:p text:style-name="P1208"/>
            <text:p text:style-name="P3">[ɪnˈvaɪər(ə)nmənt]</text:p>
          </table:table-cell>
          <table:table-cell table:style-name="Таблица1.B2" office:value-type="string">
            <text:p text:style-name="P1206"/>
            <text:p text:style-name="P1206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1208">2670)entity</text:p>
            <text:p text:style-name="P1208"/>
            <text:p text:style-name="P1208"/>
            <text:p text:style-name="P3">[ˈentɪtɪ]</text:p>
          </table:table-cell>
          <table:table-cell table:style-name="Таблица1.B2" office:value-type="string">
            <text:p text:style-name="P2917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1211">2671)prospect</text:p>
            <text:p text:style-name="P1211"/>
            <text:p text:style-name="P1211"/>
            <text:p text:style-name="P7">[ˈprɔspekt]</text:p>
          </table:table-cell>
          <table:table-cell table:style-name="Таблица1.B2" office:value-type="string">
            <text:p text:style-name="P1212">Перспектива</text:p>
          </table:table-cell>
        </table:table-row>
        <table:table-row>
          <table:table-cell table:style-name="Таблица1.A41" office:value-type="string">
            <text:p text:style-name="P1329">2672)It rains cats and dogs</text:p>
            <text:p text:style-name="P1211"/>
            <text:p text:style-name="P1211"/>
            <text:p text:style-name="P1211"/>
          </table:table-cell>
          <table:table-cell table:style-name="Таблица1.B2" office:value-type="string">
            <text:p text:style-name="P1213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1329">2673)protest</text:p>
            <text:p text:style-name="P1211"/>
            <text:p text:style-name="P1211"/>
            <text:p text:style-name="P7">[ˈprəutest]</text:p>
          </table:table-cell>
          <table:table-cell table:style-name="Таблица1.B2" office:value-type="string">
            <text:p text:style-name="P1213">Протест, протестовать</text:p>
          </table:table-cell>
        </table:table-row>
        <table:table-row>
          <table:table-cell table:style-name="Таблица1.A41" office:value-type="string">
            <text:p text:style-name="P1329">2674)All along</text:p>
            <text:p text:style-name="P1211"/>
            <text:p text:style-name="P1211"/>
            <text:p text:style-name="P1211"/>
          </table:table-cell>
          <table:table-cell table:style-name="Таблица1.B2" office:value-type="string">
            <text:p text:style-name="P1213">Всё время</text:p>
          </table:table-cell>
        </table:table-row>
        <table:table-row>
          <table:table-cell table:style-name="Таблица1.A41" office:value-type="string">
            <text:p text:style-name="P1329">2675)that is</text:p>
            <text:p text:style-name="P1211"/>
            <text:p text:style-name="P1211"/>
            <text:p text:style-name="P1211"/>
          </table:table-cell>
          <table:table-cell table:style-name="Таблица1.B2" office:value-type="string">
            <text:p text:style-name="P1213">То есть, это</text:p>
          </table:table-cell>
        </table:table-row>
        <table:table-row>
          <table:table-cell table:style-name="Таблица1.A41" office:value-type="string">
            <text:p text:style-name="P1329">2676)provider</text:p>
            <text:p text:style-name="P1211"/>
            <text:p text:style-name="P1211"/>
            <text:p text:style-name="P7">[prəˈvaɪdə]</text:p>
          </table:table-cell>
          <table:table-cell table:style-name="Таблица1.B2" office:value-type="string">
            <text:p text:style-name="P1213">Поставщик</text:p>
          </table:table-cell>
        </table:table-row>
        <table:table-row>
          <table:table-cell table:style-name="Таблица1.A41" office:value-type="string">
            <text:p text:style-name="P1329">2677)public</text:p>
            <text:p text:style-name="P1211"/>
            <text:p text:style-name="P1211"/>
            <text:p text:style-name="P7">[ˈpʌblɪk]</text:p>
          </table:table-cell>
          <table:table-cell table:style-name="Таблица1.B2" office:value-type="string">
            <text:p text:style-name="P1213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1329">2678)What's the matter?</text:p>
            <text:p text:style-name="P1211"/>
            <text:p text:style-name="P1211"/>
            <text:p text:style-name="P1211"/>
          </table:table-cell>
          <table:table-cell table:style-name="Таблица1.B2" office:value-type="string">
            <text:p text:style-name="P1213">В чём дело?</text:p>
          </table:table-cell>
        </table:table-row>
        <table:table-row>
          <table:table-cell table:style-name="Таблица1.A41" office:value-type="string">
            <text:p text:style-name="P1329">2679)alignment</text:p>
            <text:p text:style-name="P1211"/>
            <text:p text:style-name="P1211"/>
            <text:p text:style-name="P7">[əˈlaɪnmənt]</text:p>
          </table:table-cell>
          <table:table-cell table:style-name="Таблица1.B2" office:value-type="string">
            <text:p text:style-name="P1214">Центровка, выравнивание</text:p>
          </table:table-cell>
        </table:table-row>
        <table:table-row>
          <table:table-cell table:style-name="Таблица1.A41" office:value-type="string">
            <text:p text:style-name="P1329">2680)publication</text:p>
            <text:p text:style-name="P1211"/>
            <text:p text:style-name="P1211"/>
            <text:p text:style-name="P7">[ˌpʌblɪˈkeɪʃ(ə)n]</text:p>
          </table:table-cell>
          <table:table-cell table:style-name="Таблица1.B2" office:value-type="string">
            <text:p text:style-name="P1215">Публикация, издание</text:p>
          </table:table-cell>
        </table:table-row>
        <table:table-row>
          <table:table-cell table:style-name="Таблица1.A41" office:value-type="string">
            <text:p text:style-name="P1329">2681)pullover</text:p>
            <text:p text:style-name="P1211"/>
            <text:p text:style-name="P1211"/>
            <text:p text:style-name="P7">[ˈpuləuvə]</text:p>
          </table:table-cell>
          <table:table-cell table:style-name="Таблица1.B2" office:value-type="string">
            <text:p text:style-name="P1216">Свитер</text:p>
          </table:table-cell>
        </table:table-row>
        <table:table-row>
          <table:table-cell table:style-name="Таблица1.A41" office:value-type="string">
            <text:p text:style-name="P1329">2682)In the matter of</text:p>
            <text:p text:style-name="P1211"/>
            <text:p text:style-name="P1211"><text:soft-page-break/></text:p>
            <text:p text:style-name="P1211"/>
          </table:table-cell>
          <table:table-cell table:style-name="Таблица1.B2" office:value-type="string">
            <text:p text:style-name="P1216"/>
            <text:p text:style-name="P1216"/>
            <text:p text:style-name="P1216"><text:soft-page-break/>Что касается</text:p>
          </table:table-cell>
        </table:table-row>
        <table:table-row>
          <table:table-cell table:style-name="Таблица1.A41" office:value-type="string">
            <text:p text:style-name="P1329">2683)verbose</text:p>
            <text:p text:style-name="P1211"/>
            <text:p text:style-name="P1211"/>
            <text:p text:style-name="P7">[vɜːˈbəus]</text:p>
          </table:table-cell>
          <table:table-cell table:style-name="Таблица1.B2" office:value-type="string">
            <text:p text:style-name="P1217">Многословный, подробный</text:p>
          </table:table-cell>
        </table:table-row>
        <table:table-row>
          <table:table-cell table:style-name="Таблица1.A41" office:value-type="string">
            <text:p text:style-name="P1329">2684)pulse</text:p>
            <text:p text:style-name="P1211"/>
            <text:p text:style-name="P1211"/>
            <text:p text:style-name="P7">[pʌls]</text:p>
          </table:table-cell>
          <table:table-cell table:style-name="Таблица1.B2" office:value-type="string">
            <text:p text:style-name="P1217">Пульс, импульс</text:p>
          </table:table-cell>
        </table:table-row>
        <table:table-row>
          <table:table-cell table:style-name="Таблица1.A41" office:value-type="string">
            <text:p text:style-name="P1329">2685)punctual</text:p>
            <text:p text:style-name="P1211"/>
            <text:p text:style-name="P1211"/>
            <text:p text:style-name="P7">[ˈpʌŋkʧuəl]</text:p>
          </table:table-cell>
          <table:table-cell table:style-name="Таблица1.B2" office:value-type="string">
            <text:p text:style-name="P1217">Пунктуальный</text:p>
          </table:table-cell>
        </table:table-row>
        <table:table-row>
          <table:table-cell table:style-name="Таблица1.A41" office:value-type="string">
            <text:p text:style-name="P1329">2686)Keep in mind</text:p>
            <text:p text:style-name="P1211"/>
            <text:p text:style-name="P1211"/>
            <text:p text:style-name="P1211"/>
          </table:table-cell>
          <table:table-cell table:style-name="Таблица1.B2" office:value-type="string">
            <text:p text:style-name="P1217">Помнить, иметь в виду</text:p>
          </table:table-cell>
        </table:table-row>
        <table:table-row>
          <table:table-cell table:style-name="Таблица1.A41" office:value-type="string">
            <text:p text:style-name="P1329">2687)solar</text:p>
            <text:p text:style-name="P1211"/>
            <text:p text:style-name="P1211"/>
            <text:p text:style-name="P7">[ˈsəulə]</text:p>
          </table:table-cell>
          <table:table-cell table:style-name="Таблица1.B2" office:value-type="string">
            <text:p text:style-name="P1217">Солнечный</text:p>
          </table:table-cell>
        </table:table-row>
        <table:table-row>
          <table:table-cell table:style-name="Таблица1.A41" office:value-type="string">
            <text:p text:style-name="P1329">2688)pyjamas</text:p>
            <text:p text:style-name="P1211"/>
            <text:p text:style-name="P1211"/>
            <text:p text:style-name="P7">[pɪˈʤɑːməz]</text:p>
          </table:table-cell>
          <table:table-cell table:style-name="Таблица1.B2" office:value-type="string">
            <text:p text:style-name="P1217">Пижама</text:p>
          </table:table-cell>
        </table:table-row>
        <table:table-row>
          <table:table-cell table:style-name="Таблица1.A41" office:value-type="string">
            <text:p text:style-name="P1329">2689)pyramid</text:p>
            <text:p text:style-name="P1211"/>
            <text:p text:style-name="P1211"/>
            <text:p text:style-name="P7">[ˈpɪrəmɪd]</text:p>
          </table:table-cell>
          <table:table-cell table:style-name="Таблица1.B2" office:value-type="string">
            <text:p text:style-name="P1217">Пирамида</text:p>
          </table:table-cell>
        </table:table-row>
        <table:table-row>
          <table:table-cell table:style-name="Таблица1.A41" office:value-type="string">
            <text:p text:style-name="P1329">2690)Mind the door!</text:p>
            <text:p text:style-name="P1211"/>
            <text:p text:style-name="P1211"/>
            <text:p text:style-name="P1211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1217">Осторожно, дверь !</text:p>
          </table:table-cell>
        </table:table-row>
        <table:table-row>
          <table:table-cell table:style-name="Таблица1.A41" office:value-type="string">
            <text:p text:style-name="P1218">2691)pace</text:p>
            <text:p text:style-name="P1218"/>
            <text:p text:style-name="P1218"/>
            <text:p text:style-name="P8">[peɪs]</text:p>
          </table:table-cell>
          <table:table-cell table:style-name="Таблица1.B2" office:value-type="string">
            <text:p text:style-name="P1219">Шаг, шагать, темп</text:p>
          </table:table-cell>
        </table:table-row>
        <table:table-row>
          <table:table-cell table:style-name="Таблица1.A41" office:value-type="string">
            <text:p text:style-name="P1218">2692)On the minute</text:p>
            <text:p text:style-name="P1218"/>
            <text:p text:style-name="P1218"/>
            <text:p text:style-name="P1218"/>
          </table:table-cell>
          <table:table-cell table:style-name="Таблица1.B2" office:value-type="string">
            <text:p text:style-name="P1219">Минута в минуту</text:p>
          </table:table-cell>
        </table:table-row>
        <table:table-row>
          <table:table-cell table:style-name="Таблица1.A41" office:value-type="string">
            <text:p text:style-name="P1218">2693)pail</text:p>
            <text:p text:style-name="P1218"/>
            <text:p text:style-name="P1218"/>
            <text:p text:style-name="P8">[peɪl]</text:p>
          </table:table-cell>
          <table:table-cell table:style-name="Таблица1.B2" office:value-type="string">
            <text:p text:style-name="P1219">Ведро</text:p>
          </table:table-cell>
        </table:table-row>
        <table:table-row>
          <table:table-cell table:style-name="Таблица1.A41" office:value-type="string">
            <text:p text:style-name="P1220">2694)extension</text:p>
            <text:p text:style-name="P1220"/>
            <text:p text:style-name="P1220"/>
            <text:p text:style-name="P9">[ɪkˈsten(t)ʃ(ə)n]</text:p>
          </table:table-cell>
          <table:table-cell table:style-name="Таблица1.B2" office:value-type="string">
            <text:p text:style-name="P1221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1223">2695)compatibility</text:p>
            <text:p text:style-name="P1223"/>
            <text:p text:style-name="P1223"/>
            <text:p text:style-name="P90"><text:soft-page-break/>[kəmˌpætəˈbɪlətɪ]</text:p>
          </table:table-cell>
          <table:table-cell table:style-name="Таблица1.B2" office:value-type="string">
            <text:p text:style-name="P1222"/>
            <text:p text:style-name="P1222"/>
            <text:p text:style-name="P1222"/>
            <text:p text:style-name="P1222"><text:soft-page-break/>Совместимость</text:p>
          </table:table-cell>
        </table:table-row>
        <table:table-row>
          <table:table-cell table:style-name="Таблица1.A41" office:value-type="string">
            <text:p text:style-name="P1225">2696)solver</text:p>
            <text:p text:style-name="P1225"/>
            <text:p text:style-name="P1225"/>
            <text:p text:style-name="P4">[`sɒlvə]</text:p>
          </table:table-cell>
          <table:table-cell table:style-name="Таблица1.B2" office:value-type="string">
            <text:p text:style-name="P1225">Решатель</text:p>
          </table:table-cell>
        </table:table-row>
        <table:table-row>
          <table:table-cell table:style-name="Таблица1.A43" office:value-type="string">
            <text:p text:style-name="P1226">2697)remote</text:p>
            <text:p text:style-name="P1226"/>
            <text:p text:style-name="P1226"/>
            <text:p text:style-name="P10">[rɪˈməut]</text:p>
          </table:table-cell>
          <table:table-cell table:style-name="Таблица1.B2" office:value-type="string">
            <text:p text:style-name="P1226">Удалённый, дистанционный</text:p>
          </table:table-cell>
        </table:table-row>
        <table:table-row>
          <table:table-cell table:style-name="Таблица1.A43" office:value-type="string">
            <text:p text:style-name="P1227">2698)sheet</text:p>
            <text:p text:style-name="P1227"/>
            <text:p text:style-name="P1227"/>
            <text:p text:style-name="P11">[ʃiːt]</text:p>
          </table:table-cell>
          <table:table-cell table:style-name="Таблица1.B2" office:value-type="string">
            <text:p text:style-name="P1227">Лист, листок, листовой, <text:span text:style-name="T125">простыня</text:span></text:p>
          </table:table-cell>
        </table:table-row>
        <table:table-row>
          <table:table-cell table:style-name="Таблица1.A45" office:value-type="string">
            <text:p text:style-name="P1228">2699)obsolete</text:p>
            <text:p text:style-name="P1228"/>
            <text:p text:style-name="P1224"/>
            <text:p text:style-name="P12">[ˈɔbs(ə)liːt]</text:p>
          </table:table-cell>
          <table:table-cell table:style-name="Таблица1.B2" office:value-type="string">
            <text:p text:style-name="P1228">Устарелый, отживший</text:p>
          </table:table-cell>
        </table:table-row>
        <table:table-row>
          <table:table-cell table:style-name="Таблица1.A45" office:value-type="string">
            <text:p text:style-name="P1229">2700)undo</text:p>
            <text:p text:style-name="P1229"/>
            <text:p text:style-name="P1229"/>
            <text:p text:style-name="P13">[ʌnˈduː]</text:p>
          </table:table-cell>
          <table:table-cell table:style-name="Таблица1.B2" office:value-type="string">
            <text:p text:style-name="P1230">Аннулировать</text:p>
          </table:table-cell>
        </table:table-row>
        <table:table-row>
          <table:table-cell table:style-name="Таблица1.A49" office:value-type="string">
            <text:p text:style-name="P1231">2701)retrieve</text:p>
            <text:p text:style-name="P1231"/>
            <text:p text:style-name="P1231"/>
            <text:p text:style-name="P14">[rɪˈtriːv]</text:p>
          </table:table-cell>
          <table:table-cell table:style-name="Таблица1.B2" office:value-type="string">
            <text:p text:style-name="P1224"/>
            <text:p text:style-name="P1231">Извлекать</text:p>
          </table:table-cell>
        </table:table-row>
        <table:table-row>
          <table:table-cell table:style-name="Таблица1.A49" office:value-type="string">
            <text:p text:style-name="P1234">2702)extend</text:p>
            <text:p text:style-name="P1234"/>
            <text:p text:style-name="P1234"/>
            <text:p text:style-name="P15">[ɪkˈstend]</text:p>
          </table:table-cell>
          <table:table-cell table:style-name="Таблица1.B2" office:value-type="string">
            <text:p text:style-name="P1234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1235">2703)reasonably</text:p>
            <text:p text:style-name="P1235"/>
            <text:p text:style-name="P1235"/>
            <text:p text:style-name="P16">[ˈriːz(ə)nəblɪ]</text:p>
          </table:table-cell>
          <table:table-cell table:style-name="Таблица1.B2" office:value-type="string">
            <text:p text:style-name="P1235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1236">2704)invocation</text:p>
            <text:p text:style-name="P1236"/>
            <text:p text:style-name="P1236"/>
            <text:p text:style-name="P17">[ˌɪnvəuˈkeɪʃ(ə)n]</text:p>
          </table:table-cell>
          <table:table-cell table:style-name="Таблица1.B2" office:value-type="string">
            <text:p text:style-name="P1236">Вызов</text:p>
          </table:table-cell>
        </table:table-row>
        <table:table-row>
          <table:table-cell table:style-name="Таблица1.A52" office:value-type="string">
            <text:p text:style-name="P1237">2705)whichever</text:p>
            <text:p text:style-name="P1237"/>
            <text:p text:style-name="P1237"/>
            <text:p text:style-name="P18">[(h)wɪʧˈevə]</text:p>
          </table:table-cell>
          <table:table-cell table:style-name="Таблица1.B2" office:value-type="string">
            <text:p text:style-name="P1237">Какой бы ни, какой</text:p>
          </table:table-cell>
        </table:table-row>
        <table:table-row>
          <table:table-cell table:style-name="Таблица1.A52" office:value-type="string">
            <text:p text:style-name="P1238">2706)bypass</text:p>
            <text:p text:style-name="P1238"/>
            <text:p text:style-name="P1238"/>
            <text:p text:style-name="P19">[ˈbaɪpɑːs]</text:p>
          </table:table-cell>
          <table:table-cell table:style-name="Таблица1.B2" office:value-type="string">
            <text:p text:style-name="P1238">Обход, обходить</text:p>
          </table:table-cell>
        </table:table-row>
        <table:table-row>
          <table:table-cell table:style-name="Таблица1.A52" office:value-type="string">
            <text:p text:style-name="P1330">2707)affordable</text:p>
            <text:p text:style-name="P1239"/>
            <text:p text:style-name="P1239"/>
            <text:p text:style-name="P20">[əˈfɔːdəbl]</text:p>
          </table:table-cell>
          <table:table-cell table:style-name="Таблица1.B2" office:value-type="string">
            <text:p text:style-name="P1239">Доступный, допустимый</text:p>
          </table:table-cell>
        </table:table-row>
        <table:table-row>
          <table:table-cell table:style-name="Таблица1.A56" office:value-type="string">
            <text:p text:style-name="P1240">2708)mercenary</text:p>
            <text:p text:style-name="P1241"/>
            <text:p text:style-name="P1241"/>
            <text:p text:style-name="P21">[ˈmɜːs(ə)n(ə)rɪ]</text:p>
          </table:table-cell>
          <table:table-cell table:style-name="Таблица1.B2" office:value-type="string">
            <text:p text:style-name="P1241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1242">2709)subcontractor</text:p>
            <text:p text:style-name="P1242"/>
            <text:p text:style-name="P1242"/>
            <text:p text:style-name="P22">[ˌsʌbkənˈtræktə]</text:p>
          </table:table-cell>
          <table:table-cell table:style-name="Таблица1.B2" office:value-type="string">
            <text:p text:style-name="P1242">Субподрядчик</text:p>
          </table:table-cell>
        </table:table-row>
        <table:table-row>
          <table:table-cell table:style-name="Таблица1.A56" office:value-type="string">
            <text:p text:style-name="P1243">2710)team</text:p>
            <text:p text:style-name="P1243"/>
            <text:p text:style-name="P1243"/>
            <text:p text:style-name="P23">[tiːm]</text:p>
          </table:table-cell>
          <table:table-cell table:style-name="Таблица1.B2" office:value-type="string">
            <text:p text:style-name="P1243">Команда, командный</text:p>
          </table:table-cell>
        </table:table-row>
        <table:table-row>
          <table:table-cell table:style-name="Таблица1.A56" office:value-type="string">
            <text:p text:style-name="P1244">2711)pair</text:p>
            <text:p text:style-name="P1244"/>
            <text:p text:style-name="P1244"/>
            <text:p text:style-name="P24">[pɛə]</text:p>
          </table:table-cell>
          <table:table-cell table:style-name="Таблица1.B2" office:value-type="string">
            <text:p text:style-name="P1244">Пара</text:p>
          </table:table-cell>
        </table:table-row>
        <table:table-row>
          <table:table-cell table:style-name="Таблица1.A60" office:value-type="string">
            <text:p text:style-name="P1245">2712)On the rocks</text:p>
            <text:p text:style-name="P1245"/>
            <text:p text:style-name="P1245"/>
            <text:p text:style-name="P1245"/>
          </table:table-cell>
          <table:table-cell table:style-name="Таблица1.B2" office:value-type="string">
            <text:p text:style-name="P1246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1247">2713)palm</text:p>
            <text:p text:style-name="P1247"/>
            <text:p text:style-name="P1247"/>
            <text:p text:style-name="P25">[pɑːm]</text:p>
          </table:table-cell>
          <table:table-cell table:style-name="Таблица1.B2" office:value-type="string">
            <text:p text:style-name="P1233"/>
            <text:p text:style-name="P1233"/>
            <text:p text:style-name="P1247">Ладонь, пальма</text:p>
          </table:table-cell>
        </table:table-row>
        <table:table-row>
          <table:table-cell table:style-name="Таблица1.A60" office:value-type="string">
            <text:p text:style-name="P1248">2714)Clear one's throat</text:p>
            <text:p text:style-name="P1248"/>
            <text:p text:style-name="P1248"/>
            <text:p text:style-name="P26">[θrəut]</text:p>
          </table:table-cell>
          <table:table-cell table:style-name="Таблица1.B2" office:value-type="string">
            <text:p text:style-name="P1947">Откашляться</text:p>
          </table:table-cell>
        </table:table-row>
        <table:table-row>
          <table:table-cell table:style-name="Таблица1.A60" office:value-type="string">
            <text:p text:style-name="P1249">2715)carrier</text:p>
            <text:p text:style-name="P1249"/>
            <text:p text:style-name="P1249"/>
            <text:p text:style-name="P27">[ˈkærɪə]</text:p>
          </table:table-cell>
          <table:table-cell table:style-name="Таблица1.B2" office:value-type="string">
            <text:p text:style-name="P1249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1250">2716)pancake</text:p>
            <text:p text:style-name="P1250"/>
            <text:p text:style-name="P1250"/>
            <text:p text:style-name="P28">[ˈpænkeɪk]</text:p>
          </table:table-cell>
          <table:table-cell table:style-name="Таблица1.B2" office:value-type="string">
            <text:p text:style-name="P1250">Блин</text:p>
          </table:table-cell>
        </table:table-row>
        <table:table-row>
          <table:table-cell table:style-name="Таблица1.A64" office:value-type="string">
            <text:p text:style-name="P1251">2717)passion</text:p>
            <text:p text:style-name="P1251"/>
            <text:p text:style-name="P1251"/>
            <text:p text:style-name="P29">[ˈpæʃ(ə)n]</text:p>
          </table:table-cell>
          <table:table-cell table:style-name="Таблица1.B2" office:value-type="string">
            <text:p text:style-name="P1251">Страсть, увлечение</text:p>
          </table:table-cell>
        </table:table-row>
        <table:table-row>
          <table:table-cell table:style-name="Таблица1.A64" office:value-type="string">
            <text:p text:style-name="P1252">2718)Free of charge</text:p>
            <text:p text:style-name="P1252"/>
            <text:p text:style-name="P1252"/>
            <text:p text:style-name="P1252"/>
          </table:table-cell>
          <table:table-cell table:style-name="Таблица1.B2" office:value-type="string">
            <text:p text:style-name="P1252">Бесплатно</text:p>
          </table:table-cell>
        </table:table-row>
        <table:table-row>
          <table:table-cell table:style-name="Таблица1.A64" office:value-type="string">
            <text:p text:style-name="P1254">2719)vehicle</text:p>
            <text:p text:style-name="P1254"/>
            <text:p text:style-name="P1254"/>
            <text:p text:style-name="P30">[ˈviːɪkl]</text:p>
          </table:table-cell>
          <table:table-cell table:style-name="Таблица1.B2" office:value-type="string">
            <text:p text:style-name="P1255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1256">2720)passive</text:p>
            <text:p text:style-name="P1256"/>
            <text:p text:style-name="P1256"/>
            <text:p text:style-name="P31">[ˈpæsɪv]</text:p>
          </table:table-cell>
          <table:table-cell table:style-name="Таблица1.B2" office:value-type="string">
            <text:p text:style-name="P1256">Пассивный</text:p>
          </table:table-cell>
        </table:table-row>
        <table:table-row>
          <table:table-cell table:style-name="Таблица1.A68" office:value-type="string">
            <text:p text:style-name="P1257">2721)pastry</text:p>
            <text:p text:style-name="P1257"/>
            <text:p text:style-name="P1257"/>
            <text:p text:style-name="P32">[ˈpeɪstrɪ]</text:p>
          </table:table-cell>
          <table:table-cell table:style-name="Таблица1.B2" office:value-type="string">
            <text:p text:style-name="P1257">Тесто, выпечка, печенье</text:p>
          </table:table-cell>
        </table:table-row>
        <table:table-row>
          <table:table-cell table:style-name="Таблица1.A68" office:value-type="string">
            <text:p text:style-name="P1258">2722)Good morning</text:p>
            <text:p text:style-name="P1258"><text:soft-page-break/></text:p>
            <text:p text:style-name="P1258"/>
            <text:p text:style-name="P1258"/>
          </table:table-cell>
          <table:table-cell table:style-name="Таблица1.B2" office:value-type="string">
            <text:p text:style-name="P1259"/>
            <text:p text:style-name="P1259"><text:soft-page-break/>Доброе утро</text:p>
          </table:table-cell>
        </table:table-row>
        <table:table-row>
          <table:table-cell table:style-name="Таблица1.A68" office:value-type="string">
            <text:p text:style-name="P1260">2723)unlock</text:p>
            <text:p text:style-name="P1260"/>
            <text:p text:style-name="P1260"/>
            <text:p text:style-name="P33">[ʌnˈlɔk]</text:p>
          </table:table-cell>
          <table:table-cell table:style-name="Таблица1.B2" office:value-type="string">
            <text:p text:style-name="P1260">Открыть, разблокировать</text:p>
          </table:table-cell>
        </table:table-row>
        <table:table-row>
          <table:table-cell table:style-name="Таблица1.A72" office:value-type="string">
            <text:p text:style-name="P1261">2724)patience</text:p>
            <text:p text:style-name="P1261"/>
            <text:p text:style-name="P1261"/>
            <text:p text:style-name="P34">[ˈpeɪʃ(ə)n(t)s]</text:p>
          </table:table-cell>
          <table:table-cell table:style-name="Таблица1.B2" office:value-type="string">
            <text:p text:style-name="P1253"/>
            <text:p text:style-name="P1261">Терпение</text:p>
          </table:table-cell>
        </table:table-row>
        <table:table-row>
          <table:table-cell table:style-name="Таблица1.A72" office:value-type="string">
            <text:p text:style-name="P1262">2725)patter</text:p>
            <text:p text:style-name="P1262"/>
            <text:p text:style-name="P1262"/>
            <text:p text:style-name="P35">[ˈpætə]</text:p>
          </table:table-cell>
          <table:table-cell table:style-name="Таблица1.B2" office:value-type="string">
            <text:p text:style-name="P1262">Скороговорка</text:p>
          </table:table-cell>
        </table:table-row>
        <table:table-row>
          <table:table-cell table:style-name="Таблица1.A72" office:value-type="string">
            <text:p text:style-name="P1264">2726)cleaner</text:p>
            <text:p text:style-name="P1264"/>
            <text:p text:style-name="P1264"/>
            <text:p text:style-name="P36">[ˈkliːnə]</text:p>
          </table:table-cell>
          <table:table-cell table:style-name="Таблица1.B2" office:value-type="string">
            <text:p text:style-name="P1264">Уборщик</text:p>
          </table:table-cell>
        </table:table-row>
        <table:table-row>
          <table:table-cell table:style-name="Таблица1.A72" office:value-type="string">
            <text:p text:style-name="P1265">2727)offload</text:p>
            <text:p text:style-name="P1265"/>
            <text:p text:style-name="P1265"/>
            <text:p text:style-name="P37">[ˌɔfˈləud]</text:p>
          </table:table-cell>
          <table:table-cell table:style-name="Таблица1.B2" office:value-type="string">
            <text:p text:style-name="P1265">Разгрузить, избавиться</text:p>
          </table:table-cell>
        </table:table-row>
        <table:table-row>
          <table:table-cell table:style-name="Таблица1.A76" office:value-type="string">
            <text:p text:style-name="P1266">2728)pet</text:p>
            <text:p text:style-name="P1266"/>
            <text:p text:style-name="P1266"/>
            <text:p text:style-name="P38">[pet]</text:p>
          </table:table-cell>
          <table:table-cell table:style-name="Таблица1.B2" office:value-type="string">
            <text:p text:style-name="P1266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1267">2729)pick</text:p>
            <text:p text:style-name="P1267"/>
            <text:p text:style-name="P1267"/>
            <text:p text:style-name="P39">[pɪk]</text:p>
          </table:table-cell>
          <table:table-cell table:style-name="Таблица1.B2" office:value-type="string">
            <text:p text:style-name="P1268">Собирать, выбор, выбирать</text:p>
          </table:table-cell>
        </table:table-row>
        <table:table-row>
          <table:table-cell table:style-name="Таблица1.A76" office:value-type="string">
            <text:p text:style-name="P1269">2730)Take office</text:p>
            <text:p text:style-name="P1269"/>
            <text:p text:style-name="P1269"/>
            <text:p text:style-name="P1269"/>
          </table:table-cell>
          <table:table-cell table:style-name="Таблица1.B2" office:value-type="string">
            <text:p text:style-name="P1269">Вступать в должность</text:p>
          </table:table-cell>
        </table:table-row>
        <table:table-row>
          <table:table-cell table:style-name="Таблица1.A76" office:value-type="string">
            <text:p text:style-name="P1270">2731)robust</text:p>
            <text:p text:style-name="P1270"/>
            <text:p text:style-name="P1270"/>
            <text:p text:style-name="P40">[rəˈbʌst]</text:p>
          </table:table-cell>
          <table:table-cell table:style-name="Таблица1.B2" office:value-type="string">
            <text:p text:style-name="P1270">Надёжный, крепкий</text:p>
          </table:table-cell>
        </table:table-row>
        <table:table-row>
          <table:table-cell table:style-name="Таблица1.A80" office:value-type="string">
            <text:p text:style-name="P1271">2732)pillow</text:p>
            <text:p text:style-name="P1271"/>
            <text:p text:style-name="P1271"/>
            <text:p text:style-name="P41">[ˈpɪləu]</text:p>
          </table:table-cell>
          <table:table-cell table:style-name="Таблица1.B2" office:value-type="string">
            <text:p text:style-name="P1271">Подушка</text:p>
          </table:table-cell>
        </table:table-row>
        <table:table-row>
          <table:table-cell table:style-name="Таблица1.A80" office:value-type="string">
            <text:p text:style-name="P1272">2733)pipe</text:p>
            <text:p text:style-name="P1272"/>
            <text:p text:style-name="P1272"/>
            <text:p text:style-name="P42">[paɪp]</text:p>
          </table:table-cell>
          <table:table-cell table:style-name="Таблица1.B2" office:value-type="string">
            <text:p text:style-name="P1272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1273">2734)Get into office</text:p>
            <text:p text:style-name="P1273"/>
            <text:p text:style-name="P1273"/>
            <text:p text:style-name="P1273"/>
          </table:table-cell>
          <table:table-cell table:style-name="Таблица1.B2" office:value-type="string">
            <text:p text:style-name="P1273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1274">2735)gateway</text:p>
            <text:p text:style-name="P1274"/>
            <text:p text:style-name="P1274"><text:soft-page-break/></text:p>
            <text:p text:style-name="P43">[ˈgeɪtweɪ]</text:p>
          </table:table-cell>
          <table:table-cell table:style-name="Таблица1.B2" office:value-type="string">
            <text:p text:style-name="P1274"/>
            <text:p text:style-name="P1274"/>
            <text:p text:style-name="P1274"><text:soft-page-break/>Шлюз, ворота</text:p>
          </table:table-cell>
        </table:table-row>
        <table:table-row>
          <table:table-cell table:style-name="Таблица1.A83" office:value-type="string">
            <text:p text:style-name="P1275">2736)plait</text:p>
            <text:p text:style-name="P1275"/>
            <text:p text:style-name="P1275"/>
            <text:p text:style-name="P44">[plæt]</text:p>
          </table:table-cell>
          <table:table-cell table:style-name="Таблица1.B2" office:value-type="string">
            <text:p text:style-name="P1263"/>
            <text:p text:style-name="P1263"/>
            <text:p text:style-name="P1275">Заплетать, коса</text:p>
          </table:table-cell>
        </table:table-row>
        <table:table-row>
          <table:table-cell table:style-name="Таблица1.A83" office:value-type="string">
            <text:p text:style-name="P1276">2737)Give reasons for</text:p>
            <text:p text:style-name="P1276"/>
            <text:p text:style-name="P1276"/>
            <text:p text:style-name="P1276"/>
          </table:table-cell>
          <table:table-cell table:style-name="Таблица1.B2" office:value-type="string">
            <text:p text:style-name="P1276">Объяснять причины чего-либо</text:p>
          </table:table-cell>
        </table:table-row>
        <table:table-row>
          <table:table-cell table:style-name="Таблица1.A83" office:value-type="string">
            <text:p text:style-name="P1277">2738)expansion</text:p>
            <text:p text:style-name="P1277"/>
            <text:p text:style-name="P1277"/>
            <text:p text:style-name="P45">[ɪkˈspæn(t)ʃ(ə)n]</text:p>
          </table:table-cell>
          <table:table-cell table:style-name="Таблица1.B2" office:value-type="string">
            <text:p text:style-name="P1277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1278">2739)plank</text:p>
            <text:p text:style-name="P1278"/>
            <text:p text:style-name="P1278"/>
            <text:p text:style-name="P46">[plæŋk]</text:p>
          </table:table-cell>
          <table:table-cell table:style-name="Таблица1.B2" office:value-type="string">
            <text:p text:style-name="P1278">Планка, доска</text:p>
          </table:table-cell>
        </table:table-row>
        <table:table-row>
          <table:table-cell table:style-name="Таблица1.A87" office:value-type="string">
            <text:p text:style-name="P1279">2740)plinth</text:p>
            <text:p text:style-name="P1279"/>
            <text:p text:style-name="P1279"/>
            <text:p text:style-name="P47">[plɪnθ]</text:p>
          </table:table-cell>
          <table:table-cell table:style-name="Таблица1.B2" office:value-type="string">
            <text:p text:style-name="P1279">Плинтус, цоколь</text:p>
          </table:table-cell>
        </table:table-row>
        <table:table-row>
          <table:table-cell table:style-name="Таблица1.A87" office:value-type="string">
            <text:p text:style-name="P1280">2741)Table of contents</text:p>
            <text:p text:style-name="P1280"/>
            <text:p text:style-name="P1280"/>
            <text:p text:style-name="P1280"/>
          </table:table-cell>
          <table:table-cell table:style-name="Таблица1.B2" office:value-type="string">
            <text:p text:style-name="P1280">Содержание</text:p>
          </table:table-cell>
        </table:table-row>
        <table:table-row>
          <table:table-cell table:style-name="Таблица1.A87" office:value-type="string">
            <text:p text:style-name="P1282">2742)simplified</text:p>
            <text:p text:style-name="P1282"/>
            <text:p text:style-name="P1282"/>
            <text:p text:style-name="P48">[ˈsɪmplɪfaɪd]</text:p>
          </table:table-cell>
          <table:table-cell table:style-name="Таблица1.B2" office:value-type="string">
            <text:p text:style-name="P1282">Упрощённый</text:p>
          </table:table-cell>
        </table:table-row>
        <table:table-row>
          <table:table-cell table:style-name="Таблица1.A91" office:value-type="string">
            <text:p text:style-name="P1283">2743)plough</text:p>
            <text:p text:style-name="P1283"/>
            <text:p text:style-name="P1283"/>
            <text:p text:style-name="P49">[plau]</text:p>
          </table:table-cell>
          <table:table-cell table:style-name="Таблица1.B2" office:value-type="string">
            <text:p text:style-name="P1283">Плуг, пахать</text:p>
          </table:table-cell>
        </table:table-row>
        <table:table-row>
          <table:table-cell table:style-name="Таблица1.A91" office:value-type="string">
            <text:p text:style-name="P1284">2744)plug</text:p>
            <text:p text:style-name="P1284"/>
            <text:p text:style-name="P1284"/>
            <text:p text:style-name="P50">[plʌg]</text:p>
          </table:table-cell>
          <table:table-cell table:style-name="Таблица1.B2" office:value-type="string">
            <text:p text:style-name="P1284">Плагин, пробка, штепсель</text:p>
          </table:table-cell>
        </table:table-row>
        <table:table-row>
          <table:table-cell table:style-name="Таблица1.A91" office:value-type="string">
            <text:p text:style-name="P1285">2745)Be able to do smth</text:p>
            <text:p text:style-name="P1285"/>
            <text:p text:style-name="P1285"/>
            <text:p text:style-name="P1285"/>
          </table:table-cell>
          <table:table-cell table:style-name="Таблица1.B2" office:value-type="string">
            <text:p text:style-name="P1285">Уметь/мочь сделать что-либо</text:p>
          </table:table-cell>
        </table:table-row>
        <table:table-row>
          <table:table-cell table:style-name="Таблица1.A91" office:value-type="string">
            <text:p text:style-name="P1286">2746<text:span text:style-name="T14">)</text:span>tracking</text:p>
            <text:p text:style-name="P1286"/>
            <text:p text:style-name="P1286"/>
            <text:p text:style-name="P5">[`trækıŋ]</text:p>
          </table:table-cell>
          <table:table-cell table:style-name="Таблица1.B2" office:value-type="string">
            <text:p text:style-name="P1286">Слежение</text:p>
          </table:table-cell>
        </table:table-row>
        <table:table-row>
          <table:table-cell table:style-name="Таблица1.A95" office:value-type="string">
            <text:p text:style-name="P1287">2747)plumber</text:p>
            <text:p text:style-name="P1287"/>
            <text:p text:style-name="P1287"/>
            <text:p text:style-name="P51">[ˈplʌmə]</text:p>
          </table:table-cell>
          <table:table-cell table:style-name="Таблица1.B2" office:value-type="string">
            <text:p text:style-name="P1281"/>
            <text:p text:style-name="P1287">Водопроводчик, паяльщик</text:p>
          </table:table-cell>
        </table:table-row>
        <table:table-row>
          <table:table-cell table:style-name="Таблица1.A95" office:value-type="string">
            <text:p text:style-name="P1288">2748)predominate</text:p>
            <text:p text:style-name="P1288"/>
            <text:p text:style-name="P1232"/>
            <text:p text:style-name="P52"><text:soft-page-break/>[prɪˈdɔmɪneɪt]</text:p>
          </table:table-cell>
          <table:table-cell table:style-name="Таблица1.B2" office:value-type="string">
            <text:p text:style-name="P1288"/>
            <text:p text:style-name="P1288"/>
            <text:p text:style-name="P1288"/>
            <text:p text:style-name="P1288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1289">2749)As usual</text:p>
            <text:p text:style-name="P1289"/>
            <text:p text:style-name="P1289"/>
            <text:p text:style-name="P1289"/>
          </table:table-cell>
          <table:table-cell table:style-name="Таблица1.B2" office:value-type="string">
            <text:p text:style-name="P1289">Как обычно</text:p>
          </table:table-cell>
        </table:table-row>
        <table:table-row>
          <table:table-cell table:style-name="Таблица1.A95" office:value-type="string">
            <text:p text:style-name="P1290">2750)plug in</text:p>
            <text:p text:style-name="P1290"/>
            <text:p text:style-name="P1290"/>
            <text:p text:style-name="P6">[`plʌg`ın]</text:p>
          </table:table-cell>
          <table:table-cell table:style-name="Таблица1.B2" office:value-type="string">
            <text:p text:style-name="P1290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1291">2751)preface</text:p>
            <text:p text:style-name="P1291"/>
            <text:p text:style-name="P1291"/>
            <text:p text:style-name="P53">[ˈprefɪs]</text:p>
          </table:table-cell>
          <table:table-cell table:style-name="Таблица1.B2" office:value-type="string">
            <text:p text:style-name="P1291">Предисловие</text:p>
          </table:table-cell>
        </table:table-row>
        <table:table-row>
          <table:table-cell table:style-name="Таблица1.A99" office:value-type="string">
            <text:p text:style-name="P1292">2752)prehistoric</text:p>
            <text:p text:style-name="P1292"/>
            <text:p text:style-name="P1292"/>
            <text:p text:style-name="P54">[ˌpriːhɪˈstɔrɪk]</text:p>
          </table:table-cell>
          <table:table-cell table:style-name="Таблица1.B2" office:value-type="string">
            <text:p text:style-name="P1292">Доисторический</text:p>
          </table:table-cell>
        </table:table-row>
        <table:table-row>
          <table:table-cell table:style-name="Таблица1.A99" office:value-type="string">
            <text:p text:style-name="P1293">2753)Be of age</text:p>
            <text:p text:style-name="P1293"/>
            <text:p text:style-name="P1293"/>
            <text:p text:style-name="P1293"/>
          </table:table-cell>
          <table:table-cell table:style-name="Таблица1.B2" office:value-type="string">
            <text:p text:style-name="P1293">Быть совершеннолетним</text:p>
          </table:table-cell>
        </table:table-row>
        <table:table-row>
          <table:table-cell table:style-name="Таблица1.A99" office:value-type="string">
            <text:p text:style-name="P1294">2754)improve</text:p>
            <text:p text:style-name="P1294"/>
            <text:p text:style-name="P1294"/>
            <text:p text:style-name="P55">[ɪmˈpruːv]</text:p>
          </table:table-cell>
          <table:table-cell table:style-name="Таблица1.B2" office:value-type="string">
            <text:p text:style-name="P1294">Улучшать</text:p>
          </table:table-cell>
        </table:table-row>
        <table:table-row>
          <table:table-cell table:style-name="Таблица1.A103" office:value-type="string">
            <text:p text:style-name="P1295">2755)pressure</text:p>
            <text:p text:style-name="P1295"/>
            <text:p text:style-name="P1295"/>
            <text:p text:style-name="P56">[ˈpreʃə]</text:p>
          </table:table-cell>
          <table:table-cell table:style-name="Таблица1.B2" office:value-type="string">
            <text:p text:style-name="P1295">Давление</text:p>
          </table:table-cell>
        </table:table-row>
        <table:table-row>
          <table:table-cell table:style-name="Таблица1.A103" office:value-type="string">
            <text:p text:style-name="P1296">2756)maybe</text:p>
            <text:p text:style-name="P1296"/>
            <text:p text:style-name="P1296"/>
            <text:p text:style-name="P57">[ˈmeɪbɪ]</text:p>
          </table:table-cell>
          <table:table-cell table:style-name="Таблица1.B2" office:value-type="string">
            <text:p text:style-name="P1296">Может быть</text:p>
          </table:table-cell>
        </table:table-row>
        <table:table-row>
          <table:table-cell table:style-name="Таблица1.A103" office:value-type="string">
            <text:p text:style-name="P1297">2757)stub</text:p>
            <text:p text:style-name="P1297"/>
            <text:p text:style-name="P1297"/>
            <text:p text:style-name="P58">[stʌb]</text:p>
          </table:table-cell>
          <table:table-cell table:style-name="Таблица1.B2" office:value-type="string">
            <text:p text:style-name="P1297">Заглушка, пень, огрызок</text:p>
          </table:table-cell>
        </table:table-row>
        <table:table-row>
          <table:table-cell table:style-name="Таблица1.A103" office:value-type="string">
            <text:p text:style-name="P1298">2758)prevail</text:p>
            <text:p text:style-name="P1298"/>
            <text:p text:style-name="P1298"/>
            <text:p text:style-name="P59">[prɪˈveɪl]</text:p>
          </table:table-cell>
          <table:table-cell table:style-name="Таблица1.B2" office:value-type="string">
            <text:p text:style-name="P1298">Преобладать</text:p>
          </table:table-cell>
        </table:table-row>
        <table:table-row>
          <table:table-cell table:style-name="Таблица1.A107" office:value-type="string">
            <text:p text:style-name="P1299">2759)Be under age</text:p>
            <text:p text:style-name="P1299"/>
            <text:p text:style-name="P1299"/>
            <text:p text:style-name="P1299"/>
          </table:table-cell>
          <table:table-cell table:style-name="Таблица1.B2" office:value-type="string">
            <text:p text:style-name="P1295"/>
            <text:p text:style-name="P1295"/>
            <text:p text:style-name="P1299">Быть несовершеннолетним</text:p>
          </table:table-cell>
        </table:table-row>
        <table:table-row>
          <table:table-cell table:style-name="Таблица1.A107" office:value-type="string">
            <text:p text:style-name="P1300">2760)eliminate</text:p>
            <text:p text:style-name="P1300"/>
            <text:p text:style-name="P1300"/>
            <text:p text:style-name="P60">[ɪˈlɪmɪneɪt]</text:p>
          </table:table-cell>
          <table:table-cell table:style-name="Таблица1.B2" office:value-type="string">
            <text:p text:style-name="P1300">Устранять, исключать</text:p>
          </table:table-cell>
        </table:table-row>
        <table:table-row>
          <table:table-cell table:style-name="Таблица1.A107" office:value-type="string">
            <text:p text:style-name="P1301">2761)unfortunately</text:p>
            <text:p text:style-name="P1301"/>
            <text:p text:style-name="P1301"/>
            <text:p text:style-name="P61">[ʌnˈfɔːʧ(ə)nətlɪ]</text:p>
          </table:table-cell>
          <table:table-cell table:style-name="Таблица1.B2" office:value-type="string">
            <text:p text:style-name="P1301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1302">2762)pride</text:p>
            <text:p text:style-name="P1302"/>
            <text:p text:style-name="P1302"/>
            <text:p text:style-name="P62">[praɪd]</text:p>
          </table:table-cell>
          <table:table-cell table:style-name="Таблица1.B2" office:value-type="string">
            <text:p text:style-name="P1302">Гордость, гордиться</text:p>
          </table:table-cell>
        </table:table-row>
        <table:table-row>
          <table:table-cell table:style-name="Таблица1.A111" office:value-type="string">
            <text:p text:style-name="P1303">2763)Go to bed</text:p>
            <text:p text:style-name="P1303"/>
            <text:p text:style-name="P1303"/>
            <text:p text:style-name="P1303"/>
          </table:table-cell>
          <table:table-cell table:style-name="Таблица1.B2" office:value-type="string">
            <text:p text:style-name="P1303">Ложиться спать</text:p>
          </table:table-cell>
        </table:table-row>
        <table:table-row>
          <table:table-cell table:style-name="Таблица1.A111" office:value-type="string">
            <text:p text:style-name="P1304">2764)familiar</text:p>
            <text:p text:style-name="P1304"/>
            <text:p text:style-name="P1304"/>
            <text:p text:style-name="P63">[fəˈmɪlɪə]</text:p>
          </table:table-cell>
          <table:table-cell table:style-name="Таблица1.B2" office:value-type="string">
            <text:p text:style-name="P1304">Привычный</text:p>
          </table:table-cell>
        </table:table-row>
        <table:table-row>
          <table:table-cell table:style-name="Таблица1.A111" office:value-type="string">
            <text:p text:style-name="P1305">2765)reply</text:p>
            <text:p text:style-name="P1305"/>
            <text:p text:style-name="P1305"/>
            <text:p text:style-name="P64">[rɪˈplaɪ]</text:p>
          </table:table-cell>
          <table:table-cell table:style-name="Таблица1.B2" office:value-type="string">
            <text:p text:style-name="P1305">Ответ, отвечать</text:p>
          </table:table-cell>
        </table:table-row>
        <table:table-row>
          <table:table-cell table:style-name="Таблица1.A111" office:value-type="string">
            <text:p text:style-name="P1306">2766)primer</text:p>
            <text:p text:style-name="P1306"/>
            <text:p text:style-name="P1306"/>
            <text:p text:style-name="P65">[ˈpraɪmə]</text:p>
          </table:table-cell>
          <table:table-cell table:style-name="Таблица1.B2" office:value-type="string">
            <text:p text:style-name="P1306">Букварь, грунтовка</text:p>
          </table:table-cell>
        </table:table-row>
        <table:table-row>
          <table:table-cell table:style-name="Таблица1.A115" office:value-type="string">
            <text:p text:style-name="P1307">2767)Half as much</text:p>
            <text:p text:style-name="P1307"/>
            <text:p text:style-name="P1307"/>
            <text:p text:style-name="P1307"/>
          </table:table-cell>
          <table:table-cell table:style-name="Таблица1.B2" office:value-type="string">
            <text:p text:style-name="P1307">В два раза меньше</text:p>
          </table:table-cell>
        </table:table-row>
        <table:table-row>
          <table:table-cell table:style-name="Таблица1.A115" office:value-type="string">
            <text:p text:style-name="P1308">2768)highlight</text:p>
            <text:p text:style-name="P1308"/>
            <text:p text:style-name="P1308"/>
            <text:p text:style-name="P66">[ˈhaɪlaɪt]</text:p>
          </table:table-cell>
          <table:table-cell table:style-name="Таблица1.B2" office:value-type="string">
            <text:p text:style-name="P1308">Основной момент, выделение</text:p>
          </table:table-cell>
        </table:table-row>
        <table:table-row>
          <table:table-cell table:style-name="Таблица1.A115" office:value-type="string">
            <text:p text:style-name="P1309">2769)useful</text:p>
            <text:p text:style-name="P1309"/>
            <text:p text:style-name="P1309"/>
            <text:p text:style-name="P67">[ˈjuːsf(ə)l]</text:p>
          </table:table-cell>
          <table:table-cell table:style-name="Таблица1.B2" office:value-type="string">
            <text:p text:style-name="P1309">Полезно, полезный</text:p>
          </table:table-cell>
        </table:table-row>
        <table:table-row>
          <table:table-cell table:style-name="Таблица1.A115" office:value-type="string">
            <text:p text:style-name="P1310">2770)probability</text:p>
            <text:p text:style-name="P1310"/>
            <text:p text:style-name="P1310"/>
            <text:p text:style-name="P68">[ˌprɔbəˈbɪlətɪ]</text:p>
          </table:table-cell>
          <table:table-cell table:style-name="Таблица1.B2" office:value-type="string">
            <text:p text:style-name="P1307"/>
            <text:p text:style-name="P1310">Вероятность</text:p>
          </table:table-cell>
        </table:table-row>
        <table:table-row>
          <table:table-cell table:style-name="Таблица1.A119" office:value-type="string">
            <text:p text:style-name="P1311">2771)Be in love</text:p>
            <text:p text:style-name="P1311"/>
            <text:p text:style-name="P1311"/>
            <text:p text:style-name="P1311"/>
          </table:table-cell>
          <table:table-cell table:style-name="Таблица1.B2" office:value-type="string">
            <text:p text:style-name="P1311">Быть влюблённым</text:p>
          </table:table-cell>
        </table:table-row>
        <table:table-row>
          <table:table-cell table:style-name="Таблица1.A119" office:value-type="string">
            <text:p text:style-name="P1312">2772)prodigy</text:p>
            <text:p text:style-name="P1312"/>
            <text:p text:style-name="P1312"/>
            <text:p text:style-name="P69">[ˈprɔdɪʤɪ]</text:p>
          </table:table-cell>
          <table:table-cell table:style-name="Таблица1.B2" office:value-type="string">
            <text:p text:style-name="P1312">Чудо, вундеркинд</text:p>
          </table:table-cell>
        </table:table-row>
        <table:table-row>
          <table:table-cell table:style-name="Таблица1.A119" office:value-type="string">
            <text:p text:style-name="P1313">2773)Fall in love</text:p>
            <text:p text:style-name="P1313"/>
            <text:p text:style-name="P1313"/>
            <text:p text:style-name="P1313"/>
          </table:table-cell>
          <table:table-cell table:style-name="Таблица1.B2" office:value-type="string">
            <text:p text:style-name="P1313">Влюбиться</text:p>
          </table:table-cell>
        </table:table-row>
        <table:table-row>
          <table:table-cell table:style-name="Таблица1.A119" office:value-type="string">
            <text:p text:style-name="P1314">2774)overhead</text:p>
            <text:p text:style-name="P1314"/>
            <text:p text:style-name="P1314"/>
            <text:p text:style-name="P70">[ˈəuvehed]</text:p>
          </table:table-cell>
          <table:table-cell table:style-name="Таблица1.B2" office:value-type="string">
            <text:p text:style-name="P1314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1315">2775)profit</text:p>
            <text:p text:style-name="P1315"><text:soft-page-break/></text:p>
            <text:p text:style-name="P1315"/>
            <text:p text:style-name="P71">[ˈprɔfɪt]</text:p>
          </table:table-cell>
          <table:table-cell table:style-name="Таблица1.B2" office:value-type="string">
            <text:p text:style-name="P1315"/>
            <text:p text:style-name="P1324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1316">2776)prohibit</text:p>
            <text:p text:style-name="P1316"/>
            <text:p text:style-name="P1316"/>
            <text:p text:style-name="P72">[prəˈhɪbɪt]</text:p>
          </table:table-cell>
          <table:table-cell table:style-name="Таблица1.B2" office:value-type="string">
            <text:p text:style-name="P1316">Запрещать</text:p>
          </table:table-cell>
        </table:table-row>
        <table:table-row>
          <table:table-cell table:style-name="Таблица1.A123" office:value-type="string">
            <text:p text:style-name="P1317">2777)Fall out of love</text:p>
            <text:p text:style-name="P1317"/>
            <text:p text:style-name="P1317"/>
            <text:p text:style-name="P1317"/>
          </table:table-cell>
          <table:table-cell table:style-name="Таблица1.B2" office:value-type="string">
            <text:p text:style-name="P1317">Разлюбить</text:p>
          </table:table-cell>
        </table:table-row>
        <table:table-row>
          <table:table-cell table:style-name="Таблица1.A123" office:value-type="string">
            <text:p text:style-name="P1318">2778)trap</text:p>
            <text:p text:style-name="P1318"/>
            <text:p text:style-name="P1318"/>
            <text:p text:style-name="P73">[træp]</text:p>
          </table:table-cell>
          <table:table-cell table:style-name="Таблица1.B2" office:value-type="string">
            <text:p text:style-name="P1318">Ловушка, трап</text:p>
          </table:table-cell>
        </table:table-row>
        <table:table-row>
          <table:table-cell table:style-name="Таблица1.A127" office:value-type="string">
            <text:p text:style-name="P1319">2779)puppet</text:p>
            <text:p text:style-name="P1319"/>
            <text:p text:style-name="P1319"/>
            <text:p text:style-name="P74">[ˈpʌpɪt]</text:p>
          </table:table-cell>
          <table:table-cell table:style-name="Таблица1.B2" office:value-type="string">
            <text:p text:style-name="P1319">Марионетка, кукольный</text:p>
          </table:table-cell>
        </table:table-row>
        <table:table-row>
          <table:table-cell table:style-name="Таблица1.A127" office:value-type="string">
            <text:p text:style-name="P1320">2780)proceed</text:p>
            <text:p text:style-name="P1320"/>
            <text:p text:style-name="P1320"/>
            <text:p text:style-name="P75">[prəˈsiːd]</text:p>
          </table:table-cell>
          <table:table-cell table:style-name="Таблица1.B2" office:value-type="string">
            <text:p text:style-name="P1320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1321">2781)recall</text:p>
            <text:p text:style-name="P1321"/>
            <text:p text:style-name="P1321"/>
            <text:p text:style-name="P76">[rɪˈkɔːl]</text:p>
          </table:table-cell>
          <table:table-cell table:style-name="Таблица1.B2" office:value-type="string">
            <text:p text:style-name="P1321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1322">2782)puppy</text:p>
            <text:p text:style-name="P1322"/>
            <text:p text:style-name="P1322"/>
            <text:p text:style-name="P77">[ˈpʌpɪ]</text:p>
          </table:table-cell>
          <table:table-cell table:style-name="Таблица1.B2" office:value-type="string">
            <text:p text:style-name="P1319"/>
            <text:p text:style-name="P1319"/>
            <text:p text:style-name="P1322">Щенок</text:p>
          </table:table-cell>
        </table:table-row>
        <table:table-row>
          <table:table-cell table:style-name="Таблица1.A131" office:value-type="string">
            <text:p text:style-name="P1323">2783)Be on the road</text:p>
            <text:p text:style-name="P1323"/>
            <text:p text:style-name="P1323"/>
            <text:p text:style-name="P1323"/>
          </table:table-cell>
          <table:table-cell table:style-name="Таблица1.B2" office:value-type="string">
            <text:p text:style-name="P1323">Быть в пути</text:p>
          </table:table-cell>
        </table:table-row>
        <table:table-row>
          <table:table-cell table:style-name="Таблица1.A131" office:value-type="string">
            <text:p text:style-name="P1325">2784)capability</text:p>
            <text:p text:style-name="P1325"/>
            <text:p text:style-name="P1325"/>
            <text:p text:style-name="P78">[ˌkeɪpəˈbɪlətɪ]</text:p>
          </table:table-cell>
          <table:table-cell table:style-name="Таблица1.B2" office:value-type="string">
            <text:p text:style-name="P1325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1326">2785)underlying</text:p>
            <text:p text:style-name="P1326"/>
            <text:p text:style-name="P1326"/>
            <text:p text:style-name="P79">[ˌʌndəˈlaɪɪŋ]</text:p>
          </table:table-cell>
          <table:table-cell table:style-name="Таблица1.B2" office:value-type="string">
            <text:p text:style-name="P1326">Основной</text:p>
          </table:table-cell>
        </table:table-row>
        <table:table-row>
          <table:table-cell table:style-name="Таблица1.A131" office:value-type="string">
            <text:p text:style-name="P1327">2786)<text:bookmark-start text:name="__DdeLink__40367_5990488"/>pure<text:bookmark-end text:name="__DdeLink__40367_5990488"/></text:p>
            <text:p text:style-name="P1327"/>
            <text:p text:style-name="P1327"/>
            <text:p text:style-name="P80">[pjuə]</text:p>
          </table:table-cell>
          <table:table-cell table:style-name="Таблица1.B2" office:value-type="string">
            <text:p text:style-name="P1327">Чистый</text:p>
          </table:table-cell>
        </table:table-row>
        <table:table-row>
          <table:table-cell table:style-name="Таблица1.A135" office:value-type="string">
            <text:p text:style-name="P1328">2787)Take the road</text:p>
            <text:p text:style-name="P1328"/>
            <text:p text:style-name="P1328"/>
            <text:p text:style-name="P1328"/>
          </table:table-cell>
          <table:table-cell table:style-name="Таблица1.B2" office:value-type="string">
            <text:p text:style-name="P1328">Отправляться в путь</text:p>
          </table:table-cell>
        </table:table-row>
        <table:table-row>
          <table:table-cell table:style-name="Таблица1.A135" office:value-type="string">
            <text:p text:style-name="P1331">2788)furthermore</text:p>
            <text:p text:style-name="P1331"/>
            <text:p text:style-name="P1331"><text:soft-page-break/></text:p>
            <text:p text:style-name="P81">[ˌfɜːðəˈmɔː]</text:p>
          </table:table-cell>
          <table:table-cell table:style-name="Таблица1.B2" office:value-type="string">
            <text:p text:style-name="P1328"/>
            <text:p text:style-name="P1328"/>
            <text:p text:style-name="P1331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1332">2789)weekly</text:p>
            <text:p text:style-name="P1332"/>
            <text:p text:style-name="P1332"/>
            <text:p text:style-name="P82">[ˈwiːklɪ]</text:p>
          </table:table-cell>
          <table:table-cell table:style-name="Таблица1.B2" office:value-type="string">
            <text:p text:style-name="P1333">Еженедельно, еженедельный</text:p>
          </table:table-cell>
        </table:table-row>
        <table:table-row>
          <table:table-cell table:style-name="Таблица1.A135" office:value-type="string">
            <text:p text:style-name="P1334">2790)purple</text:p>
            <text:p text:style-name="P1334"/>
            <text:p text:style-name="P1334"/>
            <text:p text:style-name="P83">[ˈpɜːpl]</text:p>
          </table:table-cell>
          <table:table-cell table:style-name="Таблица1.B2" office:value-type="string">
            <text:p text:style-name="P1334">Фиолетовый, пурпур</text:p>
          </table:table-cell>
        </table:table-row>
        <table:table-row>
          <table:table-cell table:style-name="Таблица1.A136" office:value-type="string">
            <text:p text:style-name="P1335">2791)Cross the road</text:p>
            <text:p text:style-name="P1335"/>
            <text:p text:style-name="P1335"/>
            <text:p text:style-name="P1335"/>
          </table:table-cell>
          <table:table-cell table:style-name="Таблица1.B2" office:value-type="string">
            <text:p text:style-name="P1335">Перейти улицу</text:p>
          </table:table-cell>
        </table:table-row>
        <table:table-row>
          <table:table-cell table:style-name="Таблица1.A139" office:value-type="string">
            <text:p text:style-name="P1336">2792)pursue</text:p>
            <text:p text:style-name="P1336"/>
            <text:p text:style-name="P1336"/>
            <text:p text:style-name="P84">[pəˈsjuː]</text:p>
          </table:table-cell>
          <table:table-cell table:style-name="Таблица1.B2" office:value-type="string">
            <text:p text:style-name="P1336">Продолжать, преследовать</text:p>
          </table:table-cell>
        </table:table-row>
        <table:table-row>
          <table:table-cell table:style-name="Таблица1.A139" office:value-type="string">
            <text:p text:style-name="P1337">2793)Be cold</text:p>
            <text:p text:style-name="P1337"/>
            <text:p text:style-name="P1337"/>
            <text:p text:style-name="P1337"/>
          </table:table-cell>
          <table:table-cell table:style-name="Таблица1.B2" office:value-type="string">
            <text:p text:style-name="P1337">Мёрзнуть</text:p>
          </table:table-cell>
        </table:table-row>
        <table:table-row>
          <table:table-cell table:style-name="Таблица1.A139" office:value-type="string">
            <text:p text:style-name="P1338">2794)submission</text:p>
            <text:p text:style-name="P1338"/>
            <text:p text:style-name="P1338"/>
            <text:p text:style-name="P85">[səbˈmɪʃ(ə)n]</text:p>
          </table:table-cell>
          <table:table-cell table:style-name="Таблица1.B2" office:value-type="string">
            <text:p text:style-name="P1339">Представление, подача</text:p>
          </table:table-cell>
        </table:table-row>
        <table:table-row>
          <table:table-cell table:style-name="Таблица1.A143" office:value-type="string">
            <text:p text:style-name="P1340">2795)puzzle</text:p>
            <text:p text:style-name="P1340"/>
            <text:p text:style-name="P1340"/>
            <text:p text:style-name="P86">[ˈpʌzl]</text:p>
          </table:table-cell>
          <table:table-cell table:style-name="Таблица1.B2" office:value-type="string">
            <text:p text:style-name="P1340">Загадка</text:p>
          </table:table-cell>
        </table:table-row>
        <table:table-row>
          <table:table-cell table:style-name="Таблица1.A143" office:value-type="string">
            <text:p text:style-name="P1341">2796)qualification</text:p>
            <text:p text:style-name="P1341"/>
            <text:p text:style-name="P1341"/>
            <text:p text:style-name="P87">[ˌkwɔlɪfɪˈkeɪʃ(ə)n]</text:p>
          </table:table-cell>
          <table:table-cell table:style-name="Таблица1.B2" office:value-type="string">
            <text:p text:style-name="P1341">Квалификация</text:p>
          </table:table-cell>
        </table:table-row>
        <table:table-row>
          <table:table-cell table:style-name="Таблица1.A143" office:value-type="string">
            <text:p text:style-name="P1342">2797)Feel cold</text:p>
            <text:p text:style-name="P1342"/>
            <text:p text:style-name="P1342"/>
            <text:p text:style-name="P1342"/>
          </table:table-cell>
          <table:table-cell table:style-name="Таблица1.B2" office:value-type="string">
            <text:p text:style-name="P1343">Мёрзнуть</text:p>
          </table:table-cell>
        </table:table-row>
        <table:table-row>
          <table:table-cell table:style-name="Таблица1.A143" office:value-type="string">
            <text:p text:style-name="P1344">2798)complication</text:p>
            <text:p text:style-name="P1344"/>
            <text:p text:style-name="P1344"/>
            <text:p text:style-name="P88">[ˌkɔmplɪˈkeɪʃ(ə)n]</text:p>
          </table:table-cell>
          <table:table-cell table:style-name="Таблица1.B2" office:value-type="string">
            <text:p text:style-name="P1345">Сложность, осложнение</text:p>
          </table:table-cell>
        </table:table-row>
        <table:table-row>
          <table:table-cell table:style-name="Таблица1.A147" office:value-type="string">
            <text:p text:style-name="P1346">2799)quarter</text:p>
            <text:p text:style-name="P1346"/>
            <text:p text:style-name="P1346"/>
            <text:p text:style-name="P89">[ˈkwɔːtə]</text:p>
          </table:table-cell>
          <table:table-cell table:style-name="Таблица1.B2" office:value-type="string">
            <text:p text:style-name="P1346">Квартал, четверть</text:p>
          </table:table-cell>
        </table:table-row>
        <table:table-row>
          <table:table-cell table:style-name="Таблица1.A147" office:value-type="string">
            <text:p text:style-name="P1347">2800)somewhere</text:p>
            <text:p text:style-name="P1347"/>
            <text:p text:style-name="P1347"/>
            <text:p text:style-name="P91">[ˈsʌmwɛə]</text:p>
          </table:table-cell>
          <table:table-cell table:style-name="Таблица1.B2" office:value-type="string">
            <text:p text:style-name="P1347">Где-нибудь</text:p>
          </table:table-cell>
        </table:table-row>
        <table:table-row>
          <table:table-cell table:style-name="Таблица1.A147" office:value-type="string">
            <text:p text:style-name="P1348">2801)whatever</text:p>
            <text:p text:style-name="P1348"/>
            <text:p text:style-name="P1348"/>
            <text:p text:style-name="P92"><text:soft-page-break/>[(h)wɔtˈevə]</text:p>
          </table:table-cell>
          <table:table-cell table:style-name="Таблица1.B2" office:value-type="string">
            <text:p text:style-name="P1346"/>
            <text:p text:style-name="P1346"/>
            <text:p text:style-name="P1346"/>
            <text:p text:style-name="P1348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1349">2802)quartz</text:p>
            <text:p text:style-name="P1349"/>
            <text:p text:style-name="P1349"/>
            <text:p text:style-name="P93">[kwɔːts]</text:p>
          </table:table-cell>
          <table:table-cell table:style-name="Таблица1.B2" office:value-type="string">
            <text:p text:style-name="P1349">Кварцевый, кварц</text:p>
          </table:table-cell>
        </table:table-row>
        <table:table-row>
          <table:table-cell table:style-name="Таблица1.A151" office:value-type="string">
            <text:p text:style-name="P1350">2803)Cold arms</text:p>
            <text:p text:style-name="P1350"/>
            <text:p text:style-name="P1350"/>
            <text:p text:style-name="P1350"/>
          </table:table-cell>
          <table:table-cell table:style-name="Таблица1.B2" office:value-type="string">
            <text:p text:style-name="P1350">Холодное оружие</text:p>
          </table:table-cell>
        </table:table-row>
        <table:table-row>
          <table:table-cell table:style-name="Таблица1.A151" office:value-type="string">
            <text:p text:style-name="P1351">2804)generic</text:p>
            <text:p text:style-name="P1351"/>
            <text:p text:style-name="P1351"/>
            <text:p text:style-name="P94">[ʤɪˈnerɪk]</text:p>
          </table:table-cell>
          <table:table-cell table:style-name="Таблица1.B2" office:value-type="string">
            <text:p text:style-name="P1352">Родовой, общий</text:p>
          </table:table-cell>
        </table:table-row>
        <table:table-row>
          <table:table-cell table:style-name="Таблица1.A151" office:value-type="string">
            <text:p text:style-name="P1353">2805)override</text:p>
            <text:p text:style-name="P1353"/>
            <text:p text:style-name="P1353"/>
            <text:p text:style-name="P95">[ˌəuvəˈraɪd]</text:p>
          </table:table-cell>
          <table:table-cell table:style-name="Таблица1.B2" office:value-type="string">
            <text:p text:style-name="P1353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1354">2806)quota</text:p>
            <text:p text:style-name="P1354"/>
            <text:p text:style-name="P1354"/>
            <text:p text:style-name="P96">[ˈkwəutə]</text:p>
          </table:table-cell>
          <table:table-cell table:style-name="Таблица1.B2" office:value-type="string">
            <text:p text:style-name="P1354">Квота, доля</text:p>
          </table:table-cell>
        </table:table-row>
        <table:table-row>
          <table:table-cell table:style-name="Таблица1.A155" office:value-type="string">
            <text:p text:style-name="P1355">2807)Catch cold</text:p>
            <text:p text:style-name="P1355"/>
            <text:p text:style-name="P1355"/>
            <text:p text:style-name="P1355"/>
          </table:table-cell>
          <table:table-cell table:style-name="Таблица1.B2" office:value-type="string">
            <text:p text:style-name="P1356">Простудиться</text:p>
          </table:table-cell>
        </table:table-row>
        <table:table-row>
          <table:table-cell table:style-name="Таблица1.A155" office:value-type="string">
            <text:p text:style-name="P1357">2808)substitute</text:p>
            <text:p text:style-name="P1357"/>
            <text:p text:style-name="P1357"/>
            <text:p text:style-name="P98">[ˈsʌbstɪtjuːt]</text:p>
          </table:table-cell>
          <table:table-cell table:style-name="Таблица1.B2" office:value-type="string">
            <text:p text:style-name="P1357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1358">2809)stand-alone</text:p>
            <text:p text:style-name="P1358"/>
            <text:p text:style-name="P1358"/>
            <text:p text:style-name="P97">[ˊstændələυn]</text:p>
          </table:table-cell>
          <table:table-cell table:style-name="Таблица1.B2" office:value-type="string">
            <text:p text:style-name="P1358">Автономный</text:p>
          </table:table-cell>
        </table:table-row>
        <table:table-row>
          <table:table-cell table:style-name="Таблица1.A155" office:value-type="string">
            <text:p text:style-name="P1359">2810)quack</text:p>
            <text:p text:style-name="P1359"/>
            <text:p text:style-name="P1359"/>
            <text:p text:style-name="P99">[kwæk]</text:p>
          </table:table-cell>
          <table:table-cell table:style-name="Таблица1.B2" office:value-type="string">
            <text:p text:style-name="P1359">Шарлатан, квакать</text:p>
          </table:table-cell>
        </table:table-row>
        <table:table-row>
          <table:table-cell table:style-name="Таблица1.A158" office:value-type="string">
            <text:p text:style-name="P1360">2811)replace</text:p>
            <text:p text:style-name="P1360"/>
            <text:p text:style-name="P1360"/>
            <text:p text:style-name="P100">[rɪˈpleɪs]</text:p>
          </table:table-cell>
          <table:table-cell table:style-name="Таблица1.B2" office:value-type="string">
            <text:p text:style-name="P1360">Заменять</text:p>
          </table:table-cell>
        </table:table-row>
        <table:table-row>
          <table:table-cell table:style-name="Таблица1.A158" office:value-type="string">
            <text:p text:style-name="P1361">2812)introspection</text:p>
            <text:p text:style-name="P1361"/>
            <text:p text:style-name="P1361"/>
            <text:p text:style-name="P101">[ˌɪntrə(u)ˈspekʃ(ə)n]</text:p>
          </table:table-cell>
          <table:table-cell table:style-name="Таблица1.B2" office:value-type="string">
            <text:p text:style-name="P1361">Самоанализ</text:p>
          </table:table-cell>
        </table:table-row>
        <table:table-row>
          <table:table-cell table:style-name="Таблица1.A158" office:value-type="string">
            <text:p text:style-name="P1362">2813)quag</text:p>
            <text:p text:style-name="P1362"/>
            <text:p text:style-name="P1362"/>
            <text:p text:style-name="P102">[kwæg]</text:p>
          </table:table-cell>
          <table:table-cell table:style-name="Таблица1.B2" office:value-type="string">
            <text:p text:style-name="P1363">Болото, трясина</text:p>
          </table:table-cell>
        </table:table-row>
        <table:table-row>
          <table:table-cell table:style-name="Таблица1.A162" office:value-type="string">
            <text:p text:style-name="P1364">2814)Take cold</text:p>
            <text:p text:style-name="P1364"/>
            <text:p text:style-name="P1364"/>
            <text:p text:style-name="P1364"/>
          </table:table-cell>
          <table:table-cell table:style-name="Таблица1.B2" office:value-type="string">
            <text:p text:style-name="P1365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1366">2815)<text:span text:style-name="T15">isn't</text:span></text:p>
            <text:p text:style-name="P1366"/>
            <text:p text:style-name="P1366"/>
            <text:p text:style-name="P103">[ˈɪz(ə)nt]</text:p>
          </table:table-cell>
          <table:table-cell table:style-name="Таблица1.B2" office:value-type="string">
            <text:p text:style-name="P1367">Не, не является</text:p>
          </table:table-cell>
        </table:table-row>
        <table:table-row>
          <table:table-cell table:style-name="Таблица1.A162" office:value-type="string">
            <text:p text:style-name="P1368">2816)merge</text:p>
            <text:p text:style-name="P1368"/>
            <text:p text:style-name="P1368"/>
            <text:p text:style-name="P104">[mɜːʤ]</text:p>
          </table:table-cell>
          <table:table-cell table:style-name="Таблица1.B2" office:value-type="string">
            <text:p text:style-name="P1369">Объединение, объединять</text:p>
          </table:table-cell>
        </table:table-row>
        <table:table-row>
          <table:table-cell table:style-name="Таблица1.A162" office:value-type="string">
            <text:p text:style-name="P1370">2817)quake</text:p>
            <text:p text:style-name="P1370"/>
            <text:p text:style-name="P1370"/>
            <text:p text:style-name="P105">[kweɪk]</text:p>
          </table:table-cell>
          <table:table-cell table:style-name="Таблица1.B2" office:value-type="string">
            <text:p text:style-name="P1370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1371">2818)Known as</text:p>
            <text:p text:style-name="P1371"/>
            <text:p text:style-name="P1371"/>
            <text:p text:style-name="P1371"/>
          </table:table-cell>
          <table:table-cell table:style-name="Таблица1.B2" office:value-type="string">
            <text:p text:style-name="P1371">Известный как</text:p>
          </table:table-cell>
        </table:table-row>
        <table:table-row>
          <table:table-cell table:style-name="Таблица1.A166" office:value-type="string">
            <text:p text:style-name="P1372">2819)omit</text:p>
            <text:p text:style-name="P1372"/>
            <text:p text:style-name="P1372"/>
            <text:p text:style-name="P106">[əˈmɪt]</text:p>
          </table:table-cell>
          <table:table-cell table:style-name="Таблица1.B2" office:value-type="string">
            <text:p text:style-name="P1372">Не включать, опускать</text:p>
          </table:table-cell>
        </table:table-row>
        <table:table-row>
          <table:table-cell table:style-name="Таблица1.A166" office:value-type="string">
            <text:p text:style-name="P1373">2820)inhibit</text:p>
            <text:p text:style-name="P1373"/>
            <text:p text:style-name="P1373"/>
            <text:p text:style-name="P107">[ɪnˈhɪbɪt]</text:p>
          </table:table-cell>
          <table:table-cell table:style-name="Таблица1.B2" office:value-type="string">
            <text:p text:style-name="P1373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1374">2821)quandary</text:p>
            <text:p text:style-name="P1374"/>
            <text:p text:style-name="P1374"/>
            <text:p text:style-name="P108">[ˈkwɔnd(ə)rɪ]</text:p>
          </table:table-cell>
          <table:table-cell table:style-name="Таблица1.B2" office:value-type="string">
            <text:p text:style-name="P1375">Затруднение</text:p>
          </table:table-cell>
        </table:table-row>
        <table:table-row>
          <table:table-cell table:style-name="Таблица1.A170" office:value-type="string">
            <text:p text:style-name="P1376">2822)Do smth like a bird</text:p>
            <text:p text:style-name="P1376"/>
            <text:p text:style-name="P1376"/>
            <text:p text:style-name="P1376"/>
          </table:table-cell>
          <table:table-cell table:style-name="Таблица1.B2" office:value-type="string">
            <text:p text:style-name="P1376">Делать что-нибудь с охотой</text:p>
          </table:table-cell>
        </table:table-row>
        <table:table-row>
          <table:table-cell table:style-name="Таблица1.A170" office:value-type="string">
            <text:p text:style-name="P1377">2823)quantity</text:p>
            <text:p text:style-name="P1377"/>
            <text:p text:style-name="P1377"/>
            <text:p text:style-name="P109">[ˈkwɔntətɪ]</text:p>
          </table:table-cell>
          <table:table-cell table:style-name="Таблица1.B2" office:value-type="string">
            <text:p text:style-name="P1377">Количество, величина</text:p>
          </table:table-cell>
        </table:table-row>
        <table:table-row>
          <table:table-cell table:style-name="Таблица1.A170" office:value-type="string">
            <text:p text:style-name="P1378">2824)Get together</text:p>
            <text:p text:style-name="P1378"/>
            <text:p text:style-name="P1378"/>
            <text:p text:style-name="P1378"/>
          </table:table-cell>
          <table:table-cell table:style-name="Таблица1.B2" office:value-type="string">
            <text:p text:style-name="P1378">Собираться</text:p>
          </table:table-cell>
        </table:table-row>
        <table:table-row>
          <table:table-cell table:style-name="Таблица1.A170" office:value-type="string">
            <text:p text:style-name="P1379">2825)actor</text:p>
            <text:p text:style-name="P1379"/>
            <text:p text:style-name="P1379"/>
            <text:p text:style-name="P110">[ˈæktə]</text:p>
          </table:table-cell>
          <table:table-cell table:style-name="Таблица1.B2" office:value-type="string">
            <text:p text:style-name="P1380">Актёр, исполнитель</text:p>
          </table:table-cell>
        </table:table-row>
        <table:table-row>
          <table:table-cell table:style-name="Таблица1.A174" office:value-type="string">
            <text:p text:style-name="P1381">2826)quarantine</text:p>
            <text:p text:style-name="P1381"/>
            <text:p text:style-name="P1381"/>
            <text:p text:style-name="P111">[ˈkwɔr(ə)ntiːn]</text:p>
          </table:table-cell>
          <table:table-cell table:style-name="Таблица1.B2" office:value-type="string">
            <text:p text:style-name="P1381">Карантин</text:p>
          </table:table-cell>
        </table:table-row>
        <table:table-row>
          <table:table-cell table:style-name="Таблица1.A174" office:value-type="string">
            <text:p text:style-name="P1382">2827)alive</text:p>
            <text:p text:style-name="P1382"/>
            <text:p text:style-name="P1382"/>
            <text:p text:style-name="P112">[əˈlaɪv]</text:p>
          </table:table-cell>
          <table:table-cell table:style-name="Таблица1.B2" office:value-type="string">
            <text:p text:style-name="P1383">Живой, в живых</text:p>
          </table:table-cell>
        </table:table-row>
        <table:table-row>
          <table:table-cell table:style-name="Таблица1.A174" office:value-type="string">
            <text:p text:style-name="P1384">2828)improvement</text:p>
            <text:p text:style-name="P1384"><text:soft-page-break/></text:p>
            <text:p text:style-name="P1384"/>
            <text:p text:style-name="P113">[ɪmˈpruːvmənt]</text:p>
          </table:table-cell>
          <table:table-cell table:style-name="Таблица1.B2" office:value-type="string">
            <text:p text:style-name="P1381"/>
            <text:p text:style-name="P1384"><text:soft-page-break/>Улучшение</text:p>
          </table:table-cell>
        </table:table-row>
        <table:table-row>
          <table:table-cell table:style-name="Таблица1.A174" office:value-type="string">
            <text:p text:style-name="P1385">2829)quarrel</text:p>
            <text:p text:style-name="P1385"/>
            <text:p text:style-name="P1385"/>
            <text:p text:style-name="P114">[ˈkwɔr(ə)l]</text:p>
          </table:table-cell>
          <table:table-cell table:style-name="Таблица1.B2" office:value-type="string">
            <text:p text:style-name="P1385">Ссора, ссориться, спорить</text:p>
          </table:table-cell>
        </table:table-row>
        <table:table-row>
          <table:table-cell table:style-name="Таблица1.A178" office:value-type="string">
            <text:p text:style-name="P1386">2830)Together with</text:p>
            <text:p text:style-name="P1386"/>
            <text:p text:style-name="P1386"/>
            <text:p text:style-name="P1386"/>
          </table:table-cell>
          <table:table-cell table:style-name="Таблица1.B2" office:value-type="string">
            <text:p text:style-name="P1386">Вместе с</text:p>
          </table:table-cell>
        </table:table-row>
        <table:table-row>
          <table:table-cell table:style-name="Таблица1.A178" office:value-type="string">
            <text:p text:style-name="P1387">2831)by far</text:p>
            <text:p text:style-name="P1387"/>
            <text:p text:style-name="P1387"/>
            <text:p text:style-name="P1387"/>
          </table:table-cell>
          <table:table-cell table:style-name="Таблица1.B2" office:value-type="string">
            <text:p text:style-name="P1387">Безусловно, намного</text:p>
          </table:table-cell>
        </table:table-row>
        <table:table-row>
          <table:table-cell table:style-name="Таблица1.A178" office:value-type="string">
            <text:p text:style-name="P1388">2832)reuse</text:p>
            <text:p text:style-name="P1388"/>
            <text:p text:style-name="P1388"/>
            <text:p text:style-name="P115">[ˌriːˈjuːz]</text:p>
          </table:table-cell>
          <table:table-cell table:style-name="Таблица1.B2" office:value-type="string">
            <text:p text:style-name="P1388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1389">2833)queen</text:p>
            <text:p text:style-name="P1389"/>
            <text:p text:style-name="P1389"/>
            <text:p text:style-name="P116">[kwiːn]</text:p>
          </table:table-cell>
          <table:table-cell table:style-name="Таблица1.B2" office:value-type="string">
            <text:p text:style-name="P1389">Королева</text:p>
          </table:table-cell>
        </table:table-row>
        <table:table-row>
          <table:table-cell table:style-name="Таблица1.A182" office:value-type="string">
            <text:p text:style-name="P1390">2834)Take notes of</text:p>
            <text:p text:style-name="P1390"/>
            <text:p text:style-name="P1390"/>
            <text:p text:style-name="P1390"/>
          </table:table-cell>
          <table:table-cell table:style-name="Таблица1.B2" office:value-type="string">
            <text:p text:style-name="P1390">Записывать что-либо</text:p>
          </table:table-cell>
        </table:table-row>
        <table:table-row>
          <table:table-cell table:style-name="Таблица1.A182" office:value-type="string">
            <text:p text:style-name="P1391">2835)exploit</text:p>
            <text:p text:style-name="P1391"/>
            <text:p text:style-name="P1391"/>
            <text:p text:style-name="P117">[ˈeksplɔɪt]</text:p>
          </table:table-cell>
          <table:table-cell table:style-name="Таблица1.B2" office:value-type="string">
            <text:p text:style-name="P1391">Использовать, подвиг</text:p>
          </table:table-cell>
        </table:table-row>
        <table:table-row>
          <table:table-cell table:style-name="Таблица1.A182" office:value-type="string">
            <text:p text:style-name="P1392">2836)comprehensive</text:p>
            <text:p text:style-name="P1392"/>
            <text:p text:style-name="P1392"/>
            <text:p text:style-name="P118">[ˌkɔmprɪˈhen(t)sɪv]</text:p>
          </table:table-cell>
          <table:table-cell table:style-name="Таблица1.B2" office:value-type="string">
            <text:p text:style-name="P1392">Всесторонний, полный</text:p>
          </table:table-cell>
        </table:table-row>
        <table:table-row>
          <table:table-cell table:style-name="Таблица1.A182" office:value-type="string">
            <text:p text:style-name="P1393">2837)queer</text:p>
            <text:p text:style-name="P1393"/>
            <text:p text:style-name="P1393"/>
            <text:p text:style-name="P119">[kwɪə]</text:p>
          </table:table-cell>
          <table:table-cell table:style-name="Таблица1.B2" office:value-type="string">
            <text:p text:style-name="P1393">Странно, странный</text:p>
          </table:table-cell>
        </table:table-row>
        <table:table-row>
          <table:table-cell table:style-name="Таблица1.A186" office:value-type="string">
            <text:p text:style-name="P1394">2838)By train</text:p>
            <text:p text:style-name="P1394"/>
            <text:p text:style-name="P1394"/>
            <text:p text:style-name="P1394"/>
          </table:table-cell>
          <table:table-cell table:style-name="Таблица1.B2" office:value-type="string">
            <text:p text:style-name="P1394">Поездом</text:p>
          </table:table-cell>
        </table:table-row>
        <table:table-row>
          <table:table-cell table:style-name="Таблица1.A186" office:value-type="string">
            <text:p text:style-name="P1395">2839)rugged</text:p>
            <text:p text:style-name="P1395"/>
            <text:p text:style-name="P1395"/>
            <text:p text:style-name="P120">[ˈrʌgɪd]</text:p>
          </table:table-cell>
          <table:table-cell table:style-name="Таблица1.B2" office:value-type="string">
            <text:p text:style-name="P1395">Прочный</text:p>
          </table:table-cell>
        </table:table-row>
        <table:table-row>
          <table:table-cell table:style-name="Таблица1.A186" office:value-type="string">
            <text:p text:style-name="P1396">2840)portable</text:p>
            <text:p text:style-name="P1396"/>
            <text:p text:style-name="P1396"/>
            <text:p text:style-name="P121">[ˈpɔːtəbl]</text:p>
          </table:table-cell>
          <table:table-cell table:style-name="Таблица1.B2" office:value-type="string">
            <text:p text:style-name="P1396">Портативный, переносной</text:p>
          </table:table-cell>
        </table:table-row>
        <table:table-row>
          <table:table-cell table:style-name="Таблица1.A186" office:value-type="string">
            <text:p text:style-name="P1397">2841)something</text:p>
            <text:p text:style-name="P1397"/>
            <text:p text:style-name="P1397"><text:soft-page-break/></text:p>
            <text:p text:style-name="P122">[ˈsʌmθɪŋ]</text:p>
          </table:table-cell>
          <table:table-cell table:style-name="Таблица1.B2" office:value-type="string">
            <text:p text:style-name="P1394"/>
            <text:p text:style-name="P1394"/>
            <text:p text:style-name="P1397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1398">2842)apart</text:p>
            <text:p text:style-name="P1398"/>
            <text:p text:style-name="P1398"/>
            <text:p text:style-name="P123">[əˈpɑːt]</text:p>
          </table:table-cell>
          <table:table-cell table:style-name="Таблица1.B2" office:value-type="string">
            <text:p text:style-name="P1398">Отдельно, на части, врозь</text:p>
          </table:table-cell>
        </table:table-row>
        <table:table-row>
          <table:table-cell table:style-name="Таблица1.A188" office:value-type="string">
            <text:p text:style-name="P1399">2843)questionary</text:p>
            <text:p text:style-name="P1399"/>
            <text:p text:style-name="P1399"/>
            <text:p text:style-name="P124">[`kwesʧ(ə)nərı]</text:p>
          </table:table-cell>
          <table:table-cell table:style-name="Таблица1.B2" office:value-type="string">
            <text:p text:style-name="P1400">Анкета, опросник</text:p>
          </table:table-cell>
        </table:table-row>
        <table:table-row>
          <table:table-cell table:style-name="Таблица1.A192" office:value-type="string">
            <text:p text:style-name="P1401">2844)lose the train</text:p>
            <text:p text:style-name="P1401"/>
            <text:p text:style-name="P1401"/>
            <text:p text:style-name="P1401"/>
          </table:table-cell>
          <table:table-cell table:style-name="Таблица1.B2" office:value-type="string">
            <text:p text:style-name="P1401">Опоздать на поезд</text:p>
          </table:table-cell>
        </table:table-row>
        <table:table-row>
          <table:table-cell table:style-name="Таблица1.A192" office:value-type="string">
            <text:p text:style-name="P1402">2845)permit</text:p>
            <text:p text:style-name="P1402"/>
            <text:p text:style-name="P1402"/>
            <text:p text:style-name="P125">[ˈpɜːmɪt]</text:p>
          </table:table-cell>
          <table:table-cell table:style-name="Таблица1.B2" office:value-type="string">
            <text:p text:style-name="P1402">Разрешение, разрешать</text:p>
          </table:table-cell>
        </table:table-row>
        <table:table-row>
          <table:table-cell table:style-name="Таблица1.A192" office:value-type="string">
            <text:p text:style-name="P1403">2846)deploy</text:p>
            <text:p text:style-name="P1403"/>
            <text:p text:style-name="P1403"/>
            <text:p text:style-name="P126">[dɪˈplɔɪ]</text:p>
          </table:table-cell>
          <table:table-cell table:style-name="Таблица1.B2" office:value-type="string">
            <text:p text:style-name="P1404">Развёртывание, развернуть</text:p>
          </table:table-cell>
        </table:table-row>
        <table:table-row>
          <table:table-cell table:style-name="Таблица1.A192" office:value-type="string">
            <text:p text:style-name="P1405">2847)<text:span text:style-name="T16">queue</text:span></text:p>
            <text:p text:style-name="P1405"/>
            <text:p text:style-name="P1405"/>
            <text:p text:style-name="P127">[kjuː]</text:p>
          </table:table-cell>
          <table:table-cell table:style-name="Таблица1.B2" office:value-type="string">
            <text:p text:style-name="P1406">Очередь, стоять в очереди</text:p>
          </table:table-cell>
        </table:table-row>
        <table:table-row>
          <table:table-cell table:style-name="Таблица1.A196" office:value-type="string">
            <text:p text:style-name="P1407">2848)Make the train</text:p>
            <text:p text:style-name="P1407"/>
            <text:p text:style-name="P1407"/>
            <text:p text:style-name="P1407"/>
          </table:table-cell>
          <table:table-cell table:style-name="Таблица1.B2" office:value-type="string">
            <text:p text:style-name="P1407">Успеть на поезд</text:p>
          </table:table-cell>
        </table:table-row>
        <table:table-row>
          <table:table-cell table:style-name="Таблица1.A196" office:value-type="string">
            <text:p text:style-name="P1408">2849)reminder</text:p>
            <text:p text:style-name="P1408"/>
            <text:p text:style-name="P1408"/>
            <text:p text:style-name="P128">[rɪˈmaɪndə]</text:p>
          </table:table-cell>
          <table:table-cell table:style-name="Таблица1.B2" office:value-type="string">
            <text:p text:style-name="P1408">Напоминание</text:p>
          </table:table-cell>
        </table:table-row>
        <table:table-row>
          <table:table-cell table:style-name="Таблица1.A196" office:value-type="string">
            <text:p text:style-name="P1409">2850)facility</text:p>
            <text:p text:style-name="P1409"/>
            <text:p text:style-name="P1409"/>
            <text:p text:style-name="P129">[fəˈsɪlətɪ]</text:p>
          </table:table-cell>
          <table:table-cell table:style-name="Таблица1.B2" office:value-type="string">
            <text:p text:style-name="P1410">Объект, <text:span text:style-name="T17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1411">2851)quibble</text:p>
            <text:p text:style-name="P1411"/>
            <text:p text:style-name="P1411"/>
            <text:p text:style-name="P130">[ˈkwɪbl]</text:p>
          </table:table-cell>
          <table:table-cell table:style-name="Таблица1.B2" office:value-type="string">
            <text:p text:style-name="P1411">Каламбур</text:p>
          </table:table-cell>
        </table:table-row>
        <table:table-row>
          <table:table-cell table:style-name="Таблица1.A200" office:value-type="string">
            <text:p text:style-name="P1412">2852)Common sense</text:p>
            <text:p text:style-name="P1412"/>
            <text:p text:style-name="P1412"/>
            <text:p text:style-name="P1412"/>
          </table:table-cell>
          <table:table-cell table:style-name="Таблица1.B2" office:value-type="string">
            <text:p text:style-name="P1412">Здравый смысл</text:p>
          </table:table-cell>
        </table:table-row>
        <table:table-row>
          <table:table-cell table:style-name="Таблица1.A200" office:value-type="string">
            <text:p text:style-name="P1413">2853)dirty</text:p>
            <text:p text:style-name="P1413"/>
            <text:p text:style-name="P1413"/>
            <text:p text:style-name="P131">[ˈdɜːtɪ]</text:p>
          </table:table-cell>
          <table:table-cell table:style-name="Таблица1.B2" office:value-type="string">
            <text:p text:style-name="P1413">Грязный, запорченный</text:p>
          </table:table-cell>
        </table:table-row>
        <table:table-row>
          <table:table-cell table:style-name="Таблица1.A200" office:value-type="string">
            <text:p text:style-name="P1414">2854)instrumentation</text:p>
            <text:p text:style-name="P1414"/>
            <text:p text:style-name="P1414"/>
            <text:p text:style-name="P132"><text:soft-page-break/>[ˌɪn(t)strəmenˈteɪʃ(ə)n]</text:p>
          </table:table-cell>
          <table:table-cell table:style-name="Таблица1.B2" office:value-type="string">
            <text:p text:style-name="P1412"/>
            <text:p text:style-name="P1412"/>
            <text:p text:style-name="P1412"/>
            <text:p text:style-name="P1415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1416">2855)quickly</text:p>
            <text:p text:style-name="P1416"/>
            <text:p text:style-name="P1416"/>
            <text:p text:style-name="P133">[ˈkwɪklɪ]</text:p>
          </table:table-cell>
          <table:table-cell table:style-name="Таблица1.B2" office:value-type="string">
            <text:p text:style-name="P1416">Быстро</text:p>
          </table:table-cell>
        </table:table-row>
        <table:table-row>
          <table:table-cell table:style-name="Таблица1.A204" office:value-type="string">
            <text:p text:style-name="P1417">2856)Be ready to do</text:p>
            <text:p text:style-name="P1417"/>
            <text:p text:style-name="P1417"/>
            <text:p text:style-name="P1417"/>
          </table:table-cell>
          <table:table-cell table:style-name="Таблица1.B2" office:value-type="string">
            <text:p text:style-name="P1417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1418">2857)<text:span text:style-name="T18">production</text:span></text:p>
            <text:p text:style-name="P1418"/>
            <text:p text:style-name="P1418"/>
            <text:p text:style-name="P134">[prəˈdʌkʃ(ə)n]</text:p>
          </table:table-cell>
          <table:table-cell table:style-name="Таблица1.B2" office:value-type="string">
            <text:p text:style-name="P1419">Производство, продукция</text:p>
          </table:table-cell>
        </table:table-row>
        <table:table-row>
          <table:table-cell table:style-name="Таблица1.A204" office:value-type="string">
            <text:p text:style-name="P1420">2858)render</text:p>
            <text:p text:style-name="P1420"/>
            <text:p text:style-name="P1420"/>
            <text:p text:style-name="P135">[ˈrendə]</text:p>
          </table:table-cell>
          <table:table-cell table:style-name="Таблица1.B2" office:value-type="string">
            <text:p text:style-name="P1420">Оказывать, визуализировать</text:p>
          </table:table-cell>
        </table:table-row>
        <table:table-row>
          <table:table-cell table:style-name="Таблица1.A204" office:value-type="string">
            <text:p text:style-name="P1421">2859)<text:span text:style-name="T19">quinsy</text:span></text:p>
            <text:p text:style-name="P1421"/>
            <text:p text:style-name="P1421"/>
            <text:p text:style-name="P136">[ˈkwɪnzɪ]</text:p>
          </table:table-cell>
          <table:table-cell table:style-name="Таблица1.B2" office:value-type="string">
            <text:p text:style-name="P1422">Ангина</text:p>
          </table:table-cell>
        </table:table-row>
        <table:table-row>
          <table:table-cell table:style-name="Таблица1.A208" office:value-type="string">
            <text:p text:style-name="P1423">2860)Ready at hand</text:p>
            <text:p text:style-name="P1423"/>
            <text:p text:style-name="P1423"/>
            <text:p text:style-name="P1423"/>
          </table:table-cell>
          <table:table-cell table:style-name="Таблица1.B2" office:value-type="string">
            <text:p text:style-name="P1423">Под рукой</text:p>
          </table:table-cell>
        </table:table-row>
        <table:table-row>
          <table:table-cell table:style-name="Таблица1.A208" office:value-type="string">
            <text:p text:style-name="P1424">2861)eventually</text:p>
            <text:p text:style-name="P1424"/>
            <text:p text:style-name="P1424"/>
            <text:p text:style-name="P137">[ɪˈvenʧuəlɪ]</text:p>
          </table:table-cell>
          <table:table-cell table:style-name="Таблица1.B2" office:value-type="string">
            <text:p text:style-name="P1424">В конце концов</text:p>
          </table:table-cell>
        </table:table-row>
        <table:table-row>
          <table:table-cell table:style-name="Таблица1.A208" office:value-type="string">
            <text:p text:style-name="P1425">2862)workaround</text:p>
            <text:p text:style-name="P1425"/>
            <text:p text:style-name="P1425"/>
            <text:p text:style-name="P138">[ˈwɜːkəˌraʊnd]</text:p>
          </table:table-cell>
          <table:table-cell table:style-name="Таблица1.B2" office:value-type="string">
            <text:p text:style-name="P1425">Приём, обход, обойти</text:p>
          </table:table-cell>
        </table:table-row>
        <table:table-row>
          <table:table-cell table:style-name="Таблица1.A208" office:value-type="string">
            <text:p text:style-name="P1426">2863)quip</text:p>
            <text:p text:style-name="P1426"/>
            <text:p text:style-name="P1426"/>
            <text:p text:style-name="P139">[kwɪp]</text:p>
          </table:table-cell>
          <table:table-cell table:style-name="Таблица1.B2" office:value-type="string">
            <text:p text:style-name="P1426">Острота, колкость</text:p>
          </table:table-cell>
        </table:table-row>
        <table:table-row>
          <table:table-cell table:style-name="Таблица1.A212" office:value-type="string">
            <text:p text:style-name="P1427">2864)Decide against of</text:p>
            <text:p text:style-name="P1427"/>
            <text:p text:style-name="P1427"/>
            <text:p text:style-name="P1427"/>
          </table:table-cell>
          <table:table-cell table:style-name="Таблица1.B2" office:value-type="string">
            <text:p text:style-name="P1427">Выносить решение против</text:p>
          </table:table-cell>
        </table:table-row>
        <table:table-row>
          <table:table-cell table:style-name="Таблица1.A212" office:value-type="string">
            <text:p text:style-name="P1428">2865)handheld</text:p>
            <text:p text:style-name="P1428"/>
            <text:p text:style-name="P1428"/>
            <text:p text:style-name="P140">[ˈhændheld]</text:p>
          </table:table-cell>
          <table:table-cell table:style-name="Таблица1.B2" office:value-type="string">
            <text:p text:style-name="P1428">Ручной, портативный</text:p>
          </table:table-cell>
        </table:table-row>
        <table:table-row>
          <table:table-cell table:style-name="Таблица1.A212" office:value-type="string">
            <text:p text:style-name="P1429">2866)securely</text:p>
            <text:p text:style-name="P1429"/>
            <text:p text:style-name="P1429"/>
            <text:p text:style-name="P141">[sɪˈkjuəlɪ]</text:p>
          </table:table-cell>
          <table:table-cell table:style-name="Таблица1.B2" office:value-type="string">
            <text:p text:style-name="P1430">Надёжно</text:p>
          </table:table-cell>
        </table:table-row>
        <table:table-row>
          <table:table-cell table:style-name="Таблица1.A212" office:value-type="string">
            <text:p text:style-name="P1431">2867)experimentation</text:p>
            <text:p text:style-name="P1431"/>
            <text:p text:style-name="P1431"/>
            <text:p text:style-name="P142">[ɪkˌsperɪmenˈteɪʃ(ə)n]</text:p>
          </table:table-cell>
          <table:table-cell table:style-name="Таблица1.B2" office:value-type="string">
            <text:p text:style-name="P1431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1432">2868)version</text:p>
            <text:p text:style-name="P1432"/>
            <text:p text:style-name="P1432"/>
            <text:p text:style-name="P143">[ˈvɜːʃ(ə)n]</text:p>
          </table:table-cell>
          <table:table-cell table:style-name="Таблица1.B2" office:value-type="string">
            <text:p text:style-name="P1432">Версия, вариант</text:p>
          </table:table-cell>
        </table:table-row>
        <table:table-row>
          <table:table-cell table:style-name="Таблица1.A214" office:value-type="string">
            <text:p text:style-name="P1433">2869)quit</text:p>
            <text:p text:style-name="P1433"/>
            <text:p text:style-name="P1433"/>
            <text:p text:style-name="P144">[kwɪt]</text:p>
          </table:table-cell>
          <table:table-cell table:style-name="Таблица1.B2" office:value-type="string">
            <text:p text:style-name="P1433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1434">2870)Decide in favour of</text:p>
            <text:p text:style-name="P1434"/>
            <text:p text:style-name="P1434"/>
            <text:p text:style-name="P1434"/>
          </table:table-cell>
          <table:table-cell table:style-name="Таблица1.B2" office:value-type="string">
            <text:p text:style-name="P1434">Решить в пользу</text:p>
          </table:table-cell>
        </table:table-row>
        <table:table-row>
          <table:table-cell table:style-name="Таблица1.A218" office:value-type="string">
            <text:p text:style-name="P1435">2871)quits</text:p>
            <text:p text:style-name="P1435"/>
            <text:p text:style-name="P1435"/>
            <text:p text:style-name="P145">[kwɪts]</text:p>
          </table:table-cell>
          <table:table-cell table:style-name="Таблица1.B2" office:value-type="string">
            <text:p text:style-name="P1435">Расплатившийся, в расчёте</text:p>
          </table:table-cell>
        </table:table-row>
        <table:table-row>
          <table:table-cell table:style-name="Таблица1.A218" office:value-type="string">
            <text:p text:style-name="P1436">2872)Play the game</text:p>
            <text:p text:style-name="P1436"/>
            <text:p text:style-name="P1436"/>
            <text:p text:style-name="P1436"/>
          </table:table-cell>
          <table:table-cell table:style-name="Таблица1.B2" office:value-type="string">
            <text:p text:style-name="P1437">Играть по правилам</text:p>
          </table:table-cell>
        </table:table-row>
        <table:table-row>
          <table:table-cell table:style-name="Таблица1.A218" office:value-type="string">
            <text:p text:style-name="P1438">2873)step up</text:p>
            <text:p text:style-name="P1438"/>
            <text:p text:style-name="P1438"/>
            <text:p text:style-name="P146">[ˌstepˈʌp]</text:p>
          </table:table-cell>
          <table:table-cell table:style-name="Таблица1.B2" office:value-type="string">
            <text:p text:style-name="P1439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1440">2874)volume</text:p>
            <text:p text:style-name="P1440"/>
            <text:p text:style-name="P1440"/>
            <text:p text:style-name="P147">[ˈvɔljuːm]</text:p>
          </table:table-cell>
          <table:table-cell table:style-name="Таблица1.B2" office:value-type="string">
            <text:p text:style-name="P1440">Громкость, объём, том</text:p>
          </table:table-cell>
        </table:table-row>
        <table:table-row>
          <table:table-cell table:style-name="Таблица1.A220" office:value-type="string">
            <text:p text:style-name="P1441">2875)quiz</text:p>
            <text:p text:style-name="P1441"/>
            <text:p text:style-name="P1441"/>
            <text:p text:style-name="P148">[kwɪz]</text:p>
          </table:table-cell>
          <table:table-cell table:style-name="Таблица1.B2" office:value-type="string">
            <text:p text:style-name="P1442">Викторина, опросник</text:p>
          </table:table-cell>
        </table:table-row>
        <table:table-row>
          <table:table-cell table:style-name="Таблица1.A224" office:value-type="string">
            <text:p text:style-name="P1443">2876)As a rule</text:p>
            <text:p text:style-name="P1443"/>
            <text:p text:style-name="P1443"/>
            <text:p text:style-name="P1443"/>
          </table:table-cell>
          <table:table-cell table:style-name="Таблица1.B2" office:value-type="string">
            <text:p text:style-name="P1443">Как правило</text:p>
          </table:table-cell>
        </table:table-row>
        <table:table-row>
          <table:table-cell table:style-name="Таблица1.A224" office:value-type="string">
            <text:p text:style-name="P1444">2877)tag</text:p>
            <text:p text:style-name="P1444"/>
            <text:p text:style-name="P1444"/>
            <text:p text:style-name="P149">[tæg]</text:p>
          </table:table-cell>
          <table:table-cell table:style-name="Таблица1.B2" office:value-type="string">
            <text:p text:style-name="P1444">Метка, бирка</text:p>
          </table:table-cell>
        </table:table-row>
        <table:table-row>
          <table:table-cell table:style-name="Таблица1.A224" office:value-type="string">
            <text:p text:style-name="P1445">2878)hood</text:p>
            <text:p text:style-name="P1445"/>
            <text:p text:style-name="P1445"/>
            <text:p text:style-name="P150">[hud]</text:p>
          </table:table-cell>
          <table:table-cell table:style-name="Таблица1.B2" office:value-type="string">
            <text:p text:style-name="P1445">Капюшон, <text:span text:style-name="T20">капот</text:span>, крышка</text:p>
          </table:table-cell>
        </table:table-row>
        <table:table-row>
          <table:table-cell table:style-name="Таблица1.A224" office:value-type="string">
            <text:p text:style-name="P1446">2879)quotation</text:p>
            <text:p text:style-name="P1446"/>
            <text:p text:style-name="P1446"/>
            <text:p text:style-name="P151">[kwəˈteɪʃ(ə)n]</text:p>
          </table:table-cell>
          <table:table-cell table:style-name="Таблица1.B2" office:value-type="string">
            <text:p text:style-name="P1446">Цитата, кавычки, <text:span text:style-name="T21">котировка</text:span></text:p>
          </table:table-cell>
        </table:table-row>
        <table:table-row>
          <table:table-cell table:style-name="Таблица1.A228" office:value-type="string">
            <text:p text:style-name="P1447">2880)Make rules</text:p>
            <text:p text:style-name="P1447"/>
            <text:p text:style-name="P1447"/>
            <text:p text:style-name="P1447"/>
          </table:table-cell>
          <table:table-cell table:style-name="Таблица1.B2" office:value-type="string">
            <text:p text:style-name="P1447">Устанавливать правила</text:p>
          </table:table-cell>
        </table:table-row>
        <table:table-row>
          <table:table-cell table:style-name="Таблица1.A228" office:value-type="string">
            <text:p text:style-name="P1448">2881)stalwart</text:p>
            <text:p text:style-name="P1448"><text:soft-page-break/></text:p>
            <text:p text:style-name="P1448"/>
            <text:p text:style-name="P152">[ˈstɔːlwət]</text:p>
          </table:table-cell>
          <table:table-cell table:style-name="Таблица1.B2" office:value-type="string">
            <text:p text:style-name="P1447"/>
            <text:p text:style-name="P1448"><text:soft-page-break/>Рослый, стойкий, <text:span text:style-name="T22">стойкий приверженец</text:span></text:p>
          </table:table-cell>
        </table:table-row>
        <table:table-row>
          <table:table-cell table:style-name="Таблица1.A228" office:value-type="string">
            <text:p text:style-name="P1449">2882)getting</text:p>
            <text:p text:style-name="P1449"/>
            <text:p text:style-name="P1449"/>
            <text:p text:style-name="P153">[ˈgetɪŋ]</text:p>
          </table:table-cell>
          <table:table-cell table:style-name="Таблица1.B2" office:value-type="string">
            <text:p text:style-name="P1449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1450">2883)racial</text:p>
            <text:p text:style-name="P1450"/>
            <text:p text:style-name="P1450"/>
            <text:p text:style-name="P154">[ˈreɪʃ(ə)l]</text:p>
          </table:table-cell>
          <table:table-cell table:style-name="Таблица1.B2" office:value-type="string">
            <text:p text:style-name="P1450">Расовый</text:p>
          </table:table-cell>
        </table:table-row>
        <table:table-row>
          <table:table-cell table:style-name="Таблица1.A232" office:value-type="string">
            <text:p text:style-name="P1451">2884)In my view</text:p>
            <text:p text:style-name="P1451"/>
            <text:p text:style-name="P1451"/>
            <text:p text:style-name="P1451"/>
          </table:table-cell>
          <table:table-cell table:style-name="Таблица1.B2" office:value-type="string">
            <text:p text:style-name="P1451">По моему мнению</text:p>
          </table:table-cell>
        </table:table-row>
        <table:table-row>
          <table:table-cell table:style-name="Таблица1.A232" office:value-type="string">
            <text:p text:style-name="P1452">2885)helpful</text:p>
            <text:p text:style-name="P1452"/>
            <text:p text:style-name="P1452"/>
            <text:p text:style-name="P155">[ˈhelpf(ə)l]</text:p>
          </table:table-cell>
          <table:table-cell table:style-name="Таблица1.B2" office:value-type="string">
            <text:p text:style-name="P1452">Полезный</text:p>
          </table:table-cell>
        </table:table-row>
        <table:table-row>
          <table:table-cell table:style-name="Таблица1.A232" office:value-type="string">
            <text:p text:style-name="P1453">2886)response</text:p>
            <text:p text:style-name="P1453"/>
            <text:p text:style-name="P1453"/>
            <text:p text:style-name="P156">[rɪˈspɔn(t)s]</text:p>
          </table:table-cell>
          <table:table-cell table:style-name="Таблица1.B2" office:value-type="string">
            <text:p text:style-name="P1453">Ответ, реакция</text:p>
          </table:table-cell>
        </table:table-row>
        <table:table-row>
          <table:table-cell table:style-name="Таблица1.A232" office:value-type="string">
            <text:p text:style-name="P1454">28<text:span text:style-name="T23">8</text:span>7)racketeer</text:p>
            <text:p text:style-name="P1454"/>
            <text:p text:style-name="P1454"/>
            <text:p text:style-name="P157">[ˌrækɪˈtɪə]</text:p>
          </table:table-cell>
          <table:table-cell table:style-name="Таблица1.B2" office:value-type="string">
            <text:p text:style-name="P1455">Вымогатель</text:p>
          </table:table-cell>
        </table:table-row>
        <table:table-row>
          <table:table-cell table:style-name="Таблица1.A236" office:value-type="string">
            <text:p text:style-name="P1456">28<text:span text:style-name="T23">8</text:span>8)With the view of</text:p>
            <text:p text:style-name="P1456"/>
            <text:p text:style-name="P1456"/>
            <text:p text:style-name="P1456"/>
          </table:table-cell>
          <table:table-cell table:style-name="Таблица1.B2" office:value-type="string">
            <text:p text:style-name="P1456">С целью</text:p>
          </table:table-cell>
        </table:table-row>
        <table:table-row>
          <table:table-cell table:style-name="Таблица1.A236" office:value-type="string">
            <text:p text:style-name="P1457">2889)superior</text:p>
            <text:p text:style-name="P1457"/>
            <text:p text:style-name="P1457"/>
            <text:p text:style-name="P158">[s(j)uːˈpɪərɪə]</text:p>
          </table:table-cell>
          <table:table-cell table:style-name="Таблица1.B2" office:value-type="string">
            <text:p text:style-name="P1457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1458">2890)infer</text:p>
            <text:p text:style-name="P1458"/>
            <text:p text:style-name="P1458"/>
            <text:p text:style-name="P159">[ɪnˈfɜː]</text:p>
          </table:table-cell>
          <table:table-cell table:style-name="Таблица1.B2" office:value-type="string">
            <text:p text:style-name="P1459">Делать вывод</text:p>
          </table:table-cell>
        </table:table-row>
        <table:table-row>
          <table:table-cell table:style-name="Таблица1.A236" office:value-type="string">
            <text:p text:style-name="P1460">2891)radar</text:p>
            <text:p text:style-name="P1460"/>
            <text:p text:style-name="P1460"/>
            <text:p text:style-name="P160">[ˈreɪdɑː]</text:p>
          </table:table-cell>
          <table:table-cell table:style-name="Таблица1.B2" office:value-type="string">
            <text:p text:style-name="P1460">Радар, радиолокационный </text:p>
          </table:table-cell>
        </table:table-row>
        <table:table-row>
          <table:table-cell table:style-name="Таблица1.A240" office:value-type="string">
            <text:p text:style-name="P1461">2892)Lead smb to do smth</text:p>
            <text:p text:style-name="P1461"/>
            <text:p text:style-name="P1461"/>
            <text:p text:style-name="P1461"/>
          </table:table-cell>
          <table:table-cell table:style-name="Таблица1.B2" office:value-type="string">
            <text:p text:style-name="P1461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1462">2893)<text:span text:style-name="T24">equation</text:span></text:p>
            <text:p text:style-name="P1462"/>
            <text:p text:style-name="P1462"/>
            <text:p text:style-name="P161">[ɪˈkweɪʒ(ə)n]</text:p>
          </table:table-cell>
          <table:table-cell table:style-name="Таблица1.B2" office:value-type="string">
            <text:p text:style-name="P1463">Уравнение</text:p>
          </table:table-cell>
        </table:table-row>
        <table:table-row>
          <table:table-cell table:style-name="Таблица1.A240" office:value-type="string">
            <text:p text:style-name="P1464">2894)performance</text:p>
            <text:p text:style-name="P1464"/>
            <text:p text:style-name="P1464"><text:soft-page-break/></text:p>
            <text:p text:style-name="P162">[pəˈfɔːmən(t)s]</text:p>
          </table:table-cell>
          <table:table-cell table:style-name="Таблица1.B2" office:value-type="string">
            <text:p text:style-name="P1461"/>
            <text:p text:style-name="P1461"/>
            <text:p text:style-name="P1464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1465">2895)radiation</text:p>
            <text:p text:style-name="P1465"/>
            <text:p text:style-name="P1465"/>
            <text:p text:style-name="P163">[ˌreɪdɪˈeɪʃ(ə)n]</text:p>
          </table:table-cell>
          <table:table-cell table:style-name="Таблица1.B2" office:value-type="string">
            <text:p text:style-name="P1465">Излучение, радиация</text:p>
          </table:table-cell>
        </table:table-row>
        <table:table-row>
          <table:table-cell table:style-name="Таблица1.A244" office:value-type="string">
            <text:p text:style-name="P1466">2896)Be in the wrong box</text:p>
            <text:p text:style-name="P1466"/>
            <text:p text:style-name="P1466"/>
            <text:p text:style-name="P1466"/>
          </table:table-cell>
          <table:table-cell table:style-name="Таблица1.B2" office:value-type="string">
            <text:p text:style-name="P1466">Быть в неловком положении</text:p>
          </table:table-cell>
        </table:table-row>
        <table:table-row>
          <table:table-cell table:style-name="Таблица1.A244" office:value-type="string">
            <text:p text:style-name="P1467">2897)grade</text:p>
            <text:p text:style-name="P1467"/>
            <text:p text:style-name="P1467"/>
            <text:p text:style-name="P164">[greɪd]</text:p>
          </table:table-cell>
          <table:table-cell table:style-name="Таблица1.B2" office:value-type="string">
            <text:p text:style-name="P1467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1468">2898)reference</text:p>
            <text:p text:style-name="P1468"/>
            <text:p text:style-name="P1468"/>
            <text:p text:style-name="P165">[ˈref(ə)r(ə)n(t)s]</text:p>
          </table:table-cell>
          <table:table-cell table:style-name="Таблица1.B2" office:value-type="string">
            <text:p text:style-name="P1468">Ссылка, справка</text:p>
          </table:table-cell>
        </table:table-row>
        <table:table-row>
          <table:table-cell table:style-name="Таблица1.A244" office:value-type="string">
            <text:p text:style-name="P1469">2899)radio</text:p>
            <text:p text:style-name="P1469"/>
            <text:p text:style-name="P1469"/>
            <text:p text:style-name="P166">[ˈreɪdɪəu]</text:p>
          </table:table-cell>
          <table:table-cell table:style-name="Таблица1.B2" office:value-type="string">
            <text:p text:style-name="P1469">Радио</text:p>
          </table:table-cell>
        </table:table-row>
        <table:table-row>
          <table:table-cell table:style-name="Таблица1.A248" office:value-type="string">
            <text:p text:style-name="P1470">2900)Hope for</text:p>
            <text:p text:style-name="P1470"/>
            <text:p text:style-name="P1470"/>
            <text:p text:style-name="P167">[həup]</text:p>
          </table:table-cell>
          <table:table-cell table:style-name="Таблица1.B2" office:value-type="string">
            <text:p text:style-name="P1470">Надеяться на</text:p>
          </table:table-cell>
        </table:table-row>
        <table:table-row>
          <table:table-cell table:style-name="Таблица1.A248" office:value-type="string">
            <text:p text:style-name="P1471">2901)recognition</text:p>
            <text:p text:style-name="P1471"/>
            <text:p text:style-name="P1471"/>
            <text:p text:style-name="P168">[ˌrekəgˈnɪʃ(ə)n]</text:p>
          </table:table-cell>
          <table:table-cell table:style-name="Таблица1.B2" office:value-type="string">
            <text:p text:style-name="P1471"><text:span text:style-name="T25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1472">2902)newest</text:p>
            <text:p text:style-name="P1472"/>
            <text:p text:style-name="P1472"/>
            <text:p text:style-name="P169">[ˈnjuːɪst]</text:p>
          </table:table-cell>
          <table:table-cell table:style-name="Таблица1.B2" office:value-type="string">
            <text:p text:style-name="P1472">Новейший</text:p>
          </table:table-cell>
        </table:table-row>
        <table:table-row>
          <table:table-cell table:style-name="Таблица1.A248" office:value-type="string">
            <text:p text:style-name="P1473">2903)extensible</text:p>
            <text:p text:style-name="P1473"/>
            <text:p text:style-name="P1473"/>
            <text:p text:style-name="P170">[ɪkˈsten(t)səbl]</text:p>
          </table:table-cell>
          <table:table-cell table:style-name="Таблица1.B2" office:value-type="string">
            <text:p text:style-name="P1473">Расширяемый</text:p>
          </table:table-cell>
        </table:table-row>
        <table:table-row>
          <table:table-cell table:style-name="Таблица1.A251" office:value-type="string">
            <text:p text:style-name="P1474">2904)anywhere</text:p>
            <text:p text:style-name="P1474"/>
            <text:p text:style-name="P1474"/>
            <text:p text:style-name="P171">[ˈenɪwɛə]</text:p>
          </table:table-cell>
          <table:table-cell table:style-name="Таблица1.B2" office:value-type="string">
            <text:p text:style-name="P1474">Везде, куда-угодно, никуда</text:p>
          </table:table-cell>
        </table:table-row>
        <table:table-row>
          <table:table-cell table:style-name="Таблица1.A251" office:value-type="string">
            <text:p text:style-name="P1475">2905)asset</text:p>
            <text:p text:style-name="P1475"/>
            <text:p text:style-name="P1475"/>
            <text:p text:style-name="P172">[ˈæset]</text:p>
          </table:table-cell>
          <table:table-cell table:style-name="Таблица1.B2" office:value-type="string">
            <text:p text:style-name="P1475">Имущество, ресурс</text:p>
          </table:table-cell>
        </table:table-row>
        <table:table-row>
          <table:table-cell table:style-name="Таблица1.A251" office:value-type="string">
            <text:p text:style-name="P1476">2906)radio-location</text:p>
            <text:p text:style-name="P1476"/>
            <text:p text:style-name="P1476"/>
            <text:p text:style-name="P173">[ˌreɪdɪəuləuˈkeɪʃ(ə)n]</text:p>
          </table:table-cell>
          <table:table-cell table:style-name="Таблица1.B2" office:value-type="string">
            <text:p text:style-name="P1476">Радиолокация</text:p>
          </table:table-cell>
        </table:table-row>
        <table:table-row>
          <table:table-cell table:style-name="Таблица1.A255" office:value-type="string">
            <text:p text:style-name="P1477">2907)At the moment</text:p>
            <text:p text:style-name="P1477"/>
            <text:p text:style-name="P1477"/>
            <text:p text:style-name="P1477"><text:soft-page-break/></text:p>
          </table:table-cell>
          <table:table-cell table:style-name="Таблица1.B2" office:value-type="string">
            <text:p text:style-name="P1470"/>
            <text:p text:style-name="P1470"/>
            <text:p text:style-name="P1470"/>
            <text:p text:style-name="P1477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1478">2908)throughput</text:p>
            <text:p text:style-name="P1478"/>
            <text:p text:style-name="P1478"/>
            <text:p text:style-name="P174">[ˈθruːput]</text:p>
          </table:table-cell>
          <table:table-cell table:style-name="Таблица1.B2" office:value-type="string">
            <text:p text:style-name="P1478">Производительность, пропускная <text:span text:style-name="T41">способность</text:span></text:p>
          </table:table-cell>
        </table:table-row>
        <table:table-row>
          <table:table-cell table:style-name="Таблица1.A255" office:value-type="string">
            <text:p text:style-name="P1479">2909)density</text:p>
            <text:p text:style-name="P1479"/>
            <text:p text:style-name="P1479"/>
            <text:p text:style-name="P175">[ˈden(t)sɪtɪ]</text:p>
          </table:table-cell>
          <table:table-cell table:style-name="Таблица1.B2" office:value-type="string">
            <text:p text:style-name="P1479">Плотность</text:p>
          </table:table-cell>
        </table:table-row>
        <table:table-row>
          <table:table-cell table:style-name="Таблица1.A255" office:value-type="string">
            <text:p text:style-name="P1480">2910)radical</text:p>
            <text:p text:style-name="P1480"/>
            <text:p text:style-name="P1480"/>
            <text:p text:style-name="P176">[ˈrædɪk(ə)l]</text:p>
          </table:table-cell>
          <table:table-cell table:style-name="Таблица1.B2" office:value-type="string">
            <text:p text:style-name="P1480">Радикал, радикальный</text:p>
          </table:table-cell>
        </table:table-row>
        <table:table-row>
          <table:table-cell table:style-name="Таблица1.A259" office:value-type="string">
            <text:p text:style-name="P1481">2911)It will be all plain sailing</text:p>
            <text:p text:style-name="P1481"/>
            <text:p text:style-name="P1481"/>
            <text:p text:style-name="P177">[ˈseɪlɪŋ]</text:p>
          </table:table-cell>
          <table:table-cell table:style-name="Таблица1.B2" office:value-type="string">
            <text:p text:style-name="P1481">Всё пойдёт как по маслу</text:p>
          </table:table-cell>
        </table:table-row>
        <table:table-row>
          <table:table-cell table:style-name="Таблица1.A259" office:value-type="string">
            <text:p text:style-name="P1482">2912)resurge</text:p>
            <text:p text:style-name="P1482"/>
            <text:p text:style-name="P1482"/>
            <text:p text:style-name="P178">[rɪˈsɜːdʒ]</text:p>
          </table:table-cell>
          <table:table-cell table:style-name="Таблица1.B2" office:value-type="string">
            <text:p text:style-name="P1482">Возродиться</text:p>
          </table:table-cell>
        </table:table-row>
        <table:table-row>
          <table:table-cell table:style-name="Таблица1.A259" office:value-type="string">
            <text:p text:style-name="P1483">2913)incoming</text:p>
            <text:p text:style-name="P1483"/>
            <text:p text:style-name="P1483"/>
            <text:p text:style-name="P179">[ˈɪnˌkʌmɪŋ]</text:p>
          </table:table-cell>
          <table:table-cell table:style-name="Таблица1.B2" office:value-type="string">
            <text:p text:style-name="P1483">Входящий</text:p>
          </table:table-cell>
        </table:table-row>
        <table:table-row>
          <table:table-cell table:style-name="Таблица1.A259" office:value-type="string">
            <text:p text:style-name="P1484">2914)raid</text:p>
            <text:p text:style-name="P1484"/>
            <text:p text:style-name="P1484"/>
            <text:p text:style-name="P180">[reɪd]</text:p>
          </table:table-cell>
          <table:table-cell table:style-name="Таблица1.B2" office:value-type="string">
            <text:p text:style-name="P1484">Набег, грабить</text:p>
          </table:table-cell>
        </table:table-row>
        <table:table-row>
          <table:table-cell table:style-name="Таблица1.A263" office:value-type="string">
            <text:p text:style-name="P1485">2915)Subject to</text:p>
            <text:p text:style-name="P1485"/>
            <text:p text:style-name="P1485"/>
            <text:p text:style-name="P1485"/>
          </table:table-cell>
          <table:table-cell table:style-name="Таблица1.B2" office:value-type="string">
            <text:p text:style-name="P1485">При условии, с учётом</text:p>
          </table:table-cell>
        </table:table-row>
        <table:table-row>
          <table:table-cell table:style-name="Таблица1.A263" office:value-type="string">
            <text:p text:style-name="P1486">2916)separate</text:p>
            <text:p text:style-name="P1486"/>
            <text:p text:style-name="P1486"/>
            <text:p text:style-name="P181">[ˈsep(ə)rət]</text:p>
          </table:table-cell>
          <table:table-cell table:style-name="Таблица1.B2" office:value-type="string">
            <text:p text:style-name="P1486">Разделять, отдельный</text:p>
          </table:table-cell>
        </table:table-row>
        <table:table-row>
          <table:table-cell table:style-name="Таблица1.A263" office:value-type="string">
            <text:p text:style-name="P1487">2917)normally</text:p>
            <text:p text:style-name="P1487"/>
            <text:p text:style-name="P1487"/>
            <text:p text:style-name="P182">[ˈnɔːməlɪ]</text:p>
          </table:table-cell>
          <table:table-cell table:style-name="Таблица1.B2" office:value-type="string">
            <text:p text:style-name="P1487">Обычно, нормально</text:p>
          </table:table-cell>
        </table:table-row>
        <table:table-row>
          <table:table-cell table:style-name="Таблица1.A263" office:value-type="string">
            <text:p text:style-name="P1488">2918)rally</text:p>
            <text:p text:style-name="P1488"/>
            <text:p text:style-name="P1488"/>
            <text:p text:style-name="P183">[ˈrælɪ]</text:p>
          </table:table-cell>
          <table:table-cell table:style-name="Таблица1.B2" office:value-type="string">
            <text:p text:style-name="P1489">Объединение, объединиться </text:p>
          </table:table-cell>
        </table:table-row>
        <table:table-row>
          <table:table-cell table:style-name="Таблица1.A267" office:value-type="string">
            <text:p text:style-name="P1490">2919)Compulsory education</text:p>
            <text:p text:style-name="P1490"/>
            <text:p text:style-name="P1490"/>
            <text:p text:style-name="P184">[kəmˈpʌls(ə)rɪ]</text:p>
          </table:table-cell>
          <table:table-cell table:style-name="Таблица1.B2" office:value-type="string">
            <text:p text:style-name="P1490">Обязательное образование</text:p>
          </table:table-cell>
        </table:table-row>
        <table:table-row>
          <table:table-cell table:style-name="Таблица1.A267" office:value-type="string">
            <text:p text:style-name="P1491">2920)scratch</text:p>
            <text:p text:style-name="P1491"/>
            <text:p text:style-name="P1491"/>
            <text:p text:style-name="P185">[skræʧ]</text:p>
          </table:table-cell>
          <table:table-cell table:style-name="Таблица1.B2" office:value-type="string">
            <text:p text:style-name="P1491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1492">2921)anyway</text:p>
            <text:p text:style-name="P1492"/>
            <text:p text:style-name="P1492"/>
            <text:p text:style-name="P186">[ˈenɪweɪ]</text:p>
          </table:table-cell>
          <table:table-cell table:style-name="Таблица1.B2" office:value-type="string">
            <text:p text:style-name="P1492">В любом случае</text:p>
          </table:table-cell>
        </table:table-row>
        <table:table-row>
          <table:table-cell table:style-name="Таблица1.A267" office:value-type="string">
            <text:p text:style-name="P1493">2922)rating</text:p>
            <text:p text:style-name="P1493"/>
            <text:p text:style-name="P1493"/>
            <text:p text:style-name="P187">[ˈreɪtɪŋ]</text:p>
          </table:table-cell>
          <table:table-cell table:style-name="Таблица1.B2" office:value-type="string">
            <text:p text:style-name="P1493">Рейтинг, оценка</text:p>
          </table:table-cell>
        </table:table-row>
        <table:table-row>
          <table:table-cell table:style-name="Таблица1.A271" office:value-type="string">
            <text:p text:style-name="P1494">2923)Free education</text:p>
            <text:p text:style-name="P1494"/>
            <text:p text:style-name="P1494"/>
            <text:p text:style-name="P1494"/>
          </table:table-cell>
          <table:table-cell table:style-name="Таблица1.B2" office:value-type="string">
            <text:p text:style-name="P1494">Бесплатное образование</text:p>
          </table:table-cell>
        </table:table-row>
        <table:table-row>
          <table:table-cell table:style-name="Таблица1.A271" office:value-type="string">
            <text:p text:style-name="P1495">2924)There is</text:p>
            <text:p text:style-name="P1495"/>
            <text:p text:style-name="P1495"/>
            <text:p text:style-name="P1495"/>
          </table:table-cell>
          <table:table-cell table:style-name="Таблица1.B2" office:value-type="string">
            <text:p text:style-name="P1495">Есть, имеется</text:p>
          </table:table-cell>
        </table:table-row>
        <table:table-row>
          <table:table-cell table:style-name="Таблица1.A271" office:value-type="string">
            <text:p text:style-name="P1496">2925)executable</text:p>
            <text:p text:style-name="P1496"/>
            <text:p text:style-name="P1496"/>
            <text:p text:style-name="P188">[ˈeksɪkjuːtəbl]</text:p>
          </table:table-cell>
          <table:table-cell table:style-name="Таблица1.B2" office:value-type="string">
            <text:p text:style-name="P1496">Выполнимый, исполняемый</text:p>
          </table:table-cell>
        </table:table-row>
        <table:table-row>
          <table:table-cell table:style-name="Таблица1.A271" office:value-type="string">
            <text:p text:style-name="P1497">2926)ration</text:p>
            <text:p text:style-name="P1497"/>
            <text:p text:style-name="P1497"/>
            <text:p text:style-name="P189">[ˈræʃ(ə)n]</text:p>
          </table:table-cell>
          <table:table-cell table:style-name="Таблица1.B2" office:value-type="string">
            <text:p text:style-name="P1498">Рацион, <text:span text:style-name="T26">порция, </text:span>нормировать</text:p>
          </table:table-cell>
        </table:table-row>
        <table:table-row>
          <table:table-cell table:style-name="Таблица1.A275" office:value-type="string">
            <text:p text:style-name="P1499">2927)trade education</text:p>
            <text:p text:style-name="P1499"/>
            <text:p text:style-name="P1499"/>
            <text:p text:style-name="P1499"/>
          </table:table-cell>
          <table:table-cell table:style-name="Таблица1.B2" office:value-type="string">
            <text:p text:style-name="P1499">Специальное образование</text:p>
          </table:table-cell>
        </table:table-row>
        <table:table-row>
          <table:table-cell table:style-name="Таблица1.A275" office:value-type="string">
            <text:p text:style-name="P1500">2928)defer</text:p>
            <text:p text:style-name="P1500"/>
            <text:p text:style-name="P1500"/>
            <text:p text:style-name="P190">[dɪˈfɜː]</text:p>
          </table:table-cell>
          <table:table-cell table:style-name="Таблица1.B2" office:value-type="string">
            <text:p text:style-name="P1500">Откладывать, задерживать</text:p>
          </table:table-cell>
        </table:table-row>
        <table:table-row>
          <table:table-cell table:style-name="Таблица1.A275" office:value-type="string">
            <text:p text:style-name="P1501">2929)enclose</text:p>
            <text:p text:style-name="P1501"/>
            <text:p text:style-name="P1501"/>
            <text:p text:style-name="P191">[ɪnˈkləuz]</text:p>
          </table:table-cell>
          <table:table-cell table:style-name="Таблица1.B2" office:value-type="string">
            <text:p text:style-name="P1501">Заключать, окружать</text:p>
          </table:table-cell>
        </table:table-row>
        <table:table-row>
          <table:table-cell table:style-name="Таблица1.A275" office:value-type="string">
            <text:p text:style-name="P1502">2930)rational</text:p>
            <text:p text:style-name="P1502"/>
            <text:p text:style-name="P1502"/>
            <text:p text:style-name="P192">[ˈræʃ(ə)n(ə)l]</text:p>
          </table:table-cell>
          <table:table-cell table:style-name="Таблица1.B2" office:value-type="string">
            <text:p text:style-name="P1502">Рациональный</text:p>
          </table:table-cell>
        </table:table-row>
        <table:table-row>
          <table:table-cell table:style-name="Таблица1.A279" office:value-type="string">
            <text:p text:style-name="P1503">2931)To a hair</text:p>
            <text:p text:style-name="P1503"/>
            <text:p text:style-name="P1503"/>
            <text:p text:style-name="P1503"/>
          </table:table-cell>
          <table:table-cell table:style-name="Таблица1.B2" office:value-type="string">
            <text:p text:style-name="P1503">Точь в точь, точно</text:p>
          </table:table-cell>
        </table:table-row>
        <table:table-row>
          <table:table-cell table:style-name="Таблица1.A279" office:value-type="string">
            <text:p text:style-name="P1504">2932)extra</text:p>
            <text:p text:style-name="P1504"/>
            <text:p text:style-name="P1504"/>
            <text:p text:style-name="P193">[ˈekstrə]</text:p>
          </table:table-cell>
          <table:table-cell table:style-name="Таблица1.B2" office:value-type="string">
            <text:p text:style-name="P1504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1505">2933)unwind</text:p>
            <text:p text:style-name="P1505"/>
            <text:p text:style-name="P1505"/>
            <text:p text:style-name="P194">[ʌnˈwaɪnd]</text:p>
          </table:table-cell>
          <table:table-cell table:style-name="Таблица1.B2" office:value-type="string">
            <text:p text:style-name="P1505">Разворачивать,отдыхать</text:p>
          </table:table-cell>
        </table:table-row>
        <table:table-row>
          <table:table-cell table:style-name="Таблица1.A279" office:value-type="string">
            <text:p text:style-name="P1506">2934)rationalization</text:p>
            <text:p text:style-name="P1506"><text:soft-page-break/></text:p>
            <text:p text:style-name="P1506"/>
            <text:p text:style-name="P195">[ˌræʃ(ə)n(ə)laɪˈzeɪʃ(ə)n]</text:p>
          </table:table-cell>
          <table:table-cell table:style-name="Таблица1.B2" office:value-type="string">
            <text:p text:style-name="P1503"/>
            <text:p text:style-name="P1507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1508">2935)Keep your hair on!</text:p>
            <text:p text:style-name="P1508"/>
            <text:p text:style-name="P1508"/>
            <text:p text:style-name="P196">[jɔː]</text:p>
          </table:table-cell>
          <table:table-cell table:style-name="Таблица1.B2" office:value-type="string">
            <text:p text:style-name="P1508">Не горячитесь!</text:p>
          </table:table-cell>
        </table:table-row>
        <table:table-row>
          <table:table-cell table:style-name="Таблица1.A283" office:value-type="string">
            <text:p text:style-name="P1509">2936)abundance</text:p>
            <text:p text:style-name="P1509"/>
            <text:p text:style-name="P1509"/>
            <text:p text:style-name="P197">[əˈbʌndən(t)s]</text:p>
          </table:table-cell>
          <table:table-cell table:style-name="Таблица1.B2" office:value-type="string">
            <text:p text:style-name="P1509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1510">2937)expose</text:p>
            <text:p text:style-name="P1510"/>
            <text:p text:style-name="P1510"/>
            <text:p text:style-name="P198">[ɪkˈspəuz]</text:p>
          </table:table-cell>
          <table:table-cell table:style-name="Таблица1.B2" office:value-type="string">
            <text:p text:style-name="P1510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1511">2938)instance</text:p>
            <text:p text:style-name="P1511"/>
            <text:p text:style-name="P1511"/>
            <text:p text:style-name="P199">[ˈɪn(t)stən(t)s]</text:p>
          </table:table-cell>
          <table:table-cell table:style-name="Таблица1.B2" office:value-type="string">
            <text:p text:style-name="P1511">Экземпляр, пример</text:p>
          </table:table-cell>
        </table:table-row>
        <table:table-row>
          <table:table-cell table:style-name="Таблица1.A285" office:value-type="string">
            <text:p text:style-name="P1512">2939)notation</text:p>
            <text:p text:style-name="P1512"/>
            <text:p text:style-name="P1512"/>
            <text:p text:style-name="P200">[nəuˈteɪʃ(ə)n]</text:p>
          </table:table-cell>
          <table:table-cell table:style-name="Таблица1.B2" office:value-type="string">
            <text:p text:style-name="P1512">Запись, обозначение</text:p>
          </table:table-cell>
        </table:table-row>
        <table:table-row>
          <table:table-cell table:style-name="Таблица1.A285" office:value-type="string">
            <text:p text:style-name="P1513">2940)reaction</text:p>
            <text:p text:style-name="P1513"/>
            <text:p text:style-name="P1513"/>
            <text:p text:style-name="P201">[rɪˈækʃ(ə)n]</text:p>
          </table:table-cell>
          <table:table-cell table:style-name="Таблица1.B2" office:value-type="string">
            <text:p text:style-name="P1513">Реакция</text:p>
          </table:table-cell>
        </table:table-row>
        <table:table-row>
          <table:table-cell table:style-name="Таблица1.A289" office:value-type="string">
            <text:p text:style-name="P1514">2941)Lose heart</text:p>
            <text:p text:style-name="P1514"/>
            <text:p text:style-name="P1514"/>
            <text:p text:style-name="P1514"/>
          </table:table-cell>
          <table:table-cell table:style-name="Таблица1.B2" office:value-type="string">
            <text:p text:style-name="P1514">Падать духом</text:p>
          </table:table-cell>
        </table:table-row>
        <table:table-row>
          <table:table-cell table:style-name="Таблица1.A289" office:value-type="string">
            <text:p text:style-name="P1515">2942)extract</text:p>
            <text:p text:style-name="P1515"/>
            <text:p text:style-name="P1515"/>
            <text:p text:style-name="P202">[ɪkˈstrækt]</text:p>
          </table:table-cell>
          <table:table-cell table:style-name="Таблица1.B2" office:value-type="string">
            <text:p text:style-name="P1515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1516">2943)resume</text:p>
            <text:p text:style-name="P1516"/>
            <text:p text:style-name="P1516"/>
            <text:p text:style-name="P203">[rɪˈzjuːm]</text:p>
          </table:table-cell>
          <table:table-cell table:style-name="Таблица1.B2" office:value-type="string">
            <text:p text:style-name="P1516">Продолжать, резюме</text:p>
          </table:table-cell>
        </table:table-row>
        <table:table-row>
          <table:table-cell table:style-name="Таблица1.A289" office:value-type="string">
            <text:p text:style-name="P1517">2944)reactive</text:p>
            <text:p text:style-name="P1517"/>
            <text:p text:style-name="P1517"/>
            <text:p text:style-name="P204">[rɪˈæktɪv]</text:p>
          </table:table-cell>
          <table:table-cell table:style-name="Таблица1.B2" office:value-type="string">
            <text:p text:style-name="P1517">Реактивный</text:p>
          </table:table-cell>
        </table:table-row>
        <table:table-row>
          <table:table-cell table:style-name="Таблица1.A293" office:value-type="string">
            <text:p text:style-name="P1518">2945)Take heart</text:p>
            <text:p text:style-name="P1518"/>
            <text:p text:style-name="P1518"/>
            <text:p text:style-name="P1518"/>
          </table:table-cell>
          <table:table-cell table:style-name="Таблица1.B2" office:value-type="string">
            <text:p text:style-name="P1518">Мужаться</text:p>
          </table:table-cell>
        </table:table-row>
        <table:table-row>
          <table:table-cell table:style-name="Таблица1.A293" office:value-type="string">
            <text:p text:style-name="P1519">2946)underway</text:p>
            <text:p text:style-name="P1519"/>
            <text:p text:style-name="P1519"/>
            <text:p text:style-name="P205">[ˌʌndəˈweɪ]</text:p>
          </table:table-cell>
          <table:table-cell table:style-name="Таблица1.B2" office:value-type="string">
            <text:p text:style-name="P1519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1520">2947)explanation</text:p>
            <text:p text:style-name="P1520"/>
            <text:p text:style-name="P1520"><text:soft-page-break/></text:p>
            <text:p text:style-name="P206">[ˌekspləˈneɪʃ(ə)n]</text:p>
          </table:table-cell>
          <table:table-cell table:style-name="Таблица1.B2" office:value-type="string">
            <text:p text:style-name="P1518"/>
            <text:p text:style-name="P1518"/>
            <text:p text:style-name="P1520"><text:soft-page-break/>Объяснение</text:p>
          </table:table-cell>
        </table:table-row>
        <table:table-row>
          <table:table-cell table:style-name="Таблица1.A293" office:value-type="string">
            <text:p text:style-name="P1521">2948)realistic</text:p>
            <text:p text:style-name="P1521"/>
            <text:p text:style-name="P1521"/>
            <text:p text:style-name="P207">[ˌrɪəˈlɪstɪk]</text:p>
          </table:table-cell>
          <table:table-cell table:style-name="Таблица1.B2" office:value-type="string">
            <text:p text:style-name="P1521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1522">2949)trace</text:p>
            <text:p text:style-name="P1522"/>
            <text:p text:style-name="P1522"/>
            <text:p text:style-name="P208">[treɪs]</text:p>
          </table:table-cell>
          <table:table-cell table:style-name="Таблица1.B2" office:value-type="string">
            <text:p text:style-name="P1522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1529">2950)wildcard</text:p>
            <text:p text:style-name="P1529"/>
            <text:p text:style-name="P1529"/>
            <text:p text:style-name="P1523"><text:span text:style-name="T4">[waɪld</text:span><text:span text:style-name="T3">kɑːd</text:span><text:span text:style-name="T4">]</text:span></text:p>
          </table:table-cell>
          <table:table-cell table:style-name="Таблица1.B2" office:value-type="string">
            <text:p text:style-name="P1529">Групповой символ</text:p>
          </table:table-cell>
        </table:table-row>
        <table:table-row>
          <table:table-cell table:style-name="Таблица1.A296" office:value-type="string">
            <text:p text:style-name="P1530">2951)reality</text:p>
            <text:p text:style-name="P1530"/>
            <text:p text:style-name="P1530"/>
            <text:p text:style-name="P209">[rɪˈælətɪ]</text:p>
          </table:table-cell>
          <table:table-cell table:style-name="Таблица1.B2" office:value-type="string">
            <text:p text:style-name="P1530">Реальность</text:p>
          </table:table-cell>
        </table:table-row>
        <table:table-row>
          <table:table-cell table:style-name="Таблица1.A299" office:value-type="string">
            <text:p text:style-name="P1531">2952)conjunction</text:p>
            <text:p text:style-name="P1531"/>
            <text:p text:style-name="P1531"/>
            <text:p text:style-name="P210">[kənˈʤʌŋkʃ(ə)n]</text:p>
          </table:table-cell>
          <table:table-cell table:style-name="Таблица1.B2" office:value-type="string">
            <text:p text:style-name="P1531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1532">2953)snippet</text:p>
            <text:p text:style-name="P1532"/>
            <text:p text:style-name="P1532"/>
            <text:p text:style-name="P211">[ˈsnɪpɪt]</text:p>
          </table:table-cell>
          <table:table-cell table:style-name="Таблица1.B2" office:value-type="string">
            <text:p text:style-name="P1532">Отрывок, фрагмент</text:p>
          </table:table-cell>
        </table:table-row>
        <table:table-row>
          <table:table-cell table:style-name="Таблица1.A299" office:value-type="string">
            <text:p text:style-name="P1533">2954)realization</text:p>
            <text:p text:style-name="P1533"/>
            <text:p text:style-name="P1533"/>
            <text:p text:style-name="P212">[ˌrɪəlaɪˈzeɪʃ(ə)n]</text:p>
          </table:table-cell>
          <table:table-cell table:style-name="Таблица1.B2" office:value-type="string">
            <text:p text:style-name="P1533">Понимание, реализация</text:p>
          </table:table-cell>
        </table:table-row>
        <table:table-row>
          <table:table-cell table:style-name="Таблица1.A303" office:value-type="string">
            <text:p text:style-name="P1534">2955)Let alone</text:p>
            <text:p text:style-name="P1534"/>
            <text:p text:style-name="P1534"/>
            <text:p text:style-name="P1534"/>
          </table:table-cell>
          <table:table-cell table:style-name="Таблица1.B2" office:value-type="string">
            <text:p text:style-name="P1534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1535">2956)indentation</text:p>
            <text:p text:style-name="P1535"/>
            <text:p text:style-name="P1535"/>
            <text:p text:style-name="P213">[ˌɪndenˈteɪʃ(ə)n]</text:p>
          </table:table-cell>
          <table:table-cell table:style-name="Таблица1.B2" office:value-type="string">
            <text:p text:style-name="P1535">Отступ</text:p>
          </table:table-cell>
        </table:table-row>
        <table:table-row>
          <table:table-cell table:style-name="Таблица1.A303" office:value-type="string">
            <text:p text:style-name="P1536">2957)jiffy</text:p>
            <text:p text:style-name="P1536"/>
            <text:p text:style-name="P1536"/>
            <text:p text:style-name="P214">[ˈʤɪf(ɪ)]</text:p>
          </table:table-cell>
          <table:table-cell table:style-name="Таблица1.B2" office:value-type="string">
            <text:p text:style-name="P1536">Тик, миг</text:p>
          </table:table-cell>
        </table:table-row>
        <table:table-row>
          <table:table-cell table:style-name="Таблица1.A303" office:value-type="string">
            <text:p text:style-name="P1537"><text:span text:style-name="T28">2958)</text:span>yield</text:p>
            <text:p text:style-name="P1534"/>
            <text:p text:style-name="P1534"/>
            <text:p text:style-name="P215">[jiːld]</text:p>
          </table:table-cell>
          <table:table-cell table:style-name="Таблица1.B2" office:value-type="string">
            <text:p text:style-name="P1537">Выдавать, дохо<text:span text:style-name="T27">д, урожай</text:span></text:p>
          </table:table-cell>
        </table:table-row>
        <table:table-row>
          <table:table-cell table:style-name="Таблица1.A305" office:value-type="string">
            <text:p text:style-name="P1538">2959)refine</text:p>
            <text:p text:style-name="P1538"/>
            <text:p text:style-name="P1538"/>
            <text:p text:style-name="P216">[rɪˈfaɪn]</text:p>
          </table:table-cell>
          <table:table-cell table:style-name="Таблица1.B2" office:value-type="string">
            <text:p text:style-name="P1538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1539">2960)recommendation</text:p>
            <text:p text:style-name="P1539"/>
            <text:p text:style-name="P1539"/>
            <text:p text:style-name="P217"><text:soft-page-break/>[ˌrekəmenˈdeɪʃ(ə)n]</text:p>
          </table:table-cell>
          <table:table-cell table:style-name="Таблица1.B2" office:value-type="string">
            <text:p text:style-name="P1534"/>
            <text:p text:style-name="P1534"/>
            <text:p text:style-name="P1534"/>
            <text:p text:style-name="P1540"><text:soft-page-break/>Рекомендация</text:p>
          </table:table-cell>
        </table:table-row>
        <table:table-row>
          <table:table-cell table:style-name="Таблица1.A309" office:value-type="string">
            <text:p text:style-name="P1541">2961)Leave alone</text:p>
            <text:p text:style-name="P1541"/>
            <text:p text:style-name="P1541"/>
            <text:p text:style-name="P1541"/>
          </table:table-cell>
          <table:table-cell table:style-name="Таблица1.B2" office:value-type="string">
            <text:p text:style-name="P1542">Оставлять в покое</text:p>
          </table:table-cell>
        </table:table-row>
        <table:table-row>
          <table:table-cell table:style-name="Таблица1.A309" office:value-type="string">
            <text:p text:style-name="P1543">2962)clause</text:p>
            <text:p text:style-name="P1543"/>
            <text:p text:style-name="P1543"/>
            <text:p text:style-name="P218">[klɔːz]</text:p>
          </table:table-cell>
          <table:table-cell table:style-name="Таблица1.B2" office:value-type="string">
            <text:p text:style-name="P1543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1544">2963)nine</text:p>
            <text:p text:style-name="P1544"/>
            <text:p text:style-name="P1544"/>
            <text:p text:style-name="P219">[naɪn]</text:p>
          </table:table-cell>
          <table:table-cell table:style-name="Таблица1.B2" office:value-type="string">
            <text:p text:style-name="P1544">Девять</text:p>
          </table:table-cell>
        </table:table-row>
        <table:table-row>
          <table:table-cell table:style-name="Таблица1.A309" office:value-type="string">
            <text:p text:style-name="P1545">2964)reconstruction</text:p>
            <text:p text:style-name="P1545"/>
            <text:p text:style-name="P1545"/>
            <text:p text:style-name="P220">[ˌriːk(ə)nˈstrʌkʃ(ə)n]</text:p>
          </table:table-cell>
          <table:table-cell table:style-name="Таблица1.B2" office:value-type="string">
            <text:p text:style-name="P1545">Восстановление</text:p>
          </table:table-cell>
        </table:table-row>
        <table:table-row>
          <table:table-cell table:style-name="Таблица1.A313" office:value-type="string">
            <text:p text:style-name="P1546">2965)Many happy returns!</text:p>
            <text:p text:style-name="P1546"/>
            <text:p text:style-name="P1546"/>
            <text:p text:style-name="P1546"/>
          </table:table-cell>
          <table:table-cell table:style-name="Таблица1.B2" office:value-type="string">
            <text:p text:style-name="P1546">С днём рождения!</text:p>
          </table:table-cell>
        </table:table-row>
        <table:table-row>
          <table:table-cell table:style-name="Таблица1.A313" office:value-type="string">
            <text:p text:style-name="P1547">2966)regardless</text:p>
            <text:p text:style-name="P1547"/>
            <text:p text:style-name="P1547"/>
            <text:p text:style-name="P221">[rɪˈgɑːdləs]</text:p>
          </table:table-cell>
          <table:table-cell table:style-name="Таблица1.B2" office:value-type="string">
            <text:p text:style-name="P1547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1548">2967)discard</text:p>
            <text:p text:style-name="P1548"/>
            <text:p text:style-name="P1548"/>
            <text:p text:style-name="P222">[ˈdɪskɑːd]</text:p>
          </table:table-cell>
          <table:table-cell table:style-name="Таблица1.B2" office:value-type="string">
            <text:p text:style-name="P1548">Отбрасывать, игнорировать</text:p>
          </table:table-cell>
        </table:table-row>
        <table:table-row>
          <table:table-cell table:style-name="Таблица1.A313" office:value-type="string">
            <text:p text:style-name="P1549">2968)recreation</text:p>
            <text:p text:style-name="P1549"/>
            <text:p text:style-name="P1549"/>
            <text:p text:style-name="P223">[ˌrɪekrɪˈeɪʃ(ə)n]</text:p>
          </table:table-cell>
          <table:table-cell table:style-name="Таблица1.B2" office:value-type="string">
            <text:p text:style-name="P1549">Отдых</text:p>
          </table:table-cell>
        </table:table-row>
        <table:table-row>
          <table:table-cell table:style-name="Таблица1.A317" office:value-type="string">
            <text:p text:style-name="P1550">2969)In the afternoon</text:p>
            <text:p text:style-name="P1550"/>
            <text:p text:style-name="P1550"/>
            <text:p text:style-name="P1550"/>
          </table:table-cell>
          <table:table-cell table:style-name="Таблица1.B2" office:value-type="string">
            <text:p text:style-name="P1550">Днём, после полудня</text:p>
          </table:table-cell>
        </table:table-row>
        <table:table-row>
          <table:table-cell table:style-name="Таблица1.A317" office:value-type="string">
            <text:p text:style-name="P1551">2970)tally</text:p>
            <text:p text:style-name="P1551"/>
            <text:p text:style-name="P1551"/>
            <text:p text:style-name="P224">[ˈtælɪ]</text:p>
          </table:table-cell>
          <table:table-cell table:style-name="Таблица1.B2" office:value-type="string">
            <text:p text:style-name="P1551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1552">2971)ascend</text:p>
            <text:p text:style-name="P1552"/>
            <text:p text:style-name="P1552"/>
            <text:p text:style-name="P225">[əˈsend]</text:p>
          </table:table-cell>
          <table:table-cell table:style-name="Таблица1.B2" office:value-type="string">
            <text:p text:style-name="P1552">Подниматься, взойти</text:p>
          </table:table-cell>
        </table:table-row>
        <table:table-row>
          <table:table-cell table:style-name="Таблица1.A317" office:value-type="string">
            <text:p text:style-name="P1553">2972)rector</text:p>
            <text:p text:style-name="P1553"/>
            <text:p text:style-name="P1553"/>
            <text:p text:style-name="P226">[ˈrektə]</text:p>
          </table:table-cell>
          <table:table-cell table:style-name="Таблица1.B2" office:value-type="string">
            <text:p text:style-name="P1553">Ректор</text:p>
          </table:table-cell>
        </table:table-row>
        <table:table-row>
          <table:table-cell table:style-name="Таблица1.A321" office:value-type="string">
            <text:p text:style-name="P1554">2973)descend</text:p>
            <text:p text:style-name="P1554"/>
            <text:p text:style-name="P1554"/>
            <text:p text:style-name="P227">[dɪˈsend]</text:p>
          </table:table-cell>
          <table:table-cell table:style-name="Таблица1.B2" office:value-type="string">
            <text:p text:style-name="P1555">Сходить, снижаться</text:p>
          </table:table-cell>
        </table:table-row>
        <text:soft-page-break/>
        <table:table-row>
          <table:table-cell table:style-name="Таблица1.A321" office:value-type="string">
            <text:p text:style-name="P1556">2974)membership</text:p>
            <text:p text:style-name="P1556"/>
            <text:p text:style-name="P1556"/>
            <text:p text:style-name="P228">[ˈmembəʃɪp]</text:p>
          </table:table-cell>
          <table:table-cell table:style-name="Таблица1.B2" office:value-type="string">
            <text:p text:style-name="P1556">Членство, членский</text:p>
          </table:table-cell>
        </table:table-row>
        <table:table-row>
          <table:table-cell table:style-name="Таблица1.A321" office:value-type="string">
            <text:p text:style-name="P1557">2975)numerical</text:p>
            <text:p text:style-name="P1557"/>
            <text:p text:style-name="P1557"/>
            <text:p text:style-name="P229">[njuːˈmerɪkl]</text:p>
          </table:table-cell>
          <table:table-cell table:style-name="Таблица1.B2" office:value-type="string">
            <text:p text:style-name="P1557">Численный, цифровой</text:p>
          </table:table-cell>
        </table:table-row>
        <table:table-row>
          <table:table-cell table:style-name="Таблица1.A321" office:value-type="string">
            <text:p text:style-name="P1558">2976)dash</text:p>
            <text:p text:style-name="P1558"/>
            <text:p text:style-name="P1558"/>
            <text:p text:style-name="P230">[dæʃ]</text:p>
          </table:table-cell>
          <table:table-cell table:style-name="Таблица1.B2" office:value-type="string">
            <text:p text:style-name="P1558">Рывок, тире</text:p>
          </table:table-cell>
        </table:table-row>
        <table:table-row>
          <table:table-cell table:style-name="Таблица1.A323" office:value-type="string">
            <text:p text:style-name="P1559">2977)preceding</text:p>
            <text:p text:style-name="P1559"/>
            <text:p text:style-name="P1559"/>
            <text:p text:style-name="P231">[priːˈsiːdɪŋ]</text:p>
          </table:table-cell>
          <table:table-cell table:style-name="Таблица1.B2" office:value-type="string">
            <text:p text:style-name="P1559">Предыдущий</text:p>
          </table:table-cell>
        </table:table-row>
        <table:table-row>
          <table:table-cell table:style-name="Таблица1.A323" office:value-type="string">
            <text:p text:style-name="P1560">2978)relevance</text:p>
            <text:p text:style-name="P1560"/>
            <text:p text:style-name="P1560"/>
            <text:p text:style-name="P232">[ˈreləvən(t)s]</text:p>
          </table:table-cell>
          <table:table-cell table:style-name="Таблица1.B2" office:value-type="string">
            <text:p text:style-name="P1560">Релевантность, уместность</text:p>
          </table:table-cell>
        </table:table-row>
        <table:table-row>
          <table:table-cell table:style-name="Таблица1.A325" office:value-type="string">
            <text:p text:style-name="P1561">2979)invitation</text:p>
            <text:p text:style-name="P1561"/>
            <text:p text:style-name="P1561"/>
            <text:p text:style-name="P233">[ˌɪnvɪˈteɪʃ(ə)n]</text:p>
          </table:table-cell>
          <table:table-cell table:style-name="Таблица1.B2" office:value-type="string">
            <text:p text:style-name="P1561">Приглашение</text:p>
          </table:table-cell>
        </table:table-row>
        <table:table-row>
          <table:table-cell table:style-name="Таблица1.A325" office:value-type="string">
            <text:p text:style-name="P1562">2980)brisk pace</text:p>
            <text:p text:style-name="P1562"/>
            <text:p text:style-name="P1562"/>
            <text:p text:style-name="P1562"/>
          </table:table-cell>
          <table:table-cell table:style-name="Таблица1.B2" office:value-type="string">
            <text:p text:style-name="P1562">Быстрый шаг</text:p>
          </table:table-cell>
        </table:table-row>
        <table:table-row>
          <table:table-cell table:style-name="Таблица1.A327" office:value-type="string">
            <text:p text:style-name="P1563">2981)In many ways</text:p>
            <text:p text:style-name="P1563"/>
            <text:p text:style-name="P1563"/>
            <text:p text:style-name="P1563"/>
          </table:table-cell>
          <table:table-cell table:style-name="Таблица1.B2" office:value-type="string">
            <text:p text:style-name="P1563">Во многих отношениях</text:p>
          </table:table-cell>
        </table:table-row>
        <table:table-row>
          <table:table-cell table:style-name="Таблица1.A327" office:value-type="string">
            <text:p text:style-name="P1564">2982)dissimilar</text:p>
            <text:p text:style-name="P1564"/>
            <text:p text:style-name="P1564"/>
            <text:p text:style-name="P234">[ˌdɪˈsɪmɪlə]</text:p>
          </table:table-cell>
          <table:table-cell table:style-name="Таблица1.B2" office:value-type="string">
            <text:p text:style-name="P1564">Разнородный, несхожий</text:p>
          </table:table-cell>
        </table:table-row>
        <table:table-row>
          <table:table-cell table:style-name="Таблица1.A329" office:value-type="string">
            <text:p text:style-name="P1565">2983)By comparison</text:p>
            <text:p text:style-name="P1565"/>
            <text:p text:style-name="P1565"/>
            <text:p text:style-name="P235">[kəmˈpærɪs(ə)n]</text:p>
          </table:table-cell>
          <table:table-cell table:style-name="Таблица1.B2" office:value-type="string">
            <text:p text:style-name="P1565">Для сравнения, при сравнении</text:p>
          </table:table-cell>
        </table:table-row>
        <table:table-row>
          <table:table-cell table:style-name="Таблица1.A329" office:value-type="string">
            <text:p text:style-name="P1566">2984)commonly</text:p>
            <text:p text:style-name="P1566"/>
            <text:p text:style-name="P1566"/>
            <text:p text:style-name="P236">[ˈkɔmənlɪ]</text:p>
          </table:table-cell>
          <table:table-cell table:style-name="Таблица1.B2" office:value-type="string">
            <text:p text:style-name="P1566">Обычно</text:p>
          </table:table-cell>
        </table:table-row>
        <table:table-row>
          <table:table-cell table:style-name="Таблица1.A332" office:value-type="string">
            <text:p text:style-name="P1567">2985)<text:span text:style-name="T30">numerous</text:span></text:p>
            <text:p text:style-name="P1567"/>
            <text:p text:style-name="P1567"/>
            <text:p text:style-name="P237">[ˈnjuːm(ə)rəs]</text:p>
          </table:table-cell>
          <table:table-cell table:style-name="Таблица1.B2" office:value-type="string">
            <text:p text:style-name="P1568">Многие, многочисленный</text:p>
          </table:table-cell>
        </table:table-row>
        <table:table-row>
          <table:table-cell table:style-name="Таблица1.A332" office:value-type="string">
            <text:p text:style-name="P1569">2986)glue</text:p>
            <text:p text:style-name="P1569"/>
            <text:p text:style-name="P1569"/>
            <text:p text:style-name="P238">[gluː]</text:p>
          </table:table-cell>
          <table:table-cell table:style-name="Таблица1.B2" office:value-type="string">
            <text:p text:style-name="P1569">Связующий элемент, клей, клеевой, клеить </text:p>
          </table:table-cell>
        </table:table-row>
        <table:table-row>
          <table:table-cell table:style-name="Таблица1.A332" office:value-type="string">
            <text:p text:style-name="P1570">2987)mandatory</text:p>
            <text:p text:style-name="P1570"><text:soft-page-break/></text:p>
            <text:p text:style-name="P1570"/>
            <text:p text:style-name="P239">[ˈmændət(ə)rɪ]</text:p>
          </table:table-cell>
          <table:table-cell table:style-name="Таблица1.B2" office:value-type="string">
            <text:p text:style-name="P1550"/>
            <text:p text:style-name="P1570"><text:soft-page-break/>Обязательный</text:p>
          </table:table-cell>
        </table:table-row>
        <table:table-row>
          <table:table-cell table:style-name="Таблица1.A335" office:value-type="string">
            <text:p text:style-name="P1571">2988)linefeed</text:p>
            <text:p text:style-name="P1571"/>
            <text:p text:style-name="P1571"/>
            <text:p text:style-name="P1571"/>
          </table:table-cell>
          <table:table-cell table:style-name="Таблица1.B2" office:value-type="string">
            <text:p text:style-name="P1571">Перевод строки</text:p>
          </table:table-cell>
        </table:table-row>
        <table:table-row>
          <table:table-cell table:style-name="Таблица1.A335" office:value-type="string">
            <text:p text:style-name="P1572">2989)judgment</text:p>
            <text:p text:style-name="P1572"/>
            <text:p text:style-name="P1572"/>
            <text:p text:style-name="P240">[ˈʤʌʤmənt]</text:p>
          </table:table-cell>
          <table:table-cell table:style-name="Таблица1.B2" office:value-type="string">
            <text:p text:style-name="P1572">Мнение, приговор</text:p>
          </table:table-cell>
        </table:table-row>
        <table:table-row>
          <table:table-cell table:style-name="Таблица1.A335" office:value-type="string">
            <text:p text:style-name="P1573">2990)relatively</text:p>
            <text:p text:style-name="P1573"/>
            <text:p text:style-name="P1573"/>
            <text:p text:style-name="P241">[ˈrelətɪvlɪ]</text:p>
          </table:table-cell>
          <table:table-cell table:style-name="Таблица1.B2" office:value-type="string">
            <text:p text:style-name="P1573">Относительно</text:p>
          </table:table-cell>
        </table:table-row>
        <table:table-row>
          <table:table-cell table:style-name="Таблица1.A337" office:value-type="string">
            <text:p text:style-name="P1574">2991)whereas</text:p>
            <text:p text:style-name="P1574"/>
            <text:p text:style-name="P1574"/>
            <text:p text:style-name="P242">[(h)wɛəˈræz]</text:p>
          </table:table-cell>
          <table:table-cell table:style-name="Таблица1.B2" office:value-type="string">
            <text:p text:style-name="P1574">В то время как</text:p>
          </table:table-cell>
        </table:table-row>
        <table:table-row>
          <table:table-cell table:style-name="Таблица1.A337" office:value-type="string">
            <text:p text:style-name="P1575">2992)discourage</text:p>
            <text:p text:style-name="P1575"/>
            <text:p text:style-name="P1575"/>
            <text:p text:style-name="P243">[dɪsˈkʌrɪʤ]</text:p>
          </table:table-cell>
          <table:table-cell table:style-name="Таблица1.B2" office:value-type="string">
            <text:p text:style-name="P1575">Отговаривать, удручать</text:p>
          </table:table-cell>
        </table:table-row>
        <table:table-row>
          <table:table-cell table:style-name="Таблица1.A340" office:value-type="string">
            <text:p text:style-name="P1576">2993)transient</text:p>
            <text:p text:style-name="P1576"/>
            <text:p text:style-name="P1576"/>
            <text:p text:style-name="P244">[ˈtrænzɪənt]</text:p>
          </table:table-cell>
          <table:table-cell table:style-name="Таблица1.B2" office:value-type="string">
            <text:p text:style-name="P1577">Временный, переходный, импульсная помеха</text:p>
          </table:table-cell>
        </table:table-row>
        <table:table-row>
          <table:table-cell table:style-name="Таблица1.A340" office:value-type="string">
            <text:p text:style-name="P1578">2994)split</text:p>
            <text:p text:style-name="P1578"/>
            <text:p text:style-name="P1578"/>
            <text:p text:style-name="P245">[splɪt]</text:p>
          </table:table-cell>
          <table:table-cell table:style-name="Таблица1.B2" office:value-type="string">
            <text:p text:style-name="P1578">Разделять, раскол</text:p>
          </table:table-cell>
        </table:table-row>
        <table:table-row>
          <table:table-cell table:style-name="Таблица1.A340" office:value-type="string">
            <text:p text:style-name="P1579">2995)recipe</text:p>
            <text:p text:style-name="P1579"/>
            <text:p text:style-name="P1579"/>
            <text:p text:style-name="P246">[ˈresɪpɪ]</text:p>
          </table:table-cell>
          <table:table-cell table:style-name="Таблица1.B2" office:value-type="string">
            <text:p text:style-name="P1579">Рецепт</text:p>
          </table:table-cell>
        </table:table-row>
        <table:table-row>
          <table:table-cell table:style-name="Таблица1.A341" office:value-type="string">
            <text:p text:style-name="P1580">2996)snapshot</text:p>
            <text:p text:style-name="P1580"/>
            <text:p text:style-name="P1580"/>
            <text:p text:style-name="P247">[ˈsnæpʃɔt]</text:p>
          </table:table-cell>
          <table:table-cell table:style-name="Таблица1.B2" office:value-type="string">
            <text:p text:style-name="P1580">Снимок, копия экрана</text:p>
          </table:table-cell>
        </table:table-row>
        <table:table-row>
          <table:table-cell table:style-name="Таблица1.A345" office:value-type="string">
            <text:p text:style-name="P1581">2997)feasible</text:p>
            <text:p text:style-name="P1581"/>
            <text:p text:style-name="P1581"/>
            <text:p text:style-name="P248">[ˈfiːzəbl]</text:p>
          </table:table-cell>
          <table:table-cell table:style-name="Таблица1.B2" office:value-type="string">
            <text:p text:style-name="P1581">Осуществимый, <text:span text:style-name="T31">возможный</text:span></text:p>
          </table:table-cell>
        </table:table-row>
        <table:table-row>
          <table:table-cell table:style-name="Таблица1.A345" office:value-type="string">
            <text:p text:style-name="P1582">2998)for the sake of simplicity</text:p>
            <text:p text:style-name="P1582"/>
            <text:p text:style-name="P1582"/>
            <text:p text:style-name="P1524"><text:span text:style-name="T5">[seɪk]</text:span><text:span text:style-name="T3">[sɪmˈplɪsətɪ]</text:span></text:p>
          </table:table-cell>
          <table:table-cell table:style-name="Таблица1.B2" office:value-type="string">
            <text:p text:style-name="P1582">Для простоты</text:p>
          </table:table-cell>
        </table:table-row>
        <table:table-row>
          <table:table-cell table:style-name="Таблица1.A345" office:value-type="string">
            <text:p text:style-name="P1583">2999)grant</text:p>
            <text:p text:style-name="P1583"/>
            <text:p text:style-name="P1583"/>
            <text:p text:style-name="P249">[grɑːnt]</text:p>
          </table:table-cell>
          <table:table-cell table:style-name="Таблица1.B2" office:value-type="string">
            <text:p text:style-name="P1583">Предоставление, предоставлять, грант, дар</text:p>
          </table:table-cell>
        </table:table-row>
        <table:table-row>
          <table:table-cell table:style-name="Таблица1.A345" office:value-type="string">
            <text:p text:style-name="P1584">3000)encounter</text:p>
            <text:p text:style-name="P1584"/>
            <text:p text:style-name="P1584"><text:soft-page-break/></text:p>
            <text:p text:style-name="P250">[ɪnˈkauntə]</text:p>
          </table:table-cell>
          <table:table-cell table:style-name="Таблица1.B2" office:value-type="string">
            <text:p text:style-name="P1581"/>
            <text:p text:style-name="P1581"/>
            <text:p text:style-name="P1585"><text:soft-page-break/>Сталкиваться, столкновение</text:p>
          </table:table-cell>
        </table:table-row>
        <table:table-row>
          <table:table-cell table:style-name="Таблица1.A347" office:value-type="string">
            <text:p text:style-name="P1586">3001)gather</text:p>
            <text:p text:style-name="P1586"/>
            <text:p text:style-name="P1586"/>
            <text:p text:style-name="P251">[ˈgæðə]</text:p>
          </table:table-cell>
          <table:table-cell table:style-name="Таблица1.B2" office:value-type="string">
            <text:p text:style-name="P1586">Сбор, собирать, собираться</text:p>
          </table:table-cell>
        </table:table-row>
        <table:table-row>
          <table:table-cell table:style-name="Таблица1.A347" office:value-type="string">
            <text:p text:style-name="P1587">3002)referee</text:p>
            <text:p text:style-name="P1587"/>
            <text:p text:style-name="P1587"/>
            <text:p text:style-name="P252">[ˌref(ə)ˈriː]</text:p>
          </table:table-cell>
          <table:table-cell table:style-name="Таблица1.B2" office:value-type="string">
            <text:p text:style-name="P1588">Арбитр, судить</text:p>
          </table:table-cell>
        </table:table-row>
        <table:table-row>
          <table:table-cell table:style-name="Таблица1.A351" office:value-type="string">
            <text:p text:style-name="P1589">3003)Attract attention</text:p>
            <text:p text:style-name="P1589"/>
            <text:p text:style-name="P1589"/>
            <text:p text:style-name="P253">[əˈtrækt]</text:p>
          </table:table-cell>
          <table:table-cell table:style-name="Таблица1.B2" office:value-type="string">
            <text:p text:style-name="P1589">Привлекать внимание</text:p>
          </table:table-cell>
        </table:table-row>
        <table:table-row>
          <table:table-cell table:style-name="Таблица1.A351" office:value-type="string">
            <text:p text:style-name="P1590">3004)make up</text:p>
            <text:p text:style-name="P1590"/>
            <text:p text:style-name="P1590"/>
            <text:p text:style-name="P1590"/>
          </table:table-cell>
          <table:table-cell table:style-name="Таблица1.B2" office:value-type="string">
            <text:p text:style-name="P1591">Составлять, компенсировать, пополнять</text:p>
          </table:table-cell>
        </table:table-row>
        <table:table-row>
          <table:table-cell table:style-name="Таблица1.A351" office:value-type="string">
            <text:p text:style-name="P1592">3005)factor out</text:p>
            <text:p text:style-name="P1592"/>
            <text:p text:style-name="P1592"/>
            <text:p text:style-name="P1592"/>
          </table:table-cell>
          <table:table-cell table:style-name="Таблица1.B2" office:value-type="string">
            <text:p text:style-name="P1592">Выносить за скобки</text:p>
          </table:table-cell>
        </table:table-row>
        <table:table-row>
          <table:table-cell table:style-name="Таблица1.A351" office:value-type="string">
            <text:p text:style-name="P1593">3006)reflective</text:p>
            <text:p text:style-name="P1593"/>
            <text:p text:style-name="P1593"/>
            <text:p text:style-name="P254">[rɪˈflektɪv]</text:p>
          </table:table-cell>
          <table:table-cell table:style-name="Таблица1.B2" office:value-type="string">
            <text:p text:style-name="P1593">Отражающий</text:p>
          </table:table-cell>
        </table:table-row>
        <table:table-row>
          <table:table-cell table:style-name="Таблица1.A355" office:value-type="string">
            <text:p text:style-name="P1594">3007)Pay attention</text:p>
            <text:p text:style-name="P1594"/>
            <text:p text:style-name="P1594"/>
            <text:p text:style-name="P1594"/>
          </table:table-cell>
          <table:table-cell table:style-name="Таблица1.B2" office:value-type="string">
            <text:p text:style-name="P1594">Обращать внимание</text:p>
          </table:table-cell>
        </table:table-row>
        <table:table-row>
          <table:table-cell table:style-name="Таблица1.A355" office:value-type="string">
            <text:p text:style-name="P1595">3008)outgoing</text:p>
            <text:p text:style-name="P1595"/>
            <text:p text:style-name="P1595"/>
            <text:p text:style-name="P255">[ˌautˈgəuɪŋ]</text:p>
          </table:table-cell>
          <table:table-cell table:style-name="Таблица1.B2" office:value-type="string">
            <text:p text:style-name="P1595">Исходящий, уходящий</text:p>
          </table:table-cell>
        </table:table-row>
        <table:table-row>
          <table:table-cell table:style-name="Таблица1.A355" office:value-type="string">
            <text:p text:style-name="P1596">3009)spew</text:p>
            <text:p text:style-name="P1596"/>
            <text:p text:style-name="P1596"/>
            <text:p text:style-name="P256">[spjuː]</text:p>
          </table:table-cell>
          <table:table-cell table:style-name="Таблица1.B2" office:value-type="string">
            <text:p text:style-name="P1596">Изрыгать, блевать</text:p>
          </table:table-cell>
        </table:table-row>
        <table:table-row>
          <table:table-cell table:style-name="Таблица1.A355" office:value-type="string">
            <text:p text:style-name="P1597">3010)reform</text:p>
            <text:p text:style-name="P1597"/>
            <text:p text:style-name="P1597"/>
            <text:p text:style-name="P257">[rɪˈfɔːm]</text:p>
          </table:table-cell>
          <table:table-cell table:style-name="Таблица1.B2" office:value-type="string">
            <text:p text:style-name="P1597">Реформа, рефо<text:span text:style-name="T38">р</text:span>мировать</text:p>
          </table:table-cell>
        </table:table-row>
        <table:table-row>
          <table:table-cell table:style-name="Таблица1.A359" office:value-type="string">
            <text:p text:style-name="P1598">3011)Put one's foot down</text:p>
            <text:p text:style-name="P1598"/>
            <text:p text:style-name="P1598"/>
            <text:p text:style-name="P1598"/>
          </table:table-cell>
          <table:table-cell table:style-name="Таблица1.B2" office:value-type="string">
            <text:p text:style-name="P1598">Принимать твёрдое решение</text:p>
          </table:table-cell>
        </table:table-row>
        <table:table-row>
          <table:table-cell table:style-name="Таблица1.A359" office:value-type="string">
            <text:p text:style-name="P1599">3012)make sure</text:p>
            <text:p text:style-name="P1599"/>
            <text:p text:style-name="P1599"/>
            <text:p text:style-name="P1599"/>
          </table:table-cell>
          <table:table-cell table:style-name="Таблица1.B2" office:value-type="string">
            <text:p text:style-name="P1599">Гарантировать, убедиться</text:p>
          </table:table-cell>
        </table:table-row>
        <table:table-row>
          <table:table-cell table:style-name="Таблица1.A359" office:value-type="string">
            <text:p text:style-name="P1600">3013)mainly</text:p>
            <text:p text:style-name="P1600"/>
            <text:p text:style-name="P1600"/>
            <text:p text:style-name="P258"><text:soft-page-break/>[ˈmeɪnlɪ]</text:p>
          </table:table-cell>
          <table:table-cell table:style-name="Таблица1.B2" office:value-type="string">
            <text:p text:style-name="P1598"/>
            <text:p text:style-name="P1598"/>
            <text:p text:style-name="P1598"/>
            <text:p text:style-name="P1600"><text:soft-page-break/>Главным образом</text:p>
          </table:table-cell>
        </table:table-row>
        <table:table-row>
          <table:table-cell table:style-name="Таблица1.A359" office:value-type="string">
            <text:p text:style-name="P1601">3014)adult</text:p>
            <text:p text:style-name="P1601"/>
            <text:p text:style-name="P1601"/>
            <text:p text:style-name="P259">[ˈædʌlt]</text:p>
          </table:table-cell>
          <table:table-cell table:style-name="Таблица1.B2" office:value-type="string">
            <text:p text:style-name="P1601">Взрослый, для взрослых</text:p>
          </table:table-cell>
        </table:table-row>
        <table:table-row>
          <table:table-cell table:style-name="Таблица1.A361" office:value-type="string">
            <text:p text:style-name="P1602">3015)defense</text:p>
            <text:p text:style-name="P1602"/>
            <text:p text:style-name="P1602"/>
            <text:p text:style-name="P260">[dɪˈfen(t)s]</text:p>
          </table:table-cell>
          <table:table-cell table:style-name="Таблица1.B2" office:value-type="string">
            <text:p text:style-name="P1603">Защита</text:p>
          </table:table-cell>
        </table:table-row>
        <table:table-row>
          <table:table-cell table:style-name="Таблица1.A361" office:value-type="string">
            <text:p text:style-name="P1604">3016)safety</text:p>
            <text:p text:style-name="P1604"/>
            <text:p text:style-name="P1604"/>
            <text:p text:style-name="P261">[ˈseɪftɪ]</text:p>
          </table:table-cell>
          <table:table-cell table:style-name="Таблица1.B2" office:value-type="string">
            <text:p text:style-name="P1604">Безопасность, надёжность</text:p>
          </table:table-cell>
        </table:table-row>
        <table:table-row>
          <table:table-cell table:style-name="Таблица1.A363" office:value-type="string">
            <text:p text:style-name="P1605">3017)dispose</text:p>
            <text:p text:style-name="P1605"/>
            <text:p text:style-name="P1605"/>
            <text:p text:style-name="P262">[dɪsˈpəuz]</text:p>
          </table:table-cell>
          <table:table-cell table:style-name="Таблица1.B2" office:value-type="string">
            <text:p text:style-name="P1605">Распорядиться, расположить</text:p>
          </table:table-cell>
        </table:table-row>
        <table:table-row>
          <table:table-cell table:style-name="Таблица1.A363" office:value-type="string">
            <text:p text:style-name="P1606">3018)careful</text:p>
            <text:p text:style-name="P1606"/>
            <text:p text:style-name="P1606"/>
            <text:p text:style-name="P263">[ˈkɛəf(ə)l]</text:p>
          </table:table-cell>
          <table:table-cell table:style-name="Таблица1.B2" office:value-type="string">
            <text:p text:style-name="P1607">Заботливый, аккуратный, осторожный</text:p>
          </table:table-cell>
        </table:table-row>
        <table:table-row>
          <table:table-cell table:style-name="Таблица1.A365" office:value-type="string">
            <text:p text:style-name="P1608">3019)dereference</text:p>
            <text:p text:style-name="P1608"/>
            <text:p text:style-name="P1608"/>
            <text:p text:style-name="P264">[diːˈrɛfərəns]</text:p>
          </table:table-cell>
          <table:table-cell table:style-name="Таблица1.B2" office:value-type="string">
            <text:p text:style-name="P1608">Разыменовывать</text:p>
          </table:table-cell>
        </table:table-row>
        <table:table-row>
          <table:table-cell table:style-name="Таблица1.A365" office:value-type="string">
            <text:p text:style-name="P1609">3020)dangerous</text:p>
            <text:p text:style-name="P1609"/>
            <text:p text:style-name="P1609"/>
            <text:p text:style-name="P265">[ˈdeɪnʤ(ə)rəs]</text:p>
          </table:table-cell>
          <table:table-cell table:style-name="Таблица1.B2" office:value-type="string">
            <text:p text:style-name="P1609">Опасно, опасный</text:p>
          </table:table-cell>
        </table:table-row>
        <table:table-row>
          <table:table-cell table:style-name="Таблица1.A367" office:value-type="string">
            <text:p text:style-name="P1610"><text:span text:style-name="T32">3</text:span>021)caution</text:p>
            <text:p text:style-name="P1610"/>
            <text:p text:style-name="P1610"/>
            <text:p text:style-name="P266">[ˈkɔːʃ(ə)n]</text:p>
          </table:table-cell>
          <table:table-cell table:style-name="Таблица1.B2" office:value-type="string">
            <text:p text:style-name="P1610">Предупреждать, предупреждение, осторожность</text:p>
          </table:table-cell>
        </table:table-row>
        <table:table-row>
          <table:table-cell table:style-name="Таблица1.A367" office:value-type="string">
            <text:p text:style-name="P1611">3022)reformation</text:p>
            <text:p text:style-name="P1611"/>
            <text:p text:style-name="P1611"/>
            <text:p text:style-name="P267">[ˌrefəˈmeɪʃ(ə)n]</text:p>
          </table:table-cell>
          <table:table-cell table:style-name="Таблица1.B2" office:value-type="string">
            <text:p text:style-name="P1611">Реформация</text:p>
          </table:table-cell>
        </table:table-row>
        <table:table-row>
          <table:table-cell table:style-name="Таблица1.A370" office:value-type="string">
            <text:p text:style-name="P1612">3023)examine</text:p>
            <text:p text:style-name="P1612"/>
            <text:p text:style-name="P1612"/>
            <text:p text:style-name="P268">[ɪgˈzæmɪn]</text:p>
          </table:table-cell>
          <table:table-cell table:style-name="Таблица1.B2" office:value-type="string">
            <text:p text:style-name="P1612">Рассматривать, исследовать</text:p>
          </table:table-cell>
        </table:table-row>
        <table:table-row>
          <table:table-cell table:style-name="Таблица1.A370" office:value-type="string">
            <text:p text:style-name="P1613">3024)currently</text:p>
            <text:p text:style-name="P1613"/>
            <text:p text:style-name="P1613"/>
            <text:p text:style-name="P269">[ˈkʌr(ə)ntlɪ]</text:p>
          </table:table-cell>
          <table:table-cell table:style-name="Таблица1.B2" office:value-type="string">
            <text:p text:style-name="P1613">В настоящее время</text:p>
          </table:table-cell>
        </table:table-row>
        <table:table-row>
          <table:table-cell table:style-name="Таблица1.A370" office:value-type="string">
            <text:p text:style-name="P1614">3025)refrain</text:p>
            <text:p text:style-name="P1614"/>
            <text:p text:style-name="P1614"/>
            <text:p text:style-name="P270">[rɪˈfreɪn]</text:p>
          </table:table-cell>
          <table:table-cell table:style-name="Таблица1.B2" office:value-type="string">
            <text:p text:style-name="P1614">Воздерживаться <text:span text:style-name="T33">от</text:span>, припев</text:p>
          </table:table-cell>
        </table:table-row>
        <table:table-row>
          <table:table-cell table:style-name="Таблица1.A374" office:value-type="string">
            <text:p text:style-name="P1615">3026)Make one's mind easy</text:p>
            <text:p text:style-name="P1615"/>
            <text:p text:style-name="P1615"/>
            <text:p text:style-name="P1615"/>
          </table:table-cell>
          <table:table-cell table:style-name="Таблица1.B2" office:value-type="string">
            <text:p text:style-name="P1615">Успокоиться</text:p>
          </table:table-cell>
        </table:table-row>
        <text:soft-page-break/>
        <table:table-row>
          <table:table-cell table:style-name="Таблица1.A374" office:value-type="string">
            <text:p text:style-name="P1616">3027)directly after this</text:p>
            <text:p text:style-name="P1616"/>
            <text:p text:style-name="P1616"/>
            <text:p text:style-name="P271">[dɪˈrektlɪ]</text:p>
          </table:table-cell>
          <table:table-cell table:style-name="Таблица1.B2" office:value-type="string">
            <text:p text:style-name="P1616">Сразу после этого</text:p>
          </table:table-cell>
        </table:table-row>
        <table:table-row>
          <table:table-cell table:style-name="Таблица1.A374" office:value-type="string">
            <text:p text:style-name="P1617">3028)alert</text:p>
            <text:p text:style-name="P1617"/>
            <text:p text:style-name="P1617"/>
            <text:p text:style-name="P272">[əˈlɜːt]</text:p>
          </table:table-cell>
          <table:table-cell table:style-name="Таблица1.B2" office:value-type="string">
            <text:p text:style-name="P1617">Предупреждать, предупреждение, тревога</text:p>
          </table:table-cell>
        </table:table-row>
        <table:table-row>
          <table:table-cell table:style-name="Таблица1.A374" office:value-type="string">
            <text:p text:style-name="P1618">3029)refrigerator</text:p>
            <text:p text:style-name="P1618"/>
            <text:p text:style-name="P1618"/>
            <text:p text:style-name="P273">[rɪˈfrɪʤ(ə)reɪtə]</text:p>
          </table:table-cell>
          <table:table-cell table:style-name="Таблица1.B2" office:value-type="string">
            <text:p text:style-name="P1618">Холодильник, рефрижератор </text:p>
          </table:table-cell>
        </table:table-row>
        <table:table-row>
          <table:table-cell table:style-name="Таблица1.A375" office:value-type="string">
            <text:p text:style-name="P1619">3030)Make an effort</text:p>
            <text:p text:style-name="P1619"/>
            <text:p text:style-name="P1619"/>
            <text:p text:style-name="P1619"/>
          </table:table-cell>
          <table:table-cell table:style-name="Таблица1.B2" office:value-type="string">
            <text:p text:style-name="P1619">Сделать усилие, попытаться</text:p>
          </table:table-cell>
        </table:table-row>
        <table:table-row>
          <table:table-cell table:style-name="Таблица1.A379" office:value-type="string">
            <text:p text:style-name="P1620">3031)throw</text:p>
            <text:p text:style-name="P1620"/>
            <text:p text:style-name="P1620"/>
            <text:p text:style-name="P274">[θrəu]</text:p>
          </table:table-cell>
          <table:table-cell table:style-name="Таблица1.B2" office:value-type="string">
            <text:p text:style-name="P1620">Бросать, бросок, перемещение</text:p>
          </table:table-cell>
        </table:table-row>
        <table:table-row>
          <table:table-cell table:style-name="Таблица1.A379" office:value-type="string">
            <text:p text:style-name="P1621">3032)take a look</text:p>
            <text:p text:style-name="P1621"/>
            <text:p text:style-name="P1621"/>
            <text:p text:style-name="P1621"/>
          </table:table-cell>
          <table:table-cell table:style-name="Таблица1.B2" office:value-type="string">
            <text:p text:style-name="P1621">Взглянуть</text:p>
          </table:table-cell>
        </table:table-row>
        <table:table-row>
          <table:table-cell table:style-name="Таблица1.A379" office:value-type="string">
            <text:p text:style-name="P1622">3033)<text:bookmark-start text:name="__DdeLink__44279_128590214"/>overflow<text:bookmark-end text:name="__DdeLink__44279_128590214"/></text:p>
            <text:p text:style-name="P1622"/>
            <text:p text:style-name="P1622"/>
            <text:p text:style-name="P275">[ˌəuvəˈfləu]</text:p>
          </table:table-cell>
          <table:table-cell table:style-name="Таблица1.B2" office:value-type="string">
            <text:p text:style-name="P1622">Переполняться, переполнение</text:p>
          </table:table-cell>
        </table:table-row>
        <table:table-row>
          <table:table-cell table:style-name="Таблица1.A379" office:value-type="string">
            <text:p text:style-name="P1623">3034)regent</text:p>
            <text:p text:style-name="P1623"/>
            <text:p text:style-name="P1623"/>
            <text:p text:style-name="P276">[ˈriːʤ(ə)nt]</text:p>
          </table:table-cell>
          <table:table-cell table:style-name="Таблица1.B2" office:value-type="string">
            <text:p text:style-name="P1623">Регент</text:p>
          </table:table-cell>
        </table:table-row>
        <table:table-row>
          <table:table-cell table:style-name="Таблица1.A382" office:value-type="string">
            <text:p text:style-name="P1624">3035)employee</text:p>
            <text:p text:style-name="P1624"/>
            <text:p text:style-name="P1624"/>
            <text:p text:style-name="P277">[ˌɪmplɔɪˈiː]</text:p>
          </table:table-cell>
          <table:table-cell table:style-name="Таблица1.B2" office:value-type="string">
            <text:p text:style-name="P1624">Работник, сотрудник</text:p>
          </table:table-cell>
        </table:table-row>
        <table:table-row>
          <table:table-cell table:style-name="Таблица1.A382" office:value-type="string">
            <text:p text:style-name="P1625">3036)To address this</text:p>
            <text:p text:style-name="P1625"/>
            <text:p text:style-name="P1625"/>
            <text:p text:style-name="P1625"/>
          </table:table-cell>
          <table:table-cell table:style-name="Таблица1.B2" office:value-type="string">
            <text:p text:style-name="P1625">Для решения этого</text:p>
          </table:table-cell>
        </table:table-row>
        <table:table-row>
          <table:table-cell table:style-name="Таблица1.A382" office:value-type="string">
            <text:p text:style-name="P1626">3037)regime</text:p>
            <text:p text:style-name="P1626"/>
            <text:p text:style-name="P1626"/>
            <text:p text:style-name="P278">[reɪˈʒiːm]</text:p>
          </table:table-cell>
          <table:table-cell table:style-name="Таблица1.B2" office:value-type="string">
            <text:p text:style-name="P1626">Режим</text:p>
          </table:table-cell>
        </table:table-row>
        <table:table-row>
          <table:table-cell table:style-name="Таблица1.A386" office:value-type="string">
            <text:p text:style-name="P1627">3038)Fall into a habit</text:p>
            <text:p text:style-name="P1627"/>
            <text:p text:style-name="P1627"/>
            <text:p text:style-name="P1627"/>
          </table:table-cell>
          <table:table-cell table:style-name="Таблица1.B2" office:value-type="string">
            <text:p text:style-name="P1627">Усвоить привычку</text:p>
          </table:table-cell>
        </table:table-row>
        <table:table-row>
          <table:table-cell table:style-name="Таблица1.A386" office:value-type="string">
            <text:p text:style-name="P1628">3039)I've</text:p>
            <text:p text:style-name="P1628"/>
            <text:p text:style-name="P1628"/>
            <text:p text:style-name="P279">[aɪv]</text:p>
          </table:table-cell>
          <table:table-cell table:style-name="Таблица1.B2" office:value-type="string">
            <text:p text:style-name="P1628">Я имею</text:p>
          </table:table-cell>
        </table:table-row>
        <table:table-row>
          <table:table-cell table:style-name="Таблица1.A386" office:value-type="string">
            <text:p text:style-name="P1629">3040)arrow</text:p>
            <text:p text:style-name="P1629"><text:soft-page-break/></text:p>
            <text:p text:style-name="P1629"/>
            <text:p text:style-name="P280">[ˈærəu]</text:p>
          </table:table-cell>
          <table:table-cell table:style-name="Таблица1.B2" office:value-type="string">
            <text:p text:style-name="P1627"/>
            <text:p text:style-name="P1629"><text:soft-page-break/>Стрела, стрелка</text:p>
          </table:table-cell>
        </table:table-row>
        <table:table-row>
          <table:table-cell table:style-name="Таблица1.A386" office:value-type="string">
            <text:p text:style-name="P1630">3041)region</text:p>
            <text:p text:style-name="P1630"/>
            <text:p text:style-name="P1630"/>
            <text:p text:style-name="P281">[ˈriːʤ(ə)n]</text:p>
          </table:table-cell>
          <table:table-cell table:style-name="Таблица1.B2" office:value-type="string">
            <text:p text:style-name="P1630">Область, регион</text:p>
          </table:table-cell>
        </table:table-row>
        <table:table-row>
          <table:table-cell table:style-name="Таблица1.A390" office:value-type="string">
            <text:p text:style-name="P1631">3042)Break off a habit</text:p>
            <text:p text:style-name="P1631"/>
            <text:p text:style-name="P1631"/>
            <text:p text:style-name="P1631"/>
          </table:table-cell>
          <table:table-cell table:style-name="Таблица1.B2" office:value-type="string">
            <text:p text:style-name="P1631">Бросить привычку</text:p>
          </table:table-cell>
        </table:table-row>
        <table:table-row>
          <table:table-cell table:style-name="Таблица1.A390" office:value-type="string">
            <text:p text:style-name="P1632">3043)<text:bookmark-start text:name="__DdeLink__13984_1740143605"/>legacy<text:bookmark-end text:name="__DdeLink__13984_1740143605"/></text:p>
            <text:p text:style-name="P1632"/>
            <text:p text:style-name="P1632"/>
            <text:p text:style-name="P282">[ˈlegəsɪ]</text:p>
          </table:table-cell>
          <table:table-cell table:style-name="Таблица1.B2" office:value-type="string">
            <text:p text:style-name="P1632">Наследство, унаследованный, традиционный, действующий</text:p>
          </table:table-cell>
        </table:table-row>
        <table:table-row>
          <table:table-cell table:style-name="Таблица1.A390" office:value-type="string">
            <text:p text:style-name="P1633">3044)deduce</text:p>
            <text:p text:style-name="P1633"/>
            <text:p text:style-name="P1633"/>
            <text:p text:style-name="P283">[dɪˈdjuːs]</text:p>
          </table:table-cell>
          <table:table-cell table:style-name="Таблица1.B2" office:value-type="string">
            <text:p text:style-name="P1633">Прослеживать, <text:span text:style-name="T34">делать вывод</text:span></text:p>
          </table:table-cell>
        </table:table-row>
        <table:table-row>
          <table:table-cell table:style-name="Таблица1.A390" office:value-type="string">
            <text:p text:style-name="P1634">3045)registration</text:p>
            <text:p text:style-name="P1634"/>
            <text:p text:style-name="P1634"/>
            <text:p text:style-name="P284">[ˌreʤɪˈstreɪʃ(ə)n]</text:p>
          </table:table-cell>
          <table:table-cell table:style-name="Таблица1.B2" office:value-type="string">
            <text:p text:style-name="P1634">Запись, регистрация</text:p>
          </table:table-cell>
        </table:table-row>
        <table:table-row>
          <table:table-cell table:style-name="Таблица1.A393" office:value-type="string">
            <text:p text:style-name="P1635">3046)uniform</text:p>
            <text:p text:style-name="P1635"/>
            <text:p text:style-name="P1635"/>
            <text:p text:style-name="P285">[ˈjuːnɪfɔːm]</text:p>
          </table:table-cell>
          <table:table-cell table:style-name="Таблица1.B2" office:value-type="string">
            <text:p text:style-name="P1635">Форма, однородный, унифицировать</text:p>
          </table:table-cell>
        </table:table-row>
        <table:table-row>
          <table:table-cell table:style-name="Таблица1.A393" office:value-type="string">
            <text:p text:style-name="P1636">3047)craft</text:p>
            <text:p text:style-name="P1636"/>
            <text:p text:style-name="P1636"/>
            <text:p text:style-name="P286">[krɑːft]</text:p>
          </table:table-cell>
          <table:table-cell table:style-name="Таблица1.B2" office:value-type="string">
            <text:p text:style-name="P1636">Судно, мастерство, <text:span text:style-name="T35">ремесло</text:span></text:p>
          </table:table-cell>
        </table:table-row>
        <table:table-row>
          <table:table-cell table:style-name="Таблица1.A393" office:value-type="string">
            <text:p text:style-name="P1637">3048)regulation</text:p>
            <text:p text:style-name="P1637"/>
            <text:p text:style-name="P1637"/>
            <text:p text:style-name="P287">[ˌregjəˈleɪʃ(ə)n]</text:p>
          </table:table-cell>
          <table:table-cell table:style-name="Таблица1.B2" office:value-type="string">
            <text:p text:style-name="P1637">Правило, регулирование</text:p>
          </table:table-cell>
        </table:table-row>
        <table:table-row>
          <table:table-cell table:style-name="Таблица1.A397" office:value-type="string">
            <text:p text:style-name="P1638">3049)Miss an opportunity</text:p>
            <text:p text:style-name="P1638"/>
            <text:p text:style-name="P1638"/>
            <text:p text:style-name="P1638"/>
          </table:table-cell>
          <table:table-cell table:style-name="Таблица1.B2" office:value-type="string">
            <text:p text:style-name="P1638">Упустить возможность</text:p>
          </table:table-cell>
        </table:table-row>
        <table:table-row>
          <table:table-cell table:style-name="Таблица1.A397" office:value-type="string">
            <text:p text:style-name="P1639">3050)inherit</text:p>
            <text:p text:style-name="P1639"/>
            <text:p text:style-name="P1639"/>
            <text:p text:style-name="P288">[ɪnˈherɪt]</text:p>
          </table:table-cell>
          <table:table-cell table:style-name="Таблица1.B2" office:value-type="string">
            <text:p text:style-name="P1639">Наследовать</text:p>
          </table:table-cell>
        </table:table-row>
        <table:table-row>
          <table:table-cell table:style-name="Таблица1.A397" office:value-type="string">
            <text:p text:style-name="P1640">3051)restrict</text:p>
            <text:p text:style-name="P1640"/>
            <text:p text:style-name="P1640"/>
            <text:p text:style-name="P289">[rɪˈstrɪkt]</text:p>
          </table:table-cell>
          <table:table-cell table:style-name="Таблица1.B2" office:value-type="string">
            <text:p text:style-name="P1640">Ограничивать</text:p>
          </table:table-cell>
        </table:table-row>
        <table:table-row>
          <table:table-cell table:style-name="Таблица1.A397" office:value-type="string">
            <text:p text:style-name="P1641">3052)rehabilitation</text:p>
            <text:p text:style-name="P1641"/>
            <text:p text:style-name="P1641"/>
            <text:p text:style-name="P290">[ˌriːhəˌbɪlɪˈteɪʃ(ə)n]</text:p>
          </table:table-cell>
          <table:table-cell table:style-name="Таблица1.B2" office:value-type="string">
            <text:p text:style-name="P1641">Восстановление</text:p>
          </table:table-cell>
        </table:table-row>
        <table:table-row>
          <table:table-cell table:style-name="Таблица1.A401" office:value-type="string">
            <text:p text:style-name="P1642">3053)Hurt feelings</text:p>
            <text:p text:style-name="P1642"/>
            <text:p text:style-name="P1642"><text:soft-page-break/></text:p>
            <text:p text:style-name="P291">[hɜːt]</text:p>
          </table:table-cell>
          <table:table-cell table:style-name="Таблица1.B2" office:value-type="string">
            <text:p text:style-name="P1638"/>
            <text:p text:style-name="P1638"/>
            <text:p text:style-name="P1642"><text:soft-page-break/>Обидеть</text:p>
          </table:table-cell>
        </table:table-row>
        <table:table-row>
          <table:table-cell table:style-name="Таблица1.A401" office:value-type="string">
            <text:p text:style-name="P1643">3054)parse</text:p>
            <text:p text:style-name="P1643"/>
            <text:p text:style-name="P1643"/>
            <text:p text:style-name="P292">[ˈpɑːz]</text:p>
          </table:table-cell>
          <table:table-cell table:style-name="Таблица1.B2" office:value-type="string">
            <text:p text:style-name="P1643">Анализ, анализировать</text:p>
          </table:table-cell>
        </table:table-row>
        <table:table-row>
          <table:table-cell table:style-name="Таблица1.A401" office:value-type="string">
            <text:p text:style-name="P1644">3055)roundup</text:p>
            <text:p text:style-name="P1644"/>
            <text:p text:style-name="P1644"/>
            <text:p text:style-name="P293">[ˈroundˌəp]</text:p>
          </table:table-cell>
          <table:table-cell table:style-name="Таблица1.B2" office:value-type="string">
            <text:p text:style-name="P1644">Округлять, обобщать</text:p>
          </table:table-cell>
        </table:table-row>
        <table:table-row>
          <table:table-cell table:style-name="Таблица1.A401" office:value-type="string">
            <text:p text:style-name="P1645">3056)relaxation</text:p>
            <text:p text:style-name="P1645"/>
            <text:p text:style-name="P1645"/>
            <text:p text:style-name="P294">[ˌriːlækˈseɪʃ(ə)n]</text:p>
          </table:table-cell>
          <table:table-cell table:style-name="Таблица1.B2" office:value-type="string">
            <text:p text:style-name="P1645">Отдых, расслабление</text:p>
          </table:table-cell>
        </table:table-row>
        <table:table-row>
          <table:table-cell table:style-name="Таблица1.A405" office:value-type="string">
            <text:p text:style-name="P1646">3057)All of a sudden</text:p>
            <text:p text:style-name="P1646"/>
            <text:p text:style-name="P1646"/>
            <text:p text:style-name="P1646"/>
          </table:table-cell>
          <table:table-cell table:style-name="Таблица1.B2" office:value-type="string">
            <text:p text:style-name="P1646">Внезапно</text:p>
          </table:table-cell>
        </table:table-row>
        <table:table-row>
          <table:table-cell table:style-name="Таблица1.A405" office:value-type="string">
            <text:p text:style-name="P1647">3058)equality</text:p>
            <text:p text:style-name="P1647"/>
            <text:p text:style-name="P1647"/>
            <text:p text:style-name="P295">[ɪˈkwɔlətɪ]</text:p>
          </table:table-cell>
          <table:table-cell table:style-name="Таблица1.B2" office:value-type="string">
            <text:p text:style-name="P1647">Равенство</text:p>
          </table:table-cell>
        </table:table-row>
        <table:table-row>
          <table:table-cell table:style-name="Таблица1.A405" office:value-type="string">
            <text:p text:style-name="P1648">3059)radix</text:p>
            <text:p text:style-name="P1648"/>
            <text:p text:style-name="P1648"/>
            <text:p text:style-name="P296">[ˈreɪdɪks]</text:p>
          </table:table-cell>
          <table:table-cell table:style-name="Таблица1.B2" office:value-type="string">
            <text:p text:style-name="P1648">Основание системы исчисления, корень</text:p>
          </table:table-cell>
        </table:table-row>
        <table:table-row>
          <table:table-cell table:style-name="Таблица1.A405" office:value-type="string">
            <text:p text:style-name="P1649">3060)remake</text:p>
            <text:p text:style-name="P1649"/>
            <text:p text:style-name="P1649"/>
            <text:p text:style-name="P298">[ˌriːˈmeɪk]</text:p>
          </table:table-cell>
          <table:table-cell table:style-name="Таблица1.B2" office:value-type="string">
            <text:p text:style-name="P1649">Переделка, переделывать</text:p>
          </table:table-cell>
        </table:table-row>
        <table:table-row>
          <table:table-cell table:style-name="Таблица1.A409" office:value-type="string">
            <text:p text:style-name="P1650">3061)On a sudden</text:p>
            <text:p text:style-name="P1650"/>
            <text:p text:style-name="P1650"/>
            <text:p text:style-name="P1650"/>
          </table:table-cell>
          <table:table-cell table:style-name="Таблица1.B2" office:value-type="string">
            <text:p text:style-name="P1650">Внезапно</text:p>
          </table:table-cell>
        </table:table-row>
        <table:table-row>
          <table:table-cell table:style-name="Таблица1.A409" office:value-type="string">
            <text:p text:style-name="P1651">3062)bloat</text:p>
            <text:p text:style-name="P1651"/>
            <text:p text:style-name="P1651"/>
            <text:p text:style-name="P299">[bləut]</text:p>
          </table:table-cell>
          <table:table-cell table:style-name="Таблица1.B2" office:value-type="string">
            <text:p text:style-name="P1651">Раздувание, раздуваться</text:p>
          </table:table-cell>
        </table:table-row>
        <table:table-row>
          <table:table-cell table:style-name="Таблица1.A409" office:value-type="string">
            <text:p text:style-name="P1652">3063)we'll</text:p>
            <text:p text:style-name="P1652"/>
            <text:p text:style-name="P1652"/>
            <text:p text:style-name="P300">[wiːl]</text:p>
          </table:table-cell>
          <table:table-cell table:style-name="Таблица1.B2" office:value-type="string">
            <text:p text:style-name="P1652">Мы будем</text:p>
          </table:table-cell>
        </table:table-row>
        <table:table-row>
          <table:table-cell table:style-name="Таблица1.A409" office:value-type="string">
            <text:p text:style-name="P1653">3064)remark</text:p>
            <text:p text:style-name="P1653"/>
            <text:p text:style-name="P1653"/>
            <text:p text:style-name="P301">[rɪˈmɑːk]</text:p>
          </table:table-cell>
          <table:table-cell table:style-name="Таблица1.B2" office:value-type="string">
            <text:p text:style-name="P1654">Замечание, комментарий</text:p>
          </table:table-cell>
        </table:table-row>
        <table:table-row>
          <table:table-cell table:style-name="Таблица1.A413" office:value-type="string">
            <text:p text:style-name="P1655">3065)To pieces</text:p>
            <text:p text:style-name="P1655"/>
            <text:p text:style-name="P1655"/>
            <text:p text:style-name="P1655"/>
          </table:table-cell>
          <table:table-cell table:style-name="Таблица1.B2" office:value-type="string">
            <text:p text:style-name="P1655">Вдребезги</text:p>
          </table:table-cell>
        </table:table-row>
        <table:table-row>
          <table:table-cell table:style-name="Таблица1.A413" office:value-type="string">
            <text:p text:style-name="P1656">3066)curve</text:p>
            <text:p text:style-name="P1656"/>
            <text:p text:style-name="P1656"/>
            <text:p text:style-name="P302"><text:soft-page-break/>[kɜːv]</text:p>
          </table:table-cell>
          <table:table-cell table:style-name="Таблица1.B2" office:value-type="string">
            <text:p text:style-name="P1655"/>
            <text:p text:style-name="P1655"/>
            <text:p text:style-name="P1655"/>
            <text:p text:style-name="P1656"><text:soft-page-break/>Кривая</text:p>
          </table:table-cell>
        </table:table-row>
        <table:table-row>
          <table:table-cell table:style-name="Таблица1.A413" office:value-type="string">
            <text:p text:style-name="P1657">3067)axis</text:p>
            <text:p text:style-name="P1657"/>
            <text:p text:style-name="P1657"/>
            <text:p text:style-name="P303">[ˈæksɪs]</text:p>
          </table:table-cell>
          <table:table-cell table:style-name="Таблица1.B2" office:value-type="string">
            <text:p text:style-name="P1657">Ось</text:p>
          </table:table-cell>
        </table:table-row>
        <table:table-row>
          <table:table-cell table:style-name="Таблица1.A413" office:value-type="string">
            <text:p text:style-name="P1658">3068)rent</text:p>
            <text:p text:style-name="P1658"/>
            <text:p text:style-name="P1658"/>
            <text:p text:style-name="P304">[rent]</text:p>
          </table:table-cell>
          <table:table-cell table:style-name="Таблица1.B2" office:value-type="string">
            <text:p text:style-name="P1658">Аренда, арендная плата, рента</text:p>
          </table:table-cell>
        </table:table-row>
        <table:table-row>
          <table:table-cell table:style-name="Таблица1.A416" office:value-type="string">
            <text:p text:style-name="P1659">3069)scroll</text:p>
            <text:p text:style-name="P1659"/>
            <text:p text:style-name="P1659"/>
            <text:p text:style-name="P305">[skrəul]</text:p>
          </table:table-cell>
          <table:table-cell table:style-name="Таблица1.B2" office:value-type="string">
            <text:p text:style-name="P1659">Свиток, прокручивать, перемещать, просм<text:span text:style-name="T36">а</text:span>тривать</text:p>
          </table:table-cell>
        </table:table-row>
        <table:table-row>
          <table:table-cell table:style-name="Таблица1.A416" office:value-type="string">
            <text:p text:style-name="P1660">3070)indication</text:p>
            <text:p text:style-name="P1660"/>
            <text:p text:style-name="P1660"/>
            <text:p text:style-name="P306">[ˌɪndɪˈkeɪʃ(ə)n]</text:p>
          </table:table-cell>
          <table:table-cell table:style-name="Таблица1.B2" office:value-type="string">
            <text:p text:style-name="P1660">Индикация, указание</text:p>
          </table:table-cell>
        </table:table-row>
        <table:table-row>
          <table:table-cell table:style-name="Таблица1.A416" office:value-type="string">
            <text:p text:style-name="P1661">3071)<text:span text:style-name="T37">in a way</text:span></text:p>
            <text:p text:style-name="P1660"/>
            <text:p text:style-name="P1660"/>
            <text:p text:style-name="P306"/>
          </table:table-cell>
          <table:table-cell table:style-name="Таблица1.B2" office:value-type="string">
            <text:p text:style-name="P1662">В известном смысле</text:p>
          </table:table-cell>
        </table:table-row>
        <table:table-row>
          <table:table-cell table:style-name="Таблица1.A417" office:value-type="string">
            <text:p text:style-name="P1663">3072)similar</text:p>
            <text:p text:style-name="P1663"/>
            <text:p text:style-name="P1663"/>
            <text:p text:style-name="P307">[ˈsɪmɪlə]</text:p>
          </table:table-cell>
          <table:table-cell table:style-name="Таблица1.B2" office:value-type="string">
            <text:p text:style-name="P1663">Похожий, аналогичный</text:p>
          </table:table-cell>
        </table:table-row>
        <table:table-row>
          <table:table-cell table:style-name="Таблица1.A419" office:value-type="string">
            <text:p text:style-name="P1664">3073)slider</text:p>
            <text:p text:style-name="P1664"/>
            <text:p text:style-name="P1664"/>
            <text:p text:style-name="P308">[ˈslaɪdə]</text:p>
          </table:table-cell>
          <table:table-cell table:style-name="Таблица1.B2" office:value-type="string">
            <text:p text:style-name="P1664">Ползунок</text:p>
          </table:table-cell>
        </table:table-row>
        <table:table-row>
          <table:table-cell table:style-name="Таблица1.A419" office:value-type="string">
            <text:p text:style-name="P1665">3074)repetition</text:p>
            <text:p text:style-name="P1665"/>
            <text:p text:style-name="P1665"/>
            <text:p text:style-name="P309">[ˌrepɪˈtɪʃ(ə)n]</text:p>
          </table:table-cell>
          <table:table-cell table:style-name="Таблица1.B2" office:value-type="string">
            <text:p text:style-name="P1665">Повторение, повторяемость</text:p>
          </table:table-cell>
        </table:table-row>
        <table:table-row>
          <table:table-cell table:style-name="Таблица1.A423" office:value-type="string">
            <text:p text:style-name="P1666">3075)Hold in respect</text:p>
            <text:p text:style-name="P1666"/>
            <text:p text:style-name="P1666"/>
            <text:p text:style-name="P1666"/>
          </table:table-cell>
          <table:table-cell table:style-name="Таблица1.B2" office:value-type="string">
            <text:p text:style-name="P1667">Уважать</text:p>
          </table:table-cell>
        </table:table-row>
        <table:table-row>
          <table:table-cell table:style-name="Таблица1.A423" office:value-type="string">
            <text:p text:style-name="P1668">3076)this is</text:p>
            <text:p text:style-name="P1668"/>
            <text:p text:style-name="P1668"/>
            <text:p text:style-name="P1668"/>
          </table:table-cell>
          <table:table-cell table:style-name="Таблица1.B2" office:value-type="string">
            <text:p text:style-name="P1668">Это</text:p>
          </table:table-cell>
        </table:table-row>
        <table:table-row>
          <table:table-cell table:style-name="Таблица1.A423" office:value-type="string">
            <text:p text:style-name="P1669">3077)inclusive</text:p>
            <text:p text:style-name="P1669"/>
            <text:p text:style-name="P1669"/>
            <text:p text:style-name="P310">[ɪnˈkluːsɪv]</text:p>
          </table:table-cell>
          <table:table-cell table:style-name="Таблица1.B2" office:value-type="string">
            <text:p text:style-name="P1669">Включающий, включительно</text:p>
          </table:table-cell>
        </table:table-row>
        <table:table-row>
          <table:table-cell table:style-name="Таблица1.A423" office:value-type="string">
            <text:p text:style-name="P1670">3078)For the sake</text:p>
            <text:p text:style-name="P1670"/>
            <text:p text:style-name="P1670"/>
            <text:p text:style-name="P1670"/>
          </table:table-cell>
          <table:table-cell table:style-name="Таблица1.B2" office:value-type="string">
            <text:p text:style-name="P1670">Ради</text:p>
          </table:table-cell>
        </table:table-row>
        <table:table-row>
          <table:table-cell table:style-name="Таблица1.A425" office:value-type="string">
            <text:p text:style-name="P1671">3079)replacement</text:p>
            <text:p text:style-name="P1671"/>
            <text:p text:style-name="P1671"/>
            <text:p text:style-name="P311">[rɪˈpleɪsmənt]</text:p>
          </table:table-cell>
          <table:table-cell table:style-name="Таблица1.B2" office:value-type="string">
            <text:p text:style-name="P1671">Замена, подстановка</text:p>
          </table:table-cell>
        </table:table-row>
        <text:soft-page-break/>
        <table:table-row>
          <table:table-cell table:style-name="Таблица1.A425" office:value-type="string">
            <text:p text:style-name="P1672">3080)slice</text:p>
            <text:p text:style-name="P1672"/>
            <text:p text:style-name="P1672"/>
            <text:p text:style-name="P312">[slaɪs]</text:p>
          </table:table-cell>
          <table:table-cell table:style-name="Таблица1.B2" office:value-type="string">
            <text:p text:style-name="P1672">Нарезать, ломтик, пластина</text:p>
          </table:table-cell>
        </table:table-row>
        <table:table-row>
          <table:table-cell table:style-name="Таблица1.A427" office:value-type="string">
            <text:p text:style-name="P1673">3081)font</text:p>
            <text:p text:style-name="P1673"/>
            <text:p text:style-name="P1673"/>
            <text:p text:style-name="P313">[fɔnt]</text:p>
          </table:table-cell>
          <table:table-cell table:style-name="Таблица1.B2" office:value-type="string">
            <text:p text:style-name="P1673">Шрифт</text:p>
          </table:table-cell>
        </table:table-row>
        <table:table-row>
          <table:table-cell table:style-name="Таблица1.A427" office:value-type="string">
            <text:p text:style-name="P1674">3082)find out</text:p>
            <text:p text:style-name="P1674"/>
            <text:p text:style-name="P1674"/>
            <text:p text:style-name="P1674"/>
          </table:table-cell>
          <table:table-cell table:style-name="Таблица1.B2" office:value-type="string">
            <text:p text:style-name="P1674">Узнать, понять</text:p>
          </table:table-cell>
        </table:table-row>
        <table:table-row>
          <table:table-cell table:style-name="Таблица1.A428" office:value-type="string">
            <text:p text:style-name="P1675">3083)wise</text:p>
            <text:p text:style-name="P1675"/>
            <text:p text:style-name="P1675"/>
            <text:p text:style-name="P314">[waɪz]</text:p>
          </table:table-cell>
          <table:table-cell table:style-name="Таблица1.B2" office:value-type="string">
            <text:p text:style-name="P1675">Мудрый</text:p>
          </table:table-cell>
        </table:table-row>
        <table:table-row>
          <table:table-cell table:style-name="Таблица1.A429" office:value-type="string">
            <text:p text:style-name="P1676">3084)replicate</text:p>
            <text:p text:style-name="P1676"/>
            <text:p text:style-name="P1676"/>
            <text:p text:style-name="P315">[ˈreplɪkeɪt]</text:p>
          </table:table-cell>
          <table:table-cell table:style-name="Таблица1.B2" office:value-type="string">
            <text:p text:style-name="P1676">Копировать</text:p>
          </table:table-cell>
        </table:table-row>
        <table:table-row>
          <table:table-cell table:style-name="Таблица1.A430" office:value-type="string">
            <text:p text:style-name="P1677">3085)violation</text:p>
            <text:p text:style-name="P1677"/>
            <text:p text:style-name="P1677"/>
            <text:p text:style-name="P316">[ˌvaɪəˈleɪʃ(ə)n]</text:p>
          </table:table-cell>
          <table:table-cell table:style-name="Таблица1.B2" office:value-type="string">
            <text:p text:style-name="P1677">Нарушение</text:p>
          </table:table-cell>
        </table:table-row>
        <table:table-row>
          <table:table-cell table:style-name="Таблица1.A431" office:value-type="string">
            <text:p text:style-name="P1678">3086)row</text:p>
            <text:p text:style-name="P1678"/>
            <text:p text:style-name="P1678"/>
            <text:p text:style-name="P317">[rəu]</text:p>
          </table:table-cell>
          <table:table-cell table:style-name="Таблица1.B2" office:value-type="string">
            <text:p text:style-name="P1678">Строка, ряд</text:p>
          </table:table-cell>
        </table:table-row>
        <table:table-row>
          <table:table-cell table:style-name="Таблица1.A433" office:value-type="string">
            <text:p text:style-name="P1679">3087)scope</text:p>
            <text:p text:style-name="P1679"/>
            <text:p text:style-name="P1679"/>
            <text:p text:style-name="P318">[skəup]</text:p>
          </table:table-cell>
          <table:table-cell table:style-name="Таблица1.B2" office:value-type="string">
            <text:p text:style-name="P1679">Рамки, область видимости, область действия</text:p>
          </table:table-cell>
        </table:table-row>
        <table:table-row>
          <table:table-cell table:style-name="Таблица1.A433" office:value-type="string">
            <text:p text:style-name="P1680">3088)repressive</text:p>
            <text:p text:style-name="P1680"/>
            <text:p text:style-name="P1680"/>
            <text:p text:style-name="P319">[rɪˈpresɪv]</text:p>
          </table:table-cell>
          <table:table-cell table:style-name="Таблица1.B2" office:value-type="string">
            <text:p text:style-name="P1680">Репрессивный</text:p>
          </table:table-cell>
        </table:table-row>
        <table:table-row>
          <table:table-cell table:style-name="Таблица1.A437" office:value-type="string">
            <text:p text:style-name="P1681">3089)In respect of</text:p>
            <text:p text:style-name="P1681"/>
            <text:p text:style-name="P1681"/>
            <text:p text:style-name="P1681"/>
          </table:table-cell>
          <table:table-cell table:style-name="Таблица1.B2" office:value-type="string">
            <text:p text:style-name="P1681">Что касается, <text:span text:style-name="T68">в отношении</text:span></text:p>
          </table:table-cell>
        </table:table-row>
        <table:table-row>
          <table:table-cell table:style-name="Таблица1.A437" office:value-type="string">
            <text:p text:style-name="P1682">3090)ugly</text:p>
            <text:p text:style-name="P1682"/>
            <text:p text:style-name="P1682"/>
            <text:p text:style-name="P320">[ˈʌglɪ]</text:p>
          </table:table-cell>
          <table:table-cell table:style-name="Таблица1.B2" office:value-type="string">
            <text:p text:style-name="P1682">Уродливый</text:p>
          </table:table-cell>
        </table:table-row>
        <table:table-row>
          <table:table-cell table:style-name="Таблица1.A437" office:value-type="string">
            <text:p text:style-name="P1683">3091)repair</text:p>
            <text:p text:style-name="P1683"/>
            <text:p text:style-name="P1683"/>
            <text:p text:style-name="P321">[rɪˈpɛə]</text:p>
          </table:table-cell>
          <table:table-cell table:style-name="Таблица1.B2" office:value-type="string">
            <text:p text:style-name="P1683">Ремонт, ремонтировать, восстановление, восстанавливать</text:p>
          </table:table-cell>
        </table:table-row>
        <table:table-row>
          <table:table-cell table:style-name="Таблица1.A437" office:value-type="string">
            <text:p text:style-name="P1684">3092)repression</text:p>
            <text:p text:style-name="P1684"/>
            <text:p text:style-name="P1684"/>
            <text:p text:style-name="P322">[rɪˈpreʃ(ə)n]</text:p>
          </table:table-cell>
          <table:table-cell table:style-name="Таблица1.B2" office:value-type="string">
            <text:p text:style-name="P1684">Подавление</text:p>
          </table:table-cell>
        </table:table-row>
        <table:table-row>
          <table:table-cell table:style-name="Таблица1.A441" office:value-type="string">
            <text:p text:style-name="P1685">3093)Pleased to meet you</text:p>
            <text:p text:style-name="P1685"><text:soft-page-break/></text:p>
            <text:p text:style-name="P1685"/>
            <text:p text:style-name="P1685"/>
          </table:table-cell>
          <table:table-cell table:style-name="Таблица1.B2" office:value-type="string">
            <text:p text:style-name="P1681"/>
            <text:p text:style-name="P1685"><text:soft-page-break/>Рад познакомиться</text:p>
          </table:table-cell>
        </table:table-row>
        <table:table-row>
          <table:table-cell table:style-name="Таблица1.A441" office:value-type="string">
            <text:p text:style-name="P1686">3094)traverse</text:p>
            <text:p text:style-name="P1686"/>
            <text:p text:style-name="P1686"/>
            <text:p text:style-name="P323">[trəˈvɜːs]</text:p>
          </table:table-cell>
          <table:table-cell table:style-name="Таблица1.B2" office:value-type="string">
            <text:p text:style-name="P1686">Прослеживать, ход, обходить, <text:span text:style-name="T39">пересекать</text:span></text:p>
          </table:table-cell>
        </table:table-row>
        <table:table-row>
          <table:table-cell table:style-name="Таблица1.A441" office:value-type="string">
            <text:p text:style-name="P1687">3095)rubber</text:p>
            <text:p text:style-name="P1687"/>
            <text:p text:style-name="P1687"/>
            <text:p text:style-name="P324">[ˈrʌbə]</text:p>
          </table:table-cell>
          <table:table-cell table:style-name="Таблица1.B2" office:value-type="string">
            <text:p text:style-name="P1687">Резиновый, резина</text:p>
          </table:table-cell>
        </table:table-row>
        <table:table-row>
          <table:table-cell table:style-name="Таблица1.A441" office:value-type="string">
            <text:p text:style-name="P1688">3096)reproduction</text:p>
            <text:p text:style-name="P1688"/>
            <text:p text:style-name="P1688"/>
            <text:p text:style-name="P325">[ˌriːprəˈdʌkʃ(ə)n]</text:p>
          </table:table-cell>
          <table:table-cell table:style-name="Таблица1.B2" office:value-type="string">
            <text:p text:style-name="P1688">Размножение, воспроизведение</text:p>
          </table:table-cell>
        </table:table-row>
        <table:table-row>
          <table:table-cell table:style-name="Таблица1.A444" office:value-type="string">
            <text:p text:style-name="P1689">3097)widen</text:p>
            <text:p text:style-name="P1689"/>
            <text:p text:style-name="P1689"/>
            <text:p text:style-name="P326">[ˈwaɪd(ə)n]</text:p>
          </table:table-cell>
          <table:table-cell table:style-name="Таблица1.B2" office:value-type="string">
            <text:p text:style-name="P1689">Расширять, расширяться</text:p>
          </table:table-cell>
        </table:table-row>
        <table:table-row>
          <table:table-cell table:style-name="Таблица1.A444" office:value-type="string">
            <text:p text:style-name="P1690">3098)seamless</text:p>
            <text:p text:style-name="P1690"/>
            <text:p text:style-name="P1690"/>
            <text:p text:style-name="P327">[ˈsiːmləs]</text:p>
          </table:table-cell>
          <table:table-cell table:style-name="Таблица1.B2" office:value-type="string">
            <text:p text:style-name="P1690">Бесшовный, без шва</text:p>
          </table:table-cell>
        </table:table-row>
        <table:table-row>
          <table:table-cell table:style-name="Таблица1.A444" office:value-type="string">
            <text:p text:style-name="P1691">3099)republic</text:p>
            <text:p text:style-name="P1691"/>
            <text:p text:style-name="P1691"/>
            <text:p text:style-name="P328">[rɪˈpʌblɪk]</text:p>
          </table:table-cell>
          <table:table-cell table:style-name="Таблица1.B2" office:value-type="string">
            <text:p text:style-name="P1691">Республика, республиканский</text:p>
          </table:table-cell>
        </table:table-row>
        <table:table-row>
          <table:table-cell table:style-name="Таблица1.A448" office:value-type="string">
            <text:p text:style-name="P1692">3100)Long ago</text:p>
            <text:p text:style-name="P1692"/>
            <text:p text:style-name="P1692"/>
            <text:p text:style-name="P1692"/>
          </table:table-cell>
          <table:table-cell table:style-name="Таблица1.B2" office:value-type="string">
            <text:p text:style-name="P1692">Давно</text:p>
          </table:table-cell>
        </table:table-row>
        <table:table-row>
          <table:table-cell table:style-name="Таблица1.A448" office:value-type="string">
            <text:p text:style-name="P1693">3101)<text:span text:style-name="T40">unity</text:span></text:p>
            <text:p text:style-name="P1693"/>
            <text:p text:style-name="P1693"/>
            <text:p text:style-name="P329">[ˈjuːnətɪ]</text:p>
          </table:table-cell>
          <table:table-cell table:style-name="Таблица1.B2" office:value-type="string">
            <text:p text:style-name="P1694">Единство, единица</text:p>
          </table:table-cell>
        </table:table-row>
        <table:table-row>
          <table:table-cell table:style-name="Таблица1.A448" office:value-type="string">
            <text:p text:style-name="P1695">3102)jumpy</text:p>
            <text:p text:style-name="P1695"/>
            <text:p text:style-name="P1695"/>
            <text:p text:style-name="P330">[ˈʤʌmpɪ]</text:p>
          </table:table-cell>
          <table:table-cell table:style-name="Таблица1.B2" office:value-type="string">
            <text:p text:style-name="P1695">Нервный</text:p>
          </table:table-cell>
        </table:table-row>
        <table:table-row>
          <table:table-cell table:style-name="Таблица1.A448" office:value-type="string">
            <text:p text:style-name="P1696">3103)reputation</text:p>
            <text:p text:style-name="P1696"/>
            <text:p text:style-name="P1696"/>
            <text:p text:style-name="P331">[ˌrepjuˈteɪʃ(ə)n]</text:p>
          </table:table-cell>
          <table:table-cell table:style-name="Таблица1.B2" office:value-type="string">
            <text:p text:style-name="P1696">Репутация</text:p>
          </table:table-cell>
        </table:table-row>
        <table:table-row>
          <table:table-cell table:style-name="Таблица1.A452" office:value-type="string">
            <text:p text:style-name="P1697">3104)straight from the shoulder</text:p>
            <text:p text:style-name="P1697"/>
            <text:p text:style-name="P1697"/>
            <text:p text:style-name="P1697"/>
          </table:table-cell>
          <table:table-cell table:style-name="Таблица1.B2" office:value-type="string">
            <text:p text:style-name="P1697">Прямо, сплеча</text:p>
          </table:table-cell>
        </table:table-row>
        <table:table-row>
          <table:table-cell table:style-name="Таблица1.A452" office:value-type="string">
            <text:p text:style-name="P1698">3105)<text:span text:style-name="T42">spotting</text:span></text:p>
            <text:p text:style-name="P1698"/>
            <text:p text:style-name="P1698"/>
            <text:p text:style-name="P297">[`spɒtıŋ]</text:p>
          </table:table-cell>
          <table:table-cell table:style-name="Таблица1.B2" office:value-type="string">
            <text:p text:style-name="P1699">Обнаружение</text:p>
          </table:table-cell>
        </table:table-row>
        <table:table-row>
          <table:table-cell table:style-name="Таблица1.A452" office:value-type="string">
            <text:p text:style-name="P1700">3106)deem</text:p>
            <text:p text:style-name="P1700"/>
            <text:p text:style-name="P1700"><text:soft-page-break/></text:p>
            <text:p text:style-name="P332">[diːm]</text:p>
          </table:table-cell>
          <table:table-cell table:style-name="Таблица1.B2" office:value-type="string">
            <text:p text:style-name="P1697"/>
            <text:p text:style-name="P1697"/>
            <text:p text:style-name="P1700"><text:soft-page-break/>Полагать</text:p>
          </table:table-cell>
        </table:table-row>
        <table:table-row>
          <table:table-cell table:style-name="Таблица1.A452" office:value-type="string">
            <text:p text:style-name="P1701">3107)reservation</text:p>
            <text:p text:style-name="P1701"/>
            <text:p text:style-name="P1701"/>
            <text:p text:style-name="P333">[ˌrezəˈveɪʃ(ə)n]</text:p>
          </table:table-cell>
          <table:table-cell table:style-name="Таблица1.B2" office:value-type="string">
            <text:p text:style-name="P1701">Резервирование, бронирование</text:p>
          </table:table-cell>
        </table:table-row>
        <table:table-row>
          <table:table-cell table:style-name="Таблица1.A456" office:value-type="string">
            <text:p text:style-name="P1702">3108)As far as smth is concerned</text:p>
            <text:p text:style-name="P1702"/>
            <text:p text:style-name="P1702"/>
            <text:p text:style-name="P334">[kənˈsɜːnd]</text:p>
          </table:table-cell>
          <table:table-cell table:style-name="Таблица1.B2" office:value-type="string">
            <text:p text:style-name="P1702">Что касается</text:p>
          </table:table-cell>
        </table:table-row>
        <table:table-row>
          <table:table-cell table:style-name="Таблица1.A456" office:value-type="string">
            <text:p text:style-name="P1703">3109)at large</text:p>
            <text:p text:style-name="P1703"/>
            <text:p text:style-name="P1703"/>
            <text:p text:style-name="P1703"/>
          </table:table-cell>
          <table:table-cell table:style-name="Таблица1.B2" office:value-type="string">
            <text:p text:style-name="P1703">На свободе, <text:span text:style-name="T43">подробно</text:span></text:p>
          </table:table-cell>
        </table:table-row>
        <table:table-row>
          <table:table-cell table:style-name="Таблица1.A456" office:value-type="string">
            <text:p text:style-name="P1704">3110)To this end</text:p>
            <text:p text:style-name="P1704"/>
            <text:p text:style-name="P1704"/>
            <text:p text:style-name="P1704"/>
          </table:table-cell>
          <table:table-cell table:style-name="Таблица1.B2" office:value-type="string">
            <text:p text:style-name="P1704">С этой целью</text:p>
          </table:table-cell>
        </table:table-row>
        <table:table-row>
          <table:table-cell table:style-name="Таблица1.A456" office:value-type="string">
            <text:p text:style-name="P1705">3111)reserve</text:p>
            <text:p text:style-name="P1705"/>
            <text:p text:style-name="P1705"/>
            <text:p text:style-name="P335">[rɪˈzɜːv]</text:p>
          </table:table-cell>
          <table:table-cell table:style-name="Таблица1.B2" office:value-type="string">
            <text:p text:style-name="P1705">Резервировать, резерв, заповедник</text:p>
          </table:table-cell>
        </table:table-row>
        <table:table-row>
          <table:table-cell table:style-name="Таблица1.A460" office:value-type="string">
            <text:p text:style-name="P1706">3112)Take no notice of</text:p>
            <text:p text:style-name="P1706"/>
            <text:p text:style-name="P1706"/>
            <text:p text:style-name="P1706"/>
          </table:table-cell>
          <table:table-cell table:style-name="Таблица1.B2" office:value-type="string">
            <text:p text:style-name="P1706">Не замечать, не обращать внимание на</text:p>
          </table:table-cell>
        </table:table-row>
        <table:table-row>
          <table:table-cell table:style-name="Таблица1.A460" office:value-type="string">
            <text:p text:style-name="P1707">3113)unfamiliar</text:p>
            <text:p text:style-name="P1707"/>
            <text:p text:style-name="P1707"/>
            <text:p text:style-name="P336">[ˌʌnfəˈmɪlɪə]</text:p>
          </table:table-cell>
          <table:table-cell table:style-name="Таблица1.B2" office:value-type="string">
            <text:p text:style-name="P1707">Незнакомый, непривычный</text:p>
          </table:table-cell>
        </table:table-row>
        <table:table-row>
          <table:table-cell table:style-name="Таблица1.A460" office:value-type="string">
            <text:p text:style-name="P1708">3114)of course</text:p>
            <text:p text:style-name="P1708"/>
            <text:p text:style-name="P1708"/>
            <text:p text:style-name="P1708"/>
          </table:table-cell>
          <table:table-cell table:style-name="Таблица1.B2" office:value-type="string">
            <text:p text:style-name="P1708">Конечно</text:p>
          </table:table-cell>
        </table:table-row>
        <table:table-row>
          <table:table-cell table:style-name="Таблица1.A460" office:value-type="string">
            <text:p text:style-name="P1709">3115)resolution</text:p>
            <text:p text:style-name="P1709"/>
            <text:p text:style-name="P1709"/>
            <text:p text:style-name="P337">[ˌrez(ə)ˈluːʃ(ə)n]</text:p>
          </table:table-cell>
          <table:table-cell table:style-name="Таблица1.B2" office:value-type="string">
            <text:p text:style-name="P1709">Разрешение, разрешающая способность</text:p>
          </table:table-cell>
        </table:table-row>
        <table:table-row>
          <table:table-cell table:style-name="Таблица1.A464" office:value-type="string">
            <text:p text:style-name="P1710">3116)Take the trouble</text:p>
            <text:p text:style-name="P1710"/>
            <text:p text:style-name="P1710"/>
            <text:p text:style-name="P1710"/>
          </table:table-cell>
          <table:table-cell table:style-name="Таблица1.B2" office:value-type="string">
            <text:p text:style-name="P1710">Потрудиться, взять заботу</text:p>
          </table:table-cell>
        </table:table-row>
        <table:table-row>
          <table:table-cell table:style-name="Таблица1.A464" office:value-type="string">
            <text:p text:style-name="P1711">3117)mesh</text:p>
            <text:p text:style-name="P1711"/>
            <text:p text:style-name="P1711"/>
            <text:p text:style-name="P338">[meʃ]</text:p>
          </table:table-cell>
          <table:table-cell table:style-name="Таблица1.B2" office:value-type="string">
            <text:p text:style-name="P1711">Сетка, ячейка сетки, объединение</text:p>
          </table:table-cell>
        </table:table-row>
        <table:table-row>
          <table:table-cell table:style-name="Таблица1.A464" office:value-type="string">
            <text:p text:style-name="P1712">3118)shadow</text:p>
            <text:p text:style-name="P1712"/>
            <text:p text:style-name="P1712"/>
            <text:p text:style-name="P339">[ˈʃædəu]</text:p>
          </table:table-cell>
          <table:table-cell table:style-name="Таблица1.B2" office:value-type="string">
            <text:p text:style-name="P1712">Тень</text:p>
          </table:table-cell>
        </table:table-row>
        <table:table-row>
          <table:table-cell table:style-name="Таблица1.A464" office:value-type="string">
            <text:p text:style-name="P1713">3119)resonant</text:p>
            <text:p text:style-name="P1713"/>
            <text:p text:style-name="P1713"><text:soft-page-break/></text:p>
            <text:p text:style-name="P340">[ˈrez(ə)nənt]</text:p>
          </table:table-cell>
          <table:table-cell table:style-name="Таблица1.B2" office:value-type="string">
            <text:p text:style-name="P1710"/>
            <text:p text:style-name="P1710"/>
            <text:p text:style-name="P1713"><text:soft-page-break/>Звучный</text:p>
          </table:table-cell>
        </table:table-row>
        <table:table-row>
          <table:table-cell table:style-name="Таблица1.A468" office:value-type="string">
            <text:p text:style-name="P1714">3120)On purpose</text:p>
            <text:p text:style-name="P1714"/>
            <text:p text:style-name="P1714"/>
            <text:p text:style-name="P1714"/>
          </table:table-cell>
          <table:table-cell table:style-name="Таблица1.B2" office:value-type="string">
            <text:p text:style-name="P1714">Нарочно, с целью</text:p>
          </table:table-cell>
        </table:table-row>
        <table:table-row>
          <table:table-cell table:style-name="Таблица1.A468" office:value-type="string">
            <text:p text:style-name="P1715">3121)move on</text:p>
            <text:p text:style-name="P1715"/>
            <text:p text:style-name="P1715"/>
            <text:p text:style-name="P1715"/>
          </table:table-cell>
          <table:table-cell table:style-name="Таблица1.B2" office:value-type="string">
            <text:p text:style-name="P1715">Перейти, идти дальше</text:p>
          </table:table-cell>
        </table:table-row>
        <table:table-row>
          <table:table-cell table:style-name="Таблица1.A468" office:value-type="string">
            <text:p text:style-name="P1716">3122)fairly</text:p>
            <text:p text:style-name="P1716"/>
            <text:p text:style-name="P1716"/>
            <text:p text:style-name="P341">[ˈfɛəlɪ]</text:p>
          </table:table-cell>
          <table:table-cell table:style-name="Таблица1.B2" office:value-type="string">
            <text:p text:style-name="P1716">Достаточно, честно</text:p>
          </table:table-cell>
        </table:table-row>
        <table:table-row>
          <table:table-cell table:style-name="Таблица1.A468" office:value-type="string">
            <text:p text:style-name="P1717">3123)resource</text:p>
            <text:p text:style-name="P1717"/>
            <text:p text:style-name="P1717"/>
            <text:p text:style-name="P342">[rɪˈzɔːs]</text:p>
          </table:table-cell>
          <table:table-cell table:style-name="Таблица1.B2" office:value-type="string">
            <text:p text:style-name="P1717">Ресурс</text:p>
          </table:table-cell>
        </table:table-row>
        <table:table-row>
          <table:table-cell table:style-name="Таблица1.A472" office:value-type="string">
            <text:p text:style-name="P1718">3124)to the purpose</text:p>
            <text:p text:style-name="P1718"/>
            <text:p text:style-name="P1718"/>
            <text:p text:style-name="P1718"/>
          </table:table-cell>
          <table:table-cell table:style-name="Таблица1.B2" office:value-type="string">
            <text:p text:style-name="P1719">Кстати</text:p>
          </table:table-cell>
        </table:table-row>
        <table:table-row>
          <table:table-cell table:style-name="Таблица1.A472" office:value-type="string">
            <text:p text:style-name="P1720">3125)tall order</text:p>
            <text:p text:style-name="P1720"/>
            <text:p text:style-name="P1720"/>
            <text:p text:style-name="P1720"/>
          </table:table-cell>
          <table:table-cell table:style-name="Таблица1.B2" office:value-type="string">
            <text:p text:style-name="P1720">Трудная задача</text:p>
          </table:table-cell>
        </table:table-row>
        <table:table-row>
          <table:table-cell table:style-name="Таблица1.A472" office:value-type="string">
            <text:p text:style-name="P1721">3126)fortunately</text:p>
            <text:p text:style-name="P1721"/>
            <text:p text:style-name="P1721"/>
            <text:p text:style-name="P343">[ˈfɔːʧ(ə)nətlɪ]</text:p>
          </table:table-cell>
          <table:table-cell table:style-name="Таблица1.B2" office:value-type="string">
            <text:p text:style-name="P1721">К счастью</text:p>
          </table:table-cell>
        </table:table-row>
        <table:table-row>
          <table:table-cell table:style-name="Таблица1.A472" office:value-type="string">
            <text:p text:style-name="P1722">3127)respectable</text:p>
            <text:p text:style-name="P1722"/>
            <text:p text:style-name="P1722"/>
            <text:p text:style-name="P344">[rɪˈspektəbl]</text:p>
          </table:table-cell>
          <table:table-cell table:style-name="Таблица1.B2" office:value-type="string">
            <text:p text:style-name="P1722">Респектабельный</text:p>
          </table:table-cell>
        </table:table-row>
        <table:table-row>
          <table:table-cell table:style-name="Таблица1.A476" office:value-type="string">
            <text:p text:style-name="P1723">3128)to no purpose</text:p>
            <text:p text:style-name="P1723"/>
            <text:p text:style-name="P1723"/>
            <text:p text:style-name="P1723"/>
          </table:table-cell>
          <table:table-cell table:style-name="Таблица1.B2" office:value-type="string">
            <text:p text:style-name="P1724">Напрасно</text:p>
          </table:table-cell>
        </table:table-row>
        <table:table-row>
          <table:table-cell table:style-name="Таблица1.A476" office:value-type="string">
            <text:p text:style-name="P1725">3129)end up</text:p>
            <text:p text:style-name="P1725"/>
            <text:p text:style-name="P1725"/>
            <text:p text:style-name="P1725"/>
          </table:table-cell>
          <table:table-cell table:style-name="Таблица1.B2" office:value-type="string">
            <text:p text:style-name="P1725">Завершить, завершаться</text:p>
          </table:table-cell>
        </table:table-row>
        <table:table-row>
          <table:table-cell table:style-name="Таблица1.A476" office:value-type="string">
            <text:p text:style-name="P1726">3130)amazing</text:p>
            <text:p text:style-name="P1726"/>
            <text:p text:style-name="P1726"/>
            <text:p text:style-name="P345">[əˈmeɪzɪŋ]</text:p>
          </table:table-cell>
          <table:table-cell table:style-name="Таблица1.B2" office:value-type="string">
            <text:p text:style-name="P1726">Удивительный</text:p>
          </table:table-cell>
        </table:table-row>
        <table:table-row>
          <table:table-cell table:style-name="Таблица1.A476" office:value-type="string">
            <text:p text:style-name="P1727">3131)respirator</text:p>
            <text:p text:style-name="P1727"/>
            <text:p text:style-name="P1727"/>
            <text:p text:style-name="P346">[ˈresp(ə)reɪtə]</text:p>
          </table:table-cell>
          <table:table-cell table:style-name="Таблица1.B2" office:value-type="string">
            <text:p text:style-name="P1727">Респиратор, противогаз</text:p>
          </table:table-cell>
        </table:table-row>
        <table:table-row>
          <table:table-cell table:style-name="Таблица1.A480" office:value-type="string">
            <text:p text:style-name="P1728">3132)Be on good terms</text:p>
            <text:p text:style-name="P1728"/>
            <text:p text:style-name="P1728"/>
            <text:p text:style-name="P1728"><text:soft-page-break/></text:p>
          </table:table-cell>
          <table:table-cell table:style-name="Таблица1.B2" office:value-type="string">
            <text:p text:style-name="P1724"/>
            <text:p text:style-name="P1724"/>
            <text:p text:style-name="P1724"/>
            <text:p text:style-name="P1728"><text:soft-page-break/>Быть в хороших отношениях</text:p>
          </table:table-cell>
        </table:table-row>
        <table:table-row>
          <table:table-cell table:style-name="Таблица1.A480" office:value-type="string">
            <text:p text:style-name="P1729">3133)ultimate</text:p>
            <text:p text:style-name="P1729"/>
            <text:p text:style-name="P1729"/>
            <text:p text:style-name="P347">[ˈʌltɪmət]</text:p>
          </table:table-cell>
          <table:table-cell table:style-name="Таблица1.B2" office:value-type="string">
            <text:p text:style-name="P1729">Окончательный, максимальный</text:p>
          </table:table-cell>
        </table:table-row>
        <table:table-row>
          <table:table-cell table:style-name="Таблица1.A480" office:value-type="string">
            <text:p text:style-name="P1730">3134)awesome</text:p>
            <text:p text:style-name="P1730"/>
            <text:p text:style-name="P1730"/>
            <text:p text:style-name="P348">[ˈɔːsəm]</text:p>
          </table:table-cell>
          <table:table-cell table:style-name="Таблица1.B2" office:value-type="string">
            <text:p text:style-name="P1730">Классно, потрясающий, ужасающий</text:p>
          </table:table-cell>
        </table:table-row>
        <table:table-row>
          <table:table-cell table:style-name="Таблица1.A480" office:value-type="string">
            <text:p text:style-name="P1731">3135)type</text:p>
            <text:p text:style-name="P1731"/>
            <text:p text:style-name="P1731"/>
            <text:p text:style-name="P349">[taɪp]</text:p>
          </table:table-cell>
          <table:table-cell table:style-name="Таблица1.B2" office:value-type="string">
            <text:p text:style-name="P1731">Тип, <text:span text:style-name="T44">на</text:span>печатать, вводить</text:p>
          </table:table-cell>
        </table:table-row>
        <table:table-row>
          <table:table-cell table:style-name="Таблица1.A482" office:value-type="string">
            <text:p text:style-name="P1732">3136)retry</text:p>
            <text:p text:style-name="P1732"/>
            <text:p text:style-name="P1732"/>
            <text:p text:style-name="P350">[ˌriːˈtraɪ]</text:p>
          </table:table-cell>
          <table:table-cell table:style-name="Таблица1.B2" office:value-type="string">
            <text:p text:style-name="P1733">Попробуйте, повторение, повторять</text:p>
          </table:table-cell>
        </table:table-row>
        <table:table-row>
          <table:table-cell table:style-name="Таблица1.A482" office:value-type="string">
            <text:p text:style-name="P1734">3137)review</text:p>
            <text:p text:style-name="P1734"/>
            <text:p text:style-name="P1734"/>
            <text:p text:style-name="P351">[rɪˈvjuː]</text:p>
          </table:table-cell>
          <table:table-cell table:style-name="Таблица1.B2" office:value-type="string">
            <text:p text:style-name="P1734">Пересмотреть, обзор, описание, оценка</text:p>
          </table:table-cell>
        </table:table-row>
        <table:table-row>
          <table:table-cell table:style-name="Таблица1.A486" office:value-type="string">
            <text:p text:style-name="P1735">3138)Be on bad terms</text:p>
            <text:p text:style-name="P1735"/>
            <text:p text:style-name="P1735"/>
            <text:p text:style-name="P1735"/>
          </table:table-cell>
          <table:table-cell table:style-name="Таблица1.B2" office:value-type="string">
            <text:p text:style-name="P1735">Быть в плохих отношениях</text:p>
          </table:table-cell>
        </table:table-row>
        <table:table-row>
          <table:table-cell table:style-name="Таблица1.A486" office:value-type="string">
            <text:p text:style-name="P1736">3139)handy</text:p>
            <text:p text:style-name="P1736"/>
            <text:p text:style-name="P1736"/>
            <text:p text:style-name="P352">[ˈhændɪ]</text:p>
          </table:table-cell>
          <table:table-cell table:style-name="Таблица1.B2" office:value-type="string">
            <text:p text:style-name="P1736">Удобный, портативный</text:p>
          </table:table-cell>
        </table:table-row>
        <table:table-row>
          <table:table-cell table:style-name="Таблица1.A486" office:value-type="string">
            <text:p text:style-name="P1737">3140)customize</text:p>
            <text:p text:style-name="P1737"/>
            <text:p text:style-name="P1737"/>
            <text:p text:style-name="P353">[ˈkʌstəmaɪz]</text:p>
          </table:table-cell>
          <table:table-cell table:style-name="Таблица1.B2" office:value-type="string">
            <text:p text:style-name="P1737">Настроить</text:p>
          </table:table-cell>
        </table:table-row>
        <table:table-row>
          <table:table-cell table:style-name="Таблица1.A486" office:value-type="string">
            <text:p text:style-name="P1738">3141)revision</text:p>
            <text:p text:style-name="P1738"/>
            <text:p text:style-name="P1738"/>
            <text:p text:style-name="P354">[rɪˈvɪʒ(ə)n]</text:p>
          </table:table-cell>
          <table:table-cell table:style-name="Таблица1.B2" office:value-type="string">
            <text:p text:style-name="P1738">Пересмотр, испра<text:span text:style-name="T45">в</text:span>ление</text:p>
          </table:table-cell>
        </table:table-row>
        <table:table-row>
          <table:table-cell table:style-name="Таблица1.A490" office:value-type="string">
            <text:p text:style-name="P1739">3142)In particular</text:p>
            <text:p text:style-name="P1739"/>
            <text:p text:style-name="P1739"/>
            <text:p text:style-name="P1739"/>
          </table:table-cell>
          <table:table-cell table:style-name="Таблица1.B2" office:value-type="string">
            <text:p text:style-name="P1739">В частности, в особенности</text:p>
          </table:table-cell>
        </table:table-row>
        <table:table-row>
          <table:table-cell table:style-name="Таблица1.A490" office:value-type="string">
            <text:p text:style-name="P1740">3143)represent</text:p>
            <text:p text:style-name="P1740"/>
            <text:p text:style-name="P1740"/>
            <text:p text:style-name="P355">[ˌreprɪˈzent]</text:p>
          </table:table-cell>
          <table:table-cell table:style-name="Таблица1.B2" office:value-type="string">
            <text:p text:style-name="P1740">Представлять</text:p>
          </table:table-cell>
        </table:table-row>
        <table:table-row>
          <table:table-cell table:style-name="Таблица1.A490" office:value-type="string">
            <text:p text:style-name="P1741">3144)properly</text:p>
            <text:p text:style-name="P1741"/>
            <text:p text:style-name="P1741"/>
            <text:p text:style-name="P356">[ˈprɔp(ə)lɪ]</text:p>
          </table:table-cell>
          <table:table-cell table:style-name="Таблица1.B2" office:value-type="string">
            <text:p text:style-name="P1741">Правильно</text:p>
          </table:table-cell>
        </table:table-row>
        <table:table-row>
          <table:table-cell table:style-name="Таблица1.A490" office:value-type="string">
            <text:p text:style-name="P1742">3145)revolver</text:p>
            <text:p text:style-name="P1742"/>
            <text:p text:style-name="P1742"/>
            <text:p text:style-name="P357">[rɪˈvɔlvə]</text:p>
          </table:table-cell>
          <table:table-cell table:style-name="Таблица1.B2" office:value-type="string">
            <text:p text:style-name="P1742">Револьвер</text:p>
          </table:table-cell>
        </table:table-row>
        <text:soft-page-break/>
        <table:table-row>
          <table:table-cell table:style-name="Таблица1.A494" office:value-type="string">
            <text:p text:style-name="P1743">3146)Go into particulars</text:p>
            <text:p text:style-name="P1743"/>
            <text:p text:style-name="P1743"/>
            <text:p text:style-name="P1743"/>
          </table:table-cell>
          <table:table-cell table:style-name="Таблица1.B2" office:value-type="string">
            <text:p text:style-name="P1743">Вдаваться в подробности</text:p>
          </table:table-cell>
        </table:table-row>
        <table:table-row>
          <table:table-cell table:style-name="Таблица1.A494" office:value-type="string">
            <text:p text:style-name="P1744">3147)whilst</text:p>
            <text:p text:style-name="P1744"/>
            <text:p text:style-name="P1744"/>
            <text:p text:style-name="P358">[(h)waɪlst]</text:p>
          </table:table-cell>
          <table:table-cell table:style-name="Таблица1.B2" office:value-type="string">
            <text:p text:style-name="P1744">В то время как, пока</text:p>
          </table:table-cell>
        </table:table-row>
        <table:table-row>
          <table:table-cell table:style-name="Таблица1.A494" office:value-type="string">
            <text:p text:style-name="P1745">3148)prone</text:p>
            <text:p text:style-name="P1745"/>
            <text:p text:style-name="P1745"/>
            <text:p text:style-name="P359">[prəun]</text:p>
          </table:table-cell>
          <table:table-cell table:style-name="Таблица1.B2" office:value-type="string">
            <text:p text:style-name="P1745">Склонный</text:p>
          </table:table-cell>
        </table:table-row>
        <table:table-row>
          <table:table-cell table:style-name="Таблица1.A494" office:value-type="string">
            <text:p text:style-name="P1746">3149)roller</text:p>
            <text:p text:style-name="P1746"/>
            <text:p text:style-name="P1746"/>
            <text:p text:style-name="P360">[ˈrəulə]</text:p>
          </table:table-cell>
          <table:table-cell table:style-name="Таблица1.B2" office:value-type="string">
            <text:p text:style-name="P1746">Ролик, роликовый, вал</text:p>
          </table:table-cell>
        </table:table-row>
        <table:table-row>
          <table:table-cell table:style-name="Таблица1.A498" office:value-type="string">
            <text:p text:style-name="P1747">3150)In addition to</text:p>
            <text:p text:style-name="P1747"/>
            <text:p text:style-name="P1747"/>
            <text:p text:style-name="P1747"/>
          </table:table-cell>
          <table:table-cell table:style-name="Таблица1.B2" office:value-type="string">
            <text:p text:style-name="P1747">Кроме того, в дополнении к</text:p>
          </table:table-cell>
        </table:table-row>
        <table:table-row>
          <table:table-cell table:style-name="Таблица1.A498" office:value-type="string">
            <text:p text:style-name="P1748">3151)meet up</text:p>
            <text:p text:style-name="P1748"/>
            <text:p text:style-name="P1748"/>
            <text:p text:style-name="P1748"/>
          </table:table-cell>
          <table:table-cell table:style-name="Таблица1.B2" office:value-type="string">
            <text:p text:style-name="P1748">Встретиться</text:p>
          </table:table-cell>
        </table:table-row>
        <table:table-row>
          <table:table-cell table:style-name="Таблица1.A498" office:value-type="string">
            <text:p text:style-name="P1749">3152)restful</text:p>
            <text:p text:style-name="P1749"/>
            <text:p text:style-name="P1749"/>
            <text:p text:style-name="P361">[ˈrestf(ə)l]</text:p>
          </table:table-cell>
          <table:table-cell table:style-name="Таблица1.B2" office:value-type="string">
            <text:p text:style-name="P1749">Успокоительное, спокойный</text:p>
          </table:table-cell>
        </table:table-row>
        <table:table-row>
          <table:table-cell table:style-name="Таблица1.A498" office:value-type="string">
            <text:p text:style-name="P1750">3153)imply</text:p>
            <text:p text:style-name="P1750"/>
            <text:p text:style-name="P1750"/>
            <text:p text:style-name="P362">[ɪmˈplaɪ]</text:p>
          </table:table-cell>
          <table:table-cell table:style-name="Таблица1.B2" office:value-type="string">
            <text:p text:style-name="P1750">Означать, <text:span text:style-name="T46">подразумевать</text:span></text:p>
          </table:table-cell>
        </table:table-row>
        <table:table-row>
          <table:table-cell table:style-name="Таблица1.A499" office:value-type="string">
            <text:p text:style-name="P1751">3154)roman</text:p>
            <text:p text:style-name="P1751"/>
            <text:p text:style-name="P1751"/>
            <text:p text:style-name="P363">[ˈrəumən]</text:p>
          </table:table-cell>
          <table:table-cell table:style-name="Таблица1.B2" office:value-type="string">
            <text:p text:style-name="P1751">Римлянин, римский</text:p>
          </table:table-cell>
        </table:table-row>
        <table:table-row>
          <table:table-cell table:style-name="Таблица1.A503" office:value-type="string">
            <text:p text:style-name="P1752">3155)By chance</text:p>
            <text:p text:style-name="P1752"/>
            <text:p text:style-name="P1752"/>
            <text:p text:style-name="P1752"/>
          </table:table-cell>
          <table:table-cell table:style-name="Таблица1.B2" office:value-type="string">
            <text:p text:style-name="P1752">Случайно</text:p>
          </table:table-cell>
        </table:table-row>
        <table:table-row>
          <table:table-cell table:style-name="Таблица1.A503" office:value-type="string">
            <text:p text:style-name="P1753">3156)unreliable</text:p>
            <text:p text:style-name="P1753"/>
            <text:p text:style-name="P1753"/>
            <text:p text:style-name="P364">[ˌʌnrɪˈlaɪəbl]</text:p>
          </table:table-cell>
          <table:table-cell table:style-name="Таблица1.B2" office:value-type="string">
            <text:p text:style-name="P1753">Ненадёжный</text:p>
          </table:table-cell>
        </table:table-row>
        <table:table-row>
          <table:table-cell table:style-name="Таблица1.A503" office:value-type="string">
            <text:p text:style-name="P1754">3157)ownership</text:p>
            <text:p text:style-name="P1754"/>
            <text:p text:style-name="P1754"/>
            <text:p text:style-name="P365">[ˈəunəʃɪp]</text:p>
          </table:table-cell>
          <table:table-cell table:style-name="Таблица1.B2" office:value-type="string">
            <text:p text:style-name="P1754">Владение, собственность, монопольное использование</text:p>
          </table:table-cell>
        </table:table-row>
        <table:table-row>
          <table:table-cell table:style-name="Таблица1.A503" office:value-type="string">
            <text:p text:style-name="P1755">3158)romantic</text:p>
            <text:p text:style-name="P1755"/>
            <text:p text:style-name="P1755"/>
            <text:p text:style-name="P366">[rəˈmæntɪk]</text:p>
          </table:table-cell>
          <table:table-cell table:style-name="Таблица1.B2" office:value-type="string">
            <text:p text:style-name="P1756">Романтик, романтичный</text:p>
          </table:table-cell>
        </table:table-row>
        <table:table-row>
          <table:table-cell table:style-name="Таблица1.A507" office:value-type="string">
            <text:p text:style-name="P1757">3159)On the chance</text:p>
            <text:p text:style-name="P1757"><text:soft-page-break/></text:p>
            <text:p text:style-name="P1757"/>
            <text:p text:style-name="P1757"/>
          </table:table-cell>
          <table:table-cell table:style-name="Таблица1.B2" office:value-type="string">
            <text:p text:style-name="P1752"/>
            <text:p text:style-name="P1757"><text:soft-page-break/>В случае</text:p>
          </table:table-cell>
        </table:table-row>
        <table:table-row>
          <table:table-cell table:style-name="Таблица1.A507" office:value-type="string">
            <text:p text:style-name="P1758">3160)spectrum</text:p>
            <text:p text:style-name="P1758"/>
            <text:p text:style-name="P1758"/>
            <text:p text:style-name="P367">[ˈspektrəm]</text:p>
          </table:table-cell>
          <table:table-cell table:style-name="Таблица1.B2" office:value-type="string">
            <text:p text:style-name="P1758">Спектр, диапазон</text:p>
          </table:table-cell>
        </table:table-row>
        <table:table-row>
          <table:table-cell table:style-name="Таблица1.A507" office:value-type="string">
            <text:p text:style-name="P1759">3161)crafting</text:p>
            <text:p text:style-name="P1759"/>
            <text:p text:style-name="P1759"/>
            <text:p text:style-name="P368">[krɑːftin]</text:p>
          </table:table-cell>
          <table:table-cell table:style-name="Таблица1.B2" office:value-type="string">
            <text:p text:style-name="P1759">Использование навыков, заумная программа</text:p>
          </table:table-cell>
        </table:table-row>
        <table:table-row>
          <table:table-cell table:style-name="Таблица1.A507" office:value-type="string">
            <text:p text:style-name="P1760">3162)route</text:p>
            <text:p text:style-name="P1760"/>
            <text:p text:style-name="P1760"/>
            <text:p text:style-name="P369">[ruːt]</text:p>
          </table:table-cell>
          <table:table-cell table:style-name="Таблица1.B2" office:value-type="string">
            <text:p text:style-name="P1760">Маршрут, путь</text:p>
          </table:table-cell>
        </table:table-row>
        <table:table-row>
          <table:table-cell table:style-name="Таблица1.A511" office:value-type="string">
            <text:p text:style-name="P1761">3163)Take one's chance</text:p>
            <text:p text:style-name="P1761"/>
            <text:p text:style-name="P1761"/>
            <text:p text:style-name="P1761"/>
          </table:table-cell>
          <table:table-cell table:style-name="Таблица1.B2" office:value-type="string">
            <text:p text:style-name="P1761">Решиться, рискнуть</text:p>
          </table:table-cell>
        </table:table-row>
        <table:table-row>
          <table:table-cell table:style-name="Таблица1.A511" office:value-type="string">
            <text:p text:style-name="P1762">3164)fake</text:p>
            <text:p text:style-name="P1762"/>
            <text:p text:style-name="P1762"/>
            <text:p text:style-name="P370">[feɪk]</text:p>
          </table:table-cell>
          <table:table-cell table:style-name="Таблица1.B2" office:value-type="string">
            <text:p text:style-name="P1762">Подделка, подделывать</text:p>
          </table:table-cell>
        </table:table-row>
        <table:table-row>
          <table:table-cell table:style-name="Таблица1.A511" office:value-type="string">
            <text:p text:style-name="P1763">3165)carry out</text:p>
            <text:p text:style-name="P1763"/>
            <text:p text:style-name="P1763"/>
            <text:p text:style-name="P1763"/>
          </table:table-cell>
          <table:table-cell table:style-name="Таблица1.B2" office:value-type="string">
            <text:p text:style-name="P1763">Проводить, выполнять</text:p>
          </table:table-cell>
        </table:table-row>
        <table:table-row>
          <table:table-cell table:style-name="Таблица1.A511" office:value-type="string">
            <text:p text:style-name="P1764">3166)rabbit</text:p>
            <text:p text:style-name="P1764"/>
            <text:p text:style-name="P1764"/>
            <text:p text:style-name="P371">[ˈræbɪt]</text:p>
          </table:table-cell>
          <table:table-cell table:style-name="Таблица1.B2" office:value-type="string">
            <text:p text:style-name="P1764">Кролик</text:p>
          </table:table-cell>
        </table:table-row>
        <table:table-row>
          <table:table-cell table:style-name="Таблица1.A515" office:value-type="string">
            <text:p text:style-name="P1765">3167)be in character</text:p>
            <text:p text:style-name="P1765"/>
            <text:p text:style-name="P1765"/>
            <text:p text:style-name="P1765"/>
          </table:table-cell>
          <table:table-cell table:style-name="Таблица1.B2" office:value-type="string">
            <text:p text:style-name="P1765">Соответствовать</text:p>
          </table:table-cell>
        </table:table-row>
        <table:table-row>
          <table:table-cell table:style-name="Таблица1.A515" office:value-type="string">
            <text:p text:style-name="P1766">3168)caption</text:p>
            <text:p text:style-name="P1766"/>
            <text:p text:style-name="P1766"/>
            <text:p text:style-name="P372">[ˈkæpʃ(ə)n]</text:p>
          </table:table-cell>
          <table:table-cell table:style-name="Таблица1.B2" office:value-type="string">
            <text:p text:style-name="P1766">Подпись, заголовок</text:p>
          </table:table-cell>
        </table:table-row>
        <table:table-row>
          <table:table-cell table:style-name="Таблица1.A515" office:value-type="string">
            <text:p text:style-name="P1767">3169)previous</text:p>
            <text:p text:style-name="P1767"/>
            <text:p text:style-name="P1767"/>
            <text:p text:style-name="P373">[ˈpriːvɪəs]</text:p>
          </table:table-cell>
          <table:table-cell table:style-name="Таблица1.B2" office:value-type="string">
            <text:p text:style-name="P1767">Предыдущий</text:p>
          </table:table-cell>
        </table:table-row>
        <table:table-row>
          <table:table-cell table:style-name="Таблица1.A515" office:value-type="string">
            <text:p text:style-name="P1768">3170)rabid</text:p>
            <text:p text:style-name="P1768"/>
            <text:p text:style-name="P1768"/>
            <text:p text:style-name="P374">[ˈræbɪd]</text:p>
          </table:table-cell>
          <table:table-cell table:style-name="Таблица1.B2" office:value-type="string">
            <text:p text:style-name="P1768">Бешенный, яростный</text:p>
          </table:table-cell>
        </table:table-row>
        <table:table-row>
          <table:table-cell table:style-name="Таблица1.A518" office:value-type="string">
            <text:p text:style-name="P1769">3171)start off</text:p>
            <text:p text:style-name="P1769"/>
            <text:p text:style-name="P1769"/>
            <text:p text:style-name="P1769"/>
          </table:table-cell>
          <table:table-cell table:style-name="Таблица1.B2" office:value-type="string">
            <text:p text:style-name="P1769">Начинать, начинаться</text:p>
          </table:table-cell>
        </table:table-row>
        <table:table-row>
          <table:table-cell table:style-name="Таблица1.A518" office:value-type="string">
            <text:p text:style-name="P1770">3172)slightly</text:p>
            <text:p text:style-name="P1770"/>
            <text:p text:style-name="P1770"><text:soft-page-break/></text:p>
            <text:p text:style-name="P375">[ˈslaɪtlɪ]</text:p>
          </table:table-cell>
          <table:table-cell table:style-name="Таблица1.B2" office:value-type="string">
            <text:p text:style-name="P1769"/>
            <text:p text:style-name="P1769"/>
            <text:p text:style-name="P1770"><text:soft-page-break/>Слегка, немного</text:p>
          </table:table-cell>
        </table:table-row>
        <table:table-row>
          <table:table-cell table:style-name="Таблица1.A518" office:value-type="string">
            <text:p text:style-name="P1771">3173)radiance</text:p>
            <text:p text:style-name="P1771"/>
            <text:p text:style-name="P1771"/>
            <text:p text:style-name="P376">[ˈreɪdɪən(t)s]</text:p>
          </table:table-cell>
          <table:table-cell table:style-name="Таблица1.B2" office:value-type="string">
            <text:p text:style-name="P1771">Излучение, сияние</text:p>
          </table:table-cell>
        </table:table-row>
        <table:table-row>
          <table:table-cell table:style-name="Таблица1.A522" office:value-type="string">
            <text:p text:style-name="P1772">3174)be out character</text:p>
            <text:p text:style-name="P1772"/>
            <text:p text:style-name="P1772"/>
            <text:p text:style-name="P1772"/>
          </table:table-cell>
          <table:table-cell table:style-name="Таблица1.B2" office:value-type="string">
            <text:p text:style-name="P1772">Не соответствовать</text:p>
          </table:table-cell>
        </table:table-row>
        <table:table-row>
          <table:table-cell table:style-name="Таблица1.A522" office:value-type="string">
            <text:p text:style-name="P1773">3175)nicely</text:p>
            <text:p text:style-name="P1773"/>
            <text:p text:style-name="P1773"/>
            <text:p text:style-name="P377">[ˈnaɪslɪ]</text:p>
          </table:table-cell>
          <table:table-cell table:style-name="Таблица1.B2" office:value-type="string">
            <text:p text:style-name="P1773">Хорошо, приятно</text:p>
          </table:table-cell>
        </table:table-row>
        <table:table-row>
          <table:table-cell table:style-name="Таблица1.A522" office:value-type="string">
            <text:p text:style-name="P1774">3176)all about</text:p>
            <text:p text:style-name="P1774"/>
            <text:p text:style-name="P1774"/>
            <text:p text:style-name="P1774"/>
          </table:table-cell>
          <table:table-cell table:style-name="Таблица1.B2" office:value-type="string">
            <text:p text:style-name="P1774">Всё о</text:p>
          </table:table-cell>
        </table:table-row>
        <table:table-row>
          <table:table-cell table:style-name="Таблица1.A522" office:value-type="string">
            <text:p text:style-name="P1775">3177)radish</text:p>
            <text:p text:style-name="P1775"/>
            <text:p text:style-name="P1775"/>
            <text:p text:style-name="P378">[ˈrædɪʃ]</text:p>
          </table:table-cell>
          <table:table-cell table:style-name="Таблица1.B2" office:value-type="string">
            <text:p text:style-name="P1775">Редиска</text:p>
          </table:table-cell>
        </table:table-row>
        <table:table-row>
          <table:table-cell table:style-name="Таблица1.A526" office:value-type="string">
            <text:p text:style-name="P1776">3178)To a certain degree</text:p>
            <text:p text:style-name="P1776"/>
            <text:p text:style-name="P1776"/>
            <text:p text:style-name="P1776"/>
          </table:table-cell>
          <table:table-cell table:style-name="Таблица1.B2" office:value-type="string">
            <text:p text:style-name="P1776">До известной степени</text:p>
          </table:table-cell>
        </table:table-row>
        <table:table-row>
          <table:table-cell table:style-name="Таблица1.A526" office:value-type="string">
            <text:p text:style-name="P1777">3179)offering</text:p>
            <text:p text:style-name="P1777"/>
            <text:p text:style-name="P1777"/>
            <text:p text:style-name="P379">[ˈɔf(ə)rɪŋ]</text:p>
          </table:table-cell>
          <table:table-cell table:style-name="Таблица1.B2" office:value-type="string">
            <text:p text:style-name="P1777"><text:span text:style-name="T47">П</text:span>редложение</text:p>
          </table:table-cell>
        </table:table-row>
        <table:table-row>
          <table:table-cell table:style-name="Таблица1.A526" office:value-type="string">
            <text:p text:style-name="P1778">3180)enterprise</text:p>
            <text:p text:style-name="P1778"/>
            <text:p text:style-name="P1778"/>
            <text:p text:style-name="P380">[ˈentəpraɪz]</text:p>
          </table:table-cell>
          <table:table-cell table:style-name="Таблица1.B2" office:value-type="string">
            <text:p text:style-name="P1778">Предприятие, предпринимательство</text:p>
          </table:table-cell>
        </table:table-row>
        <table:table-row>
          <table:table-cell table:style-name="Таблица1.A526" office:value-type="string">
            <text:p text:style-name="P1779">3181)rage</text:p>
            <text:p text:style-name="P1779"/>
            <text:p text:style-name="P1779"/>
            <text:p text:style-name="P381">[reɪʤ]</text:p>
          </table:table-cell>
          <table:table-cell table:style-name="Таблица1.B2" office:value-type="string">
            <text:p text:style-name="P1779">Гнев, злиться, бушевать</text:p>
          </table:table-cell>
        </table:table-row>
        <table:table-row>
          <table:table-cell table:style-name="Таблица1.A530" office:value-type="string">
            <text:p text:style-name="P1780">3182)A bit</text:p>
            <text:p text:style-name="P1780"/>
            <text:p text:style-name="P1780"/>
            <text:p text:style-name="P1780"/>
          </table:table-cell>
          <table:table-cell table:style-name="Таблица1.B2" office:value-type="string">
            <text:p text:style-name="P1780">Немного</text:p>
          </table:table-cell>
        </table:table-row>
        <table:table-row>
          <table:table-cell table:style-name="Таблица1.A530" office:value-type="string">
            <text:p text:style-name="P1781">3183)everybody</text:p>
            <text:p text:style-name="P1781"/>
            <text:p text:style-name="P1781"/>
            <text:p text:style-name="P382">[ˈevrɪbɔdɪ]</text:p>
          </table:table-cell>
          <table:table-cell table:style-name="Таблица1.B2" office:value-type="string">
            <text:p text:style-name="P1781">Все, каждый</text:p>
          </table:table-cell>
        </table:table-row>
        <table:table-row>
          <table:table-cell table:style-name="Таблица1.A530" office:value-type="string">
            <text:p text:style-name="P1782">3184)fluid</text:p>
            <text:p text:style-name="P1782"/>
            <text:p text:style-name="P1782"/>
            <text:p text:style-name="P383">[ˈfluːɪd]</text:p>
          </table:table-cell>
          <table:table-cell table:style-name="Таблица1.B2" office:value-type="string">
            <text:p text:style-name="P1782">Жидкость</text:p>
          </table:table-cell>
        </table:table-row>
        <table:table-row>
          <table:table-cell table:style-name="Таблица1.A530" office:value-type="string">
            <text:p text:style-name="P1783">3185)raisin</text:p>
            <text:p text:style-name="P1783"/>
            <text:p text:style-name="P1783"/>
            <text:p text:style-name="P384"><text:soft-page-break/>[ˈreɪz(ə)n]</text:p>
          </table:table-cell>
          <table:table-cell table:style-name="Таблица1.B2" office:value-type="string">
            <text:p text:style-name="P1780"/>
            <text:p text:style-name="P1780"/>
            <text:p text:style-name="P1780"/>
            <text:p text:style-name="P1783"><text:soft-page-break/>Изюм, изюминка</text:p>
          </table:table-cell>
        </table:table-row>
        <table:table-row>
          <table:table-cell table:style-name="Таблица1.A534" office:value-type="string">
            <text:p text:style-name="P1784">3186)Not a bit</text:p>
            <text:p text:style-name="P1784"/>
            <text:p text:style-name="P1784"/>
            <text:p text:style-name="P1784"/>
          </table:table-cell>
          <table:table-cell table:style-name="Таблица1.B2" office:value-type="string">
            <text:p text:style-name="P1784">Ничуть</text:p>
          </table:table-cell>
        </table:table-row>
        <table:table-row>
          <table:table-cell table:style-name="Таблица1.A534" office:value-type="string">
            <text:p text:style-name="P1785">3187)playback</text:p>
            <text:p text:style-name="P1785"/>
            <text:p text:style-name="P1785"/>
            <text:p text:style-name="P385">[ˈpleɪbæk]</text:p>
          </table:table-cell>
          <table:table-cell table:style-name="Таблица1.B2" office:value-type="string">
            <text:p text:style-name="P1785">Считывание, воспроизведение</text:p>
          </table:table-cell>
        </table:table-row>
        <table:table-row>
          <table:table-cell table:style-name="Таблица1.A534" office:value-type="string">
            <text:p text:style-name="P1786">3188)derive</text:p>
            <text:p text:style-name="P1786"/>
            <text:p text:style-name="P1786"/>
            <text:p text:style-name="P386">[dɪˈraɪv]</text:p>
          </table:table-cell>
          <table:table-cell table:style-name="Таблица1.B2" office:value-type="string">
            <text:p text:style-name="P1786">Извлекать, дифференцировать, получать</text:p>
          </table:table-cell>
        </table:table-row>
        <table:table-row>
          <table:table-cell table:style-name="Таблица1.A534" office:value-type="string">
            <text:p text:style-name="P1787">3189)rake</text:p>
            <text:p text:style-name="P1787"/>
            <text:p text:style-name="P1787"/>
            <text:p text:style-name="P387">[reɪk]</text:p>
          </table:table-cell>
          <table:table-cell table:style-name="Таблица1.B2" office:value-type="string">
            <text:p text:style-name="P1787">Грабли, разгребать</text:p>
          </table:table-cell>
        </table:table-row>
        <table:table-row>
          <table:table-cell table:style-name="Таблица1.A538" office:value-type="string">
            <text:p text:style-name="P1788">3190)In the middle of</text:p>
            <text:p text:style-name="P1788"/>
            <text:p text:style-name="P1788"/>
            <text:p text:style-name="P1788"/>
          </table:table-cell>
          <table:table-cell table:style-name="Таблица1.B2" office:value-type="string">
            <text:p text:style-name="P1788">В середине, во время</text:p>
          </table:table-cell>
        </table:table-row>
        <table:table-row>
          <table:table-cell table:style-name="Таблица1.A538" office:value-type="string">
            <text:p text:style-name="P1789">3191)somehow</text:p>
            <text:p text:style-name="P1789"/>
            <text:p text:style-name="P1789"/>
            <text:p text:style-name="P388">[ˈsʌmhau]</text:p>
          </table:table-cell>
          <table:table-cell table:style-name="Таблица1.B2" office:value-type="string">
            <text:p text:style-name="P1789">Как-нибудь, почему-то</text:p>
          </table:table-cell>
        </table:table-row>
        <table:table-row>
          <table:table-cell table:style-name="Таблица1.A538" office:value-type="string">
            <text:p text:style-name="P1790">3192)probe</text:p>
            <text:p text:style-name="P1790"/>
            <text:p text:style-name="P1790"/>
            <text:p text:style-name="P389">[prəub]</text:p>
          </table:table-cell>
          <table:table-cell table:style-name="Таблица1.B2" office:value-type="string">
            <text:p text:style-name="P1790">Исследовать, образец, зонд</text:p>
          </table:table-cell>
        </table:table-row>
        <table:table-row>
          <table:table-cell table:style-name="Таблица1.A538" office:value-type="string">
            <text:p text:style-name="P1791">3193)rank</text:p>
            <text:p text:style-name="P1791"/>
            <text:p text:style-name="P1791"/>
            <text:p text:style-name="P390">[ræŋk]</text:p>
          </table:table-cell>
          <table:table-cell table:style-name="Таблица1.B2" office:value-type="string">
            <text:p text:style-name="P1791">Ранжировать, ранг, звание</text:p>
          </table:table-cell>
        </table:table-row>
        <table:table-row>
          <table:table-cell table:style-name="Таблица1.A542" office:value-type="string">
            <text:p text:style-name="P1792">3194)For all one is worth</text:p>
            <text:p text:style-name="P1792"/>
            <text:p text:style-name="P1792"/>
            <text:p text:style-name="P1792"/>
          </table:table-cell>
          <table:table-cell table:style-name="Таблица1.B2" office:value-type="string">
            <text:p text:style-name="P1792">Изо всех сил</text:p>
          </table:table-cell>
        </table:table-row>
        <table:table-row>
          <table:table-cell table:style-name="Таблица1.A542" office:value-type="string">
            <text:p text:style-name="P1793">3195)stats</text:p>
            <text:p text:style-name="P1793"/>
            <text:p text:style-name="P1793"/>
            <text:p text:style-name="P391">[ˈstæts]</text:p>
          </table:table-cell>
          <table:table-cell table:style-name="Таблица1.B2" office:value-type="string">
            <text:p text:style-name="P1793">Статистика</text:p>
          </table:table-cell>
        </table:table-row>
        <table:table-row>
          <table:table-cell table:style-name="Таблица1.A542" office:value-type="string">
            <text:p text:style-name="P1794">3196)sketch</text:p>
            <text:p text:style-name="P1794"/>
            <text:p text:style-name="P1794"/>
            <text:p text:style-name="P392">[skeʧ]</text:p>
          </table:table-cell>
          <table:table-cell table:style-name="Таблица1.B2" office:value-type="string">
            <text:p text:style-name="P1794">Набросок</text:p>
          </table:table-cell>
        </table:table-row>
        <table:table-row>
          <table:table-cell table:style-name="Таблица1.A542" office:value-type="string">
            <text:p text:style-name="P1795">3197)ransom</text:p>
            <text:p text:style-name="P1795"/>
            <text:p text:style-name="P1795"/>
            <text:p text:style-name="P393">[ˈræn(t)s(ə)m]</text:p>
          </table:table-cell>
          <table:table-cell table:style-name="Таблица1.B2" office:value-type="string">
            <text:p text:style-name="P1795">Выкуп</text:p>
          </table:table-cell>
        </table:table-row>
        <table:table-row>
          <table:table-cell table:style-name="Таблица1.A546" office:value-type="string">
            <text:p text:style-name="P1796">3198)Take into account</text:p>
            <text:p text:style-name="P1796"/>
            <text:p text:style-name="P1796"/>
            <text:p text:style-name="P1796"/>
          </table:table-cell>
          <table:table-cell table:style-name="Таблица1.B2" office:value-type="string">
            <text:p text:style-name="P1796">Принимать во внимание</text:p>
          </table:table-cell>
        </table:table-row>
        <text:soft-page-break/>
        <table:table-row>
          <table:table-cell table:style-name="Таблица1.A546" office:value-type="string">
            <text:p text:style-name="P1797">3199)dashboard</text:p>
            <text:p text:style-name="P1797"/>
            <text:p text:style-name="P1797"/>
            <text:p text:style-name="P394">[ˈdæʃbɔːd]</text:p>
          </table:table-cell>
          <table:table-cell table:style-name="Таблица1.B2" office:value-type="string">
            <text:p text:style-name="P1797">Приборная панель</text:p>
          </table:table-cell>
        </table:table-row>
        <table:table-row>
          <table:table-cell table:style-name="Таблица1.A546" office:value-type="string">
            <text:p text:style-name="P1798">3200)severity</text:p>
            <text:p text:style-name="P1798"/>
            <text:p text:style-name="P1798"/>
            <text:p text:style-name="P395">[sɪˈverətɪ]</text:p>
          </table:table-cell>
          <table:table-cell table:style-name="Таблица1.B2" office:value-type="string">
            <text:p text:style-name="P1798">Строгость</text:p>
          </table:table-cell>
        </table:table-row>
        <table:table-row>
          <table:table-cell table:style-name="Таблица1.A546" office:value-type="string">
            <text:p text:style-name="P1799">3201)rap</text:p>
            <text:p text:style-name="P1799"/>
            <text:p text:style-name="P1799"/>
            <text:p text:style-name="P396">[ræp]</text:p>
          </table:table-cell>
          <table:table-cell table:style-name="Таблица1.B2" office:value-type="string">
            <text:p text:style-name="P1799">Рэп, стучать, стук</text:p>
          </table:table-cell>
        </table:table-row>
        <table:table-row>
          <table:table-cell table:style-name="Таблица1.A550" office:value-type="string">
            <text:p text:style-name="P1800">3202)Make one's choice</text:p>
            <text:p text:style-name="P1800"/>
            <text:p text:style-name="P1800"/>
            <text:p text:style-name="P1800"/>
          </table:table-cell>
          <table:table-cell table:style-name="Таблица1.B2" office:value-type="string">
            <text:p text:style-name="P1800">Сделать выбор</text:p>
          </table:table-cell>
        </table:table-row>
        <table:table-row>
          <table:table-cell table:style-name="Таблица1.A550" office:value-type="string">
            <text:p text:style-name="P1801">3203)skill</text:p>
            <text:p text:style-name="P1801"/>
            <text:p text:style-name="P1801"/>
            <text:p text:style-name="P397">[skɪl]</text:p>
          </table:table-cell>
          <table:table-cell table:style-name="Таблица1.B2" office:value-type="string">
            <text:p text:style-name="P1801">Ловкость, умение</text:p>
          </table:table-cell>
        </table:table-row>
        <table:table-row>
          <table:table-cell table:style-name="Таблица1.A550" office:value-type="string">
            <text:p text:style-name="P1802">3204)redundant</text:p>
            <text:p text:style-name="P1802"/>
            <text:p text:style-name="P1802"/>
            <text:p text:style-name="P398">[rɪˈdʌndənt]</text:p>
          </table:table-cell>
          <table:table-cell table:style-name="Таблица1.B2" office:value-type="string">
            <text:p text:style-name="P1802">Избыточный, резервный</text:p>
          </table:table-cell>
        </table:table-row>
        <table:table-row>
          <table:table-cell table:style-name="Таблица1.A550" office:value-type="string">
            <text:p text:style-name="P1803">3205)rapt</text:p>
            <text:p text:style-name="P1803"/>
            <text:p text:style-name="P1803"/>
            <text:p text:style-name="P399">[ræpt]</text:p>
          </table:table-cell>
          <table:table-cell table:style-name="Таблица1.B2" office:value-type="string">
            <text:p text:style-name="P1803">Восхищённый, увлечённый</text:p>
          </table:table-cell>
        </table:table-row>
        <table:table-row>
          <table:table-cell table:style-name="Таблица1.A554" office:value-type="string">
            <text:p text:style-name="P1804">3206)Put in practice</text:p>
            <text:p text:style-name="P1804"/>
            <text:p text:style-name="P1804"/>
            <text:p text:style-name="P1804"/>
          </table:table-cell>
          <table:table-cell table:style-name="Таблица1.B2" office:value-type="string">
            <text:p text:style-name="P1804">Осуществлять</text:p>
          </table:table-cell>
        </table:table-row>
        <table:table-row>
          <table:table-cell table:style-name="Таблица1.A554" office:value-type="string">
            <text:p text:style-name="P1805">3207)right away</text:p>
            <text:p text:style-name="P1805"/>
            <text:p text:style-name="P1805"/>
            <text:p text:style-name="P1805"/>
          </table:table-cell>
          <table:table-cell table:style-name="Таблица1.B2" office:value-type="string">
            <text:p text:style-name="P1805">Сразу</text:p>
          </table:table-cell>
        </table:table-row>
        <table:table-row>
          <table:table-cell table:style-name="Таблица1.A554" office:value-type="string">
            <text:p text:style-name="P1806">3208)valuable</text:p>
            <text:p text:style-name="P1806"/>
            <text:p text:style-name="P1806"/>
            <text:p text:style-name="P400">[ˈvæljuəbl]</text:p>
          </table:table-cell>
          <table:table-cell table:style-name="Таблица1.B2" office:value-type="string">
            <text:p text:style-name="P1806">Полезный, ценный</text:p>
          </table:table-cell>
        </table:table-row>
        <table:table-row>
          <table:table-cell table:style-name="Таблица1.A554" office:value-type="string">
            <text:p text:style-name="P1807">3209)rasp</text:p>
            <text:p text:style-name="P1807"/>
            <text:p text:style-name="P1807"/>
            <text:p text:style-name="P401">[rɑːsp]</text:p>
          </table:table-cell>
          <table:table-cell table:style-name="Таблица1.B2" office:value-type="string">
            <text:p text:style-name="P1807">Тёрка, строгать, напильник, подпиливать, скрежет</text:p>
          </table:table-cell>
        </table:table-row>
        <table:table-row>
          <table:table-cell table:style-name="Таблица1.A558" office:value-type="string">
            <text:p text:style-name="P1808">3210)Be out of practice</text:p>
            <text:p text:style-name="P1808"/>
            <text:p text:style-name="P1808"/>
            <text:p text:style-name="P1808"/>
          </table:table-cell>
          <table:table-cell table:style-name="Таблица1.B2" office:value-type="string">
            <text:p text:style-name="P1808">Не иметь практики</text:p>
          </table:table-cell>
        </table:table-row>
        <table:table-row>
          <table:table-cell table:style-name="Таблица1.A558" office:value-type="string">
            <text:p text:style-name="P1809">3211)rough</text:p>
            <text:p text:style-name="P1809"/>
            <text:p text:style-name="P1809"/>
            <text:p text:style-name="P402">[rʌf]</text:p>
          </table:table-cell>
          <table:table-cell table:style-name="Таблица1.B2" office:value-type="string">
            <text:p text:style-name="P1810">Грубо, грубый</text:p>
          </table:table-cell>
        </table:table-row>
        <table:table-row>
          <table:table-cell table:style-name="Таблица1.A558" office:value-type="string">
            <text:p text:style-name="P1811">3212)draft</text:p>
            <text:p text:style-name="P1811"><text:soft-page-break/></text:p>
            <text:p text:style-name="P1811"/>
            <text:p text:style-name="P403">[drɑːft]</text:p>
          </table:table-cell>
          <table:table-cell table:style-name="Таблица1.B2" office:value-type="string">
            <text:p text:style-name="P1808"/>
            <text:p text:style-name="P1811"><text:soft-page-break/>Проект, черновик, чертёж</text:p>
          </table:table-cell>
        </table:table-row>
        <table:table-row>
          <table:table-cell table:style-name="Таблица1.A558" office:value-type="string">
            <text:p text:style-name="P1812">3213)raspberry</text:p>
            <text:p text:style-name="P1812"/>
            <text:p text:style-name="P1812"/>
            <text:p text:style-name="P404">[ˈrɑːzb(ə)rɪ]</text:p>
          </table:table-cell>
          <table:table-cell table:style-name="Таблица1.B2" office:value-type="string">
            <text:p text:style-name="P1812">Малина</text:p>
          </table:table-cell>
        </table:table-row>
        <table:table-row>
          <table:table-cell table:style-name="Таблица1.A562" office:value-type="string">
            <text:p text:style-name="P1813">3214)Make progress</text:p>
            <text:p text:style-name="P1813"/>
            <text:p text:style-name="P1813"/>
            <text:p text:style-name="P1813"/>
          </table:table-cell>
          <table:table-cell table:style-name="Таблица1.B2" office:value-type="string">
            <text:p text:style-name="P1813">Делать успехи</text:p>
          </table:table-cell>
        </table:table-row>
        <table:table-row>
          <table:table-cell table:style-name="Таблица1.A562" office:value-type="string">
            <text:p text:style-name="P1814">3215)label</text:p>
            <text:p text:style-name="P1814"/>
            <text:p text:style-name="P1814"/>
            <text:p text:style-name="P405">[ˈleɪb(ə)l]</text:p>
          </table:table-cell>
          <table:table-cell table:style-name="Таблица1.B2" office:value-type="string">
            <text:p text:style-name="P1814">Этикетка, метка</text:p>
          </table:table-cell>
        </table:table-row>
        <table:table-row>
          <table:table-cell table:style-name="Таблица1.A562" office:value-type="string">
            <text:p text:style-name="P1815">3216)for how long</text:p>
            <text:p text:style-name="P1815"/>
            <text:p text:style-name="P1815"/>
            <text:p text:style-name="P1815"/>
          </table:table-cell>
          <table:table-cell table:style-name="Таблица1.B2" office:value-type="string">
            <text:p text:style-name="P1815">Как долго</text:p>
          </table:table-cell>
        </table:table-row>
        <table:table-row>
          <table:table-cell table:style-name="Таблица1.A562" office:value-type="string">
            <text:p text:style-name="P1816">3217)rattle</text:p>
            <text:p text:style-name="P1816"/>
            <text:p text:style-name="P1816"/>
            <text:p text:style-name="P406">[ˈrætl]</text:p>
          </table:table-cell>
          <table:table-cell table:style-name="Таблица1.B2" office:value-type="string">
            <text:p text:style-name="P1816">Погремушка, греметь, грохот</text:p>
          </table:table-cell>
        </table:table-row>
        <table:table-row>
          <table:table-cell table:style-name="Таблица1.A566" office:value-type="string">
            <text:p text:style-name="P1817">3218)Marry!</text:p>
            <text:p text:style-name="P1817"/>
            <text:p text:style-name="P1817"/>
            <text:p text:style-name="P1817"/>
          </table:table-cell>
          <table:table-cell table:style-name="Таблица1.B2" office:value-type="string">
            <text:p text:style-name="P1817">Подумать только</text:p>
          </table:table-cell>
        </table:table-row>
        <table:table-row>
          <table:table-cell table:style-name="Таблица1.A566" office:value-type="string">
            <text:p text:style-name="P1818">3219)straightforward</text:p>
            <text:p text:style-name="P1818"/>
            <text:p text:style-name="P1818"/>
            <text:p text:style-name="P407">[ˌstreɪtˈfɔːwəd]</text:p>
          </table:table-cell>
          <table:table-cell table:style-name="Таблица1.B2" office:value-type="string">
            <text:p text:style-name="P1818">Простой, прямой</text:p>
          </table:table-cell>
        </table:table-row>
        <table:table-row>
          <table:table-cell table:style-name="Таблица1.A566" office:value-type="string">
            <text:p text:style-name="P1819">3220)sale</text:p>
            <text:p text:style-name="P1819"/>
            <text:p text:style-name="P1819"/>
            <text:p text:style-name="P408">[seɪl]</text:p>
          </table:table-cell>
          <table:table-cell table:style-name="Таблица1.B2" office:value-type="string">
            <text:p text:style-name="P1819">Продажа, распродажа</text:p>
          </table:table-cell>
        </table:table-row>
        <table:table-row>
          <table:table-cell table:style-name="Таблица1.A566" office:value-type="string">
            <text:p text:style-name="P1820">3221)ravish</text:p>
            <text:p text:style-name="P1820"/>
            <text:p text:style-name="P1820"/>
            <text:p text:style-name="P409">[ˈrævɪʃ]</text:p>
          </table:table-cell>
          <table:table-cell table:style-name="Таблица1.B2" office:value-type="string">
            <text:p text:style-name="P1820">Насиловать, восхищать</text:p>
          </table:table-cell>
        </table:table-row>
        <table:table-row>
          <table:table-cell table:style-name="Таблица1.A570" office:value-type="string">
            <text:p text:style-name="P1821">3222)Shake hands</text:p>
            <text:p text:style-name="P1821"/>
            <text:p text:style-name="P1821"/>
            <text:p text:style-name="P1821"/>
          </table:table-cell>
          <table:table-cell table:style-name="Таблица1.B2" office:value-type="string">
            <text:p text:style-name="P1821">Обменяться рукопожатием</text:p>
          </table:table-cell>
        </table:table-row>
        <table:table-row>
          <table:table-cell table:style-name="Таблица1.A570" office:value-type="string">
            <text:p text:style-name="P1822">3223)rely heavily</text:p>
            <text:p text:style-name="P1822"/>
            <text:p text:style-name="P1822"/>
            <text:p text:style-name="P1525"><text:span text:style-name="T6">[rɪˈlaɪ]</text:span><text:span text:style-name="T3">[ˈhevɪlɪ]</text:span></text:p>
          </table:table-cell>
          <table:table-cell table:style-name="Таблица1.B2" office:value-type="string">
            <text:p text:style-name="P1823">В значительной степени зависеть</text:p>
          </table:table-cell>
        </table:table-row>
        <table:table-row>
          <table:table-cell table:style-name="Таблица1.A570" office:value-type="string">
            <text:p text:style-name="P1824">3224)preview</text:p>
            <text:p text:style-name="P1824"/>
            <text:p text:style-name="P1824"/>
            <text:p text:style-name="P410">[ˈpriːvjuː]</text:p>
          </table:table-cell>
          <table:table-cell table:style-name="Таблица1.B2" office:value-type="string">
            <text:p text:style-name="P1824">Предварительный просмотр</text:p>
          </table:table-cell>
        </table:table-row>
        <table:table-row>
          <table:table-cell table:style-name="Таблица1.A570" office:value-type="string">
            <text:p text:style-name="P1825">3225)raw</text:p>
            <text:p text:style-name="P1825"/>
            <text:p text:style-name="P1825"><text:soft-page-break/></text:p>
            <text:p text:style-name="P411">[rɔː]</text:p>
          </table:table-cell>
          <table:table-cell table:style-name="Таблица1.B2" office:value-type="string">
            <text:p text:style-name="P1821"/>
            <text:p text:style-name="P1821"/>
            <text:p text:style-name="P1825"><text:soft-page-break/>Сырьё, сырой</text:p>
          </table:table-cell>
        </table:table-row>
        <table:table-row>
          <table:table-cell table:style-name="Таблица1.A574" office:value-type="string">
            <text:p text:style-name="P1826">3226)By itself</text:p>
            <text:p text:style-name="P1826"/>
            <text:p text:style-name="P1826"/>
            <text:p text:style-name="P1826"/>
          </table:table-cell>
          <table:table-cell table:style-name="Таблица1.B2" office:value-type="string">
            <text:p text:style-name="P1826">Само, отдельно</text:p>
          </table:table-cell>
        </table:table-row>
        <table:table-row>
          <table:table-cell table:style-name="Таблица1.A574" office:value-type="string">
            <text:p text:style-name="P1827">3227)acquisition</text:p>
            <text:p text:style-name="P1827"/>
            <text:p text:style-name="P1827"/>
            <text:p text:style-name="P412">[ˌækwɪˈzɪʃ(ə)n]</text:p>
          </table:table-cell>
          <table:table-cell table:style-name="Таблица1.B2" office:value-type="string">
            <text:p text:style-name="P1827">Сбор, приобретение</text:p>
          </table:table-cell>
        </table:table-row>
        <table:table-row>
          <table:table-cell table:style-name="Таблица1.A574" office:value-type="string">
            <text:p text:style-name="P1828">3228)tricky</text:p>
            <text:p text:style-name="P1828"/>
            <text:p text:style-name="P1828"/>
            <text:p text:style-name="P413">[ˈtrɪkɪ]</text:p>
          </table:table-cell>
          <table:table-cell table:style-name="Таблица1.B2" office:value-type="string">
            <text:p text:style-name="P1828">Хитрый</text:p>
          </table:table-cell>
        </table:table-row>
        <table:table-row>
          <table:table-cell table:style-name="Таблица1.A574" office:value-type="string">
            <text:p text:style-name="P1829">3229)nightly</text:p>
            <text:p text:style-name="P1829"/>
            <text:p text:style-name="P1829"/>
            <text:p text:style-name="P414">[ˈnaɪtlɪ]</text:p>
          </table:table-cell>
          <table:table-cell table:style-name="Таблица1.B2" office:value-type="string">
            <text:p text:style-name="P1829">Ночной, ночью</text:p>
          </table:table-cell>
        </table:table-row>
        <table:table-row>
          <table:table-cell table:style-name="Таблица1.A578" office:value-type="string">
            <text:p text:style-name="P1830">3230)raze</text:p>
            <text:p text:style-name="P1830"/>
            <text:p text:style-name="P1830"/>
            <text:p text:style-name="P415">[reɪz]</text:p>
          </table:table-cell>
          <table:table-cell table:style-name="Таблица1.B2" office:value-type="string">
            <text:p text:style-name="P1830">Разрушать до основания</text:p>
          </table:table-cell>
        </table:table-row>
        <table:table-row>
          <table:table-cell table:style-name="Таблица1.A578" office:value-type="string">
            <text:p text:style-name="P1831">3231)trunk</text:p>
            <text:p text:style-name="P1831"/>
            <text:p text:style-name="P1831"/>
            <text:p text:style-name="P416">[trʌŋk]</text:p>
          </table:table-cell>
          <table:table-cell table:style-name="Таблица1.B2" office:value-type="string">
            <text:p text:style-name="P1831">Магистраль, багажник, ствол</text:p>
          </table:table-cell>
        </table:table-row>
        <table:table-row>
          <table:table-cell table:style-name="Таблица1.A578" office:value-type="string">
            <text:p text:style-name="P1832">3232)anchored</text:p>
            <text:p text:style-name="P1832"/>
            <text:p text:style-name="P1832"/>
            <text:p text:style-name="P417">[ˈæŋkəd]</text:p>
          </table:table-cell>
          <table:table-cell table:style-name="Таблица1.B2" office:value-type="string">
            <text:p text:style-name="P1832">Закреплённый</text:p>
          </table:table-cell>
        </table:table-row>
        <table:table-row>
          <table:table-cell table:style-name="Таблица1.A578" office:value-type="string">
            <text:p text:style-name="P1833">3233)sole</text:p>
            <text:p text:style-name="P1833"/>
            <text:p text:style-name="P1833"/>
            <text:p text:style-name="P418">[səul]</text:p>
          </table:table-cell>
          <table:table-cell table:style-name="Таблица1.B2" office:value-type="string">
            <text:p text:style-name="P1833">Единственный, подошва</text:p>
          </table:table-cell>
        </table:table-row>
        <table:table-row>
          <table:table-cell table:style-name="Таблица1.A582" office:value-type="string">
            <text:p text:style-name="P1834">3234)razor</text:p>
            <text:p text:style-name="P1834"/>
            <text:p text:style-name="P1834"/>
            <text:p text:style-name="P419">[ˈreɪzə]</text:p>
          </table:table-cell>
          <table:table-cell table:style-name="Таблица1.B2" office:value-type="string">
            <text:p text:style-name="P1834">Бритва, брить</text:p>
          </table:table-cell>
        </table:table-row>
        <table:table-row>
          <table:table-cell table:style-name="Таблица1.A582" office:value-type="string">
            <text:p text:style-name="P1835">3235)chunk</text:p>
            <text:p text:style-name="P1835"/>
            <text:p text:style-name="P1835"/>
            <text:p text:style-name="P420">[ʧʌŋk]</text:p>
          </table:table-cell>
          <table:table-cell table:style-name="Таблица1.B2" office:value-type="string">
            <text:p text:style-name="P1836">Кусок, часть данных, участок памяти</text:p>
          </table:table-cell>
        </table:table-row>
        <table:table-row>
          <table:table-cell table:style-name="Таблица1.A582" office:value-type="string">
            <text:p text:style-name="P1837">3236)heap</text:p>
            <text:p text:style-name="P1837"/>
            <text:p text:style-name="P1837"/>
            <text:p text:style-name="P421">[hiːp]</text:p>
          </table:table-cell>
          <table:table-cell table:style-name="Таблица1.B2" office:value-type="string">
            <text:p text:style-name="P1837">Куча, осыпать</text:p>
          </table:table-cell>
        </table:table-row>
        <table:table-row>
          <table:table-cell table:style-name="Таблица1.A582" office:value-type="string">
            <text:p text:style-name="P1838">3237)rebuff</text:p>
            <text:p text:style-name="P1838"/>
            <text:p text:style-name="P1838"/>
            <text:p text:style-name="P422">[rɪˈbʌf]</text:p>
          </table:table-cell>
          <table:table-cell table:style-name="Таблица1.B2" office:value-type="string">
            <text:p text:style-name="P1839">Давать отпор, отпор</text:p>
          </table:table-cell>
        </table:table-row>
        <table:table-row>
          <table:table-cell table:style-name="Таблица1.A586" office:value-type="string">
            <text:p text:style-name="P1840">3238)in itself</text:p>
            <text:p text:style-name="P1840"/>
            <text:p text:style-name="P1840"/>
            <text:p text:style-name="P1840"><text:soft-page-break/></text:p>
          </table:table-cell>
          <table:table-cell table:style-name="Таблица1.B2" office:value-type="string">
            <text:p text:style-name="P1834"/>
            <text:p text:style-name="P1834"/>
            <text:p text:style-name="P1834"/>
            <text:p text:style-name="P1840"><text:soft-page-break/>Само по себе</text:p>
          </table:table-cell>
        </table:table-row>
        <table:table-row>
          <table:table-cell table:style-name="Таблица1.A586" office:value-type="string">
            <text:p text:style-name="P1841">3239)closely</text:p>
            <text:p text:style-name="P1841"/>
            <text:p text:style-name="P1841"/>
            <text:p text:style-name="P423">[ˈkləuslɪ]</text:p>
          </table:table-cell>
          <table:table-cell table:style-name="Таблица1.B2" office:value-type="string">
            <text:p text:style-name="P1841">Внимательно, близко, тесно</text:p>
          </table:table-cell>
        </table:table-row>
        <table:table-row>
          <table:table-cell table:style-name="Таблица1.A586" office:value-type="string">
            <text:p text:style-name="P1842">3240)provision</text:p>
            <text:p text:style-name="P1842"/>
            <text:p text:style-name="P1842"/>
            <text:p text:style-name="P424">[prəˈvɪʒ(ə)n]</text:p>
          </table:table-cell>
          <table:table-cell table:style-name="Таблица1.B2" office:value-type="string">
            <text:p text:style-name="P1842">Положение, условие, обеспечение</text:p>
          </table:table-cell>
        </table:table-row>
        <table:table-row>
          <table:table-cell table:style-name="Таблица1.A586" office:value-type="string">
            <text:p text:style-name="P1843">3241)recede</text:p>
            <text:p text:style-name="P1843"/>
            <text:p text:style-name="P1843"/>
            <text:p text:style-name="P425">[rɪˈsiːd]</text:p>
          </table:table-cell>
          <table:table-cell table:style-name="Таблица1.B2" office:value-type="string">
            <text:p text:style-name="P1843">Отступать</text:p>
          </table:table-cell>
        </table:table-row>
        <table:table-row>
          <table:table-cell table:style-name="Таблица1.A590" office:value-type="string">
            <text:p text:style-name="P1844">3242)of itself</text:p>
            <text:p text:style-name="P1844"/>
            <text:p text:style-name="P1844"/>
            <text:p text:style-name="P1844"/>
          </table:table-cell>
          <table:table-cell table:style-name="Таблица1.B2" office:value-type="string">
            <text:p text:style-name="P1844">Само по себе</text:p>
          </table:table-cell>
        </table:table-row>
        <table:table-row>
          <table:table-cell table:style-name="Таблица1.A590" office:value-type="string">
            <text:p text:style-name="P1845">3243)prefer</text:p>
            <text:p text:style-name="P1845"/>
            <text:p text:style-name="P1845"/>
            <text:p text:style-name="P426">[prɪˈfɜː]</text:p>
          </table:table-cell>
          <table:table-cell table:style-name="Таблица1.B2" office:value-type="string">
            <text:p text:style-name="P1845">Предпочитать, предпочтительный</text:p>
          </table:table-cell>
        </table:table-row>
        <table:table-row>
          <table:table-cell table:style-name="Таблица1.A590" office:value-type="string">
            <text:p text:style-name="P1846">3244)one by one</text:p>
            <text:p text:style-name="P1846"/>
            <text:p text:style-name="P1846"/>
            <text:p text:style-name="P1846"/>
          </table:table-cell>
          <table:table-cell table:style-name="Таблица1.B2" office:value-type="string">
            <text:p text:style-name="P1846">Поодиночке</text:p>
          </table:table-cell>
        </table:table-row>
        <table:table-row>
          <table:table-cell table:style-name="Таблица1.A590" office:value-type="string">
            <text:p text:style-name="P1847">3245)receiver</text:p>
            <text:p text:style-name="P1847"/>
            <text:p text:style-name="P1847"/>
            <text:p text:style-name="P427">[rɪˈsiːvə]</text:p>
          </table:table-cell>
          <table:table-cell table:style-name="Таблица1.B2" office:value-type="string">
            <text:p text:style-name="P1847">Получатель</text:p>
          </table:table-cell>
        </table:table-row>
        <table:table-row>
          <table:table-cell table:style-name="Таблица1.A594" office:value-type="string">
            <text:p text:style-name="P1848">3246)Pretty much</text:p>
            <text:p text:style-name="P1848"/>
            <text:p text:style-name="P1848"/>
            <text:p text:style-name="P1848"/>
          </table:table-cell>
          <table:table-cell table:style-name="Таблица1.B2" office:value-type="string">
            <text:p text:style-name="P1848">Очень, почти</text:p>
          </table:table-cell>
        </table:table-row>
        <table:table-row>
          <table:table-cell table:style-name="Таблица1.A594" office:value-type="string">
            <text:p text:style-name="P1849">3247)append</text:p>
            <text:p text:style-name="P1849"/>
            <text:p text:style-name="P1849"/>
            <text:p text:style-name="P428">[əˈpend]</text:p>
          </table:table-cell>
          <table:table-cell table:style-name="Таблица1.B2" office:value-type="string">
            <text:p text:style-name="P1849">Добавлять, присоединять, <text:span text:style-name="T48">дополнение</text:span></text:p>
          </table:table-cell>
        </table:table-row>
        <table:table-row>
          <table:table-cell table:style-name="Таблица1.A594" office:value-type="string">
            <text:p text:style-name="P1850">3248)it is</text:p>
            <text:p text:style-name="P1850"/>
            <text:p text:style-name="P1850"/>
            <text:p text:style-name="P1850"/>
          </table:table-cell>
          <table:table-cell table:style-name="Таблица1.B2" office:value-type="string">
            <text:p text:style-name="P1850">Это есть</text:p>
          </table:table-cell>
        </table:table-row>
        <table:table-row>
          <table:table-cell table:style-name="Таблица1.A594" office:value-type="string">
            <text:p text:style-name="P1851">3249)recite</text:p>
            <text:p text:style-name="P1851"/>
            <text:p text:style-name="P1851"/>
            <text:p text:style-name="P429">[rɪˈsaɪt]</text:p>
          </table:table-cell>
          <table:table-cell table:style-name="Таблица1.B2" office:value-type="string">
            <text:p text:style-name="P1851">Декламировать</text:p>
          </table:table-cell>
        </table:table-row>
        <table:table-row>
          <table:table-cell table:style-name="Таблица1.A598" office:value-type="string">
            <text:p text:style-name="P1852">3250)Quiet!</text:p>
            <text:p text:style-name="P1852"/>
            <text:p text:style-name="P1852"/>
            <text:p text:style-name="P430">[ˈkwaɪət]</text:p>
          </table:table-cell>
          <table:table-cell table:style-name="Таблица1.B2" office:value-type="string">
            <text:p text:style-name="P1852">Тише</text:p>
          </table:table-cell>
        </table:table-row>
        <table:table-row>
          <table:table-cell table:style-name="Таблица1.A598" office:value-type="string">
            <text:p text:style-name="P1853">3251)curious</text:p>
            <text:p text:style-name="P1853"/>
            <text:p text:style-name="P1853"/>
            <text:p text:style-name="P431">[ˈkjuərɪəs]</text:p>
          </table:table-cell>
          <table:table-cell table:style-name="Таблица1.B2" office:value-type="string">
            <text:p text:style-name="P1853">Любопытный, странный</text:p>
          </table:table-cell>
        </table:table-row>
        <text:soft-page-break/>
        <table:table-row>
          <table:table-cell table:style-name="Таблица1.A598" office:value-type="string">
            <text:p text:style-name="P1854">3252)unify</text:p>
            <text:p text:style-name="P1854"/>
            <text:p text:style-name="P1854"/>
            <text:p text:style-name="P432">[ˈjuːnɪfaɪ]</text:p>
          </table:table-cell>
          <table:table-cell table:style-name="Таблица1.B2" office:value-type="string">
            <text:p text:style-name="P1854">Унифицировать, объединять</text:p>
          </table:table-cell>
        </table:table-row>
        <table:table-row>
          <table:table-cell table:style-name="Таблица1.A598" office:value-type="string">
            <text:p text:style-name="P1855">3253)reckless</text:p>
            <text:p text:style-name="P1855"/>
            <text:p text:style-name="P1855"/>
            <text:p text:style-name="P433">[ˈrekləs]</text:p>
          </table:table-cell>
          <table:table-cell table:style-name="Таблица1.B2" office:value-type="string">
            <text:p text:style-name="P1855">Безрассудный</text:p>
          </table:table-cell>
        </table:table-row>
        <table:table-row>
          <table:table-cell table:style-name="Таблица1.A602" office:value-type="string">
            <text:p text:style-name="P1856">3254)Raise a claim</text:p>
            <text:p text:style-name="P1856"/>
            <text:p text:style-name="P1856"/>
            <text:p text:style-name="P434">[kleɪm]</text:p>
          </table:table-cell>
          <table:table-cell table:style-name="Таблица1.B2" office:value-type="string">
            <text:p text:style-name="P1856">Предъявлять претензию</text:p>
          </table:table-cell>
        </table:table-row>
        <table:table-row>
          <table:table-cell table:style-name="Таблица1.A602" office:value-type="string">
            <text:p text:style-name="P1857">3255)crash</text:p>
            <text:p text:style-name="P1857"/>
            <text:p text:style-name="P1857"/>
            <text:p text:style-name="P435">[kræʃ]</text:p>
          </table:table-cell>
          <table:table-cell table:style-name="Таблица1.B2" office:value-type="string">
            <text:p text:style-name="P1857">Авария, потерпеть аварию, аварийный <text:span text:style-name="T49">отказ</text:span></text:p>
          </table:table-cell>
        </table:table-row>
        <table:table-row>
          <table:table-cell table:style-name="Таблица1.A602" office:value-type="string">
            <text:p text:style-name="P1858">3256)bootstrap</text:p>
            <text:p text:style-name="P1858"/>
            <text:p text:style-name="P1858"/>
            <text:p text:style-name="P436">[ˈbuːtstræp]</text:p>
          </table:table-cell>
          <table:table-cell table:style-name="Таблица1.B2" office:value-type="string">
            <text:p text:style-name="P1858">Начальная загрузка</text:p>
          </table:table-cell>
        </table:table-row>
        <table:table-row>
          <table:table-cell table:style-name="Таблица1.A602" office:value-type="string">
            <text:p text:style-name="P1859">3257)reconciliation</text:p>
            <text:p text:style-name="P1859"/>
            <text:p text:style-name="P1859"/>
            <text:p text:style-name="P437">[ˌrek(ə)nˌsɪlɪˈeɪʃ(ə)n]</text:p>
          </table:table-cell>
          <table:table-cell table:style-name="Таблица1.B2" office:value-type="string">
            <text:p text:style-name="P1859">Примирение, соглашение</text:p>
          </table:table-cell>
        </table:table-row>
        <table:table-row>
          <table:table-cell table:style-name="Таблица1.A606" office:value-type="string">
            <text:p text:style-name="P1860">3258)On condition</text:p>
            <text:p text:style-name="P1860"/>
            <text:p text:style-name="P1860"/>
            <text:p text:style-name="P1860"/>
          </table:table-cell>
          <table:table-cell table:style-name="Таблица1.B2" office:value-type="string">
            <text:p text:style-name="P1860">При условии</text:p>
          </table:table-cell>
        </table:table-row>
        <table:table-row>
          <table:table-cell table:style-name="Таблица1.A606" office:value-type="string">
            <text:p text:style-name="P1861">3259)spawn</text:p>
            <text:p text:style-name="P1861"/>
            <text:p text:style-name="P1861"/>
            <text:p text:style-name="P438">[spɔːn]</text:p>
          </table:table-cell>
          <table:table-cell table:style-name="Таблица1.B2" office:value-type="string">
            <text:p text:style-name="P1862">Порождать, порождение, икра</text:p>
          </table:table-cell>
        </table:table-row>
        <table:table-row>
          <table:table-cell table:style-name="Таблица1.A606" office:value-type="string">
            <text:p text:style-name="P1863">3260)denote</text:p>
            <text:p text:style-name="P1863"/>
            <text:p text:style-name="P1863"/>
            <text:p text:style-name="P439">[dɪˈnəut]</text:p>
          </table:table-cell>
          <table:table-cell table:style-name="Таблица1.B2" office:value-type="string">
            <text:p text:style-name="P1863">Обозначать</text:p>
          </table:table-cell>
        </table:table-row>
        <table:table-row>
          <table:table-cell table:style-name="Таблица1.A606" office:value-type="string">
            <text:p text:style-name="P1864">3261)recover</text:p>
            <text:p text:style-name="P1864"/>
            <text:p text:style-name="P1864"/>
            <text:p text:style-name="P440">[rɪˈkʌvə]</text:p>
          </table:table-cell>
          <table:table-cell table:style-name="Таблица1.B2" office:value-type="string">
            <text:p text:style-name="P1864">Восстанавливать</text:p>
          </table:table-cell>
        </table:table-row>
        <table:table-row>
          <table:table-cell table:style-name="Таблица1.A610" office:value-type="string">
            <text:p text:style-name="P1865">3262)under such condition</text:p>
            <text:p text:style-name="P1865"/>
            <text:p text:style-name="P1865"/>
            <text:p text:style-name="P1865"/>
          </table:table-cell>
          <table:table-cell table:style-name="Таблица1.B2" office:value-type="string">
            <text:p text:style-name="P1865">В таких условиях</text:p>
          </table:table-cell>
        </table:table-row>
        <table:table-row>
          <table:table-cell table:style-name="Таблица1.A610" office:value-type="string">
            <text:p text:style-name="P1866">3263)<text:span text:style-name="T50">buddy</text:span></text:p>
            <text:p text:style-name="P1866"/>
            <text:p text:style-name="P1866"/>
            <text:p text:style-name="P441">[ˈbʌdɪ]</text:p>
          </table:table-cell>
          <table:table-cell table:style-name="Таблица1.B2" office:value-type="string">
            <text:p text:style-name="P1867">Приятель, соучастник разработки</text:p>
          </table:table-cell>
        </table:table-row>
        <table:table-row>
          <table:table-cell table:style-name="Таблица1.A610" office:value-type="string">
            <text:p text:style-name="P1868">3264)stuck</text:p>
            <text:p text:style-name="P1868"/>
            <text:p text:style-name="P1868"/>
            <text:p text:style-name="P442">[stʌk]</text:p>
          </table:table-cell>
          <table:table-cell table:style-name="Таблица1.B2" office:value-type="string">
            <text:p text:style-name="P1868">Прошедшее время глагол и причастие stick, застрявший</text:p>
          </table:table-cell>
        </table:table-row>
        <table:table-row>
          <table:table-cell table:style-name="Таблица1.A610" office:value-type="string">
            <text:p text:style-name="P1869">3265)toy</text:p>
            <text:p text:style-name="P1869"><text:soft-page-break/></text:p>
            <text:p text:style-name="P1869"/>
            <text:p text:style-name="P443">[tɔɪ]</text:p>
          </table:table-cell>
          <table:table-cell table:style-name="Таблица1.B2" office:value-type="string">
            <text:p text:style-name="P1865"/>
            <text:p text:style-name="P1869"><text:soft-page-break/>Игрушка, игрушечный</text:p>
          </table:table-cell>
        </table:table-row>
        <table:table-row>
          <table:table-cell table:style-name="Таблица1.A612" office:value-type="string">
            <text:p text:style-name="P1870">3266)grab</text:p>
            <text:p text:style-name="P1870"/>
            <text:p text:style-name="P1870"/>
            <text:p text:style-name="P444">[græb]</text:p>
          </table:table-cell>
          <table:table-cell table:style-name="Таблица1.B2" office:value-type="string">
            <text:p text:style-name="P1870">Захват, захватывать</text:p>
          </table:table-cell>
        </table:table-row>
        <table:table-row>
          <table:table-cell table:style-name="Таблица1.A612" office:value-type="string">
            <text:p text:style-name="P1871">3267)redden</text:p>
            <text:p text:style-name="P1871"/>
            <text:p text:style-name="P1871"/>
            <text:p text:style-name="P445">[ˈred(ə)n]</text:p>
          </table:table-cell>
          <table:table-cell table:style-name="Таблица1.B2" office:value-type="string">
            <text:p text:style-name="P1871">Краснеть</text:p>
          </table:table-cell>
        </table:table-row>
        <table:table-row>
          <table:table-cell table:style-name="Таблица1.A616" office:value-type="string">
            <text:p text:style-name="P1872">3268)For lack of</text:p>
            <text:p text:style-name="P1872"/>
            <text:p text:style-name="P1872"/>
            <text:p text:style-name="P1872"/>
          </table:table-cell>
          <table:table-cell table:style-name="Таблица1.B2" office:value-type="string">
            <text:p text:style-name="P1872">Из-за отсутствия</text:p>
          </table:table-cell>
        </table:table-row>
        <table:table-row>
          <table:table-cell table:style-name="Таблица1.A616" office:value-type="string">
            <text:p text:style-name="P1873">3269)truncate</text:p>
            <text:p text:style-name="P1873"/>
            <text:p text:style-name="P1873"/>
            <text:p text:style-name="P446">[trʌŋˈkeɪt]</text:p>
          </table:table-cell>
          <table:table-cell table:style-name="Таблица1.B2" office:value-type="string">
            <text:p text:style-name="P1873">Усекать, округлять, усечённый</text:p>
          </table:table-cell>
        </table:table-row>
        <table:table-row>
          <table:table-cell table:style-name="Таблица1.A616" office:value-type="string">
            <text:p text:style-name="P1874">3270)emphasize</text:p>
            <text:p text:style-name="P1874"/>
            <text:p text:style-name="P1874"/>
            <text:p text:style-name="P447">[ˈemfəsaɪz]</text:p>
          </table:table-cell>
          <table:table-cell table:style-name="Таблица1.B2" office:value-type="string">
            <text:p text:style-name="P1874">Подчёркивать</text:p>
          </table:table-cell>
        </table:table-row>
        <table:table-row>
          <table:table-cell table:style-name="Таблица1.A616" office:value-type="string">
            <text:p text:style-name="P1875">3271)reel</text:p>
            <text:p text:style-name="P1875"/>
            <text:p text:style-name="P1875"/>
            <text:p text:style-name="P448">[riːl]</text:p>
          </table:table-cell>
          <table:table-cell table:style-name="Таблица1.B2" office:value-type="string">
            <text:p text:style-name="P1875">Катушка, барабан, наматывать, сматывать</text:p>
          </table:table-cell>
        </table:table-row>
        <table:table-row>
          <table:table-cell table:style-name="Таблица1.A620" office:value-type="string">
            <text:p text:style-name="P1876">3272)in truth</text:p>
            <text:p text:style-name="P1876"/>
            <text:p text:style-name="P1876"/>
            <text:p text:style-name="P1876"/>
          </table:table-cell>
          <table:table-cell table:style-name="Таблица1.B2" office:value-type="string">
            <text:p text:style-name="P1876">Действительно</text:p>
          </table:table-cell>
        </table:table-row>
        <table:table-row>
          <table:table-cell table:style-name="Таблица1.A620" office:value-type="string">
            <text:p text:style-name="P1877">3273)continuation</text:p>
            <text:p text:style-name="P1877"/>
            <text:p text:style-name="P1877"/>
            <text:p text:style-name="P449">[kənˌtɪnjuˈeɪʃ(ə)n]</text:p>
          </table:table-cell>
          <table:table-cell table:style-name="Таблица1.B2" office:value-type="string">
            <text:p text:style-name="P1877">Продолжение</text:p>
          </table:table-cell>
        </table:table-row>
        <table:table-row>
          <table:table-cell table:style-name="Таблица1.A620" office:value-type="string">
            <text:p text:style-name="P1878">3274)bound</text:p>
            <text:p text:style-name="P1878"/>
            <text:p text:style-name="P1878"/>
            <text:p text:style-name="P450">[baund]</text:p>
          </table:table-cell>
          <table:table-cell table:style-name="Таблица1.B2" office:value-type="string">
            <text:p text:style-name="P1878">Граница, связанный, предел</text:p>
          </table:table-cell>
        </table:table-row>
        <table:table-row>
          <table:table-cell table:style-name="Таблица1.A620" office:value-type="string">
            <text:p text:style-name="P1879">3275)refer</text:p>
            <text:p text:style-name="P1879"/>
            <text:p text:style-name="P1879"/>
            <text:p text:style-name="P451">[rɪˈfɜː]</text:p>
          </table:table-cell>
          <table:table-cell table:style-name="Таблица1.B2" office:value-type="string">
            <text:p text:style-name="P1880">Ссылаться, отправлять, обращаться, <text:span text:style-name="T51">относиться</text:span></text:p>
          </table:table-cell>
        </table:table-row>
        <table:table-row>
          <table:table-cell table:style-name="Таблица1.A624" office:value-type="string">
            <text:p text:style-name="P1881">3276)Be in the same boat</text:p>
            <text:p text:style-name="P1881"/>
            <text:p text:style-name="P1881"/>
            <text:p text:style-name="P1881"/>
          </table:table-cell>
          <table:table-cell table:style-name="Таблица1.B2" office:value-type="string">
            <text:p text:style-name="P1882">Быть в одинаковом положении</text:p>
          </table:table-cell>
        </table:table-row>
        <table:table-row>
          <table:table-cell table:style-name="Таблица1.A624" office:value-type="string">
            <text:p text:style-name="P1883">3277)trim</text:p>
            <text:p text:style-name="P1883"/>
            <text:p text:style-name="P1883"/>
            <text:p text:style-name="P452">[trɪm]</text:p>
          </table:table-cell>
          <table:table-cell table:style-name="Таблица1.B2" office:value-type="string">
            <text:p text:style-name="P1883">Отделка, аккуратный, подрезать</text:p>
          </table:table-cell>
        </table:table-row>
        <table:table-row>
          <table:table-cell table:style-name="Таблица1.A624" office:value-type="string">
            <text:p text:style-name="P1884">3278)outline</text:p>
            <text:p text:style-name="P1884"/>
            <text:p text:style-name="P1884"><text:soft-page-break/></text:p>
            <text:p text:style-name="P453">[ˈautlaɪn]</text:p>
          </table:table-cell>
          <table:table-cell table:style-name="Таблица1.B2" office:value-type="string">
            <text:p text:style-name="P1882"/>
            <text:p text:style-name="P1882"/>
            <text:p text:style-name="P1884"><text:soft-page-break/>План, обводить, контурный, структура</text:p>
          </table:table-cell>
        </table:table-row>
        <table:table-row>
          <table:table-cell table:style-name="Таблица1.A624" office:value-type="string">
            <text:p text:style-name="P1885">3279)rehearse</text:p>
            <text:p text:style-name="P1885"/>
            <text:p text:style-name="P1885"/>
            <text:p text:style-name="P454">[rɪˈhɜːs]</text:p>
          </table:table-cell>
          <table:table-cell table:style-name="Таблица1.B2" office:value-type="string">
            <text:p text:style-name="P1885">Репетировать</text:p>
          </table:table-cell>
        </table:table-row>
        <table:table-row>
          <table:table-cell table:style-name="Таблица1.A628" office:value-type="string">
            <text:p text:style-name="P1886">3280)Address the chair</text:p>
            <text:p text:style-name="P1886"/>
            <text:p text:style-name="P1886"/>
            <text:p text:style-name="P1886"/>
          </table:table-cell>
          <table:table-cell table:style-name="Таблица1.B2" office:value-type="string">
            <text:p text:style-name="P1886">Обращаться к председателю собрания</text:p>
          </table:table-cell>
        </table:table-row>
        <table:table-row>
          <table:table-cell table:style-name="Таблица1.A628" office:value-type="string">
            <text:p text:style-name="P1887">3281)reduction</text:p>
            <text:p text:style-name="P1887"/>
            <text:p text:style-name="P1887"/>
            <text:p text:style-name="P455">[rɪˈdʌkʃ(ə)n]</text:p>
          </table:table-cell>
          <table:table-cell table:style-name="Таблица1.B2" office:value-type="string">
            <text:p text:style-name="P1887">Предварительная обработка, уменьшение, упрощение</text:p>
          </table:table-cell>
        </table:table-row>
        <table:table-row>
          <table:table-cell table:style-name="Таблица1.A628" office:value-type="string">
            <text:p text:style-name="P1888">3282)figure out</text:p>
            <text:p text:style-name="P1888"/>
            <text:p text:style-name="P1888"/>
            <text:p text:style-name="P1888"/>
          </table:table-cell>
          <table:table-cell table:style-name="Таблица1.B2" office:value-type="string">
            <text:p text:style-name="P1888">Понять, вычислить</text:p>
          </table:table-cell>
        </table:table-row>
        <table:table-row>
          <table:table-cell table:style-name="Таблица1.A628" office:value-type="string">
            <text:p text:style-name="P1889">3283)reign</text:p>
            <text:p text:style-name="P1889"/>
            <text:p text:style-name="P1889"/>
            <text:p text:style-name="P456">[reɪn]</text:p>
          </table:table-cell>
          <table:table-cell table:style-name="Таблица1.B2" office:value-type="string">
            <text:p text:style-name="P1889">Царство<text:span text:style-name="T52">вание</text:span>, царствовать</text:p>
          </table:table-cell>
        </table:table-row>
        <table:table-row>
          <table:table-cell table:style-name="Таблица1.A632" office:value-type="string">
            <text:p text:style-name="P1890">3284)Take the chair</text:p>
            <text:p text:style-name="P1890"/>
            <text:p text:style-name="P1890"/>
            <text:p text:style-name="P1890"/>
          </table:table-cell>
          <table:table-cell table:style-name="Таблица1.B2" office:value-type="string">
            <text:p text:style-name="P1890">Открыть заседание</text:p>
          </table:table-cell>
        </table:table-row>
        <table:table-row>
          <table:table-cell table:style-name="Таблица1.A632" office:value-type="string">
            <text:p text:style-name="P1891">3285)bulk</text:p>
            <text:p text:style-name="P1891"/>
            <text:p text:style-name="P1891"/>
            <text:p text:style-name="P457">[bʌlk]</text:p>
          </table:table-cell>
          <table:table-cell table:style-name="Таблица1.B2" office:value-type="string">
            <text:p text:style-name="P1891">Большое количество, большая часть, объём</text:p>
          </table:table-cell>
        </table:table-row>
        <table:table-row>
          <table:table-cell table:style-name="Таблица1.A632" office:value-type="string">
            <text:p text:style-name="P1892">3286)persist</text:p>
            <text:p text:style-name="P1892"/>
            <text:p text:style-name="P1892"/>
            <text:p text:style-name="P458">[pəˈsɪst]</text:p>
          </table:table-cell>
          <table:table-cell table:style-name="Таблица1.B2" office:value-type="string">
            <text:p text:style-name="P1892">Сохраняться, <text:span text:style-name="T53">упорствовать</text:span></text:p>
          </table:table-cell>
        </table:table-row>
        <table:table-row>
          <table:table-cell table:style-name="Таблица1.A632" office:value-type="string">
            <text:p text:style-name="P1893">3287)reject</text:p>
            <text:p text:style-name="P1893"/>
            <text:p text:style-name="P1893"/>
            <text:p text:style-name="P459">[rɪˈʤekt]</text:p>
          </table:table-cell>
          <table:table-cell table:style-name="Таблица1.B2" office:value-type="string">
            <text:p text:style-name="P1893">Отклонить</text:p>
          </table:table-cell>
        </table:table-row>
        <table:table-row>
          <table:table-cell table:style-name="Таблица1.A636" office:value-type="string">
            <text:p text:style-name="P1894">3288)up to date</text:p>
            <text:p text:style-name="P1894"/>
            <text:p text:style-name="P1894"/>
            <text:p text:style-name="P1894"/>
          </table:table-cell>
          <table:table-cell table:style-name="Таблица1.B2" office:value-type="string">
            <text:p text:style-name="P1894">Новейший, до настоящего времени</text:p>
          </table:table-cell>
        </table:table-row>
        <table:table-row>
          <table:table-cell table:style-name="Таблица1.A636" office:value-type="string">
            <text:p text:style-name="P1895">3289)forwarding</text:p>
            <text:p text:style-name="P1895"/>
            <text:p text:style-name="P1895"/>
            <text:p text:style-name="P460">[ˈfɔːwədɪŋ]</text:p>
          </table:table-cell>
          <table:table-cell table:style-name="Таблица1.B2" office:value-type="string">
            <text:p text:style-name="P1895">Экспедиция, продвижение, пересылка</text:p>
          </table:table-cell>
        </table:table-row>
        <table:table-row>
          <table:table-cell table:style-name="Таблица1.A636" office:value-type="string">
            <text:p text:style-name="P1896">3290)screen</text:p>
            <text:p text:style-name="P1896"/>
            <text:p text:style-name="P1896"/>
            <text:p text:style-name="P461">[skriːn]</text:p>
          </table:table-cell>
          <table:table-cell table:style-name="Таблица1.B2" office:value-type="string">
            <text:p text:style-name="P1896">Экран, экранировать</text:p>
          </table:table-cell>
        </table:table-row>
        <table:table-row>
          <table:table-cell table:style-name="Таблица1.A636" office:value-type="string">
            <text:p text:style-name="P1897">3291)rejection</text:p>
            <text:p text:style-name="P1897"/>
            <text:p text:style-name="P1897"/>
            <text:p text:style-name="P462"><text:soft-page-break/>[rɪˈʤekʃ(ə)n]</text:p>
          </table:table-cell>
          <table:table-cell table:style-name="Таблица1.B2" office:value-type="string">
            <text:p text:style-name="P1894"/>
            <text:p text:style-name="P1894"/>
            <text:p text:style-name="P1894"/>
            <text:p text:style-name="P1897"><text:soft-page-break/>Отказ, выброс</text:p>
          </table:table-cell>
        </table:table-row>
        <table:table-row>
          <table:table-cell table:style-name="Таблица1.A640" office:value-type="string">
            <text:p text:style-name="P1898">3292)In one's own fashion</text:p>
            <text:p text:style-name="P1898"/>
            <text:p text:style-name="P1898"/>
            <text:p text:style-name="P1898"/>
          </table:table-cell>
          <table:table-cell table:style-name="Таблица1.B2" office:value-type="string">
            <text:p text:style-name="P1898">По-своему</text:p>
          </table:table-cell>
        </table:table-row>
        <table:table-row>
          <table:table-cell table:style-name="Таблица1.A640" office:value-type="string">
            <text:p text:style-name="P1899">3293)basically</text:p>
            <text:p text:style-name="P1899"/>
            <text:p text:style-name="P1899"/>
            <text:p text:style-name="P463">[ˈbeɪsɪk(ə)lɪ]</text:p>
          </table:table-cell>
          <table:table-cell table:style-name="Таблица1.B2" office:value-type="string">
            <text:p text:style-name="P1899">В основном</text:p>
          </table:table-cell>
        </table:table-row>
        <table:table-row>
          <table:table-cell table:style-name="Таблица1.A640" office:value-type="string">
            <text:p text:style-name="P1900">3294)prevent</text:p>
            <text:p text:style-name="P1900"/>
            <text:p text:style-name="P1900"/>
            <text:p text:style-name="P464">[prɪˈvent]</text:p>
          </table:table-cell>
          <table:table-cell table:style-name="Таблица1.B2" office:value-type="string">
            <text:p text:style-name="P1900">Предохранять</text:p>
          </table:table-cell>
        </table:table-row>
        <table:table-row>
          <table:table-cell table:style-name="Таблица1.A640" office:value-type="string">
            <text:p text:style-name="P1901">3295)relation</text:p>
            <text:p text:style-name="P1901"/>
            <text:p text:style-name="P1901"/>
            <text:p text:style-name="P465">[rɪˈleɪʃ(ə)n]</text:p>
          </table:table-cell>
          <table:table-cell table:style-name="Таблица1.B2" office:value-type="string">
            <text:p text:style-name="P1901">Отношение, соотношение, связь</text:p>
          </table:table-cell>
        </table:table-row>
        <table:table-row>
          <table:table-cell table:style-name="Таблица1.A644" office:value-type="string">
            <text:p text:style-name="P1902">3296)Cut off a corner</text:p>
            <text:p text:style-name="P1902"/>
            <text:p text:style-name="P1902"/>
            <text:p text:style-name="P1902"/>
          </table:table-cell>
          <table:table-cell table:style-name="Таблица1.B2" office:value-type="string">
            <text:p text:style-name="P1902">Срезать угол</text:p>
          </table:table-cell>
        </table:table-row>
        <table:table-row>
          <table:table-cell table:style-name="Таблица1.A644" office:value-type="string">
            <text:p text:style-name="P1903">3297)<text:span text:style-name="T54">transition</text:span></text:p>
            <text:p text:style-name="P1903"/>
            <text:p text:style-name="P1903"/>
            <text:p text:style-name="P466">[trænˈzɪʃ(ə)n]</text:p>
          </table:table-cell>
          <table:table-cell table:style-name="Таблица1.B2" office:value-type="string">
            <text:p text:style-name="P1904">Переходный, переход, перемещение</text:p>
          </table:table-cell>
        </table:table-row>
        <table:table-row>
          <table:table-cell table:style-name="Таблица1.A644" office:value-type="string">
            <text:p text:style-name="P1905">3298)confusion</text:p>
            <text:p text:style-name="P1905"/>
            <text:p text:style-name="P1905"/>
            <text:p text:style-name="P467">[kənˈfjuːʒ(ə)n]</text:p>
          </table:table-cell>
          <table:table-cell table:style-name="Таблица1.B2" office:value-type="string">
            <text:p text:style-name="P1905">Путаница, замешательство</text:p>
          </table:table-cell>
        </table:table-row>
        <table:table-row>
          <table:table-cell table:style-name="Таблица1.A644" office:value-type="string">
            <text:p text:style-name="P1906">3299)reliable</text:p>
            <text:p text:style-name="P1906"/>
            <text:p text:style-name="P1906"/>
            <text:p text:style-name="P468">[rɪˈlaɪəbl]</text:p>
          </table:table-cell>
          <table:table-cell table:style-name="Таблица1.B2" office:value-type="string">
            <text:p text:style-name="P1906">Надёжный, достоверный</text:p>
          </table:table-cell>
        </table:table-row>
        <table:table-row>
          <table:table-cell table:style-name="Таблица1.A648" office:value-type="string">
            <text:p text:style-name="P1907">3300)Round the corner</text:p>
            <text:p text:style-name="P1907"/>
            <text:p text:style-name="P1907"/>
            <text:p text:style-name="P1907"/>
          </table:table-cell>
          <table:table-cell table:style-name="Таблица1.B2" office:value-type="string">
            <text:p text:style-name="P1908">За углом, рядом</text:p>
          </table:table-cell>
        </table:table-row>
        <table:table-row>
          <table:table-cell table:style-name="Таблица1.A648" office:value-type="string">
            <text:p text:style-name="P1909">3301)jump</text:p>
            <text:p text:style-name="P1909"/>
            <text:p text:style-name="P1909"/>
            <text:p text:style-name="P469">[ʤʌmp]</text:p>
          </table:table-cell>
          <table:table-cell table:style-name="Таблица1.B2" office:value-type="string">
            <text:p text:style-name="P1909">Прыжок, прыгать, переход, переходить</text:p>
          </table:table-cell>
        </table:table-row>
        <table:table-row>
          <table:table-cell table:style-name="Таблица1.A648" office:value-type="string">
            <text:p text:style-name="P1910">3302)look up</text:p>
            <text:p text:style-name="P1910"/>
            <text:p text:style-name="P1910"/>
            <text:p text:style-name="P1910"/>
          </table:table-cell>
          <table:table-cell table:style-name="Таблица1.B2" office:value-type="string">
            <text:p text:style-name="P1910">Искать, смотреть вверх</text:p>
          </table:table-cell>
        </table:table-row>
        <table:table-row>
          <table:table-cell table:style-name="Таблица1.A648" office:value-type="string">
            <text:p text:style-name="P1911">3303)rely</text:p>
            <text:p text:style-name="P1911"/>
            <text:p text:style-name="P1911"/>
            <text:p text:style-name="P470">[rɪˈlaɪ]</text:p>
          </table:table-cell>
          <table:table-cell table:style-name="Таблица1.B2" office:value-type="string">
            <text:p text:style-name="P1911">Полагаться</text:p>
          </table:table-cell>
        </table:table-row>
        <table:table-row>
          <table:table-cell table:style-name="Таблица1.A652" office:value-type="string">
            <text:p text:style-name="P1912">3304)Of good quality</text:p>
            <text:p text:style-name="P1912"/>
            <text:p text:style-name="P1912"/>
            <text:p text:style-name="P1912"/>
          </table:table-cell>
          <table:table-cell table:style-name="Таблица1.B2" office:value-type="string">
            <text:p text:style-name="P1912">Высокого качества</text:p>
          </table:table-cell>
        </table:table-row>
        <text:soft-page-break/>
        <table:table-row>
          <table:table-cell table:style-name="Таблица1.A652" office:value-type="string">
            <text:p text:style-name="P1913">3305)execution</text:p>
            <text:p text:style-name="P1913"/>
            <text:p text:style-name="P1913"/>
            <text:p text:style-name="P471">[ˌeksɪˈkjuːʃ(ə)n]</text:p>
          </table:table-cell>
          <table:table-cell table:style-name="Таблица1.B2" office:value-type="string">
            <text:p text:style-name="P1913">Выполнение, казнь</text:p>
          </table:table-cell>
        </table:table-row>
        <table:table-row>
          <table:table-cell table:style-name="Таблица1.A652" office:value-type="string">
            <text:p text:style-name="P1914">3306)aren’t</text:p>
            <text:p text:style-name="P1914"/>
            <text:p text:style-name="P1914"/>
            <text:p text:style-name="P472">[ɑːnt]</text:p>
          </table:table-cell>
          <table:table-cell table:style-name="Таблица1.B2" office:value-type="string">
            <text:p text:style-name="P1915">Не, не является, правда(разговорное)</text:p>
          </table:table-cell>
        </table:table-row>
        <table:table-row>
          <table:table-cell table:style-name="Таблица1.A652" office:value-type="string">
            <text:p text:style-name="P1916">3307)remit</text:p>
            <text:p text:style-name="P1916"/>
            <text:p text:style-name="P1916"/>
            <text:p text:style-name="P473">[rɪˈmɪt]</text:p>
          </table:table-cell>
          <table:table-cell table:style-name="Таблица1.B2" office:value-type="string">
            <text:p text:style-name="P1916">Уменьшать</text:p>
          </table:table-cell>
        </table:table-row>
        <table:table-row>
          <table:table-cell table:style-name="Таблица1.A656" office:value-type="string">
            <text:p text:style-name="P1917">3308)Keep one's temper</text:p>
            <text:p text:style-name="P1917"/>
            <text:p text:style-name="P1917"/>
            <text:p text:style-name="P1917"/>
          </table:table-cell>
          <table:table-cell table:style-name="Таблица1.B2" office:value-type="string">
            <text:p text:style-name="P1917">Владеть собой</text:p>
          </table:table-cell>
        </table:table-row>
        <table:table-row>
          <table:table-cell table:style-name="Таблица1.A656" office:value-type="string">
            <text:p text:style-name="P1918">3309)broken</text:p>
            <text:p text:style-name="P1918"/>
            <text:p text:style-name="P1918"/>
            <text:p text:style-name="P474">[ˈbrəuk(ə)n]</text:p>
          </table:table-cell>
          <table:table-cell table:style-name="Таблица1.B2" office:value-type="string">
            <text:p text:style-name="P1918">Сломанный</text:p>
          </table:table-cell>
        </table:table-row>
        <table:table-row>
          <table:table-cell table:style-name="Таблица1.A656" office:value-type="string">
            <text:p text:style-name="P1919">3310)intersection</text:p>
            <text:p text:style-name="P1919"/>
            <text:p text:style-name="P1919"/>
            <text:p text:style-name="P475">[ˌɪntəˈsekʃ(ə)n]</text:p>
          </table:table-cell>
          <table:table-cell table:style-name="Таблица1.B2" office:value-type="string">
            <text:p text:style-name="P1919">Пересечение, перекрёсток</text:p>
          </table:table-cell>
        </table:table-row>
        <table:table-row>
          <table:table-cell table:style-name="Таблица1.A656" office:value-type="string">
            <text:p text:style-name="P1920">3311)remove</text:p>
            <text:p text:style-name="P1920"/>
            <text:p text:style-name="P1920"/>
            <text:p text:style-name="P476">[rɪˈmuːv]</text:p>
          </table:table-cell>
          <table:table-cell table:style-name="Таблица1.B2" office:value-type="string">
            <text:p text:style-name="P1921">Удалять, удаление</text:p>
          </table:table-cell>
        </table:table-row>
        <table:table-row>
          <table:table-cell table:style-name="Таблица1.A660" office:value-type="string">
            <text:p text:style-name="P1922">3312)Lose one's temper</text:p>
            <text:p text:style-name="P1922"/>
            <text:p text:style-name="P1922"/>
            <text:p text:style-name="P1922"/>
          </table:table-cell>
          <table:table-cell table:style-name="Таблица1.B2" office:value-type="string">
            <text:p text:style-name="P1922">Выйти из себя</text:p>
          </table:table-cell>
        </table:table-row>
        <table:table-row>
          <table:table-cell table:style-name="Таблица1.A660" office:value-type="string">
            <text:p text:style-name="P1923">3313)distribution</text:p>
            <text:p text:style-name="P1923"/>
            <text:p text:style-name="P1923"/>
            <text:p text:style-name="P477">[ˌdɪstrɪˈbjuːʃ(ə)n]</text:p>
          </table:table-cell>
          <table:table-cell table:style-name="Таблица1.B2" office:value-type="string">
            <text:p text:style-name="P1923">Распространение, распределение, внедрение</text:p>
          </table:table-cell>
        </table:table-row>
        <table:table-row>
          <table:table-cell table:style-name="Таблица1.A660" office:value-type="string">
            <text:p text:style-name="P1924">3314)nicer</text:p>
            <text:p text:style-name="P1924"/>
            <text:p text:style-name="P1924"/>
            <text:p text:style-name="P1924"/>
          </table:table-cell>
          <table:table-cell table:style-name="Таблица1.B2" office:value-type="string">
            <text:p text:style-name="P1925">Хороший, красивый, лучше</text:p>
          </table:table-cell>
        </table:table-row>
        <table:table-row>
          <table:table-cell table:style-name="Таблица1.A660" office:value-type="string">
            <text:p text:style-name="P1926">3315)remuneration</text:p>
            <text:p text:style-name="P1926"/>
            <text:p text:style-name="P1926"/>
            <text:p text:style-name="P478">[rɪˌmjuːn(ə)ˈreɪʃ(ə)n]</text:p>
          </table:table-cell>
          <table:table-cell table:style-name="Таблица1.B2" office:value-type="string">
            <text:p text:style-name="P1926">Вознаграждение, оплата</text:p>
          </table:table-cell>
        </table:table-row>
        <table:table-row>
          <table:table-cell table:style-name="Таблица1.A664" office:value-type="string">
            <text:p text:style-name="P1927">3316)In due course</text:p>
            <text:p text:style-name="P1927"/>
            <text:p text:style-name="P1927"/>
            <text:p text:style-name="P1927"/>
          </table:table-cell>
          <table:table-cell table:style-name="Таблица1.B2" office:value-type="string">
            <text:p text:style-name="P1927">Должным образом, своевременно</text:p>
          </table:table-cell>
        </table:table-row>
        <table:table-row>
          <table:table-cell table:style-name="Таблица1.A664" office:value-type="string">
            <text:p text:style-name="P1928">3317)ambiguous</text:p>
            <text:p text:style-name="P1928"/>
            <text:p text:style-name="P1928"/>
            <text:p text:style-name="P479">[æmˈbɪgjuəs]</text:p>
          </table:table-cell>
          <table:table-cell table:style-name="Таблица1.B2" office:value-type="string">
            <text:p text:style-name="P1928">Сомнительный, двухсмысленный</text:p>
          </table:table-cell>
        </table:table-row>
        <table:table-row>
          <table:table-cell table:style-name="Таблица1.A664" office:value-type="string">
            <text:p text:style-name="P1929">3318)suspect</text:p>
            <text:p text:style-name="P1929"><text:soft-page-break/></text:p>
            <text:p text:style-name="P1929"/>
            <text:p text:style-name="P480">[ˈsʌspekt]</text:p>
          </table:table-cell>
          <table:table-cell table:style-name="Таблица1.B2" office:value-type="string">
            <text:p text:style-name="P1927"/>
            <text:p text:style-name="P1929"><text:soft-page-break/>Подозревать, подозреваемый</text:p>
          </table:table-cell>
        </table:table-row>
        <table:table-row>
          <table:table-cell table:style-name="Таблица1.A664" office:value-type="string">
            <text:p text:style-name="P1930">3319)repeat</text:p>
            <text:p text:style-name="P1930"/>
            <text:p text:style-name="P1930"/>
            <text:p text:style-name="P481">[rɪˈpiːt]</text:p>
          </table:table-cell>
          <table:table-cell table:style-name="Таблица1.B2" office:value-type="string">
            <text:p text:style-name="P1930">Повторять, повторение</text:p>
          </table:table-cell>
        </table:table-row>
        <table:table-row>
          <table:table-cell table:style-name="Таблица1.A668" office:value-type="string">
            <text:p text:style-name="P1931">3320)In due time</text:p>
            <text:p text:style-name="P1931"/>
            <text:p text:style-name="P1931"/>
            <text:p text:style-name="P1931"/>
          </table:table-cell>
          <table:table-cell table:style-name="Таблица1.B2" office:value-type="string">
            <text:p text:style-name="P1931">В срок</text:p>
          </table:table-cell>
        </table:table-row>
        <table:table-row>
          <table:table-cell table:style-name="Таблица1.A668" office:value-type="string">
            <text:p text:style-name="P1932">3321)identity</text:p>
            <text:p text:style-name="P1932"/>
            <text:p text:style-name="P1932"/>
            <text:p text:style-name="P482">[aɪˈdentətɪ]</text:p>
          </table:table-cell>
          <table:table-cell table:style-name="Таблица1.B2" office:value-type="string">
            <text:p text:style-name="P1932">Особенность, личность, тождество, идентичность, именование, тип</text:p>
          </table:table-cell>
        </table:table-row>
        <table:table-row>
          <table:table-cell table:style-name="Таблица1.A668" office:value-type="string">
            <text:p text:style-name="P1933">3322)implicitly</text:p>
            <text:p text:style-name="P1933"/>
            <text:p text:style-name="P1933"/>
            <text:p text:style-name="P483">[ɪmˈplɪsɪtlɪ]</text:p>
          </table:table-cell>
          <table:table-cell table:style-name="Таблица1.B2" office:value-type="string">
            <text:p text:style-name="P1933">Безоговорочно, неявным образом</text:p>
          </table:table-cell>
        </table:table-row>
        <table:table-row>
          <table:table-cell table:style-name="Таблица1.A668" office:value-type="string">
            <text:p text:style-name="P1934">3323)repel</text:p>
            <text:p text:style-name="P1934"/>
            <text:p text:style-name="P1934"/>
            <text:p text:style-name="P484">[rɪˈpel]</text:p>
          </table:table-cell>
          <table:table-cell table:style-name="Таблица1.B2" office:value-type="string">
            <text:p text:style-name="P1934">Отталкивать</text:p>
          </table:table-cell>
        </table:table-row>
        <table:table-row>
          <table:table-cell table:style-name="Таблица1.A672" office:value-type="string">
            <text:p text:style-name="P1935">3324)Under the circumstances</text:p>
            <text:p text:style-name="P1935"/>
            <text:p text:style-name="P1935"/>
            <text:p text:style-name="P1935"/>
          </table:table-cell>
          <table:table-cell table:style-name="Таблица1.B2" office:value-type="string">
            <text:p text:style-name="P1935">При данных условиях</text:p>
          </table:table-cell>
        </table:table-row>
        <table:table-row>
          <table:table-cell table:style-name="Таблица1.A672" office:value-type="string">
            <text:p text:style-name="P1936">3325)dummy</text:p>
            <text:p text:style-name="P1936"/>
            <text:p text:style-name="P1936"/>
            <text:p text:style-name="P485">[ˈdʌmɪ]</text:p>
          </table:table-cell>
          <table:table-cell table:style-name="Таблица1.B2" office:value-type="string">
            <text:p text:style-name="P1936">Пустой, манекен, фиктивный</text:p>
          </table:table-cell>
        </table:table-row>
        <table:table-row>
          <table:table-cell table:style-name="Таблица1.A672" office:value-type="string">
            <text:p text:style-name="P1937">3326)rare</text:p>
            <text:p text:style-name="P1937"/>
            <text:p text:style-name="P1937"/>
            <text:p text:style-name="P486">[rɛə]</text:p>
          </table:table-cell>
          <table:table-cell table:style-name="Таблица1.B2" office:value-type="string">
            <text:p text:style-name="P1937">Редкий</text:p>
          </table:table-cell>
        </table:table-row>
        <table:table-row>
          <table:table-cell table:style-name="Таблица1.A672" office:value-type="string">
            <text:p text:style-name="P1938">3327)from within</text:p>
            <text:p text:style-name="P1938"/>
            <text:p text:style-name="P1938"/>
            <text:p text:style-name="P1938"/>
          </table:table-cell>
          <table:table-cell table:style-name="Таблица1.B2" office:value-type="string">
            <text:p text:style-name="P1938">Изнутри</text:p>
          </table:table-cell>
        </table:table-row>
        <table:table-row>
          <table:table-cell table:style-name="Таблица1.A674" office:value-type="string">
            <text:p text:style-name="P1939">3328)post</text:p>
            <text:p text:style-name="P1939"/>
            <text:p text:style-name="P1939"/>
            <text:p text:style-name="P487">[pəust]</text:p>
          </table:table-cell>
          <table:table-cell table:style-name="Таблица1.B2" office:value-type="string">
            <text:p text:style-name="P1939">Должность, после, вносить, сообщение, <text:span text:style-name="T55">почта</text:span></text:p>
          </table:table-cell>
        </table:table-row>
        <table:table-row>
          <table:table-cell table:style-name="Таблица1.A674" office:value-type="string">
            <text:p text:style-name="P1940">3329)research</text:p>
            <text:p text:style-name="P1940"/>
            <text:p text:style-name="P1940"/>
            <text:p text:style-name="P488">[rɪˈsɜːʧ]</text:p>
          </table:table-cell>
          <table:table-cell table:style-name="Таблица1.B2" office:value-type="string">
            <text:p text:style-name="P1940">Исследовать, исследование</text:p>
          </table:table-cell>
        </table:table-row>
        <table:table-row>
          <table:table-cell table:style-name="Таблица1.A678" office:value-type="string">
            <text:p text:style-name="P1941">3330)Be in pain</text:p>
            <text:p text:style-name="P1941"/>
            <text:p text:style-name="P1941"/>
            <text:p text:style-name="P1941"/>
          </table:table-cell>
          <table:table-cell table:style-name="Таблица1.B2" office:value-type="string">
            <text:p text:style-name="P1941">Испытывать боль, страдать</text:p>
          </table:table-cell>
        </table:table-row>
        <table:table-row>
          <table:table-cell table:style-name="Таблица1.A678" office:value-type="string">
            <text:p text:style-name="P1942">3331)getting started</text:p>
            <text:p text:style-name="P1942"/>
            <text:p text:style-name="P1942"><text:soft-page-break/></text:p>
            <text:p text:style-name="P1942"/>
          </table:table-cell>
          <table:table-cell table:style-name="Таблица1.B2" office:value-type="string">
            <text:p text:style-name="P1941"/>
            <text:p text:style-name="P1941"/>
            <text:p text:style-name="P1942"><text:soft-page-break/>Начиная, начало работы</text:p>
          </table:table-cell>
        </table:table-row>
        <table:table-row>
          <table:table-cell table:style-name="Таблица1.A678" office:value-type="string">
            <text:p text:style-name="P1943">3332)hopeful</text:p>
            <text:p text:style-name="P1943"/>
            <text:p text:style-name="P1943"/>
            <text:p text:style-name="P489">[ˈhəupf(ə)l]</text:p>
          </table:table-cell>
          <table:table-cell table:style-name="Таблица1.B2" office:value-type="string">
            <text:p text:style-name="P1943">Надеющийся, многообещающий</text:p>
          </table:table-cell>
        </table:table-row>
        <table:table-row>
          <table:table-cell table:style-name="Таблица1.A678" office:value-type="string">
            <text:p text:style-name="P1944">3333)resemblance</text:p>
            <text:p text:style-name="P1944"/>
            <text:p text:style-name="P1944"/>
            <text:p text:style-name="P490">[rɪˈzemblən(t)s]</text:p>
          </table:table-cell>
          <table:table-cell table:style-name="Таблица1.B2" office:value-type="string">
            <text:p text:style-name="P1944">Сходство</text:p>
          </table:table-cell>
        </table:table-row>
        <table:table-row>
          <table:table-cell table:style-name="Таблица1.A682" office:value-type="string">
            <text:p text:style-name="P1945">3334)A pain in the neck</text:p>
            <text:p text:style-name="P1945"/>
            <text:p text:style-name="P1945"/>
            <text:p text:style-name="P1945"/>
          </table:table-cell>
          <table:table-cell table:style-name="Таблица1.B2" office:value-type="string">
            <text:p text:style-name="P1945">Надоедливый человек</text:p>
          </table:table-cell>
        </table:table-row>
        <table:table-row>
          <table:table-cell table:style-name="Таблица1.A682" office:value-type="string">
            <text:p text:style-name="P1946">3335)occurrence</text:p>
            <text:p text:style-name="P1946"/>
            <text:p text:style-name="P1946"/>
            <text:p text:style-name="P491">[əˈkʌr(ə)n(t)s]</text:p>
          </table:table-cell>
          <table:table-cell table:style-name="Таблица1.B2" office:value-type="string">
            <text:p text:style-name="P1946">Событие, вхождение, экземпляр</text:p>
          </table:table-cell>
        </table:table-row>
        <table:table-row>
          <table:table-cell table:style-name="Таблица1.A682" office:value-type="string">
            <text:p text:style-name="P1948">3336)iterate</text:p>
            <text:p text:style-name="P1948"/>
            <text:p text:style-name="P1948"/>
            <text:p text:style-name="P492">[ˈɪt(ə)reɪt]</text:p>
          </table:table-cell>
          <table:table-cell table:style-name="Таблица1.B2" office:value-type="string">
            <text:p text:style-name="P1948">Повторять</text:p>
          </table:table-cell>
        </table:table-row>
        <table:table-row>
          <table:table-cell table:style-name="Таблица1.A682" office:value-type="string">
            <text:p text:style-name="P1949">3337)temporary</text:p>
            <text:p text:style-name="P1949"/>
            <text:p text:style-name="P1949"/>
            <text:p text:style-name="P493">[ˈtemp(ə)r(ə)rɪ]</text:p>
          </table:table-cell>
          <table:table-cell table:style-name="Таблица1.B2" office:value-type="string">
            <text:p text:style-name="P1949">Временный</text:p>
          </table:table-cell>
        </table:table-row>
        <table:table-row>
          <table:table-cell table:style-name="Таблица1.A686" office:value-type="string">
            <text:p text:style-name="P1950">3338)persistent</text:p>
            <text:p text:style-name="P1950"/>
            <text:p text:style-name="P1950"/>
            <text:p text:style-name="P494">[pəˈsɪst(ə)nt]</text:p>
          </table:table-cell>
          <table:table-cell table:style-name="Таблица1.B2" office:value-type="string">
            <text:p text:style-name="P1950">Постоянный, настойчивый</text:p>
          </table:table-cell>
        </table:table-row>
        <table:table-row>
          <table:table-cell table:style-name="Таблица1.A686" office:value-type="string">
            <text:p text:style-name="P1951">3339)shift</text:p>
            <text:p text:style-name="P1951"/>
            <text:p text:style-name="P1951"/>
            <text:p text:style-name="P495">[ʃɪft]</text:p>
          </table:table-cell>
          <table:table-cell table:style-name="Таблица1.B2" office:value-type="string">
            <text:p text:style-name="P1952">Сдвиг, сдвигать</text:p>
          </table:table-cell>
        </table:table-row>
        <table:table-row>
          <table:table-cell table:style-name="Таблица1.A686" office:value-type="string">
            <text:p text:style-name="P1953">3340)dimension</text:p>
            <text:p text:style-name="P1953"/>
            <text:p text:style-name="P1953"/>
            <text:p text:style-name="P496">[daɪˈmen(t)ʃ(ə)n]</text:p>
          </table:table-cell>
          <table:table-cell table:style-name="Таблица1.B2" office:value-type="string">
            <text:p text:style-name="P1954">Измерение, размерность, размер, <text:span text:style-name="T56">определять размеры</text:span></text:p>
          </table:table-cell>
        </table:table-row>
        <table:table-row>
          <table:table-cell table:style-name="Таблица1.A686" office:value-type="string">
            <text:p text:style-name="P1955">3341)unable</text:p>
            <text:p text:style-name="P1955"/>
            <text:p text:style-name="P1955"/>
            <text:p text:style-name="P497">[ʌnˈeɪbl]</text:p>
          </table:table-cell>
          <table:table-cell table:style-name="Таблица1.B2" office:value-type="string">
            <text:p text:style-name="P1955">Неспособный</text:p>
          </table:table-cell>
        </table:table-row>
        <table:table-row>
          <table:table-cell table:style-name="Таблица1.A690" office:value-type="string">
            <text:p text:style-name="P1956">3342)contiguous</text:p>
            <text:p text:style-name="P1956"/>
            <text:p text:style-name="P1956"/>
            <text:p text:style-name="P498">[kənˈtɪgjuəs]</text:p>
          </table:table-cell>
          <table:table-cell table:style-name="Таблица1.B2" office:value-type="string">
            <text:p text:style-name="P1956">Смежный, непрерывный</text:p>
          </table:table-cell>
        </table:table-row>
        <table:table-row>
          <table:table-cell table:style-name="Таблица1.A690" office:value-type="string">
            <text:p text:style-name="P1957">3343)hope</text:p>
            <text:p text:style-name="P1957"/>
            <text:p text:style-name="P1957"/>
            <text:p text:style-name="P499">[həup]</text:p>
          </table:table-cell>
          <table:table-cell table:style-name="Таблица1.B2" office:value-type="string">
            <text:p text:style-name="P1957">Надежда, надеяться</text:p>
          </table:table-cell>
        </table:table-row>
        <table:table-row>
          <table:table-cell table:style-name="Таблица1.A690" office:value-type="string">
            <text:p text:style-name="P1958">3344)rather than</text:p>
          </table:table-cell>
          <table:table-cell table:style-name="Таблица1.B2" office:value-type="string">
            <text:p text:style-name="P1956"/>
            <text:p text:style-name="P1956"/>
            <text:p text:style-name="P1959"/>
            <text:p text:style-name="P1959"><text:soft-page-break/>Скорее чем, а не</text:p>
            <text:p text:style-name="P1956"/>
          </table:table-cell>
        </table:table-row>
        <table:table-row>
          <table:table-cell table:style-name="Таблица1.A690" office:value-type="string">
            <text:p text:style-name="P1960">3345)backward</text:p>
            <text:p text:style-name="P1960"/>
            <text:p text:style-name="P1960"/>
            <text:p text:style-name="P500">[ˈbækwəd]</text:p>
          </table:table-cell>
          <table:table-cell table:style-name="Таблица1.B2" office:value-type="string">
            <text:p text:style-name="P1960">Назад, обратный</text:p>
          </table:table-cell>
        </table:table-row>
        <table:table-row>
          <table:table-cell table:style-name="Таблица1.A694" office:value-type="string">
            <text:p text:style-name="P1961">3346)preference</text:p>
            <text:p text:style-name="P1961"/>
            <text:p text:style-name="P1961"/>
            <text:p text:style-name="P501">[ˈpref(ə)r(ə)n(t)s]</text:p>
          </table:table-cell>
          <table:table-cell table:style-name="Таблица1.B2" office:value-type="string">
            <text:p text:style-name="P1962">Предпочтение</text:p>
          </table:table-cell>
        </table:table-row>
        <table:table-row>
          <table:table-cell table:style-name="Таблица1.A694" office:value-type="string">
            <text:p text:style-name="P1963">3347)resemble</text:p>
            <text:p text:style-name="P1963"/>
            <text:p text:style-name="P1963"/>
            <text:p text:style-name="P502">[rɪˈzembl]</text:p>
          </table:table-cell>
          <table:table-cell table:style-name="Таблица1.B2" office:value-type="string">
            <text:p text:style-name="P1963">Походить</text:p>
          </table:table-cell>
        </table:table-row>
        <table:table-row>
          <table:table-cell table:style-name="Таблица1.A694" office:value-type="string">
            <text:p text:style-name="P1964">3348)<text:bookmark-start text:name="__DdeLink__42928_522111744"/>convention<text:bookmark-end text:name="__DdeLink__42928_522111744"/></text:p>
            <text:p text:style-name="P1964"/>
            <text:p text:style-name="P1964"/>
            <text:p text:style-name="P503">[kənˈven(t)ʃ(ə)n]</text:p>
          </table:table-cell>
          <table:table-cell table:style-name="Таблица1.B2" office:value-type="string">
            <text:p text:style-name="P1964">Собрание, соглашение</text:p>
          </table:table-cell>
        </table:table-row>
        <table:table-row>
          <table:table-cell table:style-name="Таблица1.A694" office:value-type="string">
            <text:p text:style-name="P1965">3349)burst</text:p>
            <text:p text:style-name="P1965"/>
            <text:p text:style-name="P1965"/>
            <text:p text:style-name="P504">[bɜːst]</text:p>
          </table:table-cell>
          <table:table-cell table:style-name="Таблица1.B2" office:value-type="string">
            <text:p text:style-name="P1965">Взрыв, пакет, лопнуть, разрывать, <text:span text:style-name="T57">разрыв</text:span></text:p>
          </table:table-cell>
        </table:table-row>
        <table:table-row>
          <table:table-cell table:style-name="Таблица1.A698" office:value-type="string">
            <text:p text:style-name="P1966">3350)layout</text:p>
            <text:p text:style-name="P1966"/>
            <text:p text:style-name="P1966"/>
            <text:p text:style-name="P505">[ˈleɪaut]</text:p>
          </table:table-cell>
          <table:table-cell table:style-name="Таблица1.B2" office:value-type="string">
            <text:p text:style-name="P1966">Макет, схема, размещение, компоновка</text:p>
          </table:table-cell>
        </table:table-row>
        <table:table-row>
          <table:table-cell table:style-name="Таблица1.A698" office:value-type="string">
            <text:p text:style-name="P1967">3351)make sense</text:p>
            <text:p text:style-name="P1967"/>
            <text:p text:style-name="P1967"/>
            <text:p text:style-name="P1967"/>
          </table:table-cell>
          <table:table-cell table:style-name="Таблица1.B2" office:value-type="string">
            <text:p text:style-name="P1967">Иметь смысл</text:p>
          </table:table-cell>
        </table:table-row>
        <table:table-row>
          <table:table-cell table:style-name="Таблица1.A698" office:value-type="string">
            <text:p text:style-name="P1968">3352)somewhat</text:p>
            <text:p text:style-name="P1968"/>
            <text:p text:style-name="P1968"/>
            <text:p text:style-name="P506">[ˈsʌmwɔt]</text:p>
          </table:table-cell>
          <table:table-cell table:style-name="Таблица1.B2" office:value-type="string">
            <text:p text:style-name="P1968">Кое-что, что-то</text:p>
          </table:table-cell>
        </table:table-row>
        <table:table-row>
          <table:table-cell table:style-name="Таблица1.A698" office:value-type="string">
            <text:p text:style-name="P1969">3353)sufficient</text:p>
            <text:p text:style-name="P1969"/>
            <text:p text:style-name="P1969"/>
            <text:p text:style-name="P507">[səˈfɪʃ(ə)nt]</text:p>
          </table:table-cell>
          <table:table-cell table:style-name="Таблица1.B2" office:value-type="string">
            <text:p text:style-name="P1970">Достаточный, достаточное количество</text:p>
          </table:table-cell>
        </table:table-row>
        <table:table-row>
          <table:table-cell table:style-name="Таблица1.A702" office:value-type="string">
            <text:p text:style-name="P1971">3354)await</text:p>
            <text:p text:style-name="P1971"/>
            <text:p text:style-name="P1971"/>
            <text:p text:style-name="P508">[əˈweɪt]</text:p>
          </table:table-cell>
          <table:table-cell table:style-name="Таблица1.B2" office:value-type="string">
            <text:p text:style-name="P1971">Ждать</text:p>
          </table:table-cell>
        </table:table-row>
        <table:table-row>
          <table:table-cell table:style-name="Таблица1.A702" office:value-type="string">
            <text:p text:style-name="P1972">3355)everyday</text:p>
            <text:p text:style-name="P1972"/>
            <text:p text:style-name="P1972"/>
            <text:p text:style-name="P509">[ˈevrɪdeɪ]</text:p>
          </table:table-cell>
          <table:table-cell table:style-name="Таблица1.B2" office:value-type="string">
            <text:p text:style-name="P1972">Ежедневный, каждый день</text:p>
          </table:table-cell>
        </table:table-row>
        <table:table-row>
          <table:table-cell table:style-name="Таблица1.A702" office:value-type="string">
            <text:p text:style-name="P1973">3356)i'll</text:p>
            <text:p text:style-name="P1973"/>
            <text:p text:style-name="P1973"/>
            <text:p text:style-name="P510">[aɪl]</text:p>
          </table:table-cell>
          <table:table-cell table:style-name="Таблица1.B2" office:value-type="string">
            <text:p text:style-name="P1973">Я буду</text:p>
          </table:table-cell>
        </table:table-row>
        <table:table-row>
          <table:table-cell table:style-name="Таблица1.A702" office:value-type="string">
            <text:p text:style-name="P1974">3357)subscription</text:p>
            <text:p text:style-name="P1974"/>
            <text:p text:style-name="P1974"/>
            <text:p text:style-name="P511"><text:soft-page-break/>[səbˈskrɪpʃ(ə)n]</text:p>
          </table:table-cell>
          <table:table-cell table:style-name="Таблица1.B2" office:value-type="string">
            <text:p text:style-name="P1974"/>
            <text:p text:style-name="P1974"/>
            <text:p text:style-name="P1974"/>
            <text:p text:style-name="P1974"><text:soft-page-break/>Подписка, абонемент</text:p>
          </table:table-cell>
        </table:table-row>
        <table:table-row>
          <table:table-cell table:style-name="Таблица1.A706" office:value-type="string">
            <text:p text:style-name="P1975">3358)ripple</text:p>
            <text:p text:style-name="P1975"/>
            <text:p text:style-name="P1975"/>
            <text:p text:style-name="P512">[ˈrɪpl]</text:p>
          </table:table-cell>
          <table:table-cell table:style-name="Таблица1.B2" office:value-type="string">
            <text:p text:style-name="P1975">Пульсация, колебаться</text:p>
          </table:table-cell>
        </table:table-row>
        <table:table-row>
          <table:table-cell table:style-name="Таблица1.A706" office:value-type="string">
            <text:p text:style-name="P1976">3359)in-depth</text:p>
            <text:p text:style-name="P1976"/>
            <text:p text:style-name="P1976"/>
            <text:p text:style-name="P513">[ˌɪnˈdepθ]</text:p>
          </table:table-cell>
          <table:table-cell table:style-name="Таблица1.B2" office:value-type="string">
            <text:p text:style-name="P1976">Тщательный, всесторонний</text:p>
          </table:table-cell>
        </table:table-row>
        <table:table-row>
          <table:table-cell table:style-name="Таблица1.A706" office:value-type="string">
            <text:p text:style-name="P1977">3360)versatile</text:p>
            <text:p text:style-name="P1977"/>
            <text:p text:style-name="P1977"/>
            <text:p text:style-name="P514">[ˈvɜːsətaɪl]</text:p>
          </table:table-cell>
          <table:table-cell table:style-name="Таблица1.B2" office:value-type="string">
            <text:p text:style-name="P1977">Разносторонний</text:p>
          </table:table-cell>
        </table:table-row>
        <table:table-row>
          <table:table-cell table:style-name="Таблица1.A706" office:value-type="string">
            <text:p text:style-name="P1978">3361)predict</text:p>
            <text:p text:style-name="P1978"/>
            <text:p text:style-name="P1978"/>
            <text:p text:style-name="P515">[prɪˈdɪkt]</text:p>
          </table:table-cell>
          <table:table-cell table:style-name="Таблица1.B2" office:value-type="string">
            <text:p text:style-name="P1978">Предсказывать</text:p>
          </table:table-cell>
        </table:table-row>
        <table:table-row>
          <table:table-cell table:style-name="Таблица1.A710" office:value-type="string">
            <text:p text:style-name="P1979">3362)interact</text:p>
            <text:p text:style-name="P1979"/>
            <text:p text:style-name="P1979"/>
            <text:p text:style-name="P516">[ˌɪntərˈækt]</text:p>
          </table:table-cell>
          <table:table-cell table:style-name="Таблица1.B2" office:value-type="string">
            <text:p text:style-name="P1979">Взаимодействовать</text:p>
          </table:table-cell>
        </table:table-row>
        <table:table-row>
          <table:table-cell table:style-name="Таблица1.A710" office:value-type="string">
            <text:p text:style-name="P1980">3363)consistent</text:p>
            <text:p text:style-name="P1980"/>
            <text:p text:style-name="P1980"/>
            <text:p text:style-name="P517">[kənˈsɪst(ə)nt]</text:p>
          </table:table-cell>
          <table:table-cell table:style-name="Таблица1.B2" office:value-type="string">
            <text:p text:style-name="P1980">Последовательный, согласованный</text:p>
          </table:table-cell>
        </table:table-row>
        <table:table-row>
          <table:table-cell table:style-name="Таблица1.A710" office:value-type="string">
            <text:p text:style-name="P1981">3364)manipulate</text:p>
            <text:p text:style-name="P1981"/>
            <text:p text:style-name="P1981"/>
            <text:p text:style-name="P518">[məˈnɪpjəleɪt]</text:p>
          </table:table-cell>
          <table:table-cell table:style-name="Таблица1.B2" office:value-type="string">
            <text:p text:style-name="P1981">Манипулировать</text:p>
          </table:table-cell>
        </table:table-row>
        <table:table-row>
          <table:table-cell table:style-name="Таблица1.A710" office:value-type="string">
            <text:p text:style-name="P1982">3365)ray</text:p>
            <text:p text:style-name="P1982"/>
            <text:p text:style-name="P1982"/>
            <text:p text:style-name="P519">[reɪ]</text:p>
          </table:table-cell>
          <table:table-cell table:style-name="Таблица1.B2" office:value-type="string">
            <text:p text:style-name="P1983">Лучевой, луч</text:p>
          </table:table-cell>
        </table:table-row>
        <table:table-row>
          <table:table-cell table:style-name="Таблица1.A714" office:value-type="string">
            <text:p text:style-name="P1984">3366)native</text:p>
            <text:p text:style-name="P1984"/>
            <text:p text:style-name="P1984"/>
            <text:p text:style-name="P520">[ˈneɪtɪv]</text:p>
          </table:table-cell>
          <table:table-cell table:style-name="Таблица1.B2" office:value-type="string">
            <text:p text:style-name="P1984">Родной, уроженец</text:p>
          </table:table-cell>
        </table:table-row>
        <table:table-row>
          <table:table-cell table:style-name="Таблица1.A714" office:value-type="string">
            <text:p text:style-name="P1985">3367)by now</text:p>
            <text:p text:style-name="P1985"/>
            <text:p text:style-name="P1985"/>
            <text:p text:style-name="P1985"/>
          </table:table-cell>
          <table:table-cell table:style-name="Таблица1.B2" office:value-type="string">
            <text:p text:style-name="P1985">К этому времени</text:p>
          </table:table-cell>
        </table:table-row>
        <table:table-row>
          <table:table-cell table:style-name="Таблица1.A714" office:value-type="string">
            <text:p text:style-name="P1986">3368)surge</text:p>
            <text:p text:style-name="P1986"/>
            <text:p text:style-name="P1986"/>
            <text:p text:style-name="P521">[sɜːʤ]</text:p>
          </table:table-cell>
          <table:table-cell table:style-name="Таблица1.B2" office:value-type="string">
            <text:p text:style-name="P1986">Выброс, бросок напряжения, вздыматься</text:p>
          </table:table-cell>
        </table:table-row>
        <table:table-row>
          <table:table-cell table:style-name="Таблица1.A714" office:value-type="string">
            <text:p text:style-name="P1987">3369)followed by</text:p>
            <text:p text:style-name="P1987"/>
            <text:p text:style-name="P1987"/>
            <text:p text:style-name="P1987"/>
          </table:table-cell>
          <table:table-cell table:style-name="Таблица1.B2" office:value-type="string">
            <text:p text:style-name="P1987">За которым следует</text:p>
          </table:table-cell>
        </table:table-row>
        <table:table-row>
          <table:table-cell table:style-name="Таблица1.A718" office:value-type="string">
            <text:p text:style-name="P1988">3370)That way</text:p>
            <text:p text:style-name="P1988"/>
            <text:p text:style-name="P1988"/>
            <text:p text:style-name="P1988"/>
          </table:table-cell>
          <table:table-cell table:style-name="Таблица1.B2" office:value-type="string">
            <text:p text:style-name="P1988">Туда, сюда, <text:span text:style-name="T61">таким образом</text:span></text:p>
          </table:table-cell>
        </table:table-row>
        <text:soft-page-break/>
        <table:table-row>
          <table:table-cell table:style-name="Таблица1.A718" office:value-type="string">
            <text:p text:style-name="P1989">3371)remaining</text:p>
            <text:p text:style-name="P1989"/>
            <text:p text:style-name="P1989"/>
            <text:p text:style-name="P522">[rɪme͟ɪnɪŋ]</text:p>
          </table:table-cell>
          <table:table-cell table:style-name="Таблица1.B2" office:value-type="string">
            <text:p text:style-name="P1988"/>
            <text:p text:style-name="P1989">Ос<text:span text:style-name="T58">тальной</text:span></text:p>
          </table:table-cell>
        </table:table-row>
        <table:table-row>
          <table:table-cell table:style-name="Таблица1.A718" office:value-type="string">
            <text:p text:style-name="P1990">3372)that’s fine</text:p>
            <text:p text:style-name="P1990"/>
            <text:p text:style-name="P1990"/>
            <text:p text:style-name="P1990"/>
          </table:table-cell>
          <table:table-cell table:style-name="Таблица1.B2" office:value-type="string">
            <text:p text:style-name="P1990">Хорошо, согласен</text:p>
          </table:table-cell>
        </table:table-row>
        <table:table-row>
          <table:table-cell table:style-name="Таблица1.A718" office:value-type="string">
            <text:p text:style-name="P1991">3373)fuse</text:p>
            <text:p text:style-name="P1991"/>
            <text:p text:style-name="P1991"/>
            <text:p text:style-name="P523">[fjuːz]</text:p>
          </table:table-cell>
          <table:table-cell table:style-name="Таблица1.B2" office:value-type="string">
            <text:p text:style-name="P1991">Предохранитель, плавить, соединять</text:p>
          </table:table-cell>
        </table:table-row>
        <table:table-row>
          <table:table-cell table:style-name="Таблица1.A722" office:value-type="string">
            <text:p text:style-name="P1992">3374)utilization</text:p>
            <text:p text:style-name="P1992"/>
            <text:p text:style-name="P1992"/>
            <text:p text:style-name="P524">[ˌjuːtɪlaɪˈzeɪʃ(ə)n]</text:p>
          </table:table-cell>
          <table:table-cell table:style-name="Таблица1.B2" office:value-type="string">
            <text:p text:style-name="P1992">Использование, утилизация</text:p>
          </table:table-cell>
        </table:table-row>
        <table:table-row>
          <table:table-cell table:style-name="Таблица1.A722" office:value-type="string">
            <text:p text:style-name="P1993">3375)sample</text:p>
            <text:p text:style-name="P1993"/>
            <text:p text:style-name="P1993"/>
            <text:p text:style-name="P525">[ˈsɑːmpl]</text:p>
          </table:table-cell>
          <table:table-cell table:style-name="Таблица1.B2" office:value-type="string">
            <text:p text:style-name="P1993">Пробовать, выборка, пример, образец</text:p>
          </table:table-cell>
        </table:table-row>
        <table:table-row>
          <table:table-cell table:style-name="Таблица1.A722" office:value-type="string">
            <text:p text:style-name="P1994">3376)Right now</text:p>
            <text:p text:style-name="P1994"/>
            <text:p text:style-name="P1994"/>
            <text:p text:style-name="P1994"/>
          </table:table-cell>
          <table:table-cell table:style-name="Таблица1.B2" office:value-type="string">
            <text:p text:style-name="P1994">Сейчас</text:p>
          </table:table-cell>
        </table:table-row>
        <table:table-row>
          <table:table-cell table:style-name="Таблица1.A722" office:value-type="string">
            <text:p text:style-name="P1995">3377)so far</text:p>
            <text:p text:style-name="P1995"/>
            <text:p text:style-name="P1995"/>
            <text:p text:style-name="P1995"/>
          </table:table-cell>
          <table:table-cell table:style-name="Таблица1.B2" office:value-type="string">
            <text:p text:style-name="P1995">Пока, до сих пор</text:p>
          </table:table-cell>
        </table:table-row>
        <table:table-row>
          <table:table-cell table:style-name="Таблица1.A729" office:value-type="string">
            <text:p text:style-name="P1996">3378)polish</text:p>
            <text:p text:style-name="P1996"/>
            <text:p text:style-name="P1996"/>
            <text:p text:style-name="P526">[ˈpəulɪʃ]</text:p>
          </table:table-cell>
          <table:table-cell table:style-name="Таблица1.B2" office:value-type="string">
            <text:p text:style-name="P1996">Полировать, польский, полировка</text:p>
          </table:table-cell>
        </table:table-row>
        <table:table-row>
          <table:table-cell table:style-name="Таблица1.A729" office:value-type="string">
            <text:p text:style-name="P1997">3379)push</text:p>
            <text:p text:style-name="P1997"/>
            <text:p text:style-name="P1997"/>
            <text:p text:style-name="P527">[puʃ]</text:p>
          </table:table-cell>
          <table:table-cell table:style-name="Таблица1.B2" office:value-type="string">
            <text:p text:style-name="P1997">Поместить в стек, от себя, толкать, толчок</text:p>
          </table:table-cell>
        </table:table-row>
        <table:table-row>
          <table:table-cell table:style-name="Таблица1.A729" office:value-type="string">
            <text:p text:style-name="P1998">3380)that's why</text:p>
            <text:p text:style-name="P1998"/>
            <text:p text:style-name="P1998"/>
            <text:p text:style-name="P1998"/>
          </table:table-cell>
          <table:table-cell table:style-name="Таблица1.B2" office:value-type="string">
            <text:p text:style-name="P1998">Вот почему</text:p>
          </table:table-cell>
        </table:table-row>
        <table:table-row>
          <table:table-cell table:style-name="Таблица1.A729" office:value-type="string">
            <text:p text:style-name="P1999">3381)outstanding</text:p>
            <text:p text:style-name="P1999"/>
            <text:p text:style-name="P1999"/>
            <text:p text:style-name="P528">[ˌautˈstændɪŋ]</text:p>
          </table:table-cell>
          <table:table-cell table:style-name="Таблица1.B2" office:value-type="string">
            <text:p text:style-name="P2000">Выдающийся, ожидающий выполнения</text:p>
          </table:table-cell>
        </table:table-row>
        <table:table-row>
          <table:table-cell table:style-name="Таблица1.A729" office:value-type="string">
            <text:p text:style-name="P2001">3382)semicolon</text:p>
            <text:p text:style-name="P2001"/>
            <text:p text:style-name="P2001"/>
            <text:p text:style-name="P529">[ˌsemɪˈkəulən]</text:p>
          </table:table-cell>
          <table:table-cell table:style-name="Таблица1.B2" office:value-type="string">
            <text:p text:style-name="P2001">Точка с запятой</text:p>
          </table:table-cell>
        </table:table-row>
        <table:table-row>
          <table:table-cell table:style-name="Таблица1.A729" office:value-type="string">
            <text:p text:style-name="P2002">3383)venture</text:p>
            <text:p text:style-name="P2002"/>
            <text:p text:style-name="P2002"/>
            <text:p text:style-name="P530">[ˈvenʧə]</text:p>
          </table:table-cell>
          <table:table-cell table:style-name="Таблица1.B2" office:value-type="string">
            <text:p text:style-name="P2002">Предприятие, рисковать</text:p>
          </table:table-cell>
        </table:table-row>
        <table:table-row>
          <table:table-cell table:style-name="Таблица1.A729" office:value-type="string">
            <text:p text:style-name="P2003">3384)sharing</text:p>
            <text:p text:style-name="P2003"><text:soft-page-break/></text:p>
            <text:p text:style-name="P2003"/>
            <text:p text:style-name="P2003"/>
          </table:table-cell>
          <table:table-cell table:style-name="Таблица1.B2" office:value-type="string">
            <text:p text:style-name="P1996"/>
            <text:p text:style-name="P1996"><text:soft-page-break/></text:p>
            <text:p text:style-name="P2003">Разделение, совместное использование</text:p>
          </table:table-cell>
        </table:table-row>
        <table:table-row>
          <table:table-cell table:style-name="Таблица1.A734" office:value-type="string">
            <text:p text:style-name="P2004">3385)tend to</text:p>
            <text:p text:style-name="P2004"/>
            <text:p text:style-name="P2004"/>
            <text:p text:style-name="P2004"/>
          </table:table-cell>
          <table:table-cell table:style-name="Таблица1.B2" office:value-type="string">
            <text:p text:style-name="P2004">Как правило, направляться к</text:p>
          </table:table-cell>
        </table:table-row>
        <table:table-row>
          <table:table-cell table:style-name="Таблица1.A734" office:value-type="string">
            <text:p text:style-name="P2005">3386)sampling</text:p>
            <text:p text:style-name="P2005"/>
            <text:p text:style-name="P2005"/>
            <text:p text:style-name="P531">[ˈsɑːmplɪŋ]</text:p>
          </table:table-cell>
          <table:table-cell table:style-name="Таблица1.B2" office:value-type="string">
            <text:p text:style-name="P2005">Дискретизация, отбор образцов</text:p>
          </table:table-cell>
        </table:table-row>
        <table:table-row>
          <table:table-cell table:style-name="Таблица1.A734" office:value-type="string">
            <text:p text:style-name="P2006">3387)inject</text:p>
            <text:p text:style-name="P2006"/>
            <text:p text:style-name="P2006"/>
            <text:p text:style-name="P532">[ɪnˈʤekt]</text:p>
          </table:table-cell>
          <table:table-cell table:style-name="Таблица1.B2" office:value-type="string">
            <text:p text:style-name="P2006">Вводить</text:p>
          </table:table-cell>
        </table:table-row>
        <table:table-row>
          <table:table-cell table:style-name="Таблица1.A734" office:value-type="string">
            <text:p text:style-name="P2007">3388)this way</text:p>
            <text:p text:style-name="P2007"/>
            <text:p text:style-name="P2007"/>
            <text:p text:style-name="P2007"/>
          </table:table-cell>
          <table:table-cell table:style-name="Таблица1.B2" office:value-type="string">
            <text:p text:style-name="P2007">Сюда</text:p>
          </table:table-cell>
        </table:table-row>
        <table:table-row>
          <table:table-cell table:style-name="Таблица1.A734" office:value-type="string">
            <text:p text:style-name="P2008">3389)subsequent</text:p>
            <text:p text:style-name="P2008"/>
            <text:p text:style-name="P2008"/>
            <text:p text:style-name="P533">[ˈsʌbsɪkwənt]</text:p>
          </table:table-cell>
          <table:table-cell table:style-name="Таблица1.B2" office:value-type="string">
            <text:p text:style-name="P2008">Последующий</text:p>
          </table:table-cell>
        </table:table-row>
        <table:table-row>
          <table:table-cell table:style-name="Таблица1.A739" office:value-type="string">
            <text:p text:style-name="P2009">3390)transducer</text:p>
            <text:p text:style-name="P2009"/>
            <text:p text:style-name="P2009"/>
            <text:p text:style-name="P534">[trænzˈdjuːsə]</text:p>
          </table:table-cell>
          <table:table-cell table:style-name="Таблица1.B2" office:value-type="string">
            <text:p text:style-name="P2009">Преобразователь, датчик</text:p>
          </table:table-cell>
        </table:table-row>
        <table:table-row>
          <table:table-cell table:style-name="Таблица1.A739" office:value-type="string">
            <text:p text:style-name="P2010">3391)propagate</text:p>
            <text:p text:style-name="P2010"/>
            <text:p text:style-name="P2010"/>
            <text:p text:style-name="P535">[ˈprɔpəgeɪt]</text:p>
          </table:table-cell>
          <table:table-cell table:style-name="Таблица1.B2" office:value-type="string">
            <text:p text:style-name="P2010">Распространять, передавать</text:p>
          </table:table-cell>
        </table:table-row>
        <table:table-row>
          <table:table-cell table:style-name="Таблица1.A739" office:value-type="string">
            <text:p text:style-name="P2011">3392)clash</text:p>
            <text:p text:style-name="P2011"/>
            <text:p text:style-name="P2011"/>
            <text:p text:style-name="P536">[klæʃ]</text:p>
          </table:table-cell>
          <table:table-cell table:style-name="Таблица1.B2" office:value-type="string">
            <text:p text:style-name="P2011">Столкновение, сталкиваться, конфликт, конфликтовать</text:p>
          </table:table-cell>
        </table:table-row>
        <table:table-row>
          <table:table-cell table:style-name="Таблица1.A739" office:value-type="string">
            <text:p text:style-name="P2012">3393)failure</text:p>
            <text:p text:style-name="P2012"/>
            <text:p text:style-name="P2012"/>
            <text:p text:style-name="P537">[ˈfeɪljə]</text:p>
          </table:table-cell>
          <table:table-cell table:style-name="Таблица1.B2" office:value-type="string">
            <text:p text:style-name="P2012">Неудачник, отказ, неисправность</text:p>
          </table:table-cell>
        </table:table-row>
        <table:table-row>
          <table:table-cell table:style-name="Таблица1.A739" office:value-type="string">
            <text:p text:style-name="P2013">3394)toggle</text:p>
            <text:p text:style-name="P2013"/>
            <text:p text:style-name="P2013"/>
            <text:p text:style-name="P538">[ˈtɔgl]</text:p>
          </table:table-cell>
          <table:table-cell table:style-name="Таблица1.B2" office:value-type="string">
            <text:p text:style-name="P2014">Флаг, переключать, тумблер</text:p>
          </table:table-cell>
        </table:table-row>
        <table:table-row>
          <table:table-cell table:style-name="Таблица1.A744" office:value-type="string">
            <text:p text:style-name="P2015">3395)bitwise</text:p>
            <text:p text:style-name="P2015"/>
            <text:p text:style-name="P2015"/>
            <text:p text:style-name="P2015"/>
          </table:table-cell>
          <table:table-cell table:style-name="Таблица1.B2" office:value-type="string">
            <text:p text:style-name="P2015">Побитовый</text:p>
          </table:table-cell>
        </table:table-row>
        <table:table-row>
          <table:table-cell table:style-name="Таблица1.A744" office:value-type="string">
            <text:p text:style-name="P2016">3396)registry</text:p>
            <text:p text:style-name="P2016"/>
            <text:p text:style-name="P2016"/>
            <text:p text:style-name="P539">[ˈreʤɪstrɪ]</text:p>
          </table:table-cell>
          <table:table-cell table:style-name="Таблица1.B2" office:value-type="string">
            <text:p text:style-name="P2016">Регистрация, реестр</text:p>
          </table:table-cell>
        </table:table-row>
        <table:table-row>
          <table:table-cell table:style-name="Таблица1.A744" office:value-type="string">
            <text:p text:style-name="P2017">3397)notify</text:p>
            <text:p text:style-name="P2017"/>
            <text:p text:style-name="P2017"><text:soft-page-break/></text:p>
            <text:p text:style-name="P540">[ˈnəutɪfaɪ]</text:p>
          </table:table-cell>
          <table:table-cell table:style-name="Таблица1.B2" office:value-type="string">
            <text:p text:style-name="P2015"/>
            <text:p text:style-name="P2015"/>
            <text:p text:style-name="P2015"><text:soft-page-break/></text:p>
            <text:p text:style-name="P2017">Уведомлять</text:p>
          </table:table-cell>
        </table:table-row>
        <table:table-row>
          <table:table-cell table:style-name="Таблица1.A744" office:value-type="string">
            <text:p text:style-name="P2018">3398)revert</text:p>
            <text:p text:style-name="P2018"/>
            <text:p text:style-name="P2018"/>
            <text:p text:style-name="P541">[rɪˈvɜːt]</text:p>
          </table:table-cell>
          <table:table-cell table:style-name="Таблица1.B2" office:value-type="string">
            <text:p text:style-name="P2019">Возвращаться</text:p>
          </table:table-cell>
        </table:table-row>
        <table:table-row>
          <table:table-cell table:style-name="Таблица1.A744" office:value-type="string">
            <text:p text:style-name="P2020">3399)tutorial</text:p>
            <text:p text:style-name="P2020"/>
            <text:p text:style-name="P2020"/>
            <text:p text:style-name="P542">[tjuːˈtɔːrɪəl]</text:p>
          </table:table-cell>
          <table:table-cell table:style-name="Таблица1.B2" office:value-type="string">
            <text:p text:style-name="P2020">Учебник</text:p>
          </table:table-cell>
        </table:table-row>
        <table:table-row>
          <table:table-cell table:style-name="Таблица1.A749" office:value-type="string">
            <text:p text:style-name="P2021">3400)entirely</text:p>
            <text:p text:style-name="P2021"/>
            <text:p text:style-name="P2021"/>
            <text:p text:style-name="P543">[ɪnˈtaɪəlɪ]</text:p>
          </table:table-cell>
          <table:table-cell table:style-name="Таблица1.B2" office:value-type="string">
            <text:p text:style-name="P2021">Совершенно, полностью</text:p>
          </table:table-cell>
        </table:table-row>
        <table:table-row>
          <table:table-cell table:style-name="Таблица1.A749" office:value-type="string">
            <text:p text:style-name="P2022">3401)pick up</text:p>
            <text:p text:style-name="P2022"/>
            <text:p text:style-name="P2022"/>
            <text:p text:style-name="P2022"/>
          </table:table-cell>
          <table:table-cell table:style-name="Таблица1.B2" office:value-type="string">
            <text:p text:style-name="P2022">Подобрать, забрать</text:p>
          </table:table-cell>
        </table:table-row>
        <table:table-row>
          <table:table-cell table:style-name="Таблица1.A749" office:value-type="string">
            <text:p text:style-name="P2023">3402)in turn</text:p>
            <text:p text:style-name="P2023"/>
            <text:p text:style-name="P2023"/>
            <text:p text:style-name="P2023"/>
          </table:table-cell>
          <table:table-cell table:style-name="Таблица1.B2" office:value-type="string">
            <text:p text:style-name="P2023">По очереди</text:p>
          </table:table-cell>
        </table:table-row>
        <table:table-row>
          <table:table-cell table:style-name="Таблица1.A749" office:value-type="string">
            <text:p text:style-name="P2024">3403)enqueue</text:p>
            <text:p text:style-name="P2024"/>
            <text:p text:style-name="P2024"/>
            <text:p text:style-name="P544">[enˈkyo͞o]</text:p>
          </table:table-cell>
          <table:table-cell table:style-name="Таблица1.B2" office:value-type="string">
            <text:p text:style-name="P2024">Ставить в очередь</text:p>
          </table:table-cell>
        </table:table-row>
        <table:table-row>
          <table:table-cell table:style-name="Таблица1.A749" office:value-type="string">
            <text:p text:style-name="P2025">3404)overlap</text:p>
            <text:p text:style-name="P2025"/>
            <text:p text:style-name="P2025"/>
            <text:p text:style-name="P545">[ˌəuvəˈlæp]</text:p>
          </table:table-cell>
          <table:table-cell table:style-name="Таблица1.B2" office:value-type="string">
            <text:p text:style-name="P2025">Перекрытие, перекрывать, совпадение</text:p>
          </table:table-cell>
        </table:table-row>
        <table:table-row>
          <table:table-cell table:style-name="Таблица1.A754" office:value-type="string">
            <text:p text:style-name="P2026">3405)separation</text:p>
            <text:p text:style-name="P2026"/>
            <text:p text:style-name="P2026"/>
            <text:p text:style-name="P546">[ˌsep(ə)ˈreɪʃ(ə)n]</text:p>
          </table:table-cell>
          <table:table-cell table:style-name="Таблица1.B2" office:value-type="string">
            <text:p text:style-name="P2026">Отделение, разделение</text:p>
          </table:table-cell>
        </table:table-row>
        <table:table-row>
          <table:table-cell table:style-name="Таблица1.A754" office:value-type="string">
            <text:p text:style-name="P2027">3406)anymore</text:p>
            <text:p text:style-name="P2027"/>
            <text:p text:style-name="P2027"/>
            <text:p text:style-name="P547">[ˌenɪˈmɔː]</text:p>
          </table:table-cell>
          <table:table-cell table:style-name="Таблица1.B2" office:value-type="string">
            <text:p text:style-name="P2027">Больше не</text:p>
          </table:table-cell>
        </table:table-row>
        <table:table-row>
          <table:table-cell table:style-name="Таблица1.A754" office:value-type="string">
            <text:p text:style-name="P2028">3407)once again</text:p>
            <text:p text:style-name="P2028"/>
            <text:p text:style-name="P2028"/>
            <text:p text:style-name="P2028"/>
          </table:table-cell>
          <table:table-cell table:style-name="Таблица1.B2" office:value-type="string">
            <text:p text:style-name="P2028">Ещё раз</text:p>
          </table:table-cell>
        </table:table-row>
        <table:table-row>
          <table:table-cell table:style-name="Таблица1.A754" office:value-type="string">
            <text:p text:style-name="P2029">3408)<text:bookmark-start text:name="__DdeLink__14342_2060866095"/>parenthesis<text:bookmark-end text:name="__DdeLink__14342_2060866095"/></text:p>
            <text:p text:style-name="P2029"/>
            <text:p text:style-name="P2029"/>
            <text:p text:style-name="P548">[pəˈrenθəsɪs]</text:p>
          </table:table-cell>
          <table:table-cell table:style-name="Таблица1.B2" office:value-type="string">
            <text:p text:style-name="P2029">Круглая скобка</text:p>
          </table:table-cell>
        </table:table-row>
        <table:table-row>
          <table:table-cell table:style-name="Таблица1.A754" office:value-type="string">
            <text:p text:style-name="P2030">3409)decouple</text:p>
            <text:p text:style-name="P2030"/>
            <text:p text:style-name="P2030"/>
            <text:p text:style-name="P549">[ˌdiːˈkʌpl]</text:p>
          </table:table-cell>
          <table:table-cell table:style-name="Таблица1.B2" office:value-type="string">
            <text:p text:style-name="P2030">Разъединять</text:p>
          </table:table-cell>
        </table:table-row>
        <table:table-row>
          <table:table-cell table:style-name="Таблица1.A758" office:value-type="string">
            <text:p text:style-name="P2031">3410)mutual</text:p>
            <text:p text:style-name="P2031"/>
            <text:p text:style-name="P2031"/>
            <text:p text:style-name="P550"><text:soft-page-break/>[ˈmjuːʧuəl]</text:p>
          </table:table-cell>
          <table:table-cell table:style-name="Таблица1.B2" office:value-type="string">
            <text:p text:style-name="P2032"/>
            <text:p text:style-name="P2032"/>
            <text:p text:style-name="P2032"/>
            <text:p text:style-name="P2032"><text:soft-page-break/>Взаимный</text:p>
          </table:table-cell>
        </table:table-row>
        <table:table-row>
          <table:table-cell table:style-name="Таблица1.A758" office:value-type="string">
            <text:p text:style-name="P2033">3411)flow chart</text:p>
            <text:p text:style-name="P2033"/>
            <text:p text:style-name="P2033"/>
            <text:p text:style-name="P2033"/>
          </table:table-cell>
          <table:table-cell table:style-name="Таблица1.B2" office:value-type="string">
            <text:p text:style-name="P2033">Блок-схема, технологическая схема</text:p>
          </table:table-cell>
        </table:table-row>
        <table:table-row>
          <table:table-cell table:style-name="Таблица1.A758" office:value-type="string">
            <text:p text:style-name="P2034">3412)survey</text:p>
            <text:p text:style-name="P2034"/>
            <text:p text:style-name="P2034"/>
            <text:p text:style-name="P551">[ˈsɜːveɪ]</text:p>
          </table:table-cell>
          <table:table-cell table:style-name="Таблица1.B2" office:value-type="string">
            <text:p text:style-name="P2034">Обзор, обследование, обследовать</text:p>
          </table:table-cell>
        </table:table-row>
        <table:table-row>
          <table:table-cell table:style-name="Таблица1.A758" office:value-type="string">
            <text:p text:style-name="P2035">3413)some more</text:p>
            <text:p text:style-name="P2035"/>
            <text:p text:style-name="P2035"/>
            <text:p text:style-name="P2035"/>
          </table:table-cell>
          <table:table-cell table:style-name="Таблица1.B2" office:value-type="string">
            <text:p text:style-name="P2035">Ещё немного</text:p>
          </table:table-cell>
        </table:table-row>
        <table:table-row>
          <table:table-cell table:style-name="Таблица1.A759" office:value-type="string">
            <text:p text:style-name="P2036">3414)juxtaposition</text:p>
            <text:p text:style-name="P2036"/>
            <text:p text:style-name="P2036"/>
            <text:p text:style-name="P552">[ˌʤʌkstəpəˈzɪʃ(ə)n]</text:p>
          </table:table-cell>
          <table:table-cell table:style-name="Таблица1.B2" office:value-type="string">
            <text:p text:style-name="P2036">Размещение рядом, сопоставление </text:p>
          </table:table-cell>
        </table:table-row>
        <table:table-row>
          <table:table-cell table:style-name="Таблица1.A764" office:value-type="string">
            <text:p text:style-name="P2037">3415)deviation</text:p>
            <text:p text:style-name="P2037"/>
            <text:p text:style-name="P2037"/>
            <text:p text:style-name="P553">[ˌdiːvɪˈeɪʃ(ə)n]</text:p>
          </table:table-cell>
          <table:table-cell table:style-name="Таблица1.B2" office:value-type="string">
            <text:p text:style-name="P2038">Отклонение, отступление</text:p>
          </table:table-cell>
        </table:table-row>
        <table:table-row>
          <table:table-cell table:style-name="Таблица1.A764" office:value-type="string">
            <text:p text:style-name="P2039">3416)placeholder</text:p>
            <text:p text:style-name="P2039"/>
            <text:p text:style-name="P2039"/>
            <text:p text:style-name="P554">[ˈpleɪsˌhəuldə]</text:p>
          </table:table-cell>
          <table:table-cell table:style-name="Таблица1.B2" office:value-type="string">
            <text:p text:style-name="P2039">Заполнитель</text:p>
          </table:table-cell>
        </table:table-row>
        <table:table-row>
          <table:table-cell table:style-name="Таблица1.A764" office:value-type="string">
            <text:p text:style-name="P2040">3417)unused</text:p>
            <text:p text:style-name="P2040"/>
            <text:p text:style-name="P2040"/>
            <text:p text:style-name="P555">[ʌnˈjuːzd]</text:p>
          </table:table-cell>
          <table:table-cell table:style-name="Таблица1.B2" office:value-type="string">
            <text:p text:style-name="P2040">Неиспользованный</text:p>
          </table:table-cell>
        </table:table-row>
        <table:table-row>
          <table:table-cell table:style-name="Таблица1.A764" office:value-type="string">
            <text:p text:style-name="P2041">3418)notably</text:p>
            <text:p text:style-name="P2041"/>
            <text:p text:style-name="P2041"/>
            <text:p text:style-name="P556">[ˈnəutəblɪ]</text:p>
          </table:table-cell>
          <table:table-cell table:style-name="Таблица1.B2" office:value-type="string">
            <text:p text:style-name="P2041">Особенно, заметно</text:p>
          </table:table-cell>
        </table:table-row>
        <table:table-row>
          <table:table-cell table:style-name="Таблица1.A764" office:value-type="string">
            <text:p text:style-name="P2042">3419)there's</text:p>
            <text:p text:style-name="P2042"/>
            <text:p text:style-name="P2042"/>
            <text:p text:style-name="P557">[ðɛəz]</text:p>
          </table:table-cell>
          <table:table-cell table:style-name="Таблица1.B2" office:value-type="string">
            <text:p text:style-name="P2042">Есть, имеется</text:p>
          </table:table-cell>
        </table:table-row>
        <table:table-row>
          <table:table-cell table:style-name="Таблица1.A769" office:value-type="string">
            <text:p text:style-name="P2043">3420)estimate</text:p>
            <text:p text:style-name="P2043"/>
            <text:p text:style-name="P2043"/>
            <text:p text:style-name="P558">[ˈestɪmeɪt]</text:p>
          </table:table-cell>
          <table:table-cell table:style-name="Таблица1.B2" office:value-type="string">
            <text:p text:style-name="P2043">Оценка, оценивать</text:p>
          </table:table-cell>
        </table:table-row>
        <table:table-row>
          <table:table-cell table:style-name="Таблица1.A769" office:value-type="string">
            <text:p text:style-name="P2044">3421)nasty</text:p>
            <text:p text:style-name="P2044"/>
            <text:p text:style-name="P2044"/>
            <text:p text:style-name="P559">[ˈnɑːstɪ]</text:p>
          </table:table-cell>
          <table:table-cell table:style-name="Таблица1.B2" office:value-type="string">
            <text:p text:style-name="P2045">Отвратительный</text:p>
          </table:table-cell>
        </table:table-row>
        <table:table-row>
          <table:table-cell table:style-name="Таблица1.A769" office:value-type="string">
            <text:p text:style-name="P2046">3422)at once</text:p>
            <text:p text:style-name="P2046"/>
            <text:p text:style-name="P2046"/>
            <text:p text:style-name="P2046"/>
          </table:table-cell>
          <table:table-cell table:style-name="Таблица1.B2" office:value-type="string">
            <text:p text:style-name="P2046">Сразу, разом</text:p>
          </table:table-cell>
        </table:table-row>
        <table:table-row>
          <table:table-cell table:style-name="Таблица1.A769" office:value-type="string">
            <text:p text:style-name="P2047">3423)newbie</text:p>
            <text:p text:style-name="P2047"/>
            <text:p text:style-name="P2047"/>
            <text:p text:style-name="P560">[ˈn(j)uːbɪ]</text:p>
          </table:table-cell>
          <table:table-cell table:style-name="Таблица1.B2" office:value-type="string">
            <text:p text:style-name="P2048">Новичок </text:p>
          </table:table-cell>
        </table:table-row>
        <text:soft-page-break/>
        <table:table-row>
          <table:table-cell table:style-name="Таблица1.A769" office:value-type="string">
            <text:p text:style-name="P2049">3424)right before</text:p>
            <text:p text:style-name="P2049"/>
            <text:p text:style-name="P2049"/>
            <text:p text:style-name="P2049"/>
          </table:table-cell>
          <table:table-cell table:style-name="Таблица1.B2" office:value-type="string">
            <text:p text:style-name="P2043"/>
            <text:p text:style-name="P2049">Только что</text:p>
          </table:table-cell>
        </table:table-row>
        <table:table-row>
          <table:table-cell table:style-name="Таблица1.A774" office:value-type="string">
            <text:p text:style-name="P2050">3425)overload</text:p>
            <text:p text:style-name="P2050"/>
            <text:p text:style-name="P2050"/>
            <text:p text:style-name="P561">[ˌəuv(ə)ˈləud]</text:p>
          </table:table-cell>
          <table:table-cell table:style-name="Таблица1.B2" office:value-type="string">
            <text:p text:style-name="P2050">Перегружать, перегрузка</text:p>
          </table:table-cell>
        </table:table-row>
        <table:table-row>
          <table:table-cell table:style-name="Таблица1.A774" office:value-type="string">
            <text:p text:style-name="P2051"><text:span text:style-name="T59">3</text:span>426)suppress</text:p>
            <text:p text:style-name="P2051"/>
            <text:p text:style-name="P2051"/>
            <text:p text:style-name="P562">[səˈpres]</text:p>
          </table:table-cell>
          <table:table-cell table:style-name="Таблица1.B2" office:value-type="string">
            <text:p text:style-name="P2051">Подавлять</text:p>
          </table:table-cell>
        </table:table-row>
        <table:table-row>
          <table:table-cell table:style-name="Таблица1.A774" office:value-type="string">
            <text:p text:style-name="P2052">3427)training</text:p>
            <text:p text:style-name="P2052"/>
            <text:p text:style-name="P2052"/>
            <text:p text:style-name="P563">[ˈtreɪnɪŋ]</text:p>
          </table:table-cell>
          <table:table-cell table:style-name="Таблица1.B2" office:value-type="string">
            <text:p text:style-name="P2052">Обучение, учебный</text:p>
          </table:table-cell>
        </table:table-row>
        <table:table-row>
          <table:table-cell table:style-name="Таблица1.A774" office:value-type="string">
            <text:p text:style-name="P2053"><text:span text:style-name="T60">3</text:span>428)surely</text:p>
            <text:p text:style-name="P2053"/>
            <text:p text:style-name="P2053"/>
            <text:p text:style-name="P564">[ˈʃuəlɪ]</text:p>
          </table:table-cell>
          <table:table-cell table:style-name="Таблица1.B2" office:value-type="string">
            <text:p text:style-name="P2053">Конечно, уверенно</text:p>
          </table:table-cell>
        </table:table-row>
        <table:table-row>
          <table:table-cell table:style-name="Таблица1.A774" office:value-type="string">
            <text:p text:style-name="P2054"><text:span text:style-name="T60">3</text:span>429)fault</text:p>
            <text:p text:style-name="P2054"/>
            <text:p text:style-name="P2054"/>
            <text:p text:style-name="P565">[fɔːlt]</text:p>
          </table:table-cell>
          <table:table-cell table:style-name="Таблица1.B2" office:value-type="string">
            <text:p text:style-name="P2054">Вина, неисправность</text:p>
          </table:table-cell>
        </table:table-row>
        <table:table-row>
          <table:table-cell table:style-name="Таблица1.A779" office:value-type="string">
            <text:p text:style-name="P2055"><text:span text:style-name="T60">3</text:span>430)prior</text:p>
            <text:p text:style-name="P2055"/>
            <text:p text:style-name="P2055"/>
            <text:p text:style-name="P566">[ˈpraɪə]</text:p>
          </table:table-cell>
          <table:table-cell table:style-name="Таблица1.B2" office:value-type="string">
            <text:p text:style-name="P2055">Прежний</text:p>
          </table:table-cell>
        </table:table-row>
        <table:table-row>
          <table:table-cell table:style-name="Таблица1.A779" office:value-type="string">
            <text:p text:style-name="P2056">3431)wanna</text:p>
            <text:p text:style-name="P2056"/>
            <text:p text:style-name="P2056"/>
            <text:p text:style-name="P567">[ˈwɔnə]</text:p>
          </table:table-cell>
          <table:table-cell table:style-name="Таблица1.B2" office:value-type="string">
            <text:p text:style-name="P2056">Хотеть</text:p>
          </table:table-cell>
        </table:table-row>
        <table:table-row>
          <table:table-cell table:style-name="Таблица1.A779" office:value-type="string">
            <text:p text:style-name="P2057">3432)spread</text:p>
            <text:p text:style-name="P2057"/>
            <text:p text:style-name="P2057"/>
            <text:p text:style-name="P568">[spred]</text:p>
          </table:table-cell>
          <table:table-cell table:style-name="Таблица1.B2" office:value-type="string">
            <text:p text:style-name="P2057">Распространяться, распространение, разброс</text:p>
          </table:table-cell>
        </table:table-row>
        <table:table-row>
          <table:table-cell table:style-name="Таблица1.A779" office:value-type="string">
            <text:p text:style-name="P2058">3433)in ways that</text:p>
            <text:p text:style-name="P2058"/>
            <text:p text:style-name="P2058"/>
            <text:p text:style-name="P2058"/>
          </table:table-cell>
          <table:table-cell table:style-name="Таблица1.B2" office:value-type="string">
            <text:p text:style-name="P2058">Таким образом как (что)</text:p>
          </table:table-cell>
        </table:table-row>
        <table:table-row>
          <table:table-cell table:style-name="Таблица1.A779" office:value-type="string">
            <text:p text:style-name="P2059">3434)resign</text:p>
            <text:p text:style-name="P2059"/>
            <text:p text:style-name="P2059"/>
            <text:p text:style-name="P569">[rɪˈzaɪn]</text:p>
          </table:table-cell>
          <table:table-cell table:style-name="Таблица1.B2" office:value-type="string">
            <text:p text:style-name="P2060">Уходить в отставку</text:p>
          </table:table-cell>
        </table:table-row>
        <table:table-row>
          <table:table-cell table:style-name="Таблица1.A784" office:value-type="string">
            <text:p text:style-name="P2061">3435)Out of a clear sky</text:p>
            <text:p text:style-name="P2061"/>
            <text:p text:style-name="P2061"/>
            <text:p text:style-name="P2061"/>
          </table:table-cell>
          <table:table-cell table:style-name="Таблица1.B2" office:value-type="string">
            <text:p text:style-name="P2061">Ни с того ни с сего</text:p>
          </table:table-cell>
        </table:table-row>
        <table:table-row>
          <table:table-cell table:style-name="Таблица1.A784" office:value-type="string">
            <text:p text:style-name="P2062">3436)hierarchy</text:p>
            <text:p text:style-name="P2062"/>
            <text:p text:style-name="P2062"/>
            <text:p text:style-name="P570">[ˈhaɪərɑːkɪ]</text:p>
          </table:table-cell>
          <table:table-cell table:style-name="Таблица1.B2" office:value-type="string">
            <text:p text:style-name="P2062">Иерархия</text:p>
          </table:table-cell>
        </table:table-row>
        <table:table-row>
          <table:table-cell table:style-name="Таблица1.A784" office:value-type="string">
            <text:p text:style-name="P2063">3437)spreadsheet</text:p>
            <text:p text:style-name="P2063"><text:soft-page-break/></text:p>
            <text:p text:style-name="P2063"/>
            <text:p text:style-name="P571">[ˈspredʃiːt]</text:p>
          </table:table-cell>
          <table:table-cell table:style-name="Таблица1.B2" office:value-type="string">
            <text:p text:style-name="P2061"/>
            <text:p text:style-name="P2063"><text:soft-page-break/>Таблица</text:p>
          </table:table-cell>
        </table:table-row>
        <table:table-row>
          <table:table-cell table:style-name="Таблица1.A784" office:value-type="string">
            <text:p text:style-name="P2064">3438)duration</text:p>
            <text:p text:style-name="P2064"/>
            <text:p text:style-name="P2064"/>
            <text:p text:style-name="P572">[djuəˈreɪʃ(ə)n]</text:p>
          </table:table-cell>
          <table:table-cell table:style-name="Таблица1.B2" office:value-type="string">
            <text:p text:style-name="P2064">Продолжительность</text:p>
          </table:table-cell>
        </table:table-row>
        <table:table-row>
          <table:table-cell table:style-name="Таблица1.A784" office:value-type="string">
            <text:p text:style-name="P2065">3439)resort</text:p>
            <text:p text:style-name="P2065"/>
            <text:p text:style-name="P2065"/>
            <text:p text:style-name="P573">[rɪˈzɔːt]</text:p>
          </table:table-cell>
          <table:table-cell table:style-name="Таблица1.B2" office:value-type="string">
            <text:p text:style-name="P2065">Курорт</text:p>
          </table:table-cell>
        </table:table-row>
        <table:table-row>
          <table:table-cell table:style-name="Таблица1.A789" office:value-type="string">
            <text:p text:style-name="P2066">3440)Do one's duty</text:p>
            <text:p text:style-name="P2066"/>
            <text:p text:style-name="P2066"/>
            <text:p text:style-name="P2066"/>
          </table:table-cell>
          <table:table-cell table:style-name="Таблица1.B2" office:value-type="string">
            <text:p text:style-name="P2066">Исполнять свой долг</text:p>
          </table:table-cell>
        </table:table-row>
        <table:table-row>
          <table:table-cell table:style-name="Таблица1.A789" office:value-type="string">
            <text:p text:style-name="P2067">3441)nonetheless</text:p>
            <text:p text:style-name="P2067"/>
            <text:p text:style-name="P2067"/>
            <text:p text:style-name="P574">[ˌnʌnðəˈles]</text:p>
          </table:table-cell>
          <table:table-cell table:style-name="Таблица1.B2" office:value-type="string">
            <text:p text:style-name="P2067">Тем не менее</text:p>
          </table:table-cell>
        </table:table-row>
        <table:table-row>
          <table:table-cell table:style-name="Таблица1.A789" office:value-type="string">
            <text:p text:style-name="P2068">3442)free-standing</text:p>
            <text:p text:style-name="P2068"/>
            <text:p text:style-name="P2068"/>
            <text:p text:style-name="P575">[ˌfriːstændɪŋ]</text:p>
          </table:table-cell>
          <table:table-cell table:style-name="Таблица1.B2" office:value-type="string">
            <text:p text:style-name="P2068">Автономный</text:p>
          </table:table-cell>
        </table:table-row>
        <table:table-row>
          <table:table-cell table:style-name="Таблица1.A789" office:value-type="string">
            <text:p text:style-name="P2069">3443)just as</text:p>
            <text:p text:style-name="P2069"/>
            <text:p text:style-name="P2069"/>
            <text:p text:style-name="P2069"/>
          </table:table-cell>
          <table:table-cell table:style-name="Таблица1.B2" office:value-type="string">
            <text:p text:style-name="P2069">Как только, когда, также как</text:p>
          </table:table-cell>
        </table:table-row>
        <table:table-row>
          <table:table-cell table:style-name="Таблица1.A789" office:value-type="string">
            <text:p text:style-name="P2070">3444)responsibility</text:p>
            <text:p text:style-name="P2070"/>
            <text:p text:style-name="P2070"/>
            <text:p text:style-name="P576">[rɪˌspɔn(t)səˈbɪlətɪ]</text:p>
          </table:table-cell>
          <table:table-cell table:style-name="Таблица1.B2" office:value-type="string">
            <text:p text:style-name="P2070">Обязанность, ответственность</text:p>
          </table:table-cell>
        </table:table-row>
        <table:table-row>
          <table:table-cell table:style-name="Таблица1.A794" office:value-type="string">
            <text:p text:style-name="P2071">3445)Before you can say knife</text:p>
            <text:p text:style-name="P2071"/>
            <text:p text:style-name="P2071"/>
            <text:p text:style-name="P2071"/>
          </table:table-cell>
          <table:table-cell table:style-name="Таблица1.B2" office:value-type="string">
            <text:p text:style-name="P2071">Моментально</text:p>
          </table:table-cell>
        </table:table-row>
        <table:table-row>
          <table:table-cell table:style-name="Таблица1.A794" office:value-type="string">
            <text:p text:style-name="P2072">3446)with regard to</text:p>
            <text:p text:style-name="P2072"/>
            <text:p text:style-name="P2072"/>
            <text:p text:style-name="P2072"/>
          </table:table-cell>
          <table:table-cell table:style-name="Таблица1.B2" office:value-type="string">
            <text:p text:style-name="P2072">В отношении, что касается</text:p>
          </table:table-cell>
        </table:table-row>
        <table:table-row>
          <table:table-cell table:style-name="Таблица1.A794" office:value-type="string">
            <text:p text:style-name="P2073">3447)existence</text:p>
            <text:p text:style-name="P2073"/>
            <text:p text:style-name="P2073"/>
            <text:p text:style-name="P577">[ɪgˈzɪst(ə)n(t)s]</text:p>
          </table:table-cell>
          <table:table-cell table:style-name="Таблица1.B2" office:value-type="string">
            <text:p text:style-name="P2073">Существование, наличие</text:p>
          </table:table-cell>
        </table:table-row>
        <table:table-row>
          <table:table-cell table:style-name="Таблица1.A794" office:value-type="string">
            <text:p text:style-name="P2074">3448)no matter how</text:p>
            <text:p text:style-name="P2074"/>
            <text:p text:style-name="P2074"/>
            <text:p text:style-name="P2074"/>
          </table:table-cell>
          <table:table-cell table:style-name="Таблица1.B2" office:value-type="string">
            <text:p text:style-name="P2074">Не важно как</text:p>
          </table:table-cell>
        </table:table-row>
        <table:table-row>
          <table:table-cell table:style-name="Таблица1.A794" office:value-type="string">
            <text:p text:style-name="P2075">3449)restless</text:p>
            <text:p text:style-name="P2075"/>
            <text:p text:style-name="P2075"/>
            <text:p text:style-name="P578">[ˈrestləs]</text:p>
          </table:table-cell>
          <table:table-cell table:style-name="Таблица1.B2" office:value-type="string">
            <text:p text:style-name="P2075">Беспокойный, <text:span text:style-name="T62">неугомонный</text:span></text:p>
          </table:table-cell>
        </table:table-row>
        <table:table-row>
          <table:table-cell table:style-name="Таблица1.A799" office:value-type="string">
            <text:p text:style-name="P2076">3450<text:span text:style-name="T63">)be sick of</text:span></text:p>
            <text:p text:style-name="P2076"/>
            <text:p text:style-name="P2076"><text:soft-page-break/></text:p>
            <text:p text:style-name="P2076"/>
          </table:table-cell>
          <table:table-cell table:style-name="Таблица1.B2" office:value-type="string">
            <text:p text:style-name="P2071"/>
            <text:p text:style-name="P2071"/>
            <text:p text:style-name="P2077"><text:soft-page-break/>Быть сытым по горло</text:p>
          </table:table-cell>
        </table:table-row>
        <table:table-row>
          <table:table-cell table:style-name="Таблица1.A799" office:value-type="string">
            <text:p text:style-name="P2078">3451)domain</text:p>
            <text:p text:style-name="P2078"/>
            <text:p text:style-name="P2078"/>
            <text:p text:style-name="P579">[dəuˈmeɪn]</text:p>
          </table:table-cell>
          <table:table-cell table:style-name="Таблица1.B2" office:value-type="string">
            <text:p text:style-name="P2078">Область, домен</text:p>
          </table:table-cell>
        </table:table-row>
        <table:table-row>
          <table:table-cell table:style-name="Таблица1.A799" office:value-type="string">
            <text:p text:style-name="P2079">3452)seek</text:p>
            <text:p text:style-name="P2079"/>
            <text:p text:style-name="P2079"/>
            <text:p text:style-name="P580">[siːk]</text:p>
          </table:table-cell>
          <table:table-cell table:style-name="Таблица1.B2" office:value-type="string">
            <text:p text:style-name="P2079">Стремится, искать, поиск</text:p>
          </table:table-cell>
        </table:table-row>
        <table:table-row>
          <table:table-cell table:style-name="Таблица1.A799" office:value-type="string">
            <text:p text:style-name="P2080">3453)exception</text:p>
            <text:p text:style-name="P2080"/>
            <text:p text:style-name="P2080"/>
            <text:p text:style-name="P581">[ɪkˈsepʃ(ə)n]</text:p>
          </table:table-cell>
          <table:table-cell table:style-name="Таблица1.B2" office:value-type="string">
            <text:p text:style-name="P2080">Исключение</text:p>
          </table:table-cell>
        </table:table-row>
        <table:table-row>
          <table:table-cell table:style-name="Таблица1.A799" office:value-type="string">
            <text:p text:style-name="P2081">3454)retreat</text:p>
            <text:p text:style-name="P2081"/>
            <text:p text:style-name="P2081"/>
            <text:p text:style-name="P582">[rɪˈtriːt]</text:p>
          </table:table-cell>
          <table:table-cell table:style-name="Таблица1.B2" office:value-type="string">
            <text:p text:style-name="P2081">Отступать, отступление</text:p>
          </table:table-cell>
        </table:table-row>
        <table:table-row>
          <table:table-cell table:style-name="Таблица1.A804" office:value-type="string">
            <text:p text:style-name="P2082">3455)be sick at heart</text:p>
            <text:p text:style-name="P2082"/>
            <text:p text:style-name="P2082"/>
            <text:p text:style-name="P2082"/>
          </table:table-cell>
          <table:table-cell table:style-name="Таблица1.B2" office:value-type="string">
            <text:p text:style-name="P2082">Тосковать</text:p>
          </table:table-cell>
        </table:table-row>
        <table:table-row>
          <table:table-cell table:style-name="Таблица1.A804" office:value-type="string">
            <text:p text:style-name="P2083">3456)providing</text:p>
            <text:p text:style-name="P2083"/>
            <text:p text:style-name="P2083"/>
            <text:p text:style-name="P583">[prəˈvaɪdɪŋ]</text:p>
          </table:table-cell>
          <table:table-cell table:style-name="Таблица1.B2" office:value-type="string">
            <text:p text:style-name="P2083">Обеспечение</text:p>
          </table:table-cell>
        </table:table-row>
        <table:table-row>
          <table:table-cell table:style-name="Таблица1.A804" office:value-type="string">
            <text:p text:style-name="P2084">3457)onto</text:p>
            <text:p text:style-name="P2084"/>
            <text:p text:style-name="P2084"/>
            <text:p text:style-name="P584">[ˈɔntuː]</text:p>
          </table:table-cell>
          <table:table-cell table:style-name="Таблица1.B2" office:value-type="string">
            <text:p text:style-name="P2084">На, в (пространственное)</text:p>
          </table:table-cell>
        </table:table-row>
        <table:table-row>
          <table:table-cell table:style-name="Таблица1.A804" office:value-type="string">
            <text:p text:style-name="P2085">3458)emit</text:p>
            <text:p text:style-name="P2085"/>
            <text:p text:style-name="P2085"/>
            <text:p text:style-name="P585">[ɪˈmɪt]</text:p>
          </table:table-cell>
          <table:table-cell table:style-name="Таблица1.B2" office:value-type="string">
            <text:p text:style-name="P2085">Испускать</text:p>
          </table:table-cell>
        </table:table-row>
        <table:table-row>
          <table:table-cell table:style-name="Таблица1.A804" office:value-type="string">
            <text:p text:style-name="P2086">3459)explicit</text:p>
            <text:p text:style-name="P2086"/>
            <text:p text:style-name="P2086"/>
            <text:p text:style-name="P586">[ɪkˈsplɪsɪt]</text:p>
          </table:table-cell>
          <table:table-cell table:style-name="Таблица1.B2" office:value-type="string">
            <text:p text:style-name="P2086">Явный, явно заданный</text:p>
          </table:table-cell>
        </table:table-row>
        <table:table-row>
          <table:table-cell table:style-name="Таблица1.A809" office:value-type="string">
            <text:p text:style-name="P2087">3460)break up</text:p>
            <text:p text:style-name="P2087"/>
            <text:p text:style-name="P2087"/>
            <text:p text:style-name="P2087"/>
          </table:table-cell>
          <table:table-cell table:style-name="Таблица1.B2" office:value-type="string">
            <text:p text:style-name="P2087">Разбивать, расставаться</text:p>
          </table:table-cell>
        </table:table-row>
        <table:table-row>
          <table:table-cell table:style-name="Таблица1.A809" office:value-type="string">
            <text:p text:style-name="P2088">3461)tiny</text:p>
            <text:p text:style-name="P2088"/>
            <text:p text:style-name="P2088"/>
            <text:p text:style-name="P587">[ˈtaɪnɪ]</text:p>
          </table:table-cell>
          <table:table-cell table:style-name="Таблица1.B2" office:value-type="string">
            <text:p text:style-name="P2088">Крошечный</text:p>
          </table:table-cell>
        </table:table-row>
        <table:table-row>
          <table:table-cell table:style-name="Таблица1.A809" office:value-type="string">
            <text:p text:style-name="P2089">3462)looking</text:p>
            <text:p text:style-name="P2089"/>
            <text:p text:style-name="P2089"/>
            <text:p text:style-name="P2089"/>
          </table:table-cell>
          <table:table-cell table:style-name="Таблица1.B2" office:value-type="string">
            <text:p text:style-name="P2089">Ищу</text:p>
          </table:table-cell>
        </table:table-row>
        <table:table-row>
          <table:table-cell table:style-name="Таблица1.A809" office:value-type="string">
            <text:p text:style-name="P2090">3463)deflate</text:p>
            <text:p text:style-name="P2090"/>
            <text:p text:style-name="P2090"/>
            <text:p text:style-name="P588"><text:soft-page-break/>[dɪˈfleɪt]</text:p>
          </table:table-cell>
          <table:table-cell table:style-name="Таблица1.B2" office:value-type="string">
            <text:p text:style-name="P2082"/>
            <text:p text:style-name="P2082"/>
            <text:p text:style-name="P2082"/>
            <text:p text:style-name="P2090"><text:soft-page-break/>Выкачивать, уменьшать</text:p>
          </table:table-cell>
        </table:table-row>
        <table:table-row>
          <table:table-cell table:style-name="Таблица1.A809" office:value-type="string">
            <text:p text:style-name="P2091">3464)revenge</text:p>
            <text:p text:style-name="P2091"/>
            <text:p text:style-name="P2091"/>
            <text:p text:style-name="P589">[rɪˈvenʤ]</text:p>
          </table:table-cell>
          <table:table-cell table:style-name="Таблица1.B2" office:value-type="string">
            <text:p text:style-name="P2092">Месть, реванш, мстить</text:p>
          </table:table-cell>
        </table:table-row>
        <table:table-row>
          <table:table-cell table:style-name="Таблица1.A814" office:value-type="string">
            <text:p text:style-name="P2093">3465)Play a good knife and fork</text:p>
            <text:p text:style-name="P2093"/>
            <text:p text:style-name="P2093"/>
            <text:p text:style-name="P2093"/>
          </table:table-cell>
          <table:table-cell table:style-name="Таблица1.B2" office:value-type="string">
            <text:p text:style-name="P2093">Есть с аппетитом</text:p>
          </table:table-cell>
        </table:table-row>
        <table:table-row>
          <table:table-cell table:style-name="Таблица1.A814" office:value-type="string">
            <text:p text:style-name="P2094">3466)cut off</text:p>
            <text:p text:style-name="P2094"/>
            <text:p text:style-name="P2094"/>
            <text:p text:style-name="P2094"/>
          </table:table-cell>
          <table:table-cell table:style-name="Таблица1.B2" office:value-type="string">
            <text:p text:style-name="P2094">Отрезать, отключать</text:p>
          </table:table-cell>
        </table:table-row>
        <table:table-row>
          <table:table-cell table:style-name="Таблица1.A814" office:value-type="string">
            <text:p text:style-name="P2095">3467)first choice</text:p>
            <text:p text:style-name="P2095"/>
            <text:p text:style-name="P2095"/>
            <text:p text:style-name="P2095"/>
          </table:table-cell>
          <table:table-cell table:style-name="Таблица1.B2" office:value-type="string">
            <text:p text:style-name="P2095">Лучший выбор</text:p>
          </table:table-cell>
        </table:table-row>
        <table:table-row>
          <table:table-cell table:style-name="Таблица1.A814" office:value-type="string">
            <text:p text:style-name="P2096">3468)workflow</text:p>
            <text:p text:style-name="P2096"/>
            <text:p text:style-name="P2096"/>
            <text:p text:style-name="P2096"/>
          </table:table-cell>
          <table:table-cell table:style-name="Таблица1.B2" office:value-type="string">
            <text:p text:style-name="P2096">Делопроизводство, рабочий процесс</text:p>
          </table:table-cell>
        </table:table-row>
        <table:table-row>
          <table:table-cell table:style-name="Таблица1.A814" office:value-type="string">
            <text:p text:style-name="P2097">3469)guideline</text:p>
            <text:p text:style-name="P2097"/>
            <text:p text:style-name="P2097"/>
            <text:p text:style-name="P590">[ˈgaɪdlaɪn]</text:p>
          </table:table-cell>
          <table:table-cell table:style-name="Таблица1.B2" office:value-type="string">
            <text:p text:style-name="P2097">Директива, общий курс</text:p>
          </table:table-cell>
        </table:table-row>
        <table:table-row>
          <table:table-cell table:style-name="Таблица1.A819" office:value-type="string">
            <text:p text:style-name="P2098">3470)reverence</text:p>
            <text:p text:style-name="P2098"/>
            <text:p text:style-name="P2098"/>
            <text:p text:style-name="P591">[ˈrəv(ə)r(ə)n(t)s]</text:p>
          </table:table-cell>
          <table:table-cell table:style-name="Таблица1.B2" office:value-type="string">
            <text:p text:style-name="P2098">Почтение, поч<text:span text:style-name="T64">и</text:span>тать</text:p>
          </table:table-cell>
        </table:table-row>
        <table:table-row>
          <table:table-cell table:style-name="Таблица1.A819" office:value-type="string">
            <text:p text:style-name="P2099">3471)per</text:p>
            <text:p text:style-name="P2099"/>
            <text:p text:style-name="P2099"/>
            <text:p text:style-name="P592">[pɜː]</text:p>
          </table:table-cell>
          <table:table-cell table:style-name="Таблица1.B2" office:value-type="string">
            <text:p text:style-name="P2099">На, за, в</text:p>
          </table:table-cell>
        </table:table-row>
        <table:table-row>
          <table:table-cell table:style-name="Таблица1.A819" office:value-type="string">
            <text:p text:style-name="P2100">3472)disclaimer</text:p>
            <text:p text:style-name="P2100"/>
            <text:p text:style-name="P2100"/>
            <text:p text:style-name="P593">[dɪsˈkleɪmə]</text:p>
          </table:table-cell>
          <table:table-cell table:style-name="Таблица1.B2" office:value-type="string">
            <text:p text:style-name="P2100">Отказ</text:p>
          </table:table-cell>
        </table:table-row>
        <table:table-row>
          <table:table-cell table:style-name="Таблица1.A819" office:value-type="string">
            <text:p text:style-name="P2101">3473)cleanup</text:p>
            <text:p text:style-name="P2101"/>
            <text:p text:style-name="P2101"/>
            <text:p text:style-name="P594">[ˈkliːnʌp]</text:p>
          </table:table-cell>
          <table:table-cell table:style-name="Таблица1.B2" office:value-type="string">
            <text:p text:style-name="P2101">Очистка, сброс</text:p>
          </table:table-cell>
        </table:table-row>
        <table:table-row>
          <table:table-cell table:style-name="Таблица1.A819" office:value-type="string">
            <text:p text:style-name="P2102">3474)beware</text:p>
            <text:p text:style-name="P2102"/>
            <text:p text:style-name="P2102"/>
            <text:p text:style-name="P595">[bɪˈwɛə]</text:p>
          </table:table-cell>
          <table:table-cell table:style-name="Таблица1.B2" office:value-type="string">
            <text:p text:style-name="P2102">Беречься</text:p>
          </table:table-cell>
        </table:table-row>
        <table:table-row>
          <table:table-cell table:style-name="Таблица1.A824" office:value-type="string">
            <text:p text:style-name="P2103">3475)vote</text:p>
            <text:p text:style-name="P2103"/>
            <text:p text:style-name="P2103"/>
            <text:p text:style-name="P596">[vəut]</text:p>
          </table:table-cell>
          <table:table-cell table:style-name="Таблица1.B2" office:value-type="string">
            <text:p text:style-name="P2104">Голос, голосование, голосовать</text:p>
          </table:table-cell>
        </table:table-row>
        <table:table-row>
          <table:table-cell table:style-name="Таблица1.A824" office:value-type="string">
            <text:p text:style-name="P2105">3476)glitch</text:p>
            <text:p text:style-name="P2105"/>
            <text:p text:style-name="P2105"/>
            <text:p text:style-name="P597">[glɪʧ]</text:p>
          </table:table-cell>
          <table:table-cell table:style-name="Таблица1.B2" office:value-type="string">
            <text:p text:style-name="P2105">Глюк, сбой</text:p>
          </table:table-cell>
        </table:table-row>
        <text:soft-page-break/>
        <table:table-row>
          <table:table-cell table:style-name="Таблица1.A824" office:value-type="string">
            <text:p text:style-name="P2106">3477)revival</text:p>
            <text:p text:style-name="P2106"/>
            <text:p text:style-name="P2106"/>
            <text:p text:style-name="P598">[rɪˈvaɪv(ə)l]</text:p>
          </table:table-cell>
          <table:table-cell table:style-name="Таблица1.B2" office:value-type="string">
            <text:p text:style-name="P2106">Возрождение</text:p>
          </table:table-cell>
        </table:table-row>
        <table:table-row>
          <table:table-cell table:style-name="Таблица1.A824" office:value-type="string">
            <text:p text:style-name="P2107">3478)<text:bookmark-start text:name="__DdeLink__51085_1711861811"/>reward<text:bookmark-end text:name="__DdeLink__51085_1711861811"/></text:p>
            <text:p text:style-name="P2107"/>
            <text:p text:style-name="P2107"/>
            <text:p text:style-name="P599">[rɪˈwɔːd]</text:p>
          </table:table-cell>
          <table:table-cell table:style-name="Таблица1.B2" office:value-type="string">
            <text:p text:style-name="P2107">Награ<text:span text:style-name="T66">да,</text:span> награ<text:span text:style-name="T65">ждать</text:span></text:p>
          </table:table-cell>
        </table:table-row>
        <table:table-row>
          <table:table-cell table:style-name="Таблица1.A824" office:value-type="string">
            <text:p text:style-name="P2108">3479)give a knee to</text:p>
            <text:p text:style-name="P2108"/>
            <text:p text:style-name="P2108"/>
            <text:p text:style-name="P2108"/>
          </table:table-cell>
          <table:table-cell table:style-name="Таблица1.B2" office:value-type="string">
            <text:p text:style-name="P2108">Помогать</text:p>
          </table:table-cell>
        </table:table-row>
        <table:table-row>
          <table:table-cell table:style-name="Таблица1.A829" office:value-type="string">
            <text:p text:style-name="P2109">3480)bring to his knees</text:p>
            <text:p text:style-name="P2109"/>
            <text:p text:style-name="P2109"/>
            <text:p text:style-name="P2109"/>
          </table:table-cell>
          <table:table-cell table:style-name="Таблица1.B2" office:value-type="string">
            <text:p text:style-name="P2109">Поставить на колени</text:p>
          </table:table-cell>
        </table:table-row>
        <table:table-row>
          <table:table-cell table:style-name="Таблица1.A829" office:value-type="string">
            <text:p text:style-name="P2110">3481)come as a surprise</text:p>
            <text:p text:style-name="P2110"/>
            <text:p text:style-name="P2110"/>
            <text:p text:style-name="P2110"/>
          </table:table-cell>
          <table:table-cell table:style-name="Таблица1.B2" office:value-type="string">
            <text:p text:style-name="P2110">Стать неожиданностью</text:p>
          </table:table-cell>
        </table:table-row>
        <table:table-row>
          <table:table-cell table:style-name="Таблица1.A829" office:value-type="string">
            <text:p text:style-name="P2111">3482)diverge</text:p>
            <text:p text:style-name="P2111"/>
            <text:p text:style-name="P2111"/>
            <text:p text:style-name="P601">[daɪˈvɜːʤ]</text:p>
          </table:table-cell>
          <table:table-cell table:style-name="Таблица1.B2" office:value-type="string">
            <text:p text:style-name="P2111">Расходиться, отклоняться</text:p>
          </table:table-cell>
        </table:table-row>
        <table:table-row>
          <table:table-cell table:style-name="Таблица1.A829" office:value-type="string">
            <text:p text:style-name="P2112">3483)impressive</text:p>
            <text:p text:style-name="P2112"/>
            <text:p text:style-name="P2112"/>
            <text:p text:style-name="P602">[ɪmˈpresɪv]</text:p>
          </table:table-cell>
          <table:table-cell table:style-name="Таблица1.B2" office:value-type="string">
            <text:p text:style-name="P2113">Впечатляющий</text:p>
          </table:table-cell>
        </table:table-row>
        <table:table-row>
          <table:table-cell table:style-name="Таблица1.A829" office:value-type="string">
            <text:p text:style-name="P2114">3484)ribbon</text:p>
            <text:p text:style-name="P2114"/>
            <text:p text:style-name="P2114"/>
            <text:p text:style-name="P603">[ˈrɪb(ə)n]</text:p>
          </table:table-cell>
          <table:table-cell table:style-name="Таблица1.B2" office:value-type="string">
            <text:p text:style-name="P2114">Лента</text:p>
          </table:table-cell>
        </table:table-row>
        <table:table-row>
          <table:table-cell table:style-name="Таблица1.A834" office:value-type="string">
            <text:p text:style-name="P2115">3485)in season</text:p>
            <text:p text:style-name="P2115"/>
            <text:p text:style-name="P2115"/>
            <text:p text:style-name="P2115"/>
          </table:table-cell>
          <table:table-cell table:style-name="Таблица1.B2" office:value-type="string">
            <text:p text:style-name="P2115">Вовремя</text:p>
          </table:table-cell>
        </table:table-row>
        <table:table-row>
          <table:table-cell table:style-name="Таблица1.A834" office:value-type="string">
            <text:p text:style-name="P2116">3486)confirm</text:p>
            <text:p text:style-name="P2116"/>
            <text:p text:style-name="P2116"/>
            <text:p text:style-name="P604">[kənˈfɜːm]</text:p>
          </table:table-cell>
          <table:table-cell table:style-name="Таблица1.B2" office:value-type="string">
            <text:p text:style-name="P2116">Подтвердить</text:p>
          </table:table-cell>
        </table:table-row>
        <table:table-row>
          <table:table-cell table:style-name="Таблица1.A834" office:value-type="string">
            <text:p text:style-name="P2117">3487)indirect</text:p>
            <text:p text:style-name="P2117"/>
            <text:p text:style-name="P2117"/>
            <text:p text:style-name="P605">[ˌɪndɪˈrekt]</text:p>
          </table:table-cell>
          <table:table-cell table:style-name="Таблица1.B2" office:value-type="string">
            <text:p text:style-name="P2117">Непрямой</text:p>
          </table:table-cell>
        </table:table-row>
        <table:table-row>
          <table:table-cell table:style-name="Таблица1.A834" office:value-type="string">
            <text:p text:style-name="P2118">3488)dedicate</text:p>
            <text:p text:style-name="P2118"/>
            <text:p text:style-name="P2118"/>
            <text:p text:style-name="P606">[ˈdedɪkeɪt]</text:p>
          </table:table-cell>
          <table:table-cell table:style-name="Таблица1.B2" office:value-type="string">
            <text:p text:style-name="P2118">Посвящать, <text:span text:style-name="T113">предназначать</text:span></text:p>
          </table:table-cell>
        </table:table-row>
        <table:table-row>
          <table:table-cell table:style-name="Таблица1.A834" office:value-type="string">
            <text:p text:style-name="P2119">3489)rid</text:p>
            <text:p text:style-name="P2119"/>
            <text:p text:style-name="P2119"/>
            <text:p text:style-name="P607">[rɪd]</text:p>
          </table:table-cell>
          <table:table-cell table:style-name="Таблица1.B2" office:value-type="string">
            <text:p text:style-name="P2119">Избавлять</text:p>
          </table:table-cell>
        </table:table-row>
        <table:table-row>
          <table:table-cell table:style-name="Таблица1.A839" office:value-type="string">
            <text:p text:style-name="P2120">3490)Out of season</text:p>
            <text:p text:style-name="P2120"><text:soft-page-break/></text:p>
            <text:p text:style-name="P2120"/>
            <text:p text:style-name="P2120"/>
          </table:table-cell>
          <table:table-cell table:style-name="Таблица1.B2" office:value-type="string">
            <text:p text:style-name="P2115"/>
            <text:p text:style-name="P2120"><text:soft-page-break/>Не вовремя</text:p>
          </table:table-cell>
        </table:table-row>
        <table:table-row>
          <table:table-cell table:style-name="Таблица1.A839" office:value-type="string">
            <text:p text:style-name="P2121">3491)stance</text:p>
            <text:p text:style-name="P2121"/>
            <text:p text:style-name="P2121"/>
            <text:p text:style-name="P608">[stæn(t)s]</text:p>
          </table:table-cell>
          <table:table-cell table:style-name="Таблица1.B2" office:value-type="string">
            <text:p text:style-name="P2121">Позиция, стойка</text:p>
          </table:table-cell>
        </table:table-row>
        <table:table-row>
          <table:table-cell table:style-name="Таблица1.A839" office:value-type="string">
            <text:p text:style-name="P2122">3492)tradeoff</text:p>
            <text:p text:style-name="P2122"/>
            <text:p text:style-name="P2122"/>
            <text:p text:style-name="P2122"/>
          </table:table-cell>
          <table:table-cell table:style-name="Таблица1.B2" office:value-type="string">
            <text:p text:style-name="P2122">Компромисс</text:p>
          </table:table-cell>
        </table:table-row>
        <table:table-row>
          <table:table-cell table:style-name="Таблица1.A839" office:value-type="string">
            <text:p text:style-name="P2123">3493)excuse</text:p>
            <text:p text:style-name="P2123"/>
            <text:p text:style-name="P2123"/>
            <text:p text:style-name="P609">[ɪkˈskjuːs]</text:p>
          </table:table-cell>
          <table:table-cell table:style-name="Таблица1.B2" office:value-type="string">
            <text:p text:style-name="P2123"><text:span text:style-name="T67">Извинение, п</text:span>редлог, служить оправданием</text:p>
          </table:table-cell>
        </table:table-row>
        <table:table-row>
          <table:table-cell table:style-name="Таблица1.A839" office:value-type="string">
            <text:p text:style-name="P2124">3494)rigid</text:p>
            <text:p text:style-name="P2124"/>
            <text:p text:style-name="P2124"/>
            <text:p text:style-name="P610">[ˈrɪʤɪd]</text:p>
          </table:table-cell>
          <table:table-cell table:style-name="Таблица1.B2" office:value-type="string">
            <text:p text:style-name="P2125">Жёсткий</text:p>
          </table:table-cell>
        </table:table-row>
        <table:table-row>
          <table:table-cell table:style-name="Таблица1.A844" office:value-type="string">
            <text:p text:style-name="P2126">3495)throw dust in eyes</text:p>
            <text:p text:style-name="P2126"/>
            <text:p text:style-name="P2126"/>
            <text:p text:style-name="P2126"/>
          </table:table-cell>
          <table:table-cell table:style-name="Таблица1.B2" office:value-type="string">
            <text:p text:style-name="P2126">Пустить пыль в глаза</text:p>
          </table:table-cell>
        </table:table-row>
        <table:table-row>
          <table:table-cell table:style-name="Таблица1.A844" office:value-type="string">
            <text:p text:style-name="P2127">3496)amortize</text:p>
            <text:p text:style-name="P2127"/>
            <text:p text:style-name="P2127"/>
            <text:p text:style-name="P611">[əˈmɔːtaɪz]</text:p>
          </table:table-cell>
          <table:table-cell table:style-name="Таблица1.B2" office:value-type="string">
            <text:p text:style-name="P2127">Амортизировать, погашать</text:p>
          </table:table-cell>
        </table:table-row>
        <table:table-row>
          <table:table-cell table:style-name="Таблица1.A844" office:value-type="string">
            <text:p text:style-name="P2128">3497)notion</text:p>
            <text:p text:style-name="P2128"/>
            <text:p text:style-name="P2128"/>
            <text:p text:style-name="P612">[ˈnəuʃ(ə)n]</text:p>
          </table:table-cell>
          <table:table-cell table:style-name="Таблица1.B2" office:value-type="string">
            <text:p text:style-name="P2128">Идея, понятие</text:p>
          </table:table-cell>
        </table:table-row>
        <table:table-row>
          <table:table-cell table:style-name="Таблица1.A844" office:value-type="string">
            <text:p text:style-name="P2129">3498)so myself</text:p>
            <text:p text:style-name="P2129"/>
            <text:p text:style-name="P2129"/>
            <text:p text:style-name="P2129"/>
          </table:table-cell>
          <table:table-cell table:style-name="Таблица1.B2" office:value-type="string">
            <text:p text:style-name="P2129">Так себе</text:p>
          </table:table-cell>
        </table:table-row>
        <table:table-row>
          <table:table-cell table:style-name="Таблица1.A844" office:value-type="string">
            <text:p text:style-name="P2130">3499)nobody</text:p>
            <text:p text:style-name="P2130"/>
            <text:p text:style-name="P2130"/>
            <text:p text:style-name="P613">[ˈnəubədɪ]</text:p>
          </table:table-cell>
          <table:table-cell table:style-name="Таблица1.B2" office:value-type="string">
            <text:p text:style-name="P2130">Никто</text:p>
          </table:table-cell>
        </table:table-row>
        <table:table-row>
          <table:table-cell table:style-name="Таблица1.A849" office:value-type="string">
            <text:p text:style-name="P2131">3500)eventual</text:p>
            <text:p text:style-name="P2131"/>
            <text:p text:style-name="P2131"/>
            <text:p text:style-name="P614">[ɪˈvenʧuəl]</text:p>
          </table:table-cell>
          <table:table-cell table:style-name="Таблица1.B2" office:value-type="string">
            <text:p text:style-name="P2131">Возможный, окончательный</text:p>
          </table:table-cell>
        </table:table-row>
        <table:table-row>
          <table:table-cell table:style-name="Таблица1.A849" office:value-type="string">
            <text:p text:style-name="P2132">3501)what the heck</text:p>
            <text:p text:style-name="P2132"/>
            <text:p text:style-name="P2132"/>
            <text:p text:style-name="P2132"/>
          </table:table-cell>
          <table:table-cell table:style-name="Таблица1.B2" office:value-type="string">
            <text:p text:style-name="P2132">Чёрт с ним/ с тобой</text:p>
          </table:table-cell>
        </table:table-row>
        <table:table-row>
          <table:table-cell table:style-name="Таблица1.A849" office:value-type="string">
            <text:p text:style-name="P2133">3502)exclamation point</text:p>
            <text:p text:style-name="P2133"/>
            <text:p text:style-name="P2133"/>
            <text:p text:style-name="P615">[ˌekskləˈmeɪʃ(ə)n]</text:p>
          </table:table-cell>
          <table:table-cell table:style-name="Таблица1.B2" office:value-type="string">
            <text:p text:style-name="P2133">Восклицательный знак</text:p>
          </table:table-cell>
        </table:table-row>
        <table:table-row>
          <table:table-cell table:style-name="Таблица1.A849" office:value-type="string">
            <text:p text:style-name="P2134">3503)hyphen</text:p>
            <text:p text:style-name="P2134"/>
            <text:p text:style-name="P2134"><text:soft-page-break/></text:p>
            <text:p text:style-name="P616">[ˈhaɪf(ə)n]</text:p>
          </table:table-cell>
          <table:table-cell table:style-name="Таблица1.B2" office:value-type="string">
            <text:p text:style-name="P2131"/>
            <text:p text:style-name="P2131"/>
            <text:p text:style-name="P2134"><text:soft-page-break/>Дефис</text:p>
          </table:table-cell>
        </table:table-row>
        <table:table-row>
          <table:table-cell table:style-name="Таблица1.A849" office:value-type="string">
            <text:p text:style-name="P2135">3504)<text:bookmark-start text:name="__DdeLink__47810_489827509"/>rile<text:bookmark-end text:name="__DdeLink__47810_489827509"/></text:p>
            <text:p text:style-name="P2135"/>
            <text:p text:style-name="P2135"/>
            <text:p text:style-name="P617">[raɪl]</text:p>
          </table:table-cell>
          <table:table-cell table:style-name="Таблица1.B2" office:value-type="string">
            <text:p text:style-name="P2136">Раздражать</text:p>
          </table:table-cell>
        </table:table-row>
        <table:table-row>
          <table:table-cell table:style-name="Таблица1.A854" office:value-type="string">
            <text:p text:style-name="P2137">3505)bad luck</text:p>
            <text:p text:style-name="P2137"/>
            <text:p text:style-name="P2137"/>
            <text:p text:style-name="P2137"/>
          </table:table-cell>
          <table:table-cell table:style-name="Таблица1.B2" office:value-type="string">
            <text:p text:style-name="P2137">Неудача</text:p>
          </table:table-cell>
        </table:table-row>
        <table:table-row>
          <table:table-cell table:style-name="Таблица1.A854" office:value-type="string">
            <text:p text:style-name="P2138">3506)asterisk</text:p>
            <text:p text:style-name="P2138"/>
            <text:p text:style-name="P2138"/>
            <text:p text:style-name="P618">[ˈæst(ə)rɪsk]</text:p>
          </table:table-cell>
          <table:table-cell table:style-name="Таблица1.B2" office:value-type="string">
            <text:p text:style-name="P2138">Звёздочка</text:p>
          </table:table-cell>
        </table:table-row>
        <table:table-row>
          <table:table-cell table:style-name="Таблица1.A854" office:value-type="string">
            <text:p text:style-name="P2139">3507)starting point</text:p>
            <text:p text:style-name="P2139"/>
            <text:p text:style-name="P2139"/>
            <text:p text:style-name="P2139"/>
          </table:table-cell>
          <table:table-cell table:style-name="Таблица1.B2" office:value-type="string">
            <text:p text:style-name="P2139">Отправная точка</text:p>
          </table:table-cell>
        </table:table-row>
        <table:table-row>
          <table:table-cell table:style-name="Таблица1.A854" office:value-type="string">
            <text:p text:style-name="P2140">3508)definitely</text:p>
            <text:p text:style-name="P2140"/>
            <text:p text:style-name="P2140"/>
            <text:p text:style-name="P619">[ˈdef(ə)nətlɪ]</text:p>
          </table:table-cell>
          <table:table-cell table:style-name="Таблица1.B2" office:value-type="string">
            <text:p text:style-name="P2141">Определённо, точно</text:p>
          </table:table-cell>
        </table:table-row>
        <table:table-row>
          <table:table-cell table:style-name="Таблица1.A854" office:value-type="string">
            <text:p text:style-name="P2142">3509)rink</text:p>
            <text:p text:style-name="P2142"/>
            <text:p text:style-name="P2142"/>
            <text:p text:style-name="P620">[rɪŋk]</text:p>
          </table:table-cell>
          <table:table-cell table:style-name="Таблица1.B2" office:value-type="string">
            <text:p text:style-name="P2142">Каток</text:p>
          </table:table-cell>
        </table:table-row>
        <table:table-row>
          <table:table-cell table:style-name="Таблица1.A859" office:value-type="string">
            <text:p text:style-name="P2143">3510)good luck</text:p>
            <text:p text:style-name="P2143"/>
            <text:p text:style-name="P2143"/>
            <text:p text:style-name="P2143"/>
          </table:table-cell>
          <table:table-cell table:style-name="Таблица1.B2" office:value-type="string">
            <text:p text:style-name="P2143">Удача</text:p>
          </table:table-cell>
        </table:table-row>
        <table:table-row>
          <table:table-cell table:style-name="Таблица1.A859" office:value-type="string">
            <text:p text:style-name="P2144">3511)score</text:p>
            <text:p text:style-name="P2144"/>
            <text:p text:style-name="P2144"/>
            <text:p text:style-name="P621">[skɔː]</text:p>
          </table:table-cell>
          <table:table-cell table:style-name="Таблица1.B2" office:value-type="string">
            <text:p text:style-name="P2144">Счёт, отмечать,отметка</text:p>
          </table:table-cell>
        </table:table-row>
        <table:table-row>
          <table:table-cell table:style-name="Таблица1.A859" office:value-type="string">
            <text:p text:style-name="P2145">3512)enumerate</text:p>
            <text:p text:style-name="P2145"/>
            <text:p text:style-name="P2145"/>
            <text:p text:style-name="P622">[ɪˈn(j)uːm(ə)reɪt]</text:p>
          </table:table-cell>
          <table:table-cell table:style-name="Таблица1.B2" office:value-type="string">
            <text:p text:style-name="P2145">Перечислять</text:p>
          </table:table-cell>
        </table:table-row>
        <table:table-row>
          <table:table-cell table:style-name="Таблица1.A859" office:value-type="string">
            <text:p text:style-name="P2146">3513)as seen</text:p>
            <text:p text:style-name="P2146"/>
            <text:p text:style-name="P2146"/>
            <text:p text:style-name="P2146"/>
          </table:table-cell>
          <table:table-cell table:style-name="Таблица1.B2" office:value-type="string">
            <text:p text:style-name="P2146">Как видно</text:p>
          </table:table-cell>
        </table:table-row>
        <table:table-row>
          <table:table-cell table:style-name="Таблица1.A859" office:value-type="string">
            <text:p text:style-name="P2147">3514)rinse</text:p>
            <text:p text:style-name="P2147"/>
            <text:p text:style-name="P2147"/>
            <text:p text:style-name="P623">[rɪn(t)s]</text:p>
          </table:table-cell>
          <table:table-cell table:style-name="Таблица1.B2" office:value-type="string">
            <text:p text:style-name="P2147">Полоскать, полоскание</text:p>
          </table:table-cell>
        </table:table-row>
        <table:table-row>
          <table:table-cell table:style-name="Таблица1.A864" office:value-type="string">
            <text:p text:style-name="P2148">3515)Try one's luck</text:p>
            <text:p text:style-name="P2148"/>
            <text:p text:style-name="P2148"/>
            <text:p text:style-name="P2148"/>
          </table:table-cell>
          <table:table-cell table:style-name="Таблица1.B2" office:value-type="string">
            <text:p text:style-name="P2148">Попытать счастье</text:p>
          </table:table-cell>
        </table:table-row>
        <table:table-row>
          <table:table-cell table:style-name="Таблица1.A864" office:value-type="string">
            <text:p text:style-name="P2149">3516)unlike</text:p>
            <text:p text:style-name="P2149"/>
            <text:p text:style-name="P2149"/>
            <text:p text:style-name="P624"><text:soft-page-break/>[ʌnˈlaɪk]</text:p>
          </table:table-cell>
          <table:table-cell table:style-name="Таблица1.B2" office:value-type="string">
            <text:p text:style-name="P2148"/>
            <text:p text:style-name="P2148"/>
            <text:p text:style-name="P2148"/>
            <text:p text:style-name="P2149"><text:soft-page-break/>В отличие от</text:p>
          </table:table-cell>
        </table:table-row>
        <table:table-row>
          <table:table-cell table:style-name="Таблица1.A864" office:value-type="string">
            <text:p text:style-name="P2150">3517)back up</text:p>
            <text:p text:style-name="P2150"/>
            <text:p text:style-name="P2150"/>
            <text:p text:style-name="P2150"/>
          </table:table-cell>
          <table:table-cell table:style-name="Таблица1.B2" office:value-type="string">
            <text:p text:style-name="P2150">Давать задний ход, выполнять резервное копирование</text:p>
          </table:table-cell>
        </table:table-row>
        <table:table-row>
          <table:table-cell table:style-name="Таблица1.A864" office:value-type="string">
            <text:p text:style-name="P2151">3518)template</text:p>
            <text:p text:style-name="P2151"/>
            <text:p text:style-name="P2151"/>
            <text:p text:style-name="P625">[ˈtempleɪt]</text:p>
          </table:table-cell>
          <table:table-cell table:style-name="Таблица1.B2" office:value-type="string">
            <text:p text:style-name="P2151">Шаблон</text:p>
          </table:table-cell>
        </table:table-row>
        <table:table-row>
          <table:table-cell table:style-name="Таблица1.A864" office:value-type="string">
            <text:p text:style-name="P2152">3519)ripe</text:p>
            <text:p text:style-name="P2152"/>
            <text:p text:style-name="P2152"/>
            <text:p text:style-name="P626">[raɪp]</text:p>
          </table:table-cell>
          <table:table-cell table:style-name="Таблица1.B2" office:value-type="string">
            <text:p text:style-name="P2152">Зрелый</text:p>
          </table:table-cell>
        </table:table-row>
        <table:table-row>
          <table:table-cell table:style-name="Таблица1.A869" office:value-type="string">
            <text:p text:style-name="P2153">3520)Take one's medicine</text:p>
            <text:p text:style-name="P2153"/>
            <text:p text:style-name="P2153"/>
            <text:p text:style-name="P2153"/>
          </table:table-cell>
          <table:table-cell table:style-name="Таблица1.B2" office:value-type="string">
            <text:p text:style-name="P2153">Принять лекарство, покориться неизбежному</text:p>
          </table:table-cell>
        </table:table-row>
        <table:table-row>
          <table:table-cell table:style-name="Таблица1.A869" office:value-type="string">
            <text:p text:style-name="P2154">3521)so on</text:p>
            <text:p text:style-name="P2154"/>
            <text:p text:style-name="P2154"/>
            <text:p text:style-name="P2154"/>
          </table:table-cell>
          <table:table-cell table:style-name="Таблица1.B2" office:value-type="string">
            <text:p text:style-name="P2154">Так далее</text:p>
          </table:table-cell>
        </table:table-row>
        <table:table-row>
          <table:table-cell table:style-name="Таблица1.A869" office:value-type="string">
            <text:p text:style-name="P2155">3522)consequently</text:p>
            <text:p text:style-name="P2155"/>
            <text:p text:style-name="P2155"/>
            <text:p text:style-name="P627">[ˈkɔn(t)sɪkwəntlɪ]</text:p>
          </table:table-cell>
          <table:table-cell table:style-name="Таблица1.B2" office:value-type="string">
            <text:p text:style-name="P2155">Поэтому</text:p>
          </table:table-cell>
        </table:table-row>
        <table:table-row>
          <table:table-cell table:style-name="Таблица1.A869" office:value-type="string">
            <text:p text:style-name="P2156">3523)belong</text:p>
            <text:p text:style-name="P2156"/>
            <text:p text:style-name="P2156"/>
            <text:p text:style-name="P628">[bɪˈlɔŋ]</text:p>
          </table:table-cell>
          <table:table-cell table:style-name="Таблица1.B2" office:value-type="string">
            <text:p text:style-name="P2156">Принадлежать</text:p>
          </table:table-cell>
        </table:table-row>
        <table:table-row>
          <table:table-cell table:style-name="Таблица1.A869" office:value-type="string">
            <text:p text:style-name="P2157">3524)rival</text:p>
            <text:p text:style-name="P2157"/>
            <text:p text:style-name="P2157"/>
            <text:p text:style-name="P629">[ˈraɪv(ə)l]</text:p>
          </table:table-cell>
          <table:table-cell table:style-name="Таблица1.B2" office:value-type="string">
            <text:p text:style-name="P2157">Конкурент, соперничать</text:p>
          </table:table-cell>
        </table:table-row>
        <table:table-row>
          <table:table-cell table:style-name="Таблица1.A874" office:value-type="string">
            <text:p text:style-name="P2158">3525)Plenty of</text:p>
            <text:p text:style-name="P2158"/>
            <text:p text:style-name="P2158"/>
            <text:p text:style-name="P2158"/>
          </table:table-cell>
          <table:table-cell table:style-name="Таблица1.B2" office:value-type="string">
            <text:p text:style-name="P2158">Много</text:p>
          </table:table-cell>
        </table:table-row>
        <table:table-row>
          <table:table-cell table:style-name="Таблица1.A874" office:value-type="string">
            <text:p text:style-name="P2159">3526)harm</text:p>
            <text:p text:style-name="P2159"/>
            <text:p text:style-name="P2159"/>
            <text:p text:style-name="P630">[hɑːm]</text:p>
          </table:table-cell>
          <table:table-cell table:style-name="Таблица1.B2" office:value-type="string">
            <text:p text:style-name="P2159">Вред, вредить</text:p>
          </table:table-cell>
        </table:table-row>
        <table:table-row>
          <table:table-cell table:style-name="Таблица1.A874" office:value-type="string">
            <text:p text:style-name="P2160">3527)designate</text:p>
            <text:p text:style-name="P2160"/>
            <text:p text:style-name="P2160"/>
            <text:p text:style-name="P631">[ˈdezɪgneɪt]</text:p>
          </table:table-cell>
          <table:table-cell table:style-name="Таблица1.B2" office:value-type="string">
            <text:p text:style-name="P2160">Назначать, обозначать</text:p>
          </table:table-cell>
        </table:table-row>
        <table:table-row>
          <table:table-cell table:style-name="Таблица1.A874" office:value-type="string">
            <text:p text:style-name="P2161">3528)along the way</text:p>
            <text:p text:style-name="P2161"/>
            <text:p text:style-name="P2161"/>
            <text:p text:style-name="P2161"/>
          </table:table-cell>
          <table:table-cell table:style-name="Таблица1.B2" office:value-type="string">
            <text:p text:style-name="P2161">По пути</text:p>
          </table:table-cell>
        </table:table-row>
        <table:table-row>
          <table:table-cell table:style-name="Таблица1.A874" office:value-type="string">
            <text:p text:style-name="P2162">3529)roar</text:p>
            <text:p text:style-name="P2162"/>
            <text:p text:style-name="P2162"/>
            <text:p text:style-name="P632">[rɔː]</text:p>
          </table:table-cell>
          <table:table-cell table:style-name="Таблица1.B2" office:value-type="string">
            <text:p text:style-name="P2162">Рёв, реветь</text:p>
          </table:table-cell>
        </table:table-row>
        <text:soft-page-break/>
        <table:table-row>
          <table:table-cell table:style-name="Таблица1.A879" office:value-type="string">
            <text:p text:style-name="P2163">3530)Catch the train</text:p>
            <text:p text:style-name="P2163"/>
            <text:p text:style-name="P2163"/>
            <text:p text:style-name="P2163"/>
          </table:table-cell>
          <table:table-cell table:style-name="Таблица1.B2" office:value-type="string">
            <text:p text:style-name="P2163">Поспеть на поезд</text:p>
          </table:table-cell>
        </table:table-row>
        <table:table-row>
          <table:table-cell table:style-name="Таблица1.A879" office:value-type="string">
            <text:p text:style-name="P2164">3531)I'd</text:p>
            <text:p text:style-name="P2164"/>
            <text:p text:style-name="P2164"/>
            <text:p text:style-name="P633">[aɪd]</text:p>
          </table:table-cell>
          <table:table-cell table:style-name="Таблица1.B2" office:value-type="string">
            <text:p text:style-name="P2164">Я бы</text:p>
          </table:table-cell>
        </table:table-row>
        <table:table-row>
          <table:table-cell table:style-name="Таблица1.A879" office:value-type="string">
            <text:p text:style-name="P2165">3532)unified</text:p>
            <text:p text:style-name="P2165"/>
            <text:p text:style-name="P2165"/>
            <text:p text:style-name="P600">[`ju:nıfaıd]</text:p>
          </table:table-cell>
          <table:table-cell table:style-name="Таблица1.B2" office:value-type="string">
            <text:p text:style-name="P2165">Единый</text:p>
          </table:table-cell>
        </table:table-row>
        <table:table-row>
          <table:table-cell table:style-name="Таблица1.A879" office:value-type="string">
            <text:p text:style-name="P2166">3533)funny</text:p>
            <text:p text:style-name="P2166"/>
            <text:p text:style-name="P2166"/>
            <text:p text:style-name="P634">[ˈfʌnɪ]</text:p>
          </table:table-cell>
          <table:table-cell table:style-name="Таблица1.B2" office:value-type="string">
            <text:p text:style-name="P2166">Смешной</text:p>
          </table:table-cell>
        </table:table-row>
        <table:table-row>
          <table:table-cell table:style-name="Таблица1.A879" office:value-type="string">
            <text:p text:style-name="P2167">3534)roast</text:p>
            <text:p text:style-name="P2167"/>
            <text:p text:style-name="P2167"/>
            <text:p text:style-name="P635">[rəust]</text:p>
          </table:table-cell>
          <table:table-cell table:style-name="Таблица1.B2" office:value-type="string">
            <text:p text:style-name="P2167">Жарить, жаренный, жаркое</text:p>
          </table:table-cell>
        </table:table-row>
        <table:table-row>
          <table:table-cell table:style-name="Таблица1.A884" office:value-type="string">
            <text:p text:style-name="P2168">3535)A shot in the blue</text:p>
            <text:p text:style-name="P2168"/>
            <text:p text:style-name="P2168"/>
            <text:p text:style-name="P2168"/>
          </table:table-cell>
          <table:table-cell table:style-name="Таблица1.B2" office:value-type="string">
            <text:p text:style-name="P2169">Промах</text:p>
          </table:table-cell>
        </table:table-row>
        <table:table-row>
          <table:table-cell table:style-name="Таблица1.A884" office:value-type="string">
            <text:p text:style-name="P2170">3536)waste</text:p>
            <text:p text:style-name="P2170"/>
            <text:p text:style-name="P2170"/>
            <text:p text:style-name="P636">[weɪst]</text:p>
          </table:table-cell>
          <table:table-cell table:style-name="Таблица1.B2" office:value-type="string">
            <text:p text:style-name="P2170">Потери, отходы, терять</text:p>
          </table:table-cell>
        </table:table-row>
        <table:table-row>
          <table:table-cell table:style-name="Таблица1.A884" office:value-type="string">
            <text:p text:style-name="P2171">3537)sorely</text:p>
            <text:p text:style-name="P2171"/>
            <text:p text:style-name="P2171"/>
            <text:p text:style-name="P637">[ˈsɔːlɪ]</text:p>
          </table:table-cell>
          <table:table-cell table:style-name="Таблица1.B2" office:value-type="string">
            <text:p text:style-name="P2172">Крайне, жестоко</text:p>
          </table:table-cell>
        </table:table-row>
        <table:table-row>
          <table:table-cell table:style-name="Таблица1.A884" office:value-type="string">
            <text:p text:style-name="P2173">3538)pivot</text:p>
            <text:p text:style-name="P2173"/>
            <text:p text:style-name="P2173"/>
            <text:p text:style-name="P638">[ˈpɪvət]</text:p>
          </table:table-cell>
          <table:table-cell table:style-name="Таблица1.B2" office:value-type="string">
            <text:p text:style-name="P2173">Стержень, <text:span text:style-name="T69">ось</text:span>, вращаться</text:p>
          </table:table-cell>
        </table:table-row>
        <table:table-row>
          <table:table-cell table:style-name="Таблица1.A884" office:value-type="string">
            <text:p text:style-name="P2174">3539)rob</text:p>
            <text:p text:style-name="P2174"/>
            <text:p text:style-name="P2174"/>
            <text:p text:style-name="P639">[rɔb]</text:p>
          </table:table-cell>
          <table:table-cell table:style-name="Таблица1.B2" office:value-type="string">
            <text:p text:style-name="P2174">Грабить, отнимать</text:p>
          </table:table-cell>
        </table:table-row>
        <table:table-row>
          <table:table-cell table:style-name="Таблица1.A889" office:value-type="string">
            <text:p text:style-name="P2175">3540)Not a shot in the locker</text:p>
            <text:p text:style-name="P2175"/>
            <text:p text:style-name="P2175"/>
            <text:p text:style-name="P640">[ˈlɔkə]</text:p>
          </table:table-cell>
          <table:table-cell table:style-name="Таблица1.B2" office:value-type="string">
            <text:p text:style-name="P2175">Ни гроша в кармане</text:p>
          </table:table-cell>
        </table:table-row>
        <table:table-row>
          <table:table-cell table:style-name="Таблица1.A889" office:value-type="string">
            <text:p text:style-name="P2176">3541)counterpart</text:p>
            <text:p text:style-name="P2176"/>
            <text:p text:style-name="P2176"/>
            <text:p text:style-name="P641">[ˈkauntəpɑːt]</text:p>
          </table:table-cell>
          <table:table-cell table:style-name="Таблица1.B2" office:value-type="string">
            <text:p text:style-name="P2176">Аналог, копия, двойник, <text:span text:style-name="T70">ответная часть</text:span></text:p>
          </table:table-cell>
        </table:table-row>
        <table:table-row>
          <table:table-cell table:style-name="Таблица1.A889" office:value-type="string">
            <text:p text:style-name="P2177">3542)completeness</text:p>
            <text:p text:style-name="P2177"/>
            <text:p text:style-name="P2177"/>
            <text:p text:style-name="P642">[kəmˈpliːtnəs]</text:p>
          </table:table-cell>
          <table:table-cell table:style-name="Таблица1.B2" office:value-type="string">
            <text:p text:style-name="P2177">Полнота, завершённость</text:p>
          </table:table-cell>
        </table:table-row>
        <table:table-row>
          <table:table-cell table:style-name="Таблица1.A889" office:value-type="string">
            <text:p text:style-name="P2178">3543)superfluous</text:p>
            <text:p text:style-name="P2178"><text:soft-page-break/></text:p>
            <text:p text:style-name="P2178"/>
            <text:p text:style-name="P643">[s(j)uːˈpɜːfluəs]</text:p>
          </table:table-cell>
          <table:table-cell table:style-name="Таблица1.B2" office:value-type="string">
            <text:p text:style-name="P2175"/>
            <text:p text:style-name="P2178"><text:soft-page-break/>Избыточный</text:p>
          </table:table-cell>
        </table:table-row>
        <table:table-row>
          <table:table-cell table:style-name="Таблица1.A889" office:value-type="string">
            <text:p text:style-name="P2179">3544)royal</text:p>
            <text:p text:style-name="P2179"/>
            <text:p text:style-name="P2179"/>
            <text:p text:style-name="P644">[ˈrɔɪəl]</text:p>
          </table:table-cell>
          <table:table-cell table:style-name="Таблица1.B2" office:value-type="string">
            <text:p text:style-name="P2179">Королевский</text:p>
          </table:table-cell>
        </table:table-row>
        <table:table-row>
          <table:table-cell table:style-name="Таблица1.A894" office:value-type="string">
            <text:p text:style-name="P2180">3545)In the mass</text:p>
            <text:p text:style-name="P2180"/>
            <text:p text:style-name="P2180"/>
            <text:p text:style-name="P2180"/>
          </table:table-cell>
          <table:table-cell table:style-name="Таблица1.B2" office:value-type="string">
            <text:p text:style-name="P2180">В целом</text:p>
          </table:table-cell>
        </table:table-row>
        <table:table-row>
          <table:table-cell table:style-name="Таблица1.A894" office:value-type="string">
            <text:p text:style-name="P2181">3546)exclusive</text:p>
            <text:p text:style-name="P2181"/>
            <text:p text:style-name="P2181"/>
            <text:p text:style-name="P645">[ɪksˈkluːsɪv]</text:p>
          </table:table-cell>
          <table:table-cell table:style-name="Таблица1.B2" office:value-type="string">
            <text:p text:style-name="P2181">Исключительно, исключительный, исключающий</text:p>
          </table:table-cell>
        </table:table-row>
        <table:table-row>
          <table:table-cell table:style-name="Таблица1.A894" office:value-type="string">
            <text:p text:style-name="P2182">3547)tight</text:p>
            <text:p text:style-name="P2182"/>
            <text:p text:style-name="P2182"/>
            <text:p text:style-name="P646">[taɪt]</text:p>
          </table:table-cell>
          <table:table-cell table:style-name="Таблица1.B2" office:value-type="string">
            <text:p text:style-name="P2182">Туго, тугой, плотно, плотный, трудный</text:p>
          </table:table-cell>
        </table:table-row>
        <table:table-row>
          <table:table-cell table:style-name="Таблица1.A894" office:value-type="string">
            <text:p text:style-name="P2183">3548)more than just</text:p>
            <text:p text:style-name="P2183"/>
            <text:p text:style-name="P2183"/>
            <text:p text:style-name="P2183"/>
          </table:table-cell>
          <table:table-cell table:style-name="Таблица1.B2" office:value-type="string">
            <text:p text:style-name="P2183">Больше, чем просто</text:p>
          </table:table-cell>
        </table:table-row>
        <table:table-row>
          <table:table-cell table:style-name="Таблица1.A894" office:value-type="string">
            <text:p text:style-name="P2184">3549)rub</text:p>
            <text:p text:style-name="P2184"/>
            <text:p text:style-name="P2184"/>
            <text:p text:style-name="P647">[rʌb]</text:p>
          </table:table-cell>
          <table:table-cell table:style-name="Таблица1.B2" office:value-type="string">
            <text:p text:style-name="P2184">Тереть, натирать</text:p>
          </table:table-cell>
        </table:table-row>
        <table:table-row>
          <table:table-cell table:style-name="Таблица1.A899" office:value-type="string">
            <text:p text:style-name="P2185">3550)Go in for sports</text:p>
            <text:p text:style-name="P2185"/>
            <text:p text:style-name="P2185"/>
            <text:p text:style-name="P2185"/>
          </table:table-cell>
          <table:table-cell table:style-name="Таблица1.B2" office:value-type="string">
            <text:p text:style-name="P2185">Заниматься спортом</text:p>
          </table:table-cell>
        </table:table-row>
        <table:table-row>
          <table:table-cell table:style-name="Таблица1.A899" office:value-type="string">
            <text:p text:style-name="P2186">3551)collaborate</text:p>
            <text:p text:style-name="P2186"/>
            <text:p text:style-name="P2186"/>
            <text:p text:style-name="P648">[kəˈlæb(ə)reɪt]</text:p>
          </table:table-cell>
          <table:table-cell table:style-name="Таблица1.B2" office:value-type="string">
            <text:p text:style-name="P2186">Сотрудничать</text:p>
          </table:table-cell>
        </table:table-row>
        <table:table-row>
          <table:table-cell table:style-name="Таблица1.A899" office:value-type="string">
            <text:p text:style-name="P2187">3552)adjacent</text:p>
            <text:p text:style-name="P2187"/>
            <text:p text:style-name="P2187"/>
            <text:p text:style-name="P649">[əˈʤeɪs(ə)nt]</text:p>
          </table:table-cell>
          <table:table-cell table:style-name="Таблица1.B2" office:value-type="string">
            <text:p text:style-name="P2187">Смежный, соседний</text:p>
          </table:table-cell>
        </table:table-row>
        <table:table-row>
          <table:table-cell table:style-name="Таблица1.A899" office:value-type="string">
            <text:p text:style-name="P2188">3553)lots</text:p>
            <text:p text:style-name="P2188"/>
            <text:p text:style-name="P2188"/>
            <text:p text:style-name="P2188"/>
          </table:table-cell>
          <table:table-cell table:style-name="Таблица1.B2" office:value-type="string">
            <text:p text:style-name="P2188">Пропасть, много</text:p>
          </table:table-cell>
        </table:table-row>
        <table:table-row>
          <table:table-cell table:style-name="Таблица1.A899" office:value-type="string">
            <text:p text:style-name="P2189">3554)pleasure</text:p>
            <text:p text:style-name="P2189"/>
            <text:p text:style-name="P2189"/>
            <text:p text:style-name="P650">[ˈpleʒə]</text:p>
          </table:table-cell>
          <table:table-cell table:style-name="Таблица1.B2" office:value-type="string">
            <text:p text:style-name="P2189">Удовольствие</text:p>
          </table:table-cell>
        </table:table-row>
        <table:table-row>
          <table:table-cell table:style-name="Таблица1.A904" office:value-type="string">
            <text:p text:style-name="P2190">3555)undergo</text:p>
            <text:p text:style-name="P2190"/>
            <text:p text:style-name="P2190"/>
            <text:p text:style-name="P651">[ˌʌndəˈgəu]</text:p>
          </table:table-cell>
          <table:table-cell table:style-name="Таблица1.B2" office:value-type="string">
            <text:p text:style-name="P2190">Подвергаться</text:p>
          </table:table-cell>
        </table:table-row>
        <table:table-row>
          <table:table-cell table:style-name="Таблица1.A904" office:value-type="string">
            <text:p text:style-name="P2191">3556)upwards</text:p>
            <text:p text:style-name="P2191"/>
            <text:p text:style-name="P2191"><text:soft-page-break/></text:p>
            <text:p text:style-name="P652">[ˈʌpwəds]</text:p>
          </table:table-cell>
          <table:table-cell table:style-name="Таблица1.B2" office:value-type="string">
            <text:p text:style-name="P2190"/>
            <text:p text:style-name="P2190"/>
            <text:p text:style-name="P2191"><text:soft-page-break/>Вверх, свыше</text:p>
          </table:table-cell>
        </table:table-row>
        <table:table-row>
          <table:table-cell table:style-name="Таблица1.A904" office:value-type="string">
            <text:p text:style-name="P2192">3557)<text:bookmark-start text:name="__DdeLink__14566_312378319"/>recap<text:bookmark-end text:name="__DdeLink__14566_312378319"/></text:p>
            <text:p text:style-name="P2192"/>
            <text:p text:style-name="P2192"/>
            <text:p text:style-name="P653">[ˈriːkæp]</text:p>
          </table:table-cell>
          <table:table-cell table:style-name="Таблица1.B2" office:value-type="string">
            <text:p text:style-name="P2192">Резюме, резюмировать</text:p>
          </table:table-cell>
        </table:table-row>
        <table:table-row>
          <table:table-cell table:style-name="Таблица1.A904" office:value-type="string">
            <text:p text:style-name="P2193">3558)favor</text:p>
            <text:p text:style-name="P2193"/>
            <text:p text:style-name="P2193"/>
            <text:p text:style-name="P654">[ˈfeɪvə]</text:p>
          </table:table-cell>
          <table:table-cell table:style-name="Таблица1.B2" office:value-type="string">
            <text:p text:style-name="P2193">Одолжение, благоприятствовать, польза</text:p>
          </table:table-cell>
        </table:table-row>
        <table:table-row>
          <table:table-cell table:style-name="Таблица1.A904" office:value-type="string">
            <text:p text:style-name="P2194">3559)reside</text:p>
            <text:p text:style-name="P2194"/>
            <text:p text:style-name="P2194"/>
            <text:p text:style-name="P655">[rɪˈzaɪd]</text:p>
          </table:table-cell>
          <table:table-cell table:style-name="Таблица1.B2" office:value-type="string">
            <text:p text:style-name="P2194">Проживать, находиться</text:p>
          </table:table-cell>
        </table:table-row>
        <table:table-row>
          <table:table-cell table:style-name="Таблица1.A909" office:value-type="string">
            <text:p text:style-name="P2195">3560)Thinking about</text:p>
            <text:p text:style-name="P2195"/>
            <text:p text:style-name="P2195"/>
            <text:p text:style-name="P656">[ˈθɪŋkɪŋ]</text:p>
          </table:table-cell>
          <table:table-cell table:style-name="Таблица1.B2" office:value-type="string">
            <text:p text:style-name="P2195">Думая о</text:p>
          </table:table-cell>
        </table:table-row>
        <table:table-row>
          <table:table-cell table:style-name="Таблица1.A909" office:value-type="string">
            <text:p text:style-name="P2196">3561)come to mind</text:p>
            <text:p text:style-name="P2196"/>
            <text:p text:style-name="P2196"/>
            <text:p text:style-name="P2196"/>
          </table:table-cell>
          <table:table-cell table:style-name="Таблица1.B2" office:value-type="string">
            <text:p text:style-name="P2196">Приходить на ум</text:p>
          </table:table-cell>
        </table:table-row>
        <table:table-row>
          <table:table-cell table:style-name="Таблица1.A909" office:value-type="string">
            <text:p text:style-name="P2197">3562)distinguish</text:p>
            <text:p text:style-name="P2197"/>
            <text:p text:style-name="P2197"/>
            <text:p text:style-name="P657">[dɪˈstɪŋgwɪʃ]</text:p>
          </table:table-cell>
          <table:table-cell table:style-name="Таблица1.B2" office:value-type="string">
            <text:p text:style-name="P2197">Выделять, различать</text:p>
          </table:table-cell>
        </table:table-row>
        <table:table-row>
          <table:table-cell table:style-name="Таблица1.A909" office:value-type="string">
            <text:p text:style-name="P2198">3563)write down</text:p>
            <text:p text:style-name="P2198"/>
            <text:p text:style-name="P2198"/>
            <text:p text:style-name="P2198"/>
          </table:table-cell>
          <table:table-cell table:style-name="Таблица1.B2" office:value-type="string">
            <text:p text:style-name="P2198">Записывать</text:p>
          </table:table-cell>
        </table:table-row>
        <table:table-row>
          <table:table-cell table:style-name="Таблица1.A909" office:value-type="string">
            <text:p text:style-name="P2199">3564)downside</text:p>
            <text:p text:style-name="P2199"/>
            <text:p text:style-name="P2199"/>
            <text:p text:style-name="P658">[ˈdaunsaɪd]</text:p>
          </table:table-cell>
          <table:table-cell table:style-name="Таблица1.B2" office:value-type="string">
            <text:p text:style-name="P2199">Нижняя сторона, недостаток</text:p>
          </table:table-cell>
        </table:table-row>
        <table:table-row>
          <table:table-cell table:style-name="Таблица1.A914" office:value-type="string">
            <text:p text:style-name="P2200">3565)overcome</text:p>
            <text:p text:style-name="P2200"/>
            <text:p text:style-name="P2200"/>
            <text:p text:style-name="P659">[ˌəuvəˈkʌm]</text:p>
          </table:table-cell>
          <table:table-cell table:style-name="Таблица1.B2" office:value-type="string">
            <text:p text:style-name="P2200">Преодолеть</text:p>
          </table:table-cell>
        </table:table-row>
        <table:table-row>
          <table:table-cell table:style-name="Таблица1.A914" office:value-type="string">
            <text:p text:style-name="P2201">3566)emplace</text:p>
            <text:p text:style-name="P2201"/>
            <text:p text:style-name="P2201"/>
            <text:p text:style-name="P660">[ɪmˈpleɪs]</text:p>
          </table:table-cell>
          <table:table-cell table:style-name="Таблица1.B2" office:value-type="string">
            <text:p text:style-name="P2201">Устанавливать</text:p>
          </table:table-cell>
        </table:table-row>
        <table:table-row>
          <table:table-cell table:style-name="Таблица1.A914" office:value-type="string">
            <text:p text:style-name="P2202">3567)expression</text:p>
            <text:p text:style-name="P2202"/>
            <text:p text:style-name="P2202"/>
            <text:p text:style-name="P661">[ɪkˈspreʃ(ə)n]</text:p>
          </table:table-cell>
          <table:table-cell table:style-name="Таблица1.B2" office:value-type="string">
            <text:p text:style-name="P2202">Выражение</text:p>
          </table:table-cell>
        </table:table-row>
        <table:table-row>
          <table:table-cell table:style-name="Таблица1.A914" office:value-type="string">
            <text:p text:style-name="P2203">3568)<text:span text:style-name="T72">r</text:span>ug</text:p>
            <text:p text:style-name="P2203"/>
            <text:p text:style-name="P2203"/>
            <text:p text:style-name="P662">[rʌg]</text:p>
          </table:table-cell>
          <table:table-cell table:style-name="Таблица1.B2" office:value-type="string">
            <text:p text:style-name="P2203">Ковёр, пл<text:span text:style-name="T71">е</text:span>д</text:p>
          </table:table-cell>
        </table:table-row>
        <table:table-row>
          <table:table-cell table:style-name="Таблица1.A914" office:value-type="string">
            <text:p text:style-name="P2203">3569)<text:span text:style-name="T72">rush</text:span></text:p>
            <text:p text:style-name="P2203"/>
            <text:p text:style-name="P2203"/>
            <text:p text:style-name="P662"><text:soft-page-break/>[rʌʃ]</text:p>
          </table:table-cell>
          <table:table-cell table:style-name="Таблица1.B2" office:value-type="string">
            <text:p text:style-name="P2200"/>
            <text:p text:style-name="P2200"/>
            <text:p text:style-name="P2204"/>
            <text:p text:style-name="P2205"><text:soft-page-break/><text:span text:style-name="T73">Прилив, срочный, спешка, торопить, м</text:span>чаться</text:p>
          </table:table-cell>
        </table:table-row>
        <table:table-row>
          <table:table-cell table:style-name="Таблица1.A919" office:value-type="string">
            <text:p text:style-name="P2206">3570)one more</text:p>
            <text:p text:style-name="P2206"/>
            <text:p text:style-name="P2206"/>
            <text:p text:style-name="P2206"/>
          </table:table-cell>
          <table:table-cell table:style-name="Таблица1.B2" office:value-type="string">
            <text:p text:style-name="P2206">Ещё</text:p>
          </table:table-cell>
        </table:table-row>
        <table:table-row>
          <table:table-cell table:style-name="Таблица1.A919" office:value-type="string">
            <text:p text:style-name="P2207">3571)burden</text:p>
            <text:p text:style-name="P2207"/>
            <text:p text:style-name="P2207"/>
            <text:p text:style-name="P664">[ˈbɜːdn]</text:p>
          </table:table-cell>
          <table:table-cell table:style-name="Таблица1.B2" office:value-type="string">
            <text:p text:style-name="P2207">Бремя, нагрузка, накладные расходы</text:p>
          </table:table-cell>
        </table:table-row>
        <table:table-row>
          <table:table-cell table:style-name="Таблица1.A919" office:value-type="string">
            <text:p text:style-name="P2208">3572)drawback</text:p>
            <text:p text:style-name="P2208"/>
            <text:p text:style-name="P2208"/>
            <text:p text:style-name="P665">[ˈdrɔːbæk]</text:p>
          </table:table-cell>
          <table:table-cell table:style-name="Таблица1.B2" office:value-type="string">
            <text:p text:style-name="P2208">Недостаток</text:p>
          </table:table-cell>
        </table:table-row>
        <table:table-row>
          <table:table-cell table:style-name="Таблица1.A919" office:value-type="string">
            <text:p text:style-name="P2209">3573)lame</text:p>
            <text:p text:style-name="P2209"/>
            <text:p text:style-name="P2209"/>
            <text:p text:style-name="P666">[leɪm]</text:p>
          </table:table-cell>
          <table:table-cell table:style-name="Таблица1.B2" office:value-type="string">
            <text:p text:style-name="P2209">Хромой</text:p>
          </table:table-cell>
        </table:table-row>
        <table:table-row>
          <table:table-cell table:style-name="Таблица1.A919" office:value-type="string">
            <text:p text:style-name="P2210">3574)leverage</text:p>
            <text:p text:style-name="P2210"/>
            <text:p text:style-name="P2210"/>
            <text:p text:style-name="P667">[ˈliːv(ə)rɪʤ]</text:p>
          </table:table-cell>
          <table:table-cell table:style-name="Таблица1.B2" office:value-type="string">
            <text:p text:style-name="P2210">Действие рычага, усилие рычага, использовать</text:p>
          </table:table-cell>
        </table:table-row>
        <table:table-row>
          <table:table-cell table:style-name="Таблица1.A924" office:value-type="string">
            <text:p text:style-name="P2212"><text:span text:style-name="T74">3575)</text:span>lately</text:p>
            <text:p text:style-name="P2212"/>
            <text:p text:style-name="P2212"/>
            <text:p text:style-name="P668">[ˈleɪtlɪ]</text:p>
          </table:table-cell>
          <table:table-cell table:style-name="Таблица1.B2" office:value-type="string">
            <text:p text:style-name="P2211">Недавно, за последнее время</text:p>
          </table:table-cell>
        </table:table-row>
        <table:table-row>
          <table:table-cell table:style-name="Таблица1.A924" office:value-type="string">
            <text:p text:style-name="P2214"><text:span text:style-name="T75">3576)</text:span>later on</text:p>
            <text:p text:style-name="P2214"/>
            <text:p text:style-name="P2214"/>
            <text:p text:style-name="P669">[ˈleɪtə]</text:p>
          </table:table-cell>
          <table:table-cell table:style-name="Таблица1.B2" office:value-type="string">
            <text:p text:style-name="P2213">Позднее, в дальнейшем</text:p>
          </table:table-cell>
        </table:table-row>
        <table:table-row>
          <table:table-cell table:style-name="Таблица1.A924" office:value-type="string">
            <text:p text:style-name="P2216"><text:span text:style-name="T76">3577)</text:span>encourage</text:p>
            <text:p text:style-name="P2216"/>
            <text:p text:style-name="P2216"/>
            <text:p text:style-name="P670">[ɪnˈkʌrɪʤ]</text:p>
          </table:table-cell>
          <table:table-cell table:style-name="Таблица1.B2" office:value-type="string">
            <text:p text:style-name="P2215">Поощрять</text:p>
          </table:table-cell>
        </table:table-row>
        <table:table-row>
          <table:table-cell table:style-name="Таблица1.A924" office:value-type="string">
            <text:p text:style-name="P2217">3578)I would like</text:p>
            <text:p text:style-name="P2217"/>
            <text:p text:style-name="P2217"/>
            <text:p text:style-name="P2217"/>
          </table:table-cell>
          <table:table-cell table:style-name="Таблица1.B2" office:value-type="string">
            <text:p text:style-name="P2217">Я хотел бы</text:p>
          </table:table-cell>
        </table:table-row>
        <table:table-row>
          <table:table-cell table:style-name="Таблица1.A924" office:value-type="string">
            <text:p text:style-name="P2218">3579)That's the whole point</text:p>
            <text:p text:style-name="P2218"/>
            <text:p text:style-name="P2218"/>
            <text:p text:style-name="P2218"/>
          </table:table-cell>
          <table:table-cell table:style-name="Таблица1.B2" office:value-type="string">
            <text:p text:style-name="P2218">В этом вся соль</text:p>
          </table:table-cell>
        </table:table-row>
        <table:table-row>
          <table:table-cell table:style-name="Таблица1.A934" office:value-type="string">
            <text:p text:style-name="P2219"><text:span text:style-name="T77">3580)</text:span>correspond</text:p>
            <text:p text:style-name="P2219"/>
            <text:p text:style-name="P2219"/>
            <text:p text:style-name="P671">[ˌkɔrɪˈspɔnd]</text:p>
          </table:table-cell>
          <table:table-cell table:style-name="Таблица1.B2" office:value-type="string">
            <text:p text:style-name="P2402">Соответствовать</text:p>
          </table:table-cell>
        </table:table-row>
        <table:table-row>
          <table:table-cell table:style-name="Таблица1.A934" office:value-type="string">
            <text:p text:style-name="P2220">3581)rectify</text:p>
            <text:p text:style-name="P2220"/>
            <text:p text:style-name="P2220"/>
            <text:p text:style-name="P672">[ˈrektɪfaɪ]</text:p>
          </table:table-cell>
          <table:table-cell table:style-name="Таблица1.B2" office:value-type="string">
            <text:p text:style-name="P2220">Выпрямлять, исправлять</text:p>
          </table:table-cell>
        </table:table-row>
        <table:table-row>
          <table:table-cell table:style-name="Таблица1.A934" office:value-type="string">
            <text:p text:style-name="P2221">3582)rectangle</text:p>
            <text:p text:style-name="P2221"/>
            <text:p text:style-name="P2221"/>
            <text:p text:style-name="P673">[ˈrektæŋgl]</text:p>
          </table:table-cell>
          <table:table-cell table:style-name="Таблица1.B2" office:value-type="string">
            <text:p text:style-name="P2221">Прямоугольник</text:p>
          </table:table-cell>
        </table:table-row>
        <text:soft-page-break/>
        <table:table-row>
          <table:table-cell table:style-name="Таблица1.A934" office:value-type="string">
            <text:p text:style-name="P2223"><text:span text:style-name="T78">3583)</text:span>somebody</text:p>
            <text:p text:style-name="P2223"/>
            <text:p text:style-name="P2223"/>
            <text:p text:style-name="P674">[ˈsʌmbədɪ]</text:p>
          </table:table-cell>
          <table:table-cell table:style-name="Таблица1.B2" office:value-type="string">
            <text:p text:style-name="P2222">Кто-то, кто-нибудь</text:p>
          </table:table-cell>
        </table:table-row>
        <table:table-row>
          <table:table-cell table:style-name="Таблица1.A934" office:value-type="string">
            <text:p text:style-name="P2225"><text:span text:style-name="T79">3584)</text:span>implementation</text:p>
            <text:p text:style-name="P2225"/>
            <text:p text:style-name="P2225"/>
            <text:p text:style-name="P675">[ˌɪmplɪmenˈteɪʃ(ə)n]</text:p>
          </table:table-cell>
          <table:table-cell table:style-name="Таблица1.B2" office:value-type="string">
            <text:p text:style-name="P2224">Реализация, выполнение</text:p>
          </table:table-cell>
        </table:table-row>
        <table:table-row>
          <table:table-cell table:style-name="Таблица1.A934" office:value-type="string">
            <text:p text:style-name="P2226">3585)vertex</text:p>
            <text:p text:style-name="P2226"/>
            <text:p text:style-name="P2226"/>
            <text:p text:style-name="P663">[ˊvɜ:teks]</text:p>
          </table:table-cell>
          <table:table-cell table:style-name="Таблица1.B2" office:value-type="string">
            <text:p text:style-name="P2226">Вершина</text:p>
          </table:table-cell>
        </table:table-row>
        <table:table-row>
          <table:table-cell table:style-name="Таблица1.A934" office:value-type="string">
            <text:p text:style-name="P2227">3586)<text:bookmark-start text:name="__DdeLink__14637_1203262213"/>exercise<text:bookmark-end text:name="__DdeLink__14637_1203262213"/></text:p>
            <text:p text:style-name="P2227"/>
            <text:p text:style-name="P2227"/>
            <text:p text:style-name="P676">[ˈeksəsaɪz]</text:p>
          </table:table-cell>
          <table:table-cell table:style-name="Таблица1.B2" office:value-type="string">
            <text:p text:style-name="P2227">Осуществление, осуществлять, тренировка, тренировать, упражнение</text:p>
          </table:table-cell>
        </table:table-row>
        <table:table-row>
          <table:table-cell table:style-name="Таблица1.A934" office:value-type="string">
            <text:p text:style-name="P2229"><text:span text:style-name="T80">3587)</text:span>supervisor</text:p>
            <text:p text:style-name="P2229"/>
            <text:p text:style-name="P2229"/>
            <text:p text:style-name="P677">[ˈs(j)uːpəvaɪzə]</text:p>
          </table:table-cell>
          <table:table-cell table:style-name="Таблица1.B2" office:value-type="string">
            <text:p text:style-name="P2228">Руководитель, наблюдатель, управляющая программа</text:p>
          </table:table-cell>
        </table:table-row>
        <table:table-row>
          <table:table-cell table:style-name="Таблица1.A934" office:value-type="string">
            <text:p text:style-name="P2231"><text:span text:style-name="T81">3588)</text:span>here is</text:p>
            <text:p text:style-name="P2231"/>
            <text:p text:style-name="P2231"/>
            <text:p text:style-name="P2231"/>
          </table:table-cell>
          <table:table-cell table:style-name="Таблица1.B2" office:value-type="string">
            <text:p text:style-name="P2230">Вот</text:p>
          </table:table-cell>
        </table:table-row>
        <table:table-row>
          <table:table-cell table:style-name="Таблица1.A934" office:value-type="string">
            <text:p text:style-name="P2232">3589)brush up</text:p>
            <text:p text:style-name="P2232"/>
            <text:p text:style-name="P2232"/>
            <text:p text:style-name="P2232"/>
          </table:table-cell>
          <table:table-cell table:style-name="Таблица1.B2" office:value-type="string">
            <text:p text:style-name="P2232">Неожиданно столкнуться, улучшать, освежать</text:p>
          </table:table-cell>
        </table:table-row>
        <table:table-row>
          <table:table-cell table:style-name="Таблица1.A939" office:value-type="string">
            <text:p text:style-name="P2233">3590)infinite</text:p>
            <text:p text:style-name="P2233"/>
            <text:p text:style-name="P2233"/>
            <text:p text:style-name="P678">[ˈɪnfɪnət]</text:p>
          </table:table-cell>
          <table:table-cell table:style-name="Таблица1.B2" office:value-type="string">
            <text:p text:style-name="P2233">Бесконечный, бесконечность</text:p>
          </table:table-cell>
        </table:table-row>
        <table:table-row>
          <table:table-cell table:style-name="Таблица1.A939" office:value-type="string">
            <text:p text:style-name="P2234">3591)soak up</text:p>
            <text:p text:style-name="P2234"/>
            <text:p text:style-name="P2234"/>
            <text:p text:style-name="P680">[səuk]</text:p>
          </table:table-cell>
          <table:table-cell table:style-name="Таблица1.B2" office:value-type="string">
            <text:p text:style-name="P2234">Впитывать</text:p>
          </table:table-cell>
        </table:table-row>
        <table:table-row>
          <table:table-cell table:style-name="Таблица1.A939" office:value-type="string">
            <text:p text:style-name="P2234">3592)even more</text:p>
            <text:p text:style-name="P2234"/>
            <text:p text:style-name="P2234"/>
            <text:p text:style-name="P2234"/>
          </table:table-cell>
          <table:table-cell table:style-name="Таблица1.B2" office:value-type="string">
            <text:p text:style-name="P2234">Ещё больше</text:p>
          </table:table-cell>
        </table:table-row>
        <table:table-row>
          <table:table-cell table:style-name="Таблица1.A939" office:value-type="string">
            <text:p text:style-name="P2235">3593)willing to</text:p>
            <text:p text:style-name="P2235"/>
            <text:p text:style-name="P2235"/>
            <text:p text:style-name="P681">[ˈwɪlɪŋ]</text:p>
          </table:table-cell>
          <table:table-cell table:style-name="Таблица1.B2" office:value-type="string">
            <text:p text:style-name="P2235">Согласный, готовый</text:p>
          </table:table-cell>
        </table:table-row>
        <table:table-row>
          <table:table-cell table:style-name="Таблица1.A939" office:value-type="string">
            <text:p text:style-name="P2236">3594)sooner or later</text:p>
            <text:p text:style-name="P2236"/>
            <text:p text:style-name="P2236"/>
            <text:p text:style-name="P682">[ˈsuːnə]</text:p>
          </table:table-cell>
          <table:table-cell table:style-name="Таблица1.B2" office:value-type="string">
            <text:p text:style-name="P2236">Рано или поздно</text:p>
          </table:table-cell>
        </table:table-row>
        <table:table-row>
          <table:table-cell table:style-name="Таблица1.A944" office:value-type="string">
            <text:p text:style-name="P2237">3595)shore</text:p>
            <text:p text:style-name="P2237"/>
            <text:p text:style-name="P2237"/>
            <text:p text:style-name="P683">[ʃɔː]</text:p>
          </table:table-cell>
          <table:table-cell table:style-name="Таблица1.B2" office:value-type="string">
            <text:p text:style-name="P2237">Береговой, побережье</text:p>
          </table:table-cell>
        </table:table-row>
        <table:table-row>
          <table:table-cell table:style-name="Таблица1.A944" office:value-type="string">
            <text:p text:style-name="P2238">3596)sticky</text:p>
            <text:p text:style-name="P2238"><text:soft-page-break/></text:p>
            <text:p text:style-name="P2238"/>
            <text:p text:style-name="P684">[ˈstɪkɪ]</text:p>
          </table:table-cell>
          <table:table-cell table:style-name="Таблица1.B2" office:value-type="string">
            <text:p text:style-name="P2237"/>
            <text:p text:style-name="P2238"><text:soft-page-break/>Липкий</text:p>
          </table:table-cell>
        </table:table-row>
        <table:table-row>
          <table:table-cell table:style-name="Таблица1.A944" office:value-type="string">
            <text:p text:style-name="P2239">3597)turn to</text:p>
            <text:p text:style-name="P2239"/>
            <text:p text:style-name="P2239"/>
            <text:p text:style-name="P2239"/>
          </table:table-cell>
          <table:table-cell table:style-name="Таблица1.B2" office:value-type="string">
            <text:p text:style-name="P2239">Обращаться к</text:p>
          </table:table-cell>
        </table:table-row>
        <table:table-row>
          <table:table-cell table:style-name="Таблица1.A944" office:value-type="string">
            <text:p text:style-name="P2240">3598)salad</text:p>
            <text:p text:style-name="P2240"/>
            <text:p text:style-name="P2240"/>
            <text:p text:style-name="P685">[ˈsæləd]</text:p>
          </table:table-cell>
          <table:table-cell table:style-name="Таблица1.B2" office:value-type="string">
            <text:p text:style-name="P2242">Салат</text:p>
          </table:table-cell>
        </table:table-row>
        <table:table-row>
          <table:table-cell table:style-name="Таблица1.A944" office:value-type="string">
            <text:p text:style-name="P2241">3599)saloon</text:p>
            <text:p text:style-name="P2241"/>
            <text:p text:style-name="P2241"/>
            <text:p text:style-name="P686">[səˈluːn]</text:p>
          </table:table-cell>
          <table:table-cell table:style-name="Таблица1.B2" office:value-type="string">
            <text:p text:style-name="P2243">Салон, бар</text:p>
          </table:table-cell>
        </table:table-row>
        <table:table-row>
          <table:table-cell table:style-name="Таблица1.A949" office:value-type="string">
            <text:p text:style-name="P2244">3600)As such</text:p>
            <text:p text:style-name="P2244"/>
            <text:p text:style-name="P2244"/>
            <text:p text:style-name="P2244"/>
          </table:table-cell>
          <table:table-cell table:style-name="Таблица1.B2" office:value-type="string">
            <text:p text:style-name="P2244">Как таковой, по существу</text:p>
          </table:table-cell>
        </table:table-row>
        <table:table-row>
          <table:table-cell table:style-name="Таблица1.A949" office:value-type="string">
            <text:p text:style-name="P2245">3601)threshold</text:p>
            <text:p text:style-name="P2245"/>
            <text:p text:style-name="P2245"/>
            <text:p text:style-name="P687">[ˈθreʃ(h)əuld]</text:p>
          </table:table-cell>
          <table:table-cell table:style-name="Таблица1.B2" office:value-type="string">
            <text:p text:style-name="P2245">Порог</text:p>
          </table:table-cell>
        </table:table-row>
        <table:table-row>
          <table:table-cell table:style-name="Таблица1.A949" office:value-type="string">
            <text:p text:style-name="P2245">3602)excite</text:p>
            <text:p text:style-name="P2245"/>
            <text:p text:style-name="P2245"/>
            <text:p text:style-name="P687">[ɪkˈsaɪt]</text:p>
          </table:table-cell>
          <table:table-cell table:style-name="Таблица1.B2" office:value-type="string">
            <text:p text:style-name="P2245">Волновать, возбуждать</text:p>
          </table:table-cell>
        </table:table-row>
        <table:table-row>
          <table:table-cell table:style-name="Таблица1.A949" office:value-type="string">
            <text:p text:style-name="P2246">3603)<text:span text:style-name="T82">salute</text:span></text:p>
            <text:p text:style-name="P2246"/>
            <text:p text:style-name="P2246"/>
            <text:p text:style-name="P688">[səˈluːt]</text:p>
          </table:table-cell>
          <table:table-cell table:style-name="Таблица1.B2" office:value-type="string">
            <text:p text:style-name="P2247">Приветствие, <text:span text:style-name="T83">приветствовать</text:span>, салют</text:p>
          </table:table-cell>
        </table:table-row>
        <table:table-row>
          <table:table-cell table:style-name="Таблица1.A949" office:value-type="string">
            <text:p text:style-name="P2248">3604)tutor</text:p>
            <text:p text:style-name="P2248"/>
            <text:p text:style-name="P2248"/>
            <text:p text:style-name="P689">[ˈtjuːtə]</text:p>
          </table:table-cell>
          <table:table-cell table:style-name="Таблица1.B2" office:value-type="string">
            <text:p text:style-name="P2248">Преподаватель, обучать</text:p>
          </table:table-cell>
        </table:table-row>
        <table:table-row>
          <table:table-cell table:style-name="Таблица1.A954" office:value-type="string">
            <text:p text:style-name="P2249">3605)enhancement</text:p>
            <text:p text:style-name="P2249"/>
            <text:p text:style-name="P2249"/>
            <text:p text:style-name="P690">[ɪnˈhɑːn(t)smənt]</text:p>
          </table:table-cell>
          <table:table-cell table:style-name="Таблица1.B2" office:value-type="string">
            <text:p text:style-name="P2249">Улучшение, усиление, расширение</text:p>
          </table:table-cell>
        </table:table-row>
        <table:table-row>
          <table:table-cell table:style-name="Таблица1.A954" office:value-type="string">
            <text:p text:style-name="P2250">3606)self</text:p>
            <text:p text:style-name="P2250"/>
            <text:p text:style-name="P2250"/>
            <text:p text:style-name="P691">[self]</text:p>
          </table:table-cell>
          <table:table-cell table:style-name="Таблица1.B2" office:value-type="string">
            <text:p text:style-name="P2251">Сам, себя, само</text:p>
          </table:table-cell>
        </table:table-row>
        <table:table-row>
          <table:table-cell table:style-name="Таблица1.A954" office:value-type="string">
            <text:p text:style-name="P2252">3607)finalize</text:p>
            <text:p text:style-name="P2252"/>
            <text:p text:style-name="P2252"/>
            <text:p text:style-name="P692">[ˈfaɪn(ə)laɪz]</text:p>
          </table:table-cell>
          <table:table-cell table:style-name="Таблица1.B2" office:value-type="string">
            <text:p text:style-name="P2252">Завершать</text:p>
          </table:table-cell>
        </table:table-row>
        <table:table-row>
          <table:table-cell table:style-name="Таблица1.A954" office:value-type="string">
            <text:p text:style-name="P2253">3608)complement</text:p>
            <text:p text:style-name="P2253"/>
            <text:p text:style-name="P2253"/>
            <text:p text:style-name="P693">[ˈkɔmplɪmənt]</text:p>
          </table:table-cell>
          <table:table-cell table:style-name="Таблица1.B2" office:value-type="string">
            <text:p text:style-name="P2253">Дополнение, дополнять</text:p>
          </table:table-cell>
        </table:table-row>
        <table:table-row>
          <table:table-cell table:style-name="Таблица1.A954" office:value-type="string">
            <text:p text:style-name="P2254">3609)sanatorium</text:p>
            <text:p text:style-name="P2254"/>
            <text:p text:style-name="P2254"><text:soft-page-break/></text:p>
            <text:p text:style-name="P694">[ˌsænəˈtɔːrɪəm]</text:p>
          </table:table-cell>
          <table:table-cell table:style-name="Таблица1.B2" office:value-type="string">
            <text:p text:style-name="P2249"/>
            <text:p text:style-name="P2249"/>
            <text:p text:style-name="P2254"><text:soft-page-break/>Санаторий</text:p>
          </table:table-cell>
        </table:table-row>
        <table:table-row>
          <table:table-cell table:style-name="Таблица1.A959" office:value-type="string">
            <text:p text:style-name="P2255">3610)sanction</text:p>
            <text:p text:style-name="P2255"/>
            <text:p text:style-name="P2255"/>
            <text:p text:style-name="P695">[ˈsæŋ(k)ʃ(ə)n]</text:p>
          </table:table-cell>
          <table:table-cell table:style-name="Таблица1.B2" office:value-type="string">
            <text:p text:style-name="P2255">Санкция, санкционировать</text:p>
          </table:table-cell>
        </table:table-row>
        <table:table-row>
          <table:table-cell table:style-name="Таблица1.A959" office:value-type="string">
            <text:p text:style-name="P2256">3611)for over</text:p>
            <text:p text:style-name="P2256"/>
            <text:p text:style-name="P2256"/>
            <text:p text:style-name="P2256"/>
          </table:table-cell>
          <table:table-cell table:style-name="Таблица1.B2" office:value-type="string">
            <text:p text:style-name="P2256">Свыше</text:p>
          </table:table-cell>
        </table:table-row>
        <table:table-row>
          <table:table-cell table:style-name="Таблица1.A959" office:value-type="string">
            <text:p text:style-name="P2257">3612)keypress</text:p>
            <text:p text:style-name="P2257"/>
            <text:p text:style-name="P2257"/>
            <text:p text:style-name="P2257"/>
          </table:table-cell>
          <table:table-cell table:style-name="Таблица1.B2" office:value-type="string">
            <text:p text:style-name="P2257">Нажатие</text:p>
          </table:table-cell>
        </table:table-row>
        <table:table-row>
          <table:table-cell table:style-name="Таблица1.A959" office:value-type="string">
            <text:p text:style-name="P2258">3613)sandal</text:p>
            <text:p text:style-name="P2258"/>
            <text:p text:style-name="P2258"/>
            <text:p text:style-name="P696">[ˈsænd(ə)l]</text:p>
          </table:table-cell>
          <table:table-cell table:style-name="Таблица1.B2" office:value-type="string">
            <text:p text:style-name="P2258">Сандалия</text:p>
          </table:table-cell>
        </table:table-row>
        <table:table-row>
          <table:table-cell table:style-name="Таблица1.A959" office:value-type="string">
            <text:p text:style-name="P2259">3614)satirical</text:p>
            <text:p text:style-name="P2259"/>
            <text:p text:style-name="P2259"/>
            <text:p text:style-name="P697">[səˈtɪrɪk((ə)l)]</text:p>
          </table:table-cell>
          <table:table-cell table:style-name="Таблица1.B2" office:value-type="string">
            <text:p text:style-name="P2260">Сатирический</text:p>
          </table:table-cell>
        </table:table-row>
        <table:table-row>
          <table:table-cell table:style-name="Таблица1.A964" office:value-type="string">
            <text:p text:style-name="P2261">3615)canonical</text:p>
            <text:p text:style-name="P2261"/>
            <text:p text:style-name="P2261"/>
            <text:p text:style-name="P698">[kəˈnɔnɪk(ə)l]</text:p>
          </table:table-cell>
          <table:table-cell table:style-name="Таблица1.B2" office:value-type="string">
            <text:p text:style-name="P2261">Канонический</text:p>
          </table:table-cell>
        </table:table-row>
        <table:table-row>
          <table:table-cell table:style-name="Таблица1.A964" office:value-type="string">
            <text:p text:style-name="P2262">3616)fast-paced</text:p>
            <text:p text:style-name="P2262"/>
            <text:p text:style-name="P2262"/>
            <text:p text:style-name="P699">[ˈfɑːstpeɪst]</text:p>
          </table:table-cell>
          <table:table-cell table:style-name="Таблица1.B2" office:value-type="string">
            <text:p text:style-name="P2262">Быстро идущий, быстро развивающийся</text:p>
          </table:table-cell>
        </table:table-row>
        <table:table-row>
          <table:table-cell table:style-name="Таблица1.A964" office:value-type="string">
            <text:p text:style-name="P2263">3617)compliance</text:p>
            <text:p text:style-name="P2263"/>
            <text:p text:style-name="P2263"/>
            <text:p text:style-name="P700">[kəmˈplaɪən(t)s]</text:p>
          </table:table-cell>
          <table:table-cell table:style-name="Таблица1.B2" office:value-type="string">
            <text:p text:style-name="P2263">Соответствие, соблюдение, совместимость</text:p>
          </table:table-cell>
        </table:table-row>
        <table:table-row>
          <table:table-cell table:style-name="Таблица1.A964" office:value-type="string">
            <text:p text:style-name="P2264">3618)unclear</text:p>
            <text:p text:style-name="P2264"/>
            <text:p text:style-name="P2264"/>
            <text:p text:style-name="P679">[ʌnˈklɪə]</text:p>
          </table:table-cell>
          <table:table-cell table:style-name="Таблица1.B2" office:value-type="string">
            <text:p text:style-name="P2264">Неясно, <text:span text:style-name="T84">неясный</text:span></text:p>
          </table:table-cell>
        </table:table-row>
        <table:table-row>
          <table:table-cell table:style-name="Таблица1.A964" office:value-type="string">
            <text:p text:style-name="P2265">3619)scalp</text:p>
            <text:p text:style-name="P2265"/>
            <text:p text:style-name="P2265"/>
            <text:p text:style-name="P701">[skælp]</text:p>
          </table:table-cell>
          <table:table-cell table:style-name="Таблица1.B2" office:value-type="string">
            <text:p text:style-name="P2265">Скальп, скальпировать</text:p>
          </table:table-cell>
        </table:table-row>
        <table:table-row>
          <table:table-cell table:style-name="Таблица1.A969" office:value-type="string">
            <text:p text:style-name="P2266">3620)scan</text:p>
            <text:p text:style-name="P2266"/>
            <text:p text:style-name="P2266"/>
            <text:p text:style-name="P702">[skæn]</text:p>
          </table:table-cell>
          <table:table-cell table:style-name="Таблица1.B2" office:value-type="string">
            <text:p text:style-name="P2266">Сканирование, сканировать, просматривать</text:p>
          </table:table-cell>
        </table:table-row>
        <table:table-row>
          <table:table-cell table:style-name="Таблица1.A969" office:value-type="string">
            <text:p text:style-name="P2267">3621)showcase</text:p>
            <text:p text:style-name="P2267"/>
            <text:p text:style-name="P2267"/>
            <text:p text:style-name="P703">[ˈʃəukeɪs]</text:p>
          </table:table-cell>
          <table:table-cell table:style-name="Таблица1.B2" office:value-type="string">
            <text:p text:style-name="P2267">Витрина, демонстрировать</text:p>
          </table:table-cell>
        </table:table-row>
        <table:table-row>
          <table:table-cell table:style-name="Таблица1.A969" office:value-type="string">
            <text:p text:style-name="P2268">3622)line up</text:p>
            <text:p text:style-name="P2268"/>
            <text:p text:style-name="P2268"/>
            <text:p text:style-name="P2268"><text:soft-page-break/></text:p>
          </table:table-cell>
          <table:table-cell table:style-name="Таблица1.B2" office:value-type="string">
            <text:p text:style-name="P2266"/>
            <text:p text:style-name="P2266"/>
            <text:p text:style-name="P2266"/>
            <text:p text:style-name="P2268"><text:soft-page-break/>Выравнивать, <text:span text:style-name="T85">центрировать,</text:span> расстановка</text:p>
          </table:table-cell>
        </table:table-row>
        <table:table-row>
          <table:table-cell table:style-name="Таблица1.A969" office:value-type="string">
            <text:p text:style-name="P2269">3623)title</text:p>
            <text:p text:style-name="P2269"/>
            <text:p text:style-name="P2269"/>
            <text:p text:style-name="P704">[ˈtaɪtl]</text:p>
          </table:table-cell>
          <table:table-cell table:style-name="Таблица1.B2" office:value-type="string">
            <text:p text:style-name="P2269">Титул, звание, название</text:p>
          </table:table-cell>
        </table:table-row>
        <table:table-row>
          <table:table-cell table:style-name="Таблица1.A969" office:value-type="string">
            <text:p text:style-name="P2270">3624)scandal</text:p>
            <text:p text:style-name="P2270"/>
            <text:p text:style-name="P2270"/>
            <text:p text:style-name="P705">[ˈskænd(ə)l]</text:p>
          </table:table-cell>
          <table:table-cell table:style-name="Таблица1.B2" office:value-type="string">
            <text:p text:style-name="P2270">Скандал</text:p>
          </table:table-cell>
        </table:table-row>
        <table:table-row table:style-name="Таблица1.970">
          <table:table-cell table:style-name="Таблица1.A974" office:value-type="string">
            <text:p text:style-name="P2271">3625)scene</text:p>
            <text:p text:style-name="P2271"/>
            <text:p text:style-name="P2271"/>
            <text:p text:style-name="P706">[siːn]</text:p>
          </table:table-cell>
          <table:table-cell table:style-name="Таблица1.B2" office:value-type="string">
            <text:p text:style-name="P2271">Сцена</text:p>
          </table:table-cell>
        </table:table-row>
        <table:table-row table:style-name="Таблица1.970">
          <table:table-cell table:style-name="Таблица1.A974" office:value-type="string">
            <text:p text:style-name="P2272">3626)harsh</text:p>
            <text:p text:style-name="P2272"/>
            <text:p text:style-name="P2272"/>
            <text:p text:style-name="P707">[hɑːʃ]</text:p>
          </table:table-cell>
          <table:table-cell table:style-name="Таблица1.B2" office:value-type="string">
            <text:p text:style-name="P2272">Суровый, жёсткий</text:p>
          </table:table-cell>
        </table:table-row>
        <table:table-row table:style-name="Таблица1.970">
          <table:table-cell table:style-name="Таблица1.A974" office:value-type="string">
            <text:p text:style-name="P2273">3627)annual</text:p>
            <text:p text:style-name="P2273"/>
            <text:p text:style-name="P2273"/>
            <text:p text:style-name="P708">[ˈænjuəl]</text:p>
          </table:table-cell>
          <table:table-cell table:style-name="Таблица1.B2" office:value-type="string">
            <text:p text:style-name="P2273">Ежегодный, годовой</text:p>
          </table:table-cell>
        </table:table-row>
        <table:table-row table:style-name="Таблица1.970">
          <table:table-cell table:style-name="Таблица1.A974" office:value-type="string">
            <text:p text:style-name="P2274">3628)partial</text:p>
            <text:p text:style-name="P2274"/>
            <text:p text:style-name="P2274"/>
            <text:p text:style-name="P709">[ˈpɑːʃ(ə)l]</text:p>
          </table:table-cell>
          <table:table-cell table:style-name="Таблица1.B2" office:value-type="string">
            <text:p text:style-name="P2274">Частичный</text:p>
          </table:table-cell>
        </table:table-row>
        <table:table-row table:style-name="Таблица1.970">
          <table:table-cell table:style-name="Таблица1.A974" office:value-type="string">
            <text:p text:style-name="P2275">3629)<text:span text:style-name="T86">sceptic</text:span></text:p>
            <text:p text:style-name="P2275"/>
            <text:p text:style-name="P2275"/>
            <text:p text:style-name="P710">[ˈskeptɪk]</text:p>
          </table:table-cell>
          <table:table-cell table:style-name="Таблица1.B2" office:value-type="string">
            <text:p text:style-name="P2276">Скептик</text:p>
          </table:table-cell>
        </table:table-row>
        <table:table-row table:style-name="Таблица1.970">
          <table:table-cell table:style-name="Таблица1.A979" office:value-type="string">
            <text:p text:style-name="P2277">3630)scheme</text:p>
            <text:p text:style-name="P2277"/>
            <text:p text:style-name="P2277"/>
            <text:p text:style-name="P711">[skiːm]</text:p>
          </table:table-cell>
          <table:table-cell table:style-name="Таблица1.B2" office:value-type="string">
            <text:p text:style-name="P2277">Схема, план</text:p>
          </table:table-cell>
        </table:table-row>
        <table:table-row table:style-name="Таблица1.970">
          <table:table-cell table:style-name="Таблица1.A979" office:value-type="string">
            <text:p text:style-name="P2278">3631)separator</text:p>
            <text:p text:style-name="P2278"/>
            <text:p text:style-name="P2278"/>
            <text:p text:style-name="P712">[ˈsep(ə)reɪtə]</text:p>
          </table:table-cell>
          <table:table-cell table:style-name="Таблица1.B2" office:value-type="string">
            <text:p text:style-name="P2278">Сепаратор, разделитель</text:p>
          </table:table-cell>
        </table:table-row>
        <table:table-row table:style-name="Таблица1.970">
          <table:table-cell table:style-name="Таблица1.A979" office:value-type="string">
            <text:p text:style-name="P2279">3632)back-to-back</text:p>
            <text:p text:style-name="P2279"/>
            <text:p text:style-name="P2279"/>
            <text:p text:style-name="P713">[ˌbæktəˈbæk]</text:p>
          </table:table-cell>
          <table:table-cell table:style-name="Таблица1.B2" office:value-type="string">
            <text:p text:style-name="P2279">Непрерывный, один за другим</text:p>
          </table:table-cell>
        </table:table-row>
        <table:table-row table:style-name="Таблица1.970">
          <table:table-cell table:style-name="Таблица1.A979" office:value-type="string">
            <text:p text:style-name="P2280">3633)die</text:p>
            <text:p text:style-name="P2280"/>
            <text:p text:style-name="P2280"/>
            <text:p text:style-name="P714">[daɪ]</text:p>
          </table:table-cell>
          <table:table-cell table:style-name="Таблица1.B2" office:value-type="string">
            <text:p text:style-name="P2281">Кристалл, умереть</text:p>
          </table:table-cell>
        </table:table-row>
        <table:table-row table:style-name="Таблица1.970">
          <table:table-cell table:style-name="Таблица1.A979" office:value-type="string">
            <text:p text:style-name="P2282">3634)sculpture</text:p>
            <text:p text:style-name="P2282"/>
            <text:p text:style-name="P2282"/>
            <text:p text:style-name="P715">[ˈskʌlpʧə]</text:p>
          </table:table-cell>
          <table:table-cell table:style-name="Таблица1.B2" office:value-type="string">
            <text:p text:style-name="P2282">Скульптура</text:p>
          </table:table-cell>
        </table:table-row>
        <table:table-row table:style-name="Таблица1.970">
          <table:table-cell table:style-name="Таблица1.A984" office:value-type="string">
            <text:p text:style-name="P2283">3635)sherry</text:p>
            <text:p text:style-name="P2283"/>
            <text:p text:style-name="P2283"/>
            <text:p text:style-name="P716">[ˈʃerɪ]</text:p>
          </table:table-cell>
          <table:table-cell table:style-name="Таблица1.B2" office:value-type="string">
            <text:p text:style-name="P2283">Херес</text:p>
          </table:table-cell>
        </table:table-row>
        <text:soft-page-break/>
        <table:table-row table:style-name="Таблица1.970">
          <table:table-cell table:style-name="Таблица1.A984" office:value-type="string">
            <text:p text:style-name="P2284">3636)superset</text:p>
            <text:p text:style-name="P2284"/>
            <text:p text:style-name="P2284"/>
            <text:p text:style-name="P2284">сьюпасет</text:p>
          </table:table-cell>
          <table:table-cell table:style-name="Таблица1.B2" office:value-type="string">
            <text:p text:style-name="P2284">Расширенный, надмножество</text:p>
          </table:table-cell>
        </table:table-row>
        <table:table-row table:style-name="Таблица1.970">
          <table:table-cell table:style-name="Таблица1.A984" office:value-type="string">
            <text:p text:style-name="P2285">3637)delimiter</text:p>
            <text:p text:style-name="P2285"/>
            <text:p text:style-name="P2285"/>
            <text:p text:style-name="P2285"/>
          </table:table-cell>
          <table:table-cell table:style-name="Таблица1.B2" office:value-type="string">
            <text:p text:style-name="P2285">Разделитель, ограничитель</text:p>
          </table:table-cell>
        </table:table-row>
        <table:table-row table:style-name="Таблица1.970">
          <table:table-cell table:style-name="Таблица1.A984" office:value-type="string">
            <text:p text:style-name="P2286">3638)flip</text:p>
            <text:p text:style-name="P2286"/>
            <text:p text:style-name="P2286"/>
            <text:p text:style-name="P717">[flɪp]</text:p>
          </table:table-cell>
          <table:table-cell table:style-name="Таблица1.B2" office:value-type="string">
            <text:p text:style-name="P2286">Переключать, сальто, зеркальное отражение</text:p>
          </table:table-cell>
        </table:table-row>
        <table:table-row table:style-name="Таблица1.970">
          <table:table-cell table:style-name="Таблица1.A984" office:value-type="string">
            <text:p text:style-name="P2287">3639)shilling</text:p>
            <text:p text:style-name="P2287"/>
            <text:p text:style-name="P2287"/>
            <text:p text:style-name="P718">[ˈʃɪlɪŋ]</text:p>
          </table:table-cell>
          <table:table-cell table:style-name="Таблица1.B2" office:value-type="string">
            <text:p text:style-name="P2287">Шилинг</text:p>
          </table:table-cell>
        </table:table-row>
        <table:table-row table:style-name="Таблица1.970">
          <table:table-cell table:style-name="Таблица1.A989" office:value-type="string">
            <text:p text:style-name="P2288">3640)shock</text:p>
            <text:p text:style-name="P2288"/>
            <text:p text:style-name="P2288"/>
            <text:p text:style-name="P719">[ʃɔk]</text:p>
          </table:table-cell>
          <table:table-cell table:style-name="Таблица1.B2" office:value-type="string">
            <text:p text:style-name="P2288">Шокировать, шок, удар, ударная нагрузка</text:p>
          </table:table-cell>
        </table:table-row>
        <table:table-row table:style-name="Таблица1.970">
          <table:table-cell table:style-name="Таблица1.A989" office:value-type="string">
            <text:p text:style-name="P2289">3641)adoption</text:p>
            <text:p text:style-name="P2289"/>
            <text:p text:style-name="P2289"/>
            <text:p text:style-name="P720">[əˈdɔpʃ(ə)n]</text:p>
          </table:table-cell>
          <table:table-cell table:style-name="Таблица1.B2" office:value-type="string">
            <text:p text:style-name="P2289">Принятие, усыновление</text:p>
          </table:table-cell>
        </table:table-row>
        <table:table-row table:style-name="Таблица1.970">
          <table:table-cell table:style-name="Таблица1.A989" office:value-type="string">
            <text:p text:style-name="P2290">3642)tear-down</text:p>
            <text:p text:style-name="P2290"/>
            <text:p text:style-name="P2290"/>
            <text:p text:style-name="P2290"/>
          </table:table-cell>
          <table:table-cell table:style-name="Таблица1.B2" office:value-type="string">
            <text:p text:style-name="P2290">Снести, разрушение</text:p>
          </table:table-cell>
        </table:table-row>
        <table:table-row table:style-name="Таблица1.970">
          <table:table-cell table:style-name="Таблица1.A989" office:value-type="string">
            <text:p text:style-name="P2291">3643)nifty</text:p>
            <text:p text:style-name="P2291"/>
            <text:p text:style-name="P2291"/>
            <text:p text:style-name="P721">[ˈnɪftɪ]</text:p>
          </table:table-cell>
          <table:table-cell table:style-name="Таблица1.B2" office:value-type="string">
            <text:p text:style-name="P2292">Изящный</text:p>
          </table:table-cell>
        </table:table-row>
        <table:table-row table:style-name="Таблица1.970">
          <table:table-cell table:style-name="Таблица1.A989" office:value-type="string">
            <text:p text:style-name="P2293">3644)signal</text:p>
            <text:p text:style-name="P2293"/>
            <text:p text:style-name="P2293"/>
            <text:p text:style-name="P722">[ˈsɪgn(ə)l]</text:p>
          </table:table-cell>
          <table:table-cell table:style-name="Таблица1.B2" office:value-type="string">
            <text:p text:style-name="P2293">Сигнал, сигнализировать</text:p>
          </table:table-cell>
        </table:table-row>
        <table:table-row table:style-name="Таблица1.970">
          <table:table-cell table:style-name="Таблица1.A994" office:value-type="string">
            <text:p text:style-name="P2294">3645)skeleton</text:p>
            <text:p text:style-name="P2294"/>
            <text:p text:style-name="P2294"/>
            <text:p text:style-name="P723">[ˈskelɪt(ə)n]</text:p>
          </table:table-cell>
          <table:table-cell table:style-name="Таблица1.B2" office:value-type="string">
            <text:p text:style-name="P2294">Скелет, каркас</text:p>
          </table:table-cell>
        </table:table-row>
        <table:table-row table:style-name="Таблица1.970">
          <table:table-cell table:style-name="Таблица1.A994" office:value-type="string">
            <text:p text:style-name="P2295">3646)assumption</text:p>
            <text:p text:style-name="P2295"/>
            <text:p text:style-name="P2295"/>
            <text:p text:style-name="P724">[əˈsʌmpʃ(ə)n]</text:p>
          </table:table-cell>
          <table:table-cell table:style-name="Таблица1.B2" office:value-type="string">
            <text:p text:style-name="P2295">Предположение, допущение</text:p>
          </table:table-cell>
        </table:table-row>
        <table:table-row table:style-name="Таблица1.970">
          <table:table-cell table:style-name="Таблица1.A994" office:value-type="string">
            <text:p text:style-name="P2296">3647)unexpected</text:p>
            <text:p text:style-name="P2296"/>
            <text:p text:style-name="P2296"/>
            <text:p text:style-name="P725">[ˌʌnɪkˈspektɪd]</text:p>
          </table:table-cell>
          <table:table-cell table:style-name="Таблица1.B2" office:value-type="string">
            <text:p text:style-name="P2296">Неожиданный</text:p>
          </table:table-cell>
        </table:table-row>
        <table:table-row table:style-name="Таблица1.970">
          <table:table-cell table:style-name="Таблица1.A994" office:value-type="string">
            <text:p text:style-name="P2297">3648)such as</text:p>
            <text:p text:style-name="P2297"/>
            <text:p text:style-name="P2297"/>
            <text:p text:style-name="P2297"/>
          </table:table-cell>
          <table:table-cell table:style-name="Таблица1.B2" office:value-type="string">
            <text:p text:style-name="P2297">Такой как</text:p>
          </table:table-cell>
        </table:table-row>
        <table:table-row table:style-name="Таблица1.970">
          <table:table-cell table:style-name="Таблица1.A994" office:value-type="string">
            <text:p text:style-name="P2298">3649)slang</text:p>
            <text:p text:style-name="P2298"><text:soft-page-break/></text:p>
            <text:p text:style-name="P2298"/>
            <text:p text:style-name="P726">[slæŋ]</text:p>
          </table:table-cell>
          <table:table-cell table:style-name="Таблица1.B2" office:value-type="string">
            <text:p text:style-name="P2294"/>
            <text:p text:style-name="P2298"><text:soft-page-break/>Сленг</text:p>
          </table:table-cell>
        </table:table-row>
        <table:table-row table:style-name="Таблица1.970">
          <table:table-cell table:style-name="Таблица1.A999" office:value-type="string">
            <text:p text:style-name="P2299">3650)conserve</text:p>
            <text:p text:style-name="P2299"/>
            <text:p text:style-name="P2299"/>
            <text:p text:style-name="P727">[kənˈsɜːv]</text:p>
          </table:table-cell>
          <table:table-cell table:style-name="Таблица1.B2" office:value-type="string">
            <text:p text:style-name="P2299">Консервы, сохранять</text:p>
          </table:table-cell>
        </table:table-row>
        <table:table-row table:style-name="Таблица1.970">
          <table:table-cell table:style-name="Таблица1.A999" office:value-type="string">
            <text:p text:style-name="P2300">3651)write out</text:p>
            <text:p text:style-name="P2300"/>
            <text:p text:style-name="P2300"/>
            <text:p text:style-name="P2300"/>
          </table:table-cell>
          <table:table-cell table:style-name="Таблица1.B2" office:value-type="string">
            <text:p text:style-name="P2300">Выписывать, выполнять контрольное считывание</text:p>
          </table:table-cell>
        </table:table-row>
        <table:table-row table:style-name="Таблица1.970">
          <table:table-cell table:style-name="Таблица1.A999" office:value-type="string">
            <text:p text:style-name="P2301">3652)assist</text:p>
            <text:p text:style-name="P2301"/>
            <text:p text:style-name="P2301"/>
            <text:p text:style-name="P728">[əˈsɪst]</text:p>
          </table:table-cell>
          <table:table-cell table:style-name="Таблица1.B2" office:value-type="string">
            <text:p text:style-name="P2301">Помощь, помогать</text:p>
          </table:table-cell>
        </table:table-row>
        <table:table-row table:style-name="Таблица1.970">
          <table:table-cell table:style-name="Таблица1.A999" office:value-type="string">
            <text:p text:style-name="P2302">3653)latency</text:p>
            <text:p text:style-name="P2302"/>
            <text:p text:style-name="P2302"/>
            <text:p text:style-name="P729">[ˈleɪt(ə)n(t)sɪ]</text:p>
          </table:table-cell>
          <table:table-cell table:style-name="Таблица1.B2" office:value-type="string">
            <text:p text:style-name="P2302">Время ожидания, задержка</text:p>
          </table:table-cell>
        </table:table-row>
        <table:table-row table:style-name="Таблица1.970">
          <table:table-cell table:style-name="Таблица1.A999" office:value-type="string">
            <text:p text:style-name="P2303">3654)smoker</text:p>
            <text:p text:style-name="P2303"/>
            <text:p text:style-name="P2303"/>
            <text:p text:style-name="P730">[ˈsməukə]</text:p>
          </table:table-cell>
          <table:table-cell table:style-name="Таблица1.B2" office:value-type="string">
            <text:p text:style-name="P2303">Курильщик</text:p>
          </table:table-cell>
        </table:table-row>
        <table:table-row table:style-name="Таблица1.970">
          <table:table-cell table:style-name="Таблица1.A1004" office:value-type="string">
            <text:p text:style-name="P2304">3655)taking advantage of</text:p>
            <text:p text:style-name="P2304"/>
            <text:p text:style-name="P2304"/>
            <text:p text:style-name="P2304"/>
          </table:table-cell>
          <table:table-cell table:style-name="Таблица1.B2" office:value-type="string">
            <text:p text:style-name="P2304">Пользуясь</text:p>
          </table:table-cell>
        </table:table-row>
        <table:table-row table:style-name="Таблица1.970">
          <table:table-cell table:style-name="Таблица1.A1004" office:value-type="string">
            <text:p text:style-name="P2305">3656)unleash</text:p>
            <text:p text:style-name="P2305"/>
            <text:p text:style-name="P2305"/>
            <text:p text:style-name="P731">[ʌnˈliːʃ]</text:p>
          </table:table-cell>
          <table:table-cell table:style-name="Таблица1.B2" office:value-type="string">
            <text:p text:style-name="P2305">Развязать</text:p>
          </table:table-cell>
        </table:table-row>
        <table:table-row table:style-name="Таблица1.970">
          <table:table-cell table:style-name="Таблица1.A1004" office:value-type="string">
            <text:p text:style-name="P2306">3657)scatter</text:p>
            <text:p text:style-name="P2306"/>
            <text:p text:style-name="P2306"/>
            <text:p text:style-name="P732">[ˈskætə]</text:p>
          </table:table-cell>
          <table:table-cell table:style-name="Таблица1.B2" office:value-type="string">
            <text:p text:style-name="P2306">Разброс, ра<text:span text:style-name="T88">з</text:span>бр<text:span text:style-name="T87">о</text:span>сать</text:p>
          </table:table-cell>
        </table:table-row>
        <table:table-row table:style-name="Таблица1.970">
          <table:table-cell table:style-name="Таблица1.A1004" office:value-type="string">
            <text:p text:style-name="P2307">3658)maker</text:p>
            <text:p text:style-name="P2307"/>
            <text:p text:style-name="P2307"/>
            <text:p text:style-name="P733">[ˈmeɪkə]</text:p>
          </table:table-cell>
          <table:table-cell table:style-name="Таблица1.B2" office:value-type="string">
            <text:p text:style-name="P2308">Производитель, создатель</text:p>
          </table:table-cell>
        </table:table-row>
        <table:table-row table:style-name="Таблица1.970">
          <table:table-cell table:style-name="Таблица1.A1004" office:value-type="string">
            <text:p text:style-name="P2309">3659)sniper</text:p>
            <text:p text:style-name="P2309"/>
            <text:p text:style-name="P2309"/>
            <text:p text:style-name="P734">[ˈsnaɪpə]</text:p>
          </table:table-cell>
          <table:table-cell table:style-name="Таблица1.B2" office:value-type="string">
            <text:p text:style-name="P2309">Снайпер</text:p>
          </table:table-cell>
        </table:table-row>
        <table:table-row table:style-name="Таблица1.970">
          <table:table-cell table:style-name="Таблица1.A1009" office:value-type="string">
            <text:p text:style-name="P2310">3660)soda</text:p>
            <text:p text:style-name="P2310"/>
            <text:p text:style-name="P2310"/>
            <text:p text:style-name="P735">[ˈsəudə]</text:p>
          </table:table-cell>
          <table:table-cell table:style-name="Таблица1.B2" office:value-type="string">
            <text:p text:style-name="P2310">Сода</text:p>
          </table:table-cell>
        </table:table-row>
        <table:table-row table:style-name="Таблица1.970">
          <table:table-cell table:style-name="Таблица1.A1009" office:value-type="string">
            <text:p text:style-name="P2311">3661)benefit</text:p>
            <text:p text:style-name="P2311"/>
            <text:p text:style-name="P2311"/>
            <text:p text:style-name="P736">[ˈbenɪfɪt]</text:p>
          </table:table-cell>
          <table:table-cell table:style-name="Таблица1.B2" office:value-type="string">
            <text:p text:style-name="P2311">Пособие, выгода</text:p>
          </table:table-cell>
        </table:table-row>
        <table:table-row table:style-name="Таблица1.970">
          <table:table-cell table:style-name="Таблица1.A1009" office:value-type="string">
            <text:p text:style-name="P2312">3662)attract</text:p>
            <text:p text:style-name="P2312"/>
            <text:p text:style-name="P2312"><text:soft-page-break/></text:p>
            <text:p text:style-name="P737">[əˈtrækt]</text:p>
          </table:table-cell>
          <table:table-cell table:style-name="Таблица1.B2" office:value-type="string">
            <text:p text:style-name="P2310"/>
            <text:p text:style-name="P2312"/>
            <text:p text:style-name="P2312"><text:soft-page-break/>Привлекать, притягивать</text:p>
          </table:table-cell>
        </table:table-row>
        <table:table-row table:style-name="Таблица1.970">
          <table:table-cell table:style-name="Таблица1.A1009" office:value-type="string">
            <text:p text:style-name="P2313">3663)dominate</text:p>
            <text:p text:style-name="P2313"/>
            <text:p text:style-name="P2313"/>
            <text:p text:style-name="P738">[ˈdɔmɪneɪt]</text:p>
          </table:table-cell>
          <table:table-cell table:style-name="Таблица1.B2" office:value-type="string">
            <text:p text:style-name="P2313">Доминировать</text:p>
          </table:table-cell>
        </table:table-row>
        <table:table-row table:style-name="Таблица1.970">
          <table:table-cell table:style-name="Таблица1.A1009" office:value-type="string">
            <text:p text:style-name="P2314">3664)solo</text:p>
            <text:p text:style-name="P2314"/>
            <text:p text:style-name="P2314"/>
            <text:p text:style-name="P739">[ˈsəuləu]</text:p>
          </table:table-cell>
          <table:table-cell table:style-name="Таблица1.B2" office:value-type="string">
            <text:p text:style-name="P2314">Соло, сольный</text:p>
          </table:table-cell>
        </table:table-row>
        <table:table-row table:style-name="Таблица1.970">
          <table:table-cell table:style-name="Таблица1.A1014" office:value-type="string">
            <text:p text:style-name="P2315">3665)souvenir</text:p>
            <text:p text:style-name="P2315"/>
            <text:p text:style-name="P2315"/>
            <text:p text:style-name="P740">[ˌsuːv(ə)ˈnɪə]</text:p>
          </table:table-cell>
          <table:table-cell table:style-name="Таблица1.B2" office:value-type="string">
            <text:p text:style-name="P2315">Сувенир</text:p>
          </table:table-cell>
        </table:table-row>
        <table:table-row table:style-name="Таблица1.970">
          <table:table-cell table:style-name="Таблица1.A1014" office:value-type="string">
            <text:p text:style-name="P2316">3666)proven</text:p>
            <text:p text:style-name="P2316"/>
            <text:p text:style-name="P2316"/>
            <text:p text:style-name="P741">[ˈpruːv(ə)n]</text:p>
          </table:table-cell>
          <table:table-cell table:style-name="Таблица1.B2" office:value-type="string">
            <text:p text:style-name="P2316">Доказанный</text:p>
          </table:table-cell>
        </table:table-row>
        <table:table-row table:style-name="Таблица1.970">
          <table:table-cell table:style-name="Таблица1.A1014" office:value-type="string">
            <text:p text:style-name="P2317">3667)preemptive</text:p>
            <text:p text:style-name="P2317"/>
            <text:p text:style-name="P2317"/>
            <text:p text:style-name="P742">[priːˈemptɪv]</text:p>
          </table:table-cell>
          <table:table-cell table:style-name="Таблица1.B2" office:value-type="string">
            <text:p text:style-name="P2317">Упреждающий, вытесняющий, с вытеснением</text:p>
          </table:table-cell>
        </table:table-row>
        <table:table-row table:style-name="Таблица1.970">
          <table:table-cell table:style-name="Таблица1.A1014" office:value-type="string">
            <text:p text:style-name="P2318">3668)humidity</text:p>
            <text:p text:style-name="P2318"/>
            <text:p text:style-name="P2318"/>
            <text:p text:style-name="P743">[hjuːˈmɪdətɪ]</text:p>
          </table:table-cell>
          <table:table-cell table:style-name="Таблица1.B2" office:value-type="string">
            <text:p text:style-name="P2318">Влажность</text:p>
          </table:table-cell>
        </table:table-row>
        <table:table-row table:style-name="Таблица1.970">
          <table:table-cell table:style-name="Таблица1.A1014" office:value-type="string">
            <text:p text:style-name="P2319">3669)spasm</text:p>
            <text:p text:style-name="P2319"/>
            <text:p text:style-name="P2319"/>
            <text:p text:style-name="P744">[ˈspæz(ə)m]</text:p>
          </table:table-cell>
          <table:table-cell table:style-name="Таблица1.B2" office:value-type="string">
            <text:p text:style-name="P2319">Спазм, судорога</text:p>
          </table:table-cell>
        </table:table-row>
        <table:table-row table:style-name="Таблица1.970">
          <table:table-cell table:style-name="Таблица1.A1019" office:value-type="string">
            <text:p text:style-name="P2320">3670)speculation</text:p>
            <text:p text:style-name="P2320"/>
            <text:p text:style-name="P2320"/>
            <text:p text:style-name="P745">[ˌspekjəˈleɪʃ(ə)n]</text:p>
          </table:table-cell>
          <table:table-cell table:style-name="Таблица1.B2" office:value-type="string">
            <text:p text:style-name="P2320">Спекуляция, предположение</text:p>
          </table:table-cell>
        </table:table-row>
        <table:table-row table:style-name="Таблица1.970">
          <table:table-cell table:style-name="Таблица1.A1019" office:value-type="string">
            <text:p text:style-name="P2321">3671)absence</text:p>
            <text:p text:style-name="P2321"/>
            <text:p text:style-name="P2321"/>
            <text:p text:style-name="P746">[ˈæbs(ə)n(t)s]</text:p>
          </table:table-cell>
          <table:table-cell table:style-name="Таблица1.B2" office:value-type="string">
            <text:p text:style-name="P2365">Отсутствие</text:p>
          </table:table-cell>
        </table:table-row>
        <table:table-row table:style-name="Таблица1.970">
          <table:table-cell table:style-name="Таблица1.A1019" office:value-type="string">
            <text:p text:style-name="P2322">3672)commit</text:p>
            <text:p text:style-name="P2322"/>
            <text:p text:style-name="P2322"/>
            <text:p text:style-name="P747">[kəˈmɪt]</text:p>
          </table:table-cell>
          <table:table-cell table:style-name="Таблица1.B2" office:value-type="string">
            <text:p text:style-name="P2322">Совершать, фиксация, фиксировать</text:p>
          </table:table-cell>
        </table:table-row>
        <table:table-row table:style-name="Таблица1.970">
          <table:table-cell table:style-name="Таблица1.A1019" office:value-type="string">
            <text:p text:style-name="P2323">3673)pass away</text:p>
            <text:p text:style-name="P2323"/>
            <text:p text:style-name="P2323"/>
            <text:p text:style-name="P2323"/>
          </table:table-cell>
          <table:table-cell table:style-name="Таблица1.B2" office:value-type="string">
            <text:p text:style-name="P2323">Исчезать, скончаться</text:p>
          </table:table-cell>
        </table:table-row>
        <table:table-row table:style-name="Таблица1.970">
          <table:table-cell table:style-name="Таблица1.A1019" office:value-type="string">
            <text:p text:style-name="P2324">3674)sphere</text:p>
            <text:p text:style-name="P2324"/>
            <text:p text:style-name="P2324"/>
            <text:p text:style-name="P748">[sfɪə]</text:p>
          </table:table-cell>
          <table:table-cell table:style-name="Таблица1.B2" office:value-type="string">
            <text:p text:style-name="P2324">Сфера, шар</text:p>
          </table:table-cell>
        </table:table-row>
        <table:table-row table:style-name="Таблица1.970">
          <table:table-cell table:style-name="Таблица1.A1024" office:value-type="string">
            <text:p text:style-name="P2325">3675)sponsor</text:p>
            <text:p text:style-name="P2325"/>
            <text:p text:style-name="P2325"/>
            <text:p text:style-name="P749"><text:soft-page-break/>[ˈspɔn(t)sə]</text:p>
          </table:table-cell>
          <table:table-cell table:style-name="Таблица1.B2" office:value-type="string">
            <text:p text:style-name="P2325"/>
            <text:p text:style-name="P2325"/>
            <text:p text:style-name="P2325"/>
            <text:p text:style-name="P2325"><text:soft-page-break/>Спонсор, финансировать</text:p>
          </table:table-cell>
        </table:table-row>
        <table:table-row table:style-name="Таблица1.970">
          <table:table-cell table:style-name="Таблица1.A1024" office:value-type="string">
            <text:p text:style-name="P2326">3676)reveal</text:p>
            <text:p text:style-name="P2326"/>
            <text:p text:style-name="P2326"/>
            <text:p text:style-name="P750">[rɪˈviːl]</text:p>
          </table:table-cell>
          <table:table-cell table:style-name="Таблица1.B2" office:value-type="string">
            <text:p text:style-name="P2326">Раскрывать, показывать</text:p>
          </table:table-cell>
        </table:table-row>
        <table:table-row table:style-name="Таблица1.970">
          <table:table-cell table:style-name="Таблица1.A1024" office:value-type="string">
            <text:p text:style-name="P2327">3677)as near as</text:p>
            <text:p text:style-name="P2327"/>
            <text:p text:style-name="P2327"/>
            <text:p text:style-name="P2327"/>
          </table:table-cell>
          <table:table-cell table:style-name="Таблица1.B2" office:value-type="string">
            <text:p text:style-name="P2327">Почти, чуть не</text:p>
          </table:table-cell>
        </table:table-row>
        <table:table-row table:style-name="Таблица1.970">
          <table:table-cell table:style-name="Таблица1.A1024" office:value-type="string">
            <text:p text:style-name="P2328">3678)conclude</text:p>
            <text:p text:style-name="P2328"/>
            <text:p text:style-name="P2328"/>
            <text:p text:style-name="P751">[kənˈkluːd]</text:p>
          </table:table-cell>
          <table:table-cell table:style-name="Таблица1.B2" office:value-type="string">
            <text:p text:style-name="P2328">Завершить, делать вывод</text:p>
          </table:table-cell>
        </table:table-row>
        <table:table-row table:style-name="Таблица1.970">
          <table:table-cell table:style-name="Таблица1.A1024" office:value-type="string">
            <text:p text:style-name="P2329">3679)sportsman</text:p>
            <text:p text:style-name="P2329"/>
            <text:p text:style-name="P2329"/>
            <text:p text:style-name="P752">[ˈspɔːtsmən]</text:p>
          </table:table-cell>
          <table:table-cell table:style-name="Таблица1.B2" office:value-type="string">
            <text:p text:style-name="P2329">Спортсмен</text:p>
          </table:table-cell>
        </table:table-row>
        <table:table-row table:style-name="Таблица1.970">
          <table:table-cell table:style-name="Таблица1.A1029" office:value-type="string">
            <text:p text:style-name="P2330">3680)sprint</text:p>
            <text:p text:style-name="P2330"/>
            <text:p text:style-name="P2330"/>
            <text:p text:style-name="P753">[sprɪnt]</text:p>
          </table:table-cell>
          <table:table-cell table:style-name="Таблица1.B2" office:value-type="string">
            <text:p text:style-name="P2331">Спринт</text:p>
          </table:table-cell>
        </table:table-row>
        <table:table-row table:style-name="Таблица1.970">
          <table:table-cell table:style-name="Таблица1.A1029" office:value-type="string">
            <text:p text:style-name="P2332">3681)tour</text:p>
            <text:p text:style-name="P2332"/>
            <text:p text:style-name="P2332"/>
            <text:p text:style-name="P754">[tuə]</text:p>
          </table:table-cell>
          <table:table-cell table:style-name="Таблица1.B2" office:value-type="string">
            <text:p text:style-name="P2332">Тур, путешествие</text:p>
          </table:table-cell>
        </table:table-row>
        <table:table-row table:style-name="Таблица1.970">
          <table:table-cell table:style-name="Таблица1.A1029" office:value-type="string">
            <text:p text:style-name="P2333">3682)acceptable</text:p>
            <text:p text:style-name="P2333"/>
            <text:p text:style-name="P2333"/>
            <text:p text:style-name="P755">[əkˈseptəbl]</text:p>
          </table:table-cell>
          <table:table-cell table:style-name="Таблица1.B2" office:value-type="string">
            <text:p text:style-name="P2333">Приемлемый, допустимый</text:p>
          </table:table-cell>
        </table:table-row>
        <table:table-row table:style-name="Таблица1.970">
          <table:table-cell table:style-name="Таблица1.A1029" office:value-type="string">
            <text:p text:style-name="P2334">3683)corruption</text:p>
            <text:p text:style-name="P2334"/>
            <text:p text:style-name="P2334"/>
            <text:p text:style-name="P756">[kəˈrʌpʃ(ə)n]</text:p>
          </table:table-cell>
          <table:table-cell table:style-name="Таблица1.B2" office:value-type="string">
            <text:p text:style-name="P2334">Коррупция, разрушение, порча</text:p>
          </table:table-cell>
        </table:table-row>
        <table:table-row table:style-name="Таблица1.970">
          <table:table-cell table:style-name="Таблица1.A1029" office:value-type="string">
            <text:p text:style-name="P2335">3684)protector</text:p>
            <text:p text:style-name="P2335"/>
            <text:p text:style-name="P2335"/>
            <text:p text:style-name="P757">[prəˈtektə]</text:p>
          </table:table-cell>
          <table:table-cell table:style-name="Таблица1.B2" office:value-type="string">
            <text:p text:style-name="P2335">Защитник</text:p>
          </table:table-cell>
        </table:table-row>
        <table:table-row table:style-name="Таблица1.970">
          <table:table-cell table:style-name="Таблица1.A1034" office:value-type="string">
            <text:p text:style-name="P2336">3685)shuffle</text:p>
            <text:p text:style-name="P2336"/>
            <text:p text:style-name="P2336"/>
            <text:p text:style-name="P758">[ˈʃʌfl]</text:p>
          </table:table-cell>
          <table:table-cell table:style-name="Таблица1.B2" office:value-type="string">
            <text:p text:style-name="P2336">Тасовать, <text:span text:style-name="T89">перестановка</text:span></text:p>
          </table:table-cell>
        </table:table-row>
        <table:table-row table:style-name="Таблица1.970">
          <table:table-cell table:style-name="Таблица1.A1034" office:value-type="string">
            <text:p text:style-name="P2337">3686)pawn</text:p>
            <text:p text:style-name="P2337"/>
            <text:p text:style-name="P2337"/>
            <text:p text:style-name="P759">[pɔːn]</text:p>
          </table:table-cell>
          <table:table-cell table:style-name="Таблица1.B2" office:value-type="string">
            <text:p text:style-name="P2337">Закладывать, залог, пешка</text:p>
          </table:table-cell>
        </table:table-row>
        <table:table-row table:style-name="Таблица1.970">
          <table:table-cell table:style-name="Таблица1.A1034" office:value-type="string">
            <text:p text:style-name="P2338">3687)collection</text:p>
            <text:p text:style-name="P2338"/>
            <text:p text:style-name="P2338"/>
            <text:p text:style-name="P760">[kəˈlekʃ(ə)n]</text:p>
          </table:table-cell>
          <table:table-cell table:style-name="Таблица1.B2" office:value-type="string">
            <text:p text:style-name="P2338">Сбор, коллекция</text:p>
          </table:table-cell>
        </table:table-row>
        <table:table-row table:style-name="Таблица1.970">
          <table:table-cell table:style-name="Таблица1.A1034" office:value-type="string">
            <text:p text:style-name="P2339">3688)anchor</text:p>
            <text:p text:style-name="P2339"/>
            <text:p text:style-name="P2339"/>
            <text:p text:style-name="P761">[ˈæŋkə]</text:p>
          </table:table-cell>
          <table:table-cell table:style-name="Таблица1.B2" office:value-type="string">
            <text:p text:style-name="P2339"/>
            <text:p text:style-name="P2339">Якорный, якорь</text:p>
          </table:table-cell>
        </table:table-row>
        <text:soft-page-break/>
        <table:table-row table:style-name="Таблица1.970">
          <table:table-cell table:style-name="Таблица1.A1034" office:value-type="string">
            <text:p text:style-name="P2340">3689)sprinter</text:p>
            <text:p text:style-name="P2340"/>
            <text:p text:style-name="P2340"/>
            <text:p text:style-name="P762">[ˈsprɪntə]</text:p>
          </table:table-cell>
          <table:table-cell table:style-name="Таблица1.B2" office:value-type="string">
            <text:p text:style-name="P2340">Спринтер</text:p>
          </table:table-cell>
        </table:table-row>
        <table:table-row table:style-name="Таблица1.970">
          <table:table-cell table:style-name="Таблица1.A1039" office:value-type="string">
            <text:p text:style-name="P2341">3690)stability</text:p>
            <text:p text:style-name="P2341"/>
            <text:p text:style-name="P2341"/>
            <text:p text:style-name="P763">[stəˈbɪlətɪ]</text:p>
          </table:table-cell>
          <table:table-cell table:style-name="Таблица1.B2" office:value-type="string">
            <text:p text:style-name="P2341">Стабильность, устойчивость</text:p>
          </table:table-cell>
        </table:table-row>
        <table:table-row table:style-name="Таблица1.970">
          <table:table-cell table:style-name="Таблица1.A1039" office:value-type="string">
            <text:p text:style-name="P2342">3691)keep track of</text:p>
            <text:p text:style-name="P2342"/>
            <text:p text:style-name="P2342"/>
            <text:p text:style-name="P2342"/>
          </table:table-cell>
          <table:table-cell table:style-name="Таблица1.B2" office:value-type="string">
            <text:p text:style-name="P2342">Следить за</text:p>
          </table:table-cell>
        </table:table-row>
        <table:table-row table:style-name="Таблица1.970">
          <table:table-cell table:style-name="Таблица1.A1039" office:value-type="string">
            <text:p text:style-name="P2343">3692)fast forward</text:p>
            <text:p text:style-name="P2343"/>
            <text:p text:style-name="P2343"/>
            <text:p text:style-name="P2343"/>
          </table:table-cell>
          <table:table-cell table:style-name="Таблица1.B2" office:value-type="string">
            <text:p text:style-name="P2343">Перемотка вперёд</text:p>
          </table:table-cell>
        </table:table-row>
        <table:table-row table:style-name="Таблица1.970">
          <table:table-cell table:style-name="Таблица1.A1039" office:value-type="string">
            <text:p text:style-name="P2344">3693)assemble</text:p>
            <text:p text:style-name="P2344"/>
            <text:p text:style-name="P2344"/>
            <text:p text:style-name="P764">[əˈsembl]</text:p>
          </table:table-cell>
          <table:table-cell table:style-name="Таблица1.B2" office:value-type="string">
            <text:p text:style-name="P2344">Собирать, собираться, ассемблировать</text:p>
          </table:table-cell>
        </table:table-row>
        <table:table-row table:style-name="Таблица1.970">
          <table:table-cell table:style-name="Таблица1.A1039" office:value-type="string">
            <text:p text:style-name="P2345">3694)intercept</text:p>
            <text:p text:style-name="P2345"/>
            <text:p text:style-name="P2345"/>
            <text:p text:style-name="P765">[ˌɪntəˈsept]</text:p>
          </table:table-cell>
          <table:table-cell table:style-name="Таблица1.B2" office:value-type="string">
            <text:p text:style-name="P2346">Перехватить, перехват, отрезок</text:p>
          </table:table-cell>
        </table:table-row>
        <table:table-row table:style-name="Таблица1.970">
          <table:table-cell table:style-name="Таблица1.A1044" office:value-type="string">
            <text:p text:style-name="P2347">3695)dispatch</text:p>
            <text:p text:style-name="P2347"/>
            <text:p text:style-name="P2347"/>
            <text:p text:style-name="P766">[dɪˈspæʧ]</text:p>
          </table:table-cell>
          <table:table-cell table:style-name="Таблица1.B2" office:value-type="string">
            <text:p text:style-name="P2347">Организатор, отправка</text:p>
          </table:table-cell>
        </table:table-row>
        <table:table-row table:style-name="Таблица1.970">
          <table:table-cell table:style-name="Таблица1.A1044" office:value-type="string">
            <text:p text:style-name="P2348">3696)translate</text:p>
            <text:p text:style-name="P2348"/>
            <text:p text:style-name="P2348"/>
            <text:p text:style-name="P767">[trænzˈleɪt]</text:p>
          </table:table-cell>
          <table:table-cell table:style-name="Таблица1.B2" office:value-type="string">
            <text:p text:style-name="P2348">Транслировать, переводить, компилировать, перемещать</text:p>
          </table:table-cell>
        </table:table-row>
        <table:table-row table:style-name="Таблица1.970">
          <table:table-cell table:style-name="Таблица1.A1044" office:value-type="string">
            <text:p text:style-name="P2349">3697)fixture</text:p>
            <text:p text:style-name="P2349"/>
            <text:p text:style-name="P2349"/>
            <text:p text:style-name="P768">[ˈfɪksʧə]</text:p>
          </table:table-cell>
          <table:table-cell table:style-name="Таблица1.B2" office:value-type="string">
            <text:p text:style-name="P2349">Назначенный день, приспособление</text:p>
          </table:table-cell>
        </table:table-row>
        <table:table-row table:style-name="Таблица1.970">
          <table:table-cell table:style-name="Таблица1.A1044" office:value-type="string">
            <text:p text:style-name="P2350">3698)treatment</text:p>
            <text:p text:style-name="P2350"/>
            <text:p text:style-name="P2350"/>
            <text:p text:style-name="P769">[ˈtriːtmənt]</text:p>
          </table:table-cell>
          <table:table-cell table:style-name="Таблица1.B2" office:value-type="string">
            <text:p text:style-name="P2350">Обработка, обращение, лечение</text:p>
          </table:table-cell>
        </table:table-row>
        <table:table-row table:style-name="Таблица1.970">
          <table:table-cell table:style-name="Таблица1.A1044" office:value-type="string">
            <text:p text:style-name="P2351">3699)standard</text:p>
            <text:p text:style-name="P2351"/>
            <text:p text:style-name="P2351"/>
            <text:p text:style-name="P770">[ˈstændəd]</text:p>
          </table:table-cell>
          <table:table-cell table:style-name="Таблица1.B2" office:value-type="string">
            <text:p text:style-name="P2352">Стандарт, стандартный</text:p>
          </table:table-cell>
        </table:table-row>
        <table:table-row table:style-name="Таблица1.970">
          <table:table-cell table:style-name="Таблица1.A1049" office:value-type="string">
            <text:p text:style-name="P2353">3700)statue</text:p>
            <text:p text:style-name="P2353"/>
            <text:p text:style-name="P2353"/>
            <text:p text:style-name="P771">[ˈstæʧuː]</text:p>
          </table:table-cell>
          <table:table-cell table:style-name="Таблица1.B2" office:value-type="string">
            <text:p text:style-name="P2353">Статуя</text:p>
          </table:table-cell>
        </table:table-row>
        <table:table-row table:style-name="Таблица1.970">
          <table:table-cell table:style-name="Таблица1.A1049" office:value-type="string">
            <text:p text:style-name="P2354">3701)blast</text:p>
            <text:p text:style-name="P2354"/>
            <text:p text:style-name="P2354"/>
            <text:p text:style-name="P772">[blɑːst]</text:p>
          </table:table-cell>
          <table:table-cell table:style-name="Таблица1.B2" office:value-type="string">
            <text:p text:style-name="P2354">Взрыв, взрывать, пережигать перемычку</text:p>
          </table:table-cell>
        </table:table-row>
        <table:table-row table:style-name="Таблица1.970">
          <table:table-cell table:style-name="Таблица1.A1049" office:value-type="string">
            <text:p text:style-name="P2355">3702)rotate</text:p>
            <text:p text:style-name="P2355"><text:soft-page-break/></text:p>
            <text:p text:style-name="P2355"/>
            <text:p text:style-name="P773">[rəuˈteɪt]</text:p>
          </table:table-cell>
          <table:table-cell table:style-name="Таблица1.B2" office:value-type="string">
            <text:p text:style-name="P2353"/>
            <text:p text:style-name="P2355"><text:soft-page-break/>Вращать, вращаться, циклический сдвиг</text:p>
          </table:table-cell>
        </table:table-row>
        <table:table-row table:style-name="Таблица1.970">
          <table:table-cell table:style-name="Таблица1.A1049" office:value-type="string">
            <text:p text:style-name="P2356">3703)brigand</text:p>
            <text:p text:style-name="P2356"/>
            <text:p text:style-name="P2356"/>
            <text:p text:style-name="P774">[ˈbrɪgənd]</text:p>
          </table:table-cell>
          <table:table-cell table:style-name="Таблица1.B2" office:value-type="string">
            <text:p text:style-name="P2357">Бандит</text:p>
          </table:table-cell>
        </table:table-row>
        <table:table-row table:style-name="Таблица1.970">
          <table:table-cell table:style-name="Таблица1.A1049" office:value-type="string">
            <text:p text:style-name="P2358">3704)stimulate</text:p>
            <text:p text:style-name="P2358"/>
            <text:p text:style-name="P2358"/>
            <text:p text:style-name="P775">[ˈstɪmjəleɪt]</text:p>
          </table:table-cell>
          <table:table-cell table:style-name="Таблица1.B2" office:value-type="string">
            <text:p text:style-name="P2358">Стимулировать, подавать входные сигналы</text:p>
          </table:table-cell>
        </table:table-row>
        <table:table-row table:style-name="Таблица1.970">
          <table:table-cell table:style-name="Таблица1.A1054" office:value-type="string">
            <text:p text:style-name="P2359">3705)stimulation</text:p>
            <text:p text:style-name="P2359"/>
            <text:p text:style-name="P2359"/>
            <text:p text:style-name="P776">[ˌstɪmjəˈleɪʃ(ə)n]</text:p>
          </table:table-cell>
          <table:table-cell table:style-name="Таблица1.B2" office:value-type="string">
            <text:p text:style-name="P2359">Стимуляция, возбуждение</text:p>
          </table:table-cell>
        </table:table-row>
        <table:table-row table:style-name="Таблица1.970">
          <table:table-cell table:style-name="Таблица1.A1054" office:value-type="string">
            <text:p text:style-name="P2360">3706)boil down</text:p>
            <text:p text:style-name="P2360"/>
            <text:p text:style-name="P2360"/>
            <text:p text:style-name="P2360"/>
          </table:table-cell>
          <table:table-cell table:style-name="Таблица1.B2" office:value-type="string">
            <text:p text:style-name="P2360">Сходиться к, сокращать</text:p>
          </table:table-cell>
        </table:table-row>
        <table:table-row table:style-name="Таблица1.970">
          <table:table-cell table:style-name="Таблица1.A1054" office:value-type="string">
            <text:p text:style-name="P2361">3707)wasn't</text:p>
            <text:p text:style-name="P2361"/>
            <text:p text:style-name="P2361"/>
            <text:p text:style-name="P2361"/>
          </table:table-cell>
          <table:table-cell table:style-name="Таблица1.B2" office:value-type="string">
            <text:p text:style-name="P2361">Не был</text:p>
          </table:table-cell>
        </table:table-row>
        <table:table-row table:style-name="Таблица1.970">
          <table:table-cell table:style-name="Таблица1.A1054" office:value-type="string">
            <text:p text:style-name="P2362">3708)most of</text:p>
            <text:p text:style-name="P2362"/>
            <text:p text:style-name="P2362"/>
            <text:p text:style-name="P2362"/>
          </table:table-cell>
          <table:table-cell table:style-name="Таблица1.B2" office:value-type="string">
            <text:p text:style-name="P2362">Большинство, большая часть</text:p>
          </table:table-cell>
        </table:table-row>
        <table:table-row table:style-name="Таблица1.970">
          <table:table-cell table:style-name="Таблица1.A1054" office:value-type="string">
            <text:p text:style-name="P2363">3709)storm</text:p>
            <text:p text:style-name="P2363"/>
            <text:p text:style-name="P2363"/>
            <text:p text:style-name="P777">[stɔːm]</text:p>
          </table:table-cell>
          <table:table-cell table:style-name="Таблица1.B2" office:value-type="string">
            <text:p text:style-name="P2363">Буря, <text:span text:style-name="T90">штурм, штурмовать</text:span></text:p>
          </table:table-cell>
        </table:table-row>
        <table:table-row table:style-name="Таблица1.970">
          <table:table-cell table:style-name="Таблица1.A1059" office:value-type="string">
            <text:p text:style-name="P2364">3710)strategy</text:p>
            <text:p text:style-name="P2364"/>
            <text:p text:style-name="P2364"/>
            <text:p text:style-name="P778">[ˈstrætəʤɪ]</text:p>
          </table:table-cell>
          <table:table-cell table:style-name="Таблица1.B2" office:value-type="string">
            <text:p text:style-name="P2364"><text:span text:style-name="T91">Стратегия</text:span>, поведение</text:p>
          </table:table-cell>
        </table:table-row>
        <table:table-row table:style-name="Таблица1.970">
          <table:table-cell table:style-name="Таблица1.A1059" office:value-type="string">
            <text:p text:style-name="P2366">3711)transform</text:p>
            <text:p text:style-name="P2366"/>
            <text:p text:style-name="P2366"/>
            <text:p text:style-name="P779">[træn(t)sˈfɔːm]</text:p>
          </table:table-cell>
          <table:table-cell table:style-name="Таблица1.B2" office:value-type="string">
            <text:p text:style-name="P2366">Трансформировать, преобразование</text:p>
          </table:table-cell>
        </table:table-row>
        <table:table-row table:style-name="Таблица1.970">
          <table:table-cell table:style-name="Таблица1.A1059" office:value-type="string">
            <text:p text:style-name="P2367">3712)campaign</text:p>
            <text:p text:style-name="P2367"/>
            <text:p text:style-name="P2367"/>
            <text:p text:style-name="P780">[kæmˈpeɪn]</text:p>
          </table:table-cell>
          <table:table-cell table:style-name="Таблица1.B2" office:value-type="string">
            <text:p text:style-name="P2368">Кампания, агитировать, подход</text:p>
          </table:table-cell>
        </table:table-row>
        <table:table-row table:style-name="Таблица1.970">
          <table:table-cell table:style-name="Таблица1.A1059" office:value-type="string">
            <text:p text:style-name="P2369">3713)sink</text:p>
            <text:p text:style-name="P2369"/>
            <text:p text:style-name="P2369"/>
            <text:p text:style-name="P781">[sɪŋk]</text:p>
          </table:table-cell>
          <table:table-cell table:style-name="Таблица1.B2" office:value-type="string">
            <text:p text:style-name="P2369">Раковина, потопить, получатель</text:p>
          </table:table-cell>
        </table:table-row>
        <table:table-row table:style-name="Таблица1.970">
          <table:table-cell table:style-name="Таблица1.A1059" office:value-type="string">
            <text:p text:style-name="P2370">3714)stool</text:p>
            <text:p text:style-name="P2370"/>
            <text:p text:style-name="P2370"/>
            <text:p text:style-name="P782">[stuːl]</text:p>
          </table:table-cell>
          <table:table-cell table:style-name="Таблица1.B2" office:value-type="string">
            <text:p text:style-name="P2370">Стул, табурет</text:p>
          </table:table-cell>
        </table:table-row>
        <table:table-row table:style-name="Таблица1.970">
          <table:table-cell table:style-name="Таблица1.A1064" office:value-type="string">
            <text:p text:style-name="P2371">3715)stress</text:p>
            <text:p text:style-name="P2371"/>
            <text:p text:style-name="P2371"><text:soft-page-break/></text:p>
            <text:p text:style-name="P783">[stres]</text:p>
          </table:table-cell>
          <table:table-cell table:style-name="Таблица1.B2" office:value-type="string">
            <text:p text:style-name="P2364"/>
            <text:p text:style-name="P2371"/>
            <text:p text:style-name="P2371"><text:soft-page-break/>Напряжение, нагрузка, стресс</text:p>
          </table:table-cell>
        </table:table-row>
        <table:table-row table:style-name="Таблица1.970">
          <table:table-cell table:style-name="Таблица1.A1064" office:value-type="string">
            <text:p text:style-name="P2372">3716)junk</text:p>
            <text:p text:style-name="P2372"/>
            <text:p text:style-name="P2372"/>
            <text:p text:style-name="P784">[ʤʌŋk]</text:p>
          </table:table-cell>
          <table:table-cell table:style-name="Таблица1.B2" office:value-type="string">
            <text:p text:style-name="P2372">Барахло</text:p>
          </table:table-cell>
        </table:table-row>
        <table:table-row table:style-name="Таблица1.970">
          <table:table-cell table:style-name="Таблица1.A1064" office:value-type="string">
            <text:p text:style-name="P2373">3717)abyss</text:p>
            <text:p text:style-name="P2373"/>
            <text:p text:style-name="P2373"/>
            <text:p text:style-name="P785">[əˈbɪs]</text:p>
          </table:table-cell>
          <table:table-cell table:style-name="Таблица1.B2" office:value-type="string">
            <text:p text:style-name="P2373">Пучина, пропасть</text:p>
          </table:table-cell>
        </table:table-row>
        <table:table-row table:style-name="Таблица1.970">
          <table:table-cell table:style-name="Таблица1.A1064" office:value-type="string">
            <text:p text:style-name="P2374">3718)cemetery</text:p>
            <text:p text:style-name="P2374"/>
            <text:p text:style-name="P2374"/>
            <text:p text:style-name="P786">[ˈsemətrɪ]</text:p>
          </table:table-cell>
          <table:table-cell table:style-name="Таблица1.B2" office:value-type="string">
            <text:p text:style-name="P2375">Кладбище</text:p>
          </table:table-cell>
        </table:table-row>
        <table:table-row table:style-name="Таблица1.970">
          <table:table-cell table:style-name="Таблица1.A1064" office:value-type="string">
            <text:p text:style-name="P2376">3719)structure</text:p>
            <text:p text:style-name="P2376"/>
            <text:p text:style-name="P2376"/>
            <text:p text:style-name="P787">[ˈstrʌkʧə]</text:p>
          </table:table-cell>
          <table:table-cell table:style-name="Таблица1.B2" office:value-type="string">
            <text:p text:style-name="P2377">Структура</text:p>
          </table:table-cell>
        </table:table-row>
        <table:table-row table:style-name="Таблица1.970">
          <table:table-cell table:style-name="Таблица1.A1068" office:value-type="string">
            <text:p text:style-name="P2378">3720)<text:bookmark-start text:name="__DdeLink__105039_522111744"/>giant<text:bookmark-end text:name="__DdeLink__105039_522111744"/></text:p>
            <text:p text:style-name="P2378"/>
            <text:p text:style-name="P2378"/>
            <text:p text:style-name="P788">[ˈʤaɪənt]</text:p>
          </table:table-cell>
          <table:table-cell table:style-name="Таблица1.B2" office:value-type="string">
            <text:p text:style-name="P2378">Гигант, гигантский</text:p>
          </table:table-cell>
        </table:table-row>
        <table:table-row table:style-name="Таблица1.970">
          <table:table-cell table:style-name="Таблица1.A1068" office:value-type="string">
            <text:p text:style-name="P2379">3721)struggle</text:p>
            <text:p text:style-name="P2379"/>
            <text:p text:style-name="P2379"/>
            <text:p text:style-name="P789">[ˈstrʌgl]</text:p>
          </table:table-cell>
          <table:table-cell table:style-name="Таблица1.B2" office:value-type="string">
            <text:p text:style-name="P2379">Борьба, бороться</text:p>
          </table:table-cell>
        </table:table-row>
        <table:table-row table:style-name="Таблица1.970">
          <table:table-cell table:style-name="Таблица1.A1068" office:value-type="string">
            <text:p text:style-name="P2380">3722)peaceful</text:p>
            <text:p text:style-name="P2380"/>
            <text:p text:style-name="P2380"/>
            <text:p text:style-name="P790">[ˈpiːsf(ə)l]</text:p>
          </table:table-cell>
          <table:table-cell table:style-name="Таблица1.B2" office:value-type="string">
            <text:p text:style-name="P2380">Спокойный, мирный</text:p>
          </table:table-cell>
        </table:table-row>
        <table:table-row table:style-name="Таблица1.970">
          <table:table-cell table:style-name="Таблица1.A1068" office:value-type="string">
            <text:p text:style-name="P2381">3723)incredible</text:p>
            <text:p text:style-name="P2381"/>
            <text:p text:style-name="P2381"/>
            <text:p text:style-name="P791">[ɪnˈkredɪbl]</text:p>
          </table:table-cell>
          <table:table-cell table:style-name="Таблица1.B2" office:value-type="string">
            <text:p text:style-name="P2381">Невероятный</text:p>
          </table:table-cell>
        </table:table-row>
        <table:table-row table:style-name="Таблица1.970">
          <table:table-cell table:style-name="Таблица1.A1069" office:value-type="string">
            <text:p text:style-name="P2382">3724)structural</text:p>
            <text:p text:style-name="P2382"/>
            <text:p text:style-name="P2382"/>
            <text:p text:style-name="P792">[ˈstrʌkʧ(ə)r(ə)l]</text:p>
          </table:table-cell>
          <table:table-cell table:style-name="Таблица1.B2" office:value-type="string">
            <text:p text:style-name="P2382">Структурный</text:p>
          </table:table-cell>
        </table:table-row>
        <table:table-row table:style-name="Таблица1.970">
          <table:table-cell table:style-name="Таблица1.A1074" office:value-type="string">
            <text:p text:style-name="P2383">3725)student</text:p>
            <text:p text:style-name="P2383"/>
            <text:p text:style-name="P2383"/>
            <text:p text:style-name="P793">[ˈst(j)uːd(ə)nt]</text:p>
          </table:table-cell>
          <table:table-cell table:style-name="Таблица1.B2" office:value-type="string">
            <text:p text:style-name="P2383">Студент</text:p>
          </table:table-cell>
        </table:table-row>
        <table:table-row table:style-name="Таблица1.970">
          <table:table-cell table:style-name="Таблица1.A1074" office:value-type="string">
            <text:p text:style-name="P2384">3726)valley</text:p>
            <text:p text:style-name="P2384"/>
            <text:p text:style-name="P2384"/>
            <text:p text:style-name="P794">[ˈvælɪ]</text:p>
          </table:table-cell>
          <table:table-cell table:style-name="Таблица1.B2" office:value-type="string">
            <text:p text:style-name="P2384">Долина, точка минимума</text:p>
          </table:table-cell>
        </table:table-row>
        <table:table-row table:style-name="Таблица1.970">
          <table:table-cell table:style-name="Таблица1.A1074" office:value-type="string">
            <text:p text:style-name="P2385">3727)outfit</text:p>
            <text:p text:style-name="P2385"/>
            <text:p text:style-name="P2385"/>
            <text:p text:style-name="P795">[ˈautfɪt]</text:p>
          </table:table-cell>
          <table:table-cell table:style-name="Таблица1.B2" office:value-type="string">
            <text:p text:style-name="P2385">Оборудовать, снаряжение</text:p>
          </table:table-cell>
        </table:table-row>
        <table:table-row table:style-name="Таблица1.970">
          <table:table-cell table:style-name="Таблица1.A1074" office:value-type="string">
            <text:p text:style-name="P2386">3728)as one of</text:p>
            <text:p text:style-name="P2386"/>
            <text:p text:style-name="P2386"/>
            <text:p text:style-name="P2386"><text:soft-page-break/></text:p>
          </table:table-cell>
          <table:table-cell table:style-name="Таблица1.B2" office:value-type="string">
            <text:p text:style-name="P2383"/>
            <text:p text:style-name="P2383"/>
            <text:p text:style-name="P2383"/>
            <text:p text:style-name="P2386"><text:soft-page-break/>Как один из</text:p>
          </table:table-cell>
        </table:table-row>
        <table:table-row table:style-name="Таблица1.970">
          <table:table-cell table:style-name="Таблица1.A1074" office:value-type="string">
            <text:p text:style-name="P2387">3729)incur</text:p>
            <text:p text:style-name="P2387"/>
            <text:p text:style-name="P2387"/>
            <text:p text:style-name="P796">[ɪnˈkɜː]</text:p>
          </table:table-cell>
          <table:table-cell table:style-name="Таблица1.B2" office:value-type="string">
            <text:p text:style-name="P2387">Подвергаться, следовать из</text:p>
          </table:table-cell>
        </table:table-row>
        <table:table-row table:style-name="Таблица1.970">
          <table:table-cell table:style-name="Таблица1.A1079" office:value-type="string">
            <text:p text:style-name="P2388">3730)studio</text:p>
            <text:p text:style-name="P2388"/>
            <text:p text:style-name="P2388"/>
            <text:p text:style-name="P797">[ˈstjuːdɪəu]</text:p>
          </table:table-cell>
          <table:table-cell table:style-name="Таблица1.B2" office:value-type="string">
            <text:p text:style-name="P2388">Студия</text:p>
          </table:table-cell>
        </table:table-row>
        <table:table-row table:style-name="Таблица1.970">
          <table:table-cell table:style-name="Таблица1.A1079" office:value-type="string">
            <text:p text:style-name="P2389">3731)limestone</text:p>
            <text:p text:style-name="P2389"/>
            <text:p text:style-name="P2389"/>
            <text:p text:style-name="P798">[ˈlaɪmstəun]</text:p>
          </table:table-cell>
          <table:table-cell table:style-name="Таблица1.B2" office:value-type="string">
            <text:p text:style-name="P2389">Известняк</text:p>
          </table:table-cell>
        </table:table-row>
        <table:table-row table:style-name="Таблица1.970">
          <table:table-cell table:style-name="Таблица1.A1079" office:value-type="string">
            <text:p text:style-name="P2390">3732)outnumber</text:p>
            <text:p text:style-name="P2390"/>
            <text:p text:style-name="P2390"/>
            <text:p text:style-name="P799">[ˌautˈnʌmbə]</text:p>
          </table:table-cell>
          <table:table-cell table:style-name="Таблица1.B2" office:value-type="string">
            <text:p text:style-name="P2390">Превосходить численно</text:p>
          </table:table-cell>
        </table:table-row>
        <table:table-row table:style-name="Таблица1.970">
          <table:table-cell table:style-name="Таблица1.A1079" office:value-type="string">
            <text:p text:style-name="P2391">3733)scour</text:p>
            <text:p text:style-name="P2391"/>
            <text:p text:style-name="P2391"/>
            <text:p text:style-name="P800">[ˈskauə]</text:p>
          </table:table-cell>
          <table:table-cell table:style-name="Таблица1.B2" office:value-type="string">
            <text:p text:style-name="P2391">Промоина, рыскать, оттирать</text:p>
          </table:table-cell>
        </table:table-row>
        <table:table-row table:style-name="Таблица1.970">
          <table:table-cell table:style-name="Таблица1.A1079" office:value-type="string">
            <text:p text:style-name="P2392">3734)stylistic</text:p>
            <text:p text:style-name="P2392"/>
            <text:p text:style-name="P2392"/>
            <text:p text:style-name="P801">[staɪˈlɪstɪk]</text:p>
          </table:table-cell>
          <table:table-cell table:style-name="Таблица1.B2" office:value-type="string">
            <text:p text:style-name="P2392">Стилистический</text:p>
          </table:table-cell>
        </table:table-row>
        <table:table-row table:style-name="Таблица1.970">
          <table:table-cell table:style-name="Таблица1.A1084" office:value-type="string">
            <text:p text:style-name="P2393">3735)submarine</text:p>
            <text:p text:style-name="P2393"/>
            <text:p text:style-name="P2393"/>
            <text:p text:style-name="P802">[ˌsʌbm(ə)ˈriːn]</text:p>
          </table:table-cell>
          <table:table-cell table:style-name="Таблица1.B2" office:value-type="string">
            <text:p text:style-name="P2393">Подводный, подводная лодка</text:p>
          </table:table-cell>
        </table:table-row>
        <table:table-row table:style-name="Таблица1.970">
          <table:table-cell table:style-name="Таблица1.A1084" office:value-type="string">
            <text:p text:style-name="P2394">3736)subscript</text:p>
            <text:p text:style-name="P2394"/>
            <text:p text:style-name="P2394"/>
            <text:p text:style-name="P803">[ˈsʌbskrɪpt]</text:p>
          </table:table-cell>
          <table:table-cell table:style-name="Таблица1.B2" office:value-type="string">
            <text:p text:style-name="P2394">Индекс</text:p>
          </table:table-cell>
        </table:table-row>
        <table:table-row table:style-name="Таблица1.970">
          <table:table-cell table:style-name="Таблица1.A1084" office:value-type="string">
            <text:p text:style-name="P2395">3737)ink</text:p>
            <text:p text:style-name="P2395"/>
            <text:p text:style-name="P2395"/>
            <text:p text:style-name="P804">[ɪŋk]</text:p>
          </table:table-cell>
          <table:table-cell table:style-name="Таблица1.B2" office:value-type="string">
            <text:p text:style-name="P2395">Чернила, тушь</text:p>
          </table:table-cell>
        </table:table-row>
        <table:table-row table:style-name="Таблица1.970">
          <table:table-cell table:style-name="Таблица1.A1084" office:value-type="string">
            <text:p text:style-name="P2396">3738)warrior</text:p>
            <text:p text:style-name="P2396"/>
            <text:p text:style-name="P2396"/>
            <text:p text:style-name="P805">[ˈwɔrɪə]</text:p>
          </table:table-cell>
          <table:table-cell table:style-name="Таблица1.B2" office:value-type="string">
            <text:p text:style-name="P2396">Воин</text:p>
          </table:table-cell>
        </table:table-row>
        <table:table-row table:style-name="Таблица1.970">
          <table:table-cell table:style-name="Таблица1.A1084" office:value-type="string">
            <text:p text:style-name="P2397">3739)subordination</text:p>
            <text:p text:style-name="P2397"/>
            <text:p text:style-name="P2397"/>
            <text:p text:style-name="P806">[səˌbɔːdɪˈneɪʃ(ə)n]</text:p>
          </table:table-cell>
          <table:table-cell table:style-name="Таблица1.B2" office:value-type="string">
            <text:p text:style-name="P2397">Субординация, подчинение</text:p>
          </table:table-cell>
        </table:table-row>
        <table:table-row table:style-name="Таблица1.970">
          <table:table-cell table:style-name="Таблица1.A1089" office:value-type="string">
            <text:p text:style-name="P2398">3740)summit</text:p>
            <text:p text:style-name="P2398"/>
            <text:p text:style-name="P2398"/>
            <text:p text:style-name="P807">[ˈsʌmɪt]</text:p>
          </table:table-cell>
          <table:table-cell table:style-name="Таблица1.B2" office:value-type="string">
            <text:p text:style-name="P2398">Саммит, вершина</text:p>
          </table:table-cell>
        </table:table-row>
        <table:table-row table:style-name="Таблица1.970">
          <table:table-cell table:style-name="Таблица1.A1089" office:value-type="string">
            <text:p text:style-name="P2399">3741)peer</text:p>
            <text:p text:style-name="P2399"/>
            <text:p text:style-name="P2399"/>
            <text:p text:style-name="P808">[pɪə]</text:p>
          </table:table-cell>
          <table:table-cell table:style-name="Таблица1.B2" office:value-type="string">
            <text:p text:style-name="P2399">Всматриваться, равный, пэр</text:p>
          </table:table-cell>
        </table:table-row>
        <text:soft-page-break/>
        <table:table-row table:style-name="Таблица1.970">
          <table:table-cell table:style-name="Таблица1.A1089" office:value-type="string">
            <text:p text:style-name="P2400">3742)usable</text:p>
            <text:p text:style-name="P2400"/>
            <text:p text:style-name="P2400"/>
            <text:p text:style-name="P809">[ˈjuːzəbl]</text:p>
          </table:table-cell>
          <table:table-cell table:style-name="Таблица1.B2" office:value-type="string">
            <text:p text:style-name="P2400">Удобный, годный к употреблению</text:p>
          </table:table-cell>
        </table:table-row>
        <table:table-row table:style-name="Таблица1.970">
          <table:table-cell table:style-name="Таблица1.A1089" office:value-type="string">
            <text:p text:style-name="P2401">3743)superman</text:p>
            <text:p text:style-name="P2401"/>
            <text:p text:style-name="P2401"/>
            <text:p text:style-name="P810">[ˈs(j)uːpəmæn]</text:p>
          </table:table-cell>
          <table:table-cell table:style-name="Таблица1.B2" office:value-type="string">
            <text:p text:style-name="P2401">Супермен, сверхчеловек</text:p>
          </table:table-cell>
        </table:table-row>
        <table:table-row table:style-name="Таблица1.970">
          <table:table-cell table:style-name="Таблица1.A1089" office:value-type="string">
            <text:p text:style-name="P2403">3744)symbol</text:p>
            <text:p text:style-name="P2403"/>
            <text:p text:style-name="P2403"/>
            <text:p text:style-name="P811">[ˈsɪmb(ə)l]</text:p>
          </table:table-cell>
          <table:table-cell table:style-name="Таблица1.B2" office:value-type="string">
            <text:p text:style-name="P2403">Символ, знак</text:p>
          </table:table-cell>
        </table:table-row>
        <table:table-row table:style-name="Таблица1.970">
          <table:table-cell table:style-name="Таблица1.A1094" office:value-type="string">
            <text:p text:style-name="P2404">3745)fancy</text:p>
            <text:p text:style-name="P2404"/>
            <text:p text:style-name="P2404"/>
            <text:p text:style-name="P812">[ˈfæn(t)sɪ]</text:p>
          </table:table-cell>
          <table:table-cell table:style-name="Таблица1.B2" office:value-type="string">
            <text:p text:style-name="P2404">Воображение, причудливый</text:p>
          </table:table-cell>
        </table:table-row>
        <table:table-row table:style-name="Таблица1.970">
          <table:table-cell table:style-name="Таблица1.A1094" office:value-type="string">
            <text:p text:style-name="P2405">3746)come up</text:p>
            <text:p text:style-name="P2405"/>
            <text:p text:style-name="P2405"/>
            <text:p text:style-name="P2405"/>
          </table:table-cell>
          <table:table-cell table:style-name="Таблица1.B2" office:value-type="string">
            <text:p text:style-name="P2405">Подойти, усиливаться</text:p>
          </table:table-cell>
        </table:table-row>
        <table:table-row table:style-name="Таблица1.970">
          <table:table-cell table:style-name="Таблица1.A1094" office:value-type="string">
            <text:p text:style-name="P2406">3747)versus</text:p>
            <text:p text:style-name="P2406"/>
            <text:p text:style-name="P2406"/>
            <text:p text:style-name="P813">[ˈvɜːsəs]</text:p>
          </table:table-cell>
          <table:table-cell table:style-name="Таблица1.B2" office:value-type="string">
            <text:p text:style-name="P2406">Против, в сравнении с</text:p>
          </table:table-cell>
        </table:table-row>
        <table:table-row table:style-name="Таблица1.970">
          <table:table-cell table:style-name="Таблица1.A1094" office:value-type="string">
            <text:p text:style-name="P2407">3748)symphony</text:p>
            <text:p text:style-name="P2407"/>
            <text:p text:style-name="P2407"/>
            <text:p text:style-name="P814">[ˈsɪmfənɪ]</text:p>
          </table:table-cell>
          <table:table-cell table:style-name="Таблица1.B2" office:value-type="string">
            <text:p text:style-name="P2407">Симфония, симфонический</text:p>
          </table:table-cell>
        </table:table-row>
        <table:table-row table:style-name="Таблица1.970">
          <table:table-cell table:style-name="Таблица1.A1094" office:value-type="string">
            <text:p text:style-name="P2408">3749)sack</text:p>
            <text:p text:style-name="P2408"/>
            <text:p text:style-name="P2408"/>
            <text:p text:style-name="P815">[sæk]</text:p>
          </table:table-cell>
          <table:table-cell table:style-name="Таблица1.B2" office:value-type="string">
            <text:p text:style-name="P2408">Увольнять, мешок</text:p>
          </table:table-cell>
        </table:table-row>
        <table:table-row table:style-name="Таблица1.970">
          <table:table-cell table:style-name="Таблица1.A1099" office:value-type="string">
            <text:p text:style-name="P2409">3750)either of</text:p>
            <text:p text:style-name="P2409"/>
            <text:p text:style-name="P2409"/>
            <text:p text:style-name="P2409"/>
          </table:table-cell>
          <table:table-cell table:style-name="Таблица1.B2" office:value-type="string">
            <text:p text:style-name="P2409">Ни один, любой из</text:p>
          </table:table-cell>
        </table:table-row>
        <table:table-row table:style-name="Таблица1.970">
          <table:table-cell table:style-name="Таблица1.A1099" office:value-type="string">
            <text:p text:style-name="P2410">3751)intentional</text:p>
            <text:p text:style-name="P2410"/>
            <text:p text:style-name="P2410"/>
            <text:p text:style-name="P816">[ɪnˈtenʃ(ə)n(ə)l]</text:p>
          </table:table-cell>
          <table:table-cell table:style-name="Таблица1.B2" office:value-type="string">
            <text:p text:style-name="P2410">Намеренный</text:p>
          </table:table-cell>
        </table:table-row>
        <table:table-row table:style-name="Таблица1.970">
          <table:table-cell table:style-name="Таблица1.A1099" office:value-type="string">
            <text:p text:style-name="P2411">3752)sacrifice</text:p>
            <text:p text:style-name="P2411"/>
            <text:p text:style-name="P2411"/>
            <text:p text:style-name="P817">[ˈsækrɪfaɪs]</text:p>
          </table:table-cell>
          <table:table-cell table:style-name="Таблица1.B2" office:value-type="string">
            <text:p text:style-name="P2412">Жертва, жертвовать, жертвоприношение</text:p>
          </table:table-cell>
        </table:table-row>
        <table:table-row table:style-name="Таблица1.970">
          <table:table-cell table:style-name="Таблица1.A1099" office:value-type="string">
            <text:p text:style-name="P2413">3753)now that</text:p>
            <text:p text:style-name="P2413"/>
            <text:p text:style-name="P2413"/>
            <text:p text:style-name="P2413"/>
          </table:table-cell>
          <table:table-cell table:style-name="Таблица1.B2" office:value-type="string">
            <text:p text:style-name="P2413">Теперь, когда</text:p>
          </table:table-cell>
        </table:table-row>
        <table:table-row table:style-name="Таблица1.970">
          <table:table-cell table:style-name="Таблица1.A1099" office:value-type="string">
            <text:p text:style-name="P2414">3754)safeguard</text:p>
            <text:p text:style-name="P2414"/>
            <text:p text:style-name="P2414"/>
            <text:p text:style-name="P818">[ˈseɪfgɑːd]</text:p>
          </table:table-cell>
          <table:table-cell table:style-name="Таблица1.B2" office:value-type="string">
            <text:p text:style-name="P2414">Охрана, охранять, гарантия</text:p>
          </table:table-cell>
        </table:table-row>
        <table:table-row table:style-name="Таблица1.970">
          <table:table-cell table:style-name="Таблица1.A1104" office:value-type="string">
            <text:p text:style-name="P2415">3755)winding</text:p>
            <text:p text:style-name="P2415"><text:soft-page-break/></text:p>
            <text:p text:style-name="P2415"/>
            <text:p text:style-name="P819">[ˈwaɪndɪŋ]</text:p>
          </table:table-cell>
          <table:table-cell table:style-name="Таблица1.B2" office:value-type="string">
            <text:p text:style-name="P2409"/>
            <text:p text:style-name="P2415"><text:soft-page-break/>Обмотка, извилистый</text:p>
          </table:table-cell>
        </table:table-row>
        <table:table-row table:style-name="Таблица1.970">
          <table:table-cell table:style-name="Таблица1.A1104" office:value-type="string">
            <text:p text:style-name="P2416">3756)stroke</text:p>
            <text:p text:style-name="P2416"/>
            <text:p text:style-name="P2416"/>
            <text:p text:style-name="P820">[strəuk]</text:p>
          </table:table-cell>
          <table:table-cell table:style-name="Таблица1.B2" office:value-type="string">
            <text:p text:style-name="P2417">Погладить, нажатие, удар, ход, черта</text:p>
          </table:table-cell>
        </table:table-row>
        <table:table-row table:style-name="Таблица1.970">
          <table:table-cell table:style-name="Таблица1.A1104" office:value-type="string">
            <text:p text:style-name="P2418">3757)cap</text:p>
            <text:p text:style-name="P2418"/>
            <text:p text:style-name="P2418"/>
            <text:p text:style-name="P821">[ˈkæp]</text:p>
          </table:table-cell>
          <table:table-cell table:style-name="Таблица1.B2" office:value-type="string">
            <text:p text:style-name="P2418">Шапка, крышка, колпачок</text:p>
          </table:table-cell>
        </table:table-row>
        <table:table-row table:style-name="Таблица1.970">
          <table:table-cell table:style-name="Таблица1.A1104" office:value-type="string">
            <text:p text:style-name="P2419">3758)sailor</text:p>
            <text:p text:style-name="P2419"/>
            <text:p text:style-name="P2419"/>
            <text:p text:style-name="P822">[ˈseɪlə]</text:p>
          </table:table-cell>
          <table:table-cell table:style-name="Таблица1.B2" office:value-type="string">
            <text:p text:style-name="P2420">Моряк, матрос</text:p>
          </table:table-cell>
        </table:table-row>
        <table:table-row table:style-name="Таблица1.970">
          <table:table-cell table:style-name="Таблица1.A1104" office:value-type="string">
            <text:p text:style-name="P2421">3759)saint</text:p>
            <text:p text:style-name="P2421"/>
            <text:p text:style-name="P2421"/>
            <text:p text:style-name="P823">[seɪnt]</text:p>
          </table:table-cell>
          <table:table-cell table:style-name="Таблица1.B2" office:value-type="string">
            <text:p text:style-name="P2422">Святой</text:p>
          </table:table-cell>
        </table:table-row>
        <table:table-row table:style-name="Таблица1.970">
          <table:table-cell table:style-name="Таблица1.A1109" office:value-type="string">
            <text:p text:style-name="P2423">3760)granularity</text:p>
            <text:p text:style-name="P2423"/>
            <text:p text:style-name="P2423"/>
            <text:p text:style-name="P824">[ˌgrænjʊˈlærɪtɪ]</text:p>
          </table:table-cell>
          <table:table-cell table:style-name="Таблица1.B2" office:value-type="string">
            <text:p text:style-name="P2423">Зернистость, степень разбиения</text:p>
          </table:table-cell>
        </table:table-row>
        <table:table-row table:style-name="Таблица1.970">
          <table:table-cell table:style-name="Таблица1.A1109" office:value-type="string">
            <text:p text:style-name="P2424">3761)smooth</text:p>
            <text:p text:style-name="P2424"/>
            <text:p text:style-name="P2424"/>
            <text:p text:style-name="P825">[smuːð]</text:p>
          </table:table-cell>
          <table:table-cell table:style-name="Таблица1.B2" office:value-type="string">
            <text:p text:style-name="P2425">Сглаживать, гладкий, плавный</text:p>
          </table:table-cell>
        </table:table-row>
        <table:table-row table:style-name="Таблица1.970">
          <table:table-cell table:style-name="Таблица1.A1109" office:value-type="string">
            <text:p text:style-name="P2426">3762)miter</text:p>
            <text:p text:style-name="P2426"/>
            <text:p text:style-name="P2426"/>
            <text:p text:style-name="P826">[ˈmaɪtə]</text:p>
          </table:table-cell>
          <table:table-cell table:style-name="Таблица1.B2" office:value-type="string">
            <text:p text:style-name="P2426">Сглаживание</text:p>
          </table:table-cell>
        </table:table-row>
        <table:table-row table:style-name="Таблица1.970">
          <table:table-cell table:style-name="Таблица1.A1109" office:value-type="string">
            <text:p text:style-name="P2427">3763)sharp</text:p>
            <text:p text:style-name="P2427"/>
            <text:p text:style-name="P2427"/>
            <text:p text:style-name="P827">[ʃɑːp]</text:p>
          </table:table-cell>
          <table:table-cell table:style-name="Таблица1.B2" office:value-type="string">
            <text:p text:style-name="P2427">Решётка, резко, резкий, острый</text:p>
          </table:table-cell>
        </table:table-row>
        <table:table-row table:style-name="Таблица1.970">
          <table:table-cell table:style-name="Таблица1.A1109" office:value-type="string">
            <text:p text:style-name="P2428">3764)salutation</text:p>
            <text:p text:style-name="P2428"/>
            <text:p text:style-name="P2428"/>
            <text:p text:style-name="P828">[ˌsæljəˈteɪʃ(ə)n]</text:p>
          </table:table-cell>
          <table:table-cell table:style-name="Таблица1.B2" office:value-type="string">
            <text:p text:style-name="P2428">Приветствие</text:p>
          </table:table-cell>
        </table:table-row>
        <table:table-row table:style-name="Таблица1.970">
          <table:table-cell table:style-name="Таблица1.A1113" office:value-type="string">
            <text:p text:style-name="P2429">3765)clarify</text:p>
            <text:p text:style-name="P2429"/>
            <text:p text:style-name="P2429"/>
            <text:p text:style-name="P829">[ˈklærɪfaɪ]</text:p>
          </table:table-cell>
          <table:table-cell table:style-name="Таблица1.B2" office:value-type="string">
            <text:p text:style-name="P2429">Прояснить</text:p>
          </table:table-cell>
        </table:table-row>
        <table:table-row table:style-name="Таблица1.970">
          <table:table-cell table:style-name="Таблица1.A1113" office:value-type="string">
            <text:p text:style-name="P2430">3766)sprawl</text:p>
            <text:p text:style-name="P2430"/>
            <text:p text:style-name="P2430"/>
            <text:p text:style-name="P830">[sprɔːl]</text:p>
          </table:table-cell>
          <table:table-cell table:style-name="Таблица1.B2" office:value-type="string">
            <text:p text:style-name="P2432">Растягивать</text:p>
          </table:table-cell>
        </table:table-row>
        <table:table-row table:style-name="Таблица1.970">
          <table:table-cell table:style-name="Таблица1.A1113" office:value-type="string">
            <text:p text:style-name="P2431">376<text:span text:style-name="T92">7</text:span>)sand</text:p>
            <text:p text:style-name="P2431"/>
            <text:p text:style-name="P2431"/>
            <text:p text:style-name="P831">[sænd]</text:p>
          </table:table-cell>
          <table:table-cell table:style-name="Таблица1.B2" office:value-type="string">
            <text:p text:style-name="P2431">Песчаный, песок</text:p>
          </table:table-cell>
        </table:table-row>
        <table:table-row table:style-name="Таблица1.970">
          <table:table-cell table:style-name="Таблица1.A1113" office:value-type="string">
            <text:p text:style-name="P2433">3768)conquer</text:p>
            <text:p text:style-name="P2433"/>
            <text:p text:style-name="P2433"><text:soft-page-break/></text:p>
            <text:p text:style-name="P832">[ˈkɔŋkə]</text:p>
          </table:table-cell>
          <table:table-cell table:style-name="Таблица1.B2" office:value-type="string">
            <text:p text:style-name="P2423"/>
            <text:p text:style-name="P2433"/>
            <text:p text:style-name="P2433"><text:soft-page-break/>Побеждать, покорять</text:p>
          </table:table-cell>
        </table:table-row>
        <table:table-row table:style-name="Таблица1.970">
          <table:table-cell table:style-name="Таблица1.A1114" office:value-type="string">
            <text:p text:style-name="P2434">3769)tail</text:p>
            <text:p text:style-name="P2434"/>
            <text:p text:style-name="P2434"/>
            <text:p text:style-name="P833">[teɪl]</text:p>
          </table:table-cell>
          <table:table-cell table:style-name="Таблица1.B2" office:value-type="string">
            <text:p text:style-name="P2435">Задний, хвост</text:p>
          </table:table-cell>
        </table:table-row>
        <table:table-row table:style-name="Таблица1.970">
          <table:table-cell table:style-name="Таблица1.A1119" office:value-type="string">
            <text:p text:style-name="P2436">3770)rationale</text:p>
            <text:p text:style-name="P2436"/>
            <text:p text:style-name="P2436"/>
            <text:p text:style-name="P834">[ˌræʃəˈnɑːl]</text:p>
          </table:table-cell>
          <table:table-cell table:style-name="Таблица1.B2" office:value-type="string">
            <text:p text:style-name="P2436">Логическое обоснование</text:p>
          </table:table-cell>
        </table:table-row>
        <table:table-row table:style-name="Таблица1.970">
          <table:table-cell table:style-name="Таблица1.A1119" office:value-type="string">
            <text:p text:style-name="P2437">3771)sandwich</text:p>
            <text:p text:style-name="P2437"/>
            <text:p text:style-name="P2437"/>
            <text:p text:style-name="P1526"><text:span text:style-name="T7">[</text:span><text:span text:style-name="T3">ˈsænwɪʤ]</text:span></text:p>
          </table:table-cell>
          <table:table-cell table:style-name="Таблица1.B2" office:value-type="string">
            <text:p text:style-name="P2438">Бутерброд</text:p>
          </table:table-cell>
        </table:table-row>
        <table:table-row table:style-name="Таблица1.970">
          <table:table-cell table:style-name="Таблица1.A1119" office:value-type="string">
            <text:p text:style-name="P2439">3772)sane</text:p>
            <text:p text:style-name="P2439"/>
            <text:p text:style-name="P2439"/>
            <text:p text:style-name="P835">[seɪn]</text:p>
          </table:table-cell>
          <table:table-cell table:style-name="Таблица1.B2" office:value-type="string">
            <text:p text:style-name="P2440">Нормальный, здравомыслящий</text:p>
          </table:table-cell>
        </table:table-row>
        <table:table-row table:style-name="Таблица1.970">
          <table:table-cell table:style-name="Таблица1.A1119" office:value-type="string">
            <text:p text:style-name="P2441">3773)pointlike</text:p>
            <text:p text:style-name="P2441"/>
            <text:p text:style-name="P2441"/>
            <text:p text:style-name="P2441"/>
          </table:table-cell>
          <table:table-cell table:style-name="Таблица1.B2" office:value-type="string">
            <text:p text:style-name="P2441">Точечный</text:p>
          </table:table-cell>
        </table:table-row>
        <table:table-row table:style-name="Таблица1.970">
          <table:table-cell table:style-name="Таблица1.A1119" office:value-type="string">
            <text:p text:style-name="P2442">3774)satisfy</text:p>
            <text:p text:style-name="P2442"/>
            <text:p text:style-name="P2442"/>
            <text:p text:style-name="P836">[ˈsætɪsfaɪ]</text:p>
          </table:table-cell>
          <table:table-cell table:style-name="Таблица1.B2" office:value-type="string">
            <text:p text:style-name="P2442">Удовлетворять</text:p>
          </table:table-cell>
        </table:table-row>
        <table:table-row table:style-name="Таблица1.970">
          <table:table-cell table:style-name="Таблица1.A1124" office:value-type="string">
            <text:p text:style-name="P2443">3775)instantiation</text:p>
            <text:p text:style-name="P2443"/>
            <text:p text:style-name="P2443"/>
            <text:p text:style-name="P837">[ɪnˌstænʃɪˈeɪʃən]</text:p>
          </table:table-cell>
          <table:table-cell table:style-name="Таблица1.B2" office:value-type="string">
            <text:p text:style-name="P2443">Реализация, создание экземпляра</text:p>
          </table:table-cell>
        </table:table-row>
        <table:table-row table:style-name="Таблица1.970">
          <table:table-cell table:style-name="Таблица1.A1124" office:value-type="string">
            <text:p text:style-name="P2444">3776)exceptional</text:p>
            <text:p text:style-name="P2444"/>
            <text:p text:style-name="P2444"/>
            <text:p text:style-name="P838">[ɪkˈsepʃ(ə)n(ə)l]</text:p>
          </table:table-cell>
          <table:table-cell table:style-name="Таблица1.B2" office:value-type="string">
            <text:p text:style-name="P2444">Исключительный</text:p>
          </table:table-cell>
        </table:table-row>
        <table:table-row table:style-name="Таблица1.970">
          <table:table-cell table:style-name="Таблица1.A1124" office:value-type="string">
            <text:p text:style-name="P2445">3777)embody</text:p>
            <text:p text:style-name="P2445"/>
            <text:p text:style-name="P2445"/>
            <text:p text:style-name="P840">[ɪmˈbɔdɪ]</text:p>
          </table:table-cell>
          <table:table-cell table:style-name="Таблица1.B2" office:value-type="string">
            <text:p text:style-name="P2445">Включать, реализовывать, олицетворять</text:p>
          </table:table-cell>
        </table:table-row>
        <table:table-row table:style-name="Таблица1.970">
          <table:table-cell table:style-name="Таблица1.A1124" office:value-type="string">
            <text:p text:style-name="P2446">3778)penetration</text:p>
            <text:p text:style-name="P2446"/>
            <text:p text:style-name="P2446"/>
            <text:p text:style-name="P841">[ˌpenɪˈtreɪʃ(ə)n]</text:p>
          </table:table-cell>
          <table:table-cell table:style-name="Таблица1.B2" office:value-type="string">
            <text:p text:style-name="P2446">Проницаемость, проникновение</text:p>
          </table:table-cell>
        </table:table-row>
        <table:table-row table:style-name="Таблица1.970">
          <table:table-cell table:style-name="Таблица1.A1124" office:value-type="string">
            <text:p text:style-name="P2447">3779)satisfactory</text:p>
            <text:p text:style-name="P2447"/>
            <text:p text:style-name="P2447"/>
            <text:p text:style-name="P842">[ˌsætɪsˈfækt(ə)rɪ]</text:p>
          </table:table-cell>
          <table:table-cell table:style-name="Таблица1.B2" office:value-type="string">
            <text:p text:style-name="P2462">Удовлетворительный</text:p>
          </table:table-cell>
        </table:table-row>
        <table:table-row table:style-name="Таблица1.970">
          <table:table-cell table:style-name="Таблица1.A1129" office:value-type="string">
            <text:p text:style-name="P2448">3780)shelling</text:p>
            <text:p text:style-name="P2448"/>
            <text:p text:style-name="P2448"/>
            <text:p text:style-name="P839">[`ʃelıŋ]</text:p>
          </table:table-cell>
          <table:table-cell table:style-name="Таблица1.B2" office:value-type="string">
            <text:p text:style-name="P2448">Артобстрел</text:p>
          </table:table-cell>
        </table:table-row>
        <table:table-row table:style-name="Таблица1.970">
          <table:table-cell table:style-name="Таблица1.A1129" office:value-type="string">
            <text:p text:style-name="P2449">3781)clockwise</text:p>
            <text:p text:style-name="P2449"/>
            <text:p text:style-name="P2449"/>
            <text:p text:style-name="P843"><text:soft-page-break/>[ˈklɔkwaɪz]</text:p>
          </table:table-cell>
          <table:table-cell table:style-name="Таблица1.B2" office:value-type="string">
            <text:p text:style-name="P2448"/>
            <text:p text:style-name="P2448"/>
            <text:p text:style-name="P2448"/>
            <text:p text:style-name="P2449"><text:soft-page-break/>По часовой стрелке</text:p>
          </table:table-cell>
        </table:table-row>
        <table:table-row table:style-name="Таблица1.970">
          <table:table-cell table:style-name="Таблица1.A1129" office:value-type="string">
            <text:p text:style-name="P2450">3782)occupy</text:p>
            <text:p text:style-name="P2450"/>
            <text:p text:style-name="P2450"/>
            <text:p text:style-name="P844">[ˈɔkjəpaɪ]</text:p>
          </table:table-cell>
          <table:table-cell table:style-name="Таблица1.B2" office:value-type="string">
            <text:p text:style-name="P2450">Занимать, оккупировать</text:p>
          </table:table-cell>
        </table:table-row>
        <table:table-row table:style-name="Таблица1.970">
          <table:table-cell table:style-name="Таблица1.A1129" office:value-type="string">
            <text:p text:style-name="P2451">3783)pie</text:p>
            <text:p text:style-name="P2451"/>
            <text:p text:style-name="P2451"/>
            <text:p text:style-name="P1527"><text:span text:style-name="T3">[paɪ</text:span><text:span text:style-name="T8">]</text:span></text:p>
          </table:table-cell>
          <table:table-cell table:style-name="Таблица1.B2" office:value-type="string">
            <text:p text:style-name="P2452">Торт, пирог</text:p>
          </table:table-cell>
        </table:table-row>
        <table:table-row table:style-name="Таблица1.970">
          <table:table-cell table:style-name="Таблица1.A1129" office:value-type="string">
            <text:p text:style-name="P2453">3784)shrink</text:p>
            <text:p text:style-name="P2453"/>
            <text:p text:style-name="P2453"/>
            <text:p text:style-name="P845">[ʃrɪŋk]</text:p>
          </table:table-cell>
          <table:table-cell table:style-name="Таблица1.B2" office:value-type="string">
            <text:p text:style-name="P2453">Сокращаться, сжиматься</text:p>
          </table:table-cell>
        </table:table-row>
        <table:table-row table:style-name="Таблица1.970">
          <table:table-cell table:style-name="Таблица1.A1134" office:value-type="string">
            <text:p text:style-name="P2454">3785)markup</text:p>
            <text:p text:style-name="P2454"/>
            <text:p text:style-name="P2454"/>
            <text:p text:style-name="P846">[ˈmärˌkəp]</text:p>
          </table:table-cell>
          <table:table-cell table:style-name="Таблица1.B2" office:value-type="string">
            <text:p text:style-name="P2454">Разметка, наценка</text:p>
          </table:table-cell>
        </table:table-row>
        <table:table-row table:style-name="Таблица1.970">
          <table:table-cell table:style-name="Таблица1.A1134" office:value-type="string">
            <text:p text:style-name="P2455">3786)plot</text:p>
            <text:p text:style-name="P2455"/>
            <text:p text:style-name="P2455"/>
            <text:p text:style-name="P847">[plɔt]</text:p>
          </table:table-cell>
          <table:table-cell table:style-name="Таблица1.B2" office:value-type="string">
            <text:p text:style-name="P2456">Чертить, график, сюжет, заговор</text:p>
          </table:table-cell>
        </table:table-row>
        <table:table-row table:style-name="Таблица1.970">
          <table:table-cell table:style-name="Таблица1.A1134" office:value-type="string">
            <text:p text:style-name="P2457">3787)phony</text:p>
            <text:p text:style-name="P2457"/>
            <text:p text:style-name="P2457"/>
            <text:p text:style-name="P848">[ˈfəunɪ]</text:p>
          </table:table-cell>
          <table:table-cell table:style-name="Таблица1.B2" office:value-type="string">
            <text:p text:style-name="P2458">Фальшивый, обман</text:p>
          </table:table-cell>
        </table:table-row>
        <table:table-row table:style-name="Таблица1.970">
          <table:table-cell table:style-name="Таблица1.A1134" office:value-type="string">
            <text:p text:style-name="P2459">3788)augment</text:p>
            <text:p text:style-name="P2459"/>
            <text:p text:style-name="P2459"/>
            <text:p text:style-name="P849">[ˈɔːgmənt]</text:p>
          </table:table-cell>
          <table:table-cell table:style-name="Таблица1.B2" office:value-type="string">
            <text:p text:style-name="P2459">Увеличивать, увеличение</text:p>
          </table:table-cell>
        </table:table-row>
        <table:table-row table:style-name="Таблица1.970">
          <table:table-cell table:style-name="Таблица1.A1134" office:value-type="string">
            <text:p text:style-name="P2460">3789)dissipate</text:p>
            <text:p text:style-name="P2460"/>
            <text:p text:style-name="P2460"/>
            <text:p text:style-name="P850">[ˈdɪsɪpeɪt]</text:p>
          </table:table-cell>
          <table:table-cell table:style-name="Таблица1.B2" office:value-type="string">
            <text:p text:style-name="P2460">Рассеивать</text:p>
          </table:table-cell>
        </table:table-row>
        <table:table-row table:style-name="Таблица1.970">
          <table:table-cell table:style-name="Таблица1.A1139" office:value-type="string">
            <text:p text:style-name="P2461">3790)litter</text:p>
            <text:p text:style-name="P2461"/>
            <text:p text:style-name="P2461"/>
            <text:p text:style-name="P851">[ˈlɪtə]</text:p>
          </table:table-cell>
          <table:table-cell table:style-name="Таблица1.B2" office:value-type="string">
            <text:p text:style-name="P2461">Мусор, мусорить</text:p>
          </table:table-cell>
        </table:table-row>
        <table:table-row table:style-name="Таблица1.970">
          <table:table-cell table:style-name="Таблица1.A1139" office:value-type="string">
            <text:p text:style-name="P2463">3791)saucy</text:p>
            <text:p text:style-name="P2463"/>
            <text:p text:style-name="P2463"/>
            <text:p text:style-name="P852">[ˈsɔːsɪ]</text:p>
          </table:table-cell>
          <table:table-cell table:style-name="Таблица1.B2" office:value-type="string">
            <text:p text:style-name="P2463">Дерзкий, модный</text:p>
          </table:table-cell>
        </table:table-row>
        <table:table-row table:style-name="Таблица1.970">
          <table:table-cell table:style-name="Таблица1.A1139" office:value-type="string">
            <text:p text:style-name="P2464">3792)scare</text:p>
            <text:p text:style-name="P2464"/>
            <text:p text:style-name="P2464"/>
            <text:p text:style-name="P853">[skɛə]</text:p>
          </table:table-cell>
          <table:table-cell table:style-name="Таблица1.B2" office:value-type="string">
            <text:p text:style-name="P2464">Пугать, паника</text:p>
          </table:table-cell>
        </table:table-row>
        <table:table-row table:style-name="Таблица1.970">
          <table:table-cell table:style-name="Таблица1.A1139" office:value-type="string">
            <text:p text:style-name="P2465">3793)droop</text:p>
            <text:p text:style-name="P2465"/>
            <text:p text:style-name="P2465"/>
            <text:p text:style-name="P854">[druːp]</text:p>
          </table:table-cell>
          <table:table-cell table:style-name="Таблица1.B2" office:value-type="string">
            <text:p text:style-name="P2465"><text:span text:style-name="T93">Понижение</text:span>, наклон, свисать</text:p>
          </table:table-cell>
        </table:table-row>
        <table:table-row table:style-name="Таблица1.970">
          <table:table-cell table:style-name="Таблица1.A1139" office:value-type="string">
            <text:p text:style-name="P2466">3794)wander</text:p>
            <text:p text:style-name="P2466"/>
            <text:p text:style-name="P2466"/>
            <text:p text:style-name="P855">[ˈwɔndə]</text:p>
          </table:table-cell>
          <table:table-cell table:style-name="Таблица1.B2" office:value-type="string">
            <text:p text:style-name="P2466">Бродить</text:p>
          </table:table-cell>
        </table:table-row>
        <text:soft-page-break/>
        <table:table-row table:style-name="Таблица1.970">
          <table:table-cell table:style-name="Таблица1.A1144" office:value-type="string">
            <text:p text:style-name="P2467">3795)silly</text:p>
            <text:p text:style-name="P2467"/>
            <text:p text:style-name="P2467"/>
            <text:p text:style-name="P856">[ˈsɪlɪ]</text:p>
          </table:table-cell>
          <table:table-cell table:style-name="Таблица1.B2" office:value-type="string">
            <text:p text:style-name="P2467">Глупый</text:p>
          </table:table-cell>
        </table:table-row>
        <table:table-row table:style-name="Таблица1.970">
          <table:table-cell table:style-name="Таблица1.A1144" office:value-type="string">
            <text:p text:style-name="P2468">3796)outcome</text:p>
            <text:p text:style-name="P2468"/>
            <text:p text:style-name="P2468"/>
            <text:p text:style-name="P857">[ˈautkʌm]</text:p>
          </table:table-cell>
          <table:table-cell table:style-name="Таблица1.B2" office:value-type="string">
            <text:p text:style-name="P2468">Результат, итог</text:p>
          </table:table-cell>
        </table:table-row>
        <table:table-row table:style-name="Таблица1.970">
          <table:table-cell table:style-name="Таблица1.A1144" office:value-type="string">
            <text:p text:style-name="P2469">3797)fiber</text:p>
            <text:p text:style-name="P2469"/>
            <text:p text:style-name="P2469"/>
            <text:p text:style-name="P858">[faɪbə]</text:p>
          </table:table-cell>
          <table:table-cell table:style-name="Таблица1.B2" office:value-type="string">
            <text:p text:style-name="P2469">Нить, оптоволокно</text:p>
          </table:table-cell>
        </table:table-row>
        <table:table-row table:style-name="Таблица1.970">
          <table:table-cell table:style-name="Таблица1.A1144" office:value-type="string">
            <text:p text:style-name="P2470">3798)medium</text:p>
            <text:p text:style-name="P2470"/>
            <text:p text:style-name="P2470"/>
            <text:p text:style-name="P859">[ˈmiːdɪəm]</text:p>
          </table:table-cell>
          <table:table-cell table:style-name="Таблица1.B2" office:value-type="string">
            <text:p text:style-name="P2471">Средний, среда</text:p>
          </table:table-cell>
        </table:table-row>
        <table:table-row table:style-name="Таблица1.970">
          <table:table-cell table:style-name="Таблица1.A1144" office:value-type="string">
            <text:p text:style-name="P2472">3799)forge</text:p>
            <text:p text:style-name="P2472"/>
            <text:p text:style-name="P2472"/>
            <text:p text:style-name="P860">[fɔːʤ]</text:p>
          </table:table-cell>
          <table:table-cell table:style-name="Таблица1.B2" office:value-type="string">
            <text:p text:style-name="P2472">Кузница, выковать, <text:span text:style-name="T94">подделывать</text:span></text:p>
          </table:table-cell>
        </table:table-row>
        <table:table-row table:style-name="Таблица1.970">
          <table:table-cell table:style-name="Таблица1.A1149" office:value-type="string">
            <text:p text:style-name="P2473">3800)proprietary</text:p>
            <text:p text:style-name="P2473"/>
            <text:p text:style-name="P2473"/>
            <text:p text:style-name="P861">[prəˈpraɪət(ə)rɪ]</text:p>
          </table:table-cell>
          <table:table-cell table:style-name="Таблица1.B2" office:value-type="string">
            <text:p text:style-name="P2473">Частный</text:p>
          </table:table-cell>
        </table:table-row>
        <table:table-row table:style-name="Таблица1.970">
          <table:table-cell table:style-name="Таблица1.A1149" office:value-type="string">
            <text:p text:style-name="P2474">3801)advertise</text:p>
            <text:p text:style-name="P2474"/>
            <text:p text:style-name="P2474"/>
            <text:p text:style-name="P862">[ˈædvətaɪz]</text:p>
          </table:table-cell>
          <table:table-cell table:style-name="Таблица1.B2" office:value-type="string">
            <text:p text:style-name="P2474">Объявлять, рекламировать</text:p>
          </table:table-cell>
        </table:table-row>
        <table:table-row table:style-name="Таблица1.970">
          <table:table-cell table:style-name="Таблица1.A1149" office:value-type="string">
            <text:p text:style-name="P2475">3802)shape</text:p>
            <text:p text:style-name="P2475"/>
            <text:p text:style-name="P2475"/>
            <text:p text:style-name="P863">[ʃeɪp]</text:p>
          </table:table-cell>
          <table:table-cell table:style-name="Таблица1.B2" office:value-type="string">
            <text:p text:style-name="P2476">Придавать форму, форма, принимать форму</text:p>
          </table:table-cell>
        </table:table-row>
        <table:table-row table:style-name="Таблица1.970">
          <table:table-cell table:style-name="Таблица1.A1149" office:value-type="string">
            <text:p text:style-name="P2477">3803)up to</text:p>
            <text:p text:style-name="P2477"/>
            <text:p text:style-name="P2477"/>
            <text:p text:style-name="P2477"/>
          </table:table-cell>
          <table:table-cell table:style-name="Таблица1.B2" office:value-type="string">
            <text:p text:style-name="P2477">Вплоть до</text:p>
          </table:table-cell>
        </table:table-row>
        <table:table-row table:style-name="Таблица1.970">
          <table:table-cell table:style-name="Таблица1.A1149" office:value-type="string">
            <text:p text:style-name="P2478">3804)presence</text:p>
            <text:p text:style-name="P2478"/>
            <text:p text:style-name="P2478"/>
            <text:p text:style-name="P864">[ˈprez(ə)n(t)s]</text:p>
          </table:table-cell>
          <table:table-cell table:style-name="Таблица1.B2" office:value-type="string">
            <text:p text:style-name="P2478">Присутствие, наличие</text:p>
          </table:table-cell>
        </table:table-row>
        <table:table-row table:style-name="Таблица1.970">
          <table:table-cell table:style-name="Таблица1.A1154" office:value-type="string">
            <text:p text:style-name="P2479">3805)scent</text:p>
            <text:p text:style-name="P2479"/>
            <text:p text:style-name="P2479"/>
            <text:p text:style-name="P865">[sent]</text:p>
          </table:table-cell>
          <table:table-cell table:style-name="Таблица1.B2" office:value-type="string">
            <text:p text:style-name="P2479">Запах</text:p>
          </table:table-cell>
        </table:table-row>
        <table:table-row table:style-name="Таблица1.970">
          <table:table-cell table:style-name="Таблица1.A1154" office:value-type="string">
            <text:p text:style-name="P2480">3806)acknowledge</text:p>
            <text:p text:style-name="P2480"/>
            <text:p text:style-name="P2480"/>
            <text:p text:style-name="P866">[əkˈnɔlɪʤ]</text:p>
          </table:table-cell>
          <table:table-cell table:style-name="Таблица1.B2" office:value-type="string">
            <text:p text:style-name="P2480">Признавать, <text:span text:style-name="T95">квитировать</text:span></text:p>
          </table:table-cell>
        </table:table-row>
        <table:table-row table:style-name="Таблица1.970">
          <table:table-cell table:style-name="Таблица1.A1154" office:value-type="string">
            <text:p text:style-name="P2481">3807)latch</text:p>
            <text:p text:style-name="P2481"/>
            <text:p text:style-name="P2481"/>
            <text:p text:style-name="P867">[læʧ]</text:p>
          </table:table-cell>
          <table:table-cell table:style-name="Таблица1.B2" office:value-type="string">
            <text:p text:style-name="P2481">Защёлка, защёлкивать</text:p>
          </table:table-cell>
        </table:table-row>
        <table:table-row table:style-name="Таблица1.970">
          <table:table-cell table:style-name="Таблица1.A1154" office:value-type="string">
            <text:p text:style-name="P2482">3808)presume</text:p>
            <text:p text:style-name="P2482"><text:soft-page-break/></text:p>
            <text:p text:style-name="P2482"/>
            <text:p text:style-name="P868">[prɪˈzjuːm]</text:p>
          </table:table-cell>
          <table:table-cell table:style-name="Таблица1.B2" office:value-type="string">
            <text:p text:style-name="P2479"/>
            <text:p text:style-name="P2482"><text:soft-page-break/>Предполагать</text:p>
          </table:table-cell>
        </table:table-row>
        <table:table-row table:style-name="Таблица1.970">
          <table:table-cell table:style-name="Таблица1.A1154" office:value-type="string">
            <text:p text:style-name="P2483">3809)scissors</text:p>
            <text:p text:style-name="P2483"/>
            <text:p text:style-name="P2483"/>
            <text:p text:style-name="P869">[ˈsɪzəz]</text:p>
          </table:table-cell>
          <table:table-cell table:style-name="Таблица1.B2" office:value-type="string">
            <text:p text:style-name="P2483">Ножницы</text:p>
          </table:table-cell>
        </table:table-row>
        <table:table-row table:style-name="Таблица1.970">
          <table:table-cell table:style-name="Таблица1.A1159" office:value-type="string">
            <text:p text:style-name="P2484">3810)scrabble</text:p>
            <text:p text:style-name="P2484"/>
            <text:p text:style-name="P2484"/>
            <text:p text:style-name="P870">[ˈskræbl]</text:p>
          </table:table-cell>
          <table:table-cell table:style-name="Таблица1.B2" office:value-type="string">
            <text:p text:style-name="P2484">Рыться, царапать, каракули</text:p>
          </table:table-cell>
        </table:table-row>
        <table:table-row table:style-name="Таблица1.970">
          <table:table-cell table:style-name="Таблица1.A1159" office:value-type="string">
            <text:p text:style-name="P2485"><text:span text:style-name="T96">381</text:span>1)interruption</text:p>
            <text:p text:style-name="P2485"/>
            <text:p text:style-name="P2485"/>
            <text:p text:style-name="P871">[ˌɪntəˈrʌpʃ(ə)n]</text:p>
          </table:table-cell>
          <table:table-cell table:style-name="Таблица1.B2" office:value-type="string">
            <text:p text:style-name="P2485">Прерывание, пауза</text:p>
          </table:table-cell>
        </table:table-row>
        <table:table-row table:style-name="Таблица1.970">
          <table:table-cell table:style-name="Таблица1.A1159" office:value-type="string">
            <text:p text:style-name="P2486">3812)comprise</text:p>
            <text:p text:style-name="P2486"/>
            <text:p text:style-name="P2486"/>
            <text:p text:style-name="P872">[kəmˈpraɪz]</text:p>
          </table:table-cell>
          <table:table-cell table:style-name="Таблица1.B2" office:value-type="string">
            <text:p text:style-name="P2486">Содержать</text:p>
          </table:table-cell>
        </table:table-row>
        <table:table-row table:style-name="Таблица1.970">
          <table:table-cell table:style-name="Таблица1.A1159" office:value-type="string">
            <text:p text:style-name="P2487">3813)complementary</text:p>
            <text:p text:style-name="P2487"/>
            <text:p text:style-name="P2487"/>
            <text:p text:style-name="P873">[ˌkɔmplɪˈment(ə)rɪ]</text:p>
          </table:table-cell>
          <table:table-cell table:style-name="Таблица1.B2" office:value-type="string">
            <text:p text:style-name="P2487">Дополняющий</text:p>
          </table:table-cell>
        </table:table-row>
        <table:table-row table:style-name="Таблица1.970">
          <table:table-cell table:style-name="Таблица1.A1159" office:value-type="string">
            <text:p text:style-name="P2488">3814)squelch</text:p>
            <text:p text:style-name="P2488"/>
            <text:p text:style-name="P2488"/>
            <text:p text:style-name="P874">[skwelʧ]</text:p>
          </table:table-cell>
          <table:table-cell table:style-name="Таблица1.B2" office:value-type="string">
            <text:p text:style-name="P2488">Подавлять, шумоподавление, <text:span text:style-name="T97">хлюпанье</text:span></text:p>
          </table:table-cell>
        </table:table-row>
        <table:table-row table:style-name="Таблица1.970">
          <table:table-cell table:style-name="Таблица1.A1164" office:value-type="string">
            <text:p text:style-name="P2489">3815)elasticity</text:p>
            <text:p text:style-name="P2489"/>
            <text:p text:style-name="P2489"/>
            <text:p text:style-name="P875">[ˌɪlæsˈtɪsətɪ]</text:p>
          </table:table-cell>
          <table:table-cell table:style-name="Таблица1.B2" office:value-type="string">
            <text:p text:style-name="P2489">Эластичность, упругость</text:p>
          </table:table-cell>
        </table:table-row>
        <table:table-row table:style-name="Таблица1.970">
          <table:table-cell table:style-name="Таблица1.A1164" office:value-type="string">
            <text:p text:style-name="P2490">3816)relationship</text:p>
            <text:p text:style-name="P2490"/>
            <text:p text:style-name="P2490"/>
            <text:p text:style-name="P876">[rɪˈleɪʃ(ə)nʃɪp]</text:p>
          </table:table-cell>
          <table:table-cell table:style-name="Таблица1.B2" office:value-type="string">
            <text:p text:style-name="P2490">Связь, зависимость</text:p>
          </table:table-cell>
        </table:table-row>
        <table:table-row table:style-name="Таблица1.970">
          <table:table-cell table:style-name="Таблица1.A1164" office:value-type="string">
            <text:p text:style-name="P2491">3817)turn around</text:p>
            <text:p text:style-name="P2491"/>
            <text:p text:style-name="P2491"/>
            <text:p text:style-name="P2491"/>
          </table:table-cell>
          <table:table-cell table:style-name="Таблица1.B2" office:value-type="string">
            <text:p text:style-name="P2491">Обернись, вращаться</text:p>
          </table:table-cell>
        </table:table-row>
        <table:table-row table:style-name="Таблица1.970">
          <table:table-cell table:style-name="Таблица1.A1164" office:value-type="string">
            <text:p text:style-name="P2492">3818)get ready</text:p>
            <text:p text:style-name="P2492"/>
            <text:p text:style-name="P2492"/>
            <text:p text:style-name="P2492"/>
          </table:table-cell>
          <table:table-cell table:style-name="Таблица1.B2" office:value-type="string">
            <text:p text:style-name="P2492">Приготовиться</text:p>
          </table:table-cell>
        </table:table-row>
        <table:table-row table:style-name="Таблица1.970">
          <table:table-cell table:style-name="Таблица1.A1164" office:value-type="string">
            <text:p text:style-name="P2493">3819)reinforce</text:p>
            <text:p text:style-name="P2493"/>
            <text:p text:style-name="P2493"/>
            <text:p text:style-name="P877">[ˌriːɪnˈfɔːs]</text:p>
          </table:table-cell>
          <table:table-cell table:style-name="Таблица1.B2" office:value-type="string">
            <text:p text:style-name="P2493">Усиливать</text:p>
          </table:table-cell>
        </table:table-row>
        <table:table-row table:style-name="Таблица1.970">
          <table:table-cell table:style-name="Таблица1.A1169" office:value-type="string">
            <text:p text:style-name="P2494">3820)unveil</text:p>
            <text:p text:style-name="P2494"/>
            <text:p text:style-name="P2494"/>
            <text:p text:style-name="P878">[ʌnˈveɪl]</text:p>
          </table:table-cell>
          <table:table-cell table:style-name="Таблица1.B2" office:value-type="string">
            <text:p text:style-name="P2494">Открывать, объявлять</text:p>
          </table:table-cell>
        </table:table-row>
        <table:table-row table:style-name="Таблица1.970">
          <table:table-cell table:style-name="Таблица1.A1169" office:value-type="string">
            <text:p text:style-name="P2495">3821)disperse</text:p>
            <text:p text:style-name="P2495"/>
            <text:p text:style-name="P2495"><text:soft-page-break/></text:p>
            <text:p text:style-name="P879">[dɪˈspɜːs]</text:p>
          </table:table-cell>
          <table:table-cell table:style-name="Таблица1.B2" office:value-type="string">
            <text:p text:style-name="P2494"/>
            <text:p text:style-name="P2495"/>
            <text:p text:style-name="P2495"><text:soft-page-break/>Рассеять, распределить</text:p>
          </table:table-cell>
        </table:table-row>
        <table:table-row table:style-name="Таблица1.970">
          <table:table-cell table:style-name="Таблица1.A1169" office:value-type="string">
            <text:p text:style-name="P2496">3822)in comparison to</text:p>
            <text:p text:style-name="P2496"/>
            <text:p text:style-name="P2496"/>
            <text:p text:style-name="P2496"/>
          </table:table-cell>
          <table:table-cell table:style-name="Таблица1.B2" office:value-type="string">
            <text:p text:style-name="P2496">По сравнению с</text:p>
          </table:table-cell>
        </table:table-row>
        <table:table-row table:style-name="Таблица1.970">
          <table:table-cell table:style-name="Таблица1.A1169" office:value-type="string">
            <text:p text:style-name="P2497">3823)contention</text:p>
            <text:p text:style-name="P2497"/>
            <text:p text:style-name="P2497"/>
            <text:p text:style-name="P880">[kənˈten(t)ʃ(ə)n]</text:p>
          </table:table-cell>
          <table:table-cell table:style-name="Таблица1.B2" office:value-type="string">
            <text:p text:style-name="P2497"><text:span text:style-name="T98">Состязание</text:span>, утверждение</text:p>
          </table:table-cell>
        </table:table-row>
        <table:table-row table:style-name="Таблица1.970">
          <table:table-cell table:style-name="Таблица1.A1169" office:value-type="string">
            <text:p text:style-name="P2498">3824)scream</text:p>
            <text:p text:style-name="P2498"/>
            <text:p text:style-name="P2498"/>
            <text:p text:style-name="P881">[skriːm]</text:p>
          </table:table-cell>
          <table:table-cell table:style-name="Таблица1.B2" office:value-type="string">
            <text:p text:style-name="P2498"><text:span text:style-name="T99">Вопль</text:span>, орать</text:p>
          </table:table-cell>
        </table:table-row>
        <table:table-row table:style-name="Таблица1.970">
          <table:table-cell table:style-name="Таблица1.A1174" office:value-type="string">
            <text:p text:style-name="P2499">3825)script</text:p>
            <text:p text:style-name="P2499"/>
            <text:p text:style-name="P2499"/>
            <text:p text:style-name="P882">[skrɪpt]</text:p>
          </table:table-cell>
          <table:table-cell table:style-name="Таблица1.B2" office:value-type="string">
            <text:p text:style-name="P2499">Сценарий</text:p>
          </table:table-cell>
        </table:table-row>
        <table:table-row table:style-name="Таблица1.970">
          <table:table-cell table:style-name="Таблица1.A1174" office:value-type="string">
            <text:p text:style-name="P2500">3826)negate</text:p>
            <text:p text:style-name="P2500"/>
            <text:p text:style-name="P2500"/>
            <text:p text:style-name="P883">[nɪˈgeɪt]</text:p>
          </table:table-cell>
          <table:table-cell table:style-name="Таблица1.B2" office:value-type="string">
            <text:p text:style-name="P2500">Отрицать, инвертировать</text:p>
          </table:table-cell>
        </table:table-row>
        <table:table-row table:style-name="Таблица1.970">
          <table:table-cell table:style-name="Таблица1.A1174" office:value-type="string">
            <text:p text:style-name="P2501">3827)percentage</text:p>
            <text:p text:style-name="P2501"/>
            <text:p text:style-name="P2501"/>
            <text:p text:style-name="P884">[pəˈsentɪʤ]</text:p>
          </table:table-cell>
          <table:table-cell table:style-name="Таблица1.B2" office:value-type="string">
            <text:p text:style-name="P2501">Процент, доля</text:p>
          </table:table-cell>
        </table:table-row>
        <table:table-row table:style-name="Таблица1.970">
          <table:table-cell table:style-name="Таблица1.A1174" office:value-type="string">
            <text:p text:style-name="P2502">3828)tailor</text:p>
            <text:p text:style-name="P2502"/>
            <text:p text:style-name="P2502"/>
            <text:p text:style-name="P885">[ˈteɪlə]</text:p>
          </table:table-cell>
          <table:table-cell table:style-name="Таблица1.B2" office:value-type="string">
            <text:p text:style-name="P2502">Портной</text:p>
          </table:table-cell>
        </table:table-row>
        <table:table-row table:style-name="Таблица1.970">
          <table:table-cell table:style-name="Таблица1.A1174" office:value-type="string">
            <text:p text:style-name="P2503">3<text:span text:style-name="T100">8</text:span>29)tunable</text:p>
            <text:p text:style-name="P2503"/>
            <text:p text:style-name="P2503"/>
            <text:p text:style-name="P886">[ˈtjuːnəbl]</text:p>
          </table:table-cell>
          <table:table-cell table:style-name="Таблица1.B2" office:value-type="string">
            <text:p text:style-name="P2504">Настраиваемый</text:p>
          </table:table-cell>
        </table:table-row>
        <table:table-row table:style-name="Таблица1.970">
          <table:table-cell table:style-name="Таблица1.A1179" office:value-type="string">
            <text:p text:style-name="P2505">3<text:span text:style-name="T101">830)constraint</text:span></text:p>
            <text:p text:style-name="P2505"/>
            <text:p text:style-name="P2505"/>
            <text:p text:style-name="P887">[kənˈstreɪnt]</text:p>
          </table:table-cell>
          <table:table-cell table:style-name="Таблица1.B2" office:value-type="string">
            <text:p text:style-name="P2506">Принуждение, ограничение</text:p>
          </table:table-cell>
        </table:table-row>
        <table:table-row table:style-name="Таблица1.970">
          <table:table-cell table:style-name="Таблица1.A1179" office:value-type="string">
            <text:p text:style-name="P2507">3831)screw</text:p>
            <text:p text:style-name="P2507"/>
            <text:p text:style-name="P2507"/>
            <text:p text:style-name="P888">[skruː]</text:p>
          </table:table-cell>
          <table:table-cell table:style-name="Таблица1.B2" office:value-type="string">
            <text:p text:style-name="P2507">Винт, болт</text:p>
          </table:table-cell>
        </table:table-row>
        <table:table-row table:style-name="Таблица1.970">
          <table:table-cell table:style-name="Таблица1.A1179" office:value-type="string">
            <text:p text:style-name="P2508">3832)remind</text:p>
            <text:p text:style-name="P2508"/>
            <text:p text:style-name="P2508"/>
            <text:p text:style-name="P889">[rɪˈmaɪnd]</text:p>
          </table:table-cell>
          <table:table-cell table:style-name="Таблица1.B2" office:value-type="string">
            <text:p text:style-name="P2508">Напоминать</text:p>
          </table:table-cell>
        </table:table-row>
        <table:table-row table:style-name="Таблица1.970">
          <table:table-cell table:style-name="Таблица1.A1179" office:value-type="string">
            <text:p text:style-name="P2509">3833)self-timed</text:p>
            <text:p text:style-name="P2509"/>
            <text:p text:style-name="P2509"/>
            <text:p text:style-name="P2509"/>
          </table:table-cell>
          <table:table-cell table:style-name="Таблица1.B2" office:value-type="string">
            <text:p text:style-name="P2509">Самосинхронизующийся</text:p>
          </table:table-cell>
        </table:table-row>
        <table:table-row table:style-name="Таблица1.970">
          <table:table-cell table:style-name="Таблица1.A1179" office:value-type="string">
            <text:p text:style-name="P2510">3834)scrub</text:p>
            <text:p text:style-name="P2510"/>
            <text:p text:style-name="P2510"/>
            <text:p text:style-name="P890"><text:soft-page-break/>[skrʌb]</text:p>
          </table:table-cell>
          <table:table-cell table:style-name="Таблица1.B2" office:value-type="string">
            <text:p text:style-name="P2506"/>
            <text:p text:style-name="P2510"/>
            <text:p text:style-name="P2510"/>
            <text:p text:style-name="P2510"><text:soft-page-break/>Ничтожество, скрести, кустарник</text:p>
          </table:table-cell>
        </table:table-row>
        <table:table-row table:style-name="Таблица1.970">
          <table:table-cell table:style-name="Таблица1.A1184" office:value-type="string">
            <text:p text:style-name="P2511">3835)seal</text:p>
            <text:p text:style-name="P2511"/>
            <text:p text:style-name="P2511"/>
            <text:p text:style-name="P891">[siːl]</text:p>
          </table:table-cell>
          <table:table-cell table:style-name="Таблица1.B2" office:value-type="string">
            <text:p text:style-name="P2511">Тюлень, печать, изоляция</text:p>
          </table:table-cell>
        </table:table-row>
        <table:table-row table:style-name="Таблица1.970">
          <table:table-cell table:style-name="Таблица1.A1184" office:value-type="string">
            <text:p text:style-name="P2512">3836)endurance</text:p>
            <text:p text:style-name="P2512"/>
            <text:p text:style-name="P2512"/>
            <text:p text:style-name="P892">[ɪnˈdjuər(ə)n(t)s]</text:p>
          </table:table-cell>
          <table:table-cell table:style-name="Таблица1.B2" office:value-type="string">
            <text:p text:style-name="P2513">Выносливость, прочность</text:p>
          </table:table-cell>
        </table:table-row>
        <table:table-row table:style-name="Таблица1.970">
          <table:table-cell table:style-name="Таблица1.A1184" office:value-type="string">
            <text:p text:style-name="P2514">3837)inadvertent</text:p>
            <text:p text:style-name="P2514"/>
            <text:p text:style-name="P2514"/>
            <text:p text:style-name="P893">[ˌɪnədˈvɜːt(ə)nt]</text:p>
          </table:table-cell>
          <table:table-cell table:style-name="Таблица1.B2" office:value-type="string">
            <text:p text:style-name="P2514">Неумышленный</text:p>
          </table:table-cell>
        </table:table-row>
        <table:table-row table:style-name="Таблица1.970">
          <table:table-cell table:style-name="Таблица1.A1184" office:value-type="string">
            <text:p text:style-name="P2515">3838)designing</text:p>
            <text:p text:style-name="P2515"/>
            <text:p text:style-name="P2515"/>
            <text:p text:style-name="P894">[dɪˈzaɪnɪŋ]</text:p>
          </table:table-cell>
          <table:table-cell table:style-name="Таблица1.B2" office:value-type="string">
            <text:p text:style-name="P2515">Проектирование</text:p>
          </table:table-cell>
        </table:table-row>
        <table:table-row table:style-name="Таблица1.970">
          <table:table-cell table:style-name="Таблица1.A1184" office:value-type="string">
            <text:p text:style-name="P2516">3839)seaport</text:p>
            <text:p text:style-name="P2516"/>
            <text:p text:style-name="P2516"/>
            <text:p text:style-name="P895">[ˈsiːpɔːt]</text:p>
          </table:table-cell>
          <table:table-cell table:style-name="Таблица1.B2" office:value-type="string">
            <text:p text:style-name="P2516">Морской порт</text:p>
          </table:table-cell>
        </table:table-row>
        <table:table-row table:style-name="Таблица1.970">
          <table:table-cell table:style-name="Таблица1.A1189" office:value-type="string">
            <text:p text:style-name="P2517">3840)secure</text:p>
            <text:p text:style-name="P2517"/>
            <text:p text:style-name="P2517"/>
            <text:p text:style-name="P896">[sɪˈkjuə]</text:p>
          </table:table-cell>
          <table:table-cell table:style-name="Таблица1.B2" office:value-type="string">
            <text:p text:style-name="P2518">Обезопасить, безопасный</text:p>
          </table:table-cell>
        </table:table-row>
        <table:table-row table:style-name="Таблица1.970">
          <table:table-cell table:style-name="Таблица1.A1189" office:value-type="string">
            <text:p text:style-name="P2519">3841)supplement</text:p>
            <text:p text:style-name="P2519"/>
            <text:p text:style-name="P2519"/>
            <text:p text:style-name="P897">[ˈsʌplɪmənt]</text:p>
          </table:table-cell>
          <table:table-cell table:style-name="Таблица1.B2" office:value-type="string">
            <text:p text:style-name="P2519">Дополнять, дополнение, приложение</text:p>
          </table:table-cell>
        </table:table-row>
        <table:table-row table:style-name="Таблица1.970">
          <table:table-cell table:style-name="Таблица1.A1189" office:value-type="string">
            <text:p text:style-name="P2520">3842)sensible</text:p>
            <text:p text:style-name="P2520"/>
            <text:p text:style-name="P2520"/>
            <text:p text:style-name="P898">[ˈsen(t)sɪbl]</text:p>
          </table:table-cell>
          <table:table-cell table:style-name="Таблица1.B2" office:value-type="string">
            <text:p text:style-name="P2520">Заметный, разумный</text:p>
          </table:table-cell>
        </table:table-row>
        <table:table-row table:style-name="Таблица1.970">
          <table:table-cell table:style-name="Таблица1.A1189" office:value-type="string">
            <text:p text:style-name="P2521">3843)with this in mind</text:p>
            <text:p text:style-name="P2521"/>
            <text:p text:style-name="P2521"/>
            <text:p text:style-name="P2521"/>
          </table:table-cell>
          <table:table-cell table:style-name="Таблица1.B2" office:value-type="string">
            <text:p text:style-name="P2521">Поэтому, имея это в виду</text:p>
          </table:table-cell>
        </table:table-row>
        <table:table-row table:style-name="Таблица1.970">
          <table:table-cell table:style-name="Таблица1.A1189" office:value-type="string">
            <text:p text:style-name="P2522">3844)give out</text:p>
            <text:p text:style-name="P2522"/>
            <text:p text:style-name="P2522"/>
            <text:p text:style-name="P2522"/>
          </table:table-cell>
          <table:table-cell table:style-name="Таблица1.B2" office:value-type="string">
            <text:p text:style-name="P2522">Выделять, раздавать</text:p>
          </table:table-cell>
        </table:table-row>
        <table:table-row table:style-name="Таблица1.970">
          <table:table-cell table:style-name="Таблица1.A1194" office:value-type="string">
            <text:p text:style-name="P2523">3845)irrespective</text:p>
            <text:p text:style-name="P2523"/>
            <text:p text:style-name="P2523"/>
            <text:p text:style-name="P899">[ˌɪrɪˈspektɪv]</text:p>
          </table:table-cell>
          <table:table-cell table:style-name="Таблица1.B2" office:value-type="string">
            <text:p text:style-name="P2523">Независимый</text:p>
          </table:table-cell>
        </table:table-row>
        <table:table-row table:style-name="Таблица1.970">
          <table:table-cell table:style-name="Таблица1.A1194" office:value-type="string">
            <text:p text:style-name="P2524">3846)tooltip</text:p>
            <text:p text:style-name="P2524"/>
            <text:p text:style-name="P2524"/>
            <text:p text:style-name="P2524"/>
          </table:table-cell>
          <table:table-cell table:style-name="Таблица1.B2" office:value-type="string">
            <text:p text:style-name="P2524"><text:span text:style-name="T102">Контекстное</text:span> окно указателя, подсказка</text:p>
          </table:table-cell>
        </table:table-row>
        <table:table-row table:style-name="Таблица1.970">
          <table:table-cell table:style-name="Таблица1.A1194" office:value-type="string">
            <text:p text:style-name="P2525">3847)worst</text:p>
            <text:p text:style-name="P2525"/>
            <text:p text:style-name="P2525"/>
            <text:p text:style-name="P900">[wɜːst]</text:p>
          </table:table-cell>
          <table:table-cell table:style-name="Таблица1.B2" office:value-type="string">
            <text:p text:style-name="P2525"/>
            <text:p text:style-name="P2525">Хуже всего, <text:span text:style-name="T103">наихудший</text:span></text:p>
          </table:table-cell>
        </table:table-row>
        <text:soft-page-break/>
        <table:table-row table:style-name="Таблица1.970">
          <table:table-cell table:style-name="Таблица1.A1194" office:value-type="string">
            <text:p text:style-name="P2526">3848)tip</text:p>
            <text:p text:style-name="P2526"/>
            <text:p text:style-name="P2526"/>
            <text:p text:style-name="P901">[tɪp]</text:p>
          </table:table-cell>
          <table:table-cell table:style-name="Таблица1.B2" office:value-type="string">
            <text:p text:style-name="P2526">Совет, наконечник, этикетка, чаевые</text:p>
          </table:table-cell>
        </table:table-row>
        <table:table-row table:style-name="Таблица1.970">
          <table:table-cell table:style-name="Таблица1.A1194" office:value-type="string">
            <text:p text:style-name="P2527">3849)roll over</text:p>
            <text:p text:style-name="P2527"/>
            <text:p text:style-name="P2527"/>
            <text:p text:style-name="P902">[ˈrōlˌōvər]</text:p>
          </table:table-cell>
          <table:table-cell table:style-name="Таблица1.B2" office:value-type="string">
            <text:p text:style-name="P2527">Перекатывать, переворачивать</text:p>
          </table:table-cell>
        </table:table-row>
        <table:table-row table:style-name="Таблица1.970">
          <table:table-cell table:style-name="Таблица1.A1199" office:value-type="string">
            <text:p text:style-name="P2528">3850)overwrite</text:p>
            <text:p text:style-name="P2528"/>
            <text:p text:style-name="P2528"/>
            <text:p text:style-name="P903">[ˌəuvəˈraɪt]</text:p>
          </table:table-cell>
          <table:table-cell table:style-name="Таблица1.B2" office:value-type="string">
            <text:p text:style-name="P2528">Затирать, переписывать</text:p>
          </table:table-cell>
        </table:table-row>
        <table:table-row table:style-name="Таблица1.970">
          <table:table-cell table:style-name="Таблица1.A1199" office:value-type="string">
            <text:p text:style-name="P2529">3851)brand</text:p>
            <text:p text:style-name="P2529"/>
            <text:p text:style-name="P2529"/>
            <text:p text:style-name="P904">[brænd]</text:p>
          </table:table-cell>
          <table:table-cell table:style-name="Таблица1.B2" office:value-type="string">
            <text:p text:style-name="P2529">Клеймить, марка</text:p>
          </table:table-cell>
        </table:table-row>
        <table:table-row table:style-name="Таблица1.970">
          <table:table-cell table:style-name="Таблица1.A1199" office:value-type="string">
            <text:p text:style-name="P2530">3852)pack</text:p>
            <text:p text:style-name="P2530"/>
            <text:p text:style-name="P2530"/>
            <text:p text:style-name="P905">[pæk]</text:p>
          </table:table-cell>
          <table:table-cell table:style-name="Таблица1.B2" office:value-type="string">
            <text:p text:style-name="P2530">Упаковывать, пакет, упаковка</text:p>
          </table:table-cell>
        </table:table-row>
        <table:table-row table:style-name="Таблица1.970">
          <table:table-cell table:style-name="Таблица1.A1199" office:value-type="string">
            <text:p text:style-name="P2531">3853)always-on</text:p>
            <text:p text:style-name="P2531"/>
            <text:p text:style-name="P2531"/>
            <text:p text:style-name="P2531"/>
          </table:table-cell>
          <table:table-cell table:style-name="Таблица1.B2" office:value-type="string">
            <text:p text:style-name="P2531">Постоянный</text:p>
          </table:table-cell>
        </table:table-row>
        <table:table-row table:style-name="Таблица1.970">
          <table:table-cell table:style-name="Таблица1.A1199" office:value-type="string">
            <text:p text:style-name="P2532">3854)bought</text:p>
            <text:p text:style-name="P2532"/>
            <text:p text:style-name="P2532"/>
            <text:p text:style-name="P906">[bɔːt]</text:p>
          </table:table-cell>
          <table:table-cell table:style-name="Таблица1.B2" office:value-type="string">
            <text:p text:style-name="P2532">Прошедшее время глагола и причастия buy</text:p>
          </table:table-cell>
        </table:table-row>
        <table:table-row table:style-name="Таблица1.970">
          <table:table-cell table:style-name="Таблица1.A1204" office:value-type="string">
            <text:p text:style-name="P2533">3855)thumb</text:p>
            <text:p text:style-name="P2533"/>
            <text:p text:style-name="P2533"/>
            <text:p text:style-name="P907">[θʌm]</text:p>
          </table:table-cell>
          <table:table-cell table:style-name="Таблица1.B2" office:value-type="string">
            <text:p text:style-name="P2533">Бегунок, большой палец</text:p>
          </table:table-cell>
        </table:table-row>
        <table:table-row table:style-name="Таблица1.970">
          <table:table-cell table:style-name="Таблица1.A1204" office:value-type="string">
            <text:p text:style-name="P2534">3856)seesaw</text:p>
            <text:p text:style-name="P2534"/>
            <text:p text:style-name="P2534"/>
            <text:p text:style-name="P908">[ˈsiːsɔː]</text:p>
          </table:table-cell>
          <table:table-cell table:style-name="Таблица1.B2" office:value-type="string">
            <text:p text:style-name="P2534">Качели, колебаться, неустойчиво</text:p>
          </table:table-cell>
        </table:table-row>
        <table:table-row table:style-name="Таблица1.970">
          <table:table-cell table:style-name="Таблица1.A1204" office:value-type="string">
            <text:p text:style-name="P2535">3857)evil</text:p>
            <text:p text:style-name="P2535"/>
            <text:p text:style-name="P2535"/>
            <text:p text:style-name="P909">[ˈiːv(ə)l]</text:p>
          </table:table-cell>
          <table:table-cell table:style-name="Таблица1.B2" office:value-type="string">
            <text:p text:style-name="P2535">Зло, злой, бедствие</text:p>
          </table:table-cell>
        </table:table-row>
        <table:table-row table:style-name="Таблица1.970">
          <table:table-cell table:style-name="Таблица1.A1204" office:value-type="string">
            <text:p text:style-name="P2536">3858)inspire</text:p>
            <text:p text:style-name="P2536"/>
            <text:p text:style-name="P2536"/>
            <text:p text:style-name="P910">[ɪnˈspaɪə]</text:p>
          </table:table-cell>
          <table:table-cell table:style-name="Таблица1.B2" office:value-type="string">
            <text:p text:style-name="P2536">Вдохновлять</text:p>
          </table:table-cell>
        </table:table-row>
        <table:table-row table:style-name="Таблица1.970">
          <table:table-cell table:style-name="Таблица1.A1204" office:value-type="string">
            <text:p text:style-name="P2537">3859)seize</text:p>
            <text:p text:style-name="P2537"/>
            <text:p text:style-name="P2537"/>
            <text:p text:style-name="P911">[siːz]</text:p>
          </table:table-cell>
          <table:table-cell table:style-name="Таблица1.B2" office:value-type="string">
            <text:p text:style-name="P2537">Хватать, воспользоваться</text:p>
          </table:table-cell>
        </table:table-row>
        <table:table-row table:style-name="Таблица1.970">
          <table:table-cell table:style-name="Таблица1.A1209" office:value-type="string">
            <text:p text:style-name="P2538">3860)self-centred</text:p>
            <text:p text:style-name="P2538"/>
            <text:p text:style-name="P2538"/>
            <text:p text:style-name="P912">[ˌselfˈsentəd]</text:p>
          </table:table-cell>
          <table:table-cell table:style-name="Таблица1.B2" office:value-type="string">
            <text:p text:style-name="P2538">Эгоистичный</text:p>
          </table:table-cell>
        </table:table-row>
        <table:table-row table:style-name="Таблица1.970">
          <table:table-cell table:style-name="Таблица1.A1209" office:value-type="string">
            <text:p text:style-name="P2539">3861)palette</text:p>
            <text:p text:style-name="P2539"><text:soft-page-break/></text:p>
            <text:p text:style-name="P2539"/>
            <text:p text:style-name="P913">[ˈpælət]</text:p>
          </table:table-cell>
          <table:table-cell table:style-name="Таблица1.B2" office:value-type="string">
            <text:p text:style-name="P2538"/>
            <text:p text:style-name="P2539"><text:soft-page-break/>Палитра</text:p>
          </table:table-cell>
        </table:table-row>
        <table:table-row table:style-name="Таблица1.970">
          <table:table-cell table:style-name="Таблица1.A1209" office:value-type="string">
            <text:p text:style-name="P2540">3862)notch</text:p>
            <text:p text:style-name="P2540"/>
            <text:p text:style-name="P2540"/>
            <text:p text:style-name="P914">[nɔʧ]</text:p>
          </table:table-cell>
          <table:table-cell table:style-name="Таблица1.B2" office:value-type="string">
            <text:p text:style-name="P2540">Метка, паз, выемка</text:p>
          </table:table-cell>
        </table:table-row>
        <table:table-row table:style-name="Таблица1.970">
          <table:table-cell table:style-name="Таблица1.A1209" office:value-type="string">
            <text:p text:style-name="P2541">3863)negligible</text:p>
            <text:p text:style-name="P2541"/>
            <text:p text:style-name="P2541"/>
            <text:p text:style-name="P915">[ˈneglɪʤəbl]</text:p>
          </table:table-cell>
          <table:table-cell table:style-name="Таблица1.B2" office:value-type="string">
            <text:p text:style-name="P2541">Незначительный</text:p>
          </table:table-cell>
        </table:table-row>
        <table:table-row table:style-name="Таблица1.970">
          <table:table-cell table:style-name="Таблица1.A1209" office:value-type="string">
            <text:p text:style-name="P2542">3864)backbone</text:p>
            <text:p text:style-name="P2542"/>
            <text:p text:style-name="P2542"/>
            <text:p text:style-name="P916">[ˈbækbəun]</text:p>
          </table:table-cell>
          <table:table-cell table:style-name="Таблица1.B2" office:value-type="string">
            <text:p text:style-name="P2543">Позвоночник, основа, передающая среда</text:p>
          </table:table-cell>
        </table:table-row>
        <table:table-row table:style-name="Таблица1.970">
          <table:table-cell table:style-name="Таблица1.A1214" office:value-type="string">
            <text:p text:style-name="P2544">3865)redefine</text:p>
            <text:p text:style-name="P2544"/>
            <text:p text:style-name="P2544"/>
            <text:p text:style-name="P917">[ˌriːdɪˈfaɪn]</text:p>
          </table:table-cell>
          <table:table-cell table:style-name="Таблица1.B2" office:value-type="string">
            <text:p text:style-name="P2544">Переопределить</text:p>
          </table:table-cell>
        </table:table-row>
        <table:table-row table:style-name="Таблица1.970">
          <table:table-cell table:style-name="Таблица1.A1214" office:value-type="string">
            <text:p text:style-name="P2545">3866)Tuesday</text:p>
            <text:p text:style-name="P2545"/>
            <text:p text:style-name="P2545"/>
            <text:p text:style-name="P918">[ˈt(j)uːzdɪ]</text:p>
          </table:table-cell>
          <table:table-cell table:style-name="Таблица1.B2" office:value-type="string">
            <text:p text:style-name="P2545">Вторник</text:p>
          </table:table-cell>
        </table:table-row>
        <table:table-row table:style-name="Таблица1.970">
          <table:table-cell table:style-name="Таблица1.A1214" office:value-type="string">
            <text:p text:style-name="P2546">3867)purchase</text:p>
            <text:p text:style-name="P2546"/>
            <text:p text:style-name="P2546"/>
            <text:p text:style-name="P919">[ˈpɜːʧəs]</text:p>
          </table:table-cell>
          <table:table-cell table:style-name="Таблица1.B2" office:value-type="string">
            <text:p text:style-name="P2546">Покупка, приобретение</text:p>
          </table:table-cell>
        </table:table-row>
        <table:table-row table:style-name="Таблица1.970">
          <table:table-cell table:style-name="Таблица1.A1214" office:value-type="string">
            <text:p text:style-name="P2547">3868)transconductance</text:p>
            <text:p text:style-name="P2547"/>
            <text:p text:style-name="P2547"/>
            <text:p text:style-name="P920">[ˌtranskənˈdəktəns; ˌtranz-]</text:p>
          </table:table-cell>
          <table:table-cell table:style-name="Таблица1.B2" office:value-type="string">
            <text:p text:style-name="P2547">Крутизна</text:p>
          </table:table-cell>
        </table:table-row>
        <table:table-row table:style-name="Таблица1.970">
          <table:table-cell table:style-name="Таблица1.A1214" office:value-type="string">
            <text:p text:style-name="P2548">3869)following</text:p>
            <text:p text:style-name="P2548"/>
            <text:p text:style-name="P2548"/>
            <text:p text:style-name="P921">[ˈfɔləuɪŋ]</text:p>
          </table:table-cell>
          <table:table-cell table:style-name="Таблица1.B2" office:value-type="string">
            <text:p text:style-name="P2549">После, следующий</text:p>
          </table:table-cell>
        </table:table-row>
        <table:table-row table:style-name="Таблица1.970">
          <table:table-cell table:style-name="Таблица1.A1219" office:value-type="string">
            <text:p text:style-name="P2550">3870)self-conceit</text:p>
            <text:p text:style-name="P2550"/>
            <text:p text:style-name="P2550"/>
            <text:p text:style-name="P922">[ˌselfkənˈsiːt]</text:p>
          </table:table-cell>
          <table:table-cell table:style-name="Таблица1.B2" office:value-type="string">
            <text:p text:style-name="P2550">Самомнение</text:p>
          </table:table-cell>
        </table:table-row>
        <table:table-row table:style-name="Таблица1.970">
          <table:table-cell table:style-name="Таблица1.A1219" office:value-type="string">
            <text:p text:style-name="P2551">3871)self-conscious</text:p>
            <text:p text:style-name="P2551"/>
            <text:p text:style-name="P2551"/>
            <text:p text:style-name="P923">[ˌselfˈkɔn(t)ʃəs]</text:p>
          </table:table-cell>
          <table:table-cell table:style-name="Таблица1.B2" office:value-type="string">
            <text:p text:style-name="P2551">Застенчивый</text:p>
          </table:table-cell>
        </table:table-row>
        <table:table-row table:style-name="Таблица1.970">
          <table:table-cell table:style-name="Таблица1.A1219" office:value-type="string">
            <text:p text:style-name="P2552">3872)inherent noise</text:p>
            <text:p text:style-name="P2552"/>
            <text:p text:style-name="P2552"/>
            <text:p text:style-name="P924">[ɪnˈher(ə)nt]</text:p>
          </table:table-cell>
          <table:table-cell table:style-name="Таблица1.B2" office:value-type="string">
            <text:p text:style-name="P2553">Собственный шум</text:p>
          </table:table-cell>
        </table:table-row>
        <table:table-row table:style-name="Таблица1.970">
          <table:table-cell table:style-name="Таблица1.A1219" office:value-type="string">
            <text:p text:style-name="P2554">3873)excessive</text:p>
            <text:p text:style-name="P2554"/>
            <text:p text:style-name="P2554"/>
            <text:p text:style-name="P925">[ɪkˈsesɪv]</text:p>
          </table:table-cell>
          <table:table-cell table:style-name="Таблица1.B2" office:value-type="string">
            <text:p text:style-name="P2554">Чрезмерный</text:p>
          </table:table-cell>
        </table:table-row>
        <table:table-row table:style-name="Таблица1.970">
          <table:table-cell table:style-name="Таблица1.A1219" office:value-type="string">
            <text:p text:style-name="P2555">3874)stray capacitance</text:p>
            <text:p text:style-name="P2555"/>
            <text:p text:style-name="P2555"><text:soft-page-break/></text:p>
            <text:p text:style-name="P926">[streɪ]</text:p>
          </table:table-cell>
          <table:table-cell table:style-name="Таблица1.B2" office:value-type="string">
            <text:p text:style-name="P2550"/>
            <text:p text:style-name="P2555"/>
            <text:p text:style-name="P2555"><text:soft-page-break/>Паразитная ёмкость</text:p>
          </table:table-cell>
        </table:table-row>
        <table:table-row table:style-name="Таблица1.970">
          <table:table-cell table:style-name="Таблица1.A1224" office:value-type="string">
            <text:p text:style-name="P2556">3875)so as to</text:p>
            <text:p text:style-name="P2556"/>
            <text:p text:style-name="P2556"/>
            <text:p text:style-name="P2556"/>
          </table:table-cell>
          <table:table-cell table:style-name="Таблица1.B2" office:value-type="string">
            <text:p text:style-name="P2556">С тем чтобы, так чтобы</text:p>
          </table:table-cell>
        </table:table-row>
        <table:table-row table:style-name="Таблица1.970">
          <table:table-cell table:style-name="Таблица1.A1224" office:value-type="string">
            <text:p text:style-name="P2557">3876)reactance</text:p>
            <text:p text:style-name="P2557"/>
            <text:p text:style-name="P2557"/>
            <text:p text:style-name="P927">[rɪˈækt(ə)n(t)s]</text:p>
          </table:table-cell>
          <table:table-cell table:style-name="Таблица1.B2" office:value-type="string">
            <text:p text:style-name="P2557">Реактивное сопротивление</text:p>
          </table:table-cell>
        </table:table-row>
        <table:table-row table:style-name="Таблица1.970">
          <table:table-cell table:style-name="Таблица1.A1224" office:value-type="string">
            <text:p text:style-name="P2558">3877)self-criticism</text:p>
            <text:p text:style-name="P2558"/>
            <text:p text:style-name="P2558"/>
            <text:p text:style-name="P928">[ˌselfˈkrɪtɪsɪz(ə)m]</text:p>
          </table:table-cell>
          <table:table-cell table:style-name="Таблица1.B2" office:value-type="string">
            <text:p text:style-name="P2558">Самокритика</text:p>
          </table:table-cell>
        </table:table-row>
        <table:table-row table:style-name="Таблица1.970">
          <table:table-cell table:style-name="Таблица1.A1224" office:value-type="string">
            <text:p text:style-name="P2559">3878)self-defence</text:p>
            <text:p text:style-name="P2559"/>
            <text:p text:style-name="P2559"/>
            <text:p text:style-name="P929">[ˌselfdɪˈfen(t)s]</text:p>
          </table:table-cell>
          <table:table-cell table:style-name="Таблица1.B2" office:value-type="string">
            <text:p text:style-name="P2559">Самозащита</text:p>
          </table:table-cell>
        </table:table-row>
        <table:table-row table:style-name="Таблица1.970">
          <table:table-cell table:style-name="Таблица1.A1224" office:value-type="string">
            <text:p text:style-name="P2560">3879)spin</text:p>
            <text:p text:style-name="P2560"/>
            <text:p text:style-name="P2560"/>
            <text:p text:style-name="P930">[spɪn]</text:p>
          </table:table-cell>
          <table:table-cell table:style-name="Таблица1.B2" office:value-type="string">
            <text:p text:style-name="P2560">Спин, вращение, крутиться</text:p>
          </table:table-cell>
        </table:table-row>
        <table:table-row table:style-name="Таблица1.970">
          <table:table-cell table:style-name="Таблица1.A1229" office:value-type="string">
            <text:p text:style-name="P2561">3880)inrush current</text:p>
            <text:p text:style-name="P2561"/>
            <text:p text:style-name="P2561"/>
            <text:p text:style-name="P931">[ˈɪnrʌʃ]</text:p>
          </table:table-cell>
          <table:table-cell table:style-name="Таблица1.B2" office:value-type="string">
            <text:p text:style-name="P2562">Пусковой ток, бросок тока</text:p>
          </table:table-cell>
        </table:table-row>
        <table:table-row table:style-name="Таблица1.970">
          <table:table-cell table:style-name="Таблица1.A1229" office:value-type="string">
            <text:p text:style-name="P2563">3881)upcoming</text:p>
            <text:p text:style-name="P2563"/>
            <text:p text:style-name="P2563"/>
            <text:p text:style-name="P932">[ˈʌpˌkʌmɪŋ]</text:p>
          </table:table-cell>
          <table:table-cell table:style-name="Таблица1.B2" office:value-type="string">
            <text:p text:style-name="P2563">Предстоящий, развивающийся</text:p>
          </table:table-cell>
        </table:table-row>
        <table:table-row table:style-name="Таблица1.970">
          <table:table-cell table:style-name="Таблица1.A1229" office:value-type="string">
            <text:p text:style-name="P2564">3882)self-possession</text:p>
            <text:p text:style-name="P2564"/>
            <text:p text:style-name="P2564"/>
            <text:p text:style-name="P933">[ˌselfpəˈzeʃ(ə)n]</text:p>
          </table:table-cell>
          <table:table-cell table:style-name="Таблица1.B2" office:value-type="string">
            <text:p text:style-name="P2564">Самообладание</text:p>
          </table:table-cell>
        </table:table-row>
        <table:table-row table:style-name="Таблица1.970">
          <table:table-cell table:style-name="Таблица1.A1229" office:value-type="string">
            <text:p text:style-name="P2565">3883)self-respect</text:p>
            <text:p text:style-name="P2565"/>
            <text:p text:style-name="P2565"/>
            <text:p text:style-name="P934">[ˌselfrɪˈspekt]</text:p>
          </table:table-cell>
          <table:table-cell table:style-name="Таблица1.B2" office:value-type="string">
            <text:p text:style-name="P2565">Самоуважение</text:p>
          </table:table-cell>
        </table:table-row>
        <table:table-row table:style-name="Таблица1.970">
          <table:table-cell table:style-name="Таблица1.A1229" office:value-type="string">
            <text:p text:style-name="P2566">3884)wear</text:p>
            <text:p text:style-name="P2566"/>
            <text:p text:style-name="P2566"/>
            <text:p text:style-name="P935">[wɛə]</text:p>
          </table:table-cell>
          <table:table-cell table:style-name="Таблица1.B2" office:value-type="string">
            <text:p text:style-name="P2566">Носить, одежда, износ</text:p>
          </table:table-cell>
        </table:table-row>
        <table:table-row table:style-name="Таблица1.970">
          <table:table-cell table:style-name="Таблица1.A1234" office:value-type="string">
            <text:p text:style-name="P2567">3885)insulation</text:p>
            <text:p text:style-name="P2567"/>
            <text:p text:style-name="P2567"/>
            <text:p text:style-name="P936">[ˌɪnsjəˈleɪʃ(ə)n]</text:p>
          </table:table-cell>
          <table:table-cell table:style-name="Таблица1.B2" office:value-type="string">
            <text:p text:style-name="P2567">Изоляция</text:p>
          </table:table-cell>
        </table:table-row>
        <table:table-row table:style-name="Таблица1.970">
          <table:table-cell table:style-name="Таблица1.A1234" office:value-type="string">
            <text:p text:style-name="P2568">3886)clearance</text:p>
            <text:p text:style-name="P2568"/>
            <text:p text:style-name="P2568"/>
            <text:p text:style-name="P937">[ˈklɪər(ə)n(t)s]</text:p>
          </table:table-cell>
          <table:table-cell table:style-name="Таблица1.B2" office:value-type="string">
            <text:p text:style-name="P2568">Очистка, зазор</text:p>
          </table:table-cell>
        </table:table-row>
        <table:table-row table:style-name="Таблица1.970">
          <table:table-cell table:style-name="Таблица1.A1234" office:value-type="string">
            <text:p text:style-name="P2569">3887)self-sacrifice</text:p>
            <text:p text:style-name="P2569"/>
            <text:p text:style-name="P2569"/>
            <text:p text:style-name="P938"><text:soft-page-break/>[ˌselfˈsækrɪfaɪs]</text:p>
          </table:table-cell>
          <table:table-cell table:style-name="Таблица1.B2" office:value-type="string">
            <text:p text:style-name="P2567"/>
            <text:p text:style-name="P2569"/>
            <text:p text:style-name="P2569"/>
            <text:p text:style-name="P2569"><text:soft-page-break/>Самопожертвование</text:p>
          </table:table-cell>
        </table:table-row>
        <table:table-row table:style-name="Таблица1.970">
          <table:table-cell table:style-name="Таблица1.A1234" office:value-type="string">
            <text:p text:style-name="P2570">3888)self-willed</text:p>
            <text:p text:style-name="P2570"/>
            <text:p text:style-name="P2570"/>
            <text:p text:style-name="P939">[ˌselfˈwɪld]</text:p>
          </table:table-cell>
          <table:table-cell table:style-name="Таблица1.B2" office:value-type="string">
            <text:p text:style-name="P2570">Своевольный</text:p>
          </table:table-cell>
        </table:table-row>
        <table:table-row table:style-name="Таблица1.970">
          <table:table-cell table:style-name="Таблица1.A1234" office:value-type="string">
            <text:p text:style-name="P2571">3889)ruggedness</text:p>
            <text:p text:style-name="P2571"/>
            <text:p text:style-name="P2571"/>
            <text:p text:style-name="P940">[ˈrʌgɪdnes]</text:p>
          </table:table-cell>
          <table:table-cell table:style-name="Таблица1.B2" office:value-type="string">
            <text:p text:style-name="P2571">Прочность</text:p>
          </table:table-cell>
        </table:table-row>
        <table:table-row table:style-name="Таблица1.970">
          <table:table-cell table:style-name="Таблица1.A1239" office:value-type="string">
            <text:p text:style-name="P2572">3890)mold</text:p>
            <text:p text:style-name="P2572"/>
            <text:p text:style-name="P2572"/>
            <text:p text:style-name="P941">[məuld]</text:p>
          </table:table-cell>
          <table:table-cell table:style-name="Таблица1.B2" office:value-type="string">
            <text:p text:style-name="P2572">Формировать, форма, <text:span text:style-name="T104">шаблон, </text:span>плесень</text:p>
          </table:table-cell>
        </table:table-row>
        <table:table-row table:style-name="Таблица1.970">
          <table:table-cell table:style-name="Таблица1.A1239" office:value-type="string">
            <text:p text:style-name="P2573">3891)tape</text:p>
            <text:p text:style-name="P2573"/>
            <text:p text:style-name="P2573"/>
            <text:p text:style-name="P942">[teɪp]</text:p>
          </table:table-cell>
          <table:table-cell table:style-name="Таблица1.B2" office:value-type="string">
            <text:p text:style-name="P2573">Лента</text:p>
          </table:table-cell>
        </table:table-row>
        <table:table-row table:style-name="Таблица1.970">
          <table:table-cell table:style-name="Таблица1.A1239" office:value-type="string">
            <text:p text:style-name="P2574">3892)solid state</text:p>
            <text:p text:style-name="P2574"/>
            <text:p text:style-name="P2574"/>
            <text:p text:style-name="P943">[ˈsɔlɪd]</text:p>
          </table:table-cell>
          <table:table-cell table:style-name="Таблица1.B2" office:value-type="string">
            <text:p text:style-name="P2574">Твёрдое состояние, твердотельный</text:p>
          </table:table-cell>
        </table:table-row>
        <table:table-row table:style-name="Таблица1.970">
          <table:table-cell table:style-name="Таблица1.A1239" office:value-type="string">
            <text:p text:style-name="P2575">3893)brightness</text:p>
            <text:p text:style-name="P2575"/>
            <text:p text:style-name="P2575"/>
            <text:p text:style-name="P944">[ˈbraɪtnəs]</text:p>
          </table:table-cell>
          <table:table-cell table:style-name="Таблица1.B2" office:value-type="string">
            <text:p text:style-name="P2576">Яркость</text:p>
          </table:table-cell>
        </table:table-row>
        <table:table-row table:style-name="Таблица1.970">
          <table:table-cell table:style-name="Таблица1.A1239" office:value-type="string">
            <text:p text:style-name="P2577">3894)swap</text:p>
            <text:p text:style-name="P2577"/>
            <text:p text:style-name="P2577"/>
            <text:p text:style-name="P945">[swɔp]</text:p>
          </table:table-cell>
          <table:table-cell table:style-name="Таблица1.B2" office:value-type="string">
            <text:p text:style-name="P2577">Обмен, менять, переставлять, <text:span text:style-name="T105">подкачивать</text:span></text:p>
          </table:table-cell>
        </table:table-row>
        <table:table-row table:style-name="Таблица1.970">
          <table:table-cell table:style-name="Таблица1.A1244" office:value-type="string">
            <text:p text:style-name="P2578">3895)slope</text:p>
            <text:p text:style-name="P2578"/>
            <text:p text:style-name="P2578"/>
            <text:p text:style-name="P946">[sləup]</text:p>
          </table:table-cell>
          <table:table-cell table:style-name="Таблица1.B2" office:value-type="string">
            <text:p text:style-name="P2578">Склон, наклон, иметь наклон</text:p>
          </table:table-cell>
        </table:table-row>
        <table:table-row table:style-name="Таблица1.970">
          <table:table-cell table:style-name="Таблица1.A1244" office:value-type="string">
            <text:p text:style-name="P2579">3896)adversely</text:p>
            <text:p text:style-name="P2579"/>
            <text:p text:style-name="P2579"/>
            <text:p text:style-name="P947">[ˈæd.vɜː.sli]</text:p>
          </table:table-cell>
          <table:table-cell table:style-name="Таблица1.B2" office:value-type="string">
            <text:p text:style-name="P2580">Неблагоприятно</text:p>
          </table:table-cell>
        </table:table-row>
        <table:table-row table:style-name="Таблица1.970">
          <table:table-cell table:style-name="Таблица1.A1244" office:value-type="string">
            <text:p text:style-name="P2581">3897)spike</text:p>
            <text:p text:style-name="P2581"/>
            <text:p text:style-name="P2581"/>
            <text:p text:style-name="P948">[spaɪk]</text:p>
          </table:table-cell>
          <table:table-cell table:style-name="Таблица1.B2" office:value-type="string">
            <text:p text:style-name="P2581">Специя, импульсная помеха, выброс</text:p>
          </table:table-cell>
        </table:table-row>
        <table:table-row table:style-name="Таблица1.970">
          <table:table-cell table:style-name="Таблица1.A1244" office:value-type="string">
            <text:p text:style-name="P2582">3898)accomplish</text:p>
            <text:p text:style-name="P2582"/>
            <text:p text:style-name="P2582"/>
            <text:p text:style-name="P949">[əˈkɔmplɪʃ]</text:p>
          </table:table-cell>
          <table:table-cell table:style-name="Таблица1.B2" office:value-type="string">
            <text:p text:style-name="P2582">Выполнять, достигать</text:p>
          </table:table-cell>
        </table:table-row>
        <table:table-row table:style-name="Таблица1.970">
          <table:table-cell table:style-name="Таблица1.A1244" office:value-type="string">
            <text:p text:style-name="P2583">3899)self-portrait</text:p>
            <text:p text:style-name="P2583"/>
            <text:p text:style-name="P2583"/>
            <text:p text:style-name="P950">[ˌselfˈpɔːtrɪt]</text:p>
          </table:table-cell>
          <table:table-cell table:style-name="Таблица1.B2" office:value-type="string">
            <text:p text:style-name="P2583">Автопортрет</text:p>
          </table:table-cell>
        </table:table-row>
        <table:table-row table:style-name="Таблица1.970">
          <table:table-cell table:style-name="Таблица1.A1249" office:value-type="string">
            <text:p text:style-name="P2584">3900)sell</text:p>
            <text:p text:style-name="P2584"/>
            <text:p text:style-name="P2584"/>
            <text:p text:style-name="P951">[sel]</text:p>
          </table:table-cell>
          <table:table-cell table:style-name="Таблица1.B2" office:value-type="string">
            <text:p text:style-name="P2584">Продавать, надувательство</text:p>
          </table:table-cell>
        </table:table-row>
        <text:soft-page-break/>
        <table:table-row table:style-name="Таблица1.970">
          <table:table-cell table:style-name="Таблица1.A1249" office:value-type="string">
            <text:p text:style-name="P2585">3901)carry away</text:p>
            <text:p text:style-name="P2585"/>
            <text:p text:style-name="P2585"/>
            <text:p text:style-name="P2585"/>
          </table:table-cell>
          <table:table-cell table:style-name="Таблица1.B2" office:value-type="string">
            <text:p text:style-name="P2585">Уносить, увозить, увлекать</text:p>
          </table:table-cell>
        </table:table-row>
        <table:table-row table:style-name="Таблица1.970">
          <table:table-cell table:style-name="Таблица1.A1249" office:value-type="string">
            <text:p text:style-name="P2586">3902)bent</text:p>
            <text:p text:style-name="P2586"/>
            <text:p text:style-name="P2586"/>
            <text:p text:style-name="P952">[bent]</text:p>
          </table:table-cell>
          <table:table-cell table:style-name="Таблица1.B2" office:value-type="string">
            <text:p text:style-name="P2586">Склонность, изгиб, изогнутый</text:p>
          </table:table-cell>
        </table:table-row>
        <table:table-row table:style-name="Таблица1.970">
          <table:table-cell table:style-name="Таблица1.A1249" office:value-type="string">
            <text:p text:style-name="P2587">3903)bring together</text:p>
            <text:p text:style-name="P2587"/>
            <text:p text:style-name="P2587"/>
            <text:p text:style-name="P2587"/>
          </table:table-cell>
          <table:table-cell table:style-name="Таблица1.B2" office:value-type="string">
            <text:p text:style-name="P2587">Сближать</text:p>
          </table:table-cell>
        </table:table-row>
        <table:table-row table:style-name="Таблица1.970">
          <table:table-cell table:style-name="Таблица1.A1249" office:value-type="string">
            <text:p text:style-name="P2588">3904)sold</text:p>
            <text:p text:style-name="P2588"/>
            <text:p text:style-name="P2588"/>
            <text:p text:style-name="P953">[səuld]</text:p>
          </table:table-cell>
          <table:table-cell table:style-name="Таблица1.B2" office:value-type="string">
            <text:p text:style-name="P2588">Прошедшее время причастия и глагола sell</text:p>
          </table:table-cell>
        </table:table-row>
        <table:table-row table:style-name="Таблица1.970">
          <table:table-cell table:style-name="Таблица1.A1254" office:value-type="string">
            <text:p text:style-name="P2589">3905)senior</text:p>
            <text:p text:style-name="P2589"/>
            <text:p text:style-name="P2589"/>
            <text:p text:style-name="P954">[ˈsiːnɪə]</text:p>
          </table:table-cell>
          <table:table-cell table:style-name="Таблица1.B2" office:value-type="string">
            <text:p text:style-name="P2589">Старший</text:p>
          </table:table-cell>
        </table:table-row>
        <table:table-row table:style-name="Таблица1.970">
          <table:table-cell table:style-name="Таблица1.A1254" office:value-type="string">
            <text:p text:style-name="P2590">3906)current carrying capacity</text:p>
            <text:p text:style-name="P2590"/>
            <text:p text:style-name="P2590"/>
            <text:p text:style-name="P955">[ˈkærɪŋ]</text:p>
          </table:table-cell>
          <table:table-cell table:style-name="Таблица1.B2" office:value-type="string">
            <text:p text:style-name="P2590">Нагрузочная способность</text:p>
          </table:table-cell>
        </table:table-row>
        <table:table-row table:style-name="Таблица1.970">
          <table:table-cell table:style-name="Таблица1.A1254" office:value-type="string">
            <text:p text:style-name="P2591">3907)slew rate</text:p>
            <text:p text:style-name="P2591"/>
            <text:p text:style-name="P2591"/>
            <text:p text:style-name="P956">[sluː]</text:p>
          </table:table-cell>
          <table:table-cell table:style-name="Таблица1.B2" office:value-type="string">
            <text:p text:style-name="P2591">Скорость нарастания выходного напряжения</text:p>
          </table:table-cell>
        </table:table-row>
        <table:table-row table:style-name="Таблица1.970">
          <table:table-cell table:style-name="Таблица1.A1254" office:value-type="string">
            <text:p text:style-name="P2592">3908)I am pleased to</text:p>
            <text:p text:style-name="P2592"/>
            <text:p text:style-name="P2592"/>
            <text:p text:style-name="P2592"/>
          </table:table-cell>
          <table:table-cell table:style-name="Таблица1.B2" office:value-type="string">
            <text:p text:style-name="P2592">Я рад, я с удовольствием</text:p>
          </table:table-cell>
        </table:table-row>
        <table:table-row table:style-name="Таблица1.970">
          <table:table-cell table:style-name="Таблица1.A1254" office:value-type="string">
            <text:p text:style-name="P2593">3909)implication</text:p>
            <text:p text:style-name="P2593"/>
            <text:p text:style-name="P2593"/>
            <text:p text:style-name="P957">[ˌɪmplɪˈkeɪʃ(ə)n]</text:p>
          </table:table-cell>
          <table:table-cell table:style-name="Таблица1.B2" office:value-type="string">
            <text:p text:style-name="P2594">Вывод, причастность, смысл</text:p>
          </table:table-cell>
        </table:table-row>
        <table:table-row table:style-name="Таблица1.970">
          <table:table-cell table:style-name="Таблица1.A1259" office:value-type="string">
            <text:p text:style-name="P2595">3910)valve</text:p>
            <text:p text:style-name="P2595"/>
            <text:p text:style-name="P2595"/>
            <text:p text:style-name="P958">[vælv]</text:p>
          </table:table-cell>
          <table:table-cell table:style-name="Таблица1.B2" office:value-type="string">
            <text:p text:style-name="P2595">Вентиль, клапан</text:p>
          </table:table-cell>
        </table:table-row>
        <table:table-row table:style-name="Таблица1.970">
          <table:table-cell table:style-name="Таблица1.A1259" office:value-type="string">
            <text:p text:style-name="P2596">3911)flux</text:p>
            <text:p text:style-name="P2596"/>
            <text:p text:style-name="P2596"/>
            <text:p text:style-name="P959">[flʌks]</text:p>
          </table:table-cell>
          <table:table-cell table:style-name="Таблица1.B2" office:value-type="string">
            <text:p text:style-name="P2596">Поток, флюс</text:p>
          </table:table-cell>
        </table:table-row>
        <table:table-row table:style-name="Таблица1.970">
          <table:table-cell table:style-name="Таблица1.A1259" office:value-type="string">
            <text:p text:style-name="P2597">3912)suffer</text:p>
            <text:p text:style-name="P2597"/>
            <text:p text:style-name="P2597"/>
            <text:p text:style-name="P960">[ˈsʌfə]</text:p>
          </table:table-cell>
          <table:table-cell table:style-name="Таблица1.B2" office:value-type="string">
            <text:p text:style-name="P2598">Страдать, терпеть</text:p>
          </table:table-cell>
        </table:table-row>
        <table:table-row table:style-name="Таблица1.970">
          <table:table-cell table:style-name="Таблица1.A1259" office:value-type="string">
            <text:p text:style-name="P2599">3913)importance</text:p>
            <text:p text:style-name="P2599"/>
            <text:p text:style-name="P2599"/>
            <text:p text:style-name="P961">[ɪmˈpɔːt(ə)n(t)s]</text:p>
          </table:table-cell>
          <table:table-cell table:style-name="Таблица1.B2" office:value-type="string">
            <text:p text:style-name="P2599">Важность, значение</text:p>
          </table:table-cell>
        </table:table-row>
        <table:table-row table:style-name="Таблица1.970">
          <table:table-cell table:style-name="Таблица1.A1259" office:value-type="string">
            <text:p text:style-name="P2600">3914)conventional</text:p>
            <text:p text:style-name="P2600"><text:soft-page-break/></text:p>
            <text:p text:style-name="P2600"/>
            <text:p text:style-name="P962">[kənˈven(t)ʃ(ə)n(ə)l]</text:p>
          </table:table-cell>
          <table:table-cell table:style-name="Таблица1.B2" office:value-type="string">
            <text:p text:style-name="P2595"/>
            <text:p text:style-name="P2600"><text:soft-page-break/>Обычный, стандартный</text:p>
          </table:table-cell>
        </table:table-row>
        <table:table-row table:style-name="Таблица1.970">
          <table:table-cell table:style-name="Таблица1.A1264" office:value-type="string">
            <text:p text:style-name="P2601">3915)proposal</text:p>
            <text:p text:style-name="P2601"/>
            <text:p text:style-name="P2601"/>
            <text:p text:style-name="P963">[prəˈpəuz(ə)l]</text:p>
          </table:table-cell>
          <table:table-cell table:style-name="Таблица1.B2" office:value-type="string">
            <text:p text:style-name="P2601">Предложение, заявка</text:p>
          </table:table-cell>
        </table:table-row>
        <table:table-row table:style-name="Таблица1.970">
          <table:table-cell table:style-name="Таблица1.A1264" office:value-type="string">
            <text:p text:style-name="P2602">3916)greatest</text:p>
            <text:p text:style-name="P2602"/>
            <text:p text:style-name="P2602"/>
            <text:p text:style-name="P964">[ˈgreɪtəst]</text:p>
          </table:table-cell>
          <table:table-cell table:style-name="Таблица1.B2" office:value-type="string">
            <text:p text:style-name="P2602">Величайший</text:p>
          </table:table-cell>
        </table:table-row>
        <table:table-row table:style-name="Таблица1.970">
          <table:table-cell table:style-name="Таблица1.A1264" office:value-type="string">
            <text:p text:style-name="P2603">3917)skew</text:p>
            <text:p text:style-name="P2603"/>
            <text:p text:style-name="P2603"/>
            <text:p text:style-name="P965">[skjuː]</text:p>
          </table:table-cell>
          <table:table-cell table:style-name="Таблица1.B2" office:value-type="string">
            <text:p text:style-name="P2603">Отклонение, косой, наклон</text:p>
          </table:table-cell>
        </table:table-row>
        <table:table-row table:style-name="Таблица1.970">
          <table:table-cell table:style-name="Таблица1.A1264" office:value-type="string">
            <text:p text:style-name="P2604">3918)turn out</text:p>
            <text:p text:style-name="P2604"/>
            <text:p text:style-name="P2604"/>
            <text:p text:style-name="P2604"/>
          </table:table-cell>
          <table:table-cell table:style-name="Таблица1.B2" office:value-type="string">
            <text:p text:style-name="P2604">Обернуться, оказываться, выпускать</text:p>
          </table:table-cell>
        </table:table-row>
        <table:table-row table:style-name="Таблица1.970">
          <table:table-cell table:style-name="Таблица1.A1264" office:value-type="string">
            <text:p text:style-name="P2605">3919)trick</text:p>
            <text:p text:style-name="P2605"/>
            <text:p text:style-name="P2605"/>
            <text:p text:style-name="P966">[trɪk]</text:p>
          </table:table-cell>
          <table:table-cell table:style-name="Таблица1.B2" office:value-type="string">
            <text:p text:style-name="P2605">Трюк, обманывать</text:p>
          </table:table-cell>
        </table:table-row>
        <table:table-row table:style-name="Таблица1.970">
          <table:table-cell table:style-name="Таблица1.A1269" office:value-type="string">
            <text:p text:style-name="P2606">3920)prove</text:p>
            <text:p text:style-name="P2606"/>
            <text:p text:style-name="P2606"/>
            <text:p text:style-name="P967">[pruːv]</text:p>
          </table:table-cell>
          <table:table-cell table:style-name="Таблица1.B2" office:value-type="string">
            <text:p text:style-name="P2606">Доказывать</text:p>
          </table:table-cell>
        </table:table-row>
        <table:table-row table:style-name="Таблица1.970">
          <table:table-cell table:style-name="Таблица1.A1269" office:value-type="string">
            <text:p text:style-name="P2607">3921)jolly</text:p>
            <text:p text:style-name="P2607"/>
            <text:p text:style-name="P2607"/>
            <text:p text:style-name="P968">[ˈʤɔlɪ]</text:p>
          </table:table-cell>
          <table:table-cell table:style-name="Таблица1.B2" office:value-type="string">
            <text:p text:style-name="P2607">Очень, весёлый</text:p>
          </table:table-cell>
        </table:table-row>
        <table:table-row table:style-name="Таблица1.970">
          <table:table-cell table:style-name="Таблица1.A1269" office:value-type="string">
            <text:p text:style-name="P2608">3922)foster</text:p>
            <text:p text:style-name="P2608"/>
            <text:p text:style-name="P2608"/>
            <text:p text:style-name="P969">[ˈfɔstə]</text:p>
          </table:table-cell>
          <table:table-cell table:style-name="Таблица1.B2" office:value-type="string">
            <text:p text:style-name="P2608">Поощрять, способствовать</text:p>
          </table:table-cell>
        </table:table-row>
        <table:table-row table:style-name="Таблица1.970">
          <table:table-cell table:style-name="Таблица1.A1269" office:value-type="string">
            <text:p text:style-name="P2609">3923)distortion</text:p>
            <text:p text:style-name="P2609"/>
            <text:p text:style-name="P2609"/>
            <text:p text:style-name="P970">[dɪˈstɔːʃ(ə)n]</text:p>
          </table:table-cell>
          <table:table-cell table:style-name="Таблица1.B2" office:value-type="string">
            <text:p text:style-name="P2609">Искажение, искривление</text:p>
          </table:table-cell>
        </table:table-row>
        <table:table-row table:style-name="Таблица1.970">
          <table:table-cell table:style-name="Таблица1.A1269" office:value-type="string">
            <text:p text:style-name="P2610">3924)failsafe</text:p>
            <text:p text:style-name="P2610"/>
            <text:p text:style-name="P2610"/>
            <text:p text:style-name="P971">[ˈfeɪlseɪf]</text:p>
          </table:table-cell>
          <table:table-cell table:style-name="Таблица1.B2" office:value-type="string">
            <text:p text:style-name="P2610">Отказоустойчивый</text:p>
          </table:table-cell>
        </table:table-row>
        <table:table-row table:style-name="Таблица1.970">
          <table:table-cell table:style-name="Таблица1.A1274" office:value-type="string">
            <text:p text:style-name="P2611">3925)low enough to</text:p>
            <text:p text:style-name="P2611"/>
            <text:p text:style-name="P2611"/>
            <text:p text:style-name="P2611"/>
          </table:table-cell>
          <table:table-cell table:style-name="Таблица1.B2" office:value-type="string">
            <text:p text:style-name="P2611">Достаточно низкий</text:p>
          </table:table-cell>
        </table:table-row>
        <table:table-row table:style-name="Таблица1.970">
          <table:table-cell table:style-name="Таблица1.A1274" office:value-type="string">
            <text:p text:style-name="P2612">3926)comply</text:p>
            <text:p text:style-name="P2612"/>
            <text:p text:style-name="P2612"/>
            <text:p text:style-name="P972">[kəmˈplaɪ]</text:p>
          </table:table-cell>
          <table:table-cell table:style-name="Таблица1.B2" office:value-type="string">
            <text:p text:style-name="P2612">Подчиняться, исполнять</text:p>
          </table:table-cell>
        </table:table-row>
        <table:table-row table:style-name="Таблица1.970">
          <table:table-cell table:style-name="Таблица1.A1274" office:value-type="string">
            <text:p text:style-name="P2613">3927)avoidance of</text:p>
            <text:p text:style-name="P2613"/>
            <text:p text:style-name="P2613"><text:soft-page-break/></text:p>
            <text:p text:style-name="P973">[əˈvɔɪd(ə)n(t)s]</text:p>
          </table:table-cell>
          <table:table-cell table:style-name="Таблица1.B2" office:value-type="string">
            <text:p text:style-name="P2611"/>
            <text:p text:style-name="P2613"/>
            <text:p text:style-name="P2613"><text:soft-page-break/>Уклонение от</text:p>
          </table:table-cell>
        </table:table-row>
        <table:table-row table:style-name="Таблица1.970">
          <table:table-cell table:style-name="Таблица1.A1274" office:value-type="string">
            <text:p text:style-name="P2614">3928)elapse</text:p>
            <text:p text:style-name="P2614"/>
            <text:p text:style-name="P2614"/>
            <text:p text:style-name="P974">[ɪˈlæps]</text:p>
          </table:table-cell>
          <table:table-cell table:style-name="Таблица1.B2" office:value-type="string">
            <text:p text:style-name="P2614">Проходить</text:p>
          </table:table-cell>
        </table:table-row>
        <table:table-row table:style-name="Таблица1.970">
          <table:table-cell table:style-name="Таблица1.A1274" office:value-type="string">
            <text:p text:style-name="P2615">3929)disturbance</text:p>
            <text:p text:style-name="P2615"/>
            <text:p text:style-name="P2615"/>
            <text:p text:style-name="P975">[dɪˈstɜːb(ə)n(t)s]</text:p>
          </table:table-cell>
          <table:table-cell table:style-name="Таблица1.B2" office:value-type="string">
            <text:p text:style-name="P2615">Повреждение, возмущение, нарушение</text:p>
          </table:table-cell>
        </table:table-row>
        <table:table-row table:style-name="Таблица1.970">
          <table:table-cell table:style-name="Таблица1.A1279" office:value-type="string">
            <text:p text:style-name="P2616">3930)take up</text:p>
            <text:p text:style-name="P2616"/>
            <text:p text:style-name="P2616"/>
            <text:p text:style-name="P2616"/>
          </table:table-cell>
          <table:table-cell table:style-name="Таблица1.B2" office:value-type="string">
            <text:p text:style-name="P2616">Принимать, браться за, поднимать, занимать</text:p>
          </table:table-cell>
        </table:table-row>
        <table:table-row table:style-name="Таблица1.970">
          <table:table-cell table:style-name="Таблица1.A1279" office:value-type="string">
            <text:p text:style-name="P2617">3931)survival</text:p>
            <text:p text:style-name="P2617"/>
            <text:p text:style-name="P2617"/>
            <text:p text:style-name="P976">[səˈvaɪv(ə)l]</text:p>
          </table:table-cell>
          <table:table-cell table:style-name="Таблица1.B2" office:value-type="string">
            <text:p text:style-name="P2617">Живучесть</text:p>
          </table:table-cell>
        </table:table-row>
        <table:table-row table:style-name="Таблица1.970">
          <table:table-cell table:style-name="Таблица1.A1279" office:value-type="string">
            <text:p text:style-name="P2618">3932)breakthrough</text:p>
            <text:p text:style-name="P2618"/>
            <text:p text:style-name="P2618"/>
            <text:p text:style-name="P977">[ˈbreɪkθruː]</text:p>
          </table:table-cell>
          <table:table-cell table:style-name="Таблица1.B2" office:value-type="string">
            <text:p text:style-name="P2618">Прорыв, пробой</text:p>
          </table:table-cell>
        </table:table-row>
        <table:table-row table:style-name="Таблица1.970">
          <table:table-cell table:style-name="Таблица1.A1279" office:value-type="string">
            <text:p text:style-name="P2619">3933)successive</text:p>
            <text:p text:style-name="P2619"/>
            <text:p text:style-name="P2619"/>
            <text:p text:style-name="P978">[səkˈsesɪv]</text:p>
          </table:table-cell>
          <table:table-cell table:style-name="Таблица1.B2" office:value-type="string">
            <text:p text:style-name="P2619">Последующий, последовательный</text:p>
          </table:table-cell>
        </table:table-row>
        <table:table-row table:style-name="Таблица1.970">
          <table:table-cell table:style-name="Таблица1.A1279" office:value-type="string">
            <text:p text:style-name="P2620">3934)suggestion</text:p>
            <text:p text:style-name="P2620"/>
            <text:p text:style-name="P2620"/>
            <text:p text:style-name="P979">[səˈʤesʧ(ə)n]</text:p>
          </table:table-cell>
          <table:table-cell table:style-name="Таблица1.B2" office:value-type="string">
            <text:p text:style-name="P2620">Предложение, совет</text:p>
          </table:table-cell>
        </table:table-row>
        <table:table-row table:style-name="Таблица1.970">
          <table:table-cell table:style-name="Таблица1.A1284" office:value-type="string">
            <text:p text:style-name="P2621">3935)payment</text:p>
            <text:p text:style-name="P2621"/>
            <text:p text:style-name="P2621"/>
            <text:p text:style-name="P980">[ˈpeɪmənt]</text:p>
          </table:table-cell>
          <table:table-cell table:style-name="Таблица1.B2" office:value-type="string">
            <text:p text:style-name="P2621">Оплата</text:p>
          </table:table-cell>
        </table:table-row>
        <table:table-row table:style-name="Таблица1.970">
          <table:table-cell table:style-name="Таблица1.A1284" office:value-type="string">
            <text:p text:style-name="P2622">3936)emerge</text:p>
            <text:p text:style-name="P2622"/>
            <text:p text:style-name="P2622"/>
            <text:p text:style-name="P981">[ɪˈmɜːʤ]</text:p>
          </table:table-cell>
          <table:table-cell table:style-name="Таблица1.B2" office:value-type="string">
            <text:p text:style-name="P2622">Появиться</text:p>
          </table:table-cell>
        </table:table-row>
        <table:table-row table:style-name="Таблица1.970">
          <table:table-cell table:style-name="Таблица1.A1284" office:value-type="string">
            <text:p text:style-name="P2623">3937)conduct</text:p>
            <text:p text:style-name="P2623"/>
            <text:p text:style-name="P2623"/>
            <text:p text:style-name="P982">[ˈkɔndʌkt]</text:p>
          </table:table-cell>
          <table:table-cell table:style-name="Таблица1.B2" office:value-type="string">
            <text:p text:style-name="P2623">Поведение, вести, проводить</text:p>
          </table:table-cell>
        </table:table-row>
        <table:table-row table:style-name="Таблица1.970">
          <table:table-cell table:style-name="Таблица1.A1284" office:value-type="string">
            <text:p text:style-name="P2624">3938)bandgap</text:p>
            <text:p text:style-name="P2624"/>
            <text:p text:style-name="P2624"/>
            <text:p text:style-name="P2624"/>
          </table:table-cell>
          <table:table-cell table:style-name="Таблица1.B2" office:value-type="string">
            <text:p text:style-name="P2624">Ширина зазора</text:p>
          </table:table-cell>
        </table:table-row>
        <table:table-row table:style-name="Таблица1.970">
          <table:table-cell table:style-name="Таблица1.A1284" office:value-type="string">
            <text:p text:style-name="P2625">3939)point out</text:p>
            <text:p text:style-name="P2625"/>
            <text:p text:style-name="P2625"/>
            <text:p text:style-name="P2625"/>
          </table:table-cell>
          <table:table-cell table:style-name="Таблица1.B2" office:value-type="string">
            <text:p text:style-name="P2625">Указывать</text:p>
          </table:table-cell>
        </table:table-row>
        <table:table-row table:style-name="Таблица1.970">
          <table:table-cell table:style-name="Таблица1.A1289" office:value-type="string">
            <text:p text:style-name="P2626">3940)inherently</text:p>
            <text:p text:style-name="P2626"/>
            <text:p text:style-name="P2626"/>
            <text:p text:style-name="P983"><text:soft-page-break/>[ɪnˈher(ə)ntlɪ]</text:p>
          </table:table-cell>
          <table:table-cell table:style-name="Таблица1.B2" office:value-type="string">
            <text:p text:style-name="P2621"/>
            <text:p text:style-name="P2626"/>
            <text:p text:style-name="P2626"/>
            <text:p text:style-name="P2626"><text:soft-page-break/>По своей сути</text:p>
          </table:table-cell>
        </table:table-row>
        <table:table-row table:style-name="Таблица1.970">
          <table:table-cell table:style-name="Таблица1.A1289" office:value-type="string">
            <text:p text:style-name="P2627">3941)precaution</text:p>
            <text:p text:style-name="P2627"/>
            <text:p text:style-name="P2627"/>
            <text:p text:style-name="P984">[prɪˈkɔːʃ(ə)n]</text:p>
          </table:table-cell>
          <table:table-cell table:style-name="Таблица1.B2" office:value-type="string">
            <text:p text:style-name="P2627">Предосторожность</text:p>
          </table:table-cell>
        </table:table-row>
        <table:table-row table:style-name="Таблица1.970">
          <table:table-cell table:style-name="Таблица1.A1289" office:value-type="string">
            <text:p text:style-name="P2628">3942)entail</text:p>
            <text:p text:style-name="P2628"/>
            <text:p text:style-name="P2628"/>
            <text:p text:style-name="P985">[ɪnˈteɪl]</text:p>
          </table:table-cell>
          <table:table-cell table:style-name="Таблица1.B2" office:value-type="string">
            <text:p text:style-name="P2628">Влечь за собой</text:p>
          </table:table-cell>
        </table:table-row>
        <table:table-row table:style-name="Таблица1.970">
          <table:table-cell table:style-name="Таблица1.A1289" office:value-type="string">
            <text:p text:style-name="P2629">3943)divert</text:p>
            <text:p text:style-name="P2629"/>
            <text:p text:style-name="P2629"/>
            <text:p text:style-name="P986">[daɪˈvɜːt]</text:p>
          </table:table-cell>
          <table:table-cell table:style-name="Таблица1.B2" office:value-type="string">
            <text:p text:style-name="P2629">Отвлекать, отклонять</text:p>
          </table:table-cell>
        </table:table-row>
        <table:table-row table:style-name="Таблица1.970">
          <table:table-cell table:style-name="Таблица1.A1289" office:value-type="string">
            <text:p text:style-name="P2630">3944)withstand</text:p>
            <text:p text:style-name="P2630"/>
            <text:p text:style-name="P2630"/>
            <text:p text:style-name="P987">[wɪðˈstænd]</text:p>
          </table:table-cell>
          <table:table-cell table:style-name="Таблица1.B2" office:value-type="string">
            <text:p text:style-name="P2631">Выдерживать, противостоять</text:p>
          </table:table-cell>
        </table:table-row>
        <table:table-row table:style-name="Таблица1.970">
          <table:table-cell table:style-name="Таблица1.A1294" office:value-type="string">
            <text:p text:style-name="P2632">3945)respective</text:p>
            <text:p text:style-name="P2632"/>
            <text:p text:style-name="P2632"/>
            <text:p text:style-name="P988">[rɪˈspektɪv]</text:p>
          </table:table-cell>
          <table:table-cell table:style-name="Таблица1.B2" office:value-type="string">
            <text:p text:style-name="P2651">Соответствующий</text:p>
          </table:table-cell>
        </table:table-row>
        <table:table-row table:style-name="Таблица1.970">
          <table:table-cell table:style-name="Таблица1.A1294" office:value-type="string">
            <text:p text:style-name="P2633">3946)thickness</text:p>
            <text:p text:style-name="P2633"/>
            <text:p text:style-name="P2633"/>
            <text:p text:style-name="P989">[ˈθɪknəs]</text:p>
          </table:table-cell>
          <table:table-cell table:style-name="Таблица1.B2" office:value-type="string">
            <text:p text:style-name="P2633">Толщина</text:p>
          </table:table-cell>
        </table:table-row>
        <table:table-row table:style-name="Таблица1.970">
          <table:table-cell table:style-name="Таблица1.A1294" office:value-type="string">
            <text:p text:style-name="P2634">3947)underneath</text:p>
            <text:p text:style-name="P2634"/>
            <text:p text:style-name="P2634"/>
            <text:p text:style-name="P990">[ˌʌndəˈniːθ]</text:p>
          </table:table-cell>
          <table:table-cell table:style-name="Таблица1.B2" office:value-type="string">
            <text:p text:style-name="P2634">Под, внизу, ниже</text:p>
          </table:table-cell>
        </table:table-row>
        <table:table-row table:style-name="Таблица1.970">
          <table:table-cell table:style-name="Таблица1.A1294" office:value-type="string">
            <text:p text:style-name="P2635">3948)fill out</text:p>
            <text:p text:style-name="P2635"/>
            <text:p text:style-name="P2635"/>
            <text:p text:style-name="P2635"/>
          </table:table-cell>
          <table:table-cell table:style-name="Таблица1.B2" office:value-type="string">
            <text:p text:style-name="P2635">Заполнять</text:p>
          </table:table-cell>
        </table:table-row>
        <table:table-row table:style-name="Таблица1.970">
          <table:table-cell table:style-name="Таблица1.A1294" office:value-type="string">
            <text:p text:style-name="P2636">3949)overstress</text:p>
            <text:p text:style-name="P2636"/>
            <text:p text:style-name="P2636"/>
            <text:p text:style-name="P2636"/>
          </table:table-cell>
          <table:table-cell table:style-name="Таблица1.B2" office:value-type="string">
            <text:p text:style-name="P2636">Перенапряжение</text:p>
          </table:table-cell>
        </table:table-row>
        <table:table-row table:style-name="Таблица1.970">
          <table:table-cell table:style-name="Таблица1.A1299" office:value-type="string">
            <text:p text:style-name="P2637">3950)housing</text:p>
            <text:p text:style-name="P2637"/>
            <text:p text:style-name="P2637"/>
            <text:p text:style-name="P991">[ˈhauzɪŋ]</text:p>
          </table:table-cell>
          <table:table-cell table:style-name="Таблица1.B2" office:value-type="string">
            <text:p text:style-name="P2637">Жильё, корпус</text:p>
          </table:table-cell>
        </table:table-row>
        <table:table-row table:style-name="Таблица1.970">
          <table:table-cell table:style-name="Таблица1.A1299" office:value-type="string">
            <text:p text:style-name="P2638">3951)quiescent current</text:p>
            <text:p text:style-name="P2638"/>
            <text:p text:style-name="P2638"/>
            <text:p text:style-name="P992">[kwɪˈes(ə)nt]</text:p>
          </table:table-cell>
          <table:table-cell table:style-name="Таблица1.B2" office:value-type="string">
            <text:p text:style-name="P2638">Ток покоя</text:p>
          </table:table-cell>
        </table:table-row>
        <table:table-row table:style-name="Таблица1.970">
          <table:table-cell table:style-name="Таблица1.A1299" office:value-type="string">
            <text:p text:style-name="P2639">3952)cycle-by-cycle</text:p>
            <text:p text:style-name="P2639"/>
            <text:p text:style-name="P2639"/>
            <text:p text:style-name="P2639"/>
          </table:table-cell>
          <table:table-cell table:style-name="Таблица1.B2" office:value-type="string">
            <text:p text:style-name="P2639">Пошаговый</text:p>
          </table:table-cell>
        </table:table-row>
        <table:table-row table:style-name="Таблица1.970">
          <table:table-cell table:style-name="Таблица1.A1299" office:value-type="string">
            <text:p text:style-name="P2640">3953)shutdown</text:p>
            <text:p text:style-name="P2640"/>
            <text:p text:style-name="P2640"/>
            <text:p text:style-name="P993">[ˈʃʌtdaun]</text:p>
          </table:table-cell>
          <table:table-cell table:style-name="Таблица1.B2" office:value-type="string">
            <text:p text:style-name="P2640">Выключение, закрытие</text:p>
          </table:table-cell>
        </table:table-row>
        <text:soft-page-break/>
        <table:table-row table:style-name="Таблица1.970">
          <table:table-cell table:style-name="Таблица1.A1299" office:value-type="string">
            <text:p text:style-name="P2641">3954)discontinuous</text:p>
            <text:p text:style-name="P2641"/>
            <text:p text:style-name="P2641"/>
            <text:p text:style-name="P994">[ˌdɪskənˈtɪnjuəs]</text:p>
          </table:table-cell>
          <table:table-cell table:style-name="Таблица1.B2" office:value-type="string">
            <text:p text:style-name="P2641">Прерывистый, дис<text:span text:style-name="T106">к</text:span>ретный</text:p>
          </table:table-cell>
        </table:table-row>
        <table:table-row table:style-name="Таблица1.970">
          <table:table-cell table:style-name="Таблица1.A1304" office:value-type="string">
            <text:p text:style-name="P2642">3955)comprise of</text:p>
            <text:p text:style-name="P2642"/>
            <text:p text:style-name="P2642"/>
            <text:p text:style-name="P2642"/>
          </table:table-cell>
          <table:table-cell table:style-name="Таблица1.B2" office:value-type="string">
            <text:p text:style-name="P2642">Состоять из</text:p>
          </table:table-cell>
        </table:table-row>
        <table:table-row table:style-name="Таблица1.970">
          <table:table-cell table:style-name="Таблица1.A1304" office:value-type="string">
            <text:p text:style-name="P2643">3956)overshoot</text:p>
            <text:p text:style-name="P2643"/>
            <text:p text:style-name="P2643"/>
            <text:p text:style-name="P996">[ˌəuvəˈʃuːt]</text:p>
          </table:table-cell>
          <table:table-cell table:style-name="Таблица1.B2" office:value-type="string">
            <text:p text:style-name="P2643">Выброс, промахиваться</text:p>
          </table:table-cell>
        </table:table-row>
        <table:table-row table:style-name="Таблица1.970">
          <table:table-cell table:style-name="Таблица1.A1304" office:value-type="string">
            <text:p text:style-name="P2644">3957)essential</text:p>
            <text:p text:style-name="P2644"/>
            <text:p text:style-name="P2644"/>
            <text:p text:style-name="P997">[ɪˈsen(t)ʃ(ə)l]</text:p>
          </table:table-cell>
          <table:table-cell table:style-name="Таблица1.B2" office:value-type="string">
            <text:p text:style-name="P2644">Основной, необходимый</text:p>
          </table:table-cell>
        </table:table-row>
        <table:table-row table:style-name="Таблица1.970">
          <table:table-cell table:style-name="Таблица1.A1304" office:value-type="string">
            <text:p text:style-name="P2645">3958)radiated noise</text:p>
            <text:p text:style-name="P2645"/>
            <text:p text:style-name="P2645"/>
            <text:p text:style-name="P995">[`reıdıeıtıd]</text:p>
          </table:table-cell>
          <table:table-cell table:style-name="Таблица1.B2" office:value-type="string">
            <text:p text:style-name="P2645">Излучаемый шум (помеха)</text:p>
          </table:table-cell>
        </table:table-row>
        <table:table-row table:style-name="Таблица1.970">
          <table:table-cell table:style-name="Таблица1.A1304" office:value-type="string">
            <text:p text:style-name="P2646">3959)next to</text:p>
            <text:p text:style-name="P2646"/>
            <text:p text:style-name="P2646"/>
            <text:p text:style-name="P2646"/>
          </table:table-cell>
          <table:table-cell table:style-name="Таблица1.B2" office:value-type="string">
            <text:p text:style-name="P2646">Почти, рядом с</text:p>
          </table:table-cell>
        </table:table-row>
        <table:table-row table:style-name="Таблица1.970">
          <table:table-cell table:style-name="Таблица1.A1309" office:value-type="string">
            <text:p text:style-name="P2647">3960)estimation</text:p>
            <text:p text:style-name="P2647"/>
            <text:p text:style-name="P2647"/>
            <text:p text:style-name="P998">[ˌestɪˈmeɪʃ(ə)n]</text:p>
          </table:table-cell>
          <table:table-cell table:style-name="Таблица1.B2" office:value-type="string">
            <text:p text:style-name="P2647">Оценка, оценивание</text:p>
          </table:table-cell>
        </table:table-row>
        <table:table-row table:style-name="Таблица1.970">
          <table:table-cell table:style-name="Таблица1.A1309" office:value-type="string">
            <text:p text:style-name="P2648">3961)roll</text:p>
            <text:p text:style-name="P2648"/>
            <text:p text:style-name="P2648"/>
            <text:p text:style-name="P999">[rəul]</text:p>
          </table:table-cell>
          <table:table-cell table:style-name="Таблица1.B2" office:value-type="string">
            <text:p text:style-name="P2648">Рулет, рулон, прокручивать, просматривать</text:p>
          </table:table-cell>
        </table:table-row>
        <table:table-row table:style-name="Таблица1.970">
          <table:table-cell table:style-name="Таблица1.A1309" office:value-type="string">
            <text:p text:style-name="P2649">3962)spark</text:p>
            <text:p text:style-name="P2649"/>
            <text:p text:style-name="P2649"/>
            <text:p text:style-name="P1000">[spɑːk]</text:p>
          </table:table-cell>
          <table:table-cell table:style-name="Таблица1.B2" office:value-type="string">
            <text:p text:style-name="P2649">Искра, искриться</text:p>
          </table:table-cell>
        </table:table-row>
        <table:table-row table:style-name="Таблица1.970">
          <table:table-cell table:style-name="Таблица1.A1309" office:value-type="string">
            <text:p text:style-name="P2650">3963)stand by</text:p>
            <text:p text:style-name="P2650"/>
            <text:p text:style-name="P2650"/>
            <text:p text:style-name="P2650"/>
          </table:table-cell>
          <table:table-cell table:style-name="Таблица1.B2" office:value-type="string">
            <text:p text:style-name="P2650">Присутствовать, поддерживать, защищать</text:p>
          </table:table-cell>
        </table:table-row>
        <table:table-row table:style-name="Таблица1.970">
          <table:table-cell table:style-name="Таблица1.A1309" office:value-type="string">
            <text:p text:style-name="P2652">3964)greener</text:p>
            <text:p text:style-name="P2652"/>
            <text:p text:style-name="P2652"/>
            <text:p text:style-name="P1001">[ˈgriːnə]</text:p>
          </table:table-cell>
          <table:table-cell table:style-name="Таблица1.B2" office:value-type="string">
            <text:p text:style-name="P2652">Новичок</text:p>
          </table:table-cell>
        </table:table-row>
        <table:table-row table:style-name="Таблица1.970">
          <table:table-cell table:style-name="Таблица1.A1314" office:value-type="string">
            <text:p text:style-name="P2654">3965)<text:span text:style-name="T107">subjected to</text:span></text:p>
            <text:p text:style-name="P2653"/>
            <text:p text:style-name="P2653"/>
            <text:p text:style-name="P1002"/>
          </table:table-cell>
          <table:table-cell table:style-name="Таблица1.B2" office:value-type="string">
            <text:p text:style-name="P2655">Подверженный, <text:span text:style-name="T108">подвергающийся</text:span></text:p>
          </table:table-cell>
        </table:table-row>
        <table:table-row table:style-name="Таблица1.970">
          <table:table-cell table:style-name="Таблица1.A1314" office:value-type="string">
            <text:p text:style-name="P2656">3966)rated</text:p>
            <text:p text:style-name="P2656"/>
            <text:p text:style-name="P2656"/>
            <text:p text:style-name="P1003">[ˈreɪtɪd]</text:p>
          </table:table-cell>
          <table:table-cell table:style-name="Таблица1.B2" office:value-type="string">
            <text:p text:style-name="P2656">Номинальный</text:p>
          </table:table-cell>
        </table:table-row>
        <table:table-row table:style-name="Таблица1.970">
          <table:table-cell table:style-name="Таблица1.A1314" office:value-type="string">
            <text:p text:style-name="P2657">3967)coating</text:p>
            <text:p text:style-name="P2657"><text:soft-page-break/></text:p>
            <text:p text:style-name="P2657"/>
            <text:p text:style-name="P1004">[ˈkəutɪŋ]</text:p>
          </table:table-cell>
          <table:table-cell table:style-name="Таблица1.B2" office:value-type="string">
            <text:p text:style-name="P2655"/>
            <text:p text:style-name="P2657"><text:soft-page-break/>Покрытие</text:p>
          </table:table-cell>
        </table:table-row>
        <table:table-row table:style-name="Таблица1.970">
          <table:table-cell table:style-name="Таблица1.A1314" office:value-type="string">
            <text:p text:style-name="P2658">3968)receptacle</text:p>
            <text:p text:style-name="P2658"/>
            <text:p text:style-name="P2658"/>
            <text:p text:style-name="P1005">[rɪˈseptəkl]</text:p>
          </table:table-cell>
          <table:table-cell table:style-name="Таблица1.B2" office:value-type="string">
            <text:p text:style-name="P2659">Сосуд, приёмник, вместилище</text:p>
          </table:table-cell>
        </table:table-row>
        <table:table-row table:style-name="Таблица1.970">
          <table:table-cell table:style-name="Таблица1.A1314" office:value-type="string">
            <text:p text:style-name="P2660">3969)conduction loss</text:p>
            <text:p text:style-name="P2660"/>
            <text:p text:style-name="P2660"/>
            <text:p text:style-name="P2660"/>
          </table:table-cell>
          <table:table-cell table:style-name="Таблица1.B2" office:value-type="string">
            <text:p text:style-name="P2660">Потери проводимости</text:p>
          </table:table-cell>
        </table:table-row>
        <table:table-row table:style-name="Таблица1.970">
          <table:table-cell table:style-name="Таблица1.A1319" office:value-type="string">
            <text:p text:style-name="P2661">3970)signal integrity</text:p>
            <text:p text:style-name="P2661"/>
            <text:p text:style-name="P2661"/>
            <text:p text:style-name="P1006">[ɪnˈtegrətɪ]</text:p>
          </table:table-cell>
          <table:table-cell table:style-name="Таблица1.B2" office:value-type="string">
            <text:p text:style-name="P2661">Целостность сигнала</text:p>
          </table:table-cell>
        </table:table-row>
        <table:table-row table:style-name="Таблица1.970">
          <table:table-cell table:style-name="Таблица1.A1319" office:value-type="string">
            <text:p text:style-name="P2662">3971)tissue</text:p>
            <text:p text:style-name="P2662"/>
            <text:p text:style-name="P2662"/>
            <text:p text:style-name="P1007">[ˈtɪʃuː]</text:p>
          </table:table-cell>
          <table:table-cell table:style-name="Таблица1.B2" office:value-type="string">
            <text:p text:style-name="P2662">Сеть, ткань</text:p>
          </table:table-cell>
        </table:table-row>
        <table:table-row table:style-name="Таблица1.970">
          <table:table-cell table:style-name="Таблица1.A1319" office:value-type="string">
            <text:p text:style-name="P2663">3972)neat</text:p>
            <text:p text:style-name="P2663"/>
            <text:p text:style-name="P2663"/>
            <text:p text:style-name="P1008">[niːt]</text:p>
          </table:table-cell>
          <table:table-cell table:style-name="Таблица1.B2" office:value-type="string">
            <text:p text:style-name="P2663">Аккуратный, <text:span text:style-name="T109">опрятный</text:span></text:p>
          </table:table-cell>
        </table:table-row>
        <table:table-row table:style-name="Таблица1.970">
          <table:table-cell table:style-name="Таблица1.A1319" office:value-type="string">
            <text:p text:style-name="P2664">3973)about to</text:p>
            <text:p text:style-name="P2664"/>
            <text:p text:style-name="P2664"/>
            <text:p text:style-name="P2664"/>
          </table:table-cell>
          <table:table-cell table:style-name="Таблица1.B2" office:value-type="string">
            <text:p text:style-name="P2664">Собираться, почти</text:p>
          </table:table-cell>
        </table:table-row>
        <table:table-row table:style-name="Таблица1.970">
          <table:table-cell table:style-name="Таблица1.A1319" office:value-type="string">
            <text:p text:style-name="P2665">3974)silent</text:p>
            <text:p text:style-name="P2665"/>
            <text:p text:style-name="P2665"/>
            <text:p text:style-name="P1009">[ˈsaɪlənt]</text:p>
          </table:table-cell>
          <table:table-cell table:style-name="Таблица1.B2" office:value-type="string">
            <text:p text:style-name="P2665">Молчаливый, тихий</text:p>
          </table:table-cell>
        </table:table-row>
        <table:table-row table:style-name="Таблица1.970">
          <table:table-cell table:style-name="Таблица1.A1324" office:value-type="string">
            <text:p text:style-name="P2666">3975)gobble</text:p>
            <text:p text:style-name="P2666"/>
            <text:p text:style-name="P2666"/>
            <text:p text:style-name="P1010">[ˈgɔbl]</text:p>
          </table:table-cell>
          <table:table-cell table:style-name="Таблица1.B2" office:value-type="string">
            <text:p text:style-name="P2667">Хватать, поглощать</text:p>
          </table:table-cell>
        </table:table-row>
        <table:table-row table:style-name="Таблица1.970">
          <table:table-cell table:style-name="Таблица1.A1324" office:value-type="string">
            <text:p text:style-name="P2668">3976)precious</text:p>
            <text:p text:style-name="P2668"/>
            <text:p text:style-name="P2668"/>
            <text:p text:style-name="P1011">[ˈpreʃəs]</text:p>
          </table:table-cell>
          <table:table-cell table:style-name="Таблица1.B2" office:value-type="string">
            <text:p text:style-name="P2668">Драгоценный, очень, дорогой</text:p>
          </table:table-cell>
        </table:table-row>
        <table:table-row table:style-name="Таблица1.970">
          <table:table-cell table:style-name="Таблица1.A1324" office:value-type="string">
            <text:p text:style-name="P2669">3977)backplane</text:p>
            <text:p text:style-name="P2669"/>
            <text:p text:style-name="P2669"/>
            <text:p text:style-name="P2669"/>
          </table:table-cell>
          <table:table-cell table:style-name="Таблица1.B2" office:value-type="string">
            <text:p text:style-name="P2669">Кросс-плата, системная плата</text:p>
          </table:table-cell>
        </table:table-row>
        <table:table-row table:style-name="Таблица1.970">
          <table:table-cell table:style-name="Таблица1.A1324" office:value-type="string">
            <text:p text:style-name="P2670">3978)fun</text:p>
            <text:p text:style-name="P2670"/>
            <text:p text:style-name="P2670"/>
            <text:p text:style-name="P1012">[fʌn]</text:p>
          </table:table-cell>
          <table:table-cell table:style-name="Таблица1.B2" office:value-type="string">
            <text:p text:style-name="P2670">Функция, веселье</text:p>
          </table:table-cell>
        </table:table-row>
        <table:table-row table:style-name="Таблица1.970">
          <table:table-cell table:style-name="Таблица1.A1324" office:value-type="string">
            <text:p text:style-name="P2671">3979)sequence</text:p>
            <text:p text:style-name="P2671"/>
            <text:p text:style-name="P2671"/>
            <text:p text:style-name="P1013">[ˈsiːkwən(t)s]</text:p>
          </table:table-cell>
          <table:table-cell table:style-name="Таблица1.B2" office:value-type="string">
            <text:p text:style-name="P2672">Последовательность, <text:span text:style-name="T110">ряд</text:span></text:p>
          </table:table-cell>
        </table:table-row>
        <table:table-row table:style-name="Таблица1.970">
          <table:table-cell table:style-name="Таблица1.A1329" office:value-type="string">
            <text:p text:style-name="P2673">3980)serf</text:p>
            <text:p text:style-name="P2673"/>
            <text:p text:style-name="P2673"><text:soft-page-break/></text:p>
            <text:p text:style-name="P1014">[sɜːf]</text:p>
          </table:table-cell>
          <table:table-cell table:style-name="Таблица1.B2" office:value-type="string">
            <text:p text:style-name="P2667"/>
            <text:p text:style-name="P2667"/>
            <text:p text:style-name="P2674"><text:soft-page-break/>Крепостной, раб</text:p>
          </table:table-cell>
        </table:table-row>
        <table:table-row table:style-name="Таблица1.970">
          <table:table-cell table:style-name="Таблица1.A1329" office:value-type="string">
            <text:p text:style-name="P2675">3981)pine</text:p>
            <text:p text:style-name="P2675"/>
            <text:p text:style-name="P2675"/>
            <text:p text:style-name="P1015">[paɪn]</text:p>
          </table:table-cell>
          <table:table-cell table:style-name="Таблица1.B2" office:value-type="string">
            <text:p text:style-name="P2675">Сосна, тосковать</text:p>
          </table:table-cell>
        </table:table-row>
        <table:table-row table:style-name="Таблица1.970">
          <table:table-cell table:style-name="Таблица1.A1329" office:value-type="string">
            <text:p text:style-name="P2676">3982)inventor</text:p>
            <text:p text:style-name="P2676"/>
            <text:p text:style-name="P2676"/>
            <text:p text:style-name="P1016">[ɪnˈventə]</text:p>
          </table:table-cell>
          <table:table-cell table:style-name="Таблица1.B2" office:value-type="string">
            <text:p text:style-name="P2676">Изобретатель</text:p>
          </table:table-cell>
        </table:table-row>
        <table:table-row table:style-name="Таблица1.970">
          <table:table-cell table:style-name="Таблица1.A1329" office:value-type="string">
            <text:p text:style-name="P2677">3983)entertainment</text:p>
            <text:p text:style-name="P2677"/>
            <text:p text:style-name="P2677"/>
            <text:p text:style-name="P1017">[ˌentəˈteɪnmənt]</text:p>
          </table:table-cell>
          <table:table-cell table:style-name="Таблица1.B2" office:value-type="string">
            <text:p text:style-name="P2677">Развлечение</text:p>
          </table:table-cell>
        </table:table-row>
        <table:table-row table:style-name="Таблица1.970">
          <table:table-cell table:style-name="Таблица1.A1329" office:value-type="string">
            <text:p text:style-name="P2678">3984)severe</text:p>
            <text:p text:style-name="P2678"/>
            <text:p text:style-name="P2678"/>
            <text:p text:style-name="P1018">[sɪˈvɪə]</text:p>
          </table:table-cell>
          <table:table-cell table:style-name="Таблица1.B2" office:value-type="string">
            <text:p text:style-name="P2678">Строгий, жестокий</text:p>
          </table:table-cell>
        </table:table-row>
        <table:table-row table:style-name="Таблица1.970">
          <table:table-cell table:style-name="Таблица1.A1334" office:value-type="string">
            <text:p text:style-name="P2679">3985)shook</text:p>
            <text:p text:style-name="P2679"/>
            <text:p text:style-name="P2679"/>
            <text:p text:style-name="P1019">[ʃuk]</text:p>
          </table:table-cell>
          <table:table-cell table:style-name="Таблица1.B2" office:value-type="string">
            <text:p text:style-name="P2679">Прошедшее время от shake</text:p>
          </table:table-cell>
        </table:table-row>
        <table:table-row table:style-name="Таблица1.970">
          <table:table-cell table:style-name="Таблица1.A1334" office:value-type="string">
            <text:p text:style-name="P2680">3986)mice</text:p>
            <text:p text:style-name="P2680"/>
            <text:p text:style-name="P2680"/>
            <text:p text:style-name="P1020">[maɪs]</text:p>
          </table:table-cell>
          <table:table-cell table:style-name="Таблица1.B2" office:value-type="string">
            <text:p text:style-name="P2680">Множественное от mouse</text:p>
          </table:table-cell>
        </table:table-row>
        <table:table-row table:style-name="Таблица1.970">
          <table:table-cell table:style-name="Таблица1.A1334" office:value-type="string">
            <text:p text:style-name="P2684">3987)shield</text:p>
            <text:p text:style-name="P2681"/>
            <text:p text:style-name="P2681"/>
            <text:p text:style-name="P1021">[ʃiːld]</text:p>
          </table:table-cell>
          <table:table-cell table:style-name="Таблица1.B2" office:value-type="string">
            <text:p text:style-name="P2682">Щит, экран, экранировать, защита, защищать</text:p>
          </table:table-cell>
        </table:table-row>
        <table:table-row table:style-name="Таблица1.970">
          <table:table-cell table:style-name="Таблица1.A1334" office:value-type="string">
            <text:p text:style-name="P2683">3988)wording</text:p>
            <text:p text:style-name="P2683"/>
            <text:p text:style-name="P2683"/>
            <text:p text:style-name="P1022">[ˈwɜːdɪŋ]</text:p>
          </table:table-cell>
          <table:table-cell table:style-name="Таблица1.B2" office:value-type="string">
            <text:p text:style-name="P2683">Формулировка, редакция</text:p>
          </table:table-cell>
        </table:table-row>
        <table:table-row table:style-name="Таблица1.970">
          <table:table-cell table:style-name="Таблица1.A1334" office:value-type="string">
            <text:p text:style-name="P2685">3989)shaken</text:p>
            <text:p text:style-name="P2685"/>
            <text:p text:style-name="P2685"/>
            <text:p text:style-name="P1023">[ˈʃeɪk(ə)n]</text:p>
          </table:table-cell>
          <table:table-cell table:style-name="Таблица1.B2" office:value-type="string">
            <text:p text:style-name="P2685">Причастие прошедшего времени от shake, <text:span text:style-name="T111">потрясён</text:span></text:p>
          </table:table-cell>
        </table:table-row>
        <table:table-row table:style-name="Таблица1.970">
          <table:table-cell table:style-name="Таблица1.A1339" office:value-type="string">
            <text:p text:style-name="P2686">3990)shame</text:p>
            <text:p text:style-name="P2686"/>
            <text:p text:style-name="P2686"/>
            <text:p text:style-name="P1024">[ʃeɪm]</text:p>
          </table:table-cell>
          <table:table-cell table:style-name="Таблица1.B2" office:value-type="string">
            <text:p text:style-name="P2686">Позор, стыд, пристыдить</text:p>
          </table:table-cell>
        </table:table-row>
        <table:table-row table:style-name="Таблица1.970">
          <table:table-cell table:style-name="Таблица1.A1339" office:value-type="string">
            <text:p text:style-name="P2687">3991)milestone</text:p>
            <text:p text:style-name="P2687"/>
            <text:p text:style-name="P2687"/>
            <text:p text:style-name="P1025">[ˈmaɪlstəun]</text:p>
          </table:table-cell>
          <table:table-cell table:style-name="Таблица1.B2" office:value-type="string">
            <text:p text:style-name="P2687">Этап, контрольная точка</text:p>
          </table:table-cell>
        </table:table-row>
        <table:table-row table:style-name="Таблица1.970">
          <table:table-cell table:style-name="Таблица1.A1339" office:value-type="string">
            <text:p text:style-name="P2688">3992)Monday</text:p>
            <text:p text:style-name="P2688"/>
            <text:p text:style-name="P2688"/>
            <text:p text:style-name="P1026">[ˈmʌndeɪ]</text:p>
          </table:table-cell>
          <table:table-cell table:style-name="Таблица1.B2" office:value-type="string">
            <text:p text:style-name="P2688">Понедельник</text:p>
          </table:table-cell>
        </table:table-row>
        <table:table-row table:style-name="Таблица1.970">
          <table:table-cell table:style-name="Таблица1.A1339" office:value-type="string">
            <text:p text:style-name="P2689">3993)truly</text:p>
            <text:p text:style-name="P2689"/>
            <text:p text:style-name="P2689"/>
            <text:p text:style-name="P1027"><text:soft-page-break/>[ˈtruːlɪ]</text:p>
          </table:table-cell>
          <table:table-cell table:style-name="Таблица1.B2" office:value-type="string">
            <text:p text:style-name="P2686"/>
            <text:p text:style-name="P2689"/>
            <text:p text:style-name="P2689"/>
            <text:p text:style-name="P2689"><text:soft-page-break/>Действительно, правдиво </text:p>
          </table:table-cell>
        </table:table-row>
        <table:table-row table:style-name="Таблица1.970">
          <table:table-cell table:style-name="Таблица1.A1339" office:value-type="string">
            <text:p text:style-name="P2690">3994)fee</text:p>
            <text:p text:style-name="P2690"/>
            <text:p text:style-name="P2690"/>
            <text:p text:style-name="P1028">[fiː]</text:p>
          </table:table-cell>
          <table:table-cell table:style-name="Таблица1.B2" office:value-type="string">
            <text:p text:style-name="P2690">Плата, вознаграждение</text:p>
          </table:table-cell>
        </table:table-row>
        <table:table-row table:style-name="Таблица1.970">
          <table:table-cell table:style-name="Таблица1.A1344" office:value-type="string">
            <text:p text:style-name="P2691">3995)indemnification</text:p>
            <text:p text:style-name="P2691"/>
            <text:p text:style-name="P2691"/>
            <text:p text:style-name="P1029">[ɪnˌdemnɪfɪˈkeɪʃ(ə)n]</text:p>
          </table:table-cell>
          <table:table-cell table:style-name="Таблица1.B2" office:value-type="string">
            <text:p text:style-name="P2691">Компенсация</text:p>
          </table:table-cell>
        </table:table-row>
        <table:table-row table:style-name="Таблица1.970">
          <table:table-cell table:style-name="Таблица1.A1344" office:value-type="string">
            <text:p text:style-name="P2692">3996)peace of mind</text:p>
            <text:p text:style-name="P2692"/>
            <text:p text:style-name="P2692"/>
            <text:p text:style-name="P2692"/>
          </table:table-cell>
          <table:table-cell table:style-name="Таблица1.B2" office:value-type="string">
            <text:p text:style-name="P2692">Душевное спокойствие</text:p>
          </table:table-cell>
        </table:table-row>
        <table:table-row table:style-name="Таблица1.970">
          <table:table-cell table:style-name="Таблица1.A1344" office:value-type="string">
            <text:p text:style-name="P2693">3997)blink</text:p>
            <text:p text:style-name="P2693"/>
            <text:p text:style-name="P2693"/>
            <text:p text:style-name="P1030">[blɪŋk]</text:p>
          </table:table-cell>
          <table:table-cell table:style-name="Таблица1.B2" office:value-type="string">
            <text:p text:style-name="P2693">Мигание, мигать</text:p>
          </table:table-cell>
        </table:table-row>
        <table:table-row table:style-name="Таблица1.970">
          <table:table-cell table:style-name="Таблица1.A1344" office:value-type="string">
            <text:p text:style-name="P2694">3998)proof</text:p>
            <text:p text:style-name="P2694"/>
            <text:p text:style-name="P2694"/>
            <text:p text:style-name="P1031">[pruːf]</text:p>
          </table:table-cell>
          <table:table-cell table:style-name="Таблица1.B2" office:value-type="string">
            <text:p text:style-name="P2694">Испытание, доказательство</text:p>
          </table:table-cell>
        </table:table-row>
        <table:table-row table:style-name="Таблица1.970">
          <table:table-cell table:style-name="Таблица1.A1344" office:value-type="string">
            <text:p text:style-name="P2695">3999)owe</text:p>
            <text:p text:style-name="P2695"/>
            <text:p text:style-name="P2695"/>
            <text:p text:style-name="P1032">[əu]</text:p>
          </table:table-cell>
          <table:table-cell table:style-name="Таблица1.B2" office:value-type="string">
            <text:p text:style-name="P2695">Задолжать</text:p>
          </table:table-cell>
        </table:table-row>
        <table:table-row table:style-name="Таблица1.970">
          <table:table-cell table:style-name="Таблица1.A1349" office:value-type="string">
            <text:p text:style-name="P2696">4000)phase out</text:p>
            <text:p text:style-name="P2696"/>
            <text:p text:style-name="P2696"/>
            <text:p text:style-name="P1033">[feɪz]</text:p>
          </table:table-cell>
          <table:table-cell table:style-name="Таблица1.B2" office:value-type="string">
            <text:p text:style-name="P2696">Постепенно прекращать</text:p>
          </table:table-cell>
        </table:table-row>
        <table:table-row table:style-name="Таблица1.970">
          <table:table-cell table:style-name="Таблица1.A1349" office:value-type="string">
            <text:p text:style-name="P2697">4001)appliance</text:p>
            <text:p text:style-name="P2697"/>
            <text:p text:style-name="P2697"/>
            <text:p text:style-name="P1034">[əˈplaɪən(t)s]</text:p>
          </table:table-cell>
          <table:table-cell table:style-name="Таблица1.B2" office:value-type="string">
            <text:p text:style-name="P2697">Прибор</text:p>
          </table:table-cell>
        </table:table-row>
        <table:table-row table:style-name="Таблица1.970">
          <table:table-cell table:style-name="Таблица1.A1349" office:value-type="string">
            <text:p text:style-name="P2698">4002)trench</text:p>
            <text:p text:style-name="P2698"/>
            <text:p text:style-name="P2698"/>
            <text:p text:style-name="P1035">[tren(t)ʃ]</text:p>
          </table:table-cell>
          <table:table-cell table:style-name="Таблица1.B2" office:value-type="string">
            <text:p text:style-name="P2698">Ров, канава</text:p>
          </table:table-cell>
        </table:table-row>
        <table:table-row table:style-name="Таблица1.970">
          <table:table-cell table:style-name="Таблица1.A1349" office:value-type="string">
            <text:p text:style-name="P2699">4003)weld</text:p>
            <text:p text:style-name="P2699"/>
            <text:p text:style-name="P2699"/>
            <text:p text:style-name="P1036">[weld]</text:p>
          </table:table-cell>
          <table:table-cell table:style-name="Таблица1.B2" office:value-type="string">
            <text:p text:style-name="P2699">Сваривать, сварной шов</text:p>
          </table:table-cell>
        </table:table-row>
        <table:table-row table:style-name="Таблица1.970">
          <table:table-cell table:style-name="Таблица1.A1349" office:value-type="string">
            <text:p text:style-name="P2700">4004)companion</text:p>
            <text:p text:style-name="P2700"/>
            <text:p text:style-name="P2700"/>
            <text:p text:style-name="P1037">[kəmˈpænjən]</text:p>
          </table:table-cell>
          <table:table-cell table:style-name="Таблица1.B2" office:value-type="string">
            <text:p text:style-name="P2700">Компаньон, спутник</text:p>
          </table:table-cell>
        </table:table-row>
        <table:table-row table:style-name="Таблица1.970">
          <table:table-cell table:style-name="Таблица1.A1354" office:value-type="string">
            <text:p text:style-name="P2701">4005)predictable</text:p>
            <text:p text:style-name="P2701"/>
            <text:p text:style-name="P2701"/>
            <text:p text:style-name="P1038">[prɪˈdɪktəbl]</text:p>
          </table:table-cell>
          <table:table-cell table:style-name="Таблица1.B2" office:value-type="string">
            <text:p text:style-name="P2701">Предсказуемый</text:p>
          </table:table-cell>
        </table:table-row>
        <table:table-row table:style-name="Таблица1.970">
          <table:table-cell table:style-name="Таблица1.A1354" office:value-type="string">
            <text:p text:style-name="P2702">4006)sliver</text:p>
            <text:p text:style-name="P2702"/>
            <text:p text:style-name="P2702"/>
            <text:p text:style-name="P1039">[ˈslɪvə]</text:p>
          </table:table-cell>
          <table:table-cell table:style-name="Таблица1.B2" office:value-type="string">
            <text:p text:style-name="P2702">Прядь, щепка</text:p>
          </table:table-cell>
        </table:table-row>
        <text:soft-page-break/>
        <table:table-row table:style-name="Таблица1.970">
          <table:table-cell table:style-name="Таблица1.A1354" office:value-type="string">
            <text:p text:style-name="P2703">4007)egress</text:p>
            <text:p text:style-name="P2703"/>
            <text:p text:style-name="P2703"/>
            <text:p text:style-name="P1040">[ˈiːgres]</text:p>
          </table:table-cell>
          <table:table-cell table:style-name="Таблица1.B2" office:value-type="string">
            <text:p text:style-name="P2703">Выход</text:p>
          </table:table-cell>
        </table:table-row>
        <table:table-row table:style-name="Таблица1.970">
          <table:table-cell table:style-name="Таблица1.A1354" office:value-type="string">
            <text:p text:style-name="P2704">4008)ingress</text:p>
            <text:p text:style-name="P2704"/>
            <text:p text:style-name="P2704"/>
            <text:p text:style-name="P1041">[ˈɪngres]</text:p>
          </table:table-cell>
          <table:table-cell table:style-name="Таблица1.B2" office:value-type="string">
            <text:p text:style-name="P2704">Доступ, вход</text:p>
          </table:table-cell>
        </table:table-row>
        <table:table-row table:style-name="Таблица1.970">
          <table:table-cell table:style-name="Таблица1.A1354" office:value-type="string">
            <text:p text:style-name="P2705">4009)harness</text:p>
            <text:p text:style-name="P2705"/>
            <text:p text:style-name="P2705"/>
            <text:p text:style-name="P1042">[ˈhɑːnɪs]</text:p>
          </table:table-cell>
          <table:table-cell table:style-name="Таблица1.B2" office:value-type="string">
            <text:p text:style-name="P2706">Запрягать, <text:span text:style-name="T112">упряжь</text:span></text:p>
          </table:table-cell>
        </table:table-row>
        <table:table-row table:style-name="Таблица1.970">
          <table:table-cell table:style-name="Таблица1.A1359" office:value-type="string">
            <text:p text:style-name="P2707">4010)wire up</text:p>
            <text:p text:style-name="P2707"/>
            <text:p text:style-name="P2707"/>
            <text:p text:style-name="P2707"/>
          </table:table-cell>
          <table:table-cell table:style-name="Таблица1.B2" office:value-type="string">
            <text:p text:style-name="P2707">Подключать</text:p>
          </table:table-cell>
        </table:table-row>
        <table:table-row table:style-name="Таблица1.970">
          <table:table-cell table:style-name="Таблица1.A1359" office:value-type="string">
            <text:p text:style-name="P2708">4011)peek</text:p>
            <text:p text:style-name="P2708"/>
            <text:p text:style-name="P2708"/>
            <text:p text:style-name="P1043">[piːk]</text:p>
          </table:table-cell>
          <table:table-cell table:style-name="Таблица1.B2" office:value-type="string">
            <text:p text:style-name="P2708">Быстрый взгляд, заглянуть, считывание элемента данных</text:p>
          </table:table-cell>
        </table:table-row>
        <table:table-row table:style-name="Таблица1.970">
          <table:table-cell table:style-name="Таблица1.A1359" office:value-type="string">
            <text:p text:style-name="P2709">4012)meaning</text:p>
            <text:p text:style-name="P2709"/>
            <text:p text:style-name="P2709"/>
            <text:p text:style-name="P1044">[ˈmiːnɪŋ]</text:p>
          </table:table-cell>
          <table:table-cell table:style-name="Таблица1.B2" office:value-type="string">
            <text:p text:style-name="P2709">Смысл, значение</text:p>
          </table:table-cell>
        </table:table-row>
        <table:table-row table:style-name="Таблица1.970">
          <table:table-cell table:style-name="Таблица1.A1359" office:value-type="string">
            <text:p text:style-name="P2710">4013)adaptive</text:p>
            <text:p text:style-name="P2710"/>
            <text:p text:style-name="P2710"/>
            <text:p text:style-name="P1045">[əˈdæptɪv]</text:p>
          </table:table-cell>
          <table:table-cell table:style-name="Таблица1.B2" office:value-type="string">
            <text:p text:style-name="P2710">Адаптивный</text:p>
          </table:table-cell>
        </table:table-row>
        <table:table-row table:style-name="Таблица1.970">
          <table:table-cell table:style-name="Таблица1.A1359" office:value-type="string">
            <text:p text:style-name="P2711">4014)temporize</text:p>
            <text:p text:style-name="P2711"/>
            <text:p text:style-name="P2711"/>
            <text:p text:style-name="P1046">[ˈtemp(ə)raɪz]</text:p>
          </table:table-cell>
          <table:table-cell table:style-name="Таблица1.B2" office:value-type="string">
            <text:p text:style-name="P2711">Медлить</text:p>
          </table:table-cell>
        </table:table-row>
        <table:table-row table:style-name="Таблица1.970">
          <table:table-cell table:style-name="Таблица1.A1364" office:value-type="string">
            <text:p text:style-name="P2712">4015)preliminary to</text:p>
            <text:p text:style-name="P2712"/>
            <text:p text:style-name="P2712"/>
            <text:p text:style-name="P1047">[prɪˈlɪmɪn(ə)rɪ]</text:p>
          </table:table-cell>
          <table:table-cell table:style-name="Таблица1.B2" office:value-type="string">
            <text:p text:style-name="P2712">Перед, до</text:p>
          </table:table-cell>
        </table:table-row>
        <table:table-row table:style-name="Таблица1.970">
          <table:table-cell table:style-name="Таблица1.A1364" office:value-type="string">
            <text:p text:style-name="P2713">4016)extent</text:p>
            <text:p text:style-name="P2713"/>
            <text:p text:style-name="P2713"/>
            <text:p text:style-name="P1048">[ɪkˈstent]</text:p>
          </table:table-cell>
          <table:table-cell table:style-name="Таблица1.B2" office:value-type="string">
            <text:p text:style-name="P2713">Степень, размер, пространство</text:p>
          </table:table-cell>
        </table:table-row>
        <table:table-row table:style-name="Таблица1.970">
          <table:table-cell table:style-name="Таблица1.A1364" office:value-type="string">
            <text:p text:style-name="P2714">4017)First of all</text:p>
            <text:p text:style-name="P2714"/>
            <text:p text:style-name="P2714"/>
            <text:p text:style-name="P2714"/>
          </table:table-cell>
          <table:table-cell table:style-name="Таблица1.B2" office:value-type="string">
            <text:p text:style-name="P2714">Прежде всего</text:p>
          </table:table-cell>
        </table:table-row>
        <table:table-row table:style-name="Таблица1.970">
          <table:table-cell table:style-name="Таблица1.A1364" office:value-type="string">
            <text:p text:style-name="P2715">4018)tire</text:p>
            <text:p text:style-name="P2715"/>
            <text:p text:style-name="P2715"/>
            <text:p text:style-name="P1049">[ˈtaɪə]</text:p>
          </table:table-cell>
          <table:table-cell table:style-name="Таблица1.B2" office:value-type="string">
            <text:p text:style-name="P2715">Шина, утомлять</text:p>
          </table:table-cell>
        </table:table-row>
        <table:table-row table:style-name="Таблица1.970">
          <table:table-cell table:style-name="Таблица1.A1364" office:value-type="string">
            <text:p text:style-name="P2716">4019)gem</text:p>
            <text:p text:style-name="P2716"/>
            <text:p text:style-name="P2716"/>
            <text:p text:style-name="P1050">[ʤem]</text:p>
          </table:table-cell>
          <table:table-cell table:style-name="Таблица1.B2" office:value-type="string">
            <text:p text:style-name="P2716">Жемчужина, драгоценный камень</text:p>
          </table:table-cell>
        </table:table-row>
        <table:table-row table:style-name="Таблица1.970">
          <table:table-cell table:style-name="Таблица1.A1369" office:value-type="string">
            <text:p text:style-name="P2717">4020)pollution</text:p>
            <text:p text:style-name="P2717"><text:soft-page-break/></text:p>
            <text:p text:style-name="P2717"/>
            <text:p text:style-name="P1051">[pəˈluːʃ(ə)n]</text:p>
          </table:table-cell>
          <table:table-cell table:style-name="Таблица1.B2" office:value-type="string">
            <text:p text:style-name="P2712"/>
            <text:p text:style-name="P2717"><text:soft-page-break/>Загрязнение</text:p>
          </table:table-cell>
        </table:table-row>
        <table:table-row table:style-name="Таблица1.970">
          <table:table-cell table:style-name="Таблица1.A1369" office:value-type="string">
            <text:p text:style-name="P2718">4021)playful</text:p>
            <text:p text:style-name="P2718"/>
            <text:p text:style-name="P2718"/>
            <text:p text:style-name="P1052">[ˈpleɪf(ə)l]</text:p>
          </table:table-cell>
          <table:table-cell table:style-name="Таблица1.B2" office:value-type="string">
            <text:p text:style-name="P2718">Игривый</text:p>
          </table:table-cell>
        </table:table-row>
        <table:table-row table:style-name="Таблица1.970">
          <table:table-cell table:style-name="Таблица1.A1369" office:value-type="string">
            <text:p text:style-name="P2719">4022)wizard</text:p>
            <text:p text:style-name="P2719"/>
            <text:p text:style-name="P2719"/>
            <text:p text:style-name="P1053">[ˈwɪzəd]</text:p>
          </table:table-cell>
          <table:table-cell table:style-name="Таблица1.B2" office:value-type="string">
            <text:p text:style-name="P2719">Волшебник, мастер, эксперт</text:p>
          </table:table-cell>
        </table:table-row>
        <table:table-row table:style-name="Таблица1.970">
          <table:table-cell table:style-name="Таблица1.A1369" office:value-type="string">
            <text:p text:style-name="P2720">4023)middleware</text:p>
            <text:p text:style-name="P2720"/>
            <text:p text:style-name="P2720"/>
            <text:p text:style-name="P1054">[ˈmidlˌwe(ə)r]</text:p>
          </table:table-cell>
          <table:table-cell table:style-name="Таблица1.B2" office:value-type="string">
            <text:p text:style-name="P2721">ПО промежуточного слоя</text:p>
          </table:table-cell>
        </table:table-row>
        <table:table-row table:style-name="Таблица1.970">
          <table:table-cell table:style-name="Таблица1.A1369" office:value-type="string">
            <text:p text:style-name="P2722">4024)timely</text:p>
            <text:p text:style-name="P2722"/>
            <text:p text:style-name="P2722"/>
            <text:p text:style-name="P1055">[ˈtaɪmlɪ]</text:p>
          </table:table-cell>
          <table:table-cell table:style-name="Таблица1.B2" office:value-type="string">
            <text:p text:style-name="P2722">Своевременно, своевременный</text:p>
          </table:table-cell>
        </table:table-row>
        <table:table-row table:style-name="Таблица1.970">
          <table:table-cell table:style-name="Таблица1.A1374" office:value-type="string">
            <text:p text:style-name="P2723">4025)warrant</text:p>
            <text:p text:style-name="P2723"/>
            <text:p text:style-name="P2723"/>
            <text:p text:style-name="P1056">[ˈwɔr(ə)nt]</text:p>
          </table:table-cell>
          <table:table-cell table:style-name="Таблица1.B2" office:value-type="string">
            <text:p text:style-name="P2723">Ордер, гарантировать</text:p>
          </table:table-cell>
        </table:table-row>
        <table:table-row table:style-name="Таблица1.970">
          <table:table-cell table:style-name="Таблица1.A1374" office:value-type="string">
            <text:p text:style-name="P2724">4026)executive</text:p>
            <text:p text:style-name="P2724"/>
            <text:p text:style-name="P2724"/>
            <text:p text:style-name="P1057">[ɪgˈzekjutɪv]</text:p>
          </table:table-cell>
          <table:table-cell table:style-name="Таблица1.B2" office:value-type="string">
            <text:p text:style-name="P2724">Исполнительный, руководитель, <text:span text:style-name="T114">управляющая программа</text:span></text:p>
          </table:table-cell>
        </table:table-row>
        <table:table-row table:style-name="Таблица1.970">
          <table:table-cell table:style-name="Таблица1.A1374" office:value-type="string">
            <text:p text:style-name="P2725">4027)predominant</text:p>
            <text:p text:style-name="P2725"/>
            <text:p text:style-name="P2725"/>
            <text:p text:style-name="P1058">[prɪˈdɔmɪnənt]</text:p>
          </table:table-cell>
          <table:table-cell table:style-name="Таблица1.B2" office:value-type="string">
            <text:p text:style-name="P2725">Преобладающий</text:p>
          </table:table-cell>
        </table:table-row>
        <table:table-row table:style-name="Таблица1.970">
          <table:table-cell table:style-name="Таблица1.A1374" office:value-type="string">
            <text:p text:style-name="P2726">4028)daunt</text:p>
            <text:p text:style-name="P2726"/>
            <text:p text:style-name="P2726"/>
            <text:p text:style-name="P1059">[dɔːnt]</text:p>
          </table:table-cell>
          <table:table-cell table:style-name="Таблица1.B2" office:value-type="string">
            <text:p text:style-name="P2726">Запугивать, <text:span text:style-name="T115">обескураживать</text:span></text:p>
          </table:table-cell>
        </table:table-row>
        <table:table-row table:style-name="Таблица1.970">
          <table:table-cell table:style-name="Таблица1.A1374" office:value-type="string">
            <text:p text:style-name="P2727">4029)onwards</text:p>
            <text:p text:style-name="P2727"/>
            <text:p text:style-name="P2727"/>
            <text:p text:style-name="P1060">[ˈɔnwədz]</text:p>
          </table:table-cell>
          <table:table-cell table:style-name="Таблица1.B2" office:value-type="string">
            <text:p text:style-name="P2727">Далее, вперёд</text:p>
          </table:table-cell>
        </table:table-row>
        <table:table-row table:style-name="Таблица1.970">
          <table:table-cell table:style-name="Таблица1.A1379" office:value-type="string">
            <text:p text:style-name="P2728">4030)subdivide</text:p>
            <text:p text:style-name="P2728"/>
            <text:p text:style-name="P2728"/>
            <text:p text:style-name="P1061">[ˌsʌbdɪˈvaɪd]</text:p>
          </table:table-cell>
          <table:table-cell table:style-name="Таблица1.B2" office:value-type="string">
            <text:p text:style-name="P2728">Подразделять</text:p>
          </table:table-cell>
        </table:table-row>
        <table:table-row table:style-name="Таблица1.970">
          <table:table-cell table:style-name="Таблица1.A1379" office:value-type="string">
            <text:p text:style-name="P2729">4031)coalescence</text:p>
            <text:p text:style-name="P2729"/>
            <text:p text:style-name="P2729"/>
            <text:p text:style-name="P1062">[kəuəˈles(ə)n(t)s]</text:p>
          </table:table-cell>
          <table:table-cell table:style-name="Таблица1.B2" office:value-type="string">
            <text:p text:style-name="P2730">Сращивание, объединение</text:p>
          </table:table-cell>
        </table:table-row>
        <table:table-row table:style-name="Таблица1.970">
          <table:table-cell table:style-name="Таблица1.A1379" office:value-type="string">
            <text:p text:style-name="P2731">4032)timeout</text:p>
            <text:p text:style-name="P2731"/>
            <text:p text:style-name="P2731"/>
            <text:p text:style-name="P2731"/>
          </table:table-cell>
          <table:table-cell table:style-name="Таблица1.B2" office:value-type="string">
            <text:p text:style-name="P2731">Перерыв</text:p>
          </table:table-cell>
        </table:table-row>
        <table:table-row table:style-name="Таблица1.970">
          <table:table-cell table:style-name="Таблица1.A1379" office:value-type="string">
            <text:p text:style-name="P2732">4033)evolve</text:p>
            <text:p text:style-name="P2732"/>
            <text:p text:style-name="P2732"><text:soft-page-break/></text:p>
            <text:p text:style-name="P1063">[ɪˈvɔlv]</text:p>
          </table:table-cell>
          <table:table-cell table:style-name="Таблица1.B2" office:value-type="string">
            <text:p text:style-name="P2728"/>
            <text:p text:style-name="P2728"/>
            <text:p text:style-name="P2732"><text:soft-page-break/>Развиваться</text:p>
          </table:table-cell>
        </table:table-row>
        <table:table-row table:style-name="Таблица1.970">
          <table:table-cell table:style-name="Таблица1.A1379" office:value-type="string">
            <text:p text:style-name="P2733">4034)round-robin</text:p>
            <text:p text:style-name="P2733"/>
            <text:p text:style-name="P2733"/>
            <text:p text:style-name="P1064">[ˌraundˈrɔbɪn]</text:p>
          </table:table-cell>
          <table:table-cell table:style-name="Таблица1.B2" office:value-type="string">
            <text:p text:style-name="P2733">Круговой, циклический</text:p>
          </table:table-cell>
        </table:table-row>
        <table:table-row table:style-name="Таблица1.970">
          <table:table-cell table:style-name="Таблица1.A1384" office:value-type="string">
            <text:p text:style-name="P2734">4035)coincidental</text:p>
            <text:p text:style-name="P2734"/>
            <text:p text:style-name="P2734"/>
            <text:p text:style-name="P1065">[kəuˌɪn(t)sɪˈdent(ə)l]</text:p>
          </table:table-cell>
          <table:table-cell table:style-name="Таблица1.B2" office:value-type="string">
            <text:p text:style-name="P2734">Случайный, совпадающий</text:p>
          </table:table-cell>
        </table:table-row>
        <table:table-row table:style-name="Таблица1.970">
          <table:table-cell table:style-name="Таблица1.A1384" office:value-type="string">
            <text:p text:style-name="P2735">4036)vice-versa</text:p>
            <text:p text:style-name="P2735"/>
            <text:p text:style-name="P2735"/>
            <text:p text:style-name="P1066">[ˌvaɪsɪˈvɜːsə]</text:p>
          </table:table-cell>
          <table:table-cell table:style-name="Таблица1.B2" office:value-type="string">
            <text:p text:style-name="P2735">Наоборот, обратно</text:p>
          </table:table-cell>
        </table:table-row>
        <table:table-row table:style-name="Таблица1.970">
          <table:table-cell table:style-name="Таблица1.A1384" office:value-type="string">
            <text:p text:style-name="P2736">4037)ongoing</text:p>
            <text:p text:style-name="P2736"/>
            <text:p text:style-name="P2736"/>
            <text:p text:style-name="P1067">[ˈɔnˌgəuɪŋ]</text:p>
          </table:table-cell>
          <table:table-cell table:style-name="Таблица1.B2" office:value-type="string">
            <text:p text:style-name="P2736">Постоянный, непрерывный, происходящий в настоящее время</text:p>
          </table:table-cell>
        </table:table-row>
        <table:table-row table:style-name="Таблица1.970">
          <table:table-cell table:style-name="Таблица1.A1384" office:value-type="string">
            <text:p text:style-name="P2737">4038)basis</text:p>
            <text:p text:style-name="P2737"/>
            <text:p text:style-name="P2737"/>
            <text:p text:style-name="P1068">[ˈbeɪsɪs]</text:p>
          </table:table-cell>
          <table:table-cell table:style-name="Таблица1.B2" office:value-type="string">
            <text:p text:style-name="P2737">Основа</text:p>
          </table:table-cell>
        </table:table-row>
        <table:table-row table:style-name="Таблица1.970">
          <table:table-cell table:style-name="Таблица1.A1384" office:value-type="string">
            <text:p text:style-name="P2738">4039)preserve</text:p>
            <text:p text:style-name="P2738"/>
            <text:p text:style-name="P2738"/>
            <text:p text:style-name="P1069">[prɪˈzɜːv]</text:p>
          </table:table-cell>
          <table:table-cell table:style-name="Таблица1.B2" office:value-type="string">
            <text:p text:style-name="P2738">Заповедник, сохранять</text:p>
          </table:table-cell>
        </table:table-row>
        <table:table-row table:style-name="Таблица1.970">
          <table:table-cell table:style-name="Таблица1.A1389" office:value-type="string">
            <text:p text:style-name="P2739">4040)unread</text:p>
            <text:p text:style-name="P2739"/>
            <text:p text:style-name="P2739"/>
            <text:p text:style-name="P1070">[ʌnˈred]</text:p>
          </table:table-cell>
          <table:table-cell table:style-name="Таблица1.B2" office:value-type="string">
            <text:p text:style-name="P2739">Непрочитанный</text:p>
          </table:table-cell>
        </table:table-row>
        <table:table-row table:style-name="Таблица1.970">
          <table:table-cell table:style-name="Таблица1.A1389" office:value-type="string">
            <text:p text:style-name="P2740">4041)it means that</text:p>
            <text:p text:style-name="P2740"/>
            <text:p text:style-name="P2740"/>
            <text:p text:style-name="P2740"/>
          </table:table-cell>
          <table:table-cell table:style-name="Таблица1.B2" office:value-type="string">
            <text:p text:style-name="P2740">Это значит, что</text:p>
          </table:table-cell>
        </table:table-row>
        <table:table-row table:style-name="Таблица1.970">
          <table:table-cell table:style-name="Таблица1.A1389" office:value-type="string">
            <text:p text:style-name="P2741">4042)depending on</text:p>
            <text:p text:style-name="P2741"/>
            <text:p text:style-name="P2741"/>
            <text:p text:style-name="P2741"/>
          </table:table-cell>
          <table:table-cell table:style-name="Таблица1.B2" office:value-type="string">
            <text:p text:style-name="P2741">В зависимости от</text:p>
          </table:table-cell>
        </table:table-row>
        <table:table-row table:style-name="Таблица1.970">
          <table:table-cell table:style-name="Таблица1.A1389" office:value-type="string">
            <text:p text:style-name="P2742">4043)frozen</text:p>
            <text:p text:style-name="P2742"/>
            <text:p text:style-name="P2742"/>
            <text:p text:style-name="P1071">[ˈfrəuz(ə)n]</text:p>
          </table:table-cell>
          <table:table-cell table:style-name="Таблица1.B2" office:value-type="string">
            <text:p text:style-name="P2742">Замороженный, замёрзший</text:p>
          </table:table-cell>
        </table:table-row>
        <table:table-row table:style-name="Таблица1.970">
          <table:table-cell table:style-name="Таблица1.A1389" office:value-type="string">
            <text:p text:style-name="P2743">4044)transaction</text:p>
            <text:p text:style-name="P2743"/>
            <text:p text:style-name="P2743"/>
            <text:p text:style-name="P1072">[trænˈzækʃ(ə)n]</text:p>
          </table:table-cell>
          <table:table-cell table:style-name="Таблица1.B2" office:value-type="string">
            <text:p text:style-name="P2743">Сделка, транзакция</text:p>
          </table:table-cell>
        </table:table-row>
        <table:table-row table:style-name="Таблица1.970">
          <table:table-cell table:style-name="Таблица1.A1394" office:value-type="string">
            <text:p text:style-name="P2744">4045)assuming that</text:p>
            <text:p text:style-name="P2744"/>
            <text:p text:style-name="P2744"/>
            <text:p text:style-name="P1073">[əˈs(j)uːmɪŋ]</text:p>
          </table:table-cell>
          <table:table-cell table:style-name="Таблица1.B2" office:value-type="string">
            <text:p text:style-name="P2744">При условии, что</text:p>
          </table:table-cell>
        </table:table-row>
        <table:table-row table:style-name="Таблица1.970">
          <table:table-cell table:style-name="Таблица1.A1394" office:value-type="string">
            <text:p text:style-name="P2745">4046)interaction</text:p>
            <text:p text:style-name="P2745"/>
            <text:p text:style-name="P2745"/>
            <text:p text:style-name="P1074"><text:soft-page-break/>[ˌɪntərˈækʃ(ə)n]</text:p>
          </table:table-cell>
          <table:table-cell table:style-name="Таблица1.B2" office:value-type="string">
            <text:p text:style-name="P2744"/>
            <text:p text:style-name="P2745"/>
            <text:p text:style-name="P2745"/>
            <text:p text:style-name="P2745"><text:soft-page-break/>Взаимодействие</text:p>
          </table:table-cell>
        </table:table-row>
        <table:table-row table:style-name="Таблица1.970">
          <table:table-cell table:style-name="Таблица1.A1394" office:value-type="string">
            <text:p text:style-name="P2746">4047)node</text:p>
            <text:p text:style-name="P2746"/>
            <text:p text:style-name="P2746"/>
            <text:p text:style-name="P1075">[nəud]</text:p>
          </table:table-cell>
          <table:table-cell table:style-name="Таблица1.B2" office:value-type="string">
            <text:p text:style-name="P2746">Узел</text:p>
          </table:table-cell>
        </table:table-row>
        <table:table-row table:style-name="Таблица1.970">
          <table:table-cell table:style-name="Таблица1.A1394" office:value-type="string">
            <text:p text:style-name="P2747">4048)reciprocally</text:p>
            <text:p text:style-name="P2747"/>
            <text:p text:style-name="P2747"/>
            <text:p text:style-name="P1076">[rɪˈsɪprək(ə)lɪ]</text:p>
          </table:table-cell>
          <table:table-cell table:style-name="Таблица1.B2" office:value-type="string">
            <text:p text:style-name="P2747">Взаимно, соответственно</text:p>
          </table:table-cell>
        </table:table-row>
        <table:table-row table:style-name="Таблица1.970">
          <table:table-cell table:style-name="Таблица1.A1394" office:value-type="string">
            <text:p text:style-name="P2748">4049)undesired</text:p>
            <text:p text:style-name="P2748"/>
            <text:p text:style-name="P2748"/>
            <text:p text:style-name="P1077">[ˌəndiˈzīrd]</text:p>
          </table:table-cell>
          <table:table-cell table:style-name="Таблица1.B2" office:value-type="string">
            <text:p text:style-name="P2748">Нежелательный</text:p>
          </table:table-cell>
        </table:table-row>
        <table:table-row table:style-name="Таблица1.970">
          <table:table-cell table:style-name="Таблица1.A1399" office:value-type="string">
            <text:p text:style-name="P2749">4050)occupancy</text:p>
            <text:p text:style-name="P2749"/>
            <text:p text:style-name="P2749"/>
            <text:p text:style-name="P1078">[ˈɔkjupən(t)sɪ]</text:p>
          </table:table-cell>
          <table:table-cell table:style-name="Таблица1.B2" office:value-type="string">
            <text:p text:style-name="P2749">Занятие</text:p>
          </table:table-cell>
        </table:table-row>
        <table:table-row table:style-name="Таблица1.970">
          <table:table-cell table:style-name="Таблица1.A1399" office:value-type="string">
            <text:p text:style-name="P2750">4051)underflow</text:p>
            <text:p text:style-name="P2750"/>
            <text:p text:style-name="P2750"/>
            <text:p text:style-name="P1079">[ˈʌndəˌfləʊ]</text:p>
          </table:table-cell>
          <table:table-cell table:style-name="Таблица1.B2" office:value-type="string">
            <text:p text:style-name="P2750">Недогрузка, исчезновение значащего разряда</text:p>
          </table:table-cell>
        </table:table-row>
        <table:table-row table:style-name="Таблица1.970">
          <table:table-cell table:style-name="Таблица1.A1399" office:value-type="string">
            <text:p text:style-name="P2751">4052)preferable</text:p>
            <text:p text:style-name="P2751"/>
            <text:p text:style-name="P2751"/>
            <text:p text:style-name="P1080">[ˈpref(ə)rəbl]</text:p>
          </table:table-cell>
          <table:table-cell table:style-name="Таблица1.B2" office:value-type="string">
            <text:p text:style-name="P2751">Предпочтительнее</text:p>
          </table:table-cell>
        </table:table-row>
        <table:table-row table:style-name="Таблица1.970">
          <table:table-cell table:style-name="Таблица1.A1399" office:value-type="string">
            <text:p text:style-name="P2752">4053)encase</text:p>
            <text:p text:style-name="P2752"/>
            <text:p text:style-name="P2752"/>
            <text:p text:style-name="P1081">[ɪnˈkeɪs]</text:p>
          </table:table-cell>
          <table:table-cell table:style-name="Таблица1.B2" office:value-type="string">
            <text:p text:style-name="P2752">Класть, упаковывать, полностью закрывать, вставлять</text:p>
          </table:table-cell>
        </table:table-row>
        <table:table-row table:style-name="Таблица1.970">
          <table:table-cell table:style-name="Таблица1.A1399" office:value-type="string">
            <text:p text:style-name="P2753">4054)stretch</text:p>
            <text:p text:style-name="P2753"/>
            <text:p text:style-name="P2753"/>
            <text:p text:style-name="P1082">[streʧ]</text:p>
          </table:table-cell>
          <table:table-cell table:style-name="Таблица1.B2" office:value-type="string">
            <text:p text:style-name="P2753">Растягивание, растягиваться, простирание, простираться</text:p>
          </table:table-cell>
        </table:table-row>
        <table:table-row table:style-name="Таблица1.970">
          <table:table-cell table:style-name="Таблица1.A1409" office:value-type="string">
            <text:p text:style-name="P2754">4055)circumvent</text:p>
            <text:p text:style-name="P2754"/>
            <text:p text:style-name="P2754"/>
            <text:p text:style-name="P1083">[ˌsɜːkəmˈvent]</text:p>
          </table:table-cell>
          <table:table-cell table:style-name="Таблица1.B2" office:value-type="string">
            <text:p text:style-name="P2755">Перехитрить</text:p>
          </table:table-cell>
        </table:table-row>
        <table:table-row table:style-name="Таблица1.970">
          <table:table-cell table:style-name="Таблица1.A1409" office:value-type="string">
            <text:p text:style-name="P2756">4056)dongle</text:p>
            <text:p text:style-name="P2756"/>
            <text:p text:style-name="P2756"/>
            <text:p text:style-name="P1084">[ˈdɒŋg(ə)l]</text:p>
          </table:table-cell>
          <table:table-cell table:style-name="Таблица1.B2" office:value-type="string">
            <text:p text:style-name="P2756">Ключ-заглушка</text:p>
          </table:table-cell>
        </table:table-row>
        <table:table-row table:style-name="Таблица1.970">
          <table:table-cell table:style-name="Таблица1.A1409" office:value-type="string">
            <text:p text:style-name="P2757">4057)high-end</text:p>
            <text:p text:style-name="P2757"/>
            <text:p text:style-name="P2757"/>
            <text:p text:style-name="P2757"/>
          </table:table-cell>
          <table:table-cell table:style-name="Таблица1.B2" office:value-type="string">
            <text:p text:style-name="P2757">Лидирующий, профессиональный</text:p>
          </table:table-cell>
        </table:table-row>
        <table:table-row table:style-name="Таблица1.970">
          <table:table-cell table:style-name="Таблица1.A1409" office:value-type="string">
            <text:p text:style-name="P2758">4058)coverage</text:p>
            <text:p text:style-name="P2758"/>
            <text:p text:style-name="P2758"/>
            <text:p text:style-name="P1085">[ˈkʌv(ə)rɪʤ]</text:p>
          </table:table-cell>
          <table:table-cell table:style-name="Таблица1.B2" office:value-type="string">
            <text:p text:style-name="P2758">Охват</text:p>
          </table:table-cell>
        </table:table-row>
        <table:table-row table:style-name="Таблица1.970">
          <table:table-cell table:style-name="Таблица1.A1409" office:value-type="string">
            <text:p text:style-name="P2759">4059)install</text:p>
            <text:p text:style-name="P2759"/>
            <text:p text:style-name="P2759"/>
            <text:p text:style-name="P1086">[ɪnˈstɔːl]</text:p>
          </table:table-cell>
          <table:table-cell table:style-name="Таблица1.B2" office:value-type="string">
            <text:p text:style-name="P2759">Устанавливать</text:p>
          </table:table-cell>
        </table:table-row>
        <text:soft-page-break/>
        <table:table-row table:style-name="Таблица1.970">
          <table:table-cell table:style-name="Таблица1.A1409" office:value-type="string">
            <text:p text:style-name="P2760">4060)denomination</text:p>
            <text:p text:style-name="P2760"/>
            <text:p text:style-name="P2760"/>
            <text:p text:style-name="P1087">[dɪˌnɔmɪˈneɪʃ(ə)n]</text:p>
          </table:table-cell>
          <table:table-cell table:style-name="Таблица1.B2" office:value-type="string">
            <text:p text:style-name="P2760">Название, достоинство, купюра</text:p>
          </table:table-cell>
        </table:table-row>
        <table:table-row table:style-name="Таблица1.970">
          <table:table-cell table:style-name="Таблица1.A1409" office:value-type="string">
            <text:p text:style-name="P2761">4061)beneath</text:p>
            <text:p text:style-name="P2761"/>
            <text:p text:style-name="P2761"/>
            <text:p text:style-name="P1088">[bɪˈniːθ]</text:p>
          </table:table-cell>
          <table:table-cell table:style-name="Таблица1.B2" office:value-type="string">
            <text:p text:style-name="P2761">Внизу, ниже, под</text:p>
          </table:table-cell>
        </table:table-row>
        <table:table-row table:style-name="Таблица1.970">
          <table:table-cell table:style-name="Таблица1.A1409" office:value-type="string">
            <text:p text:style-name="P2762">4062)instantiate</text:p>
            <text:p text:style-name="P2762"/>
            <text:p text:style-name="P2762"/>
            <text:p text:style-name="P1089">[ɪnˈstænʃɪeɪt]</text:p>
          </table:table-cell>
          <table:table-cell table:style-name="Таблица1.B2" office:value-type="string">
            <text:p text:style-name="P2762">Иллюстрировать примерами, приписывать значение, подвергать обработке</text:p>
          </table:table-cell>
        </table:table-row>
        <table:table-row table:style-name="Таблица1.970">
          <table:table-cell table:style-name="Таблица1.A1409" office:value-type="string">
            <text:p text:style-name="P2763">4063)assign</text:p>
            <text:p text:style-name="P2763"/>
            <text:p text:style-name="P2763"/>
            <text:p text:style-name="P1090">[əˈsaɪn]</text:p>
          </table:table-cell>
          <table:table-cell table:style-name="Таблица1.B2" office:value-type="string">
            <text:p text:style-name="P2763">Присваивать, назначать</text:p>
          </table:table-cell>
        </table:table-row>
        <table:table-row table:style-name="Таблица1.970">
          <table:table-cell table:style-name="Таблица1.A1409" office:value-type="string">
            <text:p text:style-name="P2764">4064)inductance</text:p>
            <text:p text:style-name="P2764"/>
            <text:p text:style-name="P2764"/>
            <text:p text:style-name="P1091">[ɪnˈdʌkt(ə)n(t)s]</text:p>
          </table:table-cell>
          <table:table-cell table:style-name="Таблица1.B2" office:value-type="string">
            <text:p text:style-name="P2764">Индуктивность, индукция</text:p>
          </table:table-cell>
        </table:table-row>
        <table:table-row table:style-name="Таблица1.970">
          <table:table-cell table:style-name="Таблица1.A1414" office:value-type="string">
            <text:p text:style-name="P2765">4065)explore</text:p>
            <text:p text:style-name="P2765"/>
            <text:p text:style-name="P2765"/>
            <text:p text:style-name="P1092">[ɪkˈsplɔː]</text:p>
          </table:table-cell>
          <table:table-cell table:style-name="Таблица1.B2" office:value-type="string">
            <text:p text:style-name="P2765">Исследовать, экспериментировать</text:p>
          </table:table-cell>
        </table:table-row>
        <table:table-row table:style-name="Таблица1.970">
          <table:table-cell table:style-name="Таблица1.A1414" office:value-type="string">
            <text:p text:style-name="P2766">4066)majority</text:p>
            <text:p text:style-name="P2766"/>
            <text:p text:style-name="P2766"/>
            <text:p text:style-name="P1093">[məˈʤɔrətɪ]</text:p>
          </table:table-cell>
          <table:table-cell table:style-name="Таблица1.B2" office:value-type="string">
            <text:p text:style-name="P2766">Большинство, мажоритарный</text:p>
          </table:table-cell>
        </table:table-row>
        <table:table-row table:style-name="Таблица1.970">
          <table:table-cell table:style-name="Таблица1.A1414" office:value-type="string">
            <text:p text:style-name="P2767">4067)clumsy</text:p>
            <text:p text:style-name="P2767"/>
            <text:p text:style-name="P2767"/>
            <text:p text:style-name="P1094">[ˈklʌmzɪ]</text:p>
          </table:table-cell>
          <table:table-cell table:style-name="Таблица1.B2" office:value-type="string">
            <text:p text:style-name="P2767">Не<text:span text:style-name="T116">у</text:span>клюжий</text:p>
          </table:table-cell>
        </table:table-row>
        <table:table-row table:style-name="Таблица1.970">
          <table:table-cell table:style-name="Таблица1.A1414" office:value-type="string">
            <text:p text:style-name="P2768">4068)noticeable</text:p>
            <text:p text:style-name="P2768"/>
            <text:p text:style-name="P2768"/>
            <text:p text:style-name="P1095">[ˈnəutɪsəbl]</text:p>
          </table:table-cell>
          <table:table-cell table:style-name="Таблица1.B2" office:value-type="string">
            <text:p text:style-name="P2768">Заметный</text:p>
          </table:table-cell>
        </table:table-row>
        <table:table-row table:style-name="Таблица1.970">
          <table:table-cell table:style-name="Таблица1.A1414" office:value-type="string">
            <text:p text:style-name="P2769">4069)numerically</text:p>
            <text:p text:style-name="P2769"/>
            <text:p text:style-name="P2769"/>
            <text:p text:style-name="P1096">[njuːˈmerɪklɪ]</text:p>
          </table:table-cell>
          <table:table-cell table:style-name="Таблица1.B2" office:value-type="string">
            <text:p text:style-name="P2769">Численно</text:p>
          </table:table-cell>
        </table:table-row>
        <table:table-row table:style-name="Таблица1.970">
          <table:table-cell table:style-name="Таблица1.A1419" office:value-type="string">
            <text:p text:style-name="P2770">4070)proofing</text:p>
            <text:p text:style-name="P2770"/>
            <text:p text:style-name="P2770"/>
            <text:p text:style-name="P1097">[ˈpruːfɪŋ]</text:p>
          </table:table-cell>
          <table:table-cell table:style-name="Таблица1.B2" office:value-type="string">
            <text:p text:style-name="P2770">Редактирование, опробование, защита от внешних воздействий</text:p>
          </table:table-cell>
        </table:table-row>
        <table:table-row table:style-name="Таблица1.970">
          <table:table-cell table:style-name="Таблица1.A1419" office:value-type="string">
            <text:p text:style-name="P2770">4071)whereby</text:p>
            <text:p text:style-name="P2770"/>
            <text:p text:style-name="P2770"/>
            <text:p text:style-name="P1097">[(h)wɛəˈbaɪ]</text:p>
          </table:table-cell>
          <table:table-cell table:style-name="Таблица1.B2" office:value-type="string">
            <text:p text:style-name="P2770">Посредством чего</text:p>
          </table:table-cell>
        </table:table-row>
        <table:table-row table:style-name="Таблица1.970">
          <table:table-cell table:style-name="Таблица1.A1419" office:value-type="string">
            <text:p text:style-name="P2770">4072)acquire</text:p>
            <text:p text:style-name="P2770"/>
            <text:p text:style-name="P2770"/>
            <text:p text:style-name="P1097">[əˈkwaɪə]</text:p>
          </table:table-cell>
          <table:table-cell table:style-name="Таблица1.B2" office:value-type="string">
            <text:p text:style-name="P2770">Запрашивать, приобретать</text:p>
          </table:table-cell>
        </table:table-row>
        <table:table-row table:style-name="Таблица1.970">
          <table:table-cell table:style-name="Таблица1.A1419" office:value-type="string">
            <text:p text:style-name="P2771">4073)underscore</text:p>
            <text:p text:style-name="P2771"><text:soft-page-break/></text:p>
            <text:p text:style-name="P2771"/>
            <text:p text:style-name="P1098">[ˌʌndəˈskɔː]</text:p>
          </table:table-cell>
          <table:table-cell table:style-name="Таблица1.B2" office:value-type="string">
            <text:p text:style-name="P2770"/>
            <text:p text:style-name="P2771"><text:soft-page-break/>Символ подчёркивания, подчёркивать</text:p>
          </table:table-cell>
        </table:table-row>
        <table:table-row table:style-name="Таблица1.970">
          <table:table-cell table:style-name="Таблица1.A1419" office:value-type="string">
            <text:p text:style-name="P2772">4074)snap</text:p>
            <text:p text:style-name="P2772"/>
            <text:p text:style-name="P2772"/>
            <text:p text:style-name="P1099">[snæp]</text:p>
          </table:table-cell>
          <table:table-cell table:style-name="Таблица1.B2" office:value-type="string">
            <text:p text:style-name="P2772">Захватывать, хватка, щелчок</text:p>
          </table:table-cell>
        </table:table-row>
        <table:table-row table:style-name="Таблица1.970">
          <table:table-cell table:style-name="Таблица1.A1424" office:value-type="string">
            <text:p text:style-name="P2773">4075)revenue</text:p>
            <text:p text:style-name="P2773"/>
            <text:p text:style-name="P2773"/>
            <text:p text:style-name="P1100">[ˈrev(ə)njuː]</text:p>
          </table:table-cell>
          <table:table-cell table:style-name="Таблица1.B2" office:value-type="string">
            <text:p text:style-name="P2774">Доход</text:p>
          </table:table-cell>
        </table:table-row>
        <table:table-row table:style-name="Таблица1.970">
          <table:table-cell table:style-name="Таблица1.A1424" office:value-type="string">
            <text:p text:style-name="P2775">4076)wrap up</text:p>
            <text:p text:style-name="P2775"/>
            <text:p text:style-name="P2775"/>
            <text:p text:style-name="P2775"/>
          </table:table-cell>
          <table:table-cell table:style-name="Таблица1.B2" office:value-type="string">
            <text:p text:style-name="P2775">Завершать, заворачивать, кутаться</text:p>
          </table:table-cell>
        </table:table-row>
        <table:table-row table:style-name="Таблица1.970">
          <table:table-cell table:style-name="Таблица1.A1424" office:value-type="string">
            <text:p text:style-name="P2776">4077)crosstalk</text:p>
            <text:p text:style-name="P2776"/>
            <text:p text:style-name="P2776"/>
            <text:p text:style-name="P1101">[ˈkrɒsˌtɔːk]</text:p>
          </table:table-cell>
          <table:table-cell table:style-name="Таблица1.B2" office:value-type="string">
            <text:p text:style-name="P2777">Перекрёстные помехи</text:p>
          </table:table-cell>
        </table:table-row>
        <table:table-row table:style-name="Таблица1.970">
          <table:table-cell table:style-name="Таблица1.A1424" office:value-type="string">
            <text:p text:style-name="P2778">4078)shark</text:p>
            <text:p text:style-name="P2778"/>
            <text:p text:style-name="P2778"/>
            <text:p text:style-name="P1102">[ʃɑːk]</text:p>
          </table:table-cell>
          <table:table-cell table:style-name="Таблица1.B2" office:value-type="string">
            <text:p text:style-name="P2778">Акула</text:p>
          </table:table-cell>
        </table:table-row>
        <table:table-row table:style-name="Таблица1.970">
          <table:table-cell table:style-name="Таблица1.A1424" office:value-type="string">
            <text:p text:style-name="P2779">4079)shatter</text:p>
            <text:p text:style-name="P2779"/>
            <text:p text:style-name="P2779"/>
            <text:p text:style-name="P1103">[ˈʃætə]</text:p>
          </table:table-cell>
          <table:table-cell table:style-name="Таблица1.B2" office:value-type="string">
            <text:p text:style-name="P2779">Расшатывать, поколебать, разрушить</text:p>
          </table:table-cell>
        </table:table-row>
        <table:table-row table:style-name="Таблица1.970">
          <table:table-cell table:style-name="Таблица1.A1425" office:value-type="string">
            <text:p text:style-name="P2780">4080)likewise</text:p>
            <text:p text:style-name="P2780"/>
            <text:p text:style-name="P2780"/>
            <text:p text:style-name="P1104">[ˈlaɪkwaɪz]</text:p>
          </table:table-cell>
          <table:table-cell table:style-name="Таблица1.B2" office:value-type="string">
            <text:p text:style-name="P2781">Также, подобно</text:p>
          </table:table-cell>
        </table:table-row>
        <table:table-row table:style-name="Таблица1.970">
          <table:table-cell table:style-name="Таблица1.A1426" office:value-type="string">
            <text:p text:style-name="P2782">4081)gauge</text:p>
            <text:p text:style-name="P2782"/>
            <text:p text:style-name="P2782"/>
            <text:p text:style-name="P1105">[geɪʤ]</text:p>
          </table:table-cell>
          <table:table-cell table:style-name="Таблица1.B2" office:value-type="string">
            <text:p text:style-name="P2783">Измерительный прибор, критерий, калибровать, мера,шкала </text:p>
          </table:table-cell>
        </table:table-row>
        <table:table-row table:style-name="Таблица1.970">
          <table:table-cell table:style-name="Таблица1.A1427" office:value-type="string">
            <text:p text:style-name="P2784">4082)tilt</text:p>
            <text:p text:style-name="P2784"/>
            <text:p text:style-name="P2784"/>
            <text:p text:style-name="P1106">[tɪlt]</text:p>
          </table:table-cell>
          <table:table-cell table:style-name="Таблица1.B2" office:value-type="string">
            <text:p text:style-name="P2785">Наклонять, тент, наклон</text:p>
          </table:table-cell>
        </table:table-row>
        <table:table-row table:style-name="Таблица1.970">
          <table:table-cell table:style-name="Таблица1.A1428" office:value-type="string">
            <text:p text:style-name="P2786">4083)heading</text:p>
            <text:p text:style-name="P2786"/>
            <text:p text:style-name="P2786"/>
            <text:p text:style-name="P1107">[ˈhedɪŋ]</text:p>
          </table:table-cell>
          <table:table-cell table:style-name="Таблица1.B2" office:value-type="string">
            <text:p text:style-name="P2786">Заголовок, рубрика</text:p>
          </table:table-cell>
        </table:table-row>
        <table:table-row table:style-name="Таблица1.970">
          <table:table-cell table:style-name="Таблица1.A1429" office:value-type="string">
            <text:p text:style-name="P2787">4084)greedy</text:p>
            <text:p text:style-name="P2787"/>
            <text:p text:style-name="P2787"/>
            <text:p text:style-name="P1108">[ˈgriːdɪ]</text:p>
          </table:table-cell>
          <table:table-cell table:style-name="Таблица1.B2" office:value-type="string">
            <text:p text:style-name="P2788">Жадный</text:p>
          </table:table-cell>
        </table:table-row>
        <table:table-row table:style-name="Таблица1.970">
          <table:table-cell table:style-name="Таблица1.A1430" office:value-type="string">
            <text:p text:style-name="P2789">4085)enclosure</text:p>
            <text:p text:style-name="P2789"/>
            <text:p text:style-name="P2789"/>
            <text:p text:style-name="P1109">[ɪnˈkləuʒə]</text:p>
          </table:table-cell>
          <table:table-cell table:style-name="Таблица1.B2" office:value-type="string">
            <text:p text:style-name="P2789">Корпус, включение, ограждение</text:p>
          </table:table-cell>
        </table:table-row>
        <table:table-row table:style-name="Таблица1.970">
          <table:table-cell table:style-name="Таблица1.A1431" office:value-type="string">
            <text:p text:style-name="P2790">4086)chop</text:p>
            <text:p text:style-name="P2790"/>
            <text:p text:style-name="P2790"><text:soft-page-break/></text:p>
            <text:p text:style-name="P1110">[ʧɔp]</text:p>
          </table:table-cell>
          <table:table-cell table:style-name="Таблица1.B2" office:value-type="string">
            <text:p text:style-name="P2789"/>
            <text:p text:style-name="P2790"/>
            <text:p text:style-name="P2790"><text:soft-page-break/>Отбивная, нарезать, рубить</text:p>
          </table:table-cell>
        </table:table-row>
        <table:table-row table:style-name="Таблица1.970">
          <table:table-cell table:style-name="Таблица1.A1432" office:value-type="string">
            <text:p text:style-name="P2791">4087)bring up</text:p>
            <text:p text:style-name="P2791"/>
            <text:p text:style-name="P2791"/>
            <text:p text:style-name="P2791"/>
          </table:table-cell>
          <table:table-cell table:style-name="Таблица1.B2" office:value-type="string">
            <text:p text:style-name="P2791">Поднимать, воспитывать</text:p>
          </table:table-cell>
        </table:table-row>
        <table:table-row table:style-name="Таблица1.970">
          <table:table-cell table:style-name="Таблица1.A1433" office:value-type="string">
            <text:p text:style-name="P2792">4088)intrinsic</text:p>
            <text:p text:style-name="P2792"/>
            <text:p text:style-name="P2792"/>
            <text:p text:style-name="P1111">[ɪnˈtrɪnzɪk]</text:p>
          </table:table-cell>
          <table:table-cell table:style-name="Таблица1.B2" office:value-type="string">
            <text:p text:style-name="P2792">Присущий, <text:span text:style-name="T117">внутренний, </text:span>встроенный</text:p>
          </table:table-cell>
        </table:table-row>
        <table:table-row table:style-name="Таблица1.970">
          <table:table-cell table:style-name="Таблица1.A1434" office:value-type="string">
            <text:p text:style-name="P2793">4089)background</text:p>
            <text:p text:style-name="P2793"/>
            <text:p text:style-name="P2793"/>
            <text:p text:style-name="P1112">[ˈbækgraund]</text:p>
          </table:table-cell>
          <table:table-cell table:style-name="Таблица1.B2" office:value-type="string">
            <text:p text:style-name="P2793">Фон, предпосылка</text:p>
          </table:table-cell>
        </table:table-row>
        <table:table-row table:style-name="Таблица1.970">
          <table:table-cell table:style-name="Таблица1.A1435" office:value-type="string">
            <text:p text:style-name="P2794">4090)aforementioned</text:p>
            <text:p text:style-name="P2794"/>
            <text:p text:style-name="P2794"/>
            <text:p text:style-name="P1113">[əˌfɔːˈmen(t)ʃ(ə)nd]</text:p>
          </table:table-cell>
          <table:table-cell table:style-name="Таблица1.B2" office:value-type="string">
            <text:p text:style-name="P2794">Вышеупомянутый</text:p>
          </table:table-cell>
        </table:table-row>
        <table:table-row table:style-name="Таблица1.970">
          <table:table-cell table:style-name="Таблица1.A1436" office:value-type="string">
            <text:p text:style-name="P2795">4091)neglect</text:p>
            <text:p text:style-name="P2795"/>
            <text:p text:style-name="P2795"/>
            <text:p text:style-name="P1114">[nɪˈglekt]</text:p>
          </table:table-cell>
          <table:table-cell table:style-name="Таблица1.B2" office:value-type="string">
            <text:p text:style-name="P2795">Пренебрегать, пренебрежение</text:p>
          </table:table-cell>
        </table:table-row>
        <table:table-row table:style-name="Таблица1.970">
          <table:table-cell table:style-name="Таблица1.A1437" office:value-type="string">
            <text:p text:style-name="P2796">4092)redistribution</text:p>
            <text:p text:style-name="P2796"/>
            <text:p text:style-name="P2796"/>
            <text:p text:style-name="P1115">[ˌriːdɪstrɪˈbjuːʃ(ə)n]</text:p>
          </table:table-cell>
          <table:table-cell table:style-name="Таблица1.B2" office:value-type="string">
            <text:p text:style-name="P2796">Перераспределение, <text:span text:style-name="T118">передел</text:span></text:p>
          </table:table-cell>
        </table:table-row>
        <table:table-row table:style-name="Таблица1.970">
          <table:table-cell table:style-name="Таблица1.A1438" office:value-type="string">
            <text:p text:style-name="P2797">4093)substitution</text:p>
            <text:p text:style-name="P2797"/>
            <text:p text:style-name="P2797"/>
            <text:p text:style-name="P1116">[ˌsʌbstɪˈtjuːʃ(ə)n]</text:p>
          </table:table-cell>
          <table:table-cell table:style-name="Таблица1.B2" office:value-type="string">
            <text:p text:style-name="P2797">Замена, подстановка</text:p>
          </table:table-cell>
        </table:table-row>
        <table:table-row table:style-name="Таблица1.970">
          <table:table-cell table:style-name="Таблица1.A1439" office:value-type="string">
            <text:p text:style-name="P2798">4094)time domain</text:p>
            <text:p text:style-name="P2798"/>
            <text:p text:style-name="P2798"/>
            <text:p text:style-name="P2798"/>
          </table:table-cell>
          <table:table-cell table:style-name="Таблица1.B2" office:value-type="string">
            <text:p text:style-name="P2798">Временная область, временной интервал</text:p>
          </table:table-cell>
        </table:table-row>
        <table:table-row table:style-name="Таблица1.970">
          <table:table-cell table:style-name="Таблица1.A1440" office:value-type="string">
            <text:p text:style-name="P2799">4095)tower</text:p>
            <text:p text:style-name="P2799"/>
            <text:p text:style-name="P2799"/>
            <text:p text:style-name="P1117">[ˈtauə]</text:p>
          </table:table-cell>
          <table:table-cell table:style-name="Таблица1.B2" office:value-type="string">
            <text:p text:style-name="P2799">Башня</text:p>
          </table:table-cell>
        </table:table-row>
        <table:table-row table:style-name="Таблица1.970">
          <table:table-cell table:style-name="Таблица1.A1441" office:value-type="string">
            <text:p text:style-name="P2800">4096)deficiency</text:p>
            <text:p text:style-name="P2800"/>
            <text:p text:style-name="P2800"/>
            <text:p text:style-name="P1118">[dɪˈfɪʃ(ə)n(t)sɪ]</text:p>
          </table:table-cell>
          <table:table-cell table:style-name="Таблица1.B2" office:value-type="string">
            <text:p text:style-name="P2800">Дефицит, <text:span text:style-name="T119">недостаток</text:span></text:p>
          </table:table-cell>
        </table:table-row>
        <table:table-row table:style-name="Таблица1.970">
          <table:table-cell table:style-name="Таблица1.A1442" office:value-type="string">
            <text:p text:style-name="P2801">4097)conductive</text:p>
            <text:p text:style-name="P2801"/>
            <text:p text:style-name="P2801"/>
            <text:p text:style-name="P1119">[kənˈdʌktɪv]</text:p>
          </table:table-cell>
          <table:table-cell table:style-name="Таблица1.B2" office:value-type="string">
            <text:p text:style-name="P2801">Проводящий</text:p>
          </table:table-cell>
        </table:table-row>
        <table:table-row table:style-name="Таблица1.970">
          <table:table-cell table:style-name="Таблица1.A1443" office:value-type="string">
            <text:p text:style-name="P2802">4098)rail</text:p>
            <text:p text:style-name="P2802"/>
            <text:p text:style-name="P2802"/>
            <text:p text:style-name="P1120">[reɪl]</text:p>
          </table:table-cell>
          <table:table-cell table:style-name="Таблица1.B2" office:value-type="string">
            <text:p text:style-name="P2802">Рельс, канал, шина</text:p>
          </table:table-cell>
        </table:table-row>
        <table:table-row table:style-name="Таблица1.970">
          <table:table-cell table:style-name="Таблица1.A1444" office:value-type="string">
            <text:p text:style-name="P2803">4099)sander</text:p>
            <text:p text:style-name="P2803"/>
            <text:p text:style-name="P2803"/>
            <text:p text:style-name="P1121"><text:soft-page-break/>[ˈsændə]</text:p>
          </table:table-cell>
          <table:table-cell table:style-name="Таблица1.B2" office:value-type="string">
            <text:p text:style-name="P2802"/>
            <text:p text:style-name="P2803"/>
            <text:p text:style-name="P2803"/>
            <text:p text:style-name="P2803"><text:soft-page-break/>Шлифовальная машинка</text:p>
          </table:table-cell>
        </table:table-row>
        <table:table-row table:style-name="Таблица1.970">
          <table:table-cell table:style-name="Таблица1.A1445" office:value-type="string">
            <text:p text:style-name="P2804">4100)matching</text:p>
            <text:p text:style-name="P2804"/>
            <text:p text:style-name="P2804"/>
            <text:p text:style-name="P1122">[mæ̱tʃɪŋ]</text:p>
          </table:table-cell>
          <table:table-cell table:style-name="Таблица1.B2" office:value-type="string">
            <text:p text:style-name="P2804">Согласование</text:p>
          </table:table-cell>
        </table:table-row>
        <table:table-row table:style-name="Таблица1.970">
          <table:table-cell table:style-name="Таблица1.A1446" office:value-type="string">
            <text:p text:style-name="P2805">4101)optocoupler</text:p>
            <text:p text:style-name="P2805"/>
            <text:p text:style-name="P2805"/>
            <text:p text:style-name="P1123">[ˈäptōˌkəplər]</text:p>
          </table:table-cell>
          <table:table-cell table:style-name="Таблица1.B2" office:value-type="string">
            <text:p text:style-name="P2805">Оптопара</text:p>
          </table:table-cell>
        </table:table-row>
        <table:table-row table:style-name="Таблица1.970">
          <table:table-cell table:style-name="Таблица1.A1447" office:value-type="string">
            <text:p text:style-name="P2806">4102)eval</text:p>
            <text:p text:style-name="P2806"/>
            <text:p text:style-name="P2806"/>
            <text:p text:style-name="P1124">[`i:v(ə)l]</text:p>
          </table:table-cell>
          <table:table-cell table:style-name="Таблица1.B2" office:value-type="string">
            <text:p text:style-name="P2807">Оценка, вычисление</text:p>
          </table:table-cell>
        </table:table-row>
        <table:table-row table:style-name="Таблица1.970">
          <table:table-cell table:style-name="Таблица1.A1448" office:value-type="string">
            <text:p text:style-name="P2808">4103)imbue</text:p>
            <text:p text:style-name="P2808"/>
            <text:p text:style-name="P2808"/>
            <text:p text:style-name="P1125">[ɪmˈbjuː]</text:p>
          </table:table-cell>
          <table:table-cell table:style-name="Таблица1.B2" office:value-type="string">
            <text:p text:style-name="P2808">Насыщать, окрашивать, вдохновлять, <text:span text:style-name="T120">внушать</text:span></text:p>
          </table:table-cell>
        </table:table-row>
        <table:table-row table:style-name="Таблица1.970">
          <table:table-cell table:style-name="Таблица1.A1449" office:value-type="string">
            <text:p text:style-name="P2809">4104)justify</text:p>
            <text:p text:style-name="P2809"/>
            <text:p text:style-name="P2809"/>
            <text:p text:style-name="P1126">[ˈʤʌstɪfaɪ]</text:p>
          </table:table-cell>
          <table:table-cell table:style-name="Таблица1.B2" office:value-type="string">
            <text:p text:style-name="P2809">Оправдывать, объяснять, выравнивать</text:p>
          </table:table-cell>
        </table:table-row>
        <table:table-row table:style-name="Таблица1.970">
          <table:table-cell table:style-name="Таблица1.A1450" office:value-type="string">
            <text:p text:style-name="P2810">4105)cast</text:p>
            <text:p text:style-name="P2810"/>
            <text:p text:style-name="P2810"/>
            <text:p text:style-name="P1127">[kɑːst]</text:p>
          </table:table-cell>
          <table:table-cell table:style-name="Таблица1.B2" office:value-type="string">
            <text:p text:style-name="P2810">Бросать, бросок, <text:span text:style-name="T121">приводить к (форма), приведение</text:span></text:p>
          </table:table-cell>
        </table:table-row>
        <table:table-row table:style-name="Таблица1.970">
          <table:table-cell table:style-name="Таблица1.A1451" office:value-type="string">
            <text:p text:style-name="P2811">4106)rear</text:p>
            <text:p text:style-name="P2811"/>
            <text:p text:style-name="P2811"/>
            <text:p text:style-name="P1128">[rɪə]</text:p>
          </table:table-cell>
          <table:table-cell table:style-name="Таблица1.B2" office:value-type="string">
            <text:p text:style-name="P2811">Задний, тыл</text:p>
          </table:table-cell>
        </table:table-row>
        <table:table-row table:style-name="Таблица1.970">
          <table:table-cell table:style-name="Таблица1.A1452" office:value-type="string">
            <text:p text:style-name="P2812">4107)slue</text:p>
            <text:p text:style-name="P2812"/>
            <text:p text:style-name="P2812"/>
            <text:p text:style-name="P1129">[sluː]</text:p>
          </table:table-cell>
          <table:table-cell table:style-name="Таблица1.B2" office:value-type="string">
            <text:p text:style-name="P2812">Поворот, поворачивать, крутиться</text:p>
          </table:table-cell>
        </table:table-row>
        <table:table-row table:style-name="Таблица1.970">
          <table:table-cell table:style-name="Таблица1.A1453" office:value-type="string">
            <text:p text:style-name="P2813">4108)rack</text:p>
            <text:p text:style-name="P2813"/>
            <text:p text:style-name="P2813"/>
            <text:p text:style-name="P1130">[ræk]</text:p>
          </table:table-cell>
          <table:table-cell table:style-name="Таблица1.B2" office:value-type="string">
            <text:p text:style-name="P2813">Стойка</text:p>
          </table:table-cell>
        </table:table-row>
        <table:table-row table:style-name="Таблица1.970">
          <table:table-cell table:style-name="Таблица1.A1454" office:value-type="string">
            <text:p text:style-name="P2814">4109)dimensional</text:p>
            <text:p text:style-name="P2814"/>
            <text:p text:style-name="P2814"/>
            <text:p text:style-name="P1131">[daɪˈmenʃ(ə)n(ə)l]</text:p>
          </table:table-cell>
          <table:table-cell table:style-name="Таблица1.B2" office:value-type="string">
            <text:p text:style-name="P2814">Пространственный</text:p>
          </table:table-cell>
        </table:table-row>
        <table:table-row table:style-name="Таблица1.970">
          <table:table-cell table:style-name="Таблица1.A1455" office:value-type="string">
            <text:p text:style-name="P2815">4110)congestion</text:p>
            <text:p text:style-name="P2815"/>
            <text:p text:style-name="P2815"/>
            <text:p text:style-name="P1132">[kənˈʤesʧ(ə)n]</text:p>
          </table:table-cell>
          <table:table-cell table:style-name="Таблица1.B2" office:value-type="string">
            <text:p text:style-name="P2815">Перегрузка, затор, скопление</text:p>
          </table:table-cell>
        </table:table-row>
        <table:table-row table:style-name="Таблица1.970">
          <table:table-cell table:style-name="Таблица1.A1456" office:value-type="string">
            <text:p text:style-name="P2816">4111)closure</text:p>
            <text:p text:style-name="P2816"/>
            <text:p text:style-name="P2816"/>
            <text:p text:style-name="P1133">[ˈkləuʒə]</text:p>
          </table:table-cell>
          <table:table-cell table:style-name="Таблица1.B2" office:value-type="string">
            <text:p text:style-name="P2817">Закрытие</text:p>
          </table:table-cell>
        </table:table-row>
        <table:table-row table:style-name="Таблица1.970">
          <table:table-cell table:style-name="Таблица1.A1457" office:value-type="string">
            <text:p text:style-name="P2818">4112)synthesis</text:p>
            <text:p text:style-name="P2818"/>
            <text:p text:style-name="P2818"/>
            <text:p text:style-name="P1134">[ˈsɪnθəsɪs]</text:p>
          </table:table-cell>
          <table:table-cell table:style-name="Таблица1.B2" office:value-type="string">
            <text:p text:style-name="P2818">Синтез</text:p>
          </table:table-cell>
        </table:table-row>
        <text:soft-page-break/>
        <table:table-row table:style-name="Таблица1.970">
          <table:table-cell table:style-name="Таблица1.A1458" office:value-type="string">
            <text:p text:style-name="P2819">4113)adhere</text:p>
            <text:p text:style-name="P2819"/>
            <text:p text:style-name="P2819"/>
            <text:p text:style-name="P1135">[ədˈhɪə]</text:p>
          </table:table-cell>
          <table:table-cell table:style-name="Таблица1.B2" office:value-type="string">
            <text:p text:style-name="P2819">Прилипать, придерживаться</text:p>
          </table:table-cell>
        </table:table-row>
        <table:table-row table:style-name="Таблица1.970">
          <table:table-cell table:style-name="Таблица1.A1459" office:value-type="string">
            <text:p text:style-name="P2820">4114)<text:span text:style-name="T122">stitch</text:span></text:p>
            <text:p text:style-name="P2820"/>
            <text:p text:style-name="P2820"/>
            <text:p text:style-name="P1136">[stɪʧ]</text:p>
          </table:table-cell>
          <table:table-cell table:style-name="Таблица1.B2" office:value-type="string">
            <text:p text:style-name="P2821">Шить, стежок</text:p>
          </table:table-cell>
        </table:table-row>
        <table:table-row table:style-name="Таблица1.970">
          <table:table-cell table:style-name="Таблица1.A1460" office:value-type="string">
            <text:p text:style-name="P2822">4115)handoff</text:p>
            <text:p text:style-name="P2822"/>
            <text:p text:style-name="P2822"/>
            <text:p text:style-name="P1137">[ˈhandˌôf; -ˌäf]</text:p>
          </table:table-cell>
          <table:table-cell table:style-name="Таблица1.B2" office:value-type="string">
            <text:p text:style-name="P2822">Передача, передавать</text:p>
          </table:table-cell>
        </table:table-row>
        <table:table-row table:style-name="Таблица1.970">
          <table:table-cell table:style-name="Таблица1.A1461" office:value-type="string">
            <text:p text:style-name="P2823">4116)interim</text:p>
            <text:p text:style-name="P2823"/>
            <text:p text:style-name="P2823"/>
            <text:p text:style-name="P1138">[ˈɪnt(ə)rɪm]</text:p>
          </table:table-cell>
          <table:table-cell table:style-name="Таблица1.B2" office:value-type="string">
            <text:p text:style-name="P2823">Промежуточный, временный</text:p>
          </table:table-cell>
        </table:table-row>
        <table:table-row table:style-name="Таблица1.970">
          <table:table-cell table:style-name="Таблица1.A1462" office:value-type="string">
            <text:p text:style-name="P2824">4117)strict</text:p>
            <text:p text:style-name="P2824"/>
            <text:p text:style-name="P2824"/>
            <text:p text:style-name="P1139">[strɪkt]</text:p>
          </table:table-cell>
          <table:table-cell table:style-name="Таблица1.B2" office:value-type="string">
            <text:p text:style-name="P2825">Строгий, точный</text:p>
          </table:table-cell>
        </table:table-row>
        <table:table-row table:style-name="Таблица1.970">
          <table:table-cell table:style-name="Таблица1.A1463" office:value-type="string">
            <text:p text:style-name="P2826">4118)take advantage</text:p>
            <text:p text:style-name="P2826"/>
            <text:p text:style-name="P2826"/>
            <text:p text:style-name="P2826"/>
          </table:table-cell>
          <table:table-cell table:style-name="Таблица1.B2" office:value-type="string">
            <text:p text:style-name="P2826">Использовать</text:p>
          </table:table-cell>
        </table:table-row>
        <table:table-row table:style-name="Таблица1.970">
          <table:table-cell table:style-name="Таблица1.A1464" office:value-type="string">
            <text:p text:style-name="P2827">4119)pertinent</text:p>
            <text:p text:style-name="P2827"/>
            <text:p text:style-name="P2827"/>
            <text:p text:style-name="P1140">[ˈpɜːtɪnənt]</text:p>
          </table:table-cell>
          <table:table-cell table:style-name="Таблица1.B2" office:value-type="string">
            <text:p text:style-name="P2827">Уместный, подходящий</text:p>
          </table:table-cell>
        </table:table-row>
        <table:table-row table:style-name="Таблица1.970">
          <table:table-cell table:style-name="Таблица1.A1465" office:value-type="string">
            <text:p text:style-name="P2828">4120)forth</text:p>
            <text:p text:style-name="P2828"/>
            <text:p text:style-name="P2828"/>
            <text:p text:style-name="P1141">[fɔːθ]</text:p>
          </table:table-cell>
          <table:table-cell table:style-name="Таблица1.B2" office:value-type="string">
            <text:p text:style-name="P2828">Вперед, дальше</text:p>
          </table:table-cell>
        </table:table-row>
        <table:table-row table:style-name="Таблица1.970">
          <table:table-cell table:style-name="Таблица1.A1466" office:value-type="string">
            <text:p text:style-name="P2829">4121)streamline</text:p>
            <text:p text:style-name="P2829"/>
            <text:p text:style-name="P2829"/>
            <text:p text:style-name="P1142">[ˈstriːmlaɪn]</text:p>
          </table:table-cell>
          <table:table-cell table:style-name="Таблица1.B2" office:value-type="string">
            <text:p text:style-name="P2829">Модернизировать, обтекаемый, направление течения</text:p>
          </table:table-cell>
        </table:table-row>
        <table:table-row table:style-name="Таблица1.970">
          <table:table-cell table:style-name="Таблица1.A1467" office:value-type="string">
            <text:p text:style-name="P2830">4122)test bench</text:p>
            <text:p text:style-name="P2830"/>
            <text:p text:style-name="P2830"/>
            <text:p text:style-name="P2830"/>
          </table:table-cell>
          <table:table-cell table:style-name="Таблица1.B2" office:value-type="string">
            <text:p text:style-name="P2830">Испытательный стенд</text:p>
          </table:table-cell>
        </table:table-row>
        <table:table-row table:style-name="Таблица1.970">
          <table:table-cell table:style-name="Таблица1.A1468" office:value-type="string">
            <text:p text:style-name="P2831">4123)compliant</text:p>
            <text:p text:style-name="P2831"/>
            <text:p text:style-name="P2831"/>
            <text:p text:style-name="P1143">[kəmˈplaɪənt]</text:p>
          </table:table-cell>
          <table:table-cell table:style-name="Таблица1.B2" office:value-type="string">
            <text:p text:style-name="P2831">Уступчивый, податливый, совместимый</text:p>
          </table:table-cell>
        </table:table-row>
        <table:table-row table:style-name="Таблица1.970">
          <table:table-cell table:style-name="Таблица1.A1469" office:value-type="string">
            <text:p text:style-name="P2832">4124)inference</text:p>
            <text:p text:style-name="P2832"/>
            <text:p text:style-name="P2832"/>
            <text:p text:style-name="P1144">[ˈɪnf(ə)r(ə)n(t)s]</text:p>
          </table:table-cell>
          <table:table-cell table:style-name="Таблица1.B2" office:value-type="string">
            <text:p text:style-name="P2832">Логический вывод</text:p>
          </table:table-cell>
        </table:table-row>
        <table:table-row table:style-name="Таблица1.970">
          <table:table-cell table:style-name="Таблица1.A1470" office:value-type="string">
            <text:p text:style-name="P2833">4125)snoop</text:p>
            <text:p text:style-name="P2833"/>
            <text:p text:style-name="P2833"/>
            <text:p text:style-name="P1145">[snuːp]</text:p>
          </table:table-cell>
          <table:table-cell table:style-name="Таблица1.B2" office:value-type="string">
            <text:p text:style-name="P2834">Сыщик, шпионить</text:p>
          </table:table-cell>
        </table:table-row>
        <table:table-row table:style-name="Таблица1.970">
          <table:table-cell table:style-name="Таблица1.A1471" office:value-type="string">
            <text:p text:style-name="P2835">4126)evidence</text:p>
            <text:p text:style-name="P2835"><text:soft-page-break/></text:p>
            <text:p text:style-name="P2835"/>
            <text:p text:style-name="P1146">[ˈevɪd(ə)n(t)s]</text:p>
          </table:table-cell>
          <table:table-cell table:style-name="Таблица1.B2" office:value-type="string">
            <text:p text:style-name="P2834"/>
            <text:p text:style-name="P2835"><text:soft-page-break/>Доказывать, доказательство, свидетельствовать, свидетельство, признак, <text:span text:style-name="T123">данные</text:span></text:p>
          </table:table-cell>
        </table:table-row>
        <table:table-row table:style-name="Таблица1.970">
          <table:table-cell table:style-name="Таблица1.A1472" office:value-type="string">
            <text:p text:style-name="P2836">4127)fabric</text:p>
            <text:p text:style-name="P2836"/>
            <text:p text:style-name="P2836"/>
            <text:p text:style-name="P1147">[ˈfæbrɪk]</text:p>
          </table:table-cell>
          <table:table-cell table:style-name="Таблица1.B2" office:value-type="string">
            <text:p text:style-name="P2836">Структура, материал, ткань</text:p>
          </table:table-cell>
        </table:table-row>
        <table:table-row table:style-name="Таблица1.970">
          <table:table-cell table:style-name="Таблица1.A1473" office:value-type="string">
            <text:p text:style-name="P2837">4128)<text:span text:style-name="T124">tightly</text:span></text:p>
            <text:p text:style-name="P2837"/>
            <text:p text:style-name="P2837"/>
            <text:p text:style-name="P1148">[ˈtaɪtlɪ]</text:p>
          </table:table-cell>
          <table:table-cell table:style-name="Таблица1.B2" office:value-type="string">
            <text:p text:style-name="P2838">Крепко, плотно, тесно</text:p>
          </table:table-cell>
        </table:table-row>
        <table:table-row table:style-name="Таблица1.970">
          <table:table-cell table:style-name="Таблица1.A1474" office:value-type="string">
            <text:p text:style-name="P2839">4129)miscellaneous</text:p>
            <text:p text:style-name="P2839"/>
            <text:p text:style-name="P2839"/>
            <text:p text:style-name="P1149">[ˌmɪs(ə)ˈleɪnɪəs]</text:p>
          </table:table-cell>
          <table:table-cell table:style-name="Таблица1.B2" office:value-type="string">
            <text:p text:style-name="P2839">Смешанный, разнообразный</text:p>
          </table:table-cell>
        </table:table-row>
        <table:table-row table:style-name="Таблица1.970">
          <table:table-cell table:style-name="Таблица1.A1475" office:value-type="string">
            <text:p text:style-name="P2840">4130)concatenate</text:p>
            <text:p text:style-name="P2840"/>
            <text:p text:style-name="P2840"/>
            <text:p text:style-name="P1150">[kənˈkæt(ə)neɪt]</text:p>
          </table:table-cell>
          <table:table-cell table:style-name="Таблица1.B2" office:value-type="string">
            <text:p text:style-name="P2840">Соединять</text:p>
          </table:table-cell>
        </table:table-row>
        <table:table-row table:style-name="Таблица1.970">
          <table:table-cell table:style-name="Таблица1.A1476" office:value-type="string">
            <text:p text:style-name="P2841">4131)shave</text:p>
            <text:p text:style-name="P2841"/>
            <text:p text:style-name="P2841"/>
            <text:p text:style-name="P1151">[ʃeɪv]</text:p>
          </table:table-cell>
          <table:table-cell table:style-name="Таблица1.B2" office:value-type="string">
            <text:p text:style-name="P2841">Бритьё, бриться</text:p>
          </table:table-cell>
        </table:table-row>
        <table:table-row table:style-name="Таблица1.970">
          <table:table-cell table:style-name="Таблица1.A1477" office:value-type="string">
            <text:p text:style-name="P2842">4132)forcibly</text:p>
            <text:p text:style-name="P2842"/>
            <text:p text:style-name="P2842"/>
            <text:p text:style-name="P1152">[ˈfɔːsəblɪ]</text:p>
          </table:table-cell>
          <table:table-cell table:style-name="Таблица1.B2" office:value-type="string">
            <text:p text:style-name="P2842">Принудительно</text:p>
          </table:table-cell>
        </table:table-row>
        <table:table-row table:style-name="Таблица1.970">
          <table:table-cell table:style-name="Таблица1.A1478" office:value-type="string">
            <text:p text:style-name="P2843">4133)shelter</text:p>
            <text:p text:style-name="P2843"/>
            <text:p text:style-name="P2843"/>
            <text:p text:style-name="P1153">[ˈʃeltə]</text:p>
          </table:table-cell>
          <table:table-cell table:style-name="Таблица1.B2" office:value-type="string">
            <text:p text:style-name="P2843">Убежище, приютить</text:p>
          </table:table-cell>
        </table:table-row>
        <table:table-row table:style-name="Таблица1.970">
          <table:table-cell table:style-name="Таблица1.A1479" office:value-type="string">
            <text:p text:style-name="P2844">4134)assessment</text:p>
            <text:p text:style-name="P2844"/>
            <text:p text:style-name="P2844"/>
            <text:p text:style-name="P1154">[əˈsesmənt]</text:p>
          </table:table-cell>
          <table:table-cell table:style-name="Таблица1.B2" office:value-type="string">
            <text:p text:style-name="P2844">Оценка</text:p>
          </table:table-cell>
        </table:table-row>
        <table:table-row table:style-name="Таблица1.970">
          <table:table-cell table:style-name="Таблица1.A1480" office:value-type="string">
            <text:p text:style-name="P2845">4135)shiver</text:p>
            <text:p text:style-name="P2845"/>
            <text:p text:style-name="P2845"/>
            <text:p text:style-name="P1155">[ˈʃɪvə]</text:p>
          </table:table-cell>
          <table:table-cell table:style-name="Таблица1.B2" office:value-type="string">
            <text:p text:style-name="P2845">Дрожь, дрожать</text:p>
          </table:table-cell>
        </table:table-row>
        <table:table-row table:style-name="Таблица1.970">
          <table:table-cell table:style-name="Таблица1.A1481" office:value-type="string">
            <text:p text:style-name="P2846">4136)drill</text:p>
            <text:p text:style-name="P2846"/>
            <text:p text:style-name="P2846"/>
            <text:p text:style-name="P1156">[drɪl]</text:p>
          </table:table-cell>
          <table:table-cell table:style-name="Таблица1.B2" office:value-type="string">
            <text:p text:style-name="P2846">Дрель, сверло, сверлить</text:p>
          </table:table-cell>
        </table:table-row>
        <table:table-row table:style-name="Таблица1.970">
          <table:table-cell table:style-name="Таблица1.A1482" office:value-type="string">
            <text:p text:style-name="P2847">4137)Sunday</text:p>
            <text:p text:style-name="P2847"/>
            <text:p text:style-name="P2847"/>
            <text:p text:style-name="P1157">[ˈsʌndeɪ]</text:p>
          </table:table-cell>
          <table:table-cell table:style-name="Таблица1.B2" office:value-type="string">
            <text:p text:style-name="P2847">Воскресенье</text:p>
          </table:table-cell>
        </table:table-row>
        <table:table-row table:style-name="Таблица1.970">
          <table:table-cell table:style-name="Таблица1.A1483" office:value-type="string">
            <text:p text:style-name="P2848">4138)shout</text:p>
            <text:p text:style-name="P2848"/>
            <text:p text:style-name="P2848"/>
            <text:p text:style-name="P1158">[ʃaut]</text:p>
          </table:table-cell>
          <table:table-cell table:style-name="Таблица1.B2" office:value-type="string">
            <text:p text:style-name="P2849">Крик, кричать</text:p>
          </table:table-cell>
        </table:table-row>
        <table:table-row table:style-name="Таблица1.970">
          <table:table-cell table:style-name="Таблица1.A1484" office:value-type="string">
            <text:p text:style-name="P2850">4139)Thursday</text:p>
            <text:p text:style-name="P2850"/>
            <text:p text:style-name="P2850"><text:soft-page-break/></text:p>
            <text:p text:style-name="P1159">[ˈθɜːzdeɪ]</text:p>
          </table:table-cell>
          <table:table-cell table:style-name="Таблица1.B2" office:value-type="string">
            <text:p text:style-name="P2849"/>
            <text:p text:style-name="P2850"/>
            <text:p text:style-name="P2850"><text:soft-page-break/>Четверг</text:p>
          </table:table-cell>
        </table:table-row>
        <table:table-row table:style-name="Таблица1.970">
          <table:table-cell table:style-name="Таблица1.A1485" office:value-type="string">
            <text:p text:style-name="P2851">4140)shower</text:p>
            <text:p text:style-name="P2851"/>
            <text:p text:style-name="P2851"/>
            <text:p text:style-name="P1160">[ˈʃəuə]</text:p>
          </table:table-cell>
          <table:table-cell table:style-name="Таблица1.B2" office:value-type="string">
            <text:p text:style-name="P2851">Душ, ливень</text:p>
          </table:table-cell>
        </table:table-row>
        <table:table-row table:style-name="Таблица1.970">
          <table:table-cell table:style-name="Таблица1.A1486" office:value-type="string">
            <text:p text:style-name="P2852">4141)Wednesday</text:p>
            <text:p text:style-name="P2852"/>
            <text:p text:style-name="P2852"/>
            <text:p text:style-name="P1161">[ˈwenzdeɪ]</text:p>
          </table:table-cell>
          <table:table-cell table:style-name="Таблица1.B2" office:value-type="string">
            <text:p text:style-name="P2852">Среда</text:p>
          </table:table-cell>
        </table:table-row>
        <table:table-row table:style-name="Таблица1.970">
          <table:table-cell table:style-name="Таблица1.A1487" office:value-type="string">
            <text:p text:style-name="P2853">4142)shrug</text:p>
            <text:p text:style-name="P2853"/>
            <text:p text:style-name="P2853"/>
            <text:p text:style-name="P1162">[ʃrʌg]</text:p>
          </table:table-cell>
          <table:table-cell table:style-name="Таблица1.B2" office:value-type="string">
            <text:p text:style-name="P2853">Пожимание плечами, пожать плечами</text:p>
          </table:table-cell>
        </table:table-row>
        <table:table-row table:style-name="Таблица1.970">
          <table:table-cell table:style-name="Таблица1.A1488" office:value-type="string">
            <text:p text:style-name="P2854">4143)Friday</text:p>
            <text:p text:style-name="P2854"/>
            <text:p text:style-name="P2854"/>
            <text:p text:style-name="P1163">[ˈfraɪdeɪ]</text:p>
          </table:table-cell>
          <table:table-cell table:style-name="Таблица1.B2" office:value-type="string">
            <text:p text:style-name="P2854">Пятница</text:p>
          </table:table-cell>
        </table:table-row>
        <table:table-row table:style-name="Таблица1.970">
          <table:table-cell table:style-name="Таблица1.A1489" office:value-type="string">
            <text:p text:style-name="P2855">4144)shut</text:p>
            <text:p text:style-name="P2855"/>
            <text:p text:style-name="P2855"/>
            <text:p text:style-name="P1164">[ʃʌt]</text:p>
          </table:table-cell>
          <table:table-cell table:style-name="Таблица1.B2" office:value-type="string">
            <text:p text:style-name="P2855">Закрыть, закрытый</text:p>
          </table:table-cell>
        </table:table-row>
        <table:table-row table:style-name="Таблица1.970">
          <table:table-cell table:style-name="Таблица1.A1490" office:value-type="string">
            <text:p text:style-name="P2856">4145)rigorous</text:p>
            <text:p text:style-name="P2856"/>
            <text:p text:style-name="P2856"/>
            <text:p text:style-name="P1165">[ˈrɪg(ə)rəs]</text:p>
          </table:table-cell>
          <table:table-cell table:style-name="Таблица1.B2" office:value-type="string">
            <text:p text:style-name="P2857">Строгий, тщательный</text:p>
          </table:table-cell>
        </table:table-row>
        <table:table-row table:style-name="Таблица1.970">
          <table:table-cell table:style-name="Таблица1.A1491" office:value-type="string">
            <text:p text:style-name="P2858">4146)veritable</text:p>
            <text:p text:style-name="P2858"/>
            <text:p text:style-name="P2858"/>
            <text:p text:style-name="P1166">[ˈverɪtəbl]</text:p>
          </table:table-cell>
          <table:table-cell table:style-name="Таблица1.B2" office:value-type="string">
            <text:p text:style-name="P2858">Настоящий</text:p>
          </table:table-cell>
        </table:table-row>
        <table:table-row table:style-name="Таблица1.970">
          <table:table-cell table:style-name="Таблица1.A1492" office:value-type="string">
            <text:p text:style-name="P2859">4147)shy</text:p>
            <text:p text:style-name="P2859"/>
            <text:p text:style-name="P2859"/>
            <text:p text:style-name="P1167">[ʃaɪ]</text:p>
          </table:table-cell>
          <table:table-cell table:style-name="Таблица1.B2" office:value-type="string">
            <text:p text:style-name="P2859">Застенчивый, уклоняться</text:p>
          </table:table-cell>
        </table:table-row>
        <table:table-row table:style-name="Таблица1.970">
          <table:table-cell table:style-name="Таблица1.A1493" office:value-type="string">
            <text:p text:style-name="P2860">4148)fallback</text:p>
            <text:p text:style-name="P2860"/>
            <text:p text:style-name="P2860"/>
            <text:p text:style-name="P1168">[ˈfɔːlbæk]</text:p>
          </table:table-cell>
          <table:table-cell table:style-name="Таблица1.B2" office:value-type="string">
            <text:p text:style-name="P2860">Отступление, возращаться в исходный режим, резерв</text:p>
          </table:table-cell>
        </table:table-row>
        <table:table-row table:style-name="Таблица1.970">
          <table:table-cell table:style-name="Таблица1.A1494" office:value-type="string">
            <text:p text:style-name="P2861">4149)significance</text:p>
            <text:p text:style-name="P2861"/>
            <text:p text:style-name="P2861"/>
            <text:p text:style-name="P1169">[sɪgˈnɪfɪkən(t)s]</text:p>
          </table:table-cell>
          <table:table-cell table:style-name="Таблица1.B2" office:value-type="string">
            <text:p text:style-name="P2861">Значение, значимость</text:p>
          </table:table-cell>
        </table:table-row>
        <table:table-row table:style-name="Таблица1.970">
          <table:table-cell table:style-name="Таблица1.A1495" office:value-type="string">
            <text:p text:style-name="P2862">4150)sender</text:p>
            <text:p text:style-name="P2862"/>
            <text:p text:style-name="P2862"/>
            <text:p text:style-name="P1170">[ˈsendə]</text:p>
          </table:table-cell>
          <table:table-cell table:style-name="Таблица1.B2" office:value-type="string">
            <text:p text:style-name="P2862">Отправитель, передатчик</text:p>
          </table:table-cell>
        </table:table-row>
        <table:table-row table:style-name="Таблица1.970">
          <table:table-cell table:style-name="Таблица1.A1496" office:value-type="string">
            <text:p text:style-name="P2863">4151)silver</text:p>
            <text:p text:style-name="P2863"/>
            <text:p text:style-name="P2863"/>
            <text:p text:style-name="P1171">[ˈsɪlvə]</text:p>
          </table:table-cell>
          <table:table-cell table:style-name="Таблица1.B2" office:value-type="string">
            <text:p text:style-name="P2863">Серебрянный, серебро</text:p>
          </table:table-cell>
        </table:table-row>
        <table:table-row table:style-name="Таблица1.970">
          <table:table-cell table:style-name="Таблица1.A1497" office:value-type="string">
            <text:p text:style-name="P2864">4152)cut down</text:p>
            <text:p text:style-name="P2864"/>
            <text:p text:style-name="P2864"/>
            <text:p text:style-name="P2864"><text:soft-page-break/></text:p>
          </table:table-cell>
          <table:table-cell table:style-name="Таблица1.B2" office:value-type="string">
            <text:p text:style-name="P2863"/>
            <text:p text:style-name="P2864"/>
            <text:p text:style-name="P2864"/>
            <text:p text:style-name="P2864"><text:soft-page-break/>Сокращать, вырубать</text:p>
          </table:table-cell>
        </table:table-row>
        <table:table-row table:style-name="Таблица1.970">
          <table:table-cell table:style-name="Таблица1.A1498" office:value-type="string">
            <text:p text:style-name="P2865">4153)sin</text:p>
            <text:p text:style-name="P2865"/>
            <text:p text:style-name="P2865"/>
            <text:p text:style-name="P1172">[sɪn]</text:p>
          </table:table-cell>
          <table:table-cell table:style-name="Таблица1.B2" office:value-type="string">
            <text:p text:style-name="P2865">Грех, грешить</text:p>
          </table:table-cell>
        </table:table-row>
        <table:table-row table:style-name="Таблица1.970">
          <table:table-cell table:style-name="Таблица1.A1499" office:value-type="string">
            <text:p text:style-name="P2866">4154)enforce</text:p>
            <text:p text:style-name="P2866"/>
            <text:p text:style-name="P2866"/>
            <text:p text:style-name="P1173">[ɪnˈfɔːs]</text:p>
          </table:table-cell>
          <table:table-cell table:style-name="Таблица1.B2" office:value-type="string">
            <text:p text:style-name="P2867">Заставлять,обеспечивать соблюдение</text:p>
          </table:table-cell>
        </table:table-row>
        <table:table-row table:style-name="Таблица1.970">
          <table:table-cell table:style-name="Таблица1.A1500" office:value-type="string">
            <text:p text:style-name="P2868">4155)sincere</text:p>
            <text:p text:style-name="P2868"/>
            <text:p text:style-name="P2868"/>
            <text:p text:style-name="P1174">[sɪnˈsɪə]</text:p>
          </table:table-cell>
          <table:table-cell table:style-name="Таблица1.B2" office:value-type="string">
            <text:p text:style-name="P2868">Искренний</text:p>
          </table:table-cell>
        </table:table-row>
        <table:table-row table:style-name="Таблица1.970">
          <table:table-cell table:style-name="Таблица1.A1501" office:value-type="string">
            <text:p text:style-name="P2869">4156)precedence</text:p>
            <text:p text:style-name="P2869"/>
            <text:p text:style-name="P2869"/>
            <text:p text:style-name="P1175">[ˈpresɪd(ə)n(t)s]</text:p>
          </table:table-cell>
          <table:table-cell table:style-name="Таблица1.B2" office:value-type="string">
            <text:p text:style-name="P2869">Старшинство, приоретет</text:p>
          </table:table-cell>
        </table:table-row>
        <table:table-row table:style-name="Таблица1.970">
          <table:table-cell table:style-name="Таблица1.A1502" office:value-type="string">
            <text:p text:style-name="P2870">4157)singular</text:p>
            <text:p text:style-name="P2870"/>
            <text:p text:style-name="P2870"/>
            <text:p text:style-name="P1176">[ˈsɪŋgjələ]</text:p>
          </table:table-cell>
          <table:table-cell table:style-name="Таблица1.B2" office:value-type="string">
            <text:p text:style-name="P2870">Единственный, исключительный</text:p>
          </table:table-cell>
        </table:table-row>
        <table:table-row table:style-name="Таблица1.970">
          <table:table-cell table:style-name="Таблица1.A1503" office:value-type="string">
            <text:p text:style-name="P2871">4158)converge</text:p>
            <text:p text:style-name="P2871"/>
            <text:p text:style-name="P2871"/>
            <text:p text:style-name="P1177">[kənˈvɜːʤ]</text:p>
          </table:table-cell>
          <table:table-cell table:style-name="Таблица1.B2" office:value-type="string">
            <text:p text:style-name="P2871">Стремиться к, сходиться</text:p>
          </table:table-cell>
        </table:table-row>
        <table:table-row table:style-name="Таблица1.970">
          <table:table-cell table:style-name="Таблица1.A1504" office:value-type="string">
            <text:p text:style-name="P2872">4159)sip</text:p>
            <text:p text:style-name="P2872"/>
            <text:p text:style-name="P2872"/>
            <text:p text:style-name="P1178">[sɪp]</text:p>
          </table:table-cell>
          <table:table-cell table:style-name="Таблица1.B2" office:value-type="string">
            <text:p text:style-name="P2873">Потягивать, глоток</text:p>
          </table:table-cell>
        </table:table-row>
        <table:table-row table:style-name="Таблица1.970">
          <table:table-cell table:style-name="Таблица1.A1505" office:value-type="string">
            <text:p text:style-name="P2874">4160)arrangement</text:p>
            <text:p text:style-name="P2874"/>
            <text:p text:style-name="P2874"/>
            <text:p text:style-name="P1179">[əˈreɪnʤmənt]</text:p>
          </table:table-cell>
          <table:table-cell table:style-name="Таблица1.B2" office:value-type="string">
            <text:p text:style-name="P2874">Договорённость, расположение, приспособление, монтаж</text:p>
          </table:table-cell>
        </table:table-row>
        <table:table-row table:style-name="Таблица1.970">
          <table:table-cell table:style-name="Таблица1.A1506" office:value-type="string">
            <text:p text:style-name="P2875">4161)skate</text:p>
            <text:p text:style-name="P2875"/>
            <text:p text:style-name="P2875"/>
            <text:p text:style-name="P1180">[skeɪt]</text:p>
          </table:table-cell>
          <table:table-cell table:style-name="Таблица1.B2" office:value-type="string">
            <text:p text:style-name="P2875">Конёк, кататься на коньках</text:p>
          </table:table-cell>
        </table:table-row>
        <table:table-row table:style-name="Таблица1.970">
          <table:table-cell table:style-name="Таблица1.A1507" office:value-type="string">
            <text:p text:style-name="P2876">4162)amber</text:p>
            <text:p text:style-name="P2876"/>
            <text:p text:style-name="P2876"/>
            <text:p text:style-name="P1181">[ˈæmbə]</text:p>
          </table:table-cell>
          <table:table-cell table:style-name="Таблица1.B2" office:value-type="string">
            <text:p text:style-name="P2876">Янтарь, янтарный</text:p>
          </table:table-cell>
        </table:table-row>
        <table:table-row table:style-name="Таблица1.970">
          <table:table-cell table:style-name="Таблица1.A1508" office:value-type="string">
            <text:p text:style-name="P2877">4163)ski</text:p>
            <text:p text:style-name="P2877"/>
            <text:p text:style-name="P2877"/>
            <text:p text:style-name="P1182">[skiː]</text:p>
          </table:table-cell>
          <table:table-cell table:style-name="Таблица1.B2" office:value-type="string">
            <text:p text:style-name="P2878">Лыжа, ходить на лыжах</text:p>
          </table:table-cell>
        </table:table-row>
        <table:table-row table:style-name="Таблица1.970">
          <table:table-cell table:style-name="Таблица1.A1509" office:value-type="string">
            <text:p text:style-name="P2879">4164)pitch</text:p>
            <text:p text:style-name="P2879"/>
            <text:p text:style-name="P2879"/>
            <text:p text:style-name="P1183">[pɪʧ]</text:p>
          </table:table-cell>
          <table:table-cell table:style-name="Таблица1.B2" office:value-type="string">
            <text:p text:style-name="P2879"><text:span text:style-name="T126">Н</text:span>аклон, подача, смола, шаг</text:p>
          </table:table-cell>
        </table:table-row>
        <table:table-row table:style-name="Таблица1.970">
          <table:table-cell table:style-name="Таблица1.A1510" office:value-type="string">
            <text:p text:style-name="P2880">4165)<text:span text:style-name="T127">slam</text:span></text:p>
            <text:p text:style-name="P2880"/>
            <text:p text:style-name="P2880"/>
            <text:p text:style-name="P1184">[slæm]</text:p>
          </table:table-cell>
          <table:table-cell table:style-name="Таблица1.B2" office:value-type="string">
            <text:p text:style-name="P2881">Шлем, хлопать, захлопнуть</text:p>
          </table:table-cell>
        </table:table-row>
        <text:soft-page-break/>
        <table:table-row table:style-name="Таблица1.970">
          <table:table-cell table:style-name="Таблица1.A1511" office:value-type="string">
            <text:p text:style-name="P2882">4166)particle</text:p>
            <text:p text:style-name="P2882"/>
            <text:p text:style-name="P2882"/>
            <text:p text:style-name="P1185">[ˈpɑːtɪkl]</text:p>
          </table:table-cell>
          <table:table-cell table:style-name="Таблица1.B2" office:value-type="string">
            <text:p text:style-name="P2882">Материальная точка, частица</text:p>
          </table:table-cell>
        </table:table-row>
        <table:table-row table:style-name="Таблица1.970">
          <table:table-cell table:style-name="Таблица1.A1512" office:value-type="string">
            <text:p text:style-name="P2883">4167)slave</text:p>
            <text:p text:style-name="P2883"/>
            <text:p text:style-name="P2883"/>
            <text:p text:style-name="P1186">[sleɪv]</text:p>
          </table:table-cell>
          <table:table-cell table:style-name="Таблица1.B2" office:value-type="string">
            <text:p text:style-name="P2883">Рабский, раб</text:p>
          </table:table-cell>
        </table:table-row>
        <table:table-row table:style-name="Таблица1.970">
          <table:table-cell table:style-name="Таблица1.A1513" office:value-type="string">
            <text:p text:style-name="P2884"><text:span text:style-name="T128">4</text:span>168)extensive</text:p>
            <text:p text:style-name="P2884"/>
            <text:p text:style-name="P2884"/>
            <text:p text:style-name="P1187">[ɪkˈsten(t)sɪv]</text:p>
          </table:table-cell>
          <table:table-cell table:style-name="Таблица1.B2" office:value-type="string">
            <text:p text:style-name="P2885">Обширный, экстенсивный</text:p>
          </table:table-cell>
        </table:table-row>
        <table:table-row table:style-name="Таблица1.970">
          <table:table-cell table:style-name="Таблица1.A1514" office:value-type="string">
            <text:p text:style-name="P2886">4169)so-called</text:p>
            <text:p text:style-name="P2886"/>
            <text:p text:style-name="P2886"/>
            <text:p text:style-name="P1188">[ˌsəuˈkɔːld]</text:p>
          </table:table-cell>
          <table:table-cell table:style-name="Таблица1.B2" office:value-type="string">
            <text:p text:style-name="P2887">Так называемый</text:p>
          </table:table-cell>
        </table:table-row>
        <table:table-row table:style-name="Таблица1.970">
          <table:table-cell table:style-name="Таблица1.A1515" office:value-type="string">
            <text:p text:style-name="P2888">4170)sleet</text:p>
            <text:p text:style-name="P2888"/>
            <text:p text:style-name="P2888"/>
            <text:p text:style-name="P1189">[sliːt]</text:p>
          </table:table-cell>
          <table:table-cell table:style-name="Таблица1.B2" office:value-type="string">
            <text:p text:style-name="P2889">Снег с дождём</text:p>
          </table:table-cell>
        </table:table-row>
        <table:table-row table:style-name="Таблица1.970">
          <table:table-cell table:style-name="Таблица1.A1516" office:value-type="string">
            <text:p text:style-name="P2890">4171)understood</text:p>
            <text:p text:style-name="P2890"/>
            <text:p text:style-name="P2890"/>
            <text:p text:style-name="P1190">[ˌʌndəˈstud]</text:p>
          </table:table-cell>
          <table:table-cell table:style-name="Таблица1.B2" office:value-type="string">
            <text:p text:style-name="P2891">Прош. <text:span text:style-name="T129">в</text:span>ремя глагол и причастие understand</text:p>
          </table:table-cell>
        </table:table-row>
        <table:table-row table:style-name="Таблица1.970">
          <table:table-cell table:style-name="Таблица1.A1517" office:value-type="string">
            <text:p text:style-name="P2892">4172)sleeve</text:p>
            <text:p text:style-name="P2892"/>
            <text:p text:style-name="P2892"/>
            <text:p text:style-name="P1191">[sliːv]</text:p>
          </table:table-cell>
          <table:table-cell table:style-name="Таблица1.B2" office:value-type="string">
            <text:p text:style-name="P2893">Втулка, рукав</text:p>
          </table:table-cell>
        </table:table-row>
        <table:table-row table:style-name="Таблица1.970">
          <table:table-cell table:style-name="Таблица1.A1518" office:value-type="string">
            <text:p text:style-name="P2894">4173)hatch</text:p>
            <text:p text:style-name="P2894"/>
            <text:p text:style-name="P2894"/>
            <text:p text:style-name="P1192">[hæʧ]</text:p>
          </table:table-cell>
          <table:table-cell table:style-name="Таблица1.B2" office:value-type="string">
            <text:p text:style-name="P2894">Вылупиться, люк, штриховать, штриховка</text:p>
          </table:table-cell>
        </table:table-row>
        <table:table-row table:style-name="Таблица1.970">
          <table:table-cell table:style-name="Таблица1.A1519" office:value-type="string">
            <text:p text:style-name="P2895">4174)slide</text:p>
            <text:p text:style-name="P2895"/>
            <text:p text:style-name="P2895"/>
            <text:p text:style-name="P1193">[slaɪd]</text:p>
          </table:table-cell>
          <table:table-cell table:style-name="Таблица1.B2" office:value-type="string">
            <text:p text:style-name="P2896">Ползунок, скользить, слайд</text:p>
          </table:table-cell>
        </table:table-row>
        <table:table-row table:style-name="Таблица1.970">
          <table:table-cell table:style-name="Таблица1.A1520" office:value-type="string">
            <text:p text:style-name="P2897">4175)braid</text:p>
            <text:p text:style-name="P2897"/>
            <text:p text:style-name="P2897"/>
            <text:p text:style-name="P1194">[breɪd]</text:p>
          </table:table-cell>
          <table:table-cell table:style-name="Таблица1.B2" office:value-type="string">
            <text:p text:style-name="P2898">Плести, коса, оплётка</text:p>
          </table:table-cell>
        </table:table-row>
        <table:table-row table:style-name="Таблица1.970">
          <table:table-cell table:style-name="Таблица1.A1521" office:value-type="string">
            <text:p text:style-name="P2899">4176)slim</text:p>
            <text:p text:style-name="P2899"/>
            <text:p text:style-name="P2899"/>
            <text:p text:style-name="P1195">[slɪm]</text:p>
          </table:table-cell>
          <table:table-cell table:style-name="Таблица1.B2" office:value-type="string">
            <text:p text:style-name="P2899">Похудеть, тонкий</text:p>
          </table:table-cell>
        </table:table-row>
        <table:table-row table:style-name="Таблица1.970">
          <table:table-cell table:style-name="Таблица1.A1522" office:value-type="string">
            <text:p text:style-name="P2900">4177)get up</text:p>
            <text:p text:style-name="P2900"/>
            <text:p text:style-name="P2900"/>
            <text:p text:style-name="P2900"/>
          </table:table-cell>
          <table:table-cell table:style-name="Таблица1.B2" office:value-type="string">
            <text:p text:style-name="P2900">Вставать, подниматься</text:p>
          </table:table-cell>
        </table:table-row>
        <table:table-row table:style-name="Таблица1.970">
          <table:table-cell table:style-name="Таблица1.A1523" office:value-type="string">
            <text:p text:style-name="P2901">4178)slippers</text:p>
            <text:p text:style-name="P2901"/>
            <text:p text:style-name="P2901"/>
            <text:p text:style-name="P1528"><text:span text:style-name="T3">[ˈslɪpə</text:span><text:span text:style-name="T11">s</text:span><text:span text:style-name="T3">]</text:span></text:p>
          </table:table-cell>
          <table:table-cell table:style-name="Таблица1.B2" office:value-type="string">
            <text:p text:style-name="P2902">Тапочки</text:p>
          </table:table-cell>
        </table:table-row>
        <table:table-row table:style-name="Таблица1.970">
          <table:table-cell table:style-name="Таблица1.A1524" office:value-type="string">
            <text:p text:style-name="P2903">4179)try out</text:p>
            <text:p text:style-name="P2903"><text:soft-page-break/></text:p>
            <text:p text:style-name="P2903"/>
            <text:p text:style-name="P2903"/>
          </table:table-cell>
          <table:table-cell table:style-name="Таблица1.B2" office:value-type="string">
            <text:p text:style-name="P2902"/>
            <text:p text:style-name="P2903"><text:soft-page-break/>Испытывать, эксперементировать</text:p>
          </table:table-cell>
        </table:table-row>
        <table:table-row table:style-name="Таблица1.970">
          <table:table-cell table:style-name="Таблица1.A1525" office:value-type="string">
            <text:p text:style-name="P2904">4180)sixteen</text:p>
            <text:p text:style-name="P2904"/>
            <text:p text:style-name="P2904"/>
            <text:p text:style-name="P1196">[ˌsɪkˈstiːn]</text:p>
          </table:table-cell>
          <table:table-cell table:style-name="Таблица1.B2" office:value-type="string">
            <text:p text:style-name="P2904">Шестнадцать</text:p>
          </table:table-cell>
        </table:table-row>
        <table:table-row table:style-name="Таблица1.970">
          <table:table-cell table:style-name="Таблица1.A1526" office:value-type="string">
            <text:p text:style-name="P2905">4181)slot</text:p>
            <text:p text:style-name="P2905"/>
            <text:p text:style-name="P2905"/>
            <text:p text:style-name="P1197">[slɔt]</text:p>
          </table:table-cell>
          <table:table-cell table:style-name="Таблица1.B2" office:value-type="string">
            <text:p text:style-name="P2905">Паз, щель, разъём</text:p>
          </table:table-cell>
        </table:table-row>
        <table:table-row table:style-name="Таблица1.970">
          <table:table-cell table:style-name="Таблица1.A1527" office:value-type="string">
            <text:p text:style-name="P2906">4182)solely</text:p>
            <text:p text:style-name="P2906"/>
            <text:p text:style-name="P2906"/>
            <text:p text:style-name="P1198">[ˈsəullɪ]</text:p>
          </table:table-cell>
          <table:table-cell table:style-name="Таблица1.B2" office:value-type="string">
            <text:p text:style-name="P2906">Только, исключительно</text:p>
          </table:table-cell>
        </table:table-row>
        <table:table-row table:style-name="Таблица1.970">
          <table:table-cell table:style-name="Таблица1.A1528" office:value-type="string">
            <text:p text:style-name="P2907">4183)sly</text:p>
            <text:p text:style-name="P2907"/>
            <text:p text:style-name="P2907"/>
            <text:p text:style-name="P1199">[slaɪ]</text:p>
          </table:table-cell>
          <table:table-cell table:style-name="Таблица1.B2" office:value-type="string">
            <text:p text:style-name="P2908">Хитрый, лукавый</text:p>
          </table:table-cell>
        </table:table-row>
        <table:table-row table:style-name="Таблица1.970">
          <table:table-cell table:style-name="Таблица1.A1529" office:value-type="string">
            <text:p text:style-name="P2909">4184)staff</text:p>
            <text:p text:style-name="P2909"/>
            <text:p text:style-name="P2909"/>
            <text:p text:style-name="P1200">[stɑːf]</text:p>
          </table:table-cell>
          <table:table-cell table:style-name="Таблица1.B2" office:value-type="string">
            <text:p text:style-name="P2910">Штаб, персонал</text:p>
          </table:table-cell>
        </table:table-row>
        <table:table-row table:style-name="Таблица1.970">
          <table:table-cell table:style-name="Таблица1.A1530" office:value-type="string">
            <text:p text:style-name="P2911">4185)smart</text:p>
            <text:p text:style-name="P2911"/>
            <text:p text:style-name="P2911"/>
            <text:p text:style-name="P1201">[smɑːt]</text:p>
          </table:table-cell>
          <table:table-cell table:style-name="Таблица1.B2" office:value-type="string">
            <text:p text:style-name="P2911">Умный, элегантный</text:p>
          </table:table-cell>
        </table:table-row>
        <table:table-row table:style-name="Таблица1.970">
          <table:table-cell table:style-name="Таблица1.A1531" office:value-type="string">
            <text:p text:style-name="P2912">4186)diverse</text:p>
            <text:p text:style-name="P2912"/>
            <text:p text:style-name="P2912"/>
            <text:p text:style-name="P1202">[daɪˈvɜːs]</text:p>
          </table:table-cell>
          <table:table-cell table:style-name="Таблица1.B2" office:value-type="string">
            <text:p text:style-name="P2912">Разнообразный</text:p>
          </table:table-cell>
        </table:table-row>
        <table:table-row table:style-name="Таблица1.970">
          <table:table-cell table:style-name="Таблица1.A1532" office:value-type="string">
            <text:p text:style-name="P2913">4187)smell</text:p>
            <text:p text:style-name="P2913"/>
            <text:p text:style-name="P2913"/>
            <text:p text:style-name="P1203">[smel]</text:p>
          </table:table-cell>
          <table:table-cell table:style-name="Таблица1.B2" office:value-type="string">
            <text:p text:style-name="P2913">Обоняние, понюхать, пахнуть, запах</text:p>
          </table:table-cell>
        </table:table-row>
        <table:table-row table:style-name="Таблица1.970">
          <table:table-cell table:style-name="Таблица1.A1533" office:value-type="string">
            <text:p text:style-name="P2914">4188)decay</text:p>
            <text:p text:style-name="P2914"/>
            <text:p text:style-name="P2914"/>
            <text:p text:style-name="P2918">[dɪˈkeɪ]</text:p>
          </table:table-cell>
          <table:table-cell table:style-name="Таблица1.B2" office:value-type="string">
            <text:p text:style-name="P2914">Ослабление, распад, распадаться</text:p>
          </table:table-cell>
        </table:table-row>
        <table:table-row table:style-name="Таблица1.970">
          <table:table-cell table:style-name="Таблица1.A1534" office:value-type="string">
            <text:p text:style-name="P2915">4189)smoky</text:p>
            <text:p text:style-name="P2915"/>
            <text:p text:style-name="P2915"/>
            <text:p text:style-name="P2919">[ˈsməukɪ]</text:p>
          </table:table-cell>
          <table:table-cell table:style-name="Таблица1.B2" office:value-type="string">
            <text:p text:style-name="P2915">Дымчатый</text:p>
          </table:table-cell>
        </table:table-row>
        <table:table-row table:style-name="Таблица1.970">
          <table:table-cell table:style-name="Таблица1.A1535" office:value-type="string">
            <text:p text:style-name="P2920">4190)velocity</text:p>
            <text:p text:style-name="P2920"/>
            <text:p text:style-name="P2920"/>
            <text:p text:style-name="P2921"><text:span text:style-name="T3">[vɪˈlɔsətɪ]</text:span></text:p>
          </table:table-cell>
          <table:table-cell table:style-name="Таблица1.B2" office:value-type="string">
            <text:p text:style-name="P2920">Скорость</text:p>
          </table:table-cell>
        </table:table-row>
        <table:table-row table:style-name="Таблица1.970">
          <table:table-cell table:style-name="Таблица1.A1536" office:value-type="string">
            <text:p text:style-name="P2923">4191)smuggler</text:p>
            <text:p text:style-name="P2923"/>
            <text:p text:style-name="P2923"/>
            <text:p text:style-name="P2922"><text:span text:style-name="T3">[ˈsmʌglə]</text:span></text:p>
          </table:table-cell>
          <table:table-cell table:style-name="Таблица1.B2" office:value-type="string">
            <text:p text:style-name="P2923">Контрабандис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denomination" style:display-name="Table Codenomination" style:family="paragraph" style:parent-style-name="Table_20_Contents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5.0.6.2$Linux_X86_64 LibreOffice_project/00$Build-2</meta:generator>
    <dc:date>2016-08-09T08:09:28.996289777</dc:date>
    <meta:editing-duration>P303DT7H14M30S</meta:editing-duration>
    <meta:editing-cycles>1780</meta:editing-cycles>
    <meta:document-statistic meta:table-count="1" meta:image-count="0" meta:object-count="0" meta:page-count="116" meta:paragraph-count="4312" meta:word-count="6629" meta:character-count="62119" meta:non-whitespace-character-count="59789"/>
  </office:meta>
</office:document-meta>
</file>